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7.061cm"/>
    </style:style>
    <style:style style:name="co7" style:family="table-column">
      <style:table-column-properties fo:break-before="auto" style:column-width="8.23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10.92cm"/>
    </style:style>
    <style:style style:name="co11" style:family="table-column">
      <style:table-column-properties fo:break-before="auto" style:column-width="11.546cm"/>
    </style:style>
    <style:style style:name="co14" style:family="table-column">
      <style:table-column-properties fo:break-before="auto" style:column-width="0.441cm"/>
    </style:style>
    <style:style style:name="co15" style:family="table-column">
      <style:table-column-properties fo:break-before="auto" style:column-width="12.6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0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a00ff" style:text-outline="false" style:text-line-through-style="none" style:text-line-through-typ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name-complex="Monospace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12" table:default-cell-style-name="Default"/>
        <table:table-row table:style-name="ro3">
          <table:table-cell table:number-columns-repeated="7"/>
          <table:table-cell office:value-type="string" calcext:value-type="string">
            <text:p>DESCRIPCION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URI</text:p>
          </table:table-cell>
          <table:table-cell/>
          <table:table-cell office:value-type="string" calcext:value-type="string">
            <text:p>Denominacion</text:p>
          </table:table-cell>
          <table:table-cell table:number-columns-repeated="3"/>
          <table:table-cell office:value-type="string" calcext:value-type="string">
            <text:p>INSERT INTO public.opcion(id_opcion, codigo_opcion, descripcion, ruta, tipo, uri, jerarquia, estatus) VALUES </text:p>
          </table:table-cell>
          <table:table-cell/>
          <table:table-cell office:value-type="string" calcext:value-type="string">
            <text:p>upper(substr(md5(trunc(random() * 9999999 + 1000000)::text), 1,6))</text:p>
          </table:table-cell>
          <table:table-cell table:number-columns-repeated="2"/>
          <table:table-cell table:style-name="ce7" office:value-type="string" calcext:value-type="string">
            <text:p>INSERT FINAL</text:p>
          </table:table-cell>
          <table:table-cell table:number-columns-repeated="2"/>
          <table:table-cell table:style-name="ce9" office:value-type="string" calcext:value-type="string">
            <text:p>PERMISOS</text:p>
          </table:table-cell>
        </table:table-row>
        <table:table-row table:style-name="ro2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Planificación</text:p>
          </table:table-cell>
          <table:table-cell table:number-columns-repeated="4"/>
          <table:table-cell table:formula="of:=[.C2]" office:value-type="string" office:string-value="Planificación" calcext:value-type="string">
            <text:p>Planificación</text:p>
          </table:table-cell>
          <table:table-cell table:number-columns-repeated="3"/>
          <table:table-cell table:formula="of:=[.C2]" office:value-type="string" office:string-value="Planificación" calcext:value-type="string">
            <text:p>Planificación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102" calcext:value-type="float">
            <text:p>102</text:p>
          </table:table-cell>
          <table:table-cell table:style-name="ce3" table:formula="of:=&quot;(&quot; &amp; [.N2] &amp; &quot;,&quot; &amp; [.$R$1] &amp; &quot;, '&quot; &amp; [.L2]  &amp; &quot;', '&quot; &amp; [.I2] &amp;  &quot;', 'D', '&quot; &amp; [.J2] &amp; &quot;', '&quot; &amp; UPPER([.A2]) &amp; &quot;', 'A');&quot;" office:value-type="string" office:string-value="(678,upper(substr(md5(trunc(random() * 9999999 + 1000000)::text), 1,6)), 'Planificación', '', 'D', '', '1', 'A');" calcext:value-type="string">
            <text:p>(678,upper(substr(md5(trunc(random() * 9999999 + 1000000)::text), 1,6)), 'Planificación', '', 'D', '', '1', 'A'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ublic.opcion(id_opcion, codigo_opcion, descripcion, ruta, tipo, uri, jerarquia, estatus) VALUES (678,upper(substr(md5(trunc(random() * 9999999 + 1000000)::text), 1,6)), 'Planificación', '', 'D', '', '1', 'A');" calcext:value-type="string">
            <text:p>INSERT INTO public.opcion(id_opcion, codigo_opcion, descripcion, ruta, tipo, uri, jerarquia, estatus) VALUES (678,upper(substr(md5(trunc(random() * 9999999 + 1000000)::text), 1,6)), 'Planificación', '', 'D', '', '1', 'A');</text:p>
          </table:table-cell>
          <table:table-cell table:number-columns-repeated="2"/>
          <table:table-cell table:formula="of:==IF([.L2] &lt;&gt; &quot;&quot;;&quot;INSERT INTO public.rolopcion(id_rol_opcion, id_rol, id_opcion, consultar, agregar, modificar, eliminar, ejecutar) VALUES (&quot; &amp; [.O2] &amp; &quot;, '41'::integer, &quot; &amp; [.N2] &amp; &quot;, 'S'::text, 'S'::text, 'S'::text, 'S'::text, 'S'::text);&quot;; &quot;&quot;)" office:value-type="string" office:string-value="INSERT INTO public.rolopcion(id_rol_opcion, id_rol, id_opcion, consultar, agregar, modificar, eliminar, ejecutar) VALUES (102, '41'::integer, 678, 'S'::text, 'S'::text, 'S'::text, 'S'::text, 'S'::text);" calcext:value-type="string">
            <text:p>INSERT INTO public.rolopcion(id_rol_opcion, id_rol, id_opcion, consultar, agregar, modificar, eliminar, ejecutar) VALUES (102, '41'::integer, 678, 'S'::text, 'S'::text, 'S'::text, 'S'::text, 'S'::text);</text:p>
          </table:table-cell>
        </table:table-row>
        <table:table-row table:style-name="ro2">
          <table:table-cell table:style-name="ce2" table:formula="of:=[.$A$2]&amp;&quot;.&quot;&amp;[.C3]" office:value-type="string" office:string-value="1.01" calcext:value-type="string">
            <text:p>1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structura Geográfica</text:p>
          </table:table-cell>
          <table:table-cell table:number-columns-repeated="2"/>
          <table:table-cell table:style-name="ce3"/>
          <table:table-cell table:style-name="ce2" table:formula="of:=[.$C$2]&amp;&quot;-&quot;&amp;[.D3]" office:value-type="string" office:string-value="Planificación-Estructura Geográfica" calcext:value-type="string">
            <text:p>Planificación-Estructura Geográfica</text:p>
          </table:table-cell>
          <table:table-cell table:number-columns-repeated="3"/>
          <table:table-cell table:formula="of:=[.D3]" office:value-type="string" office:string-value="Estructura Geográfica" calcext:value-type="string">
            <text:p>Estructura Geográfica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103" calcext:value-type="float">
            <text:p>103</text:p>
          </table:table-cell>
          <table:table-cell table:style-name="ce3" table:formula="of:=&quot;(&quot; &amp; [.N3] &amp; &quot;,&quot; &amp; [.$R$1] &amp; &quot;, '&quot; &amp; [.L3]  &amp; &quot;', '&quot; &amp; [.I3] &amp;  &quot;', 'D', '&quot; &amp; [.J3] &amp; &quot;', '&quot; &amp; UPPER([.A3]) &amp; &quot;', 'A');&quot;" office:value-type="string" office:string-value="(679,upper(substr(md5(trunc(random() * 9999999 + 1000000)::text), 1,6)), 'Estructura Geográfica', '', 'D', '', '1.01', 'A');" calcext:value-type="string">
            <text:p>(679,upper(substr(md5(trunc(random() * 9999999 + 1000000)::text), 1,6)), 'Estructura Geográfica', '', 'D', '', '1.01', 'A'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ublic.opcion(id_opcion, codigo_opcion, descripcion, ruta, tipo, uri, jerarquia, estatus) VALUES (679,upper(substr(md5(trunc(random() * 9999999 + 1000000)::text), 1,6)), 'Estructura Geográfica', '', 'D', '', '1.01', 'A');" calcext:value-type="string">
            <text:p>INSERT INTO public.opcion(id_opcion, codigo_opcion, descripcion, ruta, tipo, uri, jerarquia, estatus) VALUES (679,upper(substr(md5(trunc(random() * 9999999 + 1000000)::text), 1,6)), 'Estructura Geográfica', '', 'D', '', '1.01', 'A');</text:p>
          </table:table-cell>
          <table:table-cell table:number-columns-repeated="2"/>
          <table:table-cell table:formula="of:==IF([.L3] &lt;&gt; &quot;&quot;;&quot;INSERT INTO public.rolopcion(id_rol_opcion, id_rol, id_opcion, consultar, agregar, modificar, eliminar, ejecutar) VALUES (&quot; &amp; [.O3] &amp; &quot;, '41'::integer, &quot; &amp; [.N3] &amp; &quot;, 'S'::text, 'S'::text, 'S'::text, 'S'::text, 'S'::text);&quot;; &quot;&quot;)" office:value-type="string" office:string-value="INSERT INTO public.rolopcion(id_rol_opcion, id_rol, id_opcion, consultar, agregar, modificar, eliminar, ejecutar) VALUES (103, '41'::integer, 679, 'S'::text, 'S'::text, 'S'::text, 'S'::text, 'S'::text);" calcext:value-type="string">
            <text:p>INSERT INTO public.rolopcion(id_rol_opcion, id_rol, id_opcion, consultar, agregar, modificar, eliminar, ejecutar) VALUES (103, '41'::integer, 679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4]" office:value-type="string" office:string-value="1.01.01" calcext:value-type="string">
            <text:p>1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 calcext:value-type="string">
            <text:p>Planificación-Estructura Geográfica-Continentes</text:p>
          </table:table-cell>
          <table:table-cell table:number-columns-repeated="2" office:value-type="string" calcext:value-type="string">
            <text:p>sigefirrhh/base/ubicacion/Continente</text:p>
          </table:table-cell>
          <table:table-cell/>
          <table:table-cell table:formula="of:=[.E4]" office:value-type="string" office:string-value="Continentes" calcext:value-type="string">
            <text:p>Continentes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04" calcext:value-type="float">
            <text:p>104</text:p>
          </table:table-cell>
          <table:table-cell table:style-name="ce3" table:formula="of:=&quot;(&quot; &amp; [.N4] &amp; &quot;,&quot; &amp; [.$R$1] &amp; &quot;, '&quot; &amp; [.L4]  &amp; &quot;', '&quot; &amp; [.I4] &amp;  &quot;', 'D', '&quot; &amp; [.J4] &amp; &quot;', '&quot; &amp; UPPER([.A4]) &amp; &quot;', 'A');&quot;" office:value-type="string" office:string-value="(680,upper(substr(md5(trunc(random() * 9999999 + 1000000)::text), 1,6)), 'Continentes', 'sigefirrhh/base/ubicacion/Continente', 'D', 'sigefirrhh/base/ubicacion/Continente', '1.01.01', 'A');" calcext:value-type="string">
            <text:p>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" calcext:value-type="string">
            <text:p>INSERT INTO public.opcion(id_opcion, codigo_opcion, descripcion, ruta, tipo, uri, jerarquia, estatus) VALUES 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2"/>
          <table:table-cell table:formula="of:==IF([.L4] &lt;&gt; &quot;&quot;;&quot;INSERT INTO public.rolopcion(id_rol_opcion, id_rol, id_opcion, consultar, agregar, modificar, eliminar, ejecutar) VALUES (&quot; &amp; [.O4] &amp; &quot;, '41'::integer, &quot; &amp; [.N4] &amp; &quot;, 'S'::text, 'S'::text, 'S'::text, 'S'::text, 'S'::text);&quot;; &quot;&quot;)" office:value-type="string" office:string-value="INSERT INTO public.rolopcion(id_rol_opcion, id_rol, id_opcion, consultar, agregar, modificar, eliminar, ejecutar) VALUES (104, '41'::integer, 680, 'S'::text, 'S'::text, 'S'::text, 'S'::text, 'S'::text);" calcext:value-type="string">
            <text:p>INSERT INTO public.rolopcion(id_rol_opcion, id_rol, id_opcion, consultar, agregar, modificar, eliminar, ejecutar) VALUES (104, '41'::integer, 680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5]" office:value-type="string" office:string-value="1.01.02" calcext:value-type="string">
            <text:p>1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 calcext:value-type="string">
            <text:p>Planificación-Estructura Geográfica-Regiones Continentales</text:p>
          </table:table-cell>
          <table:table-cell table:number-columns-repeated="2" office:value-type="string" calcext:value-type="string">
            <text:p>sigefirrhh/base/ubicacion/RegionContinente</text:p>
          </table:table-cell>
          <table:table-cell/>
          <table:table-cell table:formula="of:=[.E5]" office:value-type="string" office:string-value="Regiones Continentales" calcext:value-type="string">
            <text:p>Regiones Continentales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105" calcext:value-type="float">
            <text:p>105</text:p>
          </table:table-cell>
          <table:table-cell table:style-name="ce3" table:formula="of:=&quot;(&quot; &amp; [.N5] &amp; &quot;,&quot; &amp; [.$R$1] &amp; &quot;, '&quot; &amp; [.L5]  &amp; &quot;', '&quot; &amp; [.I5] &amp;  &quot;', 'D', '&quot; &amp; [.J5] &amp; &quot;', '&quot; &amp; UPPER([.A5]) &amp; &quot;', 'A');&quot;" office:value-type="string" office:string-value="(681,upper(substr(md5(trunc(random() * 9999999 + 1000000)::text), 1,6)), 'Regiones Continentales', 'sigefirrhh/base/ubicacion/RegionContinente', 'D', 'sigefirrhh/base/ubicacion/RegionContinente', '1.01.02', 'A');" calcext:value-type="string">
            <text:p>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" calcext:value-type="string">
            <text:p>INSERT INTO public.opcion(id_opcion, codigo_opcion, descripcion, ruta, tipo, uri, jerarquia, estatus) VALUES 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2"/>
          <table:table-cell table:formula="of:==IF([.L5] &lt;&gt; &quot;&quot;;&quot;INSERT INTO public.rolopcion(id_rol_opcion, id_rol, id_opcion, consultar, agregar, modificar, eliminar, ejecutar) VALUES (&quot; &amp; [.O5] &amp; &quot;, '41'::integer, &quot; &amp; [.N5] &amp; &quot;, 'S'::text, 'S'::text, 'S'::text, 'S'::text, 'S'::text);&quot;; &quot;&quot;)" office:value-type="string" office:string-value="INSERT INTO public.rolopcion(id_rol_opcion, id_rol, id_opcion, consultar, agregar, modificar, eliminar, ejecutar) VALUES (105, '41'::integer, 681, 'S'::text, 'S'::text, 'S'::text, 'S'::text, 'S'::text);" calcext:value-type="string">
            <text:p>INSERT INTO public.rolopcion(id_rol_opcion, id_rol, id_opcion, consultar, agregar, modificar, eliminar, ejecutar) VALUES (105, '41'::integer, 681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6]" office:value-type="string" office:string-value="1.01.03" calcext:value-type="string">
            <text:p>1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 calcext:value-type="string">
            <text:p>Planificación-Estructura Geográfica-Países</text:p>
          </table:table-cell>
          <table:table-cell table:number-columns-repeated="2" office:value-type="string" calcext:value-type="string">
            <text:p>sigefirrhh/base/ubicacion/Pais</text:p>
          </table:table-cell>
          <table:table-cell/>
          <table:table-cell table:formula="of:=[.E6]" office:value-type="string" office:string-value="Países" calcext:value-type="string">
            <text:p>Países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106" calcext:value-type="float">
            <text:p>106</text:p>
          </table:table-cell>
          <table:table-cell table:style-name="ce3" table:formula="of:=&quot;(&quot; &amp; [.N6] &amp; &quot;,&quot; &amp; [.$R$1] &amp; &quot;, '&quot; &amp; [.L6]  &amp; &quot;', '&quot; &amp; [.I6] &amp;  &quot;', 'D', '&quot; &amp; [.J6] &amp; &quot;', '&quot; &amp; UPPER([.A6]) &amp; &quot;', 'A');&quot;" office:value-type="string" office:string-value="(682,upper(substr(md5(trunc(random() * 9999999 + 1000000)::text), 1,6)), 'Países', 'sigefirrhh/base/ubicacion/Pais', 'D', 'sigefirrhh/base/ubicacion/Pais', '1.01.03', 'A');" calcext:value-type="string">
            <text:p>(682,upper(substr(md5(trunc(random() * 9999999 + 1000000)::text), 1,6)), 'Países', 'sigefirrhh/base/ubicacion/Pais', 'D', 'sigefirrhh/base/ubicacion/Pais', '1.01.03', 'A'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" calcext:value-type="string">
            <text:p>INSERT INTO public.opcion(id_opcion, codigo_opcion, descripcion, ruta, tipo, uri, jerarquia, estatus) VALUES (682,upper(substr(md5(trunc(random() * 9999999 + 1000000)::text), 1,6)), 'Países', 'sigefirrhh/base/ubicacion/Pais', 'D', 'sigefirrhh/base/ubicacion/Pais', '1.01.03', 'A');</text:p>
          </table:table-cell>
          <table:table-cell table:number-columns-repeated="2"/>
          <table:table-cell table:formula="of:==IF([.L6] &lt;&gt; &quot;&quot;;&quot;INSERT INTO public.rolopcion(id_rol_opcion, id_rol, id_opcion, consultar, agregar, modificar, eliminar, ejecutar) VALUES (&quot; &amp; [.O6] &amp; &quot;, '41'::integer, &quot; &amp; [.N6] &amp; &quot;, 'S'::text, 'S'::text, 'S'::text, 'S'::text, 'S'::text);&quot;; &quot;&quot;)" office:value-type="string" office:string-value="INSERT INTO public.rolopcion(id_rol_opcion, id_rol, id_opcion, consultar, agregar, modificar, eliminar, ejecutar) VALUES (106, '41'::integer, 682, 'S'::text, 'S'::text, 'S'::text, 'S'::text, 'S'::text);" calcext:value-type="string">
            <text:p>INSERT INTO public.rolopcion(id_rol_opcion, id_rol, id_opcion, consultar, agregar, modificar, eliminar, ejecutar) VALUES (106, '41'::integer, 682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7]" office:value-type="string" office:string-value="1.01.04" calcext:value-type="string">
            <text:p>1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 calcext:value-type="string">
            <text:p>Planificación-Estructura Geográfica-Estados</text:p>
          </table:table-cell>
          <table:table-cell table:number-columns-repeated="2" office:value-type="string" calcext:value-type="string">
            <text:p>sigefirrhh/base/ubicacion/Estado</text:p>
          </table:table-cell>
          <table:table-cell/>
          <table:table-cell table:formula="of:=[.E7]" office:value-type="string" office:string-value="Estados" calcext:value-type="string">
            <text:p>Estados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107" calcext:value-type="float">
            <text:p>107</text:p>
          </table:table-cell>
          <table:table-cell table:style-name="ce3" table:formula="of:=&quot;(&quot; &amp; [.N7] &amp; &quot;,&quot; &amp; [.$R$1] &amp; &quot;, '&quot; &amp; [.L7]  &amp; &quot;', '&quot; &amp; [.I7] &amp;  &quot;', 'D', '&quot; &amp; [.J7] &amp; &quot;', '&quot; &amp; UPPER([.A7]) &amp; &quot;', 'A');&quot;" office:value-type="string" office:string-value="(683,upper(substr(md5(trunc(random() * 9999999 + 1000000)::text), 1,6)), 'Estados', 'sigefirrhh/base/ubicacion/Estado', 'D', 'sigefirrhh/base/ubicacion/Estado', '1.01.04', 'A');" calcext:value-type="string">
            <text:p>(683,upper(substr(md5(trunc(random() * 9999999 + 1000000)::text), 1,6)), 'Estados', 'sigefirrhh/base/ubicacion/Estado', 'D', 'sigefirrhh/base/ubicacion/Estado', '1.01.04', 'A'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" calcext:value-type="string">
            <text:p>INSERT INTO public.opcion(id_opcion, codigo_opcion, descripcion, ruta, tipo, uri, jerarquia, estatus) VALUES (683,upper(substr(md5(trunc(random() * 9999999 + 1000000)::text), 1,6)), 'Estados', 'sigefirrhh/base/ubicacion/Estado', 'D', 'sigefirrhh/base/ubicacion/Estado', '1.01.04', 'A');</text:p>
          </table:table-cell>
          <table:table-cell table:number-columns-repeated="2"/>
          <table:table-cell table:formula="of:==IF([.L7] &lt;&gt; &quot;&quot;;&quot;INSERT INTO public.rolopcion(id_rol_opcion, id_rol, id_opcion, consultar, agregar, modificar, eliminar, ejecutar) VALUES (&quot; &amp; [.O7] &amp; &quot;, '41'::integer, &quot; &amp; [.N7] &amp; &quot;, 'S'::text, 'S'::text, 'S'::text, 'S'::text, 'S'::text);&quot;; &quot;&quot;)" office:value-type="string" office:string-value="INSERT INTO public.rolopcion(id_rol_opcion, id_rol, id_opcion, consultar, agregar, modificar, eliminar, ejecutar) VALUES (107, '41'::integer, 683, 'S'::text, 'S'::text, 'S'::text, 'S'::text, 'S'::text);" calcext:value-type="string">
            <text:p>INSERT INTO public.rolopcion(id_rol_opcion, id_rol, id_opcion, consultar, agregar, modificar, eliminar, ejecutar) VALUES (107, '41'::integer, 683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8]" office:value-type="string" office:string-value="1.01.05" calcext:value-type="string">
            <text:p>1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 calcext:value-type="string">
            <text:p>Planificación-Estructura Geográfica-Ciudades</text:p>
          </table:table-cell>
          <table:table-cell table:number-columns-repeated="2" office:value-type="string" calcext:value-type="string">
            <text:p>sigefirrhh/base/ubicacion/Ciudad</text:p>
          </table:table-cell>
          <table:table-cell/>
          <table:table-cell table:formula="of:=[.E8]" office:value-type="string" office:string-value="Ciudades" calcext:value-type="string">
            <text:p>Ciudades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108" calcext:value-type="float">
            <text:p>108</text:p>
          </table:table-cell>
          <table:table-cell table:style-name="ce3" table:formula="of:=&quot;(&quot; &amp; [.N8] &amp; &quot;,&quot; &amp; [.$R$1] &amp; &quot;, '&quot; &amp; [.L8]  &amp; &quot;', '&quot; &amp; [.I8] &amp;  &quot;', 'D', '&quot; &amp; [.J8] &amp; &quot;', '&quot; &amp; UPPER([.A8]) &amp; &quot;', 'A');&quot;" office:value-type="string" office:string-value="(684,upper(substr(md5(trunc(random() * 9999999 + 1000000)::text), 1,6)), 'Ciudades', 'sigefirrhh/base/ubicacion/Ciudad', 'D', 'sigefirrhh/base/ubicacion/Ciudad', '1.01.05', 'A');" calcext:value-type="string">
            <text:p>(684,upper(substr(md5(trunc(random() * 9999999 + 1000000)::text), 1,6)), 'Ciudades', 'sigefirrhh/base/ubicacion/Ciudad', 'D', 'sigefirrhh/base/ubicacion/Ciudad', '1.01.05', 'A'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" calcext:value-type="string">
            <text:p>INSERT INTO public.opcion(id_opcion, codigo_opcion, descripcion, ruta, tipo, uri, jerarquia, estatus) VALUES (684,upper(substr(md5(trunc(random() * 9999999 + 1000000)::text), 1,6)), 'Ciudades', 'sigefirrhh/base/ubicacion/Ciudad', 'D', 'sigefirrhh/base/ubicacion/Ciudad', '1.01.05', 'A');</text:p>
          </table:table-cell>
          <table:table-cell table:number-columns-repeated="2"/>
          <table:table-cell table:formula="of:==IF([.L8] &lt;&gt; &quot;&quot;;&quot;INSERT INTO public.rolopcion(id_rol_opcion, id_rol, id_opcion, consultar, agregar, modificar, eliminar, ejecutar) VALUES (&quot; &amp; [.O8] &amp; &quot;, '41'::integer, &quot; &amp; [.N8] &amp; &quot;, 'S'::text, 'S'::text, 'S'::text, 'S'::text, 'S'::text);&quot;; &quot;&quot;)" office:value-type="string" office:string-value="INSERT INTO public.rolopcion(id_rol_opcion, id_rol, id_opcion, consultar, agregar, modificar, eliminar, ejecutar) VALUES (108, '41'::integer, 684, 'S'::text, 'S'::text, 'S'::text, 'S'::text, 'S'::text);" calcext:value-type="string">
            <text:p>INSERT INTO public.rolopcion(id_rol_opcion, id_rol, id_opcion, consultar, agregar, modificar, eliminar, ejecutar) VALUES (108, '41'::integer, 684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9]" office:value-type="string" office:string-value="1.01.06" calcext:value-type="string">
            <text:p>1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 calcext:value-type="string">
            <text:p>Planificación-Estructura Geográfica-Municipios</text:p>
          </table:table-cell>
          <table:table-cell table:number-columns-repeated="2" office:value-type="string" calcext:value-type="string">
            <text:p>sigefirrhh/base/ubicacion/Municipio</text:p>
          </table:table-cell>
          <table:table-cell/>
          <table:table-cell table:formula="of:=[.E9]" office:value-type="string" office:string-value="Municipios" calcext:value-type="string">
            <text:p>Municipios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109" calcext:value-type="float">
            <text:p>109</text:p>
          </table:table-cell>
          <table:table-cell table:style-name="ce3" table:formula="of:=&quot;(&quot; &amp; [.N9] &amp; &quot;,&quot; &amp; [.$R$1] &amp; &quot;, '&quot; &amp; [.L9]  &amp; &quot;', '&quot; &amp; [.I9] &amp;  &quot;', 'D', '&quot; &amp; [.J9] &amp; &quot;', '&quot; &amp; UPPER([.A9]) &amp; &quot;', 'A');&quot;" office:value-type="string" office:string-value="(685,upper(substr(md5(trunc(random() * 9999999 + 1000000)::text), 1,6)), 'Municipios', 'sigefirrhh/base/ubicacion/Municipio', 'D', 'sigefirrhh/base/ubicacion/Municipio', '1.01.06', 'A');" calcext:value-type="string">
            <text:p>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" calcext:value-type="string">
            <text:p>INSERT INTO public.opcion(id_opcion, codigo_opcion, descripcion, ruta, tipo, uri, jerarquia, estatus) VALUES 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2"/>
          <table:table-cell table:formula="of:==IF([.L9] &lt;&gt; &quot;&quot;;&quot;INSERT INTO public.rolopcion(id_rol_opcion, id_rol, id_opcion, consultar, agregar, modificar, eliminar, ejecutar) VALUES (&quot; &amp; [.O9] &amp; &quot;, '41'::integer, &quot; &amp; [.N9] &amp; &quot;, 'S'::text, 'S'::text, 'S'::text, 'S'::text, 'S'::text);&quot;; &quot;&quot;)" office:value-type="string" office:string-value="INSERT INTO public.rolopcion(id_rol_opcion, id_rol, id_opcion, consultar, agregar, modificar, eliminar, ejecutar) VALUES (109, '41'::integer, 685, 'S'::text, 'S'::text, 'S'::text, 'S'::text, 'S'::text);" calcext:value-type="string">
            <text:p>INSERT INTO public.rolopcion(id_rol_opcion, id_rol, id_opcion, consultar, agregar, modificar, eliminar, ejecutar) VALUES (109, '41'::integer, 685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10]" office:value-type="string" office:string-value="1.01.07" calcext:value-type="string">
            <text:p>1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 calcext:value-type="string">
            <text:p>Planificación-Estructura Geográfica-Parroquias</text:p>
          </table:table-cell>
          <table:table-cell table:number-columns-repeated="2" office:value-type="string" calcext:value-type="string">
            <text:p>sigefirrhh/base/ubicacion/Parroquia</text:p>
          </table:table-cell>
          <table:table-cell/>
          <table:table-cell table:formula="of:=[.E10]" office:value-type="string" office:string-value="Parroquias" calcext:value-type="string">
            <text:p>Parroquias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110" calcext:value-type="float">
            <text:p>110</text:p>
          </table:table-cell>
          <table:table-cell table:style-name="ce3" table:formula="of:=&quot;(&quot; &amp; [.N10] &amp; &quot;,&quot; &amp; [.$R$1] &amp; &quot;, '&quot; &amp; [.L10]  &amp; &quot;', '&quot; &amp; [.I10] &amp;  &quot;', 'D', '&quot; &amp; [.J10] &amp; &quot;', '&quot; &amp; UPPER([.A10]) &amp; &quot;', 'A');&quot;" office:value-type="string" office:string-value="(686,upper(substr(md5(trunc(random() * 9999999 + 1000000)::text), 1,6)), 'Parroquias', 'sigefirrhh/base/ubicacion/Parroquia', 'D', 'sigefirrhh/base/ubicacion/Parroquia', '1.01.07', 'A');" calcext:value-type="string">
            <text:p>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" calcext:value-type="string">
            <text:p>INSERT INTO public.opcion(id_opcion, codigo_opcion, descripcion, ruta, tipo, uri, jerarquia, estatus) VALUES 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2"/>
          <table:table-cell table:formula="of:==IF([.L10] &lt;&gt; &quot;&quot;;&quot;INSERT INTO public.rolopcion(id_rol_opcion, id_rol, id_opcion, consultar, agregar, modificar, eliminar, ejecutar) VALUES (&quot; &amp; [.O10] &amp; &quot;, '41'::integer, &quot; &amp; [.N10] &amp; &quot;, 'S'::text, 'S'::text, 'S'::text, 'S'::text, 'S'::text);&quot;; &quot;&quot;)" office:value-type="string" office:string-value="INSERT INTO public.rolopcion(id_rol_opcion, id_rol, id_opcion, consultar, agregar, modificar, eliminar, ejecutar) VALUES (110, '41'::integer, 686, 'S'::text, 'S'::text, 'S'::text, 'S'::text, 'S'::text);" calcext:value-type="string">
            <text:p>INSERT INTO public.rolopcion(id_rol_opcion, id_rol, id_opcion, consultar, agregar, modificar, eliminar, ejecutar) VALUES (110, '41'::integer, 686, 'S'::text, 'S'::text, 'S'::text, 'S'::text, 'S'::text);</text:p>
          </table:table-cell>
        </table:table-row>
        <table:table-row table:style-name="ro2">
          <table:table-cell table:style-name="ce2" table:formula="of:=[.$B$2]&amp;&quot;.&quot;&amp;[.C11]" office:value-type="string" office:string-value="1.02" calcext:value-type="string">
            <text:p>1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Estructura Organizativa</text:p>
          </table:table-cell>
          <table:table-cell table:number-columns-repeated="3"/>
          <table:table-cell table:style-name="ce2" table:formula="of:=[.$C$2]&amp;&quot;-&quot;&amp;[.D11]" office:value-type="string" office:string-value="Planificación-Estructura Organizativa" calcext:value-type="string">
            <text:p>Planificación-Estructura Organizativa</text:p>
          </table:table-cell>
          <table:table-cell table:number-columns-repeated="3"/>
          <table:table-cell table:formula="of:=[.D11]" office:value-type="string" office:string-value="Estructura Organizativa" calcext:value-type="string">
            <text:p>Estructura Organizativa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111" calcext:value-type="float">
            <text:p>111</text:p>
          </table:table-cell>
          <table:table-cell table:style-name="ce3" table:formula="of:=&quot;(&quot; &amp; [.N11] &amp; &quot;,&quot; &amp; [.$R$1] &amp; &quot;, '&quot; &amp; [.L11]  &amp; &quot;', '&quot; &amp; [.I11] &amp;  &quot;', 'D', '&quot; &amp; [.J11] &amp; &quot;', '&quot; &amp; UPPER([.A11]) &amp; &quot;', 'A');&quot;" office:value-type="string" office:string-value="(687,upper(substr(md5(trunc(random() * 9999999 + 1000000)::text), 1,6)), 'Estructura Organizativa', '', 'D', '', '1.02', 'A');" calcext:value-type="string">
            <text:p>(687,upper(substr(md5(trunc(random() * 9999999 + 1000000)::text), 1,6)), 'Estructura Organizativa', '', 'D', '', '1.02', 'A'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ublic.opcion(id_opcion, codigo_opcion, descripcion, ruta, tipo, uri, jerarquia, estatus) VALUES (687,upper(substr(md5(trunc(random() * 9999999 + 1000000)::text), 1,6)), 'Estructura Organizativa', '', 'D', '', '1.02', 'A');" calcext:value-type="string">
            <text:p>INSERT INTO public.opcion(id_opcion, codigo_opcion, descripcion, ruta, tipo, uri, jerarquia, estatus) VALUES (687,upper(substr(md5(trunc(random() * 9999999 + 1000000)::text), 1,6)), 'Estructura Organizativa', '', 'D', '', '1.02', 'A');</text:p>
          </table:table-cell>
          <table:table-cell table:number-columns-repeated="2"/>
          <table:table-cell table:formula="of:==IF([.L11] &lt;&gt; &quot;&quot;;&quot;INSERT INTO public.rolopcion(id_rol_opcion, id_rol, id_opcion, consultar, agregar, modificar, eliminar, ejecutar) VALUES (&quot; &amp; [.O11] &amp; &quot;, '41'::integer, &quot; &amp; [.N11] &amp; &quot;, 'S'::text, 'S'::text, 'S'::text, 'S'::text, 'S'::text);&quot;; &quot;&quot;)" office:value-type="string" office:string-value="INSERT INTO public.rolopcion(id_rol_opcion, id_rol, id_opcion, consultar, agregar, modificar, eliminar, ejecutar) VALUES (111, '41'::integer, 687, 'S'::text, 'S'::text, 'S'::text, 'S'::text, 'S'::text);" calcext:value-type="string">
            <text:p>INSERT INTO public.rolopcion(id_rol_opcion, id_rol, id_opcion, consultar, agregar, modificar, eliminar, ejecutar) VALUES (111, '41'::integer, 68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2]" office:value-type="string" office:string-value="1.02.01" calcext:value-type="string">
            <text:p>1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 calcext:value-type="string">
            <text:p>Planificación-Estructura Organizativa-Organismos</text:p>
          </table:table-cell>
          <table:table-cell table:number-columns-repeated="2" office:value-type="string" calcext:value-type="string">
            <text:p>sigefirrhh/base/estructura/Organismo</text:p>
          </table:table-cell>
          <table:table-cell/>
          <table:table-cell table:formula="of:=[.E12]" office:value-type="string" office:string-value="Organismos" calcext:value-type="string">
            <text:p>Organismos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112" calcext:value-type="float">
            <text:p>112</text:p>
          </table:table-cell>
          <table:table-cell table:style-name="ce3" table:formula="of:=&quot;(&quot; &amp; [.N12] &amp; &quot;,&quot; &amp; [.$R$1] &amp; &quot;, '&quot; &amp; [.L12]  &amp; &quot;', '&quot; &amp; [.I12] &amp;  &quot;', 'D', '&quot; &amp; [.J12] &amp; &quot;', '&quot; &amp; UPPER([.A12]) &amp; &quot;', 'A');&quot;" office:value-type="string" office:string-value="(688,upper(substr(md5(trunc(random() * 9999999 + 1000000)::text), 1,6)), 'Organismos', 'sigefirrhh/base/estructura/Organismo', 'D', 'sigefirrhh/base/estructura/Organismo', '1.02.01', 'A');" calcext:value-type="string">
            <text:p>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" calcext:value-type="string">
            <text:p>INSERT INTO public.opcion(id_opcion, codigo_opcion, descripcion, ruta, tipo, uri, jerarquia, estatus) VALUES 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2"/>
          <table:table-cell table:formula="of:==IF([.L12] &lt;&gt; &quot;&quot;;&quot;INSERT INTO public.rolopcion(id_rol_opcion, id_rol, id_opcion, consultar, agregar, modificar, eliminar, ejecutar) VALUES (&quot; &amp; [.O12] &amp; &quot;, '41'::integer, &quot; &amp; [.N12] &amp; &quot;, 'S'::text, 'S'::text, 'S'::text, 'S'::text, 'S'::text);&quot;; &quot;&quot;)" office:value-type="string" office:string-value="INSERT INTO public.rolopcion(id_rol_opcion, id_rol, id_opcion, consultar, agregar, modificar, eliminar, ejecutar) VALUES (112, '41'::integer, 688, 'S'::text, 'S'::text, 'S'::text, 'S'::text, 'S'::text);" calcext:value-type="string">
            <text:p>INSERT INTO public.rolopcion(id_rol_opcion, id_rol, id_opcion, consultar, agregar, modificar, eliminar, ejecutar) VALUES (112, '41'::integer, 68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3]" office:value-type="string" office:string-value="1.02.02" calcext:value-type="string">
            <text:p>1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 calcext:value-type="string">
            <text:p>Planificación-Estructura Organizativa-Nombres del Organismo</text:p>
          </table:table-cell>
          <table:table-cell table:number-columns-repeated="2" office:value-type="string" calcext:value-type="string">
            <text:p>sigefirrhh/base/estructura/NombreOrganismo</text:p>
          </table:table-cell>
          <table:table-cell/>
          <table:table-cell table:formula="of:=[.E13]" office:value-type="string" office:string-value="Nombres del Organismo" calcext:value-type="string">
            <text:p>Nombres del Organismo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113" calcext:value-type="float">
            <text:p>113</text:p>
          </table:table-cell>
          <table:table-cell table:style-name="ce3" table:formula="of:=&quot;(&quot; &amp; [.N13] &amp; &quot;,&quot; &amp; [.$R$1] &amp; &quot;, '&quot; &amp; [.L13]  &amp; &quot;', '&quot; &amp; [.I13] &amp;  &quot;', 'D', '&quot; &amp; [.J13] &amp; &quot;', '&quot; &amp; UPPER([.A13]) &amp; &quot;', 'A');&quot;" office:value-type="string" office:string-value="(689,upper(substr(md5(trunc(random() * 9999999 + 1000000)::text), 1,6)), 'Nombres del Organismo', 'sigefirrhh/base/estructura/NombreOrganismo', 'D', 'sigefirrhh/base/estructura/NombreOrganismo', '1.02.02', 'A');" calcext:value-type="string">
            <text:p>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" calcext:value-type="string">
            <text:p>INSERT INTO public.opcion(id_opcion, codigo_opcion, descripcion, ruta, tipo, uri, jerarquia, estatus) VALUES 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2"/>
          <table:table-cell table:formula="of:==IF([.L13] &lt;&gt; &quot;&quot;;&quot;INSERT INTO public.rolopcion(id_rol_opcion, id_rol, id_opcion, consultar, agregar, modificar, eliminar, ejecutar) VALUES (&quot; &amp; [.O13] &amp; &quot;, '41'::integer, &quot; &amp; [.N13] &amp; &quot;, 'S'::text, 'S'::text, 'S'::text, 'S'::text, 'S'::text);&quot;; &quot;&quot;)" office:value-type="string" office:string-value="INSERT INTO public.rolopcion(id_rol_opcion, id_rol, id_opcion, consultar, agregar, modificar, eliminar, ejecutar) VALUES (113, '41'::integer, 689, 'S'::text, 'S'::text, 'S'::text, 'S'::text, 'S'::text);" calcext:value-type="string">
            <text:p>INSERT INTO public.rolopcion(id_rol_opcion, id_rol, id_opcion, consultar, agregar, modificar, eliminar, ejecutar) VALUES (113, '41'::integer, 68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4]" office:value-type="string" office:string-value="1.02.03" calcext:value-type="string">
            <text:p>1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 calcext:value-type="string">
            <text:p>Planificación-Estructura Organizativa-Grupos del Organismo</text:p>
          </table:table-cell>
          <table:table-cell table:number-columns-repeated="2" office:value-type="string" calcext:value-type="string">
            <text:p>sigefirrhh/base/estructura/GrupoOrganismo</text:p>
          </table:table-cell>
          <table:table-cell/>
          <table:table-cell table:formula="of:=[.E14]" office:value-type="string" office:string-value="Grupos del Organismo" calcext:value-type="string">
            <text:p>Grupos del Organismo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14" calcext:value-type="float">
            <text:p>114</text:p>
          </table:table-cell>
          <table:table-cell table:style-name="ce3" table:formula="of:=&quot;(&quot; &amp; [.N14] &amp; &quot;,&quot; &amp; [.$R$1] &amp; &quot;, '&quot; &amp; [.L14]  &amp; &quot;', '&quot; &amp; [.I14] &amp;  &quot;', 'D', '&quot; &amp; [.J14] &amp; &quot;', '&quot; &amp; UPPER([.A14]) &amp; &quot;', 'A');&quot;" office:value-type="string" office:string-value="(690,upper(substr(md5(trunc(random() * 9999999 + 1000000)::text), 1,6)), 'Grupos del Organismo', 'sigefirrhh/base/estructura/GrupoOrganismo', 'D', 'sigefirrhh/base/estructura/GrupoOrganismo', '1.02.03', 'A');" calcext:value-type="string">
            <text:p>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" calcext:value-type="string">
            <text:p>INSERT INTO public.opcion(id_opcion, codigo_opcion, descripcion, ruta, tipo, uri, jerarquia, estatus) VALUES 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2"/>
          <table:table-cell table:formula="of:==IF([.L14] &lt;&gt; &quot;&quot;;&quot;INSERT INTO public.rolopcion(id_rol_opcion, id_rol, id_opcion, consultar, agregar, modificar, eliminar, ejecutar) VALUES (&quot; &amp; [.O14] &amp; &quot;, '41'::integer, &quot; &amp; [.N14] &amp; &quot;, 'S'::text, 'S'::text, 'S'::text, 'S'::text, 'S'::text);&quot;; &quot;&quot;)" office:value-type="string" office:string-value="INSERT INTO public.rolopcion(id_rol_opcion, id_rol, id_opcion, consultar, agregar, modificar, eliminar, ejecutar) VALUES (114, '41'::integer, 690, 'S'::text, 'S'::text, 'S'::text, 'S'::text, 'S'::text);" calcext:value-type="string">
            <text:p>INSERT INTO public.rolopcion(id_rol_opcion, id_rol, id_opcion, consultar, agregar, modificar, eliminar, ejecutar) VALUES (114, '41'::integer, 69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5]" office:value-type="string" office:string-value="1.02.04" calcext:value-type="string">
            <text:p>1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 calcext:value-type="string">
            <text:p>Planificación-Estructura Organizativa-Regiones</text:p>
          </table:table-cell>
          <table:table-cell table:number-columns-repeated="2" office:value-type="string" calcext:value-type="string">
            <text:p>sigefirrhh/base/estructura/Region</text:p>
          </table:table-cell>
          <table:table-cell/>
          <table:table-cell table:formula="of:=[.E15]" office:value-type="string" office:string-value="Regiones" calcext:value-type="string">
            <text:p>Regiones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115" calcext:value-type="float">
            <text:p>115</text:p>
          </table:table-cell>
          <table:table-cell table:style-name="ce3" table:formula="of:=&quot;(&quot; &amp; [.N15] &amp; &quot;,&quot; &amp; [.$R$1] &amp; &quot;, '&quot; &amp; [.L15]  &amp; &quot;', '&quot; &amp; [.I15] &amp;  &quot;', 'D', '&quot; &amp; [.J15] &amp; &quot;', '&quot; &amp; UPPER([.A15]) &amp; &quot;', 'A');&quot;" office:value-type="string" office:string-value="(691,upper(substr(md5(trunc(random() * 9999999 + 1000000)::text), 1,6)), 'Regiones', 'sigefirrhh/base/estructura/Region', 'D', 'sigefirrhh/base/estructura/Region', '1.02.04', 'A');" calcext:value-type="string">
            <text:p>(691,upper(substr(md5(trunc(random() * 9999999 + 1000000)::text), 1,6)), 'Regiones', 'sigefirrhh/base/estructura/Region', 'D', 'sigefirrhh/base/estructura/Region', '1.02.04', 'A'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" calcext:value-type="string">
            <text:p>INSERT INTO public.opcion(id_opcion, codigo_opcion, descripcion, ruta, tipo, uri, jerarquia, estatus) VALUES (691,upper(substr(md5(trunc(random() * 9999999 + 1000000)::text), 1,6)), 'Regiones', 'sigefirrhh/base/estructura/Region', 'D', 'sigefirrhh/base/estructura/Region', '1.02.04', 'A');</text:p>
          </table:table-cell>
          <table:table-cell table:number-columns-repeated="2"/>
          <table:table-cell table:formula="of:==IF([.L15] &lt;&gt; &quot;&quot;;&quot;INSERT INTO public.rolopcion(id_rol_opcion, id_rol, id_opcion, consultar, agregar, modificar, eliminar, ejecutar) VALUES (&quot; &amp; [.O15] &amp; &quot;, '41'::integer, &quot; &amp; [.N15] &amp; &quot;, 'S'::text, 'S'::text, 'S'::text, 'S'::text, 'S'::text);&quot;; &quot;&quot;)" office:value-type="string" office:string-value="INSERT INTO public.rolopcion(id_rol_opcion, id_rol, id_opcion, consultar, agregar, modificar, eliminar, ejecutar) VALUES (115, '41'::integer, 691, 'S'::text, 'S'::text, 'S'::text, 'S'::text, 'S'::text);" calcext:value-type="string">
            <text:p>INSERT INTO public.rolopcion(id_rol_opcion, id_rol, id_opcion, consultar, agregar, modificar, eliminar, ejecutar) VALUES (115, '41'::integer, 69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6]" office:value-type="string" office:string-value="1.02.05" calcext:value-type="string">
            <text:p>1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 calcext:value-type="string">
            <text:p>Planificación-Estructura Organizativa-Sedes</text:p>
          </table:table-cell>
          <table:table-cell office:value-type="string" calcext:value-type="string">
            <text:p>sigefirrhh/base/estructura/Sede</text:p>
          </table:table-cell>
          <table:table-cell office:value-type="string" calcext:value-type="string">
            <text:p>/sigefirrhh/base/estructura/Sede</text:p>
          </table:table-cell>
          <table:table-cell/>
          <table:table-cell table:formula="of:=[.E16]" office:value-type="string" office:string-value="Sedes" calcext:value-type="string">
            <text:p>Sedes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116" calcext:value-type="float">
            <text:p>116</text:p>
          </table:table-cell>
          <table:table-cell table:style-name="ce3" table:formula="of:=&quot;(&quot; &amp; [.N16] &amp; &quot;,&quot; &amp; [.$R$1] &amp; &quot;, '&quot; &amp; [.L16]  &amp; &quot;', '&quot; &amp; [.I16] &amp;  &quot;', 'D', '&quot; &amp; [.J16] &amp; &quot;', '&quot; &amp; UPPER([.A16]) &amp; &quot;', 'A');&quot;" office:value-type="string" office:string-value="(692,upper(substr(md5(trunc(random() * 9999999 + 1000000)::text), 1,6)), 'Sedes', 'sigefirrhh/base/estructura/Sede', 'D', '/sigefirrhh/base/estructura/Sede', '1.02.05', 'A');" calcext:value-type="string">
            <text:p>(692,upper(substr(md5(trunc(random() * 9999999 + 1000000)::text), 1,6)), 'Sedes', 'sigefirrhh/base/estructura/Sede', 'D', '/sigefirrhh/base/estructura/Sede', '1.02.05', 'A'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" calcext:value-type="string">
            <text:p>INSERT INTO public.opcion(id_opcion, codigo_opcion, descripcion, ruta, tipo, uri, jerarquia, estatus) VALUES (692,upper(substr(md5(trunc(random() * 9999999 + 1000000)::text), 1,6)), 'Sedes', 'sigefirrhh/base/estructura/Sede', 'D', '/sigefirrhh/base/estructura/Sede', '1.02.05', 'A');</text:p>
          </table:table-cell>
          <table:table-cell table:number-columns-repeated="2"/>
          <table:table-cell table:formula="of:==IF([.L16] &lt;&gt; &quot;&quot;;&quot;INSERT INTO public.rolopcion(id_rol_opcion, id_rol, id_opcion, consultar, agregar, modificar, eliminar, ejecutar) VALUES (&quot; &amp; [.O16] &amp; &quot;, '41'::integer, &quot; &amp; [.N16] &amp; &quot;, 'S'::text, 'S'::text, 'S'::text, 'S'::text, 'S'::text);&quot;; &quot;&quot;)" office:value-type="string" office:string-value="INSERT INTO public.rolopcion(id_rol_opcion, id_rol, id_opcion, consultar, agregar, modificar, eliminar, ejecutar) VALUES (116, '41'::integer, 692, 'S'::text, 'S'::text, 'S'::text, 'S'::text, 'S'::text);" calcext:value-type="string">
            <text:p>INSERT INTO public.rolopcion(id_rol_opcion, id_rol, id_opcion, consultar, agregar, modificar, eliminar, ejecutar) VALUES (116, '41'::integer, 69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7]" office:value-type="string" office:string-value="1.02.06" calcext:value-type="string">
            <text:p>1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 calcext:value-type="string">
            <text:p>Planificación-Estructura Organizativa-Lugares de Pago por Sedes</text:p>
          </table:table-cell>
          <table:table-cell table:number-columns-repeated="2" office:value-type="string" calcext:value-type="string">
            <text:p>sigefirrhh/base/estructura/LugarPago</text:p>
          </table:table-cell>
          <table:table-cell/>
          <table:table-cell table:formula="of:=[.E17]" office:value-type="string" office:string-value="Lugares de Pago por Sedes" calcext:value-type="string">
            <text:p>Lugares de Pago por Sedes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117" calcext:value-type="float">
            <text:p>117</text:p>
          </table:table-cell>
          <table:table-cell table:style-name="ce3" table:formula="of:=&quot;(&quot; &amp; [.N17] &amp; &quot;,&quot; &amp; [.$R$1] &amp; &quot;, '&quot; &amp; [.L17]  &amp; &quot;', '&quot; &amp; [.I17] &amp;  &quot;', 'D', '&quot; &amp; [.J17] &amp; &quot;', '&quot; &amp; UPPER([.A17]) &amp; &quot;', 'A');&quot;" office:value-type="string" office:string-value="(693,upper(substr(md5(trunc(random() * 9999999 + 1000000)::text), 1,6)), 'Lugares de Pago por Sedes', 'sigefirrhh/base/estructura/LugarPago', 'D', 'sigefirrhh/base/estructura/LugarPago', '1.02.06', 'A');" calcext:value-type="string">
            <text:p>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" calcext:value-type="string">
            <text:p>INSERT INTO public.opcion(id_opcion, codigo_opcion, descripcion, ruta, tipo, uri, jerarquia, estatus) VALUES 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2"/>
          <table:table-cell table:formula="of:==IF([.L17] &lt;&gt; &quot;&quot;;&quot;INSERT INTO public.rolopcion(id_rol_opcion, id_rol, id_opcion, consultar, agregar, modificar, eliminar, ejecutar) VALUES (&quot; &amp; [.O17] &amp; &quot;, '41'::integer, &quot; &amp; [.N17] &amp; &quot;, 'S'::text, 'S'::text, 'S'::text, 'S'::text, 'S'::text);&quot;; &quot;&quot;)" office:value-type="string" office:string-value="INSERT INTO public.rolopcion(id_rol_opcion, id_rol, id_opcion, consultar, agregar, modificar, eliminar, ejecutar) VALUES (117, '41'::integer, 693, 'S'::text, 'S'::text, 'S'::text, 'S'::text, 'S'::text);" calcext:value-type="string">
            <text:p>INSERT INTO public.rolopcion(id_rol_opcion, id_rol, id_opcion, consultar, agregar, modificar, eliminar, ejecutar) VALUES (117, '41'::integer, 69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8]" office:value-type="string" office:string-value="1.02.07" calcext:value-type="string">
            <text:p>1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 calcext:value-type="string">
            <text:p>Planificación-Estructura Organizativa-Unidades Administradores</text:p>
          </table:table-cell>
          <table:table-cell table:number-columns-repeated="2" office:value-type="string" calcext:value-type="string">
            <text:p>sigefirrhh/base/estructura/UnidadAdministradora</text:p>
          </table:table-cell>
          <table:table-cell/>
          <table:table-cell table:formula="of:=[.E18]" office:value-type="string" office:string-value="Unidades Administradores" calcext:value-type="string">
            <text:p>Unidades Administradores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118" calcext:value-type="float">
            <text:p>118</text:p>
          </table:table-cell>
          <table:table-cell table:style-name="ce3" table:formula="of:=&quot;(&quot; &amp; [.N18] &amp; &quot;,&quot; &amp; [.$R$1] &amp; &quot;, '&quot; &amp; [.L18]  &amp; &quot;', '&quot; &amp; [.I18] &amp;  &quot;', 'D', '&quot; &amp; [.J18] &amp; &quot;', '&quot; &amp; UPPER([.A18]) &amp; &quot;', 'A');&quot;" office:value-type="string" office:string-value="(694,upper(substr(md5(trunc(random() * 9999999 + 1000000)::text), 1,6)), 'Unidades Administradores', 'sigefirrhh/base/estructura/UnidadAdministradora', 'D', 'sigefirrhh/base/estructura/UnidadAdministradora', '1.02.07', 'A');" calcext:value-type="string">
            <text:p>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" calcext:value-type="string">
            <text:p>INSERT INTO public.opcion(id_opcion, codigo_opcion, descripcion, ruta, tipo, uri, jerarquia, estatus) VALUES 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2"/>
          <table:table-cell table:formula="of:==IF([.L18] &lt;&gt; &quot;&quot;;&quot;INSERT INTO public.rolopcion(id_rol_opcion, id_rol, id_opcion, consultar, agregar, modificar, eliminar, ejecutar) VALUES (&quot; &amp; [.O18] &amp; &quot;, '41'::integer, &quot; &amp; [.N18] &amp; &quot;, 'S'::text, 'S'::text, 'S'::text, 'S'::text, 'S'::text);&quot;; &quot;&quot;)" office:value-type="string" office:string-value="INSERT INTO public.rolopcion(id_rol_opcion, id_rol, id_opcion, consultar, agregar, modificar, eliminar, ejecutar) VALUES (118, '41'::integer, 694, 'S'::text, 'S'::text, 'S'::text, 'S'::text, 'S'::text);" calcext:value-type="string">
            <text:p>INSERT INTO public.rolopcion(id_rol_opcion, id_rol, id_opcion, consultar, agregar, modificar, eliminar, ejecutar) VALUES (118, '41'::integer, 694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9]" office:value-type="string" office:string-value="1.02.08" calcext:value-type="string">
            <text:p>1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 calcext:value-type="string">
            <text:p>Planificación-Estructura Organizativa-Unidades Ejecutoras Locales</text:p>
          </table:table-cell>
          <table:table-cell table:number-columns-repeated="2" office:value-type="string" calcext:value-type="string">
            <text:p>sigefirrhh/base/estructura/UnidadEjecutora</text:p>
          </table:table-cell>
          <table:table-cell/>
          <table:table-cell table:formula="of:=[.E19]" office:value-type="string" office:string-value="Unidades Ejecutoras Locales" calcext:value-type="string">
            <text:p>Unidades Ejecutoras Locales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119" calcext:value-type="float">
            <text:p>119</text:p>
          </table:table-cell>
          <table:table-cell table:style-name="ce3" table:formula="of:=&quot;(&quot; &amp; [.N19] &amp; &quot;,&quot; &amp; [.$R$1] &amp; &quot;, '&quot; &amp; [.L19]  &amp; &quot;', '&quot; &amp; [.I19] &amp;  &quot;', 'D', '&quot; &amp; [.J19] &amp; &quot;', '&quot; &amp; UPPER([.A19]) &amp; &quot;', 'A');&quot;" office:value-type="string" office:string-value="(695,upper(substr(md5(trunc(random() * 9999999 + 1000000)::text), 1,6)), 'Unidades Ejecutoras Locales', 'sigefirrhh/base/estructura/UnidadEjecutora', 'D', 'sigefirrhh/base/estructura/UnidadEjecutora', '1.02.08', 'A');" calcext:value-type="string">
            <text:p>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" calcext:value-type="string">
            <text:p>INSERT INTO public.opcion(id_opcion, codigo_opcion, descripcion, ruta, tipo, uri, jerarquia, estatus) VALUES 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2"/>
          <table:table-cell table:formula="of:==IF([.L19] &lt;&gt; &quot;&quot;;&quot;INSERT INTO public.rolopcion(id_rol_opcion, id_rol, id_opcion, consultar, agregar, modificar, eliminar, ejecutar) VALUES (&quot; &amp; [.O19] &amp; &quot;, '41'::integer, &quot; &amp; [.N19] &amp; &quot;, 'S'::text, 'S'::text, 'S'::text, 'S'::text, 'S'::text);&quot;; &quot;&quot;)" office:value-type="string" office:string-value="INSERT INTO public.rolopcion(id_rol_opcion, id_rol, id_opcion, consultar, agregar, modificar, eliminar, ejecutar) VALUES (119, '41'::integer, 695, 'S'::text, 'S'::text, 'S'::text, 'S'::text, 'S'::text);" calcext:value-type="string">
            <text:p>INSERT INTO public.rolopcion(id_rol_opcion, id_rol, id_opcion, consultar, agregar, modificar, eliminar, ejecutar) VALUES (119, '41'::integer, 695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0]" office:value-type="string" office:string-value="1.02.09" calcext:value-type="string">
            <text:p>1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 calcext:value-type="string">
            <text:p>Planificación-Estructura Organizativa-Unidades Ejecutoras por Unidad Administradora</text:p>
          </table:table-cell>
          <table:table-cell table:number-columns-repeated="2" office:value-type="string" calcext:value-type="string">
            <text:p>sigefirrhh/base/estructura/AdministradoraUel</text:p>
          </table:table-cell>
          <table:table-cell/>
          <table:table-cell table:formula="of:=[.E20]" office:value-type="string" office:string-value="Unidades Ejecutoras por Unidad Administradora" calcext:value-type="string">
            <text:p>Unidades Ejecutoras por Unidad Administradora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120" calcext:value-type="float">
            <text:p>120</text:p>
          </table:table-cell>
          <table:table-cell table:style-name="ce3" table:formula="of:=&quot;(&quot; &amp; [.N20] &amp; &quot;,&quot; &amp; [.$R$1] &amp; &quot;, '&quot; &amp; [.L20]  &amp; &quot;', '&quot; &amp; [.I20] &amp;  &quot;', 'D', '&quot; &amp; [.J20] &amp; &quot;', '&quot; &amp; UPPER([.A20]) &amp; &quot;', 'A');&quot;" office:value-type="string" office:string-value="(696,upper(substr(md5(trunc(random() * 9999999 + 1000000)::text), 1,6)), 'Unidades Ejecutoras por Unidad Administradora', 'sigefirrhh/base/estructura/AdministradoraUel', 'D', 'sigefirrhh/base/estructura/AdministradoraUel', '1.02.09', 'A');" calcext:value-type="string">
            <text:p>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" calcext:value-type="string">
            <text:p>INSERT INTO public.opcion(id_opcion, codigo_opcion, descripcion, ruta, tipo, uri, jerarquia, estatus) VALUES 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2"/>
          <table:table-cell table:formula="of:==IF([.L20] &lt;&gt; &quot;&quot;;&quot;INSERT INTO public.rolopcion(id_rol_opcion, id_rol, id_opcion, consultar, agregar, modificar, eliminar, ejecutar) VALUES (&quot; &amp; [.O20] &amp; &quot;, '41'::integer, &quot; &amp; [.N20] &amp; &quot;, 'S'::text, 'S'::text, 'S'::text, 'S'::text, 'S'::text);&quot;; &quot;&quot;)" office:value-type="string" office:string-value="INSERT INTO public.rolopcion(id_rol_opcion, id_rol, id_opcion, consultar, agregar, modificar, eliminar, ejecutar) VALUES (120, '41'::integer, 696, 'S'::text, 'S'::text, 'S'::text, 'S'::text, 'S'::text);" calcext:value-type="string">
            <text:p>INSERT INTO public.rolopcion(id_rol_opcion, id_rol, id_opcion, consultar, agregar, modificar, eliminar, ejecutar) VALUES (120, '41'::integer, 696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1]" office:value-type="string" office:string-value="1.02.10" calcext:value-type="string">
            <text:p>1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 calcext:value-type="string">
            <text:p>Planificación-Estructura Organizativa-Estructuras Organizativas</text:p>
          </table:table-cell>
          <table:table-cell table:number-columns-repeated="2" office:value-type="string" calcext:value-type="string">
            <text:p>sigefirrhh/base/estructura/Estructura</text:p>
          </table:table-cell>
          <table:table-cell/>
          <table:table-cell table:formula="of:=[.E21]" office:value-type="string" office:string-value="Estructuras Organizativas" calcext:value-type="string">
            <text:p>Estructuras Organizativas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121" calcext:value-type="float">
            <text:p>121</text:p>
          </table:table-cell>
          <table:table-cell table:style-name="ce3" table:formula="of:=&quot;(&quot; &amp; [.N21] &amp; &quot;,&quot; &amp; [.$R$1] &amp; &quot;, '&quot; &amp; [.L21]  &amp; &quot;', '&quot; &amp; [.I21] &amp;  &quot;', 'D', '&quot; &amp; [.J21] &amp; &quot;', '&quot; &amp; UPPER([.A21]) &amp; &quot;', 'A');&quot;" office:value-type="string" office:string-value="(697,upper(substr(md5(trunc(random() * 9999999 + 1000000)::text), 1,6)), 'Estructuras Organizativas', 'sigefirrhh/base/estructura/Estructura', 'D', 'sigefirrhh/base/estructura/Estructura', '1.02.10', 'A');" calcext:value-type="string">
            <text:p>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" calcext:value-type="string">
            <text:p>INSERT INTO public.opcion(id_opcion, codigo_opcion, descripcion, ruta, tipo, uri, jerarquia, estatus) VALUES 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2"/>
          <table:table-cell table:formula="of:==IF([.L21] &lt;&gt; &quot;&quot;;&quot;INSERT INTO public.rolopcion(id_rol_opcion, id_rol, id_opcion, consultar, agregar, modificar, eliminar, ejecutar) VALUES (&quot; &amp; [.O21] &amp; &quot;, '41'::integer, &quot; &amp; [.N21] &amp; &quot;, 'S'::text, 'S'::text, 'S'::text, 'S'::text, 'S'::text);&quot;; &quot;&quot;)" office:value-type="string" office:string-value="INSERT INTO public.rolopcion(id_rol_opcion, id_rol, id_opcion, consultar, agregar, modificar, eliminar, ejecutar) VALUES (121, '41'::integer, 697, 'S'::text, 'S'::text, 'S'::text, 'S'::text, 'S'::text);" calcext:value-type="string">
            <text:p>INSERT INTO public.rolopcion(id_rol_opcion, id_rol, id_opcion, consultar, agregar, modificar, eliminar, ejecutar) VALUES (121, '41'::integer, 69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2]" office:value-type="string" office:string-value="1.02.11" calcext:value-type="string">
            <text:p>1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 calcext:value-type="string">
            <text:p>Planificación-Estructura Organizativa-Unidades Funcionales</text:p>
          </table:table-cell>
          <table:table-cell table:number-columns-repeated="2" office:value-type="string" calcext:value-type="string">
            <text:p>sigefirrhh/base/estructura/UnidadFuncional</text:p>
          </table:table-cell>
          <table:table-cell/>
          <table:table-cell table:formula="of:=[.E22]" office:value-type="string" office:string-value="Unidades Funcionales" calcext:value-type="string">
            <text:p>Unidades Funcionales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122" calcext:value-type="float">
            <text:p>122</text:p>
          </table:table-cell>
          <table:table-cell table:style-name="ce3" table:formula="of:=&quot;(&quot; &amp; [.N22] &amp; &quot;,&quot; &amp; [.$R$1] &amp; &quot;, '&quot; &amp; [.L22]  &amp; &quot;', '&quot; &amp; [.I22] &amp;  &quot;', 'D', '&quot; &amp; [.J22] &amp; &quot;', '&quot; &amp; UPPER([.A22]) &amp; &quot;', 'A');&quot;" office:value-type="string" office:string-value="(698,upper(substr(md5(trunc(random() * 9999999 + 1000000)::text), 1,6)), 'Unidades Funcionales', 'sigefirrhh/base/estructura/UnidadFuncional', 'D', 'sigefirrhh/base/estructura/UnidadFuncional', '1.02.11', 'A');" calcext:value-type="string">
            <text:p>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" calcext:value-type="string">
            <text:p>INSERT INTO public.opcion(id_opcion, codigo_opcion, descripcion, ruta, tipo, uri, jerarquia, estatus) VALUES 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2"/>
          <table:table-cell table:formula="of:==IF([.L22] &lt;&gt; &quot;&quot;;&quot;INSERT INTO public.rolopcion(id_rol_opcion, id_rol, id_opcion, consultar, agregar, modificar, eliminar, ejecutar) VALUES (&quot; &amp; [.O22] &amp; &quot;, '41'::integer, &quot; &amp; [.N22] &amp; &quot;, 'S'::text, 'S'::text, 'S'::text, 'S'::text, 'S'::text);&quot;; &quot;&quot;)" office:value-type="string" office:string-value="INSERT INTO public.rolopcion(id_rol_opcion, id_rol, id_opcion, consultar, agregar, modificar, eliminar, ejecutar) VALUES (122, '41'::integer, 698, 'S'::text, 'S'::text, 'S'::text, 'S'::text, 'S'::text);" calcext:value-type="string">
            <text:p>INSERT INTO public.rolopcion(id_rol_opcion, id_rol, id_opcion, consultar, agregar, modificar, eliminar, ejecutar) VALUES (122, '41'::integer, 69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3]" office:value-type="string" office:string-value="1.02.12" calcext:value-type="string">
            <text:p>1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Dependencias</text:p>
          </table:table-cell>
          <table:table-cell/>
          <table:table-cell office:value-type="string" calcext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 calcext:value-type="string">
            <text:p>Planificación-Estructura Organizativa-Tipos de Dependencias</text:p>
          </table:table-cell>
          <table:table-cell table:number-columns-repeated="2" office:value-type="string" calcext:value-type="string">
            <text:p>sigefirrhh/base/estructura/TipoDependencia</text:p>
          </table:table-cell>
          <table:table-cell/>
          <table:table-cell table:formula="of:=[.E23]" office:value-type="string" office:string-value="Tipos de Dependencias" calcext:value-type="string">
            <text:p>Tipos de Dependencias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123" calcext:value-type="float">
            <text:p>123</text:p>
          </table:table-cell>
          <table:table-cell table:style-name="ce3" table:formula="of:=&quot;(&quot; &amp; [.N23] &amp; &quot;,&quot; &amp; [.$R$1] &amp; &quot;, '&quot; &amp; [.L23]  &amp; &quot;', '&quot; &amp; [.I23] &amp;  &quot;', 'D', '&quot; &amp; [.J23] &amp; &quot;', '&quot; &amp; UPPER([.A23]) &amp; &quot;', 'A');&quot;" office:value-type="string" office:string-value="(699,upper(substr(md5(trunc(random() * 9999999 + 1000000)::text), 1,6)), 'Tipos de Dependencias', 'sigefirrhh/base/estructura/TipoDependencia', 'D', 'sigefirrhh/base/estructura/TipoDependencia', '1.02.12', 'A');" calcext:value-type="string">
            <text:p>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" calcext:value-type="string">
            <text:p>INSERT INTO public.opcion(id_opcion, codigo_opcion, descripcion, ruta, tipo, uri, jerarquia, estatus) VALUES 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2"/>
          <table:table-cell table:formula="of:==IF([.L23] &lt;&gt; &quot;&quot;;&quot;INSERT INTO public.rolopcion(id_rol_opcion, id_rol, id_opcion, consultar, agregar, modificar, eliminar, ejecutar) VALUES (&quot; &amp; [.O23] &amp; &quot;, '41'::integer, &quot; &amp; [.N23] &amp; &quot;, 'S'::text, 'S'::text, 'S'::text, 'S'::text, 'S'::text);&quot;; &quot;&quot;)" office:value-type="string" office:string-value="INSERT INTO public.rolopcion(id_rol_opcion, id_rol, id_opcion, consultar, agregar, modificar, eliminar, ejecutar) VALUES (123, '41'::integer, 699, 'S'::text, 'S'::text, 'S'::text, 'S'::text, 'S'::text);" calcext:value-type="string">
            <text:p>INSERT INTO public.rolopcion(id_rol_opcion, id_rol, id_opcion, consultar, agregar, modificar, eliminar, ejecutar) VALUES (123, '41'::integer, 69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4]" office:value-type="string" office:string-value="1.02.13" calcext:value-type="string">
            <text:p>1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 calcext:value-type="string">
            <text:p>Planificación-Estructura Organizativa-Dependencias Administrativas</text:p>
          </table:table-cell>
          <table:table-cell table:number-columns-repeated="2" office:value-type="string" calcext:value-type="string">
            <text:p>sigefirrhh/base/estructura/Dependencia</text:p>
          </table:table-cell>
          <table:table-cell/>
          <table:table-cell table:formula="of:=[.E24]" office:value-type="string" office:string-value="Dependencias Administrativas" calcext:value-type="string">
            <text:p>Dependencias Administrativas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24" calcext:value-type="float">
            <text:p>124</text:p>
          </table:table-cell>
          <table:table-cell table:style-name="ce3" table:formula="of:=&quot;(&quot; &amp; [.N24] &amp; &quot;,&quot; &amp; [.$R$1] &amp; &quot;, '&quot; &amp; [.L24]  &amp; &quot;', '&quot; &amp; [.I24] &amp;  &quot;', 'D', '&quot; &amp; [.J24] &amp; &quot;', '&quot; &amp; UPPER([.A24]) &amp; &quot;', 'A');&quot;" office:value-type="string" office:string-value="(700,upper(substr(md5(trunc(random() * 9999999 + 1000000)::text), 1,6)), 'Dependencias Administrativas', 'sigefirrhh/base/estructura/Dependencia', 'D', 'sigefirrhh/base/estructura/Dependencia', '1.02.13', 'A');" calcext:value-type="string">
            <text:p>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" calcext:value-type="string">
            <text:p>INSERT INTO public.opcion(id_opcion, codigo_opcion, descripcion, ruta, tipo, uri, jerarquia, estatus) VALUES 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2"/>
          <table:table-cell table:formula="of:==IF([.L24] &lt;&gt; &quot;&quot;;&quot;INSERT INTO public.rolopcion(id_rol_opcion, id_rol, id_opcion, consultar, agregar, modificar, eliminar, ejecutar) VALUES (&quot; &amp; [.O24] &amp; &quot;, '41'::integer, &quot; &amp; [.N24] &amp; &quot;, 'S'::text, 'S'::text, 'S'::text, 'S'::text, 'S'::text);&quot;; &quot;&quot;)" office:value-type="string" office:string-value="INSERT INTO public.rolopcion(id_rol_opcion, id_rol, id_opcion, consultar, agregar, modificar, eliminar, ejecutar) VALUES (124, '41'::integer, 700, 'S'::text, 'S'::text, 'S'::text, 'S'::text, 'S'::text);" calcext:value-type="string">
            <text:p>INSERT INTO public.rolopcion(id_rol_opcion, id_rol, id_opcion, consultar, agregar, modificar, eliminar, ejecutar) VALUES (124, '41'::integer, 70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5]" office:value-type="string" office:string-value="1.02.14" calcext:value-type="string">
            <text:p>1.02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Tipos de Características(Familias)</text:p>
          </table:table-cell>
          <table:table-cell/>
          <table:table-cell office:value-type="string" calcext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 calcext:value-type="string">
            <text:p>Planificación-Estructura Organizativa-Tipos de Características(Familias)</text:p>
          </table:table-cell>
          <table:table-cell table:number-columns-repeated="2" office:value-type="string" calcext:value-type="string">
            <text:p>sigefirrhh/base/estructura/TipoCaracteristica</text:p>
          </table:table-cell>
          <table:table-cell/>
          <table:table-cell table:formula="of:=[.E25]" office:value-type="string" office:string-value="Tipos de Características(Familias)" calcext:value-type="string">
            <text:p>Tipos de Características(Familias)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125" calcext:value-type="float">
            <text:p>125</text:p>
          </table:table-cell>
          <table:table-cell table:style-name="ce3" table:formula="of:=&quot;(&quot; &amp; [.N25] &amp; &quot;,&quot; &amp; [.$R$1] &amp; &quot;, '&quot; &amp; [.L25]  &amp; &quot;', '&quot; &amp; [.I25] &amp;  &quot;', 'D', '&quot; &amp; [.J25] &amp; &quot;', '&quot; &amp; UPPER([.A25]) &amp; &quot;', 'A');&quot;" office:value-type="string" office:string-value="(701,upper(substr(md5(trunc(random() * 9999999 + 1000000)::text), 1,6)), 'Tipos de Características(Familias)', 'sigefirrhh/base/estructura/TipoCaracteristica', 'D', 'sigefirrhh/base/estructura/TipoCaracteristica', '1.02.14', 'A');" calcext:value-type="string">
            <text:p>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" calcext:value-type="string">
            <text:p>INSERT INTO public.opcion(id_opcion, codigo_opcion, descripcion, ruta, tipo, uri, jerarquia, estatus) VALUES 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2"/>
          <table:table-cell table:formula="of:==IF([.L25] &lt;&gt; &quot;&quot;;&quot;INSERT INTO public.rolopcion(id_rol_opcion, id_rol, id_opcion, consultar, agregar, modificar, eliminar, ejecutar) VALUES (&quot; &amp; [.O25] &amp; &quot;, '41'::integer, &quot; &amp; [.N25] &amp; &quot;, 'S'::text, 'S'::text, 'S'::text, 'S'::text, 'S'::text);&quot;; &quot;&quot;)" office:value-type="string" office:string-value="INSERT INTO public.rolopcion(id_rol_opcion, id_rol, id_opcion, consultar, agregar, modificar, eliminar, ejecutar) VALUES (125, '41'::integer, 701, 'S'::text, 'S'::text, 'S'::text, 'S'::text, 'S'::text);" calcext:value-type="string">
            <text:p>INSERT INTO public.rolopcion(id_rol_opcion, id_rol, id_opcion, consultar, agregar, modificar, eliminar, ejecutar) VALUES (125, '41'::integer, 70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6]" office:value-type="string" office:string-value="1.02.15" calcext:value-type="string">
            <text:p>1.02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Características de Dependencias</text:p>
          </table:table-cell>
          <table:table-cell/>
          <table:table-cell office:value-type="string" calcext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 calcext:value-type="string">
            <text:p>Planificación-Estructura Organizativa-Características de Dependencias</text:p>
          </table:table-cell>
          <table:table-cell table:number-columns-repeated="2" office:value-type="string" calcext:value-type="string">
            <text:p>sigefirrhh/base/estructura/CaracteristicaDependencia</text:p>
          </table:table-cell>
          <table:table-cell/>
          <table:table-cell table:formula="of:=[.E26]" office:value-type="string" office:string-value="Características de Dependencias" calcext:value-type="string">
            <text:p>Características de Dependencias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style-name="ce3" table:formula="of:=&quot;(&quot; &amp; [.N26] &amp; &quot;,&quot; &amp; [.$R$1] &amp; &quot;, '&quot; &amp; [.L26]  &amp; &quot;', '&quot; &amp; [.I26] &amp;  &quot;', 'D', '&quot; &amp; [.J26] &amp; &quot;', '&quot; &amp; UPPER([.A26]) &amp; &quot;', 'A');&quot;" office:value-type="string" office:string-value="(702,upper(substr(md5(trunc(random() * 9999999 + 1000000)::text), 1,6)), 'Características de Dependencias', 'sigefirrhh/base/estructura/CaracteristicaDependencia', 'D', 'sigefirrhh/base/estructura/CaracteristicaDependencia', '1.02.15', 'A');" calcext:value-type="string">
            <text:p>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" calcext:value-type="string">
            <text:p>INSERT INTO public.opcion(id_opcion, codigo_opcion, descripcion, ruta, tipo, uri, jerarquia, estatus) VALUES 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2"/>
          <table:table-cell table:formula="of:==IF([.L26] &lt;&gt; &quot;&quot;;&quot;INSERT INTO public.rolopcion(id_rol_opcion, id_rol, id_opcion, consultar, agregar, modificar, eliminar, ejecutar) VALUES (&quot; &amp; [.O26] &amp; &quot;, '41'::integer, &quot; &amp; [.N26] &amp; &quot;, 'S'::text, 'S'::text, 'S'::text, 'S'::text, 'S'::text);&quot;; &quot;&quot;)" office:value-type="string" office:string-value="INSERT INTO public.rolopcion(id_rol_opcion, id_rol, id_opcion, consultar, agregar, modificar, eliminar, ejecutar) VALUES (126, '41'::integer, 702, 'S'::text, 'S'::text, 'S'::text, 'S'::text, 'S'::text);" calcext:value-type="string">
            <text:p>INSERT INTO public.rolopcion(id_rol_opcion, id_rol, id_opcion, consultar, agregar, modificar, eliminar, ejecutar) VALUES (126, '41'::integer, 70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7]" office:value-type="string" office:string-value="1.02.16" calcext:value-type="string">
            <text:p>1.02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lasificación de Dependencias</text:p>
          </table:table-cell>
          <table:table-cell/>
          <table:table-cell office:value-type="string" calcext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 calcext:value-type="string">
            <text:p>Planificación-Estructura Organizativa-Clasificación de Dependencias</text:p>
          </table:table-cell>
          <table:table-cell table:number-columns-repeated="2" office:value-type="string" calcext:value-type="string">
            <text:p>sigefirrhh/base/estructura/ClasificacionDependencia</text:p>
          </table:table-cell>
          <table:table-cell/>
          <table:table-cell table:formula="of:=[.E27]" office:value-type="string" office:string-value="Clasificación de Dependencias" calcext:value-type="string">
            <text:p>Clasificación de Dependencias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127" calcext:value-type="float">
            <text:p>127</text:p>
          </table:table-cell>
          <table:table-cell table:style-name="ce3" table:formula="of:=&quot;(&quot; &amp; [.N27] &amp; &quot;,&quot; &amp; [.$R$1] &amp; &quot;, '&quot; &amp; [.L27]  &amp; &quot;', '&quot; &amp; [.I27] &amp;  &quot;', 'D', '&quot; &amp; [.J27] &amp; &quot;', '&quot; &amp; UPPER([.A27]) &amp; &quot;', 'A');&quot;" office:value-type="string" office:string-value="(703,upper(substr(md5(trunc(random() * 9999999 + 1000000)::text), 1,6)), 'Clasificación de Dependencias', 'sigefirrhh/base/estructura/ClasificacionDependencia', 'D', 'sigefirrhh/base/estructura/ClasificacionDependencia', '1.02.16', 'A');" calcext:value-type="string">
            <text:p>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" calcext:value-type="string">
            <text:p>INSERT INTO public.opcion(id_opcion, codigo_opcion, descripcion, ruta, tipo, uri, jerarquia, estatus) VALUES 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2"/>
          <table:table-cell table:formula="of:==IF([.L27] &lt;&gt; &quot;&quot;;&quot;INSERT INTO public.rolopcion(id_rol_opcion, id_rol, id_opcion, consultar, agregar, modificar, eliminar, ejecutar) VALUES (&quot; &amp; [.O27] &amp; &quot;, '41'::integer, &quot; &amp; [.N27] &amp; &quot;, 'S'::text, 'S'::text, 'S'::text, 'S'::text, 'S'::text);&quot;; &quot;&quot;)" office:value-type="string" office:string-value="INSERT INTO public.rolopcion(id_rol_opcion, id_rol, id_opcion, consultar, agregar, modificar, eliminar, ejecutar) VALUES (127, '41'::integer, 703, 'S'::text, 'S'::text, 'S'::text, 'S'::text, 'S'::text);" calcext:value-type="string">
            <text:p>INSERT INTO public.rolopcion(id_rol_opcion, id_rol, id_opcion, consultar, agregar, modificar, eliminar, ejecutar) VALUES (127, '41'::integer, 70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8]" office:value-type="string" office:string-value="1.02.17" calcext:value-type="string">
            <text:p>1.02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Reportes de Estructura</text:p>
          </table:table-cell>
          <table:table-cell/>
          <table:table-cell office:value-type="string" calcext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 calcext:value-type="string">
            <text:p>Planificación-Estructura Organizativa-Reportes de Estructura</text:p>
          </table:table-cell>
          <table:table-cell table:number-columns-repeated="2" office:value-type="string" calcext:value-type="string">
            <text:p>sigefirrhh/base/estructura/ReportEstructura</text:p>
          </table:table-cell>
          <table:table-cell/>
          <table:table-cell table:formula="of:=[.E28]" office:value-type="string" office:string-value="Reportes de Estructura" calcext:value-type="string">
            <text:p>Reportes de Estructura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28" calcext:value-type="float">
            <text:p>128</text:p>
          </table:table-cell>
          <table:table-cell table:style-name="ce3" table:formula="of:=&quot;(&quot; &amp; [.N28] &amp; &quot;,&quot; &amp; [.$R$1] &amp; &quot;, '&quot; &amp; [.L28]  &amp; &quot;', '&quot; &amp; [.I28] &amp;  &quot;', 'D', '&quot; &amp; [.J28] &amp; &quot;', '&quot; &amp; UPPER([.A28]) &amp; &quot;', 'A');&quot;" office:value-type="string" office:string-value="(704,upper(substr(md5(trunc(random() * 9999999 + 1000000)::text), 1,6)), 'Reportes de Estructura', 'sigefirrhh/base/estructura/ReportEstructura', 'D', 'sigefirrhh/base/estructura/ReportEstructura', '1.02.17', 'A');" calcext:value-type="string">
            <text:p>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" calcext:value-type="string">
            <text:p>INSERT INTO public.opcion(id_opcion, codigo_opcion, descripcion, ruta, tipo, uri, jerarquia, estatus) VALUES 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2"/>
          <table:table-cell table:formula="of:==IF([.L28] &lt;&gt; &quot;&quot;;&quot;INSERT INTO public.rolopcion(id_rol_opcion, id_rol, id_opcion, consultar, agregar, modificar, eliminar, ejecutar) VALUES (&quot; &amp; [.O28] &amp; &quot;, '41'::integer, &quot; &amp; [.N28] &amp; &quot;, 'S'::text, 'S'::text, 'S'::text, 'S'::text, 'S'::text);&quot;; &quot;&quot;)" office:value-type="string" office:string-value="INSERT INTO public.rolopcion(id_rol_opcion, id_rol, id_opcion, consultar, agregar, modificar, eliminar, ejecutar) VALUES (128, '41'::integer, 704, 'S'::text, 'S'::text, 'S'::text, 'S'::text, 'S'::text);" calcext:value-type="string">
            <text:p>INSERT INTO public.rolopcion(id_rol_opcion, id_rol, id_opcion, consultar, agregar, modificar, eliminar, ejecutar) VALUES (128, '41'::integer, 704, 'S'::text, 'S'::text, 'S'::text, 'S'::text, 'S'::text);</text:p>
          </table:table-cell>
        </table:table-row>
        <table:table-row table:style-name="ro2">
          <table:table-cell table:style-name="ce2" table:formula="of:=[.$B$2]&amp;&quot;.&quot;&amp;[.C29]" office:value-type="string" office:string-value="1.03" calcext:value-type="string">
            <text:p>1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Clases de Cargos y Tabuladores</text:p>
          </table:table-cell>
          <table:table-cell table:number-columns-repeated="3"/>
          <table:table-cell table:style-name="ce2" table:formula="of:=[.$C$2]&amp;&quot;-&quot;&amp;[.D29]" office:value-type="string" office:string-value="Planificación-Clases de Cargos y Tabuladores" calcext:value-type="string">
            <text:p>Planificación-Clases de Cargos y Tabuladores</text:p>
          </table:table-cell>
          <table:table-cell table:formula="of:=+[.D29]" office:value-type="string" office:string-value="Clases de Cargos y Tabuladores" calcext:value-type="string">
            <text:p>Clases de Cargos y Tabuladores</text:p>
          </table:table-cell>
          <table:table-cell table:number-columns-repeated="2"/>
          <table:table-cell table:formula="of:=[.D29]" office:value-type="string" office:string-value="Clases de Cargos y Tabuladores" calcext:value-type="string">
            <text:p>Clases de Cargos y Tabuladores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129" calcext:value-type="float">
            <text:p>129</text:p>
          </table:table-cell>
          <table:table-cell table:style-name="ce3" table:formula="of:=&quot;(&quot; &amp; [.N29] &amp; &quot;,&quot; &amp; [.$R$1] &amp; &quot;, '&quot; &amp; [.L29]  &amp; &quot;', '&quot; &amp; [.I29] &amp;  &quot;', 'D', '&quot; &amp; [.J29] &amp; &quot;', '&quot; &amp; UPPER([.A29]) &amp; &quot;', 'A');&quot;" office:value-type="string" office:string-value="(705,upper(substr(md5(trunc(random() * 9999999 + 1000000)::text), 1,6)), 'Clases de Cargos y Tabuladores', 'Clases de Cargos y Tabuladores', 'D', '', '1.03', 'A');" calcext:value-type="string">
            <text:p>(705,upper(substr(md5(trunc(random() * 9999999 + 1000000)::text), 1,6)), 'Clases de Cargos y Tabuladores', 'Clases de Cargos y Tabuladores', 'D', '', '1.03', 'A'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ublic.opcion(id_opcion, codigo_opcion, descripcion, ruta, tipo, uri, jerarquia, estatus) VALUES (705,upper(substr(md5(trunc(random() * 9999999 + 1000000)::text), 1,6)), 'Clases de Cargos y Tabuladores', 'Clases de Cargos y Tabuladores', 'D', '', '1.03', 'A');" calcext:value-type="string">
            <text:p>INSERT INTO public.opcion(id_opcion, codigo_opcion, descripcion, ruta, tipo, uri, jerarquia, estatus) VALUES (705,upper(substr(md5(trunc(random() * 9999999 + 1000000)::text), 1,6)), 'Clases de Cargos y Tabuladores', 'Clases de Cargos y Tabuladores', 'D', '', '1.03', 'A');</text:p>
          </table:table-cell>
          <table:table-cell table:number-columns-repeated="2"/>
          <table:table-cell table:formula="of:==IF([.L29] &lt;&gt; &quot;&quot;;&quot;INSERT INTO public.rolopcion(id_rol_opcion, id_rol, id_opcion, consultar, agregar, modificar, eliminar, ejecutar) VALUES (&quot; &amp; [.O29] &amp; &quot;, '41'::integer, &quot; &amp; [.N29] &amp; &quot;, 'S'::text, 'S'::text, 'S'::text, 'S'::text, 'S'::text);&quot;; &quot;&quot;)" office:value-type="string" office:string-value="INSERT INTO public.rolopcion(id_rol_opcion, id_rol, id_opcion, consultar, agregar, modificar, eliminar, ejecutar) VALUES (129, '41'::integer, 705, 'S'::text, 'S'::text, 'S'::text, 'S'::text, 'S'::text);" calcext:value-type="string">
            <text:p>INSERT INTO public.rolopcion(id_rol_opcion, id_rol, id_opcion, consultar, agregar, modificar, eliminar, ejecutar) VALUES (129, '41'::integer, 705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0]" office:value-type="string" office:string-value="1.03.01" calcext:value-type="string">
            <text:p>1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amos Ocupacionales</text:p>
          </table:table-cell>
          <table:table-cell/>
          <table:table-cell office:value-type="string" calcext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 calcext:value-type="string">
            <text:p>Planificación-Clases de Cargos y Tabuladores-Ramos Ocupacionales</text:p>
          </table:table-cell>
          <table:table-cell office:value-type="string" calcext:value-type="string">
            <text:p>sigefirrhh/base/cargo/RamoOcupacional</text:p>
          </table:table-cell>
          <table:table-cell table:formula="of:=[.I30]" office:value-type="string" office:string-value="sigefirrhh/base/cargo/RamoOcupacional" calcext:value-type="string">
            <text:p>sigefirrhh/base/cargo/RamoOcupacional</text:p>
          </table:table-cell>
          <table:table-cell/>
          <table:table-cell table:formula="of:=[.E30]" office:value-type="string" office:string-value="Ramos Ocupacionales" calcext:value-type="string">
            <text:p>Ramos Ocupacionales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130" calcext:value-type="float">
            <text:p>130</text:p>
          </table:table-cell>
          <table:table-cell table:style-name="ce3" table:formula="of:=&quot;(&quot; &amp; [.N30] &amp; &quot;,&quot; &amp; [.$R$1] &amp; &quot;, '&quot; &amp; [.L30]  &amp; &quot;', '&quot; &amp; [.I30] &amp;  &quot;', 'D', '&quot; &amp; [.J30] &amp; &quot;', '&quot; &amp; UPPER([.A30]) &amp; &quot;', 'A');&quot;" office:value-type="string" office:string-value="(706,upper(substr(md5(trunc(random() * 9999999 + 1000000)::text), 1,6)), 'Ramos Ocupacionales', 'sigefirrhh/base/cargo/RamoOcupacional', 'D', 'sigefirrhh/base/cargo/RamoOcupacional', '1.03.01', 'A');" calcext:value-type="string">
            <text:p>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" calcext:value-type="string">
            <text:p>INSERT INTO public.opcion(id_opcion, codigo_opcion, descripcion, ruta, tipo, uri, jerarquia, estatus) VALUES 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2"/>
          <table:table-cell table:formula="of:==IF([.L30] &lt;&gt; &quot;&quot;;&quot;INSERT INTO public.rolopcion(id_rol_opcion, id_rol, id_opcion, consultar, agregar, modificar, eliminar, ejecutar) VALUES (&quot; &amp; [.O30] &amp; &quot;, '41'::integer, &quot; &amp; [.N30] &amp; &quot;, 'S'::text, 'S'::text, 'S'::text, 'S'::text, 'S'::text);&quot;; &quot;&quot;)" office:value-type="string" office:string-value="INSERT INTO public.rolopcion(id_rol_opcion, id_rol, id_opcion, consultar, agregar, modificar, eliminar, ejecutar) VALUES (130, '41'::integer, 706, 'S'::text, 'S'::text, 'S'::text, 'S'::text, 'S'::text);" calcext:value-type="string">
            <text:p>INSERT INTO public.rolopcion(id_rol_opcion, id_rol, id_opcion, consultar, agregar, modificar, eliminar, ejecutar) VALUES (130, '41'::integer, 706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1]" office:value-type="string" office:string-value="1.03.02" calcext:value-type="string">
            <text:p>1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rupos Ocupacionales</text:p>
          </table:table-cell>
          <table:table-cell/>
          <table:table-cell office:value-type="string" calcext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 calcext:value-type="string">
            <text:p>Planificación-Clases de Cargos y Tabuladores-Grupos Ocupacionales</text:p>
          </table:table-cell>
          <table:table-cell office:value-type="string" calcext:value-type="string">
            <text:p>sigefirrhh/base/cargo/GrupoOcupacional</text:p>
          </table:table-cell>
          <table:table-cell table:formula="of:=[.I31]" office:value-type="string" office:string-value="sigefirrhh/base/cargo/GrupoOcupacional" calcext:value-type="string">
            <text:p>sigefirrhh/base/cargo/GrupoOcupacional</text:p>
          </table:table-cell>
          <table:table-cell/>
          <table:table-cell table:formula="of:=[.E31]" office:value-type="string" office:string-value="Grupos Ocupacionales" calcext:value-type="string">
            <text:p>Grupos Ocupacionales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131" calcext:value-type="float">
            <text:p>131</text:p>
          </table:table-cell>
          <table:table-cell table:style-name="ce3" table:formula="of:=&quot;(&quot; &amp; [.N31] &amp; &quot;,&quot; &amp; [.$R$1] &amp; &quot;, '&quot; &amp; [.L31]  &amp; &quot;', '&quot; &amp; [.I31] &amp;  &quot;', 'D', '&quot; &amp; [.J31] &amp; &quot;', '&quot; &amp; UPPER([.A31]) &amp; &quot;', 'A');&quot;" office:value-type="string" office:string-value="(707,upper(substr(md5(trunc(random() * 9999999 + 1000000)::text), 1,6)), 'Grupos Ocupacionales', 'sigefirrhh/base/cargo/GrupoOcupacional', 'D', 'sigefirrhh/base/cargo/GrupoOcupacional', '1.03.02', 'A');" calcext:value-type="string">
            <text:p>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" calcext:value-type="string">
            <text:p>INSERT INTO public.opcion(id_opcion, codigo_opcion, descripcion, ruta, tipo, uri, jerarquia, estatus) VALUES 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2"/>
          <table:table-cell table:formula="of:==IF([.L31] &lt;&gt; &quot;&quot;;&quot;INSERT INTO public.rolopcion(id_rol_opcion, id_rol, id_opcion, consultar, agregar, modificar, eliminar, ejecutar) VALUES (&quot; &amp; [.O31] &amp; &quot;, '41'::integer, &quot; &amp; [.N31] &amp; &quot;, 'S'::text, 'S'::text, 'S'::text, 'S'::text, 'S'::text);&quot;; &quot;&quot;)" office:value-type="string" office:string-value="INSERT INTO public.rolopcion(id_rol_opcion, id_rol, id_opcion, consultar, agregar, modificar, eliminar, ejecutar) VALUES (131, '41'::integer, 707, 'S'::text, 'S'::text, 'S'::text, 'S'::text, 'S'::text);" calcext:value-type="string">
            <text:p>INSERT INTO public.rolopcion(id_rol_opcion, id_rol, id_opcion, consultar, agregar, modificar, eliminar, ejecutar) VALUES (131, '41'::integer, 707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2]" office:value-type="string" office:string-value="1.03.03" calcext:value-type="string">
            <text:p>1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ries de Cargos</text:p>
          </table:table-cell>
          <table:table-cell/>
          <table:table-cell office:value-type="string" calcext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 calcext:value-type="string">
            <text:p>Planificación-Clases de Cargos y Tabuladores-Series de Cargos</text:p>
          </table:table-cell>
          <table:table-cell office:value-type="string" calcext:value-type="string">
            <text:p>sigefirrhh/base/cargo/SerieCargo</text:p>
          </table:table-cell>
          <table:table-cell table:formula="of:=[.I32]" office:value-type="string" office:string-value="sigefirrhh/base/cargo/SerieCargo" calcext:value-type="string">
            <text:p>sigefirrhh/base/cargo/SerieCargo</text:p>
          </table:table-cell>
          <table:table-cell/>
          <table:table-cell table:formula="of:=[.E32]" office:value-type="string" office:string-value="Series de Cargos" calcext:value-type="string">
            <text:p>Series de Cargos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132" calcext:value-type="float">
            <text:p>132</text:p>
          </table:table-cell>
          <table:table-cell table:style-name="ce3" table:formula="of:=&quot;(&quot; &amp; [.N32] &amp; &quot;,&quot; &amp; [.$R$1] &amp; &quot;, '&quot; &amp; [.L32]  &amp; &quot;', '&quot; &amp; [.I32] &amp;  &quot;', 'D', '&quot; &amp; [.J32] &amp; &quot;', '&quot; &amp; UPPER([.A32]) &amp; &quot;', 'A');&quot;" office:value-type="string" office:string-value="(708,upper(substr(md5(trunc(random() * 9999999 + 1000000)::text), 1,6)), 'Series de Cargos', 'sigefirrhh/base/cargo/SerieCargo', 'D', 'sigefirrhh/base/cargo/SerieCargo', '1.03.03', 'A');" calcext:value-type="string">
            <text:p>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" calcext:value-type="string">
            <text:p>INSERT INTO public.opcion(id_opcion, codigo_opcion, descripcion, ruta, tipo, uri, jerarquia, estatus) VALUES 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2"/>
          <table:table-cell table:formula="of:==IF([.L32] &lt;&gt; &quot;&quot;;&quot;INSERT INTO public.rolopcion(id_rol_opcion, id_rol, id_opcion, consultar, agregar, modificar, eliminar, ejecutar) VALUES (&quot; &amp; [.O32] &amp; &quot;, '41'::integer, &quot; &amp; [.N32] &amp; &quot;, 'S'::text, 'S'::text, 'S'::text, 'S'::text, 'S'::text);&quot;; &quot;&quot;)" office:value-type="string" office:string-value="INSERT INTO public.rolopcion(id_rol_opcion, id_rol, id_opcion, consultar, agregar, modificar, eliminar, ejecutar) VALUES (132, '41'::integer, 708, 'S'::text, 'S'::text, 'S'::text, 'S'::text, 'S'::text);" calcext:value-type="string">
            <text:p>INSERT INTO public.rolopcion(id_rol_opcion, id_rol, id_opcion, consultar, agregar, modificar, eliminar, ejecutar) VALUES (132, '41'::integer, 708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3]" office:value-type="string" office:string-value="1.03.04" calcext:value-type="string">
            <text:p>1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abuladores</text:p>
          </table:table-cell>
          <table:table-cell/>
          <table:table-cell office:value-type="string" calcext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 calcext:value-type="string">
            <text:p>Planificación-Clases de Cargos y Tabuladores-Tabuladores</text:p>
          </table:table-cell>
          <table:table-cell office:value-type="string" calcext:value-type="string">
            <text:p>sigefirrhh/base/cargo/Tabulador</text:p>
          </table:table-cell>
          <table:table-cell table:formula="of:=[.I33]" office:value-type="string" office:string-value="sigefirrhh/base/cargo/Tabulador" calcext:value-type="string">
            <text:p>sigefirrhh/base/cargo/Tabulador</text:p>
          </table:table-cell>
          <table:table-cell/>
          <table:table-cell table:formula="of:=[.E33]" office:value-type="string" office:string-value="Tabuladores" calcext:value-type="string">
            <text:p>Tabuladores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133" calcext:value-type="float">
            <text:p>133</text:p>
          </table:table-cell>
          <table:table-cell table:style-name="ce3" table:formula="of:=&quot;(&quot; &amp; [.N33] &amp; &quot;,&quot; &amp; [.$R$1] &amp; &quot;, '&quot; &amp; [.L33]  &amp; &quot;', '&quot; &amp; [.I33] &amp;  &quot;', 'D', '&quot; &amp; [.J33] &amp; &quot;', '&quot; &amp; UPPER([.A33]) &amp; &quot;', 'A');&quot;" office:value-type="string" office:string-value="(709,upper(substr(md5(trunc(random() * 9999999 + 1000000)::text), 1,6)), 'Tabuladores', 'sigefirrhh/base/cargo/Tabulador', 'D', 'sigefirrhh/base/cargo/Tabulador', '1.03.04', 'A');" calcext:value-type="string">
            <text:p>(709,upper(substr(md5(trunc(random() * 9999999 + 1000000)::text), 1,6)), 'Tabuladores', 'sigefirrhh/base/cargo/Tabulador', 'D', 'sigefirrhh/base/cargo/Tabulador', '1.03.04', 'A'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" calcext:value-type="string">
            <text:p>INSERT INTO public.opcion(id_opcion, codigo_opcion, descripcion, ruta, tipo, uri, jerarquia, estatus) VALUES (709,upper(substr(md5(trunc(random() * 9999999 + 1000000)::text), 1,6)), 'Tabuladores', 'sigefirrhh/base/cargo/Tabulador', 'D', 'sigefirrhh/base/cargo/Tabulador', '1.03.04', 'A');</text:p>
          </table:table-cell>
          <table:table-cell table:number-columns-repeated="2"/>
          <table:table-cell table:formula="of:==IF([.L33] &lt;&gt; &quot;&quot;;&quot;INSERT INTO public.rolopcion(id_rol_opcion, id_rol, id_opcion, consultar, agregar, modificar, eliminar, ejecutar) VALUES (&quot; &amp; [.O33] &amp; &quot;, '41'::integer, &quot; &amp; [.N33] &amp; &quot;, 'S'::text, 'S'::text, 'S'::text, 'S'::text, 'S'::text);&quot;; &quot;&quot;)" office:value-type="string" office:string-value="INSERT INTO public.rolopcion(id_rol_opcion, id_rol, id_opcion, consultar, agregar, modificar, eliminar, ejecutar) VALUES (133, '41'::integer, 709, 'S'::text, 'S'::text, 'S'::text, 'S'::text, 'S'::text);" calcext:value-type="string">
            <text:p>INSERT INTO public.rolopcion(id_rol_opcion, id_rol, id_opcion, consultar, agregar, modificar, eliminar, ejecutar) VALUES (133, '41'::integer, 709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4]" office:value-type="string" office:string-value="1.03.05" calcext:value-type="string">
            <text:p>1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talles de un Tabulador</text:p>
          </table:table-cell>
          <table:table-cell/>
          <table:table-cell office:value-type="string" calcext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 calcext:value-type="string">
            <text:p>Planificación-Clases de Cargos y Tabuladores-Detalles de un Tabulador</text:p>
          </table:table-cell>
          <table:table-cell office:value-type="string" calcext:value-type="string">
            <text:p>sigefirrhh/base/cargo/DetalleTabulador</text:p>
          </table:table-cell>
          <table:table-cell table:formula="of:=[.I34]" office:value-type="string" office:string-value="sigefirrhh/base/cargo/DetalleTabulador" calcext:value-type="string">
            <text:p>sigefirrhh/base/cargo/DetalleTabulador</text:p>
          </table:table-cell>
          <table:table-cell/>
          <table:table-cell table:formula="of:=[.E34]" office:value-type="string" office:string-value="Detalles de un Tabulador" calcext:value-type="string">
            <text:p>Detalles de un Tabulador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34" calcext:value-type="float">
            <text:p>134</text:p>
          </table:table-cell>
          <table:table-cell table:style-name="ce3" table:formula="of:=&quot;(&quot; &amp; [.N34] &amp; &quot;,&quot; &amp; [.$R$1] &amp; &quot;, '&quot; &amp; [.L34]  &amp; &quot;', '&quot; &amp; [.I34] &amp;  &quot;', 'D', '&quot; &amp; [.J34] &amp; &quot;', '&quot; &amp; UPPER([.A34]) &amp; &quot;', 'A');&quot;" office:value-type="string" office:string-value="(710,upper(substr(md5(trunc(random() * 9999999 + 1000000)::text), 1,6)), 'Detalles de un Tabulador', 'sigefirrhh/base/cargo/DetalleTabulador', 'D', 'sigefirrhh/base/cargo/DetalleTabulador', '1.03.05', 'A');" calcext:value-type="string">
            <text:p>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" calcext:value-type="string">
            <text:p>INSERT INTO public.opcion(id_opcion, codigo_opcion, descripcion, ruta, tipo, uri, jerarquia, estatus) VALUES 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2"/>
          <table:table-cell table:formula="of:==IF([.L34] &lt;&gt; &quot;&quot;;&quot;INSERT INTO public.rolopcion(id_rol_opcion, id_rol, id_opcion, consultar, agregar, modificar, eliminar, ejecutar) VALUES (&quot; &amp; [.O34] &amp; &quot;, '41'::integer, &quot; &amp; [.N34] &amp; &quot;, 'S'::text, 'S'::text, 'S'::text, 'S'::text, 'S'::text);&quot;; &quot;&quot;)" office:value-type="string" office:string-value="INSERT INTO public.rolopcion(id_rol_opcion, id_rol, id_opcion, consultar, agregar, modificar, eliminar, ejecutar) VALUES (134, '41'::integer, 710, 'S'::text, 'S'::text, 'S'::text, 'S'::text, 'S'::text);" calcext:value-type="string">
            <text:p>INSERT INTO public.rolopcion(id_rol_opcion, id_rol, id_opcion, consultar, agregar, modificar, eliminar, ejecutar) VALUES (134, '41'::integer, 710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5]" office:value-type="string" office:string-value="1.03.06" calcext:value-type="string">
            <text:p>1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lasificación de Cargos</text:p>
          </table:table-cell>
          <table:table-cell table:number-columns-repeated="2"/>
          <table:table-cell table:formula="of:=[.$H$29]&amp;&quot;-&quot;&amp;[.E35]" office:value-type="string" office:string-value="Planificación-Clases de Cargos y Tabuladores-Clasificación de Cargos" calcext:value-type="string">
            <text:p>Planificación-Clases de Cargos y Tabuladores-Clasificación de Cargos</text:p>
          </table:table-cell>
          <table:table-cell office:value-type="string" calcext:value-type="string">
            <text:p>sigefirrhh/base/cargo/ManualCargo</text:p>
          </table:table-cell>
          <table:table-cell table:formula="of:=[.I35]" office:value-type="string" office:string-value="sigefirrhh/base/cargo/ManualCargo" calcext:value-type="string">
            <text:p>sigefirrhh/base/cargo/ManualCargo</text:p>
          </table:table-cell>
          <table:table-cell/>
          <table:table-cell table:formula="of:=[.E35]" office:value-type="string" office:string-value="Clasificación de Cargos" calcext:value-type="string">
            <text:p>Clasificación de Cargos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135" calcext:value-type="float">
            <text:p>135</text:p>
          </table:table-cell>
          <table:table-cell table:style-name="ce3" table:formula="of:=&quot;(&quot; &amp; [.N35] &amp; &quot;,&quot; &amp; [.$R$1] &amp; &quot;, '&quot; &amp; [.L35]  &amp; &quot;', '&quot; &amp; [.I35] &amp;  &quot;', 'D', '&quot; &amp; [.J35] &amp; &quot;', '&quot; &amp; UPPER([.A35]) &amp; &quot;', 'A');&quot;" office:value-type="string" office:string-value="(711,upper(substr(md5(trunc(random() * 9999999 + 1000000)::text), 1,6)), 'Clasificación de Cargos', 'sigefirrhh/base/cargo/ManualCargo', 'D', 'sigefirrhh/base/cargo/ManualCargo', '1.03.06', 'A');" calcext:value-type="string">
            <text:p>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" calcext:value-type="string">
            <text:p>INSERT INTO public.opcion(id_opcion, codigo_opcion, descripcion, ruta, tipo, uri, jerarquia, estatus) VALUES 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2"/>
          <table:table-cell table:formula="of:==IF([.L35] &lt;&gt; &quot;&quot;;&quot;INSERT INTO public.rolopcion(id_rol_opcion, id_rol, id_opcion, consultar, agregar, modificar, eliminar, ejecutar) VALUES (&quot; &amp; [.O35] &amp; &quot;, '41'::integer, &quot; &amp; [.N35] &amp; &quot;, 'S'::text, 'S'::text, 'S'::text, 'S'::text, 'S'::text);&quot;; &quot;&quot;)" office:value-type="string" office:string-value="INSERT INTO public.rolopcion(id_rol_opcion, id_rol, id_opcion, consultar, agregar, modificar, eliminar, ejecutar) VALUES (135, '41'::integer, 711, 'S'::text, 'S'::text, 'S'::text, 'S'::text, 'S'::text);" calcext:value-type="string">
            <text:p>INSERT INTO public.rolopcion(id_rol_opcion, id_rol, id_opcion, consultar, agregar, modificar, eliminar, ejecutar) VALUES (135, '41'::integer, 711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6]" office:value-type="string" office:string-value="1.03.07" calcext:value-type="string">
            <text:p>1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rgos</text:p>
          </table:table-cell>
          <table:table-cell/>
          <table:table-cell office:value-type="string" calcext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 calcext:value-type="string">
            <text:p>Planificación-Clases de Cargos y Tabuladores-Cargos</text:p>
          </table:table-cell>
          <table:table-cell office:value-type="string" calcext:value-type="string">
            <text:p>sigefirrhh/base/cargo/Cargo</text:p>
          </table:table-cell>
          <table:table-cell table:formula="of:=[.I36]" office:value-type="string" office:string-value="sigefirrhh/base/cargo/Cargo" calcext:value-type="string">
            <text:p>sigefirrhh/base/cargo/Cargo</text:p>
          </table:table-cell>
          <table:table-cell/>
          <table:table-cell table:formula="of:=[.E36]" office:value-type="string" office:string-value="Cargos" calcext:value-type="string">
            <text:p>Cargos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36" calcext:value-type="float">
            <text:p>136</text:p>
          </table:table-cell>
          <table:table-cell table:style-name="ce3" table:formula="of:=&quot;(&quot; &amp; [.N36] &amp; &quot;,&quot; &amp; [.$R$1] &amp; &quot;, '&quot; &amp; [.L36]  &amp; &quot;', '&quot; &amp; [.I36] &amp;  &quot;', 'D', '&quot; &amp; [.J36] &amp; &quot;', '&quot; &amp; UPPER([.A36]) &amp; &quot;', 'A');&quot;" office:value-type="string" office:string-value="(712,upper(substr(md5(trunc(random() * 9999999 + 1000000)::text), 1,6)), 'Cargos', 'sigefirrhh/base/cargo/Cargo', 'D', 'sigefirrhh/base/cargo/Cargo', '1.03.07', 'A');" calcext:value-type="string">
            <text:p>(712,upper(substr(md5(trunc(random() * 9999999 + 1000000)::text), 1,6)), 'Cargos', 'sigefirrhh/base/cargo/Cargo', 'D', 'sigefirrhh/base/cargo/Cargo', '1.03.07', 'A'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ublic.opcion(id_opcion, codigo_opcion, descripcion, ruta, tipo, uri, jerarquia, estatus) VALUES (712,upper(substr(md5(trunc(random() * 9999999 + 1000000)::text), 1,6)), 'Cargos', 'sigefirrhh/base/cargo/Cargo', 'D', 'sigefirrhh/base/cargo/Cargo', '1.03.07', 'A');" calcext:value-type="string">
            <text:p>INSERT INTO public.opcion(id_opcion, codigo_opcion, descripcion, ruta, tipo, uri, jerarquia, estatus) VALUES (712,upper(substr(md5(trunc(random() * 9999999 + 1000000)::text), 1,6)), 'Cargos', 'sigefirrhh/base/cargo/Cargo', 'D', 'sigefirrhh/base/cargo/Cargo', '1.03.07', 'A');</text:p>
          </table:table-cell>
          <table:table-cell table:number-columns-repeated="2"/>
          <table:table-cell table:formula="of:==IF([.L36] &lt;&gt; &quot;&quot;;&quot;INSERT INTO public.rolopcion(id_rol_opcion, id_rol, id_opcion, consultar, agregar, modificar, eliminar, ejecutar) VALUES (&quot; &amp; [.O36] &amp; &quot;, '41'::integer, &quot; &amp; [.N36] &amp; &quot;, 'S'::text, 'S'::text, 'S'::text, 'S'::text, 'S'::text);&quot;; &quot;&quot;)" office:value-type="string" office:string-value="INSERT INTO public.rolopcion(id_rol_opcion, id_rol, id_opcion, consultar, agregar, modificar, eliminar, ejecutar) VALUES (136, '41'::integer, 712, 'S'::text, 'S'::text, 'S'::text, 'S'::text, 'S'::text);" calcext:value-type="string">
            <text:p>INSERT INTO public.rolopcion(id_rol_opcion, id_rol, id_opcion, consultar, agregar, modificar, eliminar, ejecutar) VALUES (136, '41'::integer, 712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7]" office:value-type="string" office:string-value="1.03.08" calcext:value-type="string">
            <text:p>1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 calcext:value-type="string">
            <text:p>Planificación-Clases de Cargos y Tabuladores-Reporte de Cargos</text:p>
          </table:table-cell>
          <table:table-cell office:value-type="string" calcext:value-type="string">
            <text:p>sigefirrhh/base/cargo/ReportCargos</text:p>
          </table:table-cell>
          <table:table-cell table:formula="of:=[.I37]" office:value-type="string" office:string-value="sigefirrhh/base/cargo/ReportCargos" calcext:value-type="string">
            <text:p>sigefirrhh/base/cargo/ReportCargos</text:p>
          </table:table-cell>
          <table:table-cell/>
          <table:table-cell table:formula="of:=[.E37]" office:value-type="string" office:string-value="Reporte de Cargos" calcext:value-type="string">
            <text:p>Reporte de Cargos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137" calcext:value-type="float">
            <text:p>137</text:p>
          </table:table-cell>
          <table:table-cell table:style-name="ce3" table:formula="of:=&quot;(&quot; &amp; [.N37] &amp; &quot;,&quot; &amp; [.$R$1] &amp; &quot;, '&quot; &amp; [.L37]  &amp; &quot;', '&quot; &amp; [.I37] &amp;  &quot;', 'D', '&quot; &amp; [.J37] &amp; &quot;', '&quot; &amp; UPPER([.A37]) &amp; &quot;', 'A');&quot;" office:value-type="string" office:string-value="(713,upper(substr(md5(trunc(random() * 9999999 + 1000000)::text), 1,6)), 'Reporte de Cargos', 'sigefirrhh/base/cargo/ReportCargos', 'D', 'sigefirrhh/base/cargo/ReportCargos', '1.03.08', 'A');" calcext:value-type="string">
            <text:p>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" calcext:value-type="string">
            <text:p>INSERT INTO public.opcion(id_opcion, codigo_opcion, descripcion, ruta, tipo, uri, jerarquia, estatus) VALUES 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2"/>
          <table:table-cell table:formula="of:==IF([.L37] &lt;&gt; &quot;&quot;;&quot;INSERT INTO public.rolopcion(id_rol_opcion, id_rol, id_opcion, consultar, agregar, modificar, eliminar, ejecutar) VALUES (&quot; &amp; [.O37] &amp; &quot;, '41'::integer, &quot; &amp; [.N37] &amp; &quot;, 'S'::text, 'S'::text, 'S'::text, 'S'::text, 'S'::text);&quot;; &quot;&quot;)" office:value-type="string" office:string-value="INSERT INTO public.rolopcion(id_rol_opcion, id_rol, id_opcion, consultar, agregar, modificar, eliminar, ejecutar) VALUES (137, '41'::integer, 713, 'S'::text, 'S'::text, 'S'::text, 'S'::text, 'S'::text);" calcext:value-type="string">
            <text:p>INSERT INTO public.rolopcion(id_rol_opcion, id_rol, id_opcion, consultar, agregar, modificar, eliminar, ejecutar) VALUES (137, '41'::integer, 713, 'S'::text, 'S'::text, 'S'::text, 'S'::text, 'S'::text);</text:p>
          </table:table-cell>
        </table:table-row>
        <table:table-row table:style-name="ro4">
          <table:table-cell table:style-name="ce2" table:formula="of:=[.$B$2]&amp;&quot;.&quot;&amp;[.C38]" office:value-type="string" office:string-value="1.04" calcext:value-type="string">
            <text:p>1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Clasificación</text:p>
          </table:table-cell>
          <table:table-cell table:number-columns-repeated="2"/>
          <table:table-cell office:value-type="string" calcext:value-type="string">
            <text:p>ElegiblePublicacion</text:p>
          </table:table-cell>
          <table:table-cell table:style-name="ce2" table:formula="of:=[.$C$2]&amp;&quot;-&quot;&amp;[.D38]" office:value-type="string" office:string-value="Planificación-Clasificación" calcext:value-type="string">
            <text:p>Planificación-Clasificación</text:p>
          </table:table-cell>
          <table:table-cell table:formula="of:=+[.D38]" office:value-type="string" office:string-value="Clasificación" calcext:value-type="string">
            <text:p>Clasificación</text:p>
          </table:table-cell>
          <table:table-cell table:number-columns-repeated="2"/>
          <table:table-cell table:formula="of:=[.D38]" office:value-type="string" office:string-value="Clasificación" calcext:value-type="string">
            <text:p>Clasificación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138" calcext:value-type="float">
            <text:p>138</text:p>
          </table:table-cell>
          <table:table-cell table:style-name="ce3" table:formula="of:=&quot;(&quot; &amp; [.N38] &amp; &quot;,&quot; &amp; [.$R$1] &amp; &quot;, '&quot; &amp; [.L38]  &amp; &quot;', '&quot; &amp; [.I38] &amp;  &quot;', 'D', '&quot; &amp; [.J38] &amp; &quot;', '&quot; &amp; UPPER([.A38]) &amp; &quot;', 'A');&quot;" office:value-type="string" office:string-value="(714,upper(substr(md5(trunc(random() * 9999999 + 1000000)::text), 1,6)), 'Clasificación', 'Clasificación', 'D', '', '1.04', 'A');" calcext:value-type="string">
            <text:p>(714,upper(substr(md5(trunc(random() * 9999999 + 1000000)::text), 1,6)), 'Clasificación', 'Clasificación', 'D', '', '1.04', 'A'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ublic.opcion(id_opcion, codigo_opcion, descripcion, ruta, tipo, uri, jerarquia, estatus) VALUES (714,upper(substr(md5(trunc(random() * 9999999 + 1000000)::text), 1,6)), 'Clasificación', 'Clasificación', 'D', '', '1.04', 'A');" calcext:value-type="string">
            <text:p>INSERT INTO public.opcion(id_opcion, codigo_opcion, descripcion, ruta, tipo, uri, jerarquia, estatus) VALUES (714,upper(substr(md5(trunc(random() * 9999999 + 1000000)::text), 1,6)), 'Clasificación', 'Clasificación', 'D', '', '1.04', 'A');</text:p>
          </table:table-cell>
          <table:table-cell table:number-columns-repeated="2"/>
          <table:table-cell table:formula="of:==IF([.L38] &lt;&gt; &quot;&quot;;&quot;INSERT INTO public.rolopcion(id_rol_opcion, id_rol, id_opcion, consultar, agregar, modificar, eliminar, ejecutar) VALUES (&quot; &amp; [.O38] &amp; &quot;, '41'::integer, &quot; &amp; [.N38] &amp; &quot;, 'S'::text, 'S'::text, 'S'::text, 'S'::text, 'S'::text);&quot;; &quot;&quot;)" office:value-type="string" office:string-value="INSERT INTO public.rolopcion(id_rol_opcion, id_rol, id_opcion, consultar, agregar, modificar, eliminar, ejecutar) VALUES (138, '41'::integer, 714, 'S'::text, 'S'::text, 'S'::text, 'S'::text, 'S'::text);" calcext:value-type="string">
            <text:p>INSERT INTO public.rolopcion(id_rol_opcion, id_rol, id_opcion, consultar, agregar, modificar, eliminar, ejecutar) VALUES (138, '41'::integer, 714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39]" office:value-type="string" office:string-value="1.04.01" calcext:value-type="string">
            <text:p>1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erfil de un Cargo</text:p>
          </table:table-cell>
          <table:table-cell/>
          <table:table-cell office:value-type="string" calcext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 calcext:value-type="string">
            <text:p>Planificación-Clasificación-Perfil de un Cargo</text:p>
          </table:table-cell>
          <table:table-cell office:value-type="string" calcext:value-type="string">
            <text:p>sigefirrhh/planificacion/clasificacion/Perfil</text:p>
          </table:table-cell>
          <table:table-cell table:formula="of:=[.I39]" office:value-type="string" office:string-value="sigefirrhh/planificacion/clasificacion/Perfil" calcext:value-type="string">
            <text:p>sigefirrhh/planificacion/clasificacion/Perfil</text:p>
          </table:table-cell>
          <table:table-cell/>
          <table:table-cell table:formula="of:=[.E39]" office:value-type="string" office:string-value="Perfil de un Cargo" calcext:value-type="string">
            <text:p>Perfil de un Cargo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9" calcext:value-type="float">
            <text:p>139</text:p>
          </table:table-cell>
          <table:table-cell table:style-name="ce3" table:formula="of:=&quot;(&quot; &amp; [.N39] &amp; &quot;,&quot; &amp; [.$R$1] &amp; &quot;, '&quot; &amp; [.L39]  &amp; &quot;', '&quot; &amp; [.I39] &amp;  &quot;', 'D', '&quot; &amp; [.J39] &amp; &quot;', '&quot; &amp; UPPER([.A39]) &amp; &quot;', 'A');&quot;" office:value-type="string" office:string-value="(715,upper(substr(md5(trunc(random() * 9999999 + 1000000)::text), 1,6)), 'Perfil de un Cargo', 'sigefirrhh/planificacion/clasificacion/Perfil', 'D', 'sigefirrhh/planificacion/clasificacion/Perfil', '1.04.01', 'A');" calcext:value-type="string">
            <text:p>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" calcext:value-type="string">
            <text:p>INSERT INTO public.opcion(id_opcion, codigo_opcion, descripcion, ruta, tipo, uri, jerarquia, estatus) VALUES 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2"/>
          <table:table-cell table:formula="of:==IF([.L39] &lt;&gt; &quot;&quot;;&quot;INSERT INTO public.rolopcion(id_rol_opcion, id_rol, id_opcion, consultar, agregar, modificar, eliminar, ejecutar) VALUES (&quot; &amp; [.O39] &amp; &quot;, '41'::integer, &quot; &amp; [.N39] &amp; &quot;, 'S'::text, 'S'::text, 'S'::text, 'S'::text, 'S'::text);&quot;; &quot;&quot;)" office:value-type="string" office:string-value="INSERT INTO public.rolopcion(id_rol_opcion, id_rol, id_opcion, consultar, agregar, modificar, eliminar, ejecutar) VALUES (139, '41'::integer, 715, 'S'::text, 'S'::text, 'S'::text, 'S'::text, 'S'::text);" calcext:value-type="string">
            <text:p>INSERT INTO public.rolopcion(id_rol_opcion, id_rol, id_opcion, consultar, agregar, modificar, eliminar, ejecutar) VALUES (139, '41'::integer, 715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40]" office:value-type="string" office:string-value="1.04.02" calcext:value-type="string">
            <text:p>1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 calcext:value-type="string">
            <text:p>Planificación-Clasificación-Requisitos de un Cargo</text:p>
          </table:table-cell>
          <table:table-cell table:number-columns-repeated="3"/>
          <table:table-cell table:formula="of:=[.E40]" office:value-type="string" office:string-value="Requisitos de un Cargo" calcext:value-type="string">
            <text:p>Requisitos de un Cargo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140" calcext:value-type="float">
            <text:p>140</text:p>
          </table:table-cell>
          <table:table-cell table:style-name="ce3" table:formula="of:=&quot;(&quot; &amp; [.N40] &amp; &quot;,&quot; &amp; [.$R$1] &amp; &quot;, '&quot; &amp; [.L40]  &amp; &quot;', '&quot; &amp; [.I41] &amp;  &quot;', 'D', '&quot; &amp; [.J40] &amp; &quot;', '&quot; &amp; UPPER([.A40]) &amp; &quot;', 'A');&quot;" office:value-type="string" office:string-value="(716,upper(substr(md5(trunc(random() * 9999999 + 1000000)::text), 1,6)), 'Requisitos de un Cargo', 'sigefirrhh/planificacion/clasificacion/ProfesionCargo', 'D', '', '1.04.02', 'A');" calcext:value-type="string">
            <text:p>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" calcext:value-type="string">
            <text:p>INSERT INTO public.opcion(id_opcion, codigo_opcion, descripcion, ruta, tipo, uri, jerarquia, estatus) VALUES 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2"/>
          <table:table-cell table:formula="of:==IF([.L40] &lt;&gt; &quot;&quot;;&quot;INSERT INTO public.rolopcion(id_rol_opcion, id_rol, id_opcion, consultar, agregar, modificar, eliminar, ejecutar) VALUES (&quot; &amp; [.O40] &amp; &quot;, '41'::integer, &quot; &amp; [.N40] &amp; &quot;, 'S'::text, 'S'::text, 'S'::text, 'S'::text, 'S'::text);&quot;; &quot;&quot;)" office:value-type="string" office:string-value="INSERT INTO public.rolopcion(id_rol_opcion, id_rol, id_opcion, consultar, agregar, modificar, eliminar, ejecutar) VALUES (140, '41'::integer, 716, 'S'::text, 'S'::text, 'S'::text, 'S'::text, 'S'::text);" calcext:value-type="string">
            <text:p>INSERT INTO public.rolopcion(id_rol_opcion, id_rol, id_opcion, consultar, agregar, modificar, eliminar, ejecutar) VALUES (140, '41'::integer, 716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1]" office:value-type="string" office:string-value="1.04.02.01" calcext:value-type="string">
            <text:p>1.04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 calcext:value-type="string">
            <text:p>Planificación-Clasificación-Requisitos de un Cargo-Profesionales</text:p>
          </table:table-cell>
          <table:table-cell office:value-type="string" calcext:value-type="string">
            <text:p>sigefirrhh/planificacion/clasificacion/ProfesionCargo</text:p>
          </table:table-cell>
          <table:table-cell table:formula="of:=[.I41]" office:value-type="string" office:string-value="sigefirrhh/planificacion/clasificacion/ProfesionCargo" calcext:value-type="string">
            <text:p>sigefirrhh/planificacion/clasificacion/ProfesionCargo</text:p>
          </table:table-cell>
          <table:table-cell/>
          <table:table-cell table:formula="of:=[.F41]" office:value-type="string" office:string-value="Profesionales" calcext:value-type="string">
            <text:p>Profesionales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141" calcext:value-type="float">
            <text:p>141</text:p>
          </table:table-cell>
          <table:table-cell table:style-name="ce3" table:formula="of:=&quot;(&quot; &amp; [.N41] &amp; &quot;,&quot; &amp; [.$R$1] &amp; &quot;, '&quot; &amp; [.L41]  &amp; &quot;', '&quot; &amp; [.I41] &amp;  &quot;', 'D', '&quot; &amp; [.J41] &amp; &quot;', '&quot; &amp; UPPER([.A41]) &amp; &quot;', 'A');&quot;" office:value-type="string" office:string-value="(717,upper(substr(md5(trunc(random() * 9999999 + 1000000)::text), 1,6)), 'Profesionales', 'sigefirrhh/planificacion/clasificacion/ProfesionCargo', 'D', 'sigefirrhh/planificacion/clasificacion/ProfesionCargo', '1.04.02.01', 'A');" calcext:value-type="string">
            <text:p>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" calcext:value-type="string">
            <text:p>INSERT INTO public.opcion(id_opcion, codigo_opcion, descripcion, ruta, tipo, uri, jerarquia, estatus) VALUES 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2"/>
          <table:table-cell table:formula="of:==IF([.L41] &lt;&gt; &quot;&quot;;&quot;INSERT INTO public.rolopcion(id_rol_opcion, id_rol, id_opcion, consultar, agregar, modificar, eliminar, ejecutar) VALUES (&quot; &amp; [.O41] &amp; &quot;, '41'::integer, &quot; &amp; [.N41] &amp; &quot;, 'S'::text, 'S'::text, 'S'::text, 'S'::text, 'S'::text);&quot;; &quot;&quot;)" office:value-type="string" office:string-value="INSERT INTO public.rolopcion(id_rol_opcion, id_rol, id_opcion, consultar, agregar, modificar, eliminar, ejecutar) VALUES (141, '41'::integer, 717, 'S'::text, 'S'::text, 'S'::text, 'S'::text, 'S'::text);" calcext:value-type="string">
            <text:p>INSERT INTO public.rolopcion(id_rol_opcion, id_rol, id_opcion, consultar, agregar, modificar, eliminar, ejecutar) VALUES (141, '41'::integer, 717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2]" office:value-type="string" office:string-value="1.04.02.02" calcext:value-type="string">
            <text:p>1.04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 calcext:value-type="string">
            <text:p>Planificación-Clasificación-Requisitos de un Cargo-Experiencia Laboral</text:p>
          </table:table-cell>
          <table:table-cell office:value-type="string" calcext:value-type="string">
            <text:p>sigefirrhh/planificacion/clasificacion/ExperienciaCargo</text:p>
          </table:table-cell>
          <table:table-cell table:formula="of:=[.I42]" office:value-type="string" office:string-value="sigefirrhh/planificacion/clasificacion/ExperienciaCargo" calcext:value-type="string">
            <text:p>sigefirrhh/planificacion/clasificacion/ExperienciaCargo</text:p>
          </table:table-cell>
          <table:table-cell/>
          <table:table-cell table:formula="of:=[.F42]" office:value-type="string" office:string-value="Experiencia Laboral" calcext:value-type="string">
            <text:p>Experiencia Laboral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142" calcext:value-type="float">
            <text:p>142</text:p>
          </table:table-cell>
          <table:table-cell table:style-name="ce3" table:formula="of:=&quot;(&quot; &amp; [.N42] &amp; &quot;,&quot; &amp; [.$R$1] &amp; &quot;, '&quot; &amp; [.L42]  &amp; &quot;', '&quot; &amp; [.I42] &amp;  &quot;', 'D', '&quot; &amp; [.J42] &amp; &quot;', '&quot; &amp; UPPER([.A42]) &amp; &quot;', 'A');&quot;" office:value-type="string" office:string-value="(718,upper(substr(md5(trunc(random() * 9999999 + 1000000)::text), 1,6)), 'Experiencia Laboral', 'sigefirrhh/planificacion/clasificacion/ExperienciaCargo', 'D', 'sigefirrhh/planificacion/clasificacion/ExperienciaCargo', '1.04.02.02', 'A');" calcext:value-type="string">
            <text:p>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" calcext:value-type="string">
            <text:p>INSERT INTO public.opcion(id_opcion, codigo_opcion, descripcion, ruta, tipo, uri, jerarquia, estatus) VALUES 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2"/>
          <table:table-cell table:formula="of:==IF([.L42] &lt;&gt; &quot;&quot;;&quot;INSERT INTO public.rolopcion(id_rol_opcion, id_rol, id_opcion, consultar, agregar, modificar, eliminar, ejecutar) VALUES (&quot; &amp; [.O42] &amp; &quot;, '41'::integer, &quot; &amp; [.N42] &amp; &quot;, 'S'::text, 'S'::text, 'S'::text, 'S'::text, 'S'::text);&quot;; &quot;&quot;)" office:value-type="string" office:string-value="INSERT INTO public.rolopcion(id_rol_opcion, id_rol, id_opcion, consultar, agregar, modificar, eliminar, ejecutar) VALUES (142, '41'::integer, 718, 'S'::text, 'S'::text, 'S'::text, 'S'::text, 'S'::text);" calcext:value-type="string">
            <text:p>INSERT INTO public.rolopcion(id_rol_opcion, id_rol, id_opcion, consultar, agregar, modificar, eliminar, ejecutar) VALUES (142, '41'::integer, 718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3]" office:value-type="string" office:string-value="1.04.02.03" calcext:value-type="string">
            <text:p>1.04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 calcext:value-type="string">
            <text:p>Planificación-Clasificación-Requisitos de un Cargo-Adiestramiento</text:p>
          </table:table-cell>
          <table:table-cell office:value-type="string" calcext:value-type="string">
            <text:p>sigefirrhh/planificacion/clasificacion/AdiestramientoCargo</text:p>
          </table:table-cell>
          <table:table-cell table:formula="of:=[.I43]" office:value-type="string" office:string-value="sigefirrhh/planificacion/clasificacion/AdiestramientoCargo" calcext:value-type="string">
            <text:p>sigefirrhh/planificacion/clasificacion/AdiestramientoCargo</text:p>
          </table:table-cell>
          <table:table-cell/>
          <table:table-cell table:formula="of:=[.F43]" office:value-type="string" office:string-value="Adiestramiento" calcext:value-type="string">
            <text:p>Adiestramiento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143" calcext:value-type="float">
            <text:p>143</text:p>
          </table:table-cell>
          <table:table-cell table:style-name="ce3" table:formula="of:=&quot;(&quot; &amp; [.N43] &amp; &quot;,&quot; &amp; [.$R$1] &amp; &quot;, '&quot; &amp; [.L43]  &amp; &quot;', '&quot; &amp; [.I43] &amp;  &quot;', 'D', '&quot; &amp; [.J43] &amp; &quot;', '&quot; &amp; UPPER([.A43]) &amp; &quot;', 'A');&quot;" office:value-type="string" office:string-value="(719,upper(substr(md5(trunc(random() * 9999999 + 1000000)::text), 1,6)), 'Adiestramiento', 'sigefirrhh/planificacion/clasificacion/AdiestramientoCargo', 'D', 'sigefirrhh/planificacion/clasificacion/AdiestramientoCargo', '1.04.02.03', 'A');" calcext:value-type="string">
            <text:p>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" calcext:value-type="string">
            <text:p>INSERT INTO public.opcion(id_opcion, codigo_opcion, descripcion, ruta, tipo, uri, jerarquia, estatus) VALUES 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2"/>
          <table:table-cell table:formula="of:==IF([.L43] &lt;&gt; &quot;&quot;;&quot;INSERT INTO public.rolopcion(id_rol_opcion, id_rol, id_opcion, consultar, agregar, modificar, eliminar, ejecutar) VALUES (&quot; &amp; [.O43] &amp; &quot;, '41'::integer, &quot; &amp; [.N43] &amp; &quot;, 'S'::text, 'S'::text, 'S'::text, 'S'::text, 'S'::text);&quot;; &quot;&quot;)" office:value-type="string" office:string-value="INSERT INTO public.rolopcion(id_rol_opcion, id_rol, id_opcion, consultar, agregar, modificar, eliminar, ejecutar) VALUES (143, '41'::integer, 719, 'S'::text, 'S'::text, 'S'::text, 'S'::text, 'S'::text);" calcext:value-type="string">
            <text:p>INSERT INTO public.rolopcion(id_rol_opcion, id_rol, id_opcion, consultar, agregar, modificar, eliminar, ejecutar) VALUES (143, '41'::integer, 719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4]" office:value-type="string" office:string-value="1.04.02.04" calcext:value-type="string">
            <text:p>1.04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Habilidades/Competencias</text:p>
          </table:table-cell>
          <table:table-cell/>
          <table:table-cell table:formula="of:=[.$H$40]&amp; &quot;-&quot; &amp; [.F44]" office:value-type="string" office:string-value="Planificación-Clasificación-Requisitos de un Cargo-Habilidades/Competencias" calcext:value-type="string">
            <text:p>Planificación-Clasificación-Requisitos de un Cargo-Habilidades/Competencias</text:p>
          </table:table-cell>
          <table:table-cell office:value-type="string" calcext:value-type="string">
            <text:p>sigefirrhh/planificacion/clasificacion/HabilidadCargo</text:p>
          </table:table-cell>
          <table:table-cell table:formula="of:=[.I44]" office:value-type="string" office:string-value="sigefirrhh/planificacion/clasificacion/HabilidadCargo" calcext:value-type="string">
            <text:p>sigefirrhh/planificacion/clasificacion/HabilidadCargo</text:p>
          </table:table-cell>
          <table:table-cell/>
          <table:table-cell table:formula="of:=[.F44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44" calcext:value-type="float">
            <text:p>144</text:p>
          </table:table-cell>
          <table:table-cell table:style-name="ce3" table:formula="of:=&quot;(&quot; &amp; [.N44] &amp; &quot;,&quot; &amp; [.$R$1] &amp; &quot;, '&quot; &amp; [.L44]  &amp; &quot;', '&quot; &amp; [.I44] &amp;  &quot;', 'D', '&quot; &amp; [.J44] &amp; &quot;', '&quot; &amp; UPPER([.A44]) &amp; &quot;', 'A');&quot;" office:value-type="string" office:string-value="(720,upper(substr(md5(trunc(random() * 9999999 + 1000000)::text), 1,6)), 'Habilidades/Competencias', 'sigefirrhh/planificacion/clasificacion/HabilidadCargo', 'D', 'sigefirrhh/planificacion/clasificacion/HabilidadCargo', '1.04.02.04', 'A');" calcext:value-type="string">
            <text:p>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" calcext:value-type="string">
            <text:p>INSERT INTO public.opcion(id_opcion, codigo_opcion, descripcion, ruta, tipo, uri, jerarquia, estatus) VALUES 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2"/>
          <table:table-cell table:formula="of:==IF([.L44] &lt;&gt; &quot;&quot;;&quot;INSERT INTO public.rolopcion(id_rol_opcion, id_rol, id_opcion, consultar, agregar, modificar, eliminar, ejecutar) VALUES (&quot; &amp; [.O44] &amp; &quot;, '41'::integer, &quot; &amp; [.N44] &amp; &quot;, 'S'::text, 'S'::text, 'S'::text, 'S'::text, 'S'::text);&quot;; &quot;&quot;)" office:value-type="string" office:string-value="INSERT INTO public.rolopcion(id_rol_opcion, id_rol, id_opcion, consultar, agregar, modificar, eliminar, ejecutar) VALUES (144, '41'::integer, 720, 'S'::text, 'S'::text, 'S'::text, 'S'::text, 'S'::text);" calcext:value-type="string">
            <text:p>INSERT INTO public.rolopcion(id_rol_opcion, id_rol, id_opcion, consultar, agregar, modificar, eliminar, ejecutar) VALUES (144, '41'::integer, 720, 'S'::text, 'S'::text, 'S'::text, 'S'::text, 'S'::text);</text:p>
          </table:table-cell>
        </table:table-row>
        <table:table-row table:style-name="ro4">
          <table:table-cell table:style-name="ce2" table:formula="of:=[.$B$2]&amp;&quot;.&quot;&amp;[.C45]" office:value-type="string" office:string-value="1.05" calcext:value-type="string">
            <text:p>1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gistro de Oferentes/Elegible</text:p>
          </table:table-cell>
          <table:table-cell table:number-columns-repeated="3"/>
          <table:table-cell table:style-name="ce2" table:formula="of:=[.$C$2]&amp;&quot;-&quot;&amp;[.D45]" office:value-type="string" office:string-value="Planificación-Registro de Oferentes/Elegible" calcext:value-type="string">
            <text:p>Planificación-Registro de Oferentes/Elegible</text:p>
          </table:table-cell>
          <table:table-cell table:formula="of:=+[.D45]" office:value-type="string" office:string-value="Registro de Oferentes/Elegible" calcext:value-type="string">
            <text:p>Registro de Oferentes/Elegible</text:p>
          </table:table-cell>
          <table:table-cell table:number-columns-repeated="2"/>
          <table:table-cell table:formula="of:=[.D45]" office:value-type="string" office:string-value="Registro de Oferentes/Elegible" calcext:value-type="string">
            <text:p>Registro de Oferentes/Elegible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145" calcext:value-type="float">
            <text:p>145</text:p>
          </table:table-cell>
          <table:table-cell table:style-name="ce3" table:formula="of:=&quot;(&quot; &amp; [.N45] &amp; &quot;,&quot; &amp; [.$R$1] &amp; &quot;, '&quot; &amp; [.L45]  &amp; &quot;', '&quot; &amp; [.I45] &amp;  &quot;', 'D', '&quot; &amp; [.J45] &amp; &quot;', '&quot; &amp; UPPER([.A45]) &amp; &quot;', 'A');&quot;" office:value-type="string" office:string-value="(721,upper(substr(md5(trunc(random() * 9999999 + 1000000)::text), 1,6)), 'Registro de Oferentes/Elegible', 'Registro de Oferentes/Elegible', 'D', '', '1.05', 'A');" calcext:value-type="string">
            <text:p>(721,upper(substr(md5(trunc(random() * 9999999 + 1000000)::text), 1,6)), 'Registro de Oferentes/Elegible', 'Registro de Oferentes/Elegible', 'D', '', '1.05', 'A'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ublic.opcion(id_opcion, codigo_opcion, descripcion, ruta, tipo, uri, jerarquia, estatus) VALUES (721,upper(substr(md5(trunc(random() * 9999999 + 1000000)::text), 1,6)), 'Registro de Oferentes/Elegible', 'Registro de Oferentes/Elegible', 'D', '', '1.05', 'A');" calcext:value-type="string">
            <text:p>INSERT INTO public.opcion(id_opcion, codigo_opcion, descripcion, ruta, tipo, uri, jerarquia, estatus) VALUES (721,upper(substr(md5(trunc(random() * 9999999 + 1000000)::text), 1,6)), 'Registro de Oferentes/Elegible', 'Registro de Oferentes/Elegible', 'D', '', '1.05', 'A');</text:p>
          </table:table-cell>
          <table:table-cell table:number-columns-repeated="2"/>
          <table:table-cell table:formula="of:==IF([.L45] &lt;&gt; &quot;&quot;;&quot;INSERT INTO public.rolopcion(id_rol_opcion, id_rol, id_opcion, consultar, agregar, modificar, eliminar, ejecutar) VALUES (&quot; &amp; [.O45] &amp; &quot;, '41'::integer, &quot; &amp; [.N45] &amp; &quot;, 'S'::text, 'S'::text, 'S'::text, 'S'::text, 'S'::text);&quot;; &quot;&quot;)" office:value-type="string" office:string-value="INSERT INTO public.rolopcion(id_rol_opcion, id_rol, id_opcion, consultar, agregar, modificar, eliminar, ejecutar) VALUES (145, '41'::integer, 721, 'S'::text, 'S'::text, 'S'::text, 'S'::text, 'S'::text);" calcext:value-type="string">
            <text:p>INSERT INTO public.rolopcion(id_rol_opcion, id_rol, id_opcion, consultar, agregar, modificar, eliminar, ejecutar) VALUES (145, '41'::integer, 72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6]" office:value-type="string" office:string-value="1.05.01" calcext:value-type="string">
            <text:p>1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 calcext:value-type="string">
            <text:p>Planificación-Registro de Oferentes/Elegible-Datos Personales</text:p>
          </table:table-cell>
          <table:table-cell table:formula="of:=[.G23]&amp;[.G35]" office:value-type="string" office:string-value="sigefirrhh/planificacion/elegible/" calcext:value-type="string">
            <text:p>sigefirrhh/planificacion/elegible/</text:p>
          </table:table-cell>
          <table:table-cell table:formula="of:=[.I46]" office:value-type="string" office:string-value="sigefirrhh/planificacion/elegible/" calcext:value-type="string">
            <text:p>sigefirrhh/planificacion/elegible/</text:p>
          </table:table-cell>
          <table:table-cell/>
          <table:table-cell table:formula="of:=[.E46]" office:value-type="string" office:string-value="Datos Personales" calcext:value-type="string">
            <text:p>Datos Personales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46" calcext:value-type="float">
            <text:p>146</text:p>
          </table:table-cell>
          <table:table-cell table:style-name="ce3" table:formula="of:=&quot;(&quot; &amp; [.N46] &amp; &quot;,&quot; &amp; [.$R$1] &amp; &quot;, '&quot; &amp; [.L46]  &amp; &quot;', '&quot; &amp; [.I46] &amp;  &quot;', 'D', '&quot; &amp; [.J46] &amp; &quot;', '&quot; &amp; UPPER([.A46]) &amp; &quot;', 'A');&quot;" office:value-type="string" office:string-value="(722,upper(substr(md5(trunc(random() * 9999999 + 1000000)::text), 1,6)), 'Datos Personales', 'sigefirrhh/planificacion/elegible/', 'D', 'sigefirrhh/planificacion/elegible/', '1.05.01', 'A');" calcext:value-type="string">
            <text:p>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" calcext:value-type="string">
            <text:p>INSERT INTO public.opcion(id_opcion, codigo_opcion, descripcion, ruta, tipo, uri, jerarquia, estatus) VALUES 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2"/>
          <table:table-cell table:formula="of:==IF([.L46] &lt;&gt; &quot;&quot;;&quot;INSERT INTO public.rolopcion(id_rol_opcion, id_rol, id_opcion, consultar, agregar, modificar, eliminar, ejecutar) VALUES (&quot; &amp; [.O46] &amp; &quot;, '41'::integer, &quot; &amp; [.N46] &amp; &quot;, 'S'::text, 'S'::text, 'S'::text, 'S'::text, 'S'::text);&quot;; &quot;&quot;)" office:value-type="string" office:string-value="INSERT INTO public.rolopcion(id_rol_opcion, id_rol, id_opcion, consultar, agregar, modificar, eliminar, ejecutar) VALUES (146, '41'::integer, 722, 'S'::text, 'S'::text, 'S'::text, 'S'::text, 'S'::text);" calcext:value-type="string">
            <text:p>INSERT INTO public.rolopcion(id_rol_opcion, id_rol, id_opcion, consultar, agregar, modificar, eliminar, ejecutar) VALUES (146, '41'::integer, 72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7]" office:value-type="string" office:string-value="1.05.02" calcext:value-type="string">
            <text:p>1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 calcext:value-type="string">
            <text:p>Planificación-Registro de Oferentes/Elegible-Educación Formal</text:p>
          </table:table-cell>
          <table:table-cell office:value-type="string" calcext:value-type="string">
            <text:p>sigefirrhh/planificacion/elegible/ElegibleEducacion</text:p>
          </table:table-cell>
          <table:table-cell table:formula="of:=[.I47]" office:value-type="string" office:string-value="sigefirrhh/planificacion/elegible/ElegibleEducacion" calcext:value-type="string">
            <text:p>sigefirrhh/planificacion/elegible/ElegibleEducacion</text:p>
          </table:table-cell>
          <table:table-cell/>
          <table:table-cell table:formula="of:=[.E47]" office:value-type="string" office:string-value="Educación Formal" calcext:value-type="string">
            <text:p>Educación Formal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float" office:value="147" calcext:value-type="float">
            <text:p>147</text:p>
          </table:table-cell>
          <table:table-cell table:style-name="ce3" table:formula="of:=&quot;(&quot; &amp; [.N47] &amp; &quot;,&quot; &amp; [.$R$1] &amp; &quot;, '&quot; &amp; [.L47]  &amp; &quot;', '&quot; &amp; [.I47] &amp;  &quot;', 'D', '&quot; &amp; [.J47] &amp; &quot;', '&quot; &amp; UPPER([.A47]) &amp; &quot;', 'A');&quot;" office:value-type="string" office:string-value="(723,upper(substr(md5(trunc(random() * 9999999 + 1000000)::text), 1,6)), 'Educación Formal', 'sigefirrhh/planificacion/elegible/ElegibleEducacion', 'D', 'sigefirrhh/planificacion/elegible/ElegibleEducacion', '1.05.02', 'A');" calcext:value-type="string">
            <text:p>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" calcext:value-type="string">
            <text:p>INSERT INTO public.opcion(id_opcion, codigo_opcion, descripcion, ruta, tipo, uri, jerarquia, estatus) VALUES 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2"/>
          <table:table-cell table:formula="of:==IF([.L47] &lt;&gt; &quot;&quot;;&quot;INSERT INTO public.rolopcion(id_rol_opcion, id_rol, id_opcion, consultar, agregar, modificar, eliminar, ejecutar) VALUES (&quot; &amp; [.O47] &amp; &quot;, '41'::integer, &quot; &amp; [.N47] &amp; &quot;, 'S'::text, 'S'::text, 'S'::text, 'S'::text, 'S'::text);&quot;; &quot;&quot;)" office:value-type="string" office:string-value="INSERT INTO public.rolopcion(id_rol_opcion, id_rol, id_opcion, consultar, agregar, modificar, eliminar, ejecutar) VALUES (147, '41'::integer, 723, 'S'::text, 'S'::text, 'S'::text, 'S'::text, 'S'::text);" calcext:value-type="string">
            <text:p>INSERT INTO public.rolopcion(id_rol_opcion, id_rol, id_opcion, consultar, agregar, modificar, eliminar, ejecutar) VALUES (147, '41'::integer, 72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8]" office:value-type="string" office:string-value="1.05.03" calcext:value-type="string">
            <text:p>1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 calcext:value-type="string">
            <text:p>Planificación-Registro de Oferentes/Elegible-Profesiones y/o Oficios</text:p>
          </table:table-cell>
          <table:table-cell office:value-type="string" calcext:value-type="string">
            <text:p>sigefirrhh/planificacion/elegible/ElegibleProfesion</text:p>
          </table:table-cell>
          <table:table-cell table:formula="of:=[.I48]" office:value-type="string" office:string-value="sigefirrhh/planificacion/elegible/ElegibleProfesion" calcext:value-type="string">
            <text:p>sigefirrhh/planificacion/elegible/ElegibleProfesion</text:p>
          </table:table-cell>
          <table:table-cell/>
          <table:table-cell table:formula="of:=[.E48]" office:value-type="string" office:string-value="Profesiones y/o Oficios" calcext:value-type="string">
            <text:p>Profesiones y/o Oficios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48" calcext:value-type="float">
            <text:p>148</text:p>
          </table:table-cell>
          <table:table-cell table:style-name="ce3" table:formula="of:=&quot;(&quot; &amp; [.N48] &amp; &quot;,&quot; &amp; [.$R$1] &amp; &quot;, '&quot; &amp; [.L48]  &amp; &quot;', '&quot; &amp; [.I48] &amp;  &quot;', 'D', '&quot; &amp; [.J48] &amp; &quot;', '&quot; &amp; UPPER([.A48]) &amp; &quot;', 'A');&quot;" office:value-type="string" office:string-value="(724,upper(substr(md5(trunc(random() * 9999999 + 1000000)::text), 1,6)), 'Profesiones y/o Oficios', 'sigefirrhh/planificacion/elegible/ElegibleProfesion', 'D', 'sigefirrhh/planificacion/elegible/ElegibleProfesion', '1.05.03', 'A');" calcext:value-type="string">
            <text:p>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" calcext:value-type="string">
            <text:p>INSERT INTO public.opcion(id_opcion, codigo_opcion, descripcion, ruta, tipo, uri, jerarquia, estatus) VALUES 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2"/>
          <table:table-cell table:formula="of:==IF([.L48] &lt;&gt; &quot;&quot;;&quot;INSERT INTO public.rolopcion(id_rol_opcion, id_rol, id_opcion, consultar, agregar, modificar, eliminar, ejecutar) VALUES (&quot; &amp; [.O48] &amp; &quot;, '41'::integer, &quot; &amp; [.N48] &amp; &quot;, 'S'::text, 'S'::text, 'S'::text, 'S'::text, 'S'::text);&quot;; &quot;&quot;)" office:value-type="string" office:string-value="INSERT INTO public.rolopcion(id_rol_opcion, id_rol, id_opcion, consultar, agregar, modificar, eliminar, ejecutar) VALUES (148, '41'::integer, 724, 'S'::text, 'S'::text, 'S'::text, 'S'::text, 'S'::text);" calcext:value-type="string">
            <text:p>INSERT INTO public.rolopcion(id_rol_opcion, id_rol, id_opcion, consultar, agregar, modificar, eliminar, ejecutar) VALUES (148, '41'::integer, 724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9]" office:value-type="string" office:string-value="1.05.04" calcext:value-type="string">
            <text:p>1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 calcext:value-type="string">
            <text:p>Planificación-Registro de Oferentes/Elegible-Estudios Informales</text:p>
          </table:table-cell>
          <table:table-cell office:value-type="string" calcext:value-type="string">
            <text:p>sigefirrhh/planificacion/elegible/ElegibleEstudio</text:p>
          </table:table-cell>
          <table:table-cell table:formula="of:=[.I49]" office:value-type="string" office:string-value="sigefirrhh/planificacion/elegible/ElegibleEstudio" calcext:value-type="string">
            <text:p>sigefirrhh/planificacion/elegible/ElegibleEstudio</text:p>
          </table:table-cell>
          <table:table-cell/>
          <table:table-cell table:formula="of:=[.E49]" office:value-type="string" office:string-value="Estudios Informales" calcext:value-type="string">
            <text:p>Estudios Informales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149" calcext:value-type="float">
            <text:p>149</text:p>
          </table:table-cell>
          <table:table-cell table:style-name="ce3" table:formula="of:=&quot;(&quot; &amp; [.N49] &amp; &quot;,&quot; &amp; [.$R$1] &amp; &quot;, '&quot; &amp; [.L49]  &amp; &quot;', '&quot; &amp; [.I49] &amp;  &quot;', 'D', '&quot; &amp; [.J49] &amp; &quot;', '&quot; &amp; UPPER([.A49]) &amp; &quot;', 'A');&quot;" office:value-type="string" office:string-value="(725,upper(substr(md5(trunc(random() * 9999999 + 1000000)::text), 1,6)), 'Estudios Informales', 'sigefirrhh/planificacion/elegible/ElegibleEstudio', 'D', 'sigefirrhh/planificacion/elegible/ElegibleEstudio', '1.05.04', 'A');" calcext:value-type="string">
            <text:p>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" calcext:value-type="string">
            <text:p>INSERT INTO public.opcion(id_opcion, codigo_opcion, descripcion, ruta, tipo, uri, jerarquia, estatus) VALUES 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2"/>
          <table:table-cell table:formula="of:==IF([.L49] &lt;&gt; &quot;&quot;;&quot;INSERT INTO public.rolopcion(id_rol_opcion, id_rol, id_opcion, consultar, agregar, modificar, eliminar, ejecutar) VALUES (&quot; &amp; [.O49] &amp; &quot;, '41'::integer, &quot; &amp; [.N49] &amp; &quot;, 'S'::text, 'S'::text, 'S'::text, 'S'::text, 'S'::text);&quot;; &quot;&quot;)" office:value-type="string" office:string-value="INSERT INTO public.rolopcion(id_rol_opcion, id_rol, id_opcion, consultar, agregar, modificar, eliminar, ejecutar) VALUES (149, '41'::integer, 725, 'S'::text, 'S'::text, 'S'::text, 'S'::text, 'S'::text);" calcext:value-type="string">
            <text:p>INSERT INTO public.rolopcion(id_rol_opcion, id_rol, id_opcion, consultar, agregar, modificar, eliminar, ejecutar) VALUES (149, '41'::integer, 725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0]" office:value-type="string" office:string-value="1.05.05" calcext:value-type="string">
            <text:p>1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 calcext:value-type="string">
            <text:p>Planificación-Registro de Oferentes/Elegible-Certificaciones</text:p>
          </table:table-cell>
          <table:table-cell office:value-type="string" calcext:value-type="string">
            <text:p>sigefirrhh/planificacion/elegible/ElegibleCertificacion</text:p>
          </table:table-cell>
          <table:table-cell table:formula="of:=[.I50]" office:value-type="string" office:string-value="sigefirrhh/planificacion/elegible/ElegibleCertificacion" calcext:value-type="string">
            <text:p>sigefirrhh/planificacion/elegible/ElegibleCertificacion</text:p>
          </table:table-cell>
          <table:table-cell/>
          <table:table-cell table:formula="of:=[.E50]" office:value-type="string" office:string-value="Certificaciones" calcext:value-type="string">
            <text:p>Certificaciones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float" office:value="150" calcext:value-type="float">
            <text:p>150</text:p>
          </table:table-cell>
          <table:table-cell table:style-name="ce3" table:formula="of:=&quot;(&quot; &amp; [.N50] &amp; &quot;,&quot; &amp; [.$R$1] &amp; &quot;, '&quot; &amp; [.L50]  &amp; &quot;', '&quot; &amp; [.I50] &amp;  &quot;', 'D', '&quot; &amp; [.J50] &amp; &quot;', '&quot; &amp; UPPER([.A50]) &amp; &quot;', 'A');&quot;" office:value-type="string" office:string-value="(726,upper(substr(md5(trunc(random() * 9999999 + 1000000)::text), 1,6)), 'Certificaciones', 'sigefirrhh/planificacion/elegible/ElegibleCertificacion', 'D', 'sigefirrhh/planificacion/elegible/ElegibleCertificacion', '1.05.05', 'A');" calcext:value-type="string">
            <text:p>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" calcext:value-type="string">
            <text:p>INSERT INTO public.opcion(id_opcion, codigo_opcion, descripcion, ruta, tipo, uri, jerarquia, estatus) VALUES 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2"/>
          <table:table-cell table:formula="of:==IF([.L50] &lt;&gt; &quot;&quot;;&quot;INSERT INTO public.rolopcion(id_rol_opcion, id_rol, id_opcion, consultar, agregar, modificar, eliminar, ejecutar) VALUES (&quot; &amp; [.O50] &amp; &quot;, '41'::integer, &quot; &amp; [.N50] &amp; &quot;, 'S'::text, 'S'::text, 'S'::text, 'S'::text, 'S'::text);&quot;; &quot;&quot;)" office:value-type="string" office:string-value="INSERT INTO public.rolopcion(id_rol_opcion, id_rol, id_opcion, consultar, agregar, modificar, eliminar, ejecutar) VALUES (150, '41'::integer, 726, 'S'::text, 'S'::text, 'S'::text, 'S'::text, 'S'::text);" calcext:value-type="string">
            <text:p>INSERT INTO public.rolopcion(id_rol_opcion, id_rol, id_opcion, consultar, agregar, modificar, eliminar, ejecutar) VALUES (150, '41'::integer, 726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1]" office:value-type="string" office:string-value="1.05.06" calcext:value-type="string">
            <text:p>1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 calcext:value-type="string">
            <text:p>Planificación-Registro de Oferentes/Elegible-Experiencia Laboral</text:p>
          </table:table-cell>
          <table:table-cell office:value-type="string" calcext:value-type="string">
            <text:p>sigefirrhh/planificacion/elegible/ElegibleExperiencia</text:p>
          </table:table-cell>
          <table:table-cell table:formula="of:=[.I51]" office:value-type="string" office:string-value="sigefirrhh/planificacion/elegible/ElegibleExperiencia" calcext:value-type="string">
            <text:p>sigefirrhh/planificacion/elegible/ElegibleExperiencia</text:p>
          </table:table-cell>
          <table:table-cell/>
          <table:table-cell table:formula="of:=[.E51]" office:value-type="string" office:string-value="Experiencia Laboral" calcext:value-type="string">
            <text:p>Experiencia Laboral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float" office:value="151" calcext:value-type="float">
            <text:p>151</text:p>
          </table:table-cell>
          <table:table-cell table:style-name="ce3" table:formula="of:=&quot;(&quot; &amp; [.N51] &amp; &quot;,&quot; &amp; [.$R$1] &amp; &quot;, '&quot; &amp; [.L51]  &amp; &quot;', '&quot; &amp; [.I51] &amp;  &quot;', 'D', '&quot; &amp; [.J51] &amp; &quot;', '&quot; &amp; UPPER([.A51]) &amp; &quot;', 'A');&quot;" office:value-type="string" office:string-value="(727,upper(substr(md5(trunc(random() * 9999999 + 1000000)::text), 1,6)), 'Experiencia Laboral', 'sigefirrhh/planificacion/elegible/ElegibleExperiencia', 'D', 'sigefirrhh/planificacion/elegible/ElegibleExperiencia', '1.05.06', 'A');" calcext:value-type="string">
            <text:p>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" calcext:value-type="string">
            <text:p>INSERT INTO public.opcion(id_opcion, codigo_opcion, descripcion, ruta, tipo, uri, jerarquia, estatus) VALUES 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2"/>
          <table:table-cell table:formula="of:==IF([.L51] &lt;&gt; &quot;&quot;;&quot;INSERT INTO public.rolopcion(id_rol_opcion, id_rol, id_opcion, consultar, agregar, modificar, eliminar, ejecutar) VALUES (&quot; &amp; [.O51] &amp; &quot;, '41'::integer, &quot; &amp; [.N51] &amp; &quot;, 'S'::text, 'S'::text, 'S'::text, 'S'::text, 'S'::text);&quot;; &quot;&quot;)" office:value-type="string" office:string-value="INSERT INTO public.rolopcion(id_rol_opcion, id_rol, id_opcion, consultar, agregar, modificar, eliminar, ejecutar) VALUES (151, '41'::integer, 727, 'S'::text, 'S'::text, 'S'::text, 'S'::text, 'S'::text);" calcext:value-type="string">
            <text:p>INSERT INTO public.rolopcion(id_rol_opcion, id_rol, id_opcion, consultar, agregar, modificar, eliminar, ejecutar) VALUES (151, '41'::integer, 727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2]" office:value-type="string" office:string-value="1.05.07" calcext:value-type="string">
            <text:p>1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 calcext:value-type="string">
            <text:p>Planificación-Registro de Oferentes/Elegible-Idiomas</text:p>
          </table:table-cell>
          <table:table-cell office:value-type="string" calcext:value-type="string">
            <text:p>sigefirrhh/planificacion/elegible/ElegibleIdioma</text:p>
          </table:table-cell>
          <table:table-cell table:formula="of:=[.I52]" office:value-type="string" office:string-value="sigefirrhh/planificacion/elegible/ElegibleIdioma" calcext:value-type="string">
            <text:p>sigefirrhh/planificacion/elegible/ElegibleIdioma</text:p>
          </table:table-cell>
          <table:table-cell/>
          <table:table-cell table:formula="of:=[.E52]" office:value-type="string" office:string-value="Idiomas" calcext:value-type="string">
            <text:p>Idiomas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float" office:value="152" calcext:value-type="float">
            <text:p>152</text:p>
          </table:table-cell>
          <table:table-cell table:style-name="ce3" table:formula="of:=&quot;(&quot; &amp; [.N52] &amp; &quot;,&quot; &amp; [.$R$1] &amp; &quot;, '&quot; &amp; [.L52]  &amp; &quot;', '&quot; &amp; [.I52] &amp;  &quot;', 'D', '&quot; &amp; [.J52] &amp; &quot;', '&quot; &amp; UPPER([.A52]) &amp; &quot;', 'A');&quot;" office:value-type="string" office:string-value="(728,upper(substr(md5(trunc(random() * 9999999 + 1000000)::text), 1,6)), 'Idiomas', 'sigefirrhh/planificacion/elegible/ElegibleIdioma', 'D', 'sigefirrhh/planificacion/elegible/ElegibleIdioma', '1.05.07', 'A');" calcext:value-type="string">
            <text:p>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" calcext:value-type="string">
            <text:p>INSERT INTO public.opcion(id_opcion, codigo_opcion, descripcion, ruta, tipo, uri, jerarquia, estatus) VALUES 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2"/>
          <table:table-cell table:formula="of:==IF([.L52] &lt;&gt; &quot;&quot;;&quot;INSERT INTO public.rolopcion(id_rol_opcion, id_rol, id_opcion, consultar, agregar, modificar, eliminar, ejecutar) VALUES (&quot; &amp; [.O52] &amp; &quot;, '41'::integer, &quot; &amp; [.N52] &amp; &quot;, 'S'::text, 'S'::text, 'S'::text, 'S'::text, 'S'::text);&quot;; &quot;&quot;)" office:value-type="string" office:string-value="INSERT INTO public.rolopcion(id_rol_opcion, id_rol, id_opcion, consultar, agregar, modificar, eliminar, ejecutar) VALUES (152, '41'::integer, 728, 'S'::text, 'S'::text, 'S'::text, 'S'::text, 'S'::text);" calcext:value-type="string">
            <text:p>INSERT INTO public.rolopcion(id_rol_opcion, id_rol, id_opcion, consultar, agregar, modificar, eliminar, ejecutar) VALUES (152, '41'::integer, 728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3]" office:value-type="string" office:string-value="1.05.08" calcext:value-type="string">
            <text:p>1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 calcext:value-type="string">
            <text:p>Planificación-Registro de Oferentes/Elegible-Grupo Familiar</text:p>
          </table:table-cell>
          <table:table-cell office:value-type="string" calcext:value-type="string">
            <text:p>sigefirrhh/planificacion/elegible/ElegibleFamiliar</text:p>
          </table:table-cell>
          <table:table-cell table:formula="of:=[.I53]" office:value-type="string" office:string-value="sigefirrhh/planificacion/elegible/ElegibleFamiliar" calcext:value-type="string">
            <text:p>sigefirrhh/planificacion/elegible/ElegibleFamiliar</text:p>
          </table:table-cell>
          <table:table-cell/>
          <table:table-cell table:formula="of:=[.E53]" office:value-type="string" office:string-value="Grupo Familiar" calcext:value-type="string">
            <text:p>Grupo Familiar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153" calcext:value-type="float">
            <text:p>153</text:p>
          </table:table-cell>
          <table:table-cell table:style-name="ce3" table:formula="of:=&quot;(&quot; &amp; [.N53] &amp; &quot;,&quot; &amp; [.$R$1] &amp; &quot;, '&quot; &amp; [.L53]  &amp; &quot;', '&quot; &amp; [.I53] &amp;  &quot;', 'D', '&quot; &amp; [.J53] &amp; &quot;', '&quot; &amp; UPPER([.A53]) &amp; &quot;', 'A');&quot;" office:value-type="string" office:string-value="(729,upper(substr(md5(trunc(random() * 9999999 + 1000000)::text), 1,6)), 'Grupo Familiar', 'sigefirrhh/planificacion/elegible/ElegibleFamiliar', 'D', 'sigefirrhh/planificacion/elegible/ElegibleFamiliar', '1.05.08', 'A');" calcext:value-type="string">
            <text:p>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" calcext:value-type="string">
            <text:p>INSERT INTO public.opcion(id_opcion, codigo_opcion, descripcion, ruta, tipo, uri, jerarquia, estatus) VALUES 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2"/>
          <table:table-cell table:formula="of:==IF([.L53] &lt;&gt; &quot;&quot;;&quot;INSERT INTO public.rolopcion(id_rol_opcion, id_rol, id_opcion, consultar, agregar, modificar, eliminar, ejecutar) VALUES (&quot; &amp; [.O53] &amp; &quot;, '41'::integer, &quot; &amp; [.N53] &amp; &quot;, 'S'::text, 'S'::text, 'S'::text, 'S'::text, 'S'::text);&quot;; &quot;&quot;)" office:value-type="string" office:string-value="INSERT INTO public.rolopcion(id_rol_opcion, id_rol, id_opcion, consultar, agregar, modificar, eliminar, ejecutar) VALUES (153, '41'::integer, 729, 'S'::text, 'S'::text, 'S'::text, 'S'::text, 'S'::text);" calcext:value-type="string">
            <text:p>INSERT INTO public.rolopcion(id_rol_opcion, id_rol, id_opcion, consultar, agregar, modificar, eliminar, ejecutar) VALUES (153, '41'::integer, 729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4]" office:value-type="string" office:string-value="1.05.09" calcext:value-type="string">
            <text:p>1.05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 calcext:value-type="string">
            <text:p>Planificación-Registro de Oferentes/Elegible-Afiliaciones a Gremios</text:p>
          </table:table-cell>
          <table:table-cell office:value-type="string" calcext:value-type="string">
            <text:p>sigefirrhh/planificacion/elegible/ElegibleAfiliacion</text:p>
          </table:table-cell>
          <table:table-cell table:formula="of:=[.I54]" office:value-type="string" office:string-value="sigefirrhh/planificacion/elegible/ElegibleAfiliacion" calcext:value-type="string">
            <text:p>sigefirrhh/planificacion/elegible/ElegibleAfiliacion</text:p>
          </table:table-cell>
          <table:table-cell/>
          <table:table-cell table:formula="of:=[.E54]" office:value-type="string" office:string-value="Afiliaciones a Gremios" calcext:value-type="string">
            <text:p>Afiliaciones a Gremios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54" calcext:value-type="float">
            <text:p>154</text:p>
          </table:table-cell>
          <table:table-cell table:style-name="ce3" table:formula="of:=&quot;(&quot; &amp; [.N54] &amp; &quot;,&quot; &amp; [.$R$1] &amp; &quot;, '&quot; &amp; [.L54]  &amp; &quot;', '&quot; &amp; [.I54] &amp;  &quot;', 'D', '&quot; &amp; [.J54] &amp; &quot;', '&quot; &amp; UPPER([.A54]) &amp; &quot;', 'A');&quot;" office:value-type="string" office:string-value="(730,upper(substr(md5(trunc(random() * 9999999 + 1000000)::text), 1,6)), 'Afiliaciones a Gremios', 'sigefirrhh/planificacion/elegible/ElegibleAfiliacion', 'D', 'sigefirrhh/planificacion/elegible/ElegibleAfiliacion', '1.05.09', 'A');" calcext:value-type="string">
            <text:p>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" calcext:value-type="string">
            <text:p>INSERT INTO public.opcion(id_opcion, codigo_opcion, descripcion, ruta, tipo, uri, jerarquia, estatus) VALUES 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2"/>
          <table:table-cell table:formula="of:==IF([.L54] &lt;&gt; &quot;&quot;;&quot;INSERT INTO public.rolopcion(id_rol_opcion, id_rol, id_opcion, consultar, agregar, modificar, eliminar, ejecutar) VALUES (&quot; &amp; [.O54] &amp; &quot;, '41'::integer, &quot; &amp; [.N54] &amp; &quot;, 'S'::text, 'S'::text, 'S'::text, 'S'::text, 'S'::text);&quot;; &quot;&quot;)" office:value-type="string" office:string-value="INSERT INTO public.rolopcion(id_rol_opcion, id_rol, id_opcion, consultar, agregar, modificar, eliminar, ejecutar) VALUES (154, '41'::integer, 730, 'S'::text, 'S'::text, 'S'::text, 'S'::text, 'S'::text);" calcext:value-type="string">
            <text:p>INSERT INTO public.rolopcion(id_rol_opcion, id_rol, id_opcion, consultar, agregar, modificar, eliminar, ejecutar) VALUES (154, '41'::integer, 730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5]" office:value-type="string" office:string-value="1.05.10" calcext:value-type="string">
            <text:p>1.05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 calcext:value-type="string">
            <text:p>Planificación-Registro de Oferentes/Elegible-Actividades Docentes</text:p>
          </table:table-cell>
          <table:table-cell office:value-type="string" calcext:value-type="string">
            <text:p>sigefirrhh/planificacion/elegible/ElegibleActividadDocente</text:p>
          </table:table-cell>
          <table:table-cell table:formula="of:=[.I55]" office:value-type="string" office:string-value="sigefirrhh/planificacion/elegible/ElegibleActividadDocente" calcext:value-type="string">
            <text:p>sigefirrhh/planificacion/elegible/ElegibleActividadDocente</text:p>
          </table:table-cell>
          <table:table-cell/>
          <table:table-cell table:formula="of:=[.E55]" office:value-type="string" office:string-value="Actividades Docentes" calcext:value-type="string">
            <text:p>Actividades Docentes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float" office:value="155" calcext:value-type="float">
            <text:p>155</text:p>
          </table:table-cell>
          <table:table-cell table:style-name="ce3" table:formula="of:=&quot;(&quot; &amp; [.N55] &amp; &quot;,&quot; &amp; [.$R$1] &amp; &quot;, '&quot; &amp; [.L55]  &amp; &quot;', '&quot; &amp; [.I55] &amp;  &quot;', 'D', '&quot; &amp; [.J55] &amp; &quot;', '&quot; &amp; UPPER([.A55]) &amp; &quot;', 'A');&quot;" office:value-type="string" office:string-value="(731,upper(substr(md5(trunc(random() * 9999999 + 1000000)::text), 1,6)), 'Actividades Docentes', 'sigefirrhh/planificacion/elegible/ElegibleActividadDocente', 'D', 'sigefirrhh/planificacion/elegible/ElegibleActividadDocente', '1.05.10', 'A');" calcext:value-type="string">
            <text:p>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" calcext:value-type="string">
            <text:p>INSERT INTO public.opcion(id_opcion, codigo_opcion, descripcion, ruta, tipo, uri, jerarquia, estatus) VALUES 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2"/>
          <table:table-cell table:formula="of:==IF([.L55] &lt;&gt; &quot;&quot;;&quot;INSERT INTO public.rolopcion(id_rol_opcion, id_rol, id_opcion, consultar, agregar, modificar, eliminar, ejecutar) VALUES (&quot; &amp; [.O55] &amp; &quot;, '41'::integer, &quot; &amp; [.N55] &amp; &quot;, 'S'::text, 'S'::text, 'S'::text, 'S'::text, 'S'::text);&quot;; &quot;&quot;)" office:value-type="string" office:string-value="INSERT INTO public.rolopcion(id_rol_opcion, id_rol, id_opcion, consultar, agregar, modificar, eliminar, ejecutar) VALUES (155, '41'::integer, 731, 'S'::text, 'S'::text, 'S'::text, 'S'::text, 'S'::text);" calcext:value-type="string">
            <text:p>INSERT INTO public.rolopcion(id_rol_opcion, id_rol, id_opcion, consultar, agregar, modificar, eliminar, ejecutar) VALUES (155, '41'::integer, 73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6]" office:value-type="string" office:string-value="1.05.11" calcext:value-type="string">
            <text:p>1.05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 calcext:value-type="string">
            <text:p>Planificación-Registro de Oferentes/Elegible-Otras Actividades</text:p>
          </table:table-cell>
          <table:table-cell office:value-type="string" calcext:value-type="string">
            <text:p>sigefirrhh/planificacion/elegible/ElegibleOtraActividad</text:p>
          </table:table-cell>
          <table:table-cell table:formula="of:=[.I56]" office:value-type="string" office:string-value="sigefirrhh/planificacion/elegible/ElegibleOtraActividad" calcext:value-type="string">
            <text:p>sigefirrhh/planificacion/elegible/ElegibleOtraActividad</text:p>
          </table:table-cell>
          <table:table-cell/>
          <table:table-cell table:formula="of:=[.E56]" office:value-type="string" office:string-value="Otras Actividades" calcext:value-type="string">
            <text:p>Otras Actividades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float" office:value="156" calcext:value-type="float">
            <text:p>156</text:p>
          </table:table-cell>
          <table:table-cell table:style-name="ce3" table:formula="of:=&quot;(&quot; &amp; [.N56] &amp; &quot;,&quot; &amp; [.$R$1] &amp; &quot;, '&quot; &amp; [.L56]  &amp; &quot;', '&quot; &amp; [.I56] &amp;  &quot;', 'D', '&quot; &amp; [.J56] &amp; &quot;', '&quot; &amp; UPPER([.A56]) &amp; &quot;', 'A');&quot;" office:value-type="string" office:string-value="(732,upper(substr(md5(trunc(random() * 9999999 + 1000000)::text), 1,6)), 'Otras Actividades', 'sigefirrhh/planificacion/elegible/ElegibleOtraActividad', 'D', 'sigefirrhh/planificacion/elegible/ElegibleOtraActividad', '1.05.11', 'A');" calcext:value-type="string">
            <text:p>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" calcext:value-type="string">
            <text:p>INSERT INTO public.opcion(id_opcion, codigo_opcion, descripcion, ruta, tipo, uri, jerarquia, estatus) VALUES 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2"/>
          <table:table-cell table:formula="of:==IF([.L56] &lt;&gt; &quot;&quot;;&quot;INSERT INTO public.rolopcion(id_rol_opcion, id_rol, id_opcion, consultar, agregar, modificar, eliminar, ejecutar) VALUES (&quot; &amp; [.O56] &amp; &quot;, '41'::integer, &quot; &amp; [.N56] &amp; &quot;, 'S'::text, 'S'::text, 'S'::text, 'S'::text, 'S'::text);&quot;; &quot;&quot;)" office:value-type="string" office:string-value="INSERT INTO public.rolopcion(id_rol_opcion, id_rol, id_opcion, consultar, agregar, modificar, eliminar, ejecutar) VALUES (156, '41'::integer, 732, 'S'::text, 'S'::text, 'S'::text, 'S'::text, 'S'::text);" calcext:value-type="string">
            <text:p>INSERT INTO public.rolopcion(id_rol_opcion, id_rol, id_opcion, consultar, agregar, modificar, eliminar, ejecutar) VALUES (156, '41'::integer, 73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7]" office:value-type="string" office:string-value="1.05.12" calcext:value-type="string">
            <text:p>1.05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 calcext:value-type="string">
            <text:p>Planificación-Registro de Oferentes/Elegible-Habilidades/Competencias</text:p>
          </table:table-cell>
          <table:table-cell office:value-type="string" calcext:value-type="string">
            <text:p>sigefirrhh/planificacion/elegible/ElegibleHabilidad</text:p>
          </table:table-cell>
          <table:table-cell table:formula="of:=[.I57]" office:value-type="string" office:string-value="sigefirrhh/planificacion/elegible/ElegibleHabilidad" calcext:value-type="string">
            <text:p>sigefirrhh/planificacion/elegible/ElegibleHabilidad</text:p>
          </table:table-cell>
          <table:table-cell/>
          <table:table-cell table:formula="of:=[.E57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157" calcext:value-type="float">
            <text:p>157</text:p>
          </table:table-cell>
          <table:table-cell table:style-name="ce3" table:formula="of:=&quot;(&quot; &amp; [.N57] &amp; &quot;,&quot; &amp; [.$R$1] &amp; &quot;, '&quot; &amp; [.L57]  &amp; &quot;', '&quot; &amp; [.I57] &amp;  &quot;', 'D', '&quot; &amp; [.J57] &amp; &quot;', '&quot; &amp; UPPER([.A57]) &amp; &quot;', 'A');&quot;" office:value-type="string" office:string-value="(733,upper(substr(md5(trunc(random() * 9999999 + 1000000)::text), 1,6)), 'Habilidades/Competencias', 'sigefirrhh/planificacion/elegible/ElegibleHabilidad', 'D', 'sigefirrhh/planificacion/elegible/ElegibleHabilidad', '1.05.12', 'A');" calcext:value-type="string">
            <text:p>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" calcext:value-type="string">
            <text:p>INSERT INTO public.opcion(id_opcion, codigo_opcion, descripcion, ruta, tipo, uri, jerarquia, estatus) VALUES 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2"/>
          <table:table-cell table:formula="of:==IF([.L57] &lt;&gt; &quot;&quot;;&quot;INSERT INTO public.rolopcion(id_rol_opcion, id_rol, id_opcion, consultar, agregar, modificar, eliminar, ejecutar) VALUES (&quot; &amp; [.O57] &amp; &quot;, '41'::integer, &quot; &amp; [.N57] &amp; &quot;, 'S'::text, 'S'::text, 'S'::text, 'S'::text, 'S'::text);&quot;; &quot;&quot;)" office:value-type="string" office:string-value="INSERT INTO public.rolopcion(id_rol_opcion, id_rol, id_opcion, consultar, agregar, modificar, eliminar, ejecutar) VALUES (157, '41'::integer, 733, 'S'::text, 'S'::text, 'S'::text, 'S'::text, 'S'::text);" calcext:value-type="string">
            <text:p>INSERT INTO public.rolopcion(id_rol_opcion, id_rol, id_opcion, consultar, agregar, modificar, eliminar, ejecutar) VALUES (157, '41'::integer, 73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8]" office:value-type="string" office:string-value="1.05.13" calcext:value-type="string">
            <text:p>1.05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 calcext:value-type="string">
            <text:p>Planificación-Registro de Oferentes/Elegible-Publicaciones</text:p>
          </table:table-cell>
          <table:table-cell office:value-type="string" calcext:value-type="string">
            <text:p>sigefirrhh/planificacion/elegible/ElegiblePublicacion</text:p>
          </table:table-cell>
          <table:table-cell table:formula="of:=[.I58]" office:value-type="string" office:string-value="sigefirrhh/planificacion/elegible/ElegiblePublicacion" calcext:value-type="string">
            <text:p>sigefirrhh/planificacion/elegible/ElegiblePublicacion</text:p>
          </table:table-cell>
          <table:table-cell/>
          <table:table-cell table:formula="of:=[.E58]" office:value-type="string" office:string-value="Publicaciones" calcext:value-type="string">
            <text:p>Publicaciones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float" office:value="158" calcext:value-type="float">
            <text:p>158</text:p>
          </table:table-cell>
          <table:table-cell table:style-name="ce3" table:formula="of:=&quot;(&quot; &amp; [.N58] &amp; &quot;,&quot; &amp; [.$R$1] &amp; &quot;, '&quot; &amp; [.L58]  &amp; &quot;', '&quot; &amp; [.I58] &amp;  &quot;', 'D', '&quot; &amp; [.J58] &amp; &quot;', '&quot; &amp; UPPER([.A58]) &amp; &quot;', 'A');&quot;" office:value-type="string" office:string-value="(734,upper(substr(md5(trunc(random() * 9999999 + 1000000)::text), 1,6)), 'Publicaciones', 'sigefirrhh/planificacion/elegible/ElegiblePublicacion', 'D', 'sigefirrhh/planificacion/elegible/ElegiblePublicacion', '1.05.13', 'A');" calcext:value-type="string">
            <text:p>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" calcext:value-type="string">
            <text:p>INSERT INTO public.opcion(id_opcion, codigo_opcion, descripcion, ruta, tipo, uri, jerarquia, estatus) VALUES 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2"/>
          <table:table-cell table:formula="of:==IF([.L58] &lt;&gt; &quot;&quot;;&quot;INSERT INTO public.rolopcion(id_rol_opcion, id_rol, id_opcion, consultar, agregar, modificar, eliminar, ejecutar) VALUES (&quot; &amp; [.O58] &amp; &quot;, '41'::integer, &quot; &amp; [.N58] &amp; &quot;, 'S'::text, 'S'::text, 'S'::text, 'S'::text, 'S'::text);&quot;; &quot;&quot;)" office:value-type="string" office:string-value="INSERT INTO public.rolopcion(id_rol_opcion, id_rol, id_opcion, consultar, agregar, modificar, eliminar, ejecutar) VALUES (158, '41'::integer, 734, 'S'::text, 'S'::text, 'S'::text, 'S'::text, 'S'::text);" calcext:value-type="string">
            <text:p>INSERT INTO public.rolopcion(id_rol_opcion, id_rol, id_opcion, consultar, agregar, modificar, eliminar, ejecutar) VALUES (158, '41'::integer, 734, 'S'::text, 'S'::text, 'S'::text, 'S'::text, 'S'::text);</text:p>
          </table:table-cell>
        </table:table-row>
        <table:table-row table:style-name="ro4">
          <table:table-cell table:style-name="ce2" table:formula="of:=[.$B$2]&amp;&quot;.&quot;&amp;[.C59]" office:value-type="string" office:string-value="1.06" calcext:value-type="string">
            <text:p>1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clutamiento y Selección</text:p>
          </table:table-cell>
          <table:table-cell table:number-columns-repeated="3"/>
          <table:table-cell table:style-name="ce2" table:formula="of:=[.$C$2]&amp;&quot;-&quot;&amp;[.D59]" office:value-type="string" office:string-value="Planificación-Reclutamiento y Selección" calcext:value-type="string">
            <text:p>Planificación-Reclutamiento y Selección</text:p>
          </table:table-cell>
          <table:table-cell table:formula="of:=+[.D59]" office:value-type="string" office:string-value="Reclutamiento y Selección" calcext:value-type="string">
            <text:p>Reclutamiento y Selección</text:p>
          </table:table-cell>
          <table:table-cell table:number-columns-repeated="2"/>
          <table:table-cell table:formula="of:=[.D59]" office:value-type="string" office:string-value="Reclutamiento y Selección" calcext:value-type="string">
            <text:p>Reclutamiento y Selección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159" calcext:value-type="float">
            <text:p>159</text:p>
          </table:table-cell>
          <table:table-cell table:style-name="ce3" table:formula="of:=&quot;(&quot; &amp; [.N59] &amp; &quot;,&quot; &amp; [.$R$1] &amp; &quot;, '&quot; &amp; [.L59]  &amp; &quot;', '&quot; &amp; [.I59] &amp;  &quot;', 'D', '&quot; &amp; [.J59] &amp; &quot;', '&quot; &amp; UPPER([.A59]) &amp; &quot;', 'A');&quot;" office:value-type="string" office:string-value="(735,upper(substr(md5(trunc(random() * 9999999 + 1000000)::text), 1,6)), 'Reclutamiento y Selección', 'Reclutamiento y Selección', 'D', '', '1.06', 'A');" calcext:value-type="string">
            <text:p>(735,upper(substr(md5(trunc(random() * 9999999 + 1000000)::text), 1,6)), 'Reclutamiento y Selección', 'Reclutamiento y Selección', 'D', '', '1.06', 'A'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ublic.opcion(id_opcion, codigo_opcion, descripcion, ruta, tipo, uri, jerarquia, estatus) VALUES (735,upper(substr(md5(trunc(random() * 9999999 + 1000000)::text), 1,6)), 'Reclutamiento y Selección', 'Reclutamiento y Selección', 'D', '', '1.06', 'A');" calcext:value-type="string">
            <text:p>INSERT INTO public.opcion(id_opcion, codigo_opcion, descripcion, ruta, tipo, uri, jerarquia, estatus) VALUES (735,upper(substr(md5(trunc(random() * 9999999 + 1000000)::text), 1,6)), 'Reclutamiento y Selección', 'Reclutamiento y Selección', 'D', '', '1.06', 'A');</text:p>
          </table:table-cell>
          <table:table-cell table:number-columns-repeated="2"/>
          <table:table-cell table:formula="of:==IF([.L59] &lt;&gt; &quot;&quot;;&quot;INSERT INTO public.rolopcion(id_rol_opcion, id_rol, id_opcion, consultar, agregar, modificar, eliminar, ejecutar) VALUES (&quot; &amp; [.O59] &amp; &quot;, '41'::integer, &quot; &amp; [.N59] &amp; &quot;, 'S'::text, 'S'::text, 'S'::text, 'S'::text, 'S'::text);&quot;; &quot;&quot;)" office:value-type="string" office:string-value="INSERT INTO public.rolopcion(id_rol_opcion, id_rol, id_opcion, consultar, agregar, modificar, eliminar, ejecutar) VALUES (159, '41'::integer, 735, 'S'::text, 'S'::text, 'S'::text, 'S'::text, 'S'::text);" calcext:value-type="string">
            <text:p>INSERT INTO public.rolopcion(id_rol_opcion, id_rol, id_opcion, consultar, agregar, modificar, eliminar, ejecutar) VALUES (159, '41'::integer, 73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0]" office:value-type="string" office:string-value="1.06.01" calcext:value-type="string">
            <text:p>1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 calcext:value-type="string">
            <text:p>Planificación-Reclutamiento y Selección-Concursos</text:p>
          </table:table-cell>
          <table:table-cell table:number-columns-repeated="3"/>
          <table:table-cell table:formula="of:=[.E60]" office:value-type="string" office:string-value="Concursos" calcext:value-type="string">
            <text:p>Concursos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float" office:value="160" calcext:value-type="float">
            <text:p>160</text:p>
          </table:table-cell>
          <table:table-cell table:style-name="ce3" table:formula="of:=&quot;(&quot; &amp; [.N60] &amp; &quot;,&quot; &amp; [.$R$1] &amp; &quot;, '&quot; &amp; [.L60]  &amp; &quot;', '&quot; &amp; [.I60] &amp;  &quot;', 'D', '&quot; &amp; [.J60] &amp; &quot;', '&quot; &amp; UPPER([.A60]) &amp; &quot;', 'A');&quot;" office:value-type="string" office:string-value="(736,upper(substr(md5(trunc(random() * 9999999 + 1000000)::text), 1,6)), 'Concursos', '', 'D', '', '1.06.01', 'A');" calcext:value-type="string">
            <text:p>(736,upper(substr(md5(trunc(random() * 9999999 + 1000000)::text), 1,6)), 'Concursos', '', 'D', '', '1.06.01', 'A'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ublic.opcion(id_opcion, codigo_opcion, descripcion, ruta, tipo, uri, jerarquia, estatus) VALUES (736,upper(substr(md5(trunc(random() * 9999999 + 1000000)::text), 1,6)), 'Concursos', '', 'D', '', '1.06.01', 'A');" calcext:value-type="string">
            <text:p>INSERT INTO public.opcion(id_opcion, codigo_opcion, descripcion, ruta, tipo, uri, jerarquia, estatus) VALUES (736,upper(substr(md5(trunc(random() * 9999999 + 1000000)::text), 1,6)), 'Concursos', '', 'D', '', '1.06.01', 'A');</text:p>
          </table:table-cell>
          <table:table-cell table:number-columns-repeated="2"/>
          <table:table-cell table:formula="of:==IF([.L60] &lt;&gt; &quot;&quot;;&quot;INSERT INTO public.rolopcion(id_rol_opcion, id_rol, id_opcion, consultar, agregar, modificar, eliminar, ejecutar) VALUES (&quot; &amp; [.O60] &amp; &quot;, '41'::integer, &quot; &amp; [.N60] &amp; &quot;, 'S'::text, 'S'::text, 'S'::text, 'S'::text, 'S'::text);&quot;; &quot;&quot;)" office:value-type="string" office:string-value="INSERT INTO public.rolopcion(id_rol_opcion, id_rol, id_opcion, consultar, agregar, modificar, eliminar, ejecutar) VALUES (160, '41'::integer, 736, 'S'::text, 'S'::text, 'S'::text, 'S'::text, 'S'::text);" calcext:value-type="string">
            <text:p>INSERT INTO public.rolopcion(id_rol_opcion, id_rol, id_opcion, consultar, agregar, modificar, eliminar, ejecutar) VALUES (160, '41'::integer, 73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1]" office:value-type="string" office:string-value="1.06.01.01" calcext:value-type="string">
            <text:p>1.06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 calcext:value-type="string">
            <text:p>Planificación-Reclutamiento y Selección-Concursos-Concursos Públicos</text:p>
          </table:table-cell>
          <table:table-cell office:value-type="string" calcext:value-type="string">
            <text:p>sigefirrhh/planificacion/seleccion/Concurso</text:p>
          </table:table-cell>
          <table:table-cell table:formula="of:=[.I61]" office:value-type="string" office:string-value="sigefirrhh/planificacion/seleccion/Concurso" calcext:value-type="string">
            <text:p>sigefirrhh/planificacion/seleccion/Concurso</text:p>
          </table:table-cell>
          <table:table-cell/>
          <table:table-cell table:formula="of:=[.F61]" office:value-type="string" office:string-value="Concursos Públicos" calcext:value-type="string">
            <text:p>Concursos Públicos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float" office:value="161" calcext:value-type="float">
            <text:p>161</text:p>
          </table:table-cell>
          <table:table-cell table:style-name="ce3" table:formula="of:=&quot;(&quot; &amp; [.N61] &amp; &quot;,&quot; &amp; [.$R$1] &amp; &quot;, '&quot; &amp; [.L61]  &amp; &quot;', '&quot; &amp; [.I61] &amp;  &quot;', 'D', '&quot; &amp; [.J61] &amp; &quot;', '&quot; &amp; UPPER([.A61]) &amp; &quot;', 'A');&quot;" office:value-type="string" office:string-value="(737,upper(substr(md5(trunc(random() * 9999999 + 1000000)::text), 1,6)), 'Concursos Públicos', 'sigefirrhh/planificacion/seleccion/Concurso', 'D', 'sigefirrhh/planificacion/seleccion/Concurso', '1.06.01.01', 'A');" calcext:value-type="string">
            <text:p>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" calcext:value-type="string">
            <text:p>INSERT INTO public.opcion(id_opcion, codigo_opcion, descripcion, ruta, tipo, uri, jerarquia, estatus) VALUES 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2"/>
          <table:table-cell table:formula="of:==IF([.L61] &lt;&gt; &quot;&quot;;&quot;INSERT INTO public.rolopcion(id_rol_opcion, id_rol, id_opcion, consultar, agregar, modificar, eliminar, ejecutar) VALUES (&quot; &amp; [.O61] &amp; &quot;, '41'::integer, &quot; &amp; [.N61] &amp; &quot;, 'S'::text, 'S'::text, 'S'::text, 'S'::text, 'S'::text);&quot;; &quot;&quot;)" office:value-type="string" office:string-value="INSERT INTO public.rolopcion(id_rol_opcion, id_rol, id_opcion, consultar, agregar, modificar, eliminar, ejecutar) VALUES (161, '41'::integer, 737, 'S'::text, 'S'::text, 'S'::text, 'S'::text, 'S'::text);" calcext:value-type="string">
            <text:p>INSERT INTO public.rolopcion(id_rol_opcion, id_rol, id_opcion, consultar, agregar, modificar, eliminar, ejecutar) VALUES (161, '41'::integer, 737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2]" office:value-type="string" office:string-value="1.06.01.02" calcext:value-type="string">
            <text:p>1.06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 calcext:value-type="string">
            <text:p>Planificación-Reclutamiento y Selección-Concursos-Cargos a asociar a Concursos</text:p>
          </table:table-cell>
          <table:table-cell office:value-type="string" calcext:value-type="string">
            <text:p>sigefirrhh/planificacion/seleccion/ConcursoCargo</text:p>
          </table:table-cell>
          <table:table-cell table:formula="of:=[.I62]" office:value-type="string" office:string-value="sigefirrhh/planificacion/seleccion/ConcursoCargo" calcext:value-type="string">
            <text:p>sigefirrhh/planificacion/seleccion/ConcursoCargo</text:p>
          </table:table-cell>
          <table:table-cell/>
          <table:table-cell table:formula="of:=[.F62]" office:value-type="string" office:string-value="Cargos a asociar a Concursos" calcext:value-type="string">
            <text:p>Cargos a asociar a Concursos</text:p>
          </table:table-cell>
          <table:table-cell/>
          <table:table-cell office:value-type="float" office:value="738" calcext:value-type="float">
            <text:p>738</text:p>
          </table:table-cell>
          <table:table-cell office:value-type="float" office:value="162" calcext:value-type="float">
            <text:p>162</text:p>
          </table:table-cell>
          <table:table-cell table:style-name="ce3" table:formula="of:=&quot;(&quot; &amp; [.N62] &amp; &quot;,&quot; &amp; [.$R$1] &amp; &quot;, '&quot; &amp; [.L62]  &amp; &quot;', '&quot; &amp; [.I62] &amp;  &quot;', 'D', '&quot; &amp; [.J62] &amp; &quot;', '&quot; &amp; UPPER([.A62]) &amp; &quot;', 'A');&quot;" office:value-type="string" office:string-value="(738,upper(substr(md5(trunc(random() * 9999999 + 1000000)::text), 1,6)), 'Cargos a asociar a Concursos', 'sigefirrhh/planificacion/seleccion/ConcursoCargo', 'D', 'sigefirrhh/planificacion/seleccion/ConcursoCargo', '1.06.01.02', 'A');" calcext:value-type="string">
            <text:p>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" calcext:value-type="string">
            <text:p>INSERT INTO public.opcion(id_opcion, codigo_opcion, descripcion, ruta, tipo, uri, jerarquia, estatus) VALUES 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2"/>
          <table:table-cell table:formula="of:==IF([.L62] &lt;&gt; &quot;&quot;;&quot;INSERT INTO public.rolopcion(id_rol_opcion, id_rol, id_opcion, consultar, agregar, modificar, eliminar, ejecutar) VALUES (&quot; &amp; [.O62] &amp; &quot;, '41'::integer, &quot; &amp; [.N62] &amp; &quot;, 'S'::text, 'S'::text, 'S'::text, 'S'::text, 'S'::text);&quot;; &quot;&quot;)" office:value-type="string" office:string-value="INSERT INTO public.rolopcion(id_rol_opcion, id_rol, id_opcion, consultar, agregar, modificar, eliminar, ejecutar) VALUES (162, '41'::integer, 738, 'S'::text, 'S'::text, 'S'::text, 'S'::text, 'S'::text);" calcext:value-type="string">
            <text:p>INSERT INTO public.rolopcion(id_rol_opcion, id_rol, id_opcion, consultar, agregar, modificar, eliminar, ejecutar) VALUES (162, '41'::integer, 738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3]" office:value-type="string" office:string-value="1.06.02" calcext:value-type="string">
            <text:p>1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 calcext:value-type="string">
            <text:p>Planificación-Reclutamiento y Selección-Procesos de Reclutamiento</text:p>
          </table:table-cell>
          <table:table-cell table:number-columns-repeated="3"/>
          <table:table-cell table:formula="of:=[.E63]" office:value-type="string" office:string-value="Procesos de Reclutamiento" calcext:value-type="string">
            <text:p>Procesos de Reclutamiento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float" office:value="163" calcext:value-type="float">
            <text:p>163</text:p>
          </table:table-cell>
          <table:table-cell table:style-name="ce3" table:formula="of:=&quot;(&quot; &amp; [.N63] &amp; &quot;,&quot; &amp; [.$R$1] &amp; &quot;, '&quot; &amp; [.L63]  &amp; &quot;', '&quot; &amp; [.I63] &amp;  &quot;', 'D', '&quot; &amp; [.J63] &amp; &quot;', '&quot; &amp; UPPER([.A63]) &amp; &quot;', 'A');&quot;" office:value-type="string" office:string-value="(739,upper(substr(md5(trunc(random() * 9999999 + 1000000)::text), 1,6)), 'Procesos de Reclutamiento', '', 'D', '', '1.06.02', 'A');" calcext:value-type="string">
            <text:p>(739,upper(substr(md5(trunc(random() * 9999999 + 1000000)::text), 1,6)), 'Procesos de Reclutamiento', '', 'D', '', '1.06.02', 'A'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ublic.opcion(id_opcion, codigo_opcion, descripcion, ruta, tipo, uri, jerarquia, estatus) VALUES (739,upper(substr(md5(trunc(random() * 9999999 + 1000000)::text), 1,6)), 'Procesos de Reclutamiento', '', 'D', '', '1.06.02', 'A');" calcext:value-type="string">
            <text:p>INSERT INTO public.opcion(id_opcion, codigo_opcion, descripcion, ruta, tipo, uri, jerarquia, estatus) VALUES (739,upper(substr(md5(trunc(random() * 9999999 + 1000000)::text), 1,6)), 'Procesos de Reclutamiento', '', 'D', '', '1.06.02', 'A');</text:p>
          </table:table-cell>
          <table:table-cell table:number-columns-repeated="2"/>
          <table:table-cell table:formula="of:==IF([.L63] &lt;&gt; &quot;&quot;;&quot;INSERT INTO public.rolopcion(id_rol_opcion, id_rol, id_opcion, consultar, agregar, modificar, eliminar, ejecutar) VALUES (&quot; &amp; [.O63] &amp; &quot;, '41'::integer, &quot; &amp; [.N63] &amp; &quot;, 'S'::text, 'S'::text, 'S'::text, 'S'::text, 'S'::text);&quot;; &quot;&quot;)" office:value-type="string" office:string-value="INSERT INTO public.rolopcion(id_rol_opcion, id_rol, id_opcion, consultar, agregar, modificar, eliminar, ejecutar) VALUES (163, '41'::integer, 739, 'S'::text, 'S'::text, 'S'::text, 'S'::text, 'S'::text);" calcext:value-type="string">
            <text:p>INSERT INTO public.rolopcion(id_rol_opcion, id_rol, id_opcion, consultar, agregar, modificar, eliminar, ejecutar) VALUES (163, '41'::integer, 739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4]" office:value-type="string" office:string-value="1.06.02.01" calcext:value-type="string">
            <text:p>1.06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 calcext:value-type="string">
            <text:p>Planificación-Reclutamiento y Selección-Procesos de Reclutamiento-Postulados a Cargos por Concursos</text:p>
          </table:table-cell>
          <table:table-cell office:value-type="string" calcext:value-type="string">
            <text:p>sigefirrhh/planificacion/seleccion/PostuladoConcurso</text:p>
          </table:table-cell>
          <table:table-cell table:formula="of:=[.I64]" office:value-type="string" office:string-value="sigefirrhh/planificacion/seleccion/PostuladoConcurso" calcext:value-type="string">
            <text:p>sigefirrhh/planificacion/seleccion/PostuladoConcurso</text:p>
          </table:table-cell>
          <table:table-cell/>
          <table:table-cell table:formula="of:=[.F64]" office:value-type="string" office:string-value="Postulados a Cargos por Concursos" calcext:value-type="string">
            <text:p>Postulados a Cargos por Concursos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64" calcext:value-type="float">
            <text:p>164</text:p>
          </table:table-cell>
          <table:table-cell table:style-name="ce3" table:formula="of:=&quot;(&quot; &amp; [.N64] &amp; &quot;,&quot; &amp; [.$R$1] &amp; &quot;, '&quot; &amp; [.L64]  &amp; &quot;', '&quot; &amp; [.I64] &amp;  &quot;', 'D', '&quot; &amp; [.J64] &amp; &quot;', '&quot; &amp; UPPER([.A64]) &amp; &quot;', 'A');&quot;" office:value-type="string" office:string-value="(740,upper(substr(md5(trunc(random() * 9999999 + 1000000)::text), 1,6)), 'Postulados a Cargos por Concursos', 'sigefirrhh/planificacion/seleccion/PostuladoConcurso', 'D', 'sigefirrhh/planificacion/seleccion/PostuladoConcurso', '1.06.02.01', 'A');" calcext:value-type="string">
            <text:p>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" calcext:value-type="string">
            <text:p>INSERT INTO public.opcion(id_opcion, codigo_opcion, descripcion, ruta, tipo, uri, jerarquia, estatus) VALUES 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2"/>
          <table:table-cell table:formula="of:==IF([.L64] &lt;&gt; &quot;&quot;;&quot;INSERT INTO public.rolopcion(id_rol_opcion, id_rol, id_opcion, consultar, agregar, modificar, eliminar, ejecutar) VALUES (&quot; &amp; [.O64] &amp; &quot;, '41'::integer, &quot; &amp; [.N64] &amp; &quot;, 'S'::text, 'S'::text, 'S'::text, 'S'::text, 'S'::text);&quot;; &quot;&quot;)" office:value-type="string" office:string-value="INSERT INTO public.rolopcion(id_rol_opcion, id_rol, id_opcion, consultar, agregar, modificar, eliminar, ejecutar) VALUES (164, '41'::integer, 740, 'S'::text, 'S'::text, 'S'::text, 'S'::text, 'S'::text);" calcext:value-type="string">
            <text:p>INSERT INTO public.rolopcion(id_rol_opcion, id_rol, id_opcion, consultar, agregar, modificar, eliminar, ejecutar) VALUES (164, '41'::integer, 740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5]" office:value-type="string" office:string-value="1.06.02.02" calcext:value-type="string">
            <text:p>1.06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 calcext:value-type="string">
            <text:p>Planificación-Reclutamiento y Selección-Procesos de Reclutamiento-Preselección de Postulados</text:p>
          </table:table-cell>
          <table:table-cell office:value-type="string" calcext:value-type="string">
            <text:p>sigefirrhh/planificacion/seleccion/Preseleccionar</text:p>
          </table:table-cell>
          <table:table-cell table:formula="of:=[.I65]" office:value-type="string" office:string-value="sigefirrhh/planificacion/seleccion/Preseleccionar" calcext:value-type="string">
            <text:p>sigefirrhh/planificacion/seleccion/Preseleccionar</text:p>
          </table:table-cell>
          <table:table-cell/>
          <table:table-cell table:formula="of:=[.F65]" office:value-type="string" office:string-value="Preselección de Postulados" calcext:value-type="string">
            <text:p>Preselección de Postulados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165" calcext:value-type="float">
            <text:p>165</text:p>
          </table:table-cell>
          <table:table-cell table:style-name="ce3" table:formula="of:=&quot;(&quot; &amp; [.N65] &amp; &quot;,&quot; &amp; [.$R$1] &amp; &quot;, '&quot; &amp; [.L65]  &amp; &quot;', '&quot; &amp; [.I65] &amp;  &quot;', 'D', '&quot; &amp; [.J65] &amp; &quot;', '&quot; &amp; UPPER([.A65]) &amp; &quot;', 'A');&quot;" office:value-type="string" office:string-value="(741,upper(substr(md5(trunc(random() * 9999999 + 1000000)::text), 1,6)), 'Preselección de Postulados', 'sigefirrhh/planificacion/seleccion/Preseleccionar', 'D', 'sigefirrhh/planificacion/seleccion/Preseleccionar', '1.06.02.02', 'A');" calcext:value-type="string">
            <text:p>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" calcext:value-type="string">
            <text:p>INSERT INTO public.opcion(id_opcion, codigo_opcion, descripcion, ruta, tipo, uri, jerarquia, estatus) VALUES 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2"/>
          <table:table-cell table:formula="of:==IF([.L65] &lt;&gt; &quot;&quot;;&quot;INSERT INTO public.rolopcion(id_rol_opcion, id_rol, id_opcion, consultar, agregar, modificar, eliminar, ejecutar) VALUES (&quot; &amp; [.O65] &amp; &quot;, '41'::integer, &quot; &amp; [.N65] &amp; &quot;, 'S'::text, 'S'::text, 'S'::text, 'S'::text, 'S'::text);&quot;; &quot;&quot;)" office:value-type="string" office:string-value="INSERT INTO public.rolopcion(id_rol_opcion, id_rol, id_opcion, consultar, agregar, modificar, eliminar, ejecutar) VALUES (165, '41'::integer, 741, 'S'::text, 'S'::text, 'S'::text, 'S'::text, 'S'::text);" calcext:value-type="string">
            <text:p>INSERT INTO public.rolopcion(id_rol_opcion, id_rol, id_opcion, consultar, agregar, modificar, eliminar, ejecutar) VALUES (165, '41'::integer, 741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6]" office:value-type="string" office:string-value="1.06.03" calcext:value-type="string">
            <text:p>1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 calcext:value-type="string">
            <text:p>Planificación-Reclutamiento y Selección-Procesos de Selección</text:p>
          </table:table-cell>
          <table:table-cell table:number-columns-repeated="3"/>
          <table:table-cell table:formula="of:=[.E66]" office:value-type="string" office:string-value="Procesos de Selección" calcext:value-type="string">
            <text:p>Procesos de Selección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float" office:value="166" calcext:value-type="float">
            <text:p>166</text:p>
          </table:table-cell>
          <table:table-cell table:style-name="ce3" table:formula="of:=&quot;(&quot; &amp; [.N66] &amp; &quot;,&quot; &amp; [.$R$1] &amp; &quot;, '&quot; &amp; [.L66]  &amp; &quot;', '&quot; &amp; [.I66] &amp;  &quot;', 'D', '&quot; &amp; [.J66] &amp; &quot;', '&quot; &amp; UPPER([.A66]) &amp; &quot;', 'A');&quot;" office:value-type="string" office:string-value="(742,upper(substr(md5(trunc(random() * 9999999 + 1000000)::text), 1,6)), 'Procesos de Selección', '', 'D', '', '1.06.03', 'A');" calcext:value-type="string">
            <text:p>(742,upper(substr(md5(trunc(random() * 9999999 + 1000000)::text), 1,6)), 'Procesos de Selección', '', 'D', '', '1.06.03', 'A'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ublic.opcion(id_opcion, codigo_opcion, descripcion, ruta, tipo, uri, jerarquia, estatus) VALUES (742,upper(substr(md5(trunc(random() * 9999999 + 1000000)::text), 1,6)), 'Procesos de Selección', '', 'D', '', '1.06.03', 'A');" calcext:value-type="string">
            <text:p>INSERT INTO public.opcion(id_opcion, codigo_opcion, descripcion, ruta, tipo, uri, jerarquia, estatus) VALUES (742,upper(substr(md5(trunc(random() * 9999999 + 1000000)::text), 1,6)), 'Procesos de Selección', '', 'D', '', '1.06.03', 'A');</text:p>
          </table:table-cell>
          <table:table-cell table:number-columns-repeated="2"/>
          <table:table-cell table:formula="of:==IF([.L66] &lt;&gt; &quot;&quot;;&quot;INSERT INTO public.rolopcion(id_rol_opcion, id_rol, id_opcion, consultar, agregar, modificar, eliminar, ejecutar) VALUES (&quot; &amp; [.O66] &amp; &quot;, '41'::integer, &quot; &amp; [.N66] &amp; &quot;, 'S'::text, 'S'::text, 'S'::text, 'S'::text, 'S'::text);&quot;; &quot;&quot;)" office:value-type="string" office:string-value="INSERT INTO public.rolopcion(id_rol_opcion, id_rol, id_opcion, consultar, agregar, modificar, eliminar, ejecutar) VALUES (166, '41'::integer, 742, 'S'::text, 'S'::text, 'S'::text, 'S'::text, 'S'::text);" calcext:value-type="string">
            <text:p>INSERT INTO public.rolopcion(id_rol_opcion, id_rol, id_opcion, consultar, agregar, modificar, eliminar, ejecutar) VALUES (166, '41'::integer, 742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7]" office:value-type="string" office:string-value="1.06.03.01" calcext:value-type="string">
            <text:p>1.06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 calcext:value-type="string">
            <text:p>Planificación-Reclutamiento y Selección-Procesos de Selección-Registrar Resultados Pruebas y Entrevistas</text:p>
          </table:table-cell>
          <table:table-cell office:value-type="string" calcext:value-type="string">
            <text:p>sigefirrhh/planificacion/seleccion/PruebaPreseleccionado</text:p>
          </table:table-cell>
          <table:table-cell table:formula="of:=[.I67]" office:value-type="string" office:string-value="sigefirrhh/planificacion/seleccion/PruebaPreseleccionado" calcext:value-type="string">
            <text:p>sigefirrhh/planificacion/seleccion/PruebaPreseleccionado</text:p>
          </table:table-cell>
          <table:table-cell/>
          <table:table-cell table:formula="of:=[.F67]" office:value-type="string" office:string-value="Registrar Resultados Pruebas y Entrevistas" calcext:value-type="string">
            <text:p>Registrar Resultados Pruebas y Entrevistas</text:p>
          </table:table-cell>
          <table:table-cell/>
          <table:table-cell office:value-type="float" office:value="743" calcext:value-type="float">
            <text:p>743</text:p>
          </table:table-cell>
          <table:table-cell office:value-type="float" office:value="167" calcext:value-type="float">
            <text:p>167</text:p>
          </table:table-cell>
          <table:table-cell table:style-name="ce3" table:formula="of:=&quot;(&quot; &amp; [.N67] &amp; &quot;,&quot; &amp; [.$R$1] &amp; &quot;, '&quot; &amp; [.L67]  &amp; &quot;', '&quot; &amp; [.I67] &amp;  &quot;', 'D', '&quot; &amp; [.J67] &amp; &quot;', '&quot; &amp; UPPER([.A67]) &amp; &quot;', 'A');&quot;" office:value-type="string" office:string-value="(743,upper(substr(md5(trunc(random() * 9999999 + 1000000)::text), 1,6)), 'Registrar Resultados Pruebas y Entrevistas', 'sigefirrhh/planificacion/seleccion/PruebaPreseleccionado', 'D', 'sigefirrhh/planificacion/seleccion/PruebaPreseleccionado', '1.06.03.01', 'A');" calcext:value-type="string">
            <text:p>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" calcext:value-type="string">
            <text:p>INSERT INTO public.opcion(id_opcion, codigo_opcion, descripcion, ruta, tipo, uri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2"/>
          <table:table-cell table:formula="of:==IF([.L67] &lt;&gt; &quot;&quot;;&quot;INSERT INTO public.rolopcion(id_rol_opcion, id_rol, id_opcion, consultar, agregar, modificar, eliminar, ejecutar) VALUES (&quot; &amp; [.O67] &amp; &quot;, '41'::integer, &quot; &amp; [.N67] &amp; &quot;, 'S'::text, 'S'::text, 'S'::text, 'S'::text, 'S'::text);&quot;; &quot;&quot;)" office:value-type="string" office:string-value="INSERT INTO public.rolopcion(id_rol_opcion, id_rol, id_opcion, consultar, agregar, modificar, eliminar, ejecutar) VALUES (167, '41'::integer, 743, 'S'::text, 'S'::text, 'S'::text, 'S'::text, 'S'::text);" calcext:value-type="string">
            <text:p>INSERT INTO public.rolopcion(id_rol_opcion, id_rol, id_opcion, consultar, agregar, modificar, eliminar, ejecutar) VALUES (167, '41'::integer, 743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8]" office:value-type="string" office:string-value="1.06.03.02" calcext:value-type="string">
            <text:p>1.06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 calcext:value-type="string">
            <text:p>Planificación-Reclutamiento y Selección-Procesos de Selección-Registrar Resultados Baremos</text:p>
          </table:table-cell>
          <table:table-cell office:value-type="string" calcext:value-type="string">
            <text:p>sigefirrhh/planificacion/seleccion/BaremoPreseleccionado</text:p>
          </table:table-cell>
          <table:table-cell table:formula="of:=[.I68]" office:value-type="string" office:string-value="sigefirrhh/planificacion/seleccion/BaremoPreseleccionado" calcext:value-type="string">
            <text:p>sigefirrhh/planificacion/seleccion/BaremoPreseleccionado</text:p>
          </table:table-cell>
          <table:table-cell/>
          <table:table-cell table:formula="of:=[.F68]" office:value-type="string" office:string-value="Registrar Resultados Baremos" calcext:value-type="string">
            <text:p>Registrar Resultados Baremos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168" calcext:value-type="float">
            <text:p>168</text:p>
          </table:table-cell>
          <table:table-cell table:style-name="ce3" table:formula="of:=&quot;(&quot; &amp; [.N68] &amp; &quot;,&quot; &amp; [.$R$1] &amp; &quot;, '&quot; &amp; [.L68]  &amp; &quot;', '&quot; &amp; [.I68] &amp;  &quot;', 'D', '&quot; &amp; [.J68] &amp; &quot;', '&quot; &amp; UPPER([.A68]) &amp; &quot;', 'A');&quot;" office:value-type="string" office:string-value="(744,upper(substr(md5(trunc(random() * 9999999 + 1000000)::text), 1,6)), 'Registrar Resultados Baremos', 'sigefirrhh/planificacion/seleccion/BaremoPreseleccionado', 'D', 'sigefirrhh/planificacion/seleccion/BaremoPreseleccionado', '1.06.03.02', 'A');" calcext:value-type="string">
            <text:p>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" calcext:value-type="string">
            <text:p>INSERT INTO public.opcion(id_opcion, codigo_opcion, descripcion, ruta, tipo, uri, jerarquia, estatus) VALUES 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2"/>
          <table:table-cell table:formula="of:==IF([.L68] &lt;&gt; &quot;&quot;;&quot;INSERT INTO public.rolopcion(id_rol_opcion, id_rol, id_opcion, consultar, agregar, modificar, eliminar, ejecutar) VALUES (&quot; &amp; [.O68] &amp; &quot;, '41'::integer, &quot; &amp; [.N68] &amp; &quot;, 'S'::text, 'S'::text, 'S'::text, 'S'::text, 'S'::text);&quot;; &quot;&quot;)" office:value-type="string" office:string-value="INSERT INTO public.rolopcion(id_rol_opcion, id_rol, id_opcion, consultar, agregar, modificar, eliminar, ejecutar) VALUES (168, '41'::integer, 744, 'S'::text, 'S'::text, 'S'::text, 'S'::text, 'S'::text);" calcext:value-type="string">
            <text:p>INSERT INTO public.rolopcion(id_rol_opcion, id_rol, id_opcion, consultar, agregar, modificar, eliminar, ejecutar) VALUES (168, '41'::integer, 744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9]" office:value-type="string" office:string-value="1.06.03.03" calcext:value-type="string">
            <text:p>1.06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 calcext:value-type="string">
            <text:p>Planificación-Reclutamiento y Selección-Procesos de Selección-Actualizar Resultados del Proceso de Selección</text:p>
          </table:table-cell>
          <table:table-cell office:value-type="string" calcext:value-type="string">
            <text:p>sigefirrhh/planificacion/seleccion/Seleccionar</text:p>
          </table:table-cell>
          <table:table-cell table:formula="of:=[.I69]" office:value-type="string" office:string-value="sigefirrhh/planificacion/seleccion/Seleccionar" calcext:value-type="string">
            <text:p>sigefirrhh/planificacion/seleccion/Seleccionar</text:p>
          </table:table-cell>
          <table:table-cell/>
          <table:table-cell table:formula="of:=[.F69]" office:value-type="string" office:string-value="Actualizar Resultados del Proceso de Selección" calcext:value-type="string">
            <text:p>Actualizar Resultados del Proceso de Selección</text:p>
          </table:table-cell>
          <table:table-cell/>
          <table:table-cell office:value-type="float" office:value="745" calcext:value-type="float">
            <text:p>745</text:p>
          </table:table-cell>
          <table:table-cell office:value-type="float" office:value="169" calcext:value-type="float">
            <text:p>169</text:p>
          </table:table-cell>
          <table:table-cell table:style-name="ce3" table:formula="of:=&quot;(&quot; &amp; [.N69] &amp; &quot;,&quot; &amp; [.$R$1] &amp; &quot;, '&quot; &amp; [.L69]  &amp; &quot;', '&quot; &amp; [.I69] &amp;  &quot;', 'D', '&quot; &amp; [.J69] &amp; &quot;', '&quot; &amp; UPPER([.A69]) &amp; &quot;', 'A');&quot;" office:value-type="string" office:string-value="(745,upper(substr(md5(trunc(random() * 9999999 + 1000000)::text), 1,6)), 'Actualizar Resultados del Proceso de Selección', 'sigefirrhh/planificacion/seleccion/Seleccionar', 'D', 'sigefirrhh/planificacion/seleccion/Seleccionar', '1.06.03.03', 'A');" calcext:value-type="string">
            <text:p>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" calcext:value-type="string">
            <text:p>INSERT INTO public.opcion(id_opcion, codigo_opcion, descripcion, ruta, tipo, uri, jerarquia, estatus) VALUES 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2"/>
          <table:table-cell table:formula="of:==IF([.L69] &lt;&gt; &quot;&quot;;&quot;INSERT INTO public.rolopcion(id_rol_opcion, id_rol, id_opcion, consultar, agregar, modificar, eliminar, ejecutar) VALUES (&quot; &amp; [.O69] &amp; &quot;, '41'::integer, &quot; &amp; [.N69] &amp; &quot;, 'S'::text, 'S'::text, 'S'::text, 'S'::text, 'S'::text);&quot;; &quot;&quot;)" office:value-type="string" office:string-value="INSERT INTO public.rolopcion(id_rol_opcion, id_rol, id_opcion, consultar, agregar, modificar, eliminar, ejecutar) VALUES (169, '41'::integer, 745, 'S'::text, 'S'::text, 'S'::text, 'S'::text, 'S'::text);" calcext:value-type="string">
            <text:p>INSERT INTO public.rolopcion(id_rol_opcion, id_rol, id_opcion, consultar, agregar, modificar, eliminar, ejecutar) VALUES (169, '41'::integer, 74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0]" office:value-type="string" office:string-value="1.06.04" calcext:value-type="string">
            <text:p>1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 calcext:value-type="string">
            <text:p>Planificación-Reclutamiento y Selección-Tipos de Pruebas y/o Entrevistas</text:p>
          </table:table-cell>
          <table:table-cell office:value-type="string" calcext:value-type="string">
            <text:p>sigefirrhh/planificacion/seleccion/PruebaSeleccion</text:p>
          </table:table-cell>
          <table:table-cell table:formula="of:=[.I70]" office:value-type="string" office:string-value="sigefirrhh/planificacion/seleccion/PruebaSeleccion" calcext:value-type="string">
            <text:p>sigefirrhh/planificacion/seleccion/PruebaSeleccion</text:p>
          </table:table-cell>
          <table:table-cell/>
          <table:table-cell table:formula="of:=[.E70]" office:value-type="string" office:string-value="Tipos de Pruebas y/o Entrevistas" calcext:value-type="string">
            <text:p>Tipos de Pruebas y/o Entrevistas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float" office:value="170" calcext:value-type="float">
            <text:p>170</text:p>
          </table:table-cell>
          <table:table-cell table:style-name="ce3" table:formula="of:=&quot;(&quot; &amp; [.N70] &amp; &quot;,&quot; &amp; [.$R$1] &amp; &quot;, '&quot; &amp; [.L70]  &amp; &quot;', '&quot; &amp; [.I70] &amp;  &quot;', 'D', '&quot; &amp; [.J70] &amp; &quot;', '&quot; &amp; UPPER([.A70]) &amp; &quot;', 'A');&quot;" office:value-type="string" office:string-value="(746,upper(substr(md5(trunc(random() * 9999999 + 1000000)::text), 1,6)), 'Tipos de Pruebas y/o Entrevistas', 'sigefirrhh/planificacion/seleccion/PruebaSeleccion', 'D', 'sigefirrhh/planificacion/seleccion/PruebaSeleccion', '1.06.04', 'A');" calcext:value-type="string">
            <text:p>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" calcext:value-type="string">
            <text:p>INSERT INTO public.opcion(id_opcion, codigo_opcion, descripcion, ruta, tipo, uri, jerarquia, estatus) VALUES 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2"/>
          <table:table-cell table:formula="of:==IF([.L70] &lt;&gt; &quot;&quot;;&quot;INSERT INTO public.rolopcion(id_rol_opcion, id_rol, id_opcion, consultar, agregar, modificar, eliminar, ejecutar) VALUES (&quot; &amp; [.O70] &amp; &quot;, '41'::integer, &quot; &amp; [.N70] &amp; &quot;, 'S'::text, 'S'::text, 'S'::text, 'S'::text, 'S'::text);&quot;; &quot;&quot;)" office:value-type="string" office:string-value="INSERT INTO public.rolopcion(id_rol_opcion, id_rol, id_opcion, consultar, agregar, modificar, eliminar, ejecutar) VALUES (170, '41'::integer, 746, 'S'::text, 'S'::text, 'S'::text, 'S'::text, 'S'::text);" calcext:value-type="string">
            <text:p>INSERT INTO public.rolopcion(id_rol_opcion, id_rol, id_opcion, consultar, agregar, modificar, eliminar, ejecutar) VALUES (170, '41'::integer, 74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1]" office:value-type="string" office:string-value="1.06.05" calcext:value-type="string">
            <text:p>1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 calcext:value-type="string">
            <text:p>Planificación-Reclutamiento y Selección-Baremos</text:p>
          </table:table-cell>
          <table:table-cell office:value-type="string" calcext:value-type="string">
            <text:p>sigefirrhh/planificacion/seleccion/Varemos</text:p>
          </table:table-cell>
          <table:table-cell table:formula="of:=[.I71]" office:value-type="string" office:string-value="sigefirrhh/planificacion/seleccion/Varemos" calcext:value-type="string">
            <text:p>sigefirrhh/planificacion/seleccion/Varemos</text:p>
          </table:table-cell>
          <table:table-cell/>
          <table:table-cell table:formula="of:=[.E71]" office:value-type="string" office:string-value="Baremos" calcext:value-type="string">
            <text:p>Baremos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float" office:value="171" calcext:value-type="float">
            <text:p>171</text:p>
          </table:table-cell>
          <table:table-cell table:style-name="ce3" table:formula="of:=&quot;(&quot; &amp; [.N71] &amp; &quot;,&quot; &amp; [.$R$1] &amp; &quot;, '&quot; &amp; [.L71]  &amp; &quot;', '&quot; &amp; [.I71] &amp;  &quot;', 'D', '&quot; &amp; [.J71] &amp; &quot;', '&quot; &amp; UPPER([.A71]) &amp; &quot;', 'A');&quot;" office:value-type="string" office:string-value="(747,upper(substr(md5(trunc(random() * 9999999 + 1000000)::text), 1,6)), 'Baremos', 'sigefirrhh/planificacion/seleccion/Varemos', 'D', 'sigefirrhh/planificacion/seleccion/Varemos', '1.06.05', 'A');" calcext:value-type="string">
            <text:p>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" calcext:value-type="string">
            <text:p>INSERT INTO public.opcion(id_opcion, codigo_opcion, descripcion, ruta, tipo, uri, jerarquia, estatus) VALUES 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2"/>
          <table:table-cell table:formula="of:==IF([.L71] &lt;&gt; &quot;&quot;;&quot;INSERT INTO public.rolopcion(id_rol_opcion, id_rol, id_opcion, consultar, agregar, modificar, eliminar, ejecutar) VALUES (&quot; &amp; [.O71] &amp; &quot;, '41'::integer, &quot; &amp; [.N71] &amp; &quot;, 'S'::text, 'S'::text, 'S'::text, 'S'::text, 'S'::text);&quot;; &quot;&quot;)" office:value-type="string" office:string-value="INSERT INTO public.rolopcion(id_rol_opcion, id_rol, id_opcion, consultar, agregar, modificar, eliminar, ejecutar) VALUES (171, '41'::integer, 747, 'S'::text, 'S'::text, 'S'::text, 'S'::text, 'S'::text);" calcext:value-type="string">
            <text:p>INSERT INTO public.rolopcion(id_rol_opcion, id_rol, id_opcion, consultar, agregar, modificar, eliminar, ejecutar) VALUES (171, '41'::integer, 747, 'S'::text, 'S'::text, 'S'::text, 'S'::text, 'S'::text);</text:p>
          </table:table-cell>
        </table:table-row>
        <table:table-row table:style-name="ro4">
          <table:table-cell table:style-name="ce2" table:formula="of:=[.$B$2]&amp;&quot;.&quot;&amp;[.C72]" office:value-type="string" office:string-value="1.07" calcext:value-type="string">
            <text:p>1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Capacitación</text:p>
          </table:table-cell>
          <table:table-cell table:number-columns-repeated="3"/>
          <table:table-cell table:style-name="ce2" table:formula="of:=[.$C$2]&amp;&quot;-&quot;&amp;[.D72]" office:value-type="string" office:string-value="Planificación-Capacitación" calcext:value-type="string">
            <text:p>Planificación-Capacitación</text:p>
          </table:table-cell>
          <table:table-cell table:formula="of:=+[.D72]" office:value-type="string" office:string-value="Capacitación" calcext:value-type="string">
            <text:p>Capacitación</text:p>
          </table:table-cell>
          <table:table-cell table:number-columns-repeated="2"/>
          <table:table-cell table:formula="of:=[.D72]" office:value-type="string" office:string-value="Capacitación" calcext:value-type="string">
            <text:p>Capacitación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172" calcext:value-type="float">
            <text:p>172</text:p>
          </table:table-cell>
          <table:table-cell table:style-name="ce3" table:formula="of:=&quot;(&quot; &amp; [.N72] &amp; &quot;,&quot; &amp; [.$R$1] &amp; &quot;, '&quot; &amp; [.L72]  &amp; &quot;', '&quot; &amp; [.I72] &amp;  &quot;', 'D', '&quot; &amp; [.J72] &amp; &quot;', '&quot; &amp; UPPER([.A72]) &amp; &quot;', 'A');&quot;" office:value-type="string" office:string-value="(748,upper(substr(md5(trunc(random() * 9999999 + 1000000)::text), 1,6)), 'Capacitación', 'Capacitación', 'D', '', '1.07', 'A');" calcext:value-type="string">
            <text:p>(748,upper(substr(md5(trunc(random() * 9999999 + 1000000)::text), 1,6)), 'Capacitación', 'Capacitación', 'D', '', '1.07', 'A'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ublic.opcion(id_opcion, codigo_opcion, descripcion, ruta, tipo, uri, jerarquia, estatus) VALUES (748,upper(substr(md5(trunc(random() * 9999999 + 1000000)::text), 1,6)), 'Capacitación', 'Capacitación', 'D', '', '1.07', 'A');" calcext:value-type="string">
            <text:p>INSERT INTO public.opcion(id_opcion, codigo_opcion, descripcion, ruta, tipo, uri, jerarquia, estatus) VALUES (748,upper(substr(md5(trunc(random() * 9999999 + 1000000)::text), 1,6)), 'Capacitación', 'Capacitación', 'D', '', '1.07', 'A');</text:p>
          </table:table-cell>
          <table:table-cell table:number-columns-repeated="2"/>
          <table:table-cell table:formula="of:==IF([.L72] &lt;&gt; &quot;&quot;;&quot;INSERT INTO public.rolopcion(id_rol_opcion, id_rol, id_opcion, consultar, agregar, modificar, eliminar, ejecutar) VALUES (&quot; &amp; [.O72] &amp; &quot;, '41'::integer, &quot; &amp; [.N72] &amp; &quot;, 'S'::text, 'S'::text, 'S'::text, 'S'::text, 'S'::text);&quot;; &quot;&quot;)" office:value-type="string" office:string-value="INSERT INTO public.rolopcion(id_rol_opcion, id_rol, id_opcion, consultar, agregar, modificar, eliminar, ejecutar) VALUES (172, '41'::integer, 748, 'S'::text, 'S'::text, 'S'::text, 'S'::text, 'S'::text);" calcext:value-type="string">
            <text:p>INSERT INTO public.rolopcion(id_rol_opcion, id_rol, id_opcion, consultar, agregar, modificar, eliminar, ejecutar) VALUES (172, '41'::integer, 748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3]" office:value-type="string" office:string-value="1.07.01" calcext:value-type="string">
            <text:p>1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 calcext:value-type="string">
            <text:p>Planificación-Capacitación-Tablas Básicas</text:p>
          </table:table-cell>
          <table:table-cell table:number-columns-repeated="3"/>
          <table:table-cell table:formula="of:=[.E73]" office:value-type="string" office:string-value="Tablas Básicas" calcext:value-type="string">
            <text:p>Tablas Básicas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173" calcext:value-type="float">
            <text:p>173</text:p>
          </table:table-cell>
          <table:table-cell table:style-name="ce3" table:formula="of:=&quot;(&quot; &amp; [.N73] &amp; &quot;,&quot; &amp; [.$R$1] &amp; &quot;, '&quot; &amp; [.L73]  &amp; &quot;', '&quot; &amp; [.I73] &amp;  &quot;', 'D', '&quot; &amp; [.J73] &amp; &quot;', '&quot; &amp; UPPER([.A73]) &amp; &quot;', 'A');&quot;" office:value-type="string" office:string-value="(749,upper(substr(md5(trunc(random() * 9999999 + 1000000)::text), 1,6)), 'Tablas Básicas', '', 'D', '', '1.07.01', 'A');" calcext:value-type="string">
            <text:p>(749,upper(substr(md5(trunc(random() * 9999999 + 1000000)::text), 1,6)), 'Tablas Básicas', '', 'D', '', '1.07.01', 'A'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ublic.opcion(id_opcion, codigo_opcion, descripcion, ruta, tipo, uri, jerarquia, estatus) VALUES (749,upper(substr(md5(trunc(random() * 9999999 + 1000000)::text), 1,6)), 'Tablas Básicas', '', 'D', '', '1.07.01', 'A');" calcext:value-type="string">
            <text:p>INSERT INTO public.opcion(id_opcion, codigo_opcion, descripcion, ruta, tipo, uri, jerarquia, estatus) VALUES (749,upper(substr(md5(trunc(random() * 9999999 + 1000000)::text), 1,6)), 'Tablas Básicas', '', 'D', '', '1.07.01', 'A');</text:p>
          </table:table-cell>
          <table:table-cell table:number-columns-repeated="2"/>
          <table:table-cell table:formula="of:==IF([.L73] &lt;&gt; &quot;&quot;;&quot;INSERT INTO public.rolopcion(id_rol_opcion, id_rol, id_opcion, consultar, agregar, modificar, eliminar, ejecutar) VALUES (&quot; &amp; [.O73] &amp; &quot;, '41'::integer, &quot; &amp; [.N73] &amp; &quot;, 'S'::text, 'S'::text, 'S'::text, 'S'::text, 'S'::text);&quot;; &quot;&quot;)" office:value-type="string" office:string-value="INSERT INTO public.rolopcion(id_rol_opcion, id_rol, id_opcion, consultar, agregar, modificar, eliminar, ejecutar) VALUES (173, '41'::integer, 749, 'S'::text, 'S'::text, 'S'::text, 'S'::text, 'S'::text);" calcext:value-type="string">
            <text:p>INSERT INTO public.rolopcion(id_rol_opcion, id_rol, id_opcion, consultar, agregar, modificar, eliminar, ejecutar) VALUES (173, '41'::integer, 749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4]" office:value-type="string" office:string-value="1.07.01.01" calcext:value-type="string">
            <text:p>1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 calcext:value-type="string">
            <text:p>Planificación-Capacitación-Tablas Básicas-Areas de Conocimiento</text:p>
          </table:table-cell>
          <table:table-cell office:value-type="string" calcext:value-type="string">
            <text:p>sigefirrhh/base/adiestramiento/AreaConocimiento</text:p>
          </table:table-cell>
          <table:table-cell table:formula="of:=[.I74]" office:value-type="string" office:string-value="sigefirrhh/base/adiestramiento/AreaConocimiento" calcext:value-type="string">
            <text:p>sigefirrhh/base/adiestramiento/AreaConocimiento</text:p>
          </table:table-cell>
          <table:table-cell/>
          <table:table-cell table:formula="of:=[.F74]" office:value-type="string" office:string-value="Areas de Conocimiento" calcext:value-type="string">
            <text:p>Areas de Conocimiento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74" calcext:value-type="float">
            <text:p>174</text:p>
          </table:table-cell>
          <table:table-cell table:style-name="ce3" table:formula="of:=&quot;(&quot; &amp; [.N74] &amp; &quot;,&quot; &amp; [.$R$1] &amp; &quot;, '&quot; &amp; [.L74]  &amp; &quot;', '&quot; &amp; [.I74] &amp;  &quot;', 'D', '&quot; &amp; [.J74] &amp; &quot;', '&quot; &amp; UPPER([.A74]) &amp; &quot;', 'A');&quot;" office:value-type="string" office:string-value="(750,upper(substr(md5(trunc(random() * 9999999 + 1000000)::text), 1,6)), 'Areas de Conocimiento', 'sigefirrhh/base/adiestramiento/AreaConocimiento', 'D', 'sigefirrhh/base/adiestramiento/AreaConocimiento', '1.07.01.01', 'A');" calcext:value-type="string">
            <text:p>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" calcext:value-type="string">
            <text:p>INSERT INTO public.opcion(id_opcion, codigo_opcion, descripcion, ruta, tipo, uri, jerarquia, estatus) VALUES 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2"/>
          <table:table-cell table:formula="of:==IF([.L74] &lt;&gt; &quot;&quot;;&quot;INSERT INTO public.rolopcion(id_rol_opcion, id_rol, id_opcion, consultar, agregar, modificar, eliminar, ejecutar) VALUES (&quot; &amp; [.O74] &amp; &quot;, '41'::integer, &quot; &amp; [.N74] &amp; &quot;, 'S'::text, 'S'::text, 'S'::text, 'S'::text, 'S'::text);&quot;; &quot;&quot;)" office:value-type="string" office:string-value="INSERT INTO public.rolopcion(id_rol_opcion, id_rol, id_opcion, consultar, agregar, modificar, eliminar, ejecutar) VALUES (174, '41'::integer, 750, 'S'::text, 'S'::text, 'S'::text, 'S'::text, 'S'::text);" calcext:value-type="string">
            <text:p>INSERT INTO public.rolopcion(id_rol_opcion, id_rol, id_opcion, consultar, agregar, modificar, eliminar, ejecutar) VALUES (174, '41'::integer, 750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5]" office:value-type="string" office:string-value="1.07.01.02" calcext:value-type="string">
            <text:p>1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 calcext:value-type="string">
            <text:p>Planificación-Capacitación-Tablas Básicas-Tipos de Cursos</text:p>
          </table:table-cell>
          <table:table-cell office:value-type="string" calcext:value-type="string">
            <text:p>sigefirrhh/base/adiestramiento/TipoCurso</text:p>
          </table:table-cell>
          <table:table-cell table:formula="of:=[.I75]" office:value-type="string" office:string-value="sigefirrhh/base/adiestramiento/TipoCurso" calcext:value-type="string">
            <text:p>sigefirrhh/base/adiestramiento/TipoCurso</text:p>
          </table:table-cell>
          <table:table-cell/>
          <table:table-cell table:formula="of:=[.F75]" office:value-type="string" office:string-value="Tipos de Cursos" calcext:value-type="string">
            <text:p>Tipos de Cursos</text:p>
          </table:table-cell>
          <table:table-cell/>
          <table:table-cell office:value-type="float" office:value="751" calcext:value-type="float">
            <text:p>751</text:p>
          </table:table-cell>
          <table:table-cell office:value-type="float" office:value="175" calcext:value-type="float">
            <text:p>175</text:p>
          </table:table-cell>
          <table:table-cell table:style-name="ce3" table:formula="of:=&quot;(&quot; &amp; [.N75] &amp; &quot;,&quot; &amp; [.$R$1] &amp; &quot;, '&quot; &amp; [.L75]  &amp; &quot;', '&quot; &amp; [.I75] &amp;  &quot;', 'D', '&quot; &amp; [.J75] &amp; &quot;', '&quot; &amp; UPPER([.A75]) &amp; &quot;', 'A');&quot;" office:value-type="string" office:string-value="(751,upper(substr(md5(trunc(random() * 9999999 + 1000000)::text), 1,6)), 'Tipos de Cursos', 'sigefirrhh/base/adiestramiento/TipoCurso', 'D', 'sigefirrhh/base/adiestramiento/TipoCurso', '1.07.01.02', 'A');" calcext:value-type="string">
            <text:p>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" calcext:value-type="string">
            <text:p>INSERT INTO public.opcion(id_opcion, codigo_opcion, descripcion, ruta, tipo, uri, jerarquia, estatus) VALUES 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2"/>
          <table:table-cell table:formula="of:==IF([.L75] &lt;&gt; &quot;&quot;;&quot;INSERT INTO public.rolopcion(id_rol_opcion, id_rol, id_opcion, consultar, agregar, modificar, eliminar, ejecutar) VALUES (&quot; &amp; [.O75] &amp; &quot;, '41'::integer, &quot; &amp; [.N75] &amp; &quot;, 'S'::text, 'S'::text, 'S'::text, 'S'::text, 'S'::text);&quot;; &quot;&quot;)" office:value-type="string" office:string-value="INSERT INTO public.rolopcion(id_rol_opcion, id_rol, id_opcion, consultar, agregar, modificar, eliminar, ejecutar) VALUES (175, '41'::integer, 751, 'S'::text, 'S'::text, 'S'::text, 'S'::text, 'S'::text);" calcext:value-type="string">
            <text:p>INSERT INTO public.rolopcion(id_rol_opcion, id_rol, id_opcion, consultar, agregar, modificar, eliminar, ejecutar) VALUES (175, '41'::integer, 751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6]" office:value-type="string" office:string-value="1.07.02" calcext:value-type="string">
            <text:p>1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lanific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" calcext:value-type="string">
            <text:p>Planificación-Capacitación-Planificación</text:p>
          </table:table-cell>
          <table:table-cell table:number-columns-repeated="3"/>
          <table:table-cell table:formula="of:=[.E76]" office:value-type="string" office:string-value="Planificación" calcext:value-type="string">
            <text:p>Planificación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176" calcext:value-type="float">
            <text:p>176</text:p>
          </table:table-cell>
          <table:table-cell table:style-name="ce3" table:formula="of:=&quot;(&quot; &amp; [.N76] &amp; &quot;,&quot; &amp; [.$R$1] &amp; &quot;, '&quot; &amp; [.L76]  &amp; &quot;', '&quot; &amp; [.I76] &amp;  &quot;', 'D', '&quot; &amp; [.J76] &amp; &quot;', '&quot; &amp; UPPER([.A76]) &amp; &quot;', 'A');&quot;" office:value-type="string" office:string-value="(752,upper(substr(md5(trunc(random() * 9999999 + 1000000)::text), 1,6)), 'Planificación', '', 'D', '', '1.07.02', 'A');" calcext:value-type="string">
            <text:p>(752,upper(substr(md5(trunc(random() * 9999999 + 1000000)::text), 1,6)), 'Planificación', '', 'D', '', '1.07.02', 'A'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ublic.opcion(id_opcion, codigo_opcion, descripcion, ruta, tipo, uri, jerarquia, estatus) VALUES (752,upper(substr(md5(trunc(random() * 9999999 + 1000000)::text), 1,6)), 'Planificación', '', 'D', '', '1.07.02', 'A');" calcext:value-type="string">
            <text:p>INSERT INTO public.opcion(id_opcion, codigo_opcion, descripcion, ruta, tipo, uri, jerarquia, estatus) VALUES (752,upper(substr(md5(trunc(random() * 9999999 + 1000000)::text), 1,6)), 'Planificación', '', 'D', '', '1.07.02', 'A');</text:p>
          </table:table-cell>
          <table:table-cell table:number-columns-repeated="2"/>
          <table:table-cell table:formula="of:==IF([.L76] &lt;&gt; &quot;&quot;;&quot;INSERT INTO public.rolopcion(id_rol_opcion, id_rol, id_opcion, consultar, agregar, modificar, eliminar, ejecutar) VALUES (&quot; &amp; [.O76] &amp; &quot;, '41'::integer, &quot; &amp; [.N76] &amp; &quot;, 'S'::text, 'S'::text, 'S'::text, 'S'::text, 'S'::text);&quot;; &quot;&quot;)" office:value-type="string" office:string-value="INSERT INTO public.rolopcion(id_rol_opcion, id_rol, id_opcion, consultar, agregar, modificar, eliminar, ejecutar) VALUES (176, '41'::integer, 752, 'S'::text, 'S'::text, 'S'::text, 'S'::text, 'S'::text);" calcext:value-type="string">
            <text:p>INSERT INTO public.rolopcion(id_rol_opcion, id_rol, id_opcion, consultar, agregar, modificar, eliminar, ejecutar) VALUES (176, '41'::integer, 752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7]" office:value-type="string" office:string-value="1.07.02.01" calcext:value-type="string">
            <text:p>1.07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-Planes Capacitación por Unidad Funcional" calcext:value-type="string">
            <text:p>Planificación-Capacitación-Planificación-Planes Capacitación por Unidad Funcional</text:p>
          </table:table-cell>
          <table:table-cell office:value-type="string" calcext:value-type="string">
            <text:p>sigefirrhh/planificacion/capacitacion/PlanAdiestramiento</text:p>
          </table:table-cell>
          <table:table-cell table:formula="of:=[.I77]" office:value-type="string" office:string-value="sigefirrhh/planificacion/capacitacion/PlanAdiestramiento" calcext:value-type="string">
            <text:p>sigefirrhh/planificacion/capacitacion/PlanAdiestramiento</text:p>
          </table:table-cell>
          <table:table-cell/>
          <table:table-cell table:formula="of:=[.F77]" office:value-type="string" office:string-value="Planes Capacitación por Unidad Funcional" calcext:value-type="string">
            <text:p>Planes Capacitación por Unidad Funcional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177" calcext:value-type="float">
            <text:p>177</text:p>
          </table:table-cell>
          <table:table-cell table:style-name="ce3" table:formula="of:=&quot;(&quot; &amp; [.N77] &amp; &quot;,&quot; &amp; [.$R$1] &amp; &quot;, '&quot; &amp; [.L77]  &amp; &quot;', '&quot; &amp; [.I77] &amp;  &quot;', 'D', '&quot; &amp; [.J77] &amp; &quot;', '&quot; &amp; UPPER([.A77]) &amp; &quot;', 'A');&quot;" office:value-type="string" office:string-value="(753,upper(substr(md5(trunc(random() * 9999999 + 1000000)::text), 1,6)), 'Planes Capacitación por Unidad Funcional', 'sigefirrhh/planificacion/capacitacion/PlanAdiestramiento', 'D', 'sigefirrhh/planificacion/capacitacion/PlanAdiestramiento', '1.07.02.01', 'A');" calcext:value-type="string">
            <text:p>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" calcext:value-type="string">
            <text:p>INSERT INTO public.opcion(id_opcion, codigo_opcion, descripcion, ruta, tipo, uri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2"/>
          <table:table-cell table:formula="of:==IF([.L77] &lt;&gt; &quot;&quot;;&quot;INSERT INTO public.rolopcion(id_rol_opcion, id_rol, id_opcion, consultar, agregar, modificar, eliminar, ejecutar) VALUES (&quot; &amp; [.O77] &amp; &quot;, '41'::integer, &quot; &amp; [.N77] &amp; &quot;, 'S'::text, 'S'::text, 'S'::text, 'S'::text, 'S'::text);&quot;; &quot;&quot;)" office:value-type="string" office:string-value="INSERT INTO public.rolopcion(id_rol_opcion, id_rol, id_opcion, consultar, agregar, modificar, eliminar, ejecutar) VALUES (177, '41'::integer, 753, 'S'::text, 'S'::text, 'S'::text, 'S'::text, 'S'::text);" calcext:value-type="string">
            <text:p>INSERT INTO public.rolopcion(id_rol_opcion, id_rol, id_opcion, consultar, agregar, modificar, eliminar, ejecutar) VALUES (177, '41'::integer, 753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8]" office:value-type="string" office:string-value="1.07.02.02" calcext:value-type="string">
            <text:p>1.07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-Incluir Participantes" calcext:value-type="string">
            <text:p>Planificación-Capacitación-Planificación-Incluir Participantes</text:p>
          </table:table-cell>
          <table:table-cell office:value-type="string" calcext:value-type="string">
            <text:p>sigefirrhh/planificacion/capacitacion/ActualizarParticipante</text:p>
          </table:table-cell>
          <table:table-cell table:formula="of:=[.I78]" office:value-type="string" office:string-value="sigefirrhh/planificacion/capacitacion/ActualizarParticipante" calcext:value-type="string">
            <text:p>sigefirrhh/planificacion/capacitacion/ActualizarParticipante</text:p>
          </table:table-cell>
          <table:table-cell/>
          <table:table-cell table:formula="of:=[.F78]" office:value-type="string" office:string-value="Incluir Participantes" calcext:value-type="string">
            <text:p>Incluir Participantes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178" calcext:value-type="float">
            <text:p>178</text:p>
          </table:table-cell>
          <table:table-cell table:style-name="ce3" table:formula="of:=&quot;(&quot; &amp; [.N78] &amp; &quot;,&quot; &amp; [.$R$1] &amp; &quot;, '&quot; &amp; [.L78]  &amp; &quot;', '&quot; &amp; [.I78] &amp;  &quot;', 'D', '&quot; &amp; [.J78] &amp; &quot;', '&quot; &amp; UPPER([.A78]) &amp; &quot;', 'A');&quot;" office:value-type="string" office:string-value="(754,upper(substr(md5(trunc(random() * 9999999 + 1000000)::text), 1,6)), 'Incluir Participantes', 'sigefirrhh/planificacion/capacitacion/ActualizarParticipante', 'D', 'sigefirrhh/planificacion/capacitacion/ActualizarParticipante', '1.07.02.02', 'A');" calcext:value-type="string">
            <text:p>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" calcext:value-type="string">
            <text:p>INSERT INTO public.opcion(id_opcion, codigo_opcion, descripcion, ruta, tipo, uri, jerarquia, estatus) VALUES 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2"/>
          <table:table-cell table:formula="of:==IF([.L78] &lt;&gt; &quot;&quot;;&quot;INSERT INTO public.rolopcion(id_rol_opcion, id_rol, id_opcion, consultar, agregar, modificar, eliminar, ejecutar) VALUES (&quot; &amp; [.O78] &amp; &quot;, '41'::integer, &quot; &amp; [.N78] &amp; &quot;, 'S'::text, 'S'::text, 'S'::text, 'S'::text, 'S'::text);&quot;; &quot;&quot;)" office:value-type="string" office:string-value="INSERT INTO public.rolopcion(id_rol_opcion, id_rol, id_opcion, consultar, agregar, modificar, eliminar, ejecutar) VALUES (178, '41'::integer, 754, 'S'::text, 'S'::text, 'S'::text, 'S'::text, 'S'::text);" calcext:value-type="string">
            <text:p>INSERT INTO public.rolopcion(id_rol_opcion, id_rol, id_opcion, consultar, agregar, modificar, eliminar, ejecutar) VALUES (178, '41'::integer, 754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9]" office:value-type="string" office:string-value="1.07.02.03" calcext:value-type="string">
            <text:p>1.07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-Registrar Resultados de un Plan" calcext:value-type="string">
            <text:p>Planificación-Capacitación-Planificación-Registrar Resultados de un Plan</text:p>
          </table:table-cell>
          <table:table-cell office:value-type="string" calcext:value-type="string">
            <text:p>sigefirrhh/planificacion/capacitacion/ActualizarEstudio</text:p>
          </table:table-cell>
          <table:table-cell table:formula="of:=[.I79]" office:value-type="string" office:string-value="sigefirrhh/planificacion/capacitacion/ActualizarEstudio" calcext:value-type="string">
            <text:p>sigefirrhh/planificacion/capacitacion/ActualizarEstudio</text:p>
          </table:table-cell>
          <table:table-cell/>
          <table:table-cell table:formula="of:=[.F79]" office:value-type="string" office:string-value="Registrar Resultados de un Plan" calcext:value-type="string">
            <text:p>Registrar Resultados de un Plan</text:p>
          </table:table-cell>
          <table:table-cell/>
          <table:table-cell office:value-type="float" office:value="755" calcext:value-type="float">
            <text:p>755</text:p>
          </table:table-cell>
          <table:table-cell office:value-type="float" office:value="179" calcext:value-type="float">
            <text:p>179</text:p>
          </table:table-cell>
          <table:table-cell table:style-name="ce3" table:formula="of:=&quot;(&quot; &amp; [.N79] &amp; &quot;,&quot; &amp; [.$R$1] &amp; &quot;, '&quot; &amp; [.L79]  &amp; &quot;', '&quot; &amp; [.I79] &amp;  &quot;', 'D', '&quot; &amp; [.J79] &amp; &quot;', '&quot; &amp; UPPER([.A79]) &amp; &quot;', 'A');&quot;" office:value-type="string" office:string-value="(755,upper(substr(md5(trunc(random() * 9999999 + 1000000)::text), 1,6)), 'Registrar Resultados de un Plan', 'sigefirrhh/planificacion/capacitacion/ActualizarEstudio', 'D', 'sigefirrhh/planificacion/capacitacion/ActualizarEstudio', '1.07.02.03', 'A');" calcext:value-type="string">
            <text:p>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" calcext:value-type="string">
            <text:p>INSERT INTO public.opcion(id_opcion, codigo_opcion, descripcion, ruta, tipo, uri, jerarquia, estatus) VALUES 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2"/>
          <table:table-cell table:formula="of:==IF([.L79] &lt;&gt; &quot;&quot;;&quot;INSERT INTO public.rolopcion(id_rol_opcion, id_rol, id_opcion, consultar, agregar, modificar, eliminar, ejecutar) VALUES (&quot; &amp; [.O79] &amp; &quot;, '41'::integer, &quot; &amp; [.N79] &amp; &quot;, 'S'::text, 'S'::text, 'S'::text, 'S'::text, 'S'::text);&quot;; &quot;&quot;)" office:value-type="string" office:string-value="INSERT INTO public.rolopcion(id_rol_opcion, id_rol, id_opcion, consultar, agregar, modificar, eliminar, ejecutar) VALUES (179, '41'::integer, 755, 'S'::text, 'S'::text, 'S'::text, 'S'::text, 'S'::text);" calcext:value-type="string">
            <text:p>INSERT INTO public.rolopcion(id_rol_opcion, id_rol, id_opcion, consultar, agregar, modificar, eliminar, ejecutar) VALUES (179, '41'::integer, 755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80]" office:value-type="string" office:string-value="1.07.02.04" calcext:value-type="string">
            <text:p>1.07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-Reportes" calcext:value-type="string">
            <text:p>Planificación-Capacitación-Planificación-Reportes</text:p>
          </table:table-cell>
          <table:table-cell office:value-type="string" calcext:value-type="string">
            <text:p>sigefirrhh/planificacion/capacitacion/ReportePlanAdiestramiento</text:p>
          </table:table-cell>
          <table:table-cell table:formula="of:=[.I80]" office:value-type="string" office:string-value="sigefirrhh/planificacion/capacitacion/ReportePlanAdiestramiento" calcext:value-type="string">
            <text:p>sigefirrhh/planificacion/capacitacion/ReportePlanAdiestramiento</text:p>
          </table:table-cell>
          <table:table-cell/>
          <table:table-cell table:formula="of:=[.F80]" office:value-type="string" office:string-value="Reportes" calcext:value-type="string">
            <text:p>Reportes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180" calcext:value-type="float">
            <text:p>180</text:p>
          </table:table-cell>
          <table:table-cell table:style-name="ce3" table:formula="of:=&quot;(&quot; &amp; [.N80] &amp; &quot;,&quot; &amp; [.$R$1] &amp; &quot;, '&quot; &amp; [.L80]  &amp; &quot;', '&quot; &amp; [.I80] &amp;  &quot;', 'D', '&quot; &amp; [.J80] &amp; &quot;', '&quot; &amp; UPPER([.A80]) &amp; &quot;', 'A');&quot;" office:value-type="string" office:string-value="(756,upper(substr(md5(trunc(random() * 9999999 + 1000000)::text), 1,6)), 'Reportes', 'sigefirrhh/planificacion/capacitacion/ReportePlanAdiestramiento', 'D', 'sigefirrhh/planificacion/capacitacion/ReportePlanAdiestramiento', '1.07.02.04', 'A');" calcext:value-type="string">
            <text:p>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" calcext:value-type="string">
            <text:p>INSERT INTO public.opcion(id_opcion, codigo_opcion, descripcion, ruta, tipo, uri, jerarquia, estatus) VALUES 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2"/>
          <table:table-cell table:formula="of:==IF([.L80] &lt;&gt; &quot;&quot;;&quot;INSERT INTO public.rolopcion(id_rol_opcion, id_rol, id_opcion, consultar, agregar, modificar, eliminar, ejecutar) VALUES (&quot; &amp; [.O80] &amp; &quot;, '41'::integer, &quot; &amp; [.N80] &amp; &quot;, 'S'::text, 'S'::text, 'S'::text, 'S'::text, 'S'::text);&quot;; &quot;&quot;)" office:value-type="string" office:string-value="INSERT INTO public.rolopcion(id_rol_opcion, id_rol, id_opcion, consultar, agregar, modificar, eliminar, ejecutar) VALUES (180, '41'::integer, 756, 'S'::text, 'S'::text, 'S'::text, 'S'::text, 'S'::text);" calcext:value-type="string">
            <text:p>INSERT INTO public.rolopcion(id_rol_opcion, id_rol, id_opcion, consultar, agregar, modificar, eliminar, ejecutar) VALUES (180, '41'::integer, 756, 'S'::text, 'S'::text, 'S'::text, 'S'::text, 'S'::text);</text:p>
          </table:table-cell>
        </table:table-row>
        <table:table-row table:style-name="ro4">
          <table:table-cell table:style-name="ce2" table:formula="of:=[.$B$2]&amp;&quot;.&quot;&amp;[.C81]" office:value-type="string" office:string-value="1.08" calcext:value-type="string">
            <text:p>1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Evaluaciones de Desempeño</text:p>
          </table:table-cell>
          <table:table-cell table:number-columns-repeated="3"/>
          <table:table-cell table:style-name="ce2" table:formula="of:=[.$C$2]&amp;&quot;-&quot;&amp;[.D81]" office:value-type="string" office:string-value="Planificación-Evaluaciones de Desempeño" calcext:value-type="string">
            <text:p>Planificación-Evaluaciones de Desempeño</text:p>
          </table:table-cell>
          <table:table-cell table:formula="of:=+[.D81]" office:value-type="string" office:string-value="Evaluaciones de Desempeño" calcext:value-type="string">
            <text:p>Evaluaciones de Desempeño</text:p>
          </table:table-cell>
          <table:table-cell table:number-columns-repeated="2"/>
          <table:table-cell table:formula="of:=[.D81]" office:value-type="string" office:string-value="Evaluaciones de Desempeño" calcext:value-type="string">
            <text:p>Evaluaciones de Desempeño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float" office:value="181" calcext:value-type="float">
            <text:p>181</text:p>
          </table:table-cell>
          <table:table-cell table:style-name="ce3" table:formula="of:=&quot;(&quot; &amp; [.N81] &amp; &quot;,&quot; &amp; [.$R$1] &amp; &quot;, '&quot; &amp; [.L81]  &amp; &quot;', '&quot; &amp; [.I81] &amp;  &quot;', 'D', '&quot; &amp; [.J81] &amp; &quot;', '&quot; &amp; UPPER([.A81]) &amp; &quot;', 'A');&quot;" office:value-type="string" office:string-value="(757,upper(substr(md5(trunc(random() * 9999999 + 1000000)::text), 1,6)), 'Evaluaciones de Desempeño', 'Evaluaciones de Desempeño', 'D', '', '1.08', 'A');" calcext:value-type="string">
            <text:p>(757,upper(substr(md5(trunc(random() * 9999999 + 1000000)::text), 1,6)), 'Evaluaciones de Desempeño', 'Evaluaciones de Desempeño', 'D', '', '1.08', 'A'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ublic.opcion(id_opcion, codigo_opcion, descripcion, ruta, tipo, uri, jerarquia, estatus) VALUES (757,upper(substr(md5(trunc(random() * 9999999 + 1000000)::text), 1,6)), 'Evaluaciones de Desempeño', 'Evaluaciones de Desempeño', 'D', '', '1.08', 'A');" calcext:value-type="string">
            <text:p>INSERT INTO public.opcion(id_opcion, codigo_opcion, descripcion, ruta, tipo, uri, jerarquia, estatus) VALUES (757,upper(substr(md5(trunc(random() * 9999999 + 1000000)::text), 1,6)), 'Evaluaciones de Desempeño', 'Evaluaciones de Desempeño', 'D', '', '1.08', 'A');</text:p>
          </table:table-cell>
          <table:table-cell table:number-columns-repeated="2"/>
          <table:table-cell table:formula="of:==IF([.L81] &lt;&gt; &quot;&quot;;&quot;INSERT INTO public.rolopcion(id_rol_opcion, id_rol, id_opcion, consultar, agregar, modificar, eliminar, ejecutar) VALUES (&quot; &amp; [.O81] &amp; &quot;, '41'::integer, &quot; &amp; [.N81] &amp; &quot;, 'S'::text, 'S'::text, 'S'::text, 'S'::text, 'S'::text);&quot;; &quot;&quot;)" office:value-type="string" office:string-value="INSERT INTO public.rolopcion(id_rol_opcion, id_rol, id_opcion, consultar, agregar, modificar, eliminar, ejecutar) VALUES (181, '41'::integer, 757, 'S'::text, 'S'::text, 'S'::text, 'S'::text, 'S'::text);" calcext:value-type="string">
            <text:p>INSERT INTO public.rolopcion(id_rol_opcion, id_rol, id_opcion, consultar, agregar, modificar, eliminar, ejecutar) VALUES (181, '41'::integer, 75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2]" office:value-type="string" office:string-value="1.08.01" calcext:value-type="string">
            <text:p>1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 calcext:value-type="string">
            <text:p>Planificación-Evaluaciones de Desempeño-Consulta de Evaluaciones</text:p>
          </table:table-cell>
          <table:table-cell office:value-type="string" calcext:value-type="string">
            <text:p>sigefirrhh/planificacion/evaluacion/Evaluacion</text:p>
          </table:table-cell>
          <table:table-cell table:formula="of:=[.I82]" office:value-type="string" office:string-value="sigefirrhh/planificacion/evaluacion/Evaluacion" calcext:value-type="string">
            <text:p>sigefirrhh/planificacion/evaluacion/Evaluacion</text:p>
          </table:table-cell>
          <table:table-cell/>
          <table:table-cell table:formula="of:=[.E82]" office:value-type="string" office:string-value="Consulta de Evaluaciones" calcext:value-type="string">
            <text:p>Consulta de Evaluaciones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float" office:value="182" calcext:value-type="float">
            <text:p>182</text:p>
          </table:table-cell>
          <table:table-cell table:style-name="ce3" table:formula="of:=&quot;(&quot; &amp; [.N82] &amp; &quot;,&quot; &amp; [.$R$1] &amp; &quot;, '&quot; &amp; [.L82]  &amp; &quot;', '&quot; &amp; [.I82] &amp;  &quot;', 'D', '&quot; &amp; [.J82] &amp; &quot;', '&quot; &amp; UPPER([.A82]) &amp; &quot;', 'A');&quot;" office:value-type="string" office:string-value="(758,upper(substr(md5(trunc(random() * 9999999 + 1000000)::text), 1,6)), 'Consulta de Evaluaciones', 'sigefirrhh/planificacion/evaluacion/Evaluacion', 'D', 'sigefirrhh/planificacion/evaluacion/Evaluacion', '1.08.01', 'A');" calcext:value-type="string">
            <text:p>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" calcext:value-type="string">
            <text:p>INSERT INTO public.opcion(id_opcion, codigo_opcion, descripcion, ruta, tipo, uri, jerarquia, estatus) VALUES 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2"/>
          <table:table-cell table:formula="of:==IF([.L82] &lt;&gt; &quot;&quot;;&quot;INSERT INTO public.rolopcion(id_rol_opcion, id_rol, id_opcion, consultar, agregar, modificar, eliminar, ejecutar) VALUES (&quot; &amp; [.O82] &amp; &quot;, '41'::integer, &quot; &amp; [.N82] &amp; &quot;, 'S'::text, 'S'::text, 'S'::text, 'S'::text, 'S'::text);&quot;; &quot;&quot;)" office:value-type="string" office:string-value="INSERT INTO public.rolopcion(id_rol_opcion, id_rol, id_opcion, consultar, agregar, modificar, eliminar, ejecutar) VALUES (182, '41'::integer, 758, 'S'::text, 'S'::text, 'S'::text, 'S'::text, 'S'::text);" calcext:value-type="string">
            <text:p>INSERT INTO public.rolopcion(id_rol_opcion, id_rol, id_opcion, consultar, agregar, modificar, eliminar, ejecutar) VALUES (182, '41'::integer, 75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3]" office:value-type="string" office:string-value="1.08.02" calcext:value-type="string">
            <text:p>1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 calcext:value-type="string">
            <text:p>Planificación-Evaluaciones de Desempeño-Registrar Evaluaciones</text:p>
          </table:table-cell>
          <table:table-cell office:value-type="string" calcext:value-type="string">
            <text:p>sigefirrhh/planificacion/evaluacion/RegistrarEvaluacion</text:p>
          </table:table-cell>
          <table:table-cell office:value-type="string" calcext:value-type="string">
            <text:p>sigefirrhh/planificacion/evaluacion/RegistrarEvaluacion.jsf</text:p>
          </table:table-cell>
          <table:table-cell/>
          <table:table-cell table:formula="of:=[.E83]" office:value-type="string" office:string-value="Registrar Evaluaciones" calcext:value-type="string">
            <text:p>Registrar Evaluaciones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float" office:value="183" calcext:value-type="float">
            <text:p>183</text:p>
          </table:table-cell>
          <table:table-cell table:style-name="ce3" table:formula="of:=&quot;(&quot; &amp; [.N83] &amp; &quot;,&quot; &amp; [.$R$1] &amp; &quot;, '&quot; &amp; [.L83]  &amp; &quot;', '&quot; &amp; [.I83] &amp;  &quot;', 'D', '&quot; &amp; [.J83] &amp; &quot;', '&quot; &amp; UPPER([.A83]) &amp; &quot;', 'A');&quot;" office:value-type="string" office:string-value="(759,upper(substr(md5(trunc(random() * 9999999 + 1000000)::text), 1,6)), 'Registrar Evaluaciones', 'sigefirrhh/planificacion/evaluacion/RegistrarEvaluacion', 'D', 'sigefirrhh/planificacion/evaluacion/RegistrarEvaluacion.jsf', '1.08.02', 'A');" calcext:value-type="string">
            <text:p>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" calcext:value-type="string">
            <text:p>INSERT INTO public.opcion(id_opcion, codigo_opcion, descripcion, ruta, tipo, uri, jerarquia, estatus) VALUES 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2"/>
          <table:table-cell table:formula="of:==IF([.L83] &lt;&gt; &quot;&quot;;&quot;INSERT INTO public.rolopcion(id_rol_opcion, id_rol, id_opcion, consultar, agregar, modificar, eliminar, ejecutar) VALUES (&quot; &amp; [.O83] &amp; &quot;, '41'::integer, &quot; &amp; [.N83] &amp; &quot;, 'S'::text, 'S'::text, 'S'::text, 'S'::text, 'S'::text);&quot;; &quot;&quot;)" office:value-type="string" office:string-value="INSERT INTO public.rolopcion(id_rol_opcion, id_rol, id_opcion, consultar, agregar, modificar, eliminar, ejecutar) VALUES (183, '41'::integer, 759, 'S'::text, 'S'::text, 'S'::text, 'S'::text, 'S'::text);" calcext:value-type="string">
            <text:p>INSERT INTO public.rolopcion(id_rol_opcion, id_rol, id_opcion, consultar, agregar, modificar, eliminar, ejecutar) VALUES (183, '41'::integer, 759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4]" office:value-type="string" office:string-value="1.08.03" calcext:value-type="string">
            <text:p>1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 calcext:value-type="string">
            <text:p>Planificación-Evaluaciones de Desempeño-Actualizar/Eliminar Evaluaciones</text:p>
          </table:table-cell>
          <table:table-cell office:value-type="string" calcext:value-type="string">
            <text:p>sigefirrhh/planificacion/evaluacion/ActualizarEvaluacion</text:p>
          </table:table-cell>
          <table:table-cell office:value-type="string" calcext:value-type="string">
            <text:p>sigefirrhh/planificacion/evaluacion/ActualizarEvaluacion.jsf</text:p>
          </table:table-cell>
          <table:table-cell/>
          <table:table-cell table:formula="of:=[.E84]" office:value-type="string" office:string-value="Actualizar/Eliminar Evaluaciones" calcext:value-type="string">
            <text:p>Actualizar/Eliminar Evaluaciones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184" calcext:value-type="float">
            <text:p>184</text:p>
          </table:table-cell>
          <table:table-cell table:style-name="ce3" table:formula="of:=&quot;(&quot; &amp; [.N84] &amp; &quot;,&quot; &amp; [.$R$1] &amp; &quot;, '&quot; &amp; [.L84]  &amp; &quot;', '&quot; &amp; [.I84] &amp;  &quot;', 'D', '&quot; &amp; [.J84] &amp; &quot;', '&quot; &amp; UPPER([.A84]) &amp; &quot;', 'A');&quot;" office:value-type="string" office:string-value="(760,upper(substr(md5(trunc(random() * 9999999 + 1000000)::text), 1,6)), 'Actualizar/Eliminar Evaluaciones', 'sigefirrhh/planificacion/evaluacion/ActualizarEvaluacion', 'D', 'sigefirrhh/planificacion/evaluacion/ActualizarEvaluacion.jsf', '1.08.03', 'A');" calcext:value-type="string">
            <text:p>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" calcext:value-type="string">
            <text:p>INSERT INTO public.opcion(id_opcion, codigo_opcion, descripcion, ruta, tipo, uri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2"/>
          <table:table-cell table:formula="of:==IF([.L84] &lt;&gt; &quot;&quot;;&quot;INSERT INTO public.rolopcion(id_rol_opcion, id_rol, id_opcion, consultar, agregar, modificar, eliminar, ejecutar) VALUES (&quot; &amp; [.O84] &amp; &quot;, '41'::integer, &quot; &amp; [.N84] &amp; &quot;, 'S'::text, 'S'::text, 'S'::text, 'S'::text, 'S'::text);&quot;; &quot;&quot;)" office:value-type="string" office:string-value="INSERT INTO public.rolopcion(id_rol_opcion, id_rol, id_opcion, consultar, agregar, modificar, eliminar, ejecutar) VALUES (184, '41'::integer, 760, 'S'::text, 'S'::text, 'S'::text, 'S'::text, 'S'::text);" calcext:value-type="string">
            <text:p>INSERT INTO public.rolopcion(id_rol_opcion, id_rol, id_opcion, consultar, agregar, modificar, eliminar, ejecutar) VALUES (184, '41'::integer, 760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5]" office:value-type="string" office:string-value="1.08.04" calcext:value-type="string">
            <text:p>1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 calcext:value-type="string">
            <text:p>Planificación-Evaluaciones de Desempeño-Apelaciones</text:p>
          </table:table-cell>
          <table:table-cell office:value-type="string" calcext:value-type="string">
            <text:p>sigefirrhh/planificacion/evaluacion/Apelacion</text:p>
          </table:table-cell>
          <table:table-cell office:value-type="string" calcext:value-type="string">
            <text:p>sigefirrhh/planificacion/evaluacion/Apelacion.jsf</text:p>
          </table:table-cell>
          <table:table-cell/>
          <table:table-cell table:formula="of:=[.E85]" office:value-type="string" office:string-value="Apelaciones" calcext:value-type="string">
            <text:p>Apelaciones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185" calcext:value-type="float">
            <text:p>185</text:p>
          </table:table-cell>
          <table:table-cell table:style-name="ce3" table:formula="of:=&quot;(&quot; &amp; [.N85] &amp; &quot;,&quot; &amp; [.$R$1] &amp; &quot;, '&quot; &amp; [.L85]  &amp; &quot;', '&quot; &amp; [.I85] &amp;  &quot;', 'D', '&quot; &amp; [.J85] &amp; &quot;', '&quot; &amp; UPPER([.A85]) &amp; &quot;', 'A');&quot;" office:value-type="string" office:string-value="(761,upper(substr(md5(trunc(random() * 9999999 + 1000000)::text), 1,6)), 'Apelaciones', 'sigefirrhh/planificacion/evaluacion/Apelacion', 'D', 'sigefirrhh/planificacion/evaluacion/Apelacion.jsf', '1.08.04', 'A');" calcext:value-type="string">
            <text:p>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" calcext:value-type="string">
            <text:p>INSERT INTO public.opcion(id_opcion, codigo_opcion, descripcion, ruta, tipo, uri, jerarquia, estatus) VALUES 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2"/>
          <table:table-cell table:formula="of:==IF([.L85] &lt;&gt; &quot;&quot;;&quot;INSERT INTO public.rolopcion(id_rol_opcion, id_rol, id_opcion, consultar, agregar, modificar, eliminar, ejecutar) VALUES (&quot; &amp; [.O85] &amp; &quot;, '41'::integer, &quot; &amp; [.N85] &amp; &quot;, 'S'::text, 'S'::text, 'S'::text, 'S'::text, 'S'::text);&quot;; &quot;&quot;)" office:value-type="string" office:string-value="INSERT INTO public.rolopcion(id_rol_opcion, id_rol, id_opcion, consultar, agregar, modificar, eliminar, ejecutar) VALUES (185, '41'::integer, 761, 'S'::text, 'S'::text, 'S'::text, 'S'::text, 'S'::text);" calcext:value-type="string">
            <text:p>INSERT INTO public.rolopcion(id_rol_opcion, id_rol, id_opcion, consultar, agregar, modificar, eliminar, ejecutar) VALUES (185, '41'::integer, 761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6]" office:value-type="string" office:string-value="1.08.05" calcext:value-type="string">
            <text:p>1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 calcext:value-type="string">
            <text:p>Planificación-Evaluaciones de Desempeño-Trabajadores No Evaluados</text:p>
          </table:table-cell>
          <table:table-cell table:number-columns-repeated="2" office:value-type="string" calcext:value-type="string">
            <text:p>sigefirrhh/planificacion/evaluacion/NoEvaluacion</text:p>
          </table:table-cell>
          <table:table-cell/>
          <table:table-cell table:formula="of:=[.E86]" office:value-type="string" office:string-value="Trabajadores No Evaluados" calcext:value-type="string">
            <text:p>Trabajadores No Evaluados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186" calcext:value-type="float">
            <text:p>186</text:p>
          </table:table-cell>
          <table:table-cell table:style-name="ce3" table:formula="of:=&quot;(&quot; &amp; [.N86] &amp; &quot;,&quot; &amp; [.$R$1] &amp; &quot;, '&quot; &amp; [.L86]  &amp; &quot;', '&quot; &amp; [.I86] &amp;  &quot;', 'D', '&quot; &amp; [.J86] &amp; &quot;', '&quot; &amp; UPPER([.A86]) &amp; &quot;', 'A');&quot;" office:value-type="string" office:string-value="(762,upper(substr(md5(trunc(random() * 9999999 + 1000000)::text), 1,6)), 'Trabajadores No Evaluados', 'sigefirrhh/planificacion/evaluacion/NoEvaluacion', 'D', 'sigefirrhh/planificacion/evaluacion/NoEvaluacion', '1.08.05', 'A');" calcext:value-type="string">
            <text:p>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" calcext:value-type="string">
            <text:p>INSERT INTO public.opcion(id_opcion, codigo_opcion, descripcion, ruta, tipo, uri, jerarquia, estatus) VALUES 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2"/>
          <table:table-cell table:formula="of:==IF([.L86] &lt;&gt; &quot;&quot;;&quot;INSERT INTO public.rolopcion(id_rol_opcion, id_rol, id_opcion, consultar, agregar, modificar, eliminar, ejecutar) VALUES (&quot; &amp; [.O86] &amp; &quot;, '41'::integer, &quot; &amp; [.N86] &amp; &quot;, 'S'::text, 'S'::text, 'S'::text, 'S'::text, 'S'::text);&quot;; &quot;&quot;)" office:value-type="string" office:string-value="INSERT INTO public.rolopcion(id_rol_opcion, id_rol, id_opcion, consultar, agregar, modificar, eliminar, ejecutar) VALUES (186, '41'::integer, 762, 'S'::text, 'S'::text, 'S'::text, 'S'::text, 'S'::text);" calcext:value-type="string">
            <text:p>INSERT INTO public.rolopcion(id_rol_opcion, id_rol, id_opcion, consultar, agregar, modificar, eliminar, ejecutar) VALUES (186, '41'::integer, 762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7]" office:value-type="string" office:string-value="1.08.06" calcext:value-type="string">
            <text:p>1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 calcext:value-type="string">
            <text:p>Planificación-Evaluaciones de Desempeño-Tipos de Acciones Resultantes</text:p>
          </table:table-cell>
          <table:table-cell table:number-columns-repeated="2" office:value-type="string" calcext:value-type="string">
            <text:p>sigefirrhh/planificacion/evaluacion/AccionEvaluacion</text:p>
          </table:table-cell>
          <table:table-cell/>
          <table:table-cell table:formula="of:=[.E87]" office:value-type="string" office:string-value="Tipos de Acciones Resultantes" calcext:value-type="string">
            <text:p>Tipos de Acciones Resultantes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187" calcext:value-type="float">
            <text:p>187</text:p>
          </table:table-cell>
          <table:table-cell table:style-name="ce3" table:formula="of:=&quot;(&quot; &amp; [.N87] &amp; &quot;,&quot; &amp; [.$R$1] &amp; &quot;, '&quot; &amp; [.L87]  &amp; &quot;', '&quot; &amp; [.I87] &amp;  &quot;', 'D', '&quot; &amp; [.J87] &amp; &quot;', '&quot; &amp; UPPER([.A87]) &amp; &quot;', 'A');&quot;" office:value-type="string" office:string-value="(763,upper(substr(md5(trunc(random() * 9999999 + 1000000)::text), 1,6)), 'Tipos de Acciones Resultantes', 'sigefirrhh/planificacion/evaluacion/AccionEvaluacion', 'D', 'sigefirrhh/planificacion/evaluacion/AccionEvaluacion', '1.08.06', 'A');" calcext:value-type="string">
            <text:p>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" calcext:value-type="string">
            <text:p>INSERT INTO public.opcion(id_opcion, codigo_opcion, descripcion, ruta, tipo, uri, jerarquia, estatus) VALUES 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2"/>
          <table:table-cell table:formula="of:==IF([.L87] &lt;&gt; &quot;&quot;;&quot;INSERT INTO public.rolopcion(id_rol_opcion, id_rol, id_opcion, consultar, agregar, modificar, eliminar, ejecutar) VALUES (&quot; &amp; [.O87] &amp; &quot;, '41'::integer, &quot; &amp; [.N87] &amp; &quot;, 'S'::text, 'S'::text, 'S'::text, 'S'::text, 'S'::text);&quot;; &quot;&quot;)" office:value-type="string" office:string-value="INSERT INTO public.rolopcion(id_rol_opcion, id_rol, id_opcion, consultar, agregar, modificar, eliminar, ejecutar) VALUES (187, '41'::integer, 763, 'S'::text, 'S'::text, 'S'::text, 'S'::text, 'S'::text);" calcext:value-type="string">
            <text:p>INSERT INTO public.rolopcion(id_rol_opcion, id_rol, id_opcion, consultar, agregar, modificar, eliminar, ejecutar) VALUES (187, '41'::integer, 763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8]" office:value-type="string" office:string-value="1.08.07" calcext:value-type="string">
            <text:p>1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 calcext:value-type="string">
            <text:p>Planificación-Evaluaciones de Desempeño-Tipos de Resultados de Evaluación</text:p>
          </table:table-cell>
          <table:table-cell table:number-columns-repeated="2" office:value-type="string" calcext:value-type="string">
            <text:p>sigefirrhh/planificacion/evaluacion/ResultadoEvaluacion</text:p>
          </table:table-cell>
          <table:table-cell/>
          <table:table-cell table:formula="of:=[.E88]" office:value-type="string" office:string-value="Tipos de Resultados de Evaluación" calcext:value-type="string">
            <text:p>Tipos de Resultados de Evaluación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188" calcext:value-type="float">
            <text:p>188</text:p>
          </table:table-cell>
          <table:table-cell table:style-name="ce3" table:formula="of:=&quot;(&quot; &amp; [.N88] &amp; &quot;,&quot; &amp; [.$R$1] &amp; &quot;, '&quot; &amp; [.L88]  &amp; &quot;', '&quot; &amp; [.I88] &amp;  &quot;', 'D', '&quot; &amp; [.J88] &amp; &quot;', '&quot; &amp; UPPER([.A88]) &amp; &quot;', 'A');&quot;" office:value-type="string" office:string-value="(764,upper(substr(md5(trunc(random() * 9999999 + 1000000)::text), 1,6)), 'Tipos de Resultados de Evaluación', 'sigefirrhh/planificacion/evaluacion/ResultadoEvaluacion', 'D', 'sigefirrhh/planificacion/evaluacion/ResultadoEvaluacion', '1.08.07', 'A');" calcext:value-type="string">
            <text:p>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" calcext:value-type="string">
            <text:p>INSERT INTO public.opcion(id_opcion, codigo_opcion, descripcion, ruta, tipo, uri, jerarquia, estatus) VALUES 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2"/>
          <table:table-cell table:formula="of:==IF([.L88] &lt;&gt; &quot;&quot;;&quot;INSERT INTO public.rolopcion(id_rol_opcion, id_rol, id_opcion, consultar, agregar, modificar, eliminar, ejecutar) VALUES (&quot; &amp; [.O88] &amp; &quot;, '41'::integer, &quot; &amp; [.N88] &amp; &quot;, 'S'::text, 'S'::text, 'S'::text, 'S'::text, 'S'::text);&quot;; &quot;&quot;)" office:value-type="string" office:string-value="INSERT INTO public.rolopcion(id_rol_opcion, id_rol, id_opcion, consultar, agregar, modificar, eliminar, ejecutar) VALUES (188, '41'::integer, 764, 'S'::text, 'S'::text, 'S'::text, 'S'::text, 'S'::text);" calcext:value-type="string">
            <text:p>INSERT INTO public.rolopcion(id_rol_opcion, id_rol, id_opcion, consultar, agregar, modificar, eliminar, ejecutar) VALUES (188, '41'::integer, 764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9]" office:value-type="string" office:string-value="1.08.08" calcext:value-type="string">
            <text:p>1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 calcext:value-type="string">
            <text:p>Planificación-Evaluaciones de Desempeño-Reportes</text:p>
          </table:table-cell>
          <table:table-cell table:number-columns-repeated="3"/>
          <table:table-cell table:formula="of:=[.E89]" office:value-type="string" office:string-value="Reportes" calcext:value-type="string">
            <text:p>Reportes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float" office:value="189" calcext:value-type="float">
            <text:p>189</text:p>
          </table:table-cell>
          <table:table-cell table:style-name="ce3" table:formula="of:=&quot;(&quot; &amp; [.N89] &amp; &quot;,&quot; &amp; [.$R$1] &amp; &quot;, '&quot; &amp; [.L89]  &amp; &quot;', '&quot; &amp; [.I89] &amp;  &quot;', 'D', '&quot; &amp; [.J89] &amp; &quot;', '&quot; &amp; UPPER([.A89]) &amp; &quot;', 'A');&quot;" office:value-type="string" office:string-value="(765,upper(substr(md5(trunc(random() * 9999999 + 1000000)::text), 1,6)), 'Reportes', '', 'D', '', '1.08.08', 'A');" calcext:value-type="string">
            <text:p>(765,upper(substr(md5(trunc(random() * 9999999 + 1000000)::text), 1,6)), 'Reportes', '', 'D', '', '1.08.08', 'A'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ublic.opcion(id_opcion, codigo_opcion, descripcion, ruta, tipo, uri, jerarquia, estatus) VALUES (765,upper(substr(md5(trunc(random() * 9999999 + 1000000)::text), 1,6)), 'Reportes', '', 'D', '', '1.08.08', 'A');" calcext:value-type="string">
            <text:p>INSERT INTO public.opcion(id_opcion, codigo_opcion, descripcion, ruta, tipo, uri, jerarquia, estatus) VALUES (765,upper(substr(md5(trunc(random() * 9999999 + 1000000)::text), 1,6)), 'Reportes', '', 'D', '', '1.08.08', 'A');</text:p>
          </table:table-cell>
          <table:table-cell table:number-columns-repeated="2"/>
          <table:table-cell table:formula="of:==IF([.L89] &lt;&gt; &quot;&quot;;&quot;INSERT INTO public.rolopcion(id_rol_opcion, id_rol, id_opcion, consultar, agregar, modificar, eliminar, ejecutar) VALUES (&quot; &amp; [.O89] &amp; &quot;, '41'::integer, &quot; &amp; [.N89] &amp; &quot;, 'S'::text, 'S'::text, 'S'::text, 'S'::text, 'S'::text);&quot;; &quot;&quot;)" office:value-type="string" office:string-value="INSERT INTO public.rolopcion(id_rol_opcion, id_rol, id_opcion, consultar, agregar, modificar, eliminar, ejecutar) VALUES (189, '41'::integer, 765, 'S'::text, 'S'::text, 'S'::text, 'S'::text, 'S'::text);" calcext:value-type="string">
            <text:p>INSERT INTO public.rolopcion(id_rol_opcion, id_rol, id_opcion, consultar, agregar, modificar, eliminar, ejecutar) VALUES (189, '41'::integer, 765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0]" office:value-type="string" office:string-value="1.08.08.01" calcext:value-type="string">
            <text:p>1.08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 calcext:value-type="string">
            <text:p>Planificación-Evaluaciones de Desempeño-Reportes-Reportes Detalle Evaluaciones</text:p>
          </table:table-cell>
          <table:table-cell table:number-columns-repeated="2" office:value-type="string" calcext:value-type="string">
            <text:p>sigefirrhh/planificacion/evaluacion/ReportEvaluaciones</text:p>
          </table:table-cell>
          <table:table-cell/>
          <table:table-cell table:formula="of:=[.F90]" office:value-type="string" office:string-value="Reportes Detalle Evaluaciones" calcext:value-type="string">
            <text:p>Reportes Detalle Evaluaciones</text:p>
          </table:table-cell>
          <table:table-cell/>
          <table:table-cell office:value-type="float" office:value="766" calcext:value-type="float">
            <text:p>766</text:p>
          </table:table-cell>
          <table:table-cell office:value-type="float" office:value="190" calcext:value-type="float">
            <text:p>190</text:p>
          </table:table-cell>
          <table:table-cell table:style-name="ce3" table:formula="of:=&quot;(&quot; &amp; [.N90] &amp; &quot;,&quot; &amp; [.$R$1] &amp; &quot;, '&quot; &amp; [.L90]  &amp; &quot;', '&quot; &amp; [.I90] &amp;  &quot;', 'D', '&quot; &amp; [.J90] &amp; &quot;', '&quot; &amp; UPPER([.A90]) &amp; &quot;', 'A');&quot;" office:value-type="string" office:string-value="(766,upper(substr(md5(trunc(random() * 9999999 + 1000000)::text), 1,6)), 'Reportes Detalle Evaluaciones', 'sigefirrhh/planificacion/evaluacion/ReportEvaluaciones', 'D', 'sigefirrhh/planificacion/evaluacion/ReportEvaluaciones', '1.08.08.01', 'A');" calcext:value-type="string">
            <text:p>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" calcext:value-type="string">
            <text:p>INSERT INTO public.opcion(id_opcion, codigo_opcion, descripcion, ruta, tipo, uri, jerarquia, estatus) VALUES 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2"/>
          <table:table-cell table:formula="of:==IF([.L90] &lt;&gt; &quot;&quot;;&quot;INSERT INTO public.rolopcion(id_rol_opcion, id_rol, id_opcion, consultar, agregar, modificar, eliminar, ejecutar) VALUES (&quot; &amp; [.O90] &amp; &quot;, '41'::integer, &quot; &amp; [.N90] &amp; &quot;, 'S'::text, 'S'::text, 'S'::text, 'S'::text, 'S'::text);&quot;; &quot;&quot;)" office:value-type="string" office:string-value="INSERT INTO public.rolopcion(id_rol_opcion, id_rol, id_opcion, consultar, agregar, modificar, eliminar, ejecutar) VALUES (190, '41'::integer, 766, 'S'::text, 'S'::text, 'S'::text, 'S'::text, 'S'::text);" calcext:value-type="string">
            <text:p>INSERT INTO public.rolopcion(id_rol_opcion, id_rol, id_opcion, consultar, agregar, modificar, eliminar, ejecutar) VALUES (190, '41'::integer, 766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1]" office:value-type="string" office:string-value="1.08.08.02" calcext:value-type="string">
            <text:p>1.08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 calcext:value-type="string">
            <text:p>Planificación-Evaluaciones de Desempeño-Reportes-Reportes Detalle Evaluaciones-Reportes Resumen Evaluaciones</text:p>
          </table:table-cell>
          <table:table-cell table:number-columns-repeated="2" office:value-type="string" calcext:value-type="string">
            <text:p>sigefirrhh/planificacion/evaluacion/ReportResumenEvaluaciones</text:p>
          </table:table-cell>
          <table:table-cell/>
          <table:table-cell table:formula="of:=[.F91]" office:value-type="string" office:string-value="Reportes Resumen Evaluaciones" calcext:value-type="string">
            <text:p>Reportes Resumen Evaluaciones</text:p>
          </table:table-cell>
          <table:table-cell/>
          <table:table-cell office:value-type="float" office:value="767" calcext:value-type="float">
            <text:p>767</text:p>
          </table:table-cell>
          <table:table-cell office:value-type="float" office:value="191" calcext:value-type="float">
            <text:p>191</text:p>
          </table:table-cell>
          <table:table-cell table:style-name="ce3" table:formula="of:=&quot;(&quot; &amp; [.N91] &amp; &quot;,&quot; &amp; [.$R$1] &amp; &quot;, '&quot; &amp; [.L91]  &amp; &quot;', '&quot; &amp; [.I91] &amp;  &quot;', 'D', '&quot; &amp; [.J91] &amp; &quot;', '&quot; &amp; UPPER([.A91]) &amp; &quot;', 'A');&quot;" office:value-type="string" office:string-value="(767,upper(substr(md5(trunc(random() * 9999999 + 1000000)::text), 1,6)), 'Reportes Resumen Evaluaciones', 'sigefirrhh/planificacion/evaluacion/ReportResumenEvaluaciones', 'D', 'sigefirrhh/planificacion/evaluacion/ReportResumenEvaluaciones', '1.08.08.02', 'A');" calcext:value-type="string">
            <text:p>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" calcext:value-type="string">
            <text:p>INSERT INTO public.opcion(id_opcion, codigo_opcion, descripcion, ruta, tipo, uri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2"/>
          <table:table-cell table:formula="of:==IF([.L91] &lt;&gt; &quot;&quot;;&quot;INSERT INTO public.rolopcion(id_rol_opcion, id_rol, id_opcion, consultar, agregar, modificar, eliminar, ejecutar) VALUES (&quot; &amp; [.O91] &amp; &quot;, '41'::integer, &quot; &amp; [.N91] &amp; &quot;, 'S'::text, 'S'::text, 'S'::text, 'S'::text, 'S'::text);&quot;; &quot;&quot;)" office:value-type="string" office:string-value="INSERT INTO public.rolopcion(id_rol_opcion, id_rol, id_opcion, consultar, agregar, modificar, eliminar, ejecutar) VALUES (191, '41'::integer, 767, 'S'::text, 'S'::text, 'S'::text, 'S'::text, 'S'::text);" calcext:value-type="string">
            <text:p>INSERT INTO public.rolopcion(id_rol_opcion, id_rol, id_opcion, consultar, agregar, modificar, eliminar, ejecutar) VALUES (191, '41'::integer, 76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2]" office:value-type="string" office:string-value="1.08.08.03" calcext:value-type="string">
            <text:p>1.08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 calcext:value-type="string">
            <text:p>Planificación-Evaluaciones de Desempeño-Reportes-Reportes Detalle Evaluaciones-Reportes Resumen Evaluaciones-Reportes Notificación de Resultados</text:p>
          </table:table-cell>
          <table:table-cell table:number-columns-repeated="3"/>
          <table:table-cell table:formula="of:=[.F92]" office:value-type="string" office:string-value="Reportes Notificación de Resultados" calcext:value-type="string">
            <text:p>Reportes Notificación de Resultados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92" calcext:value-type="float">
            <text:p>192</text:p>
          </table:table-cell>
          <table:table-cell table:style-name="ce3" table:formula="of:=&quot;(&quot; &amp; [.N92] &amp; &quot;,&quot; &amp; [.$R$1] &amp; &quot;, '&quot; &amp; [.L92]  &amp; &quot;', '&quot; &amp; [.I92] &amp;  &quot;', 'D', '&quot; &amp; [.J92] &amp; &quot;', '&quot; &amp; UPPER([.A92]) &amp; &quot;', 'A');&quot;" office:value-type="string" office:string-value="(768,upper(substr(md5(trunc(random() * 9999999 + 1000000)::text), 1,6)), 'Reportes Notificación de Resultados', '', 'D', '', '1.08.08.03', 'A');" calcext:value-type="string">
            <text:p>(768,upper(substr(md5(trunc(random() * 9999999 + 1000000)::text), 1,6)), 'Reportes Notificación de Resultados', '', 'D', '', '1.08.08.03', 'A'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ublic.opcion(id_opcion, codigo_opcion, descripcion, ruta, tipo, uri, jerarquia, estatus) VALUES (768,upper(substr(md5(trunc(random() * 9999999 + 1000000)::text), 1,6)), 'Reportes Notificación de Resultados', '', 'D', '', '1.08.08.03', 'A');" calcext:value-type="string">
            <text:p>INSERT INTO public.opcion(id_opcion, codigo_opcion, descripcion, ruta, tipo, uri, jerarquia, estatus) VALUES (768,upper(substr(md5(trunc(random() * 9999999 + 1000000)::text), 1,6)), 'Reportes Notificación de Resultados', '', 'D', '', '1.08.08.03', 'A');</text:p>
          </table:table-cell>
          <table:table-cell table:number-columns-repeated="2"/>
          <table:table-cell table:formula="of:==IF([.L92] &lt;&gt; &quot;&quot;;&quot;INSERT INTO public.rolopcion(id_rol_opcion, id_rol, id_opcion, consultar, agregar, modificar, eliminar, ejecutar) VALUES (&quot; &amp; [.O92] &amp; &quot;, '41'::integer, &quot; &amp; [.N92] &amp; &quot;, 'S'::text, 'S'::text, 'S'::text, 'S'::text, 'S'::text);&quot;; &quot;&quot;)" office:value-type="string" office:string-value="INSERT INTO public.rolopcion(id_rol_opcion, id_rol, id_opcion, consultar, agregar, modificar, eliminar, ejecutar) VALUES (192, '41'::integer, 768, 'S'::text, 'S'::text, 'S'::text, 'S'::text, 'S'::text);" calcext:value-type="string">
            <text:p>INSERT INTO public.rolopcion(id_rol_opcion, id_rol, id_opcion, consultar, agregar, modificar, eliminar, ejecutar) VALUES (192, '41'::integer, 76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3]" office:value-type="string" office:string-value="1.08.08.04" calcext:value-type="string">
            <text:p>1.08.08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 calcext:value-type="string">
            <text:p>Planificación-Evaluaciones de Desempeño-Reportes-Reportes Detalle Evaluaciones-Reportes Resumen Evaluaciones-Reportes Notificación de Resultados-Reportes Trabajadores No Evaluados</text:p>
          </table:table-cell>
          <table:table-cell table:number-columns-repeated="3"/>
          <table:table-cell table:formula="of:=[.F93]" office:value-type="string" office:string-value="Reportes Trabajadores No Evaluados" calcext:value-type="string">
            <text:p>Reportes Trabajadores No Evaluados</text:p>
          </table:table-cell>
          <table:table-cell/>
          <table:table-cell office:value-type="float" office:value="769" calcext:value-type="float">
            <text:p>769</text:p>
          </table:table-cell>
          <table:table-cell office:value-type="float" office:value="193" calcext:value-type="float">
            <text:p>193</text:p>
          </table:table-cell>
          <table:table-cell table:style-name="ce3" table:formula="of:=&quot;(&quot; &amp; [.N93] &amp; &quot;,&quot; &amp; [.$R$1] &amp; &quot;, '&quot; &amp; [.L93]  &amp; &quot;', '&quot; &amp; [.I93] &amp;  &quot;', 'D', '&quot; &amp; [.J93] &amp; &quot;', '&quot; &amp; UPPER([.A93]) &amp; &quot;', 'A');&quot;" office:value-type="string" office:string-value="(769,upper(substr(md5(trunc(random() * 9999999 + 1000000)::text), 1,6)), 'Reportes Trabajadores No Evaluados', '', 'D', '', '1.08.08.04', 'A');" calcext:value-type="string">
            <text:p>(769,upper(substr(md5(trunc(random() * 9999999 + 1000000)::text), 1,6)), 'Reportes Trabajadores No Evaluados', '', 'D', '', '1.08.08.04', 'A'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ublic.opcion(id_opcion, codigo_opcion, descripcion, ruta, tipo, uri, jerarquia, estatus) VALUES (769,upper(substr(md5(trunc(random() * 9999999 + 1000000)::text), 1,6)), 'Reportes Trabajadores No Evaluados', '', 'D', '', '1.08.08.04', 'A');" calcext:value-type="string">
            <text:p>INSERT INTO public.opcion(id_opcion, codigo_opcion, descripcion, ruta, tipo, uri, jerarquia, estatus) VALUES (769,upper(substr(md5(trunc(random() * 9999999 + 1000000)::text), 1,6)), 'Reportes Trabajadores No Evaluados', '', 'D', '', '1.08.08.04', 'A');</text:p>
          </table:table-cell>
          <table:table-cell table:number-columns-repeated="2"/>
          <table:table-cell table:formula="of:==IF([.L93] &lt;&gt; &quot;&quot;;&quot;INSERT INTO public.rolopcion(id_rol_opcion, id_rol, id_opcion, consultar, agregar, modificar, eliminar, ejecutar) VALUES (&quot; &amp; [.O93] &amp; &quot;, '41'::integer, &quot; &amp; [.N93] &amp; &quot;, 'S'::text, 'S'::text, 'S'::text, 'S'::text, 'S'::text);&quot;; &quot;&quot;)" office:value-type="string" office:string-value="INSERT INTO public.rolopcion(id_rol_opcion, id_rol, id_opcion, consultar, agregar, modificar, eliminar, ejecutar) VALUES (193, '41'::integer, 769, 'S'::text, 'S'::text, 'S'::text, 'S'::text, 'S'::text);" calcext:value-type="string">
            <text:p>INSERT INTO public.rolopcion(id_rol_opcion, id_rol, id_opcion, consultar, agregar, modificar, eliminar, ejecutar) VALUES (193, '41'::integer, 769, 'S'::text, 'S'::text, 'S'::text, 'S'::text, 'S'::text);</text:p>
          </table:table-cell>
        </table:table-row>
        <table:table-row table:style-name="ro4">
          <table:table-cell table:style-name="ce2" table:formula="of:=[.$B$2]&amp;&quot;.&quot;&amp;[.C94]" office:value-type="string" office:string-value="1.09" calcext:value-type="string">
            <text:p>1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lanes de Personal</text:p>
          </table:table-cell>
          <table:table-cell table:number-columns-repeated="3"/>
          <table:table-cell table:style-name="ce2" table:formula="of:=[.$C$2]&amp;&quot;-&quot;&amp;[.D94]" office:value-type="string" office:string-value="Planificación-Planes de Personal" calcext:value-type="string">
            <text:p>Planificación-Planes de Personal</text:p>
          </table:table-cell>
          <table:table-cell table:formula="of:=+[.D94]" office:value-type="string" office:string-value="Planes de Personal" calcext:value-type="string">
            <text:p>Planes de Personal</text:p>
          </table:table-cell>
          <table:table-cell table:number-columns-repeated="2"/>
          <table:table-cell table:formula="of:=[.D94]" office:value-type="string" office:string-value="Planes de Personal" calcext:value-type="string">
            <text:p>Planes de Personal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194" calcext:value-type="float">
            <text:p>194</text:p>
          </table:table-cell>
          <table:table-cell table:style-name="ce3" table:formula="of:=&quot;(&quot; &amp; [.N94] &amp; &quot;,&quot; &amp; [.$R$1] &amp; &quot;, '&quot; &amp; [.L94]  &amp; &quot;', '&quot; &amp; [.I95] &amp;  &quot;', 'D', '&quot; &amp; [.J94] &amp; &quot;', '&quot; &amp; UPPER([.A94]) &amp; &quot;', 'A');&quot;" office:value-type="string" office:string-value="(770,upper(substr(md5(trunc(random() * 9999999 + 1000000)::text), 1,6)), 'Planes de Personal', 'sigefirrhh/planificacion/plan/PlanPersonal', 'D', '', '1.09', 'A');" calcext:value-type="string">
            <text:p>(770,upper(substr(md5(trunc(random() * 9999999 + 1000000)::text), 1,6)), 'Planes de Personal', 'sigefirrhh/planificacion/plan/PlanPersonal', 'D', '', '1.09', 'A'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ublic.opcion(id_opcion, codigo_opcion, descripcion, ruta, tipo, uri, jerarquia, estatus) VALUES (770,upper(substr(md5(trunc(random() * 9999999 + 1000000)::text), 1,6)), 'Planes de Personal', 'sigefirrhh/planificacion/plan/PlanPersonal', 'D', '', '1.09', 'A');" calcext:value-type="string">
            <text:p>INSERT INTO public.opcion(id_opcion, codigo_opcion, descripcion, ruta, tipo, uri, jerarquia, estatus) VALUES (770,upper(substr(md5(trunc(random() * 9999999 + 1000000)::text), 1,6)), 'Planes de Personal', 'sigefirrhh/planificacion/plan/PlanPersonal', 'D', '', '1.09', 'A');</text:p>
          </table:table-cell>
          <table:table-cell table:number-columns-repeated="2"/>
          <table:table-cell table:formula="of:==IF([.L94] &lt;&gt; &quot;&quot;;&quot;INSERT INTO public.rolopcion(id_rol_opcion, id_rol, id_opcion, consultar, agregar, modificar, eliminar, ejecutar) VALUES (&quot; &amp; [.O94] &amp; &quot;, '41'::integer, &quot; &amp; [.N94] &amp; &quot;, 'S'::text, 'S'::text, 'S'::text, 'S'::text, 'S'::text);&quot;; &quot;&quot;)" office:value-type="string" office:string-value="INSERT INTO public.rolopcion(id_rol_opcion, id_rol, id_opcion, consultar, agregar, modificar, eliminar, ejecutar) VALUES (194, '41'::integer, 770, 'S'::text, 'S'::text, 'S'::text, 'S'::text, 'S'::text);" calcext:value-type="string">
            <text:p>INSERT INTO public.rolopcion(id_rol_opcion, id_rol, id_opcion, consultar, agregar, modificar, eliminar, ejecutar) VALUES (194, '41'::integer, 770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5]" office:value-type="string" office:string-value="1.09.01" calcext:value-type="string">
            <text:p>1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 calcext:value-type="string">
            <text:p>Planificación-Planes de Personal-Definición de Planes</text:p>
          </table:table-cell>
          <table:table-cell table:number-columns-repeated="2" office:value-type="string" calcext:value-type="string">
            <text:p>sigefirrhh/planificacion/plan/PlanPersonal</text:p>
          </table:table-cell>
          <table:table-cell/>
          <table:table-cell table:formula="of:=[.E95]" office:value-type="string" office:string-value="Definición de Planes" calcext:value-type="string">
            <text:p>Definición de Planes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float" office:value="195" calcext:value-type="float">
            <text:p>195</text:p>
          </table:table-cell>
          <table:table-cell table:style-name="ce3" table:formula="of:=&quot;(&quot; &amp; [.N95] &amp; &quot;,&quot; &amp; [.$R$1] &amp; &quot;, '&quot; &amp; [.L95]  &amp; &quot;', '&quot; &amp; [.I95] &amp;  &quot;', 'D', '&quot; &amp; [.J95] &amp; &quot;', '&quot; &amp; UPPER([.A95]) &amp; &quot;', 'A');&quot;" office:value-type="string" office:string-value="(771,upper(substr(md5(trunc(random() * 9999999 + 1000000)::text), 1,6)), 'Definición de Planes', 'sigefirrhh/planificacion/plan/PlanPersonal', 'D', 'sigefirrhh/planificacion/plan/PlanPersonal', '1.09.01', 'A');" calcext:value-type="string">
            <text:p>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" calcext:value-type="string">
            <text:p>INSERT INTO public.opcion(id_opcion, codigo_opcion, descripcion, ruta, tipo, uri, jerarquia, estatus) VALUES 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2"/>
          <table:table-cell table:formula="of:==IF([.L95] &lt;&gt; &quot;&quot;;&quot;INSERT INTO public.rolopcion(id_rol_opcion, id_rol, id_opcion, consultar, agregar, modificar, eliminar, ejecutar) VALUES (&quot; &amp; [.O95] &amp; &quot;, '41'::integer, &quot; &amp; [.N95] &amp; &quot;, 'S'::text, 'S'::text, 'S'::text, 'S'::text, 'S'::text);&quot;; &quot;&quot;)" office:value-type="string" office:string-value="INSERT INTO public.rolopcion(id_rol_opcion, id_rol, id_opcion, consultar, agregar, modificar, eliminar, ejecutar) VALUES (195, '41'::integer, 771, 'S'::text, 'S'::text, 'S'::text, 'S'::text, 'S'::text);" calcext:value-type="string">
            <text:p>INSERT INTO public.rolopcion(id_rol_opcion, id_rol, id_opcion, consultar, agregar, modificar, eliminar, ejecutar) VALUES (195, '41'::integer, 771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6]" office:value-type="string" office:string-value="1.09.02" calcext:value-type="string">
            <text:p>1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 calcext:value-type="string">
            <text:p>Planificación-Planes de Personal-Componentes</text:p>
          </table:table-cell>
          <table:table-cell table:formula="of:=+[.E96]" office:value-type="string" office:string-value="Componentes" calcext:value-type="string">
            <text:p>Componentes</text:p>
          </table:table-cell>
          <table:table-cell table:number-columns-repeated="2"/>
          <table:table-cell table:formula="of:=[.E96]" office:value-type="string" office:string-value="Componentes" calcext:value-type="string">
            <text:p>Componentes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float" office:value="196" calcext:value-type="float">
            <text:p>196</text:p>
          </table:table-cell>
          <table:table-cell table:style-name="ce3" table:formula="of:=&quot;(&quot; &amp; [.N96] &amp; &quot;,&quot; &amp; [.$R$1] &amp; &quot;, '&quot; &amp; [.L96]  &amp; &quot;', '&quot; &amp; [.I96] &amp;  &quot;', 'D', '&quot; &amp; [.J96] &amp; &quot;', '&quot; &amp; UPPER([.A96]) &amp; &quot;', 'A');&quot;" office:value-type="string" office:string-value="(772,upper(substr(md5(trunc(random() * 9999999 + 1000000)::text), 1,6)), 'Componentes', 'Componentes', 'D', '', '1.09.02', 'A');" calcext:value-type="string">
            <text:p>(772,upper(substr(md5(trunc(random() * 9999999 + 1000000)::text), 1,6)), 'Componentes', 'Componentes', 'D', '', '1.09.02', 'A'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ublic.opcion(id_opcion, codigo_opcion, descripcion, ruta, tipo, uri, jerarquia, estatus) VALUES (772,upper(substr(md5(trunc(random() * 9999999 + 1000000)::text), 1,6)), 'Componentes', 'Componentes', 'D', '', '1.09.02', 'A');" calcext:value-type="string">
            <text:p>INSERT INTO public.opcion(id_opcion, codigo_opcion, descripcion, ruta, tipo, uri, jerarquia, estatus) VALUES (772,upper(substr(md5(trunc(random() * 9999999 + 1000000)::text), 1,6)), 'Componentes', 'Componentes', 'D', '', '1.09.02', 'A');</text:p>
          </table:table-cell>
          <table:table-cell table:number-columns-repeated="2"/>
          <table:table-cell table:formula="of:==IF([.L96] &lt;&gt; &quot;&quot;;&quot;INSERT INTO public.rolopcion(id_rol_opcion, id_rol, id_opcion, consultar, agregar, modificar, eliminar, ejecutar) VALUES (&quot; &amp; [.O96] &amp; &quot;, '41'::integer, &quot; &amp; [.N96] &amp; &quot;, 'S'::text, 'S'::text, 'S'::text, 'S'::text, 'S'::text);&quot;; &quot;&quot;)" office:value-type="string" office:string-value="INSERT INTO public.rolopcion(id_rol_opcion, id_rol, id_opcion, consultar, agregar, modificar, eliminar, ejecutar) VALUES (196, '41'::integer, 772, 'S'::text, 'S'::text, 'S'::text, 'S'::text, 'S'::text);" calcext:value-type="string">
            <text:p>INSERT INTO public.rolopcion(id_rol_opcion, id_rol, id_opcion, consultar, agregar, modificar, eliminar, ejecutar) VALUES (196, '41'::integer, 772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7]" office:value-type="string" office:string-value="1.09.02.01" calcext:value-type="string">
            <text:p>1.09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 calcext:value-type="string">
            <text:p>Planificación-Planes de Personal-Componentes-Movimientos de Personal</text:p>
          </table:table-cell>
          <table:table-cell table:number-columns-repeated="2" office:value-type="string" calcext:value-type="string">
            <text:p>sigefirrhh/planificacion/plan/MovimientosPlan</text:p>
          </table:table-cell>
          <table:table-cell/>
          <table:table-cell table:formula="of:=[.F97]" office:value-type="string" office:string-value="Movimientos de Personal" calcext:value-type="string">
            <text:p>Movimientos de Personal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197" calcext:value-type="float">
            <text:p>197</text:p>
          </table:table-cell>
          <table:table-cell table:style-name="ce3" table:formula="of:=&quot;(&quot; &amp; [.N97] &amp; &quot;,&quot; &amp; [.$R$1] &amp; &quot;, '&quot; &amp; [.L97]  &amp; &quot;', '&quot; &amp; [.I97] &amp;  &quot;', 'D', '&quot; &amp; [.J97] &amp; &quot;', '&quot; &amp; UPPER([.A97]) &amp; &quot;', 'A');&quot;" office:value-type="string" office:string-value="(773,upper(substr(md5(trunc(random() * 9999999 + 1000000)::text), 1,6)), 'Movimientos de Personal', 'sigefirrhh/planificacion/plan/MovimientosPlan', 'D', 'sigefirrhh/planificacion/plan/MovimientosPlan', '1.09.02.01', 'A');" calcext:value-type="string">
            <text:p>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" calcext:value-type="string">
            <text:p>INSERT INTO public.opcion(id_opcion, codigo_opcion, descripcion, ruta, tipo, uri, jerarquia, estatus) VALUES 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2"/>
          <table:table-cell table:formula="of:==IF([.L97] &lt;&gt; &quot;&quot;;&quot;INSERT INTO public.rolopcion(id_rol_opcion, id_rol, id_opcion, consultar, agregar, modificar, eliminar, ejecutar) VALUES (&quot; &amp; [.O97] &amp; &quot;, '41'::integer, &quot; &amp; [.N97] &amp; &quot;, 'S'::text, 'S'::text, 'S'::text, 'S'::text, 'S'::text);&quot;; &quot;&quot;)" office:value-type="string" office:string-value="INSERT INTO public.rolopcion(id_rol_opcion, id_rol, id_opcion, consultar, agregar, modificar, eliminar, ejecutar) VALUES (197, '41'::integer, 773, 'S'::text, 'S'::text, 'S'::text, 'S'::text, 'S'::text);" calcext:value-type="string">
            <text:p>INSERT INTO public.rolopcion(id_rol_opcion, id_rol, id_opcion, consultar, agregar, modificar, eliminar, ejecutar) VALUES (197, '41'::integer, 773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8]" office:value-type="string" office:string-value="1.09.02.02" calcext:value-type="string">
            <text:p>1.09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 calcext:value-type="string">
            <text:p>Planificación-Planes de Personal-Componentes-Movimientos de Cargos</text:p>
          </table:table-cell>
          <table:table-cell table:number-columns-repeated="2" office:value-type="string" calcext:value-type="string">
            <text:p>sigefirrhh/planificacion/plan/CargosPlan</text:p>
          </table:table-cell>
          <table:table-cell/>
          <table:table-cell table:formula="of:=[.F98]" office:value-type="string" office:string-value="Movimientos de Cargos" calcext:value-type="string">
            <text:p>Movimientos de Cargos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198" calcext:value-type="float">
            <text:p>198</text:p>
          </table:table-cell>
          <table:table-cell table:style-name="ce3" table:formula="of:=&quot;(&quot; &amp; [.N98] &amp; &quot;,&quot; &amp; [.$R$1] &amp; &quot;, '&quot; &amp; [.L98]  &amp; &quot;', '&quot; &amp; [.I98] &amp;  &quot;', 'D', '&quot; &amp; [.J98] &amp; &quot;', '&quot; &amp; UPPER([.A98]) &amp; &quot;', 'A');&quot;" office:value-type="string" office:string-value="(774,upper(substr(md5(trunc(random() * 9999999 + 1000000)::text), 1,6)), 'Movimientos de Cargos', 'sigefirrhh/planificacion/plan/CargosPlan', 'D', 'sigefirrhh/planificacion/plan/CargosPlan', '1.09.02.02', 'A');" calcext:value-type="string">
            <text:p>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" calcext:value-type="string">
            <text:p>INSERT INTO public.opcion(id_opcion, codigo_opcion, descripcion, ruta, tipo, uri, jerarquia, estatus) VALUES 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2"/>
          <table:table-cell table:formula="of:==IF([.L98] &lt;&gt; &quot;&quot;;&quot;INSERT INTO public.rolopcion(id_rol_opcion, id_rol, id_opcion, consultar, agregar, modificar, eliminar, ejecutar) VALUES (&quot; &amp; [.O98] &amp; &quot;, '41'::integer, &quot; &amp; [.N98] &amp; &quot;, 'S'::text, 'S'::text, 'S'::text, 'S'::text, 'S'::text);&quot;; &quot;&quot;)" office:value-type="string" office:string-value="INSERT INTO public.rolopcion(id_rol_opcion, id_rol, id_opcion, consultar, agregar, modificar, eliminar, ejecutar) VALUES (198, '41'::integer, 774, 'S'::text, 'S'::text, 'S'::text, 'S'::text, 'S'::text);" calcext:value-type="string">
            <text:p>INSERT INTO public.rolopcion(id_rol_opcion, id_rol, id_opcion, consultar, agregar, modificar, eliminar, ejecutar) VALUES (198, '41'::integer, 774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9]" office:value-type="string" office:string-value="1.09.02.03" calcext:value-type="string">
            <text:p>1.09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 calcext:value-type="string">
            <text:p>Planificación-Planes de Personal-Componentes-Acciones Administrativas</text:p>
          </table:table-cell>
          <table:table-cell table:number-columns-repeated="2" office:value-type="string" calcext:value-type="string">
            <text:p>sigefirrhh/planificacion/plan/MovimientosPlan</text:p>
          </table:table-cell>
          <table:table-cell/>
          <table:table-cell table:formula="of:=[.F99]" office:value-type="string" office:string-value="Acciones Administrativas" calcext:value-type="string">
            <text:p>Acciones Administrativas</text:p>
          </table:table-cell>
          <table:table-cell/>
          <table:table-cell office:value-type="float" office:value="775" calcext:value-type="float">
            <text:p>775</text:p>
          </table:table-cell>
          <table:table-cell office:value-type="float" office:value="199" calcext:value-type="float">
            <text:p>199</text:p>
          </table:table-cell>
          <table:table-cell table:style-name="ce3" table:formula="of:=&quot;(&quot; &amp; [.N99] &amp; &quot;,&quot; &amp; [.$R$1] &amp; &quot;, '&quot; &amp; [.L99]  &amp; &quot;', '&quot; &amp; [.I99] &amp;  &quot;', 'D', '&quot; &amp; [.J99] &amp; &quot;', '&quot; &amp; UPPER([.A99]) &amp; &quot;', 'A');&quot;" office:value-type="string" office:string-value="(775,upper(substr(md5(trunc(random() * 9999999 + 1000000)::text), 1,6)), 'Acciones Administrativas', 'sigefirrhh/planificacion/plan/MovimientosPlan', 'D', 'sigefirrhh/planificacion/plan/MovimientosPlan', '1.09.02.03', 'A');" calcext:value-type="string">
            <text:p>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" calcext:value-type="string">
            <text:p>INSERT INTO public.opcion(id_opcion, codigo_opcion, descripcion, ruta, tipo, uri, jerarquia, estatus) VALUES 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2"/>
          <table:table-cell table:formula="of:==IF([.L99] &lt;&gt; &quot;&quot;;&quot;INSERT INTO public.rolopcion(id_rol_opcion, id_rol, id_opcion, consultar, agregar, modificar, eliminar, ejecutar) VALUES (&quot; &amp; [.O99] &amp; &quot;, '41'::integer, &quot; &amp; [.N99] &amp; &quot;, 'S'::text, 'S'::text, 'S'::text, 'S'::text, 'S'::text);&quot;; &quot;&quot;)" office:value-type="string" office:string-value="INSERT INTO public.rolopcion(id_rol_opcion, id_rol, id_opcion, consultar, agregar, modificar, eliminar, ejecutar) VALUES (199, '41'::integer, 775, 'S'::text, 'S'::text, 'S'::text, 'S'::text, 'S'::text);" calcext:value-type="string">
            <text:p>INSERT INTO public.rolopcion(id_rol_opcion, id_rol, id_opcion, consultar, agregar, modificar, eliminar, ejecutar) VALUES (199, '41'::integer, 775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100]" office:value-type="string" office:string-value="1.09.02.04" calcext:value-type="string">
            <text:p>1.09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 calcext:value-type="string">
            <text:p>Planificación-Planes de Personal-Componentes-Contratos de Personal</text:p>
          </table:table-cell>
          <table:table-cell table:number-columns-repeated="2" office:value-type="string" calcext:value-type="string">
            <text:p>sigefirrhh/planificacion/plan/ContratosPlan</text:p>
          </table:table-cell>
          <table:table-cell/>
          <table:table-cell table:formula="of:=[.F100]" office:value-type="string" office:string-value="Contratos de Personal" calcext:value-type="string">
            <text:p>Contratos de Personal</text:p>
          </table:table-cell>
          <table:table-cell/>
          <table:table-cell office:value-type="float" office:value="776" calcext:value-type="float">
            <text:p>776</text:p>
          </table:table-cell>
          <table:table-cell office:value-type="float" office:value="200" calcext:value-type="float">
            <text:p>200</text:p>
          </table:table-cell>
          <table:table-cell table:style-name="ce3" table:formula="of:=&quot;(&quot; &amp; [.N100] &amp; &quot;,&quot; &amp; [.$R$1] &amp; &quot;, '&quot; &amp; [.L100]  &amp; &quot;', '&quot; &amp; [.I100] &amp;  &quot;', 'D', '&quot; &amp; [.J100] &amp; &quot;', '&quot; &amp; UPPER([.A100]) &amp; &quot;', 'A');&quot;" office:value-type="string" office:string-value="(776,upper(substr(md5(trunc(random() * 9999999 + 1000000)::text), 1,6)), 'Contratos de Personal', 'sigefirrhh/planificacion/plan/ContratosPlan', 'D', 'sigefirrhh/planificacion/plan/ContratosPlan', '1.09.02.04', 'A');" calcext:value-type="string">
            <text:p>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" calcext:value-type="string">
            <text:p>INSERT INTO public.opcion(id_opcion, codigo_opcion, descripcion, ruta, tipo, uri, jerarquia, estatus) VALUES 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2"/>
          <table:table-cell table:formula="of:==IF([.L100] &lt;&gt; &quot;&quot;;&quot;INSERT INTO public.rolopcion(id_rol_opcion, id_rol, id_opcion, consultar, agregar, modificar, eliminar, ejecutar) VALUES (&quot; &amp; [.O100] &amp; &quot;, '41'::integer, &quot; &amp; [.N100] &amp; &quot;, 'S'::text, 'S'::text, 'S'::text, 'S'::text, 'S'::text);&quot;; &quot;&quot;)" office:value-type="string" office:string-value="INSERT INTO public.rolopcion(id_rol_opcion, id_rol, id_opcion, consultar, agregar, modificar, eliminar, ejecutar) VALUES (200, '41'::integer, 776, 'S'::text, 'S'::text, 'S'::text, 'S'::text, 'S'::text);" calcext:value-type="string">
            <text:p>INSERT INTO public.rolopcion(id_rol_opcion, id_rol, id_opcion, consultar, agregar, modificar, eliminar, ejecutar) VALUES (200, '41'::integer, 776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101]" office:value-type="string" office:string-value="1.09.03" calcext:value-type="string">
            <text:p>1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 calcext:value-type="string">
            <text:p>Planificación-Planes de Personal-Reportes</text:p>
          </table:table-cell>
          <table:table-cell table:number-columns-repeated="3"/>
          <table:table-cell table:formula="of:=[.E101]" office:value-type="string" office:string-value="Reportes" calcext:value-type="string">
            <text:p>Reportes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float" office:value="201" calcext:value-type="float">
            <text:p>201</text:p>
          </table:table-cell>
          <table:table-cell table:style-name="ce3" table:formula="of:=&quot;(&quot; &amp; [.N101] &amp; &quot;,&quot; &amp; [.$R$1] &amp; &quot;, '&quot; &amp; [.L101]  &amp; &quot;', '&quot; &amp; [.I101] &amp;  &quot;', 'D', '&quot; &amp; [.J101] &amp; &quot;', '&quot; &amp; UPPER([.A101]) &amp; &quot;', 'A');&quot;" office:value-type="string" office:string-value="(777,upper(substr(md5(trunc(random() * 9999999 + 1000000)::text), 1,6)), 'Reportes', '', 'D', '', '1.09.03', 'A');" calcext:value-type="string">
            <text:p>(777,upper(substr(md5(trunc(random() * 9999999 + 1000000)::text), 1,6)), 'Reportes', '', 'D', '', '1.09.03', 'A'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ublic.opcion(id_opcion, codigo_opcion, descripcion, ruta, tipo, uri, jerarquia, estatus) VALUES (777,upper(substr(md5(trunc(random() * 9999999 + 1000000)::text), 1,6)), 'Reportes', '', 'D', '', '1.09.03', 'A');" calcext:value-type="string">
            <text:p>INSERT INTO public.opcion(id_opcion, codigo_opcion, descripcion, ruta, tipo, uri, jerarquia, estatus) VALUES (777,upper(substr(md5(trunc(random() * 9999999 + 1000000)::text), 1,6)), 'Reportes', '', 'D', '', '1.09.03', 'A');</text:p>
          </table:table-cell>
          <table:table-cell table:number-columns-repeated="2"/>
          <table:table-cell table:formula="of:==IF([.L101] &lt;&gt; &quot;&quot;;&quot;INSERT INTO public.rolopcion(id_rol_opcion, id_rol, id_opcion, consultar, agregar, modificar, eliminar, ejecutar) VALUES (&quot; &amp; [.O101] &amp; &quot;, '41'::integer, &quot; &amp; [.N101] &amp; &quot;, 'S'::text, 'S'::text, 'S'::text, 'S'::text, 'S'::text);&quot;; &quot;&quot;)" office:value-type="string" office:string-value="INSERT INTO public.rolopcion(id_rol_opcion, id_rol, id_opcion, consultar, agregar, modificar, eliminar, ejecutar) VALUES (201, '41'::integer, 777, 'S'::text, 'S'::text, 'S'::text, 'S'::text, 'S'::text);" calcext:value-type="string">
            <text:p>INSERT INTO public.rolopcion(id_rol_opcion, id_rol, id_opcion, consultar, agregar, modificar, eliminar, ejecutar) VALUES (201, '41'::integer, 777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2]" office:value-type="string" office:string-value="1.09.03.01" calcext:value-type="string">
            <text:p>1.09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 calcext:value-type="string">
            <text:p>Planificación-Planes de Personal-Reportes-Reportes de Planes de Personal</text:p>
          </table:table-cell>
          <table:table-cell table:number-columns-repeated="2" office:value-type="string" calcext:value-type="string">
            <text:p>sigefirrhh/planificacion/plan/ReportPlanPersonal</text:p>
          </table:table-cell>
          <table:table-cell/>
          <table:table-cell table:formula="of:=[.F102]" office:value-type="string" office:string-value="Reportes de Planes de Personal" calcext:value-type="string">
            <text:p>Reportes de Planes de Personal</text:p>
          </table:table-cell>
          <table:table-cell/>
          <table:table-cell office:value-type="float" office:value="778" calcext:value-type="float">
            <text:p>778</text:p>
          </table:table-cell>
          <table:table-cell office:value-type="float" office:value="202" calcext:value-type="float">
            <text:p>202</text:p>
          </table:table-cell>
          <table:table-cell table:style-name="ce3" table:formula="of:=&quot;(&quot; &amp; [.N102] &amp; &quot;,&quot; &amp; [.$R$1] &amp; &quot;, '&quot; &amp; [.L102]  &amp; &quot;', '&quot; &amp; [.I102] &amp;  &quot;', 'D', '&quot; &amp; [.J102] &amp; &quot;', '&quot; &amp; UPPER([.A102]) &amp; &quot;', 'A');&quot;" office:value-type="string" office:string-value="(778,upper(substr(md5(trunc(random() * 9999999 + 1000000)::text), 1,6)), 'Reportes de Planes de Personal', 'sigefirrhh/planificacion/plan/ReportPlanPersonal', 'D', 'sigefirrhh/planificacion/plan/ReportPlanPersonal', '1.09.03.01', 'A');" calcext:value-type="string">
            <text:p>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" calcext:value-type="string">
            <text:p>INSERT INTO public.opcion(id_opcion, codigo_opcion, descripcion, ruta, tipo, uri, jerarquia, estatus) VALUES 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2"/>
          <table:table-cell table:formula="of:==IF([.L102] &lt;&gt; &quot;&quot;;&quot;INSERT INTO public.rolopcion(id_rol_opcion, id_rol, id_opcion, consultar, agregar, modificar, eliminar, ejecutar) VALUES (&quot; &amp; [.O102] &amp; &quot;, '41'::integer, &quot; &amp; [.N102] &amp; &quot;, 'S'::text, 'S'::text, 'S'::text, 'S'::text, 'S'::text);&quot;; &quot;&quot;)" office:value-type="string" office:string-value="INSERT INTO public.rolopcion(id_rol_opcion, id_rol, id_opcion, consultar, agregar, modificar, eliminar, ejecutar) VALUES (202, '41'::integer, 778, 'S'::text, 'S'::text, 'S'::text, 'S'::text, 'S'::text);" calcext:value-type="string">
            <text:p>INSERT INTO public.rolopcion(id_rol_opcion, id_rol, id_opcion, consultar, agregar, modificar, eliminar, ejecutar) VALUES (202, '41'::integer, 778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3]" office:value-type="string" office:string-value="1.09.03.02" calcext:value-type="string">
            <text:p>1.09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 calcext:value-type="string">
            <text:p>Planificación-Planes de Personal-Reportes-Reportes de Indicadores Planes de Personal</text:p>
          </table:table-cell>
          <table:table-cell table:number-columns-repeated="2" office:value-type="string" calcext:value-type="string">
            <text:p>sigefirrhh/planificacion/plan/ReportPlanIndicadores</text:p>
          </table:table-cell>
          <table:table-cell/>
          <table:table-cell table:formula="of:=[.F103]" office:value-type="string" office:string-value="Reportes de Indicadores Planes de Personal" calcext:value-type="string">
            <text:p>Reportes de Indicadores Planes de Personal</text:p>
          </table:table-cell>
          <table:table-cell/>
          <table:table-cell office:value-type="float" office:value="779" calcext:value-type="float">
            <text:p>779</text:p>
          </table:table-cell>
          <table:table-cell office:value-type="float" office:value="203" calcext:value-type="float">
            <text:p>203</text:p>
          </table:table-cell>
          <table:table-cell table:style-name="ce3" table:formula="of:=&quot;(&quot; &amp; [.N103] &amp; &quot;,&quot; &amp; [.$R$1] &amp; &quot;, '&quot; &amp; [.L103]  &amp; &quot;', '&quot; &amp; [.I103] &amp;  &quot;', 'D', '&quot; &amp; [.J103] &amp; &quot;', '&quot; &amp; UPPER([.A103]) &amp; &quot;', 'A');&quot;" office:value-type="string" office:string-value="(779,upper(substr(md5(trunc(random() * 9999999 + 1000000)::text), 1,6)), 'Reportes de Indicadores Planes de Personal', 'sigefirrhh/planificacion/plan/ReportPlanIndicadores', 'D', 'sigefirrhh/planificacion/plan/ReportPlanIndicadores', '1.09.03.02', 'A');" calcext:value-type="string">
            <text:p>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" calcext:value-type="string">
            <text:p>INSERT INTO public.opcion(id_opcion, codigo_opcion, descripcion, ruta, tipo, uri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2"/>
          <table:table-cell table:formula="of:==IF([.L103] &lt;&gt; &quot;&quot;;&quot;INSERT INTO public.rolopcion(id_rol_opcion, id_rol, id_opcion, consultar, agregar, modificar, eliminar, ejecutar) VALUES (&quot; &amp; [.O103] &amp; &quot;, '41'::integer, &quot; &amp; [.N103] &amp; &quot;, 'S'::text, 'S'::text, 'S'::text, 'S'::text, 'S'::text);&quot;; &quot;&quot;)" office:value-type="string" office:string-value="INSERT INTO public.rolopcion(id_rol_opcion, id_rol, id_opcion, consultar, agregar, modificar, eliminar, ejecutar) VALUES (203, '41'::integer, 779, 'S'::text, 'S'::text, 'S'::text, 'S'::text, 'S'::text);" calcext:value-type="string">
            <text:p>INSERT INTO public.rolopcion(id_rol_opcion, id_rol, id_opcion, consultar, agregar, modificar, eliminar, ejecutar) VALUES (203, '41'::integer, 779, 'S'::text, 'S'::text, 'S'::text, 'S'::text, 'S'::text);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Expediente</text:p>
          </table:table-cell>
          <table:table-cell table:number-columns-repeated="8"/>
          <table:table-cell table:formula="of:=[.C104]" office:value-type="string" office:string-value="Expediente" calcext:value-type="string">
            <text:p>Expediente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204" calcext:value-type="float">
            <text:p>204</text:p>
          </table:table-cell>
          <table:table-cell table:style-name="ce3" table:formula="of:=&quot;(&quot; &amp; [.N104] &amp; &quot;,&quot; &amp; [.$R$1] &amp; &quot;, '&quot; &amp; [.L104]  &amp; &quot;', '&quot; &amp; [.I104] &amp;  &quot;', 'D', '&quot; &amp; [.J104] &amp; &quot;', '&quot; &amp; UPPER([.A104]) &amp; &quot;', 'A');&quot;" office:value-type="string" office:string-value="(780,upper(substr(md5(trunc(random() * 9999999 + 1000000)::text), 1,6)), 'Expediente', '', 'D', '', '2', 'A');" calcext:value-type="string">
            <text:p>(780,upper(substr(md5(trunc(random() * 9999999 + 1000000)::text), 1,6)), 'Expediente', '', 'D', '', '2', 'A'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ublic.opcion(id_opcion, codigo_opcion, descripcion, ruta, tipo, uri, jerarquia, estatus) VALUES (780,upper(substr(md5(trunc(random() * 9999999 + 1000000)::text), 1,6)), 'Expediente', '', 'D', '', '2', 'A');" calcext:value-type="string">
            <text:p>INSERT INTO public.opcion(id_opcion, codigo_opcion, descripcion, ruta, tipo, uri, jerarquia, estatus) VALUES (780,upper(substr(md5(trunc(random() * 9999999 + 1000000)::text), 1,6)), 'Expediente', '', 'D', '', '2', 'A');</text:p>
          </table:table-cell>
          <table:table-cell table:number-columns-repeated="2"/>
          <table:table-cell table:formula="of:==IF([.L104] &lt;&gt; &quot;&quot;;&quot;INSERT INTO public.rolopcion(id_rol_opcion, id_rol, id_opcion, consultar, agregar, modificar, eliminar, ejecutar) VALUES (&quot; &amp; [.O104] &amp; &quot;, '41'::integer, &quot; &amp; [.N104] &amp; &quot;, 'S'::text, 'S'::text, 'S'::text, 'S'::text, 'S'::text);&quot;; &quot;&quot;)" office:value-type="string" office:string-value="INSERT INTO public.rolopcion(id_rol_opcion, id_rol, id_opcion, consultar, agregar, modificar, eliminar, ejecutar) VALUES (204, '41'::integer, 780, 'S'::text, 'S'::text, 'S'::text, 'S'::text, 'S'::text);" calcext:value-type="string">
            <text:p>INSERT INTO public.rolopcion(id_rol_opcion, id_rol, id_opcion, consultar, agregar, modificar, eliminar, ejecutar) VALUES (204, '41'::integer, 78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05]" office:value-type="string" office:string-value="2.01" calcext:value-type="string">
            <text:p>2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Expediente</text:p>
          </table:table-cell>
          <table:table-cell table:number-columns-repeated="7"/>
          <table:table-cell table:formula="of:=[.D105]" office:value-type="string" office:string-value="Expediente" calcext:value-type="string">
            <text:p>Expediente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float" office:value="205" calcext:value-type="float">
            <text:p>205</text:p>
          </table:table-cell>
          <table:table-cell table:style-name="ce3" table:formula="of:=&quot;(&quot; &amp; [.N105] &amp; &quot;,&quot; &amp; [.$R$1] &amp; &quot;, '&quot; &amp; [.L105]  &amp; &quot;', '&quot; &amp; [.I105] &amp;  &quot;', 'D', '&quot; &amp; [.J105] &amp; &quot;', '&quot; &amp; UPPER([.A105]) &amp; &quot;', 'A');&quot;" office:value-type="string" office:string-value="(781,upper(substr(md5(trunc(random() * 9999999 + 1000000)::text), 1,6)), 'Expediente', '', 'D', '', '2.01', 'A');" calcext:value-type="string">
            <text:p>(781,upper(substr(md5(trunc(random() * 9999999 + 1000000)::text), 1,6)), 'Expediente', '', 'D', '', '2.01', 'A'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ublic.opcion(id_opcion, codigo_opcion, descripcion, ruta, tipo, uri, jerarquia, estatus) VALUES (781,upper(substr(md5(trunc(random() * 9999999 + 1000000)::text), 1,6)), 'Expediente', '', 'D', '', '2.01', 'A');" calcext:value-type="string">
            <text:p>INSERT INTO public.opcion(id_opcion, codigo_opcion, descripcion, ruta, tipo, uri, jerarquia, estatus) VALUES (781,upper(substr(md5(trunc(random() * 9999999 + 1000000)::text), 1,6)), 'Expediente', '', 'D', '', '2.01', 'A');</text:p>
          </table:table-cell>
          <table:table-cell table:number-columns-repeated="2"/>
          <table:table-cell table:formula="of:==IF([.L105] &lt;&gt; &quot;&quot;;&quot;INSERT INTO public.rolopcion(id_rol_opcion, id_rol, id_opcion, consultar, agregar, modificar, eliminar, ejecutar) VALUES (&quot; &amp; [.O105] &amp; &quot;, '41'::integer, &quot; &amp; [.N105] &amp; &quot;, 'S'::text, 'S'::text, 'S'::text, 'S'::text, 'S'::text);&quot;; &quot;&quot;)" office:value-type="string" office:string-value="INSERT INTO public.rolopcion(id_rol_opcion, id_rol, id_opcion, consultar, agregar, modificar, eliminar, ejecutar) VALUES (205, '41'::integer, 781, 'S'::text, 'S'::text, 'S'::text, 'S'::text, 'S'::text);" calcext:value-type="string">
            <text:p>INSERT INTO public.rolopcion(id_rol_opcion, id_rol, id_opcion, consultar, agregar, modificar, eliminar, ejecutar) VALUES (205, '41'::integer, 781, 'S'::text, 'S'::text, 'S'::text, 'S'::text, 'S'::text);</text:p>
          </table:table-cell>
        </table:table-row>
        <table:table-row table:style-name="ro5">
          <table:table-cell table:style-name="ce2" table:formula="of:=[.$A$104]&amp;&quot;.&quot;&amp;[.$C$105]&amp;&quot;.&quot;&amp;[.D106]" office:value-type="string" office:string-value="2.01.01" calcext:value-type="string">
            <text:p>2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atos Personales</text:p>
          </table:table-cell>
          <table:table-cell table:number-columns-repeated="3"/>
          <table:table-cell table:number-columns-repeated="2" table:style-name="ce4" office:value-type="string" calcext:value-type="string">
            <text:p>sigefirrhh/personal/expediente/Personal</text:p>
          </table:table-cell>
          <table:table-cell/>
          <table:table-cell table:formula="of:=[.E106]" office:value-type="string" office:string-value="Datos Personales" calcext:value-type="string">
            <text:p>Datos Personales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float" office:value="206" calcext:value-type="float">
            <text:p>206</text:p>
          </table:table-cell>
          <table:table-cell table:style-name="ce3" table:formula="of:=&quot;(&quot; &amp; [.N106] &amp; &quot;,&quot; &amp; [.$R$1] &amp; &quot;, '&quot; &amp; [.L106]  &amp; &quot;', '&quot; &amp; [.I106] &amp;  &quot;', 'D', '&quot; &amp; [.J106] &amp; &quot;', '&quot; &amp; UPPER([.A106]) &amp; &quot;', 'A');&quot;" office:value-type="string" office:string-value="(782,upper(substr(md5(trunc(random() * 9999999 + 1000000)::text), 1,6)), 'Datos Personales', 'sigefirrhh/personal/expediente/Personal', 'D', 'sigefirrhh/personal/expediente/Personal', '2.01.01', 'A');" calcext:value-type="string">
            <text:p>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" calcext:value-type="string">
            <text:p>INSERT INTO public.opcion(id_opcion, codigo_opcion, descripcion, ruta, tipo, uri, jerarquia, estatus) VALUES 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2"/>
          <table:table-cell table:formula="of:==IF([.L106] &lt;&gt; &quot;&quot;;&quot;INSERT INTO public.rolopcion(id_rol_opcion, id_rol, id_opcion, consultar, agregar, modificar, eliminar, ejecutar) VALUES (&quot; &amp; [.O106] &amp; &quot;, '41'::integer, &quot; &amp; [.N106] &amp; &quot;, 'S'::text, 'S'::text, 'S'::text, 'S'::text, 'S'::text);&quot;; &quot;&quot;)" office:value-type="string" office:string-value="INSERT INTO public.rolopcion(id_rol_opcion, id_rol, id_opcion, consultar, agregar, modificar, eliminar, ejecutar) VALUES (206, '41'::integer, 782, 'S'::text, 'S'::text, 'S'::text, 'S'::text, 'S'::text);" calcext:value-type="string">
            <text:p>INSERT INTO public.rolopcion(id_rol_opcion, id_rol, id_opcion, consultar, agregar, modificar, eliminar, ejecutar) VALUES (206, '41'::integer, 78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7]" office:value-type="string" office:string-value="2.01.02" calcext:value-type="string">
            <text:p>2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ducación Formal</text:p>
          </table:table-cell>
          <table:table-cell table:number-columns-repeated="3"/>
          <table:table-cell table:number-columns-repeated="2" office:value-type="string" calcext:value-type="string">
            <text:p>sigefirrhh/personal/expediente/Educacion</text:p>
          </table:table-cell>
          <table:table-cell/>
          <table:table-cell table:formula="of:=[.E107]" office:value-type="string" office:string-value="Educación Formal" calcext:value-type="string">
            <text:p>Educación Formal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float" office:value="207" calcext:value-type="float">
            <text:p>207</text:p>
          </table:table-cell>
          <table:table-cell table:style-name="ce3" table:formula="of:=&quot;(&quot; &amp; [.N107] &amp; &quot;,&quot; &amp; [.$R$1] &amp; &quot;, '&quot; &amp; [.L107]  &amp; &quot;', '&quot; &amp; [.I107] &amp;  &quot;', 'D', '&quot; &amp; [.J107] &amp; &quot;', '&quot; &amp; UPPER([.A107]) &amp; &quot;', 'A');&quot;" office:value-type="string" office:string-value="(783,upper(substr(md5(trunc(random() * 9999999 + 1000000)::text), 1,6)), 'Educación Formal', 'sigefirrhh/personal/expediente/Educacion', 'D', 'sigefirrhh/personal/expediente/Educacion', '2.01.02', 'A');" calcext:value-type="string">
            <text:p>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" calcext:value-type="string">
            <text:p>INSERT INTO public.opcion(id_opcion, codigo_opcion, descripcion, ruta, tipo, uri, jerarquia, estatus) VALUES 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2"/>
          <table:table-cell table:formula="of:==IF([.L107] &lt;&gt; &quot;&quot;;&quot;INSERT INTO public.rolopcion(id_rol_opcion, id_rol, id_opcion, consultar, agregar, modificar, eliminar, ejecutar) VALUES (&quot; &amp; [.O107] &amp; &quot;, '41'::integer, &quot; &amp; [.N107] &amp; &quot;, 'S'::text, 'S'::text, 'S'::text, 'S'::text, 'S'::text);&quot;; &quot;&quot;)" office:value-type="string" office:string-value="INSERT INTO public.rolopcion(id_rol_opcion, id_rol, id_opcion, consultar, agregar, modificar, eliminar, ejecutar) VALUES (207, '41'::integer, 783, 'S'::text, 'S'::text, 'S'::text, 'S'::text, 'S'::text);" calcext:value-type="string">
            <text:p>INSERT INTO public.rolopcion(id_rol_opcion, id_rol, id_opcion, consultar, agregar, modificar, eliminar, ejecutar) VALUES (207, '41'::integer, 78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8]" office:value-type="string" office:string-value="2.01.03" calcext:value-type="string">
            <text:p>2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es y/o Oficios</text:p>
          </table:table-cell>
          <table:table-cell table:number-columns-repeated="3"/>
          <table:table-cell table:number-columns-repeated="2" office:value-type="string" calcext:value-type="string">
            <text:p>sigefirrhh/personal/expediente/ProfesionTrabajador</text:p>
          </table:table-cell>
          <table:table-cell/>
          <table:table-cell table:formula="of:=[.E108]" office:value-type="string" office:string-value="Profesiones y/o Oficios" calcext:value-type="string">
            <text:p>Profesiones y/o Oficios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float" office:value="208" calcext:value-type="float">
            <text:p>208</text:p>
          </table:table-cell>
          <table:table-cell table:style-name="ce3" table:formula="of:=&quot;(&quot; &amp; [.N108] &amp; &quot;,&quot; &amp; [.$R$1] &amp; &quot;, '&quot; &amp; [.L108]  &amp; &quot;', '&quot; &amp; [.I108] &amp;  &quot;', 'D', '&quot; &amp; [.J108] &amp; &quot;', '&quot; &amp; UPPER([.A108]) &amp; &quot;', 'A');&quot;" office:value-type="string" office:string-value="(784,upper(substr(md5(trunc(random() * 9999999 + 1000000)::text), 1,6)), 'Profesiones y/o Oficios', 'sigefirrhh/personal/expediente/ProfesionTrabajador', 'D', 'sigefirrhh/personal/expediente/ProfesionTrabajador', '2.01.03', 'A');" calcext:value-type="string">
            <text:p>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" calcext:value-type="string">
            <text:p>INSERT INTO public.opcion(id_opcion, codigo_opcion, descripcion, ruta, tipo, uri, jerarquia, estatus) VALUES 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2"/>
          <table:table-cell table:formula="of:==IF([.L108] &lt;&gt; &quot;&quot;;&quot;INSERT INTO public.rolopcion(id_rol_opcion, id_rol, id_opcion, consultar, agregar, modificar, eliminar, ejecutar) VALUES (&quot; &amp; [.O108] &amp; &quot;, '41'::integer, &quot; &amp; [.N108] &amp; &quot;, 'S'::text, 'S'::text, 'S'::text, 'S'::text, 'S'::text);&quot;; &quot;&quot;)" office:value-type="string" office:string-value="INSERT INTO public.rolopcion(id_rol_opcion, id_rol, id_opcion, consultar, agregar, modificar, eliminar, ejecutar) VALUES (208, '41'::integer, 784, 'S'::text, 'S'::text, 'S'::text, 'S'::text, 'S'::text);" calcext:value-type="string">
            <text:p>INSERT INTO public.rolopcion(id_rol_opcion, id_rol, id_opcion, consultar, agregar, modificar, eliminar, ejecutar) VALUES (208, '41'::integer, 78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9]" office:value-type="string" office:string-value="2.01.04" calcext:value-type="string">
            <text:p>2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Estudios Informales</text:p>
          </table:table-cell>
          <table:table-cell table:number-columns-repeated="3"/>
          <table:table-cell table:number-columns-repeated="2" office:value-type="string" calcext:value-type="string">
            <text:p>sigefirrhh/personal/expediente/Estudio</text:p>
          </table:table-cell>
          <table:table-cell/>
          <table:table-cell table:formula="of:=[.E109]" office:value-type="string" office:string-value="Estudios Informales" calcext:value-type="string">
            <text:p>Estudios Informales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209" calcext:value-type="float">
            <text:p>209</text:p>
          </table:table-cell>
          <table:table-cell table:style-name="ce3" table:formula="of:=&quot;(&quot; &amp; [.N109] &amp; &quot;,&quot; &amp; [.$R$1] &amp; &quot;, '&quot; &amp; [.L109]  &amp; &quot;', '&quot; &amp; [.I109] &amp;  &quot;', 'D', '&quot; &amp; [.J109] &amp; &quot;', '&quot; &amp; UPPER([.A109]) &amp; &quot;', 'A');&quot;" office:value-type="string" office:string-value="(785,upper(substr(md5(trunc(random() * 9999999 + 1000000)::text), 1,6)), 'Estudios Informales', 'sigefirrhh/personal/expediente/Estudio', 'D', 'sigefirrhh/personal/expediente/Estudio', '2.01.04', 'A');" calcext:value-type="string">
            <text:p>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" calcext:value-type="string">
            <text:p>INSERT INTO public.opcion(id_opcion, codigo_opcion, descripcion, ruta, tipo, uri, jerarquia, estatus) VALUES 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2"/>
          <table:table-cell table:formula="of:==IF([.L109] &lt;&gt; &quot;&quot;;&quot;INSERT INTO public.rolopcion(id_rol_opcion, id_rol, id_opcion, consultar, agregar, modificar, eliminar, ejecutar) VALUES (&quot; &amp; [.O109] &amp; &quot;, '41'::integer, &quot; &amp; [.N109] &amp; &quot;, 'S'::text, 'S'::text, 'S'::text, 'S'::text, 'S'::text);&quot;; &quot;&quot;)" office:value-type="string" office:string-value="INSERT INTO public.rolopcion(id_rol_opcion, id_rol, id_opcion, consultar, agregar, modificar, eliminar, ejecutar) VALUES (209, '41'::integer, 785, 'S'::text, 'S'::text, 'S'::text, 'S'::text, 'S'::text);" calcext:value-type="string">
            <text:p>INSERT INTO public.rolopcion(id_rol_opcion, id_rol, id_opcion, consultar, agregar, modificar, eliminar, ejecutar) VALUES (209, '41'::integer, 78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0]" office:value-type="string" office:string-value="2.01.05" calcext:value-type="string">
            <text:p>2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ertificaciones</text:p>
          </table:table-cell>
          <table:table-cell table:number-columns-repeated="3"/>
          <table:table-cell table:number-columns-repeated="2" office:value-type="string" calcext:value-type="string">
            <text:p>sigefirrhh/personal/expediente/Certificacion</text:p>
          </table:table-cell>
          <table:table-cell/>
          <table:table-cell table:formula="of:=[.E110]" office:value-type="string" office:string-value="Certificaciones" calcext:value-type="string">
            <text:p>Certificaciones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float" office:value="210" calcext:value-type="float">
            <text:p>210</text:p>
          </table:table-cell>
          <table:table-cell table:style-name="ce3" table:formula="of:=&quot;(&quot; &amp; [.N110] &amp; &quot;,&quot; &amp; [.$R$1] &amp; &quot;, '&quot; &amp; [.L110]  &amp; &quot;', '&quot; &amp; [.I110] &amp;  &quot;', 'D', '&quot; &amp; [.J110] &amp; &quot;', '&quot; &amp; UPPER([.A110]) &amp; &quot;', 'A');&quot;" office:value-type="string" office:string-value="(786,upper(substr(md5(trunc(random() * 9999999 + 1000000)::text), 1,6)), 'Certificaciones', 'sigefirrhh/personal/expediente/Certificacion', 'D', 'sigefirrhh/personal/expediente/Certificacion', '2.01.05', 'A');" calcext:value-type="string">
            <text:p>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" calcext:value-type="string">
            <text:p>INSERT INTO public.opcion(id_opcion, codigo_opcion, descripcion, ruta, tipo, uri, jerarquia, estatus) VALUES 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2"/>
          <table:table-cell table:formula="of:==IF([.L110] &lt;&gt; &quot;&quot;;&quot;INSERT INTO public.rolopcion(id_rol_opcion, id_rol, id_opcion, consultar, agregar, modificar, eliminar, ejecutar) VALUES (&quot; &amp; [.O110] &amp; &quot;, '41'::integer, &quot; &amp; [.N110] &amp; &quot;, 'S'::text, 'S'::text, 'S'::text, 'S'::text, 'S'::text);&quot;; &quot;&quot;)" office:value-type="string" office:string-value="INSERT INTO public.rolopcion(id_rol_opcion, id_rol, id_opcion, consultar, agregar, modificar, eliminar, ejecutar) VALUES (210, '41'::integer, 786, 'S'::text, 'S'::text, 'S'::text, 'S'::text, 'S'::text);" calcext:value-type="string">
            <text:p>INSERT INTO public.rolopcion(id_rol_opcion, id_rol, id_opcion, consultar, agregar, modificar, eliminar, ejecutar) VALUES (210, '41'::integer, 78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1]" office:value-type="string" office:string-value="2.01.06" calcext:value-type="string">
            <text:p>2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Experiencia Laboral (S. Privado)</text:p>
          </table:table-cell>
          <table:table-cell table:number-columns-repeated="3"/>
          <table:table-cell table:number-columns-repeated="2" office:value-type="string" calcext:value-type="string">
            <text:p>sigefirrhh/personal/expediente/Experiencia</text:p>
          </table:table-cell>
          <table:table-cell/>
          <table:table-cell table:formula="of:=[.E111]" office:value-type="string" office:string-value="Experiencia Laboral (S. Privado)" calcext:value-type="string">
            <text:p>Experiencia Laboral (S. Privado)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11" calcext:value-type="float">
            <text:p>211</text:p>
          </table:table-cell>
          <table:table-cell table:style-name="ce3" table:formula="of:=&quot;(&quot; &amp; [.N111] &amp; &quot;,&quot; &amp; [.$R$1] &amp; &quot;, '&quot; &amp; [.L111]  &amp; &quot;', '&quot; &amp; [.I111] &amp;  &quot;', 'D', '&quot; &amp; [.J111] &amp; &quot;', '&quot; &amp; UPPER([.A111]) &amp; &quot;', 'A');&quot;" office:value-type="string" office:string-value="(787,upper(substr(md5(trunc(random() * 9999999 + 1000000)::text), 1,6)), 'Experiencia Laboral (S. Privado)', 'sigefirrhh/personal/expediente/Experiencia', 'D', 'sigefirrhh/personal/expediente/Experiencia', '2.01.06', 'A');" calcext:value-type="string">
            <text:p>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" calcext:value-type="string">
            <text:p>INSERT INTO public.opcion(id_opcion, codigo_opcion, descripcion, ruta, tipo, uri, jerarquia, estatus) VALUES 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2"/>
          <table:table-cell table:formula="of:==IF([.L111] &lt;&gt; &quot;&quot;;&quot;INSERT INTO public.rolopcion(id_rol_opcion, id_rol, id_opcion, consultar, agregar, modificar, eliminar, ejecutar) VALUES (&quot; &amp; [.O111] &amp; &quot;, '41'::integer, &quot; &amp; [.N111] &amp; &quot;, 'S'::text, 'S'::text, 'S'::text, 'S'::text, 'S'::text);&quot;; &quot;&quot;)" office:value-type="string" office:string-value="INSERT INTO public.rolopcion(id_rol_opcion, id_rol, id_opcion, consultar, agregar, modificar, eliminar, ejecutar) VALUES (211, '41'::integer, 787, 'S'::text, 'S'::text, 'S'::text, 'S'::text, 'S'::text);" calcext:value-type="string">
            <text:p>INSERT INTO public.rolopcion(id_rol_opcion, id_rol, id_opcion, consultar, agregar, modificar, eliminar, ejecutar) VALUES (211, '41'::integer, 78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2]" office:value-type="string" office:string-value="2.01.07" calcext:value-type="string">
            <text:p>2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table:number-columns-repeated="2" office:value-type="string" calcext:value-type="string">
            <text:p>sigefirrhh/personal/expediente/Idioma</text:p>
          </table:table-cell>
          <table:table-cell/>
          <table:table-cell table:formula="of:=[.E112]" office:value-type="string" office:string-value="Idiomas" calcext:value-type="string">
            <text:p>Idiomas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float" office:value="212" calcext:value-type="float">
            <text:p>212</text:p>
          </table:table-cell>
          <table:table-cell table:style-name="ce3" table:formula="of:=&quot;(&quot; &amp; [.N112] &amp; &quot;,&quot; &amp; [.$R$1] &amp; &quot;, '&quot; &amp; [.L112]  &amp; &quot;', '&quot; &amp; [.I112] &amp;  &quot;', 'D', '&quot; &amp; [.J112] &amp; &quot;', '&quot; &amp; UPPER([.A112]) &amp; &quot;', 'A');&quot;" office:value-type="string" office:string-value="(788,upper(substr(md5(trunc(random() * 9999999 + 1000000)::text), 1,6)), 'Idiomas', 'sigefirrhh/personal/expediente/Idioma', 'D', 'sigefirrhh/personal/expediente/Idioma', '2.01.07', 'A');" calcext:value-type="string">
            <text:p>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" calcext:value-type="string">
            <text:p>INSERT INTO public.opcion(id_opcion, codigo_opcion, descripcion, ruta, tipo, uri, jerarquia, estatus) VALUES 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2"/>
          <table:table-cell table:formula="of:==IF([.L112] &lt;&gt; &quot;&quot;;&quot;INSERT INTO public.rolopcion(id_rol_opcion, id_rol, id_opcion, consultar, agregar, modificar, eliminar, ejecutar) VALUES (&quot; &amp; [.O112] &amp; &quot;, '41'::integer, &quot; &amp; [.N112] &amp; &quot;, 'S'::text, 'S'::text, 'S'::text, 'S'::text, 'S'::text);&quot;; &quot;&quot;)" office:value-type="string" office:string-value="INSERT INTO public.rolopcion(id_rol_opcion, id_rol, id_opcion, consultar, agregar, modificar, eliminar, ejecutar) VALUES (212, '41'::integer, 788, 'S'::text, 'S'::text, 'S'::text, 'S'::text, 'S'::text);" calcext:value-type="string">
            <text:p>INSERT INTO public.rolopcion(id_rol_opcion, id_rol, id_opcion, consultar, agregar, modificar, eliminar, ejecutar) VALUES (212, '41'::integer, 78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3]" office:value-type="string" office:string-value="2.01.08" calcext:value-type="string">
            <text:p>2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Grupo Familiar</text:p>
          </table:table-cell>
          <table:table-cell table:number-columns-repeated="3"/>
          <table:table-cell table:number-columns-repeated="2" office:value-type="string" calcext:value-type="string">
            <text:p>sigefirrhh/personal/expediente/Familiar</text:p>
          </table:table-cell>
          <table:table-cell/>
          <table:table-cell table:formula="of:=[.E113]" office:value-type="string" office:string-value="Grupo Familiar" calcext:value-type="string">
            <text:p>Grupo Familiar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float" office:value="213" calcext:value-type="float">
            <text:p>213</text:p>
          </table:table-cell>
          <table:table-cell table:style-name="ce3" table:formula="of:=&quot;(&quot; &amp; [.N113] &amp; &quot;,&quot; &amp; [.$R$1] &amp; &quot;, '&quot; &amp; [.L113]  &amp; &quot;', '&quot; &amp; [.I113] &amp;  &quot;', 'D', '&quot; &amp; [.J113] &amp; &quot;', '&quot; &amp; UPPER([.A113]) &amp; &quot;', 'A');&quot;" office:value-type="string" office:string-value="(789,upper(substr(md5(trunc(random() * 9999999 + 1000000)::text), 1,6)), 'Grupo Familiar', 'sigefirrhh/personal/expediente/Familiar', 'D', 'sigefirrhh/personal/expediente/Familiar', '2.01.08', 'A');" calcext:value-type="string">
            <text:p>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" calcext:value-type="string">
            <text:p>INSERT INTO public.opcion(id_opcion, codigo_opcion, descripcion, ruta, tipo, uri, jerarquia, estatus) VALUES 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2"/>
          <table:table-cell table:formula="of:==IF([.L113] &lt;&gt; &quot;&quot;;&quot;INSERT INTO public.rolopcion(id_rol_opcion, id_rol, id_opcion, consultar, agregar, modificar, eliminar, ejecutar) VALUES (&quot; &amp; [.O113] &amp; &quot;, '41'::integer, &quot; &amp; [.N113] &amp; &quot;, 'S'::text, 'S'::text, 'S'::text, 'S'::text, 'S'::text);&quot;; &quot;&quot;)" office:value-type="string" office:string-value="INSERT INTO public.rolopcion(id_rol_opcion, id_rol, id_opcion, consultar, agregar, modificar, eliminar, ejecutar) VALUES (213, '41'::integer, 789, 'S'::text, 'S'::text, 'S'::text, 'S'::text, 'S'::text);" calcext:value-type="string">
            <text:p>INSERT INTO public.rolopcion(id_rol_opcion, id_rol, id_opcion, consultar, agregar, modificar, eliminar, ejecutar) VALUES (213, '41'::integer, 78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4]" office:value-type="string" office:string-value="2.01.09" calcext:value-type="string">
            <text:p>2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Afiliaciones a Gremios</text:p>
          </table:table-cell>
          <table:table-cell table:number-columns-repeated="3"/>
          <table:table-cell table:number-columns-repeated="2" office:value-type="string" calcext:value-type="string">
            <text:p>sigefirrhh/personal/expediente/Afiliacion</text:p>
          </table:table-cell>
          <table:table-cell/>
          <table:table-cell table:formula="of:=[.E114]" office:value-type="string" office:string-value="Afiliaciones a Gremios" calcext:value-type="string">
            <text:p>Afiliaciones a Gremios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float" office:value="214" calcext:value-type="float">
            <text:p>214</text:p>
          </table:table-cell>
          <table:table-cell table:style-name="ce3" table:formula="of:=&quot;(&quot; &amp; [.N114] &amp; &quot;,&quot; &amp; [.$R$1] &amp; &quot;, '&quot; &amp; [.L114]  &amp; &quot;', '&quot; &amp; [.I114] &amp;  &quot;', 'D', '&quot; &amp; [.J114] &amp; &quot;', '&quot; &amp; UPPER([.A114]) &amp; &quot;', 'A');&quot;" office:value-type="string" office:string-value="(790,upper(substr(md5(trunc(random() * 9999999 + 1000000)::text), 1,6)), 'Afiliaciones a Gremios', 'sigefirrhh/personal/expediente/Afiliacion', 'D', 'sigefirrhh/personal/expediente/Afiliacion', '2.01.09', 'A');" calcext:value-type="string">
            <text:p>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" calcext:value-type="string">
            <text:p>INSERT INTO public.opcion(id_opcion, codigo_opcion, descripcion, ruta, tipo, uri, jerarquia, estatus) VALUES 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2"/>
          <table:table-cell table:formula="of:==IF([.L114] &lt;&gt; &quot;&quot;;&quot;INSERT INTO public.rolopcion(id_rol_opcion, id_rol, id_opcion, consultar, agregar, modificar, eliminar, ejecutar) VALUES (&quot; &amp; [.O114] &amp; &quot;, '41'::integer, &quot; &amp; [.N114] &amp; &quot;, 'S'::text, 'S'::text, 'S'::text, 'S'::text, 'S'::text);&quot;; &quot;&quot;)" office:value-type="string" office:string-value="INSERT INTO public.rolopcion(id_rol_opcion, id_rol, id_opcion, consultar, agregar, modificar, eliminar, ejecutar) VALUES (214, '41'::integer, 790, 'S'::text, 'S'::text, 'S'::text, 'S'::text, 'S'::text);" calcext:value-type="string">
            <text:p>INSERT INTO public.rolopcion(id_rol_opcion, id_rol, id_opcion, consultar, agregar, modificar, eliminar, ejecutar) VALUES (214, '41'::integer, 79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5]" office:value-type="string" office:string-value="2.01.10" calcext:value-type="string">
            <text:p>2.01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Actividades Docentes</text:p>
          </table:table-cell>
          <table:table-cell table:number-columns-repeated="3"/>
          <table:table-cell table:number-columns-repeated="2" office:value-type="string" calcext:value-type="string">
            <text:p>sigefirrhh/personal/expediente/ActividadDocente</text:p>
          </table:table-cell>
          <table:table-cell/>
          <table:table-cell table:formula="of:=[.E115]" office:value-type="string" office:string-value="Actividades Docentes" calcext:value-type="string">
            <text:p>Actividades Docentes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float" office:value="215" calcext:value-type="float">
            <text:p>215</text:p>
          </table:table-cell>
          <table:table-cell table:style-name="ce3" table:formula="of:=&quot;(&quot; &amp; [.N115] &amp; &quot;,&quot; &amp; [.$R$1] &amp; &quot;, '&quot; &amp; [.L115]  &amp; &quot;', '&quot; &amp; [.I115] &amp;  &quot;', 'D', '&quot; &amp; [.J115] &amp; &quot;', '&quot; &amp; UPPER([.A115]) &amp; &quot;', 'A');&quot;" office:value-type="string" office:string-value="(791,upper(substr(md5(trunc(random() * 9999999 + 1000000)::text), 1,6)), 'Actividades Docentes', 'sigefirrhh/personal/expediente/ActividadDocente', 'D', 'sigefirrhh/personal/expediente/ActividadDocente', '2.01.10', 'A');" calcext:value-type="string">
            <text:p>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" calcext:value-type="string">
            <text:p>INSERT INTO public.opcion(id_opcion, codigo_opcion, descripcion, ruta, tipo, uri, jerarquia, estatus) VALUES 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2"/>
          <table:table-cell table:formula="of:==IF([.L115] &lt;&gt; &quot;&quot;;&quot;INSERT INTO public.rolopcion(id_rol_opcion, id_rol, id_opcion, consultar, agregar, modificar, eliminar, ejecutar) VALUES (&quot; &amp; [.O115] &amp; &quot;, '41'::integer, &quot; &amp; [.N115] &amp; &quot;, 'S'::text, 'S'::text, 'S'::text, 'S'::text, 'S'::text);&quot;; &quot;&quot;)" office:value-type="string" office:string-value="INSERT INTO public.rolopcion(id_rol_opcion, id_rol, id_opcion, consultar, agregar, modificar, eliminar, ejecutar) VALUES (215, '41'::integer, 791, 'S'::text, 'S'::text, 'S'::text, 'S'::text, 'S'::text);" calcext:value-type="string">
            <text:p>INSERT INTO public.rolopcion(id_rol_opcion, id_rol, id_opcion, consultar, agregar, modificar, eliminar, ejecutar) VALUES (215, '41'::integer, 79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6]" office:value-type="string" office:string-value="2.01.11" calcext:value-type="string">
            <text:p>2.01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Otras Actividades</text:p>
          </table:table-cell>
          <table:table-cell table:number-columns-repeated="3"/>
          <table:table-cell table:number-columns-repeated="2" office:value-type="string" calcext:value-type="string">
            <text:p>sigefirrhh/personal/expediente/OtraActividad</text:p>
          </table:table-cell>
          <table:table-cell/>
          <table:table-cell table:formula="of:=[.E116]" office:value-type="string" office:string-value="Otras Actividades" calcext:value-type="string">
            <text:p>Otras Actividades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float" office:value="216" calcext:value-type="float">
            <text:p>216</text:p>
          </table:table-cell>
          <table:table-cell table:style-name="ce3" table:formula="of:=&quot;(&quot; &amp; [.N116] &amp; &quot;,&quot; &amp; [.$R$1] &amp; &quot;, '&quot; &amp; [.L116]  &amp; &quot;', '&quot; &amp; [.I116] &amp;  &quot;', 'D', '&quot; &amp; [.J116] &amp; &quot;', '&quot; &amp; UPPER([.A116]) &amp; &quot;', 'A');&quot;" office:value-type="string" office:string-value="(792,upper(substr(md5(trunc(random() * 9999999 + 1000000)::text), 1,6)), 'Otras Actividades', 'sigefirrhh/personal/expediente/OtraActividad', 'D', 'sigefirrhh/personal/expediente/OtraActividad', '2.01.11', 'A');" calcext:value-type="string">
            <text:p>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" calcext:value-type="string">
            <text:p>INSERT INTO public.opcion(id_opcion, codigo_opcion, descripcion, ruta, tipo, uri, jerarquia, estatus) VALUES 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2"/>
          <table:table-cell table:formula="of:==IF([.L116] &lt;&gt; &quot;&quot;;&quot;INSERT INTO public.rolopcion(id_rol_opcion, id_rol, id_opcion, consultar, agregar, modificar, eliminar, ejecutar) VALUES (&quot; &amp; [.O116] &amp; &quot;, '41'::integer, &quot; &amp; [.N116] &amp; &quot;, 'S'::text, 'S'::text, 'S'::text, 'S'::text, 'S'::text);&quot;; &quot;&quot;)" office:value-type="string" office:string-value="INSERT INTO public.rolopcion(id_rol_opcion, id_rol, id_opcion, consultar, agregar, modificar, eliminar, ejecutar) VALUES (216, '41'::integer, 792, 'S'::text, 'S'::text, 'S'::text, 'S'::text, 'S'::text);" calcext:value-type="string">
            <text:p>INSERT INTO public.rolopcion(id_rol_opcion, id_rol, id_opcion, consultar, agregar, modificar, eliminar, ejecutar) VALUES (216, '41'::integer, 79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7]" office:value-type="string" office:string-value="2.01.12" calcext:value-type="string">
            <text:p>2.01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Habilidades/Competencias</text:p>
          </table:table-cell>
          <table:table-cell table:number-columns-repeated="3"/>
          <table:table-cell table:number-columns-repeated="2" office:value-type="string" calcext:value-type="string">
            <text:p>sigefirrhh/personal/expediente/Habilidad</text:p>
          </table:table-cell>
          <table:table-cell/>
          <table:table-cell table:formula="of:=[.E117]" office:value-type="string" office:string-value="Habilidades/Competencias" calcext:value-type="string">
            <text:p>Habilidades/Competencias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float" office:value="217" calcext:value-type="float">
            <text:p>217</text:p>
          </table:table-cell>
          <table:table-cell table:style-name="ce3" table:formula="of:=&quot;(&quot; &amp; [.N117] &amp; &quot;,&quot; &amp; [.$R$1] &amp; &quot;, '&quot; &amp; [.L117]  &amp; &quot;', '&quot; &amp; [.I117] &amp;  &quot;', 'D', '&quot; &amp; [.J117] &amp; &quot;', '&quot; &amp; UPPER([.A117]) &amp; &quot;', 'A');&quot;" office:value-type="string" office:string-value="(793,upper(substr(md5(trunc(random() * 9999999 + 1000000)::text), 1,6)), 'Habilidades/Competencias', 'sigefirrhh/personal/expediente/Habilidad', 'D', 'sigefirrhh/personal/expediente/Habilidad', '2.01.12', 'A');" calcext:value-type="string">
            <text:p>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" calcext:value-type="string">
            <text:p>INSERT INTO public.opcion(id_opcion, codigo_opcion, descripcion, ruta, tipo, uri, jerarquia, estatus) VALUES 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2"/>
          <table:table-cell table:formula="of:==IF([.L117] &lt;&gt; &quot;&quot;;&quot;INSERT INTO public.rolopcion(id_rol_opcion, id_rol, id_opcion, consultar, agregar, modificar, eliminar, ejecutar) VALUES (&quot; &amp; [.O117] &amp; &quot;, '41'::integer, &quot; &amp; [.N117] &amp; &quot;, 'S'::text, 'S'::text, 'S'::text, 'S'::text, 'S'::text);&quot;; &quot;&quot;)" office:value-type="string" office:string-value="INSERT INTO public.rolopcion(id_rol_opcion, id_rol, id_opcion, consultar, agregar, modificar, eliminar, ejecutar) VALUES (217, '41'::integer, 793, 'S'::text, 'S'::text, 'S'::text, 'S'::text, 'S'::text);" calcext:value-type="string">
            <text:p>INSERT INTO public.rolopcion(id_rol_opcion, id_rol, id_opcion, consultar, agregar, modificar, eliminar, ejecutar) VALUES (217, '41'::integer, 79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8]" office:value-type="string" office:string-value="2.01.13" calcext:value-type="string">
            <text:p>2.01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conocimientos</text:p>
          </table:table-cell>
          <table:table-cell table:number-columns-repeated="3"/>
          <table:table-cell table:number-columns-repeated="2" office:value-type="string" calcext:value-type="string">
            <text:p>sigefirrhh/personal/expediente/Reconocimiento</text:p>
          </table:table-cell>
          <table:table-cell/>
          <table:table-cell table:formula="of:=[.E118]" office:value-type="string" office:string-value="Reconocimientos" calcext:value-type="string">
            <text:p>Reconocimientos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float" office:value="218" calcext:value-type="float">
            <text:p>218</text:p>
          </table:table-cell>
          <table:table-cell table:style-name="ce3" table:formula="of:=&quot;(&quot; &amp; [.N118] &amp; &quot;,&quot; &amp; [.$R$1] &amp; &quot;, '&quot; &amp; [.L118]  &amp; &quot;', '&quot; &amp; [.I118] &amp;  &quot;', 'D', '&quot; &amp; [.J118] &amp; &quot;', '&quot; &amp; UPPER([.A118]) &amp; &quot;', 'A');&quot;" office:value-type="string" office:string-value="(794,upper(substr(md5(trunc(random() * 9999999 + 1000000)::text), 1,6)), 'Reconocimientos', 'sigefirrhh/personal/expediente/Reconocimiento', 'D', 'sigefirrhh/personal/expediente/Reconocimiento', '2.01.13', 'A');" calcext:value-type="string">
            <text:p>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" calcext:value-type="string">
            <text:p>INSERT INTO public.opcion(id_opcion, codigo_opcion, descripcion, ruta, tipo, uri, jerarquia, estatus) VALUES 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2"/>
          <table:table-cell table:formula="of:==IF([.L118] &lt;&gt; &quot;&quot;;&quot;INSERT INTO public.rolopcion(id_rol_opcion, id_rol, id_opcion, consultar, agregar, modificar, eliminar, ejecutar) VALUES (&quot; &amp; [.O118] &amp; &quot;, '41'::integer, &quot; &amp; [.N118] &amp; &quot;, 'S'::text, 'S'::text, 'S'::text, 'S'::text, 'S'::text);&quot;; &quot;&quot;)" office:value-type="string" office:string-value="INSERT INTO public.rolopcion(id_rol_opcion, id_rol, id_opcion, consultar, agregar, modificar, eliminar, ejecutar) VALUES (218, '41'::integer, 794, 'S'::text, 'S'::text, 'S'::text, 'S'::text, 'S'::text);" calcext:value-type="string">
            <text:p>INSERT INTO public.rolopcion(id_rol_opcion, id_rol, id_opcion, consultar, agregar, modificar, eliminar, ejecutar) VALUES (218, '41'::integer, 79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9]" office:value-type="string" office:string-value="2.01.14" calcext:value-type="string">
            <text:p>2.01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Sanciones</text:p>
          </table:table-cell>
          <table:table-cell table:number-columns-repeated="3"/>
          <table:table-cell table:number-columns-repeated="2" office:value-type="string" calcext:value-type="string">
            <text:p>sigefirrhh/sigefirrhh/personal/expediente/Sancion</text:p>
          </table:table-cell>
          <table:table-cell/>
          <table:table-cell table:formula="of:=[.E119]" office:value-type="string" office:string-value="Sanciones" calcext:value-type="string">
            <text:p>Sanciones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219" calcext:value-type="float">
            <text:p>219</text:p>
          </table:table-cell>
          <table:table-cell table:style-name="ce3" table:formula="of:=&quot;(&quot; &amp; [.N119] &amp; &quot;,&quot; &amp; [.$R$1] &amp; &quot;, '&quot; &amp; [.L119]  &amp; &quot;', '&quot; &amp; [.I119] &amp;  &quot;', 'D', '&quot; &amp; [.J119] &amp; &quot;', '&quot; &amp; UPPER([.A119]) &amp; &quot;', 'A');&quot;" office:value-type="string" office:string-value="(795,upper(substr(md5(trunc(random() * 9999999 + 1000000)::text), 1,6)), 'Sanciones', 'sigefirrhh/sigefirrhh/personal/expediente/Sancion', 'D', 'sigefirrhh/sigefirrhh/personal/expediente/Sancion', '2.01.14', 'A');" calcext:value-type="string">
            <text:p>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" calcext:value-type="string">
            <text:p>INSERT INTO public.opcion(id_opcion, codigo_opcion, descripcion, ruta, tipo, uri, jerarquia, estatus) VALUES 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2"/>
          <table:table-cell table:formula="of:==IF([.L119] &lt;&gt; &quot;&quot;;&quot;INSERT INTO public.rolopcion(id_rol_opcion, id_rol, id_opcion, consultar, agregar, modificar, eliminar, ejecutar) VALUES (&quot; &amp; [.O119] &amp; &quot;, '41'::integer, &quot; &amp; [.N119] &amp; &quot;, 'S'::text, 'S'::text, 'S'::text, 'S'::text, 'S'::text);&quot;; &quot;&quot;)" office:value-type="string" office:string-value="INSERT INTO public.rolopcion(id_rol_opcion, id_rol, id_opcion, consultar, agregar, modificar, eliminar, ejecutar) VALUES (219, '41'::integer, 795, 'S'::text, 'S'::text, 'S'::text, 'S'::text, 'S'::text);" calcext:value-type="string">
            <text:p>INSERT INTO public.rolopcion(id_rol_opcion, id_rol, id_opcion, consultar, agregar, modificar, eliminar, ejecutar) VALUES (219, '41'::integer, 79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0]" office:value-type="string" office:string-value="2.01.15" calcext:value-type="string">
            <text:p>2.01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Averiguaciones Administrativas</text:p>
          </table:table-cell>
          <table:table-cell table:number-columns-repeated="3"/>
          <table:table-cell table:number-columns-repeated="2" office:value-type="string" calcext:value-type="string">
            <text:p>sigefirrhh/personal/expediente/Averiguacion</text:p>
          </table:table-cell>
          <table:table-cell/>
          <table:table-cell table:formula="of:=[.E120]" office:value-type="string" office:string-value="Averiguaciones Administrativas" calcext:value-type="string">
            <text:p>Averiguaciones Administrativas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220" calcext:value-type="float">
            <text:p>220</text:p>
          </table:table-cell>
          <table:table-cell table:style-name="ce3" table:formula="of:=&quot;(&quot; &amp; [.N120] &amp; &quot;,&quot; &amp; [.$R$1] &amp; &quot;, '&quot; &amp; [.L120]  &amp; &quot;', '&quot; &amp; [.I120] &amp;  &quot;', 'D', '&quot; &amp; [.J120] &amp; &quot;', '&quot; &amp; UPPER([.A120]) &amp; &quot;', 'A');&quot;" office:value-type="string" office:string-value="(796,upper(substr(md5(trunc(random() * 9999999 + 1000000)::text), 1,6)), 'Averiguaciones Administrativas', 'sigefirrhh/personal/expediente/Averiguacion', 'D', 'sigefirrhh/personal/expediente/Averiguacion', '2.01.15', 'A');" calcext:value-type="string">
            <text:p>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" calcext:value-type="string">
            <text:p>INSERT INTO public.opcion(id_opcion, codigo_opcion, descripcion, ruta, tipo, uri, jerarquia, estatus) VALUES 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2"/>
          <table:table-cell table:formula="of:==IF([.L120] &lt;&gt; &quot;&quot;;&quot;INSERT INTO public.rolopcion(id_rol_opcion, id_rol, id_opcion, consultar, agregar, modificar, eliminar, ejecutar) VALUES (&quot; &amp; [.O120] &amp; &quot;, '41'::integer, &quot; &amp; [.N120] &amp; &quot;, 'S'::text, 'S'::text, 'S'::text, 'S'::text, 'S'::text);&quot;; &quot;&quot;)" office:value-type="string" office:string-value="INSERT INTO public.rolopcion(id_rol_opcion, id_rol, id_opcion, consultar, agregar, modificar, eliminar, ejecutar) VALUES (220, '41'::integer, 796, 'S'::text, 'S'::text, 'S'::text, 'S'::text, 'S'::text);" calcext:value-type="string">
            <text:p>INSERT INTO public.rolopcion(id_rol_opcion, id_rol, id_opcion, consultar, agregar, modificar, eliminar, ejecutar) VALUES (220, '41'::integer, 79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1]" office:value-type="string" office:string-value="2.01.16" calcext:value-type="string">
            <text:p>2.01.16</text:p>
          </table:table-cell>
          <table:table-cell table:number-columns-repeated="2"/>
          <table:table-cell office:value-type="string" calcext:value-type="string">
            <text:p>16</text:p>
          </table:table-cell>
          <table:table-cell office:value-type="string" calcext:value-type="string">
            <text:p>Certificados de Carrera</text:p>
          </table:table-cell>
          <table:table-cell table:number-columns-repeated="3"/>
          <table:table-cell table:number-columns-repeated="2" office:value-type="string" calcext:value-type="string">
            <text:p>sigefirrhh/personal/expediente/Certificado</text:p>
          </table:table-cell>
          <table:table-cell/>
          <table:table-cell table:formula="of:=[.E121]" office:value-type="string" office:string-value="Certificados de Carrera" calcext:value-type="string">
            <text:p>Certificados de Carrera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221" calcext:value-type="float">
            <text:p>221</text:p>
          </table:table-cell>
          <table:table-cell table:style-name="ce3" table:formula="of:=&quot;(&quot; &amp; [.N121] &amp; &quot;,&quot; &amp; [.$R$1] &amp; &quot;, '&quot; &amp; [.L121]  &amp; &quot;', '&quot; &amp; [.I121] &amp;  &quot;', 'D', '&quot; &amp; [.J121] &amp; &quot;', '&quot; &amp; UPPER([.A121]) &amp; &quot;', 'A');&quot;" office:value-type="string" office:string-value="(797,upper(substr(md5(trunc(random() * 9999999 + 1000000)::text), 1,6)), 'Certificados de Carrera', 'sigefirrhh/personal/expediente/Certificado', 'D', 'sigefirrhh/personal/expediente/Certificado', '2.01.16', 'A');" calcext:value-type="string">
            <text:p>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" calcext:value-type="string">
            <text:p>INSERT INTO public.opcion(id_opcion, codigo_opcion, descripcion, ruta, tipo, uri, jerarquia, estatus) VALUES 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2"/>
          <table:table-cell table:formula="of:==IF([.L121] &lt;&gt; &quot;&quot;;&quot;INSERT INTO public.rolopcion(id_rol_opcion, id_rol, id_opcion, consultar, agregar, modificar, eliminar, ejecutar) VALUES (&quot; &amp; [.O121] &amp; &quot;, '41'::integer, &quot; &amp; [.N121] &amp; &quot;, 'S'::text, 'S'::text, 'S'::text, 'S'::text, 'S'::text);&quot;; &quot;&quot;)" office:value-type="string" office:string-value="INSERT INTO public.rolopcion(id_rol_opcion, id_rol, id_opcion, consultar, agregar, modificar, eliminar, ejecutar) VALUES (221, '41'::integer, 797, 'S'::text, 'S'::text, 'S'::text, 'S'::text, 'S'::text);" calcext:value-type="string">
            <text:p>INSERT INTO public.rolopcion(id_rol_opcion, id_rol, id_opcion, consultar, agregar, modificar, eliminar, ejecutar) VALUES (221, '41'::integer, 79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2]" office:value-type="string" office:string-value="2.01.17" calcext:value-type="string">
            <text:p>2.01.17</text:p>
          </table:table-cell>
          <table:table-cell table:number-columns-repeated="2"/>
          <table:table-cell office:value-type="string" calcext:value-type="string">
            <text:p>17</text:p>
          </table:table-cell>
          <table:table-cell office:value-type="string" calcext:value-type="string">
            <text:p>Publicaciones</text:p>
          </table:table-cell>
          <table:table-cell table:number-columns-repeated="3"/>
          <table:table-cell table:number-columns-repeated="2" office:value-type="string" calcext:value-type="string">
            <text:p>sigefirrhh/personal/expediente/Publicacion</text:p>
          </table:table-cell>
          <table:table-cell/>
          <table:table-cell table:formula="of:=[.E122]" office:value-type="string" office:string-value="Publicaciones" calcext:value-type="string">
            <text:p>Publicaciones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float" office:value="222" calcext:value-type="float">
            <text:p>222</text:p>
          </table:table-cell>
          <table:table-cell table:style-name="ce3" table:formula="of:=&quot;(&quot; &amp; [.N122] &amp; &quot;,&quot; &amp; [.$R$1] &amp; &quot;, '&quot; &amp; [.L122]  &amp; &quot;', '&quot; &amp; [.I122] &amp;  &quot;', 'D', '&quot; &amp; [.J122] &amp; &quot;', '&quot; &amp; UPPER([.A122]) &amp; &quot;', 'A');&quot;" office:value-type="string" office:string-value="(798,upper(substr(md5(trunc(random() * 9999999 + 1000000)::text), 1,6)), 'Publicaciones', 'sigefirrhh/personal/expediente/Publicacion', 'D', 'sigefirrhh/personal/expediente/Publicacion', '2.01.17', 'A');" calcext:value-type="string">
            <text:p>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" calcext:value-type="string">
            <text:p>INSERT INTO public.opcion(id_opcion, codigo_opcion, descripcion, ruta, tipo, uri, jerarquia, estatus) VALUES 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2"/>
          <table:table-cell table:formula="of:==IF([.L122] &lt;&gt; &quot;&quot;;&quot;INSERT INTO public.rolopcion(id_rol_opcion, id_rol, id_opcion, consultar, agregar, modificar, eliminar, ejecutar) VALUES (&quot; &amp; [.O122] &amp; &quot;, '41'::integer, &quot; &amp; [.N122] &amp; &quot;, 'S'::text, 'S'::text, 'S'::text, 'S'::text, 'S'::text);&quot;; &quot;&quot;)" office:value-type="string" office:string-value="INSERT INTO public.rolopcion(id_rol_opcion, id_rol, id_opcion, consultar, agregar, modificar, eliminar, ejecutar) VALUES (222, '41'::integer, 798, 'S'::text, 'S'::text, 'S'::text, 'S'::text, 'S'::text);" calcext:value-type="string">
            <text:p>INSERT INTO public.rolopcion(id_rol_opcion, id_rol, id_opcion, consultar, agregar, modificar, eliminar, ejecutar) VALUES (222, '41'::integer, 79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3]" office:value-type="string" office:string-value="2.01.18" calcext:value-type="string">
            <text:p>2.01.18</text:p>
          </table:table-cell>
          <table:table-cell table:number-columns-repeated="2"/>
          <table:table-cell office:value-type="string" calcext:value-type="string">
            <text:p>18</text:p>
          </table:table-cell>
          <table:table-cell office:value-type="string" calcext:value-type="string">
            <text:p>Pasantías</text:p>
          </table:table-cell>
          <table:table-cell table:number-columns-repeated="3"/>
          <table:table-cell table:number-columns-repeated="2" office:value-type="string" calcext:value-type="string">
            <text:p>sigefirrhh/personal/expediente/Pasantia</text:p>
          </table:table-cell>
          <table:table-cell/>
          <table:table-cell table:formula="of:=[.E123]" office:value-type="string" office:string-value="Pasantías" calcext:value-type="string">
            <text:p>Pasantías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float" office:value="223" calcext:value-type="float">
            <text:p>223</text:p>
          </table:table-cell>
          <table:table-cell table:style-name="ce3" table:formula="of:=&quot;(&quot; &amp; [.N123] &amp; &quot;,&quot; &amp; [.$R$1] &amp; &quot;, '&quot; &amp; [.L123]  &amp; &quot;', '&quot; &amp; [.I123] &amp;  &quot;', 'D', '&quot; &amp; [.J123] &amp; &quot;', '&quot; &amp; UPPER([.A123]) &amp; &quot;', 'A');&quot;" office:value-type="string" office:string-value="(799,upper(substr(md5(trunc(random() * 9999999 + 1000000)::text), 1,6)), 'Pasantías', 'sigefirrhh/personal/expediente/Pasantia', 'D', 'sigefirrhh/personal/expediente/Pasantia', '2.01.18', 'A');" calcext:value-type="string">
            <text:p>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" calcext:value-type="string">
            <text:p>INSERT INTO public.opcion(id_opcion, codigo_opcion, descripcion, ruta, tipo, uri, jerarquia, estatus) VALUES 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2"/>
          <table:table-cell table:formula="of:==IF([.L123] &lt;&gt; &quot;&quot;;&quot;INSERT INTO public.rolopcion(id_rol_opcion, id_rol, id_opcion, consultar, agregar, modificar, eliminar, ejecutar) VALUES (&quot; &amp; [.O123] &amp; &quot;, '41'::integer, &quot; &amp; [.N123] &amp; &quot;, 'S'::text, 'S'::text, 'S'::text, 'S'::text, 'S'::text);&quot;; &quot;&quot;)" office:value-type="string" office:string-value="INSERT INTO public.rolopcion(id_rol_opcion, id_rol, id_opcion, consultar, agregar, modificar, eliminar, ejecutar) VALUES (223, '41'::integer, 799, 'S'::text, 'S'::text, 'S'::text, 'S'::text, 'S'::text);" calcext:value-type="string">
            <text:p>INSERT INTO public.rolopcion(id_rol_opcion, id_rol, id_opcion, consultar, agregar, modificar, eliminar, ejecutar) VALUES (223, '41'::integer, 79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4]" office:value-type="string" office:string-value="2.01.19" calcext:value-type="string">
            <text:p>2.01.19</text:p>
          </table:table-cell>
          <table:table-cell table:number-columns-repeated="2"/>
          <table:table-cell office:value-type="string" calcext:value-type="string">
            <text:p>19</text:p>
          </table:table-cell>
          <table:table-cell office:value-type="string" calcext:value-type="string">
            <text:p>Declaraciones Juradas</text:p>
          </table:table-cell>
          <table:table-cell table:number-columns-repeated="3"/>
          <table:table-cell table:number-columns-repeated="2" office:value-type="string" calcext:value-type="string">
            <text:p>sigefirrhh/personal/expediente/Declaracion</text:p>
          </table:table-cell>
          <table:table-cell/>
          <table:table-cell table:formula="of:=[.E124]" office:value-type="string" office:string-value="Declaraciones Juradas" calcext:value-type="string">
            <text:p>Declaraciones Juradas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4" calcext:value-type="float">
            <text:p>224</text:p>
          </table:table-cell>
          <table:table-cell table:style-name="ce3" table:formula="of:=&quot;(&quot; &amp; [.N124] &amp; &quot;,&quot; &amp; [.$R$1] &amp; &quot;, '&quot; &amp; [.L124]  &amp; &quot;', '&quot; &amp; [.I124] &amp;  &quot;', 'D', '&quot; &amp; [.J124] &amp; &quot;', '&quot; &amp; UPPER([.A124]) &amp; &quot;', 'A');&quot;" office:value-type="string" office:string-value="(800,upper(substr(md5(trunc(random() * 9999999 + 1000000)::text), 1,6)), 'Declaraciones Juradas', 'sigefirrhh/personal/expediente/Declaracion', 'D', 'sigefirrhh/personal/expediente/Declaracion', '2.01.19', 'A');" calcext:value-type="string">
            <text:p>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" calcext:value-type="string">
            <text:p>INSERT INTO public.opcion(id_opcion, codigo_opcion, descripcion, ruta, tipo, uri, jerarquia, estatus) VALUES 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2"/>
          <table:table-cell table:formula="of:==IF([.L124] &lt;&gt; &quot;&quot;;&quot;INSERT INTO public.rolopcion(id_rol_opcion, id_rol, id_opcion, consultar, agregar, modificar, eliminar, ejecutar) VALUES (&quot; &amp; [.O124] &amp; &quot;, '41'::integer, &quot; &amp; [.N124] &amp; &quot;, 'S'::text, 'S'::text, 'S'::text, 'S'::text, 'S'::text);&quot;; &quot;&quot;)" office:value-type="string" office:string-value="INSERT INTO public.rolopcion(id_rol_opcion, id_rol, id_opcion, consultar, agregar, modificar, eliminar, ejecutar) VALUES (224, '41'::integer, 800, 'S'::text, 'S'::text, 'S'::text, 'S'::text, 'S'::text);" calcext:value-type="string">
            <text:p>INSERT INTO public.rolopcion(id_rol_opcion, id_rol, id_opcion, consultar, agregar, modificar, eliminar, ejecutar) VALUES (224, '41'::integer, 80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25]" office:value-type="string" office:string-value="2.02" calcext:value-type="string">
            <text:p>2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Historial</text:p>
          </table:table-cell>
          <table:table-cell table:number-columns-repeated="7"/>
          <table:table-cell table:formula="of:=[.D125]" office:value-type="string" office:string-value="Historial" calcext:value-type="string">
            <text:p>Historial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225" calcext:value-type="float">
            <text:p>225</text:p>
          </table:table-cell>
          <table:table-cell table:style-name="ce3" table:formula="of:=&quot;(&quot; &amp; [.N125] &amp; &quot;,&quot; &amp; [.$R$1] &amp; &quot;, '&quot; &amp; [.L125]  &amp; &quot;', '&quot; &amp; [.I125] &amp;  &quot;', 'D', '&quot; &amp; [.J125] &amp; &quot;', '&quot; &amp; UPPER([.A125]) &amp; &quot;', 'A');&quot;" office:value-type="string" office:string-value="(801,upper(substr(md5(trunc(random() * 9999999 + 1000000)::text), 1,6)), 'Historial', '', 'D', '', '2.02', 'A');" calcext:value-type="string">
            <text:p>(801,upper(substr(md5(trunc(random() * 9999999 + 1000000)::text), 1,6)), 'Historial', '', 'D', '', '2.02', 'A'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ublic.opcion(id_opcion, codigo_opcion, descripcion, ruta, tipo, uri, jerarquia, estatus) VALUES (801,upper(substr(md5(trunc(random() * 9999999 + 1000000)::text), 1,6)), 'Historial', '', 'D', '', '2.02', 'A');" calcext:value-type="string">
            <text:p>INSERT INTO public.opcion(id_opcion, codigo_opcion, descripcion, ruta, tipo, uri, jerarquia, estatus) VALUES (801,upper(substr(md5(trunc(random() * 9999999 + 1000000)::text), 1,6)), 'Historial', '', 'D', '', '2.02', 'A');</text:p>
          </table:table-cell>
          <table:table-cell table:number-columns-repeated="2"/>
          <table:table-cell table:formula="of:==IF([.L125] &lt;&gt; &quot;&quot;;&quot;INSERT INTO public.rolopcion(id_rol_opcion, id_rol, id_opcion, consultar, agregar, modificar, eliminar, ejecutar) VALUES (&quot; &amp; [.O125] &amp; &quot;, '41'::integer, &quot; &amp; [.N125] &amp; &quot;, 'S'::text, 'S'::text, 'S'::text, 'S'::text, 'S'::text);&quot;; &quot;&quot;)" office:value-type="string" office:string-value="INSERT INTO public.rolopcion(id_rol_opcion, id_rol, id_opcion, consultar, agregar, modificar, eliminar, ejecutar) VALUES (225, '41'::integer, 801, 'S'::text, 'S'::text, 'S'::text, 'S'::text, 'S'::text);" calcext:value-type="string">
            <text:p>INSERT INTO public.rolopcion(id_rol_opcion, id_rol, id_opcion, consultar, agregar, modificar, eliminar, ejecutar) VALUES (225, '41'::integer, 80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26]" office:value-type="string" office:string-value="2.02.01" calcext:value-type="string">
            <text:p>2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yectoria y Antecedenes</text:p>
          </table:table-cell>
          <table:table-cell table:number-columns-repeated="6"/>
          <table:table-cell table:formula="of:=[.E126]" office:value-type="string" office:string-value="Trayectoria y Antecedenes" calcext:value-type="string">
            <text:p>Trayectoria y Antecedenes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float" office:value="226" calcext:value-type="float">
            <text:p>226</text:p>
          </table:table-cell>
          <table:table-cell table:style-name="ce3" table:formula="of:=&quot;(&quot; &amp; [.N126] &amp; &quot;,&quot; &amp; [.$R$1] &amp; &quot;, '&quot; &amp; [.L126]  &amp; &quot;', '&quot; &amp; [.I126] &amp;  &quot;', 'D', '&quot; &amp; [.J126] &amp; &quot;', '&quot; &amp; UPPER([.A126]) &amp; &quot;', 'A');&quot;" office:value-type="string" office:string-value="(802,upper(substr(md5(trunc(random() * 9999999 + 1000000)::text), 1,6)), 'Trayectoria y Antecedenes', '', 'D', '', '2.02.01', 'A');" calcext:value-type="string">
            <text:p>(802,upper(substr(md5(trunc(random() * 9999999 + 1000000)::text), 1,6)), 'Trayectoria y Antecedenes', '', 'D', '', '2.02.01', 'A'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ublic.opcion(id_opcion, codigo_opcion, descripcion, ruta, tipo, uri, jerarquia, estatus) VALUES (802,upper(substr(md5(trunc(random() * 9999999 + 1000000)::text), 1,6)), 'Trayectoria y Antecedenes', '', 'D', '', '2.02.01', 'A');" calcext:value-type="string">
            <text:p>INSERT INTO public.opcion(id_opcion, codigo_opcion, descripcion, ruta, tipo, uri, jerarquia, estatus) VALUES (802,upper(substr(md5(trunc(random() * 9999999 + 1000000)::text), 1,6)), 'Trayectoria y Antecedenes', '', 'D', '', '2.02.01', 'A');</text:p>
          </table:table-cell>
          <table:table-cell table:number-columns-repeated="2"/>
          <table:table-cell table:formula="of:==IF([.L126] &lt;&gt; &quot;&quot;;&quot;INSERT INTO public.rolopcion(id_rol_opcion, id_rol, id_opcion, consultar, agregar, modificar, eliminar, ejecutar) VALUES (&quot; &amp; [.O126] &amp; &quot;, '41'::integer, &quot; &amp; [.N126] &amp; &quot;, 'S'::text, 'S'::text, 'S'::text, 'S'::text, 'S'::text);&quot;; &quot;&quot;)" office:value-type="string" office:string-value="INSERT INTO public.rolopcion(id_rol_opcion, id_rol, id_opcion, consultar, agregar, modificar, eliminar, ejecutar) VALUES (226, '41'::integer, 802, 'S'::text, 'S'::text, 'S'::text, 'S'::text, 'S'::text);" calcext:value-type="string">
            <text:p>INSERT INTO public.rolopcion(id_rol_opcion, id_rol, id_opcion, consultar, agregar, modificar, eliminar, ejecutar) VALUES (226, '41'::integer, 802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7]" office:value-type="string" office:string-value="2.02.01.01" calcext:value-type="string">
            <text:p>2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yectoria en APN</text:p>
          </table:table-cell>
          <table:table-cell table:number-columns-repeated="2"/>
          <table:table-cell table:number-columns-repeated="2" office:value-type="string" calcext:value-type="string">
            <text:p>sigefirrhh/personal/expediente/Trayectoria</text:p>
          </table:table-cell>
          <table:table-cell/>
          <table:table-cell table:formula="of:=[.F127]" office:value-type="string" office:string-value="Trayectoria en APN" calcext:value-type="string">
            <text:p>Trayectoria en APN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227" calcext:value-type="float">
            <text:p>227</text:p>
          </table:table-cell>
          <table:table-cell table:style-name="ce3" table:formula="of:=&quot;(&quot; &amp; [.N127] &amp; &quot;,&quot; &amp; [.$R$1] &amp; &quot;, '&quot; &amp; [.L127]  &amp; &quot;', '&quot; &amp; [.I127] &amp;  &quot;', 'D', '&quot; &amp; [.J127] &amp; &quot;', '&quot; &amp; UPPER([.A127]) &amp; &quot;', 'A');&quot;" office:value-type="string" office:string-value="(803,upper(substr(md5(trunc(random() * 9999999 + 1000000)::text), 1,6)), 'Trayectoria en APN', 'sigefirrhh/personal/expediente/Trayectoria', 'D', 'sigefirrhh/personal/expediente/Trayectoria', '2.02.01.01', 'A');" calcext:value-type="string">
            <text:p>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" calcext:value-type="string">
            <text:p>INSERT INTO public.opcion(id_opcion, codigo_opcion, descripcion, ruta, tipo, uri, jerarquia, estatus) VALUES 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2"/>
          <table:table-cell table:formula="of:==IF([.L127] &lt;&gt; &quot;&quot;;&quot;INSERT INTO public.rolopcion(id_rol_opcion, id_rol, id_opcion, consultar, agregar, modificar, eliminar, ejecutar) VALUES (&quot; &amp; [.O127] &amp; &quot;, '41'::integer, &quot; &amp; [.N127] &amp; &quot;, 'S'::text, 'S'::text, 'S'::text, 'S'::text, 'S'::text);&quot;; &quot;&quot;)" office:value-type="string" office:string-value="INSERT INTO public.rolopcion(id_rol_opcion, id_rol, id_opcion, consultar, agregar, modificar, eliminar, ejecutar) VALUES (227, '41'::integer, 803, 'S'::text, 'S'::text, 'S'::text, 'S'::text, 'S'::text);" calcext:value-type="string">
            <text:p>INSERT INTO public.rolopcion(id_rol_opcion, id_rol, id_opcion, consultar, agregar, modificar, eliminar, ejecutar) VALUES (227, '41'::integer, 803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8]" office:value-type="string" office:string-value="2.02.01.02" calcext:value-type="string">
            <text:p>2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r Trayectoria en Organismo</text:p>
          </table:table-cell>
          <table:table-cell table:number-columns-repeated="2"/>
          <table:table-cell table:number-columns-repeated="2" office:value-type="string" calcext:value-type="string">
            <text:p>sigefirrhh/personal/expediente/ActualizarTrayectoria</text:p>
          </table:table-cell>
          <table:table-cell/>
          <table:table-cell table:formula="of:=[.F128]" office:value-type="string" office:string-value="Actualizar Trayectoria en Organismo" calcext:value-type="string">
            <text:p>Actualizar Trayectoria en Organismo</text:p>
          </table:table-cell>
          <table:table-cell/>
          <table:table-cell office:value-type="float" office:value="804" calcext:value-type="float">
            <text:p>804</text:p>
          </table:table-cell>
          <table:table-cell office:value-type="float" office:value="228" calcext:value-type="float">
            <text:p>228</text:p>
          </table:table-cell>
          <table:table-cell table:style-name="ce3" table:formula="of:=&quot;(&quot; &amp; [.N128] &amp; &quot;,&quot; &amp; [.$R$1] &amp; &quot;, '&quot; &amp; [.L128]  &amp; &quot;', '&quot; &amp; [.I128] &amp;  &quot;', 'D', '&quot; &amp; [.J128] &amp; &quot;', '&quot; &amp; UPPER([.A128]) &amp; &quot;', 'A');&quot;" office:value-type="string" office:string-value="(804,upper(substr(md5(trunc(random() * 9999999 + 1000000)::text), 1,6)), 'Actualizar Trayectoria en Organismo', 'sigefirrhh/personal/expediente/ActualizarTrayectoria', 'D', 'sigefirrhh/personal/expediente/ActualizarTrayectoria', '2.02.01.02', 'A');" calcext:value-type="string">
            <text:p>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" calcext:value-type="string">
            <text:p>INSERT INTO public.opcion(id_opcion, codigo_opcion, descripcion, ruta, tipo, uri, jerarquia, estatus) VALUES 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2"/>
          <table:table-cell table:formula="of:==IF([.L128] &lt;&gt; &quot;&quot;;&quot;INSERT INTO public.rolopcion(id_rol_opcion, id_rol, id_opcion, consultar, agregar, modificar, eliminar, ejecutar) VALUES (&quot; &amp; [.O128] &amp; &quot;, '41'::integer, &quot; &amp; [.N128] &amp; &quot;, 'S'::text, 'S'::text, 'S'::text, 'S'::text, 'S'::text);&quot;; &quot;&quot;)" office:value-type="string" office:string-value="INSERT INTO public.rolopcion(id_rol_opcion, id_rol, id_opcion, consultar, agregar, modificar, eliminar, ejecutar) VALUES (228, '41'::integer, 804, 'S'::text, 'S'::text, 'S'::text, 'S'::text, 'S'::text);" calcext:value-type="string">
            <text:p>INSERT INTO public.rolopcion(id_rol_opcion, id_rol, id_opcion, consultar, agregar, modificar, eliminar, ejecutar) VALUES (228, '41'::integer, 804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9]" office:value-type="string" office:string-value="2.02.01.03" calcext:value-type="string">
            <text:p>2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ntecedentes de Servicio sujeto a LEFP</text:p>
          </table:table-cell>
          <table:table-cell table:number-columns-repeated="2"/>
          <table:table-cell table:number-columns-repeated="2" office:value-type="string" calcext:value-type="string">
            <text:p>sigefirrhh/personal/expediente/Antecedente</text:p>
          </table:table-cell>
          <table:table-cell/>
          <table:table-cell table:formula="of:=[.F129]" office:value-type="string" office:string-value="Antecedentes de Servicio sujeto a LEFP" calcext:value-type="string">
            <text:p>Antecedentes de Servicio sujeto a LEFP</text:p>
          </table:table-cell>
          <table:table-cell/>
          <table:table-cell office:value-type="float" office:value="805" calcext:value-type="float">
            <text:p>805</text:p>
          </table:table-cell>
          <table:table-cell office:value-type="float" office:value="229" calcext:value-type="float">
            <text:p>229</text:p>
          </table:table-cell>
          <table:table-cell table:style-name="ce3" table:formula="of:=&quot;(&quot; &amp; [.N129] &amp; &quot;,&quot; &amp; [.$R$1] &amp; &quot;, '&quot; &amp; [.L129]  &amp; &quot;', '&quot; &amp; [.I129] &amp;  &quot;', 'D', '&quot; &amp; [.J129] &amp; &quot;', '&quot; &amp; UPPER([.A129]) &amp; &quot;', 'A');&quot;" office:value-type="string" office:string-value="(805,upper(substr(md5(trunc(random() * 9999999 + 1000000)::text), 1,6)), 'Antecedentes de Servicio sujeto a LEFP', 'sigefirrhh/personal/expediente/Antecedente', 'D', 'sigefirrhh/personal/expediente/Antecedente', '2.02.01.03', 'A');" calcext:value-type="string">
            <text:p>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" calcext:value-type="string">
            <text:p>INSERT INTO public.opcion(id_opcion, codigo_opcion, descripcion, ruta, tipo, uri, jerarquia, estatus) VALUES 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2"/>
          <table:table-cell table:formula="of:==IF([.L129] &lt;&gt; &quot;&quot;;&quot;INSERT INTO public.rolopcion(id_rol_opcion, id_rol, id_opcion, consultar, agregar, modificar, eliminar, ejecutar) VALUES (&quot; &amp; [.O129] &amp; &quot;, '41'::integer, &quot; &amp; [.N129] &amp; &quot;, 'S'::text, 'S'::text, 'S'::text, 'S'::text, 'S'::text);&quot;; &quot;&quot;)" office:value-type="string" office:string-value="INSERT INTO public.rolopcion(id_rol_opcion, id_rol, id_opcion, consultar, agregar, modificar, eliminar, ejecutar) VALUES (229, '41'::integer, 805, 'S'::text, 'S'::text, 'S'::text, 'S'::text, 'S'::text);" calcext:value-type="string">
            <text:p>INSERT INTO public.rolopcion(id_rol_opcion, id_rol, id_opcion, consultar, agregar, modificar, eliminar, ejecutar) VALUES (229, '41'::integer, 805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0]" office:value-type="string" office:string-value="2.02.01.04" calcext:value-type="string">
            <text:p>2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ntecedentes de Servicio no sujeto a LEFP</text:p>
          </table:table-cell>
          <table:table-cell table:number-columns-repeated="2"/>
          <table:table-cell table:number-columns-repeated="2" office:value-type="string" calcext:value-type="string">
            <text:p>sigefirrhh/personal/expediente/ExperienciaNoEst</text:p>
          </table:table-cell>
          <table:table-cell/>
          <table:table-cell table:formula="of:=[.F130]" office:value-type="string" office:string-value="Antecedentes de Servicio no sujeto a LEFP" calcext:value-type="string">
            <text:p>Antecedentes de Servicio no sujeto a LEFP</text:p>
          </table:table-cell>
          <table:table-cell/>
          <table:table-cell office:value-type="float" office:value="806" calcext:value-type="float">
            <text:p>806</text:p>
          </table:table-cell>
          <table:table-cell office:value-type="float" office:value="230" calcext:value-type="float">
            <text:p>230</text:p>
          </table:table-cell>
          <table:table-cell table:style-name="ce3" table:formula="of:=&quot;(&quot; &amp; [.N130] &amp; &quot;,&quot; &amp; [.$R$1] &amp; &quot;, '&quot; &amp; [.L130]  &amp; &quot;', '&quot; &amp; [.I130] &amp;  &quot;', 'D', '&quot; &amp; [.J130] &amp; &quot;', '&quot; &amp; UPPER([.A130]) &amp; &quot;', 'A');&quot;" office:value-type="string" office:string-value="(806,upper(substr(md5(trunc(random() * 9999999 + 1000000)::text), 1,6)), 'Antecedentes de Servicio no sujeto a LEFP', 'sigefirrhh/personal/expediente/ExperienciaNoEst', 'D', 'sigefirrhh/personal/expediente/ExperienciaNoEst', '2.02.01.04', 'A');" calcext:value-type="string">
            <text:p>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" calcext:value-type="string">
            <text:p>INSERT INTO public.opcion(id_opcion, codigo_opcion, descripcion, ruta, tipo, uri, jerarquia, estatus) VALUES 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2"/>
          <table:table-cell table:formula="of:==IF([.L130] &lt;&gt; &quot;&quot;;&quot;INSERT INTO public.rolopcion(id_rol_opcion, id_rol, id_opcion, consultar, agregar, modificar, eliminar, ejecutar) VALUES (&quot; &amp; [.O130] &amp; &quot;, '41'::integer, &quot; &amp; [.N130] &amp; &quot;, 'S'::text, 'S'::text, 'S'::text, 'S'::text, 'S'::text);&quot;; &quot;&quot;)" office:value-type="string" office:string-value="INSERT INTO public.rolopcion(id_rol_opcion, id_rol, id_opcion, consultar, agregar, modificar, eliminar, ejecutar) VALUES (230, '41'::integer, 806, 'S'::text, 'S'::text, 'S'::text, 'S'::text, 'S'::text);" calcext:value-type="string">
            <text:p>INSERT INTO public.rolopcion(id_rol_opcion, id_rol, id_opcion, consultar, agregar, modificar, eliminar, ejecutar) VALUES (230, '41'::integer, 806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1]" office:value-type="string" office:string-value="2.02.01.05" calcext:value-type="string">
            <text:p>2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131]" office:value-type="string" office:string-value="Reportes" calcext:value-type="string">
            <text:p>Reportes</text:p>
          </table:table-cell>
          <table:table-cell/>
          <table:table-cell office:value-type="float" office:value="807" calcext:value-type="float">
            <text:p>807</text:p>
          </table:table-cell>
          <table:table-cell office:value-type="float" office:value="231" calcext:value-type="float">
            <text:p>231</text:p>
          </table:table-cell>
          <table:table-cell table:style-name="ce3" table:formula="of:=&quot;(&quot; &amp; [.N131] &amp; &quot;,&quot; &amp; [.$R$1] &amp; &quot;, '&quot; &amp; [.L131]  &amp; &quot;', '&quot; &amp; [.I131] &amp;  &quot;', 'D', '&quot; &amp; [.J131] &amp; &quot;', '&quot; &amp; UPPER([.A131]) &amp; &quot;', 'A');&quot;" office:value-type="string" office:string-value="(807,upper(substr(md5(trunc(random() * 9999999 + 1000000)::text), 1,6)), 'Reportes', '', 'D', '', '2.02.01.05', 'A');" calcext:value-type="string">
            <text:p>(807,upper(substr(md5(trunc(random() * 9999999 + 1000000)::text), 1,6)), 'Reportes', '', 'D', '', '2.02.01.05', 'A'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ublic.opcion(id_opcion, codigo_opcion, descripcion, ruta, tipo, uri, jerarquia, estatus) VALUES (807,upper(substr(md5(trunc(random() * 9999999 + 1000000)::text), 1,6)), 'Reportes', '', 'D', '', '2.02.01.05', 'A');" calcext:value-type="string">
            <text:p>INSERT INTO public.opcion(id_opcion, codigo_opcion, descripcion, ruta, tipo, uri, jerarquia, estatus) VALUES (807,upper(substr(md5(trunc(random() * 9999999 + 1000000)::text), 1,6)), 'Reportes', '', 'D', '', '2.02.01.05', 'A');</text:p>
          </table:table-cell>
          <table:table-cell table:number-columns-repeated="2"/>
          <table:table-cell table:formula="of:==IF([.L131] &lt;&gt; &quot;&quot;;&quot;INSERT INTO public.rolopcion(id_rol_opcion, id_rol, id_opcion, consultar, agregar, modificar, eliminar, ejecutar) VALUES (&quot; &amp; [.O131] &amp; &quot;, '41'::integer, &quot; &amp; [.N131] &amp; &quot;, 'S'::text, 'S'::text, 'S'::text, 'S'::text, 'S'::text);&quot;; &quot;&quot;)" office:value-type="string" office:string-value="INSERT INTO public.rolopcion(id_rol_opcion, id_rol, id_opcion, consultar, agregar, modificar, eliminar, ejecutar) VALUES (231, '41'::integer, 807, 'S'::text, 'S'::text, 'S'::text, 'S'::text, 'S'::text);" calcext:value-type="string">
            <text:p>INSERT INTO public.rolopcion(id_rol_opcion, id_rol, id_opcion, consultar, agregar, modificar, eliminar, ejecutar) VALUES (231, '41'::integer, 807, 'S'::text, 'S'::text, 'S'::text, 'S'::text, 'S'::text);</text:p>
          </table:table-cell>
        </table:table-row>
        <table:table-row table:style-name="ro2">
          <table:table-cell table:formula="of:=+[.$A$131]&amp;&quot;.&quot;&amp;[.F132]" office:value-type="string" office:string-value="2.02.01.05.01" calcext:value-type="string">
            <text:p>2.02.01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lación de Cargos Trabajador</text:p>
          </table:table-cell>
          <table:table-cell/>
          <table:table-cell table:number-columns-repeated="2" office:value-type="string" calcext:value-type="string">
            <text:p>sigefirrhh/personal/expediente/ReportRelacionCargos</text:p>
          </table:table-cell>
          <table:table-cell/>
          <table:table-cell table:formula="of:=[.G132]" office:value-type="string" office:string-value="Relación de Cargos Trabajador" calcext:value-type="string">
            <text:p>Relación de Cargos Trabajador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232" calcext:value-type="float">
            <text:p>232</text:p>
          </table:table-cell>
          <table:table-cell table:style-name="ce3" table:formula="of:=&quot;(&quot; &amp; [.N132] &amp; &quot;,&quot; &amp; [.$R$1] &amp; &quot;, '&quot; &amp; [.L132]  &amp; &quot;', '&quot; &amp; [.I132] &amp;  &quot;', 'D', '&quot; &amp; [.J132] &amp; &quot;', '&quot; &amp; UPPER([.A132]) &amp; &quot;', 'A');&quot;" office:value-type="string" office:string-value="(808,upper(substr(md5(trunc(random() * 9999999 + 1000000)::text), 1,6)), 'Relación de Cargos Trabajador', 'sigefirrhh/personal/expediente/ReportRelacionCargos', 'D', 'sigefirrhh/personal/expediente/ReportRelacionCargos', '2.02.01.05.01', 'A');" calcext:value-type="string">
            <text:p>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" calcext:value-type="string">
            <text:p>INSERT INTO public.opcion(id_opcion, codigo_opcion, descripcion, ruta, tipo, uri, jerarquia, estatus) VALUES 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2"/>
          <table:table-cell table:formula="of:==IF([.L132] &lt;&gt; &quot;&quot;;&quot;INSERT INTO public.rolopcion(id_rol_opcion, id_rol, id_opcion, consultar, agregar, modificar, eliminar, ejecutar) VALUES (&quot; &amp; [.O132] &amp; &quot;, '41'::integer, &quot; &amp; [.N132] &amp; &quot;, 'S'::text, 'S'::text, 'S'::text, 'S'::text, 'S'::text);&quot;; &quot;&quot;)" office:value-type="string" office:string-value="INSERT INTO public.rolopcion(id_rol_opcion, id_rol, id_opcion, consultar, agregar, modificar, eliminar, ejecutar) VALUES (232, '41'::integer, 808, 'S'::text, 'S'::text, 'S'::text, 'S'::text, 'S'::text);" calcext:value-type="string">
            <text:p>INSERT INTO public.rolopcion(id_rol_opcion, id_rol, id_opcion, consultar, agregar, modificar, eliminar, ejecutar) VALUES (232, '41'::integer, 808, 'S'::text, 'S'::text, 'S'::text, 'S'::text, 'S'::text);</text:p>
          </table:table-cell>
        </table:table-row>
        <table:table-row table:style-name="ro2">
          <table:table-cell table:formula="of:=+[.$A$131]&amp;&quot;.&quot;&amp;[.F133]" office:value-type="string" office:string-value="2.02.01.05.02" calcext:value-type="string">
            <text:p>2.02.01.05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Antecedentes de Servicios del Trabajador</text:p>
          </table:table-cell>
          <table:table-cell/>
          <table:table-cell table:number-columns-repeated="2" office:value-type="string" calcext:value-type="string">
            <text:p>sigefirrhh/personal/expediente/ReportAntecedentes</text:p>
          </table:table-cell>
          <table:table-cell/>
          <table:table-cell table:formula="of:=[.G133]" office:value-type="string" office:string-value="Antecedentes de Servicios del Trabajador" calcext:value-type="string">
            <text:p>Antecedentes de Servicios del Trabajador</text:p>
          </table:table-cell>
          <table:table-cell/>
          <table:table-cell office:value-type="float" office:value="809" calcext:value-type="float">
            <text:p>809</text:p>
          </table:table-cell>
          <table:table-cell office:value-type="float" office:value="233" calcext:value-type="float">
            <text:p>233</text:p>
          </table:table-cell>
          <table:table-cell table:style-name="ce3" table:formula="of:=&quot;(&quot; &amp; [.N133] &amp; &quot;,&quot; &amp; [.$R$1] &amp; &quot;, '&quot; &amp; [.L133]  &amp; &quot;', '&quot; &amp; [.I133] &amp;  &quot;', 'D', '&quot; &amp; [.J133] &amp; &quot;', '&quot; &amp; UPPER([.A133]) &amp; &quot;', 'A');&quot;" office:value-type="string" office:string-value="(809,upper(substr(md5(trunc(random() * 9999999 + 1000000)::text), 1,6)), 'Antecedentes de Servicios del Trabajador', 'sigefirrhh/personal/expediente/ReportAntecedentes', 'D', 'sigefirrhh/personal/expediente/ReportAntecedentes', '2.02.01.05.02', 'A');" calcext:value-type="string">
            <text:p>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" calcext:value-type="string">
            <text:p>INSERT INTO public.opcion(id_opcion, codigo_opcion, descripcion, ruta, tipo, uri, jerarquia, estatus) VALUES 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2"/>
          <table:table-cell table:formula="of:==IF([.L133] &lt;&gt; &quot;&quot;;&quot;INSERT INTO public.rolopcion(id_rol_opcion, id_rol, id_opcion, consultar, agregar, modificar, eliminar, ejecutar) VALUES (&quot; &amp; [.O133] &amp; &quot;, '41'::integer, &quot; &amp; [.N133] &amp; &quot;, 'S'::text, 'S'::text, 'S'::text, 'S'::text, 'S'::text);&quot;; &quot;&quot;)" office:value-type="string" office:string-value="INSERT INTO public.rolopcion(id_rol_opcion, id_rol, id_opcion, consultar, agregar, modificar, eliminar, ejecutar) VALUES (233, '41'::integer, 809, 'S'::text, 'S'::text, 'S'::text, 'S'::text, 'S'::text);" calcext:value-type="string">
            <text:p>INSERT INTO public.rolopcion(id_rol_opcion, id_rol, id_opcion, consultar, agregar, modificar, eliminar, ejecutar) VALUES (233, '41'::integer, 80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4]" office:value-type="string" office:string-value="2.02.02" calcext:value-type="string">
            <text:p>2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Encargadurías</text:p>
          </table:table-cell>
          <table:table-cell table:number-columns-repeated="3"/>
          <table:table-cell table:number-columns-repeated="2" office:value-type="string" calcext:value-type="string">
            <text:p>sigefirrhh/personal/expediente/Encargaduria</text:p>
          </table:table-cell>
          <table:table-cell/>
          <table:table-cell table:formula="of:=[.E134]" office:value-type="string" office:string-value="Encargadurías" calcext:value-type="string">
            <text:p>Encargadurías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float" office:value="234" calcext:value-type="float">
            <text:p>234</text:p>
          </table:table-cell>
          <table:table-cell table:style-name="ce3" table:formula="of:=&quot;(&quot; &amp; [.N134] &amp; &quot;,&quot; &amp; [.$R$1] &amp; &quot;, '&quot; &amp; [.L134]  &amp; &quot;', '&quot; &amp; [.I134] &amp;  &quot;', 'D', '&quot; &amp; [.J134] &amp; &quot;', '&quot; &amp; UPPER([.A134]) &amp; &quot;', 'A');&quot;" office:value-type="string" office:string-value="(810,upper(substr(md5(trunc(random() * 9999999 + 1000000)::text), 1,6)), 'Encargadurías', 'sigefirrhh/personal/expediente/Encargaduria', 'D', 'sigefirrhh/personal/expediente/Encargaduria', '2.02.02', 'A');" calcext:value-type="string">
            <text:p>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" calcext:value-type="string">
            <text:p>INSERT INTO public.opcion(id_opcion, codigo_opcion, descripcion, ruta, tipo, uri, jerarquia, estatus) VALUES 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2"/>
          <table:table-cell table:formula="of:==IF([.L134] &lt;&gt; &quot;&quot;;&quot;INSERT INTO public.rolopcion(id_rol_opcion, id_rol, id_opcion, consultar, agregar, modificar, eliminar, ejecutar) VALUES (&quot; &amp; [.O134] &amp; &quot;, '41'::integer, &quot; &amp; [.N134] &amp; &quot;, 'S'::text, 'S'::text, 'S'::text, 'S'::text, 'S'::text);&quot;; &quot;&quot;)" office:value-type="string" office:string-value="INSERT INTO public.rolopcion(id_rol_opcion, id_rol, id_opcion, consultar, agregar, modificar, eliminar, ejecutar) VALUES (234, '41'::integer, 810, 'S'::text, 'S'::text, 'S'::text, 'S'::text, 'S'::text);" calcext:value-type="string">
            <text:p>INSERT INTO public.rolopcion(id_rol_opcion, id_rol, id_opcion, consultar, agregar, modificar, eliminar, ejecutar) VALUES (234, '41'::integer, 81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5]" office:value-type="string" office:string-value="2.02.03" calcext:value-type="string">
            <text:p>2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uplencias</text:p>
          </table:table-cell>
          <table:table-cell table:number-columns-repeated="3"/>
          <table:table-cell table:number-columns-repeated="2" office:value-type="string" calcext:value-type="string">
            <text:p>sigefirrhh/personal/expediente/Suplencia</text:p>
          </table:table-cell>
          <table:table-cell/>
          <table:table-cell table:formula="of:=[.E135]" office:value-type="string" office:string-value="Suplencias" calcext:value-type="string">
            <text:p>Suplencias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float" office:value="235" calcext:value-type="float">
            <text:p>235</text:p>
          </table:table-cell>
          <table:table-cell table:style-name="ce3" table:formula="of:=&quot;(&quot; &amp; [.N135] &amp; &quot;,&quot; &amp; [.$R$1] &amp; &quot;, '&quot; &amp; [.L135]  &amp; &quot;', '&quot; &amp; [.I135] &amp;  &quot;', 'D', '&quot; &amp; [.J135] &amp; &quot;', '&quot; &amp; UPPER([.A135]) &amp; &quot;', 'A');&quot;" office:value-type="string" office:string-value="(811,upper(substr(md5(trunc(random() * 9999999 + 1000000)::text), 1,6)), 'Suplencias', 'sigefirrhh/personal/expediente/Suplencia', 'D', 'sigefirrhh/personal/expediente/Suplencia', '2.02.03', 'A');" calcext:value-type="string">
            <text:p>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" calcext:value-type="string">
            <text:p>INSERT INTO public.opcion(id_opcion, codigo_opcion, descripcion, ruta, tipo, uri, jerarquia, estatus) VALUES 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2"/>
          <table:table-cell table:formula="of:==IF([.L135] &lt;&gt; &quot;&quot;;&quot;INSERT INTO public.rolopcion(id_rol_opcion, id_rol, id_opcion, consultar, agregar, modificar, eliminar, ejecutar) VALUES (&quot; &amp; [.O135] &amp; &quot;, '41'::integer, &quot; &amp; [.N135] &amp; &quot;, 'S'::text, 'S'::text, 'S'::text, 'S'::text, 'S'::text);&quot;; &quot;&quot;)" office:value-type="string" office:string-value="INSERT INTO public.rolopcion(id_rol_opcion, id_rol, id_opcion, consultar, agregar, modificar, eliminar, ejecutar) VALUES (235, '41'::integer, 811, 'S'::text, 'S'::text, 'S'::text, 'S'::text, 'S'::text);" calcext:value-type="string">
            <text:p>INSERT INTO public.rolopcion(id_rol_opcion, id_rol, id_opcion, consultar, agregar, modificar, eliminar, ejecutar) VALUES (235, '41'::integer, 81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6]" office:value-type="string" office:string-value="2.02.04" calcext:value-type="string">
            <text:p>2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Contratos</text:p>
          </table:table-cell>
          <table:table-cell table:number-columns-repeated="3"/>
          <table:table-cell table:number-columns-repeated="2" office:value-type="string" calcext:value-type="string">
            <text:p>sigefirrhh/personal/expediente/Contrato</text:p>
          </table:table-cell>
          <table:table-cell/>
          <table:table-cell table:formula="of:=[.E136]" office:value-type="string" office:string-value="Contratos" calcext:value-type="string">
            <text:p>Contratos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236" calcext:value-type="float">
            <text:p>236</text:p>
          </table:table-cell>
          <table:table-cell table:style-name="ce3" table:formula="of:=&quot;(&quot; &amp; [.N136] &amp; &quot;,&quot; &amp; [.$R$1] &amp; &quot;, '&quot; &amp; [.L136]  &amp; &quot;', '&quot; &amp; [.I136] &amp;  &quot;', 'D', '&quot; &amp; [.J136] &amp; &quot;', '&quot; &amp; UPPER([.A136]) &amp; &quot;', 'A');&quot;" office:value-type="string" office:string-value="(812,upper(substr(md5(trunc(random() * 9999999 + 1000000)::text), 1,6)), 'Contratos', 'sigefirrhh/personal/expediente/Contrato', 'D', 'sigefirrhh/personal/expediente/Contrato', '2.02.04', 'A');" calcext:value-type="string">
            <text:p>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" calcext:value-type="string">
            <text:p>INSERT INTO public.opcion(id_opcion, codigo_opcion, descripcion, ruta, tipo, uri, jerarquia, estatus) VALUES 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2"/>
          <table:table-cell table:formula="of:==IF([.L136] &lt;&gt; &quot;&quot;;&quot;INSERT INTO public.rolopcion(id_rol_opcion, id_rol, id_opcion, consultar, agregar, modificar, eliminar, ejecutar) VALUES (&quot; &amp; [.O136] &amp; &quot;, '41'::integer, &quot; &amp; [.N136] &amp; &quot;, 'S'::text, 'S'::text, 'S'::text, 'S'::text, 'S'::text);&quot;; &quot;&quot;)" office:value-type="string" office:string-value="INSERT INTO public.rolopcion(id_rol_opcion, id_rol, id_opcion, consultar, agregar, modificar, eliminar, ejecutar) VALUES (236, '41'::integer, 812, 'S'::text, 'S'::text, 'S'::text, 'S'::text, 'S'::text);" calcext:value-type="string">
            <text:p>INSERT INTO public.rolopcion(id_rol_opcion, id_rol, id_opcion, consultar, agregar, modificar, eliminar, ejecutar) VALUES (236, '41'::integer, 81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7]" office:value-type="string" office:string-value="2.02.05" calcext:value-type="string">
            <text:p>2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misión de Servicio(Personal Interno)</text:p>
          </table:table-cell>
          <table:table-cell table:number-columns-repeated="3"/>
          <table:table-cell table:number-columns-repeated="2" office:value-type="string" calcext:value-type="string">
            <text:p>sigefirrhh/personal/expediente/ComisionServicio</text:p>
          </table:table-cell>
          <table:table-cell/>
          <table:table-cell table:formula="of:=[.E137]" office:value-type="string" office:string-value="Comisión de Servicio(Personal Interno)" calcext:value-type="string">
            <text:p>Comisión de Servicio(Personal Interno)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float" office:value="237" calcext:value-type="float">
            <text:p>237</text:p>
          </table:table-cell>
          <table:table-cell table:style-name="ce3" table:formula="of:=&quot;(&quot; &amp; [.N137] &amp; &quot;,&quot; &amp; [.$R$1] &amp; &quot;, '&quot; &amp; [.L137]  &amp; &quot;', '&quot; &amp; [.I137] &amp;  &quot;', 'D', '&quot; &amp; [.J137] &amp; &quot;', '&quot; &amp; UPPER([.A137]) &amp; &quot;', 'A');&quot;" office:value-type="string" office:string-value="(813,upper(substr(md5(trunc(random() * 9999999 + 1000000)::text), 1,6)), 'Comisión de Servicio(Personal Interno)', 'sigefirrhh/personal/expediente/ComisionServicio', 'D', 'sigefirrhh/personal/expediente/ComisionServicio', '2.02.05', 'A');" calcext:value-type="string">
            <text:p>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" calcext:value-type="string">
            <text:p>INSERT INTO public.opcion(id_opcion, codigo_opcion, descripcion, ruta, tipo, uri, jerarquia, estatus) VALUES 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2"/>
          <table:table-cell table:formula="of:==IF([.L137] &lt;&gt; &quot;&quot;;&quot;INSERT INTO public.rolopcion(id_rol_opcion, id_rol, id_opcion, consultar, agregar, modificar, eliminar, ejecutar) VALUES (&quot; &amp; [.O137] &amp; &quot;, '41'::integer, &quot; &amp; [.N137] &amp; &quot;, 'S'::text, 'S'::text, 'S'::text, 'S'::text, 'S'::text);&quot;; &quot;&quot;)" office:value-type="string" office:string-value="INSERT INTO public.rolopcion(id_rol_opcion, id_rol, id_opcion, consultar, agregar, modificar, eliminar, ejecutar) VALUES (237, '41'::integer, 813, 'S'::text, 'S'::text, 'S'::text, 'S'::text, 'S'::text);" calcext:value-type="string">
            <text:p>INSERT INTO public.rolopcion(id_rol_opcion, id_rol, id_opcion, consultar, agregar, modificar, eliminar, ejecutar) VALUES (237, '41'::integer, 81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8]" office:value-type="string" office:string-value="2.02.06" calcext:value-type="string">
            <text:p>2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Servicio Exterior</text:p>
          </table:table-cell>
          <table:table-cell table:number-columns-repeated="3"/>
          <table:table-cell table:number-columns-repeated="2" office:value-type="string" calcext:value-type="string">
            <text:p>sigefirrhh/personal/expediente/ServicioExterior</text:p>
          </table:table-cell>
          <table:table-cell/>
          <table:table-cell table:formula="of:=[.E138]" office:value-type="string" office:string-value="Servicio Exterior" calcext:value-type="string">
            <text:p>Servicio Exterior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238" calcext:value-type="float">
            <text:p>238</text:p>
          </table:table-cell>
          <table:table-cell table:style-name="ce3" table:formula="of:=&quot;(&quot; &amp; [.N138] &amp; &quot;,&quot; &amp; [.$R$1] &amp; &quot;, '&quot; &amp; [.L138]  &amp; &quot;', '&quot; &amp; [.I138] &amp;  &quot;', 'D', '&quot; &amp; [.J138] &amp; &quot;', '&quot; &amp; UPPER([.A138]) &amp; &quot;', 'A');&quot;" office:value-type="string" office:string-value="(814,upper(substr(md5(trunc(random() * 9999999 + 1000000)::text), 1,6)), 'Servicio Exterior', 'sigefirrhh/personal/expediente/ServicioExterior', 'D', 'sigefirrhh/personal/expediente/ServicioExterior', '2.02.06', 'A');" calcext:value-type="string">
            <text:p>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" calcext:value-type="string">
            <text:p>INSERT INTO public.opcion(id_opcion, codigo_opcion, descripcion, ruta, tipo, uri, jerarquia, estatus) VALUES 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2"/>
          <table:table-cell table:formula="of:==IF([.L138] &lt;&gt; &quot;&quot;;&quot;INSERT INTO public.rolopcion(id_rol_opcion, id_rol, id_opcion, consultar, agregar, modificar, eliminar, ejecutar) VALUES (&quot; &amp; [.O138] &amp; &quot;, '41'::integer, &quot; &amp; [.N138] &amp; &quot;, 'S'::text, 'S'::text, 'S'::text, 'S'::text, 'S'::text);&quot;; &quot;&quot;)" office:value-type="string" office:string-value="INSERT INTO public.rolopcion(id_rol_opcion, id_rol, id_opcion, consultar, agregar, modificar, eliminar, ejecutar) VALUES (238, '41'::integer, 814, 'S'::text, 'S'::text, 'S'::text, 'S'::text, 'S'::text);" calcext:value-type="string">
            <text:p>INSERT INTO public.rolopcion(id_rol_opcion, id_rol, id_opcion, consultar, agregar, modificar, eliminar, ejecutar) VALUES (238, '41'::integer, 814, 'S'::text, 'S'::text, 'S'::text, 'S'::text, 'S'::text);</text:p>
          </table:table-cell>
        </table:table-row>
        <table:table-row table:style-name="ro2">
          <table:table-cell table:style-name="ce2" table:formula="of:=[.$A$104]&amp;&quot;.&quot;&amp;[.C139]" office:value-type="string" office:string-value="2.03" calcext:value-type="string">
            <text:p>2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Tablas Básicas Expediente</text:p>
          </table:table-cell>
          <table:table-cell table:number-columns-repeated="7"/>
          <table:table-cell table:formula="of:=[.D139]" office:value-type="string" office:string-value="Tablas Básicas Expediente" calcext:value-type="string">
            <text:p>Tablas Básicas Expediente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float" office:value="239" calcext:value-type="float">
            <text:p>239</text:p>
          </table:table-cell>
          <table:table-cell table:style-name="ce3" table:formula="of:=&quot;(&quot; &amp; [.N139] &amp; &quot;,&quot; &amp; [.$R$1] &amp; &quot;, '&quot; &amp; [.L139]  &amp; &quot;', '&quot; &amp; [.I139] &amp;  &quot;', 'D', '&quot; &amp; [.J139] &amp; &quot;', '&quot; &amp; UPPER([.A139]) &amp; &quot;', 'A');&quot;" office:value-type="string" office:string-value="(815,upper(substr(md5(trunc(random() * 9999999 + 1000000)::text), 1,6)), 'Tablas Básicas Expediente', '', 'D', '', '2.03', 'A');" calcext:value-type="string">
            <text:p>(815,upper(substr(md5(trunc(random() * 9999999 + 1000000)::text), 1,6)), 'Tablas Básicas Expediente', '', 'D', '', '2.03', 'A'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ublic.opcion(id_opcion, codigo_opcion, descripcion, ruta, tipo, uri, jerarquia, estatus) VALUES (815,upper(substr(md5(trunc(random() * 9999999 + 1000000)::text), 1,6)), 'Tablas Básicas Expediente', '', 'D', '', '2.03', 'A');" calcext:value-type="string">
            <text:p>INSERT INTO public.opcion(id_opcion, codigo_opcion, descripcion, ruta, tipo, uri, jerarquia, estatus) VALUES (815,upper(substr(md5(trunc(random() * 9999999 + 1000000)::text), 1,6)), 'Tablas Básicas Expediente', '', 'D', '', '2.03', 'A');</text:p>
          </table:table-cell>
          <table:table-cell table:number-columns-repeated="2"/>
          <table:table-cell table:formula="of:==IF([.L139] &lt;&gt; &quot;&quot;;&quot;INSERT INTO public.rolopcion(id_rol_opcion, id_rol, id_opcion, consultar, agregar, modificar, eliminar, ejecutar) VALUES (&quot; &amp; [.O139] &amp; &quot;, '41'::integer, &quot; &amp; [.N139] &amp; &quot;, 'S'::text, 'S'::text, 'S'::text, 'S'::text, 'S'::text);&quot;; &quot;&quot;)" office:value-type="string" office:string-value="INSERT INTO public.rolopcion(id_rol_opcion, id_rol, id_opcion, consultar, agregar, modificar, eliminar, ejecutar) VALUES (239, '41'::integer, 815, 'S'::text, 'S'::text, 'S'::text, 'S'::text, 'S'::text);" calcext:value-type="string">
            <text:p>INSERT INTO public.rolopcion(id_rol_opcion, id_rol, id_opcion, consultar, agregar, modificar, eliminar, ejecutar) VALUES (239, '41'::integer, 81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0]" office:value-type="string" office:string-value="2.03.01" calcext:value-type="string">
            <text:p>2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Profesión</text:p>
          </table:table-cell>
          <table:table-cell table:number-columns-repeated="3"/>
          <table:table-cell table:number-columns-repeated="2" office:value-type="string" calcext:value-type="string">
            <text:p>sigefirrhh/base/personal/GrupoProfesion</text:p>
          </table:table-cell>
          <table:table-cell/>
          <table:table-cell table:formula="of:=[.E140]" office:value-type="string" office:string-value="Grupos de Profesión" calcext:value-type="string">
            <text:p>Grupos de Profesión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style-name="ce3" table:formula="of:=&quot;(&quot; &amp; [.N140] &amp; &quot;,&quot; &amp; [.$R$1] &amp; &quot;, '&quot; &amp; [.L140]  &amp; &quot;', '&quot; &amp; [.I140] &amp;  &quot;', 'D', '&quot; &amp; [.J140] &amp; &quot;', '&quot; &amp; UPPER([.A140]) &amp; &quot;', 'A');&quot;" office:value-type="string" office:string-value="(816,upper(substr(md5(trunc(random() * 9999999 + 1000000)::text), 1,6)), 'Grupos de Profesión', 'sigefirrhh/base/personal/GrupoProfesion', 'D', 'sigefirrhh/base/personal/GrupoProfesion', '2.03.01', 'A');" calcext:value-type="string">
            <text:p>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" calcext:value-type="string">
            <text:p>INSERT INTO public.opcion(id_opcion, codigo_opcion, descripcion, ruta, tipo, uri, jerarquia, estatus) VALUES 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2"/>
          <table:table-cell table:formula="of:==IF([.L140] &lt;&gt; &quot;&quot;;&quot;INSERT INTO public.rolopcion(id_rol_opcion, id_rol, id_opcion, consultar, agregar, modificar, eliminar, ejecutar) VALUES (&quot; &amp; [.O140] &amp; &quot;, '41'::integer, &quot; &amp; [.N140] &amp; &quot;, 'S'::text, 'S'::text, 'S'::text, 'S'::text, 'S'::text);&quot;; &quot;&quot;)" office:value-type="string" office:string-value="INSERT INTO public.rolopcion(id_rol_opcion, id_rol, id_opcion, consultar, agregar, modificar, eliminar, ejecutar) VALUES (240, '41'::integer, 816, 'S'::text, 'S'::text, 'S'::text, 'S'::text, 'S'::text);" calcext:value-type="string">
            <text:p>INSERT INTO public.rolopcion(id_rol_opcion, id_rol, id_opcion, consultar, agregar, modificar, eliminar, ejecutar) VALUES (240, '41'::integer, 81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1]" office:value-type="string" office:string-value="2.03.02" calcext:value-type="string">
            <text:p>2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grupos de Profesión</text:p>
          </table:table-cell>
          <table:table-cell table:number-columns-repeated="3"/>
          <table:table-cell table:number-columns-repeated="2" office:value-type="string" calcext:value-type="string">
            <text:p>sigefirrhh/base/personal/SubgrupoProfesion</text:p>
          </table:table-cell>
          <table:table-cell/>
          <table:table-cell table:formula="of:=[.E141]" office:value-type="string" office:string-value="Subgrupos de Profesión" calcext:value-type="string">
            <text:p>Subgrupos de Profesión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float" office:value="241" calcext:value-type="float">
            <text:p>241</text:p>
          </table:table-cell>
          <table:table-cell table:style-name="ce3" table:formula="of:=&quot;(&quot; &amp; [.N141] &amp; &quot;,&quot; &amp; [.$R$1] &amp; &quot;, '&quot; &amp; [.L141]  &amp; &quot;', '&quot; &amp; [.I141] &amp;  &quot;', 'D', '&quot; &amp; [.J141] &amp; &quot;', '&quot; &amp; UPPER([.A141]) &amp; &quot;', 'A');&quot;" office:value-type="string" office:string-value="(817,upper(substr(md5(trunc(random() * 9999999 + 1000000)::text), 1,6)), 'Subgrupos de Profesión', 'sigefirrhh/base/personal/SubgrupoProfesion', 'D', 'sigefirrhh/base/personal/SubgrupoProfesion', '2.03.02', 'A');" calcext:value-type="string">
            <text:p>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" calcext:value-type="string">
            <text:p>INSERT INTO public.opcion(id_opcion, codigo_opcion, descripcion, ruta, tipo, uri, jerarquia, estatus) VALUES 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2"/>
          <table:table-cell table:formula="of:==IF([.L141] &lt;&gt; &quot;&quot;;&quot;INSERT INTO public.rolopcion(id_rol_opcion, id_rol, id_opcion, consultar, agregar, modificar, eliminar, ejecutar) VALUES (&quot; &amp; [.O141] &amp; &quot;, '41'::integer, &quot; &amp; [.N141] &amp; &quot;, 'S'::text, 'S'::text, 'S'::text, 'S'::text, 'S'::text);&quot;; &quot;&quot;)" office:value-type="string" office:string-value="INSERT INTO public.rolopcion(id_rol_opcion, id_rol, id_opcion, consultar, agregar, modificar, eliminar, ejecutar) VALUES (241, '41'::integer, 817, 'S'::text, 'S'::text, 'S'::text, 'S'::text, 'S'::text);" calcext:value-type="string">
            <text:p>INSERT INTO public.rolopcion(id_rol_opcion, id_rol, id_opcion, consultar, agregar, modificar, eliminar, ejecutar) VALUES (241, '41'::integer, 81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2]" office:value-type="string" office:string-value="2.03.03" calcext:value-type="string">
            <text:p>2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fesionales/Oficios</text:p>
          </table:table-cell>
          <table:table-cell table:number-columns-repeated="3"/>
          <table:table-cell table:number-columns-repeated="2" office:value-type="string" calcext:value-type="string">
            <text:p>sigefirrhh/base/personal/Profesion</text:p>
          </table:table-cell>
          <table:table-cell/>
          <table:table-cell table:formula="of:=[.E142]" office:value-type="string" office:string-value="Profesionales/Oficios" calcext:value-type="string">
            <text:p>Profesionales/Oficios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float" office:value="242" calcext:value-type="float">
            <text:p>242</text:p>
          </table:table-cell>
          <table:table-cell table:style-name="ce3" table:formula="of:=&quot;(&quot; &amp; [.N142] &amp; &quot;,&quot; &amp; [.$R$1] &amp; &quot;, '&quot; &amp; [.L142]  &amp; &quot;', '&quot; &amp; [.I142] &amp;  &quot;', 'D', '&quot; &amp; [.J142] &amp; &quot;', '&quot; &amp; UPPER([.A142]) &amp; &quot;', 'A');&quot;" office:value-type="string" office:string-value="(818,upper(substr(md5(trunc(random() * 9999999 + 1000000)::text), 1,6)), 'Profesionales/Oficios', 'sigefirrhh/base/personal/Profesion', 'D', 'sigefirrhh/base/personal/Profesion', '2.03.03', 'A');" calcext:value-type="string">
            <text:p>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" calcext:value-type="string">
            <text:p>INSERT INTO public.opcion(id_opcion, codigo_opcion, descripcion, ruta, tipo, uri, jerarquia, estatus) VALUES 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2"/>
          <table:table-cell table:formula="of:==IF([.L142] &lt;&gt; &quot;&quot;;&quot;INSERT INTO public.rolopcion(id_rol_opcion, id_rol, id_opcion, consultar, agregar, modificar, eliminar, ejecutar) VALUES (&quot; &amp; [.O142] &amp; &quot;, '41'::integer, &quot; &amp; [.N142] &amp; &quot;, 'S'::text, 'S'::text, 'S'::text, 'S'::text, 'S'::text);&quot;; &quot;&quot;)" office:value-type="string" office:string-value="INSERT INTO public.rolopcion(id_rol_opcion, id_rol, id_opcion, consultar, agregar, modificar, eliminar, ejecutar) VALUES (242, '41'::integer, 818, 'S'::text, 'S'::text, 'S'::text, 'S'::text, 'S'::text);" calcext:value-type="string">
            <text:p>INSERT INTO public.rolopcion(id_rol_opcion, id_rol, id_opcion, consultar, agregar, modificar, eliminar, ejecutar) VALUES (242, '41'::integer, 818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3]" office:value-type="string" office:string-value="2.03.04" calcext:value-type="string">
            <text:p>2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reas de Carrera</text:p>
          </table:table-cell>
          <table:table-cell table:number-columns-repeated="3"/>
          <table:table-cell table:number-columns-repeated="2" office:value-type="string" calcext:value-type="string">
            <text:p>sigefirrhh/base/personal/AreaCarrera</text:p>
          </table:table-cell>
          <table:table-cell/>
          <table:table-cell table:formula="of:=[.E143]" office:value-type="string" office:string-value="Areas de Carrera" calcext:value-type="string">
            <text:p>Areas de Carrera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float" office:value="243" calcext:value-type="float">
            <text:p>243</text:p>
          </table:table-cell>
          <table:table-cell table:style-name="ce3" table:formula="of:=&quot;(&quot; &amp; [.N143] &amp; &quot;,&quot; &amp; [.$R$1] &amp; &quot;, '&quot; &amp; [.L143]  &amp; &quot;', '&quot; &amp; [.I143] &amp;  &quot;', 'D', '&quot; &amp; [.J143] &amp; &quot;', '&quot; &amp; UPPER([.A143]) &amp; &quot;', 'A');&quot;" office:value-type="string" office:string-value="(819,upper(substr(md5(trunc(random() * 9999999 + 1000000)::text), 1,6)), 'Areas de Carrera', 'sigefirrhh/base/personal/AreaCarrera', 'D', 'sigefirrhh/base/personal/AreaCarrera', '2.03.04', 'A');" calcext:value-type="string">
            <text:p>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" calcext:value-type="string">
            <text:p>INSERT INTO public.opcion(id_opcion, codigo_opcion, descripcion, ruta, tipo, uri, jerarquia, estatus) VALUES 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2"/>
          <table:table-cell table:formula="of:==IF([.L143] &lt;&gt; &quot;&quot;;&quot;INSERT INTO public.rolopcion(id_rol_opcion, id_rol, id_opcion, consultar, agregar, modificar, eliminar, ejecutar) VALUES (&quot; &amp; [.O143] &amp; &quot;, '41'::integer, &quot; &amp; [.N143] &amp; &quot;, 'S'::text, 'S'::text, 'S'::text, 'S'::text, 'S'::text);&quot;; &quot;&quot;)" office:value-type="string" office:string-value="INSERT INTO public.rolopcion(id_rol_opcion, id_rol, id_opcion, consultar, agregar, modificar, eliminar, ejecutar) VALUES (243, '41'::integer, 819, 'S'::text, 'S'::text, 'S'::text, 'S'::text, 'S'::text);" calcext:value-type="string">
            <text:p>INSERT INTO public.rolopcion(id_rol_opcion, id_rol, id_opcion, consultar, agregar, modificar, eliminar, ejecutar) VALUES (243, '41'::integer, 819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4]" office:value-type="string" office:string-value="2.03.05" calcext:value-type="string">
            <text:p>2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reras</text:p>
          </table:table-cell>
          <table:table-cell table:number-columns-repeated="3"/>
          <table:table-cell table:number-columns-repeated="2" office:value-type="string" calcext:value-type="string">
            <text:p>sigefirrhh/base/personal/Carrera</text:p>
          </table:table-cell>
          <table:table-cell/>
          <table:table-cell table:formula="of:=[.E144]" office:value-type="string" office:string-value="Carreras" calcext:value-type="string">
            <text:p>Carreras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float" office:value="244" calcext:value-type="float">
            <text:p>244</text:p>
          </table:table-cell>
          <table:table-cell table:style-name="ce3" table:formula="of:=&quot;(&quot; &amp; [.N144] &amp; &quot;,&quot; &amp; [.$R$1] &amp; &quot;, '&quot; &amp; [.L144]  &amp; &quot;', '&quot; &amp; [.I144] &amp;  &quot;', 'D', '&quot; &amp; [.J144] &amp; &quot;', '&quot; &amp; UPPER([.A144]) &amp; &quot;', 'A');&quot;" office:value-type="string" office:string-value="(820,upper(substr(md5(trunc(random() * 9999999 + 1000000)::text), 1,6)), 'Carreras', 'sigefirrhh/base/personal/Carrera', 'D', 'sigefirrhh/base/personal/Carrera', '2.03.05', 'A');" calcext:value-type="string">
            <text:p>(820,upper(substr(md5(trunc(random() * 9999999 + 1000000)::text), 1,6)), 'Carreras', 'sigefirrhh/base/personal/Carrera', 'D', 'sigefirrhh/base/personal/Carrera', '2.03.05', 'A'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" calcext:value-type="string">
            <text:p>INSERT INTO public.opcion(id_opcion, codigo_opcion, descripcion, ruta, tipo, uri, jerarquia, estatus) VALUES (820,upper(substr(md5(trunc(random() * 9999999 + 1000000)::text), 1,6)), 'Carreras', 'sigefirrhh/base/personal/Carrera', 'D', 'sigefirrhh/base/personal/Carrera', '2.03.05', 'A');</text:p>
          </table:table-cell>
          <table:table-cell table:number-columns-repeated="2"/>
          <table:table-cell table:formula="of:==IF([.L144] &lt;&gt; &quot;&quot;;&quot;INSERT INTO public.rolopcion(id_rol_opcion, id_rol, id_opcion, consultar, agregar, modificar, eliminar, ejecutar) VALUES (&quot; &amp; [.O144] &amp; &quot;, '41'::integer, &quot; &amp; [.N144] &amp; &quot;, 'S'::text, 'S'::text, 'S'::text, 'S'::text, 'S'::text);&quot;; &quot;&quot;)" office:value-type="string" office:string-value="INSERT INTO public.rolopcion(id_rol_opcion, id_rol, id_opcion, consultar, agregar, modificar, eliminar, ejecutar) VALUES (244, '41'::integer, 820, 'S'::text, 'S'::text, 'S'::text, 'S'::text, 'S'::text);" calcext:value-type="string">
            <text:p>INSERT INTO public.rolopcion(id_rol_opcion, id_rol, id_opcion, consultar, agregar, modificar, eliminar, ejecutar) VALUES (244, '41'::integer, 820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5]" office:value-type="string" office:string-value="2.03.06" calcext:value-type="string">
            <text:p>2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rreras por Area</text:p>
          </table:table-cell>
          <table:table-cell table:number-columns-repeated="3"/>
          <table:table-cell table:number-columns-repeated="2" office:value-type="string" calcext:value-type="string">
            <text:p>sigefirrhh/base/personal/CarreraArea</text:p>
          </table:table-cell>
          <table:table-cell/>
          <table:table-cell table:formula="of:=[.E145]" office:value-type="string" office:string-value="Carreras por Area" calcext:value-type="string">
            <text:p>Carreras por Area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float" office:value="245" calcext:value-type="float">
            <text:p>245</text:p>
          </table:table-cell>
          <table:table-cell table:style-name="ce3" table:formula="of:=&quot;(&quot; &amp; [.N145] &amp; &quot;,&quot; &amp; [.$R$1] &amp; &quot;, '&quot; &amp; [.L145]  &amp; &quot;', '&quot; &amp; [.I145] &amp;  &quot;', 'D', '&quot; &amp; [.J145] &amp; &quot;', '&quot; &amp; UPPER([.A145]) &amp; &quot;', 'A');&quot;" office:value-type="string" office:string-value="(821,upper(substr(md5(trunc(random() * 9999999 + 1000000)::text), 1,6)), 'Carreras por Area', 'sigefirrhh/base/personal/CarreraArea', 'D', 'sigefirrhh/base/personal/CarreraArea', '2.03.06', 'A');" calcext:value-type="string">
            <text:p>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" calcext:value-type="string">
            <text:p>INSERT INTO public.opcion(id_opcion, codigo_opcion, descripcion, ruta, tipo, uri, jerarquia, estatus) VALUES 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2"/>
          <table:table-cell table:formula="of:==IF([.L145] &lt;&gt; &quot;&quot;;&quot;INSERT INTO public.rolopcion(id_rol_opcion, id_rol, id_opcion, consultar, agregar, modificar, eliminar, ejecutar) VALUES (&quot; &amp; [.O145] &amp; &quot;, '41'::integer, &quot; &amp; [.N145] &amp; &quot;, 'S'::text, 'S'::text, 'S'::text, 'S'::text, 'S'::text);&quot;; &quot;&quot;)" office:value-type="string" office:string-value="INSERT INTO public.rolopcion(id_rol_opcion, id_rol, id_opcion, consultar, agregar, modificar, eliminar, ejecutar) VALUES (245, '41'::integer, 821, 'S'::text, 'S'::text, 'S'::text, 'S'::text, 'S'::text);" calcext:value-type="string">
            <text:p>INSERT INTO public.rolopcion(id_rol_opcion, id_rol, id_opcion, consultar, agregar, modificar, eliminar, ejecutar) VALUES (245, '41'::integer, 821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6]" office:value-type="string" office:string-value="2.03.07" calcext:value-type="string">
            <text:p>2.0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Títulos de Educación</text:p>
          </table:table-cell>
          <table:table-cell table:number-columns-repeated="3"/>
          <table:table-cell table:number-columns-repeated="2" office:value-type="string" calcext:value-type="string">
            <text:p>sigefirrhh/base/personal/Titulo</text:p>
          </table:table-cell>
          <table:table-cell/>
          <table:table-cell table:formula="of:=[.E146]" office:value-type="string" office:string-value="Títulos de Educación" calcext:value-type="string">
            <text:p>Títulos de Educación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float" office:value="246" calcext:value-type="float">
            <text:p>246</text:p>
          </table:table-cell>
          <table:table-cell table:style-name="ce3" table:formula="of:=&quot;(&quot; &amp; [.N146] &amp; &quot;,&quot; &amp; [.$R$1] &amp; &quot;, '&quot; &amp; [.L146]  &amp; &quot;', '&quot; &amp; [.I146] &amp;  &quot;', 'D', '&quot; &amp; [.J146] &amp; &quot;', '&quot; &amp; UPPER([.A146]) &amp; &quot;', 'A');&quot;" office:value-type="string" office:string-value="(822,upper(substr(md5(trunc(random() * 9999999 + 1000000)::text), 1,6)), 'Títulos de Educación', 'sigefirrhh/base/personal/Titulo', 'D', 'sigefirrhh/base/personal/Titulo', '2.03.07', 'A');" calcext:value-type="string">
            <text:p>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" calcext:value-type="string">
            <text:p>INSERT INTO public.opcion(id_opcion, codigo_opcion, descripcion, ruta, tipo, uri, jerarquia, estatus) VALUES 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2"/>
          <table:table-cell table:formula="of:==IF([.L146] &lt;&gt; &quot;&quot;;&quot;INSERT INTO public.rolopcion(id_rol_opcion, id_rol, id_opcion, consultar, agregar, modificar, eliminar, ejecutar) VALUES (&quot; &amp; [.O146] &amp; &quot;, '41'::integer, &quot; &amp; [.N146] &amp; &quot;, 'S'::text, 'S'::text, 'S'::text, 'S'::text, 'S'::text);&quot;; &quot;&quot;)" office:value-type="string" office:string-value="INSERT INTO public.rolopcion(id_rol_opcion, id_rol, id_opcion, consultar, agregar, modificar, eliminar, ejecutar) VALUES (246, '41'::integer, 822, 'S'::text, 'S'::text, 'S'::text, 'S'::text, 'S'::text);" calcext:value-type="string">
            <text:p>INSERT INTO public.rolopcion(id_rol_opcion, id_rol, id_opcion, consultar, agregar, modificar, eliminar, ejecutar) VALUES (246, '41'::integer, 822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7]" office:value-type="string" office:string-value="2.03.08" calcext:value-type="string">
            <text:p>2.03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Idiomas</text:p>
          </table:table-cell>
          <table:table-cell table:number-columns-repeated="3"/>
          <table:table-cell table:number-columns-repeated="2" office:value-type="string" calcext:value-type="string">
            <text:p>sigefirrhh/base/personal/TipoIdioma</text:p>
          </table:table-cell>
          <table:table-cell/>
          <table:table-cell table:formula="of:=[.E147]" office:value-type="string" office:string-value="Idiomas" calcext:value-type="string">
            <text:p>Idiomas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float" office:value="247" calcext:value-type="float">
            <text:p>247</text:p>
          </table:table-cell>
          <table:table-cell table:style-name="ce3" table:formula="of:=&quot;(&quot; &amp; [.N147] &amp; &quot;,&quot; &amp; [.$R$1] &amp; &quot;, '&quot; &amp; [.L147]  &amp; &quot;', '&quot; &amp; [.I147] &amp;  &quot;', 'D', '&quot; &amp; [.J147] &amp; &quot;', '&quot; &amp; UPPER([.A147]) &amp; &quot;', 'A');&quot;" office:value-type="string" office:string-value="(823,upper(substr(md5(trunc(random() * 9999999 + 1000000)::text), 1,6)), 'Idiomas', 'sigefirrhh/base/personal/TipoIdioma', 'D', 'sigefirrhh/base/personal/TipoIdioma', '2.03.08', 'A');" calcext:value-type="string">
            <text:p>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" calcext:value-type="string">
            <text:p>INSERT INTO public.opcion(id_opcion, codigo_opcion, descripcion, ruta, tipo, uri, jerarquia, estatus) VALUES 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2"/>
          <table:table-cell table:formula="of:==IF([.L147] &lt;&gt; &quot;&quot;;&quot;INSERT INTO public.rolopcion(id_rol_opcion, id_rol, id_opcion, consultar, agregar, modificar, eliminar, ejecutar) VALUES (&quot; &amp; [.O147] &amp; &quot;, '41'::integer, &quot; &amp; [.N147] &amp; &quot;, 'S'::text, 'S'::text, 'S'::text, 'S'::text, 'S'::text);&quot;; &quot;&quot;)" office:value-type="string" office:string-value="INSERT INTO public.rolopcion(id_rol_opcion, id_rol, id_opcion, consultar, agregar, modificar, eliminar, ejecutar) VALUES (247, '41'::integer, 823, 'S'::text, 'S'::text, 'S'::text, 'S'::text, 'S'::text);" calcext:value-type="string">
            <text:p>INSERT INTO public.rolopcion(id_rol_opcion, id_rol, id_opcion, consultar, agregar, modificar, eliminar, ejecutar) VALUES (247, '41'::integer, 823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8]" office:value-type="string" office:string-value="2.03.09" calcext:value-type="string">
            <text:p>2.03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pos de Sanciones</text:p>
          </table:table-cell>
          <table:table-cell table:number-columns-repeated="3"/>
          <table:table-cell table:number-columns-repeated="2" office:value-type="string" calcext:value-type="string">
            <text:p>sigefirrhh/base/personal/TipoAmonestacion</text:p>
          </table:table-cell>
          <table:table-cell/>
          <table:table-cell table:formula="of:=[.E148]" office:value-type="string" office:string-value="Tipos de Sanciones" calcext:value-type="string">
            <text:p>Tipos de Sanciones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float" office:value="248" calcext:value-type="float">
            <text:p>248</text:p>
          </table:table-cell>
          <table:table-cell table:style-name="ce3" table:formula="of:=&quot;(&quot; &amp; [.N148] &amp; &quot;,&quot; &amp; [.$R$1] &amp; &quot;, '&quot; &amp; [.L148]  &amp; &quot;', '&quot; &amp; [.I148] &amp;  &quot;', 'D', '&quot; &amp; [.J148] &amp; &quot;', '&quot; &amp; UPPER([.A148]) &amp; &quot;', 'A');&quot;" office:value-type="string" office:string-value="(824,upper(substr(md5(trunc(random() * 9999999 + 1000000)::text), 1,6)), 'Tipos de Sanciones', 'sigefirrhh/base/personal/TipoAmonestacion', 'D', 'sigefirrhh/base/personal/TipoAmonestacion', '2.03.09', 'A');" calcext:value-type="string">
            <text:p>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" calcext:value-type="string">
            <text:p>INSERT INTO public.opcion(id_opcion, codigo_opcion, descripcion, ruta, tipo, uri, jerarquia, estatus) VALUES 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2"/>
          <table:table-cell table:formula="of:==IF([.L148] &lt;&gt; &quot;&quot;;&quot;INSERT INTO public.rolopcion(id_rol_opcion, id_rol, id_opcion, consultar, agregar, modificar, eliminar, ejecutar) VALUES (&quot; &amp; [.O148] &amp; &quot;, '41'::integer, &quot; &amp; [.N148] &amp; &quot;, 'S'::text, 'S'::text, 'S'::text, 'S'::text, 'S'::text);&quot;; &quot;&quot;)" office:value-type="string" office:string-value="INSERT INTO public.rolopcion(id_rol_opcion, id_rol, id_opcion, consultar, agregar, modificar, eliminar, ejecutar) VALUES (248, '41'::integer, 824, 'S'::text, 'S'::text, 'S'::text, 'S'::text, 'S'::text);" calcext:value-type="string">
            <text:p>INSERT INTO public.rolopcion(id_rol_opcion, id_rol, id_opcion, consultar, agregar, modificar, eliminar, ejecutar) VALUES (248, '41'::integer, 824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9]" office:value-type="string" office:string-value="2.03.10" calcext:value-type="string">
            <text:p>2.03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Tipos de Reconocimientos</text:p>
          </table:table-cell>
          <table:table-cell table:number-columns-repeated="3"/>
          <table:table-cell table:number-columns-repeated="2" office:value-type="string" calcext:value-type="string">
            <text:p>sigefirrhh/base/personal/TipoReconocimiento</text:p>
          </table:table-cell>
          <table:table-cell/>
          <table:table-cell table:formula="of:=[.E149]" office:value-type="string" office:string-value="Tipos de Reconocimientos" calcext:value-type="string">
            <text:p>Tipos de Reconocimientos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float" office:value="249" calcext:value-type="float">
            <text:p>249</text:p>
          </table:table-cell>
          <table:table-cell table:style-name="ce3" table:formula="of:=&quot;(&quot; &amp; [.N149] &amp; &quot;,&quot; &amp; [.$R$1] &amp; &quot;, '&quot; &amp; [.L149]  &amp; &quot;', '&quot; &amp; [.I149] &amp;  &quot;', 'D', '&quot; &amp; [.J149] &amp; &quot;', '&quot; &amp; UPPER([.A149]) &amp; &quot;', 'A');&quot;" office:value-type="string" office:string-value="(825,upper(substr(md5(trunc(random() * 9999999 + 1000000)::text), 1,6)), 'Tipos de Reconocimientos', 'sigefirrhh/base/personal/TipoReconocimiento', 'D', 'sigefirrhh/base/personal/TipoReconocimiento', '2.03.10', 'A');" calcext:value-type="string">
            <text:p>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" calcext:value-type="string">
            <text:p>INSERT INTO public.opcion(id_opcion, codigo_opcion, descripcion, ruta, tipo, uri, jerarquia, estatus) VALUES 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2"/>
          <table:table-cell table:formula="of:==IF([.L149] &lt;&gt; &quot;&quot;;&quot;INSERT INTO public.rolopcion(id_rol_opcion, id_rol, id_opcion, consultar, agregar, modificar, eliminar, ejecutar) VALUES (&quot; &amp; [.O149] &amp; &quot;, '41'::integer, &quot; &amp; [.N149] &amp; &quot;, 'S'::text, 'S'::text, 'S'::text, 'S'::text, 'S'::text);&quot;; &quot;&quot;)" office:value-type="string" office:string-value="INSERT INTO public.rolopcion(id_rol_opcion, id_rol, id_opcion, consultar, agregar, modificar, eliminar, ejecutar) VALUES (249, '41'::integer, 825, 'S'::text, 'S'::text, 'S'::text, 'S'::text, 'S'::text);" calcext:value-type="string">
            <text:p>INSERT INTO public.rolopcion(id_rol_opcion, id_rol, id_opcion, consultar, agregar, modificar, eliminar, ejecutar) VALUES (249, '41'::integer, 82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0]" office:value-type="string" office:string-value="2.03.11" calcext:value-type="string">
            <text:p>2.03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Tipos de Habilidades/Competencias</text:p>
          </table:table-cell>
          <table:table-cell table:number-columns-repeated="3"/>
          <table:table-cell table:number-columns-repeated="2" office:value-type="string" calcext:value-type="string">
            <text:p>sigefirrhh/base/personal/TipoHabilidad</text:p>
          </table:table-cell>
          <table:table-cell/>
          <table:table-cell table:formula="of:=[.E150]" office:value-type="string" office:string-value="Tipos de Habilidades/Competencias" calcext:value-type="string">
            <text:p>Tipos de Habilidades/Competencias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float" office:value="250" calcext:value-type="float">
            <text:p>250</text:p>
          </table:table-cell>
          <table:table-cell table:style-name="ce3" table:formula="of:=&quot;(&quot; &amp; [.N150] &amp; &quot;,&quot; &amp; [.$R$1] &amp; &quot;, '&quot; &amp; [.L150]  &amp; &quot;', '&quot; &amp; [.I150] &amp;  &quot;', 'D', '&quot; &amp; [.J150] &amp; &quot;', '&quot; &amp; UPPER([.A150]) &amp; &quot;', 'A');&quot;" office:value-type="string" office:string-value="(826,upper(substr(md5(trunc(random() * 9999999 + 1000000)::text), 1,6)), 'Tipos de Habilidades/Competencias', 'sigefirrhh/base/personal/TipoHabilidad', 'D', 'sigefirrhh/base/personal/TipoHabilidad', '2.03.11', 'A');" calcext:value-type="string">
            <text:p>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" calcext:value-type="string">
            <text:p>INSERT INTO public.opcion(id_opcion, codigo_opcion, descripcion, ruta, tipo, uri, jerarquia, estatus) VALUES 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2"/>
          <table:table-cell table:formula="of:==IF([.L150] &lt;&gt; &quot;&quot;;&quot;INSERT INTO public.rolopcion(id_rol_opcion, id_rol, id_opcion, consultar, agregar, modificar, eliminar, ejecutar) VALUES (&quot; &amp; [.O150] &amp; &quot;, '41'::integer, &quot; &amp; [.N150] &amp; &quot;, 'S'::text, 'S'::text, 'S'::text, 'S'::text, 'S'::text);&quot;; &quot;&quot;)" office:value-type="string" office:string-value="INSERT INTO public.rolopcion(id_rol_opcion, id_rol, id_opcion, consultar, agregar, modificar, eliminar, ejecutar) VALUES (250, '41'::integer, 826, 'S'::text, 'S'::text, 'S'::text, 'S'::text, 'S'::text);" calcext:value-type="string">
            <text:p>INSERT INTO public.rolopcion(id_rol_opcion, id_rol, id_opcion, consultar, agregar, modificar, eliminar, ejecutar) VALUES (250, '41'::integer, 82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1]" office:value-type="string" office:string-value="2.03.12" calcext:value-type="string">
            <text:p>2.03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Tipos de Otras Actividades</text:p>
          </table:table-cell>
          <table:table-cell table:number-columns-repeated="3"/>
          <table:table-cell table:number-columns-repeated="2" office:value-type="string" calcext:value-type="string">
            <text:p>sigefirrhh/base/personal/TipoOtraActividad</text:p>
          </table:table-cell>
          <table:table-cell/>
          <table:table-cell table:formula="of:=[.E151]" office:value-type="string" office:string-value="Tipos de Otras Actividades" calcext:value-type="string">
            <text:p>Tipos de Otras Actividades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float" office:value="251" calcext:value-type="float">
            <text:p>251</text:p>
          </table:table-cell>
          <table:table-cell table:style-name="ce3" table:formula="of:=&quot;(&quot; &amp; [.N151] &amp; &quot;,&quot; &amp; [.$R$1] &amp; &quot;, '&quot; &amp; [.L151]  &amp; &quot;', '&quot; &amp; [.I151] &amp;  &quot;', 'D', '&quot; &amp; [.J151] &amp; &quot;', '&quot; &amp; UPPER([.A151]) &amp; &quot;', 'A');&quot;" office:value-type="string" office:string-value="(827,upper(substr(md5(trunc(random() * 9999999 + 1000000)::text), 1,6)), 'Tipos de Otras Actividades', 'sigefirrhh/base/personal/TipoOtraActividad', 'D', 'sigefirrhh/base/personal/TipoOtraActividad', '2.03.12', 'A');" calcext:value-type="string">
            <text:p>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" calcext:value-type="string">
            <text:p>INSERT INTO public.opcion(id_opcion, codigo_opcion, descripcion, ruta, tipo, uri, jerarquia, estatus) VALUES 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2"/>
          <table:table-cell table:formula="of:==IF([.L151] &lt;&gt; &quot;&quot;;&quot;INSERT INTO public.rolopcion(id_rol_opcion, id_rol, id_opcion, consultar, agregar, modificar, eliminar, ejecutar) VALUES (&quot; &amp; [.O151] &amp; &quot;, '41'::integer, &quot; &amp; [.N151] &amp; &quot;, 'S'::text, 'S'::text, 'S'::text, 'S'::text, 'S'::text);&quot;; &quot;&quot;)" office:value-type="string" office:string-value="INSERT INTO public.rolopcion(id_rol_opcion, id_rol, id_opcion, consultar, agregar, modificar, eliminar, ejecutar) VALUES (251, '41'::integer, 827, 'S'::text, 'S'::text, 'S'::text, 'S'::text, 'S'::text);" calcext:value-type="string">
            <text:p>INSERT INTO public.rolopcion(id_rol_opcion, id_rol, id_opcion, consultar, agregar, modificar, eliminar, ejecutar) VALUES (251, '41'::integer, 82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2]" office:value-type="string" office:string-value="2.03.13" calcext:value-type="string">
            <text:p>2.03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Instituciones Públicas</text:p>
          </table:table-cell>
          <table:table-cell table:number-columns-repeated="3"/>
          <table:table-cell table:number-columns-repeated="2" office:value-type="string" calcext:value-type="string">
            <text:p>sigefirrhh/base/personal/Institucion</text:p>
          </table:table-cell>
          <table:table-cell/>
          <table:table-cell table:formula="of:=[.E152]" office:value-type="string" office:string-value="Instituciones Públicas" calcext:value-type="string">
            <text:p>Instituciones Públicas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float" office:value="252" calcext:value-type="float">
            <text:p>252</text:p>
          </table:table-cell>
          <table:table-cell table:style-name="ce3" table:formula="of:=&quot;(&quot; &amp; [.N152] &amp; &quot;,&quot; &amp; [.$R$1] &amp; &quot;, '&quot; &amp; [.L152]  &amp; &quot;', '&quot; &amp; [.I152] &amp;  &quot;', 'D', '&quot; &amp; [.J152] &amp; &quot;', '&quot; &amp; UPPER([.A152]) &amp; &quot;', 'A');&quot;" office:value-type="string" office:string-value="(828,upper(substr(md5(trunc(random() * 9999999 + 1000000)::text), 1,6)), 'Instituciones Públicas', 'sigefirrhh/base/personal/Institucion', 'D', 'sigefirrhh/base/personal/Institucion', '2.03.13', 'A');" calcext:value-type="string">
            <text:p>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" calcext:value-type="string">
            <text:p>INSERT INTO public.opcion(id_opcion, codigo_opcion, descripcion, ruta, tipo, uri, jerarquia, estatus) VALUES 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2"/>
          <table:table-cell table:formula="of:==IF([.L152] &lt;&gt; &quot;&quot;;&quot;INSERT INTO public.rolopcion(id_rol_opcion, id_rol, id_opcion, consultar, agregar, modificar, eliminar, ejecutar) VALUES (&quot; &amp; [.O152] &amp; &quot;, '41'::integer, &quot; &amp; [.N152] &amp; &quot;, 'S'::text, 'S'::text, 'S'::text, 'S'::text, 'S'::text);&quot;; &quot;&quot;)" office:value-type="string" office:string-value="INSERT INTO public.rolopcion(id_rol_opcion, id_rol, id_opcion, consultar, agregar, modificar, eliminar, ejecutar) VALUES (252, '41'::integer, 828, 'S'::text, 'S'::text, 'S'::text, 'S'::text, 'S'::text);" calcext:value-type="string">
            <text:p>INSERT INTO public.rolopcion(id_rol_opcion, id_rol, id_opcion, consultar, agregar, modificar, eliminar, ejecutar) VALUES (252, '41'::integer, 828, 'S'::text, 'S'::text, 'S'::text, 'S'::text, 'S'::text);</text:p>
          </table:table-cell>
        </table:table-row>
        <table:table-row table:style-name="ro2">
          <table:table-cell table:style-name="ce2" table:formula="of:=[.$A$104]&amp;&quot;.&quot;&amp;[.C153]" office:value-type="string" office:string-value="2.04" calcext:value-type="string">
            <text:p>2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153]" office:value-type="string" office:string-value="Reportes" calcext:value-type="string">
            <text:p>Reportes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253" calcext:value-type="float">
            <text:p>253</text:p>
          </table:table-cell>
          <table:table-cell table:style-name="ce3" table:formula="of:=&quot;(&quot; &amp; [.N153] &amp; &quot;,&quot; &amp; [.$R$1] &amp; &quot;, '&quot; &amp; [.L153]  &amp; &quot;', '&quot; &amp; [.I153] &amp;  &quot;', 'D', '&quot; &amp; [.J153] &amp; &quot;', '&quot; &amp; UPPER([.A153]) &amp; &quot;', 'A');&quot;" office:value-type="string" office:string-value="(829,upper(substr(md5(trunc(random() * 9999999 + 1000000)::text), 1,6)), 'Reportes', '', 'D', '', '2.04', 'A');" calcext:value-type="string">
            <text:p>(829,upper(substr(md5(trunc(random() * 9999999 + 1000000)::text), 1,6)), 'Reportes', '', 'D', '', '2.04', 'A'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ublic.opcion(id_opcion, codigo_opcion, descripcion, ruta, tipo, uri, jerarquia, estatus) VALUES (829,upper(substr(md5(trunc(random() * 9999999 + 1000000)::text), 1,6)), 'Reportes', '', 'D', '', '2.04', 'A');" calcext:value-type="string">
            <text:p>INSERT INTO public.opcion(id_opcion, codigo_opcion, descripcion, ruta, tipo, uri, jerarquia, estatus) VALUES (829,upper(substr(md5(trunc(random() * 9999999 + 1000000)::text), 1,6)), 'Reportes', '', 'D', '', '2.04', 'A');</text:p>
          </table:table-cell>
          <table:table-cell table:number-columns-repeated="2"/>
          <table:table-cell table:formula="of:==IF([.L153] &lt;&gt; &quot;&quot;;&quot;INSERT INTO public.rolopcion(id_rol_opcion, id_rol, id_opcion, consultar, agregar, modificar, eliminar, ejecutar) VALUES (&quot; &amp; [.O153] &amp; &quot;, '41'::integer, &quot; &amp; [.N153] &amp; &quot;, 'S'::text, 'S'::text, 'S'::text, 'S'::text, 'S'::text);&quot;; &quot;&quot;)" office:value-type="string" office:string-value="INSERT INTO public.rolopcion(id_rol_opcion, id_rol, id_opcion, consultar, agregar, modificar, eliminar, ejecutar) VALUES (253, '41'::integer, 829, 'S'::text, 'S'::text, 'S'::text, 'S'::text, 'S'::text);" calcext:value-type="string">
            <text:p>INSERT INTO public.rolopcion(id_rol_opcion, id_rol, id_opcion, consultar, agregar, modificar, eliminar, ejecutar) VALUES (253, '41'::integer, 829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4]" office:value-type="string" office:string-value="2.04.01" calcext:value-type="string">
            <text:p>2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oja de Vida</text:p>
          </table:table-cell>
          <table:table-cell table:number-columns-repeated="3"/>
          <table:table-cell table:number-columns-repeated="2" office:value-type="string" calcext:value-type="string">
            <text:p>sigefirrhh/personal/expediente/ReportCurriculum</text:p>
          </table:table-cell>
          <table:table-cell/>
          <table:table-cell table:formula="of:=[.E154]" office:value-type="string" office:string-value="Hoja de Vida" calcext:value-type="string">
            <text:p>Hoja de Vida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float" office:value="254" calcext:value-type="float">
            <text:p>254</text:p>
          </table:table-cell>
          <table:table-cell table:style-name="ce3" table:formula="of:=&quot;(&quot; &amp; [.N154] &amp; &quot;,&quot; &amp; [.$R$1] &amp; &quot;, '&quot; &amp; [.L154]  &amp; &quot;', '&quot; &amp; [.I154] &amp;  &quot;', 'D', '&quot; &amp; [.J154] &amp; &quot;', '&quot; &amp; UPPER([.A154]) &amp; &quot;', 'A');&quot;" office:value-type="string" office:string-value="(830,upper(substr(md5(trunc(random() * 9999999 + 1000000)::text), 1,6)), 'Hoja de Vida', 'sigefirrhh/personal/expediente/ReportCurriculum', 'D', 'sigefirrhh/personal/expediente/ReportCurriculum', '2.04.01', 'A');" calcext:value-type="string">
            <text:p>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" calcext:value-type="string">
            <text:p>INSERT INTO public.opcion(id_opcion, codigo_opcion, descripcion, ruta, tipo, uri, jerarquia, estatus) VALUES 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2"/>
          <table:table-cell table:formula="of:==IF([.L154] &lt;&gt; &quot;&quot;;&quot;INSERT INTO public.rolopcion(id_rol_opcion, id_rol, id_opcion, consultar, agregar, modificar, eliminar, ejecutar) VALUES (&quot; &amp; [.O154] &amp; &quot;, '41'::integer, &quot; &amp; [.N154] &amp; &quot;, 'S'::text, 'S'::text, 'S'::text, 'S'::text, 'S'::text);&quot;; &quot;&quot;)" office:value-type="string" office:string-value="INSERT INTO public.rolopcion(id_rol_opcion, id_rol, id_opcion, consultar, agregar, modificar, eliminar, ejecutar) VALUES (254, '41'::integer, 830, 'S'::text, 'S'::text, 'S'::text, 'S'::text, 'S'::text);" calcext:value-type="string">
            <text:p>INSERT INTO public.rolopcion(id_rol_opcion, id_rol, id_opcion, consultar, agregar, modificar, eliminar, ejecutar) VALUES (254, '41'::integer, 830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5]" office:value-type="string" office:string-value="2.04.02" calcext:value-type="string">
            <text:p>2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oja de Vida por Región</text:p>
          </table:table-cell>
          <table:table-cell table:number-columns-repeated="3"/>
          <table:table-cell table:number-columns-repeated="2" office:value-type="string" calcext:value-type="string">
            <text:p>sigefirrhh/personal/expediente/ReportCurriculumRegion</text:p>
          </table:table-cell>
          <table:table-cell/>
          <table:table-cell table:formula="of:=[.E155]" office:value-type="string" office:string-value="Hoja de Vida por Región" calcext:value-type="string">
            <text:p>Hoja de Vida por Región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float" office:value="255" calcext:value-type="float">
            <text:p>255</text:p>
          </table:table-cell>
          <table:table-cell table:style-name="ce3" table:formula="of:=&quot;(&quot; &amp; [.N155] &amp; &quot;,&quot; &amp; [.$R$1] &amp; &quot;, '&quot; &amp; [.L155]  &amp; &quot;', '&quot; &amp; [.I155] &amp;  &quot;', 'D', '&quot; &amp; [.J155] &amp; &quot;', '&quot; &amp; UPPER([.A155]) &amp; &quot;', 'A');&quot;" office:value-type="string" office:string-value="(831,upper(substr(md5(trunc(random() * 9999999 + 1000000)::text), 1,6)), 'Hoja de Vida por Región', 'sigefirrhh/personal/expediente/ReportCurriculumRegion', 'D', 'sigefirrhh/personal/expediente/ReportCurriculumRegion', '2.04.02', 'A');" calcext:value-type="string">
            <text:p>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" calcext:value-type="string">
            <text:p>INSERT INTO public.opcion(id_opcion, codigo_opcion, descripcion, ruta, tipo, uri, jerarquia, estatus) VALUES 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2"/>
          <table:table-cell table:formula="of:==IF([.L155] &lt;&gt; &quot;&quot;;&quot;INSERT INTO public.rolopcion(id_rol_opcion, id_rol, id_opcion, consultar, agregar, modificar, eliminar, ejecutar) VALUES (&quot; &amp; [.O155] &amp; &quot;, '41'::integer, &quot; &amp; [.N155] &amp; &quot;, 'S'::text, 'S'::text, 'S'::text, 'S'::text, 'S'::text);&quot;; &quot;&quot;)" office:value-type="string" office:string-value="INSERT INTO public.rolopcion(id_rol_opcion, id_rol, id_opcion, consultar, agregar, modificar, eliminar, ejecutar) VALUES (255, '41'::integer, 831, 'S'::text, 'S'::text, 'S'::text, 'S'::text, 'S'::text);" calcext:value-type="string">
            <text:p>INSERT INTO public.rolopcion(id_rol_opcion, id_rol, id_opcion, consultar, agregar, modificar, eliminar, ejecutar) VALUES (255, '41'::integer, 831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6]" office:value-type="string" office:string-value="2.04.03" calcext:value-type="string">
            <text:p>2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riterios Varios</text:p>
          </table:table-cell>
          <table:table-cell table:number-columns-repeated="3"/>
          <table:table-cell table:number-columns-repeated="2" office:value-type="string" calcext:value-type="string">
            <text:p>sigefirrhh/personal/trabajador/ReportTrabajador</text:p>
          </table:table-cell>
          <table:table-cell/>
          <table:table-cell table:formula="of:=[.E156]" office:value-type="string" office:string-value="Criterios Varios" calcext:value-type="string">
            <text:p>Criterios Varios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56" calcext:value-type="float">
            <text:p>256</text:p>
          </table:table-cell>
          <table:table-cell table:style-name="ce3" table:formula="of:=&quot;(&quot; &amp; [.N156] &amp; &quot;,&quot; &amp; [.$R$1] &amp; &quot;, '&quot; &amp; [.L156]  &amp; &quot;', '&quot; &amp; [.I156] &amp;  &quot;', 'D', '&quot; &amp; [.J156] &amp; &quot;', '&quot; &amp; UPPER([.A156]) &amp; &quot;', 'A');&quot;" office:value-type="string" office:string-value="(832,upper(substr(md5(trunc(random() * 9999999 + 1000000)::text), 1,6)), 'Criterios Varios', 'sigefirrhh/personal/trabajador/ReportTrabajador', 'D', 'sigefirrhh/personal/trabajador/ReportTrabajador', '2.04.03', 'A');" calcext:value-type="string">
            <text:p>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" calcext:value-type="string">
            <text:p>INSERT INTO public.opcion(id_opcion, codigo_opcion, descripcion, ruta, tipo, uri, jerarquia, estatus) VALUES 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2"/>
          <table:table-cell table:formula="of:==IF([.L156] &lt;&gt; &quot;&quot;;&quot;INSERT INTO public.rolopcion(id_rol_opcion, id_rol, id_opcion, consultar, agregar, modificar, eliminar, ejecutar) VALUES (&quot; &amp; [.O156] &amp; &quot;, '41'::integer, &quot; &amp; [.N156] &amp; &quot;, 'S'::text, 'S'::text, 'S'::text, 'S'::text, 'S'::text);&quot;; &quot;&quot;)" office:value-type="string" office:string-value="INSERT INTO public.rolopcion(id_rol_opcion, id_rol, id_opcion, consultar, agregar, modificar, eliminar, ejecutar) VALUES (256, '41'::integer, 832, 'S'::text, 'S'::text, 'S'::text, 'S'::text, 'S'::text);" calcext:value-type="string">
            <text:p>INSERT INTO public.rolopcion(id_rol_opcion, id_rol, id_opcion, consultar, agregar, modificar, eliminar, ejecutar) VALUES (256, '41'::integer, 832, 'S'::text, 'S'::text, 'S'::text, 'S'::text, 'S'::text);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Administración</text:p>
          </table:table-cell>
          <table:table-cell table:number-columns-repeated="8"/>
          <table:table-cell table:formula="of:=[.C157]" office:value-type="string" office:string-value="Administración" calcext:value-type="string">
            <text:p>Administración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257" calcext:value-type="float">
            <text:p>257</text:p>
          </table:table-cell>
          <table:table-cell table:style-name="ce3" table:formula="of:=&quot;(&quot; &amp; [.N157] &amp; &quot;,&quot; &amp; [.$R$1] &amp; &quot;, '&quot; &amp; [.L157]  &amp; &quot;', '&quot; &amp; [.I157] &amp;  &quot;', 'D', '&quot; &amp; [.J157] &amp; &quot;', '&quot; &amp; UPPER([.A157]) &amp; &quot;', 'A');&quot;" office:value-type="string" office:string-value="(833,upper(substr(md5(trunc(random() * 9999999 + 1000000)::text), 1,6)), 'Administración', '', 'D', '', '3', 'A');" calcext:value-type="string">
            <text:p>(833,upper(substr(md5(trunc(random() * 9999999 + 1000000)::text), 1,6)), 'Administración', '', 'D', '', '3', 'A'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ublic.opcion(id_opcion, codigo_opcion, descripcion, ruta, tipo, uri, jerarquia, estatus) VALUES (833,upper(substr(md5(trunc(random() * 9999999 + 1000000)::text), 1,6)), 'Administración', '', 'D', '', '3', 'A');" calcext:value-type="string">
            <text:p>INSERT INTO public.opcion(id_opcion, codigo_opcion, descripcion, ruta, tipo, uri, jerarquia, estatus) VALUES (833,upper(substr(md5(trunc(random() * 9999999 + 1000000)::text), 1,6)), 'Administración', '', 'D', '', '3', 'A');</text:p>
          </table:table-cell>
          <table:table-cell table:number-columns-repeated="2"/>
          <table:table-cell table:formula="of:==IF([.L157] &lt;&gt; &quot;&quot;;&quot;INSERT INTO public.rolopcion(id_rol_opcion, id_rol, id_opcion, consultar, agregar, modificar, eliminar, ejecutar) VALUES (&quot; &amp; [.O157] &amp; &quot;, '41'::integer, &quot; &amp; [.N157] &amp; &quot;, 'S'::text, 'S'::text, 'S'::text, 'S'::text, 'S'::text);&quot;; &quot;&quot;)" office:value-type="string" office:string-value="INSERT INTO public.rolopcion(id_rol_opcion, id_rol, id_opcion, consultar, agregar, modificar, eliminar, ejecutar) VALUES (257, '41'::integer, 833, 'S'::text, 'S'::text, 'S'::text, 'S'::text, 'S'::text);" calcext:value-type="string">
            <text:p>INSERT INTO public.rolopcion(id_rol_opcion, id_rol, id_opcion, consultar, agregar, modificar, eliminar, ejecutar) VALUES (257, '41'::integer, 833, 'S'::text, 'S'::text, 'S'::text, 'S'::text, 'S'::text);</text:p>
          </table:table-cell>
        </table:table-row>
        <table:table-row table:style-name="ro2">
          <table:table-cell table:formula="of:=[.A157]&amp;&quot;.&quot;&amp;[.C158]" office:value-type="string" office:string-value="3.01" calcext:value-type="string">
            <text:p>3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Parametrización</text:p>
          </table:table-cell>
          <table:table-cell table:number-columns-repeated="7"/>
          <table:table-cell table:formula="of:=[.D158]" office:value-type="string" office:string-value="Parametrización" calcext:value-type="string">
            <text:p>Parametrización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258" calcext:value-type="float">
            <text:p>258</text:p>
          </table:table-cell>
          <table:table-cell table:style-name="ce3" table:formula="of:=&quot;(&quot; &amp; [.N158] &amp; &quot;,&quot; &amp; [.$R$1] &amp; &quot;, '&quot; &amp; [.L158]  &amp; &quot;', '&quot; &amp; [.I158] &amp;  &quot;', 'D', '&quot; &amp; [.J158] &amp; &quot;', '&quot; &amp; UPPER([.A158]) &amp; &quot;', 'A');&quot;" office:value-type="string" office:string-value="(834,upper(substr(md5(trunc(random() * 9999999 + 1000000)::text), 1,6)), 'Parametrización', '', 'D', '', '3.01', 'A');" calcext:value-type="string">
            <text:p>(834,upper(substr(md5(trunc(random() * 9999999 + 1000000)::text), 1,6)), 'Parametrización', '', 'D', '', '3.01', 'A'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ublic.opcion(id_opcion, codigo_opcion, descripcion, ruta, tipo, uri, jerarquia, estatus) VALUES (834,upper(substr(md5(trunc(random() * 9999999 + 1000000)::text), 1,6)), 'Parametrización', '', 'D', '', '3.01', 'A');" calcext:value-type="string">
            <text:p>INSERT INTO public.opcion(id_opcion, codigo_opcion, descripcion, ruta, tipo, uri, jerarquia, estatus) VALUES (834,upper(substr(md5(trunc(random() * 9999999 + 1000000)::text), 1,6)), 'Parametrización', '', 'D', '', '3.01', 'A');</text:p>
          </table:table-cell>
          <table:table-cell table:number-columns-repeated="2"/>
          <table:table-cell table:formula="of:==IF([.L158] &lt;&gt; &quot;&quot;;&quot;INSERT INTO public.rolopcion(id_rol_opcion, id_rol, id_opcion, consultar, agregar, modificar, eliminar, ejecutar) VALUES (&quot; &amp; [.O158] &amp; &quot;, '41'::integer, &quot; &amp; [.N158] &amp; &quot;, 'S'::text, 'S'::text, 'S'::text, 'S'::text, 'S'::text);&quot;; &quot;&quot;)" office:value-type="string" office:string-value="INSERT INTO public.rolopcion(id_rol_opcion, id_rol, id_opcion, consultar, agregar, modificar, eliminar, ejecutar) VALUES (258, '41'::integer, 834, 'S'::text, 'S'::text, 'S'::text, 'S'::text, 'S'::text);" calcext:value-type="string">
            <text:p>INSERT INTO public.rolopcion(id_rol_opcion, id_rol, id_opcion, consultar, agregar, modificar, eliminar, ejecutar) VALUES (258, '41'::integer, 834, 'S'::text, 'S'::text, 'S'::text, 'S'::text, 'S'::text);</text:p>
          </table:table-cell>
        </table:table-row>
        <table:table-row table:style-name="ro2">
          <table:table-cell table:formula="of:=[.A158]&amp;&quot;.&quot;&amp;[.D159]" office:value-type="string" office:string-value="3.01.01" calcext:value-type="string">
            <text:p>3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ones</text:p>
          </table:table-cell>
          <table:table-cell table:number-columns-repeated="6"/>
          <table:table-cell table:formula="of:=[.E159]" office:value-type="string" office:string-value="Definiciones" calcext:value-type="string">
            <text:p>Definiciones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259" calcext:value-type="float">
            <text:p>259</text:p>
          </table:table-cell>
          <table:table-cell table:style-name="ce3" table:formula="of:=&quot;(&quot; &amp; [.N159] &amp; &quot;,&quot; &amp; [.$R$1] &amp; &quot;, '&quot; &amp; [.L159]  &amp; &quot;', '&quot; &amp; [.I159] &amp;  &quot;', 'D', '&quot; &amp; [.J159] &amp; &quot;', '&quot; &amp; UPPER([.A159]) &amp; &quot;', 'A');&quot;" office:value-type="string" office:string-value="(835,upper(substr(md5(trunc(random() * 9999999 + 1000000)::text), 1,6)), 'Definiciones', '', 'D', '', '3.01.01', 'A');" calcext:value-type="string">
            <text:p>(835,upper(substr(md5(trunc(random() * 9999999 + 1000000)::text), 1,6)), 'Definiciones', '', 'D', '', '3.01.01', 'A'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ublic.opcion(id_opcion, codigo_opcion, descripcion, ruta, tipo, uri, jerarquia, estatus) VALUES (835,upper(substr(md5(trunc(random() * 9999999 + 1000000)::text), 1,6)), 'Definiciones', '', 'D', '', '3.01.01', 'A');" calcext:value-type="string">
            <text:p>INSERT INTO public.opcion(id_opcion, codigo_opcion, descripcion, ruta, tipo, uri, jerarquia, estatus) VALUES (835,upper(substr(md5(trunc(random() * 9999999 + 1000000)::text), 1,6)), 'Definiciones', '', 'D', '', '3.01.01', 'A');</text:p>
          </table:table-cell>
          <table:table-cell table:number-columns-repeated="2"/>
          <table:table-cell table:formula="of:==IF([.L159] &lt;&gt; &quot;&quot;;&quot;INSERT INTO public.rolopcion(id_rol_opcion, id_rol, id_opcion, consultar, agregar, modificar, eliminar, ejecutar) VALUES (&quot; &amp; [.O159] &amp; &quot;, '41'::integer, &quot; &amp; [.N159] &amp; &quot;, 'S'::text, 'S'::text, 'S'::text, 'S'::text, 'S'::text);&quot;; &quot;&quot;)" office:value-type="string" office:string-value="INSERT INTO public.rolopcion(id_rol_opcion, id_rol, id_opcion, consultar, agregar, modificar, eliminar, ejecutar) VALUES (259, '41'::integer, 835, 'S'::text, 'S'::text, 'S'::text, 'S'::text, 'S'::text);" calcext:value-type="string">
            <text:p>INSERT INTO public.rolopcion(id_rol_opcion, id_rol, id_opcion, consultar, agregar, modificar, eliminar, ejecutar) VALUES (259, '41'::integer, 835, 'S'::text, 'S'::text, 'S'::text, 'S'::text, 'S'::text);</text:p>
          </table:table-cell>
        </table:table-row>
        <table:table-row table:style-name="ro5">
          <table:table-cell table:formula="of:=[.$A$159]&amp;&quot;.&quot;&amp;[.E160]" office:value-type="string" office:string-value="3.01.01.01" calcext:value-type="string">
            <text:p>3.01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tegoría de Personal</text:p>
          </table:table-cell>
          <table:table-cell table:number-columns-repeated="2"/>
          <table:table-cell table:number-columns-repeated="2" table:style-name="ce5" office:value-type="string" calcext:value-type="string">
            <text:p>sigefirrhh/base/definiciones/CategoriaPersonal</text:p>
          </table:table-cell>
          <table:table-cell/>
          <table:table-cell table:formula="of:=[.F160]" office:value-type="string" office:string-value="Categoría de Personal" calcext:value-type="string">
            <text:p>Categoría de Personal</text:p>
          </table:table-cell>
          <table:table-cell/>
          <table:table-cell office:value-type="float" office:value="836" calcext:value-type="float">
            <text:p>836</text:p>
          </table:table-cell>
          <table:table-cell office:value-type="float" office:value="260" calcext:value-type="float">
            <text:p>260</text:p>
          </table:table-cell>
          <table:table-cell table:style-name="ce3" table:formula="of:=&quot;(&quot; &amp; [.N160] &amp; &quot;,&quot; &amp; [.$R$1] &amp; &quot;, '&quot; &amp; [.L160]  &amp; &quot;', '&quot; &amp; [.I160] &amp;  &quot;', 'D', '&quot; &amp; [.J160] &amp; &quot;', '&quot; &amp; UPPER([.A160]) &amp; &quot;', 'A');&quot;" office:value-type="string" office:string-value="(836,upper(substr(md5(trunc(random() * 9999999 + 1000000)::text), 1,6)), 'Categoría de Personal', 'sigefirrhh/base/definiciones/CategoriaPersonal', 'D', 'sigefirrhh/base/definiciones/CategoriaPersonal', '3.01.01.01', 'A');" calcext:value-type="string">
            <text:p>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" calcext:value-type="string">
            <text:p>INSERT INTO public.opcion(id_opcion, codigo_opcion, descripcion, ruta, tipo, uri, jerarquia, estatus) VALUES 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2"/>
          <table:table-cell table:formula="of:==IF([.L160] &lt;&gt; &quot;&quot;;&quot;INSERT INTO public.rolopcion(id_rol_opcion, id_rol, id_opcion, consultar, agregar, modificar, eliminar, ejecutar) VALUES (&quot; &amp; [.O160] &amp; &quot;, '41'::integer, &quot; &amp; [.N160] &amp; &quot;, 'S'::text, 'S'::text, 'S'::text, 'S'::text, 'S'::text);&quot;; &quot;&quot;)" office:value-type="string" office:string-value="INSERT INTO public.rolopcion(id_rol_opcion, id_rol, id_opcion, consultar, agregar, modificar, eliminar, ejecutar) VALUES (260, '41'::integer, 836, 'S'::text, 'S'::text, 'S'::text, 'S'::text, 'S'::text);" calcext:value-type="string">
            <text:p>INSERT INTO public.rolopcion(id_rol_opcion, id_rol, id_opcion, consultar, agregar, modificar, eliminar, ejecutar) VALUES (260, '41'::integer, 836, 'S'::text, 'S'::text, 'S'::text, 'S'::text, 'S'::text);</text:p>
          </table:table-cell>
        </table:table-row>
        <table:table-row table:style-name="ro2">
          <table:table-cell table:formula="of:=[.$A$159]&amp;&quot;.&quot;&amp;[.E161]" office:value-type="string" office:string-value="3.01.01.02" calcext:value-type="string">
            <text:p>3.01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lación Laboral</text:p>
          </table:table-cell>
          <table:table-cell table:number-columns-repeated="2"/>
          <table:table-cell table:number-columns-repeated="2" office:value-type="string" calcext:value-type="string">
            <text:p>sigefirrhh/base/definiciones/RelacionPersonal</text:p>
          </table:table-cell>
          <table:table-cell/>
          <table:table-cell table:formula="of:=[.F161]" office:value-type="string" office:string-value="Relación Laboral" calcext:value-type="string">
            <text:p>Relación Laboral</text:p>
          </table:table-cell>
          <table:table-cell/>
          <table:table-cell office:value-type="float" office:value="837" calcext:value-type="float">
            <text:p>837</text:p>
          </table:table-cell>
          <table:table-cell office:value-type="float" office:value="261" calcext:value-type="float">
            <text:p>261</text:p>
          </table:table-cell>
          <table:table-cell table:style-name="ce3" table:formula="of:=&quot;(&quot; &amp; [.N161] &amp; &quot;,&quot; &amp; [.$R$1] &amp; &quot;, '&quot; &amp; [.L161]  &amp; &quot;', '&quot; &amp; [.I161] &amp;  &quot;', 'D', '&quot; &amp; [.J161] &amp; &quot;', '&quot; &amp; UPPER([.A161]) &amp; &quot;', 'A');&quot;" office:value-type="string" office:string-value="(837,upper(substr(md5(trunc(random() * 9999999 + 1000000)::text), 1,6)), 'Relación Laboral', 'sigefirrhh/base/definiciones/RelacionPersonal', 'D', 'sigefirrhh/base/definiciones/RelacionPersonal', '3.01.01.02', 'A');" calcext:value-type="string">
            <text:p>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" calcext:value-type="string">
            <text:p>INSERT INTO public.opcion(id_opcion, codigo_opcion, descripcion, ruta, tipo, uri, jerarquia, estatus) VALUES 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2"/>
          <table:table-cell table:formula="of:==IF([.L161] &lt;&gt; &quot;&quot;;&quot;INSERT INTO public.rolopcion(id_rol_opcion, id_rol, id_opcion, consultar, agregar, modificar, eliminar, ejecutar) VALUES (&quot; &amp; [.O161] &amp; &quot;, '41'::integer, &quot; &amp; [.N161] &amp; &quot;, 'S'::text, 'S'::text, 'S'::text, 'S'::text, 'S'::text);&quot;; &quot;&quot;)" office:value-type="string" office:string-value="INSERT INTO public.rolopcion(id_rol_opcion, id_rol, id_opcion, consultar, agregar, modificar, eliminar, ejecutar) VALUES (261, '41'::integer, 837, 'S'::text, 'S'::text, 'S'::text, 'S'::text, 'S'::text);" calcext:value-type="string">
            <text:p>INSERT INTO public.rolopcion(id_rol_opcion, id_rol, id_opcion, consultar, agregar, modificar, eliminar, ejecutar) VALUES (261, '41'::integer, 837, 'S'::text, 'S'::text, 'S'::text, 'S'::text, 'S'::text);</text:p>
          </table:table-cell>
        </table:table-row>
        <table:table-row table:style-name="ro2">
          <table:table-cell table:formula="of:=[.$A$159]&amp;&quot;.&quot;&amp;[.E162]" office:value-type="string" office:string-value="3.01.01.03" calcext:value-type="string">
            <text:p>3.01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lasificación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ClasificacionPersonal</text:p>
          </table:table-cell>
          <table:table-cell/>
          <table:table-cell table:formula="of:=[.F162]" office:value-type="string" office:string-value="Clasificación de Personal" calcext:value-type="string">
            <text:p>Clasificación de Personal</text:p>
          </table:table-cell>
          <table:table-cell/>
          <table:table-cell office:value-type="float" office:value="838" calcext:value-type="float">
            <text:p>838</text:p>
          </table:table-cell>
          <table:table-cell office:value-type="float" office:value="262" calcext:value-type="float">
            <text:p>262</text:p>
          </table:table-cell>
          <table:table-cell table:style-name="ce3" table:formula="of:=&quot;(&quot; &amp; [.N162] &amp; &quot;,&quot; &amp; [.$R$1] &amp; &quot;, '&quot; &amp; [.L162]  &amp; &quot;', '&quot; &amp; [.I162] &amp;  &quot;', 'D', '&quot; &amp; [.J162] &amp; &quot;', '&quot; &amp; UPPER([.A162]) &amp; &quot;', 'A');&quot;" office:value-type="string" office:string-value="(838,upper(substr(md5(trunc(random() * 9999999 + 1000000)::text), 1,6)), 'Clasificación de Personal', 'sigefirrhh/base/definiciones/ClasificacionPersonal', 'D', 'sigefirrhh/base/definiciones/ClasificacionPersonal', '3.01.01.03', 'A');" calcext:value-type="string">
            <text:p>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" calcext:value-type="string">
            <text:p>INSERT INTO public.opcion(id_opcion, codigo_opcion, descripcion, ruta, tipo, uri, jerarquia, estatus) VALUES 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2"/>
          <table:table-cell table:formula="of:==IF([.L162] &lt;&gt; &quot;&quot;;&quot;INSERT INTO public.rolopcion(id_rol_opcion, id_rol, id_opcion, consultar, agregar, modificar, eliminar, ejecutar) VALUES (&quot; &amp; [.O162] &amp; &quot;, '41'::integer, &quot; &amp; [.N162] &amp; &quot;, 'S'::text, 'S'::text, 'S'::text, 'S'::text, 'S'::text);&quot;; &quot;&quot;)" office:value-type="string" office:string-value="INSERT INTO public.rolopcion(id_rol_opcion, id_rol, id_opcion, consultar, agregar, modificar, eliminar, ejecutar) VALUES (262, '41'::integer, 838, 'S'::text, 'S'::text, 'S'::text, 'S'::text, 'S'::text);" calcext:value-type="string">
            <text:p>INSERT INTO public.rolopcion(id_rol_opcion, id_rol, id_opcion, consultar, agregar, modificar, eliminar, ejecutar) VALUES (262, '41'::integer, 838, 'S'::text, 'S'::text, 'S'::text, 'S'::text, 'S'::text);</text:p>
          </table:table-cell>
        </table:table-row>
        <table:table-row table:style-name="ro2">
          <table:table-cell table:formula="of:=[.$A$159]&amp;&quot;.&quot;&amp;[.E163]" office:value-type="string" office:string-value="3.01.01.04" calcext:value-type="string">
            <text:p>3.01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Grupos de Nómina</text:p>
          </table:table-cell>
          <table:table-cell table:number-columns-repeated="2"/>
          <table:table-cell table:number-columns-repeated="2" office:value-type="string" calcext:value-type="string">
            <text:p>sigefirrhh/base/definiciones/GrupoNomina</text:p>
          </table:table-cell>
          <table:table-cell/>
          <table:table-cell table:formula="of:=[.F163]" office:value-type="string" office:string-value="Grupos de Nómina" calcext:value-type="string">
            <text:p>Grupos de Nómina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263" calcext:value-type="float">
            <text:p>263</text:p>
          </table:table-cell>
          <table:table-cell table:style-name="ce3" table:formula="of:=&quot;(&quot; &amp; [.N163] &amp; &quot;,&quot; &amp; [.$R$1] &amp; &quot;, '&quot; &amp; [.L163]  &amp; &quot;', '&quot; &amp; [.I163] &amp;  &quot;', 'D', '&quot; &amp; [.J163] &amp; &quot;', '&quot; &amp; UPPER([.A163]) &amp; &quot;', 'A');&quot;" office:value-type="string" office:string-value="(839,upper(substr(md5(trunc(random() * 9999999 + 1000000)::text), 1,6)), 'Grupos de Nómina', 'sigefirrhh/base/definiciones/GrupoNomina', 'D', 'sigefirrhh/base/definiciones/GrupoNomina', '3.01.01.04', 'A');" calcext:value-type="string">
            <text:p>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" calcext:value-type="string">
            <text:p>INSERT INTO public.opcion(id_opcion, codigo_opcion, descripcion, ruta, tipo, uri, jerarquia, estatus) VALUES 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2"/>
          <table:table-cell table:formula="of:==IF([.L163] &lt;&gt; &quot;&quot;;&quot;INSERT INTO public.rolopcion(id_rol_opcion, id_rol, id_opcion, consultar, agregar, modificar, eliminar, ejecutar) VALUES (&quot; &amp; [.O163] &amp; &quot;, '41'::integer, &quot; &amp; [.N163] &amp; &quot;, 'S'::text, 'S'::text, 'S'::text, 'S'::text, 'S'::text);&quot;; &quot;&quot;)" office:value-type="string" office:string-value="INSERT INTO public.rolopcion(id_rol_opcion, id_rol, id_opcion, consultar, agregar, modificar, eliminar, ejecutar) VALUES (263, '41'::integer, 839, 'S'::text, 'S'::text, 'S'::text, 'S'::text, 'S'::text);" calcext:value-type="string">
            <text:p>INSERT INTO public.rolopcion(id_rol_opcion, id_rol, id_opcion, consultar, agregar, modificar, eliminar, ejecutar) VALUES (263, '41'::integer, 839, 'S'::text, 'S'::text, 'S'::text, 'S'::text, 'S'::text);</text:p>
          </table:table-cell>
        </table:table-row>
        <table:table-row table:style-name="ro2">
          <table:table-cell table:formula="of:=[.$A$159]&amp;&quot;.&quot;&amp;[.E164]" office:value-type="string" office:string-value="3.01.01.05" calcext:value-type="string">
            <text:p>3.01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Tipos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TipoPersonal</text:p>
          </table:table-cell>
          <table:table-cell/>
          <table:table-cell table:formula="of:=[.F164]" office:value-type="string" office:string-value="Tipos de Personal" calcext:value-type="string">
            <text:p>Tipos de Personal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264" calcext:value-type="float">
            <text:p>264</text:p>
          </table:table-cell>
          <table:table-cell table:style-name="ce3" table:formula="of:=&quot;(&quot; &amp; [.N164] &amp; &quot;,&quot; &amp; [.$R$1] &amp; &quot;, '&quot; &amp; [.L164]  &amp; &quot;', '&quot; &amp; [.I164] &amp;  &quot;', 'D', '&quot; &amp; [.J164] &amp; &quot;', '&quot; &amp; UPPER([.A164]) &amp; &quot;', 'A');&quot;" office:value-type="string" office:string-value="(840,upper(substr(md5(trunc(random() * 9999999 + 1000000)::text), 1,6)), 'Tipos de Personal', 'sigefirrhh/base/definiciones/TipoPersonal', 'D', 'sigefirrhh/base/definiciones/TipoPersonal', '3.01.01.05', 'A');" calcext:value-type="string">
            <text:p>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" calcext:value-type="string">
            <text:p>INSERT INTO public.opcion(id_opcion, codigo_opcion, descripcion, ruta, tipo, uri, jerarquia, estatus) VALUES 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2"/>
          <table:table-cell table:formula="of:==IF([.L164] &lt;&gt; &quot;&quot;;&quot;INSERT INTO public.rolopcion(id_rol_opcion, id_rol, id_opcion, consultar, agregar, modificar, eliminar, ejecutar) VALUES (&quot; &amp; [.O164] &amp; &quot;, '41'::integer, &quot; &amp; [.N164] &amp; &quot;, 'S'::text, 'S'::text, 'S'::text, 'S'::text, 'S'::text);&quot;; &quot;&quot;)" office:value-type="string" office:string-value="INSERT INTO public.rolopcion(id_rol_opcion, id_rol, id_opcion, consultar, agregar, modificar, eliminar, ejecutar) VALUES (264, '41'::integer, 840, 'S'::text, 'S'::text, 'S'::text, 'S'::text, 'S'::text);" calcext:value-type="string">
            <text:p>INSERT INTO public.rolopcion(id_rol_opcion, id_rol, id_opcion, consultar, agregar, modificar, eliminar, ejecutar) VALUES (264, '41'::integer, 840, 'S'::text, 'S'::text, 'S'::text, 'S'::text, 'S'::text);</text:p>
          </table:table-cell>
        </table:table-row>
        <table:table-row table:style-name="ro2">
          <table:table-cell table:formula="of:=[.$A$159]&amp;&quot;.&quot;&amp;[.E165]" office:value-type="string" office:string-value="3.01.01.06" calcext:value-type="string">
            <text:p>3.01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stricciones de Personal</text:p>
          </table:table-cell>
          <table:table-cell table:number-columns-repeated="2"/>
          <table:table-cell table:number-columns-repeated="2" office:value-type="string" calcext:value-type="string">
            <text:p>sigefirrhh/base/definiciones/Restringido</text:p>
          </table:table-cell>
          <table:table-cell/>
          <table:table-cell table:formula="of:=[.F165]" office:value-type="string" office:string-value="Restricciones de Personal" calcext:value-type="string">
            <text:p>Restricciones de Personal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265" calcext:value-type="float">
            <text:p>265</text:p>
          </table:table-cell>
          <table:table-cell table:style-name="ce3" table:formula="of:=&quot;(&quot; &amp; [.N165] &amp; &quot;,&quot; &amp; [.$R$1] &amp; &quot;, '&quot; &amp; [.L165]  &amp; &quot;', '&quot; &amp; [.I165] &amp;  &quot;', 'D', '&quot; &amp; [.J165] &amp; &quot;', '&quot; &amp; UPPER([.A165]) &amp; &quot;', 'A');&quot;" office:value-type="string" office:string-value="(841,upper(substr(md5(trunc(random() * 9999999 + 1000000)::text), 1,6)), 'Restricciones de Personal', 'sigefirrhh/base/definiciones/Restringido', 'D', 'sigefirrhh/base/definiciones/Restringido', '3.01.01.06', 'A');" calcext:value-type="string">
            <text:p>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" calcext:value-type="string">
            <text:p>INSERT INTO public.opcion(id_opcion, codigo_opcion, descripcion, ruta, tipo, uri, jerarquia, estatus) VALUES 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2"/>
          <table:table-cell table:formula="of:==IF([.L165] &lt;&gt; &quot;&quot;;&quot;INSERT INTO public.rolopcion(id_rol_opcion, id_rol, id_opcion, consultar, agregar, modificar, eliminar, ejecutar) VALUES (&quot; &amp; [.O165] &amp; &quot;, '41'::integer, &quot; &amp; [.N165] &amp; &quot;, 'S'::text, 'S'::text, 'S'::text, 'S'::text, 'S'::text);&quot;; &quot;&quot;)" office:value-type="string" office:string-value="INSERT INTO public.rolopcion(id_rol_opcion, id_rol, id_opcion, consultar, agregar, modificar, eliminar, ejecutar) VALUES (265, '41'::integer, 841, 'S'::text, 'S'::text, 'S'::text, 'S'::text, 'S'::text);" calcext:value-type="string">
            <text:p>INSERT INTO public.rolopcion(id_rol_opcion, id_rol, id_opcion, consultar, agregar, modificar, eliminar, ejecutar) VALUES (265, '41'::integer, 841, 'S'::text, 'S'::text, 'S'::text, 'S'::text, 'S'::text);</text:p>
          </table:table-cell>
        </table:table-row>
        <table:table-row table:style-name="ro2">
          <table:table-cell table:formula="of:=[.$A$159]&amp;&quot;.&quot;&amp;[.E166]" office:value-type="string" office:string-value="3.01.01.07" calcext:value-type="string">
            <text:p>3.01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Clasificadores Asociados a Tipo de Personal</text:p>
          </table:table-cell>
          <table:table-cell table:number-columns-repeated="5"/>
          <table:table-cell table:formula="of:=[.F166]" office:value-type="string" office:string-value="Clasificadores Asociados a Tipo de Personal" calcext:value-type="string">
            <text:p>Clasificadores Asociados a Tipo de Personal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266" calcext:value-type="float">
            <text:p>266</text:p>
          </table:table-cell>
          <table:table-cell table:style-name="ce3" table:formula="of:=&quot;(&quot; &amp; [.N166] &amp; &quot;,&quot; &amp; [.$R$1] &amp; &quot;, '&quot; &amp; [.L166]  &amp; &quot;', '&quot; &amp; [.I166] &amp;  &quot;', 'D', '&quot; &amp; [.J166] &amp; &quot;', '&quot; &amp; UPPER([.A166]) &amp; &quot;', 'A');&quot;" office:value-type="string" office:string-value="(842,upper(substr(md5(trunc(random() * 9999999 + 1000000)::text), 1,6)), 'Clasificadores Asociados a Tipo de Personal', '', 'D', '', '3.01.01.07', 'A');" calcext:value-type="string">
            <text:p>(842,upper(substr(md5(trunc(random() * 9999999 + 1000000)::text), 1,6)), 'Clasificadores Asociados a Tipo de Personal', '', 'D', '', '3.01.01.07', 'A'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ublic.opcion(id_opcion, codigo_opcion, descripcion, ruta, tipo, uri, jerarquia, estatus) VALUES (842,upper(substr(md5(trunc(random() * 9999999 + 1000000)::text), 1,6)), 'Clasificadores Asociados a Tipo de Personal', '', 'D', '', '3.01.01.07', 'A');" calcext:value-type="string">
            <text:p>INSERT INTO public.opcion(id_opcion, codigo_opcion, descripcion, ruta, tipo, uri, jerarquia, estatus) VALUES (842,upper(substr(md5(trunc(random() * 9999999 + 1000000)::text), 1,6)), 'Clasificadores Asociados a Tipo de Personal', '', 'D', '', '3.01.01.07', 'A');</text:p>
          </table:table-cell>
          <table:table-cell table:number-columns-repeated="2"/>
          <table:table-cell table:formula="of:==IF([.L166] &lt;&gt; &quot;&quot;;&quot;INSERT INTO public.rolopcion(id_rol_opcion, id_rol, id_opcion, consultar, agregar, modificar, eliminar, ejecutar) VALUES (&quot; &amp; [.O166] &amp; &quot;, '41'::integer, &quot; &amp; [.N166] &amp; &quot;, 'S'::text, 'S'::text, 'S'::text, 'S'::text, 'S'::text);&quot;; &quot;&quot;)" office:value-type="string" office:string-value="INSERT INTO public.rolopcion(id_rol_opcion, id_rol, id_opcion, consultar, agregar, modificar, eliminar, ejecutar) VALUES (266, '41'::integer, 842, 'S'::text, 'S'::text, 'S'::text, 'S'::text, 'S'::text);" calcext:value-type="string">
            <text:p>INSERT INTO public.rolopcion(id_rol_opcion, id_rol, id_opcion, consultar, agregar, modificar, eliminar, ejecutar) VALUES (266, '41'::integer, 842, 'S'::text, 'S'::text, 'S'::text, 'S'::text, 'S'::text);</text:p>
          </table:table-cell>
        </table:table-row>
        <table:table-row table:style-name="ro2">
          <table:table-cell table:formula="of:=[.$A$159]&amp;&quot;.&quot;&amp;[.E167]" office:value-type="string" office:string-value="3.01.01.08" calcext:value-type="string">
            <text:p>3.01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recuencias de Pago</text:p>
          </table:table-cell>
          <table:table-cell table:number-columns-repeated="5"/>
          <table:table-cell table:formula="of:=[.F167]" office:value-type="string" office:string-value="Frecuencias de Pago" calcext:value-type="string">
            <text:p>Frecuencias de Pago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float" office:value="267" calcext:value-type="float">
            <text:p>267</text:p>
          </table:table-cell>
          <table:table-cell table:style-name="ce3" table:formula="of:=&quot;(&quot; &amp; [.N167] &amp; &quot;,&quot; &amp; [.$R$1] &amp; &quot;, '&quot; &amp; [.L167]  &amp; &quot;', '&quot; &amp; [.I167] &amp;  &quot;', 'D', '&quot; &amp; [.J167] &amp; &quot;', '&quot; &amp; UPPER([.A167]) &amp; &quot;', 'A');&quot;" office:value-type="string" office:string-value="(843,upper(substr(md5(trunc(random() * 9999999 + 1000000)::text), 1,6)), 'Frecuencias de Pago', '', 'D', '', '3.01.01.08', 'A');" calcext:value-type="string">
            <text:p>(843,upper(substr(md5(trunc(random() * 9999999 + 1000000)::text), 1,6)), 'Frecuencias de Pago', '', 'D', '', '3.01.01.08', 'A'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ublic.opcion(id_opcion, codigo_opcion, descripcion, ruta, tipo, uri, jerarquia, estatus) VALUES (843,upper(substr(md5(trunc(random() * 9999999 + 1000000)::text), 1,6)), 'Frecuencias de Pago', '', 'D', '', '3.01.01.08', 'A');" calcext:value-type="string">
            <text:p>INSERT INTO public.opcion(id_opcion, codigo_opcion, descripcion, ruta, tipo, uri, jerarquia, estatus) VALUES (843,upper(substr(md5(trunc(random() * 9999999 + 1000000)::text), 1,6)), 'Frecuencias de Pago', '', 'D', '', '3.01.01.08', 'A');</text:p>
          </table:table-cell>
          <table:table-cell table:number-columns-repeated="2"/>
          <table:table-cell table:formula="of:==IF([.L167] &lt;&gt; &quot;&quot;;&quot;INSERT INTO public.rolopcion(id_rol_opcion, id_rol, id_opcion, consultar, agregar, modificar, eliminar, ejecutar) VALUES (&quot; &amp; [.O167] &amp; &quot;, '41'::integer, &quot; &amp; [.N167] &amp; &quot;, 'S'::text, 'S'::text, 'S'::text, 'S'::text, 'S'::text);&quot;; &quot;&quot;)" office:value-type="string" office:string-value="INSERT INTO public.rolopcion(id_rol_opcion, id_rol, id_opcion, consultar, agregar, modificar, eliminar, ejecutar) VALUES (267, '41'::integer, 843, 'S'::text, 'S'::text, 'S'::text, 'S'::text, 'S'::text);" calcext:value-type="string">
            <text:p>INSERT INTO public.rolopcion(id_rol_opcion, id_rol, id_opcion, consultar, agregar, modificar, eliminar, ejecutar) VALUES (267, '41'::integer, 843, 'S'::text, 'S'::text, 'S'::text, 'S'::text, 'S'::text);</text:p>
          </table:table-cell>
        </table:table-row>
        <table:table-row table:style-name="ro2">
          <table:table-cell table:formula="of:=[.$A$159]&amp;&quot;.&quot;&amp;[.E168]" office:value-type="string" office:string-value="3.01.01.09" calcext:value-type="string">
            <text:p>3.01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Conceptos</text:p>
          </table:table-cell>
          <table:table-cell table:number-columns-repeated="5"/>
          <table:table-cell table:formula="of:=[.F168]" office:value-type="string" office:string-value="Conceptos" calcext:value-type="string">
            <text:p>Conceptos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float" office:value="268" calcext:value-type="float">
            <text:p>268</text:p>
          </table:table-cell>
          <table:table-cell table:style-name="ce3" table:formula="of:=&quot;(&quot; &amp; [.N168] &amp; &quot;,&quot; &amp; [.$R$1] &amp; &quot;, '&quot; &amp; [.L168]  &amp; &quot;', '&quot; &amp; [.I168] &amp;  &quot;', 'D', '&quot; &amp; [.J168] &amp; &quot;', '&quot; &amp; UPPER([.A168]) &amp; &quot;', 'A');&quot;" office:value-type="string" office:string-value="(844,upper(substr(md5(trunc(random() * 9999999 + 1000000)::text), 1,6)), 'Conceptos', '', 'D', '', '3.01.01.09', 'A');" calcext:value-type="string">
            <text:p>(844,upper(substr(md5(trunc(random() * 9999999 + 1000000)::text), 1,6)), 'Conceptos', '', 'D', '', '3.01.01.09', 'A'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ublic.opcion(id_opcion, codigo_opcion, descripcion, ruta, tipo, uri, jerarquia, estatus) VALUES (844,upper(substr(md5(trunc(random() * 9999999 + 1000000)::text), 1,6)), 'Conceptos', '', 'D', '', '3.01.01.09', 'A');" calcext:value-type="string">
            <text:p>INSERT INTO public.opcion(id_opcion, codigo_opcion, descripcion, ruta, tipo, uri, jerarquia, estatus) VALUES (844,upper(substr(md5(trunc(random() * 9999999 + 1000000)::text), 1,6)), 'Conceptos', '', 'D', '', '3.01.01.09', 'A');</text:p>
          </table:table-cell>
          <table:table-cell table:number-columns-repeated="2"/>
          <table:table-cell table:formula="of:==IF([.L168] &lt;&gt; &quot;&quot;;&quot;INSERT INTO public.rolopcion(id_rol_opcion, id_rol, id_opcion, consultar, agregar, modificar, eliminar, ejecutar) VALUES (&quot; &amp; [.O168] &amp; &quot;, '41'::integer, &quot; &amp; [.N168] &amp; &quot;, 'S'::text, 'S'::text, 'S'::text, 'S'::text, 'S'::text);&quot;; &quot;&quot;)" office:value-type="string" office:string-value="INSERT INTO public.rolopcion(id_rol_opcion, id_rol, id_opcion, consultar, agregar, modificar, eliminar, ejecutar) VALUES (268, '41'::integer, 844, 'S'::text, 'S'::text, 'S'::text, 'S'::text, 'S'::text);" calcext:value-type="string">
            <text:p>INSERT INTO public.rolopcion(id_rol_opcion, id_rol, id_opcion, consultar, agregar, modificar, eliminar, ejecutar) VALUES (268, '41'::integer, 844, 'S'::text, 'S'::text, 'S'::text, 'S'::text, 'S'::text);</text:p>
          </table:table-cell>
        </table:table-row>
        <table:table-row table:style-name="ro2">
          <table:table-cell table:formula="of:=[.$A$159]&amp;&quot;.&quot;&amp;[.E169]" office:value-type="string" office:string-value="3.01.01.10" calcext:value-type="string">
            <text:p>3.01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Frecuencias por Tipo de Personal</text:p>
          </table:table-cell>
          <table:table-cell table:number-columns-repeated="5"/>
          <table:table-cell table:formula="of:=[.F169]" office:value-type="string" office:string-value="Frecuencias por Tipo de Personal" calcext:value-type="string">
            <text:p>Frecuencias por Tipo de Personal</text:p>
          </table:table-cell>
          <table:table-cell/>
          <table:table-cell office:value-type="float" office:value="845" calcext:value-type="float">
            <text:p>845</text:p>
          </table:table-cell>
          <table:table-cell office:value-type="float" office:value="269" calcext:value-type="float">
            <text:p>269</text:p>
          </table:table-cell>
          <table:table-cell table:style-name="ce3" table:formula="of:=&quot;(&quot; &amp; [.N169] &amp; &quot;,&quot; &amp; [.$R$1] &amp; &quot;, '&quot; &amp; [.L169]  &amp; &quot;', '&quot; &amp; [.I169] &amp;  &quot;', 'D', '&quot; &amp; [.J169] &amp; &quot;', '&quot; &amp; UPPER([.A169]) &amp; &quot;', 'A');&quot;" office:value-type="string" office:string-value="(845,upper(substr(md5(trunc(random() * 9999999 + 1000000)::text), 1,6)), 'Frecuencias por Tipo de Personal', '', 'D', '', '3.01.01.10', 'A');" calcext:value-type="string">
            <text:p>(845,upper(substr(md5(trunc(random() * 9999999 + 1000000)::text), 1,6)), 'Frecuencias por Tipo de Personal', '', 'D', '', '3.01.01.10', 'A'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ublic.opcion(id_opcion, codigo_opcion, descripcion, ruta, tipo, uri, jerarquia, estatus) VALUES (845,upper(substr(md5(trunc(random() * 9999999 + 1000000)::text), 1,6)), 'Frecuencias por Tipo de Personal', '', 'D', '', '3.01.01.10', 'A');" calcext:value-type="string">
            <text:p>INSERT INTO public.opcion(id_opcion, codigo_opcion, descripcion, ruta, tipo, uri, jerarquia, estatus) VALUES (845,upper(substr(md5(trunc(random() * 9999999 + 1000000)::text), 1,6)), 'Frecuencias por Tipo de Personal', '', 'D', '', '3.01.01.10', 'A');</text:p>
          </table:table-cell>
          <table:table-cell table:number-columns-repeated="2"/>
          <table:table-cell table:formula="of:==IF([.L169] &lt;&gt; &quot;&quot;;&quot;INSERT INTO public.rolopcion(id_rol_opcion, id_rol, id_opcion, consultar, agregar, modificar, eliminar, ejecutar) VALUES (&quot; &amp; [.O169] &amp; &quot;, '41'::integer, &quot; &amp; [.N169] &amp; &quot;, 'S'::text, 'S'::text, 'S'::text, 'S'::text, 'S'::text);&quot;; &quot;&quot;)" office:value-type="string" office:string-value="INSERT INTO public.rolopcion(id_rol_opcion, id_rol, id_opcion, consultar, agregar, modificar, eliminar, ejecutar) VALUES (269, '41'::integer, 845, 'S'::text, 'S'::text, 'S'::text, 'S'::text, 'S'::text);" calcext:value-type="string">
            <text:p>INSERT INTO public.rolopcion(id_rol_opcion, id_rol, id_opcion, consultar, agregar, modificar, eliminar, ejecutar) VALUES (269, '41'::integer, 845, 'S'::text, 'S'::text, 'S'::text, 'S'::text, 'S'::text);</text:p>
          </table:table-cell>
        </table:table-row>
        <table:table-row table:style-name="ro2">
          <table:table-cell table:formula="of:=[.$A$159]&amp;&quot;.&quot;&amp;[.E170]" office:value-type="string" office:string-value="3.01.01.11" calcext:value-type="string">
            <text:p>3.01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Conceptos por Tipo de Personal</text:p>
          </table:table-cell>
          <table:table-cell table:number-columns-repeated="5"/>
          <table:table-cell table:formula="of:=[.F170]" office:value-type="string" office:string-value="Conceptos por Tipo de Personal" calcext:value-type="string">
            <text:p>Conceptos por Tipo de Personal</text:p>
          </table:table-cell>
          <table:table-cell/>
          <table:table-cell office:value-type="float" office:value="846" calcext:value-type="float">
            <text:p>846</text:p>
          </table:table-cell>
          <table:table-cell office:value-type="float" office:value="270" calcext:value-type="float">
            <text:p>270</text:p>
          </table:table-cell>
          <table:table-cell table:style-name="ce3" table:formula="of:=&quot;(&quot; &amp; [.N170] &amp; &quot;,&quot; &amp; [.$R$1] &amp; &quot;, '&quot; &amp; [.L170]  &amp; &quot;', '&quot; &amp; [.I170] &amp;  &quot;', 'D', '&quot; &amp; [.J170] &amp; &quot;', '&quot; &amp; UPPER([.A170]) &amp; &quot;', 'A');&quot;" office:value-type="string" office:string-value="(846,upper(substr(md5(trunc(random() * 9999999 + 1000000)::text), 1,6)), 'Conceptos por Tipo de Personal', '', 'D', '', '3.01.01.11', 'A');" calcext:value-type="string">
            <text:p>(846,upper(substr(md5(trunc(random() * 9999999 + 1000000)::text), 1,6)), 'Conceptos por Tipo de Personal', '', 'D', '', '3.01.01.11', 'A'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ublic.opcion(id_opcion, codigo_opcion, descripcion, ruta, tipo, uri, jerarquia, estatus) VALUES (846,upper(substr(md5(trunc(random() * 9999999 + 1000000)::text), 1,6)), 'Conceptos por Tipo de Personal', '', 'D', '', '3.01.01.11', 'A');" calcext:value-type="string">
            <text:p>INSERT INTO public.opcion(id_opcion, codigo_opcion, descripcion, ruta, tipo, uri, jerarquia, estatus) VALUES (846,upper(substr(md5(trunc(random() * 9999999 + 1000000)::text), 1,6)), 'Conceptos por Tipo de Personal', '', 'D', '', '3.01.01.11', 'A');</text:p>
          </table:table-cell>
          <table:table-cell table:number-columns-repeated="2"/>
          <table:table-cell table:formula="of:==IF([.L170] &lt;&gt; &quot;&quot;;&quot;INSERT INTO public.rolopcion(id_rol_opcion, id_rol, id_opcion, consultar, agregar, modificar, eliminar, ejecutar) VALUES (&quot; &amp; [.O170] &amp; &quot;, '41'::integer, &quot; &amp; [.N170] &amp; &quot;, 'S'::text, 'S'::text, 'S'::text, 'S'::text, 'S'::text);&quot;; &quot;&quot;)" office:value-type="string" office:string-value="INSERT INTO public.rolopcion(id_rol_opcion, id_rol, id_opcion, consultar, agregar, modificar, eliminar, ejecutar) VALUES (270, '41'::integer, 846, 'S'::text, 'S'::text, 'S'::text, 'S'::text, 'S'::text);" calcext:value-type="string">
            <text:p>INSERT INTO public.rolopcion(id_rol_opcion, id_rol, id_opcion, consultar, agregar, modificar, eliminar, ejecutar) VALUES (270, '41'::integer, 846, 'S'::text, 'S'::text, 'S'::text, 'S'::text, 'S'::text);</text:p>
          </table:table-cell>
        </table:table-row>
        <table:table-row table:style-name="ro2">
          <table:table-cell table:formula="of:=[.$A$159]&amp;&quot;.&quot;&amp;[.E171]" office:value-type="string" office:string-value="3.01.01.12" calcext:value-type="string">
            <text:p>3.01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Conceptos por Cargo</text:p>
          </table:table-cell>
          <table:table-cell table:number-columns-repeated="5"/>
          <table:table-cell table:formula="of:=[.F171]" office:value-type="string" office:string-value="Conceptos por Cargo" calcext:value-type="string">
            <text:p>Conceptos por Cargo</text:p>
          </table:table-cell>
          <table:table-cell/>
          <table:table-cell office:value-type="float" office:value="847" calcext:value-type="float">
            <text:p>847</text:p>
          </table:table-cell>
          <table:table-cell office:value-type="float" office:value="271" calcext:value-type="float">
            <text:p>271</text:p>
          </table:table-cell>
          <table:table-cell table:style-name="ce3" table:formula="of:=&quot;(&quot; &amp; [.N171] &amp; &quot;,&quot; &amp; [.$R$1] &amp; &quot;, '&quot; &amp; [.L171]  &amp; &quot;', '&quot; &amp; [.I171] &amp;  &quot;', 'D', '&quot; &amp; [.J171] &amp; &quot;', '&quot; &amp; UPPER([.A171]) &amp; &quot;', 'A');&quot;" office:value-type="string" office:string-value="(847,upper(substr(md5(trunc(random() * 9999999 + 1000000)::text), 1,6)), 'Conceptos por Cargo', '', 'D', '', '3.01.01.12', 'A');" calcext:value-type="string">
            <text:p>(847,upper(substr(md5(trunc(random() * 9999999 + 1000000)::text), 1,6)), 'Conceptos por Cargo', '', 'D', '', '3.01.01.12', 'A'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ublic.opcion(id_opcion, codigo_opcion, descripcion, ruta, tipo, uri, jerarquia, estatus) VALUES (847,upper(substr(md5(trunc(random() * 9999999 + 1000000)::text), 1,6)), 'Conceptos por Cargo', '', 'D', '', '3.01.01.12', 'A');" calcext:value-type="string">
            <text:p>INSERT INTO public.opcion(id_opcion, codigo_opcion, descripcion, ruta, tipo, uri, jerarquia, estatus) VALUES (847,upper(substr(md5(trunc(random() * 9999999 + 1000000)::text), 1,6)), 'Conceptos por Cargo', '', 'D', '', '3.01.01.12', 'A');</text:p>
          </table:table-cell>
          <table:table-cell table:number-columns-repeated="2"/>
          <table:table-cell table:formula="of:==IF([.L171] &lt;&gt; &quot;&quot;;&quot;INSERT INTO public.rolopcion(id_rol_opcion, id_rol, id_opcion, consultar, agregar, modificar, eliminar, ejecutar) VALUES (&quot; &amp; [.O171] &amp; &quot;, '41'::integer, &quot; &amp; [.N171] &amp; &quot;, 'S'::text, 'S'::text, 'S'::text, 'S'::text, 'S'::text);&quot;; &quot;&quot;)" office:value-type="string" office:string-value="INSERT INTO public.rolopcion(id_rol_opcion, id_rol, id_opcion, consultar, agregar, modificar, eliminar, ejecutar) VALUES (271, '41'::integer, 847, 'S'::text, 'S'::text, 'S'::text, 'S'::text, 'S'::text);" calcext:value-type="string">
            <text:p>INSERT INTO public.rolopcion(id_rol_opcion, id_rol, id_opcion, consultar, agregar, modificar, eliminar, ejecutar) VALUES (271, '41'::integer, 847, 'S'::text, 'S'::text, 'S'::text, 'S'::text, 'S'::text);</text:p>
          </table:table-cell>
        </table:table-row>
        <table:table-row table:style-name="ro2">
          <table:table-cell table:formula="of:=[.$A$159]&amp;&quot;.&quot;&amp;[.E172]" office:value-type="string" office:string-value="3.01.01.13" calcext:value-type="string">
            <text:p>3.01.01.13</text:p>
          </table:table-cell>
          <table:table-cell table:number-columns-repeated="3"/>
          <table:table-cell office:value-type="string" calcext:value-type="string">
            <text:p>13</text:p>
          </table:table-cell>
          <table:table-cell office:value-type="string" calcext:value-type="string">
            <text:p>Conceptos por Tipo Dependencia</text:p>
          </table:table-cell>
          <table:table-cell table:number-columns-repeated="5"/>
          <table:table-cell table:formula="of:=[.F172]" office:value-type="string" office:string-value="Conceptos por Tipo Dependencia" calcext:value-type="string">
            <text:p>Conceptos por Tipo Dependencia</text:p>
          </table:table-cell>
          <table:table-cell/>
          <table:table-cell office:value-type="float" office:value="848" calcext:value-type="float">
            <text:p>848</text:p>
          </table:table-cell>
          <table:table-cell office:value-type="float" office:value="272" calcext:value-type="float">
            <text:p>272</text:p>
          </table:table-cell>
          <table:table-cell table:style-name="ce3" table:formula="of:=&quot;(&quot; &amp; [.N172] &amp; &quot;,&quot; &amp; [.$R$1] &amp; &quot;, '&quot; &amp; [.L172]  &amp; &quot;', '&quot; &amp; [.I172] &amp;  &quot;', 'D', '&quot; &amp; [.J172] &amp; &quot;', '&quot; &amp; UPPER([.A172]) &amp; &quot;', 'A');&quot;" office:value-type="string" office:string-value="(848,upper(substr(md5(trunc(random() * 9999999 + 1000000)::text), 1,6)), 'Conceptos por Tipo Dependencia', '', 'D', '', '3.01.01.13', 'A');" calcext:value-type="string">
            <text:p>(848,upper(substr(md5(trunc(random() * 9999999 + 1000000)::text), 1,6)), 'Conceptos por Tipo Dependencia', '', 'D', '', '3.01.01.13', 'A'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ublic.opcion(id_opcion, codigo_opcion, descripcion, ruta, tipo, uri, jerarquia, estatus) VALUES (848,upper(substr(md5(trunc(random() * 9999999 + 1000000)::text), 1,6)), 'Conceptos por Tipo Dependencia', '', 'D', '', '3.01.01.13', 'A');" calcext:value-type="string">
            <text:p>INSERT INTO public.opcion(id_opcion, codigo_opcion, descripcion, ruta, tipo, uri, jerarquia, estatus) VALUES (848,upper(substr(md5(trunc(random() * 9999999 + 1000000)::text), 1,6)), 'Conceptos por Tipo Dependencia', '', 'D', '', '3.01.01.13', 'A');</text:p>
          </table:table-cell>
          <table:table-cell table:number-columns-repeated="2"/>
          <table:table-cell table:formula="of:==IF([.L172] &lt;&gt; &quot;&quot;;&quot;INSERT INTO public.rolopcion(id_rol_opcion, id_rol, id_opcion, consultar, agregar, modificar, eliminar, ejecutar) VALUES (&quot; &amp; [.O172] &amp; &quot;, '41'::integer, &quot; &amp; [.N172] &amp; &quot;, 'S'::text, 'S'::text, 'S'::text, 'S'::text, 'S'::text);&quot;; &quot;&quot;)" office:value-type="string" office:string-value="INSERT INTO public.rolopcion(id_rol_opcion, id_rol, id_opcion, consultar, agregar, modificar, eliminar, ejecutar) VALUES (272, '41'::integer, 848, 'S'::text, 'S'::text, 'S'::text, 'S'::text, 'S'::text);" calcext:value-type="string">
            <text:p>INSERT INTO public.rolopcion(id_rol_opcion, id_rol, id_opcion, consultar, agregar, modificar, eliminar, ejecutar) VALUES (272, '41'::integer, 848, 'S'::text, 'S'::text, 'S'::text, 'S'::text, 'S'::text);</text:p>
          </table:table-cell>
        </table:table-row>
        <table:table-row table:style-name="ro2">
          <table:table-cell table:formula="of:=[.$A$159]&amp;&quot;.&quot;&amp;[.E173]" office:value-type="string" office:string-value="3.01.01.14" calcext:value-type="string">
            <text:p>3.01.01.14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Turnos</text:p>
          </table:table-cell>
          <table:table-cell table:number-columns-repeated="5"/>
          <table:table-cell table:formula="of:=[.F173]" office:value-type="string" office:string-value="Turnos" calcext:value-type="string">
            <text:p>Turnos</text:p>
          </table:table-cell>
          <table:table-cell/>
          <table:table-cell office:value-type="float" office:value="849" calcext:value-type="float">
            <text:p>849</text:p>
          </table:table-cell>
          <table:table-cell office:value-type="float" office:value="273" calcext:value-type="float">
            <text:p>273</text:p>
          </table:table-cell>
          <table:table-cell table:style-name="ce3" table:formula="of:=&quot;(&quot; &amp; [.N173] &amp; &quot;,&quot; &amp; [.$R$1] &amp; &quot;, '&quot; &amp; [.L173]  &amp; &quot;', '&quot; &amp; [.I173] &amp;  &quot;', 'D', '&quot; &amp; [.J173] &amp; &quot;', '&quot; &amp; UPPER([.A173]) &amp; &quot;', 'A');&quot;" office:value-type="string" office:string-value="(849,upper(substr(md5(trunc(random() * 9999999 + 1000000)::text), 1,6)), 'Turnos', '', 'D', '', '3.01.01.14', 'A');" calcext:value-type="string">
            <text:p>(849,upper(substr(md5(trunc(random() * 9999999 + 1000000)::text), 1,6)), 'Turnos', '', 'D', '', '3.01.01.14', 'A'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ublic.opcion(id_opcion, codigo_opcion, descripcion, ruta, tipo, uri, jerarquia, estatus) VALUES (849,upper(substr(md5(trunc(random() * 9999999 + 1000000)::text), 1,6)), 'Turnos', '', 'D', '', '3.01.01.14', 'A');" calcext:value-type="string">
            <text:p>INSERT INTO public.opcion(id_opcion, codigo_opcion, descripcion, ruta, tipo, uri, jerarquia, estatus) VALUES (849,upper(substr(md5(trunc(random() * 9999999 + 1000000)::text), 1,6)), 'Turnos', '', 'D', '', '3.01.01.14', 'A');</text:p>
          </table:table-cell>
          <table:table-cell table:number-columns-repeated="2"/>
          <table:table-cell table:formula="of:==IF([.L173] &lt;&gt; &quot;&quot;;&quot;INSERT INTO public.rolopcion(id_rol_opcion, id_rol, id_opcion, consultar, agregar, modificar, eliminar, ejecutar) VALUES (&quot; &amp; [.O173] &amp; &quot;, '41'::integer, &quot; &amp; [.N173] &amp; &quot;, 'S'::text, 'S'::text, 'S'::text, 'S'::text, 'S'::text);&quot;; &quot;&quot;)" office:value-type="string" office:string-value="INSERT INTO public.rolopcion(id_rol_opcion, id_rol, id_opcion, consultar, agregar, modificar, eliminar, ejecutar) VALUES (273, '41'::integer, 849, 'S'::text, 'S'::text, 'S'::text, 'S'::text, 'S'::text);" calcext:value-type="string">
            <text:p>INSERT INTO public.rolopcion(id_rol_opcion, id_rol, id_opcion, consultar, agregar, modificar, eliminar, ejecutar) VALUES (273, '41'::integer, 849, 'S'::text, 'S'::text, 'S'::text, 'S'::text, 'S'::text);</text:p>
          </table:table-cell>
        </table:table-row>
        <table:table-row table:style-name="ro2">
          <table:table-cell table:formula="of:=[.$A$159]&amp;&quot;.&quot;&amp;[.E174]" office:value-type="string" office:string-value="3.01.01.15" calcext:value-type="string">
            <text:p>3.01.01.15</text:p>
          </table:table-cell>
          <table:table-cell table:number-columns-repeated="3"/>
          <table:table-cell office:value-type="string" calcext:value-type="string">
            <text:p>15</text:p>
          </table:table-cell>
          <table:table-cell office:value-type="string" calcext:value-type="string">
            <text:p>Tipos de Contrato</text:p>
          </table:table-cell>
          <table:table-cell table:number-columns-repeated="5"/>
          <table:table-cell table:formula="of:=[.F174]" office:value-type="string" office:string-value="Tipos de Contrato" calcext:value-type="string">
            <text:p>Tipos de Contrato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74" calcext:value-type="float">
            <text:p>274</text:p>
          </table:table-cell>
          <table:table-cell table:style-name="ce3" table:formula="of:=&quot;(&quot; &amp; [.N174] &amp; &quot;,&quot; &amp; [.$R$1] &amp; &quot;, '&quot; &amp; [.L174]  &amp; &quot;', '&quot; &amp; [.I174] &amp;  &quot;', 'D', '&quot; &amp; [.J174] &amp; &quot;', '&quot; &amp; UPPER([.A174]) &amp; &quot;', 'A');&quot;" office:value-type="string" office:string-value="(850,upper(substr(md5(trunc(random() * 9999999 + 1000000)::text), 1,6)), 'Tipos de Contrato', '', 'D', '', '3.01.01.15', 'A');" calcext:value-type="string">
            <text:p>(850,upper(substr(md5(trunc(random() * 9999999 + 1000000)::text), 1,6)), 'Tipos de Contrato', '', 'D', '', '3.01.01.15', 'A'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ublic.opcion(id_opcion, codigo_opcion, descripcion, ruta, tipo, uri, jerarquia, estatus) VALUES (850,upper(substr(md5(trunc(random() * 9999999 + 1000000)::text), 1,6)), 'Tipos de Contrato', '', 'D', '', '3.01.01.15', 'A');" calcext:value-type="string">
            <text:p>INSERT INTO public.opcion(id_opcion, codigo_opcion, descripcion, ruta, tipo, uri, jerarquia, estatus) VALUES (850,upper(substr(md5(trunc(random() * 9999999 + 1000000)::text), 1,6)), 'Tipos de Contrato', '', 'D', '', '3.01.01.15', 'A');</text:p>
          </table:table-cell>
          <table:table-cell table:number-columns-repeated="2"/>
          <table:table-cell table:formula="of:==IF([.L174] &lt;&gt; &quot;&quot;;&quot;INSERT INTO public.rolopcion(id_rol_opcion, id_rol, id_opcion, consultar, agregar, modificar, eliminar, ejecutar) VALUES (&quot; &amp; [.O174] &amp; &quot;, '41'::integer, &quot; &amp; [.N174] &amp; &quot;, 'S'::text, 'S'::text, 'S'::text, 'S'::text, 'S'::text);&quot;; &quot;&quot;)" office:value-type="string" office:string-value="INSERT INTO public.rolopcion(id_rol_opcion, id_rol, id_opcion, consultar, agregar, modificar, eliminar, ejecutar) VALUES (274, '41'::integer, 850, 'S'::text, 'S'::text, 'S'::text, 'S'::text, 'S'::text);" calcext:value-type="string">
            <text:p>INSERT INTO public.rolopcion(id_rol_opcion, id_rol, id_opcion, consultar, agregar, modificar, eliminar, ejecutar) VALUES (274, '41'::integer, 850, 'S'::text, 'S'::text, 'S'::text, 'S'::text, 'S'::text);</text:p>
          </table:table-cell>
        </table:table-row>
        <table:table-row table:style-name="ro2">
          <table:table-cell table:formula="of:=[.$A$159]&amp;&quot;.&quot;&amp;[.E175]" office:value-type="string" office:string-value="3.01.01.16" calcext:value-type="string">
            <text:p>3.01.01.16</text:p>
          </table:table-cell>
          <table:table-cell table:number-columns-repeated="3"/>
          <table:table-cell office:value-type="string" calcext:value-type="string">
            <text:p>16</text:p>
          </table:table-cell>
          <table:table-cell office:value-type="string" calcext:value-type="string">
            <text:p>Archivos (Disquetes)</text:p>
          </table:table-cell>
          <table:table-cell table:number-columns-repeated="5"/>
          <table:table-cell table:formula="of:=[.F175]" office:value-type="string" office:string-value="Archivos (Disquetes)" calcext:value-type="string">
            <text:p>Archivos (Disquetes)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275" calcext:value-type="float">
            <text:p>275</text:p>
          </table:table-cell>
          <table:table-cell table:style-name="ce3" table:formula="of:=&quot;(&quot; &amp; [.N175] &amp; &quot;,&quot; &amp; [.$R$1] &amp; &quot;, '&quot; &amp; [.L175]  &amp; &quot;', '&quot; &amp; [.I175] &amp;  &quot;', 'D', '&quot; &amp; [.J175] &amp; &quot;', '&quot; &amp; UPPER([.A175]) &amp; &quot;', 'A');&quot;" office:value-type="string" office:string-value="(851,upper(substr(md5(trunc(random() * 9999999 + 1000000)::text), 1,6)), 'Archivos (Disquetes)', '', 'D', '', '3.01.01.16', 'A');" calcext:value-type="string">
            <text:p>(851,upper(substr(md5(trunc(random() * 9999999 + 1000000)::text), 1,6)), 'Archivos (Disquetes)', '', 'D', '', '3.01.01.16', 'A'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ublic.opcion(id_opcion, codigo_opcion, descripcion, ruta, tipo, uri, jerarquia, estatus) VALUES (851,upper(substr(md5(trunc(random() * 9999999 + 1000000)::text), 1,6)), 'Archivos (Disquetes)', '', 'D', '', '3.01.01.16', 'A');" calcext:value-type="string">
            <text:p>INSERT INTO public.opcion(id_opcion, codigo_opcion, descripcion, ruta, tipo, uri, jerarquia, estatus) VALUES (851,upper(substr(md5(trunc(random() * 9999999 + 1000000)::text), 1,6)), 'Archivos (Disquetes)', '', 'D', '', '3.01.01.16', 'A');</text:p>
          </table:table-cell>
          <table:table-cell table:number-columns-repeated="2"/>
          <table:table-cell table:formula="of:==IF([.L175] &lt;&gt; &quot;&quot;;&quot;INSERT INTO public.rolopcion(id_rol_opcion, id_rol, id_opcion, consultar, agregar, modificar, eliminar, ejecutar) VALUES (&quot; &amp; [.O175] &amp; &quot;, '41'::integer, &quot; &amp; [.N175] &amp; &quot;, 'S'::text, 'S'::text, 'S'::text, 'S'::text, 'S'::text);&quot;; &quot;&quot;)" office:value-type="string" office:string-value="INSERT INTO public.rolopcion(id_rol_opcion, id_rol, id_opcion, consultar, agregar, modificar, eliminar, ejecutar) VALUES (275, '41'::integer, 851, 'S'::text, 'S'::text, 'S'::text, 'S'::text, 'S'::text);" calcext:value-type="string">
            <text:p>INSERT INTO public.rolopcion(id_rol_opcion, id_rol, id_opcion, consultar, agregar, modificar, eliminar, ejecutar) VALUES (275, '41'::integer, 851, 'S'::text, 'S'::text, 'S'::text, 'S'::text, 'S'::text);</text:p>
          </table:table-cell>
        </table:table-row>
        <table:table-row table:style-name="ro2">
          <table:table-cell table:formula="of:=[.$A$159]&amp;&quot;.&quot;&amp;[.E176]" office:value-type="string" office:string-value="3.01.01.17" calcext:value-type="string">
            <text:p>3.01.01.17</text:p>
          </table:table-cell>
          <table:table-cell table:number-columns-repeated="3"/>
          <table:table-cell office:value-type="string" calcext:value-type="string">
            <text:p>17</text:p>
          </table:table-cell>
          <table:table-cell office:value-type="string" calcext:value-type="string">
            <text:p>Detalle Archivos (Disquetes)</text:p>
          </table:table-cell>
          <table:table-cell table:number-columns-repeated="5"/>
          <table:table-cell table:formula="of:=[.F176]" office:value-type="string" office:string-value="Detalle Archivos (Disquetes)" calcext:value-type="string">
            <text:p>Detalle Archivos (Disquetes)</text:p>
          </table:table-cell>
          <table:table-cell/>
          <table:table-cell office:value-type="float" office:value="852" calcext:value-type="float">
            <text:p>852</text:p>
          </table:table-cell>
          <table:table-cell office:value-type="float" office:value="276" calcext:value-type="float">
            <text:p>276</text:p>
          </table:table-cell>
          <table:table-cell table:style-name="ce3" table:formula="of:=&quot;(&quot; &amp; [.N176] &amp; &quot;,&quot; &amp; [.$R$1] &amp; &quot;, '&quot; &amp; [.L176]  &amp; &quot;', '&quot; &amp; [.I176] &amp;  &quot;', 'D', '&quot; &amp; [.J176] &amp; &quot;', '&quot; &amp; UPPER([.A176]) &amp; &quot;', 'A');&quot;" office:value-type="string" office:string-value="(852,upper(substr(md5(trunc(random() * 9999999 + 1000000)::text), 1,6)), 'Detalle Archivos (Disquetes)', '', 'D', '', '3.01.01.17', 'A');" calcext:value-type="string">
            <text:p>(852,upper(substr(md5(trunc(random() * 9999999 + 1000000)::text), 1,6)), 'Detalle Archivos (Disquetes)', '', 'D', '', '3.01.01.17', 'A'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ublic.opcion(id_opcion, codigo_opcion, descripcion, ruta, tipo, uri, jerarquia, estatus) VALUES (852,upper(substr(md5(trunc(random() * 9999999 + 1000000)::text), 1,6)), 'Detalle Archivos (Disquetes)', '', 'D', '', '3.01.01.17', 'A');" calcext:value-type="string">
            <text:p>INSERT INTO public.opcion(id_opcion, codigo_opcion, descripcion, ruta, tipo, uri, jerarquia, estatus) VALUES (852,upper(substr(md5(trunc(random() * 9999999 + 1000000)::text), 1,6)), 'Detalle Archivos (Disquetes)', '', 'D', '', '3.01.01.17', 'A');</text:p>
          </table:table-cell>
          <table:table-cell table:number-columns-repeated="2"/>
          <table:table-cell table:formula="of:==IF([.L176] &lt;&gt; &quot;&quot;;&quot;INSERT INTO public.rolopcion(id_rol_opcion, id_rol, id_opcion, consultar, agregar, modificar, eliminar, ejecutar) VALUES (&quot; &amp; [.O176] &amp; &quot;, '41'::integer, &quot; &amp; [.N176] &amp; &quot;, 'S'::text, 'S'::text, 'S'::text, 'S'::text, 'S'::text);&quot;; &quot;&quot;)" office:value-type="string" office:string-value="INSERT INTO public.rolopcion(id_rol_opcion, id_rol, id_opcion, consultar, agregar, modificar, eliminar, ejecutar) VALUES (276, '41'::integer, 852, 'S'::text, 'S'::text, 'S'::text, 'S'::text, 'S'::text);" calcext:value-type="string">
            <text:p>INSERT INTO public.rolopcion(id_rol_opcion, id_rol, id_opcion, consultar, agregar, modificar, eliminar, ejecutar) VALUES (276, '41'::integer, 852, 'S'::text, 'S'::text, 'S'::text, 'S'::text, 'S'::text);</text:p>
          </table:table-cell>
        </table:table-row>
        <table:table-row table:style-name="ro2">
          <table:table-cell table:formula="of:=[.A158]&amp;&quot;.&quot;&amp;[.D177]" office:value-type="string" office:string-value="3.01.02" calcext:value-type="string">
            <text:p>3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y Fórmulas</text:p>
          </table:table-cell>
          <table:table-cell table:number-columns-repeated="6"/>
          <table:table-cell table:formula="of:=[.E177]" office:value-type="string" office:string-value="Parámetros y Fórmulas" calcext:value-type="string">
            <text:p>Parámetros y Fórmulas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277" calcext:value-type="float">
            <text:p>277</text:p>
          </table:table-cell>
          <table:table-cell table:style-name="ce3" table:formula="of:=&quot;(&quot; &amp; [.N177] &amp; &quot;,&quot; &amp; [.$R$1] &amp; &quot;, '&quot; &amp; [.L177]  &amp; &quot;', '&quot; &amp; [.I177] &amp;  &quot;', 'D', '&quot; &amp; [.J177] &amp; &quot;', '&quot; &amp; UPPER([.A177]) &amp; &quot;', 'A');&quot;" office:value-type="string" office:string-value="(853,upper(substr(md5(trunc(random() * 9999999 + 1000000)::text), 1,6)), 'Parámetros y Fórmulas', '', 'D', '', '3.01.02', 'A');" calcext:value-type="string">
            <text:p>(853,upper(substr(md5(trunc(random() * 9999999 + 1000000)::text), 1,6)), 'Parámetros y Fórmulas', '', 'D', '', '3.01.02', 'A'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ublic.opcion(id_opcion, codigo_opcion, descripcion, ruta, tipo, uri, jerarquia, estatus) VALUES (853,upper(substr(md5(trunc(random() * 9999999 + 1000000)::text), 1,6)), 'Parámetros y Fórmulas', '', 'D', '', '3.01.02', 'A');" calcext:value-type="string">
            <text:p>INSERT INTO public.opcion(id_opcion, codigo_opcion, descripcion, ruta, tipo, uri, jerarquia, estatus) VALUES (853,upper(substr(md5(trunc(random() * 9999999 + 1000000)::text), 1,6)), 'Parámetros y Fórmulas', '', 'D', '', '3.01.02', 'A');</text:p>
          </table:table-cell>
          <table:table-cell table:number-columns-repeated="2"/>
          <table:table-cell table:formula="of:==IF([.L177] &lt;&gt; &quot;&quot;;&quot;INSERT INTO public.rolopcion(id_rol_opcion, id_rol, id_opcion, consultar, agregar, modificar, eliminar, ejecutar) VALUES (&quot; &amp; [.O177] &amp; &quot;, '41'::integer, &quot; &amp; [.N177] &amp; &quot;, 'S'::text, 'S'::text, 'S'::text, 'S'::text, 'S'::text);&quot;; &quot;&quot;)" office:value-type="string" office:string-value="INSERT INTO public.rolopcion(id_rol_opcion, id_rol, id_opcion, consultar, agregar, modificar, eliminar, ejecutar) VALUES (277, '41'::integer, 853, 'S'::text, 'S'::text, 'S'::text, 'S'::text, 'S'::text);" calcext:value-type="string">
            <text:p>INSERT INTO public.rolopcion(id_rol_opcion, id_rol, id_opcion, consultar, agregar, modificar, eliminar, ejecutar) VALUES (277, '41'::integer, 853, 'S'::text, 'S'::text, 'S'::text, 'S'::text, 'S'::text);</text:p>
          </table:table-cell>
        </table:table-row>
        <table:table-row table:style-name="ro2">
          <table:table-cell table:formula="of:=[.$A$177]&amp;&quot;.&quot;&amp;[.E178]" office:value-type="string" office:string-value="3.01.02.01" calcext:value-type="string">
            <text:p>3.01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nceptos Asociados</text:p>
          </table:table-cell>
          <table:table-cell table:number-columns-repeated="5"/>
          <table:table-cell table:formula="of:=[.F178]" office:value-type="string" office:string-value="Conceptos Asociados" calcext:value-type="string">
            <text:p>Conceptos Asociados</text:p>
          </table:table-cell>
          <table:table-cell/>
          <table:table-cell office:value-type="float" office:value="854" calcext:value-type="float">
            <text:p>854</text:p>
          </table:table-cell>
          <table:table-cell office:value-type="float" office:value="278" calcext:value-type="float">
            <text:p>278</text:p>
          </table:table-cell>
          <table:table-cell table:style-name="ce3" table:formula="of:=&quot;(&quot; &amp; [.N178] &amp; &quot;,&quot; &amp; [.$R$1] &amp; &quot;, '&quot; &amp; [.L178]  &amp; &quot;', '&quot; &amp; [.I178] &amp;  &quot;', 'D', '&quot; &amp; [.J178] &amp; &quot;', '&quot; &amp; UPPER([.A178]) &amp; &quot;', 'A');&quot;" office:value-type="string" office:string-value="(854,upper(substr(md5(trunc(random() * 9999999 + 1000000)::text), 1,6)), 'Conceptos Asociados', '', 'D', '', '3.01.02.01', 'A');" calcext:value-type="string">
            <text:p>(854,upper(substr(md5(trunc(random() * 9999999 + 1000000)::text), 1,6)), 'Conceptos Asociados', '', 'D', '', '3.01.02.01', 'A'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ublic.opcion(id_opcion, codigo_opcion, descripcion, ruta, tipo, uri, jerarquia, estatus) VALUES (854,upper(substr(md5(trunc(random() * 9999999 + 1000000)::text), 1,6)), 'Conceptos Asociados', '', 'D', '', '3.01.02.01', 'A');" calcext:value-type="string">
            <text:p>INSERT INTO public.opcion(id_opcion, codigo_opcion, descripcion, ruta, tipo, uri, jerarquia, estatus) VALUES (854,upper(substr(md5(trunc(random() * 9999999 + 1000000)::text), 1,6)), 'Conceptos Asociados', '', 'D', '', '3.01.02.01', 'A');</text:p>
          </table:table-cell>
          <table:table-cell table:number-columns-repeated="2"/>
          <table:table-cell table:formula="of:==IF([.L178] &lt;&gt; &quot;&quot;;&quot;INSERT INTO public.rolopcion(id_rol_opcion, id_rol, id_opcion, consultar, agregar, modificar, eliminar, ejecutar) VALUES (&quot; &amp; [.O178] &amp; &quot;, '41'::integer, &quot; &amp; [.N178] &amp; &quot;, 'S'::text, 'S'::text, 'S'::text, 'S'::text, 'S'::text);&quot;; &quot;&quot;)" office:value-type="string" office:string-value="INSERT INTO public.rolopcion(id_rol_opcion, id_rol, id_opcion, consultar, agregar, modificar, eliminar, ejecutar) VALUES (278, '41'::integer, 854, 'S'::text, 'S'::text, 'S'::text, 'S'::text, 'S'::text);" calcext:value-type="string">
            <text:p>INSERT INTO public.rolopcion(id_rol_opcion, id_rol, id_opcion, consultar, agregar, modificar, eliminar, ejecutar) VALUES (278, '41'::integer, 854, 'S'::text, 'S'::text, 'S'::text, 'S'::text, 'S'::text);</text:p>
          </table:table-cell>
        </table:table-row>
        <table:table-row table:style-name="ro2">
          <table:table-cell table:formula="of:=[.$A$177]&amp;&quot;.&quot;&amp;[.E179]" office:value-type="string" office:string-value="3.01.02.02" calcext:value-type="string">
            <text:p>3.01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Prima Antiguedad</text:p>
          </table:table-cell>
          <table:table-cell table:number-columns-repeated="5"/>
          <table:table-cell table:formula="of:=[.F179]" office:value-type="string" office:string-value="Prima Antiguedad" calcext:value-type="string">
            <text:p>Prima Antiguedad</text:p>
          </table:table-cell>
          <table:table-cell/>
          <table:table-cell office:value-type="float" office:value="855" calcext:value-type="float">
            <text:p>855</text:p>
          </table:table-cell>
          <table:table-cell office:value-type="float" office:value="279" calcext:value-type="float">
            <text:p>279</text:p>
          </table:table-cell>
          <table:table-cell table:style-name="ce3" table:formula="of:=&quot;(&quot; &amp; [.N179] &amp; &quot;,&quot; &amp; [.$R$1] &amp; &quot;, '&quot; &amp; [.L179]  &amp; &quot;', '&quot; &amp; [.I179] &amp;  &quot;', 'D', '&quot; &amp; [.J179] &amp; &quot;', '&quot; &amp; UPPER([.A179]) &amp; &quot;', 'A');&quot;" office:value-type="string" office:string-value="(855,upper(substr(md5(trunc(random() * 9999999 + 1000000)::text), 1,6)), 'Prima Antiguedad', '', 'D', '', '3.01.02.02', 'A');" calcext:value-type="string">
            <text:p>(855,upper(substr(md5(trunc(random() * 9999999 + 1000000)::text), 1,6)), 'Prima Antiguedad', '', 'D', '', '3.01.02.02', 'A'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ublic.opcion(id_opcion, codigo_opcion, descripcion, ruta, tipo, uri, jerarquia, estatus) VALUES (855,upper(substr(md5(trunc(random() * 9999999 + 1000000)::text), 1,6)), 'Prima Antiguedad', '', 'D', '', '3.01.02.02', 'A');" calcext:value-type="string">
            <text:p>INSERT INTO public.opcion(id_opcion, codigo_opcion, descripcion, ruta, tipo, uri, jerarquia, estatus) VALUES (855,upper(substr(md5(trunc(random() * 9999999 + 1000000)::text), 1,6)), 'Prima Antiguedad', '', 'D', '', '3.01.02.02', 'A');</text:p>
          </table:table-cell>
          <table:table-cell table:number-columns-repeated="2"/>
          <table:table-cell table:formula="of:==IF([.L179] &lt;&gt; &quot;&quot;;&quot;INSERT INTO public.rolopcion(id_rol_opcion, id_rol, id_opcion, consultar, agregar, modificar, eliminar, ejecutar) VALUES (&quot; &amp; [.O179] &amp; &quot;, '41'::integer, &quot; &amp; [.N179] &amp; &quot;, 'S'::text, 'S'::text, 'S'::text, 'S'::text, 'S'::text);&quot;; &quot;&quot;)" office:value-type="string" office:string-value="INSERT INTO public.rolopcion(id_rol_opcion, id_rol, id_opcion, consultar, agregar, modificar, eliminar, ejecutar) VALUES (279, '41'::integer, 855, 'S'::text, 'S'::text, 'S'::text, 'S'::text, 'S'::text);" calcext:value-type="string">
            <text:p>INSERT INTO public.rolopcion(id_rol_opcion, id_rol, id_opcion, consultar, agregar, modificar, eliminar, ejecutar) VALUES (279, '41'::integer, 855, 'S'::text, 'S'::text, 'S'::text, 'S'::text, 'S'::text);</text:p>
          </table:table-cell>
        </table:table-row>
        <table:table-row table:style-name="ro2">
          <table:table-cell table:formula="of:=[.$A$177]&amp;&quot;.&quot;&amp;[.E180]" office:value-type="string" office:string-value="3.01.02.03" calcext:value-type="string">
            <text:p>3.01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ima por Hijo</text:p>
          </table:table-cell>
          <table:table-cell table:number-columns-repeated="5"/>
          <table:table-cell table:formula="of:=[.F180]" office:value-type="string" office:string-value="Prima por Hijo" calcext:value-type="string">
            <text:p>Prima por Hijo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280" calcext:value-type="float">
            <text:p>280</text:p>
          </table:table-cell>
          <table:table-cell table:style-name="ce3" table:formula="of:=&quot;(&quot; &amp; [.N180] &amp; &quot;,&quot; &amp; [.$R$1] &amp; &quot;, '&quot; &amp; [.L180]  &amp; &quot;', '&quot; &amp; [.I180] &amp;  &quot;', 'D', '&quot; &amp; [.J180] &amp; &quot;', '&quot; &amp; UPPER([.A180]) &amp; &quot;', 'A');&quot;" office:value-type="string" office:string-value="(856,upper(substr(md5(trunc(random() * 9999999 + 1000000)::text), 1,6)), 'Prima por Hijo', '', 'D', '', '3.01.02.03', 'A');" calcext:value-type="string">
            <text:p>(856,upper(substr(md5(trunc(random() * 9999999 + 1000000)::text), 1,6)), 'Prima por Hijo', '', 'D', '', '3.01.02.03', 'A'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ublic.opcion(id_opcion, codigo_opcion, descripcion, ruta, tipo, uri, jerarquia, estatus) VALUES (856,upper(substr(md5(trunc(random() * 9999999 + 1000000)::text), 1,6)), 'Prima por Hijo', '', 'D', '', '3.01.02.03', 'A');" calcext:value-type="string">
            <text:p>INSERT INTO public.opcion(id_opcion, codigo_opcion, descripcion, ruta, tipo, uri, jerarquia, estatus) VALUES (856,upper(substr(md5(trunc(random() * 9999999 + 1000000)::text), 1,6)), 'Prima por Hijo', '', 'D', '', '3.01.02.03', 'A');</text:p>
          </table:table-cell>
          <table:table-cell table:number-columns-repeated="2"/>
          <table:table-cell table:formula="of:==IF([.L180] &lt;&gt; &quot;&quot;;&quot;INSERT INTO public.rolopcion(id_rol_opcion, id_rol, id_opcion, consultar, agregar, modificar, eliminar, ejecutar) VALUES (&quot; &amp; [.O180] &amp; &quot;, '41'::integer, &quot; &amp; [.N180] &amp; &quot;, 'S'::text, 'S'::text, 'S'::text, 'S'::text, 'S'::text);&quot;; &quot;&quot;)" office:value-type="string" office:string-value="INSERT INTO public.rolopcion(id_rol_opcion, id_rol, id_opcion, consultar, agregar, modificar, eliminar, ejecutar) VALUES (280, '41'::integer, 856, 'S'::text, 'S'::text, 'S'::text, 'S'::text, 'S'::text);" calcext:value-type="string">
            <text:p>INSERT INTO public.rolopcion(id_rol_opcion, id_rol, id_opcion, consultar, agregar, modificar, eliminar, ejecutar) VALUES (280, '41'::integer, 856, 'S'::text, 'S'::text, 'S'::text, 'S'::text, 'S'::text);</text:p>
          </table:table-cell>
        </table:table-row>
        <table:table-row table:style-name="ro2">
          <table:table-cell table:formula="of:=[.$A$177]&amp;&quot;.&quot;&amp;[.E181]" office:value-type="string" office:string-value="3.01.02.04" calcext:value-type="string">
            <text:p>3.01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Parámetros Retenciones</text:p>
          </table:table-cell>
          <table:table-cell table:number-columns-repeated="5"/>
          <table:table-cell table:formula="of:=[.F181]" office:value-type="string" office:string-value="Parámetros Retenciones" calcext:value-type="string">
            <text:p>Parámetros Retenciones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281" calcext:value-type="float">
            <text:p>281</text:p>
          </table:table-cell>
          <table:table-cell table:style-name="ce3" table:formula="of:=&quot;(&quot; &amp; [.N181] &amp; &quot;,&quot; &amp; [.$R$1] &amp; &quot;, '&quot; &amp; [.L181]  &amp; &quot;', '&quot; &amp; [.I181] &amp;  &quot;', 'D', '&quot; &amp; [.J181] &amp; &quot;', '&quot; &amp; UPPER([.A181]) &amp; &quot;', 'A');&quot;" office:value-type="string" office:string-value="(857,upper(substr(md5(trunc(random() * 9999999 + 1000000)::text), 1,6)), 'Parámetros Retenciones', '', 'D', '', '3.01.02.04', 'A');" calcext:value-type="string">
            <text:p>(857,upper(substr(md5(trunc(random() * 9999999 + 1000000)::text), 1,6)), 'Parámetros Retenciones', '', 'D', '', '3.01.02.04', 'A'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ublic.opcion(id_opcion, codigo_opcion, descripcion, ruta, tipo, uri, jerarquia, estatus) VALUES (857,upper(substr(md5(trunc(random() * 9999999 + 1000000)::text), 1,6)), 'Parámetros Retenciones', '', 'D', '', '3.01.02.04', 'A');" calcext:value-type="string">
            <text:p>INSERT INTO public.opcion(id_opcion, codigo_opcion, descripcion, ruta, tipo, uri, jerarquia, estatus) VALUES (857,upper(substr(md5(trunc(random() * 9999999 + 1000000)::text), 1,6)), 'Parámetros Retenciones', '', 'D', '', '3.01.02.04', 'A');</text:p>
          </table:table-cell>
          <table:table-cell table:number-columns-repeated="2"/>
          <table:table-cell table:formula="of:==IF([.L181] &lt;&gt; &quot;&quot;;&quot;INSERT INTO public.rolopcion(id_rol_opcion, id_rol, id_opcion, consultar, agregar, modificar, eliminar, ejecutar) VALUES (&quot; &amp; [.O181] &amp; &quot;, '41'::integer, &quot; &amp; [.N181] &amp; &quot;, 'S'::text, 'S'::text, 'S'::text, 'S'::text, 'S'::text);&quot;; &quot;&quot;)" office:value-type="string" office:string-value="INSERT INTO public.rolopcion(id_rol_opcion, id_rol, id_opcion, consultar, agregar, modificar, eliminar, ejecutar) VALUES (281, '41'::integer, 857, 'S'::text, 'S'::text, 'S'::text, 'S'::text, 'S'::text);" calcext:value-type="string">
            <text:p>INSERT INTO public.rolopcion(id_rol_opcion, id_rol, id_opcion, consultar, agregar, modificar, eliminar, ejecutar) VALUES (281, '41'::integer, 857, 'S'::text, 'S'::text, 'S'::text, 'S'::text, 'S'::text);</text:p>
          </table:table-cell>
        </table:table-row>
        <table:table-row table:style-name="ro2">
          <table:table-cell table:formula="of:=[.$A$177]&amp;&quot;.&quot;&amp;[.E182]" office:value-type="string" office:string-value="3.01.02.05" calcext:value-type="string">
            <text:p>3.01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Fórmulas Bono Vacacional</text:p>
          </table:table-cell>
          <table:table-cell table:number-columns-repeated="5"/>
          <table:table-cell table:formula="of:=[.F182]" office:value-type="string" office:string-value="Fórmulas Bono Vacacional" calcext:value-type="string">
            <text:p>Fórmulas Bono Vacacional</text:p>
          </table:table-cell>
          <table:table-cell/>
          <table:table-cell office:value-type="float" office:value="858" calcext:value-type="float">
            <text:p>858</text:p>
          </table:table-cell>
          <table:table-cell office:value-type="float" office:value="282" calcext:value-type="float">
            <text:p>282</text:p>
          </table:table-cell>
          <table:table-cell table:style-name="ce3" table:formula="of:=&quot;(&quot; &amp; [.N182] &amp; &quot;,&quot; &amp; [.$R$1] &amp; &quot;, '&quot; &amp; [.L182]  &amp; &quot;', '&quot; &amp; [.I182] &amp;  &quot;', 'D', '&quot; &amp; [.J182] &amp; &quot;', '&quot; &amp; UPPER([.A182]) &amp; &quot;', 'A');&quot;" office:value-type="string" office:string-value="(858,upper(substr(md5(trunc(random() * 9999999 + 1000000)::text), 1,6)), 'Fórmulas Bono Vacacional', '', 'D', '', '3.01.02.05', 'A');" calcext:value-type="string">
            <text:p>(858,upper(substr(md5(trunc(random() * 9999999 + 1000000)::text), 1,6)), 'Fórmulas Bono Vacacional', '', 'D', '', '3.01.02.05', 'A'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ublic.opcion(id_opcion, codigo_opcion, descripcion, ruta, tipo, uri, jerarquia, estatus) VALUES (858,upper(substr(md5(trunc(random() * 9999999 + 1000000)::text), 1,6)), 'Fórmulas Bono Vacacional', '', 'D', '', '3.01.02.05', 'A');" calcext:value-type="string">
            <text:p>INSERT INTO public.opcion(id_opcion, codigo_opcion, descripcion, ruta, tipo, uri, jerarquia, estatus) VALUES (858,upper(substr(md5(trunc(random() * 9999999 + 1000000)::text), 1,6)), 'Fórmulas Bono Vacacional', '', 'D', '', '3.01.02.05', 'A');</text:p>
          </table:table-cell>
          <table:table-cell table:number-columns-repeated="2"/>
          <table:table-cell table:formula="of:==IF([.L182] &lt;&gt; &quot;&quot;;&quot;INSERT INTO public.rolopcion(id_rol_opcion, id_rol, id_opcion, consultar, agregar, modificar, eliminar, ejecutar) VALUES (&quot; &amp; [.O182] &amp; &quot;, '41'::integer, &quot; &amp; [.N182] &amp; &quot;, 'S'::text, 'S'::text, 'S'::text, 'S'::text, 'S'::text);&quot;; &quot;&quot;)" office:value-type="string" office:string-value="INSERT INTO public.rolopcion(id_rol_opcion, id_rol, id_opcion, consultar, agregar, modificar, eliminar, ejecutar) VALUES (282, '41'::integer, 858, 'S'::text, 'S'::text, 'S'::text, 'S'::text, 'S'::text);" calcext:value-type="string">
            <text:p>INSERT INTO public.rolopcion(id_rol_opcion, id_rol, id_opcion, consultar, agregar, modificar, eliminar, ejecutar) VALUES (282, '41'::integer, 858, 'S'::text, 'S'::text, 'S'::text, 'S'::text, 'S'::text);</text:p>
          </table:table-cell>
        </table:table-row>
        <table:table-row table:style-name="ro2">
          <table:table-cell table:formula="of:=[.$A$177]&amp;&quot;.&quot;&amp;[.E183]" office:value-type="string" office:string-value="3.01.02.06" calcext:value-type="string">
            <text:p>3.01.02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Días Vacaciones por Año</text:p>
          </table:table-cell>
          <table:table-cell table:number-columns-repeated="5"/>
          <table:table-cell table:formula="of:=[.F183]" office:value-type="string" office:string-value="Días Vacaciones por Año" calcext:value-type="string">
            <text:p>Días Vacaciones por Año</text:p>
          </table:table-cell>
          <table:table-cell/>
          <table:table-cell office:value-type="float" office:value="859" calcext:value-type="float">
            <text:p>859</text:p>
          </table:table-cell>
          <table:table-cell office:value-type="float" office:value="283" calcext:value-type="float">
            <text:p>283</text:p>
          </table:table-cell>
          <table:table-cell table:style-name="ce3" table:formula="of:=&quot;(&quot; &amp; [.N183] &amp; &quot;,&quot; &amp; [.$R$1] &amp; &quot;, '&quot; &amp; [.L183]  &amp; &quot;', '&quot; &amp; [.I183] &amp;  &quot;', 'D', '&quot; &amp; [.J183] &amp; &quot;', '&quot; &amp; UPPER([.A183]) &amp; &quot;', 'A');&quot;" office:value-type="string" office:string-value="(859,upper(substr(md5(trunc(random() * 9999999 + 1000000)::text), 1,6)), 'Días Vacaciones por Año', '', 'D', '', '3.01.02.06', 'A');" calcext:value-type="string">
            <text:p>(859,upper(substr(md5(trunc(random() * 9999999 + 1000000)::text), 1,6)), 'Días Vacaciones por Año', '', 'D', '', '3.01.02.06', 'A'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ublic.opcion(id_opcion, codigo_opcion, descripcion, ruta, tipo, uri, jerarquia, estatus) VALUES (859,upper(substr(md5(trunc(random() * 9999999 + 1000000)::text), 1,6)), 'Días Vacaciones por Año', '', 'D', '', '3.01.02.06', 'A');" calcext:value-type="string">
            <text:p>INSERT INTO public.opcion(id_opcion, codigo_opcion, descripcion, ruta, tipo, uri, jerarquia, estatus) VALUES (859,upper(substr(md5(trunc(random() * 9999999 + 1000000)::text), 1,6)), 'Días Vacaciones por Año', '', 'D', '', '3.01.02.06', 'A');</text:p>
          </table:table-cell>
          <table:table-cell table:number-columns-repeated="2"/>
          <table:table-cell table:formula="of:==IF([.L183] &lt;&gt; &quot;&quot;;&quot;INSERT INTO public.rolopcion(id_rol_opcion, id_rol, id_opcion, consultar, agregar, modificar, eliminar, ejecutar) VALUES (&quot; &amp; [.O183] &amp; &quot;, '41'::integer, &quot; &amp; [.N183] &amp; &quot;, 'S'::text, 'S'::text, 'S'::text, 'S'::text, 'S'::text);&quot;; &quot;&quot;)" office:value-type="string" office:string-value="INSERT INTO public.rolopcion(id_rol_opcion, id_rol, id_opcion, consultar, agregar, modificar, eliminar, ejecutar) VALUES (283, '41'::integer, 859, 'S'::text, 'S'::text, 'S'::text, 'S'::text, 'S'::text);" calcext:value-type="string">
            <text:p>INSERT INTO public.rolopcion(id_rol_opcion, id_rol, id_opcion, consultar, agregar, modificar, eliminar, ejecutar) VALUES (283, '41'::integer, 859, 'S'::text, 'S'::text, 'S'::text, 'S'::text, 'S'::text);</text:p>
          </table:table-cell>
        </table:table-row>
        <table:table-row table:style-name="ro2">
          <table:table-cell table:formula="of:=[.$A$177]&amp;&quot;.&quot;&amp;[.E184]" office:value-type="string" office:string-value="3.01.02.07" calcext:value-type="string">
            <text:p>3.01.02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Fórmula Bono Fin de Año</text:p>
          </table:table-cell>
          <table:table-cell table:number-columns-repeated="5"/>
          <table:table-cell table:formula="of:=[.F184]" office:value-type="string" office:string-value="Fórmula Bono Fin de Año" calcext:value-type="string">
            <text:p>Fórmula Bono Fin de Año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284" calcext:value-type="float">
            <text:p>284</text:p>
          </table:table-cell>
          <table:table-cell table:style-name="ce3" table:formula="of:=&quot;(&quot; &amp; [.N184] &amp; &quot;,&quot; &amp; [.$R$1] &amp; &quot;, '&quot; &amp; [.L184]  &amp; &quot;', '&quot; &amp; [.I184] &amp;  &quot;', 'D', '&quot; &amp; [.J184] &amp; &quot;', '&quot; &amp; UPPER([.A184]) &amp; &quot;', 'A');&quot;" office:value-type="string" office:string-value="(860,upper(substr(md5(trunc(random() * 9999999 + 1000000)::text), 1,6)), 'Fórmula Bono Fin de Año', '', 'D', '', '3.01.02.07', 'A');" calcext:value-type="string">
            <text:p>(860,upper(substr(md5(trunc(random() * 9999999 + 1000000)::text), 1,6)), 'Fórmula Bono Fin de Año', '', 'D', '', '3.01.02.07', 'A'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ublic.opcion(id_opcion, codigo_opcion, descripcion, ruta, tipo, uri, jerarquia, estatus) VALUES (860,upper(substr(md5(trunc(random() * 9999999 + 1000000)::text), 1,6)), 'Fórmula Bono Fin de Año', '', 'D', '', '3.01.02.07', 'A');" calcext:value-type="string">
            <text:p>INSERT INTO public.opcion(id_opcion, codigo_opcion, descripcion, ruta, tipo, uri, jerarquia, estatus) VALUES (860,upper(substr(md5(trunc(random() * 9999999 + 1000000)::text), 1,6)), 'Fórmula Bono Fin de Año', '', 'D', '', '3.01.02.07', 'A');</text:p>
          </table:table-cell>
          <table:table-cell table:number-columns-repeated="2"/>
          <table:table-cell table:formula="of:==IF([.L184] &lt;&gt; &quot;&quot;;&quot;INSERT INTO public.rolopcion(id_rol_opcion, id_rol, id_opcion, consultar, agregar, modificar, eliminar, ejecutar) VALUES (&quot; &amp; [.O184] &amp; &quot;, '41'::integer, &quot; &amp; [.N184] &amp; &quot;, 'S'::text, 'S'::text, 'S'::text, 'S'::text, 'S'::text);&quot;; &quot;&quot;)" office:value-type="string" office:string-value="INSERT INTO public.rolopcion(id_rol_opcion, id_rol, id_opcion, consultar, agregar, modificar, eliminar, ejecutar) VALUES (284, '41'::integer, 860, 'S'::text, 'S'::text, 'S'::text, 'S'::text, 'S'::text);" calcext:value-type="string">
            <text:p>INSERT INTO public.rolopcion(id_rol_opcion, id_rol, id_opcion, consultar, agregar, modificar, eliminar, ejecutar) VALUES (284, '41'::integer, 860, 'S'::text, 'S'::text, 'S'::text, 'S'::text, 'S'::text);</text:p>
          </table:table-cell>
        </table:table-row>
        <table:table-row table:style-name="ro2">
          <table:table-cell table:formula="of:=[.$A$177]&amp;&quot;.&quot;&amp;[.E185]" office:value-type="string" office:string-value="3.01.02.08" calcext:value-type="string">
            <text:p>3.01.02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Parámetros Varios</text:p>
          </table:table-cell>
          <table:table-cell table:number-columns-repeated="5"/>
          <table:table-cell table:formula="of:=[.F185]" office:value-type="string" office:string-value="Parámetros Varios" calcext:value-type="string">
            <text:p>Parámetros Varios</text:p>
          </table:table-cell>
          <table:table-cell/>
          <table:table-cell office:value-type="float" office:value="861" calcext:value-type="float">
            <text:p>861</text:p>
          </table:table-cell>
          <table:table-cell office:value-type="float" office:value="285" calcext:value-type="float">
            <text:p>285</text:p>
          </table:table-cell>
          <table:table-cell table:style-name="ce3" table:formula="of:=&quot;(&quot; &amp; [.N185] &amp; &quot;,&quot; &amp; [.$R$1] &amp; &quot;, '&quot; &amp; [.L185]  &amp; &quot;', '&quot; &amp; [.I185] &amp;  &quot;', 'D', '&quot; &amp; [.J185] &amp; &quot;', '&quot; &amp; UPPER([.A185]) &amp; &quot;', 'A');&quot;" office:value-type="string" office:string-value="(861,upper(substr(md5(trunc(random() * 9999999 + 1000000)::text), 1,6)), 'Parámetros Varios', '', 'D', '', '3.01.02.08', 'A');" calcext:value-type="string">
            <text:p>(861,upper(substr(md5(trunc(random() * 9999999 + 1000000)::text), 1,6)), 'Parámetros Varios', '', 'D', '', '3.01.02.08', 'A'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ublic.opcion(id_opcion, codigo_opcion, descripcion, ruta, tipo, uri, jerarquia, estatus) VALUES (861,upper(substr(md5(trunc(random() * 9999999 + 1000000)::text), 1,6)), 'Parámetros Varios', '', 'D', '', '3.01.02.08', 'A');" calcext:value-type="string">
            <text:p>INSERT INTO public.opcion(id_opcion, codigo_opcion, descripcion, ruta, tipo, uri, jerarquia, estatus) VALUES (861,upper(substr(md5(trunc(random() * 9999999 + 1000000)::text), 1,6)), 'Parámetros Varios', '', 'D', '', '3.01.02.08', 'A');</text:p>
          </table:table-cell>
          <table:table-cell table:number-columns-repeated="2"/>
          <table:table-cell table:formula="of:==IF([.L185] &lt;&gt; &quot;&quot;;&quot;INSERT INTO public.rolopcion(id_rol_opcion, id_rol, id_opcion, consultar, agregar, modificar, eliminar, ejecutar) VALUES (&quot; &amp; [.O185] &amp; &quot;, '41'::integer, &quot; &amp; [.N185] &amp; &quot;, 'S'::text, 'S'::text, 'S'::text, 'S'::text, 'S'::text);&quot;; &quot;&quot;)" office:value-type="string" office:string-value="INSERT INTO public.rolopcion(id_rol_opcion, id_rol, id_opcion, consultar, agregar, modificar, eliminar, ejecutar) VALUES (285, '41'::integer, 861, 'S'::text, 'S'::text, 'S'::text, 'S'::text, 'S'::text);" calcext:value-type="string">
            <text:p>INSERT INTO public.rolopcion(id_rol_opcion, id_rol, id_opcion, consultar, agregar, modificar, eliminar, ejecutar) VALUES (285, '41'::integer, 861, 'S'::text, 'S'::text, 'S'::text, 'S'::text, 'S'::text);</text:p>
          </table:table-cell>
        </table:table-row>
        <table:table-row table:style-name="ro2">
          <table:table-cell table:formula="of:=[.$A$177]&amp;&quot;.&quot;&amp;[.E186]" office:value-type="string" office:string-value="3.01.02.09" calcext:value-type="string">
            <text:p>3.01.02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Parámetros Planilla ARI</text:p>
          </table:table-cell>
          <table:table-cell table:number-columns-repeated="5"/>
          <table:table-cell table:formula="of:=[.F186]" office:value-type="string" office:string-value="Parámetros Planilla ARI" calcext:value-type="string">
            <text:p>Parámetros Planilla ARI</text:p>
          </table:table-cell>
          <table:table-cell/>
          <table:table-cell office:value-type="float" office:value="862" calcext:value-type="float">
            <text:p>862</text:p>
          </table:table-cell>
          <table:table-cell office:value-type="float" office:value="286" calcext:value-type="float">
            <text:p>286</text:p>
          </table:table-cell>
          <table:table-cell table:style-name="ce3" table:formula="of:=&quot;(&quot; &amp; [.N186] &amp; &quot;,&quot; &amp; [.$R$1] &amp; &quot;, '&quot; &amp; [.L186]  &amp; &quot;', '&quot; &amp; [.I186] &amp;  &quot;', 'D', '&quot; &amp; [.J186] &amp; &quot;', '&quot; &amp; UPPER([.A186]) &amp; &quot;', 'A');&quot;" office:value-type="string" office:string-value="(862,upper(substr(md5(trunc(random() * 9999999 + 1000000)::text), 1,6)), 'Parámetros Planilla ARI', '', 'D', '', '3.01.02.09', 'A');" calcext:value-type="string">
            <text:p>(862,upper(substr(md5(trunc(random() * 9999999 + 1000000)::text), 1,6)), 'Parámetros Planilla ARI', '', 'D', '', '3.01.02.09', 'A'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ublic.opcion(id_opcion, codigo_opcion, descripcion, ruta, tipo, uri, jerarquia, estatus) VALUES (862,upper(substr(md5(trunc(random() * 9999999 + 1000000)::text), 1,6)), 'Parámetros Planilla ARI', '', 'D', '', '3.01.02.09', 'A');" calcext:value-type="string">
            <text:p>INSERT INTO public.opcion(id_opcion, codigo_opcion, descripcion, ruta, tipo, uri, jerarquia, estatus) VALUES (862,upper(substr(md5(trunc(random() * 9999999 + 1000000)::text), 1,6)), 'Parámetros Planilla ARI', '', 'D', '', '3.01.02.09', 'A');</text:p>
          </table:table-cell>
          <table:table-cell table:number-columns-repeated="2"/>
          <table:table-cell table:formula="of:==IF([.L186] &lt;&gt; &quot;&quot;;&quot;INSERT INTO public.rolopcion(id_rol_opcion, id_rol, id_opcion, consultar, agregar, modificar, eliminar, ejecutar) VALUES (&quot; &amp; [.O186] &amp; &quot;, '41'::integer, &quot; &amp; [.N186] &amp; &quot;, 'S'::text, 'S'::text, 'S'::text, 'S'::text, 'S'::text);&quot;; &quot;&quot;)" office:value-type="string" office:string-value="INSERT INTO public.rolopcion(id_rol_opcion, id_rol, id_opcion, consultar, agregar, modificar, eliminar, ejecutar) VALUES (286, '41'::integer, 862, 'S'::text, 'S'::text, 'S'::text, 'S'::text, 'S'::text);" calcext:value-type="string">
            <text:p>INSERT INTO public.rolopcion(id_rol_opcion, id_rol, id_opcion, consultar, agregar, modificar, eliminar, ejecutar) VALUES (286, '41'::integer, 862, 'S'::text, 'S'::text, 'S'::text, 'S'::text, 'S'::text);</text:p>
          </table:table-cell>
        </table:table-row>
        <table:table-row table:style-name="ro2">
          <table:table-cell table:formula="of:=[.$A$158]&amp;&quot;.&quot;&amp;[.D187]" office:value-type="string" office:string-value="3.01.03" calcext:value-type="string">
            <text:p>3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Tablas Básicas y Nómina</text:p>
          </table:table-cell>
          <table:table-cell table:number-columns-repeated="6"/>
          <table:table-cell table:formula="of:=[.E187]" office:value-type="string" office:string-value="Tablas Básicas y Nómina" calcext:value-type="string">
            <text:p>Tablas Básicas y Nómina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float" office:value="287" calcext:value-type="float">
            <text:p>287</text:p>
          </table:table-cell>
          <table:table-cell table:style-name="ce3" table:formula="of:=&quot;(&quot; &amp; [.N187] &amp; &quot;,&quot; &amp; [.$R$1] &amp; &quot;, '&quot; &amp; [.L187]  &amp; &quot;', '&quot; &amp; [.I187] &amp;  &quot;', 'D', '&quot; &amp; [.J187] &amp; &quot;', '&quot; &amp; UPPER([.A187]) &amp; &quot;', 'A');&quot;" office:value-type="string" office:string-value="(863,upper(substr(md5(trunc(random() * 9999999 + 1000000)::text), 1,6)), 'Tablas Básicas y Nómina', '', 'D', '', '3.01.03', 'A');" calcext:value-type="string">
            <text:p>(863,upper(substr(md5(trunc(random() * 9999999 + 1000000)::text), 1,6)), 'Tablas Básicas y Nómina', '', 'D', '', '3.01.03', 'A'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ublic.opcion(id_opcion, codigo_opcion, descripcion, ruta, tipo, uri, jerarquia, estatus) VALUES (863,upper(substr(md5(trunc(random() * 9999999 + 1000000)::text), 1,6)), 'Tablas Básicas y Nómina', '', 'D', '', '3.01.03', 'A');" calcext:value-type="string">
            <text:p>INSERT INTO public.opcion(id_opcion, codigo_opcion, descripcion, ruta, tipo, uri, jerarquia, estatus) VALUES (863,upper(substr(md5(trunc(random() * 9999999 + 1000000)::text), 1,6)), 'Tablas Básicas y Nómina', '', 'D', '', '3.01.03', 'A');</text:p>
          </table:table-cell>
          <table:table-cell table:number-columns-repeated="2"/>
          <table:table-cell table:formula="of:==IF([.L187] &lt;&gt; &quot;&quot;;&quot;INSERT INTO public.rolopcion(id_rol_opcion, id_rol, id_opcion, consultar, agregar, modificar, eliminar, ejecutar) VALUES (&quot; &amp; [.O187] &amp; &quot;, '41'::integer, &quot; &amp; [.N187] &amp; &quot;, 'S'::text, 'S'::text, 'S'::text, 'S'::text, 'S'::text);&quot;; &quot;&quot;)" office:value-type="string" office:string-value="INSERT INTO public.rolopcion(id_rol_opcion, id_rol, id_opcion, consultar, agregar, modificar, eliminar, ejecutar) VALUES (287, '41'::integer, 863, 'S'::text, 'S'::text, 'S'::text, 'S'::text, 'S'::text);" calcext:value-type="string">
            <text:p>INSERT INTO public.rolopcion(id_rol_opcion, id_rol, id_opcion, consultar, agregar, modificar, eliminar, ejecutar) VALUES (287, '41'::integer, 863, 'S'::text, 'S'::text, 'S'::text, 'S'::text, 'S'::text);</text:p>
          </table:table-cell>
        </table:table-row>
        <table:table-row table:style-name="ro2">
          <table:table-cell table:formula="of:=[.$A$187]&amp;&quot;.&quot;&amp;[.E188]" office:value-type="string" office:string-value="3.01.03.01" calcext:value-type="string">
            <text:p>3.01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Bancos</text:p>
          </table:table-cell>
          <table:table-cell table:number-columns-repeated="5"/>
          <table:table-cell table:formula="of:=[.F188]" office:value-type="string" office:string-value="Bancos" calcext:value-type="string">
            <text:p>Bancos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288" calcext:value-type="float">
            <text:p>288</text:p>
          </table:table-cell>
          <table:table-cell table:style-name="ce3" table:formula="of:=&quot;(&quot; &amp; [.N188] &amp; &quot;,&quot; &amp; [.$R$1] &amp; &quot;, '&quot; &amp; [.L188]  &amp; &quot;', '&quot; &amp; [.I188] &amp;  &quot;', 'D', '&quot; &amp; [.J188] &amp; &quot;', '&quot; &amp; UPPER([.A188]) &amp; &quot;', 'A');&quot;" office:value-type="string" office:string-value="(864,upper(substr(md5(trunc(random() * 9999999 + 1000000)::text), 1,6)), 'Bancos', '', 'D', '', '3.01.03.01', 'A');" calcext:value-type="string">
            <text:p>(864,upper(substr(md5(trunc(random() * 9999999 + 1000000)::text), 1,6)), 'Bancos', '', 'D', '', '3.01.03.01', 'A'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ublic.opcion(id_opcion, codigo_opcion, descripcion, ruta, tipo, uri, jerarquia, estatus) VALUES (864,upper(substr(md5(trunc(random() * 9999999 + 1000000)::text), 1,6)), 'Bancos', '', 'D', '', '3.01.03.01', 'A');" calcext:value-type="string">
            <text:p>INSERT INTO public.opcion(id_opcion, codigo_opcion, descripcion, ruta, tipo, uri, jerarquia, estatus) VALUES (864,upper(substr(md5(trunc(random() * 9999999 + 1000000)::text), 1,6)), 'Bancos', '', 'D', '', '3.01.03.01', 'A');</text:p>
          </table:table-cell>
          <table:table-cell table:number-columns-repeated="2"/>
          <table:table-cell table:formula="of:==IF([.L188] &lt;&gt; &quot;&quot;;&quot;INSERT INTO public.rolopcion(id_rol_opcion, id_rol, id_opcion, consultar, agregar, modificar, eliminar, ejecutar) VALUES (&quot; &amp; [.O188] &amp; &quot;, '41'::integer, &quot; &amp; [.N188] &amp; &quot;, 'S'::text, 'S'::text, 'S'::text, 'S'::text, 'S'::text);&quot;; &quot;&quot;)" office:value-type="string" office:string-value="INSERT INTO public.rolopcion(id_rol_opcion, id_rol, id_opcion, consultar, agregar, modificar, eliminar, ejecutar) VALUES (288, '41'::integer, 864, 'S'::text, 'S'::text, 'S'::text, 'S'::text, 'S'::text);" calcext:value-type="string">
            <text:p>INSERT INTO public.rolopcion(id_rol_opcion, id_rol, id_opcion, consultar, agregar, modificar, eliminar, ejecutar) VALUES (288, '41'::integer, 864, 'S'::text, 'S'::text, 'S'::text, 'S'::text, 'S'::text);</text:p>
          </table:table-cell>
        </table:table-row>
        <table:table-row table:style-name="ro2">
          <table:table-cell table:formula="of:=[.$A$187]&amp;&quot;.&quot;&amp;[.E189]" office:value-type="string" office:string-value="3.01.03.02" calcext:value-type="string">
            <text:p>3.01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de Banco</text:p>
          </table:table-cell>
          <table:table-cell table:number-columns-repeated="5"/>
          <table:table-cell table:formula="of:=[.F189]" office:value-type="string" office:string-value="Cuentas de Banco" calcext:value-type="string">
            <text:p>Cuentas de Banco</text:p>
          </table:table-cell>
          <table:table-cell/>
          <table:table-cell office:value-type="float" office:value="865" calcext:value-type="float">
            <text:p>865</text:p>
          </table:table-cell>
          <table:table-cell office:value-type="float" office:value="289" calcext:value-type="float">
            <text:p>289</text:p>
          </table:table-cell>
          <table:table-cell table:style-name="ce3" table:formula="of:=&quot;(&quot; &amp; [.N189] &amp; &quot;,&quot; &amp; [.$R$1] &amp; &quot;, '&quot; &amp; [.L189]  &amp; &quot;', '&quot; &amp; [.I189] &amp;  &quot;', 'D', '&quot; &amp; [.J189] &amp; &quot;', '&quot; &amp; UPPER([.A189]) &amp; &quot;', 'A');&quot;" office:value-type="string" office:string-value="(865,upper(substr(md5(trunc(random() * 9999999 + 1000000)::text), 1,6)), 'Cuentas de Banco', '', 'D', '', '3.01.03.02', 'A');" calcext:value-type="string">
            <text:p>(865,upper(substr(md5(trunc(random() * 9999999 + 1000000)::text), 1,6)), 'Cuentas de Banco', '', 'D', '', '3.01.03.02', 'A'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ublic.opcion(id_opcion, codigo_opcion, descripcion, ruta, tipo, uri, jerarquia, estatus) VALUES (865,upper(substr(md5(trunc(random() * 9999999 + 1000000)::text), 1,6)), 'Cuentas de Banco', '', 'D', '', '3.01.03.02', 'A');" calcext:value-type="string">
            <text:p>INSERT INTO public.opcion(id_opcion, codigo_opcion, descripcion, ruta, tipo, uri, jerarquia, estatus) VALUES (865,upper(substr(md5(trunc(random() * 9999999 + 1000000)::text), 1,6)), 'Cuentas de Banco', '', 'D', '', '3.01.03.02', 'A');</text:p>
          </table:table-cell>
          <table:table-cell table:number-columns-repeated="2"/>
          <table:table-cell table:formula="of:==IF([.L189] &lt;&gt; &quot;&quot;;&quot;INSERT INTO public.rolopcion(id_rol_opcion, id_rol, id_opcion, consultar, agregar, modificar, eliminar, ejecutar) VALUES (&quot; &amp; [.O189] &amp; &quot;, '41'::integer, &quot; &amp; [.N189] &amp; &quot;, 'S'::text, 'S'::text, 'S'::text, 'S'::text, 'S'::text);&quot;; &quot;&quot;)" office:value-type="string" office:string-value="INSERT INTO public.rolopcion(id_rol_opcion, id_rol, id_opcion, consultar, agregar, modificar, eliminar, ejecutar) VALUES (289, '41'::integer, 865, 'S'::text, 'S'::text, 'S'::text, 'S'::text, 'S'::text);" calcext:value-type="string">
            <text:p>INSERT INTO public.rolopcion(id_rol_opcion, id_rol, id_opcion, consultar, agregar, modificar, eliminar, ejecutar) VALUES (289, '41'::integer, 865, 'S'::text, 'S'::text, 'S'::text, 'S'::text, 'S'::text);</text:p>
          </table:table-cell>
        </table:table-row>
        <table:table-row table:style-name="ro2">
          <table:table-cell table:formula="of:=[.$A$187]&amp;&quot;.&quot;&amp;[.E190]" office:value-type="string" office:string-value="3.01.03.03" calcext:value-type="string">
            <text:p>3.01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eríodos Semanales</text:p>
          </table:table-cell>
          <table:table-cell table:number-columns-repeated="5"/>
          <table:table-cell table:formula="of:=[.F190]" office:value-type="string" office:string-value="Períodos Semanales" calcext:value-type="string">
            <text:p>Períodos Semanales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290" calcext:value-type="float">
            <text:p>290</text:p>
          </table:table-cell>
          <table:table-cell table:style-name="ce3" table:formula="of:=&quot;(&quot; &amp; [.N190] &amp; &quot;,&quot; &amp; [.$R$1] &amp; &quot;, '&quot; &amp; [.L190]  &amp; &quot;', '&quot; &amp; [.I190] &amp;  &quot;', 'D', '&quot; &amp; [.J190] &amp; &quot;', '&quot; &amp; UPPER([.A190]) &amp; &quot;', 'A');&quot;" office:value-type="string" office:string-value="(866,upper(substr(md5(trunc(random() * 9999999 + 1000000)::text), 1,6)), 'Períodos Semanales', '', 'D', '', '3.01.03.03', 'A');" calcext:value-type="string">
            <text:p>(866,upper(substr(md5(trunc(random() * 9999999 + 1000000)::text), 1,6)), 'Períodos Semanales', '', 'D', '', '3.01.03.03', 'A'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ublic.opcion(id_opcion, codigo_opcion, descripcion, ruta, tipo, uri, jerarquia, estatus) VALUES (866,upper(substr(md5(trunc(random() * 9999999 + 1000000)::text), 1,6)), 'Períodos Semanales', '', 'D', '', '3.01.03.03', 'A');" calcext:value-type="string">
            <text:p>INSERT INTO public.opcion(id_opcion, codigo_opcion, descripcion, ruta, tipo, uri, jerarquia, estatus) VALUES (866,upper(substr(md5(trunc(random() * 9999999 + 1000000)::text), 1,6)), 'Períodos Semanales', '', 'D', '', '3.01.03.03', 'A');</text:p>
          </table:table-cell>
          <table:table-cell table:number-columns-repeated="2"/>
          <table:table-cell table:formula="of:==IF([.L190] &lt;&gt; &quot;&quot;;&quot;INSERT INTO public.rolopcion(id_rol_opcion, id_rol, id_opcion, consultar, agregar, modificar, eliminar, ejecutar) VALUES (&quot; &amp; [.O190] &amp; &quot;, '41'::integer, &quot; &amp; [.N190] &amp; &quot;, 'S'::text, 'S'::text, 'S'::text, 'S'::text, 'S'::text);&quot;; &quot;&quot;)" office:value-type="string" office:string-value="INSERT INTO public.rolopcion(id_rol_opcion, id_rol, id_opcion, consultar, agregar, modificar, eliminar, ejecutar) VALUES (290, '41'::integer, 866, 'S'::text, 'S'::text, 'S'::text, 'S'::text, 'S'::text);" calcext:value-type="string">
            <text:p>INSERT INTO public.rolopcion(id_rol_opcion, id_rol, id_opcion, consultar, agregar, modificar, eliminar, ejecutar) VALUES (290, '41'::integer, 866, 'S'::text, 'S'::text, 'S'::text, 'S'::text, 'S'::text);</text:p>
          </table:table-cell>
        </table:table-row>
        <table:table-row table:style-name="ro2">
          <table:table-cell table:formula="of:=[.$A$187]&amp;&quot;.&quot;&amp;[.E191]" office:value-type="string" office:string-value="3.01.03.04" calcext:value-type="string">
            <text:p>3.01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Meses</text:p>
          </table:table-cell>
          <table:table-cell table:number-columns-repeated="5"/>
          <table:table-cell table:formula="of:=[.F191]" office:value-type="string" office:string-value="Meses" calcext:value-type="string">
            <text:p>Meses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291" calcext:value-type="float">
            <text:p>291</text:p>
          </table:table-cell>
          <table:table-cell table:style-name="ce3" table:formula="of:=&quot;(&quot; &amp; [.N191] &amp; &quot;,&quot; &amp; [.$R$1] &amp; &quot;, '&quot; &amp; [.L191]  &amp; &quot;', '&quot; &amp; [.I191] &amp;  &quot;', 'D', '&quot; &amp; [.J191] &amp; &quot;', '&quot; &amp; UPPER([.A191]) &amp; &quot;', 'A');&quot;" office:value-type="string" office:string-value="(867,upper(substr(md5(trunc(random() * 9999999 + 1000000)::text), 1,6)), 'Meses', '', 'D', '', '3.01.03.04', 'A');" calcext:value-type="string">
            <text:p>(867,upper(substr(md5(trunc(random() * 9999999 + 1000000)::text), 1,6)), 'Meses', '', 'D', '', '3.01.03.04', 'A'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ublic.opcion(id_opcion, codigo_opcion, descripcion, ruta, tipo, uri, jerarquia, estatus) VALUES (867,upper(substr(md5(trunc(random() * 9999999 + 1000000)::text), 1,6)), 'Meses', '', 'D', '', '3.01.03.04', 'A');" calcext:value-type="string">
            <text:p>INSERT INTO public.opcion(id_opcion, codigo_opcion, descripcion, ruta, tipo, uri, jerarquia, estatus) VALUES (867,upper(substr(md5(trunc(random() * 9999999 + 1000000)::text), 1,6)), 'Meses', '', 'D', '', '3.01.03.04', 'A');</text:p>
          </table:table-cell>
          <table:table-cell table:number-columns-repeated="2"/>
          <table:table-cell table:formula="of:==IF([.L191] &lt;&gt; &quot;&quot;;&quot;INSERT INTO public.rolopcion(id_rol_opcion, id_rol, id_opcion, consultar, agregar, modificar, eliminar, ejecutar) VALUES (&quot; &amp; [.O191] &amp; &quot;, '41'::integer, &quot; &amp; [.N191] &amp; &quot;, 'S'::text, 'S'::text, 'S'::text, 'S'::text, 'S'::text);&quot;; &quot;&quot;)" office:value-type="string" office:string-value="INSERT INTO public.rolopcion(id_rol_opcion, id_rol, id_opcion, consultar, agregar, modificar, eliminar, ejecutar) VALUES (291, '41'::integer, 867, 'S'::text, 'S'::text, 'S'::text, 'S'::text, 'S'::text);" calcext:value-type="string">
            <text:p>INSERT INTO public.rolopcion(id_rol_opcion, id_rol, id_opcion, consultar, agregar, modificar, eliminar, ejecutar) VALUES (291, '41'::integer, 867, 'S'::text, 'S'::text, 'S'::text, 'S'::text, 'S'::text);</text:p>
          </table:table-cell>
        </table:table-row>
        <table:table-row table:style-name="ro2">
          <table:table-cell table:formula="of:=[.$A$187]&amp;&quot;.&quot;&amp;[.E192]" office:value-type="string" office:string-value="3.01.03.05" calcext:value-type="string">
            <text:p>3.01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Sindicatos</text:p>
          </table:table-cell>
          <table:table-cell table:number-columns-repeated="5"/>
          <table:table-cell table:formula="of:=[.F192]" office:value-type="string" office:string-value="Sindicatos" calcext:value-type="string">
            <text:p>Sindicatos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292" calcext:value-type="float">
            <text:p>292</text:p>
          </table:table-cell>
          <table:table-cell table:style-name="ce3" table:formula="of:=&quot;(&quot; &amp; [.N192] &amp; &quot;,&quot; &amp; [.$R$1] &amp; &quot;, '&quot; &amp; [.L192]  &amp; &quot;', '&quot; &amp; [.I192] &amp;  &quot;', 'D', '&quot; &amp; [.J192] &amp; &quot;', '&quot; &amp; UPPER([.A192]) &amp; &quot;', 'A');&quot;" office:value-type="string" office:string-value="(868,upper(substr(md5(trunc(random() * 9999999 + 1000000)::text), 1,6)), 'Sindicatos', '', 'D', '', '3.01.03.05', 'A');" calcext:value-type="string">
            <text:p>(868,upper(substr(md5(trunc(random() * 9999999 + 1000000)::text), 1,6)), 'Sindicatos', '', 'D', '', '3.01.03.05', 'A'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ublic.opcion(id_opcion, codigo_opcion, descripcion, ruta, tipo, uri, jerarquia, estatus) VALUES (868,upper(substr(md5(trunc(random() * 9999999 + 1000000)::text), 1,6)), 'Sindicatos', '', 'D', '', '3.01.03.05', 'A');" calcext:value-type="string">
            <text:p>INSERT INTO public.opcion(id_opcion, codigo_opcion, descripcion, ruta, tipo, uri, jerarquia, estatus) VALUES (868,upper(substr(md5(trunc(random() * 9999999 + 1000000)::text), 1,6)), 'Sindicatos', '', 'D', '', '3.01.03.05', 'A');</text:p>
          </table:table-cell>
          <table:table-cell table:number-columns-repeated="2"/>
          <table:table-cell table:formula="of:==IF([.L192] &lt;&gt; &quot;&quot;;&quot;INSERT INTO public.rolopcion(id_rol_opcion, id_rol, id_opcion, consultar, agregar, modificar, eliminar, ejecutar) VALUES (&quot; &amp; [.O192] &amp; &quot;, '41'::integer, &quot; &amp; [.N192] &amp; &quot;, 'S'::text, 'S'::text, 'S'::text, 'S'::text, 'S'::text);&quot;; &quot;&quot;)" office:value-type="string" office:string-value="INSERT INTO public.rolopcion(id_rol_opcion, id_rol, id_opcion, consultar, agregar, modificar, eliminar, ejecutar) VALUES (292, '41'::integer, 868, 'S'::text, 'S'::text, 'S'::text, 'S'::text, 'S'::text);" calcext:value-type="string">
            <text:p>INSERT INTO public.rolopcion(id_rol_opcion, id_rol, id_opcion, consultar, agregar, modificar, eliminar, ejecutar) VALUES (292, '41'::integer, 868, 'S'::text, 'S'::text, 'S'::text, 'S'::text, 'S'::text);</text:p>
          </table:table-cell>
        </table:table-row>
        <table:table-row table:style-name="ro2">
          <table:table-cell table:formula="of:=[.$A$187]&amp;&quot;.&quot;&amp;[.E193]" office:value-type="string" office:string-value="3.01.03.06" calcext:value-type="string">
            <text:p>3.01.03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Contratos Colectivos</text:p>
          </table:table-cell>
          <table:table-cell table:number-columns-repeated="5"/>
          <table:table-cell table:formula="of:=[.F193]" office:value-type="string" office:string-value="Contratos Colectivos" calcext:value-type="string">
            <text:p>Contratos Colectivos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293" calcext:value-type="float">
            <text:p>293</text:p>
          </table:table-cell>
          <table:table-cell table:style-name="ce3" table:formula="of:=&quot;(&quot; &amp; [.N193] &amp; &quot;,&quot; &amp; [.$R$1] &amp; &quot;, '&quot; &amp; [.L193]  &amp; &quot;', '&quot; &amp; [.I193] &amp;  &quot;', 'D', '&quot; &amp; [.J193] &amp; &quot;', '&quot; &amp; UPPER([.A193]) &amp; &quot;', 'A');&quot;" office:value-type="string" office:string-value="(869,upper(substr(md5(trunc(random() * 9999999 + 1000000)::text), 1,6)), 'Contratos Colectivos', '', 'D', '', '3.01.03.06', 'A');" calcext:value-type="string">
            <text:p>(869,upper(substr(md5(trunc(random() * 9999999 + 1000000)::text), 1,6)), 'Contratos Colectivos', '', 'D', '', '3.01.03.06', 'A'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ublic.opcion(id_opcion, codigo_opcion, descripcion, ruta, tipo, uri, jerarquia, estatus) VALUES (869,upper(substr(md5(trunc(random() * 9999999 + 1000000)::text), 1,6)), 'Contratos Colectivos', '', 'D', '', '3.01.03.06', 'A');" calcext:value-type="string">
            <text:p>INSERT INTO public.opcion(id_opcion, codigo_opcion, descripcion, ruta, tipo, uri, jerarquia, estatus) VALUES (869,upper(substr(md5(trunc(random() * 9999999 + 1000000)::text), 1,6)), 'Contratos Colectivos', '', 'D', '', '3.01.03.06', 'A');</text:p>
          </table:table-cell>
          <table:table-cell table:number-columns-repeated="2"/>
          <table:table-cell table:formula="of:==IF([.L193] &lt;&gt; &quot;&quot;;&quot;INSERT INTO public.rolopcion(id_rol_opcion, id_rol, id_opcion, consultar, agregar, modificar, eliminar, ejecutar) VALUES (&quot; &amp; [.O193] &amp; &quot;, '41'::integer, &quot; &amp; [.N193] &amp; &quot;, 'S'::text, 'S'::text, 'S'::text, 'S'::text, 'S'::text);&quot;; &quot;&quot;)" office:value-type="string" office:string-value="INSERT INTO public.rolopcion(id_rol_opcion, id_rol, id_opcion, consultar, agregar, modificar, eliminar, ejecutar) VALUES (293, '41'::integer, 869, 'S'::text, 'S'::text, 'S'::text, 'S'::text, 'S'::text);" calcext:value-type="string">
            <text:p>INSERT INTO public.rolopcion(id_rol_opcion, id_rol, id_opcion, consultar, agregar, modificar, eliminar, ejecutar) VALUES (293, '41'::integer, 869, 'S'::text, 'S'::text, 'S'::text, 'S'::text, 'S'::text);</text:p>
          </table:table-cell>
        </table:table-row>
        <table:table-row table:style-name="ro2">
          <table:table-cell table:formula="of:=[.$A$187]&amp;&quot;.&quot;&amp;[.E194]" office:value-type="string" office:string-value="3.01.03.07" calcext:value-type="string">
            <text:p>3.01.03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Tarifas ARI</text:p>
          </table:table-cell>
          <table:table-cell table:number-columns-repeated="5"/>
          <table:table-cell table:formula="of:=[.F194]" office:value-type="string" office:string-value="Tarifas ARI" calcext:value-type="string">
            <text:p>Tarifas ARI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294" calcext:value-type="float">
            <text:p>294</text:p>
          </table:table-cell>
          <table:table-cell table:style-name="ce3" table:formula="of:=&quot;(&quot; &amp; [.N194] &amp; &quot;,&quot; &amp; [.$R$1] &amp; &quot;, '&quot; &amp; [.L194]  &amp; &quot;', '&quot; &amp; [.I194] &amp;  &quot;', 'D', '&quot; &amp; [.J194] &amp; &quot;', '&quot; &amp; UPPER([.A194]) &amp; &quot;', 'A');&quot;" office:value-type="string" office:string-value="(870,upper(substr(md5(trunc(random() * 9999999 + 1000000)::text), 1,6)), 'Tarifas ARI', '', 'D', '', '3.01.03.07', 'A');" calcext:value-type="string">
            <text:p>(870,upper(substr(md5(trunc(random() * 9999999 + 1000000)::text), 1,6)), 'Tarifas ARI', '', 'D', '', '3.01.03.07', 'A'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ublic.opcion(id_opcion, codigo_opcion, descripcion, ruta, tipo, uri, jerarquia, estatus) VALUES (870,upper(substr(md5(trunc(random() * 9999999 + 1000000)::text), 1,6)), 'Tarifas ARI', '', 'D', '', '3.01.03.07', 'A');" calcext:value-type="string">
            <text:p>INSERT INTO public.opcion(id_opcion, codigo_opcion, descripcion, ruta, tipo, uri, jerarquia, estatus) VALUES (870,upper(substr(md5(trunc(random() * 9999999 + 1000000)::text), 1,6)), 'Tarifas ARI', '', 'D', '', '3.01.03.07', 'A');</text:p>
          </table:table-cell>
          <table:table-cell table:number-columns-repeated="2"/>
          <table:table-cell table:formula="of:==IF([.L194] &lt;&gt; &quot;&quot;;&quot;INSERT INTO public.rolopcion(id_rol_opcion, id_rol, id_opcion, consultar, agregar, modificar, eliminar, ejecutar) VALUES (&quot; &amp; [.O194] &amp; &quot;, '41'::integer, &quot; &amp; [.N194] &amp; &quot;, 'S'::text, 'S'::text, 'S'::text, 'S'::text, 'S'::text);&quot;; &quot;&quot;)" office:value-type="string" office:string-value="INSERT INTO public.rolopcion(id_rol_opcion, id_rol, id_opcion, consultar, agregar, modificar, eliminar, ejecutar) VALUES (294, '41'::integer, 870, 'S'::text, 'S'::text, 'S'::text, 'S'::text, 'S'::text);" calcext:value-type="string">
            <text:p>INSERT INTO public.rolopcion(id_rol_opcion, id_rol, id_opcion, consultar, agregar, modificar, eliminar, ejecutar) VALUES (294, '41'::integer, 870, 'S'::text, 'S'::text, 'S'::text, 'S'::text, 'S'::text);</text:p>
          </table:table-cell>
        </table:table-row>
        <table:table-row table:style-name="ro2">
          <table:table-cell table:formula="of:=[.$A$187]&amp;&quot;.&quot;&amp;[.E195]" office:value-type="string" office:string-value="3.01.03.08" calcext:value-type="string">
            <text:p>3.01.03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Firmas para Reportes</text:p>
          </table:table-cell>
          <table:table-cell table:number-columns-repeated="5"/>
          <table:table-cell table:formula="of:=[.F195]" office:value-type="string" office:string-value="Firmas para Reportes" calcext:value-type="string">
            <text:p>Firmas para Reportes</text:p>
          </table:table-cell>
          <table:table-cell/>
          <table:table-cell office:value-type="float" office:value="871" calcext:value-type="float">
            <text:p>871</text:p>
          </table:table-cell>
          <table:table-cell office:value-type="float" office:value="295" calcext:value-type="float">
            <text:p>295</text:p>
          </table:table-cell>
          <table:table-cell table:style-name="ce3" table:formula="of:=&quot;(&quot; &amp; [.N195] &amp; &quot;,&quot; &amp; [.$R$1] &amp; &quot;, '&quot; &amp; [.L195]  &amp; &quot;', '&quot; &amp; [.I195] &amp;  &quot;', 'D', '&quot; &amp; [.J195] &amp; &quot;', '&quot; &amp; UPPER([.A195]) &amp; &quot;', 'A');&quot;" office:value-type="string" office:string-value="(871,upper(substr(md5(trunc(random() * 9999999 + 1000000)::text), 1,6)), 'Firmas para Reportes', '', 'D', '', '3.01.03.08', 'A');" calcext:value-type="string">
            <text:p>(871,upper(substr(md5(trunc(random() * 9999999 + 1000000)::text), 1,6)), 'Firmas para Reportes', '', 'D', '', '3.01.03.08', 'A'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ublic.opcion(id_opcion, codigo_opcion, descripcion, ruta, tipo, uri, jerarquia, estatus) VALUES (871,upper(substr(md5(trunc(random() * 9999999 + 1000000)::text), 1,6)), 'Firmas para Reportes', '', 'D', '', '3.01.03.08', 'A');" calcext:value-type="string">
            <text:p>INSERT INTO public.opcion(id_opcion, codigo_opcion, descripcion, ruta, tipo, uri, jerarquia, estatus) VALUES (871,upper(substr(md5(trunc(random() * 9999999 + 1000000)::text), 1,6)), 'Firmas para Reportes', '', 'D', '', '3.01.03.08', 'A');</text:p>
          </table:table-cell>
          <table:table-cell table:number-columns-repeated="2"/>
          <table:table-cell table:formula="of:==IF([.L195] &lt;&gt; &quot;&quot;;&quot;INSERT INTO public.rolopcion(id_rol_opcion, id_rol, id_opcion, consultar, agregar, modificar, eliminar, ejecutar) VALUES (&quot; &amp; [.O195] &amp; &quot;, '41'::integer, &quot; &amp; [.N195] &amp; &quot;, 'S'::text, 'S'::text, 'S'::text, 'S'::text, 'S'::text);&quot;; &quot;&quot;)" office:value-type="string" office:string-value="INSERT INTO public.rolopcion(id_rol_opcion, id_rol, id_opcion, consultar, agregar, modificar, eliminar, ejecutar) VALUES (295, '41'::integer, 871, 'S'::text, 'S'::text, 'S'::text, 'S'::text, 'S'::text);" calcext:value-type="string">
            <text:p>INSERT INTO public.rolopcion(id_rol_opcion, id_rol, id_opcion, consultar, agregar, modificar, eliminar, ejecutar) VALUES (295, '41'::integer, 871, 'S'::text, 'S'::text, 'S'::text, 'S'::text, 'S'::text);</text:p>
          </table:table-cell>
        </table:table-row>
        <table:table-row table:style-name="ro2">
          <table:table-cell table:formula="of:=[.$A$187]&amp;&quot;.&quot;&amp;[.E196]" office:value-type="string" office:string-value="3.01.03.09" calcext:value-type="string">
            <text:p>3.01.03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Tipos de Ausencias</text:p>
          </table:table-cell>
          <table:table-cell table:number-columns-repeated="5"/>
          <table:table-cell table:formula="of:=[.F196]" office:value-type="string" office:string-value="Tipos de Ausencias" calcext:value-type="string">
            <text:p>Tipos de Ausencias</text:p>
          </table:table-cell>
          <table:table-cell/>
          <table:table-cell office:value-type="float" office:value="872" calcext:value-type="float">
            <text:p>872</text:p>
          </table:table-cell>
          <table:table-cell office:value-type="float" office:value="296" calcext:value-type="float">
            <text:p>296</text:p>
          </table:table-cell>
          <table:table-cell table:style-name="ce3" table:formula="of:=&quot;(&quot; &amp; [.N196] &amp; &quot;,&quot; &amp; [.$R$1] &amp; &quot;, '&quot; &amp; [.L196]  &amp; &quot;', '&quot; &amp; [.I196] &amp;  &quot;', 'D', '&quot; &amp; [.J196] &amp; &quot;', '&quot; &amp; UPPER([.A196]) &amp; &quot;', 'A');&quot;" office:value-type="string" office:string-value="(872,upper(substr(md5(trunc(random() * 9999999 + 1000000)::text), 1,6)), 'Tipos de Ausencias', '', 'D', '', '3.01.03.09', 'A');" calcext:value-type="string">
            <text:p>(872,upper(substr(md5(trunc(random() * 9999999 + 1000000)::text), 1,6)), 'Tipos de Ausencias', '', 'D', '', '3.01.03.09', 'A'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ublic.opcion(id_opcion, codigo_opcion, descripcion, ruta, tipo, uri, jerarquia, estatus) VALUES (872,upper(substr(md5(trunc(random() * 9999999 + 1000000)::text), 1,6)), 'Tipos de Ausencias', '', 'D', '', '3.01.03.09', 'A');" calcext:value-type="string">
            <text:p>INSERT INTO public.opcion(id_opcion, codigo_opcion, descripcion, ruta, tipo, uri, jerarquia, estatus) VALUES (872,upper(substr(md5(trunc(random() * 9999999 + 1000000)::text), 1,6)), 'Tipos de Ausencias', '', 'D', '', '3.01.03.09', 'A');</text:p>
          </table:table-cell>
          <table:table-cell table:number-columns-repeated="2"/>
          <table:table-cell table:formula="of:==IF([.L196] &lt;&gt; &quot;&quot;;&quot;INSERT INTO public.rolopcion(id_rol_opcion, id_rol, id_opcion, consultar, agregar, modificar, eliminar, ejecutar) VALUES (&quot; &amp; [.O196] &amp; &quot;, '41'::integer, &quot; &amp; [.N196] &amp; &quot;, 'S'::text, 'S'::text, 'S'::text, 'S'::text, 'S'::text);&quot;; &quot;&quot;)" office:value-type="string" office:string-value="INSERT INTO public.rolopcion(id_rol_opcion, id_rol, id_opcion, consultar, agregar, modificar, eliminar, ejecutar) VALUES (296, '41'::integer, 872, 'S'::text, 'S'::text, 'S'::text, 'S'::text, 'S'::text);" calcext:value-type="string">
            <text:p>INSERT INTO public.rolopcion(id_rol_opcion, id_rol, id_opcion, consultar, agregar, modificar, eliminar, ejecutar) VALUES (296, '41'::integer, 872, 'S'::text, 'S'::text, 'S'::text, 'S'::text, 'S'::text);</text:p>
          </table:table-cell>
        </table:table-row>
        <table:table-row table:style-name="ro2">
          <table:table-cell table:formula="of:=[.$A$158]&amp;&quot;.&quot;&amp;[.D197]" office:value-type="string" office:string-value="3.01.04" calcext:value-type="string">
            <text:p>3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197]" office:value-type="string" office:string-value="Reportes" calcext:value-type="string">
            <text:p>Reportes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float" office:value="297" calcext:value-type="float">
            <text:p>297</text:p>
          </table:table-cell>
          <table:table-cell table:style-name="ce3" table:formula="of:=&quot;(&quot; &amp; [.N197] &amp; &quot;,&quot; &amp; [.$R$1] &amp; &quot;, '&quot; &amp; [.L197]  &amp; &quot;', '&quot; &amp; [.I197] &amp;  &quot;', 'D', '&quot; &amp; [.J197] &amp; &quot;', '&quot; &amp; UPPER([.A197]) &amp; &quot;', 'A');&quot;" office:value-type="string" office:string-value="(873,upper(substr(md5(trunc(random() * 9999999 + 1000000)::text), 1,6)), 'Reportes', '', 'D', '', '3.01.04', 'A');" calcext:value-type="string">
            <text:p>(873,upper(substr(md5(trunc(random() * 9999999 + 1000000)::text), 1,6)), 'Reportes', '', 'D', '', '3.01.04', 'A'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ublic.opcion(id_opcion, codigo_opcion, descripcion, ruta, tipo, uri, jerarquia, estatus) VALUES (873,upper(substr(md5(trunc(random() * 9999999 + 1000000)::text), 1,6)), 'Reportes', '', 'D', '', '3.01.04', 'A');" calcext:value-type="string">
            <text:p>INSERT INTO public.opcion(id_opcion, codigo_opcion, descripcion, ruta, tipo, uri, jerarquia, estatus) VALUES (873,upper(substr(md5(trunc(random() * 9999999 + 1000000)::text), 1,6)), 'Reportes', '', 'D', '', '3.01.04', 'A');</text:p>
          </table:table-cell>
          <table:table-cell table:number-columns-repeated="2"/>
          <table:table-cell table:formula="of:==IF([.L197] &lt;&gt; &quot;&quot;;&quot;INSERT INTO public.rolopcion(id_rol_opcion, id_rol, id_opcion, consultar, agregar, modificar, eliminar, ejecutar) VALUES (&quot; &amp; [.O197] &amp; &quot;, '41'::integer, &quot; &amp; [.N197] &amp; &quot;, 'S'::text, 'S'::text, 'S'::text, 'S'::text, 'S'::text);&quot;; &quot;&quot;)" office:value-type="string" office:string-value="INSERT INTO public.rolopcion(id_rol_opcion, id_rol, id_opcion, consultar, agregar, modificar, eliminar, ejecutar) VALUES (297, '41'::integer, 873, 'S'::text, 'S'::text, 'S'::text, 'S'::text, 'S'::text);" calcext:value-type="string">
            <text:p>INSERT INTO public.rolopcion(id_rol_opcion, id_rol, id_opcion, consultar, agregar, modificar, eliminar, ejecutar) VALUES (297, '41'::integer, 873, 'S'::text, 'S'::text, 'S'::text, 'S'::text, 'S'::text);</text:p>
          </table:table-cell>
        </table:table-row>
        <table:table-row table:style-name="ro2">
          <table:table-cell table:formula="of:=[.$A$197]&amp;&quot;.&quot;&amp;[.E198]" office:value-type="string" office:string-value="3.01.04.01" calcext:value-type="string">
            <text:p>3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efinicios de Conceptos</text:p>
          </table:table-cell>
          <table:table-cell table:number-columns-repeated="5"/>
          <table:table-cell table:formula="of:=[.F198]" office:value-type="string" office:string-value="Definicios de Conceptos" calcext:value-type="string">
            <text:p>Definicios de Conceptos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298" calcext:value-type="float">
            <text:p>298</text:p>
          </table:table-cell>
          <table:table-cell table:style-name="ce3" table:formula="of:=&quot;(&quot; &amp; [.N198] &amp; &quot;,&quot; &amp; [.$R$1] &amp; &quot;, '&quot; &amp; [.L198]  &amp; &quot;', '&quot; &amp; [.I198] &amp;  &quot;', 'D', '&quot; &amp; [.J198] &amp; &quot;', '&quot; &amp; UPPER([.A198]) &amp; &quot;', 'A');&quot;" office:value-type="string" office:string-value="(874,upper(substr(md5(trunc(random() * 9999999 + 1000000)::text), 1,6)), 'Definicios de Conceptos', '', 'D', '', '3.01.04.01', 'A');" calcext:value-type="string">
            <text:p>(874,upper(substr(md5(trunc(random() * 9999999 + 1000000)::text), 1,6)), 'Definicios de Conceptos', '', 'D', '', '3.01.04.01', 'A'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ublic.opcion(id_opcion, codigo_opcion, descripcion, ruta, tipo, uri, jerarquia, estatus) VALUES (874,upper(substr(md5(trunc(random() * 9999999 + 1000000)::text), 1,6)), 'Definicios de Conceptos', '', 'D', '', '3.01.04.01', 'A');" calcext:value-type="string">
            <text:p>INSERT INTO public.opcion(id_opcion, codigo_opcion, descripcion, ruta, tipo, uri, jerarquia, estatus) VALUES (874,upper(substr(md5(trunc(random() * 9999999 + 1000000)::text), 1,6)), 'Definicios de Conceptos', '', 'D', '', '3.01.04.01', 'A');</text:p>
          </table:table-cell>
          <table:table-cell table:number-columns-repeated="2"/>
          <table:table-cell table:formula="of:==IF([.L198] &lt;&gt; &quot;&quot;;&quot;INSERT INTO public.rolopcion(id_rol_opcion, id_rol, id_opcion, consultar, agregar, modificar, eliminar, ejecutar) VALUES (&quot; &amp; [.O198] &amp; &quot;, '41'::integer, &quot; &amp; [.N198] &amp; &quot;, 'S'::text, 'S'::text, 'S'::text, 'S'::text, 'S'::text);&quot;; &quot;&quot;)" office:value-type="string" office:string-value="INSERT INTO public.rolopcion(id_rol_opcion, id_rol, id_opcion, consultar, agregar, modificar, eliminar, ejecutar) VALUES (298, '41'::integer, 874, 'S'::text, 'S'::text, 'S'::text, 'S'::text, 'S'::text);" calcext:value-type="string">
            <text:p>INSERT INTO public.rolopcion(id_rol_opcion, id_rol, id_opcion, consultar, agregar, modificar, eliminar, ejecutar) VALUES (298, '41'::integer, 874, 'S'::text, 'S'::text, 'S'::text, 'S'::text, 'S'::text);</text:p>
          </table:table-cell>
        </table:table-row>
        <table:table-row table:style-name="ro2">
          <table:table-cell table:formula="of:=[.$A$157]&amp;&quot;.&quot;&amp;[.C199]" office:value-type="string" office:string-value="3.02" calcext:value-type="string">
            <text:p>3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Datos del Trabajador</text:p>
          </table:table-cell>
          <table:table-cell table:number-columns-repeated="7"/>
          <table:table-cell table:formula="of:=[.D199]" office:value-type="string" office:string-value="Datos del Trabajador" calcext:value-type="string">
            <text:p>Datos del Trabajador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float" office:value="299" calcext:value-type="float">
            <text:p>299</text:p>
          </table:table-cell>
          <table:table-cell table:style-name="ce3" table:formula="of:=&quot;(&quot; &amp; [.N199] &amp; &quot;,&quot; &amp; [.$R$1] &amp; &quot;, '&quot; &amp; [.L199]  &amp; &quot;', '&quot; &amp; [.I199] &amp;  &quot;', 'D', '&quot; &amp; [.J199] &amp; &quot;', '&quot; &amp; UPPER([.A199]) &amp; &quot;', 'A');&quot;" office:value-type="string" office:string-value="(875,upper(substr(md5(trunc(random() * 9999999 + 1000000)::text), 1,6)), 'Datos del Trabajador', '', 'D', '', '3.02', 'A');" calcext:value-type="string">
            <text:p>(875,upper(substr(md5(trunc(random() * 9999999 + 1000000)::text), 1,6)), 'Datos del Trabajador', '', 'D', '', '3.02', 'A'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ublic.opcion(id_opcion, codigo_opcion, descripcion, ruta, tipo, uri, jerarquia, estatus) VALUES (875,upper(substr(md5(trunc(random() * 9999999 + 1000000)::text), 1,6)), 'Datos del Trabajador', '', 'D', '', '3.02', 'A');" calcext:value-type="string">
            <text:p>INSERT INTO public.opcion(id_opcion, codigo_opcion, descripcion, ruta, tipo, uri, jerarquia, estatus) VALUES (875,upper(substr(md5(trunc(random() * 9999999 + 1000000)::text), 1,6)), 'Datos del Trabajador', '', 'D', '', '3.02', 'A');</text:p>
          </table:table-cell>
          <table:table-cell table:number-columns-repeated="2"/>
          <table:table-cell table:formula="of:==IF([.L199] &lt;&gt; &quot;&quot;;&quot;INSERT INTO public.rolopcion(id_rol_opcion, id_rol, id_opcion, consultar, agregar, modificar, eliminar, ejecutar) VALUES (&quot; &amp; [.O199] &amp; &quot;, '41'::integer, &quot; &amp; [.N199] &amp; &quot;, 'S'::text, 'S'::text, 'S'::text, 'S'::text, 'S'::text);&quot;; &quot;&quot;)" office:value-type="string" office:string-value="INSERT INTO public.rolopcion(id_rol_opcion, id_rol, id_opcion, consultar, agregar, modificar, eliminar, ejecutar) VALUES (299, '41'::integer, 875, 'S'::text, 'S'::text, 'S'::text, 'S'::text, 'S'::text);" calcext:value-type="string">
            <text:p>INSERT INTO public.rolopcion(id_rol_opcion, id_rol, id_opcion, consultar, agregar, modificar, eliminar, ejecutar) VALUES (299, '41'::integer, 875, 'S'::text, 'S'::text, 'S'::text, 'S'::text, 'S'::text);</text:p>
          </table:table-cell>
        </table:table-row>
        <table:table-row table:style-name="ro2">
          <table:table-cell table:formula="of:=[.$A$199]&amp;&quot;.&quot;&amp;[.D200]" office:value-type="string" office:string-value="3.02.01" calcext:value-type="string">
            <text:p>3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</text:p>
          </table:table-cell>
          <table:table-cell table:number-columns-repeated="6"/>
          <table:table-cell table:formula="of:=[.E200]" office:value-type="string" office:string-value="Trabajador" calcext:value-type="string">
            <text:p>Trabajador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float" office:value="300" calcext:value-type="float">
            <text:p>300</text:p>
          </table:table-cell>
          <table:table-cell table:style-name="ce3" table:formula="of:=&quot;(&quot; &amp; [.N200] &amp; &quot;,&quot; &amp; [.$R$1] &amp; &quot;, '&quot; &amp; [.L200]  &amp; &quot;', '&quot; &amp; [.I200] &amp;  &quot;', 'D', '&quot; &amp; [.J200] &amp; &quot;', '&quot; &amp; UPPER([.A200]) &amp; &quot;', 'A');&quot;" office:value-type="string" office:string-value="(876,upper(substr(md5(trunc(random() * 9999999 + 1000000)::text), 1,6)), 'Trabajador', '', 'D', '', '3.02.01', 'A');" calcext:value-type="string">
            <text:p>(876,upper(substr(md5(trunc(random() * 9999999 + 1000000)::text), 1,6)), 'Trabajador', '', 'D', '', '3.02.01', 'A'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ublic.opcion(id_opcion, codigo_opcion, descripcion, ruta, tipo, uri, jerarquia, estatus) VALUES (876,upper(substr(md5(trunc(random() * 9999999 + 1000000)::text), 1,6)), 'Trabajador', '', 'D', '', '3.02.01', 'A');" calcext:value-type="string">
            <text:p>INSERT INTO public.opcion(id_opcion, codigo_opcion, descripcion, ruta, tipo, uri, jerarquia, estatus) VALUES (876,upper(substr(md5(trunc(random() * 9999999 + 1000000)::text), 1,6)), 'Trabajador', '', 'D', '', '3.02.01', 'A');</text:p>
          </table:table-cell>
          <table:table-cell table:number-columns-repeated="2"/>
          <table:table-cell table:formula="of:==IF([.L200] &lt;&gt; &quot;&quot;;&quot;INSERT INTO public.rolopcion(id_rol_opcion, id_rol, id_opcion, consultar, agregar, modificar, eliminar, ejecutar) VALUES (&quot; &amp; [.O200] &amp; &quot;, '41'::integer, &quot; &amp; [.N200] &amp; &quot;, 'S'::text, 'S'::text, 'S'::text, 'S'::text, 'S'::text);&quot;; &quot;&quot;)" office:value-type="string" office:string-value="INSERT INTO public.rolopcion(id_rol_opcion, id_rol, id_opcion, consultar, agregar, modificar, eliminar, ejecutar) VALUES (300, '41'::integer, 876, 'S'::text, 'S'::text, 'S'::text, 'S'::text, 'S'::text);" calcext:value-type="string">
            <text:p>INSERT INTO public.rolopcion(id_rol_opcion, id_rol, id_opcion, consultar, agregar, modificar, eliminar, ejecutar) VALUES (300, '41'::integer, 876, 'S'::text, 'S'::text, 'S'::text, 'S'::text, 'S'::text);</text:p>
          </table:table-cell>
        </table:table-row>
        <table:table-row table:style-name="ro2">
          <table:table-cell table:formula="of:=[.$A$200]&amp;&quot;.&quot;&amp;[.E201]" office:value-type="string" office:string-value="3.02.01.01" calcext:value-type="string">
            <text:p>3.02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Ubicar Trabajador</text:p>
          </table:table-cell>
          <table:table-cell table:number-columns-repeated="5"/>
          <table:table-cell table:formula="of:=[.F201]" office:value-type="string" office:string-value="Ubicar Trabajador" calcext:value-type="string">
            <text:p>Ubicar Trabajador</text:p>
          </table:table-cell>
          <table:table-cell/>
          <table:table-cell office:value-type="float" office:value="877" calcext:value-type="float">
            <text:p>877</text:p>
          </table:table-cell>
          <table:table-cell office:value-type="float" office:value="301" calcext:value-type="float">
            <text:p>301</text:p>
          </table:table-cell>
          <table:table-cell table:style-name="ce3" table:formula="of:=&quot;(&quot; &amp; [.N201] &amp; &quot;,&quot; &amp; [.$R$1] &amp; &quot;, '&quot; &amp; [.L201]  &amp; &quot;', '&quot; &amp; [.I201] &amp;  &quot;', 'D', '&quot; &amp; [.J201] &amp; &quot;', '&quot; &amp; UPPER([.A201]) &amp; &quot;', 'A');&quot;" office:value-type="string" office:string-value="(877,upper(substr(md5(trunc(random() * 9999999 + 1000000)::text), 1,6)), 'Ubicar Trabajador', '', 'D', '', '3.02.01.01', 'A');" calcext:value-type="string">
            <text:p>(877,upper(substr(md5(trunc(random() * 9999999 + 1000000)::text), 1,6)), 'Ubicar Trabajador', '', 'D', '', '3.02.01.01', 'A'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ublic.opcion(id_opcion, codigo_opcion, descripcion, ruta, tipo, uri, jerarquia, estatus) VALUES (877,upper(substr(md5(trunc(random() * 9999999 + 1000000)::text), 1,6)), 'Ubicar Trabajador', '', 'D', '', '3.02.01.01', 'A');" calcext:value-type="string">
            <text:p>INSERT INTO public.opcion(id_opcion, codigo_opcion, descripcion, ruta, tipo, uri, jerarquia, estatus) VALUES (877,upper(substr(md5(trunc(random() * 9999999 + 1000000)::text), 1,6)), 'Ubicar Trabajador', '', 'D', '', '3.02.01.01', 'A');</text:p>
          </table:table-cell>
          <table:table-cell table:number-columns-repeated="2"/>
          <table:table-cell table:formula="of:==IF([.L201] &lt;&gt; &quot;&quot;;&quot;INSERT INTO public.rolopcion(id_rol_opcion, id_rol, id_opcion, consultar, agregar, modificar, eliminar, ejecutar) VALUES (&quot; &amp; [.O201] &amp; &quot;, '41'::integer, &quot; &amp; [.N201] &amp; &quot;, 'S'::text, 'S'::text, 'S'::text, 'S'::text, 'S'::text);&quot;; &quot;&quot;)" office:value-type="string" office:string-value="INSERT INTO public.rolopcion(id_rol_opcion, id_rol, id_opcion, consultar, agregar, modificar, eliminar, ejecutar) VALUES (301, '41'::integer, 877, 'S'::text, 'S'::text, 'S'::text, 'S'::text, 'S'::text);" calcext:value-type="string">
            <text:p>INSERT INTO public.rolopcion(id_rol_opcion, id_rol, id_opcion, consultar, agregar, modificar, eliminar, ejecutar) VALUES (301, '41'::integer, 877, 'S'::text, 'S'::text, 'S'::text, 'S'::text, 'S'::text);</text:p>
          </table:table-cell>
        </table:table-row>
        <table:table-row table:style-name="ro2">
          <table:table-cell table:formula="of:=[.$A$200]&amp;&quot;.&quot;&amp;[.E202]" office:value-type="string" office:string-value="3.02.01.02" calcext:value-type="string">
            <text:p>3.02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onsultar Datos Nómina</text:p>
          </table:table-cell>
          <table:table-cell table:number-columns-repeated="5"/>
          <table:table-cell table:formula="of:=[.F202]" office:value-type="string" office:string-value="Consultar Datos Nómina" calcext:value-type="string">
            <text:p>Consultar Datos Nómina</text:p>
          </table:table-cell>
          <table:table-cell/>
          <table:table-cell office:value-type="float" office:value="878" calcext:value-type="float">
            <text:p>878</text:p>
          </table:table-cell>
          <table:table-cell office:value-type="float" office:value="302" calcext:value-type="float">
            <text:p>302</text:p>
          </table:table-cell>
          <table:table-cell table:style-name="ce3" table:formula="of:=&quot;(&quot; &amp; [.N202] &amp; &quot;,&quot; &amp; [.$R$1] &amp; &quot;, '&quot; &amp; [.L202]  &amp; &quot;', '&quot; &amp; [.I202] &amp;  &quot;', 'D', '&quot; &amp; [.J202] &amp; &quot;', '&quot; &amp; UPPER([.A202]) &amp; &quot;', 'A');&quot;" office:value-type="string" office:string-value="(878,upper(substr(md5(trunc(random() * 9999999 + 1000000)::text), 1,6)), 'Consultar Datos Nómina', '', 'D', '', '3.02.01.02', 'A');" calcext:value-type="string">
            <text:p>(878,upper(substr(md5(trunc(random() * 9999999 + 1000000)::text), 1,6)), 'Consultar Datos Nómina', '', 'D', '', '3.02.01.02', 'A'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ublic.opcion(id_opcion, codigo_opcion, descripcion, ruta, tipo, uri, jerarquia, estatus) VALUES (878,upper(substr(md5(trunc(random() * 9999999 + 1000000)::text), 1,6)), 'Consultar Datos Nómina', '', 'D', '', '3.02.01.02', 'A');" calcext:value-type="string">
            <text:p>INSERT INTO public.opcion(id_opcion, codigo_opcion, descripcion, ruta, tipo, uri, jerarquia, estatus) VALUES (878,upper(substr(md5(trunc(random() * 9999999 + 1000000)::text), 1,6)), 'Consultar Datos Nómina', '', 'D', '', '3.02.01.02', 'A');</text:p>
          </table:table-cell>
          <table:table-cell table:number-columns-repeated="2"/>
          <table:table-cell table:formula="of:==IF([.L202] &lt;&gt; &quot;&quot;;&quot;INSERT INTO public.rolopcion(id_rol_opcion, id_rol, id_opcion, consultar, agregar, modificar, eliminar, ejecutar) VALUES (&quot; &amp; [.O202] &amp; &quot;, '41'::integer, &quot; &amp; [.N202] &amp; &quot;, 'S'::text, 'S'::text, 'S'::text, 'S'::text, 'S'::text);&quot;; &quot;&quot;)" office:value-type="string" office:string-value="INSERT INTO public.rolopcion(id_rol_opcion, id_rol, id_opcion, consultar, agregar, modificar, eliminar, ejecutar) VALUES (302, '41'::integer, 878, 'S'::text, 'S'::text, 'S'::text, 'S'::text, 'S'::text);" calcext:value-type="string">
            <text:p>INSERT INTO public.rolopcion(id_rol_opcion, id_rol, id_opcion, consultar, agregar, modificar, eliminar, ejecutar) VALUES (302, '41'::integer, 878, 'S'::text, 'S'::text, 'S'::text, 'S'::text, 'S'::text);</text:p>
          </table:table-cell>
        </table:table-row>
        <table:table-row table:style-name="ro2">
          <table:table-cell table:formula="of:=[.$A$200]&amp;&quot;.&quot;&amp;[.E203]" office:value-type="string" office:string-value="3.02.01.03" calcext:value-type="string">
            <text:p>3.02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r Datos del Trabajador</text:p>
          </table:table-cell>
          <table:table-cell table:number-columns-repeated="5"/>
          <table:table-cell table:formula="of:=[.F203]" office:value-type="string" office:string-value="Actualizar Datos del Trabajador" calcext:value-type="string">
            <text:p>Actualizar Datos del Trabajador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303" calcext:value-type="float">
            <text:p>303</text:p>
          </table:table-cell>
          <table:table-cell table:style-name="ce3" table:formula="of:=&quot;(&quot; &amp; [.N203] &amp; &quot;,&quot; &amp; [.$R$1] &amp; &quot;, '&quot; &amp; [.L203]  &amp; &quot;', '&quot; &amp; [.I203] &amp;  &quot;', 'D', '&quot; &amp; [.J203] &amp; &quot;', '&quot; &amp; UPPER([.A203]) &amp; &quot;', 'A');&quot;" office:value-type="string" office:string-value="(879,upper(substr(md5(trunc(random() * 9999999 + 1000000)::text), 1,6)), 'Actualizar Datos del Trabajador', '', 'D', '', '3.02.01.03', 'A');" calcext:value-type="string">
            <text:p>(879,upper(substr(md5(trunc(random() * 9999999 + 1000000)::text), 1,6)), 'Actualizar Datos del Trabajador', '', 'D', '', '3.02.01.03', 'A'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ublic.opcion(id_opcion, codigo_opcion, descripcion, ruta, tipo, uri, jerarquia, estatus) VALUES (879,upper(substr(md5(trunc(random() * 9999999 + 1000000)::text), 1,6)), 'Actualizar Datos del Trabajador', '', 'D', '', '3.02.01.03', 'A');" calcext:value-type="string">
            <text:p>INSERT INTO public.opcion(id_opcion, codigo_opcion, descripcion, ruta, tipo, uri, jerarquia, estatus) VALUES (879,upper(substr(md5(trunc(random() * 9999999 + 1000000)::text), 1,6)), 'Actualizar Datos del Trabajador', '', 'D', '', '3.02.01.03', 'A');</text:p>
          </table:table-cell>
          <table:table-cell table:number-columns-repeated="2"/>
          <table:table-cell table:formula="of:==IF([.L203] &lt;&gt; &quot;&quot;;&quot;INSERT INTO public.rolopcion(id_rol_opcion, id_rol, id_opcion, consultar, agregar, modificar, eliminar, ejecutar) VALUES (&quot; &amp; [.O203] &amp; &quot;, '41'::integer, &quot; &amp; [.N203] &amp; &quot;, 'S'::text, 'S'::text, 'S'::text, 'S'::text, 'S'::text);&quot;; &quot;&quot;)" office:value-type="string" office:string-value="INSERT INTO public.rolopcion(id_rol_opcion, id_rol, id_opcion, consultar, agregar, modificar, eliminar, ejecutar) VALUES (303, '41'::integer, 879, 'S'::text, 'S'::text, 'S'::text, 'S'::text, 'S'::text);" calcext:value-type="string">
            <text:p>INSERT INTO public.rolopcion(id_rol_opcion, id_rol, id_opcion, consultar, agregar, modificar, eliminar, ejecutar) VALUES (303, '41'::integer, 879, 'S'::text, 'S'::text, 'S'::text, 'S'::text, 'S'::text);</text:p>
          </table:table-cell>
        </table:table-row>
        <table:table-row table:style-name="ro2">
          <table:table-cell table:formula="of:=[.$A$200]&amp;&quot;.&quot;&amp;[.E204]" office:value-type="string" office:string-value="3.02.01.04" calcext:value-type="string">
            <text:p>3.02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Actualizar Fechas del Trabajador</text:p>
          </table:table-cell>
          <table:table-cell table:number-columns-repeated="5"/>
          <table:table-cell table:formula="of:=[.F204]" office:value-type="string" office:string-value="Actualizar Fechas del Trabajador" calcext:value-type="string">
            <text:p>Actualizar Fechas del Trabajador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304" calcext:value-type="float">
            <text:p>304</text:p>
          </table:table-cell>
          <table:table-cell table:style-name="ce3" table:formula="of:=&quot;(&quot; &amp; [.N204] &amp; &quot;,&quot; &amp; [.$R$1] &amp; &quot;, '&quot; &amp; [.L204]  &amp; &quot;', '&quot; &amp; [.I204] &amp;  &quot;', 'D', '&quot; &amp; [.J204] &amp; &quot;', '&quot; &amp; UPPER([.A204]) &amp; &quot;', 'A');&quot;" office:value-type="string" office:string-value="(880,upper(substr(md5(trunc(random() * 9999999 + 1000000)::text), 1,6)), 'Actualizar Fechas del Trabajador', '', 'D', '', '3.02.01.04', 'A');" calcext:value-type="string">
            <text:p>(880,upper(substr(md5(trunc(random() * 9999999 + 1000000)::text), 1,6)), 'Actualizar Fechas del Trabajador', '', 'D', '', '3.02.01.04', 'A'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ublic.opcion(id_opcion, codigo_opcion, descripcion, ruta, tipo, uri, jerarquia, estatus) VALUES (880,upper(substr(md5(trunc(random() * 9999999 + 1000000)::text), 1,6)), 'Actualizar Fechas del Trabajador', '', 'D', '', '3.02.01.04', 'A');" calcext:value-type="string">
            <text:p>INSERT INTO public.opcion(id_opcion, codigo_opcion, descripcion, ruta, tipo, uri, jerarquia, estatus) VALUES (880,upper(substr(md5(trunc(random() * 9999999 + 1000000)::text), 1,6)), 'Actualizar Fechas del Trabajador', '', 'D', '', '3.02.01.04', 'A');</text:p>
          </table:table-cell>
          <table:table-cell table:number-columns-repeated="2"/>
          <table:table-cell table:formula="of:==IF([.L204] &lt;&gt; &quot;&quot;;&quot;INSERT INTO public.rolopcion(id_rol_opcion, id_rol, id_opcion, consultar, agregar, modificar, eliminar, ejecutar) VALUES (&quot; &amp; [.O204] &amp; &quot;, '41'::integer, &quot; &amp; [.N204] &amp; &quot;, 'S'::text, 'S'::text, 'S'::text, 'S'::text, 'S'::text);&quot;; &quot;&quot;)" office:value-type="string" office:string-value="INSERT INTO public.rolopcion(id_rol_opcion, id_rol, id_opcion, consultar, agregar, modificar, eliminar, ejecutar) VALUES (304, '41'::integer, 880, 'S'::text, 'S'::text, 'S'::text, 'S'::text, 'S'::text);" calcext:value-type="string">
            <text:p>INSERT INTO public.rolopcion(id_rol_opcion, id_rol, id_opcion, consultar, agregar, modificar, eliminar, ejecutar) VALUES (304, '41'::integer, 880, 'S'::text, 'S'::text, 'S'::text, 'S'::text, 'S'::text);</text:p>
          </table:table-cell>
        </table:table-row>
        <table:table-row table:style-name="ro2">
          <table:table-cell table:formula="of:=[.$A$200]&amp;&quot;.&quot;&amp;[.E205]" office:value-type="string" office:string-value="3.02.01.05" calcext:value-type="string">
            <text:p>3.02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orrección/Cambio de Cédula</text:p>
          </table:table-cell>
          <table:table-cell table:number-columns-repeated="5"/>
          <table:table-cell table:formula="of:=[.F205]" office:value-type="string" office:string-value="Corrección/Cambio de Cédula" calcext:value-type="string">
            <text:p>Corrección/Cambio de Cédula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305" calcext:value-type="float">
            <text:p>305</text:p>
          </table:table-cell>
          <table:table-cell table:style-name="ce3" table:formula="of:=&quot;(&quot; &amp; [.N205] &amp; &quot;,&quot; &amp; [.$R$1] &amp; &quot;, '&quot; &amp; [.L205]  &amp; &quot;', '&quot; &amp; [.I205] &amp;  &quot;', 'D', '&quot; &amp; [.J205] &amp; &quot;', '&quot; &amp; UPPER([.A205]) &amp; &quot;', 'A');&quot;" office:value-type="string" office:string-value="(881,upper(substr(md5(trunc(random() * 9999999 + 1000000)::text), 1,6)), 'Corrección/Cambio de Cédula', '', 'D', '', '3.02.01.05', 'A');" calcext:value-type="string">
            <text:p>(881,upper(substr(md5(trunc(random() * 9999999 + 1000000)::text), 1,6)), 'Corrección/Cambio de Cédula', '', 'D', '', '3.02.01.05', 'A'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ublic.opcion(id_opcion, codigo_opcion, descripcion, ruta, tipo, uri, jerarquia, estatus) VALUES (881,upper(substr(md5(trunc(random() * 9999999 + 1000000)::text), 1,6)), 'Corrección/Cambio de Cédula', '', 'D', '', '3.02.01.05', 'A');" calcext:value-type="string">
            <text:p>INSERT INTO public.opcion(id_opcion, codigo_opcion, descripcion, ruta, tipo, uri, jerarquia, estatus) VALUES (881,upper(substr(md5(trunc(random() * 9999999 + 1000000)::text), 1,6)), 'Corrección/Cambio de Cédula', '', 'D', '', '3.02.01.05', 'A');</text:p>
          </table:table-cell>
          <table:table-cell table:number-columns-repeated="2"/>
          <table:table-cell table:formula="of:==IF([.L205] &lt;&gt; &quot;&quot;;&quot;INSERT INTO public.rolopcion(id_rol_opcion, id_rol, id_opcion, consultar, agregar, modificar, eliminar, ejecutar) VALUES (&quot; &amp; [.O205] &amp; &quot;, '41'::integer, &quot; &amp; [.N205] &amp; &quot;, 'S'::text, 'S'::text, 'S'::text, 'S'::text, 'S'::text);&quot;; &quot;&quot;)" office:value-type="string" office:string-value="INSERT INTO public.rolopcion(id_rol_opcion, id_rol, id_opcion, consultar, agregar, modificar, eliminar, ejecutar) VALUES (305, '41'::integer, 881, 'S'::text, 'S'::text, 'S'::text, 'S'::text, 'S'::text);" calcext:value-type="string">
            <text:p>INSERT INTO public.rolopcion(id_rol_opcion, id_rol, id_opcion, consultar, agregar, modificar, eliminar, ejecutar) VALUES (305, '41'::integer, 881, 'S'::text, 'S'::text, 'S'::text, 'S'::text, 'S'::text);</text:p>
          </table:table-cell>
        </table:table-row>
        <table:table-row table:style-name="ro2">
          <table:table-cell table:formula="of:=[.$A$199]&amp;&quot;.&quot;&amp;[.D206]" office:value-type="string" office:string-value="3.02.02" calcext:value-type="string">
            <text:p>3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Fijos</text:p>
          </table:table-cell>
          <table:table-cell table:number-columns-repeated="6"/>
          <table:table-cell table:formula="of:=[.E206]" office:value-type="string" office:string-value="Conceptos Fijos" calcext:value-type="string">
            <text:p>Conceptos Fijos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float" office:value="306" calcext:value-type="float">
            <text:p>306</text:p>
          </table:table-cell>
          <table:table-cell table:style-name="ce3" table:formula="of:=&quot;(&quot; &amp; [.N206] &amp; &quot;,&quot; &amp; [.$R$1] &amp; &quot;, '&quot; &amp; [.L206]  &amp; &quot;', '&quot; &amp; [.I206] &amp;  &quot;', 'D', '&quot; &amp; [.J206] &amp; &quot;', '&quot; &amp; UPPER([.A206]) &amp; &quot;', 'A');&quot;" office:value-type="string" office:string-value="(882,upper(substr(md5(trunc(random() * 9999999 + 1000000)::text), 1,6)), 'Conceptos Fijos', '', 'D', '', '3.02.02', 'A');" calcext:value-type="string">
            <text:p>(882,upper(substr(md5(trunc(random() * 9999999 + 1000000)::text), 1,6)), 'Conceptos Fijos', '', 'D', '', '3.02.02', 'A'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ublic.opcion(id_opcion, codigo_opcion, descripcion, ruta, tipo, uri, jerarquia, estatus) VALUES (882,upper(substr(md5(trunc(random() * 9999999 + 1000000)::text), 1,6)), 'Conceptos Fijos', '', 'D', '', '3.02.02', 'A');" calcext:value-type="string">
            <text:p>INSERT INTO public.opcion(id_opcion, codigo_opcion, descripcion, ruta, tipo, uri, jerarquia, estatus) VALUES (882,upper(substr(md5(trunc(random() * 9999999 + 1000000)::text), 1,6)), 'Conceptos Fijos', '', 'D', '', '3.02.02', 'A');</text:p>
          </table:table-cell>
          <table:table-cell table:number-columns-repeated="2"/>
          <table:table-cell table:formula="of:==IF([.L206] &lt;&gt; &quot;&quot;;&quot;INSERT INTO public.rolopcion(id_rol_opcion, id_rol, id_opcion, consultar, agregar, modificar, eliminar, ejecutar) VALUES (&quot; &amp; [.O206] &amp; &quot;, '41'::integer, &quot; &amp; [.N206] &amp; &quot;, 'S'::text, 'S'::text, 'S'::text, 'S'::text, 'S'::text);&quot;; &quot;&quot;)" office:value-type="string" office:string-value="INSERT INTO public.rolopcion(id_rol_opcion, id_rol, id_opcion, consultar, agregar, modificar, eliminar, ejecutar) VALUES (306, '41'::integer, 882, 'S'::text, 'S'::text, 'S'::text, 'S'::text, 'S'::text);" calcext:value-type="string">
            <text:p>INSERT INTO public.rolopcion(id_rol_opcion, id_rol, id_opcion, consultar, agregar, modificar, eliminar, ejecutar) VALUES (306, '41'::integer, 882, 'S'::text, 'S'::text, 'S'::text, 'S'::text, 'S'::text);</text:p>
          </table:table-cell>
        </table:table-row>
        <table:table-row table:style-name="ro2">
          <table:table-cell table:formula="of:=[.$A$199]&amp;&quot;.&quot;&amp;[.D207]" office:value-type="string" office:string-value="3.02.03" calcext:value-type="string">
            <text:p>3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ceptos Variables</text:p>
          </table:table-cell>
          <table:table-cell table:number-columns-repeated="6"/>
          <table:table-cell table:formula="of:=[.E207]" office:value-type="string" office:string-value="Conceptos Variables" calcext:value-type="string">
            <text:p>Conceptos Variables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307" calcext:value-type="float">
            <text:p>307</text:p>
          </table:table-cell>
          <table:table-cell table:style-name="ce3" table:formula="of:=&quot;(&quot; &amp; [.N207] &amp; &quot;,&quot; &amp; [.$R$1] &amp; &quot;, '&quot; &amp; [.L207]  &amp; &quot;', '&quot; &amp; [.I207] &amp;  &quot;', 'D', '&quot; &amp; [.J207] &amp; &quot;', '&quot; &amp; UPPER([.A207]) &amp; &quot;', 'A');&quot;" office:value-type="string" office:string-value="(883,upper(substr(md5(trunc(random() * 9999999 + 1000000)::text), 1,6)), 'Conceptos Variables', '', 'D', '', '3.02.03', 'A');" calcext:value-type="string">
            <text:p>(883,upper(substr(md5(trunc(random() * 9999999 + 1000000)::text), 1,6)), 'Conceptos Variables', '', 'D', '', '3.02.03', 'A'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ublic.opcion(id_opcion, codigo_opcion, descripcion, ruta, tipo, uri, jerarquia, estatus) VALUES (883,upper(substr(md5(trunc(random() * 9999999 + 1000000)::text), 1,6)), 'Conceptos Variables', '', 'D', '', '3.02.03', 'A');" calcext:value-type="string">
            <text:p>INSERT INTO public.opcion(id_opcion, codigo_opcion, descripcion, ruta, tipo, uri, jerarquia, estatus) VALUES (883,upper(substr(md5(trunc(random() * 9999999 + 1000000)::text), 1,6)), 'Conceptos Variables', '', 'D', '', '3.02.03', 'A');</text:p>
          </table:table-cell>
          <table:table-cell table:number-columns-repeated="2"/>
          <table:table-cell table:formula="of:==IF([.L207] &lt;&gt; &quot;&quot;;&quot;INSERT INTO public.rolopcion(id_rol_opcion, id_rol, id_opcion, consultar, agregar, modificar, eliminar, ejecutar) VALUES (&quot; &amp; [.O207] &amp; &quot;, '41'::integer, &quot; &amp; [.N207] &amp; &quot;, 'S'::text, 'S'::text, 'S'::text, 'S'::text, 'S'::text);&quot;; &quot;&quot;)" office:value-type="string" office:string-value="INSERT INTO public.rolopcion(id_rol_opcion, id_rol, id_opcion, consultar, agregar, modificar, eliminar, ejecutar) VALUES (307, '41'::integer, 883, 'S'::text, 'S'::text, 'S'::text, 'S'::text, 'S'::text);" calcext:value-type="string">
            <text:p>INSERT INTO public.rolopcion(id_rol_opcion, id_rol, id_opcion, consultar, agregar, modificar, eliminar, ejecutar) VALUES (307, '41'::integer, 883, 'S'::text, 'S'::text, 'S'::text, 'S'::text, 'S'::text);</text:p>
          </table:table-cell>
        </table:table-row>
        <table:table-row table:style-name="ro2">
          <table:table-cell table:formula="of:=[.$A$199]&amp;&quot;.&quot;&amp;[.D208]" office:value-type="string" office:string-value="3.02.04" calcext:value-type="string">
            <text:p>3.0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éstamos</text:p>
          </table:table-cell>
          <table:table-cell table:number-columns-repeated="6"/>
          <table:table-cell table:formula="of:=[.E208]" office:value-type="string" office:string-value="Préstamos" calcext:value-type="string">
            <text:p>Préstamos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float" office:value="308" calcext:value-type="float">
            <text:p>308</text:p>
          </table:table-cell>
          <table:table-cell table:style-name="ce3" table:formula="of:=&quot;(&quot; &amp; [.N208] &amp; &quot;,&quot; &amp; [.$R$1] &amp; &quot;, '&quot; &amp; [.L208]  &amp; &quot;', '&quot; &amp; [.I208] &amp;  &quot;', 'D', '&quot; &amp; [.J208] &amp; &quot;', '&quot; &amp; UPPER([.A208]) &amp; &quot;', 'A');&quot;" office:value-type="string" office:string-value="(884,upper(substr(md5(trunc(random() * 9999999 + 1000000)::text), 1,6)), 'Préstamos', '', 'D', '', '3.02.04', 'A');" calcext:value-type="string">
            <text:p>(884,upper(substr(md5(trunc(random() * 9999999 + 1000000)::text), 1,6)), 'Préstamos', '', 'D', '', '3.02.04', 'A'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ublic.opcion(id_opcion, codigo_opcion, descripcion, ruta, tipo, uri, jerarquia, estatus) VALUES (884,upper(substr(md5(trunc(random() * 9999999 + 1000000)::text), 1,6)), 'Préstamos', '', 'D', '', '3.02.04', 'A');" calcext:value-type="string">
            <text:p>INSERT INTO public.opcion(id_opcion, codigo_opcion, descripcion, ruta, tipo, uri, jerarquia, estatus) VALUES (884,upper(substr(md5(trunc(random() * 9999999 + 1000000)::text), 1,6)), 'Préstamos', '', 'D', '', '3.02.04', 'A');</text:p>
          </table:table-cell>
          <table:table-cell table:number-columns-repeated="2"/>
          <table:table-cell table:formula="of:==IF([.L208] &lt;&gt; &quot;&quot;;&quot;INSERT INTO public.rolopcion(id_rol_opcion, id_rol, id_opcion, consultar, agregar, modificar, eliminar, ejecutar) VALUES (&quot; &amp; [.O208] &amp; &quot;, '41'::integer, &quot; &amp; [.N208] &amp; &quot;, 'S'::text, 'S'::text, 'S'::text, 'S'::text, 'S'::text);&quot;; &quot;&quot;)" office:value-type="string" office:string-value="INSERT INTO public.rolopcion(id_rol_opcion, id_rol, id_opcion, consultar, agregar, modificar, eliminar, ejecutar) VALUES (308, '41'::integer, 884, 'S'::text, 'S'::text, 'S'::text, 'S'::text, 'S'::text);" calcext:value-type="string">
            <text:p>INSERT INTO public.rolopcion(id_rol_opcion, id_rol, id_opcion, consultar, agregar, modificar, eliminar, ejecutar) VALUES (308, '41'::integer, 884, 'S'::text, 'S'::text, 'S'::text, 'S'::text, 'S'::text);</text:p>
          </table:table-cell>
        </table:table-row>
        <table:table-row table:style-name="ro2">
          <table:table-cell table:formula="of:=[.$A$199]&amp;&quot;.&quot;&amp;[.D209]" office:value-type="string" office:string-value="3.02.05" calcext:value-type="string">
            <text:p>3.0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Sueldos Promedios</text:p>
          </table:table-cell>
          <table:table-cell table:number-columns-repeated="6"/>
          <table:table-cell table:formula="of:=[.E209]" office:value-type="string" office:string-value="Sueldos Promedios" calcext:value-type="string">
            <text:p>Sueldos Promedios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float" office:value="309" calcext:value-type="float">
            <text:p>309</text:p>
          </table:table-cell>
          <table:table-cell table:style-name="ce3" table:formula="of:=&quot;(&quot; &amp; [.N209] &amp; &quot;,&quot; &amp; [.$R$1] &amp; &quot;, '&quot; &amp; [.L209]  &amp; &quot;', '&quot; &amp; [.I209] &amp;  &quot;', 'D', '&quot; &amp; [.J209] &amp; &quot;', '&quot; &amp; UPPER([.A209]) &amp; &quot;', 'A');&quot;" office:value-type="string" office:string-value="(885,upper(substr(md5(trunc(random() * 9999999 + 1000000)::text), 1,6)), 'Sueldos Promedios', '', 'D', '', '3.02.05', 'A');" calcext:value-type="string">
            <text:p>(885,upper(substr(md5(trunc(random() * 9999999 + 1000000)::text), 1,6)), 'Sueldos Promedios', '', 'D', '', '3.02.05', 'A'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ublic.opcion(id_opcion, codigo_opcion, descripcion, ruta, tipo, uri, jerarquia, estatus) VALUES (885,upper(substr(md5(trunc(random() * 9999999 + 1000000)::text), 1,6)), 'Sueldos Promedios', '', 'D', '', '3.02.05', 'A');" calcext:value-type="string">
            <text:p>INSERT INTO public.opcion(id_opcion, codigo_opcion, descripcion, ruta, tipo, uri, jerarquia, estatus) VALUES (885,upper(substr(md5(trunc(random() * 9999999 + 1000000)::text), 1,6)), 'Sueldos Promedios', '', 'D', '', '3.02.05', 'A');</text:p>
          </table:table-cell>
          <table:table-cell table:number-columns-repeated="2"/>
          <table:table-cell table:formula="of:==IF([.L209] &lt;&gt; &quot;&quot;;&quot;INSERT INTO public.rolopcion(id_rol_opcion, id_rol, id_opcion, consultar, agregar, modificar, eliminar, ejecutar) VALUES (&quot; &amp; [.O209] &amp; &quot;, '41'::integer, &quot; &amp; [.N209] &amp; &quot;, 'S'::text, 'S'::text, 'S'::text, 'S'::text, 'S'::text);&quot;; &quot;&quot;)" office:value-type="string" office:string-value="INSERT INTO public.rolopcion(id_rol_opcion, id_rol, id_opcion, consultar, agregar, modificar, eliminar, ejecutar) VALUES (309, '41'::integer, 885, 'S'::text, 'S'::text, 'S'::text, 'S'::text, 'S'::text);" calcext:value-type="string">
            <text:p>INSERT INTO public.rolopcion(id_rol_opcion, id_rol, id_opcion, consultar, agregar, modificar, eliminar, ejecutar) VALUES (309, '41'::integer, 885, 'S'::text, 'S'::text, 'S'::text, 'S'::text, 'S'::text);</text:p>
          </table:table-cell>
        </table:table-row>
        <table:table-row table:style-name="ro2">
          <table:table-cell table:formula="of:=[.$A$199]&amp;&quot;.&quot;&amp;[.D210]" office:value-type="string" office:string-value="3.02.06" calcext:value-type="string">
            <text:p>3.0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nticipos</text:p>
          </table:table-cell>
          <table:table-cell table:number-columns-repeated="6"/>
          <table:table-cell table:formula="of:=[.E210]" office:value-type="string" office:string-value="Anticipos" calcext:value-type="string">
            <text:p>Anticipos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310" calcext:value-type="float">
            <text:p>310</text:p>
          </table:table-cell>
          <table:table-cell table:style-name="ce3" table:formula="of:=&quot;(&quot; &amp; [.N210] &amp; &quot;,&quot; &amp; [.$R$1] &amp; &quot;, '&quot; &amp; [.L210]  &amp; &quot;', '&quot; &amp; [.I210] &amp;  &quot;', 'D', '&quot; &amp; [.J210] &amp; &quot;', '&quot; &amp; UPPER([.A210]) &amp; &quot;', 'A');&quot;" office:value-type="string" office:string-value="(886,upper(substr(md5(trunc(random() * 9999999 + 1000000)::text), 1,6)), 'Anticipos', '', 'D', '', '3.02.06', 'A');" calcext:value-type="string">
            <text:p>(886,upper(substr(md5(trunc(random() * 9999999 + 1000000)::text), 1,6)), 'Anticipos', '', 'D', '', '3.02.06', 'A'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ublic.opcion(id_opcion, codigo_opcion, descripcion, ruta, tipo, uri, jerarquia, estatus) VALUES (886,upper(substr(md5(trunc(random() * 9999999 + 1000000)::text), 1,6)), 'Anticipos', '', 'D', '', '3.02.06', 'A');" calcext:value-type="string">
            <text:p>INSERT INTO public.opcion(id_opcion, codigo_opcion, descripcion, ruta, tipo, uri, jerarquia, estatus) VALUES (886,upper(substr(md5(trunc(random() * 9999999 + 1000000)::text), 1,6)), 'Anticipos', '', 'D', '', '3.02.06', 'A');</text:p>
          </table:table-cell>
          <table:table-cell table:number-columns-repeated="2"/>
          <table:table-cell table:formula="of:==IF([.L210] &lt;&gt; &quot;&quot;;&quot;INSERT INTO public.rolopcion(id_rol_opcion, id_rol, id_opcion, consultar, agregar, modificar, eliminar, ejecutar) VALUES (&quot; &amp; [.O210] &amp; &quot;, '41'::integer, &quot; &amp; [.N210] &amp; &quot;, 'S'::text, 'S'::text, 'S'::text, 'S'::text, 'S'::text);&quot;; &quot;&quot;)" office:value-type="string" office:string-value="INSERT INTO public.rolopcion(id_rol_opcion, id_rol, id_opcion, consultar, agregar, modificar, eliminar, ejecutar) VALUES (310, '41'::integer, 886, 'S'::text, 'S'::text, 'S'::text, 'S'::text, 'S'::text);" calcext:value-type="string">
            <text:p>INSERT INTO public.rolopcion(id_rol_opcion, id_rol, id_opcion, consultar, agregar, modificar, eliminar, ejecutar) VALUES (310, '41'::integer, 886, 'S'::text, 'S'::text, 'S'::text, 'S'::text, 'S'::text);</text:p>
          </table:table-cell>
        </table:table-row>
        <table:table-row table:style-name="ro2">
          <table:table-cell table:formula="of:=[.$A$199]&amp;&quot;.&quot;&amp;[.D211]" office:value-type="string" office:string-value="3.02.07" calcext:value-type="string">
            <text:p>3.0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usencias, Permisos y/o Reposos</text:p>
          </table:table-cell>
          <table:table-cell table:number-columns-repeated="6"/>
          <table:table-cell table:formula="of:=[.E211]" office:value-type="string" office:string-value="Ausencias, Permisos y/o Reposos" calcext:value-type="string">
            <text:p>Ausencias, Permisos y/o Reposos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float" office:value="311" calcext:value-type="float">
            <text:p>311</text:p>
          </table:table-cell>
          <table:table-cell table:style-name="ce3" table:formula="of:=&quot;(&quot; &amp; [.N211] &amp; &quot;,&quot; &amp; [.$R$1] &amp; &quot;, '&quot; &amp; [.L211]  &amp; &quot;', '&quot; &amp; [.I211] &amp;  &quot;', 'D', '&quot; &amp; [.J211] &amp; &quot;', '&quot; &amp; UPPER([.A211]) &amp; &quot;', 'A');&quot;" office:value-type="string" office:string-value="(887,upper(substr(md5(trunc(random() * 9999999 + 1000000)::text), 1,6)), 'Ausencias, Permisos y/o Reposos', '', 'D', '', '3.02.07', 'A');" calcext:value-type="string">
            <text:p>(887,upper(substr(md5(trunc(random() * 9999999 + 1000000)::text), 1,6)), 'Ausencias, Permisos y/o Reposos', '', 'D', '', '3.02.07', 'A'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ublic.opcion(id_opcion, codigo_opcion, descripcion, ruta, tipo, uri, jerarquia, estatus) VALUES (887,upper(substr(md5(trunc(random() * 9999999 + 1000000)::text), 1,6)), 'Ausencias, Permisos y/o Reposos', '', 'D', '', '3.02.07', 'A');" calcext:value-type="string">
            <text:p>INSERT INTO public.opcion(id_opcion, codigo_opcion, descripcion, ruta, tipo, uri, jerarquia, estatus) VALUES (887,upper(substr(md5(trunc(random() * 9999999 + 1000000)::text), 1,6)), 'Ausencias, Permisos y/o Reposos', '', 'D', '', '3.02.07', 'A');</text:p>
          </table:table-cell>
          <table:table-cell table:number-columns-repeated="2"/>
          <table:table-cell table:formula="of:==IF([.L211] &lt;&gt; &quot;&quot;;&quot;INSERT INTO public.rolopcion(id_rol_opcion, id_rol, id_opcion, consultar, agregar, modificar, eliminar, ejecutar) VALUES (&quot; &amp; [.O211] &amp; &quot;, '41'::integer, &quot; &amp; [.N211] &amp; &quot;, 'S'::text, 'S'::text, 'S'::text, 'S'::text, 'S'::text);&quot;; &quot;&quot;)" office:value-type="string" office:string-value="INSERT INTO public.rolopcion(id_rol_opcion, id_rol, id_opcion, consultar, agregar, modificar, eliminar, ejecutar) VALUES (311, '41'::integer, 887, 'S'::text, 'S'::text, 'S'::text, 'S'::text, 'S'::text);" calcext:value-type="string">
            <text:p>INSERT INTO public.rolopcion(id_rol_opcion, id_rol, id_opcion, consultar, agregar, modificar, eliminar, ejecutar) VALUES (311, '41'::integer, 887, 'S'::text, 'S'::text, 'S'::text, 'S'::text, 'S'::text);</text:p>
          </table:table-cell>
        </table:table-row>
        <table:table-row table:style-name="ro2">
          <table:table-cell table:formula="of:=[.$A$199]&amp;&quot;.&quot;&amp;[.D212]" office:value-type="string" office:string-value="3.02.08" calcext:value-type="string">
            <text:p>3.0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usencias (Unidad Funcional)</text:p>
          </table:table-cell>
          <table:table-cell table:number-columns-repeated="6"/>
          <table:table-cell table:formula="of:=[.E212]" office:value-type="string" office:string-value="Ausencias (Unidad Funcional)" calcext:value-type="string">
            <text:p>Ausencias (Unidad Funcional)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float" office:value="312" calcext:value-type="float">
            <text:p>312</text:p>
          </table:table-cell>
          <table:table-cell table:style-name="ce3" table:formula="of:=&quot;(&quot; &amp; [.N212] &amp; &quot;,&quot; &amp; [.$R$1] &amp; &quot;, '&quot; &amp; [.L212]  &amp; &quot;', '&quot; &amp; [.I212] &amp;  &quot;', 'D', '&quot; &amp; [.J212] &amp; &quot;', '&quot; &amp; UPPER([.A212]) &amp; &quot;', 'A');&quot;" office:value-type="string" office:string-value="(888,upper(substr(md5(trunc(random() * 9999999 + 1000000)::text), 1,6)), 'Ausencias (Unidad Funcional)', '', 'D', '', '3.02.08', 'A');" calcext:value-type="string">
            <text:p>(888,upper(substr(md5(trunc(random() * 9999999 + 1000000)::text), 1,6)), 'Ausencias (Unidad Funcional)', '', 'D', '', '3.02.08', 'A'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ublic.opcion(id_opcion, codigo_opcion, descripcion, ruta, tipo, uri, jerarquia, estatus) VALUES (888,upper(substr(md5(trunc(random() * 9999999 + 1000000)::text), 1,6)), 'Ausencias (Unidad Funcional)', '', 'D', '', '3.02.08', 'A');" calcext:value-type="string">
            <text:p>INSERT INTO public.opcion(id_opcion, codigo_opcion, descripcion, ruta, tipo, uri, jerarquia, estatus) VALUES (888,upper(substr(md5(trunc(random() * 9999999 + 1000000)::text), 1,6)), 'Ausencias (Unidad Funcional)', '', 'D', '', '3.02.08', 'A');</text:p>
          </table:table-cell>
          <table:table-cell table:number-columns-repeated="2"/>
          <table:table-cell table:formula="of:==IF([.L212] &lt;&gt; &quot;&quot;;&quot;INSERT INTO public.rolopcion(id_rol_opcion, id_rol, id_opcion, consultar, agregar, modificar, eliminar, ejecutar) VALUES (&quot; &amp; [.O212] &amp; &quot;, '41'::integer, &quot; &amp; [.N212] &amp; &quot;, 'S'::text, 'S'::text, 'S'::text, 'S'::text, 'S'::text);&quot;; &quot;&quot;)" office:value-type="string" office:string-value="INSERT INTO public.rolopcion(id_rol_opcion, id_rol, id_opcion, consultar, agregar, modificar, eliminar, ejecutar) VALUES (312, '41'::integer, 888, 'S'::text, 'S'::text, 'S'::text, 'S'::text, 'S'::text);" calcext:value-type="string">
            <text:p>INSERT INTO public.rolopcion(id_rol_opcion, id_rol, id_opcion, consultar, agregar, modificar, eliminar, ejecutar) VALUES (312, '41'::integer, 888, 'S'::text, 'S'::text, 'S'::text, 'S'::text, 'S'::text);</text:p>
          </table:table-cell>
        </table:table-row>
        <table:table-row table:style-name="ro2">
          <table:table-cell table:formula="of:=[.$A$199]&amp;&quot;.&quot;&amp;[.D213]" office:value-type="string" office:string-value="3.02.09" calcext:value-type="string">
            <text:p>3.0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lanilla ARI</text:p>
          </table:table-cell>
          <table:table-cell table:number-columns-repeated="6"/>
          <table:table-cell table:formula="of:=[.E213]" office:value-type="string" office:string-value="Planilla ARI" calcext:value-type="string">
            <text:p>Planilla ARI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float" office:value="313" calcext:value-type="float">
            <text:p>313</text:p>
          </table:table-cell>
          <table:table-cell table:style-name="ce3" table:formula="of:=&quot;(&quot; &amp; [.N213] &amp; &quot;,&quot; &amp; [.$R$1] &amp; &quot;, '&quot; &amp; [.L213]  &amp; &quot;', '&quot; &amp; [.I213] &amp;  &quot;', 'D', '&quot; &amp; [.J213] &amp; &quot;', '&quot; &amp; UPPER([.A213]) &amp; &quot;', 'A');&quot;" office:value-type="string" office:string-value="(889,upper(substr(md5(trunc(random() * 9999999 + 1000000)::text), 1,6)), 'Planilla ARI', '', 'D', '', '3.02.09', 'A');" calcext:value-type="string">
            <text:p>(889,upper(substr(md5(trunc(random() * 9999999 + 1000000)::text), 1,6)), 'Planilla ARI', '', 'D', '', '3.02.09', 'A'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ublic.opcion(id_opcion, codigo_opcion, descripcion, ruta, tipo, uri, jerarquia, estatus) VALUES (889,upper(substr(md5(trunc(random() * 9999999 + 1000000)::text), 1,6)), 'Planilla ARI', '', 'D', '', '3.02.09', 'A');" calcext:value-type="string">
            <text:p>INSERT INTO public.opcion(id_opcion, codigo_opcion, descripcion, ruta, tipo, uri, jerarquia, estatus) VALUES (889,upper(substr(md5(trunc(random() * 9999999 + 1000000)::text), 1,6)), 'Planilla ARI', '', 'D', '', '3.02.09', 'A');</text:p>
          </table:table-cell>
          <table:table-cell table:number-columns-repeated="2"/>
          <table:table-cell table:formula="of:==IF([.L213] &lt;&gt; &quot;&quot;;&quot;INSERT INTO public.rolopcion(id_rol_opcion, id_rol, id_opcion, consultar, agregar, modificar, eliminar, ejecutar) VALUES (&quot; &amp; [.O213] &amp; &quot;, '41'::integer, &quot; &amp; [.N213] &amp; &quot;, 'S'::text, 'S'::text, 'S'::text, 'S'::text, 'S'::text);&quot;; &quot;&quot;)" office:value-type="string" office:string-value="INSERT INTO public.rolopcion(id_rol_opcion, id_rol, id_opcion, consultar, agregar, modificar, eliminar, ejecutar) VALUES (313, '41'::integer, 889, 'S'::text, 'S'::text, 'S'::text, 'S'::text, 'S'::text);" calcext:value-type="string">
            <text:p>INSERT INTO public.rolopcion(id_rol_opcion, id_rol, id_opcion, consultar, agregar, modificar, eliminar, ejecutar) VALUES (313, '41'::integer, 889, 'S'::text, 'S'::text, 'S'::text, 'S'::text, 'S'::text);</text:p>
          </table:table-cell>
        </table:table-row>
        <table:table-row table:style-name="ro2">
          <table:table-cell table:formula="of:=[.$A$199]&amp;&quot;.&quot;&amp;[.D214]" office:value-type="string" office:string-value="3.02.10" calcext:value-type="string">
            <text:p>3.0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Planilla ARC</text:p>
          </table:table-cell>
          <table:table-cell table:number-columns-repeated="6"/>
          <table:table-cell table:formula="of:=[.E214]" office:value-type="string" office:string-value="Planilla ARC" calcext:value-type="string">
            <text:p>Planilla ARC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314" calcext:value-type="float">
            <text:p>314</text:p>
          </table:table-cell>
          <table:table-cell table:style-name="ce3" table:formula="of:=&quot;(&quot; &amp; [.N214] &amp; &quot;,&quot; &amp; [.$R$1] &amp; &quot;, '&quot; &amp; [.L214]  &amp; &quot;', '&quot; &amp; [.I214] &amp;  &quot;', 'D', '&quot; &amp; [.J214] &amp; &quot;', '&quot; &amp; UPPER([.A214]) &amp; &quot;', 'A');&quot;" office:value-type="string" office:string-value="(890,upper(substr(md5(trunc(random() * 9999999 + 1000000)::text), 1,6)), 'Planilla ARC', '', 'D', '', '3.02.10', 'A');" calcext:value-type="string">
            <text:p>(890,upper(substr(md5(trunc(random() * 9999999 + 1000000)::text), 1,6)), 'Planilla ARC', '', 'D', '', '3.02.10', 'A'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ublic.opcion(id_opcion, codigo_opcion, descripcion, ruta, tipo, uri, jerarquia, estatus) VALUES (890,upper(substr(md5(trunc(random() * 9999999 + 1000000)::text), 1,6)), 'Planilla ARC', '', 'D', '', '3.02.10', 'A');" calcext:value-type="string">
            <text:p>INSERT INTO public.opcion(id_opcion, codigo_opcion, descripcion, ruta, tipo, uri, jerarquia, estatus) VALUES (890,upper(substr(md5(trunc(random() * 9999999 + 1000000)::text), 1,6)), 'Planilla ARC', '', 'D', '', '3.02.10', 'A');</text:p>
          </table:table-cell>
          <table:table-cell table:number-columns-repeated="2"/>
          <table:table-cell table:formula="of:==IF([.L214] &lt;&gt; &quot;&quot;;&quot;INSERT INTO public.rolopcion(id_rol_opcion, id_rol, id_opcion, consultar, agregar, modificar, eliminar, ejecutar) VALUES (&quot; &amp; [.O214] &amp; &quot;, '41'::integer, &quot; &amp; [.N214] &amp; &quot;, 'S'::text, 'S'::text, 'S'::text, 'S'::text, 'S'::text);&quot;; &quot;&quot;)" office:value-type="string" office:string-value="INSERT INTO public.rolopcion(id_rol_opcion, id_rol, id_opcion, consultar, agregar, modificar, eliminar, ejecutar) VALUES (314, '41'::integer, 890, 'S'::text, 'S'::text, 'S'::text, 'S'::text, 'S'::text);" calcext:value-type="string">
            <text:p>INSERT INTO public.rolopcion(id_rol_opcion, id_rol, id_opcion, consultar, agregar, modificar, eliminar, ejecutar) VALUES (314, '41'::integer, 890, 'S'::text, 'S'::text, 'S'::text, 'S'::text, 'S'::text);</text:p>
          </table:table-cell>
        </table:table-row>
        <table:table-row table:style-name="ro2">
          <table:table-cell table:formula="of:=[.$A$199]&amp;&quot;.&quot;&amp;[.D215]" office:value-type="string" office:string-value="3.02.11" calcext:value-type="string">
            <text:p>3.02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Embargos</text:p>
          </table:table-cell>
          <table:table-cell table:number-columns-repeated="6"/>
          <table:table-cell table:formula="of:=[.E215]" office:value-type="string" office:string-value="Embargos" calcext:value-type="string">
            <text:p>Embargos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float" office:value="315" calcext:value-type="float">
            <text:p>315</text:p>
          </table:table-cell>
          <table:table-cell table:style-name="ce3" table:formula="of:=&quot;(&quot; &amp; [.N215] &amp; &quot;,&quot; &amp; [.$R$1] &amp; &quot;, '&quot; &amp; [.L215]  &amp; &quot;', '&quot; &amp; [.I215] &amp;  &quot;', 'D', '&quot; &amp; [.J215] &amp; &quot;', '&quot; &amp; UPPER([.A215]) &amp; &quot;', 'A');&quot;" office:value-type="string" office:string-value="(891,upper(substr(md5(trunc(random() * 9999999 + 1000000)::text), 1,6)), 'Embargos', '', 'D', '', '3.02.11', 'A');" calcext:value-type="string">
            <text:p>(891,upper(substr(md5(trunc(random() * 9999999 + 1000000)::text), 1,6)), 'Embargos', '', 'D', '', '3.02.11', 'A'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ublic.opcion(id_opcion, codigo_opcion, descripcion, ruta, tipo, uri, jerarquia, estatus) VALUES (891,upper(substr(md5(trunc(random() * 9999999 + 1000000)::text), 1,6)), 'Embargos', '', 'D', '', '3.02.11', 'A');" calcext:value-type="string">
            <text:p>INSERT INTO public.opcion(id_opcion, codigo_opcion, descripcion, ruta, tipo, uri, jerarquia, estatus) VALUES (891,upper(substr(md5(trunc(random() * 9999999 + 1000000)::text), 1,6)), 'Embargos', '', 'D', '', '3.02.11', 'A');</text:p>
          </table:table-cell>
          <table:table-cell table:number-columns-repeated="2"/>
          <table:table-cell table:formula="of:==IF([.L215] &lt;&gt; &quot;&quot;;&quot;INSERT INTO public.rolopcion(id_rol_opcion, id_rol, id_opcion, consultar, agregar, modificar, eliminar, ejecutar) VALUES (&quot; &amp; [.O215] &amp; &quot;, '41'::integer, &quot; &amp; [.N215] &amp; &quot;, 'S'::text, 'S'::text, 'S'::text, 'S'::text, 'S'::text);&quot;; &quot;&quot;)" office:value-type="string" office:string-value="INSERT INTO public.rolopcion(id_rol_opcion, id_rol, id_opcion, consultar, agregar, modificar, eliminar, ejecutar) VALUES (315, '41'::integer, 891, 'S'::text, 'S'::text, 'S'::text, 'S'::text, 'S'::text);" calcext:value-type="string">
            <text:p>INSERT INTO public.rolopcion(id_rol_opcion, id_rol, id_opcion, consultar, agregar, modificar, eliminar, ejecutar) VALUES (315, '41'::integer, 891, 'S'::text, 'S'::text, 'S'::text, 'S'::text, 'S'::text);</text:p>
          </table:table-cell>
        </table:table-row>
        <table:table-row table:style-name="ro2">
          <table:table-cell table:formula="of:=[.$A$215]&amp;&quot;.&quot;&amp;[.E216]" office:value-type="string" office:string-value="3.02.11.01" calcext:value-type="string">
            <text:p>3.02.1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Sentencias de Embargo al Trabajador</text:p>
          </table:table-cell>
          <table:table-cell table:number-columns-repeated="5"/>
          <table:table-cell table:formula="of:=[.F216]" office:value-type="string" office:string-value="Sentencias de Embargo al Trabajador" calcext:value-type="string">
            <text:p>Sentencias de Embargo al Trabajador</text:p>
          </table:table-cell>
          <table:table-cell/>
          <table:table-cell office:value-type="float" office:value="892" calcext:value-type="float">
            <text:p>892</text:p>
          </table:table-cell>
          <table:table-cell office:value-type="float" office:value="316" calcext:value-type="float">
            <text:p>316</text:p>
          </table:table-cell>
          <table:table-cell table:style-name="ce3" table:formula="of:=&quot;(&quot; &amp; [.N216] &amp; &quot;,&quot; &amp; [.$R$1] &amp; &quot;, '&quot; &amp; [.L216]  &amp; &quot;', '&quot; &amp; [.I216] &amp;  &quot;', 'D', '&quot; &amp; [.J216] &amp; &quot;', '&quot; &amp; UPPER([.A216]) &amp; &quot;', 'A');&quot;" office:value-type="string" office:string-value="(892,upper(substr(md5(trunc(random() * 9999999 + 1000000)::text), 1,6)), 'Sentencias de Embargo al Trabajador', '', 'D', '', '3.02.11.01', 'A');" calcext:value-type="string">
            <text:p>(892,upper(substr(md5(trunc(random() * 9999999 + 1000000)::text), 1,6)), 'Sentencias de Embargo al Trabajador', '', 'D', '', '3.02.11.01', 'A'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ublic.opcion(id_opcion, codigo_opcion, descripcion, ruta, tipo, uri, jerarquia, estatus) VALUES (892,upper(substr(md5(trunc(random() * 9999999 + 1000000)::text), 1,6)), 'Sentencias de Embargo al Trabajador', '', 'D', '', '3.02.11.01', 'A');" calcext:value-type="string">
            <text:p>INSERT INTO public.opcion(id_opcion, codigo_opcion, descripcion, ruta, tipo, uri, jerarquia, estatus) VALUES (892,upper(substr(md5(trunc(random() * 9999999 + 1000000)::text), 1,6)), 'Sentencias de Embargo al Trabajador', '', 'D', '', '3.02.11.01', 'A');</text:p>
          </table:table-cell>
          <table:table-cell table:number-columns-repeated="2"/>
          <table:table-cell table:formula="of:==IF([.L216] &lt;&gt; &quot;&quot;;&quot;INSERT INTO public.rolopcion(id_rol_opcion, id_rol, id_opcion, consultar, agregar, modificar, eliminar, ejecutar) VALUES (&quot; &amp; [.O216] &amp; &quot;, '41'::integer, &quot; &amp; [.N216] &amp; &quot;, 'S'::text, 'S'::text, 'S'::text, 'S'::text, 'S'::text);&quot;; &quot;&quot;)" office:value-type="string" office:string-value="INSERT INTO public.rolopcion(id_rol_opcion, id_rol, id_opcion, consultar, agregar, modificar, eliminar, ejecutar) VALUES (316, '41'::integer, 892, 'S'::text, 'S'::text, 'S'::text, 'S'::text, 'S'::text);" calcext:value-type="string">
            <text:p>INSERT INTO public.rolopcion(id_rol_opcion, id_rol, id_opcion, consultar, agregar, modificar, eliminar, ejecutar) VALUES (316, '41'::integer, 892, 'S'::text, 'S'::text, 'S'::text, 'S'::text, 'S'::text);</text:p>
          </table:table-cell>
        </table:table-row>
        <table:table-row table:style-name="ro2">
          <table:table-cell table:formula="of:=[.$A$215]&amp;&quot;.&quot;&amp;[.E217]" office:value-type="string" office:string-value="3.02.11.02" calcext:value-type="string">
            <text:p>3.02.1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etalle Embargo</text:p>
          </table:table-cell>
          <table:table-cell table:number-columns-repeated="5"/>
          <table:table-cell table:formula="of:=[.F217]" office:value-type="string" office:string-value="Detalle Embargo" calcext:value-type="string">
            <text:p>Detalle Embargo</text:p>
          </table:table-cell>
          <table:table-cell/>
          <table:table-cell office:value-type="float" office:value="893" calcext:value-type="float">
            <text:p>893</text:p>
          </table:table-cell>
          <table:table-cell office:value-type="float" office:value="317" calcext:value-type="float">
            <text:p>317</text:p>
          </table:table-cell>
          <table:table-cell table:style-name="ce3" table:formula="of:=&quot;(&quot; &amp; [.N217] &amp; &quot;,&quot; &amp; [.$R$1] &amp; &quot;, '&quot; &amp; [.L217]  &amp; &quot;', '&quot; &amp; [.I217] &amp;  &quot;', 'D', '&quot; &amp; [.J217] &amp; &quot;', '&quot; &amp; UPPER([.A217]) &amp; &quot;', 'A');&quot;" office:value-type="string" office:string-value="(893,upper(substr(md5(trunc(random() * 9999999 + 1000000)::text), 1,6)), 'Detalle Embargo', '', 'D', '', '3.02.11.02', 'A');" calcext:value-type="string">
            <text:p>(893,upper(substr(md5(trunc(random() * 9999999 + 1000000)::text), 1,6)), 'Detalle Embargo', '', 'D', '', '3.02.11.02', 'A'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ublic.opcion(id_opcion, codigo_opcion, descripcion, ruta, tipo, uri, jerarquia, estatus) VALUES (893,upper(substr(md5(trunc(random() * 9999999 + 1000000)::text), 1,6)), 'Detalle Embargo', '', 'D', '', '3.02.11.02', 'A');" calcext:value-type="string">
            <text:p>INSERT INTO public.opcion(id_opcion, codigo_opcion, descripcion, ruta, tipo, uri, jerarquia, estatus) VALUES (893,upper(substr(md5(trunc(random() * 9999999 + 1000000)::text), 1,6)), 'Detalle Embargo', '', 'D', '', '3.02.11.02', 'A');</text:p>
          </table:table-cell>
          <table:table-cell table:number-columns-repeated="2"/>
          <table:table-cell table:formula="of:==IF([.L217] &lt;&gt; &quot;&quot;;&quot;INSERT INTO public.rolopcion(id_rol_opcion, id_rol, id_opcion, consultar, agregar, modificar, eliminar, ejecutar) VALUES (&quot; &amp; [.O217] &amp; &quot;, '41'::integer, &quot; &amp; [.N217] &amp; &quot;, 'S'::text, 'S'::text, 'S'::text, 'S'::text, 'S'::text);&quot;; &quot;&quot;)" office:value-type="string" office:string-value="INSERT INTO public.rolopcion(id_rol_opcion, id_rol, id_opcion, consultar, agregar, modificar, eliminar, ejecutar) VALUES (317, '41'::integer, 893, 'S'::text, 'S'::text, 'S'::text, 'S'::text, 'S'::text);" calcext:value-type="string">
            <text:p>INSERT INTO public.rolopcion(id_rol_opcion, id_rol, id_opcion, consultar, agregar, modificar, eliminar, ejecutar) VALUES (317, '41'::integer, 893, 'S'::text, 'S'::text, 'S'::text, 'S'::text, 'S'::text);</text:p>
          </table:table-cell>
        </table:table-row>
        <table:table-row table:style-name="ro2">
          <table:table-cell table:formula="of:=[.$A$199]&amp;&quot;.&quot;&amp;[.D218]" office:value-type="string" office:string-value="3.02.12" calcext:value-type="string">
            <text:p>3.02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Caja de Ahorros</text:p>
          </table:table-cell>
          <table:table-cell table:number-columns-repeated="6"/>
          <table:table-cell table:formula="of:=[.E218]" office:value-type="string" office:string-value="Caja de Ahorros" calcext:value-type="string">
            <text:p>Caja de Ahorros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float" office:value="318" calcext:value-type="float">
            <text:p>318</text:p>
          </table:table-cell>
          <table:table-cell table:style-name="ce3" table:formula="of:=&quot;(&quot; &amp; [.N218] &amp; &quot;,&quot; &amp; [.$R$1] &amp; &quot;, '&quot; &amp; [.L218]  &amp; &quot;', '&quot; &amp; [.I218] &amp;  &quot;', 'D', '&quot; &amp; [.J218] &amp; &quot;', '&quot; &amp; UPPER([.A218]) &amp; &quot;', 'A');&quot;" office:value-type="string" office:string-value="(894,upper(substr(md5(trunc(random() * 9999999 + 1000000)::text), 1,6)), 'Caja de Ahorros', '', 'D', '', '3.02.12', 'A');" calcext:value-type="string">
            <text:p>(894,upper(substr(md5(trunc(random() * 9999999 + 1000000)::text), 1,6)), 'Caja de Ahorros', '', 'D', '', '3.02.12', 'A'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ublic.opcion(id_opcion, codigo_opcion, descripcion, ruta, tipo, uri, jerarquia, estatus) VALUES (894,upper(substr(md5(trunc(random() * 9999999 + 1000000)::text), 1,6)), 'Caja de Ahorros', '', 'D', '', '3.02.12', 'A');" calcext:value-type="string">
            <text:p>INSERT INTO public.opcion(id_opcion, codigo_opcion, descripcion, ruta, tipo, uri, jerarquia, estatus) VALUES (894,upper(substr(md5(trunc(random() * 9999999 + 1000000)::text), 1,6)), 'Caja de Ahorros', '', 'D', '', '3.02.12', 'A');</text:p>
          </table:table-cell>
          <table:table-cell table:number-columns-repeated="2"/>
          <table:table-cell table:formula="of:==IF([.L218] &lt;&gt; &quot;&quot;;&quot;INSERT INTO public.rolopcion(id_rol_opcion, id_rol, id_opcion, consultar, agregar, modificar, eliminar, ejecutar) VALUES (&quot; &amp; [.O218] &amp; &quot;, '41'::integer, &quot; &amp; [.N218] &amp; &quot;, 'S'::text, 'S'::text, 'S'::text, 'S'::text, 'S'::text);&quot;; &quot;&quot;)" office:value-type="string" office:string-value="INSERT INTO public.rolopcion(id_rol_opcion, id_rol, id_opcion, consultar, agregar, modificar, eliminar, ejecutar) VALUES (318, '41'::integer, 894, 'S'::text, 'S'::text, 'S'::text, 'S'::text, 'S'::text);" calcext:value-type="string">
            <text:p>INSERT INTO public.rolopcion(id_rol_opcion, id_rol, id_opcion, consultar, agregar, modificar, eliminar, ejecutar) VALUES (318, '41'::integer, 894, 'S'::text, 'S'::text, 'S'::text, 'S'::text, 'S'::text);</text:p>
          </table:table-cell>
        </table:table-row>
        <table:table-row table:style-name="ro2">
          <table:table-cell table:formula="of:=[.$A$199]&amp;&quot;.&quot;&amp;[.D219]" office:value-type="string" office:string-value="3.02.13" calcext:value-type="string">
            <text:p>3.02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219]" office:value-type="string" office:string-value="Reportes" calcext:value-type="string">
            <text:p>Reportes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float" office:value="319" calcext:value-type="float">
            <text:p>319</text:p>
          </table:table-cell>
          <table:table-cell table:style-name="ce3" table:formula="of:=&quot;(&quot; &amp; [.N219] &amp; &quot;,&quot; &amp; [.$R$1] &amp; &quot;, '&quot; &amp; [.L219]  &amp; &quot;', '&quot; &amp; [.I219] &amp;  &quot;', 'D', '&quot; &amp; [.J219] &amp; &quot;', '&quot; &amp; UPPER([.A219]) &amp; &quot;', 'A');&quot;" office:value-type="string" office:string-value="(895,upper(substr(md5(trunc(random() * 9999999 + 1000000)::text), 1,6)), 'Reportes', '', 'D', '', '3.02.13', 'A');" calcext:value-type="string">
            <text:p>(895,upper(substr(md5(trunc(random() * 9999999 + 1000000)::text), 1,6)), 'Reportes', '', 'D', '', '3.02.13', 'A'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ublic.opcion(id_opcion, codigo_opcion, descripcion, ruta, tipo, uri, jerarquia, estatus) VALUES (895,upper(substr(md5(trunc(random() * 9999999 + 1000000)::text), 1,6)), 'Reportes', '', 'D', '', '3.02.13', 'A');" calcext:value-type="string">
            <text:p>INSERT INTO public.opcion(id_opcion, codigo_opcion, descripcion, ruta, tipo, uri, jerarquia, estatus) VALUES (895,upper(substr(md5(trunc(random() * 9999999 + 1000000)::text), 1,6)), 'Reportes', '', 'D', '', '3.02.13', 'A');</text:p>
          </table:table-cell>
          <table:table-cell table:number-columns-repeated="2"/>
          <table:table-cell table:formula="of:==IF([.L219] &lt;&gt; &quot;&quot;;&quot;INSERT INTO public.rolopcion(id_rol_opcion, id_rol, id_opcion, consultar, agregar, modificar, eliminar, ejecutar) VALUES (&quot; &amp; [.O219] &amp; &quot;, '41'::integer, &quot; &amp; [.N219] &amp; &quot;, 'S'::text, 'S'::text, 'S'::text, 'S'::text, 'S'::text);&quot;; &quot;&quot;)" office:value-type="string" office:string-value="INSERT INTO public.rolopcion(id_rol_opcion, id_rol, id_opcion, consultar, agregar, modificar, eliminar, ejecutar) VALUES (319, '41'::integer, 895, 'S'::text, 'S'::text, 'S'::text, 'S'::text, 'S'::text);" calcext:value-type="string">
            <text:p>INSERT INTO public.rolopcion(id_rol_opcion, id_rol, id_opcion, consultar, agregar, modificar, eliminar, ejecutar) VALUES (319, '41'::integer, 895, 'S'::text, 'S'::text, 'S'::text, 'S'::text, 'S'::text);</text:p>
          </table:table-cell>
        </table:table-row>
        <table:table-row table:style-name="ro2">
          <table:table-cell table:formula="of:=[.$A$219]&amp;&quot;.&quot;&amp;[.E220]" office:value-type="string" office:string-value="3.02.13.01" calcext:value-type="string">
            <text:p>3.02.1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rabajadores Activos con Concepto</text:p>
          </table:table-cell>
          <table:table-cell table:number-columns-repeated="5"/>
          <table:table-cell table:formula="of:=[.F220]" office:value-type="string" office:string-value="Trabajadores Activos con Concepto" calcext:value-type="string">
            <text:p>Trabajadores Activos con Concepto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20" calcext:value-type="float">
            <text:p>320</text:p>
          </table:table-cell>
          <table:table-cell table:style-name="ce3" table:formula="of:=&quot;(&quot; &amp; [.N220] &amp; &quot;,&quot; &amp; [.$R$1] &amp; &quot;, '&quot; &amp; [.L220]  &amp; &quot;', '&quot; &amp; [.I220] &amp;  &quot;', 'D', '&quot; &amp; [.J220] &amp; &quot;', '&quot; &amp; UPPER([.A220]) &amp; &quot;', 'A');&quot;" office:value-type="string" office:string-value="(896,upper(substr(md5(trunc(random() * 9999999 + 1000000)::text), 1,6)), 'Trabajadores Activos con Concepto', '', 'D', '', '3.02.13.01', 'A');" calcext:value-type="string">
            <text:p>(896,upper(substr(md5(trunc(random() * 9999999 + 1000000)::text), 1,6)), 'Trabajadores Activos con Concepto', '', 'D', '', '3.02.13.01', 'A'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ublic.opcion(id_opcion, codigo_opcion, descripcion, ruta, tipo, uri, jerarquia, estatus) VALUES (896,upper(substr(md5(trunc(random() * 9999999 + 1000000)::text), 1,6)), 'Trabajadores Activos con Concepto', '', 'D', '', '3.02.13.01', 'A');" calcext:value-type="string">
            <text:p>INSERT INTO public.opcion(id_opcion, codigo_opcion, descripcion, ruta, tipo, uri, jerarquia, estatus) VALUES (896,upper(substr(md5(trunc(random() * 9999999 + 1000000)::text), 1,6)), 'Trabajadores Activos con Concepto', '', 'D', '', '3.02.13.01', 'A');</text:p>
          </table:table-cell>
          <table:table-cell table:number-columns-repeated="2"/>
          <table:table-cell table:formula="of:==IF([.L220] &lt;&gt; &quot;&quot;;&quot;INSERT INTO public.rolopcion(id_rol_opcion, id_rol, id_opcion, consultar, agregar, modificar, eliminar, ejecutar) VALUES (&quot; &amp; [.O220] &amp; &quot;, '41'::integer, &quot; &amp; [.N220] &amp; &quot;, 'S'::text, 'S'::text, 'S'::text, 'S'::text, 'S'::text);&quot;; &quot;&quot;)" office:value-type="string" office:string-value="INSERT INTO public.rolopcion(id_rol_opcion, id_rol, id_opcion, consultar, agregar, modificar, eliminar, ejecutar) VALUES (320, '41'::integer, 896, 'S'::text, 'S'::text, 'S'::text, 'S'::text, 'S'::text);" calcext:value-type="string">
            <text:p>INSERT INTO public.rolopcion(id_rol_opcion, id_rol, id_opcion, consultar, agregar, modificar, eliminar, ejecutar) VALUES (320, '41'::integer, 896, 'S'::text, 'S'::text, 'S'::text, 'S'::text, 'S'::text);</text:p>
          </table:table-cell>
        </table:table-row>
        <table:table-row table:style-name="ro2">
          <table:table-cell table:formula="of:=[.$A$219]&amp;&quot;.&quot;&amp;[.E221]" office:value-type="string" office:string-value="3.02.13.02" calcext:value-type="string">
            <text:p>3.02.1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Trabajadores Activos sin Concepto</text:p>
          </table:table-cell>
          <table:table-cell table:number-columns-repeated="5"/>
          <table:table-cell table:formula="of:=[.F221]" office:value-type="string" office:string-value="Trabajadores Activos sin Concepto" calcext:value-type="string">
            <text:p>Trabajadores Activos sin Concepto</text:p>
          </table:table-cell>
          <table:table-cell/>
          <table:table-cell office:value-type="float" office:value="897" calcext:value-type="float">
            <text:p>897</text:p>
          </table:table-cell>
          <table:table-cell office:value-type="float" office:value="321" calcext:value-type="float">
            <text:p>321</text:p>
          </table:table-cell>
          <table:table-cell table:style-name="ce3" table:formula="of:=&quot;(&quot; &amp; [.N221] &amp; &quot;,&quot; &amp; [.$R$1] &amp; &quot;, '&quot; &amp; [.L221]  &amp; &quot;', '&quot; &amp; [.I221] &amp;  &quot;', 'D', '&quot; &amp; [.J221] &amp; &quot;', '&quot; &amp; UPPER([.A221]) &amp; &quot;', 'A');&quot;" office:value-type="string" office:string-value="(897,upper(substr(md5(trunc(random() * 9999999 + 1000000)::text), 1,6)), 'Trabajadores Activos sin Concepto', '', 'D', '', '3.02.13.02', 'A');" calcext:value-type="string">
            <text:p>(897,upper(substr(md5(trunc(random() * 9999999 + 1000000)::text), 1,6)), 'Trabajadores Activos sin Concepto', '', 'D', '', '3.02.13.02', 'A'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ublic.opcion(id_opcion, codigo_opcion, descripcion, ruta, tipo, uri, jerarquia, estatus) VALUES (897,upper(substr(md5(trunc(random() * 9999999 + 1000000)::text), 1,6)), 'Trabajadores Activos sin Concepto', '', 'D', '', '3.02.13.02', 'A');" calcext:value-type="string">
            <text:p>INSERT INTO public.opcion(id_opcion, codigo_opcion, descripcion, ruta, tipo, uri, jerarquia, estatus) VALUES (897,upper(substr(md5(trunc(random() * 9999999 + 1000000)::text), 1,6)), 'Trabajadores Activos sin Concepto', '', 'D', '', '3.02.13.02', 'A');</text:p>
          </table:table-cell>
          <table:table-cell table:number-columns-repeated="2"/>
          <table:table-cell table:formula="of:==IF([.L221] &lt;&gt; &quot;&quot;;&quot;INSERT INTO public.rolopcion(id_rol_opcion, id_rol, id_opcion, consultar, agregar, modificar, eliminar, ejecutar) VALUES (&quot; &amp; [.O221] &amp; &quot;, '41'::integer, &quot; &amp; [.N221] &amp; &quot;, 'S'::text, 'S'::text, 'S'::text, 'S'::text, 'S'::text);&quot;; &quot;&quot;)" office:value-type="string" office:string-value="INSERT INTO public.rolopcion(id_rol_opcion, id_rol, id_opcion, consultar, agregar, modificar, eliminar, ejecutar) VALUES (321, '41'::integer, 897, 'S'::text, 'S'::text, 'S'::text, 'S'::text, 'S'::text);" calcext:value-type="string">
            <text:p>INSERT INTO public.rolopcion(id_rol_opcion, id_rol, id_opcion, consultar, agregar, modificar, eliminar, ejecutar) VALUES (321, '41'::integer, 897, 'S'::text, 'S'::text, 'S'::text, 'S'::text, 'S'::text);</text:p>
          </table:table-cell>
        </table:table-row>
        <table:table-row table:style-name="ro2">
          <table:table-cell table:formula="of:=[.$A$219]&amp;&quot;.&quot;&amp;[.E222]" office:value-type="string" office:string-value="3.02.13.03" calcext:value-type="string">
            <text:p>3.02.1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Préstamos Vigentes</text:p>
          </table:table-cell>
          <table:table-cell table:number-columns-repeated="5"/>
          <table:table-cell table:formula="of:=[.F222]" office:value-type="string" office:string-value="Préstamos Vigentes" calcext:value-type="string">
            <text:p>Préstamos Vigentes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322" calcext:value-type="float">
            <text:p>322</text:p>
          </table:table-cell>
          <table:table-cell table:style-name="ce3" table:formula="of:=&quot;(&quot; &amp; [.N222] &amp; &quot;,&quot; &amp; [.$R$1] &amp; &quot;, '&quot; &amp; [.L222]  &amp; &quot;', '&quot; &amp; [.I222] &amp;  &quot;', 'D', '&quot; &amp; [.J222] &amp; &quot;', '&quot; &amp; UPPER([.A222]) &amp; &quot;', 'A');&quot;" office:value-type="string" office:string-value="(898,upper(substr(md5(trunc(random() * 9999999 + 1000000)::text), 1,6)), 'Préstamos Vigentes', '', 'D', '', '3.02.13.03', 'A');" calcext:value-type="string">
            <text:p>(898,upper(substr(md5(trunc(random() * 9999999 + 1000000)::text), 1,6)), 'Préstamos Vigentes', '', 'D', '', '3.02.13.03', 'A'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ublic.opcion(id_opcion, codigo_opcion, descripcion, ruta, tipo, uri, jerarquia, estatus) VALUES (898,upper(substr(md5(trunc(random() * 9999999 + 1000000)::text), 1,6)), 'Préstamos Vigentes', '', 'D', '', '3.02.13.03', 'A');" calcext:value-type="string">
            <text:p>INSERT INTO public.opcion(id_opcion, codigo_opcion, descripcion, ruta, tipo, uri, jerarquia, estatus) VALUES (898,upper(substr(md5(trunc(random() * 9999999 + 1000000)::text), 1,6)), 'Préstamos Vigentes', '', 'D', '', '3.02.13.03', 'A');</text:p>
          </table:table-cell>
          <table:table-cell table:number-columns-repeated="2"/>
          <table:table-cell table:formula="of:==IF([.L222] &lt;&gt; &quot;&quot;;&quot;INSERT INTO public.rolopcion(id_rol_opcion, id_rol, id_opcion, consultar, agregar, modificar, eliminar, ejecutar) VALUES (&quot; &amp; [.O222] &amp; &quot;, '41'::integer, &quot; &amp; [.N222] &amp; &quot;, 'S'::text, 'S'::text, 'S'::text, 'S'::text, 'S'::text);&quot;; &quot;&quot;)" office:value-type="string" office:string-value="INSERT INTO public.rolopcion(id_rol_opcion, id_rol, id_opcion, consultar, agregar, modificar, eliminar, ejecutar) VALUES (322, '41'::integer, 898, 'S'::text, 'S'::text, 'S'::text, 'S'::text, 'S'::text);" calcext:value-type="string">
            <text:p>INSERT INTO public.rolopcion(id_rol_opcion, id_rol, id_opcion, consultar, agregar, modificar, eliminar, ejecutar) VALUES (322, '41'::integer, 898, 'S'::text, 'S'::text, 'S'::text, 'S'::text, 'S'::text);</text:p>
          </table:table-cell>
        </table:table-row>
        <table:table-row table:style-name="ro2">
          <table:table-cell table:formula="of:=[.$A$219]&amp;&quot;.&quot;&amp;[.E223]" office:value-type="string" office:string-value="3.02.13.04" calcext:value-type="string">
            <text:p>3.02.1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de Reposos, ausencias y/o Permisos</text:p>
          </table:table-cell>
          <table:table-cell table:number-columns-repeated="5"/>
          <table:table-cell table:formula="of:=[.F223]" office:value-type="string" office:string-value="Reporte de Reposos, ausencias y/o Permisos" calcext:value-type="string">
            <text:p>Reporte de Reposos, ausencias y/o Permisos</text:p>
          </table:table-cell>
          <table:table-cell/>
          <table:table-cell office:value-type="float" office:value="899" calcext:value-type="float">
            <text:p>899</text:p>
          </table:table-cell>
          <table:table-cell office:value-type="float" office:value="323" calcext:value-type="float">
            <text:p>323</text:p>
          </table:table-cell>
          <table:table-cell table:style-name="ce3" table:formula="of:=&quot;(&quot; &amp; [.N223] &amp; &quot;,&quot; &amp; [.$R$1] &amp; &quot;, '&quot; &amp; [.L223]  &amp; &quot;', '&quot; &amp; [.I223] &amp;  &quot;', 'D', '&quot; &amp; [.J223] &amp; &quot;', '&quot; &amp; UPPER([.A223]) &amp; &quot;', 'A');&quot;" office:value-type="string" office:string-value="(899,upper(substr(md5(trunc(random() * 9999999 + 1000000)::text), 1,6)), 'Reporte de Reposos, ausencias y/o Permisos', '', 'D', '', '3.02.13.04', 'A');" calcext:value-type="string">
            <text:p>(899,upper(substr(md5(trunc(random() * 9999999 + 1000000)::text), 1,6)), 'Reporte de Reposos, ausencias y/o Permisos', '', 'D', '', '3.02.13.04', 'A'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ublic.opcion(id_opcion, codigo_opcion, descripcion, ruta, tipo, uri, jerarquia, estatus) VALUES (899,upper(substr(md5(trunc(random() * 9999999 + 1000000)::text), 1,6)), 'Reporte de Reposos, ausencias y/o Permisos', '', 'D', '', '3.02.13.04', 'A');" calcext:value-type="string">
            <text:p>INSERT INTO public.opcion(id_opcion, codigo_opcion, descripcion, ruta, tipo, uri, jerarquia, estatus) VALUES (899,upper(substr(md5(trunc(random() * 9999999 + 1000000)::text), 1,6)), 'Reporte de Reposos, ausencias y/o Permisos', '', 'D', '', '3.02.13.04', 'A');</text:p>
          </table:table-cell>
          <table:table-cell table:number-columns-repeated="2"/>
          <table:table-cell table:formula="of:==IF([.L223] &lt;&gt; &quot;&quot;;&quot;INSERT INTO public.rolopcion(id_rol_opcion, id_rol, id_opcion, consultar, agregar, modificar, eliminar, ejecutar) VALUES (&quot; &amp; [.O223] &amp; &quot;, '41'::integer, &quot; &amp; [.N223] &amp; &quot;, 'S'::text, 'S'::text, 'S'::text, 'S'::text, 'S'::text);&quot;; &quot;&quot;)" office:value-type="string" office:string-value="INSERT INTO public.rolopcion(id_rol_opcion, id_rol, id_opcion, consultar, agregar, modificar, eliminar, ejecutar) VALUES (323, '41'::integer, 899, 'S'::text, 'S'::text, 'S'::text, 'S'::text, 'S'::text);" calcext:value-type="string">
            <text:p>INSERT INTO public.rolopcion(id_rol_opcion, id_rol, id_opcion, consultar, agregar, modificar, eliminar, ejecutar) VALUES (323, '41'::integer, 899, 'S'::text, 'S'::text, 'S'::text, 'S'::text, 'S'::text);</text:p>
          </table:table-cell>
        </table:table-row>
        <table:table-row table:style-name="ro2">
          <table:table-cell table:formula="of:=[.$A$157]&amp;&quot;.&quot;&amp;[.C224]" office:value-type="string" office:string-value="3.03" calcext:value-type="string">
            <text:p>3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Movimientos de Personal</text:p>
          </table:table-cell>
          <table:table-cell table:number-columns-repeated="7"/>
          <table:table-cell table:formula="of:=[.D224]" office:value-type="string" office:string-value="Movimientos de Personal" calcext:value-type="string">
            <text:p>Movimientos de Personal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24" calcext:value-type="float">
            <text:p>324</text:p>
          </table:table-cell>
          <table:table-cell table:style-name="ce3" table:formula="of:=&quot;(&quot; &amp; [.N224] &amp; &quot;,&quot; &amp; [.$R$1] &amp; &quot;, '&quot; &amp; [.L224]  &amp; &quot;', '&quot; &amp; [.I224] &amp;  &quot;', 'D', '&quot; &amp; [.J224] &amp; &quot;', '&quot; &amp; UPPER([.A224]) &amp; &quot;', 'A');&quot;" office:value-type="string" office:string-value="(900,upper(substr(md5(trunc(random() * 9999999 + 1000000)::text), 1,6)), 'Movimientos de Personal', '', 'D', '', '3.03', 'A');" calcext:value-type="string">
            <text:p>(900,upper(substr(md5(trunc(random() * 9999999 + 1000000)::text), 1,6)), 'Movimientos de Personal', '', 'D', '', '3.03', 'A'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ublic.opcion(id_opcion, codigo_opcion, descripcion, ruta, tipo, uri, jerarquia, estatus) VALUES (900,upper(substr(md5(trunc(random() * 9999999 + 1000000)::text), 1,6)), 'Movimientos de Personal', '', 'D', '', '3.03', 'A');" calcext:value-type="string">
            <text:p>INSERT INTO public.opcion(id_opcion, codigo_opcion, descripcion, ruta, tipo, uri, jerarquia, estatus) VALUES (900,upper(substr(md5(trunc(random() * 9999999 + 1000000)::text), 1,6)), 'Movimientos de Personal', '', 'D', '', '3.03', 'A');</text:p>
          </table:table-cell>
          <table:table-cell table:number-columns-repeated="2"/>
          <table:table-cell table:formula="of:==IF([.L224] &lt;&gt; &quot;&quot;;&quot;INSERT INTO public.rolopcion(id_rol_opcion, id_rol, id_opcion, consultar, agregar, modificar, eliminar, ejecutar) VALUES (&quot; &amp; [.O224] &amp; &quot;, '41'::integer, &quot; &amp; [.N224] &amp; &quot;, 'S'::text, 'S'::text, 'S'::text, 'S'::text, 'S'::text);&quot;; &quot;&quot;)" office:value-type="string" office:string-value="INSERT INTO public.rolopcion(id_rol_opcion, id_rol, id_opcion, consultar, agregar, modificar, eliminar, ejecutar) VALUES (324, '41'::integer, 900, 'S'::text, 'S'::text, 'S'::text, 'S'::text, 'S'::text);" calcext:value-type="string">
            <text:p>INSERT INTO public.rolopcion(id_rol_opcion, id_rol, id_opcion, consultar, agregar, modificar, eliminar, ejecutar) VALUES (324, '41'::integer, 900, 'S'::text, 'S'::text, 'S'::text, 'S'::text, 'S'::text);</text:p>
          </table:table-cell>
        </table:table-row>
        <table:table-row table:style-name="ro2">
          <table:table-cell table:formula="of:=[.$A$224]&amp;&quot;.&quot;&amp;[.D225]" office:value-type="string" office:string-value="3.03.01" calcext:value-type="string">
            <text:p>3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Movimientos y Causas</text:p>
          </table:table-cell>
          <table:table-cell table:number-columns-repeated="6"/>
          <table:table-cell table:formula="of:=[.E225]" office:value-type="string" office:string-value="Tipos de Movimientos y Causas" calcext:value-type="string">
            <text:p>Tipos de Movimientos y Causas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325" calcext:value-type="float">
            <text:p>325</text:p>
          </table:table-cell>
          <table:table-cell table:style-name="ce3" table:formula="of:=&quot;(&quot; &amp; [.N225] &amp; &quot;,&quot; &amp; [.$R$1] &amp; &quot;, '&quot; &amp; [.L225]  &amp; &quot;', '&quot; &amp; [.I225] &amp;  &quot;', 'D', '&quot; &amp; [.J225] &amp; &quot;', '&quot; &amp; UPPER([.A225]) &amp; &quot;', 'A');&quot;" office:value-type="string" office:string-value="(901,upper(substr(md5(trunc(random() * 9999999 + 1000000)::text), 1,6)), 'Tipos de Movimientos y Causas', '', 'D', '', '3.03.01', 'A');" calcext:value-type="string">
            <text:p>(901,upper(substr(md5(trunc(random() * 9999999 + 1000000)::text), 1,6)), 'Tipos de Movimientos y Causas', '', 'D', '', '3.03.01', 'A'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ublic.opcion(id_opcion, codigo_opcion, descripcion, ruta, tipo, uri, jerarquia, estatus) VALUES (901,upper(substr(md5(trunc(random() * 9999999 + 1000000)::text), 1,6)), 'Tipos de Movimientos y Causas', '', 'D', '', '3.03.01', 'A');" calcext:value-type="string">
            <text:p>INSERT INTO public.opcion(id_opcion, codigo_opcion, descripcion, ruta, tipo, uri, jerarquia, estatus) VALUES (901,upper(substr(md5(trunc(random() * 9999999 + 1000000)::text), 1,6)), 'Tipos de Movimientos y Causas', '', 'D', '', '3.03.01', 'A');</text:p>
          </table:table-cell>
          <table:table-cell table:number-columns-repeated="2"/>
          <table:table-cell table:formula="of:==IF([.L225] &lt;&gt; &quot;&quot;;&quot;INSERT INTO public.rolopcion(id_rol_opcion, id_rol, id_opcion, consultar, agregar, modificar, eliminar, ejecutar) VALUES (&quot; &amp; [.O225] &amp; &quot;, '41'::integer, &quot; &amp; [.N225] &amp; &quot;, 'S'::text, 'S'::text, 'S'::text, 'S'::text, 'S'::text);&quot;; &quot;&quot;)" office:value-type="string" office:string-value="INSERT INTO public.rolopcion(id_rol_opcion, id_rol, id_opcion, consultar, agregar, modificar, eliminar, ejecutar) VALUES (325, '41'::integer, 901, 'S'::text, 'S'::text, 'S'::text, 'S'::text, 'S'::text);" calcext:value-type="string">
            <text:p>INSERT INTO public.rolopcion(id_rol_opcion, id_rol, id_opcion, consultar, agregar, modificar, eliminar, ejecutar) VALUES (325, '41'::integer, 901, 'S'::text, 'S'::text, 'S'::text, 'S'::text, 'S'::text);</text:p>
          </table:table-cell>
        </table:table-row>
        <table:table-row table:style-name="ro2">
          <table:table-cell table:formula="of:=[.$A$225]&amp;&quot;.&quot;&amp;[.E226]" office:value-type="string" office:string-value="3.03.01.01" calcext:value-type="string">
            <text:p>3.03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Tipos de Movimiento</text:p>
          </table:table-cell>
          <table:table-cell table:number-columns-repeated="5"/>
          <table:table-cell table:formula="of:=[.F226]" office:value-type="string" office:string-value="Tipos de Movimiento" calcext:value-type="string">
            <text:p>Tipos de Movimiento</text:p>
          </table:table-cell>
          <table:table-cell/>
          <table:table-cell office:value-type="float" office:value="902" calcext:value-type="float">
            <text:p>902</text:p>
          </table:table-cell>
          <table:table-cell office:value-type="float" office:value="326" calcext:value-type="float">
            <text:p>326</text:p>
          </table:table-cell>
          <table:table-cell table:style-name="ce3" table:formula="of:=&quot;(&quot; &amp; [.N226] &amp; &quot;,&quot; &amp; [.$R$1] &amp; &quot;, '&quot; &amp; [.L226]  &amp; &quot;', '&quot; &amp; [.I226] &amp;  &quot;', 'D', '&quot; &amp; [.J226] &amp; &quot;', '&quot; &amp; UPPER([.A226]) &amp; &quot;', 'A');&quot;" office:value-type="string" office:string-value="(902,upper(substr(md5(trunc(random() * 9999999 + 1000000)::text), 1,6)), 'Tipos de Movimiento', '', 'D', '', '3.03.01.01', 'A');" calcext:value-type="string">
            <text:p>(902,upper(substr(md5(trunc(random() * 9999999 + 1000000)::text), 1,6)), 'Tipos de Movimiento', '', 'D', '', '3.03.01.01', 'A'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ublic.opcion(id_opcion, codigo_opcion, descripcion, ruta, tipo, uri, jerarquia, estatus) VALUES (902,upper(substr(md5(trunc(random() * 9999999 + 1000000)::text), 1,6)), 'Tipos de Movimiento', '', 'D', '', '3.03.01.01', 'A');" calcext:value-type="string">
            <text:p>INSERT INTO public.opcion(id_opcion, codigo_opcion, descripcion, ruta, tipo, uri, jerarquia, estatus) VALUES (902,upper(substr(md5(trunc(random() * 9999999 + 1000000)::text), 1,6)), 'Tipos de Movimiento', '', 'D', '', '3.03.01.01', 'A');</text:p>
          </table:table-cell>
          <table:table-cell table:number-columns-repeated="2"/>
          <table:table-cell table:formula="of:==IF([.L226] &lt;&gt; &quot;&quot;;&quot;INSERT INTO public.rolopcion(id_rol_opcion, id_rol, id_opcion, consultar, agregar, modificar, eliminar, ejecutar) VALUES (&quot; &amp; [.O226] &amp; &quot;, '41'::integer, &quot; &amp; [.N226] &amp; &quot;, 'S'::text, 'S'::text, 'S'::text, 'S'::text, 'S'::text);&quot;; &quot;&quot;)" office:value-type="string" office:string-value="INSERT INTO public.rolopcion(id_rol_opcion, id_rol, id_opcion, consultar, agregar, modificar, eliminar, ejecutar) VALUES (326, '41'::integer, 902, 'S'::text, 'S'::text, 'S'::text, 'S'::text, 'S'::text);" calcext:value-type="string">
            <text:p>INSERT INTO public.rolopcion(id_rol_opcion, id_rol, id_opcion, consultar, agregar, modificar, eliminar, ejecutar) VALUES (326, '41'::integer, 902, 'S'::text, 'S'::text, 'S'::text, 'S'::text, 'S'::text);</text:p>
          </table:table-cell>
        </table:table-row>
        <table:table-row table:style-name="ro2">
          <table:table-cell table:formula="of:=[.$A$225]&amp;&quot;.&quot;&amp;[.E227]" office:value-type="string" office:string-value="3.03.01.02" calcext:value-type="string">
            <text:p>3.03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usas del Movimiento</text:p>
          </table:table-cell>
          <table:table-cell table:number-columns-repeated="5"/>
          <table:table-cell table:formula="of:=[.F227]" office:value-type="string" office:string-value="Causas del Movimiento" calcext:value-type="string">
            <text:p>Causas del Movimiento</text:p>
          </table:table-cell>
          <table:table-cell/>
          <table:table-cell office:value-type="float" office:value="903" calcext:value-type="float">
            <text:p>903</text:p>
          </table:table-cell>
          <table:table-cell office:value-type="float" office:value="327" calcext:value-type="float">
            <text:p>327</text:p>
          </table:table-cell>
          <table:table-cell table:style-name="ce3" table:formula="of:=&quot;(&quot; &amp; [.N227] &amp; &quot;,&quot; &amp; [.$R$1] &amp; &quot;, '&quot; &amp; [.L227]  &amp; &quot;', '&quot; &amp; [.I227] &amp;  &quot;', 'D', '&quot; &amp; [.J227] &amp; &quot;', '&quot; &amp; UPPER([.A227]) &amp; &quot;', 'A');&quot;" office:value-type="string" office:string-value="(903,upper(substr(md5(trunc(random() * 9999999 + 1000000)::text), 1,6)), 'Causas del Movimiento', '', 'D', '', '3.03.01.02', 'A');" calcext:value-type="string">
            <text:p>(903,upper(substr(md5(trunc(random() * 9999999 + 1000000)::text), 1,6)), 'Causas del Movimiento', '', 'D', '', '3.03.01.02', 'A'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ublic.opcion(id_opcion, codigo_opcion, descripcion, ruta, tipo, uri, jerarquia, estatus) VALUES (903,upper(substr(md5(trunc(random() * 9999999 + 1000000)::text), 1,6)), 'Causas del Movimiento', '', 'D', '', '3.03.01.02', 'A');" calcext:value-type="string">
            <text:p>INSERT INTO public.opcion(id_opcion, codigo_opcion, descripcion, ruta, tipo, uri, jerarquia, estatus) VALUES (903,upper(substr(md5(trunc(random() * 9999999 + 1000000)::text), 1,6)), 'Causas del Movimiento', '', 'D', '', '3.03.01.02', 'A');</text:p>
          </table:table-cell>
          <table:table-cell table:number-columns-repeated="2"/>
          <table:table-cell table:formula="of:==IF([.L227] &lt;&gt; &quot;&quot;;&quot;INSERT INTO public.rolopcion(id_rol_opcion, id_rol, id_opcion, consultar, agregar, modificar, eliminar, ejecutar) VALUES (&quot; &amp; [.O227] &amp; &quot;, '41'::integer, &quot; &amp; [.N227] &amp; &quot;, 'S'::text, 'S'::text, 'S'::text, 'S'::text, 'S'::text);&quot;; &quot;&quot;)" office:value-type="string" office:string-value="INSERT INTO public.rolopcion(id_rol_opcion, id_rol, id_opcion, consultar, agregar, modificar, eliminar, ejecutar) VALUES (327, '41'::integer, 903, 'S'::text, 'S'::text, 'S'::text, 'S'::text, 'S'::text);" calcext:value-type="string">
            <text:p>INSERT INTO public.rolopcion(id_rol_opcion, id_rol, id_opcion, consultar, agregar, modificar, eliminar, ejecutar) VALUES (327, '41'::integer, 903, 'S'::text, 'S'::text, 'S'::text, 'S'::text, 'S'::text);</text:p>
          </table:table-cell>
        </table:table-row>
        <table:table-row table:style-name="ro2">
          <table:table-cell table:formula="of:=[.$A$225]&amp;&quot;.&quot;&amp;[.E228]" office:value-type="string" office:string-value="3.03.01.03" calcext:value-type="string">
            <text:p>3.03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Movimientos por Tipo de Personal</text:p>
          </table:table-cell>
          <table:table-cell table:number-columns-repeated="5"/>
          <table:table-cell table:formula="of:=[.F228]" office:value-type="string" office:string-value="Movimientos por Tipo de Personal" calcext:value-type="string">
            <text:p>Movimientos por Tipo de Personal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328" calcext:value-type="float">
            <text:p>328</text:p>
          </table:table-cell>
          <table:table-cell table:style-name="ce3" table:formula="of:=&quot;(&quot; &amp; [.N228] &amp; &quot;,&quot; &amp; [.$R$1] &amp; &quot;, '&quot; &amp; [.L228]  &amp; &quot;', '&quot; &amp; [.I228] &amp;  &quot;', 'D', '&quot; &amp; [.J228] &amp; &quot;', '&quot; &amp; UPPER([.A228]) &amp; &quot;', 'A');&quot;" office:value-type="string" office:string-value="(904,upper(substr(md5(trunc(random() * 9999999 + 1000000)::text), 1,6)), 'Movimientos por Tipo de Personal', '', 'D', '', '3.03.01.03', 'A');" calcext:value-type="string">
            <text:p>(904,upper(substr(md5(trunc(random() * 9999999 + 1000000)::text), 1,6)), 'Movimientos por Tipo de Personal', '', 'D', '', '3.03.01.03', 'A'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ublic.opcion(id_opcion, codigo_opcion, descripcion, ruta, tipo, uri, jerarquia, estatus) VALUES (904,upper(substr(md5(trunc(random() * 9999999 + 1000000)::text), 1,6)), 'Movimientos por Tipo de Personal', '', 'D', '', '3.03.01.03', 'A');" calcext:value-type="string">
            <text:p>INSERT INTO public.opcion(id_opcion, codigo_opcion, descripcion, ruta, tipo, uri, jerarquia, estatus) VALUES (904,upper(substr(md5(trunc(random() * 9999999 + 1000000)::text), 1,6)), 'Movimientos por Tipo de Personal', '', 'D', '', '3.03.01.03', 'A');</text:p>
          </table:table-cell>
          <table:table-cell table:number-columns-repeated="2"/>
          <table:table-cell table:formula="of:==IF([.L228] &lt;&gt; &quot;&quot;;&quot;INSERT INTO public.rolopcion(id_rol_opcion, id_rol, id_opcion, consultar, agregar, modificar, eliminar, ejecutar) VALUES (&quot; &amp; [.O228] &amp; &quot;, '41'::integer, &quot; &amp; [.N228] &amp; &quot;, 'S'::text, 'S'::text, 'S'::text, 'S'::text, 'S'::text);&quot;; &quot;&quot;)" office:value-type="string" office:string-value="INSERT INTO public.rolopcion(id_rol_opcion, id_rol, id_opcion, consultar, agregar, modificar, eliminar, ejecutar) VALUES (328, '41'::integer, 904, 'S'::text, 'S'::text, 'S'::text, 'S'::text, 'S'::text);" calcext:value-type="string">
            <text:p>INSERT INTO public.rolopcion(id_rol_opcion, id_rol, id_opcion, consultar, agregar, modificar, eliminar, ejecutar) VALUES (328, '41'::integer, 904, 'S'::text, 'S'::text, 'S'::text, 'S'::text, 'S'::text);</text:p>
          </table:table-cell>
        </table:table-row>
        <table:table-row table:style-name="ro2">
          <table:table-cell table:formula="of:=[.$A$224]&amp;&quot;.&quot;&amp;[.D229]" office:value-type="string" office:string-value="3.03.02" calcext:value-type="string">
            <text:p>3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ersonal Bajo LEFP/LEJP</text:p>
          </table:table-cell>
          <table:table-cell table:number-columns-repeated="6"/>
          <table:table-cell table:formula="of:=[.E229]" office:value-type="string" office:string-value="Personal Bajo LEFP/LEJP" calcext:value-type="string">
            <text:p>Personal Bajo LEFP/LEJP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float" office:value="329" calcext:value-type="float">
            <text:p>329</text:p>
          </table:table-cell>
          <table:table-cell table:style-name="ce3" table:formula="of:=&quot;(&quot; &amp; [.N229] &amp; &quot;,&quot; &amp; [.$R$1] &amp; &quot;, '&quot; &amp; [.L229]  &amp; &quot;', '&quot; &amp; [.I229] &amp;  &quot;', 'D', '&quot; &amp; [.J229] &amp; &quot;', '&quot; &amp; UPPER([.A229]) &amp; &quot;', 'A');&quot;" office:value-type="string" office:string-value="(905,upper(substr(md5(trunc(random() * 9999999 + 1000000)::text), 1,6)), 'Personal Bajo LEFP/LEJP', '', 'D', '', '3.03.02', 'A');" calcext:value-type="string">
            <text:p>(905,upper(substr(md5(trunc(random() * 9999999 + 1000000)::text), 1,6)), 'Personal Bajo LEFP/LEJP', '', 'D', '', '3.03.02', 'A'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ublic.opcion(id_opcion, codigo_opcion, descripcion, ruta, tipo, uri, jerarquia, estatus) VALUES (905,upper(substr(md5(trunc(random() * 9999999 + 1000000)::text), 1,6)), 'Personal Bajo LEFP/LEJP', '', 'D', '', '3.03.02', 'A');" calcext:value-type="string">
            <text:p>INSERT INTO public.opcion(id_opcion, codigo_opcion, descripcion, ruta, tipo, uri, jerarquia, estatus) VALUES (905,upper(substr(md5(trunc(random() * 9999999 + 1000000)::text), 1,6)), 'Personal Bajo LEFP/LEJP', '', 'D', '', '3.03.02', 'A');</text:p>
          </table:table-cell>
          <table:table-cell table:number-columns-repeated="2"/>
          <table:table-cell table:formula="of:==IF([.L229] &lt;&gt; &quot;&quot;;&quot;INSERT INTO public.rolopcion(id_rol_opcion, id_rol, id_opcion, consultar, agregar, modificar, eliminar, ejecutar) VALUES (&quot; &amp; [.O229] &amp; &quot;, '41'::integer, &quot; &amp; [.N229] &amp; &quot;, 'S'::text, 'S'::text, 'S'::text, 'S'::text, 'S'::text);&quot;; &quot;&quot;)" office:value-type="string" office:string-value="INSERT INTO public.rolopcion(id_rol_opcion, id_rol, id_opcion, consultar, agregar, modificar, eliminar, ejecutar) VALUES (329, '41'::integer, 905, 'S'::text, 'S'::text, 'S'::text, 'S'::text, 'S'::text);" calcext:value-type="string">
            <text:p>INSERT INTO public.rolopcion(id_rol_opcion, id_rol, id_opcion, consultar, agregar, modificar, eliminar, ejecutar) VALUES (329, '41'::integer, 905, 'S'::text, 'S'::text, 'S'::text, 'S'::text, 'S'::text);</text:p>
          </table:table-cell>
        </table:table-row>
        <table:table-row table:style-name="ro2">
          <table:table-cell table:formula="of:=[.$A$229]&amp;&quot;.&quot;&amp;[.E230]" office:value-type="string" office:string-value="3.03.02.01" calcext:value-type="string">
            <text:p>3.03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5"/>
          <table:table-cell table:formula="of:=[.F230]" office:value-type="string" office:string-value="Ingresos" calcext:value-type="string">
            <text:p>Ingresos</text:p>
          </table:table-cell>
          <table:table-cell/>
          <table:table-cell office:value-type="float" office:value="906" calcext:value-type="float">
            <text:p>906</text:p>
          </table:table-cell>
          <table:table-cell office:value-type="float" office:value="330" calcext:value-type="float">
            <text:p>330</text:p>
          </table:table-cell>
          <table:table-cell table:style-name="ce3" table:formula="of:=&quot;(&quot; &amp; [.N230] &amp; &quot;,&quot; &amp; [.$R$1] &amp; &quot;, '&quot; &amp; [.L230]  &amp; &quot;', '&quot; &amp; [.I230] &amp;  &quot;', 'D', '&quot; &amp; [.J230] &amp; &quot;', '&quot; &amp; UPPER([.A230]) &amp; &quot;', 'A');&quot;" office:value-type="string" office:string-value="(906,upper(substr(md5(trunc(random() * 9999999 + 1000000)::text), 1,6)), 'Ingresos', '', 'D', '', '3.03.02.01', 'A');" calcext:value-type="string">
            <text:p>(906,upper(substr(md5(trunc(random() * 9999999 + 1000000)::text), 1,6)), 'Ingresos', '', 'D', '', '3.03.02.01', 'A'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ublic.opcion(id_opcion, codigo_opcion, descripcion, ruta, tipo, uri, jerarquia, estatus) VALUES (906,upper(substr(md5(trunc(random() * 9999999 + 1000000)::text), 1,6)), 'Ingresos', '', 'D', '', '3.03.02.01', 'A');" calcext:value-type="string">
            <text:p>INSERT INTO public.opcion(id_opcion, codigo_opcion, descripcion, ruta, tipo, uri, jerarquia, estatus) VALUES (906,upper(substr(md5(trunc(random() * 9999999 + 1000000)::text), 1,6)), 'Ingresos', '', 'D', '', '3.03.02.01', 'A');</text:p>
          </table:table-cell>
          <table:table-cell table:number-columns-repeated="2"/>
          <table:table-cell table:formula="of:==IF([.L230] &lt;&gt; &quot;&quot;;&quot;INSERT INTO public.rolopcion(id_rol_opcion, id_rol, id_opcion, consultar, agregar, modificar, eliminar, ejecutar) VALUES (&quot; &amp; [.O230] &amp; &quot;, '41'::integer, &quot; &amp; [.N230] &amp; &quot;, 'S'::text, 'S'::text, 'S'::text, 'S'::text, 'S'::text);&quot;; &quot;&quot;)" office:value-type="string" office:string-value="INSERT INTO public.rolopcion(id_rol_opcion, id_rol, id_opcion, consultar, agregar, modificar, eliminar, ejecutar) VALUES (330, '41'::integer, 906, 'S'::text, 'S'::text, 'S'::text, 'S'::text, 'S'::text);" calcext:value-type="string">
            <text:p>INSERT INTO public.rolopcion(id_rol_opcion, id_rol, id_opcion, consultar, agregar, modificar, eliminar, ejecutar) VALUES (330, '41'::integer, 906, 'S'::text, 'S'::text, 'S'::text, 'S'::text, 'S'::text);</text:p>
          </table:table-cell>
        </table:table-row>
        <table:table-row table:style-name="ro2">
          <table:table-cell table:formula="of:=[.$A$230]&amp;&quot;.&quot;&amp;[.F231]" office:value-type="string" office:string-value="3.03.02.01.01" calcext:value-type="string">
            <text:p>3.03.02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Personal a un Cargo de Carrera</text:p>
          </table:table-cell>
          <table:table-cell table:number-columns-repeated="4"/>
          <table:table-cell table:formula="of:=[.G231]" office:value-type="string" office:string-value="Ingreso Personal a un Cargo de Carrera" calcext:value-type="string">
            <text:p>Ingreso Personal a un Cargo de Carrera</text:p>
          </table:table-cell>
          <table:table-cell/>
          <table:table-cell office:value-type="float" office:value="907" calcext:value-type="float">
            <text:p>907</text:p>
          </table:table-cell>
          <table:table-cell office:value-type="float" office:value="331" calcext:value-type="float">
            <text:p>331</text:p>
          </table:table-cell>
          <table:table-cell table:style-name="ce3" table:formula="of:=&quot;(&quot; &amp; [.N231] &amp; &quot;,&quot; &amp; [.$R$1] &amp; &quot;, '&quot; &amp; [.L231]  &amp; &quot;', '&quot; &amp; [.I231] &amp;  &quot;', 'D', '&quot; &amp; [.J231] &amp; &quot;', '&quot; &amp; UPPER([.A231]) &amp; &quot;', 'A');&quot;" office:value-type="string" office:string-value="(907,upper(substr(md5(trunc(random() * 9999999 + 1000000)::text), 1,6)), 'Ingreso Personal a un Cargo de Carrera', '', 'D', '', '3.03.02.01.01', 'A');" calcext:value-type="string">
            <text:p>(907,upper(substr(md5(trunc(random() * 9999999 + 1000000)::text), 1,6)), 'Ingreso Personal a un Cargo de Carrera', '', 'D', '', '3.03.02.01.01', 'A'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ublic.opcion(id_opcion, codigo_opcion, descripcion, ruta, tipo, uri, jerarquia, estatus) VALUES (907,upper(substr(md5(trunc(random() * 9999999 + 1000000)::text), 1,6)), 'Ingreso Personal a un Cargo de Carrera', '', 'D', '', '3.03.02.01.01', 'A');" calcext:value-type="string">
            <text:p>INSERT INTO public.opcion(id_opcion, codigo_opcion, descripcion, ruta, tipo, uri, jerarquia, estatus) VALUES (907,upper(substr(md5(trunc(random() * 9999999 + 1000000)::text), 1,6)), 'Ingreso Personal a un Cargo de Carrera', '', 'D', '', '3.03.02.01.01', 'A');</text:p>
          </table:table-cell>
          <table:table-cell table:number-columns-repeated="2"/>
          <table:table-cell table:formula="of:==IF([.L231] &lt;&gt; &quot;&quot;;&quot;INSERT INTO public.rolopcion(id_rol_opcion, id_rol, id_opcion, consultar, agregar, modificar, eliminar, ejecutar) VALUES (&quot; &amp; [.O231] &amp; &quot;, '41'::integer, &quot; &amp; [.N231] &amp; &quot;, 'S'::text, 'S'::text, 'S'::text, 'S'::text, 'S'::text);&quot;; &quot;&quot;)" office:value-type="string" office:string-value="INSERT INTO public.rolopcion(id_rol_opcion, id_rol, id_opcion, consultar, agregar, modificar, eliminar, ejecutar) VALUES (331, '41'::integer, 907, 'S'::text, 'S'::text, 'S'::text, 'S'::text, 'S'::text);" calcext:value-type="string">
            <text:p>INSERT INTO public.rolopcion(id_rol_opcion, id_rol, id_opcion, consultar, agregar, modificar, eliminar, ejecutar) VALUES (331, '41'::integer, 907, 'S'::text, 'S'::text, 'S'::text, 'S'::text, 'S'::text);</text:p>
          </table:table-cell>
        </table:table-row>
        <table:table-row table:style-name="ro2">
          <table:table-cell table:formula="of:=[.$A$230]&amp;&quot;.&quot;&amp;[.F232]" office:value-type="string" office:string-value="3.03.02.01.02" calcext:value-type="string">
            <text:p>3.03.02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Ingreso Personal de Libre Nombramiento y Remoción</text:p>
          </table:table-cell>
          <table:table-cell table:number-columns-repeated="4"/>
          <table:table-cell table:formula="of:=[.G232]" office:value-type="string" office:string-value="Ingreso Personal de Libre Nombramiento y Remoción" calcext:value-type="string">
            <text:p>Ingreso Personal de Libre Nombramiento y Remoción</text:p>
          </table:table-cell>
          <table:table-cell/>
          <table:table-cell office:value-type="float" office:value="908" calcext:value-type="float">
            <text:p>908</text:p>
          </table:table-cell>
          <table:table-cell office:value-type="float" office:value="332" calcext:value-type="float">
            <text:p>332</text:p>
          </table:table-cell>
          <table:table-cell table:style-name="ce3" table:formula="of:=&quot;(&quot; &amp; [.N232] &amp; &quot;,&quot; &amp; [.$R$1] &amp; &quot;, '&quot; &amp; [.L232]  &amp; &quot;', '&quot; &amp; [.I232] &amp;  &quot;', 'D', '&quot; &amp; [.J232] &amp; &quot;', '&quot; &amp; UPPER([.A232]) &amp; &quot;', 'A');&quot;" office:value-type="string" office:string-value="(908,upper(substr(md5(trunc(random() * 9999999 + 1000000)::text), 1,6)), 'Ingreso Personal de Libre Nombramiento y Remoción', '', 'D', '', '3.03.02.01.02', 'A');" calcext:value-type="string">
            <text:p>(908,upper(substr(md5(trunc(random() * 9999999 + 1000000)::text), 1,6)), 'Ingreso Personal de Libre Nombramiento y Remoción', '', 'D', '', '3.03.02.01.02', 'A'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ublic.opcion(id_opcion, codigo_opcion, descripcion, ruta, tipo, uri, jerarquia, estatus) VALUES (908,upper(substr(md5(trunc(random() * 9999999 + 1000000)::text), 1,6)), 'Ingreso Personal de Libre Nombramiento y Remoción', '', 'D', '', '3.03.02.01.02', 'A');" calcext:value-type="string">
            <text:p>INSERT INTO public.opcion(id_opcion, codigo_opcion, descripcion, ruta, tipo, uri, jerarquia, estatus) VALUES (908,upper(substr(md5(trunc(random() * 9999999 + 1000000)::text), 1,6)), 'Ingreso Personal de Libre Nombramiento y Remoción', '', 'D', '', '3.03.02.01.02', 'A');</text:p>
          </table:table-cell>
          <table:table-cell table:number-columns-repeated="2"/>
          <table:table-cell table:formula="of:==IF([.L232] &lt;&gt; &quot;&quot;;&quot;INSERT INTO public.rolopcion(id_rol_opcion, id_rol, id_opcion, consultar, agregar, modificar, eliminar, ejecutar) VALUES (&quot; &amp; [.O232] &amp; &quot;, '41'::integer, &quot; &amp; [.N232] &amp; &quot;, 'S'::text, 'S'::text, 'S'::text, 'S'::text, 'S'::text);&quot;; &quot;&quot;)" office:value-type="string" office:string-value="INSERT INTO public.rolopcion(id_rol_opcion, id_rol, id_opcion, consultar, agregar, modificar, eliminar, ejecutar) VALUES (332, '41'::integer, 908, 'S'::text, 'S'::text, 'S'::text, 'S'::text, 'S'::text);" calcext:value-type="string">
            <text:p>INSERT INTO public.rolopcion(id_rol_opcion, id_rol, id_opcion, consultar, agregar, modificar, eliminar, ejecutar) VALUES (332, '41'::integer, 908, 'S'::text, 'S'::text, 'S'::text, 'S'::text, 'S'::text);</text:p>
          </table:table-cell>
        </table:table-row>
        <table:table-row table:style-name="ro2">
          <table:table-cell table:formula="of:=[.$A$230]&amp;&quot;.&quot;&amp;[.F233]" office:value-type="string" office:string-value="3.03.02.01.03" calcext:value-type="string">
            <text:p>3.03.02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ubicación Personal LEFP</text:p>
          </table:table-cell>
          <table:table-cell table:number-columns-repeated="4"/>
          <table:table-cell table:formula="of:=[.G233]" office:value-type="string" office:string-value="Reubicación Personal LEFP" calcext:value-type="string">
            <text:p>Reubicación Personal LEFP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333" calcext:value-type="float">
            <text:p>333</text:p>
          </table:table-cell>
          <table:table-cell table:style-name="ce3" table:formula="of:=&quot;(&quot; &amp; [.N233] &amp; &quot;,&quot; &amp; [.$R$1] &amp; &quot;, '&quot; &amp; [.L233]  &amp; &quot;', '&quot; &amp; [.I233] &amp;  &quot;', 'D', '&quot; &amp; [.J233] &amp; &quot;', '&quot; &amp; UPPER([.A233]) &amp; &quot;', 'A');&quot;" office:value-type="string" office:string-value="(909,upper(substr(md5(trunc(random() * 9999999 + 1000000)::text), 1,6)), 'Reubicación Personal LEFP', '', 'D', '', '3.03.02.01.03', 'A');" calcext:value-type="string">
            <text:p>(909,upper(substr(md5(trunc(random() * 9999999 + 1000000)::text), 1,6)), 'Reubicación Personal LEFP', '', 'D', '', '3.03.02.01.03', 'A'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ublic.opcion(id_opcion, codigo_opcion, descripcion, ruta, tipo, uri, jerarquia, estatus) VALUES (909,upper(substr(md5(trunc(random() * 9999999 + 1000000)::text), 1,6)), 'Reubicación Personal LEFP', '', 'D', '', '3.03.02.01.03', 'A');" calcext:value-type="string">
            <text:p>INSERT INTO public.opcion(id_opcion, codigo_opcion, descripcion, ruta, tipo, uri, jerarquia, estatus) VALUES (909,upper(substr(md5(trunc(random() * 9999999 + 1000000)::text), 1,6)), 'Reubicación Personal LEFP', '', 'D', '', '3.03.02.01.03', 'A');</text:p>
          </table:table-cell>
          <table:table-cell table:number-columns-repeated="2"/>
          <table:table-cell table:formula="of:==IF([.L233] &lt;&gt; &quot;&quot;;&quot;INSERT INTO public.rolopcion(id_rol_opcion, id_rol, id_opcion, consultar, agregar, modificar, eliminar, ejecutar) VALUES (&quot; &amp; [.O233] &amp; &quot;, '41'::integer, &quot; &amp; [.N233] &amp; &quot;, 'S'::text, 'S'::text, 'S'::text, 'S'::text, 'S'::text);&quot;; &quot;&quot;)" office:value-type="string" office:string-value="INSERT INTO public.rolopcion(id_rol_opcion, id_rol, id_opcion, consultar, agregar, modificar, eliminar, ejecutar) VALUES (333, '41'::integer, 909, 'S'::text, 'S'::text, 'S'::text, 'S'::text, 'S'::text);" calcext:value-type="string">
            <text:p>INSERT INTO public.rolopcion(id_rol_opcion, id_rol, id_opcion, consultar, agregar, modificar, eliminar, ejecutar) VALUES (333, '41'::integer, 909, 'S'::text, 'S'::text, 'S'::text, 'S'::text, 'S'::text);</text:p>
          </table:table-cell>
        </table:table-row>
        <table:table-row table:style-name="ro2">
          <table:table-cell table:formula="of:=[.$A$230]&amp;&quot;.&quot;&amp;[.F234]" office:value-type="string" office:string-value="3.03.02.01.04" calcext:value-type="string">
            <text:p>3.03.02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Art. 35</text:p>
          </table:table-cell>
          <table:table-cell table:number-columns-repeated="4"/>
          <table:table-cell table:formula="of:=[.G234]" office:value-type="string" office:string-value="Traslado Art. 35" calcext:value-type="string">
            <text:p>Traslado Art. 35</text:p>
          </table:table-cell>
          <table:table-cell/>
          <table:table-cell office:value-type="float" office:value="910" calcext:value-type="float">
            <text:p>910</text:p>
          </table:table-cell>
          <table:table-cell office:value-type="float" office:value="334" calcext:value-type="float">
            <text:p>334</text:p>
          </table:table-cell>
          <table:table-cell table:style-name="ce3" table:formula="of:=&quot;(&quot; &amp; [.N234] &amp; &quot;,&quot; &amp; [.$R$1] &amp; &quot;, '&quot; &amp; [.L234]  &amp; &quot;', '&quot; &amp; [.I234] &amp;  &quot;', 'D', '&quot; &amp; [.J234] &amp; &quot;', '&quot; &amp; UPPER([.A234]) &amp; &quot;', 'A');&quot;" office:value-type="string" office:string-value="(910,upper(substr(md5(trunc(random() * 9999999 + 1000000)::text), 1,6)), 'Traslado Art. 35', '', 'D', '', '3.03.02.01.04', 'A');" calcext:value-type="string">
            <text:p>(910,upper(substr(md5(trunc(random() * 9999999 + 1000000)::text), 1,6)), 'Traslado Art. 35', '', 'D', '', '3.03.02.01.04', 'A'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ublic.opcion(id_opcion, codigo_opcion, descripcion, ruta, tipo, uri, jerarquia, estatus) VALUES (910,upper(substr(md5(trunc(random() * 9999999 + 1000000)::text), 1,6)), 'Traslado Art. 35', '', 'D', '', '3.03.02.01.04', 'A');" calcext:value-type="string">
            <text:p>INSERT INTO public.opcion(id_opcion, codigo_opcion, descripcion, ruta, tipo, uri, jerarquia, estatus) VALUES (910,upper(substr(md5(trunc(random() * 9999999 + 1000000)::text), 1,6)), 'Traslado Art. 35', '', 'D', '', '3.03.02.01.04', 'A');</text:p>
          </table:table-cell>
          <table:table-cell table:number-columns-repeated="2"/>
          <table:table-cell table:formula="of:==IF([.L234] &lt;&gt; &quot;&quot;;&quot;INSERT INTO public.rolopcion(id_rol_opcion, id_rol, id_opcion, consultar, agregar, modificar, eliminar, ejecutar) VALUES (&quot; &amp; [.O234] &amp; &quot;, '41'::integer, &quot; &amp; [.N234] &amp; &quot;, 'S'::text, 'S'::text, 'S'::text, 'S'::text, 'S'::text);&quot;; &quot;&quot;)" office:value-type="string" office:string-value="INSERT INTO public.rolopcion(id_rol_opcion, id_rol, id_opcion, consultar, agregar, modificar, eliminar, ejecutar) VALUES (334, '41'::integer, 910, 'S'::text, 'S'::text, 'S'::text, 'S'::text, 'S'::text);" calcext:value-type="string">
            <text:p>INSERT INTO public.rolopcion(id_rol_opcion, id_rol, id_opcion, consultar, agregar, modificar, eliminar, ejecutar) VALUES (334, '41'::integer, 910, 'S'::text, 'S'::text, 'S'::text, 'S'::text, 'S'::text);</text:p>
          </table:table-cell>
        </table:table-row>
        <table:table-row table:style-name="ro2">
          <table:table-cell table:formula="of:=[.$A$230]&amp;&quot;.&quot;&amp;[.F235]" office:value-type="string" office:string-value="3.03.02.01.05" calcext:value-type="string">
            <text:p>3.03.02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Traslado por Transferencia de Competencia</text:p>
          </table:table-cell>
          <table:table-cell table:number-columns-repeated="4"/>
          <table:table-cell table:formula="of:=[.G235]" office:value-type="string" office:string-value="Traslado por Transferencia de Competencia" calcext:value-type="string">
            <text:p>Traslado por Transferencia de Competencia</text:p>
          </table:table-cell>
          <table:table-cell/>
          <table:table-cell office:value-type="float" office:value="911" calcext:value-type="float">
            <text:p>911</text:p>
          </table:table-cell>
          <table:table-cell office:value-type="float" office:value="335" calcext:value-type="float">
            <text:p>335</text:p>
          </table:table-cell>
          <table:table-cell table:style-name="ce3" table:formula="of:=&quot;(&quot; &amp; [.N235] &amp; &quot;,&quot; &amp; [.$R$1] &amp; &quot;, '&quot; &amp; [.L235]  &amp; &quot;', '&quot; &amp; [.I235] &amp;  &quot;', 'D', '&quot; &amp; [.J235] &amp; &quot;', '&quot; &amp; UPPER([.A235]) &amp; &quot;', 'A');&quot;" office:value-type="string" office:string-value="(911,upper(substr(md5(trunc(random() * 9999999 + 1000000)::text), 1,6)), 'Traslado por Transferencia de Competencia', '', 'D', '', '3.03.02.01.05', 'A');" calcext:value-type="string">
            <text:p>(911,upper(substr(md5(trunc(random() * 9999999 + 1000000)::text), 1,6)), 'Traslado por Transferencia de Competencia', '', 'D', '', '3.03.02.01.05', 'A'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ublic.opcion(id_opcion, codigo_opcion, descripcion, ruta, tipo, uri, jerarquia, estatus) VALUES (911,upper(substr(md5(trunc(random() * 9999999 + 1000000)::text), 1,6)), 'Traslado por Transferencia de Competencia', '', 'D', '', '3.03.02.01.05', 'A');" calcext:value-type="string">
            <text:p>INSERT INTO public.opcion(id_opcion, codigo_opcion, descripcion, ruta, tipo, uri, jerarquia, estatus) VALUES (911,upper(substr(md5(trunc(random() * 9999999 + 1000000)::text), 1,6)), 'Traslado por Transferencia de Competencia', '', 'D', '', '3.03.02.01.05', 'A');</text:p>
          </table:table-cell>
          <table:table-cell table:number-columns-repeated="2"/>
          <table:table-cell table:formula="of:==IF([.L235] &lt;&gt; &quot;&quot;;&quot;INSERT INTO public.rolopcion(id_rol_opcion, id_rol, id_opcion, consultar, agregar, modificar, eliminar, ejecutar) VALUES (&quot; &amp; [.O235] &amp; &quot;, '41'::integer, &quot; &amp; [.N235] &amp; &quot;, 'S'::text, 'S'::text, 'S'::text, 'S'::text, 'S'::text);&quot;; &quot;&quot;)" office:value-type="string" office:string-value="INSERT INTO public.rolopcion(id_rol_opcion, id_rol, id_opcion, consultar, agregar, modificar, eliminar, ejecutar) VALUES (335, '41'::integer, 911, 'S'::text, 'S'::text, 'S'::text, 'S'::text, 'S'::text);" calcext:value-type="string">
            <text:p>INSERT INTO public.rolopcion(id_rol_opcion, id_rol, id_opcion, consultar, agregar, modificar, eliminar, ejecutar) VALUES (335, '41'::integer, 911, 'S'::text, 'S'::text, 'S'::text, 'S'::text, 'S'::text);</text:p>
          </table:table-cell>
        </table:table-row>
        <table:table-row table:style-name="ro2">
          <table:table-cell table:formula="of:=[.$A$229]&amp;&quot;.&quot;&amp;[.E236]" office:value-type="string" office:string-value="3.03.02.02" calcext:value-type="string">
            <text:p>3.03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s</text:p>
          </table:table-cell>
          <table:table-cell table:number-columns-repeated="5"/>
          <table:table-cell table:formula="of:=[.F236]" office:value-type="string" office:string-value="Reingresos" calcext:value-type="string">
            <text:p>Reingresos</text:p>
          </table:table-cell>
          <table:table-cell/>
          <table:table-cell office:value-type="float" office:value="912" calcext:value-type="float">
            <text:p>912</text:p>
          </table:table-cell>
          <table:table-cell office:value-type="float" office:value="336" calcext:value-type="float">
            <text:p>336</text:p>
          </table:table-cell>
          <table:table-cell table:style-name="ce3" table:formula="of:=&quot;(&quot; &amp; [.N236] &amp; &quot;,&quot; &amp; [.$R$1] &amp; &quot;, '&quot; &amp; [.L236]  &amp; &quot;', '&quot; &amp; [.I236] &amp;  &quot;', 'D', '&quot; &amp; [.J236] &amp; &quot;', '&quot; &amp; UPPER([.A236]) &amp; &quot;', 'A');&quot;" office:value-type="string" office:string-value="(912,upper(substr(md5(trunc(random() * 9999999 + 1000000)::text), 1,6)), 'Reingresos', '', 'D', '', '3.03.02.02', 'A');" calcext:value-type="string">
            <text:p>(912,upper(substr(md5(trunc(random() * 9999999 + 1000000)::text), 1,6)), 'Reingresos', '', 'D', '', '3.03.02.02', 'A'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ublic.opcion(id_opcion, codigo_opcion, descripcion, ruta, tipo, uri, jerarquia, estatus) VALUES (912,upper(substr(md5(trunc(random() * 9999999 + 1000000)::text), 1,6)), 'Reingresos', '', 'D', '', '3.03.02.02', 'A');" calcext:value-type="string">
            <text:p>INSERT INTO public.opcion(id_opcion, codigo_opcion, descripcion, ruta, tipo, uri, jerarquia, estatus) VALUES (912,upper(substr(md5(trunc(random() * 9999999 + 1000000)::text), 1,6)), 'Reingresos', '', 'D', '', '3.03.02.02', 'A');</text:p>
          </table:table-cell>
          <table:table-cell table:number-columns-repeated="2"/>
          <table:table-cell table:formula="of:==IF([.L236] &lt;&gt; &quot;&quot;;&quot;INSERT INTO public.rolopcion(id_rol_opcion, id_rol, id_opcion, consultar, agregar, modificar, eliminar, ejecutar) VALUES (&quot; &amp; [.O236] &amp; &quot;, '41'::integer, &quot; &amp; [.N236] &amp; &quot;, 'S'::text, 'S'::text, 'S'::text, 'S'::text, 'S'::text);&quot;; &quot;&quot;)" office:value-type="string" office:string-value="INSERT INTO public.rolopcion(id_rol_opcion, id_rol, id_opcion, consultar, agregar, modificar, eliminar, ejecutar) VALUES (336, '41'::integer, 912, 'S'::text, 'S'::text, 'S'::text, 'S'::text, 'S'::text);" calcext:value-type="string">
            <text:p>INSERT INTO public.rolopcion(id_rol_opcion, id_rol, id_opcion, consultar, agregar, modificar, eliminar, ejecutar) VALUES (336, '41'::integer, 912, 'S'::text, 'S'::text, 'S'::text, 'S'::text, 'S'::text);</text:p>
          </table:table-cell>
        </table:table-row>
        <table:table-row table:style-name="ro2">
          <table:table-cell table:formula="of:=[.$A$236]&amp;&quot;.&quot;&amp;[.F237]" office:value-type="string" office:string-value="3.03.02.02.01" calcext:value-type="string">
            <text:p>3.03.02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ingreso Personal a un Cargo de Carrera</text:p>
          </table:table-cell>
          <table:table-cell table:number-columns-repeated="4"/>
          <table:table-cell table:formula="of:=[.G237]" office:value-type="string" office:string-value="Reingreso Personal a un Cargo de Carrera" calcext:value-type="string">
            <text:p>Reingreso Personal a un Cargo de Carrera</text:p>
          </table:table-cell>
          <table:table-cell/>
          <table:table-cell office:value-type="float" office:value="913" calcext:value-type="float">
            <text:p>913</text:p>
          </table:table-cell>
          <table:table-cell office:value-type="float" office:value="337" calcext:value-type="float">
            <text:p>337</text:p>
          </table:table-cell>
          <table:table-cell table:style-name="ce3" table:formula="of:=&quot;(&quot; &amp; [.N237] &amp; &quot;,&quot; &amp; [.$R$1] &amp; &quot;, '&quot; &amp; [.L237]  &amp; &quot;', '&quot; &amp; [.I237] &amp;  &quot;', 'D', '&quot; &amp; [.J237] &amp; &quot;', '&quot; &amp; UPPER([.A237]) &amp; &quot;', 'A');&quot;" office:value-type="string" office:string-value="(913,upper(substr(md5(trunc(random() * 9999999 + 1000000)::text), 1,6)), 'Reingreso Personal a un Cargo de Carrera', '', 'D', '', '3.03.02.02.01', 'A');" calcext:value-type="string">
            <text:p>(913,upper(substr(md5(trunc(random() * 9999999 + 1000000)::text), 1,6)), 'Reingreso Personal a un Cargo de Carrera', '', 'D', '', '3.03.02.02.01', 'A'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ublic.opcion(id_opcion, codigo_opcion, descripcion, ruta, tipo, uri, jerarquia, estatus) VALUES (913,upper(substr(md5(trunc(random() * 9999999 + 1000000)::text), 1,6)), 'Reingreso Personal a un Cargo de Carrera', '', 'D', '', '3.03.02.02.01', 'A');" calcext:value-type="string">
            <text:p>INSERT INTO public.opcion(id_opcion, codigo_opcion, descripcion, ruta, tipo, uri, jerarquia, estatus) VALUES (913,upper(substr(md5(trunc(random() * 9999999 + 1000000)::text), 1,6)), 'Reingreso Personal a un Cargo de Carrera', '', 'D', '', '3.03.02.02.01', 'A');</text:p>
          </table:table-cell>
          <table:table-cell table:number-columns-repeated="2"/>
          <table:table-cell table:formula="of:==IF([.L237] &lt;&gt; &quot;&quot;;&quot;INSERT INTO public.rolopcion(id_rol_opcion, id_rol, id_opcion, consultar, agregar, modificar, eliminar, ejecutar) VALUES (&quot; &amp; [.O237] &amp; &quot;, '41'::integer, &quot; &amp; [.N237] &amp; &quot;, 'S'::text, 'S'::text, 'S'::text, 'S'::text, 'S'::text);&quot;; &quot;&quot;)" office:value-type="string" office:string-value="INSERT INTO public.rolopcion(id_rol_opcion, id_rol, id_opcion, consultar, agregar, modificar, eliminar, ejecutar) VALUES (337, '41'::integer, 913, 'S'::text, 'S'::text, 'S'::text, 'S'::text, 'S'::text);" calcext:value-type="string">
            <text:p>INSERT INTO public.rolopcion(id_rol_opcion, id_rol, id_opcion, consultar, agregar, modificar, eliminar, ejecutar) VALUES (337, '41'::integer, 913, 'S'::text, 'S'::text, 'S'::text, 'S'::text, 'S'::text);</text:p>
          </table:table-cell>
        </table:table-row>
        <table:table-row table:style-name="ro2">
          <table:table-cell table:formula="of:=[.$A$236]&amp;&quot;.&quot;&amp;[.F238]" office:value-type="string" office:string-value="3.03.02.02.02" calcext:value-type="string">
            <text:p>3.03.02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ingreso Personal de Libre Nombramiento y Remoción</text:p>
          </table:table-cell>
          <table:table-cell table:number-columns-repeated="4"/>
          <table:table-cell table:formula="of:=[.G238]" office:value-type="string" office:string-value="Reingreso Personal de Libre Nombramiento y Remoción" calcext:value-type="string">
            <text:p>Reingreso Personal de Libre Nombramiento y Remoción</text:p>
          </table:table-cell>
          <table:table-cell/>
          <table:table-cell office:value-type="float" office:value="914" calcext:value-type="float">
            <text:p>914</text:p>
          </table:table-cell>
          <table:table-cell office:value-type="float" office:value="338" calcext:value-type="float">
            <text:p>338</text:p>
          </table:table-cell>
          <table:table-cell table:style-name="ce3" table:formula="of:=&quot;(&quot; &amp; [.N238] &amp; &quot;,&quot; &amp; [.$R$1] &amp; &quot;, '&quot; &amp; [.L238]  &amp; &quot;', '&quot; &amp; [.I238] &amp;  &quot;', 'D', '&quot; &amp; [.J238] &amp; &quot;', '&quot; &amp; UPPER([.A238]) &amp; &quot;', 'A');&quot;" office:value-type="string" office:string-value="(914,upper(substr(md5(trunc(random() * 9999999 + 1000000)::text), 1,6)), 'Reingreso Personal de Libre Nombramiento y Remoción', '', 'D', '', '3.03.02.02.02', 'A');" calcext:value-type="string">
            <text:p>(914,upper(substr(md5(trunc(random() * 9999999 + 1000000)::text), 1,6)), 'Reingreso Personal de Libre Nombramiento y Remoción', '', 'D', '', '3.03.02.02.02', 'A'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ublic.opcion(id_opcion, codigo_opcion, descripcion, ruta, tipo, uri, jerarquia, estatus) VALUES (914,upper(substr(md5(trunc(random() * 9999999 + 1000000)::text), 1,6)), 'Reingreso Personal de Libre Nombramiento y Remoción', '', 'D', '', '3.03.02.02.02', 'A');" calcext:value-type="string">
            <text:p>INSERT INTO public.opcion(id_opcion, codigo_opcion, descripcion, ruta, tipo, uri, jerarquia, estatus) VALUES (914,upper(substr(md5(trunc(random() * 9999999 + 1000000)::text), 1,6)), 'Reingreso Personal de Libre Nombramiento y Remoción', '', 'D', '', '3.03.02.02.02', 'A');</text:p>
          </table:table-cell>
          <table:table-cell table:number-columns-repeated="2"/>
          <table:table-cell table:formula="of:==IF([.L238] &lt;&gt; &quot;&quot;;&quot;INSERT INTO public.rolopcion(id_rol_opcion, id_rol, id_opcion, consultar, agregar, modificar, eliminar, ejecutar) VALUES (&quot; &amp; [.O238] &amp; &quot;, '41'::integer, &quot; &amp; [.N238] &amp; &quot;, 'S'::text, 'S'::text, 'S'::text, 'S'::text, 'S'::text);&quot;; &quot;&quot;)" office:value-type="string" office:string-value="INSERT INTO public.rolopcion(id_rol_opcion, id_rol, id_opcion, consultar, agregar, modificar, eliminar, ejecutar) VALUES (338, '41'::integer, 914, 'S'::text, 'S'::text, 'S'::text, 'S'::text, 'S'::text);" calcext:value-type="string">
            <text:p>INSERT INTO public.rolopcion(id_rol_opcion, id_rol, id_opcion, consultar, agregar, modificar, eliminar, ejecutar) VALUES (338, '41'::integer, 914, 'S'::text, 'S'::text, 'S'::text, 'S'::text, 'S'::text);</text:p>
          </table:table-cell>
        </table:table-row>
        <table:table-row table:style-name="ro2">
          <table:table-cell table:formula="of:=[.$A$229]&amp;&quot;.&quot;&amp;[.E239]" office:value-type="string" office:string-value="3.03.02.03" calcext:value-type="string">
            <text:p>3.03.0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39]" office:value-type="string" office:string-value="Actualizaciones" calcext:value-type="string">
            <text:p>Actualizaciones</text:p>
          </table:table-cell>
          <table:table-cell/>
          <table:table-cell office:value-type="float" office:value="915" calcext:value-type="float">
            <text:p>915</text:p>
          </table:table-cell>
          <table:table-cell office:value-type="float" office:value="339" calcext:value-type="float">
            <text:p>339</text:p>
          </table:table-cell>
          <table:table-cell table:style-name="ce3" table:formula="of:=&quot;(&quot; &amp; [.N239] &amp; &quot;,&quot; &amp; [.$R$1] &amp; &quot;, '&quot; &amp; [.L239]  &amp; &quot;', '&quot; &amp; [.I239] &amp;  &quot;', 'D', '&quot; &amp; [.J239] &amp; &quot;', '&quot; &amp; UPPER([.A239]) &amp; &quot;', 'A');&quot;" office:value-type="string" office:string-value="(915,upper(substr(md5(trunc(random() * 9999999 + 1000000)::text), 1,6)), 'Actualizaciones', '', 'D', '', '3.03.02.03', 'A');" calcext:value-type="string">
            <text:p>(915,upper(substr(md5(trunc(random() * 9999999 + 1000000)::text), 1,6)), 'Actualizaciones', '', 'D', '', '3.03.02.03', 'A'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ublic.opcion(id_opcion, codigo_opcion, descripcion, ruta, tipo, uri, jerarquia, estatus) VALUES (915,upper(substr(md5(trunc(random() * 9999999 + 1000000)::text), 1,6)), 'Actualizaciones', '', 'D', '', '3.03.02.03', 'A');" calcext:value-type="string">
            <text:p>INSERT INTO public.opcion(id_opcion, codigo_opcion, descripcion, ruta, tipo, uri, jerarquia, estatus) VALUES (915,upper(substr(md5(trunc(random() * 9999999 + 1000000)::text), 1,6)), 'Actualizaciones', '', 'D', '', '3.03.02.03', 'A');</text:p>
          </table:table-cell>
          <table:table-cell table:number-columns-repeated="2"/>
          <table:table-cell table:formula="of:==IF([.L239] &lt;&gt; &quot;&quot;;&quot;INSERT INTO public.rolopcion(id_rol_opcion, id_rol, id_opcion, consultar, agregar, modificar, eliminar, ejecutar) VALUES (&quot; &amp; [.O239] &amp; &quot;, '41'::integer, &quot; &amp; [.N239] &amp; &quot;, 'S'::text, 'S'::text, 'S'::text, 'S'::text, 'S'::text);&quot;; &quot;&quot;)" office:value-type="string" office:string-value="INSERT INTO public.rolopcion(id_rol_opcion, id_rol, id_opcion, consultar, agregar, modificar, eliminar, ejecutar) VALUES (339, '41'::integer, 915, 'S'::text, 'S'::text, 'S'::text, 'S'::text, 'S'::text);" calcext:value-type="string">
            <text:p>INSERT INTO public.rolopcion(id_rol_opcion, id_rol, id_opcion, consultar, agregar, modificar, eliminar, ejecutar) VALUES (339, '41'::integer, 915, 'S'::text, 'S'::text, 'S'::text, 'S'::text, 'S'::text);</text:p>
          </table:table-cell>
        </table:table-row>
        <table:table-row table:style-name="ro2">
          <table:table-cell table:formula="of:=[.$A$239]&amp;&quot;.&quot;&amp;[.F240]" office:value-type="string" office:string-value="3.03.02.03.01" calcext:value-type="string">
            <text:p>3.03.02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sujeto a LEFP</text:p>
          </table:table-cell>
          <table:table-cell table:number-columns-repeated="4"/>
          <table:table-cell table:formula="of:=[.G240]" office:value-type="string" office:string-value="Cambio en el Cargo sujeto a LEFP" calcext:value-type="string">
            <text:p>Cambio en el Cargo sujeto a LEFP</text:p>
          </table:table-cell>
          <table:table-cell/>
          <table:table-cell office:value-type="float" office:value="916" calcext:value-type="float">
            <text:p>916</text:p>
          </table:table-cell>
          <table:table-cell office:value-type="float" office:value="340" calcext:value-type="float">
            <text:p>340</text:p>
          </table:table-cell>
          <table:table-cell table:style-name="ce3" table:formula="of:=&quot;(&quot; &amp; [.N240] &amp; &quot;,&quot; &amp; [.$R$1] &amp; &quot;, '&quot; &amp; [.L240]  &amp; &quot;', '&quot; &amp; [.I240] &amp;  &quot;', 'D', '&quot; &amp; [.J240] &amp; &quot;', '&quot; &amp; UPPER([.A240]) &amp; &quot;', 'A');&quot;" office:value-type="string" office:string-value="(916,upper(substr(md5(trunc(random() * 9999999 + 1000000)::text), 1,6)), 'Cambio en el Cargo sujeto a LEFP', '', 'D', '', '3.03.02.03.01', 'A');" calcext:value-type="string">
            <text:p>(916,upper(substr(md5(trunc(random() * 9999999 + 1000000)::text), 1,6)), 'Cambio en el Cargo sujeto a LEFP', '', 'D', '', '3.03.02.03.01', 'A'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ublic.opcion(id_opcion, codigo_opcion, descripcion, ruta, tipo, uri, jerarquia, estatus) VALUES (916,upper(substr(md5(trunc(random() * 9999999 + 1000000)::text), 1,6)), 'Cambio en el Cargo sujeto a LEFP', '', 'D', '', '3.03.02.03.01', 'A');" calcext:value-type="string">
            <text:p>INSERT INTO public.opcion(id_opcion, codigo_opcion, descripcion, ruta, tipo, uri, jerarquia, estatus) VALUES (916,upper(substr(md5(trunc(random() * 9999999 + 1000000)::text), 1,6)), 'Cambio en el Cargo sujeto a LEFP', '', 'D', '', '3.03.02.03.01', 'A');</text:p>
          </table:table-cell>
          <table:table-cell table:number-columns-repeated="2"/>
          <table:table-cell table:formula="of:==IF([.L240] &lt;&gt; &quot;&quot;;&quot;INSERT INTO public.rolopcion(id_rol_opcion, id_rol, id_opcion, consultar, agregar, modificar, eliminar, ejecutar) VALUES (&quot; &amp; [.O240] &amp; &quot;, '41'::integer, &quot; &amp; [.N240] &amp; &quot;, 'S'::text, 'S'::text, 'S'::text, 'S'::text, 'S'::text);&quot;; &quot;&quot;)" office:value-type="string" office:string-value="INSERT INTO public.rolopcion(id_rol_opcion, id_rol, id_opcion, consultar, agregar, modificar, eliminar, ejecutar) VALUES (340, '41'::integer, 916, 'S'::text, 'S'::text, 'S'::text, 'S'::text, 'S'::text);" calcext:value-type="string">
            <text:p>INSERT INTO public.rolopcion(id_rol_opcion, id_rol, id_opcion, consultar, agregar, modificar, eliminar, ejecutar) VALUES (340, '41'::integer, 916, 'S'::text, 'S'::text, 'S'::text, 'S'::text, 'S'::text);</text:p>
          </table:table-cell>
        </table:table-row>
        <table:table-row table:style-name="ro2">
          <table:table-cell table:formula="of:=[.$A$239]&amp;&quot;.&quot;&amp;[.F241]" office:value-type="string" office:string-value="3.03.02.03.02" calcext:value-type="string">
            <text:p>3.03.02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signación sujeto a LEFP</text:p>
          </table:table-cell>
          <table:table-cell table:number-columns-repeated="4"/>
          <table:table-cell table:formula="of:=[.G241]" office:value-type="string" office:string-value="Designación sujeto a LEFP" calcext:value-type="string">
            <text:p>Designación sujeto a LEFP</text:p>
          </table:table-cell>
          <table:table-cell/>
          <table:table-cell office:value-type="float" office:value="917" calcext:value-type="float">
            <text:p>917</text:p>
          </table:table-cell>
          <table:table-cell office:value-type="float" office:value="341" calcext:value-type="float">
            <text:p>341</text:p>
          </table:table-cell>
          <table:table-cell table:style-name="ce3" table:formula="of:=&quot;(&quot; &amp; [.N241] &amp; &quot;,&quot; &amp; [.$R$1] &amp; &quot;, '&quot; &amp; [.L241]  &amp; &quot;', '&quot; &amp; [.I241] &amp;  &quot;', 'D', '&quot; &amp; [.J241] &amp; &quot;', '&quot; &amp; UPPER([.A241]) &amp; &quot;', 'A');&quot;" office:value-type="string" office:string-value="(917,upper(substr(md5(trunc(random() * 9999999 + 1000000)::text), 1,6)), 'Designación sujeto a LEFP', '', 'D', '', '3.03.02.03.02', 'A');" calcext:value-type="string">
            <text:p>(917,upper(substr(md5(trunc(random() * 9999999 + 1000000)::text), 1,6)), 'Designación sujeto a LEFP', '', 'D', '', '3.03.02.03.02', 'A'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ublic.opcion(id_opcion, codigo_opcion, descripcion, ruta, tipo, uri, jerarquia, estatus) VALUES (917,upper(substr(md5(trunc(random() * 9999999 + 1000000)::text), 1,6)), 'Designación sujeto a LEFP', '', 'D', '', '3.03.02.03.02', 'A');" calcext:value-type="string">
            <text:p>INSERT INTO public.opcion(id_opcion, codigo_opcion, descripcion, ruta, tipo, uri, jerarquia, estatus) VALUES (917,upper(substr(md5(trunc(random() * 9999999 + 1000000)::text), 1,6)), 'Designación sujeto a LEFP', '', 'D', '', '3.03.02.03.02', 'A');</text:p>
          </table:table-cell>
          <table:table-cell table:number-columns-repeated="2"/>
          <table:table-cell table:formula="of:==IF([.L241] &lt;&gt; &quot;&quot;;&quot;INSERT INTO public.rolopcion(id_rol_opcion, id_rol, id_opcion, consultar, agregar, modificar, eliminar, ejecutar) VALUES (&quot; &amp; [.O241] &amp; &quot;, '41'::integer, &quot; &amp; [.N241] &amp; &quot;, 'S'::text, 'S'::text, 'S'::text, 'S'::text, 'S'::text);&quot;; &quot;&quot;)" office:value-type="string" office:string-value="INSERT INTO public.rolopcion(id_rol_opcion, id_rol, id_opcion, consultar, agregar, modificar, eliminar, ejecutar) VALUES (341, '41'::integer, 917, 'S'::text, 'S'::text, 'S'::text, 'S'::text, 'S'::text);" calcext:value-type="string">
            <text:p>INSERT INTO public.rolopcion(id_rol_opcion, id_rol, id_opcion, consultar, agregar, modificar, eliminar, ejecutar) VALUES (341, '41'::integer, 917, 'S'::text, 'S'::text, 'S'::text, 'S'::text, 'S'::text);</text:p>
          </table:table-cell>
        </table:table-row>
        <table:table-row table:style-name="ro2">
          <table:table-cell table:formula="of:=[.$A$239]&amp;&quot;.&quot;&amp;[.F242]" office:value-type="string" office:string-value="3.03.02.03.03" calcext:value-type="string">
            <text:p>3.03.02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sujeto a LEFP</text:p>
          </table:table-cell>
          <table:table-cell table:number-columns-repeated="4"/>
          <table:table-cell table:formula="of:=[.G242]" office:value-type="string" office:string-value="Ascenso sujeto a LEFP" calcext:value-type="string">
            <text:p>Ascenso sujeto a LEFP</text:p>
          </table:table-cell>
          <table:table-cell/>
          <table:table-cell office:value-type="float" office:value="918" calcext:value-type="float">
            <text:p>918</text:p>
          </table:table-cell>
          <table:table-cell office:value-type="float" office:value="342" calcext:value-type="float">
            <text:p>342</text:p>
          </table:table-cell>
          <table:table-cell table:style-name="ce3" table:formula="of:=&quot;(&quot; &amp; [.N242] &amp; &quot;,&quot; &amp; [.$R$1] &amp; &quot;, '&quot; &amp; [.L242]  &amp; &quot;', '&quot; &amp; [.I242] &amp;  &quot;', 'D', '&quot; &amp; [.J242] &amp; &quot;', '&quot; &amp; UPPER([.A242]) &amp; &quot;', 'A');&quot;" office:value-type="string" office:string-value="(918,upper(substr(md5(trunc(random() * 9999999 + 1000000)::text), 1,6)), 'Ascenso sujeto a LEFP', '', 'D', '', '3.03.02.03.03', 'A');" calcext:value-type="string">
            <text:p>(918,upper(substr(md5(trunc(random() * 9999999 + 1000000)::text), 1,6)), 'Ascenso sujeto a LEFP', '', 'D', '', '3.03.02.03.03', 'A'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ublic.opcion(id_opcion, codigo_opcion, descripcion, ruta, tipo, uri, jerarquia, estatus) VALUES (918,upper(substr(md5(trunc(random() * 9999999 + 1000000)::text), 1,6)), 'Ascenso sujeto a LEFP', '', 'D', '', '3.03.02.03.03', 'A');" calcext:value-type="string">
            <text:p>INSERT INTO public.opcion(id_opcion, codigo_opcion, descripcion, ruta, tipo, uri, jerarquia, estatus) VALUES (918,upper(substr(md5(trunc(random() * 9999999 + 1000000)::text), 1,6)), 'Ascenso sujeto a LEFP', '', 'D', '', '3.03.02.03.03', 'A');</text:p>
          </table:table-cell>
          <table:table-cell table:number-columns-repeated="2"/>
          <table:table-cell table:formula="of:==IF([.L242] &lt;&gt; &quot;&quot;;&quot;INSERT INTO public.rolopcion(id_rol_opcion, id_rol, id_opcion, consultar, agregar, modificar, eliminar, ejecutar) VALUES (&quot; &amp; [.O242] &amp; &quot;, '41'::integer, &quot; &amp; [.N242] &amp; &quot;, 'S'::text, 'S'::text, 'S'::text, 'S'::text, 'S'::text);&quot;; &quot;&quot;)" office:value-type="string" office:string-value="INSERT INTO public.rolopcion(id_rol_opcion, id_rol, id_opcion, consultar, agregar, modificar, eliminar, ejecutar) VALUES (342, '41'::integer, 918, 'S'::text, 'S'::text, 'S'::text, 'S'::text, 'S'::text);" calcext:value-type="string">
            <text:p>INSERT INTO public.rolopcion(id_rol_opcion, id_rol, id_opcion, consultar, agregar, modificar, eliminar, ejecutar) VALUES (342, '41'::integer, 918, 'S'::text, 'S'::text, 'S'::text, 'S'::text, 'S'::text);</text:p>
          </table:table-cell>
        </table:table-row>
        <table:table-row table:style-name="ro2">
          <table:table-cell table:formula="of:=[.$A$239]&amp;&quot;.&quot;&amp;[.F243]" office:value-type="string" office:string-value="3.03.02.03.04" calcext:value-type="string">
            <text:p>3.03.02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Clasificación sujeto a LEFP</text:p>
          </table:table-cell>
          <table:table-cell table:number-columns-repeated="4"/>
          <table:table-cell table:formula="of:=[.G243]" office:value-type="string" office:string-value="Clasificación sujeto a LEFP" calcext:value-type="string">
            <text:p>Clasificación sujeto a LEFP</text:p>
          </table:table-cell>
          <table:table-cell/>
          <table:table-cell office:value-type="float" office:value="919" calcext:value-type="float">
            <text:p>919</text:p>
          </table:table-cell>
          <table:table-cell office:value-type="float" office:value="343" calcext:value-type="float">
            <text:p>343</text:p>
          </table:table-cell>
          <table:table-cell table:style-name="ce3" table:formula="of:=&quot;(&quot; &amp; [.N243] &amp; &quot;,&quot; &amp; [.$R$1] &amp; &quot;, '&quot; &amp; [.L243]  &amp; &quot;', '&quot; &amp; [.I243] &amp;  &quot;', 'D', '&quot; &amp; [.J243] &amp; &quot;', '&quot; &amp; UPPER([.A243]) &amp; &quot;', 'A');&quot;" office:value-type="string" office:string-value="(919,upper(substr(md5(trunc(random() * 9999999 + 1000000)::text), 1,6)), 'Clasificación sujeto a LEFP', '', 'D', '', '3.03.02.03.04', 'A');" calcext:value-type="string">
            <text:p>(919,upper(substr(md5(trunc(random() * 9999999 + 1000000)::text), 1,6)), 'Clasificación sujeto a LEFP', '', 'D', '', '3.03.02.03.04', 'A'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ublic.opcion(id_opcion, codigo_opcion, descripcion, ruta, tipo, uri, jerarquia, estatus) VALUES (919,upper(substr(md5(trunc(random() * 9999999 + 1000000)::text), 1,6)), 'Clasificación sujeto a LEFP', '', 'D', '', '3.03.02.03.04', 'A');" calcext:value-type="string">
            <text:p>INSERT INTO public.opcion(id_opcion, codigo_opcion, descripcion, ruta, tipo, uri, jerarquia, estatus) VALUES (919,upper(substr(md5(trunc(random() * 9999999 + 1000000)::text), 1,6)), 'Clasificación sujeto a LEFP', '', 'D', '', '3.03.02.03.04', 'A');</text:p>
          </table:table-cell>
          <table:table-cell table:number-columns-repeated="2"/>
          <table:table-cell table:formula="of:==IF([.L243] &lt;&gt; &quot;&quot;;&quot;INSERT INTO public.rolopcion(id_rol_opcion, id_rol, id_opcion, consultar, agregar, modificar, eliminar, ejecutar) VALUES (&quot; &amp; [.O243] &amp; &quot;, '41'::integer, &quot; &amp; [.N243] &amp; &quot;, 'S'::text, 'S'::text, 'S'::text, 'S'::text, 'S'::text);&quot;; &quot;&quot;)" office:value-type="string" office:string-value="INSERT INTO public.rolopcion(id_rol_opcion, id_rol, id_opcion, consultar, agregar, modificar, eliminar, ejecutar) VALUES (343, '41'::integer, 919, 'S'::text, 'S'::text, 'S'::text, 'S'::text, 'S'::text);" calcext:value-type="string">
            <text:p>INSERT INTO public.rolopcion(id_rol_opcion, id_rol, id_opcion, consultar, agregar, modificar, eliminar, ejecutar) VALUES (343, '41'::integer, 919, 'S'::text, 'S'::text, 'S'::text, 'S'::text, 'S'::text);</text:p>
          </table:table-cell>
        </table:table-row>
        <table:table-row table:style-name="ro2">
          <table:table-cell table:formula="of:=[.$A$239]&amp;&quot;.&quot;&amp;[.F244]" office:value-type="string" office:string-value="3.03.02.03.05" calcext:value-type="string">
            <text:p>3.03.02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Cambio Clasificación</text:p>
          </table:table-cell>
          <table:table-cell table:number-columns-repeated="4"/>
          <table:table-cell table:formula="of:=[.G244]" office:value-type="string" office:string-value="Cambio Clasificación" calcext:value-type="string">
            <text:p>Cambio Clasificación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344" calcext:value-type="float">
            <text:p>344</text:p>
          </table:table-cell>
          <table:table-cell table:style-name="ce3" table:formula="of:=&quot;(&quot; &amp; [.N244] &amp; &quot;,&quot; &amp; [.$R$1] &amp; &quot;, '&quot; &amp; [.L244]  &amp; &quot;', '&quot; &amp; [.I244] &amp;  &quot;', 'D', '&quot; &amp; [.J244] &amp; &quot;', '&quot; &amp; UPPER([.A244]) &amp; &quot;', 'A');&quot;" office:value-type="string" office:string-value="(920,upper(substr(md5(trunc(random() * 9999999 + 1000000)::text), 1,6)), 'Cambio Clasificación', '', 'D', '', '3.03.02.03.05', 'A');" calcext:value-type="string">
            <text:p>(920,upper(substr(md5(trunc(random() * 9999999 + 1000000)::text), 1,6)), 'Cambio Clasificación', '', 'D', '', '3.03.02.03.05', 'A'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ublic.opcion(id_opcion, codigo_opcion, descripcion, ruta, tipo, uri, jerarquia, estatus) VALUES (920,upper(substr(md5(trunc(random() * 9999999 + 1000000)::text), 1,6)), 'Cambio Clasificación', '', 'D', '', '3.03.02.03.05', 'A');" calcext:value-type="string">
            <text:p>INSERT INTO public.opcion(id_opcion, codigo_opcion, descripcion, ruta, tipo, uri, jerarquia, estatus) VALUES (920,upper(substr(md5(trunc(random() * 9999999 + 1000000)::text), 1,6)), 'Cambio Clasificación', '', 'D', '', '3.03.02.03.05', 'A');</text:p>
          </table:table-cell>
          <table:table-cell table:number-columns-repeated="2"/>
          <table:table-cell table:formula="of:==IF([.L244] &lt;&gt; &quot;&quot;;&quot;INSERT INTO public.rolopcion(id_rol_opcion, id_rol, id_opcion, consultar, agregar, modificar, eliminar, ejecutar) VALUES (&quot; &amp; [.O244] &amp; &quot;, '41'::integer, &quot; &amp; [.N244] &amp; &quot;, 'S'::text, 'S'::text, 'S'::text, 'S'::text, 'S'::text);&quot;; &quot;&quot;)" office:value-type="string" office:string-value="INSERT INTO public.rolopcion(id_rol_opcion, id_rol, id_opcion, consultar, agregar, modificar, eliminar, ejecutar) VALUES (344, '41'::integer, 920, 'S'::text, 'S'::text, 'S'::text, 'S'::text, 'S'::text);" calcext:value-type="string">
            <text:p>INSERT INTO public.rolopcion(id_rol_opcion, id_rol, id_opcion, consultar, agregar, modificar, eliminar, ejecutar) VALUES (344, '41'::integer, 920, 'S'::text, 'S'::text, 'S'::text, 'S'::text, 'S'::text);</text:p>
          </table:table-cell>
        </table:table-row>
        <table:table-row table:style-name="ro2">
          <table:table-cell table:formula="of:=[.$A$239]&amp;&quot;.&quot;&amp;[.F245]" office:value-type="string" office:string-value="3.03.02.03.06" calcext:value-type="string">
            <text:p>3.03.02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Aumento de Sueldo sujeto a LEFP</text:p>
          </table:table-cell>
          <table:table-cell table:number-columns-repeated="4"/>
          <table:table-cell table:formula="of:=[.G245]" office:value-type="string" office:string-value="Aumento de Sueldo sujeto a LEFP" calcext:value-type="string">
            <text:p>Aumento de Sueldo sujeto a LEFP</text:p>
          </table:table-cell>
          <table:table-cell/>
          <table:table-cell office:value-type="float" office:value="921" calcext:value-type="float">
            <text:p>921</text:p>
          </table:table-cell>
          <table:table-cell office:value-type="float" office:value="345" calcext:value-type="float">
            <text:p>345</text:p>
          </table:table-cell>
          <table:table-cell table:style-name="ce3" table:formula="of:=&quot;(&quot; &amp; [.N245] &amp; &quot;,&quot; &amp; [.$R$1] &amp; &quot;, '&quot; &amp; [.L245]  &amp; &quot;', '&quot; &amp; [.I245] &amp;  &quot;', 'D', '&quot; &amp; [.J245] &amp; &quot;', '&quot; &amp; UPPER([.A245]) &amp; &quot;', 'A');&quot;" office:value-type="string" office:string-value="(921,upper(substr(md5(trunc(random() * 9999999 + 1000000)::text), 1,6)), 'Aumento de Sueldo sujeto a LEFP', '', 'D', '', '3.03.02.03.06', 'A');" calcext:value-type="string">
            <text:p>(921,upper(substr(md5(trunc(random() * 9999999 + 1000000)::text), 1,6)), 'Aumento de Sueldo sujeto a LEFP', '', 'D', '', '3.03.02.03.06', 'A'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ublic.opcion(id_opcion, codigo_opcion, descripcion, ruta, tipo, uri, jerarquia, estatus) VALUES (921,upper(substr(md5(trunc(random() * 9999999 + 1000000)::text), 1,6)), 'Aumento de Sueldo sujeto a LEFP', '', 'D', '', '3.03.02.03.06', 'A');" calcext:value-type="string">
            <text:p>INSERT INTO public.opcion(id_opcion, codigo_opcion, descripcion, ruta, tipo, uri, jerarquia, estatus) VALUES (921,upper(substr(md5(trunc(random() * 9999999 + 1000000)::text), 1,6)), 'Aumento de Sueldo sujeto a LEFP', '', 'D', '', '3.03.02.03.06', 'A');</text:p>
          </table:table-cell>
          <table:table-cell table:number-columns-repeated="2"/>
          <table:table-cell table:formula="of:==IF([.L245] &lt;&gt; &quot;&quot;;&quot;INSERT INTO public.rolopcion(id_rol_opcion, id_rol, id_opcion, consultar, agregar, modificar, eliminar, ejecutar) VALUES (&quot; &amp; [.O245] &amp; &quot;, '41'::integer, &quot; &amp; [.N245] &amp; &quot;, 'S'::text, 'S'::text, 'S'::text, 'S'::text, 'S'::text);&quot;; &quot;&quot;)" office:value-type="string" office:string-value="INSERT INTO public.rolopcion(id_rol_opcion, id_rol, id_opcion, consultar, agregar, modificar, eliminar, ejecutar) VALUES (345, '41'::integer, 921, 'S'::text, 'S'::text, 'S'::text, 'S'::text, 'S'::text);" calcext:value-type="string">
            <text:p>INSERT INTO public.rolopcion(id_rol_opcion, id_rol, id_opcion, consultar, agregar, modificar, eliminar, ejecutar) VALUES (345, '41'::integer, 921, 'S'::text, 'S'::text, 'S'::text, 'S'::text, 'S'::text);</text:p>
          </table:table-cell>
        </table:table-row>
        <table:table-row table:style-name="ro2">
          <table:table-cell table:formula="of:=[.$A$239]&amp;&quot;.&quot;&amp;[.F246]" office:value-type="string" office:string-value="3.03.02.03.07" calcext:value-type="string">
            <text:p>3.03.02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Licencia sin Sueldo sujeto a LEFP</text:p>
          </table:table-cell>
          <table:table-cell table:number-columns-repeated="4"/>
          <table:table-cell table:formula="of:=[.G246]" office:value-type="string" office:string-value="Licencia sin Sueldo sujeto a LEFP" calcext:value-type="string">
            <text:p>Licencia sin Sueldo sujeto a LEFP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float" office:value="346" calcext:value-type="float">
            <text:p>346</text:p>
          </table:table-cell>
          <table:table-cell table:style-name="ce3" table:formula="of:=&quot;(&quot; &amp; [.N246] &amp; &quot;,&quot; &amp; [.$R$1] &amp; &quot;, '&quot; &amp; [.L246]  &amp; &quot;', '&quot; &amp; [.I246] &amp;  &quot;', 'D', '&quot; &amp; [.J246] &amp; &quot;', '&quot; &amp; UPPER([.A246]) &amp; &quot;', 'A');&quot;" office:value-type="string" office:string-value="(922,upper(substr(md5(trunc(random() * 9999999 + 1000000)::text), 1,6)), 'Licencia sin Sueldo sujeto a LEFP', '', 'D', '', '3.03.02.03.07', 'A');" calcext:value-type="string">
            <text:p>(922,upper(substr(md5(trunc(random() * 9999999 + 1000000)::text), 1,6)), 'Licencia sin Sueldo sujeto a LEFP', '', 'D', '', '3.03.02.03.07', 'A'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ublic.opcion(id_opcion, codigo_opcion, descripcion, ruta, tipo, uri, jerarquia, estatus) VALUES (922,upper(substr(md5(trunc(random() * 9999999 + 1000000)::text), 1,6)), 'Licencia sin Sueldo sujeto a LEFP', '', 'D', '', '3.03.02.03.07', 'A');" calcext:value-type="string">
            <text:p>INSERT INTO public.opcion(id_opcion, codigo_opcion, descripcion, ruta, tipo, uri, jerarquia, estatus) VALUES (922,upper(substr(md5(trunc(random() * 9999999 + 1000000)::text), 1,6)), 'Licencia sin Sueldo sujeto a LEFP', '', 'D', '', '3.03.02.03.07', 'A');</text:p>
          </table:table-cell>
          <table:table-cell table:number-columns-repeated="2"/>
          <table:table-cell table:formula="of:==IF([.L246] &lt;&gt; &quot;&quot;;&quot;INSERT INTO public.rolopcion(id_rol_opcion, id_rol, id_opcion, consultar, agregar, modificar, eliminar, ejecutar) VALUES (&quot; &amp; [.O246] &amp; &quot;, '41'::integer, &quot; &amp; [.N246] &amp; &quot;, 'S'::text, 'S'::text, 'S'::text, 'S'::text, 'S'::text);&quot;; &quot;&quot;)" office:value-type="string" office:string-value="INSERT INTO public.rolopcion(id_rol_opcion, id_rol, id_opcion, consultar, agregar, modificar, eliminar, ejecutar) VALUES (346, '41'::integer, 922, 'S'::text, 'S'::text, 'S'::text, 'S'::text, 'S'::text);" calcext:value-type="string">
            <text:p>INSERT INTO public.rolopcion(id_rol_opcion, id_rol, id_opcion, consultar, agregar, modificar, eliminar, ejecutar) VALUES (346, '41'::integer, 922, 'S'::text, 'S'::text, 'S'::text, 'S'::text, 'S'::text);</text:p>
          </table:table-cell>
        </table:table-row>
        <table:table-row table:style-name="ro2">
          <table:table-cell table:formula="of:=[.$A$239]&amp;&quot;.&quot;&amp;[.F247]" office:value-type="string" office:string-value="3.03.02.03.08" calcext:value-type="string">
            <text:p>3.03.02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Licencia con Sueldo sujeto a LEFP</text:p>
          </table:table-cell>
          <table:table-cell table:number-columns-repeated="4"/>
          <table:table-cell table:formula="of:=[.G247]" office:value-type="string" office:string-value="Licencia con Sueldo sujeto a LEFP" calcext:value-type="string">
            <text:p>Licencia con Sueldo sujeto a LEFP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347" calcext:value-type="float">
            <text:p>347</text:p>
          </table:table-cell>
          <table:table-cell table:style-name="ce3" table:formula="of:=&quot;(&quot; &amp; [.N247] &amp; &quot;,&quot; &amp; [.$R$1] &amp; &quot;, '&quot; &amp; [.L247]  &amp; &quot;', '&quot; &amp; [.I247] &amp;  &quot;', 'D', '&quot; &amp; [.J247] &amp; &quot;', '&quot; &amp; UPPER([.A247]) &amp; &quot;', 'A');&quot;" office:value-type="string" office:string-value="(923,upper(substr(md5(trunc(random() * 9999999 + 1000000)::text), 1,6)), 'Licencia con Sueldo sujeto a LEFP', '', 'D', '', '3.03.02.03.08', 'A');" calcext:value-type="string">
            <text:p>(923,upper(substr(md5(trunc(random() * 9999999 + 1000000)::text), 1,6)), 'Licencia con Sueldo sujeto a LEFP', '', 'D', '', '3.03.02.03.08', 'A'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ublic.opcion(id_opcion, codigo_opcion, descripcion, ruta, tipo, uri, jerarquia, estatus) VALUES (923,upper(substr(md5(trunc(random() * 9999999 + 1000000)::text), 1,6)), 'Licencia con Sueldo sujeto a LEFP', '', 'D', '', '3.03.02.03.08', 'A');" calcext:value-type="string">
            <text:p>INSERT INTO public.opcion(id_opcion, codigo_opcion, descripcion, ruta, tipo, uri, jerarquia, estatus) VALUES (923,upper(substr(md5(trunc(random() * 9999999 + 1000000)::text), 1,6)), 'Licencia con Sueldo sujeto a LEFP', '', 'D', '', '3.03.02.03.08', 'A');</text:p>
          </table:table-cell>
          <table:table-cell table:number-columns-repeated="2"/>
          <table:table-cell table:formula="of:==IF([.L247] &lt;&gt; &quot;&quot;;&quot;INSERT INTO public.rolopcion(id_rol_opcion, id_rol, id_opcion, consultar, agregar, modificar, eliminar, ejecutar) VALUES (&quot; &amp; [.O247] &amp; &quot;, '41'::integer, &quot; &amp; [.N247] &amp; &quot;, 'S'::text, 'S'::text, 'S'::text, 'S'::text, 'S'::text);&quot;; &quot;&quot;)" office:value-type="string" office:string-value="INSERT INTO public.rolopcion(id_rol_opcion, id_rol, id_opcion, consultar, agregar, modificar, eliminar, ejecutar) VALUES (347, '41'::integer, 923, 'S'::text, 'S'::text, 'S'::text, 'S'::text, 'S'::text);" calcext:value-type="string">
            <text:p>INSERT INTO public.rolopcion(id_rol_opcion, id_rol, id_opcion, consultar, agregar, modificar, eliminar, ejecutar) VALUES (347, '41'::integer, 923, 'S'::text, 'S'::text, 'S'::text, 'S'::text, 'S'::text);</text:p>
          </table:table-cell>
        </table:table-row>
        <table:table-row table:style-name="ro2">
          <table:table-cell table:formula="of:=[.$A$239]&amp;&quot;.&quot;&amp;[.F248]" office:value-type="string" office:string-value="3.03.02.03.09" calcext:value-type="string">
            <text:p>3.03.02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Suspensión sin Goce de Sueldo</text:p>
          </table:table-cell>
          <table:table-cell table:number-columns-repeated="4"/>
          <table:table-cell table:formula="of:=[.G248]" office:value-type="string" office:string-value="Suspensión sin Goce de Sueldo" calcext:value-type="string">
            <text:p>Suspensión sin Goce de Sueldo</text:p>
          </table:table-cell>
          <table:table-cell/>
          <table:table-cell office:value-type="float" office:value="924" calcext:value-type="float">
            <text:p>924</text:p>
          </table:table-cell>
          <table:table-cell office:value-type="float" office:value="348" calcext:value-type="float">
            <text:p>348</text:p>
          </table:table-cell>
          <table:table-cell table:style-name="ce3" table:formula="of:=&quot;(&quot; &amp; [.N248] &amp; &quot;,&quot; &amp; [.$R$1] &amp; &quot;, '&quot; &amp; [.L248]  &amp; &quot;', '&quot; &amp; [.I248] &amp;  &quot;', 'D', '&quot; &amp; [.J248] &amp; &quot;', '&quot; &amp; UPPER([.A248]) &amp; &quot;', 'A');&quot;" office:value-type="string" office:string-value="(924,upper(substr(md5(trunc(random() * 9999999 + 1000000)::text), 1,6)), 'Suspensión sin Goce de Sueldo', '', 'D', '', '3.03.02.03.09', 'A');" calcext:value-type="string">
            <text:p>(924,upper(substr(md5(trunc(random() * 9999999 + 1000000)::text), 1,6)), 'Suspensión sin Goce de Sueldo', '', 'D', '', '3.03.02.03.09', 'A'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ublic.opcion(id_opcion, codigo_opcion, descripcion, ruta, tipo, uri, jerarquia, estatus) VALUES (924,upper(substr(md5(trunc(random() * 9999999 + 1000000)::text), 1,6)), 'Suspensión sin Goce de Sueldo', '', 'D', '', '3.03.02.03.09', 'A');" calcext:value-type="string">
            <text:p>INSERT INTO public.opcion(id_opcion, codigo_opcion, descripcion, ruta, tipo, uri, jerarquia, estatus) VALUES (924,upper(substr(md5(trunc(random() * 9999999 + 1000000)::text), 1,6)), 'Suspensión sin Goce de Sueldo', '', 'D', '', '3.03.02.03.09', 'A');</text:p>
          </table:table-cell>
          <table:table-cell table:number-columns-repeated="2"/>
          <table:table-cell table:formula="of:==IF([.L248] &lt;&gt; &quot;&quot;;&quot;INSERT INTO public.rolopcion(id_rol_opcion, id_rol, id_opcion, consultar, agregar, modificar, eliminar, ejecutar) VALUES (&quot; &amp; [.O248] &amp; &quot;, '41'::integer, &quot; &amp; [.N248] &amp; &quot;, 'S'::text, 'S'::text, 'S'::text, 'S'::text, 'S'::text);&quot;; &quot;&quot;)" office:value-type="string" office:string-value="INSERT INTO public.rolopcion(id_rol_opcion, id_rol, id_opcion, consultar, agregar, modificar, eliminar, ejecutar) VALUES (348, '41'::integer, 924, 'S'::text, 'S'::text, 'S'::text, 'S'::text, 'S'::text);" calcext:value-type="string">
            <text:p>INSERT INTO public.rolopcion(id_rol_opcion, id_rol, id_opcion, consultar, agregar, modificar, eliminar, ejecutar) VALUES (348, '41'::integer, 924, 'S'::text, 'S'::text, 'S'::text, 'S'::text, 'S'::text);</text:p>
          </table:table-cell>
        </table:table-row>
        <table:table-row table:style-name="ro2">
          <table:table-cell table:formula="of:=[.$A$239]&amp;&quot;.&quot;&amp;[.F249]" office:value-type="string" office:string-value="3.03.02.03.10" calcext:value-type="string">
            <text:p>3.03.02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Reincorporación personal sujeto a LEFP</text:p>
          </table:table-cell>
          <table:table-cell table:number-columns-repeated="4"/>
          <table:table-cell table:formula="of:=[.G249]" office:value-type="string" office:string-value="Reincorporación personal sujeto a LEFP" calcext:value-type="string">
            <text:p>Reincorporación personal sujeto a LEFP</text:p>
          </table:table-cell>
          <table:table-cell/>
          <table:table-cell office:value-type="float" office:value="925" calcext:value-type="float">
            <text:p>925</text:p>
          </table:table-cell>
          <table:table-cell office:value-type="float" office:value="349" calcext:value-type="float">
            <text:p>349</text:p>
          </table:table-cell>
          <table:table-cell table:style-name="ce3" table:formula="of:=&quot;(&quot; &amp; [.N249] &amp; &quot;,&quot; &amp; [.$R$1] &amp; &quot;, '&quot; &amp; [.L249]  &amp; &quot;', '&quot; &amp; [.I249] &amp;  &quot;', 'D', '&quot; &amp; [.J249] &amp; &quot;', '&quot; &amp; UPPER([.A249]) &amp; &quot;', 'A');&quot;" office:value-type="string" office:string-value="(925,upper(substr(md5(trunc(random() * 9999999 + 1000000)::text), 1,6)), 'Reincorporación personal sujeto a LEFP', '', 'D', '', '3.03.02.03.10', 'A');" calcext:value-type="string">
            <text:p>(925,upper(substr(md5(trunc(random() * 9999999 + 1000000)::text), 1,6)), 'Reincorporación personal sujeto a LEFP', '', 'D', '', '3.03.02.03.10', 'A'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ublic.opcion(id_opcion, codigo_opcion, descripcion, ruta, tipo, uri, jerarquia, estatus) VALUES (925,upper(substr(md5(trunc(random() * 9999999 + 1000000)::text), 1,6)), 'Reincorporación personal sujeto a LEFP', '', 'D', '', '3.03.02.03.10', 'A');" calcext:value-type="string">
            <text:p>INSERT INTO public.opcion(id_opcion, codigo_opcion, descripcion, ruta, tipo, uri, jerarquia, estatus) VALUES (925,upper(substr(md5(trunc(random() * 9999999 + 1000000)::text), 1,6)), 'Reincorporación personal sujeto a LEFP', '', 'D', '', '3.03.02.03.10', 'A');</text:p>
          </table:table-cell>
          <table:table-cell table:number-columns-repeated="2"/>
          <table:table-cell table:formula="of:==IF([.L249] &lt;&gt; &quot;&quot;;&quot;INSERT INTO public.rolopcion(id_rol_opcion, id_rol, id_opcion, consultar, agregar, modificar, eliminar, ejecutar) VALUES (&quot; &amp; [.O249] &amp; &quot;, '41'::integer, &quot; &amp; [.N249] &amp; &quot;, 'S'::text, 'S'::text, 'S'::text, 'S'::text, 'S'::text);&quot;; &quot;&quot;)" office:value-type="string" office:string-value="INSERT INTO public.rolopcion(id_rol_opcion, id_rol, id_opcion, consultar, agregar, modificar, eliminar, ejecutar) VALUES (349, '41'::integer, 925, 'S'::text, 'S'::text, 'S'::text, 'S'::text, 'S'::text);" calcext:value-type="string">
            <text:p>INSERT INTO public.rolopcion(id_rol_opcion, id_rol, id_opcion, consultar, agregar, modificar, eliminar, ejecutar) VALUES (349, '41'::integer, 925, 'S'::text, 'S'::text, 'S'::text, 'S'::text, 'S'::text);</text:p>
          </table:table-cell>
        </table:table-row>
        <table:table-row table:style-name="ro2">
          <table:table-cell table:formula="of:=[.$A$239]&amp;&quot;.&quot;&amp;[.F250]" office:value-type="string" office:string-value="3.03.02.03.11" calcext:value-type="string">
            <text:p>3.03.02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Reincorporación por Sentencia</text:p>
          </table:table-cell>
          <table:table-cell table:number-columns-repeated="4"/>
          <table:table-cell table:formula="of:=[.G250]" office:value-type="string" office:string-value="Reincorporación por Sentencia" calcext:value-type="string">
            <text:p>Reincorporación por Sentencia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350" calcext:value-type="float">
            <text:p>350</text:p>
          </table:table-cell>
          <table:table-cell table:style-name="ce3" table:formula="of:=&quot;(&quot; &amp; [.N250] &amp; &quot;,&quot; &amp; [.$R$1] &amp; &quot;, '&quot; &amp; [.L250]  &amp; &quot;', '&quot; &amp; [.I250] &amp;  &quot;', 'D', '&quot; &amp; [.J250] &amp; &quot;', '&quot; &amp; UPPER([.A250]) &amp; &quot;', 'A');&quot;" office:value-type="string" office:string-value="(926,upper(substr(md5(trunc(random() * 9999999 + 1000000)::text), 1,6)), 'Reincorporación por Sentencia', '', 'D', '', '3.03.02.03.11', 'A');" calcext:value-type="string">
            <text:p>(926,upper(substr(md5(trunc(random() * 9999999 + 1000000)::text), 1,6)), 'Reincorporación por Sentencia', '', 'D', '', '3.03.02.03.11', 'A'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ublic.opcion(id_opcion, codigo_opcion, descripcion, ruta, tipo, uri, jerarquia, estatus) VALUES (926,upper(substr(md5(trunc(random() * 9999999 + 1000000)::text), 1,6)), 'Reincorporación por Sentencia', '', 'D', '', '3.03.02.03.11', 'A');" calcext:value-type="string">
            <text:p>INSERT INTO public.opcion(id_opcion, codigo_opcion, descripcion, ruta, tipo, uri, jerarquia, estatus) VALUES (926,upper(substr(md5(trunc(random() * 9999999 + 1000000)::text), 1,6)), 'Reincorporación por Sentencia', '', 'D', '', '3.03.02.03.11', 'A');</text:p>
          </table:table-cell>
          <table:table-cell table:number-columns-repeated="2"/>
          <table:table-cell table:formula="of:==IF([.L250] &lt;&gt; &quot;&quot;;&quot;INSERT INTO public.rolopcion(id_rol_opcion, id_rol, id_opcion, consultar, agregar, modificar, eliminar, ejecutar) VALUES (&quot; &amp; [.O250] &amp; &quot;, '41'::integer, &quot; &amp; [.N250] &amp; &quot;, 'S'::text, 'S'::text, 'S'::text, 'S'::text, 'S'::text);&quot;; &quot;&quot;)" office:value-type="string" office:string-value="INSERT INTO public.rolopcion(id_rol_opcion, id_rol, id_opcion, consultar, agregar, modificar, eliminar, ejecutar) VALUES (350, '41'::integer, 926, 'S'::text, 'S'::text, 'S'::text, 'S'::text, 'S'::text);" calcext:value-type="string">
            <text:p>INSERT INTO public.rolopcion(id_rol_opcion, id_rol, id_opcion, consultar, agregar, modificar, eliminar, ejecutar) VALUES (350, '41'::integer, 926, 'S'::text, 'S'::text, 'S'::text, 'S'::text, 'S'::text);</text:p>
          </table:table-cell>
        </table:table-row>
        <table:table-row table:style-name="ro2">
          <table:table-cell table:formula="of:=[.$A$239]&amp;&quot;.&quot;&amp;[.F251]" office:value-type="string" office:string-value="3.03.02.03.12" calcext:value-type="string">
            <text:p>3.03.02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Traslado sujeto a LEFP</text:p>
          </table:table-cell>
          <table:table-cell table:number-columns-repeated="4"/>
          <table:table-cell table:formula="of:=[.G251]" office:value-type="string" office:string-value="Traslado sujeto a LEFP" calcext:value-type="string">
            <text:p>Traslado sujeto a LEFP</text:p>
          </table:table-cell>
          <table:table-cell/>
          <table:table-cell office:value-type="float" office:value="927" calcext:value-type="float">
            <text:p>927</text:p>
          </table:table-cell>
          <table:table-cell office:value-type="float" office:value="351" calcext:value-type="float">
            <text:p>351</text:p>
          </table:table-cell>
          <table:table-cell table:style-name="ce3" table:formula="of:=&quot;(&quot; &amp; [.N251] &amp; &quot;,&quot; &amp; [.$R$1] &amp; &quot;, '&quot; &amp; [.L251]  &amp; &quot;', '&quot; &amp; [.I251] &amp;  &quot;', 'D', '&quot; &amp; [.J251] &amp; &quot;', '&quot; &amp; UPPER([.A251]) &amp; &quot;', 'A');&quot;" office:value-type="string" office:string-value="(927,upper(substr(md5(trunc(random() * 9999999 + 1000000)::text), 1,6)), 'Traslado sujeto a LEFP', '', 'D', '', '3.03.02.03.12', 'A');" calcext:value-type="string">
            <text:p>(927,upper(substr(md5(trunc(random() * 9999999 + 1000000)::text), 1,6)), 'Traslado sujeto a LEFP', '', 'D', '', '3.03.02.03.12', 'A'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ublic.opcion(id_opcion, codigo_opcion, descripcion, ruta, tipo, uri, jerarquia, estatus) VALUES (927,upper(substr(md5(trunc(random() * 9999999 + 1000000)::text), 1,6)), 'Traslado sujeto a LEFP', '', 'D', '', '3.03.02.03.12', 'A');" calcext:value-type="string">
            <text:p>INSERT INTO public.opcion(id_opcion, codigo_opcion, descripcion, ruta, tipo, uri, jerarquia, estatus) VALUES (927,upper(substr(md5(trunc(random() * 9999999 + 1000000)::text), 1,6)), 'Traslado sujeto a LEFP', '', 'D', '', '3.03.02.03.12', 'A');</text:p>
          </table:table-cell>
          <table:table-cell table:number-columns-repeated="2"/>
          <table:table-cell table:formula="of:==IF([.L251] &lt;&gt; &quot;&quot;;&quot;INSERT INTO public.rolopcion(id_rol_opcion, id_rol, id_opcion, consultar, agregar, modificar, eliminar, ejecutar) VALUES (&quot; &amp; [.O251] &amp; &quot;, '41'::integer, &quot; &amp; [.N251] &amp; &quot;, 'S'::text, 'S'::text, 'S'::text, 'S'::text, 'S'::text);&quot;; &quot;&quot;)" office:value-type="string" office:string-value="INSERT INTO public.rolopcion(id_rol_opcion, id_rol, id_opcion, consultar, agregar, modificar, eliminar, ejecutar) VALUES (351, '41'::integer, 927, 'S'::text, 'S'::text, 'S'::text, 'S'::text, 'S'::text);" calcext:value-type="string">
            <text:p>INSERT INTO public.rolopcion(id_rol_opcion, id_rol, id_opcion, consultar, agregar, modificar, eliminar, ejecutar) VALUES (351, '41'::integer, 927, 'S'::text, 'S'::text, 'S'::text, 'S'::text, 'S'::text);</text:p>
          </table:table-cell>
        </table:table-row>
        <table:table-row table:style-name="ro2">
          <table:table-cell table:formula="of:=[.$A$239]&amp;&quot;.&quot;&amp;[.F252]" office:value-type="string" office:string-value="3.03.02.03.13" calcext:value-type="string">
            <text:p>3.03.02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Anulación de Movimiento</text:p>
          </table:table-cell>
          <table:table-cell table:number-columns-repeated="4"/>
          <table:table-cell table:formula="of:=[.G252]" office:value-type="string" office:string-value="Anulación de Movimiento" calcext:value-type="string">
            <text:p>Anulación de Movimiento</text:p>
          </table:table-cell>
          <table:table-cell/>
          <table:table-cell office:value-type="float" office:value="928" calcext:value-type="float">
            <text:p>928</text:p>
          </table:table-cell>
          <table:table-cell office:value-type="float" office:value="352" calcext:value-type="float">
            <text:p>352</text:p>
          </table:table-cell>
          <table:table-cell table:style-name="ce3" table:formula="of:=&quot;(&quot; &amp; [.N252] &amp; &quot;,&quot; &amp; [.$R$1] &amp; &quot;, '&quot; &amp; [.L252]  &amp; &quot;', '&quot; &amp; [.I252] &amp;  &quot;', 'D', '&quot; &amp; [.J252] &amp; &quot;', '&quot; &amp; UPPER([.A252]) &amp; &quot;', 'A');&quot;" office:value-type="string" office:string-value="(928,upper(substr(md5(trunc(random() * 9999999 + 1000000)::text), 1,6)), 'Anulación de Movimiento', '', 'D', '', '3.03.02.03.13', 'A');" calcext:value-type="string">
            <text:p>(928,upper(substr(md5(trunc(random() * 9999999 + 1000000)::text), 1,6)), 'Anulación de Movimiento', '', 'D', '', '3.03.02.03.13', 'A'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ublic.opcion(id_opcion, codigo_opcion, descripcion, ruta, tipo, uri, jerarquia, estatus) VALUES (928,upper(substr(md5(trunc(random() * 9999999 + 1000000)::text), 1,6)), 'Anulación de Movimiento', '', 'D', '', '3.03.02.03.13', 'A');" calcext:value-type="string">
            <text:p>INSERT INTO public.opcion(id_opcion, codigo_opcion, descripcion, ruta, tipo, uri, jerarquia, estatus) VALUES (928,upper(substr(md5(trunc(random() * 9999999 + 1000000)::text), 1,6)), 'Anulación de Movimiento', '', 'D', '', '3.03.02.03.13', 'A');</text:p>
          </table:table-cell>
          <table:table-cell table:number-columns-repeated="2"/>
          <table:table-cell table:formula="of:==IF([.L252] &lt;&gt; &quot;&quot;;&quot;INSERT INTO public.rolopcion(id_rol_opcion, id_rol, id_opcion, consultar, agregar, modificar, eliminar, ejecutar) VALUES (&quot; &amp; [.O252] &amp; &quot;, '41'::integer, &quot; &amp; [.N252] &amp; &quot;, 'S'::text, 'S'::text, 'S'::text, 'S'::text, 'S'::text);&quot;; &quot;&quot;)" office:value-type="string" office:string-value="INSERT INTO public.rolopcion(id_rol_opcion, id_rol, id_opcion, consultar, agregar, modificar, eliminar, ejecutar) VALUES (352, '41'::integer, 928, 'S'::text, 'S'::text, 'S'::text, 'S'::text, 'S'::text);" calcext:value-type="string">
            <text:p>INSERT INTO public.rolopcion(id_rol_opcion, id_rol, id_opcion, consultar, agregar, modificar, eliminar, ejecutar) VALUES (352, '41'::integer, 928, 'S'::text, 'S'::text, 'S'::text, 'S'::text, 'S'::text);</text:p>
          </table:table-cell>
        </table:table-row>
        <table:table-row table:style-name="ro2">
          <table:table-cell table:formula="of:=[.$A$229]&amp;&quot;.&quot;&amp;[.E253]" office:value-type="string" office:string-value="3.03.02.04" calcext:value-type="string">
            <text:p>3.03.02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Jubilaciones y Pensiones</text:p>
          </table:table-cell>
          <table:table-cell table:number-columns-repeated="5"/>
          <table:table-cell table:formula="of:=[.F253]" office:value-type="string" office:string-value="Jubilaciones y Pensiones" calcext:value-type="string">
            <text:p>Jubilaciones y Pensiones</text:p>
          </table:table-cell>
          <table:table-cell/>
          <table:table-cell office:value-type="float" office:value="929" calcext:value-type="float">
            <text:p>929</text:p>
          </table:table-cell>
          <table:table-cell office:value-type="float" office:value="353" calcext:value-type="float">
            <text:p>353</text:p>
          </table:table-cell>
          <table:table-cell table:style-name="ce3" table:formula="of:=&quot;(&quot; &amp; [.N253] &amp; &quot;,&quot; &amp; [.$R$1] &amp; &quot;, '&quot; &amp; [.L253]  &amp; &quot;', '&quot; &amp; [.I253] &amp;  &quot;', 'D', '&quot; &amp; [.J253] &amp; &quot;', '&quot; &amp; UPPER([.A253]) &amp; &quot;', 'A');&quot;" office:value-type="string" office:string-value="(929,upper(substr(md5(trunc(random() * 9999999 + 1000000)::text), 1,6)), 'Jubilaciones y Pensiones', '', 'D', '', '3.03.02.04', 'A');" calcext:value-type="string">
            <text:p>(929,upper(substr(md5(trunc(random() * 9999999 + 1000000)::text), 1,6)), 'Jubilaciones y Pensiones', '', 'D', '', '3.03.02.04', 'A'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ublic.opcion(id_opcion, codigo_opcion, descripcion, ruta, tipo, uri, jerarquia, estatus) VALUES (929,upper(substr(md5(trunc(random() * 9999999 + 1000000)::text), 1,6)), 'Jubilaciones y Pensiones', '', 'D', '', '3.03.02.04', 'A');" calcext:value-type="string">
            <text:p>INSERT INTO public.opcion(id_opcion, codigo_opcion, descripcion, ruta, tipo, uri, jerarquia, estatus) VALUES (929,upper(substr(md5(trunc(random() * 9999999 + 1000000)::text), 1,6)), 'Jubilaciones y Pensiones', '', 'D', '', '3.03.02.04', 'A');</text:p>
          </table:table-cell>
          <table:table-cell table:number-columns-repeated="2"/>
          <table:table-cell table:formula="of:==IF([.L253] &lt;&gt; &quot;&quot;;&quot;INSERT INTO public.rolopcion(id_rol_opcion, id_rol, id_opcion, consultar, agregar, modificar, eliminar, ejecutar) VALUES (&quot; &amp; [.O253] &amp; &quot;, '41'::integer, &quot; &amp; [.N253] &amp; &quot;, 'S'::text, 'S'::text, 'S'::text, 'S'::text, 'S'::text);&quot;; &quot;&quot;)" office:value-type="string" office:string-value="INSERT INTO public.rolopcion(id_rol_opcion, id_rol, id_opcion, consultar, agregar, modificar, eliminar, ejecutar) VALUES (353, '41'::integer, 929, 'S'::text, 'S'::text, 'S'::text, 'S'::text, 'S'::text);" calcext:value-type="string">
            <text:p>INSERT INTO public.rolopcion(id_rol_opcion, id_rol, id_opcion, consultar, agregar, modificar, eliminar, ejecutar) VALUES (353, '41'::integer, 929, 'S'::text, 'S'::text, 'S'::text, 'S'::text, 'S'::text);</text:p>
          </table:table-cell>
        </table:table-row>
        <table:table-row table:style-name="ro2">
          <table:table-cell table:formula="of:=[.$A$229]&amp;&quot;.&quot;&amp;[.E254]" office:value-type="string" office:string-value="3.03.02.05" calcext:value-type="string">
            <text:p>3.03.02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greso de Trabajador sujeto a LEFP</text:p>
          </table:table-cell>
          <table:table-cell table:number-columns-repeated="5"/>
          <table:table-cell table:formula="of:=[.F254]" office:value-type="string" office:string-value="Egreso de Trabajador sujeto a LEFP" calcext:value-type="string">
            <text:p>Egreso de Trabajador sujeto a LEFP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float" office:value="354" calcext:value-type="float">
            <text:p>354</text:p>
          </table:table-cell>
          <table:table-cell table:style-name="ce3" table:formula="of:=&quot;(&quot; &amp; [.N254] &amp; &quot;,&quot; &amp; [.$R$1] &amp; &quot;, '&quot; &amp; [.L254]  &amp; &quot;', '&quot; &amp; [.I254] &amp;  &quot;', 'D', '&quot; &amp; [.J254] &amp; &quot;', '&quot; &amp; UPPER([.A254]) &amp; &quot;', 'A');&quot;" office:value-type="string" office:string-value="(930,upper(substr(md5(trunc(random() * 9999999 + 1000000)::text), 1,6)), 'Egreso de Trabajador sujeto a LEFP', '', 'D', '', '3.03.02.05', 'A');" calcext:value-type="string">
            <text:p>(930,upper(substr(md5(trunc(random() * 9999999 + 1000000)::text), 1,6)), 'Egreso de Trabajador sujeto a LEFP', '', 'D', '', '3.03.02.05', 'A'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ublic.opcion(id_opcion, codigo_opcion, descripcion, ruta, tipo, uri, jerarquia, estatus) VALUES (930,upper(substr(md5(trunc(random() * 9999999 + 1000000)::text), 1,6)), 'Egreso de Trabajador sujeto a LEFP', '', 'D', '', '3.03.02.05', 'A');" calcext:value-type="string">
            <text:p>INSERT INTO public.opcion(id_opcion, codigo_opcion, descripcion, ruta, tipo, uri, jerarquia, estatus) VALUES (930,upper(substr(md5(trunc(random() * 9999999 + 1000000)::text), 1,6)), 'Egreso de Trabajador sujeto a LEFP', '', 'D', '', '3.03.02.05', 'A');</text:p>
          </table:table-cell>
          <table:table-cell table:number-columns-repeated="2"/>
          <table:table-cell table:formula="of:==IF([.L254] &lt;&gt; &quot;&quot;;&quot;INSERT INTO public.rolopcion(id_rol_opcion, id_rol, id_opcion, consultar, agregar, modificar, eliminar, ejecutar) VALUES (&quot; &amp; [.O254] &amp; &quot;, '41'::integer, &quot; &amp; [.N254] &amp; &quot;, 'S'::text, 'S'::text, 'S'::text, 'S'::text, 'S'::text);&quot;; &quot;&quot;)" office:value-type="string" office:string-value="INSERT INTO public.rolopcion(id_rol_opcion, id_rol, id_opcion, consultar, agregar, modificar, eliminar, ejecutar) VALUES (354, '41'::integer, 930, 'S'::text, 'S'::text, 'S'::text, 'S'::text, 'S'::text);" calcext:value-type="string">
            <text:p>INSERT INTO public.rolopcion(id_rol_opcion, id_rol, id_opcion, consultar, agregar, modificar, eliminar, ejecutar) VALUES (354, '41'::integer, 930, 'S'::text, 'S'::text, 'S'::text, 'S'::text, 'S'::text);</text:p>
          </table:table-cell>
        </table:table-row>
        <table:table-row table:style-name="ro2">
          <table:table-cell table:formula="of:=[.$A$224]&amp;&quot;.&quot;&amp;[.D255]" office:value-type="string" office:string-value="3.03.03" calcext:value-type="string">
            <text:p>3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ersonal no Sujeto a LEFP con Registros</text:p>
          </table:table-cell>
          <table:table-cell table:number-columns-repeated="6"/>
          <table:table-cell table:formula="of:=[.E255]" office:value-type="string" office:string-value="Personal no Sujeto a LEFP con Registros" calcext:value-type="string">
            <text:p>Personal no Sujeto a LEFP con Registros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float" office:value="355" calcext:value-type="float">
            <text:p>355</text:p>
          </table:table-cell>
          <table:table-cell table:style-name="ce3" table:formula="of:=&quot;(&quot; &amp; [.N255] &amp; &quot;,&quot; &amp; [.$R$1] &amp; &quot;, '&quot; &amp; [.L255]  &amp; &quot;', '&quot; &amp; [.I255] &amp;  &quot;', 'D', '&quot; &amp; [.J255] &amp; &quot;', '&quot; &amp; UPPER([.A255]) &amp; &quot;', 'A');&quot;" office:value-type="string" office:string-value="(931,upper(substr(md5(trunc(random() * 9999999 + 1000000)::text), 1,6)), 'Personal no Sujeto a LEFP con Registros', '', 'D', '', '3.03.03', 'A');" calcext:value-type="string">
            <text:p>(931,upper(substr(md5(trunc(random() * 9999999 + 1000000)::text), 1,6)), 'Personal no Sujeto a LEFP con Registros', '', 'D', '', '3.03.03', 'A'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ublic.opcion(id_opcion, codigo_opcion, descripcion, ruta, tipo, uri, jerarquia, estatus) VALUES (931,upper(substr(md5(trunc(random() * 9999999 + 1000000)::text), 1,6)), 'Personal no Sujeto a LEFP con Registros', '', 'D', '', '3.03.03', 'A');" calcext:value-type="string">
            <text:p>INSERT INTO public.opcion(id_opcion, codigo_opcion, descripcion, ruta, tipo, uri, jerarquia, estatus) VALUES (931,upper(substr(md5(trunc(random() * 9999999 + 1000000)::text), 1,6)), 'Personal no Sujeto a LEFP con Registros', '', 'D', '', '3.03.03', 'A');</text:p>
          </table:table-cell>
          <table:table-cell table:number-columns-repeated="2"/>
          <table:table-cell table:formula="of:==IF([.L255] &lt;&gt; &quot;&quot;;&quot;INSERT INTO public.rolopcion(id_rol_opcion, id_rol, id_opcion, consultar, agregar, modificar, eliminar, ejecutar) VALUES (&quot; &amp; [.O255] &amp; &quot;, '41'::integer, &quot; &amp; [.N255] &amp; &quot;, 'S'::text, 'S'::text, 'S'::text, 'S'::text, 'S'::text);&quot;; &quot;&quot;)" office:value-type="string" office:string-value="INSERT INTO public.rolopcion(id_rol_opcion, id_rol, id_opcion, consultar, agregar, modificar, eliminar, ejecutar) VALUES (355, '41'::integer, 931, 'S'::text, 'S'::text, 'S'::text, 'S'::text, 'S'::text);" calcext:value-type="string">
            <text:p>INSERT INTO public.rolopcion(id_rol_opcion, id_rol, id_opcion, consultar, agregar, modificar, eliminar, ejecutar) VALUES (355, '41'::integer, 931, 'S'::text, 'S'::text, 'S'::text, 'S'::text, 'S'::text);</text:p>
          </table:table-cell>
        </table:table-row>
        <table:table-row table:style-name="ro2">
          <table:table-cell table:formula="of:=[.$A$255]&amp;&quot;.&quot;&amp;[.E256]" office:value-type="string" office:string-value="3.03.03.01" calcext:value-type="string">
            <text:p>3.03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s</text:p>
          </table:table-cell>
          <table:table-cell table:number-columns-repeated="5"/>
          <table:table-cell table:formula="of:=[.F256]" office:value-type="string" office:string-value="Ingresos" calcext:value-type="string">
            <text:p>Ingresos</text:p>
          </table:table-cell>
          <table:table-cell/>
          <table:table-cell office:value-type="float" office:value="932" calcext:value-type="float">
            <text:p>932</text:p>
          </table:table-cell>
          <table:table-cell office:value-type="float" office:value="356" calcext:value-type="float">
            <text:p>356</text:p>
          </table:table-cell>
          <table:table-cell table:style-name="ce3" table:formula="of:=&quot;(&quot; &amp; [.N256] &amp; &quot;,&quot; &amp; [.$R$1] &amp; &quot;, '&quot; &amp; [.L256]  &amp; &quot;', '&quot; &amp; [.I256] &amp;  &quot;', 'D', '&quot; &amp; [.J256] &amp; &quot;', '&quot; &amp; UPPER([.A256]) &amp; &quot;', 'A');&quot;" office:value-type="string" office:string-value="(932,upper(substr(md5(trunc(random() * 9999999 + 1000000)::text), 1,6)), 'Ingresos', '', 'D', '', '3.03.03.01', 'A');" calcext:value-type="string">
            <text:p>(932,upper(substr(md5(trunc(random() * 9999999 + 1000000)::text), 1,6)), 'Ingresos', '', 'D', '', '3.03.03.01', 'A'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ublic.opcion(id_opcion, codigo_opcion, descripcion, ruta, tipo, uri, jerarquia, estatus) VALUES (932,upper(substr(md5(trunc(random() * 9999999 + 1000000)::text), 1,6)), 'Ingresos', '', 'D', '', '3.03.03.01', 'A');" calcext:value-type="string">
            <text:p>INSERT INTO public.opcion(id_opcion, codigo_opcion, descripcion, ruta, tipo, uri, jerarquia, estatus) VALUES (932,upper(substr(md5(trunc(random() * 9999999 + 1000000)::text), 1,6)), 'Ingresos', '', 'D', '', '3.03.03.01', 'A');</text:p>
          </table:table-cell>
          <table:table-cell table:number-columns-repeated="2"/>
          <table:table-cell table:formula="of:==IF([.L256] &lt;&gt; &quot;&quot;;&quot;INSERT INTO public.rolopcion(id_rol_opcion, id_rol, id_opcion, consultar, agregar, modificar, eliminar, ejecutar) VALUES (&quot; &amp; [.O256] &amp; &quot;, '41'::integer, &quot; &amp; [.N256] &amp; &quot;, 'S'::text, 'S'::text, 'S'::text, 'S'::text, 'S'::text);&quot;; &quot;&quot;)" office:value-type="string" office:string-value="INSERT INTO public.rolopcion(id_rol_opcion, id_rol, id_opcion, consultar, agregar, modificar, eliminar, ejecutar) VALUES (356, '41'::integer, 932, 'S'::text, 'S'::text, 'S'::text, 'S'::text, 'S'::text);" calcext:value-type="string">
            <text:p>INSERT INTO public.rolopcion(id_rol_opcion, id_rol, id_opcion, consultar, agregar, modificar, eliminar, ejecutar) VALUES (356, '41'::integer, 932, 'S'::text, 'S'::text, 'S'::text, 'S'::text, 'S'::text);</text:p>
          </table:table-cell>
        </table:table-row>
        <table:table-row table:style-name="ro2">
          <table:table-cell table:formula="of:=[.$A$256]&amp;&quot;.&quot;&amp;[.F257]" office:value-type="string" office:string-value="3.03.03.01.01" calcext:value-type="string">
            <text:p>3.03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Ingreso no Sujeto a LEFP con Registro</text:p>
          </table:table-cell>
          <table:table-cell table:number-columns-repeated="4"/>
          <table:table-cell table:formula="of:=[.G257]" office:value-type="string" office:string-value="Ingreso no Sujeto a LEFP con Registro" calcext:value-type="string">
            <text:p>Ingreso no Sujeto a LEFP con Registro</text:p>
          </table:table-cell>
          <table:table-cell/>
          <table:table-cell office:value-type="float" office:value="933" calcext:value-type="float">
            <text:p>933</text:p>
          </table:table-cell>
          <table:table-cell office:value-type="float" office:value="357" calcext:value-type="float">
            <text:p>357</text:p>
          </table:table-cell>
          <table:table-cell table:style-name="ce3" table:formula="of:=&quot;(&quot; &amp; [.N257] &amp; &quot;,&quot; &amp; [.$R$1] &amp; &quot;, '&quot; &amp; [.L257]  &amp; &quot;', '&quot; &amp; [.I257] &amp;  &quot;', 'D', '&quot; &amp; [.J257] &amp; &quot;', '&quot; &amp; UPPER([.A257]) &amp; &quot;', 'A');&quot;" office:value-type="string" office:string-value="(933,upper(substr(md5(trunc(random() * 9999999 + 1000000)::text), 1,6)), 'Ingreso no Sujeto a LEFP con Registro', '', 'D', '', '3.03.03.01.01', 'A');" calcext:value-type="string">
            <text:p>(933,upper(substr(md5(trunc(random() * 9999999 + 1000000)::text), 1,6)), 'Ingreso no Sujeto a LEFP con Registro', '', 'D', '', '3.03.03.01.01', 'A'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ublic.opcion(id_opcion, codigo_opcion, descripcion, ruta, tipo, uri, jerarquia, estatus) VALUES (933,upper(substr(md5(trunc(random() * 9999999 + 1000000)::text), 1,6)), 'Ingreso no Sujeto a LEFP con Registro', '', 'D', '', '3.03.03.01.01', 'A');" calcext:value-type="string">
            <text:p>INSERT INTO public.opcion(id_opcion, codigo_opcion, descripcion, ruta, tipo, uri, jerarquia, estatus) VALUES (933,upper(substr(md5(trunc(random() * 9999999 + 1000000)::text), 1,6)), 'Ingreso no Sujeto a LEFP con Registro', '', 'D', '', '3.03.03.01.01', 'A');</text:p>
          </table:table-cell>
          <table:table-cell table:number-columns-repeated="2"/>
          <table:table-cell table:formula="of:==IF([.L257] &lt;&gt; &quot;&quot;;&quot;INSERT INTO public.rolopcion(id_rol_opcion, id_rol, id_opcion, consultar, agregar, modificar, eliminar, ejecutar) VALUES (&quot; &amp; [.O257] &amp; &quot;, '41'::integer, &quot; &amp; [.N257] &amp; &quot;, 'S'::text, 'S'::text, 'S'::text, 'S'::text, 'S'::text);&quot;; &quot;&quot;)" office:value-type="string" office:string-value="INSERT INTO public.rolopcion(id_rol_opcion, id_rol, id_opcion, consultar, agregar, modificar, eliminar, ejecutar) VALUES (357, '41'::integer, 933, 'S'::text, 'S'::text, 'S'::text, 'S'::text, 'S'::text);" calcext:value-type="string">
            <text:p>INSERT INTO public.rolopcion(id_rol_opcion, id_rol, id_opcion, consultar, agregar, modificar, eliminar, ejecutar) VALUES (357, '41'::integer, 933, 'S'::text, 'S'::text, 'S'::text, 'S'::text, 'S'::text);</text:p>
          </table:table-cell>
        </table:table-row>
        <table:table-row table:style-name="ro2">
          <table:table-cell table:formula="of:=[.$A$256]&amp;&quot;.&quot;&amp;[.F258]" office:value-type="string" office:string-value="3.03.03.01.02" calcext:value-type="string">
            <text:p>3.03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ubicación no Sujeto a Personal LEFP con Registro</text:p>
          </table:table-cell>
          <table:table-cell table:number-columns-repeated="4"/>
          <table:table-cell table:formula="of:=[.G258]" office:value-type="string" office:string-value="Reubicación no Sujeto a Personal LEFP con Registro" calcext:value-type="string">
            <text:p>Reubicación no Sujeto a Personal LEFP con Registro</text:p>
          </table:table-cell>
          <table:table-cell/>
          <table:table-cell office:value-type="float" office:value="934" calcext:value-type="float">
            <text:p>934</text:p>
          </table:table-cell>
          <table:table-cell office:value-type="float" office:value="358" calcext:value-type="float">
            <text:p>358</text:p>
          </table:table-cell>
          <table:table-cell table:style-name="ce3" table:formula="of:=&quot;(&quot; &amp; [.N258] &amp; &quot;,&quot; &amp; [.$R$1] &amp; &quot;, '&quot; &amp; [.L258]  &amp; &quot;', '&quot; &amp; [.I258] &amp;  &quot;', 'D', '&quot; &amp; [.J258] &amp; &quot;', '&quot; &amp; UPPER([.A258]) &amp; &quot;', 'A');&quot;" office:value-type="string" office:string-value="(934,upper(substr(md5(trunc(random() * 9999999 + 1000000)::text), 1,6)), 'Reubicación no Sujeto a Personal LEFP con Registro', '', 'D', '', '3.03.03.01.02', 'A');" calcext:value-type="string">
            <text:p>(934,upper(substr(md5(trunc(random() * 9999999 + 1000000)::text), 1,6)), 'Reubicación no Sujeto a Personal LEFP con Registro', '', 'D', '', '3.03.03.01.02', 'A'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ublic.opcion(id_opcion, codigo_opcion, descripcion, ruta, tipo, uri, jerarquia, estatus) VALUES (934,upper(substr(md5(trunc(random() * 9999999 + 1000000)::text), 1,6)), 'Reubicación no Sujeto a Personal LEFP con Registro', '', 'D', '', '3.03.03.01.02', 'A');" calcext:value-type="string">
            <text:p>INSERT INTO public.opcion(id_opcion, codigo_opcion, descripcion, ruta, tipo, uri, jerarquia, estatus) VALUES (934,upper(substr(md5(trunc(random() * 9999999 + 1000000)::text), 1,6)), 'Reubicación no Sujeto a Personal LEFP con Registro', '', 'D', '', '3.03.03.01.02', 'A');</text:p>
          </table:table-cell>
          <table:table-cell table:number-columns-repeated="2"/>
          <table:table-cell table:formula="of:==IF([.L258] &lt;&gt; &quot;&quot;;&quot;INSERT INTO public.rolopcion(id_rol_opcion, id_rol, id_opcion, consultar, agregar, modificar, eliminar, ejecutar) VALUES (&quot; &amp; [.O258] &amp; &quot;, '41'::integer, &quot; &amp; [.N258] &amp; &quot;, 'S'::text, 'S'::text, 'S'::text, 'S'::text, 'S'::text);&quot;; &quot;&quot;)" office:value-type="string" office:string-value="INSERT INTO public.rolopcion(id_rol_opcion, id_rol, id_opcion, consultar, agregar, modificar, eliminar, ejecutar) VALUES (358, '41'::integer, 934, 'S'::text, 'S'::text, 'S'::text, 'S'::text, 'S'::text);" calcext:value-type="string">
            <text:p>INSERT INTO public.rolopcion(id_rol_opcion, id_rol, id_opcion, consultar, agregar, modificar, eliminar, ejecutar) VALUES (358, '41'::integer, 934, 'S'::text, 'S'::text, 'S'::text, 'S'::text, 'S'::text);</text:p>
          </table:table-cell>
        </table:table-row>
        <table:table-row table:style-name="ro2">
          <table:table-cell table:formula="of:=[.$A$256]&amp;&quot;.&quot;&amp;[.F259]" office:value-type="string" office:string-value="3.03.03.01.03" calcext:value-type="string">
            <text:p>3.03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Traslado Art. 35 no Sujeto a LEFP con Registro</text:p>
          </table:table-cell>
          <table:table-cell table:number-columns-repeated="4"/>
          <table:table-cell table:formula="of:=[.G259]" office:value-type="string" office:string-value="Traslado Art. 35 no Sujeto a LEFP con Registro" calcext:value-type="string">
            <text:p>Traslado Art. 35 no Sujeto a LEFP con Registro</text:p>
          </table:table-cell>
          <table:table-cell/>
          <table:table-cell office:value-type="float" office:value="935" calcext:value-type="float">
            <text:p>935</text:p>
          </table:table-cell>
          <table:table-cell office:value-type="float" office:value="359" calcext:value-type="float">
            <text:p>359</text:p>
          </table:table-cell>
          <table:table-cell table:style-name="ce3" table:formula="of:=&quot;(&quot; &amp; [.N259] &amp; &quot;,&quot; &amp; [.$R$1] &amp; &quot;, '&quot; &amp; [.L259]  &amp; &quot;', '&quot; &amp; [.I259] &amp;  &quot;', 'D', '&quot; &amp; [.J259] &amp; &quot;', '&quot; &amp; UPPER([.A259]) &amp; &quot;', 'A');&quot;" office:value-type="string" office:string-value="(935,upper(substr(md5(trunc(random() * 9999999 + 1000000)::text), 1,6)), 'Traslado Art. 35 no Sujeto a LEFP con Registro', '', 'D', '', '3.03.03.01.03', 'A');" calcext:value-type="string">
            <text:p>(935,upper(substr(md5(trunc(random() * 9999999 + 1000000)::text), 1,6)), 'Traslado Art. 35 no Sujeto a LEFP con Registro', '', 'D', '', '3.03.03.01.03', 'A'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ublic.opcion(id_opcion, codigo_opcion, descripcion, ruta, tipo, uri, jerarquia, estatus) VALUES (935,upper(substr(md5(trunc(random() * 9999999 + 1000000)::text), 1,6)), 'Traslado Art. 35 no Sujeto a LEFP con Registro', '', 'D', '', '3.03.03.01.03', 'A');" calcext:value-type="string">
            <text:p>INSERT INTO public.opcion(id_opcion, codigo_opcion, descripcion, ruta, tipo, uri, jerarquia, estatus) VALUES (935,upper(substr(md5(trunc(random() * 9999999 + 1000000)::text), 1,6)), 'Traslado Art. 35 no Sujeto a LEFP con Registro', '', 'D', '', '3.03.03.01.03', 'A');</text:p>
          </table:table-cell>
          <table:table-cell table:number-columns-repeated="2"/>
          <table:table-cell table:formula="of:==IF([.L259] &lt;&gt; &quot;&quot;;&quot;INSERT INTO public.rolopcion(id_rol_opcion, id_rol, id_opcion, consultar, agregar, modificar, eliminar, ejecutar) VALUES (&quot; &amp; [.O259] &amp; &quot;, '41'::integer, &quot; &amp; [.N259] &amp; &quot;, 'S'::text, 'S'::text, 'S'::text, 'S'::text, 'S'::text);&quot;; &quot;&quot;)" office:value-type="string" office:string-value="INSERT INTO public.rolopcion(id_rol_opcion, id_rol, id_opcion, consultar, agregar, modificar, eliminar, ejecutar) VALUES (359, '41'::integer, 935, 'S'::text, 'S'::text, 'S'::text, 'S'::text, 'S'::text);" calcext:value-type="string">
            <text:p>INSERT INTO public.rolopcion(id_rol_opcion, id_rol, id_opcion, consultar, agregar, modificar, eliminar, ejecutar) VALUES (359, '41'::integer, 935, 'S'::text, 'S'::text, 'S'::text, 'S'::text, 'S'::text);</text:p>
          </table:table-cell>
        </table:table-row>
        <table:table-row table:style-name="ro2">
          <table:table-cell table:formula="of:=[.$A$256]&amp;&quot;.&quot;&amp;[.F260]" office:value-type="string" office:string-value="3.03.03.01.04" calcext:value-type="string">
            <text:p>3.03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Traslado por Tranasferencia de Competencia no Sujeto a LEFTP con Registro</text:p>
          </table:table-cell>
          <table:table-cell table:number-columns-repeated="4"/>
          <table:table-cell table:formula="of:=[.G260]" office:value-type="string" office:string-value="Traslado por Tranasferencia de Competencia no Sujeto a LEFTP con Registro" calcext:value-type="string">
            <text:p>Traslado por Tranasferencia de Competencia no Sujeto a LEFTP con Registro</text:p>
          </table:table-cell>
          <table:table-cell/>
          <table:table-cell office:value-type="float" office:value="936" calcext:value-type="float">
            <text:p>936</text:p>
          </table:table-cell>
          <table:table-cell office:value-type="float" office:value="360" calcext:value-type="float">
            <text:p>360</text:p>
          </table:table-cell>
          <table:table-cell table:style-name="ce3" table:formula="of:=&quot;(&quot; &amp; [.N260] &amp; &quot;,&quot; &amp; [.$R$1] &amp; &quot;, '&quot; &amp; [.L260]  &amp; &quot;', '&quot; &amp; [.I260] &amp;  &quot;', 'D', '&quot; &amp; [.J260] &amp; &quot;', '&quot; &amp; UPPER([.A260]) &amp; &quot;', 'A');&quot;" office:value-type="string" office:string-value="(936,upper(substr(md5(trunc(random() * 9999999 + 1000000)::text), 1,6)), 'Traslado por Tranasferencia de Competencia no Sujeto a LEFTP con Registro', '', 'D', '', '3.03.03.01.04', 'A');" calcext:value-type="string">
            <text:p>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" calcext:value-type="string">
            <text:p>INSERT INTO public.opcion(id_opcion, codigo_opcion, descripcion, ruta, tipo, uri, jerarquia, estatus) VALUES 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2"/>
          <table:table-cell table:formula="of:==IF([.L260] &lt;&gt; &quot;&quot;;&quot;INSERT INTO public.rolopcion(id_rol_opcion, id_rol, id_opcion, consultar, agregar, modificar, eliminar, ejecutar) VALUES (&quot; &amp; [.O260] &amp; &quot;, '41'::integer, &quot; &amp; [.N260] &amp; &quot;, 'S'::text, 'S'::text, 'S'::text, 'S'::text, 'S'::text);&quot;; &quot;&quot;)" office:value-type="string" office:string-value="INSERT INTO public.rolopcion(id_rol_opcion, id_rol, id_opcion, consultar, agregar, modificar, eliminar, ejecutar) VALUES (360, '41'::integer, 936, 'S'::text, 'S'::text, 'S'::text, 'S'::text, 'S'::text);" calcext:value-type="string">
            <text:p>INSERT INTO public.rolopcion(id_rol_opcion, id_rol, id_opcion, consultar, agregar, modificar, eliminar, ejecutar) VALUES (360, '41'::integer, 936, 'S'::text, 'S'::text, 'S'::text, 'S'::text, 'S'::text);</text:p>
          </table:table-cell>
        </table:table-row>
        <table:table-row table:style-name="ro2">
          <table:table-cell table:formula="of:=[.$A$255]&amp;&quot;.&quot;&amp;[.E261]" office:value-type="string" office:string-value="3.03.03.02" calcext:value-type="string">
            <text:p>3.03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no Sujeto a LEFP con Registro</text:p>
          </table:table-cell>
          <table:table-cell table:number-columns-repeated="5"/>
          <table:table-cell table:formula="of:=[.F261]" office:value-type="string" office:string-value="Reingreso no Sujeto a LEFP con Registro" calcext:value-type="string">
            <text:p>Reingreso no Sujeto a LEFP con Registro</text:p>
          </table:table-cell>
          <table:table-cell/>
          <table:table-cell office:value-type="float" office:value="937" calcext:value-type="float">
            <text:p>937</text:p>
          </table:table-cell>
          <table:table-cell office:value-type="float" office:value="361" calcext:value-type="float">
            <text:p>361</text:p>
          </table:table-cell>
          <table:table-cell table:style-name="ce3" table:formula="of:=&quot;(&quot; &amp; [.N261] &amp; &quot;,&quot; &amp; [.$R$1] &amp; &quot;, '&quot; &amp; [.L261]  &amp; &quot;', '&quot; &amp; [.I261] &amp;  &quot;', 'D', '&quot; &amp; [.J261] &amp; &quot;', '&quot; &amp; UPPER([.A261]) &amp; &quot;', 'A');&quot;" office:value-type="string" office:string-value="(937,upper(substr(md5(trunc(random() * 9999999 + 1000000)::text), 1,6)), 'Reingreso no Sujeto a LEFP con Registro', '', 'D', '', '3.03.03.02', 'A');" calcext:value-type="string">
            <text:p>(937,upper(substr(md5(trunc(random() * 9999999 + 1000000)::text), 1,6)), 'Reingreso no Sujeto a LEFP con Registro', '', 'D', '', '3.03.03.02', 'A'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ublic.opcion(id_opcion, codigo_opcion, descripcion, ruta, tipo, uri, jerarquia, estatus) VALUES (937,upper(substr(md5(trunc(random() * 9999999 + 1000000)::text), 1,6)), 'Reingreso no Sujeto a LEFP con Registro', '', 'D', '', '3.03.03.02', 'A');" calcext:value-type="string">
            <text:p>INSERT INTO public.opcion(id_opcion, codigo_opcion, descripcion, ruta, tipo, uri, jerarquia, estatus) VALUES (937,upper(substr(md5(trunc(random() * 9999999 + 1000000)::text), 1,6)), 'Reingreso no Sujeto a LEFP con Registro', '', 'D', '', '3.03.03.02', 'A');</text:p>
          </table:table-cell>
          <table:table-cell table:number-columns-repeated="2"/>
          <table:table-cell table:formula="of:==IF([.L261] &lt;&gt; &quot;&quot;;&quot;INSERT INTO public.rolopcion(id_rol_opcion, id_rol, id_opcion, consultar, agregar, modificar, eliminar, ejecutar) VALUES (&quot; &amp; [.O261] &amp; &quot;, '41'::integer, &quot; &amp; [.N261] &amp; &quot;, 'S'::text, 'S'::text, 'S'::text, 'S'::text, 'S'::text);&quot;; &quot;&quot;)" office:value-type="string" office:string-value="INSERT INTO public.rolopcion(id_rol_opcion, id_rol, id_opcion, consultar, agregar, modificar, eliminar, ejecutar) VALUES (361, '41'::integer, 937, 'S'::text, 'S'::text, 'S'::text, 'S'::text, 'S'::text);" calcext:value-type="string">
            <text:p>INSERT INTO public.rolopcion(id_rol_opcion, id_rol, id_opcion, consultar, agregar, modificar, eliminar, ejecutar) VALUES (361, '41'::integer, 937, 'S'::text, 'S'::text, 'S'::text, 'S'::text, 'S'::text);</text:p>
          </table:table-cell>
        </table:table-row>
        <table:table-row table:style-name="ro2">
          <table:table-cell table:formula="of:=[.$A$255]&amp;&quot;.&quot;&amp;[.E262]" office:value-type="string" office:string-value="3.03.03.03" calcext:value-type="string">
            <text:p>3.03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62]" office:value-type="string" office:string-value="Actualizaciones" calcext:value-type="string">
            <text:p>Actualizaciones</text:p>
          </table:table-cell>
          <table:table-cell/>
          <table:table-cell office:value-type="float" office:value="938" calcext:value-type="float">
            <text:p>938</text:p>
          </table:table-cell>
          <table:table-cell office:value-type="float" office:value="362" calcext:value-type="float">
            <text:p>362</text:p>
          </table:table-cell>
          <table:table-cell table:style-name="ce3" table:formula="of:=&quot;(&quot; &amp; [.N262] &amp; &quot;,&quot; &amp; [.$R$1] &amp; &quot;, '&quot; &amp; [.L262]  &amp; &quot;', '&quot; &amp; [.I262] &amp;  &quot;', 'D', '&quot; &amp; [.J262] &amp; &quot;', '&quot; &amp; UPPER([.A262]) &amp; &quot;', 'A');&quot;" office:value-type="string" office:string-value="(938,upper(substr(md5(trunc(random() * 9999999 + 1000000)::text), 1,6)), 'Actualizaciones', '', 'D', '', '3.03.03.03', 'A');" calcext:value-type="string">
            <text:p>(938,upper(substr(md5(trunc(random() * 9999999 + 1000000)::text), 1,6)), 'Actualizaciones', '', 'D', '', '3.03.03.03', 'A'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ublic.opcion(id_opcion, codigo_opcion, descripcion, ruta, tipo, uri, jerarquia, estatus) VALUES (938,upper(substr(md5(trunc(random() * 9999999 + 1000000)::text), 1,6)), 'Actualizaciones', '', 'D', '', '3.03.03.03', 'A');" calcext:value-type="string">
            <text:p>INSERT INTO public.opcion(id_opcion, codigo_opcion, descripcion, ruta, tipo, uri, jerarquia, estatus) VALUES (938,upper(substr(md5(trunc(random() * 9999999 + 1000000)::text), 1,6)), 'Actualizaciones', '', 'D', '', '3.03.03.03', 'A');</text:p>
          </table:table-cell>
          <table:table-cell table:number-columns-repeated="2"/>
          <table:table-cell table:formula="of:==IF([.L262] &lt;&gt; &quot;&quot;;&quot;INSERT INTO public.rolopcion(id_rol_opcion, id_rol, id_opcion, consultar, agregar, modificar, eliminar, ejecutar) VALUES (&quot; &amp; [.O262] &amp; &quot;, '41'::integer, &quot; &amp; [.N262] &amp; &quot;, 'S'::text, 'S'::text, 'S'::text, 'S'::text, 'S'::text);&quot;; &quot;&quot;)" office:value-type="string" office:string-value="INSERT INTO public.rolopcion(id_rol_opcion, id_rol, id_opcion, consultar, agregar, modificar, eliminar, ejecutar) VALUES (362, '41'::integer, 938, 'S'::text, 'S'::text, 'S'::text, 'S'::text, 'S'::text);" calcext:value-type="string">
            <text:p>INSERT INTO public.rolopcion(id_rol_opcion, id_rol, id_opcion, consultar, agregar, modificar, eliminar, ejecutar) VALUES (362, '41'::integer, 938, 'S'::text, 'S'::text, 'S'::text, 'S'::text, 'S'::text);</text:p>
          </table:table-cell>
        </table:table-row>
        <table:table-row table:style-name="ro2">
          <table:table-cell table:formula="of:=[.$A$262]&amp;&quot;.&quot;&amp;[.F263]" office:value-type="string" office:string-value="3.03.03.03.01" calcext:value-type="string">
            <text:p>3.03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mbio en el Cargo No sujeto a LEFP</text:p>
          </table:table-cell>
          <table:table-cell table:number-columns-repeated="4"/>
          <table:table-cell table:formula="of:=[.G263]" office:value-type="string" office:string-value="Cambio en el Cargo No sujeto a LEFP" calcext:value-type="string">
            <text:p>Cambio en el Cargo No sujeto a LEFP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363" calcext:value-type="float">
            <text:p>363</text:p>
          </table:table-cell>
          <table:table-cell table:style-name="ce3" table:formula="of:=&quot;(&quot; &amp; [.N263] &amp; &quot;,&quot; &amp; [.$R$1] &amp; &quot;, '&quot; &amp; [.L263]  &amp; &quot;', '&quot; &amp; [.I263] &amp;  &quot;', 'D', '&quot; &amp; [.J263] &amp; &quot;', '&quot; &amp; UPPER([.A263]) &amp; &quot;', 'A');&quot;" office:value-type="string" office:string-value="(939,upper(substr(md5(trunc(random() * 9999999 + 1000000)::text), 1,6)), 'Cambio en el Cargo No sujeto a LEFP', '', 'D', '', '3.03.03.03.01', 'A');" calcext:value-type="string">
            <text:p>(939,upper(substr(md5(trunc(random() * 9999999 + 1000000)::text), 1,6)), 'Cambio en el Cargo No sujeto a LEFP', '', 'D', '', '3.03.03.03.01', 'A'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ublic.opcion(id_opcion, codigo_opcion, descripcion, ruta, tipo, uri, jerarquia, estatus) VALUES (939,upper(substr(md5(trunc(random() * 9999999 + 1000000)::text), 1,6)), 'Cambio en el Cargo No sujeto a LEFP', '', 'D', '', '3.03.03.03.01', 'A');" calcext:value-type="string">
            <text:p>INSERT INTO public.opcion(id_opcion, codigo_opcion, descripcion, ruta, tipo, uri, jerarquia, estatus) VALUES (939,upper(substr(md5(trunc(random() * 9999999 + 1000000)::text), 1,6)), 'Cambio en el Cargo No sujeto a LEFP', '', 'D', '', '3.03.03.03.01', 'A');</text:p>
          </table:table-cell>
          <table:table-cell table:number-columns-repeated="2"/>
          <table:table-cell table:formula="of:==IF([.L263] &lt;&gt; &quot;&quot;;&quot;INSERT INTO public.rolopcion(id_rol_opcion, id_rol, id_opcion, consultar, agregar, modificar, eliminar, ejecutar) VALUES (&quot; &amp; [.O263] &amp; &quot;, '41'::integer, &quot; &amp; [.N263] &amp; &quot;, 'S'::text, 'S'::text, 'S'::text, 'S'::text, 'S'::text);&quot;; &quot;&quot;)" office:value-type="string" office:string-value="INSERT INTO public.rolopcion(id_rol_opcion, id_rol, id_opcion, consultar, agregar, modificar, eliminar, ejecutar) VALUES (363, '41'::integer, 939, 'S'::text, 'S'::text, 'S'::text, 'S'::text, 'S'::text);" calcext:value-type="string">
            <text:p>INSERT INTO public.rolopcion(id_rol_opcion, id_rol, id_opcion, consultar, agregar, modificar, eliminar, ejecutar) VALUES (363, '41'::integer, 939, 'S'::text, 'S'::text, 'S'::text, 'S'::text, 'S'::text);</text:p>
          </table:table-cell>
        </table:table-row>
        <table:table-row table:style-name="ro2">
          <table:table-cell table:formula="of:=[.$A$262]&amp;&quot;.&quot;&amp;[.F264]" office:value-type="string" office:string-value="3.03.03.03.02" calcext:value-type="string">
            <text:p>3.03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lasificación No Sujeto a LEFP</text:p>
          </table:table-cell>
          <table:table-cell table:number-columns-repeated="4"/>
          <table:table-cell table:formula="of:=[.G264]" office:value-type="string" office:string-value="Clasificación No Sujeto a LEFP" calcext:value-type="string">
            <text:p>Clasificación No Sujeto a LEFP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364" calcext:value-type="float">
            <text:p>364</text:p>
          </table:table-cell>
          <table:table-cell table:style-name="ce3" table:formula="of:=&quot;(&quot; &amp; [.N264] &amp; &quot;,&quot; &amp; [.$R$1] &amp; &quot;, '&quot; &amp; [.L264]  &amp; &quot;', '&quot; &amp; [.I264] &amp;  &quot;', 'D', '&quot; &amp; [.J264] &amp; &quot;', '&quot; &amp; UPPER([.A264]) &amp; &quot;', 'A');&quot;" office:value-type="string" office:string-value="(940,upper(substr(md5(trunc(random() * 9999999 + 1000000)::text), 1,6)), 'Clasificación No Sujeto a LEFP', '', 'D', '', '3.03.03.03.02', 'A');" calcext:value-type="string">
            <text:p>(940,upper(substr(md5(trunc(random() * 9999999 + 1000000)::text), 1,6)), 'Clasificación No Sujeto a LEFP', '', 'D', '', '3.03.03.03.02', 'A'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ublic.opcion(id_opcion, codigo_opcion, descripcion, ruta, tipo, uri, jerarquia, estatus) VALUES (940,upper(substr(md5(trunc(random() * 9999999 + 1000000)::text), 1,6)), 'Clasificación No Sujeto a LEFP', '', 'D', '', '3.03.03.03.02', 'A');" calcext:value-type="string">
            <text:p>INSERT INTO public.opcion(id_opcion, codigo_opcion, descripcion, ruta, tipo, uri, jerarquia, estatus) VALUES (940,upper(substr(md5(trunc(random() * 9999999 + 1000000)::text), 1,6)), 'Clasificación No Sujeto a LEFP', '', 'D', '', '3.03.03.03.02', 'A');</text:p>
          </table:table-cell>
          <table:table-cell table:number-columns-repeated="2"/>
          <table:table-cell table:formula="of:==IF([.L264] &lt;&gt; &quot;&quot;;&quot;INSERT INTO public.rolopcion(id_rol_opcion, id_rol, id_opcion, consultar, agregar, modificar, eliminar, ejecutar) VALUES (&quot; &amp; [.O264] &amp; &quot;, '41'::integer, &quot; &amp; [.N264] &amp; &quot;, 'S'::text, 'S'::text, 'S'::text, 'S'::text, 'S'::text);&quot;; &quot;&quot;)" office:value-type="string" office:string-value="INSERT INTO public.rolopcion(id_rol_opcion, id_rol, id_opcion, consultar, agregar, modificar, eliminar, ejecutar) VALUES (364, '41'::integer, 940, 'S'::text, 'S'::text, 'S'::text, 'S'::text, 'S'::text);" calcext:value-type="string">
            <text:p>INSERT INTO public.rolopcion(id_rol_opcion, id_rol, id_opcion, consultar, agregar, modificar, eliminar, ejecutar) VALUES (364, '41'::integer, 940, 'S'::text, 'S'::text, 'S'::text, 'S'::text, 'S'::text);</text:p>
          </table:table-cell>
        </table:table-row>
        <table:table-row table:style-name="ro2">
          <table:table-cell table:formula="of:=[.$A$262]&amp;&quot;.&quot;&amp;[.F265]" office:value-type="string" office:string-value="3.03.03.03.03" calcext:value-type="string">
            <text:p>3.03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Ascenso No Sujeto a LEFP</text:p>
          </table:table-cell>
          <table:table-cell table:number-columns-repeated="4"/>
          <table:table-cell table:formula="of:=[.G265]" office:value-type="string" office:string-value="Ascenso No Sujeto a LEFP" calcext:value-type="string">
            <text:p>Ascenso No Sujeto a LEFP</text:p>
          </table:table-cell>
          <table:table-cell/>
          <table:table-cell office:value-type="float" office:value="941" calcext:value-type="float">
            <text:p>941</text:p>
          </table:table-cell>
          <table:table-cell office:value-type="float" office:value="365" calcext:value-type="float">
            <text:p>365</text:p>
          </table:table-cell>
          <table:table-cell table:style-name="ce3" table:formula="of:=&quot;(&quot; &amp; [.N265] &amp; &quot;,&quot; &amp; [.$R$1] &amp; &quot;, '&quot; &amp; [.L265]  &amp; &quot;', '&quot; &amp; [.I265] &amp;  &quot;', 'D', '&quot; &amp; [.J265] &amp; &quot;', '&quot; &amp; UPPER([.A265]) &amp; &quot;', 'A');&quot;" office:value-type="string" office:string-value="(941,upper(substr(md5(trunc(random() * 9999999 + 1000000)::text), 1,6)), 'Ascenso No Sujeto a LEFP', '', 'D', '', '3.03.03.03.03', 'A');" calcext:value-type="string">
            <text:p>(941,upper(substr(md5(trunc(random() * 9999999 + 1000000)::text), 1,6)), 'Ascenso No Sujeto a LEFP', '', 'D', '', '3.03.03.03.03', 'A'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ublic.opcion(id_opcion, codigo_opcion, descripcion, ruta, tipo, uri, jerarquia, estatus) VALUES (941,upper(substr(md5(trunc(random() * 9999999 + 1000000)::text), 1,6)), 'Ascenso No Sujeto a LEFP', '', 'D', '', '3.03.03.03.03', 'A');" calcext:value-type="string">
            <text:p>INSERT INTO public.opcion(id_opcion, codigo_opcion, descripcion, ruta, tipo, uri, jerarquia, estatus) VALUES (941,upper(substr(md5(trunc(random() * 9999999 + 1000000)::text), 1,6)), 'Ascenso No Sujeto a LEFP', '', 'D', '', '3.03.03.03.03', 'A');</text:p>
          </table:table-cell>
          <table:table-cell table:number-columns-repeated="2"/>
          <table:table-cell table:formula="of:==IF([.L265] &lt;&gt; &quot;&quot;;&quot;INSERT INTO public.rolopcion(id_rol_opcion, id_rol, id_opcion, consultar, agregar, modificar, eliminar, ejecutar) VALUES (&quot; &amp; [.O265] &amp; &quot;, '41'::integer, &quot; &amp; [.N265] &amp; &quot;, 'S'::text, 'S'::text, 'S'::text, 'S'::text, 'S'::text);&quot;; &quot;&quot;)" office:value-type="string" office:string-value="INSERT INTO public.rolopcion(id_rol_opcion, id_rol, id_opcion, consultar, agregar, modificar, eliminar, ejecutar) VALUES (365, '41'::integer, 941, 'S'::text, 'S'::text, 'S'::text, 'S'::text, 'S'::text);" calcext:value-type="string">
            <text:p>INSERT INTO public.rolopcion(id_rol_opcion, id_rol, id_opcion, consultar, agregar, modificar, eliminar, ejecutar) VALUES (365, '41'::integer, 941, 'S'::text, 'S'::text, 'S'::text, 'S'::text, 'S'::text);</text:p>
          </table:table-cell>
        </table:table-row>
        <table:table-row table:style-name="ro2">
          <table:table-cell table:formula="of:=[.$A$262]&amp;&quot;.&quot;&amp;[.F266]" office:value-type="string" office:string-value="3.03.03.03.04" calcext:value-type="string">
            <text:p>3.03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umento de Sueldo No Sujeto a LEFP</text:p>
          </table:table-cell>
          <table:table-cell table:number-columns-repeated="4"/>
          <table:table-cell table:formula="of:=[.G266]" office:value-type="string" office:string-value="Aumento de Sueldo No Sujeto a LEFP" calcext:value-type="string">
            <text:p>Aumento de Sueldo No Sujeto a LEFP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366" calcext:value-type="float">
            <text:p>366</text:p>
          </table:table-cell>
          <table:table-cell table:style-name="ce3" table:formula="of:=&quot;(&quot; &amp; [.N266] &amp; &quot;,&quot; &amp; [.$R$1] &amp; &quot;, '&quot; &amp; [.L266]  &amp; &quot;', '&quot; &amp; [.I266] &amp;  &quot;', 'D', '&quot; &amp; [.J266] &amp; &quot;', '&quot; &amp; UPPER([.A266]) &amp; &quot;', 'A');&quot;" office:value-type="string" office:string-value="(942,upper(substr(md5(trunc(random() * 9999999 + 1000000)::text), 1,6)), 'Aumento de Sueldo No Sujeto a LEFP', '', 'D', '', '3.03.03.03.04', 'A');" calcext:value-type="string">
            <text:p>(942,upper(substr(md5(trunc(random() * 9999999 + 1000000)::text), 1,6)), 'Aumento de Sueldo No Sujeto a LEFP', '', 'D', '', '3.03.03.03.04', 'A'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ublic.opcion(id_opcion, codigo_opcion, descripcion, ruta, tipo, uri, jerarquia, estatus) VALUES (942,upper(substr(md5(trunc(random() * 9999999 + 1000000)::text), 1,6)), 'Aumento de Sueldo No Sujeto a LEFP', '', 'D', '', '3.03.03.03.04', 'A');" calcext:value-type="string">
            <text:p>INSERT INTO public.opcion(id_opcion, codigo_opcion, descripcion, ruta, tipo, uri, jerarquia, estatus) VALUES (942,upper(substr(md5(trunc(random() * 9999999 + 1000000)::text), 1,6)), 'Aumento de Sueldo No Sujeto a LEFP', '', 'D', '', '3.03.03.03.04', 'A');</text:p>
          </table:table-cell>
          <table:table-cell table:number-columns-repeated="2"/>
          <table:table-cell table:formula="of:==IF([.L266] &lt;&gt; &quot;&quot;;&quot;INSERT INTO public.rolopcion(id_rol_opcion, id_rol, id_opcion, consultar, agregar, modificar, eliminar, ejecutar) VALUES (&quot; &amp; [.O266] &amp; &quot;, '41'::integer, &quot; &amp; [.N266] &amp; &quot;, 'S'::text, 'S'::text, 'S'::text, 'S'::text, 'S'::text);&quot;; &quot;&quot;)" office:value-type="string" office:string-value="INSERT INTO public.rolopcion(id_rol_opcion, id_rol, id_opcion, consultar, agregar, modificar, eliminar, ejecutar) VALUES (366, '41'::integer, 942, 'S'::text, 'S'::text, 'S'::text, 'S'::text, 'S'::text);" calcext:value-type="string">
            <text:p>INSERT INTO public.rolopcion(id_rol_opcion, id_rol, id_opcion, consultar, agregar, modificar, eliminar, ejecutar) VALUES (366, '41'::integer, 942, 'S'::text, 'S'::text, 'S'::text, 'S'::text, 'S'::text);</text:p>
          </table:table-cell>
        </table:table-row>
        <table:table-row table:style-name="ro2">
          <table:table-cell table:formula="of:=[.$A$262]&amp;&quot;.&quot;&amp;[.F267]" office:value-type="string" office:string-value="3.03.03.03.05" calcext:value-type="string">
            <text:p>3.03.03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Licencia sin Sueldo No Sujeto a LEFP</text:p>
          </table:table-cell>
          <table:table-cell table:number-columns-repeated="4"/>
          <table:table-cell table:formula="of:=[.G267]" office:value-type="string" office:string-value="Licencia sin Sueldo No Sujeto a LEFP" calcext:value-type="string">
            <text:p>Licencia sin Sueldo No Sujeto a LEFP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367" calcext:value-type="float">
            <text:p>367</text:p>
          </table:table-cell>
          <table:table-cell table:style-name="ce3" table:formula="of:=&quot;(&quot; &amp; [.N267] &amp; &quot;,&quot; &amp; [.$R$1] &amp; &quot;, '&quot; &amp; [.L267]  &amp; &quot;', '&quot; &amp; [.I267] &amp;  &quot;', 'D', '&quot; &amp; [.J267] &amp; &quot;', '&quot; &amp; UPPER([.A267]) &amp; &quot;', 'A');&quot;" office:value-type="string" office:string-value="(943,upper(substr(md5(trunc(random() * 9999999 + 1000000)::text), 1,6)), 'Licencia sin Sueldo No Sujeto a LEFP', '', 'D', '', '3.03.03.03.05', 'A');" calcext:value-type="string">
            <text:p>(943,upper(substr(md5(trunc(random() * 9999999 + 1000000)::text), 1,6)), 'Licencia sin Sueldo No Sujeto a LEFP', '', 'D', '', '3.03.03.03.05', 'A'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ublic.opcion(id_opcion, codigo_opcion, descripcion, ruta, tipo, uri, jerarquia, estatus) VALUES (943,upper(substr(md5(trunc(random() * 9999999 + 1000000)::text), 1,6)), 'Licencia sin Sueldo No Sujeto a LEFP', '', 'D', '', '3.03.03.03.05', 'A');" calcext:value-type="string">
            <text:p>INSERT INTO public.opcion(id_opcion, codigo_opcion, descripcion, ruta, tipo, uri, jerarquia, estatus) VALUES (943,upper(substr(md5(trunc(random() * 9999999 + 1000000)::text), 1,6)), 'Licencia sin Sueldo No Sujeto a LEFP', '', 'D', '', '3.03.03.03.05', 'A');</text:p>
          </table:table-cell>
          <table:table-cell table:number-columns-repeated="2"/>
          <table:table-cell table:formula="of:==IF([.L267] &lt;&gt; &quot;&quot;;&quot;INSERT INTO public.rolopcion(id_rol_opcion, id_rol, id_opcion, consultar, agregar, modificar, eliminar, ejecutar) VALUES (&quot; &amp; [.O267] &amp; &quot;, '41'::integer, &quot; &amp; [.N267] &amp; &quot;, 'S'::text, 'S'::text, 'S'::text, 'S'::text, 'S'::text);&quot;; &quot;&quot;)" office:value-type="string" office:string-value="INSERT INTO public.rolopcion(id_rol_opcion, id_rol, id_opcion, consultar, agregar, modificar, eliminar, ejecutar) VALUES (367, '41'::integer, 943, 'S'::text, 'S'::text, 'S'::text, 'S'::text, 'S'::text);" calcext:value-type="string">
            <text:p>INSERT INTO public.rolopcion(id_rol_opcion, id_rol, id_opcion, consultar, agregar, modificar, eliminar, ejecutar) VALUES (367, '41'::integer, 943, 'S'::text, 'S'::text, 'S'::text, 'S'::text, 'S'::text);</text:p>
          </table:table-cell>
        </table:table-row>
        <table:table-row table:style-name="ro2">
          <table:table-cell table:formula="of:=[.$A$262]&amp;&quot;.&quot;&amp;[.F268]" office:value-type="string" office:string-value="3.03.03.03.06" calcext:value-type="string">
            <text:p>3.03.03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Licencia con Sueldo No Sujeto a LEFP</text:p>
          </table:table-cell>
          <table:table-cell table:number-columns-repeated="4"/>
          <table:table-cell table:formula="of:=[.G268]" office:value-type="string" office:string-value="Licencia con Sueldo No Sujeto a LEFP" calcext:value-type="string">
            <text:p>Licencia con Sueldo No Sujeto a LEFP</text:p>
          </table:table-cell>
          <table:table-cell/>
          <table:table-cell office:value-type="float" office:value="944" calcext:value-type="float">
            <text:p>944</text:p>
          </table:table-cell>
          <table:table-cell office:value-type="float" office:value="368" calcext:value-type="float">
            <text:p>368</text:p>
          </table:table-cell>
          <table:table-cell table:style-name="ce3" table:formula="of:=&quot;(&quot; &amp; [.N268] &amp; &quot;,&quot; &amp; [.$R$1] &amp; &quot;, '&quot; &amp; [.L268]  &amp; &quot;', '&quot; &amp; [.I268] &amp;  &quot;', 'D', '&quot; &amp; [.J268] &amp; &quot;', '&quot; &amp; UPPER([.A268]) &amp; &quot;', 'A');&quot;" office:value-type="string" office:string-value="(944,upper(substr(md5(trunc(random() * 9999999 + 1000000)::text), 1,6)), 'Licencia con Sueldo No Sujeto a LEFP', '', 'D', '', '3.03.03.03.06', 'A');" calcext:value-type="string">
            <text:p>(944,upper(substr(md5(trunc(random() * 9999999 + 1000000)::text), 1,6)), 'Licencia con Sueldo No Sujeto a LEFP', '', 'D', '', '3.03.03.03.06', 'A'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ublic.opcion(id_opcion, codigo_opcion, descripcion, ruta, tipo, uri, jerarquia, estatus) VALUES (944,upper(substr(md5(trunc(random() * 9999999 + 1000000)::text), 1,6)), 'Licencia con Sueldo No Sujeto a LEFP', '', 'D', '', '3.03.03.03.06', 'A');" calcext:value-type="string">
            <text:p>INSERT INTO public.opcion(id_opcion, codigo_opcion, descripcion, ruta, tipo, uri, jerarquia, estatus) VALUES (944,upper(substr(md5(trunc(random() * 9999999 + 1000000)::text), 1,6)), 'Licencia con Sueldo No Sujeto a LEFP', '', 'D', '', '3.03.03.03.06', 'A');</text:p>
          </table:table-cell>
          <table:table-cell table:number-columns-repeated="2"/>
          <table:table-cell table:formula="of:==IF([.L268] &lt;&gt; &quot;&quot;;&quot;INSERT INTO public.rolopcion(id_rol_opcion, id_rol, id_opcion, consultar, agregar, modificar, eliminar, ejecutar) VALUES (&quot; &amp; [.O268] &amp; &quot;, '41'::integer, &quot; &amp; [.N268] &amp; &quot;, 'S'::text, 'S'::text, 'S'::text, 'S'::text, 'S'::text);&quot;; &quot;&quot;)" office:value-type="string" office:string-value="INSERT INTO public.rolopcion(id_rol_opcion, id_rol, id_opcion, consultar, agregar, modificar, eliminar, ejecutar) VALUES (368, '41'::integer, 944, 'S'::text, 'S'::text, 'S'::text, 'S'::text, 'S'::text);" calcext:value-type="string">
            <text:p>INSERT INTO public.rolopcion(id_rol_opcion, id_rol, id_opcion, consultar, agregar, modificar, eliminar, ejecutar) VALUES (368, '41'::integer, 944, 'S'::text, 'S'::text, 'S'::text, 'S'::text, 'S'::text);</text:p>
          </table:table-cell>
        </table:table-row>
        <table:table-row table:style-name="ro2">
          <table:table-cell table:formula="of:=[.$A$262]&amp;&quot;.&quot;&amp;[.F269]" office:value-type="string" office:string-value="3.03.03.03.07" calcext:value-type="string">
            <text:p>3.03.03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Suspensión No Sujeto a LEFP</text:p>
          </table:table-cell>
          <table:table-cell table:number-columns-repeated="4"/>
          <table:table-cell table:formula="of:=[.G269]" office:value-type="string" office:string-value="Suspensión No Sujeto a LEFP" calcext:value-type="string">
            <text:p>Suspensión No Sujeto a LEFP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369" calcext:value-type="float">
            <text:p>369</text:p>
          </table:table-cell>
          <table:table-cell table:style-name="ce3" table:formula="of:=&quot;(&quot; &amp; [.N269] &amp; &quot;,&quot; &amp; [.$R$1] &amp; &quot;, '&quot; &amp; [.L269]  &amp; &quot;', '&quot; &amp; [.I269] &amp;  &quot;', 'D', '&quot; &amp; [.J269] &amp; &quot;', '&quot; &amp; UPPER([.A269]) &amp; &quot;', 'A');&quot;" office:value-type="string" office:string-value="(945,upper(substr(md5(trunc(random() * 9999999 + 1000000)::text), 1,6)), 'Suspensión No Sujeto a LEFP', '', 'D', '', '3.03.03.03.07', 'A');" calcext:value-type="string">
            <text:p>(945,upper(substr(md5(trunc(random() * 9999999 + 1000000)::text), 1,6)), 'Suspensión No Sujeto a LEFP', '', 'D', '', '3.03.03.03.07', 'A'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ublic.opcion(id_opcion, codigo_opcion, descripcion, ruta, tipo, uri, jerarquia, estatus) VALUES (945,upper(substr(md5(trunc(random() * 9999999 + 1000000)::text), 1,6)), 'Suspensión No Sujeto a LEFP', '', 'D', '', '3.03.03.03.07', 'A');" calcext:value-type="string">
            <text:p>INSERT INTO public.opcion(id_opcion, codigo_opcion, descripcion, ruta, tipo, uri, jerarquia, estatus) VALUES (945,upper(substr(md5(trunc(random() * 9999999 + 1000000)::text), 1,6)), 'Suspensión No Sujeto a LEFP', '', 'D', '', '3.03.03.03.07', 'A');</text:p>
          </table:table-cell>
          <table:table-cell table:number-columns-repeated="2"/>
          <table:table-cell table:formula="of:==IF([.L269] &lt;&gt; &quot;&quot;;&quot;INSERT INTO public.rolopcion(id_rol_opcion, id_rol, id_opcion, consultar, agregar, modificar, eliminar, ejecutar) VALUES (&quot; &amp; [.O269] &amp; &quot;, '41'::integer, &quot; &amp; [.N269] &amp; &quot;, 'S'::text, 'S'::text, 'S'::text, 'S'::text, 'S'::text);&quot;; &quot;&quot;)" office:value-type="string" office:string-value="INSERT INTO public.rolopcion(id_rol_opcion, id_rol, id_opcion, consultar, agregar, modificar, eliminar, ejecutar) VALUES (369, '41'::integer, 945, 'S'::text, 'S'::text, 'S'::text, 'S'::text, 'S'::text);" calcext:value-type="string">
            <text:p>INSERT INTO public.rolopcion(id_rol_opcion, id_rol, id_opcion, consultar, agregar, modificar, eliminar, ejecutar) VALUES (369, '41'::integer, 945, 'S'::text, 'S'::text, 'S'::text, 'S'::text, 'S'::text);</text:p>
          </table:table-cell>
        </table:table-row>
        <table:table-row table:style-name="ro2">
          <table:table-cell table:formula="of:=[.$A$262]&amp;&quot;.&quot;&amp;[.F270]" office:value-type="string" office:string-value="3.03.03.03.08" calcext:value-type="string">
            <text:p>3.03.03.03.08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Reincorporación No Sujeto a LEFP</text:p>
          </table:table-cell>
          <table:table-cell table:number-columns-repeated="4"/>
          <table:table-cell table:formula="of:=[.G270]" office:value-type="string" office:string-value="Reincorporación No Sujeto a LEFP" calcext:value-type="string">
            <text:p>Reincorporación No Sujeto a LEFP</text:p>
          </table:table-cell>
          <table:table-cell/>
          <table:table-cell office:value-type="float" office:value="946" calcext:value-type="float">
            <text:p>946</text:p>
          </table:table-cell>
          <table:table-cell office:value-type="float" office:value="370" calcext:value-type="float">
            <text:p>370</text:p>
          </table:table-cell>
          <table:table-cell table:style-name="ce3" table:formula="of:=&quot;(&quot; &amp; [.N270] &amp; &quot;,&quot; &amp; [.$R$1] &amp; &quot;, '&quot; &amp; [.L270]  &amp; &quot;', '&quot; &amp; [.I270] &amp;  &quot;', 'D', '&quot; &amp; [.J270] &amp; &quot;', '&quot; &amp; UPPER([.A270]) &amp; &quot;', 'A');&quot;" office:value-type="string" office:string-value="(946,upper(substr(md5(trunc(random() * 9999999 + 1000000)::text), 1,6)), 'Reincorporación No Sujeto a LEFP', '', 'D', '', '3.03.03.03.08', 'A');" calcext:value-type="string">
            <text:p>(946,upper(substr(md5(trunc(random() * 9999999 + 1000000)::text), 1,6)), 'Reincorporación No Sujeto a LEFP', '', 'D', '', '3.03.03.03.08', 'A'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ublic.opcion(id_opcion, codigo_opcion, descripcion, ruta, tipo, uri, jerarquia, estatus) VALUES (946,upper(substr(md5(trunc(random() * 9999999 + 1000000)::text), 1,6)), 'Reincorporación No Sujeto a LEFP', '', 'D', '', '3.03.03.03.08', 'A');" calcext:value-type="string">
            <text:p>INSERT INTO public.opcion(id_opcion, codigo_opcion, descripcion, ruta, tipo, uri, jerarquia, estatus) VALUES (946,upper(substr(md5(trunc(random() * 9999999 + 1000000)::text), 1,6)), 'Reincorporación No Sujeto a LEFP', '', 'D', '', '3.03.03.03.08', 'A');</text:p>
          </table:table-cell>
          <table:table-cell table:number-columns-repeated="2"/>
          <table:table-cell table:formula="of:==IF([.L270] &lt;&gt; &quot;&quot;;&quot;INSERT INTO public.rolopcion(id_rol_opcion, id_rol, id_opcion, consultar, agregar, modificar, eliminar, ejecutar) VALUES (&quot; &amp; [.O270] &amp; &quot;, '41'::integer, &quot; &amp; [.N270] &amp; &quot;, 'S'::text, 'S'::text, 'S'::text, 'S'::text, 'S'::text);&quot;; &quot;&quot;)" office:value-type="string" office:string-value="INSERT INTO public.rolopcion(id_rol_opcion, id_rol, id_opcion, consultar, agregar, modificar, eliminar, ejecutar) VALUES (370, '41'::integer, 946, 'S'::text, 'S'::text, 'S'::text, 'S'::text, 'S'::text);" calcext:value-type="string">
            <text:p>INSERT INTO public.rolopcion(id_rol_opcion, id_rol, id_opcion, consultar, agregar, modificar, eliminar, ejecutar) VALUES (370, '41'::integer, 946, 'S'::text, 'S'::text, 'S'::text, 'S'::text, 'S'::text);</text:p>
          </table:table-cell>
        </table:table-row>
        <table:table-row table:style-name="ro2">
          <table:table-cell table:formula="of:=[.$A$262]&amp;&quot;.&quot;&amp;[.F271]" office:value-type="string" office:string-value="3.03.03.03.09" calcext:value-type="string">
            <text:p>3.03.03.03.09</text:p>
          </table:table-cell>
          <table:table-cell table:number-columns-repeated="4"/>
          <table:table-cell office:value-type="string" calcext:value-type="string">
            <text:p>09</text:p>
          </table:table-cell>
          <table:table-cell office:value-type="string" calcext:value-type="string">
            <text:p>Traslado No Sujeto a LEFP</text:p>
          </table:table-cell>
          <table:table-cell table:number-columns-repeated="4"/>
          <table:table-cell table:formula="of:=[.G271]" office:value-type="string" office:string-value="Traslado No Sujeto a LEFP" calcext:value-type="string">
            <text:p>Traslado No Sujeto a LEFP</text:p>
          </table:table-cell>
          <table:table-cell/>
          <table:table-cell office:value-type="float" office:value="947" calcext:value-type="float">
            <text:p>947</text:p>
          </table:table-cell>
          <table:table-cell office:value-type="float" office:value="371" calcext:value-type="float">
            <text:p>371</text:p>
          </table:table-cell>
          <table:table-cell table:style-name="ce3" table:formula="of:=&quot;(&quot; &amp; [.N271] &amp; &quot;,&quot; &amp; [.$R$1] &amp; &quot;, '&quot; &amp; [.L271]  &amp; &quot;', '&quot; &amp; [.I271] &amp;  &quot;', 'D', '&quot; &amp; [.J271] &amp; &quot;', '&quot; &amp; UPPER([.A271]) &amp; &quot;', 'A');&quot;" office:value-type="string" office:string-value="(947,upper(substr(md5(trunc(random() * 9999999 + 1000000)::text), 1,6)), 'Traslado No Sujeto a LEFP', '', 'D', '', '3.03.03.03.09', 'A');" calcext:value-type="string">
            <text:p>(947,upper(substr(md5(trunc(random() * 9999999 + 1000000)::text), 1,6)), 'Traslado No Sujeto a LEFP', '', 'D', '', '3.03.03.03.09', 'A'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ublic.opcion(id_opcion, codigo_opcion, descripcion, ruta, tipo, uri, jerarquia, estatus) VALUES (947,upper(substr(md5(trunc(random() * 9999999 + 1000000)::text), 1,6)), 'Traslado No Sujeto a LEFP', '', 'D', '', '3.03.03.03.09', 'A');" calcext:value-type="string">
            <text:p>INSERT INTO public.opcion(id_opcion, codigo_opcion, descripcion, ruta, tipo, uri, jerarquia, estatus) VALUES (947,upper(substr(md5(trunc(random() * 9999999 + 1000000)::text), 1,6)), 'Traslado No Sujeto a LEFP', '', 'D', '', '3.03.03.03.09', 'A');</text:p>
          </table:table-cell>
          <table:table-cell table:number-columns-repeated="2"/>
          <table:table-cell table:formula="of:==IF([.L271] &lt;&gt; &quot;&quot;;&quot;INSERT INTO public.rolopcion(id_rol_opcion, id_rol, id_opcion, consultar, agregar, modificar, eliminar, ejecutar) VALUES (&quot; &amp; [.O271] &amp; &quot;, '41'::integer, &quot; &amp; [.N271] &amp; &quot;, 'S'::text, 'S'::text, 'S'::text, 'S'::text, 'S'::text);&quot;; &quot;&quot;)" office:value-type="string" office:string-value="INSERT INTO public.rolopcion(id_rol_opcion, id_rol, id_opcion, consultar, agregar, modificar, eliminar, ejecutar) VALUES (371, '41'::integer, 947, 'S'::text, 'S'::text, 'S'::text, 'S'::text, 'S'::text);" calcext:value-type="string">
            <text:p>INSERT INTO public.rolopcion(id_rol_opcion, id_rol, id_opcion, consultar, agregar, modificar, eliminar, ejecutar) VALUES (371, '41'::integer, 947, 'S'::text, 'S'::text, 'S'::text, 'S'::text, 'S'::text);</text:p>
          </table:table-cell>
        </table:table-row>
        <table:table-row table:style-name="ro2">
          <table:table-cell table:formula="of:=[.$A$262]&amp;&quot;.&quot;&amp;[.F272]" office:value-type="string" office:string-value="3.03.03.03.10" calcext:value-type="string">
            <text:p>3.03.03.03.10</text:p>
          </table:table-cell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Traslado Mutuo No Sujeto a LEFP</text:p>
          </table:table-cell>
          <table:table-cell table:number-columns-repeated="4"/>
          <table:table-cell table:formula="of:=[.G272]" office:value-type="string" office:string-value="Traslado Mutuo No Sujeto a LEFP" calcext:value-type="string">
            <text:p>Traslado Mutuo No Sujeto a LEFP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372" calcext:value-type="float">
            <text:p>372</text:p>
          </table:table-cell>
          <table:table-cell table:style-name="ce3" table:formula="of:=&quot;(&quot; &amp; [.N272] &amp; &quot;,&quot; &amp; [.$R$1] &amp; &quot;, '&quot; &amp; [.L272]  &amp; &quot;', '&quot; &amp; [.I272] &amp;  &quot;', 'D', '&quot; &amp; [.J272] &amp; &quot;', '&quot; &amp; UPPER([.A272]) &amp; &quot;', 'A');&quot;" office:value-type="string" office:string-value="(948,upper(substr(md5(trunc(random() * 9999999 + 1000000)::text), 1,6)), 'Traslado Mutuo No Sujeto a LEFP', '', 'D', '', '3.03.03.03.10', 'A');" calcext:value-type="string">
            <text:p>(948,upper(substr(md5(trunc(random() * 9999999 + 1000000)::text), 1,6)), 'Traslado Mutuo No Sujeto a LEFP', '', 'D', '', '3.03.03.03.10', 'A'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ublic.opcion(id_opcion, codigo_opcion, descripcion, ruta, tipo, uri, jerarquia, estatus) VALUES (948,upper(substr(md5(trunc(random() * 9999999 + 1000000)::text), 1,6)), 'Traslado Mutuo No Sujeto a LEFP', '', 'D', '', '3.03.03.03.10', 'A');" calcext:value-type="string">
            <text:p>INSERT INTO public.opcion(id_opcion, codigo_opcion, descripcion, ruta, tipo, uri, jerarquia, estatus) VALUES (948,upper(substr(md5(trunc(random() * 9999999 + 1000000)::text), 1,6)), 'Traslado Mutuo No Sujeto a LEFP', '', 'D', '', '3.03.03.03.10', 'A');</text:p>
          </table:table-cell>
          <table:table-cell table:number-columns-repeated="2"/>
          <table:table-cell table:formula="of:==IF([.L272] &lt;&gt; &quot;&quot;;&quot;INSERT INTO public.rolopcion(id_rol_opcion, id_rol, id_opcion, consultar, agregar, modificar, eliminar, ejecutar) VALUES (&quot; &amp; [.O272] &amp; &quot;, '41'::integer, &quot; &amp; [.N272] &amp; &quot;, 'S'::text, 'S'::text, 'S'::text, 'S'::text, 'S'::text);&quot;; &quot;&quot;)" office:value-type="string" office:string-value="INSERT INTO public.rolopcion(id_rol_opcion, id_rol, id_opcion, consultar, agregar, modificar, eliminar, ejecutar) VALUES (372, '41'::integer, 948, 'S'::text, 'S'::text, 'S'::text, 'S'::text, 'S'::text);" calcext:value-type="string">
            <text:p>INSERT INTO public.rolopcion(id_rol_opcion, id_rol, id_opcion, consultar, agregar, modificar, eliminar, ejecutar) VALUES (372, '41'::integer, 948, 'S'::text, 'S'::text, 'S'::text, 'S'::text, 'S'::text);</text:p>
          </table:table-cell>
        </table:table-row>
        <table:table-row table:style-name="ro2">
          <table:table-cell table:formula="of:=[.$A$262]&amp;&quot;.&quot;&amp;[.F273]" office:value-type="string" office:string-value="3.03.03.03.11" calcext:value-type="string">
            <text:p>3.03.03.03.11</text:p>
          </table:table-cell>
          <table:table-cell table:number-columns-repeated="4"/>
          <table:table-cell office:value-type="string" calcext:value-type="string">
            <text:p>11</text:p>
          </table:table-cell>
          <table:table-cell office:value-type="string" calcext:value-type="string">
            <text:p>Designación no sujeto a LEFP con registro</text:p>
          </table:table-cell>
          <table:table-cell table:number-columns-repeated="4"/>
          <table:table-cell table:formula="of:=[.G273]" office:value-type="string" office:string-value="Designación no sujeto a LEFP con registro" calcext:value-type="string">
            <text:p>Designación no sujeto a LEFP con registro</text:p>
          </table:table-cell>
          <table:table-cell/>
          <table:table-cell office:value-type="float" office:value="949" calcext:value-type="float">
            <text:p>949</text:p>
          </table:table-cell>
          <table:table-cell office:value-type="float" office:value="373" calcext:value-type="float">
            <text:p>373</text:p>
          </table:table-cell>
          <table:table-cell table:style-name="ce3" table:formula="of:=&quot;(&quot; &amp; [.N273] &amp; &quot;,&quot; &amp; [.$R$1] &amp; &quot;, '&quot; &amp; [.L273]  &amp; &quot;', '&quot; &amp; [.I273] &amp;  &quot;', 'D', '&quot; &amp; [.J273] &amp; &quot;', '&quot; &amp; UPPER([.A273]) &amp; &quot;', 'A');&quot;" office:value-type="string" office:string-value="(949,upper(substr(md5(trunc(random() * 9999999 + 1000000)::text), 1,6)), 'Designación no sujeto a LEFP con registro', '', 'D', '', '3.03.03.03.11', 'A');" calcext:value-type="string">
            <text:p>(949,upper(substr(md5(trunc(random() * 9999999 + 1000000)::text), 1,6)), 'Designación no sujeto a LEFP con registro', '', 'D', '', '3.03.03.03.11', 'A'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ublic.opcion(id_opcion, codigo_opcion, descripcion, ruta, tipo, uri, jerarquia, estatus) VALUES (949,upper(substr(md5(trunc(random() * 9999999 + 1000000)::text), 1,6)), 'Designación no sujeto a LEFP con registro', '', 'D', '', '3.03.03.03.11', 'A');" calcext:value-type="string">
            <text:p>INSERT INTO public.opcion(id_opcion, codigo_opcion, descripcion, ruta, tipo, uri, jerarquia, estatus) VALUES (949,upper(substr(md5(trunc(random() * 9999999 + 1000000)::text), 1,6)), 'Designación no sujeto a LEFP con registro', '', 'D', '', '3.03.03.03.11', 'A');</text:p>
          </table:table-cell>
          <table:table-cell table:number-columns-repeated="2"/>
          <table:table-cell table:formula="of:==IF([.L273] &lt;&gt; &quot;&quot;;&quot;INSERT INTO public.rolopcion(id_rol_opcion, id_rol, id_opcion, consultar, agregar, modificar, eliminar, ejecutar) VALUES (&quot; &amp; [.O273] &amp; &quot;, '41'::integer, &quot; &amp; [.N273] &amp; &quot;, 'S'::text, 'S'::text, 'S'::text, 'S'::text, 'S'::text);&quot;; &quot;&quot;)" office:value-type="string" office:string-value="INSERT INTO public.rolopcion(id_rol_opcion, id_rol, id_opcion, consultar, agregar, modificar, eliminar, ejecutar) VALUES (373, '41'::integer, 949, 'S'::text, 'S'::text, 'S'::text, 'S'::text, 'S'::text);" calcext:value-type="string">
            <text:p>INSERT INTO public.rolopcion(id_rol_opcion, id_rol, id_opcion, consultar, agregar, modificar, eliminar, ejecutar) VALUES (373, '41'::integer, 949, 'S'::text, 'S'::text, 'S'::text, 'S'::text, 'S'::text);</text:p>
          </table:table-cell>
        </table:table-row>
        <table:table-row table:style-name="ro2">
          <table:table-cell table:formula="of:=[.$A$262]&amp;&quot;.&quot;&amp;[.F274]" office:value-type="string" office:string-value="3.03.03.03.12" calcext:value-type="string">
            <text:p>3.03.03.03.12</text:p>
          </table:table-cell>
          <table:table-cell table:number-columns-repeated="4"/>
          <table:table-cell office:value-type="string" calcext:value-type="string">
            <text:p>12</text:p>
          </table:table-cell>
          <table:table-cell office:value-type="string" calcext:value-type="string">
            <text:p>Suspensión sin Goce de Sueldo no sujeto a LEFP con Registro</text:p>
          </table:table-cell>
          <table:table-cell table:number-columns-repeated="4"/>
          <table:table-cell table:formula="of:=[.G274]" office:value-type="string" office:string-value="Suspensión sin Goce de Sueldo no sujeto a LEFP con Registro" calcext:value-type="string">
            <text:p>Suspensión sin Goce de Sueldo no sujeto a LEFP con Registro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374" calcext:value-type="float">
            <text:p>374</text:p>
          </table:table-cell>
          <table:table-cell table:style-name="ce3" table:formula="of:=&quot;(&quot; &amp; [.N274] &amp; &quot;,&quot; &amp; [.$R$1] &amp; &quot;, '&quot; &amp; [.L274]  &amp; &quot;', '&quot; &amp; [.I274] &amp;  &quot;', 'D', '&quot; &amp; [.J274] &amp; &quot;', '&quot; &amp; UPPER([.A274]) &amp; &quot;', 'A');&quot;" office:value-type="string" office:string-value="(950,upper(substr(md5(trunc(random() * 9999999 + 1000000)::text), 1,6)), 'Suspensión sin Goce de Sueldo no sujeto a LEFP con Registro', '', 'D', '', '3.03.03.03.12', 'A');" calcext:value-type="string">
            <text:p>(950,upper(substr(md5(trunc(random() * 9999999 + 1000000)::text), 1,6)), 'Suspensión sin Goce de Sueldo no sujeto a LEFP con Registro', '', 'D', '', '3.03.03.03.12', 'A'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" calcext:value-type="string">
            <text:p>INSERT INTO public.opcion(id_opcion, codigo_opcion, descripcion, ruta, tipo, uri, jerarquia, estatus) VALUES (950,upper(substr(md5(trunc(random() * 9999999 + 1000000)::text), 1,6)), 'Suspensión sin Goce de Sueldo no sujeto a LEFP con Registro', '', 'D', '', '3.03.03.03.12', 'A');</text:p>
          </table:table-cell>
          <table:table-cell table:number-columns-repeated="2"/>
          <table:table-cell table:formula="of:==IF([.L274] &lt;&gt; &quot;&quot;;&quot;INSERT INTO public.rolopcion(id_rol_opcion, id_rol, id_opcion, consultar, agregar, modificar, eliminar, ejecutar) VALUES (&quot; &amp; [.O274] &amp; &quot;, '41'::integer, &quot; &amp; [.N274] &amp; &quot;, 'S'::text, 'S'::text, 'S'::text, 'S'::text, 'S'::text);&quot;; &quot;&quot;)" office:value-type="string" office:string-value="INSERT INTO public.rolopcion(id_rol_opcion, id_rol, id_opcion, consultar, agregar, modificar, eliminar, ejecutar) VALUES (374, '41'::integer, 950, 'S'::text, 'S'::text, 'S'::text, 'S'::text, 'S'::text);" calcext:value-type="string">
            <text:p>INSERT INTO public.rolopcion(id_rol_opcion, id_rol, id_opcion, consultar, agregar, modificar, eliminar, ejecutar) VALUES (374, '41'::integer, 950, 'S'::text, 'S'::text, 'S'::text, 'S'::text, 'S'::text);</text:p>
          </table:table-cell>
        </table:table-row>
        <table:table-row table:style-name="ro2">
          <table:table-cell table:formula="of:=[.$A$262]&amp;&quot;.&quot;&amp;[.F275]" office:value-type="string" office:string-value="3.03.03.03.13" calcext:value-type="string">
            <text:p>3.03.03.03.13</text:p>
          </table:table-cell>
          <table:table-cell table:number-columns-repeated="4"/>
          <table:table-cell office:value-type="string" calcext:value-type="string">
            <text:p>13</text:p>
          </table:table-cell>
          <table:table-cell office:value-type="string" calcext:value-type="string">
            <text:p>Reincorporación por Sentencia no sujeto a LEFP con Registro</text:p>
          </table:table-cell>
          <table:table-cell table:number-columns-repeated="4"/>
          <table:table-cell table:formula="of:=[.G275]" office:value-type="string" office:string-value="Reincorporación por Sentencia no sujeto a LEFP con Registro" calcext:value-type="string">
            <text:p>Reincorporación por Sentencia no sujeto a LEFP con Registro</text:p>
          </table:table-cell>
          <table:table-cell/>
          <table:table-cell office:value-type="float" office:value="951" calcext:value-type="float">
            <text:p>951</text:p>
          </table:table-cell>
          <table:table-cell office:value-type="float" office:value="375" calcext:value-type="float">
            <text:p>375</text:p>
          </table:table-cell>
          <table:table-cell table:style-name="ce3" table:formula="of:=&quot;(&quot; &amp; [.N275] &amp; &quot;,&quot; &amp; [.$R$1] &amp; &quot;, '&quot; &amp; [.L275]  &amp; &quot;', '&quot; &amp; [.I275] &amp;  &quot;', 'D', '&quot; &amp; [.J275] &amp; &quot;', '&quot; &amp; UPPER([.A275]) &amp; &quot;', 'A');&quot;" office:value-type="string" office:string-value="(951,upper(substr(md5(trunc(random() * 9999999 + 1000000)::text), 1,6)), 'Reincorporación por Sentencia no sujeto a LEFP con Registro', '', 'D', '', '3.03.03.03.13', 'A');" calcext:value-type="string">
            <text:p>(951,upper(substr(md5(trunc(random() * 9999999 + 1000000)::text), 1,6)), 'Reincorporación por Sentencia no sujeto a LEFP con Registro', '', 'D', '', '3.03.03.03.13', 'A'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" calcext:value-type="string">
            <text:p>INSERT INTO public.opcion(id_opcion, codigo_opcion, descripcion, ruta, tipo, uri, jerarquia, estatus) VALUES (951,upper(substr(md5(trunc(random() * 9999999 + 1000000)::text), 1,6)), 'Reincorporación por Sentencia no sujeto a LEFP con Registro', '', 'D', '', '3.03.03.03.13', 'A');</text:p>
          </table:table-cell>
          <table:table-cell table:number-columns-repeated="2"/>
          <table:table-cell table:formula="of:==IF([.L275] &lt;&gt; &quot;&quot;;&quot;INSERT INTO public.rolopcion(id_rol_opcion, id_rol, id_opcion, consultar, agregar, modificar, eliminar, ejecutar) VALUES (&quot; &amp; [.O275] &amp; &quot;, '41'::integer, &quot; &amp; [.N275] &amp; &quot;, 'S'::text, 'S'::text, 'S'::text, 'S'::text, 'S'::text);&quot;; &quot;&quot;)" office:value-type="string" office:string-value="INSERT INTO public.rolopcion(id_rol_opcion, id_rol, id_opcion, consultar, agregar, modificar, eliminar, ejecutar) VALUES (375, '41'::integer, 951, 'S'::text, 'S'::text, 'S'::text, 'S'::text, 'S'::text);" calcext:value-type="string">
            <text:p>INSERT INTO public.rolopcion(id_rol_opcion, id_rol, id_opcion, consultar, agregar, modificar, eliminar, ejecutar) VALUES (375, '41'::integer, 951, 'S'::text, 'S'::text, 'S'::text, 'S'::text, 'S'::text);</text:p>
          </table:table-cell>
        </table:table-row>
        <table:table-row table:style-name="ro2">
          <table:table-cell table:formula="of:=[.$A$262]&amp;&quot;.&quot;&amp;[.F276]" office:value-type="string" office:string-value="3.03.03.03.14" calcext:value-type="string">
            <text:p>3.03.03.03.14</text:p>
          </table:table-cell>
          <table:table-cell table:number-columns-repeated="4"/>
          <table:table-cell office:value-type="string" calcext:value-type="string">
            <text:p>14</text:p>
          </table:table-cell>
          <table:table-cell office:value-type="string" calcext:value-type="string">
            <text:p>Anulación de Movimiento</text:p>
          </table:table-cell>
          <table:table-cell table:number-columns-repeated="4"/>
          <table:table-cell table:formula="of:=[.G276]" office:value-type="string" office:string-value="Anulación de Movimiento" calcext:value-type="string">
            <text:p>Anulación de Movimiento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376" calcext:value-type="float">
            <text:p>376</text:p>
          </table:table-cell>
          <table:table-cell table:style-name="ce3" table:formula="of:=&quot;(&quot; &amp; [.N276] &amp; &quot;,&quot; &amp; [.$R$1] &amp; &quot;, '&quot; &amp; [.L276]  &amp; &quot;', '&quot; &amp; [.I276] &amp;  &quot;', 'D', '&quot; &amp; [.J276] &amp; &quot;', '&quot; &amp; UPPER([.A276]) &amp; &quot;', 'A');&quot;" office:value-type="string" office:string-value="(952,upper(substr(md5(trunc(random() * 9999999 + 1000000)::text), 1,6)), 'Anulación de Movimiento', '', 'D', '', '3.03.03.03.14', 'A');" calcext:value-type="string">
            <text:p>(952,upper(substr(md5(trunc(random() * 9999999 + 1000000)::text), 1,6)), 'Anulación de Movimiento', '', 'D', '', '3.03.03.03.14', 'A'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ublic.opcion(id_opcion, codigo_opcion, descripcion, ruta, tipo, uri, jerarquia, estatus) VALUES (952,upper(substr(md5(trunc(random() * 9999999 + 1000000)::text), 1,6)), 'Anulación de Movimiento', '', 'D', '', '3.03.03.03.14', 'A');" calcext:value-type="string">
            <text:p>INSERT INTO public.opcion(id_opcion, codigo_opcion, descripcion, ruta, tipo, uri, jerarquia, estatus) VALUES (952,upper(substr(md5(trunc(random() * 9999999 + 1000000)::text), 1,6)), 'Anulación de Movimiento', '', 'D', '', '3.03.03.03.14', 'A');</text:p>
          </table:table-cell>
          <table:table-cell table:number-columns-repeated="2"/>
          <table:table-cell table:formula="of:==IF([.L276] &lt;&gt; &quot;&quot;;&quot;INSERT INTO public.rolopcion(id_rol_opcion, id_rol, id_opcion, consultar, agregar, modificar, eliminar, ejecutar) VALUES (&quot; &amp; [.O276] &amp; &quot;, '41'::integer, &quot; &amp; [.N276] &amp; &quot;, 'S'::text, 'S'::text, 'S'::text, 'S'::text, 'S'::text);&quot;; &quot;&quot;)" office:value-type="string" office:string-value="INSERT INTO public.rolopcion(id_rol_opcion, id_rol, id_opcion, consultar, agregar, modificar, eliminar, ejecutar) VALUES (376, '41'::integer, 952, 'S'::text, 'S'::text, 'S'::text, 'S'::text, 'S'::text);" calcext:value-type="string">
            <text:p>INSERT INTO public.rolopcion(id_rol_opcion, id_rol, id_opcion, consultar, agregar, modificar, eliminar, ejecutar) VALUES (376, '41'::integer, 952, 'S'::text, 'S'::text, 'S'::text, 'S'::text, 'S'::text);</text:p>
          </table:table-cell>
        </table:table-row>
        <table:table-row table:style-name="ro2">
          <table:table-cell table:formula="of:=[.$A$255]&amp;&quot;.&quot;&amp;[.E277]" office:value-type="string" office:string-value="3.03.03.04" calcext:value-type="string">
            <text:p>3.03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Trabajador con Registro</text:p>
          </table:table-cell>
          <table:table-cell table:number-columns-repeated="5"/>
          <table:table-cell table:formula="of:=[.F277]" office:value-type="string" office:string-value="Egreso de Trabajador con Registro" calcext:value-type="string">
            <text:p>Egreso de Trabajador con Registro</text:p>
          </table:table-cell>
          <table:table-cell/>
          <table:table-cell office:value-type="float" office:value="953" calcext:value-type="float">
            <text:p>953</text:p>
          </table:table-cell>
          <table:table-cell office:value-type="float" office:value="377" calcext:value-type="float">
            <text:p>377</text:p>
          </table:table-cell>
          <table:table-cell table:style-name="ce3" table:formula="of:=&quot;(&quot; &amp; [.N277] &amp; &quot;,&quot; &amp; [.$R$1] &amp; &quot;, '&quot; &amp; [.L277]  &amp; &quot;', '&quot; &amp; [.I277] &amp;  &quot;', 'D', '&quot; &amp; [.J277] &amp; &quot;', '&quot; &amp; UPPER([.A277]) &amp; &quot;', 'A');&quot;" office:value-type="string" office:string-value="(953,upper(substr(md5(trunc(random() * 9999999 + 1000000)::text), 1,6)), 'Egreso de Trabajador con Registro', '', 'D', '', '3.03.03.04', 'A');" calcext:value-type="string">
            <text:p>(953,upper(substr(md5(trunc(random() * 9999999 + 1000000)::text), 1,6)), 'Egreso de Trabajador con Registro', '', 'D', '', '3.03.03.04', 'A'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ublic.opcion(id_opcion, codigo_opcion, descripcion, ruta, tipo, uri, jerarquia, estatus) VALUES (953,upper(substr(md5(trunc(random() * 9999999 + 1000000)::text), 1,6)), 'Egreso de Trabajador con Registro', '', 'D', '', '3.03.03.04', 'A');" calcext:value-type="string">
            <text:p>INSERT INTO public.opcion(id_opcion, codigo_opcion, descripcion, ruta, tipo, uri, jerarquia, estatus) VALUES (953,upper(substr(md5(trunc(random() * 9999999 + 1000000)::text), 1,6)), 'Egreso de Trabajador con Registro', '', 'D', '', '3.03.03.04', 'A');</text:p>
          </table:table-cell>
          <table:table-cell table:number-columns-repeated="2"/>
          <table:table-cell table:formula="of:==IF([.L277] &lt;&gt; &quot;&quot;;&quot;INSERT INTO public.rolopcion(id_rol_opcion, id_rol, id_opcion, consultar, agregar, modificar, eliminar, ejecutar) VALUES (&quot; &amp; [.O277] &amp; &quot;, '41'::integer, &quot; &amp; [.N277] &amp; &quot;, 'S'::text, 'S'::text, 'S'::text, 'S'::text, 'S'::text);&quot;; &quot;&quot;)" office:value-type="string" office:string-value="INSERT INTO public.rolopcion(id_rol_opcion, id_rol, id_opcion, consultar, agregar, modificar, eliminar, ejecutar) VALUES (377, '41'::integer, 953, 'S'::text, 'S'::text, 'S'::text, 'S'::text, 'S'::text);" calcext:value-type="string">
            <text:p>INSERT INTO public.rolopcion(id_rol_opcion, id_rol, id_opcion, consultar, agregar, modificar, eliminar, ejecutar) VALUES (377, '41'::integer, 953, 'S'::text, 'S'::text, 'S'::text, 'S'::text, 'S'::text);</text:p>
          </table:table-cell>
        </table:table-row>
        <table:table-row table:style-name="ro2">
          <table:table-cell table:formula="of:=[.$A$255]&amp;&quot;.&quot;&amp;[.E278]" office:value-type="string" office:string-value="3.03.03.05" calcext:value-type="string">
            <text:p>3.03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Personal con Registro</text:p>
          </table:table-cell>
          <table:table-cell table:number-columns-repeated="5"/>
          <table:table-cell table:formula="of:=[.F278]" office:value-type="string" office:string-value="Cambio Tipo Personal con Registro" calcext:value-type="string">
            <text:p>Cambio Tipo Personal con Registro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378" calcext:value-type="float">
            <text:p>378</text:p>
          </table:table-cell>
          <table:table-cell table:style-name="ce3" table:formula="of:=&quot;(&quot; &amp; [.N278] &amp; &quot;,&quot; &amp; [.$R$1] &amp; &quot;, '&quot; &amp; [.L278]  &amp; &quot;', '&quot; &amp; [.I278] &amp;  &quot;', 'D', '&quot; &amp; [.J278] &amp; &quot;', '&quot; &amp; UPPER([.A278]) &amp; &quot;', 'A');&quot;" office:value-type="string" office:string-value="(954,upper(substr(md5(trunc(random() * 9999999 + 1000000)::text), 1,6)), 'Cambio Tipo Personal con Registro', '', 'D', '', '3.03.03.05', 'A');" calcext:value-type="string">
            <text:p>(954,upper(substr(md5(trunc(random() * 9999999 + 1000000)::text), 1,6)), 'Cambio Tipo Personal con Registro', '', 'D', '', '3.03.03.05', 'A'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ublic.opcion(id_opcion, codigo_opcion, descripcion, ruta, tipo, uri, jerarquia, estatus) VALUES (954,upper(substr(md5(trunc(random() * 9999999 + 1000000)::text), 1,6)), 'Cambio Tipo Personal con Registro', '', 'D', '', '3.03.03.05', 'A');" calcext:value-type="string">
            <text:p>INSERT INTO public.opcion(id_opcion, codigo_opcion, descripcion, ruta, tipo, uri, jerarquia, estatus) VALUES (954,upper(substr(md5(trunc(random() * 9999999 + 1000000)::text), 1,6)), 'Cambio Tipo Personal con Registro', '', 'D', '', '3.03.03.05', 'A');</text:p>
          </table:table-cell>
          <table:table-cell table:number-columns-repeated="2"/>
          <table:table-cell table:formula="of:==IF([.L278] &lt;&gt; &quot;&quot;;&quot;INSERT INTO public.rolopcion(id_rol_opcion, id_rol, id_opcion, consultar, agregar, modificar, eliminar, ejecutar) VALUES (&quot; &amp; [.O278] &amp; &quot;, '41'::integer, &quot; &amp; [.N278] &amp; &quot;, 'S'::text, 'S'::text, 'S'::text, 'S'::text, 'S'::text);&quot;; &quot;&quot;)" office:value-type="string" office:string-value="INSERT INTO public.rolopcion(id_rol_opcion, id_rol, id_opcion, consultar, agregar, modificar, eliminar, ejecutar) VALUES (378, '41'::integer, 954, 'S'::text, 'S'::text, 'S'::text, 'S'::text, 'S'::text);" calcext:value-type="string">
            <text:p>INSERT INTO public.rolopcion(id_rol_opcion, id_rol, id_opcion, consultar, agregar, modificar, eliminar, ejecutar) VALUES (378, '41'::integer, 954, 'S'::text, 'S'::text, 'S'::text, 'S'::text, 'S'::text);</text:p>
          </table:table-cell>
        </table:table-row>
        <table:table-row table:style-name="ro2">
          <table:table-cell table:formula="of:=[.$A$224]&amp;&quot;.&quot;&amp;[.D279]" office:value-type="string" office:string-value="3.03.04" calcext:value-type="string">
            <text:p>3.0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ersonal no Sujeto a LEFP Sin Registro</text:p>
          </table:table-cell>
          <table:table-cell table:number-columns-repeated="6"/>
          <table:table-cell table:formula="of:=[.E279]" office:value-type="string" office:string-value="Personal no Sujeto a LEFP Sin Registro" calcext:value-type="string">
            <text:p>Personal no Sujeto a LEFP Sin Registro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float" office:value="379" calcext:value-type="float">
            <text:p>379</text:p>
          </table:table-cell>
          <table:table-cell table:style-name="ce3" table:formula="of:=&quot;(&quot; &amp; [.N279] &amp; &quot;,&quot; &amp; [.$R$1] &amp; &quot;, '&quot; &amp; [.L279]  &amp; &quot;', '&quot; &amp; [.I279] &amp;  &quot;', 'D', '&quot; &amp; [.J279] &amp; &quot;', '&quot; &amp; UPPER([.A279]) &amp; &quot;', 'A');&quot;" office:value-type="string" office:string-value="(955,upper(substr(md5(trunc(random() * 9999999 + 1000000)::text), 1,6)), 'Personal no Sujeto a LEFP Sin Registro', '', 'D', '', '3.03.04', 'A');" calcext:value-type="string">
            <text:p>(955,upper(substr(md5(trunc(random() * 9999999 + 1000000)::text), 1,6)), 'Personal no Sujeto a LEFP Sin Registro', '', 'D', '', '3.03.04', 'A'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ublic.opcion(id_opcion, codigo_opcion, descripcion, ruta, tipo, uri, jerarquia, estatus) VALUES (955,upper(substr(md5(trunc(random() * 9999999 + 1000000)::text), 1,6)), 'Personal no Sujeto a LEFP Sin Registro', '', 'D', '', '3.03.04', 'A');" calcext:value-type="string">
            <text:p>INSERT INTO public.opcion(id_opcion, codigo_opcion, descripcion, ruta, tipo, uri, jerarquia, estatus) VALUES (955,upper(substr(md5(trunc(random() * 9999999 + 1000000)::text), 1,6)), 'Personal no Sujeto a LEFP Sin Registro', '', 'D', '', '3.03.04', 'A');</text:p>
          </table:table-cell>
          <table:table-cell table:number-columns-repeated="2"/>
          <table:table-cell table:formula="of:==IF([.L279] &lt;&gt; &quot;&quot;;&quot;INSERT INTO public.rolopcion(id_rol_opcion, id_rol, id_opcion, consultar, agregar, modificar, eliminar, ejecutar) VALUES (&quot; &amp; [.O279] &amp; &quot;, '41'::integer, &quot; &amp; [.N279] &amp; &quot;, 'S'::text, 'S'::text, 'S'::text, 'S'::text, 'S'::text);&quot;; &quot;&quot;)" office:value-type="string" office:string-value="INSERT INTO public.rolopcion(id_rol_opcion, id_rol, id_opcion, consultar, agregar, modificar, eliminar, ejecutar) VALUES (379, '41'::integer, 955, 'S'::text, 'S'::text, 'S'::text, 'S'::text, 'S'::text);" calcext:value-type="string">
            <text:p>INSERT INTO public.rolopcion(id_rol_opcion, id_rol, id_opcion, consultar, agregar, modificar, eliminar, ejecutar) VALUES (379, '41'::integer, 955, 'S'::text, 'S'::text, 'S'::text, 'S'::text, 'S'::text);</text:p>
          </table:table-cell>
        </table:table-row>
        <table:table-row table:style-name="ro2">
          <table:table-cell table:formula="of:=[.$A$279]&amp;&quot;.&quot;&amp;[.E280]" office:value-type="string" office:string-value="3.03.04.01" calcext:value-type="string">
            <text:p>3.0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Ingreso de Personal sin Registro</text:p>
          </table:table-cell>
          <table:table-cell table:number-columns-repeated="5"/>
          <table:table-cell table:formula="of:=[.F280]" office:value-type="string" office:string-value="Ingreso de Personal sin Registro" calcext:value-type="string">
            <text:p>Ingreso de Personal sin Registro</text:p>
          </table:table-cell>
          <table:table-cell/>
          <table:table-cell office:value-type="float" office:value="956" calcext:value-type="float">
            <text:p>956</text:p>
          </table:table-cell>
          <table:table-cell office:value-type="float" office:value="380" calcext:value-type="float">
            <text:p>380</text:p>
          </table:table-cell>
          <table:table-cell table:style-name="ce3" table:formula="of:=&quot;(&quot; &amp; [.N280] &amp; &quot;,&quot; &amp; [.$R$1] &amp; &quot;, '&quot; &amp; [.L280]  &amp; &quot;', '&quot; &amp; [.I280] &amp;  &quot;', 'D', '&quot; &amp; [.J280] &amp; &quot;', '&quot; &amp; UPPER([.A280]) &amp; &quot;', 'A');&quot;" office:value-type="string" office:string-value="(956,upper(substr(md5(trunc(random() * 9999999 + 1000000)::text), 1,6)), 'Ingreso de Personal sin Registro', '', 'D', '', '3.03.04.01', 'A');" calcext:value-type="string">
            <text:p>(956,upper(substr(md5(trunc(random() * 9999999 + 1000000)::text), 1,6)), 'Ingreso de Personal sin Registro', '', 'D', '', '3.03.04.01', 'A'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ublic.opcion(id_opcion, codigo_opcion, descripcion, ruta, tipo, uri, jerarquia, estatus) VALUES (956,upper(substr(md5(trunc(random() * 9999999 + 1000000)::text), 1,6)), 'Ingreso de Personal sin Registro', '', 'D', '', '3.03.04.01', 'A');" calcext:value-type="string">
            <text:p>INSERT INTO public.opcion(id_opcion, codigo_opcion, descripcion, ruta, tipo, uri, jerarquia, estatus) VALUES (956,upper(substr(md5(trunc(random() * 9999999 + 1000000)::text), 1,6)), 'Ingreso de Personal sin Registro', '', 'D', '', '3.03.04.01', 'A');</text:p>
          </table:table-cell>
          <table:table-cell table:number-columns-repeated="2"/>
          <table:table-cell table:formula="of:==IF([.L280] &lt;&gt; &quot;&quot;;&quot;INSERT INTO public.rolopcion(id_rol_opcion, id_rol, id_opcion, consultar, agregar, modificar, eliminar, ejecutar) VALUES (&quot; &amp; [.O280] &amp; &quot;, '41'::integer, &quot; &amp; [.N280] &amp; &quot;, 'S'::text, 'S'::text, 'S'::text, 'S'::text, 'S'::text);&quot;; &quot;&quot;)" office:value-type="string" office:string-value="INSERT INTO public.rolopcion(id_rol_opcion, id_rol, id_opcion, consultar, agregar, modificar, eliminar, ejecutar) VALUES (380, '41'::integer, 956, 'S'::text, 'S'::text, 'S'::text, 'S'::text, 'S'::text);" calcext:value-type="string">
            <text:p>INSERT INTO public.rolopcion(id_rol_opcion, id_rol, id_opcion, consultar, agregar, modificar, eliminar, ejecutar) VALUES (380, '41'::integer, 956, 'S'::text, 'S'::text, 'S'::text, 'S'::text, 'S'::text);</text:p>
          </table:table-cell>
        </table:table-row>
        <table:table-row table:style-name="ro2">
          <table:table-cell table:formula="of:=[.$A$279]&amp;&quot;.&quot;&amp;[.E281]" office:value-type="string" office:string-value="3.03.04.02" calcext:value-type="string">
            <text:p>3.0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ingreso de Personal sin Registro</text:p>
          </table:table-cell>
          <table:table-cell table:number-columns-repeated="5"/>
          <table:table-cell table:formula="of:=[.F281]" office:value-type="string" office:string-value="Reingreso de Personal sin Registro" calcext:value-type="string">
            <text:p>Reingreso de Personal sin Registro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381" calcext:value-type="float">
            <text:p>381</text:p>
          </table:table-cell>
          <table:table-cell table:style-name="ce3" table:formula="of:=&quot;(&quot; &amp; [.N281] &amp; &quot;,&quot; &amp; [.$R$1] &amp; &quot;, '&quot; &amp; [.L281]  &amp; &quot;', '&quot; &amp; [.I281] &amp;  &quot;', 'D', '&quot; &amp; [.J281] &amp; &quot;', '&quot; &amp; UPPER([.A281]) &amp; &quot;', 'A');&quot;" office:value-type="string" office:string-value="(957,upper(substr(md5(trunc(random() * 9999999 + 1000000)::text), 1,6)), 'Reingreso de Personal sin Registro', '', 'D', '', '3.03.04.02', 'A');" calcext:value-type="string">
            <text:p>(957,upper(substr(md5(trunc(random() * 9999999 + 1000000)::text), 1,6)), 'Reingreso de Personal sin Registro', '', 'D', '', '3.03.04.02', 'A'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ublic.opcion(id_opcion, codigo_opcion, descripcion, ruta, tipo, uri, jerarquia, estatus) VALUES (957,upper(substr(md5(trunc(random() * 9999999 + 1000000)::text), 1,6)), 'Reingreso de Personal sin Registro', '', 'D', '', '3.03.04.02', 'A');" calcext:value-type="string">
            <text:p>INSERT INTO public.opcion(id_opcion, codigo_opcion, descripcion, ruta, tipo, uri, jerarquia, estatus) VALUES (957,upper(substr(md5(trunc(random() * 9999999 + 1000000)::text), 1,6)), 'Reingreso de Personal sin Registro', '', 'D', '', '3.03.04.02', 'A');</text:p>
          </table:table-cell>
          <table:table-cell table:number-columns-repeated="2"/>
          <table:table-cell table:formula="of:==IF([.L281] &lt;&gt; &quot;&quot;;&quot;INSERT INTO public.rolopcion(id_rol_opcion, id_rol, id_opcion, consultar, agregar, modificar, eliminar, ejecutar) VALUES (&quot; &amp; [.O281] &amp; &quot;, '41'::integer, &quot; &amp; [.N281] &amp; &quot;, 'S'::text, 'S'::text, 'S'::text, 'S'::text, 'S'::text);&quot;; &quot;&quot;)" office:value-type="string" office:string-value="INSERT INTO public.rolopcion(id_rol_opcion, id_rol, id_opcion, consultar, agregar, modificar, eliminar, ejecutar) VALUES (381, '41'::integer, 957, 'S'::text, 'S'::text, 'S'::text, 'S'::text, 'S'::text);" calcext:value-type="string">
            <text:p>INSERT INTO public.rolopcion(id_rol_opcion, id_rol, id_opcion, consultar, agregar, modificar, eliminar, ejecutar) VALUES (381, '41'::integer, 957, 'S'::text, 'S'::text, 'S'::text, 'S'::text, 'S'::text);</text:p>
          </table:table-cell>
        </table:table-row>
        <table:table-row table:style-name="ro2">
          <table:table-cell table:formula="of:=[.$A$279]&amp;&quot;.&quot;&amp;[.E282]" office:value-type="string" office:string-value="3.03.04.03" calcext:value-type="string">
            <text:p>3.0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282]" office:value-type="string" office:string-value="Actualizaciones" calcext:value-type="string">
            <text:p>Actualizaciones</text:p>
          </table:table-cell>
          <table:table-cell/>
          <table:table-cell office:value-type="float" office:value="958" calcext:value-type="float">
            <text:p>958</text:p>
          </table:table-cell>
          <table:table-cell office:value-type="float" office:value="382" calcext:value-type="float">
            <text:p>382</text:p>
          </table:table-cell>
          <table:table-cell table:style-name="ce3" table:formula="of:=&quot;(&quot; &amp; [.N282] &amp; &quot;,&quot; &amp; [.$R$1] &amp; &quot;, '&quot; &amp; [.L282]  &amp; &quot;', '&quot; &amp; [.I282] &amp;  &quot;', 'D', '&quot; &amp; [.J282] &amp; &quot;', '&quot; &amp; UPPER([.A282]) &amp; &quot;', 'A');&quot;" office:value-type="string" office:string-value="(958,upper(substr(md5(trunc(random() * 9999999 + 1000000)::text), 1,6)), 'Actualizaciones', '', 'D', '', '3.03.04.03', 'A');" calcext:value-type="string">
            <text:p>(958,upper(substr(md5(trunc(random() * 9999999 + 1000000)::text), 1,6)), 'Actualizaciones', '', 'D', '', '3.03.04.03', 'A'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ublic.opcion(id_opcion, codigo_opcion, descripcion, ruta, tipo, uri, jerarquia, estatus) VALUES (958,upper(substr(md5(trunc(random() * 9999999 + 1000000)::text), 1,6)), 'Actualizaciones', '', 'D', '', '3.03.04.03', 'A');" calcext:value-type="string">
            <text:p>INSERT INTO public.opcion(id_opcion, codigo_opcion, descripcion, ruta, tipo, uri, jerarquia, estatus) VALUES (958,upper(substr(md5(trunc(random() * 9999999 + 1000000)::text), 1,6)), 'Actualizaciones', '', 'D', '', '3.03.04.03', 'A');</text:p>
          </table:table-cell>
          <table:table-cell table:number-columns-repeated="2"/>
          <table:table-cell table:formula="of:==IF([.L282] &lt;&gt; &quot;&quot;;&quot;INSERT INTO public.rolopcion(id_rol_opcion, id_rol, id_opcion, consultar, agregar, modificar, eliminar, ejecutar) VALUES (&quot; &amp; [.O282] &amp; &quot;, '41'::integer, &quot; &amp; [.N282] &amp; &quot;, 'S'::text, 'S'::text, 'S'::text, 'S'::text, 'S'::text);&quot;; &quot;&quot;)" office:value-type="string" office:string-value="INSERT INTO public.rolopcion(id_rol_opcion, id_rol, id_opcion, consultar, agregar, modificar, eliminar, ejecutar) VALUES (382, '41'::integer, 958, 'S'::text, 'S'::text, 'S'::text, 'S'::text, 'S'::text);" calcext:value-type="string">
            <text:p>INSERT INTO public.rolopcion(id_rol_opcion, id_rol, id_opcion, consultar, agregar, modificar, eliminar, ejecutar) VALUES (382, '41'::integer, 958, 'S'::text, 'S'::text, 'S'::text, 'S'::text, 'S'::text);</text:p>
          </table:table-cell>
        </table:table-row>
        <table:table-row table:style-name="ro2">
          <table:table-cell table:formula="of:=[.$A$282]&amp;&quot;.&quot;&amp;[.F283]" office:value-type="string" office:string-value="3.03.04.03.01" calcext:value-type="string">
            <text:p>3.03.04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Aumento de Sueldo Personal sin Registro</text:p>
          </table:table-cell>
          <table:table-cell table:number-columns-repeated="4"/>
          <table:table-cell table:formula="of:=[.G283]" office:value-type="string" office:string-value="Aumento de Sueldo Personal sin Registro" calcext:value-type="string">
            <text:p>Aumento de Sueldo Personal sin Registro</text:p>
          </table:table-cell>
          <table:table-cell/>
          <table:table-cell office:value-type="float" office:value="959" calcext:value-type="float">
            <text:p>959</text:p>
          </table:table-cell>
          <table:table-cell office:value-type="float" office:value="383" calcext:value-type="float">
            <text:p>383</text:p>
          </table:table-cell>
          <table:table-cell table:style-name="ce3" table:formula="of:=&quot;(&quot; &amp; [.N283] &amp; &quot;,&quot; &amp; [.$R$1] &amp; &quot;, '&quot; &amp; [.L283]  &amp; &quot;', '&quot; &amp; [.I283] &amp;  &quot;', 'D', '&quot; &amp; [.J283] &amp; &quot;', '&quot; &amp; UPPER([.A283]) &amp; &quot;', 'A');&quot;" office:value-type="string" office:string-value="(959,upper(substr(md5(trunc(random() * 9999999 + 1000000)::text), 1,6)), 'Aumento de Sueldo Personal sin Registro', '', 'D', '', '3.03.04.03.01', 'A');" calcext:value-type="string">
            <text:p>(959,upper(substr(md5(trunc(random() * 9999999 + 1000000)::text), 1,6)), 'Aumento de Sueldo Personal sin Registro', '', 'D', '', '3.03.04.03.01', 'A'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ublic.opcion(id_opcion, codigo_opcion, descripcion, ruta, tipo, uri, jerarquia, estatus) VALUES (959,upper(substr(md5(trunc(random() * 9999999 + 1000000)::text), 1,6)), 'Aumento de Sueldo Personal sin Registro', '', 'D', '', '3.03.04.03.01', 'A');" calcext:value-type="string">
            <text:p>INSERT INTO public.opcion(id_opcion, codigo_opcion, descripcion, ruta, tipo, uri, jerarquia, estatus) VALUES (959,upper(substr(md5(trunc(random() * 9999999 + 1000000)::text), 1,6)), 'Aumento de Sueldo Personal sin Registro', '', 'D', '', '3.03.04.03.01', 'A');</text:p>
          </table:table-cell>
          <table:table-cell table:number-columns-repeated="2"/>
          <table:table-cell table:formula="of:==IF([.L283] &lt;&gt; &quot;&quot;;&quot;INSERT INTO public.rolopcion(id_rol_opcion, id_rol, id_opcion, consultar, agregar, modificar, eliminar, ejecutar) VALUES (&quot; &amp; [.O283] &amp; &quot;, '41'::integer, &quot; &amp; [.N283] &amp; &quot;, 'S'::text, 'S'::text, 'S'::text, 'S'::text, 'S'::text);&quot;; &quot;&quot;)" office:value-type="string" office:string-value="INSERT INTO public.rolopcion(id_rol_opcion, id_rol, id_opcion, consultar, agregar, modificar, eliminar, ejecutar) VALUES (383, '41'::integer, 959, 'S'::text, 'S'::text, 'S'::text, 'S'::text, 'S'::text);" calcext:value-type="string">
            <text:p>INSERT INTO public.rolopcion(id_rol_opcion, id_rol, id_opcion, consultar, agregar, modificar, eliminar, ejecutar) VALUES (383, '41'::integer, 959, 'S'::text, 'S'::text, 'S'::text, 'S'::text, 'S'::text);</text:p>
          </table:table-cell>
        </table:table-row>
        <table:table-row table:style-name="ro2">
          <table:table-cell table:formula="of:=[.$A$282]&amp;&quot;.&quot;&amp;[.F284]" office:value-type="string" office:string-value="3.03.04.03.02" calcext:value-type="string">
            <text:p>3.03.04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Cambio Denominación de Cargo sin Registro</text:p>
          </table:table-cell>
          <table:table-cell table:number-columns-repeated="4"/>
          <table:table-cell table:formula="of:=[.G284]" office:value-type="string" office:string-value="Cambio Denominación de Cargo sin Registro" calcext:value-type="string">
            <text:p>Cambio Denominación de Cargo sin Registro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84" calcext:value-type="float">
            <text:p>384</text:p>
          </table:table-cell>
          <table:table-cell table:style-name="ce3" table:formula="of:=&quot;(&quot; &amp; [.N284] &amp; &quot;,&quot; &amp; [.$R$1] &amp; &quot;, '&quot; &amp; [.L284]  &amp; &quot;', '&quot; &amp; [.I284] &amp;  &quot;', 'D', '&quot; &amp; [.J284] &amp; &quot;', '&quot; &amp; UPPER([.A284]) &amp; &quot;', 'A');&quot;" office:value-type="string" office:string-value="(960,upper(substr(md5(trunc(random() * 9999999 + 1000000)::text), 1,6)), 'Cambio Denominación de Cargo sin Registro', '', 'D', '', '3.03.04.03.02', 'A');" calcext:value-type="string">
            <text:p>(960,upper(substr(md5(trunc(random() * 9999999 + 1000000)::text), 1,6)), 'Cambio Denominación de Cargo sin Registro', '', 'D', '', '3.03.04.03.02', 'A'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ublic.opcion(id_opcion, codigo_opcion, descripcion, ruta, tipo, uri, jerarquia, estatus) VALUES (960,upper(substr(md5(trunc(random() * 9999999 + 1000000)::text), 1,6)), 'Cambio Denominación de Cargo sin Registro', '', 'D', '', '3.03.04.03.02', 'A');" calcext:value-type="string">
            <text:p>INSERT INTO public.opcion(id_opcion, codigo_opcion, descripcion, ruta, tipo, uri, jerarquia, estatus) VALUES (960,upper(substr(md5(trunc(random() * 9999999 + 1000000)::text), 1,6)), 'Cambio Denominación de Cargo sin Registro', '', 'D', '', '3.03.04.03.02', 'A');</text:p>
          </table:table-cell>
          <table:table-cell table:number-columns-repeated="2"/>
          <table:table-cell table:formula="of:==IF([.L284] &lt;&gt; &quot;&quot;;&quot;INSERT INTO public.rolopcion(id_rol_opcion, id_rol, id_opcion, consultar, agregar, modificar, eliminar, ejecutar) VALUES (&quot; &amp; [.O284] &amp; &quot;, '41'::integer, &quot; &amp; [.N284] &amp; &quot;, 'S'::text, 'S'::text, 'S'::text, 'S'::text, 'S'::text);&quot;; &quot;&quot;)" office:value-type="string" office:string-value="INSERT INTO public.rolopcion(id_rol_opcion, id_rol, id_opcion, consultar, agregar, modificar, eliminar, ejecutar) VALUES (384, '41'::integer, 960, 'S'::text, 'S'::text, 'S'::text, 'S'::text, 'S'::text);" calcext:value-type="string">
            <text:p>INSERT INTO public.rolopcion(id_rol_opcion, id_rol, id_opcion, consultar, agregar, modificar, eliminar, ejecutar) VALUES (384, '41'::integer, 960, 'S'::text, 'S'::text, 'S'::text, 'S'::text, 'S'::text);</text:p>
          </table:table-cell>
        </table:table-row>
        <table:table-row table:style-name="ro2">
          <table:table-cell table:formula="of:=[.$A$282]&amp;&quot;.&quot;&amp;[.F285]" office:value-type="string" office:string-value="3.03.04.03.03" calcext:value-type="string">
            <text:p>3.03.04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Licencia sin Sueldo Personal sin Registro</text:p>
          </table:table-cell>
          <table:table-cell table:number-columns-repeated="4"/>
          <table:table-cell table:formula="of:=[.G285]" office:value-type="string" office:string-value="Licencia sin Sueldo Personal sin Registro" calcext:value-type="string">
            <text:p>Licencia sin Sueldo Personal sin Registro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385" calcext:value-type="float">
            <text:p>385</text:p>
          </table:table-cell>
          <table:table-cell table:style-name="ce3" table:formula="of:=&quot;(&quot; &amp; [.N285] &amp; &quot;,&quot; &amp; [.$R$1] &amp; &quot;, '&quot; &amp; [.L285]  &amp; &quot;', '&quot; &amp; [.I285] &amp;  &quot;', 'D', '&quot; &amp; [.J285] &amp; &quot;', '&quot; &amp; UPPER([.A285]) &amp; &quot;', 'A');&quot;" office:value-type="string" office:string-value="(961,upper(substr(md5(trunc(random() * 9999999 + 1000000)::text), 1,6)), 'Licencia sin Sueldo Personal sin Registro', '', 'D', '', '3.03.04.03.03', 'A');" calcext:value-type="string">
            <text:p>(961,upper(substr(md5(trunc(random() * 9999999 + 1000000)::text), 1,6)), 'Licencia sin Sueldo Personal sin Registro', '', 'D', '', '3.03.04.03.03', 'A'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ublic.opcion(id_opcion, codigo_opcion, descripcion, ruta, tipo, uri, jerarquia, estatus) VALUES (961,upper(substr(md5(trunc(random() * 9999999 + 1000000)::text), 1,6)), 'Licencia sin Sueldo Personal sin Registro', '', 'D', '', '3.03.04.03.03', 'A');" calcext:value-type="string">
            <text:p>INSERT INTO public.opcion(id_opcion, codigo_opcion, descripcion, ruta, tipo, uri, jerarquia, estatus) VALUES (961,upper(substr(md5(trunc(random() * 9999999 + 1000000)::text), 1,6)), 'Licencia sin Sueldo Personal sin Registro', '', 'D', '', '3.03.04.03.03', 'A');</text:p>
          </table:table-cell>
          <table:table-cell table:number-columns-repeated="2"/>
          <table:table-cell table:formula="of:==IF([.L285] &lt;&gt; &quot;&quot;;&quot;INSERT INTO public.rolopcion(id_rol_opcion, id_rol, id_opcion, consultar, agregar, modificar, eliminar, ejecutar) VALUES (&quot; &amp; [.O285] &amp; &quot;, '41'::integer, &quot; &amp; [.N285] &amp; &quot;, 'S'::text, 'S'::text, 'S'::text, 'S'::text, 'S'::text);&quot;; &quot;&quot;)" office:value-type="string" office:string-value="INSERT INTO public.rolopcion(id_rol_opcion, id_rol, id_opcion, consultar, agregar, modificar, eliminar, ejecutar) VALUES (385, '41'::integer, 961, 'S'::text, 'S'::text, 'S'::text, 'S'::text, 'S'::text);" calcext:value-type="string">
            <text:p>INSERT INTO public.rolopcion(id_rol_opcion, id_rol, id_opcion, consultar, agregar, modificar, eliminar, ejecutar) VALUES (385, '41'::integer, 961, 'S'::text, 'S'::text, 'S'::text, 'S'::text, 'S'::text);</text:p>
          </table:table-cell>
        </table:table-row>
        <table:table-row table:style-name="ro2">
          <table:table-cell table:formula="of:=[.$A$282]&amp;&quot;.&quot;&amp;[.F286]" office:value-type="string" office:string-value="3.03.04.03.04" calcext:value-type="string">
            <text:p>3.03.04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Licencia con Sueldo Personal sin Registro</text:p>
          </table:table-cell>
          <table:table-cell table:number-columns-repeated="4"/>
          <table:table-cell table:formula="of:=[.G286]" office:value-type="string" office:string-value="Licencia con Sueldo Personal sin Registro" calcext:value-type="string">
            <text:p>Licencia con Sueldo Personal sin Registro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386" calcext:value-type="float">
            <text:p>386</text:p>
          </table:table-cell>
          <table:table-cell table:style-name="ce3" table:formula="of:=&quot;(&quot; &amp; [.N286] &amp; &quot;,&quot; &amp; [.$R$1] &amp; &quot;, '&quot; &amp; [.L286]  &amp; &quot;', '&quot; &amp; [.I286] &amp;  &quot;', 'D', '&quot; &amp; [.J286] &amp; &quot;', '&quot; &amp; UPPER([.A286]) &amp; &quot;', 'A');&quot;" office:value-type="string" office:string-value="(962,upper(substr(md5(trunc(random() * 9999999 + 1000000)::text), 1,6)), 'Licencia con Sueldo Personal sin Registro', '', 'D', '', '3.03.04.03.04', 'A');" calcext:value-type="string">
            <text:p>(962,upper(substr(md5(trunc(random() * 9999999 + 1000000)::text), 1,6)), 'Licencia con Sueldo Personal sin Registro', '', 'D', '', '3.03.04.03.04', 'A'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ublic.opcion(id_opcion, codigo_opcion, descripcion, ruta, tipo, uri, jerarquia, estatus) VALUES (962,upper(substr(md5(trunc(random() * 9999999 + 1000000)::text), 1,6)), 'Licencia con Sueldo Personal sin Registro', '', 'D', '', '3.03.04.03.04', 'A');" calcext:value-type="string">
            <text:p>INSERT INTO public.opcion(id_opcion, codigo_opcion, descripcion, ruta, tipo, uri, jerarquia, estatus) VALUES (962,upper(substr(md5(trunc(random() * 9999999 + 1000000)::text), 1,6)), 'Licencia con Sueldo Personal sin Registro', '', 'D', '', '3.03.04.03.04', 'A');</text:p>
          </table:table-cell>
          <table:table-cell table:number-columns-repeated="2"/>
          <table:table-cell table:formula="of:==IF([.L286] &lt;&gt; &quot;&quot;;&quot;INSERT INTO public.rolopcion(id_rol_opcion, id_rol, id_opcion, consultar, agregar, modificar, eliminar, ejecutar) VALUES (&quot; &amp; [.O286] &amp; &quot;, '41'::integer, &quot; &amp; [.N286] &amp; &quot;, 'S'::text, 'S'::text, 'S'::text, 'S'::text, 'S'::text);&quot;; &quot;&quot;)" office:value-type="string" office:string-value="INSERT INTO public.rolopcion(id_rol_opcion, id_rol, id_opcion, consultar, agregar, modificar, eliminar, ejecutar) VALUES (386, '41'::integer, 962, 'S'::text, 'S'::text, 'S'::text, 'S'::text, 'S'::text);" calcext:value-type="string">
            <text:p>INSERT INTO public.rolopcion(id_rol_opcion, id_rol, id_opcion, consultar, agregar, modificar, eliminar, ejecutar) VALUES (386, '41'::integer, 962, 'S'::text, 'S'::text, 'S'::text, 'S'::text, 'S'::text);</text:p>
          </table:table-cell>
        </table:table-row>
        <table:table-row table:style-name="ro2">
          <table:table-cell table:formula="of:=[.$A$282]&amp;&quot;.&quot;&amp;[.F287]" office:value-type="string" office:string-value="3.03.04.03.05" calcext:value-type="string">
            <text:p>3.03.04.03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Suspensión Personal sin Registro</text:p>
          </table:table-cell>
          <table:table-cell table:number-columns-repeated="4"/>
          <table:table-cell table:formula="of:=[.G287]" office:value-type="string" office:string-value="Suspensión Personal sin Registro" calcext:value-type="string">
            <text:p>Suspensión Personal sin Registro</text:p>
          </table:table-cell>
          <table:table-cell/>
          <table:table-cell office:value-type="float" office:value="963" calcext:value-type="float">
            <text:p>963</text:p>
          </table:table-cell>
          <table:table-cell office:value-type="float" office:value="387" calcext:value-type="float">
            <text:p>387</text:p>
          </table:table-cell>
          <table:table-cell table:style-name="ce3" table:formula="of:=&quot;(&quot; &amp; [.N287] &amp; &quot;,&quot; &amp; [.$R$1] &amp; &quot;, '&quot; &amp; [.L287]  &amp; &quot;', '&quot; &amp; [.I287] &amp;  &quot;', 'D', '&quot; &amp; [.J287] &amp; &quot;', '&quot; &amp; UPPER([.A287]) &amp; &quot;', 'A');&quot;" office:value-type="string" office:string-value="(963,upper(substr(md5(trunc(random() * 9999999 + 1000000)::text), 1,6)), 'Suspensión Personal sin Registro', '', 'D', '', '3.03.04.03.05', 'A');" calcext:value-type="string">
            <text:p>(963,upper(substr(md5(trunc(random() * 9999999 + 1000000)::text), 1,6)), 'Suspensión Personal sin Registro', '', 'D', '', '3.03.04.03.05', 'A'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ublic.opcion(id_opcion, codigo_opcion, descripcion, ruta, tipo, uri, jerarquia, estatus) VALUES (963,upper(substr(md5(trunc(random() * 9999999 + 1000000)::text), 1,6)), 'Suspensión Personal sin Registro', '', 'D', '', '3.03.04.03.05', 'A');" calcext:value-type="string">
            <text:p>INSERT INTO public.opcion(id_opcion, codigo_opcion, descripcion, ruta, tipo, uri, jerarquia, estatus) VALUES (963,upper(substr(md5(trunc(random() * 9999999 + 1000000)::text), 1,6)), 'Suspensión Personal sin Registro', '', 'D', '', '3.03.04.03.05', 'A');</text:p>
          </table:table-cell>
          <table:table-cell table:number-columns-repeated="2"/>
          <table:table-cell table:formula="of:==IF([.L287] &lt;&gt; &quot;&quot;;&quot;INSERT INTO public.rolopcion(id_rol_opcion, id_rol, id_opcion, consultar, agregar, modificar, eliminar, ejecutar) VALUES (&quot; &amp; [.O287] &amp; &quot;, '41'::integer, &quot; &amp; [.N287] &amp; &quot;, 'S'::text, 'S'::text, 'S'::text, 'S'::text, 'S'::text);&quot;; &quot;&quot;)" office:value-type="string" office:string-value="INSERT INTO public.rolopcion(id_rol_opcion, id_rol, id_opcion, consultar, agregar, modificar, eliminar, ejecutar) VALUES (387, '41'::integer, 963, 'S'::text, 'S'::text, 'S'::text, 'S'::text, 'S'::text);" calcext:value-type="string">
            <text:p>INSERT INTO public.rolopcion(id_rol_opcion, id_rol, id_opcion, consultar, agregar, modificar, eliminar, ejecutar) VALUES (387, '41'::integer, 963, 'S'::text, 'S'::text, 'S'::text, 'S'::text, 'S'::text);</text:p>
          </table:table-cell>
        </table:table-row>
        <table:table-row table:style-name="ro2">
          <table:table-cell table:formula="of:=[.$A$282]&amp;&quot;.&quot;&amp;[.F288]" office:value-type="string" office:string-value="3.03.04.03.06" calcext:value-type="string">
            <text:p>3.03.04.03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Reincorporación Personal sin Registro</text:p>
          </table:table-cell>
          <table:table-cell table:number-columns-repeated="4"/>
          <table:table-cell table:formula="of:=[.G288]" office:value-type="string" office:string-value="Reincorporación Personal sin Registro" calcext:value-type="string">
            <text:p>Reincorporación Personal sin Registro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388" calcext:value-type="float">
            <text:p>388</text:p>
          </table:table-cell>
          <table:table-cell table:style-name="ce3" table:formula="of:=&quot;(&quot; &amp; [.N288] &amp; &quot;,&quot; &amp; [.$R$1] &amp; &quot;, '&quot; &amp; [.L288]  &amp; &quot;', '&quot; &amp; [.I288] &amp;  &quot;', 'D', '&quot; &amp; [.J288] &amp; &quot;', '&quot; &amp; UPPER([.A288]) &amp; &quot;', 'A');&quot;" office:value-type="string" office:string-value="(964,upper(substr(md5(trunc(random() * 9999999 + 1000000)::text), 1,6)), 'Reincorporación Personal sin Registro', '', 'D', '', '3.03.04.03.06', 'A');" calcext:value-type="string">
            <text:p>(964,upper(substr(md5(trunc(random() * 9999999 + 1000000)::text), 1,6)), 'Reincorporación Personal sin Registro', '', 'D', '', '3.03.04.03.06', 'A'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ublic.opcion(id_opcion, codigo_opcion, descripcion, ruta, tipo, uri, jerarquia, estatus) VALUES (964,upper(substr(md5(trunc(random() * 9999999 + 1000000)::text), 1,6)), 'Reincorporación Personal sin Registro', '', 'D', '', '3.03.04.03.06', 'A');" calcext:value-type="string">
            <text:p>INSERT INTO public.opcion(id_opcion, codigo_opcion, descripcion, ruta, tipo, uri, jerarquia, estatus) VALUES (964,upper(substr(md5(trunc(random() * 9999999 + 1000000)::text), 1,6)), 'Reincorporación Personal sin Registro', '', 'D', '', '3.03.04.03.06', 'A');</text:p>
          </table:table-cell>
          <table:table-cell table:number-columns-repeated="2"/>
          <table:table-cell table:formula="of:==IF([.L288] &lt;&gt; &quot;&quot;;&quot;INSERT INTO public.rolopcion(id_rol_opcion, id_rol, id_opcion, consultar, agregar, modificar, eliminar, ejecutar) VALUES (&quot; &amp; [.O288] &amp; &quot;, '41'::integer, &quot; &amp; [.N288] &amp; &quot;, 'S'::text, 'S'::text, 'S'::text, 'S'::text, 'S'::text);&quot;; &quot;&quot;)" office:value-type="string" office:string-value="INSERT INTO public.rolopcion(id_rol_opcion, id_rol, id_opcion, consultar, agregar, modificar, eliminar, ejecutar) VALUES (388, '41'::integer, 964, 'S'::text, 'S'::text, 'S'::text, 'S'::text, 'S'::text);" calcext:value-type="string">
            <text:p>INSERT INTO public.rolopcion(id_rol_opcion, id_rol, id_opcion, consultar, agregar, modificar, eliminar, ejecutar) VALUES (388, '41'::integer, 964, 'S'::text, 'S'::text, 'S'::text, 'S'::text, 'S'::text);</text:p>
          </table:table-cell>
        </table:table-row>
        <table:table-row table:style-name="ro2">
          <table:table-cell table:formula="of:=[.$A$282]&amp;&quot;.&quot;&amp;[.F289]" office:value-type="string" office:string-value="3.03.04.03.07" calcext:value-type="string">
            <text:p>3.03.04.03.07</text:p>
          </table:table-cell>
          <table:table-cell table:number-columns-repeated="4"/>
          <table:table-cell office:value-type="string" calcext:value-type="string">
            <text:p>07</text:p>
          </table:table-cell>
          <table:table-cell office:value-type="string" calcext:value-type="string">
            <text:p>Traslado Personal sin Registro</text:p>
          </table:table-cell>
          <table:table-cell table:number-columns-repeated="4"/>
          <table:table-cell table:formula="of:=[.G289]" office:value-type="string" office:string-value="Traslado Personal sin Registro" calcext:value-type="string">
            <text:p>Traslado Personal sin Registro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389" calcext:value-type="float">
            <text:p>389</text:p>
          </table:table-cell>
          <table:table-cell table:style-name="ce3" table:formula="of:=&quot;(&quot; &amp; [.N289] &amp; &quot;,&quot; &amp; [.$R$1] &amp; &quot;, '&quot; &amp; [.L289]  &amp; &quot;', '&quot; &amp; [.I289] &amp;  &quot;', 'D', '&quot; &amp; [.J289] &amp; &quot;', '&quot; &amp; UPPER([.A289]) &amp; &quot;', 'A');&quot;" office:value-type="string" office:string-value="(965,upper(substr(md5(trunc(random() * 9999999 + 1000000)::text), 1,6)), 'Traslado Personal sin Registro', '', 'D', '', '3.03.04.03.07', 'A');" calcext:value-type="string">
            <text:p>(965,upper(substr(md5(trunc(random() * 9999999 + 1000000)::text), 1,6)), 'Traslado Personal sin Registro', '', 'D', '', '3.03.04.03.07', 'A'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ublic.opcion(id_opcion, codigo_opcion, descripcion, ruta, tipo, uri, jerarquia, estatus) VALUES (965,upper(substr(md5(trunc(random() * 9999999 + 1000000)::text), 1,6)), 'Traslado Personal sin Registro', '', 'D', '', '3.03.04.03.07', 'A');" calcext:value-type="string">
            <text:p>INSERT INTO public.opcion(id_opcion, codigo_opcion, descripcion, ruta, tipo, uri, jerarquia, estatus) VALUES (965,upper(substr(md5(trunc(random() * 9999999 + 1000000)::text), 1,6)), 'Traslado Personal sin Registro', '', 'D', '', '3.03.04.03.07', 'A');</text:p>
          </table:table-cell>
          <table:table-cell table:number-columns-repeated="2"/>
          <table:table-cell table:formula="of:==IF([.L289] &lt;&gt; &quot;&quot;;&quot;INSERT INTO public.rolopcion(id_rol_opcion, id_rol, id_opcion, consultar, agregar, modificar, eliminar, ejecutar) VALUES (&quot; &amp; [.O289] &amp; &quot;, '41'::integer, &quot; &amp; [.N289] &amp; &quot;, 'S'::text, 'S'::text, 'S'::text, 'S'::text, 'S'::text);&quot;; &quot;&quot;)" office:value-type="string" office:string-value="INSERT INTO public.rolopcion(id_rol_opcion, id_rol, id_opcion, consultar, agregar, modificar, eliminar, ejecutar) VALUES (389, '41'::integer, 965, 'S'::text, 'S'::text, 'S'::text, 'S'::text, 'S'::text);" calcext:value-type="string">
            <text:p>INSERT INTO public.rolopcion(id_rol_opcion, id_rol, id_opcion, consultar, agregar, modificar, eliminar, ejecutar) VALUES (389, '41'::integer, 965, 'S'::text, 'S'::text, 'S'::text, 'S'::text, 'S'::text);</text:p>
          </table:table-cell>
        </table:table-row>
        <table:table-row table:style-name="ro2">
          <table:table-cell table:formula="of:=[.$A$279]&amp;&quot;.&quot;&amp;[.E290]" office:value-type="string" office:string-value="3.03.04.04" calcext:value-type="string">
            <text:p>3.03.04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greso de Personal sin Registro</text:p>
          </table:table-cell>
          <table:table-cell table:number-columns-repeated="5"/>
          <table:table-cell table:formula="of:=[.F290]" office:value-type="string" office:string-value="Egreso de Personal sin Registro" calcext:value-type="string">
            <text:p>Egreso de Personal sin Registro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390" calcext:value-type="float">
            <text:p>390</text:p>
          </table:table-cell>
          <table:table-cell table:style-name="ce3" table:formula="of:=&quot;(&quot; &amp; [.N290] &amp; &quot;,&quot; &amp; [.$R$1] &amp; &quot;, '&quot; &amp; [.L290]  &amp; &quot;', '&quot; &amp; [.I290] &amp;  &quot;', 'D', '&quot; &amp; [.J290] &amp; &quot;', '&quot; &amp; UPPER([.A290]) &amp; &quot;', 'A');&quot;" office:value-type="string" office:string-value="(966,upper(substr(md5(trunc(random() * 9999999 + 1000000)::text), 1,6)), 'Egreso de Personal sin Registro', '', 'D', '', '3.03.04.04', 'A');" calcext:value-type="string">
            <text:p>(966,upper(substr(md5(trunc(random() * 9999999 + 1000000)::text), 1,6)), 'Egreso de Personal sin Registro', '', 'D', '', '3.03.04.04', 'A'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ublic.opcion(id_opcion, codigo_opcion, descripcion, ruta, tipo, uri, jerarquia, estatus) VALUES (966,upper(substr(md5(trunc(random() * 9999999 + 1000000)::text), 1,6)), 'Egreso de Personal sin Registro', '', 'D', '', '3.03.04.04', 'A');" calcext:value-type="string">
            <text:p>INSERT INTO public.opcion(id_opcion, codigo_opcion, descripcion, ruta, tipo, uri, jerarquia, estatus) VALUES (966,upper(substr(md5(trunc(random() * 9999999 + 1000000)::text), 1,6)), 'Egreso de Personal sin Registro', '', 'D', '', '3.03.04.04', 'A');</text:p>
          </table:table-cell>
          <table:table-cell table:number-columns-repeated="2"/>
          <table:table-cell table:formula="of:==IF([.L290] &lt;&gt; &quot;&quot;;&quot;INSERT INTO public.rolopcion(id_rol_opcion, id_rol, id_opcion, consultar, agregar, modificar, eliminar, ejecutar) VALUES (&quot; &amp; [.O290] &amp; &quot;, '41'::integer, &quot; &amp; [.N290] &amp; &quot;, 'S'::text, 'S'::text, 'S'::text, 'S'::text, 'S'::text);&quot;; &quot;&quot;)" office:value-type="string" office:string-value="INSERT INTO public.rolopcion(id_rol_opcion, id_rol, id_opcion, consultar, agregar, modificar, eliminar, ejecutar) VALUES (390, '41'::integer, 966, 'S'::text, 'S'::text, 'S'::text, 'S'::text, 'S'::text);" calcext:value-type="string">
            <text:p>INSERT INTO public.rolopcion(id_rol_opcion, id_rol, id_opcion, consultar, agregar, modificar, eliminar, ejecutar) VALUES (390, '41'::integer, 966, 'S'::text, 'S'::text, 'S'::text, 'S'::text, 'S'::text);</text:p>
          </table:table-cell>
        </table:table-row>
        <table:table-row table:style-name="ro2">
          <table:table-cell table:formula="of:=[.$A$279]&amp;&quot;.&quot;&amp;[.E291]" office:value-type="string" office:string-value="3.03.04.05" calcext:value-type="string">
            <text:p>3.03.04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Cambio Tipo de Personal sin Registro</text:p>
          </table:table-cell>
          <table:table-cell table:number-columns-repeated="5"/>
          <table:table-cell table:formula="of:=[.F291]" office:value-type="string" office:string-value="Cambio Tipo de Personal sin Registro" calcext:value-type="string">
            <text:p>Cambio Tipo de Personal sin Registro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391" calcext:value-type="float">
            <text:p>391</text:p>
          </table:table-cell>
          <table:table-cell table:style-name="ce3" table:formula="of:=&quot;(&quot; &amp; [.N291] &amp; &quot;,&quot; &amp; [.$R$1] &amp; &quot;, '&quot; &amp; [.L291]  &amp; &quot;', '&quot; &amp; [.I291] &amp;  &quot;', 'D', '&quot; &amp; [.J291] &amp; &quot;', '&quot; &amp; UPPER([.A291]) &amp; &quot;', 'A');&quot;" office:value-type="string" office:string-value="(967,upper(substr(md5(trunc(random() * 9999999 + 1000000)::text), 1,6)), 'Cambio Tipo de Personal sin Registro', '', 'D', '', '3.03.04.05', 'A');" calcext:value-type="string">
            <text:p>(967,upper(substr(md5(trunc(random() * 9999999 + 1000000)::text), 1,6)), 'Cambio Tipo de Personal sin Registro', '', 'D', '', '3.03.04.05', 'A'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ublic.opcion(id_opcion, codigo_opcion, descripcion, ruta, tipo, uri, jerarquia, estatus) VALUES (967,upper(substr(md5(trunc(random() * 9999999 + 1000000)::text), 1,6)), 'Cambio Tipo de Personal sin Registro', '', 'D', '', '3.03.04.05', 'A');" calcext:value-type="string">
            <text:p>INSERT INTO public.opcion(id_opcion, codigo_opcion, descripcion, ruta, tipo, uri, jerarquia, estatus) VALUES (967,upper(substr(md5(trunc(random() * 9999999 + 1000000)::text), 1,6)), 'Cambio Tipo de Personal sin Registro', '', 'D', '', '3.03.04.05', 'A');</text:p>
          </table:table-cell>
          <table:table-cell table:number-columns-repeated="2"/>
          <table:table-cell table:formula="of:==IF([.L291] &lt;&gt; &quot;&quot;;&quot;INSERT INTO public.rolopcion(id_rol_opcion, id_rol, id_opcion, consultar, agregar, modificar, eliminar, ejecutar) VALUES (&quot; &amp; [.O291] &amp; &quot;, '41'::integer, &quot; &amp; [.N291] &amp; &quot;, 'S'::text, 'S'::text, 'S'::text, 'S'::text, 'S'::text);&quot;; &quot;&quot;)" office:value-type="string" office:string-value="INSERT INTO public.rolopcion(id_rol_opcion, id_rol, id_opcion, consultar, agregar, modificar, eliminar, ejecutar) VALUES (391, '41'::integer, 967, 'S'::text, 'S'::text, 'S'::text, 'S'::text, 'S'::text);" calcext:value-type="string">
            <text:p>INSERT INTO public.rolopcion(id_rol_opcion, id_rol, id_opcion, consultar, agregar, modificar, eliminar, ejecutar) VALUES (391, '41'::integer, 967, 'S'::text, 'S'::text, 'S'::text, 'S'::text, 'S'::text);</text:p>
          </table:table-cell>
        </table:table-row>
        <table:table-row table:style-name="ro2">
          <table:table-cell table:formula="of:=[.$A$224]&amp;&quot;.&quot;&amp;[.D292]" office:value-type="string" office:string-value="3.03.05" calcext:value-type="string">
            <text:p>3.0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Manejo de Remesas</text:p>
          </table:table-cell>
          <table:table-cell table:number-columns-repeated="6"/>
          <table:table-cell table:formula="of:=[.E292]" office:value-type="string" office:string-value="Manejo de Remesas" calcext:value-type="string">
            <text:p>Manejo de Remesas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392" calcext:value-type="float">
            <text:p>392</text:p>
          </table:table-cell>
          <table:table-cell table:style-name="ce3" table:formula="of:=&quot;(&quot; &amp; [.N292] &amp; &quot;,&quot; &amp; [.$R$1] &amp; &quot;, '&quot; &amp; [.L292]  &amp; &quot;', '&quot; &amp; [.I292] &amp;  &quot;', 'D', '&quot; &amp; [.J292] &amp; &quot;', '&quot; &amp; UPPER([.A292]) &amp; &quot;', 'A');&quot;" office:value-type="string" office:string-value="(968,upper(substr(md5(trunc(random() * 9999999 + 1000000)::text), 1,6)), 'Manejo de Remesas', '', 'D', '', '3.03.05', 'A');" calcext:value-type="string">
            <text:p>(968,upper(substr(md5(trunc(random() * 9999999 + 1000000)::text), 1,6)), 'Manejo de Remesas', '', 'D', '', '3.03.05', 'A'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ublic.opcion(id_opcion, codigo_opcion, descripcion, ruta, tipo, uri, jerarquia, estatus) VALUES (968,upper(substr(md5(trunc(random() * 9999999 + 1000000)::text), 1,6)), 'Manejo de Remesas', '', 'D', '', '3.03.05', 'A');" calcext:value-type="string">
            <text:p>INSERT INTO public.opcion(id_opcion, codigo_opcion, descripcion, ruta, tipo, uri, jerarquia, estatus) VALUES (968,upper(substr(md5(trunc(random() * 9999999 + 1000000)::text), 1,6)), 'Manejo de Remesas', '', 'D', '', '3.03.05', 'A');</text:p>
          </table:table-cell>
          <table:table-cell table:number-columns-repeated="2"/>
          <table:table-cell table:formula="of:==IF([.L292] &lt;&gt; &quot;&quot;;&quot;INSERT INTO public.rolopcion(id_rol_opcion, id_rol, id_opcion, consultar, agregar, modificar, eliminar, ejecutar) VALUES (&quot; &amp; [.O292] &amp; &quot;, '41'::integer, &quot; &amp; [.N292] &amp; &quot;, 'S'::text, 'S'::text, 'S'::text, 'S'::text, 'S'::text);&quot;; &quot;&quot;)" office:value-type="string" office:string-value="INSERT INTO public.rolopcion(id_rol_opcion, id_rol, id_opcion, consultar, agregar, modificar, eliminar, ejecutar) VALUES (392, '41'::integer, 968, 'S'::text, 'S'::text, 'S'::text, 'S'::text, 'S'::text);" calcext:value-type="string">
            <text:p>INSERT INTO public.rolopcion(id_rol_opcion, id_rol, id_opcion, consultar, agregar, modificar, eliminar, ejecutar) VALUES (392, '41'::integer, 968, 'S'::text, 'S'::text, 'S'::text, 'S'::text, 'S'::text);</text:p>
          </table:table-cell>
        </table:table-row>
        <table:table-row table:style-name="ro2">
          <table:table-cell table:formula="of:=[.$A$292]&amp;&quot;.&quot;&amp;[.E293]" office:value-type="string" office:string-value="3.03.05.01" calcext:value-type="string">
            <text:p>3.0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mesas</text:p>
          </table:table-cell>
          <table:table-cell table:number-columns-repeated="5"/>
          <table:table-cell table:formula="of:=[.F293]" office:value-type="string" office:string-value="Remesas" calcext:value-type="string">
            <text:p>Remesas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393" calcext:value-type="float">
            <text:p>393</text:p>
          </table:table-cell>
          <table:table-cell table:style-name="ce3" table:formula="of:=&quot;(&quot; &amp; [.N293] &amp; &quot;,&quot; &amp; [.$R$1] &amp; &quot;, '&quot; &amp; [.L293]  &amp; &quot;', '&quot; &amp; [.I293] &amp;  &quot;', 'D', '&quot; &amp; [.J293] &amp; &quot;', '&quot; &amp; UPPER([.A293]) &amp; &quot;', 'A');&quot;" office:value-type="string" office:string-value="(969,upper(substr(md5(trunc(random() * 9999999 + 1000000)::text), 1,6)), 'Remesas', '', 'D', '', '3.03.05.01', 'A');" calcext:value-type="string">
            <text:p>(969,upper(substr(md5(trunc(random() * 9999999 + 1000000)::text), 1,6)), 'Remesas', '', 'D', '', '3.03.05.01', 'A'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ublic.opcion(id_opcion, codigo_opcion, descripcion, ruta, tipo, uri, jerarquia, estatus) VALUES (969,upper(substr(md5(trunc(random() * 9999999 + 1000000)::text), 1,6)), 'Remesas', '', 'D', '', '3.03.05.01', 'A');" calcext:value-type="string">
            <text:p>INSERT INTO public.opcion(id_opcion, codigo_opcion, descripcion, ruta, tipo, uri, jerarquia, estatus) VALUES (969,upper(substr(md5(trunc(random() * 9999999 + 1000000)::text), 1,6)), 'Remesas', '', 'D', '', '3.03.05.01', 'A');</text:p>
          </table:table-cell>
          <table:table-cell table:number-columns-repeated="2"/>
          <table:table-cell table:formula="of:==IF([.L293] &lt;&gt; &quot;&quot;;&quot;INSERT INTO public.rolopcion(id_rol_opcion, id_rol, id_opcion, consultar, agregar, modificar, eliminar, ejecutar) VALUES (&quot; &amp; [.O293] &amp; &quot;, '41'::integer, &quot; &amp; [.N293] &amp; &quot;, 'S'::text, 'S'::text, 'S'::text, 'S'::text, 'S'::text);&quot;; &quot;&quot;)" office:value-type="string" office:string-value="INSERT INTO public.rolopcion(id_rol_opcion, id_rol, id_opcion, consultar, agregar, modificar, eliminar, ejecutar) VALUES (393, '41'::integer, 969, 'S'::text, 'S'::text, 'S'::text, 'S'::text, 'S'::text);" calcext:value-type="string">
            <text:p>INSERT INTO public.rolopcion(id_rol_opcion, id_rol, id_opcion, consultar, agregar, modificar, eliminar, ejecutar) VALUES (393, '41'::integer, 969, 'S'::text, 'S'::text, 'S'::text, 'S'::text, 'S'::text);</text:p>
          </table:table-cell>
        </table:table-row>
        <table:table-row table:style-name="ro2">
          <table:table-cell table:formula="of:=[.$A$292]&amp;&quot;.&quot;&amp;[.E294]" office:value-type="string" office:string-value="3.03.05.02" calcext:value-type="string">
            <text:p>3.0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ociar Movimientos</text:p>
          </table:table-cell>
          <table:table-cell table:number-columns-repeated="5"/>
          <table:table-cell table:formula="of:=[.F294]" office:value-type="string" office:string-value="Asociar Movimientos" calcext:value-type="string">
            <text:p>Asociar Movimientos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394" calcext:value-type="float">
            <text:p>394</text:p>
          </table:table-cell>
          <table:table-cell table:style-name="ce3" table:formula="of:=&quot;(&quot; &amp; [.N294] &amp; &quot;,&quot; &amp; [.$R$1] &amp; &quot;, '&quot; &amp; [.L294]  &amp; &quot;', '&quot; &amp; [.I294] &amp;  &quot;', 'D', '&quot; &amp; [.J294] &amp; &quot;', '&quot; &amp; UPPER([.A294]) &amp; &quot;', 'A');&quot;" office:value-type="string" office:string-value="(970,upper(substr(md5(trunc(random() * 9999999 + 1000000)::text), 1,6)), 'Asociar Movimientos', '', 'D', '', '3.03.05.02', 'A');" calcext:value-type="string">
            <text:p>(970,upper(substr(md5(trunc(random() * 9999999 + 1000000)::text), 1,6)), 'Asociar Movimientos', '', 'D', '', '3.03.05.02', 'A'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ublic.opcion(id_opcion, codigo_opcion, descripcion, ruta, tipo, uri, jerarquia, estatus) VALUES (970,upper(substr(md5(trunc(random() * 9999999 + 1000000)::text), 1,6)), 'Asociar Movimientos', '', 'D', '', '3.03.05.02', 'A');" calcext:value-type="string">
            <text:p>INSERT INTO public.opcion(id_opcion, codigo_opcion, descripcion, ruta, tipo, uri, jerarquia, estatus) VALUES (970,upper(substr(md5(trunc(random() * 9999999 + 1000000)::text), 1,6)), 'Asociar Movimientos', '', 'D', '', '3.03.05.02', 'A');</text:p>
          </table:table-cell>
          <table:table-cell table:number-columns-repeated="2"/>
          <table:table-cell table:formula="of:==IF([.L294] &lt;&gt; &quot;&quot;;&quot;INSERT INTO public.rolopcion(id_rol_opcion, id_rol, id_opcion, consultar, agregar, modificar, eliminar, ejecutar) VALUES (&quot; &amp; [.O294] &amp; &quot;, '41'::integer, &quot; &amp; [.N294] &amp; &quot;, 'S'::text, 'S'::text, 'S'::text, 'S'::text, 'S'::text);&quot;; &quot;&quot;)" office:value-type="string" office:string-value="INSERT INTO public.rolopcion(id_rol_opcion, id_rol, id_opcion, consultar, agregar, modificar, eliminar, ejecutar) VALUES (394, '41'::integer, 970, 'S'::text, 'S'::text, 'S'::text, 'S'::text, 'S'::text);" calcext:value-type="string">
            <text:p>INSERT INTO public.rolopcion(id_rol_opcion, id_rol, id_opcion, consultar, agregar, modificar, eliminar, ejecutar) VALUES (394, '41'::integer, 970, 'S'::text, 'S'::text, 'S'::text, 'S'::text, 'S'::text);</text:p>
          </table:table-cell>
        </table:table-row>
        <table:table-row table:style-name="ro2">
          <table:table-cell table:formula="of:=[.$A$292]&amp;&quot;.&quot;&amp;[.E295]" office:value-type="string" office:string-value="3.03.05.03" calcext:value-type="string">
            <text:p>3.03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Cerrar Remesa</text:p>
          </table:table-cell>
          <table:table-cell table:number-columns-repeated="5"/>
          <table:table-cell table:formula="of:=[.F295]" office:value-type="string" office:string-value="Cerrar Remesa" calcext:value-type="string">
            <text:p>Cerrar Remesa</text:p>
          </table:table-cell>
          <table:table-cell/>
          <table:table-cell office:value-type="float" office:value="971" calcext:value-type="float">
            <text:p>971</text:p>
          </table:table-cell>
          <table:table-cell office:value-type="float" office:value="395" calcext:value-type="float">
            <text:p>395</text:p>
          </table:table-cell>
          <table:table-cell table:style-name="ce3" table:formula="of:=&quot;(&quot; &amp; [.N295] &amp; &quot;,&quot; &amp; [.$R$1] &amp; &quot;, '&quot; &amp; [.L295]  &amp; &quot;', '&quot; &amp; [.I295] &amp;  &quot;', 'D', '&quot; &amp; [.J295] &amp; &quot;', '&quot; &amp; UPPER([.A295]) &amp; &quot;', 'A');&quot;" office:value-type="string" office:string-value="(971,upper(substr(md5(trunc(random() * 9999999 + 1000000)::text), 1,6)), 'Cerrar Remesa', '', 'D', '', '3.03.05.03', 'A');" calcext:value-type="string">
            <text:p>(971,upper(substr(md5(trunc(random() * 9999999 + 1000000)::text), 1,6)), 'Cerrar Remesa', '', 'D', '', '3.03.05.03', 'A'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ublic.opcion(id_opcion, codigo_opcion, descripcion, ruta, tipo, uri, jerarquia, estatus) VALUES (971,upper(substr(md5(trunc(random() * 9999999 + 1000000)::text), 1,6)), 'Cerrar Remesa', '', 'D', '', '3.03.05.03', 'A');" calcext:value-type="string">
            <text:p>INSERT INTO public.opcion(id_opcion, codigo_opcion, descripcion, ruta, tipo, uri, jerarquia, estatus) VALUES (971,upper(substr(md5(trunc(random() * 9999999 + 1000000)::text), 1,6)), 'Cerrar Remesa', '', 'D', '', '3.03.05.03', 'A');</text:p>
          </table:table-cell>
          <table:table-cell table:number-columns-repeated="2"/>
          <table:table-cell table:formula="of:==IF([.L295] &lt;&gt; &quot;&quot;;&quot;INSERT INTO public.rolopcion(id_rol_opcion, id_rol, id_opcion, consultar, agregar, modificar, eliminar, ejecutar) VALUES (&quot; &amp; [.O295] &amp; &quot;, '41'::integer, &quot; &amp; [.N295] &amp; &quot;, 'S'::text, 'S'::text, 'S'::text, 'S'::text, 'S'::text);&quot;; &quot;&quot;)" office:value-type="string" office:string-value="INSERT INTO public.rolopcion(id_rol_opcion, id_rol, id_opcion, consultar, agregar, modificar, eliminar, ejecutar) VALUES (395, '41'::integer, 971, 'S'::text, 'S'::text, 'S'::text, 'S'::text, 'S'::text);" calcext:value-type="string">
            <text:p>INSERT INTO public.rolopcion(id_rol_opcion, id_rol, id_opcion, consultar, agregar, modificar, eliminar, ejecutar) VALUES (395, '41'::integer, 971, 'S'::text, 'S'::text, 'S'::text, 'S'::text, 'S'::text);</text:p>
          </table:table-cell>
        </table:table-row>
        <table:table-row table:style-name="ro2">
          <table:table-cell table:formula="of:=[.$A$292]&amp;&quot;.&quot;&amp;[.E296]" office:value-type="string" office:string-value="3.03.05.04" calcext:value-type="string">
            <text:p>3.03.05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nviar Remesa</text:p>
          </table:table-cell>
          <table:table-cell table:number-columns-repeated="5"/>
          <table:table-cell table:formula="of:=[.F296]" office:value-type="string" office:string-value="Enviar Remesa" calcext:value-type="string">
            <text:p>Enviar Remesa</text:p>
          </table:table-cell>
          <table:table-cell/>
          <table:table-cell office:value-type="float" office:value="972" calcext:value-type="float">
            <text:p>972</text:p>
          </table:table-cell>
          <table:table-cell office:value-type="float" office:value="396" calcext:value-type="float">
            <text:p>396</text:p>
          </table:table-cell>
          <table:table-cell table:style-name="ce3" table:formula="of:=&quot;(&quot; &amp; [.N296] &amp; &quot;,&quot; &amp; [.$R$1] &amp; &quot;, '&quot; &amp; [.L296]  &amp; &quot;', '&quot; &amp; [.I296] &amp;  &quot;', 'D', '&quot; &amp; [.J296] &amp; &quot;', '&quot; &amp; UPPER([.A296]) &amp; &quot;', 'A');&quot;" office:value-type="string" office:string-value="(972,upper(substr(md5(trunc(random() * 9999999 + 1000000)::text), 1,6)), 'Enviar Remesa', '', 'D', '', '3.03.05.04', 'A');" calcext:value-type="string">
            <text:p>(972,upper(substr(md5(trunc(random() * 9999999 + 1000000)::text), 1,6)), 'Enviar Remesa', '', 'D', '', '3.03.05.04', 'A'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ublic.opcion(id_opcion, codigo_opcion, descripcion, ruta, tipo, uri, jerarquia, estatus) VALUES (972,upper(substr(md5(trunc(random() * 9999999 + 1000000)::text), 1,6)), 'Enviar Remesa', '', 'D', '', '3.03.05.04', 'A');" calcext:value-type="string">
            <text:p>INSERT INTO public.opcion(id_opcion, codigo_opcion, descripcion, ruta, tipo, uri, jerarquia, estatus) VALUES (972,upper(substr(md5(trunc(random() * 9999999 + 1000000)::text), 1,6)), 'Enviar Remesa', '', 'D', '', '3.03.05.04', 'A');</text:p>
          </table:table-cell>
          <table:table-cell table:number-columns-repeated="2"/>
          <table:table-cell table:formula="of:==IF([.L296] &lt;&gt; &quot;&quot;;&quot;INSERT INTO public.rolopcion(id_rol_opcion, id_rol, id_opcion, consultar, agregar, modificar, eliminar, ejecutar) VALUES (&quot; &amp; [.O296] &amp; &quot;, '41'::integer, &quot; &amp; [.N296] &amp; &quot;, 'S'::text, 'S'::text, 'S'::text, 'S'::text, 'S'::text);&quot;; &quot;&quot;)" office:value-type="string" office:string-value="INSERT INTO public.rolopcion(id_rol_opcion, id_rol, id_opcion, consultar, agregar, modificar, eliminar, ejecutar) VALUES (396, '41'::integer, 972, 'S'::text, 'S'::text, 'S'::text, 'S'::text, 'S'::text);" calcext:value-type="string">
            <text:p>INSERT INTO public.rolopcion(id_rol_opcion, id_rol, id_opcion, consultar, agregar, modificar, eliminar, ejecutar) VALUES (396, '41'::integer, 972, 'S'::text, 'S'::text, 'S'::text, 'S'::text, 'S'::text);</text:p>
          </table:table-cell>
        </table:table-row>
        <table:table-row table:style-name="ro2">
          <table:table-cell table:formula="of:=[.$A$292]&amp;&quot;.&quot;&amp;[.E297]" office:value-type="string" office:string-value="3.03.05.05" calcext:value-type="string">
            <text:p>3.03.05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Aprobar Movimientos</text:p>
          </table:table-cell>
          <table:table-cell table:number-columns-repeated="5"/>
          <table:table-cell table:formula="of:=[.F297]" office:value-type="string" office:string-value="Aprobar Movimientos" calcext:value-type="string">
            <text:p>Aprobar Movimientos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397" calcext:value-type="float">
            <text:p>397</text:p>
          </table:table-cell>
          <table:table-cell table:style-name="ce3" table:formula="of:=&quot;(&quot; &amp; [.N297] &amp; &quot;,&quot; &amp; [.$R$1] &amp; &quot;, '&quot; &amp; [.L297]  &amp; &quot;', '&quot; &amp; [.I297] &amp;  &quot;', 'D', '&quot; &amp; [.J297] &amp; &quot;', '&quot; &amp; UPPER([.A297]) &amp; &quot;', 'A');&quot;" office:value-type="string" office:string-value="(973,upper(substr(md5(trunc(random() * 9999999 + 1000000)::text), 1,6)), 'Aprobar Movimientos', '', 'D', '', '3.03.05.05', 'A');" calcext:value-type="string">
            <text:p>(973,upper(substr(md5(trunc(random() * 9999999 + 1000000)::text), 1,6)), 'Aprobar Movimientos', '', 'D', '', '3.03.05.05', 'A'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ublic.opcion(id_opcion, codigo_opcion, descripcion, ruta, tipo, uri, jerarquia, estatus) VALUES (973,upper(substr(md5(trunc(random() * 9999999 + 1000000)::text), 1,6)), 'Aprobar Movimientos', '', 'D', '', '3.03.05.05', 'A');" calcext:value-type="string">
            <text:p>INSERT INTO public.opcion(id_opcion, codigo_opcion, descripcion, ruta, tipo, uri, jerarquia, estatus) VALUES (973,upper(substr(md5(trunc(random() * 9999999 + 1000000)::text), 1,6)), 'Aprobar Movimientos', '', 'D', '', '3.03.05.05', 'A');</text:p>
          </table:table-cell>
          <table:table-cell table:number-columns-repeated="2"/>
          <table:table-cell table:formula="of:==IF([.L297] &lt;&gt; &quot;&quot;;&quot;INSERT INTO public.rolopcion(id_rol_opcion, id_rol, id_opcion, consultar, agregar, modificar, eliminar, ejecutar) VALUES (&quot; &amp; [.O297] &amp; &quot;, '41'::integer, &quot; &amp; [.N297] &amp; &quot;, 'S'::text, 'S'::text, 'S'::text, 'S'::text, 'S'::text);&quot;; &quot;&quot;)" office:value-type="string" office:string-value="INSERT INTO public.rolopcion(id_rol_opcion, id_rol, id_opcion, consultar, agregar, modificar, eliminar, ejecutar) VALUES (397, '41'::integer, 973, 'S'::text, 'S'::text, 'S'::text, 'S'::text, 'S'::text);" calcext:value-type="string">
            <text:p>INSERT INTO public.rolopcion(id_rol_opcion, id_rol, id_opcion, consultar, agregar, modificar, eliminar, ejecutar) VALUES (397, '41'::integer, 973, 'S'::text, 'S'::text, 'S'::text, 'S'::text, 'S'::text);</text:p>
          </table:table-cell>
        </table:table-row>
        <table:table-row table:style-name="ro2">
          <table:table-cell table:formula="of:=[.$A$292]&amp;&quot;.&quot;&amp;[.E298]" office:value-type="string" office:string-value="3.03.05.06" calcext:value-type="string">
            <text:p>3.03.05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Recibir Remesas</text:p>
          </table:table-cell>
          <table:table-cell table:number-columns-repeated="5"/>
          <table:table-cell table:formula="of:=[.F298]" office:value-type="string" office:string-value="Recibir Remesas" calcext:value-type="string">
            <text:p>Recibir Remesas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398" calcext:value-type="float">
            <text:p>398</text:p>
          </table:table-cell>
          <table:table-cell table:style-name="ce3" table:formula="of:=&quot;(&quot; &amp; [.N298] &amp; &quot;,&quot; &amp; [.$R$1] &amp; &quot;, '&quot; &amp; [.L298]  &amp; &quot;', '&quot; &amp; [.I298] &amp;  &quot;', 'D', '&quot; &amp; [.J298] &amp; &quot;', '&quot; &amp; UPPER([.A298]) &amp; &quot;', 'A');&quot;" office:value-type="string" office:string-value="(974,upper(substr(md5(trunc(random() * 9999999 + 1000000)::text), 1,6)), 'Recibir Remesas', '', 'D', '', '3.03.05.06', 'A');" calcext:value-type="string">
            <text:p>(974,upper(substr(md5(trunc(random() * 9999999 + 1000000)::text), 1,6)), 'Recibir Remesas', '', 'D', '', '3.03.05.06', 'A'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ublic.opcion(id_opcion, codigo_opcion, descripcion, ruta, tipo, uri, jerarquia, estatus) VALUES (974,upper(substr(md5(trunc(random() * 9999999 + 1000000)::text), 1,6)), 'Recibir Remesas', '', 'D', '', '3.03.05.06', 'A');" calcext:value-type="string">
            <text:p>INSERT INTO public.opcion(id_opcion, codigo_opcion, descripcion, ruta, tipo, uri, jerarquia, estatus) VALUES (974,upper(substr(md5(trunc(random() * 9999999 + 1000000)::text), 1,6)), 'Recibir Remesas', '', 'D', '', '3.03.05.06', 'A');</text:p>
          </table:table-cell>
          <table:table-cell table:number-columns-repeated="2"/>
          <table:table-cell table:formula="of:==IF([.L298] &lt;&gt; &quot;&quot;;&quot;INSERT INTO public.rolopcion(id_rol_opcion, id_rol, id_opcion, consultar, agregar, modificar, eliminar, ejecutar) VALUES (&quot; &amp; [.O298] &amp; &quot;, '41'::integer, &quot; &amp; [.N298] &amp; &quot;, 'S'::text, 'S'::text, 'S'::text, 'S'::text, 'S'::text);&quot;; &quot;&quot;)" office:value-type="string" office:string-value="INSERT INTO public.rolopcion(id_rol_opcion, id_rol, id_opcion, consultar, agregar, modificar, eliminar, ejecutar) VALUES (398, '41'::integer, 974, 'S'::text, 'S'::text, 'S'::text, 'S'::text, 'S'::text);" calcext:value-type="string">
            <text:p>INSERT INTO public.rolopcion(id_rol_opcion, id_rol, id_opcion, consultar, agregar, modificar, eliminar, ejecutar) VALUES (398, '41'::integer, 974, 'S'::text, 'S'::text, 'S'::text, 'S'::text, 'S'::text);</text:p>
          </table:table-cell>
        </table:table-row>
        <table:table-row table:style-name="ro2">
          <table:table-cell table:formula="of:=[.$A$292]&amp;&quot;.&quot;&amp;[.E299]" office:value-type="string" office:string-value="3.03.05.07" calcext:value-type="string">
            <text:p>3.03.05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299]" office:value-type="string" office:string-value="Reportes" calcext:value-type="string">
            <text:p>Reportes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399" calcext:value-type="float">
            <text:p>399</text:p>
          </table:table-cell>
          <table:table-cell table:style-name="ce3" table:formula="of:=&quot;(&quot; &amp; [.N299] &amp; &quot;,&quot; &amp; [.$R$1] &amp; &quot;, '&quot; &amp; [.L299]  &amp; &quot;', '&quot; &amp; [.I299] &amp;  &quot;', 'D', '&quot; &amp; [.J299] &amp; &quot;', '&quot; &amp; UPPER([.A299]) &amp; &quot;', 'A');&quot;" office:value-type="string" office:string-value="(975,upper(substr(md5(trunc(random() * 9999999 + 1000000)::text), 1,6)), 'Reportes', '', 'D', '', '3.03.05.07', 'A');" calcext:value-type="string">
            <text:p>(975,upper(substr(md5(trunc(random() * 9999999 + 1000000)::text), 1,6)), 'Reportes', '', 'D', '', '3.03.05.07', 'A'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ublic.opcion(id_opcion, codigo_opcion, descripcion, ruta, tipo, uri, jerarquia, estatus) VALUES (975,upper(substr(md5(trunc(random() * 9999999 + 1000000)::text), 1,6)), 'Reportes', '', 'D', '', '3.03.05.07', 'A');" calcext:value-type="string">
            <text:p>INSERT INTO public.opcion(id_opcion, codigo_opcion, descripcion, ruta, tipo, uri, jerarquia, estatus) VALUES (975,upper(substr(md5(trunc(random() * 9999999 + 1000000)::text), 1,6)), 'Reportes', '', 'D', '', '3.03.05.07', 'A');</text:p>
          </table:table-cell>
          <table:table-cell table:number-columns-repeated="2"/>
          <table:table-cell table:formula="of:==IF([.L299] &lt;&gt; &quot;&quot;;&quot;INSERT INTO public.rolopcion(id_rol_opcion, id_rol, id_opcion, consultar, agregar, modificar, eliminar, ejecutar) VALUES (&quot; &amp; [.O299] &amp; &quot;, '41'::integer, &quot; &amp; [.N299] &amp; &quot;, 'S'::text, 'S'::text, 'S'::text, 'S'::text, 'S'::text);&quot;; &quot;&quot;)" office:value-type="string" office:string-value="INSERT INTO public.rolopcion(id_rol_opcion, id_rol, id_opcion, consultar, agregar, modificar, eliminar, ejecutar) VALUES (399, '41'::integer, 975, 'S'::text, 'S'::text, 'S'::text, 'S'::text, 'S'::text);" calcext:value-type="string">
            <text:p>INSERT INTO public.rolopcion(id_rol_opcion, id_rol, id_opcion, consultar, agregar, modificar, eliminar, ejecutar) VALUES (399, '41'::integer, 975, 'S'::text, 'S'::text, 'S'::text, 'S'::text, 'S'::text);</text:p>
          </table:table-cell>
        </table:table-row>
        <table:table-row table:style-name="ro2">
          <table:table-cell table:formula="of:=[.$A$299]&amp;&quot;.&quot;&amp;[.F300]" office:value-type="string" office:string-value="3.03.05.07.01" calcext:value-type="string">
            <text:p>3.03.05.07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Movimientos con Remesas</text:p>
          </table:table-cell>
          <table:table-cell table:number-columns-repeated="4"/>
          <table:table-cell table:formula="of:=[.G300]" office:value-type="string" office:string-value="Movimientos con Remesas" calcext:value-type="string">
            <text:p>Movimientos con Remesas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400" calcext:value-type="float">
            <text:p>400</text:p>
          </table:table-cell>
          <table:table-cell table:style-name="ce3" table:formula="of:=&quot;(&quot; &amp; [.N300] &amp; &quot;,&quot; &amp; [.$R$1] &amp; &quot;, '&quot; &amp; [.L300]  &amp; &quot;', '&quot; &amp; [.I300] &amp;  &quot;', 'D', '&quot; &amp; [.J300] &amp; &quot;', '&quot; &amp; UPPER([.A300]) &amp; &quot;', 'A');&quot;" office:value-type="string" office:string-value="(976,upper(substr(md5(trunc(random() * 9999999 + 1000000)::text), 1,6)), 'Movimientos con Remesas', '', 'D', '', '3.03.05.07.01', 'A');" calcext:value-type="string">
            <text:p>(976,upper(substr(md5(trunc(random() * 9999999 + 1000000)::text), 1,6)), 'Movimientos con Remesas', '', 'D', '', '3.03.05.07.01', 'A'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ublic.opcion(id_opcion, codigo_opcion, descripcion, ruta, tipo, uri, jerarquia, estatus) VALUES (976,upper(substr(md5(trunc(random() * 9999999 + 1000000)::text), 1,6)), 'Movimientos con Remesas', '', 'D', '', '3.03.05.07.01', 'A');" calcext:value-type="string">
            <text:p>INSERT INTO public.opcion(id_opcion, codigo_opcion, descripcion, ruta, tipo, uri, jerarquia, estatus) VALUES (976,upper(substr(md5(trunc(random() * 9999999 + 1000000)::text), 1,6)), 'Movimientos con Remesas', '', 'D', '', '3.03.05.07.01', 'A');</text:p>
          </table:table-cell>
          <table:table-cell table:number-columns-repeated="2"/>
          <table:table-cell table:formula="of:==IF([.L300] &lt;&gt; &quot;&quot;;&quot;INSERT INTO public.rolopcion(id_rol_opcion, id_rol, id_opcion, consultar, agregar, modificar, eliminar, ejecutar) VALUES (&quot; &amp; [.O300] &amp; &quot;, '41'::integer, &quot; &amp; [.N300] &amp; &quot;, 'S'::text, 'S'::text, 'S'::text, 'S'::text, 'S'::text);&quot;; &quot;&quot;)" office:value-type="string" office:string-value="INSERT INTO public.rolopcion(id_rol_opcion, id_rol, id_opcion, consultar, agregar, modificar, eliminar, ejecutar) VALUES (400, '41'::integer, 976, 'S'::text, 'S'::text, 'S'::text, 'S'::text, 'S'::text);" calcext:value-type="string">
            <text:p>INSERT INTO public.rolopcion(id_rol_opcion, id_rol, id_opcion, consultar, agregar, modificar, eliminar, ejecutar) VALUES (400, '41'::integer, 976, 'S'::text, 'S'::text, 'S'::text, 'S'::text, 'S'::text);</text:p>
          </table:table-cell>
        </table:table-row>
        <table:table-row table:style-name="ro2">
          <table:table-cell table:formula="of:=[.$A$299]&amp;&quot;.&quot;&amp;[.F301]" office:value-type="string" office:string-value="3.03.05.07.02" calcext:value-type="string">
            <text:p>3.03.05.07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Movimientos sin Remesas</text:p>
          </table:table-cell>
          <table:table-cell table:number-columns-repeated="4"/>
          <table:table-cell table:formula="of:=[.G301]" office:value-type="string" office:string-value="Movimientos sin Remesas" calcext:value-type="string">
            <text:p>Movimientos sin Remesas</text:p>
          </table:table-cell>
          <table:table-cell/>
          <table:table-cell office:value-type="float" office:value="977" calcext:value-type="float">
            <text:p>977</text:p>
          </table:table-cell>
          <table:table-cell office:value-type="float" office:value="401" calcext:value-type="float">
            <text:p>401</text:p>
          </table:table-cell>
          <table:table-cell table:style-name="ce3" table:formula="of:=&quot;(&quot; &amp; [.N301] &amp; &quot;,&quot; &amp; [.$R$1] &amp; &quot;, '&quot; &amp; [.L301]  &amp; &quot;', '&quot; &amp; [.I301] &amp;  &quot;', 'D', '&quot; &amp; [.J301] &amp; &quot;', '&quot; &amp; UPPER([.A301]) &amp; &quot;', 'A');&quot;" office:value-type="string" office:string-value="(977,upper(substr(md5(trunc(random() * 9999999 + 1000000)::text), 1,6)), 'Movimientos sin Remesas', '', 'D', '', '3.03.05.07.02', 'A');" calcext:value-type="string">
            <text:p>(977,upper(substr(md5(trunc(random() * 9999999 + 1000000)::text), 1,6)), 'Movimientos sin Remesas', '', 'D', '', '3.03.05.07.02', 'A'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ublic.opcion(id_opcion, codigo_opcion, descripcion, ruta, tipo, uri, jerarquia, estatus) VALUES (977,upper(substr(md5(trunc(random() * 9999999 + 1000000)::text), 1,6)), 'Movimientos sin Remesas', '', 'D', '', '3.03.05.07.02', 'A');" calcext:value-type="string">
            <text:p>INSERT INTO public.opcion(id_opcion, codigo_opcion, descripcion, ruta, tipo, uri, jerarquia, estatus) VALUES (977,upper(substr(md5(trunc(random() * 9999999 + 1000000)::text), 1,6)), 'Movimientos sin Remesas', '', 'D', '', '3.03.05.07.02', 'A');</text:p>
          </table:table-cell>
          <table:table-cell table:number-columns-repeated="2"/>
          <table:table-cell table:formula="of:==IF([.L301] &lt;&gt; &quot;&quot;;&quot;INSERT INTO public.rolopcion(id_rol_opcion, id_rol, id_opcion, consultar, agregar, modificar, eliminar, ejecutar) VALUES (&quot; &amp; [.O301] &amp; &quot;, '41'::integer, &quot; &amp; [.N301] &amp; &quot;, 'S'::text, 'S'::text, 'S'::text, 'S'::text, 'S'::text);&quot;; &quot;&quot;)" office:value-type="string" office:string-value="INSERT INTO public.rolopcion(id_rol_opcion, id_rol, id_opcion, consultar, agregar, modificar, eliminar, ejecutar) VALUES (401, '41'::integer, 977, 'S'::text, 'S'::text, 'S'::text, 'S'::text, 'S'::text);" calcext:value-type="string">
            <text:p>INSERT INTO public.rolopcion(id_rol_opcion, id_rol, id_opcion, consultar, agregar, modificar, eliminar, ejecutar) VALUES (401, '41'::integer, 977, 'S'::text, 'S'::text, 'S'::text, 'S'::text, 'S'::text);</text:p>
          </table:table-cell>
        </table:table-row>
        <table:table-row table:style-name="ro2">
          <table:table-cell table:formula="of:=[.$A$224]&amp;&quot;.&quot;&amp;[.D302]" office:value-type="string" office:string-value="3.03.06" calcext:value-type="string">
            <text:p>3.0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ersonal Inhabilitado</text:p>
          </table:table-cell>
          <table:table-cell table:number-columns-repeated="6"/>
          <table:table-cell table:formula="of:=[.E302]" office:value-type="string" office:string-value="Personal Inhabilitado" calcext:value-type="string">
            <text:p>Personal Inhabilitado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402" calcext:value-type="float">
            <text:p>402</text:p>
          </table:table-cell>
          <table:table-cell table:style-name="ce3" table:formula="of:=&quot;(&quot; &amp; [.N302] &amp; &quot;,&quot; &amp; [.$R$1] &amp; &quot;, '&quot; &amp; [.L302]  &amp; &quot;', '&quot; &amp; [.I302] &amp;  &quot;', 'D', '&quot; &amp; [.J302] &amp; &quot;', '&quot; &amp; UPPER([.A302]) &amp; &quot;', 'A');&quot;" office:value-type="string" office:string-value="(978,upper(substr(md5(trunc(random() * 9999999 + 1000000)::text), 1,6)), 'Personal Inhabilitado', '', 'D', '', '3.03.06', 'A');" calcext:value-type="string">
            <text:p>(978,upper(substr(md5(trunc(random() * 9999999 + 1000000)::text), 1,6)), 'Personal Inhabilitado', '', 'D', '', '3.03.06', 'A'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ublic.opcion(id_opcion, codigo_opcion, descripcion, ruta, tipo, uri, jerarquia, estatus) VALUES (978,upper(substr(md5(trunc(random() * 9999999 + 1000000)::text), 1,6)), 'Personal Inhabilitado', '', 'D', '', '3.03.06', 'A');" calcext:value-type="string">
            <text:p>INSERT INTO public.opcion(id_opcion, codigo_opcion, descripcion, ruta, tipo, uri, jerarquia, estatus) VALUES (978,upper(substr(md5(trunc(random() * 9999999 + 1000000)::text), 1,6)), 'Personal Inhabilitado', '', 'D', '', '3.03.06', 'A');</text:p>
          </table:table-cell>
          <table:table-cell table:number-columns-repeated="2"/>
          <table:table-cell table:formula="of:==IF([.L302] &lt;&gt; &quot;&quot;;&quot;INSERT INTO public.rolopcion(id_rol_opcion, id_rol, id_opcion, consultar, agregar, modificar, eliminar, ejecutar) VALUES (&quot; &amp; [.O302] &amp; &quot;, '41'::integer, &quot; &amp; [.N302] &amp; &quot;, 'S'::text, 'S'::text, 'S'::text, 'S'::text, 'S'::text);&quot;; &quot;&quot;)" office:value-type="string" office:string-value="INSERT INTO public.rolopcion(id_rol_opcion, id_rol, id_opcion, consultar, agregar, modificar, eliminar, ejecutar) VALUES (402, '41'::integer, 978, 'S'::text, 'S'::text, 'S'::text, 'S'::text, 'S'::text);" calcext:value-type="string">
            <text:p>INSERT INTO public.rolopcion(id_rol_opcion, id_rol, id_opcion, consultar, agregar, modificar, eliminar, ejecutar) VALUES (402, '41'::integer, 978, 'S'::text, 'S'::text, 'S'::text, 'S'::text, 'S'::text);</text:p>
          </table:table-cell>
        </table:table-row>
        <table:table-row table:style-name="ro2">
          <table:table-cell table:formula="of:=[.$A$157]&amp;&quot;.&quot;&amp;[.C303]" office:value-type="string" office:string-value="3.04" calcext:value-type="string">
            <text:p>3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Actualización de Conceptos</text:p>
          </table:table-cell>
          <table:table-cell table:number-columns-repeated="7"/>
          <table:table-cell table:formula="of:=[.D303]" office:value-type="string" office:string-value="Actualización de Conceptos" calcext:value-type="string">
            <text:p>Actualización de Conceptos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float" office:value="403" calcext:value-type="float">
            <text:p>403</text:p>
          </table:table-cell>
          <table:table-cell table:style-name="ce3" table:formula="of:=&quot;(&quot; &amp; [.N303] &amp; &quot;,&quot; &amp; [.$R$1] &amp; &quot;, '&quot; &amp; [.L303]  &amp; &quot;', '&quot; &amp; [.I303] &amp;  &quot;', 'D', '&quot; &amp; [.J303] &amp; &quot;', '&quot; &amp; UPPER([.A303]) &amp; &quot;', 'A');&quot;" office:value-type="string" office:string-value="(979,upper(substr(md5(trunc(random() * 9999999 + 1000000)::text), 1,6)), 'Actualización de Conceptos', '', 'D', '', '3.04', 'A');" calcext:value-type="string">
            <text:p>(979,upper(substr(md5(trunc(random() * 9999999 + 1000000)::text), 1,6)), 'Actualización de Conceptos', '', 'D', '', '3.04', 'A'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ublic.opcion(id_opcion, codigo_opcion, descripcion, ruta, tipo, uri, jerarquia, estatus) VALUES (979,upper(substr(md5(trunc(random() * 9999999 + 1000000)::text), 1,6)), 'Actualización de Conceptos', '', 'D', '', '3.04', 'A');" calcext:value-type="string">
            <text:p>INSERT INTO public.opcion(id_opcion, codigo_opcion, descripcion, ruta, tipo, uri, jerarquia, estatus) VALUES (979,upper(substr(md5(trunc(random() * 9999999 + 1000000)::text), 1,6)), 'Actualización de Conceptos', '', 'D', '', '3.04', 'A');</text:p>
          </table:table-cell>
          <table:table-cell table:number-columns-repeated="2"/>
          <table:table-cell table:formula="of:==IF([.L303] &lt;&gt; &quot;&quot;;&quot;INSERT INTO public.rolopcion(id_rol_opcion, id_rol, id_opcion, consultar, agregar, modificar, eliminar, ejecutar) VALUES (&quot; &amp; [.O303] &amp; &quot;, '41'::integer, &quot; &amp; [.N303] &amp; &quot;, 'S'::text, 'S'::text, 'S'::text, 'S'::text, 'S'::text);&quot;; &quot;&quot;)" office:value-type="string" office:string-value="INSERT INTO public.rolopcion(id_rol_opcion, id_rol, id_opcion, consultar, agregar, modificar, eliminar, ejecutar) VALUES (403, '41'::integer, 979, 'S'::text, 'S'::text, 'S'::text, 'S'::text, 'S'::text);" calcext:value-type="string">
            <text:p>INSERT INTO public.rolopcion(id_rol_opcion, id_rol, id_opcion, consultar, agregar, modificar, eliminar, ejecutar) VALUES (403, '41'::integer, 979, 'S'::text, 'S'::text, 'S'::text, 'S'::text, 'S'::text);</text:p>
          </table:table-cell>
        </table:table-row>
        <table:table-row table:style-name="ro2">
          <table:table-cell table:formula="of:=[.$A$303]&amp;&quot;.&quot;&amp;[.D304]" office:value-type="string" office:string-value="3.04.01" calcext:value-type="string">
            <text:p>3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rga Externa de Conceptos (Archivo)</text:p>
          </table:table-cell>
          <table:table-cell table:number-columns-repeated="6"/>
          <table:table-cell table:formula="of:=[.E304]" office:value-type="string" office:string-value="Carga Externa de Conceptos (Archivo)" calcext:value-type="string">
            <text:p>Carga Externa de Conceptos (Archivo)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float" office:value="404" calcext:value-type="float">
            <text:p>404</text:p>
          </table:table-cell>
          <table:table-cell table:style-name="ce3" table:formula="of:=&quot;(&quot; &amp; [.N304] &amp; &quot;,&quot; &amp; [.$R$1] &amp; &quot;, '&quot; &amp; [.L304]  &amp; &quot;', '&quot; &amp; [.I304] &amp;  &quot;', 'D', '&quot; &amp; [.J304] &amp; &quot;', '&quot; &amp; UPPER([.A304]) &amp; &quot;', 'A');&quot;" office:value-type="string" office:string-value="(980,upper(substr(md5(trunc(random() * 9999999 + 1000000)::text), 1,6)), 'Carga Externa de Conceptos (Archivo)', '', 'D', '', '3.04.01', 'A');" calcext:value-type="string">
            <text:p>(980,upper(substr(md5(trunc(random() * 9999999 + 1000000)::text), 1,6)), 'Carga Externa de Conceptos (Archivo)', '', 'D', '', '3.04.01', 'A'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ublic.opcion(id_opcion, codigo_opcion, descripcion, ruta, tipo, uri, jerarquia, estatus) VALUES (980,upper(substr(md5(trunc(random() * 9999999 + 1000000)::text), 1,6)), 'Carga Externa de Conceptos (Archivo)', '', 'D', '', '3.04.01', 'A');" calcext:value-type="string">
            <text:p>INSERT INTO public.opcion(id_opcion, codigo_opcion, descripcion, ruta, tipo, uri, jerarquia, estatus) VALUES (980,upper(substr(md5(trunc(random() * 9999999 + 1000000)::text), 1,6)), 'Carga Externa de Conceptos (Archivo)', '', 'D', '', '3.04.01', 'A');</text:p>
          </table:table-cell>
          <table:table-cell table:number-columns-repeated="2"/>
          <table:table-cell table:formula="of:==IF([.L304] &lt;&gt; &quot;&quot;;&quot;INSERT INTO public.rolopcion(id_rol_opcion, id_rol, id_opcion, consultar, agregar, modificar, eliminar, ejecutar) VALUES (&quot; &amp; [.O304] &amp; &quot;, '41'::integer, &quot; &amp; [.N304] &amp; &quot;, 'S'::text, 'S'::text, 'S'::text, 'S'::text, 'S'::text);&quot;; &quot;&quot;)" office:value-type="string" office:string-value="INSERT INTO public.rolopcion(id_rol_opcion, id_rol, id_opcion, consultar, agregar, modificar, eliminar, ejecutar) VALUES (404, '41'::integer, 980, 'S'::text, 'S'::text, 'S'::text, 'S'::text, 'S'::text);" calcext:value-type="string">
            <text:p>INSERT INTO public.rolopcion(id_rol_opcion, id_rol, id_opcion, consultar, agregar, modificar, eliminar, ejecutar) VALUES (404, '41'::integer, 980, 'S'::text, 'S'::text, 'S'::text, 'S'::text, 'S'::text);</text:p>
          </table:table-cell>
        </table:table-row>
        <table:table-row table:style-name="ro2">
          <table:table-cell table:formula="of:=[.$A$303]&amp;&quot;.&quot;&amp;[.D305]" office:value-type="string" office:string-value="3.04.02" calcext:value-type="string">
            <text:p>3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rga Externa de Prestamos (Archivo)</text:p>
          </table:table-cell>
          <table:table-cell table:number-columns-repeated="6"/>
          <table:table-cell table:formula="of:=[.E305]" office:value-type="string" office:string-value="Carga Externa de Prestamos (Archivo)" calcext:value-type="string">
            <text:p>Carga Externa de Prestamos (Archivo)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405" calcext:value-type="float">
            <text:p>405</text:p>
          </table:table-cell>
          <table:table-cell table:style-name="ce3" table:formula="of:=&quot;(&quot; &amp; [.N305] &amp; &quot;,&quot; &amp; [.$R$1] &amp; &quot;, '&quot; &amp; [.L305]  &amp; &quot;', '&quot; &amp; [.I305] &amp;  &quot;', 'D', '&quot; &amp; [.J305] &amp; &quot;', '&quot; &amp; UPPER([.A305]) &amp; &quot;', 'A');&quot;" office:value-type="string" office:string-value="(981,upper(substr(md5(trunc(random() * 9999999 + 1000000)::text), 1,6)), 'Carga Externa de Prestamos (Archivo)', '', 'D', '', '3.04.02', 'A');" calcext:value-type="string">
            <text:p>(981,upper(substr(md5(trunc(random() * 9999999 + 1000000)::text), 1,6)), 'Carga Externa de Prestamos (Archivo)', '', 'D', '', '3.04.02', 'A'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ublic.opcion(id_opcion, codigo_opcion, descripcion, ruta, tipo, uri, jerarquia, estatus) VALUES (981,upper(substr(md5(trunc(random() * 9999999 + 1000000)::text), 1,6)), 'Carga Externa de Prestamos (Archivo)', '', 'D', '', '3.04.02', 'A');" calcext:value-type="string">
            <text:p>INSERT INTO public.opcion(id_opcion, codigo_opcion, descripcion, ruta, tipo, uri, jerarquia, estatus) VALUES (981,upper(substr(md5(trunc(random() * 9999999 + 1000000)::text), 1,6)), 'Carga Externa de Prestamos (Archivo)', '', 'D', '', '3.04.02', 'A');</text:p>
          </table:table-cell>
          <table:table-cell table:number-columns-repeated="2"/>
          <table:table-cell table:formula="of:==IF([.L305] &lt;&gt; &quot;&quot;;&quot;INSERT INTO public.rolopcion(id_rol_opcion, id_rol, id_opcion, consultar, agregar, modificar, eliminar, ejecutar) VALUES (&quot; &amp; [.O305] &amp; &quot;, '41'::integer, &quot; &amp; [.N305] &amp; &quot;, 'S'::text, 'S'::text, 'S'::text, 'S'::text, 'S'::text);&quot;; &quot;&quot;)" office:value-type="string" office:string-value="INSERT INTO public.rolopcion(id_rol_opcion, id_rol, id_opcion, consultar, agregar, modificar, eliminar, ejecutar) VALUES (405, '41'::integer, 981, 'S'::text, 'S'::text, 'S'::text, 'S'::text, 'S'::text);" calcext:value-type="string">
            <text:p>INSERT INTO public.rolopcion(id_rol_opcion, id_rol, id_opcion, consultar, agregar, modificar, eliminar, ejecutar) VALUES (405, '41'::integer, 981, 'S'::text, 'S'::text, 'S'::text, 'S'::text, 'S'::text);</text:p>
          </table:table-cell>
        </table:table-row>
        <table:table-row table:style-name="ro2">
          <table:table-cell table:formula="of:=[.$A$303]&amp;&quot;.&quot;&amp;[.D306]" office:value-type="string" office:string-value="3.04.03" calcext:value-type="string">
            <text:p>3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arga Externa de Caja de Ahorros (Archivo)</text:p>
          </table:table-cell>
          <table:table-cell table:number-columns-repeated="6"/>
          <table:table-cell table:formula="of:=[.E306]" office:value-type="string" office:string-value="Carga Externa de Caja de Ahorros (Archivo)" calcext:value-type="string">
            <text:p>Carga Externa de Caja de Ahorros (Archivo)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406" calcext:value-type="float">
            <text:p>406</text:p>
          </table:table-cell>
          <table:table-cell table:style-name="ce3" table:formula="of:=&quot;(&quot; &amp; [.N306] &amp; &quot;,&quot; &amp; [.$R$1] &amp; &quot;, '&quot; &amp; [.L306]  &amp; &quot;', '&quot; &amp; [.I306] &amp;  &quot;', 'D', '&quot; &amp; [.J306] &amp; &quot;', '&quot; &amp; UPPER([.A306]) &amp; &quot;', 'A');&quot;" office:value-type="string" office:string-value="(982,upper(substr(md5(trunc(random() * 9999999 + 1000000)::text), 1,6)), 'Carga Externa de Caja de Ahorros (Archivo)', '', 'D', '', '3.04.03', 'A');" calcext:value-type="string">
            <text:p>(982,upper(substr(md5(trunc(random() * 9999999 + 1000000)::text), 1,6)), 'Carga Externa de Caja de Ahorros (Archivo)', '', 'D', '', '3.04.03', 'A'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ublic.opcion(id_opcion, codigo_opcion, descripcion, ruta, tipo, uri, jerarquia, estatus) VALUES (982,upper(substr(md5(trunc(random() * 9999999 + 1000000)::text), 1,6)), 'Carga Externa de Caja de Ahorros (Archivo)', '', 'D', '', '3.04.03', 'A');" calcext:value-type="string">
            <text:p>INSERT INTO public.opcion(id_opcion, codigo_opcion, descripcion, ruta, tipo, uri, jerarquia, estatus) VALUES (982,upper(substr(md5(trunc(random() * 9999999 + 1000000)::text), 1,6)), 'Carga Externa de Caja de Ahorros (Archivo)', '', 'D', '', '3.04.03', 'A');</text:p>
          </table:table-cell>
          <table:table-cell table:number-columns-repeated="2"/>
          <table:table-cell table:formula="of:==IF([.L306] &lt;&gt; &quot;&quot;;&quot;INSERT INTO public.rolopcion(id_rol_opcion, id_rol, id_opcion, consultar, agregar, modificar, eliminar, ejecutar) VALUES (&quot; &amp; [.O306] &amp; &quot;, '41'::integer, &quot; &amp; [.N306] &amp; &quot;, 'S'::text, 'S'::text, 'S'::text, 'S'::text, 'S'::text);&quot;; &quot;&quot;)" office:value-type="string" office:string-value="INSERT INTO public.rolopcion(id_rol_opcion, id_rol, id_opcion, consultar, agregar, modificar, eliminar, ejecutar) VALUES (406, '41'::integer, 982, 'S'::text, 'S'::text, 'S'::text, 'S'::text, 'S'::text);" calcext:value-type="string">
            <text:p>INSERT INTO public.rolopcion(id_rol_opcion, id_rol, id_opcion, consultar, agregar, modificar, eliminar, ejecutar) VALUES (406, '41'::integer, 982, 'S'::text, 'S'::text, 'S'::text, 'S'::text, 'S'::text);</text:p>
          </table:table-cell>
        </table:table-row>
        <table:table-row table:style-name="ro2">
          <table:table-cell table:formula="of:=[.$A$303]&amp;&quot;.&quot;&amp;[.D307]" office:value-type="string" office:string-value="3.04.04" calcext:value-type="string">
            <text:p>3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ctualización Masiva de Conceptos</text:p>
          </table:table-cell>
          <table:table-cell table:number-columns-repeated="6"/>
          <table:table-cell table:formula="of:=[.E307]" office:value-type="string" office:string-value="Actualización Masiva de Conceptos" calcext:value-type="string">
            <text:p>Actualización Masiva de Conceptos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407" calcext:value-type="float">
            <text:p>407</text:p>
          </table:table-cell>
          <table:table-cell table:style-name="ce3" table:formula="of:=&quot;(&quot; &amp; [.N307] &amp; &quot;,&quot; &amp; [.$R$1] &amp; &quot;, '&quot; &amp; [.L307]  &amp; &quot;', '&quot; &amp; [.I307] &amp;  &quot;', 'D', '&quot; &amp; [.J307] &amp; &quot;', '&quot; &amp; UPPER([.A307]) &amp; &quot;', 'A');&quot;" office:value-type="string" office:string-value="(983,upper(substr(md5(trunc(random() * 9999999 + 1000000)::text), 1,6)), 'Actualización Masiva de Conceptos', '', 'D', '', '3.04.04', 'A');" calcext:value-type="string">
            <text:p>(983,upper(substr(md5(trunc(random() * 9999999 + 1000000)::text), 1,6)), 'Actualización Masiva de Conceptos', '', 'D', '', '3.04.04', 'A'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ublic.opcion(id_opcion, codigo_opcion, descripcion, ruta, tipo, uri, jerarquia, estatus) VALUES (983,upper(substr(md5(trunc(random() * 9999999 + 1000000)::text), 1,6)), 'Actualización Masiva de Conceptos', '', 'D', '', '3.04.04', 'A');" calcext:value-type="string">
            <text:p>INSERT INTO public.opcion(id_opcion, codigo_opcion, descripcion, ruta, tipo, uri, jerarquia, estatus) VALUES (983,upper(substr(md5(trunc(random() * 9999999 + 1000000)::text), 1,6)), 'Actualización Masiva de Conceptos', '', 'D', '', '3.04.04', 'A');</text:p>
          </table:table-cell>
          <table:table-cell table:number-columns-repeated="2"/>
          <table:table-cell table:formula="of:==IF([.L307] &lt;&gt; &quot;&quot;;&quot;INSERT INTO public.rolopcion(id_rol_opcion, id_rol, id_opcion, consultar, agregar, modificar, eliminar, ejecutar) VALUES (&quot; &amp; [.O307] &amp; &quot;, '41'::integer, &quot; &amp; [.N307] &amp; &quot;, 'S'::text, 'S'::text, 'S'::text, 'S'::text, 'S'::text);&quot;; &quot;&quot;)" office:value-type="string" office:string-value="INSERT INTO public.rolopcion(id_rol_opcion, id_rol, id_opcion, consultar, agregar, modificar, eliminar, ejecutar) VALUES (407, '41'::integer, 983, 'S'::text, 'S'::text, 'S'::text, 'S'::text, 'S'::text);" calcext:value-type="string">
            <text:p>INSERT INTO public.rolopcion(id_rol_opcion, id_rol, id_opcion, consultar, agregar, modificar, eliminar, ejecutar) VALUES (407, '41'::integer, 983, 'S'::text, 'S'::text, 'S'::text, 'S'::text, 'S'::text);</text:p>
          </table:table-cell>
        </table:table-row>
        <table:table-row table:style-name="ro2">
          <table:table-cell table:formula="of:=[.$A$303]&amp;&quot;.&quot;&amp;[.D308]" office:value-type="string" office:string-value="3.04.05" calcext:value-type="string">
            <text:p>3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rga por Criterios</text:p>
          </table:table-cell>
          <table:table-cell table:number-columns-repeated="6"/>
          <table:table-cell table:formula="of:=[.E308]" office:value-type="string" office:string-value="Carga por Criterios" calcext:value-type="string">
            <text:p>Carga por Criterios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408" calcext:value-type="float">
            <text:p>408</text:p>
          </table:table-cell>
          <table:table-cell table:style-name="ce3" table:formula="of:=&quot;(&quot; &amp; [.N308] &amp; &quot;,&quot; &amp; [.$R$1] &amp; &quot;, '&quot; &amp; [.L308]  &amp; &quot;', '&quot; &amp; [.I308] &amp;  &quot;', 'D', '&quot; &amp; [.J308] &amp; &quot;', '&quot; &amp; UPPER([.A308]) &amp; &quot;', 'A');&quot;" office:value-type="string" office:string-value="(984,upper(substr(md5(trunc(random() * 9999999 + 1000000)::text), 1,6)), 'Carga por Criterios', '', 'D', '', '3.04.05', 'A');" calcext:value-type="string">
            <text:p>(984,upper(substr(md5(trunc(random() * 9999999 + 1000000)::text), 1,6)), 'Carga por Criterios', '', 'D', '', '3.04.05', 'A'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ublic.opcion(id_opcion, codigo_opcion, descripcion, ruta, tipo, uri, jerarquia, estatus) VALUES (984,upper(substr(md5(trunc(random() * 9999999 + 1000000)::text), 1,6)), 'Carga por Criterios', '', 'D', '', '3.04.05', 'A');" calcext:value-type="string">
            <text:p>INSERT INTO public.opcion(id_opcion, codigo_opcion, descripcion, ruta, tipo, uri, jerarquia, estatus) VALUES (984,upper(substr(md5(trunc(random() * 9999999 + 1000000)::text), 1,6)), 'Carga por Criterios', '', 'D', '', '3.04.05', 'A');</text:p>
          </table:table-cell>
          <table:table-cell table:number-columns-repeated="2"/>
          <table:table-cell table:formula="of:==IF([.L308] &lt;&gt; &quot;&quot;;&quot;INSERT INTO public.rolopcion(id_rol_opcion, id_rol, id_opcion, consultar, agregar, modificar, eliminar, ejecutar) VALUES (&quot; &amp; [.O308] &amp; &quot;, '41'::integer, &quot; &amp; [.N308] &amp; &quot;, 'S'::text, 'S'::text, 'S'::text, 'S'::text, 'S'::text);&quot;; &quot;&quot;)" office:value-type="string" office:string-value="INSERT INTO public.rolopcion(id_rol_opcion, id_rol, id_opcion, consultar, agregar, modificar, eliminar, ejecutar) VALUES (408, '41'::integer, 984, 'S'::text, 'S'::text, 'S'::text, 'S'::text, 'S'::text);" calcext:value-type="string">
            <text:p>INSERT INTO public.rolopcion(id_rol_opcion, id_rol, id_opcion, consultar, agregar, modificar, eliminar, ejecutar) VALUES (408, '41'::integer, 984, 'S'::text, 'S'::text, 'S'::text, 'S'::text, 'S'::text);</text:p>
          </table:table-cell>
        </table:table-row>
        <table:table-row table:style-name="ro2">
          <table:table-cell table:formula="of:=[.$A$303]&amp;&quot;.&quot;&amp;[.D309]" office:value-type="string" office:string-value="3.04.06" calcext:value-type="string">
            <text:p>3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Cambio de Frecuencia</text:p>
          </table:table-cell>
          <table:table-cell table:number-columns-repeated="6"/>
          <table:table-cell table:formula="of:=[.E309]" office:value-type="string" office:string-value="Cambio de Frecuencia" calcext:value-type="string">
            <text:p>Cambio de Frecuencia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float" office:value="409" calcext:value-type="float">
            <text:p>409</text:p>
          </table:table-cell>
          <table:table-cell table:style-name="ce3" table:formula="of:=&quot;(&quot; &amp; [.N309] &amp; &quot;,&quot; &amp; [.$R$1] &amp; &quot;, '&quot; &amp; [.L309]  &amp; &quot;', '&quot; &amp; [.I309] &amp;  &quot;', 'D', '&quot; &amp; [.J309] &amp; &quot;', '&quot; &amp; UPPER([.A309]) &amp; &quot;', 'A');&quot;" office:value-type="string" office:string-value="(985,upper(substr(md5(trunc(random() * 9999999 + 1000000)::text), 1,6)), 'Cambio de Frecuencia', '', 'D', '', '3.04.06', 'A');" calcext:value-type="string">
            <text:p>(985,upper(substr(md5(trunc(random() * 9999999 + 1000000)::text), 1,6)), 'Cambio de Frecuencia', '', 'D', '', '3.04.06', 'A'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ublic.opcion(id_opcion, codigo_opcion, descripcion, ruta, tipo, uri, jerarquia, estatus) VALUES (985,upper(substr(md5(trunc(random() * 9999999 + 1000000)::text), 1,6)), 'Cambio de Frecuencia', '', 'D', '', '3.04.06', 'A');" calcext:value-type="string">
            <text:p>INSERT INTO public.opcion(id_opcion, codigo_opcion, descripcion, ruta, tipo, uri, jerarquia, estatus) VALUES (985,upper(substr(md5(trunc(random() * 9999999 + 1000000)::text), 1,6)), 'Cambio de Frecuencia', '', 'D', '', '3.04.06', 'A');</text:p>
          </table:table-cell>
          <table:table-cell table:number-columns-repeated="2"/>
          <table:table-cell table:formula="of:==IF([.L309] &lt;&gt; &quot;&quot;;&quot;INSERT INTO public.rolopcion(id_rol_opcion, id_rol, id_opcion, consultar, agregar, modificar, eliminar, ejecutar) VALUES (&quot; &amp; [.O309] &amp; &quot;, '41'::integer, &quot; &amp; [.N309] &amp; &quot;, 'S'::text, 'S'::text, 'S'::text, 'S'::text, 'S'::text);&quot;; &quot;&quot;)" office:value-type="string" office:string-value="INSERT INTO public.rolopcion(id_rol_opcion, id_rol, id_opcion, consultar, agregar, modificar, eliminar, ejecutar) VALUES (409, '41'::integer, 985, 'S'::text, 'S'::text, 'S'::text, 'S'::text, 'S'::text);" calcext:value-type="string">
            <text:p>INSERT INTO public.rolopcion(id_rol_opcion, id_rol, id_opcion, consultar, agregar, modificar, eliminar, ejecutar) VALUES (409, '41'::integer, 985, 'S'::text, 'S'::text, 'S'::text, 'S'::text, 'S'::text);</text:p>
          </table:table-cell>
        </table:table-row>
        <table:table-row table:style-name="ro2">
          <table:table-cell table:formula="of:=[.$A$303]&amp;&quot;.&quot;&amp;[.D310]" office:value-type="string" office:string-value="3.04.07" calcext:value-type="string">
            <text:p>3.0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Cambio de Estatus</text:p>
          </table:table-cell>
          <table:table-cell table:number-columns-repeated="6"/>
          <table:table-cell table:formula="of:=[.E310]" office:value-type="string" office:string-value="Cambio de Estatus" calcext:value-type="string">
            <text:p>Cambio de Estatus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float" office:value="410" calcext:value-type="float">
            <text:p>410</text:p>
          </table:table-cell>
          <table:table-cell table:style-name="ce3" table:formula="of:=&quot;(&quot; &amp; [.N310] &amp; &quot;,&quot; &amp; [.$R$1] &amp; &quot;, '&quot; &amp; [.L310]  &amp; &quot;', '&quot; &amp; [.I310] &amp;  &quot;', 'D', '&quot; &amp; [.J310] &amp; &quot;', '&quot; &amp; UPPER([.A310]) &amp; &quot;', 'A');&quot;" office:value-type="string" office:string-value="(986,upper(substr(md5(trunc(random() * 9999999 + 1000000)::text), 1,6)), 'Cambio de Estatus', '', 'D', '', '3.04.07', 'A');" calcext:value-type="string">
            <text:p>(986,upper(substr(md5(trunc(random() * 9999999 + 1000000)::text), 1,6)), 'Cambio de Estatus', '', 'D', '', '3.04.07', 'A'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ublic.opcion(id_opcion, codigo_opcion, descripcion, ruta, tipo, uri, jerarquia, estatus) VALUES (986,upper(substr(md5(trunc(random() * 9999999 + 1000000)::text), 1,6)), 'Cambio de Estatus', '', 'D', '', '3.04.07', 'A');" calcext:value-type="string">
            <text:p>INSERT INTO public.opcion(id_opcion, codigo_opcion, descripcion, ruta, tipo, uri, jerarquia, estatus) VALUES (986,upper(substr(md5(trunc(random() * 9999999 + 1000000)::text), 1,6)), 'Cambio de Estatus', '', 'D', '', '3.04.07', 'A');</text:p>
          </table:table-cell>
          <table:table-cell table:number-columns-repeated="2"/>
          <table:table-cell table:formula="of:==IF([.L310] &lt;&gt; &quot;&quot;;&quot;INSERT INTO public.rolopcion(id_rol_opcion, id_rol, id_opcion, consultar, agregar, modificar, eliminar, ejecutar) VALUES (&quot; &amp; [.O310] &amp; &quot;, '41'::integer, &quot; &amp; [.N310] &amp; &quot;, 'S'::text, 'S'::text, 'S'::text, 'S'::text, 'S'::text);&quot;; &quot;&quot;)" office:value-type="string" office:string-value="INSERT INTO public.rolopcion(id_rol_opcion, id_rol, id_opcion, consultar, agregar, modificar, eliminar, ejecutar) VALUES (410, '41'::integer, 986, 'S'::text, 'S'::text, 'S'::text, 'S'::text, 'S'::text);" calcext:value-type="string">
            <text:p>INSERT INTO public.rolopcion(id_rol_opcion, id_rol, id_opcion, consultar, agregar, modificar, eliminar, ejecutar) VALUES (410, '41'::integer, 986, 'S'::text, 'S'::text, 'S'::text, 'S'::text, 'S'::text);</text:p>
          </table:table-cell>
        </table:table-row>
        <table:table-row table:style-name="ro2">
          <table:table-cell table:formula="of:=[.$A$303]&amp;&quot;.&quot;&amp;[.D311]" office:value-type="string" office:string-value="3.04.08" calcext:value-type="string">
            <text:p>3.0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ctualizar Monto y Unidades</text:p>
          </table:table-cell>
          <table:table-cell table:number-columns-repeated="6"/>
          <table:table-cell table:formula="of:=[.E311]" office:value-type="string" office:string-value="Actualizar Monto y Unidades" calcext:value-type="string">
            <text:p>Actualizar Monto y Unidades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411" calcext:value-type="float">
            <text:p>411</text:p>
          </table:table-cell>
          <table:table-cell table:style-name="ce3" table:formula="of:=&quot;(&quot; &amp; [.N311] &amp; &quot;,&quot; &amp; [.$R$1] &amp; &quot;, '&quot; &amp; [.L311]  &amp; &quot;', '&quot; &amp; [.I311] &amp;  &quot;', 'D', '&quot; &amp; [.J311] &amp; &quot;', '&quot; &amp; UPPER([.A311]) &amp; &quot;', 'A');&quot;" office:value-type="string" office:string-value="(987,upper(substr(md5(trunc(random() * 9999999 + 1000000)::text), 1,6)), 'Actualizar Monto y Unidades', '', 'D', '', '3.04.08', 'A');" calcext:value-type="string">
            <text:p>(987,upper(substr(md5(trunc(random() * 9999999 + 1000000)::text), 1,6)), 'Actualizar Monto y Unidades', '', 'D', '', '3.04.08', 'A'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ublic.opcion(id_opcion, codigo_opcion, descripcion, ruta, tipo, uri, jerarquia, estatus) VALUES (987,upper(substr(md5(trunc(random() * 9999999 + 1000000)::text), 1,6)), 'Actualizar Monto y Unidades', '', 'D', '', '3.04.08', 'A');" calcext:value-type="string">
            <text:p>INSERT INTO public.opcion(id_opcion, codigo_opcion, descripcion, ruta, tipo, uri, jerarquia, estatus) VALUES (987,upper(substr(md5(trunc(random() * 9999999 + 1000000)::text), 1,6)), 'Actualizar Monto y Unidades', '', 'D', '', '3.04.08', 'A');</text:p>
          </table:table-cell>
          <table:table-cell table:number-columns-repeated="2"/>
          <table:table-cell table:formula="of:==IF([.L311] &lt;&gt; &quot;&quot;;&quot;INSERT INTO public.rolopcion(id_rol_opcion, id_rol, id_opcion, consultar, agregar, modificar, eliminar, ejecutar) VALUES (&quot; &amp; [.O311] &amp; &quot;, '41'::integer, &quot; &amp; [.N311] &amp; &quot;, 'S'::text, 'S'::text, 'S'::text, 'S'::text, 'S'::text);&quot;; &quot;&quot;)" office:value-type="string" office:string-value="INSERT INTO public.rolopcion(id_rol_opcion, id_rol, id_opcion, consultar, agregar, modificar, eliminar, ejecutar) VALUES (411, '41'::integer, 987, 'S'::text, 'S'::text, 'S'::text, 'S'::text, 'S'::text);" calcext:value-type="string">
            <text:p>INSERT INTO public.rolopcion(id_rol_opcion, id_rol, id_opcion, consultar, agregar, modificar, eliminar, ejecutar) VALUES (411, '41'::integer, 987, 'S'::text, 'S'::text, 'S'::text, 'S'::text, 'S'::text);</text:p>
          </table:table-cell>
        </table:table-row>
        <table:table-row table:style-name="ro2">
          <table:table-cell table:formula="of:=[.$A$303]&amp;&quot;.&quot;&amp;[.D312]" office:value-type="string" office:string-value="3.04.09" calcext:value-type="string">
            <text:p>3.04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Eliminar Conceptos</text:p>
          </table:table-cell>
          <table:table-cell table:number-columns-repeated="6"/>
          <table:table-cell table:formula="of:=[.E312]" office:value-type="string" office:string-value="Eliminar Conceptos" calcext:value-type="string">
            <text:p>Eliminar Conceptos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412" calcext:value-type="float">
            <text:p>412</text:p>
          </table:table-cell>
          <table:table-cell table:style-name="ce3" table:formula="of:=&quot;(&quot; &amp; [.N312] &amp; &quot;,&quot; &amp; [.$R$1] &amp; &quot;, '&quot; &amp; [.L312]  &amp; &quot;', '&quot; &amp; [.I312] &amp;  &quot;', 'D', '&quot; &amp; [.J312] &amp; &quot;', '&quot; &amp; UPPER([.A312]) &amp; &quot;', 'A');&quot;" office:value-type="string" office:string-value="(988,upper(substr(md5(trunc(random() * 9999999 + 1000000)::text), 1,6)), 'Eliminar Conceptos', '', 'D', '', '3.04.09', 'A');" calcext:value-type="string">
            <text:p>(988,upper(substr(md5(trunc(random() * 9999999 + 1000000)::text), 1,6)), 'Eliminar Conceptos', '', 'D', '', '3.04.09', 'A'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ublic.opcion(id_opcion, codigo_opcion, descripcion, ruta, tipo, uri, jerarquia, estatus) VALUES (988,upper(substr(md5(trunc(random() * 9999999 + 1000000)::text), 1,6)), 'Eliminar Conceptos', '', 'D', '', '3.04.09', 'A');" calcext:value-type="string">
            <text:p>INSERT INTO public.opcion(id_opcion, codigo_opcion, descripcion, ruta, tipo, uri, jerarquia, estatus) VALUES (988,upper(substr(md5(trunc(random() * 9999999 + 1000000)::text), 1,6)), 'Eliminar Conceptos', '', 'D', '', '3.04.09', 'A');</text:p>
          </table:table-cell>
          <table:table-cell table:number-columns-repeated="2"/>
          <table:table-cell table:formula="of:==IF([.L312] &lt;&gt; &quot;&quot;;&quot;INSERT INTO public.rolopcion(id_rol_opcion, id_rol, id_opcion, consultar, agregar, modificar, eliminar, ejecutar) VALUES (&quot; &amp; [.O312] &amp; &quot;, '41'::integer, &quot; &amp; [.N312] &amp; &quot;, 'S'::text, 'S'::text, 'S'::text, 'S'::text, 'S'::text);&quot;; &quot;&quot;)" office:value-type="string" office:string-value="INSERT INTO public.rolopcion(id_rol_opcion, id_rol, id_opcion, consultar, agregar, modificar, eliminar, ejecutar) VALUES (412, '41'::integer, 988, 'S'::text, 'S'::text, 'S'::text, 'S'::text, 'S'::text);" calcext:value-type="string">
            <text:p>INSERT INTO public.rolopcion(id_rol_opcion, id_rol, id_opcion, consultar, agregar, modificar, eliminar, ejecutar) VALUES (412, '41'::integer, 988, 'S'::text, 'S'::text, 'S'::text, 'S'::text, 'S'::text);</text:p>
          </table:table-cell>
        </table:table-row>
        <table:table-row table:style-name="ro2">
          <table:table-cell table:formula="of:=[.$A$303]&amp;&quot;.&quot;&amp;[.D313]" office:value-type="string" office:string-value="3.04.10" calcext:value-type="string">
            <text:p>3.04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Eliminar Prestamos</text:p>
          </table:table-cell>
          <table:table-cell table:number-columns-repeated="6"/>
          <table:table-cell table:formula="of:=[.E313]" office:value-type="string" office:string-value="Eliminar Prestamos" calcext:value-type="string">
            <text:p>Eliminar Prestamos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413" calcext:value-type="float">
            <text:p>413</text:p>
          </table:table-cell>
          <table:table-cell table:style-name="ce3" table:formula="of:=&quot;(&quot; &amp; [.N313] &amp; &quot;,&quot; &amp; [.$R$1] &amp; &quot;, '&quot; &amp; [.L313]  &amp; &quot;', '&quot; &amp; [.I313] &amp;  &quot;', 'D', '&quot; &amp; [.J313] &amp; &quot;', '&quot; &amp; UPPER([.A313]) &amp; &quot;', 'A');&quot;" office:value-type="string" office:string-value="(989,upper(substr(md5(trunc(random() * 9999999 + 1000000)::text), 1,6)), 'Eliminar Prestamos', '', 'D', '', '3.04.10', 'A');" calcext:value-type="string">
            <text:p>(989,upper(substr(md5(trunc(random() * 9999999 + 1000000)::text), 1,6)), 'Eliminar Prestamos', '', 'D', '', '3.04.10', 'A'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ublic.opcion(id_opcion, codigo_opcion, descripcion, ruta, tipo, uri, jerarquia, estatus) VALUES (989,upper(substr(md5(trunc(random() * 9999999 + 1000000)::text), 1,6)), 'Eliminar Prestamos', '', 'D', '', '3.04.10', 'A');" calcext:value-type="string">
            <text:p>INSERT INTO public.opcion(id_opcion, codigo_opcion, descripcion, ruta, tipo, uri, jerarquia, estatus) VALUES (989,upper(substr(md5(trunc(random() * 9999999 + 1000000)::text), 1,6)), 'Eliminar Prestamos', '', 'D', '', '3.04.10', 'A');</text:p>
          </table:table-cell>
          <table:table-cell table:number-columns-repeated="2"/>
          <table:table-cell table:formula="of:==IF([.L313] &lt;&gt; &quot;&quot;;&quot;INSERT INTO public.rolopcion(id_rol_opcion, id_rol, id_opcion, consultar, agregar, modificar, eliminar, ejecutar) VALUES (&quot; &amp; [.O313] &amp; &quot;, '41'::integer, &quot; &amp; [.N313] &amp; &quot;, 'S'::text, 'S'::text, 'S'::text, 'S'::text, 'S'::text);&quot;; &quot;&quot;)" office:value-type="string" office:string-value="INSERT INTO public.rolopcion(id_rol_opcion, id_rol, id_opcion, consultar, agregar, modificar, eliminar, ejecutar) VALUES (413, '41'::integer, 989, 'S'::text, 'S'::text, 'S'::text, 'S'::text, 'S'::text);" calcext:value-type="string">
            <text:p>INSERT INTO public.rolopcion(id_rol_opcion, id_rol, id_opcion, consultar, agregar, modificar, eliminar, ejecutar) VALUES (413, '41'::integer, 989, 'S'::text, 'S'::text, 'S'::text, 'S'::text, 'S'::text);</text:p>
          </table:table-cell>
        </table:table-row>
        <table:table-row table:style-name="ro2">
          <table:table-cell table:formula="of:=[.$A$303]&amp;&quot;.&quot;&amp;[.D314]" office:value-type="string" office:string-value="3.04.11" calcext:value-type="string">
            <text:p>3.04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Recálculo de un concepto</text:p>
          </table:table-cell>
          <table:table-cell table:number-columns-repeated="6"/>
          <table:table-cell table:formula="of:=[.E314]" office:value-type="string" office:string-value="Recálculo de un concepto" calcext:value-type="string">
            <text:p>Recálculo de un concepto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float" office:value="414" calcext:value-type="float">
            <text:p>414</text:p>
          </table:table-cell>
          <table:table-cell table:style-name="ce3" table:formula="of:=&quot;(&quot; &amp; [.N314] &amp; &quot;,&quot; &amp; [.$R$1] &amp; &quot;, '&quot; &amp; [.L314]  &amp; &quot;', '&quot; &amp; [.I314] &amp;  &quot;', 'D', '&quot; &amp; [.J314] &amp; &quot;', '&quot; &amp; UPPER([.A314]) &amp; &quot;', 'A');&quot;" office:value-type="string" office:string-value="(990,upper(substr(md5(trunc(random() * 9999999 + 1000000)::text), 1,6)), 'Recálculo de un concepto', '', 'D', '', '3.04.11', 'A');" calcext:value-type="string">
            <text:p>(990,upper(substr(md5(trunc(random() * 9999999 + 1000000)::text), 1,6)), 'Recálculo de un concepto', '', 'D', '', '3.04.11', 'A'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ublic.opcion(id_opcion, codigo_opcion, descripcion, ruta, tipo, uri, jerarquia, estatus) VALUES (990,upper(substr(md5(trunc(random() * 9999999 + 1000000)::text), 1,6)), 'Recálculo de un concepto', '', 'D', '', '3.04.11', 'A');" calcext:value-type="string">
            <text:p>INSERT INTO public.opcion(id_opcion, codigo_opcion, descripcion, ruta, tipo, uri, jerarquia, estatus) VALUES (990,upper(substr(md5(trunc(random() * 9999999 + 1000000)::text), 1,6)), 'Recálculo de un concepto', '', 'D', '', '3.04.11', 'A');</text:p>
          </table:table-cell>
          <table:table-cell table:number-columns-repeated="2"/>
          <table:table-cell table:formula="of:==IF([.L314] &lt;&gt; &quot;&quot;;&quot;INSERT INTO public.rolopcion(id_rol_opcion, id_rol, id_opcion, consultar, agregar, modificar, eliminar, ejecutar) VALUES (&quot; &amp; [.O314] &amp; &quot;, '41'::integer, &quot; &amp; [.N314] &amp; &quot;, 'S'::text, 'S'::text, 'S'::text, 'S'::text, 'S'::text);&quot;; &quot;&quot;)" office:value-type="string" office:string-value="INSERT INTO public.rolopcion(id_rol_opcion, id_rol, id_opcion, consultar, agregar, modificar, eliminar, ejecutar) VALUES (414, '41'::integer, 990, 'S'::text, 'S'::text, 'S'::text, 'S'::text, 'S'::text);" calcext:value-type="string">
            <text:p>INSERT INTO public.rolopcion(id_rol_opcion, id_rol, id_opcion, consultar, agregar, modificar, eliminar, ejecutar) VALUES (414, '41'::integer, 990, 'S'::text, 'S'::text, 'S'::text, 'S'::text, 'S'::text);</text:p>
          </table:table-cell>
        </table:table-row>
        <table:table-row table:style-name="ro2">
          <table:table-cell table:formula="of:=[.$A$303]&amp;&quot;.&quot;&amp;[.D315]" office:value-type="string" office:string-value="3.04.12" calcext:value-type="string">
            <text:p>3.04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cálculo de conceptos por variación</text:p>
          </table:table-cell>
          <table:table-cell table:number-columns-repeated="6"/>
          <table:table-cell table:formula="of:=[.E315]" office:value-type="string" office:string-value="Recálculo de conceptos por variación" calcext:value-type="string">
            <text:p>Recálculo de conceptos por variación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415" calcext:value-type="float">
            <text:p>415</text:p>
          </table:table-cell>
          <table:table-cell table:style-name="ce3" table:formula="of:=&quot;(&quot; &amp; [.N315] &amp; &quot;,&quot; &amp; [.$R$1] &amp; &quot;, '&quot; &amp; [.L315]  &amp; &quot;', '&quot; &amp; [.I315] &amp;  &quot;', 'D', '&quot; &amp; [.J315] &amp; &quot;', '&quot; &amp; UPPER([.A315]) &amp; &quot;', 'A');&quot;" office:value-type="string" office:string-value="(991,upper(substr(md5(trunc(random() * 9999999 + 1000000)::text), 1,6)), 'Recálculo de conceptos por variación', '', 'D', '', '3.04.12', 'A');" calcext:value-type="string">
            <text:p>(991,upper(substr(md5(trunc(random() * 9999999 + 1000000)::text), 1,6)), 'Recálculo de conceptos por variación', '', 'D', '', '3.04.12', 'A'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ublic.opcion(id_opcion, codigo_opcion, descripcion, ruta, tipo, uri, jerarquia, estatus) VALUES (991,upper(substr(md5(trunc(random() * 9999999 + 1000000)::text), 1,6)), 'Recálculo de conceptos por variación', '', 'D', '', '3.04.12', 'A');" calcext:value-type="string">
            <text:p>INSERT INTO public.opcion(id_opcion, codigo_opcion, descripcion, ruta, tipo, uri, jerarquia, estatus) VALUES (991,upper(substr(md5(trunc(random() * 9999999 + 1000000)::text), 1,6)), 'Recálculo de conceptos por variación', '', 'D', '', '3.04.12', 'A');</text:p>
          </table:table-cell>
          <table:table-cell table:number-columns-repeated="2"/>
          <table:table-cell table:formula="of:==IF([.L315] &lt;&gt; &quot;&quot;;&quot;INSERT INTO public.rolopcion(id_rol_opcion, id_rol, id_opcion, consultar, agregar, modificar, eliminar, ejecutar) VALUES (&quot; &amp; [.O315] &amp; &quot;, '41'::integer, &quot; &amp; [.N315] &amp; &quot;, 'S'::text, 'S'::text, 'S'::text, 'S'::text, 'S'::text);&quot;; &quot;&quot;)" office:value-type="string" office:string-value="INSERT INTO public.rolopcion(id_rol_opcion, id_rol, id_opcion, consultar, agregar, modificar, eliminar, ejecutar) VALUES (415, '41'::integer, 991, 'S'::text, 'S'::text, 'S'::text, 'S'::text, 'S'::text);" calcext:value-type="string">
            <text:p>INSERT INTO public.rolopcion(id_rol_opcion, id_rol, id_opcion, consultar, agregar, modificar, eliminar, ejecutar) VALUES (415, '41'::integer, 991, 'S'::text, 'S'::text, 'S'::text, 'S'::text, 'S'::text);</text:p>
          </table:table-cell>
        </table:table-row>
        <table:table-row table:style-name="ro2">
          <table:table-cell table:formula="of:=[.$A$303]&amp;&quot;.&quot;&amp;[.D316]" office:value-type="string" office:string-value="3.04.13" calcext:value-type="string">
            <text:p>3.04.13</text:p>
          </table:table-cell>
          <table:table-cell table:number-columns-repeated="2"/>
          <table:table-cell office:value-type="string" calcext:value-type="string">
            <text:p>13</text:p>
          </table:table-cell>
          <table:table-cell office:value-type="string" calcext:value-type="string">
            <text:p>Carga Relacionada a un Concepto</text:p>
          </table:table-cell>
          <table:table-cell table:number-columns-repeated="6"/>
          <table:table-cell table:formula="of:=[.E316]" office:value-type="string" office:string-value="Carga Relacionada a un Concepto" calcext:value-type="string">
            <text:p>Carga Relacionada a un Concepto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float" office:value="416" calcext:value-type="float">
            <text:p>416</text:p>
          </table:table-cell>
          <table:table-cell table:style-name="ce3" table:formula="of:=&quot;(&quot; &amp; [.N316] &amp; &quot;,&quot; &amp; [.$R$1] &amp; &quot;, '&quot; &amp; [.L316]  &amp; &quot;', '&quot; &amp; [.I316] &amp;  &quot;', 'D', '&quot; &amp; [.J316] &amp; &quot;', '&quot; &amp; UPPER([.A316]) &amp; &quot;', 'A');&quot;" office:value-type="string" office:string-value="(992,upper(substr(md5(trunc(random() * 9999999 + 1000000)::text), 1,6)), 'Carga Relacionada a un Concepto', '', 'D', '', '3.04.13', 'A');" calcext:value-type="string">
            <text:p>(992,upper(substr(md5(trunc(random() * 9999999 + 1000000)::text), 1,6)), 'Carga Relacionada a un Concepto', '', 'D', '', '3.04.13', 'A'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ublic.opcion(id_opcion, codigo_opcion, descripcion, ruta, tipo, uri, jerarquia, estatus) VALUES (992,upper(substr(md5(trunc(random() * 9999999 + 1000000)::text), 1,6)), 'Carga Relacionada a un Concepto', '', 'D', '', '3.04.13', 'A');" calcext:value-type="string">
            <text:p>INSERT INTO public.opcion(id_opcion, codigo_opcion, descripcion, ruta, tipo, uri, jerarquia, estatus) VALUES (992,upper(substr(md5(trunc(random() * 9999999 + 1000000)::text), 1,6)), 'Carga Relacionada a un Concepto', '', 'D', '', '3.04.13', 'A');</text:p>
          </table:table-cell>
          <table:table-cell table:number-columns-repeated="2"/>
          <table:table-cell table:formula="of:==IF([.L316] &lt;&gt; &quot;&quot;;&quot;INSERT INTO public.rolopcion(id_rol_opcion, id_rol, id_opcion, consultar, agregar, modificar, eliminar, ejecutar) VALUES (&quot; &amp; [.O316] &amp; &quot;, '41'::integer, &quot; &amp; [.N316] &amp; &quot;, 'S'::text, 'S'::text, 'S'::text, 'S'::text, 'S'::text);&quot;; &quot;&quot;)" office:value-type="string" office:string-value="INSERT INTO public.rolopcion(id_rol_opcion, id_rol, id_opcion, consultar, agregar, modificar, eliminar, ejecutar) VALUES (416, '41'::integer, 992, 'S'::text, 'S'::text, 'S'::text, 'S'::text, 'S'::text);" calcext:value-type="string">
            <text:p>INSERT INTO public.rolopcion(id_rol_opcion, id_rol, id_opcion, consultar, agregar, modificar, eliminar, ejecutar) VALUES (416, '41'::integer, 992, 'S'::text, 'S'::text, 'S'::text, 'S'::text, 'S'::text);</text:p>
          </table:table-cell>
        </table:table-row>
        <table:table-row table:style-name="ro2">
          <table:table-cell table:formula="of:=[.$A$303]&amp;&quot;.&quot;&amp;[.D317]" office:value-type="string" office:string-value="3.04.14" calcext:value-type="string">
            <text:p>3.04.14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Carga Masiva de Préstamos</text:p>
          </table:table-cell>
          <table:table-cell table:number-columns-repeated="6"/>
          <table:table-cell table:formula="of:=[.E317]" office:value-type="string" office:string-value="Carga Masiva de Préstamos" calcext:value-type="string">
            <text:p>Carga Masiva de Préstamos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float" office:value="417" calcext:value-type="float">
            <text:p>417</text:p>
          </table:table-cell>
          <table:table-cell table:style-name="ce3" table:formula="of:=&quot;(&quot; &amp; [.N317] &amp; &quot;,&quot; &amp; [.$R$1] &amp; &quot;, '&quot; &amp; [.L317]  &amp; &quot;', '&quot; &amp; [.I317] &amp;  &quot;', 'D', '&quot; &amp; [.J317] &amp; &quot;', '&quot; &amp; UPPER([.A317]) &amp; &quot;', 'A');&quot;" office:value-type="string" office:string-value="(993,upper(substr(md5(trunc(random() * 9999999 + 1000000)::text), 1,6)), 'Carga Masiva de Préstamos', '', 'D', '', '3.04.14', 'A');" calcext:value-type="string">
            <text:p>(993,upper(substr(md5(trunc(random() * 9999999 + 1000000)::text), 1,6)), 'Carga Masiva de Préstamos', '', 'D', '', '3.04.14', 'A'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ublic.opcion(id_opcion, codigo_opcion, descripcion, ruta, tipo, uri, jerarquia, estatus) VALUES (993,upper(substr(md5(trunc(random() * 9999999 + 1000000)::text), 1,6)), 'Carga Masiva de Préstamos', '', 'D', '', '3.04.14', 'A');" calcext:value-type="string">
            <text:p>INSERT INTO public.opcion(id_opcion, codigo_opcion, descripcion, ruta, tipo, uri, jerarquia, estatus) VALUES (993,upper(substr(md5(trunc(random() * 9999999 + 1000000)::text), 1,6)), 'Carga Masiva de Préstamos', '', 'D', '', '3.04.14', 'A');</text:p>
          </table:table-cell>
          <table:table-cell table:number-columns-repeated="2"/>
          <table:table-cell table:formula="of:==IF([.L317] &lt;&gt; &quot;&quot;;&quot;INSERT INTO public.rolopcion(id_rol_opcion, id_rol, id_opcion, consultar, agregar, modificar, eliminar, ejecutar) VALUES (&quot; &amp; [.O317] &amp; &quot;, '41'::integer, &quot; &amp; [.N317] &amp; &quot;, 'S'::text, 'S'::text, 'S'::text, 'S'::text, 'S'::text);&quot;; &quot;&quot;)" office:value-type="string" office:string-value="INSERT INTO public.rolopcion(id_rol_opcion, id_rol, id_opcion, consultar, agregar, modificar, eliminar, ejecutar) VALUES (417, '41'::integer, 993, 'S'::text, 'S'::text, 'S'::text, 'S'::text, 'S'::text);" calcext:value-type="string">
            <text:p>INSERT INTO public.rolopcion(id_rol_opcion, id_rol, id_opcion, consultar, agregar, modificar, eliminar, ejecutar) VALUES (417, '41'::integer, 993, 'S'::text, 'S'::text, 'S'::text, 'S'::text, 'S'::text);</text:p>
          </table:table-cell>
        </table:table-row>
        <table:table-row table:style-name="ro2">
          <table:table-cell table:formula="of:=[.$A$303]&amp;&quot;.&quot;&amp;[.D318]" office:value-type="string" office:string-value="3.04.15" calcext:value-type="string">
            <text:p>3.04.15</text:p>
          </table:table-cell>
          <table:table-cell table:number-columns-repeated="2"/>
          <table:table-cell office:value-type="string" calcext:value-type="string">
            <text:p>15</text:p>
          </table:table-cell>
          <table:table-cell office:value-type="string" calcext:value-type="string">
            <text:p>Sumar un Concepto a otro Concepto</text:p>
          </table:table-cell>
          <table:table-cell table:number-columns-repeated="6"/>
          <table:table-cell table:formula="of:=[.E318]" office:value-type="string" office:string-value="Sumar un Concepto a otro Concepto" calcext:value-type="string">
            <text:p>Sumar un Concepto a otro Concepto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418" calcext:value-type="float">
            <text:p>418</text:p>
          </table:table-cell>
          <table:table-cell table:style-name="ce3" table:formula="of:=&quot;(&quot; &amp; [.N318] &amp; &quot;,&quot; &amp; [.$R$1] &amp; &quot;, '&quot; &amp; [.L318]  &amp; &quot;', '&quot; &amp; [.I318] &amp;  &quot;', 'D', '&quot; &amp; [.J318] &amp; &quot;', '&quot; &amp; UPPER([.A318]) &amp; &quot;', 'A');&quot;" office:value-type="string" office:string-value="(994,upper(substr(md5(trunc(random() * 9999999 + 1000000)::text), 1,6)), 'Sumar un Concepto a otro Concepto', '', 'D', '', '3.04.15', 'A');" calcext:value-type="string">
            <text:p>(994,upper(substr(md5(trunc(random() * 9999999 + 1000000)::text), 1,6)), 'Sumar un Concepto a otro Concepto', '', 'D', '', '3.04.15', 'A'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ublic.opcion(id_opcion, codigo_opcion, descripcion, ruta, tipo, uri, jerarquia, estatus) VALUES (994,upper(substr(md5(trunc(random() * 9999999 + 1000000)::text), 1,6)), 'Sumar un Concepto a otro Concepto', '', 'D', '', '3.04.15', 'A');" calcext:value-type="string">
            <text:p>INSERT INTO public.opcion(id_opcion, codigo_opcion, descripcion, ruta, tipo, uri, jerarquia, estatus) VALUES (994,upper(substr(md5(trunc(random() * 9999999 + 1000000)::text), 1,6)), 'Sumar un Concepto a otro Concepto', '', 'D', '', '3.04.15', 'A');</text:p>
          </table:table-cell>
          <table:table-cell table:number-columns-repeated="2"/>
          <table:table-cell table:formula="of:==IF([.L318] &lt;&gt; &quot;&quot;;&quot;INSERT INTO public.rolopcion(id_rol_opcion, id_rol, id_opcion, consultar, agregar, modificar, eliminar, ejecutar) VALUES (&quot; &amp; [.O318] &amp; &quot;, '41'::integer, &quot; &amp; [.N318] &amp; &quot;, 'S'::text, 'S'::text, 'S'::text, 'S'::text, 'S'::text);&quot;; &quot;&quot;)" office:value-type="string" office:string-value="INSERT INTO public.rolopcion(id_rol_opcion, id_rol, id_opcion, consultar, agregar, modificar, eliminar, ejecutar) VALUES (418, '41'::integer, 994, 'S'::text, 'S'::text, 'S'::text, 'S'::text, 'S'::text);" calcext:value-type="string">
            <text:p>INSERT INTO public.rolopcion(id_rol_opcion, id_rol, id_opcion, consultar, agregar, modificar, eliminar, ejecutar) VALUES (418, '41'::integer, 994, 'S'::text, 'S'::text, 'S'::text, 'S'::text, 'S'::text);</text:p>
          </table:table-cell>
        </table:table-row>
        <table:table-row table:style-name="ro2">
          <table:table-cell table:formula="of:=[.$A$157]&amp;&quot;.&quot;&amp;[.C319]" office:value-type="string" office:string-value="3.05" calcext:value-type="string">
            <text:p>3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Procesos de Vacaciones</text:p>
          </table:table-cell>
          <table:table-cell table:number-columns-repeated="7"/>
          <table:table-cell table:formula="of:=[.D319]" office:value-type="string" office:string-value="Procesos de Vacaciones" calcext:value-type="string">
            <text:p>Procesos de Vacaciones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float" office:value="419" calcext:value-type="float">
            <text:p>419</text:p>
          </table:table-cell>
          <table:table-cell table:style-name="ce3" table:formula="of:=&quot;(&quot; &amp; [.N319] &amp; &quot;,&quot; &amp; [.$R$1] &amp; &quot;, '&quot; &amp; [.L319]  &amp; &quot;', '&quot; &amp; [.I319] &amp;  &quot;', 'D', '&quot; &amp; [.J319] &amp; &quot;', '&quot; &amp; UPPER([.A319]) &amp; &quot;', 'A');&quot;" office:value-type="string" office:string-value="(995,upper(substr(md5(trunc(random() * 9999999 + 1000000)::text), 1,6)), 'Procesos de Vacaciones', '', 'D', '', '3.05', 'A');" calcext:value-type="string">
            <text:p>(995,upper(substr(md5(trunc(random() * 9999999 + 1000000)::text), 1,6)), 'Procesos de Vacaciones', '', 'D', '', '3.05', 'A'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ublic.opcion(id_opcion, codigo_opcion, descripcion, ruta, tipo, uri, jerarquia, estatus) VALUES (995,upper(substr(md5(trunc(random() * 9999999 + 1000000)::text), 1,6)), 'Procesos de Vacaciones', '', 'D', '', '3.05', 'A');" calcext:value-type="string">
            <text:p>INSERT INTO public.opcion(id_opcion, codigo_opcion, descripcion, ruta, tipo, uri, jerarquia, estatus) VALUES (995,upper(substr(md5(trunc(random() * 9999999 + 1000000)::text), 1,6)), 'Procesos de Vacaciones', '', 'D', '', '3.05', 'A');</text:p>
          </table:table-cell>
          <table:table-cell table:number-columns-repeated="2"/>
          <table:table-cell table:formula="of:==IF([.L319] &lt;&gt; &quot;&quot;;&quot;INSERT INTO public.rolopcion(id_rol_opcion, id_rol, id_opcion, consultar, agregar, modificar, eliminar, ejecutar) VALUES (&quot; &amp; [.O319] &amp; &quot;, '41'::integer, &quot; &amp; [.N319] &amp; &quot;, 'S'::text, 'S'::text, 'S'::text, 'S'::text, 'S'::text);&quot;; &quot;&quot;)" office:value-type="string" office:string-value="INSERT INTO public.rolopcion(id_rol_opcion, id_rol, id_opcion, consultar, agregar, modificar, eliminar, ejecutar) VALUES (419, '41'::integer, 995, 'S'::text, 'S'::text, 'S'::text, 'S'::text, 'S'::text);" calcext:value-type="string">
            <text:p>INSERT INTO public.rolopcion(id_rol_opcion, id_rol, id_opcion, consultar, agregar, modificar, eliminar, ejecutar) VALUES (419, '41'::integer, 995, 'S'::text, 'S'::text, 'S'::text, 'S'::text, 'S'::text);</text:p>
          </table:table-cell>
        </table:table-row>
        <table:table-row table:style-name="ro2">
          <table:table-cell table:formula="of:=[.$A$319]&amp;&quot;.&quot;&amp;[.D320]" office:value-type="string" office:string-value="3.05.01" calcext:value-type="string">
            <text:p>3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enerar Vacaciones Pendientes (Derecho)</text:p>
          </table:table-cell>
          <table:table-cell table:number-columns-repeated="6"/>
          <table:table-cell table:formula="of:=[.E320]" office:value-type="string" office:string-value="Generar Vacaciones Pendientes (Derecho)" calcext:value-type="string">
            <text:p>Generar Vacaciones Pendientes (Derecho)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420" calcext:value-type="float">
            <text:p>420</text:p>
          </table:table-cell>
          <table:table-cell table:style-name="ce3" table:formula="of:=&quot;(&quot; &amp; [.N320] &amp; &quot;,&quot; &amp; [.$R$1] &amp; &quot;, '&quot; &amp; [.L320]  &amp; &quot;', '&quot; &amp; [.I320] &amp;  &quot;', 'D', '&quot; &amp; [.J320] &amp; &quot;', '&quot; &amp; UPPER([.A320]) &amp; &quot;', 'A');&quot;" office:value-type="string" office:string-value="(996,upper(substr(md5(trunc(random() * 9999999 + 1000000)::text), 1,6)), 'Generar Vacaciones Pendientes (Derecho)', '', 'D', '', '3.05.01', 'A');" calcext:value-type="string">
            <text:p>(996,upper(substr(md5(trunc(random() * 9999999 + 1000000)::text), 1,6)), 'Generar Vacaciones Pendientes (Derecho)', '', 'D', '', '3.05.01', 'A'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ublic.opcion(id_opcion, codigo_opcion, descripcion, ruta, tipo, uri, jerarquia, estatus) VALUES (996,upper(substr(md5(trunc(random() * 9999999 + 1000000)::text), 1,6)), 'Generar Vacaciones Pendientes (Derecho)', '', 'D', '', '3.05.01', 'A');" calcext:value-type="string">
            <text:p>INSERT INTO public.opcion(id_opcion, codigo_opcion, descripcion, ruta, tipo, uri, jerarquia, estatus) VALUES (996,upper(substr(md5(trunc(random() * 9999999 + 1000000)::text), 1,6)), 'Generar Vacaciones Pendientes (Derecho)', '', 'D', '', '3.05.01', 'A');</text:p>
          </table:table-cell>
          <table:table-cell table:number-columns-repeated="2"/>
          <table:table-cell table:formula="of:==IF([.L320] &lt;&gt; &quot;&quot;;&quot;INSERT INTO public.rolopcion(id_rol_opcion, id_rol, id_opcion, consultar, agregar, modificar, eliminar, ejecutar) VALUES (&quot; &amp; [.O320] &amp; &quot;, '41'::integer, &quot; &amp; [.N320] &amp; &quot;, 'S'::text, 'S'::text, 'S'::text, 'S'::text, 'S'::text);&quot;; &quot;&quot;)" office:value-type="string" office:string-value="INSERT INTO public.rolopcion(id_rol_opcion, id_rol, id_opcion, consultar, agregar, modificar, eliminar, ejecutar) VALUES (420, '41'::integer, 996, 'S'::text, 'S'::text, 'S'::text, 'S'::text, 'S'::text);" calcext:value-type="string">
            <text:p>INSERT INTO public.rolopcion(id_rol_opcion, id_rol, id_opcion, consultar, agregar, modificar, eliminar, ejecutar) VALUES (420, '41'::integer, 996, 'S'::text, 'S'::text, 'S'::text, 'S'::text, 'S'::text);</text:p>
          </table:table-cell>
        </table:table-row>
        <table:table-row table:style-name="ro2">
          <table:table-cell table:formula="of:=[.$A$319]&amp;&quot;.&quot;&amp;[.D321]" office:value-type="string" office:string-value="3.05.02" calcext:value-type="string">
            <text:p>3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Vacaciones Penientes</text:p>
          </table:table-cell>
          <table:table-cell table:number-columns-repeated="6"/>
          <table:table-cell table:formula="of:=[.E321]" office:value-type="string" office:string-value="Vacaciones Penientes" calcext:value-type="string">
            <text:p>Vacaciones Penientes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421" calcext:value-type="float">
            <text:p>421</text:p>
          </table:table-cell>
          <table:table-cell table:style-name="ce3" table:formula="of:=&quot;(&quot; &amp; [.N321] &amp; &quot;,&quot; &amp; [.$R$1] &amp; &quot;, '&quot; &amp; [.L321]  &amp; &quot;', '&quot; &amp; [.I321] &amp;  &quot;', 'D', '&quot; &amp; [.J321] &amp; &quot;', '&quot; &amp; UPPER([.A321]) &amp; &quot;', 'A');&quot;" office:value-type="string" office:string-value="(997,upper(substr(md5(trunc(random() * 9999999 + 1000000)::text), 1,6)), 'Vacaciones Penientes', '', 'D', '', '3.05.02', 'A');" calcext:value-type="string">
            <text:p>(997,upper(substr(md5(trunc(random() * 9999999 + 1000000)::text), 1,6)), 'Vacaciones Penientes', '', 'D', '', '3.05.02', 'A'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ublic.opcion(id_opcion, codigo_opcion, descripcion, ruta, tipo, uri, jerarquia, estatus) VALUES (997,upper(substr(md5(trunc(random() * 9999999 + 1000000)::text), 1,6)), 'Vacaciones Penientes', '', 'D', '', '3.05.02', 'A');" calcext:value-type="string">
            <text:p>INSERT INTO public.opcion(id_opcion, codigo_opcion, descripcion, ruta, tipo, uri, jerarquia, estatus) VALUES (997,upper(substr(md5(trunc(random() * 9999999 + 1000000)::text), 1,6)), 'Vacaciones Penientes', '', 'D', '', '3.05.02', 'A');</text:p>
          </table:table-cell>
          <table:table-cell table:number-columns-repeated="2"/>
          <table:table-cell table:formula="of:==IF([.L321] &lt;&gt; &quot;&quot;;&quot;INSERT INTO public.rolopcion(id_rol_opcion, id_rol, id_opcion, consultar, agregar, modificar, eliminar, ejecutar) VALUES (&quot; &amp; [.O321] &amp; &quot;, '41'::integer, &quot; &amp; [.N321] &amp; &quot;, 'S'::text, 'S'::text, 'S'::text, 'S'::text, 'S'::text);&quot;; &quot;&quot;)" office:value-type="string" office:string-value="INSERT INTO public.rolopcion(id_rol_opcion, id_rol, id_opcion, consultar, agregar, modificar, eliminar, ejecutar) VALUES (421, '41'::integer, 997, 'S'::text, 'S'::text, 'S'::text, 'S'::text, 'S'::text);" calcext:value-type="string">
            <text:p>INSERT INTO public.rolopcion(id_rol_opcion, id_rol, id_opcion, consultar, agregar, modificar, eliminar, ejecutar) VALUES (421, '41'::integer, 997, 'S'::text, 'S'::text, 'S'::text, 'S'::text, 'S'::text);</text:p>
          </table:table-cell>
        </table:table-row>
        <table:table-row table:style-name="ro2">
          <table:table-cell table:formula="of:=[.$A$319]&amp;&quot;.&quot;&amp;[.D322]" office:value-type="string" office:string-value="3.05.03" calcext:value-type="string">
            <text:p>3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Vacaciones Disfrutadas</text:p>
          </table:table-cell>
          <table:table-cell table:number-columns-repeated="6"/>
          <table:table-cell table:formula="of:=[.E322]" office:value-type="string" office:string-value="Vacaciones Disfrutadas" calcext:value-type="string">
            <text:p>Vacaciones Disfrutadas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422" calcext:value-type="float">
            <text:p>422</text:p>
          </table:table-cell>
          <table:table-cell table:style-name="ce3" table:formula="of:=&quot;(&quot; &amp; [.N322] &amp; &quot;,&quot; &amp; [.$R$1] &amp; &quot;, '&quot; &amp; [.L322]  &amp; &quot;', '&quot; &amp; [.I322] &amp;  &quot;', 'D', '&quot; &amp; [.J322] &amp; &quot;', '&quot; &amp; UPPER([.A322]) &amp; &quot;', 'A');&quot;" office:value-type="string" office:string-value="(998,upper(substr(md5(trunc(random() * 9999999 + 1000000)::text), 1,6)), 'Vacaciones Disfrutadas', '', 'D', '', '3.05.03', 'A');" calcext:value-type="string">
            <text:p>(998,upper(substr(md5(trunc(random() * 9999999 + 1000000)::text), 1,6)), 'Vacaciones Disfrutadas', '', 'D', '', '3.05.03', 'A'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ublic.opcion(id_opcion, codigo_opcion, descripcion, ruta, tipo, uri, jerarquia, estatus) VALUES (998,upper(substr(md5(trunc(random() * 9999999 + 1000000)::text), 1,6)), 'Vacaciones Disfrutadas', '', 'D', '', '3.05.03', 'A');" calcext:value-type="string">
            <text:p>INSERT INTO public.opcion(id_opcion, codigo_opcion, descripcion, ruta, tipo, uri, jerarquia, estatus) VALUES (998,upper(substr(md5(trunc(random() * 9999999 + 1000000)::text), 1,6)), 'Vacaciones Disfrutadas', '', 'D', '', '3.05.03', 'A');</text:p>
          </table:table-cell>
          <table:table-cell table:number-columns-repeated="2"/>
          <table:table-cell table:formula="of:==IF([.L322] &lt;&gt; &quot;&quot;;&quot;INSERT INTO public.rolopcion(id_rol_opcion, id_rol, id_opcion, consultar, agregar, modificar, eliminar, ejecutar) VALUES (&quot; &amp; [.O322] &amp; &quot;, '41'::integer, &quot; &amp; [.N322] &amp; &quot;, 'S'::text, 'S'::text, 'S'::text, 'S'::text, 'S'::text);&quot;; &quot;&quot;)" office:value-type="string" office:string-value="INSERT INTO public.rolopcion(id_rol_opcion, id_rol, id_opcion, consultar, agregar, modificar, eliminar, ejecutar) VALUES (422, '41'::integer, 998, 'S'::text, 'S'::text, 'S'::text, 'S'::text, 'S'::text);" calcext:value-type="string">
            <text:p>INSERT INTO public.rolopcion(id_rol_opcion, id_rol, id_opcion, consultar, agregar, modificar, eliminar, ejecutar) VALUES (422, '41'::integer, 998, 'S'::text, 'S'::text, 'S'::text, 'S'::text, 'S'::text);</text:p>
          </table:table-cell>
        </table:table-row>
        <table:table-row table:style-name="ro2">
          <table:table-cell table:formula="of:=[.$A$319]&amp;&quot;.&quot;&amp;[.D323]" office:value-type="string" office:string-value="3.05.04" calcext:value-type="string">
            <text:p>3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Vacaciones Programadas</text:p>
          </table:table-cell>
          <table:table-cell table:number-columns-repeated="6"/>
          <table:table-cell table:formula="of:=[.E323]" office:value-type="string" office:string-value="Vacaciones Programadas" calcext:value-type="string">
            <text:p>Vacaciones Programadas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float" office:value="423" calcext:value-type="float">
            <text:p>423</text:p>
          </table:table-cell>
          <table:table-cell table:style-name="ce3" table:formula="of:=&quot;(&quot; &amp; [.N323] &amp; &quot;,&quot; &amp; [.$R$1] &amp; &quot;, '&quot; &amp; [.L323]  &amp; &quot;', '&quot; &amp; [.I323] &amp;  &quot;', 'D', '&quot; &amp; [.J323] &amp; &quot;', '&quot; &amp; UPPER([.A323]) &amp; &quot;', 'A');&quot;" office:value-type="string" office:string-value="(999,upper(substr(md5(trunc(random() * 9999999 + 1000000)::text), 1,6)), 'Vacaciones Programadas', '', 'D', '', '3.05.04', 'A');" calcext:value-type="string">
            <text:p>(999,upper(substr(md5(trunc(random() * 9999999 + 1000000)::text), 1,6)), 'Vacaciones Programadas', '', 'D', '', '3.05.04', 'A'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ublic.opcion(id_opcion, codigo_opcion, descripcion, ruta, tipo, uri, jerarquia, estatus) VALUES (999,upper(substr(md5(trunc(random() * 9999999 + 1000000)::text), 1,6)), 'Vacaciones Programadas', '', 'D', '', '3.05.04', 'A');" calcext:value-type="string">
            <text:p>INSERT INTO public.opcion(id_opcion, codigo_opcion, descripcion, ruta, tipo, uri, jerarquia, estatus) VALUES (999,upper(substr(md5(trunc(random() * 9999999 + 1000000)::text), 1,6)), 'Vacaciones Programadas', '', 'D', '', '3.05.04', 'A');</text:p>
          </table:table-cell>
          <table:table-cell table:number-columns-repeated="2"/>
          <table:table-cell table:formula="of:==IF([.L323] &lt;&gt; &quot;&quot;;&quot;INSERT INTO public.rolopcion(id_rol_opcion, id_rol, id_opcion, consultar, agregar, modificar, eliminar, ejecutar) VALUES (&quot; &amp; [.O323] &amp; &quot;, '41'::integer, &quot; &amp; [.N323] &amp; &quot;, 'S'::text, 'S'::text, 'S'::text, 'S'::text, 'S'::text);&quot;; &quot;&quot;)" office:value-type="string" office:string-value="INSERT INTO public.rolopcion(id_rol_opcion, id_rol, id_opcion, consultar, agregar, modificar, eliminar, ejecutar) VALUES (423, '41'::integer, 999, 'S'::text, 'S'::text, 'S'::text, 'S'::text, 'S'::text);" calcext:value-type="string">
            <text:p>INSERT INTO public.rolopcion(id_rol_opcion, id_rol, id_opcion, consultar, agregar, modificar, eliminar, ejecutar) VALUES (423, '41'::integer, 999, 'S'::text, 'S'::text, 'S'::text, 'S'::text, 'S'::text);</text:p>
          </table:table-cell>
        </table:table-row>
        <table:table-row table:style-name="ro2">
          <table:table-cell table:formula="of:=[.$A$319]&amp;&quot;.&quot;&amp;[.D324]" office:value-type="string" office:string-value="3.05.05" calcext:value-type="string">
            <text:p>3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onstancia de Disfrute</text:p>
          </table:table-cell>
          <table:table-cell table:number-columns-repeated="6"/>
          <table:table-cell table:formula="of:=[.E324]" office:value-type="string" office:string-value="Constancia de Disfrute" calcext:value-type="string">
            <text:p>Constancia de Disfrute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24" calcext:value-type="float">
            <text:p>424</text:p>
          </table:table-cell>
          <table:table-cell table:style-name="ce3" table:formula="of:=&quot;(&quot; &amp; [.N324] &amp; &quot;,&quot; &amp; [.$R$1] &amp; &quot;, '&quot; &amp; [.L324]  &amp; &quot;', '&quot; &amp; [.I324] &amp;  &quot;', 'D', '&quot; &amp; [.J324] &amp; &quot;', '&quot; &amp; UPPER([.A324]) &amp; &quot;', 'A');&quot;" office:value-type="string" office:string-value="(1000,upper(substr(md5(trunc(random() * 9999999 + 1000000)::text), 1,6)), 'Constancia de Disfrute', '', 'D', '', '3.05.05', 'A');" calcext:value-type="string">
            <text:p>(1000,upper(substr(md5(trunc(random() * 9999999 + 1000000)::text), 1,6)), 'Constancia de Disfrute', '', 'D', '', '3.05.05', 'A'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ublic.opcion(id_opcion, codigo_opcion, descripcion, ruta, tipo, uri, jerarquia, estatus) VALUES (1000,upper(substr(md5(trunc(random() * 9999999 + 1000000)::text), 1,6)), 'Constancia de Disfrute', '', 'D', '', '3.05.05', 'A');" calcext:value-type="string">
            <text:p>INSERT INTO public.opcion(id_opcion, codigo_opcion, descripcion, ruta, tipo, uri, jerarquia, estatus) VALUES (1000,upper(substr(md5(trunc(random() * 9999999 + 1000000)::text), 1,6)), 'Constancia de Disfrute', '', 'D', '', '3.05.05', 'A');</text:p>
          </table:table-cell>
          <table:table-cell table:number-columns-repeated="2"/>
          <table:table-cell table:formula="of:==IF([.L324] &lt;&gt; &quot;&quot;;&quot;INSERT INTO public.rolopcion(id_rol_opcion, id_rol, id_opcion, consultar, agregar, modificar, eliminar, ejecutar) VALUES (&quot; &amp; [.O324] &amp; &quot;, '41'::integer, &quot; &amp; [.N324] &amp; &quot;, 'S'::text, 'S'::text, 'S'::text, 'S'::text, 'S'::text);&quot;; &quot;&quot;)" office:value-type="string" office:string-value="INSERT INTO public.rolopcion(id_rol_opcion, id_rol, id_opcion, consultar, agregar, modificar, eliminar, ejecutar) VALUES (424, '41'::integer, 1000, 'S'::text, 'S'::text, 'S'::text, 'S'::text, 'S'::text);" calcext:value-type="string">
            <text:p>INSERT INTO public.rolopcion(id_rol_opcion, id_rol, id_opcion, consultar, agregar, modificar, eliminar, ejecutar) VALUES (424, '41'::integer, 1000, 'S'::text, 'S'::text, 'S'::text, 'S'::text, 'S'::text);</text:p>
          </table:table-cell>
        </table:table-row>
        <table:table-row table:style-name="ro2">
          <table:table-cell table:formula="of:=[.$A$319]&amp;&quot;.&quot;&amp;[.D325]" office:value-type="string" office:string-value="3.05.06" calcext:value-type="string">
            <text:p>3.0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Vacaciones</text:p>
          </table:table-cell>
          <table:table-cell table:number-columns-repeated="6"/>
          <table:table-cell table:formula="of:=[.E325]" office:value-type="string" office:string-value="Reportes de Vacaciones" calcext:value-type="string">
            <text:p>Reportes de Vacaciones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425" calcext:value-type="float">
            <text:p>425</text:p>
          </table:table-cell>
          <table:table-cell table:style-name="ce3" table:formula="of:=&quot;(&quot; &amp; [.N325] &amp; &quot;,&quot; &amp; [.$R$1] &amp; &quot;, '&quot; &amp; [.L325]  &amp; &quot;', '&quot; &amp; [.I325] &amp;  &quot;', 'D', '&quot; &amp; [.J325] &amp; &quot;', '&quot; &amp; UPPER([.A325]) &amp; &quot;', 'A');&quot;" office:value-type="string" office:string-value="(1001,upper(substr(md5(trunc(random() * 9999999 + 1000000)::text), 1,6)), 'Reportes de Vacaciones', '', 'D', '', '3.05.06', 'A');" calcext:value-type="string">
            <text:p>(1001,upper(substr(md5(trunc(random() * 9999999 + 1000000)::text), 1,6)), 'Reportes de Vacaciones', '', 'D', '', '3.05.06', 'A'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ublic.opcion(id_opcion, codigo_opcion, descripcion, ruta, tipo, uri, jerarquia, estatus) VALUES (1001,upper(substr(md5(trunc(random() * 9999999 + 1000000)::text), 1,6)), 'Reportes de Vacaciones', '', 'D', '', '3.05.06', 'A');" calcext:value-type="string">
            <text:p>INSERT INTO public.opcion(id_opcion, codigo_opcion, descripcion, ruta, tipo, uri, jerarquia, estatus) VALUES (1001,upper(substr(md5(trunc(random() * 9999999 + 1000000)::text), 1,6)), 'Reportes de Vacaciones', '', 'D', '', '3.05.06', 'A');</text:p>
          </table:table-cell>
          <table:table-cell table:number-columns-repeated="2"/>
          <table:table-cell table:formula="of:==IF([.L325] &lt;&gt; &quot;&quot;;&quot;INSERT INTO public.rolopcion(id_rol_opcion, id_rol, id_opcion, consultar, agregar, modificar, eliminar, ejecutar) VALUES (&quot; &amp; [.O325] &amp; &quot;, '41'::integer, &quot; &amp; [.N325] &amp; &quot;, 'S'::text, 'S'::text, 'S'::text, 'S'::text, 'S'::text);&quot;; &quot;&quot;)" office:value-type="string" office:string-value="INSERT INTO public.rolopcion(id_rol_opcion, id_rol, id_opcion, consultar, agregar, modificar, eliminar, ejecutar) VALUES (425, '41'::integer, 1001, 'S'::text, 'S'::text, 'S'::text, 'S'::text, 'S'::text);" calcext:value-type="string">
            <text:p>INSERT INTO public.rolopcion(id_rol_opcion, id_rol, id_opcion, consultar, agregar, modificar, eliminar, ejecutar) VALUES (425, '41'::integer, 1001, 'S'::text, 'S'::text, 'S'::text, 'S'::text, 'S'::text);</text:p>
          </table:table-cell>
        </table:table-row>
        <table:table-row table:style-name="ro2">
          <table:table-cell table:formula="of:=[.$A$319]&amp;&quot;.&quot;&amp;[.D326]" office:value-type="string" office:string-value="3.05.07" calcext:value-type="string">
            <text:p>3.05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Vacaciones Pendientes Generadas</text:p>
          </table:table-cell>
          <table:table-cell table:number-columns-repeated="6"/>
          <table:table-cell table:formula="of:=[.E326]" office:value-type="string" office:string-value="Vacaciones Pendientes Generadas" calcext:value-type="string">
            <text:p>Vacaciones Pendientes Generadas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426" calcext:value-type="float">
            <text:p>426</text:p>
          </table:table-cell>
          <table:table-cell table:style-name="ce3" table:formula="of:=&quot;(&quot; &amp; [.N326] &amp; &quot;,&quot; &amp; [.$R$1] &amp; &quot;, '&quot; &amp; [.L326]  &amp; &quot;', '&quot; &amp; [.I326] &amp;  &quot;', 'D', '&quot; &amp; [.J326] &amp; &quot;', '&quot; &amp; UPPER([.A326]) &amp; &quot;', 'A');&quot;" office:value-type="string" office:string-value="(1002,upper(substr(md5(trunc(random() * 9999999 + 1000000)::text), 1,6)), 'Vacaciones Pendientes Generadas', '', 'D', '', '3.05.07', 'A');" calcext:value-type="string">
            <text:p>(1002,upper(substr(md5(trunc(random() * 9999999 + 1000000)::text), 1,6)), 'Vacaciones Pendientes Generadas', '', 'D', '', '3.05.07', 'A'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ublic.opcion(id_opcion, codigo_opcion, descripcion, ruta, tipo, uri, jerarquia, estatus) VALUES (1002,upper(substr(md5(trunc(random() * 9999999 + 1000000)::text), 1,6)), 'Vacaciones Pendientes Generadas', '', 'D', '', '3.05.07', 'A');" calcext:value-type="string">
            <text:p>INSERT INTO public.opcion(id_opcion, codigo_opcion, descripcion, ruta, tipo, uri, jerarquia, estatus) VALUES (1002,upper(substr(md5(trunc(random() * 9999999 + 1000000)::text), 1,6)), 'Vacaciones Pendientes Generadas', '', 'D', '', '3.05.07', 'A');</text:p>
          </table:table-cell>
          <table:table-cell table:number-columns-repeated="2"/>
          <table:table-cell table:formula="of:==IF([.L326] &lt;&gt; &quot;&quot;;&quot;INSERT INTO public.rolopcion(id_rol_opcion, id_rol, id_opcion, consultar, agregar, modificar, eliminar, ejecutar) VALUES (&quot; &amp; [.O326] &amp; &quot;, '41'::integer, &quot; &amp; [.N326] &amp; &quot;, 'S'::text, 'S'::text, 'S'::text, 'S'::text, 'S'::text);&quot;; &quot;&quot;)" office:value-type="string" office:string-value="INSERT INTO public.rolopcion(id_rol_opcion, id_rol, id_opcion, consultar, agregar, modificar, eliminar, ejecutar) VALUES (426, '41'::integer, 1002, 'S'::text, 'S'::text, 'S'::text, 'S'::text, 'S'::text);" calcext:value-type="string">
            <text:p>INSERT INTO public.rolopcion(id_rol_opcion, id_rol, id_opcion, consultar, agregar, modificar, eliminar, ejecutar) VALUES (426, '41'::integer, 1002, 'S'::text, 'S'::text, 'S'::text, 'S'::text, 'S'::text);</text:p>
          </table:table-cell>
        </table:table-row>
        <table:table-row table:style-name="ro2">
          <table:table-cell table:formula="of:=[.$A$319]&amp;&quot;.&quot;&amp;[.D327]" office:value-type="string" office:string-value="3.05.08" calcext:value-type="string">
            <text:p>3.05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Liquidación de Vacaciones</text:p>
          </table:table-cell>
          <table:table-cell table:number-columns-repeated="6"/>
          <table:table-cell table:formula="of:=[.E327]" office:value-type="string" office:string-value="Liquidación de Vacaciones" calcext:value-type="string">
            <text:p>Liquidación de Vacaciones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float" office:value="427" calcext:value-type="float">
            <text:p>427</text:p>
          </table:table-cell>
          <table:table-cell table:style-name="ce3" table:formula="of:=&quot;(&quot; &amp; [.N327] &amp; &quot;,&quot; &amp; [.$R$1] &amp; &quot;, '&quot; &amp; [.L327]  &amp; &quot;', '&quot; &amp; [.I327] &amp;  &quot;', 'D', '&quot; &amp; [.J327] &amp; &quot;', '&quot; &amp; UPPER([.A327]) &amp; &quot;', 'A');&quot;" office:value-type="string" office:string-value="(1003,upper(substr(md5(trunc(random() * 9999999 + 1000000)::text), 1,6)), 'Liquidación de Vacaciones', '', 'D', '', '3.05.08', 'A');" calcext:value-type="string">
            <text:p>(1003,upper(substr(md5(trunc(random() * 9999999 + 1000000)::text), 1,6)), 'Liquidación de Vacaciones', '', 'D', '', '3.05.08', 'A'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ublic.opcion(id_opcion, codigo_opcion, descripcion, ruta, tipo, uri, jerarquia, estatus) VALUES (1003,upper(substr(md5(trunc(random() * 9999999 + 1000000)::text), 1,6)), 'Liquidación de Vacaciones', '', 'D', '', '3.05.08', 'A');" calcext:value-type="string">
            <text:p>INSERT INTO public.opcion(id_opcion, codigo_opcion, descripcion, ruta, tipo, uri, jerarquia, estatus) VALUES (1003,upper(substr(md5(trunc(random() * 9999999 + 1000000)::text), 1,6)), 'Liquidación de Vacaciones', '', 'D', '', '3.05.08', 'A');</text:p>
          </table:table-cell>
          <table:table-cell table:number-columns-repeated="2"/>
          <table:table-cell table:formula="of:==IF([.L327] &lt;&gt; &quot;&quot;;&quot;INSERT INTO public.rolopcion(id_rol_opcion, id_rol, id_opcion, consultar, agregar, modificar, eliminar, ejecutar) VALUES (&quot; &amp; [.O327] &amp; &quot;, '41'::integer, &quot; &amp; [.N327] &amp; &quot;, 'S'::text, 'S'::text, 'S'::text, 'S'::text, 'S'::text);&quot;; &quot;&quot;)" office:value-type="string" office:string-value="INSERT INTO public.rolopcion(id_rol_opcion, id_rol, id_opcion, consultar, agregar, modificar, eliminar, ejecutar) VALUES (427, '41'::integer, 1003, 'S'::text, 'S'::text, 'S'::text, 'S'::text, 'S'::text);" calcext:value-type="string">
            <text:p>INSERT INTO public.rolopcion(id_rol_opcion, id_rol, id_opcion, consultar, agregar, modificar, eliminar, ejecutar) VALUES (427, '41'::integer, 1003, 'S'::text, 'S'::text, 'S'::text, 'S'::text, 'S'::text);</text:p>
          </table:table-cell>
        </table:table-row>
        <table:table-row table:style-name="ro2">
          <table:table-cell table:formula="of:=[.$A$327]&amp;&quot;.&quot;&amp;[.E328]" office:value-type="string" office:string-value="3.05.08.01" calcext:value-type="string">
            <text:p>3.05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Vacación Trabajador</text:p>
          </table:table-cell>
          <table:table-cell table:number-columns-repeated="5"/>
          <table:table-cell table:formula="of:=[.F328]" office:value-type="string" office:string-value="Liquidación de Vacación Trabajador" calcext:value-type="string">
            <text:p>Liquidación de Vacación Trabajador</text:p>
          </table:table-cell>
          <table:table-cell/>
          <table:table-cell office:value-type="float" office:value="1004" calcext:value-type="float">
            <text:p>1004</text:p>
          </table:table-cell>
          <table:table-cell office:value-type="float" office:value="428" calcext:value-type="float">
            <text:p>428</text:p>
          </table:table-cell>
          <table:table-cell table:style-name="ce3" table:formula="of:=&quot;(&quot; &amp; [.N328] &amp; &quot;,&quot; &amp; [.$R$1] &amp; &quot;, '&quot; &amp; [.L328]  &amp; &quot;', '&quot; &amp; [.I328] &amp;  &quot;', 'D', '&quot; &amp; [.J328] &amp; &quot;', '&quot; &amp; UPPER([.A328]) &amp; &quot;', 'A');&quot;" office:value-type="string" office:string-value="(1004,upper(substr(md5(trunc(random() * 9999999 + 1000000)::text), 1,6)), 'Liquidación de Vacación Trabajador', '', 'D', '', '3.05.08.01', 'A');" calcext:value-type="string">
            <text:p>(1004,upper(substr(md5(trunc(random() * 9999999 + 1000000)::text), 1,6)), 'Liquidación de Vacación Trabajador', '', 'D', '', '3.05.08.01', 'A'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ublic.opcion(id_opcion, codigo_opcion, descripcion, ruta, tipo, uri, jerarquia, estatus) VALUES (1004,upper(substr(md5(trunc(random() * 9999999 + 1000000)::text), 1,6)), 'Liquidación de Vacación Trabajador', '', 'D', '', '3.05.08.01', 'A');" calcext:value-type="string">
            <text:p>INSERT INTO public.opcion(id_opcion, codigo_opcion, descripcion, ruta, tipo, uri, jerarquia, estatus) VALUES (1004,upper(substr(md5(trunc(random() * 9999999 + 1000000)::text), 1,6)), 'Liquidación de Vacación Trabajador', '', 'D', '', '3.05.08.01', 'A');</text:p>
          </table:table-cell>
          <table:table-cell table:number-columns-repeated="2"/>
          <table:table-cell table:formula="of:==IF([.L328] &lt;&gt; &quot;&quot;;&quot;INSERT INTO public.rolopcion(id_rol_opcion, id_rol, id_opcion, consultar, agregar, modificar, eliminar, ejecutar) VALUES (&quot; &amp; [.O328] &amp; &quot;, '41'::integer, &quot; &amp; [.N328] &amp; &quot;, 'S'::text, 'S'::text, 'S'::text, 'S'::text, 'S'::text);&quot;; &quot;&quot;)" office:value-type="string" office:string-value="INSERT INTO public.rolopcion(id_rol_opcion, id_rol, id_opcion, consultar, agregar, modificar, eliminar, ejecutar) VALUES (428, '41'::integer, 1004, 'S'::text, 'S'::text, 'S'::text, 'S'::text, 'S'::text);" calcext:value-type="string">
            <text:p>INSERT INTO public.rolopcion(id_rol_opcion, id_rol, id_opcion, consultar, agregar, modificar, eliminar, ejecutar) VALUES (428, '41'::integer, 1004, 'S'::text, 'S'::text, 'S'::text, 'S'::text, 'S'::text);</text:p>
          </table:table-cell>
        </table:table-row>
        <table:table-row table:style-name="ro2">
          <table:table-cell table:formula="of:=[.$A$327]&amp;&quot;.&quot;&amp;[.E329]" office:value-type="string" office:string-value="3.05.08.02" calcext:value-type="string">
            <text:p>3.05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Formato de Liquidación de Vacaciones</text:p>
          </table:table-cell>
          <table:table-cell table:number-columns-repeated="5"/>
          <table:table-cell table:formula="of:=[.F329]" office:value-type="string" office:string-value="Formato de Liquidación de Vacaciones" calcext:value-type="string">
            <text:p>Formato de Liquidación de Vacaciones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429" calcext:value-type="float">
            <text:p>429</text:p>
          </table:table-cell>
          <table:table-cell table:style-name="ce3" table:formula="of:=&quot;(&quot; &amp; [.N329] &amp; &quot;,&quot; &amp; [.$R$1] &amp; &quot;, '&quot; &amp; [.L329]  &amp; &quot;', '&quot; &amp; [.I329] &amp;  &quot;', 'D', '&quot; &amp; [.J329] &amp; &quot;', '&quot; &amp; UPPER([.A329]) &amp; &quot;', 'A');&quot;" office:value-type="string" office:string-value="(1005,upper(substr(md5(trunc(random() * 9999999 + 1000000)::text), 1,6)), 'Formato de Liquidación de Vacaciones', '', 'D', '', '3.05.08.02', 'A');" calcext:value-type="string">
            <text:p>(1005,upper(substr(md5(trunc(random() * 9999999 + 1000000)::text), 1,6)), 'Formato de Liquidación de Vacaciones', '', 'D', '', '3.05.08.02', 'A'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ublic.opcion(id_opcion, codigo_opcion, descripcion, ruta, tipo, uri, jerarquia, estatus) VALUES (1005,upper(substr(md5(trunc(random() * 9999999 + 1000000)::text), 1,6)), 'Formato de Liquidación de Vacaciones', '', 'D', '', '3.05.08.02', 'A');" calcext:value-type="string">
            <text:p>INSERT INTO public.opcion(id_opcion, codigo_opcion, descripcion, ruta, tipo, uri, jerarquia, estatus) VALUES (1005,upper(substr(md5(trunc(random() * 9999999 + 1000000)::text), 1,6)), 'Formato de Liquidación de Vacaciones', '', 'D', '', '3.05.08.02', 'A');</text:p>
          </table:table-cell>
          <table:table-cell table:number-columns-repeated="2"/>
          <table:table-cell table:formula="of:==IF([.L329] &lt;&gt; &quot;&quot;;&quot;INSERT INTO public.rolopcion(id_rol_opcion, id_rol, id_opcion, consultar, agregar, modificar, eliminar, ejecutar) VALUES (&quot; &amp; [.O329] &amp; &quot;, '41'::integer, &quot; &amp; [.N329] &amp; &quot;, 'S'::text, 'S'::text, 'S'::text, 'S'::text, 'S'::text);&quot;; &quot;&quot;)" office:value-type="string" office:string-value="INSERT INTO public.rolopcion(id_rol_opcion, id_rol, id_opcion, consultar, agregar, modificar, eliminar, ejecutar) VALUES (429, '41'::integer, 1005, 'S'::text, 'S'::text, 'S'::text, 'S'::text, 'S'::text);" calcext:value-type="string">
            <text:p>INSERT INTO public.rolopcion(id_rol_opcion, id_rol, id_opcion, consultar, agregar, modificar, eliminar, ejecutar) VALUES (429, '41'::integer, 1005, 'S'::text, 'S'::text, 'S'::text, 'S'::text, 'S'::text);</text:p>
          </table:table-cell>
        </table:table-row>
        <table:table-row table:style-name="ro2">
          <table:table-cell table:formula="of:=[.$A$157]&amp;&quot;.&quot;&amp;[.C330]" office:value-type="string" office:string-value="3.06" calcext:value-type="string">
            <text:p>3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Procesos Aniversario</text:p>
          </table:table-cell>
          <table:table-cell table:number-columns-repeated="7"/>
          <table:table-cell table:formula="of:=[.D330]" office:value-type="string" office:string-value="Procesos Aniversario" calcext:value-type="string">
            <text:p>Procesos Aniversario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float" office:value="430" calcext:value-type="float">
            <text:p>430</text:p>
          </table:table-cell>
          <table:table-cell table:style-name="ce3" table:formula="of:=&quot;(&quot; &amp; [.N330] &amp; &quot;,&quot; &amp; [.$R$1] &amp; &quot;, '&quot; &amp; [.L330]  &amp; &quot;', '&quot; &amp; [.I330] &amp;  &quot;', 'D', '&quot; &amp; [.J330] &amp; &quot;', '&quot; &amp; UPPER([.A330]) &amp; &quot;', 'A');&quot;" office:value-type="string" office:string-value="(1006,upper(substr(md5(trunc(random() * 9999999 + 1000000)::text), 1,6)), 'Procesos Aniversario', '', 'D', '', '3.06', 'A');" calcext:value-type="string">
            <text:p>(1006,upper(substr(md5(trunc(random() * 9999999 + 1000000)::text), 1,6)), 'Procesos Aniversario', '', 'D', '', '3.06', 'A'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ublic.opcion(id_opcion, codigo_opcion, descripcion, ruta, tipo, uri, jerarquia, estatus) VALUES (1006,upper(substr(md5(trunc(random() * 9999999 + 1000000)::text), 1,6)), 'Procesos Aniversario', '', 'D', '', '3.06', 'A');" calcext:value-type="string">
            <text:p>INSERT INTO public.opcion(id_opcion, codigo_opcion, descripcion, ruta, tipo, uri, jerarquia, estatus) VALUES (1006,upper(substr(md5(trunc(random() * 9999999 + 1000000)::text), 1,6)), 'Procesos Aniversario', '', 'D', '', '3.06', 'A');</text:p>
          </table:table-cell>
          <table:table-cell table:number-columns-repeated="2"/>
          <table:table-cell table:formula="of:==IF([.L330] &lt;&gt; &quot;&quot;;&quot;INSERT INTO public.rolopcion(id_rol_opcion, id_rol, id_opcion, consultar, agregar, modificar, eliminar, ejecutar) VALUES (&quot; &amp; [.O330] &amp; &quot;, '41'::integer, &quot; &amp; [.N330] &amp; &quot;, 'S'::text, 'S'::text, 'S'::text, 'S'::text, 'S'::text);&quot;; &quot;&quot;)" office:value-type="string" office:string-value="INSERT INTO public.rolopcion(id_rol_opcion, id_rol, id_opcion, consultar, agregar, modificar, eliminar, ejecutar) VALUES (430, '41'::integer, 1006, 'S'::text, 'S'::text, 'S'::text, 'S'::text, 'S'::text);" calcext:value-type="string">
            <text:p>INSERT INTO public.rolopcion(id_rol_opcion, id_rol, id_opcion, consultar, agregar, modificar, eliminar, ejecutar) VALUES (430, '41'::integer, 1006, 'S'::text, 'S'::text, 'S'::text, 'S'::text, 'S'::text);</text:p>
          </table:table-cell>
        </table:table-row>
        <table:table-row table:style-name="ro2">
          <table:table-cell table:formula="of:=[.$A$330]&amp;&quot;.&quot;&amp;[.D331]" office:value-type="string" office:string-value="3.06.01" calcext:value-type="string">
            <text:p>3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o Prima Antiguedad</text:p>
          </table:table-cell>
          <table:table-cell table:number-columns-repeated="6"/>
          <table:table-cell table:formula="of:=[.E331]" office:value-type="string" office:string-value="Calculo Prima Antiguedad" calcext:value-type="string">
            <text:p>Calculo Prima Antiguedad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float" office:value="431" calcext:value-type="float">
            <text:p>431</text:p>
          </table:table-cell>
          <table:table-cell table:style-name="ce3" table:formula="of:=&quot;(&quot; &amp; [.N331] &amp; &quot;,&quot; &amp; [.$R$1] &amp; &quot;, '&quot; &amp; [.L331]  &amp; &quot;', '&quot; &amp; [.I331] &amp;  &quot;', 'D', '&quot; &amp; [.J331] &amp; &quot;', '&quot; &amp; UPPER([.A331]) &amp; &quot;', 'A');&quot;" office:value-type="string" office:string-value="(1007,upper(substr(md5(trunc(random() * 9999999 + 1000000)::text), 1,6)), 'Calculo Prima Antiguedad', '', 'D', '', '3.06.01', 'A');" calcext:value-type="string">
            <text:p>(1007,upper(substr(md5(trunc(random() * 9999999 + 1000000)::text), 1,6)), 'Calculo Prima Antiguedad', '', 'D', '', '3.06.01', 'A'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ublic.opcion(id_opcion, codigo_opcion, descripcion, ruta, tipo, uri, jerarquia, estatus) VALUES (1007,upper(substr(md5(trunc(random() * 9999999 + 1000000)::text), 1,6)), 'Calculo Prima Antiguedad', '', 'D', '', '3.06.01', 'A');" calcext:value-type="string">
            <text:p>INSERT INTO public.opcion(id_opcion, codigo_opcion, descripcion, ruta, tipo, uri, jerarquia, estatus) VALUES (1007,upper(substr(md5(trunc(random() * 9999999 + 1000000)::text), 1,6)), 'Calculo Prima Antiguedad', '', 'D', '', '3.06.01', 'A');</text:p>
          </table:table-cell>
          <table:table-cell table:number-columns-repeated="2"/>
          <table:table-cell table:formula="of:==IF([.L331] &lt;&gt; &quot;&quot;;&quot;INSERT INTO public.rolopcion(id_rol_opcion, id_rol, id_opcion, consultar, agregar, modificar, eliminar, ejecutar) VALUES (&quot; &amp; [.O331] &amp; &quot;, '41'::integer, &quot; &amp; [.N331] &amp; &quot;, 'S'::text, 'S'::text, 'S'::text, 'S'::text, 'S'::text);&quot;; &quot;&quot;)" office:value-type="string" office:string-value="INSERT INTO public.rolopcion(id_rol_opcion, id_rol, id_opcion, consultar, agregar, modificar, eliminar, ejecutar) VALUES (431, '41'::integer, 1007, 'S'::text, 'S'::text, 'S'::text, 'S'::text, 'S'::text);" calcext:value-type="string">
            <text:p>INSERT INTO public.rolopcion(id_rol_opcion, id_rol, id_opcion, consultar, agregar, modificar, eliminar, ejecutar) VALUES (431, '41'::integer, 1007, 'S'::text, 'S'::text, 'S'::text, 'S'::text, 'S'::text);</text:p>
          </table:table-cell>
        </table:table-row>
        <table:table-row table:style-name="ro2">
          <table:table-cell table:formula="of:=[.$A$330]&amp;&quot;.&quot;&amp;[.D332]" office:value-type="string" office:string-value="3.06.02" calcext:value-type="string">
            <text:p>3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alculo Bono Vacacional</text:p>
          </table:table-cell>
          <table:table-cell table:number-columns-repeated="6"/>
          <table:table-cell table:formula="of:=[.E332]" office:value-type="string" office:string-value="Calculo Bono Vacacional" calcext:value-type="string">
            <text:p>Calculo Bono Vacacional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432" calcext:value-type="float">
            <text:p>432</text:p>
          </table:table-cell>
          <table:table-cell table:style-name="ce3" table:formula="of:=&quot;(&quot; &amp; [.N332] &amp; &quot;,&quot; &amp; [.$R$1] &amp; &quot;, '&quot; &amp; [.L332]  &amp; &quot;', '&quot; &amp; [.I332] &amp;  &quot;', 'D', '&quot; &amp; [.J332] &amp; &quot;', '&quot; &amp; UPPER([.A332]) &amp; &quot;', 'A');&quot;" office:value-type="string" office:string-value="(1008,upper(substr(md5(trunc(random() * 9999999 + 1000000)::text), 1,6)), 'Calculo Bono Vacacional', '', 'D', '', '3.06.02', 'A');" calcext:value-type="string">
            <text:p>(1008,upper(substr(md5(trunc(random() * 9999999 + 1000000)::text), 1,6)), 'Calculo Bono Vacacional', '', 'D', '', '3.06.02', 'A'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ublic.opcion(id_opcion, codigo_opcion, descripcion, ruta, tipo, uri, jerarquia, estatus) VALUES (1008,upper(substr(md5(trunc(random() * 9999999 + 1000000)::text), 1,6)), 'Calculo Bono Vacacional', '', 'D', '', '3.06.02', 'A');" calcext:value-type="string">
            <text:p>INSERT INTO public.opcion(id_opcion, codigo_opcion, descripcion, ruta, tipo, uri, jerarquia, estatus) VALUES (1008,upper(substr(md5(trunc(random() * 9999999 + 1000000)::text), 1,6)), 'Calculo Bono Vacacional', '', 'D', '', '3.06.02', 'A');</text:p>
          </table:table-cell>
          <table:table-cell table:number-columns-repeated="2"/>
          <table:table-cell table:formula="of:==IF([.L332] &lt;&gt; &quot;&quot;;&quot;INSERT INTO public.rolopcion(id_rol_opcion, id_rol, id_opcion, consultar, agregar, modificar, eliminar, ejecutar) VALUES (&quot; &amp; [.O332] &amp; &quot;, '41'::integer, &quot; &amp; [.N332] &amp; &quot;, 'S'::text, 'S'::text, 'S'::text, 'S'::text, 'S'::text);&quot;; &quot;&quot;)" office:value-type="string" office:string-value="INSERT INTO public.rolopcion(id_rol_opcion, id_rol, id_opcion, consultar, agregar, modificar, eliminar, ejecutar) VALUES (432, '41'::integer, 1008, 'S'::text, 'S'::text, 'S'::text, 'S'::text, 'S'::text);" calcext:value-type="string">
            <text:p>INSERT INTO public.rolopcion(id_rol_opcion, id_rol, id_opcion, consultar, agregar, modificar, eliminar, ejecutar) VALUES (432, '41'::integer, 1008, 'S'::text, 'S'::text, 'S'::text, 'S'::text, 'S'::text);</text:p>
          </table:table-cell>
        </table:table-row>
        <table:table-row table:style-name="ro2">
          <table:table-cell table:formula="of:=[.$A$330]&amp;&quot;.&quot;&amp;[.D333]" office:value-type="string" office:string-value="3.06.03" calcext:value-type="string">
            <text:p>3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Seguridad Procesos Aniversario</text:p>
          </table:table-cell>
          <table:table-cell table:number-columns-repeated="6"/>
          <table:table-cell table:formula="of:=[.E333]" office:value-type="string" office:string-value="Seguridad Procesos Aniversario" calcext:value-type="string">
            <text:p>Seguridad Procesos Aniversario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float" office:value="433" calcext:value-type="float">
            <text:p>433</text:p>
          </table:table-cell>
          <table:table-cell table:style-name="ce3" table:formula="of:=&quot;(&quot; &amp; [.N333] &amp; &quot;,&quot; &amp; [.$R$1] &amp; &quot;, '&quot; &amp; [.L333]  &amp; &quot;', '&quot; &amp; [.I333] &amp;  &quot;', 'D', '&quot; &amp; [.J333] &amp; &quot;', '&quot; &amp; UPPER([.A333]) &amp; &quot;', 'A');&quot;" office:value-type="string" office:string-value="(1009,upper(substr(md5(trunc(random() * 9999999 + 1000000)::text), 1,6)), 'Seguridad Procesos Aniversario', '', 'D', '', '3.06.03', 'A');" calcext:value-type="string">
            <text:p>(1009,upper(substr(md5(trunc(random() * 9999999 + 1000000)::text), 1,6)), 'Seguridad Procesos Aniversario', '', 'D', '', '3.06.03', 'A'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ublic.opcion(id_opcion, codigo_opcion, descripcion, ruta, tipo, uri, jerarquia, estatus) VALUES (1009,upper(substr(md5(trunc(random() * 9999999 + 1000000)::text), 1,6)), 'Seguridad Procesos Aniversario', '', 'D', '', '3.06.03', 'A');" calcext:value-type="string">
            <text:p>INSERT INTO public.opcion(id_opcion, codigo_opcion, descripcion, ruta, tipo, uri, jerarquia, estatus) VALUES (1009,upper(substr(md5(trunc(random() * 9999999 + 1000000)::text), 1,6)), 'Seguridad Procesos Aniversario', '', 'D', '', '3.06.03', 'A');</text:p>
          </table:table-cell>
          <table:table-cell table:number-columns-repeated="2"/>
          <table:table-cell table:formula="of:==IF([.L333] &lt;&gt; &quot;&quot;;&quot;INSERT INTO public.rolopcion(id_rol_opcion, id_rol, id_opcion, consultar, agregar, modificar, eliminar, ejecutar) VALUES (&quot; &amp; [.O333] &amp; &quot;, '41'::integer, &quot; &amp; [.N333] &amp; &quot;, 'S'::text, 'S'::text, 'S'::text, 'S'::text, 'S'::text);&quot;; &quot;&quot;)" office:value-type="string" office:string-value="INSERT INTO public.rolopcion(id_rol_opcion, id_rol, id_opcion, consultar, agregar, modificar, eliminar, ejecutar) VALUES (433, '41'::integer, 1009, 'S'::text, 'S'::text, 'S'::text, 'S'::text, 'S'::text);" calcext:value-type="string">
            <text:p>INSERT INTO public.rolopcion(id_rol_opcion, id_rol, id_opcion, consultar, agregar, modificar, eliminar, ejecutar) VALUES (433, '41'::integer, 1009, 'S'::text, 'S'::text, 'S'::text, 'S'::text, 'S'::text);</text:p>
          </table:table-cell>
        </table:table-row>
        <table:table-row table:style-name="ro2">
          <table:table-cell table:formula="of:=[.$A$157]&amp;&quot;.&quot;&amp;[.C334]" office:value-type="string" office:string-value="3.07" calcext:value-type="string">
            <text:p>3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rocesos de Nómina</text:p>
          </table:table-cell>
          <table:table-cell table:number-columns-repeated="7"/>
          <table:table-cell table:formula="of:=[.D334]" office:value-type="string" office:string-value="Procesos de Nómina" calcext:value-type="string">
            <text:p>Procesos de Nómina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434" calcext:value-type="float">
            <text:p>434</text:p>
          </table:table-cell>
          <table:table-cell table:style-name="ce3" table:formula="of:=&quot;(&quot; &amp; [.N334] &amp; &quot;,&quot; &amp; [.$R$1] &amp; &quot;, '&quot; &amp; [.L334]  &amp; &quot;', '&quot; &amp; [.I334] &amp;  &quot;', 'D', '&quot; &amp; [.J334] &amp; &quot;', '&quot; &amp; UPPER([.A334]) &amp; &quot;', 'A');&quot;" office:value-type="string" office:string-value="(1010,upper(substr(md5(trunc(random() * 9999999 + 1000000)::text), 1,6)), 'Procesos de Nómina', '', 'D', '', '3.07', 'A');" calcext:value-type="string">
            <text:p>(1010,upper(substr(md5(trunc(random() * 9999999 + 1000000)::text), 1,6)), 'Procesos de Nómina', '', 'D', '', '3.07', 'A'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ublic.opcion(id_opcion, codigo_opcion, descripcion, ruta, tipo, uri, jerarquia, estatus) VALUES (1010,upper(substr(md5(trunc(random() * 9999999 + 1000000)::text), 1,6)), 'Procesos de Nómina', '', 'D', '', '3.07', 'A');" calcext:value-type="string">
            <text:p>INSERT INTO public.opcion(id_opcion, codigo_opcion, descripcion, ruta, tipo, uri, jerarquia, estatus) VALUES (1010,upper(substr(md5(trunc(random() * 9999999 + 1000000)::text), 1,6)), 'Procesos de Nómina', '', 'D', '', '3.07', 'A');</text:p>
          </table:table-cell>
          <table:table-cell table:number-columns-repeated="2"/>
          <table:table-cell table:formula="of:==IF([.L334] &lt;&gt; &quot;&quot;;&quot;INSERT INTO public.rolopcion(id_rol_opcion, id_rol, id_opcion, consultar, agregar, modificar, eliminar, ejecutar) VALUES (&quot; &amp; [.O334] &amp; &quot;, '41'::integer, &quot; &amp; [.N334] &amp; &quot;, 'S'::text, 'S'::text, 'S'::text, 'S'::text, 'S'::text);&quot;; &quot;&quot;)" office:value-type="string" office:string-value="INSERT INTO public.rolopcion(id_rol_opcion, id_rol, id_opcion, consultar, agregar, modificar, eliminar, ejecutar) VALUES (434, '41'::integer, 1010, 'S'::text, 'S'::text, 'S'::text, 'S'::text, 'S'::text);" calcext:value-type="string">
            <text:p>INSERT INTO public.rolopcion(id_rol_opcion, id_rol, id_opcion, consultar, agregar, modificar, eliminar, ejecutar) VALUES (434, '41'::integer, 1010, 'S'::text, 'S'::text, 'S'::text, 'S'::text, 'S'::text);</text:p>
          </table:table-cell>
        </table:table-row>
        <table:table-row table:style-name="ro2">
          <table:table-cell table:formula="of:=[.$A$334]&amp;&quot;.&quot;&amp;[.D335]" office:value-type="string" office:string-value="3.07.01" calcext:value-type="string">
            <text:p>3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enómina Ordinaria</text:p>
          </table:table-cell>
          <table:table-cell table:number-columns-repeated="6"/>
          <table:table-cell table:formula="of:=[.E335]" office:value-type="string" office:string-value="Prenómina Ordinaria" calcext:value-type="string">
            <text:p>Prenómina Ordinaria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float" office:value="435" calcext:value-type="float">
            <text:p>435</text:p>
          </table:table-cell>
          <table:table-cell table:style-name="ce3" table:formula="of:=&quot;(&quot; &amp; [.N335] &amp; &quot;,&quot; &amp; [.$R$1] &amp; &quot;, '&quot; &amp; [.L335]  &amp; &quot;', '&quot; &amp; [.I335] &amp;  &quot;', 'D', '&quot; &amp; [.J335] &amp; &quot;', '&quot; &amp; UPPER([.A335]) &amp; &quot;', 'A');&quot;" office:value-type="string" office:string-value="(1011,upper(substr(md5(trunc(random() * 9999999 + 1000000)::text), 1,6)), 'Prenómina Ordinaria', '', 'D', '', '3.07.01', 'A');" calcext:value-type="string">
            <text:p>(1011,upper(substr(md5(trunc(random() * 9999999 + 1000000)::text), 1,6)), 'Prenómina Ordinaria', '', 'D', '', '3.07.01', 'A'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ublic.opcion(id_opcion, codigo_opcion, descripcion, ruta, tipo, uri, jerarquia, estatus) VALUES (1011,upper(substr(md5(trunc(random() * 9999999 + 1000000)::text), 1,6)), 'Prenómina Ordinaria', '', 'D', '', '3.07.01', 'A');" calcext:value-type="string">
            <text:p>INSERT INTO public.opcion(id_opcion, codigo_opcion, descripcion, ruta, tipo, uri, jerarquia, estatus) VALUES (1011,upper(substr(md5(trunc(random() * 9999999 + 1000000)::text), 1,6)), 'Prenómina Ordinaria', '', 'D', '', '3.07.01', 'A');</text:p>
          </table:table-cell>
          <table:table-cell table:number-columns-repeated="2"/>
          <table:table-cell table:formula="of:==IF([.L335] &lt;&gt; &quot;&quot;;&quot;INSERT INTO public.rolopcion(id_rol_opcion, id_rol, id_opcion, consultar, agregar, modificar, eliminar, ejecutar) VALUES (&quot; &amp; [.O335] &amp; &quot;, '41'::integer, &quot; &amp; [.N335] &amp; &quot;, 'S'::text, 'S'::text, 'S'::text, 'S'::text, 'S'::text);&quot;; &quot;&quot;)" office:value-type="string" office:string-value="INSERT INTO public.rolopcion(id_rol_opcion, id_rol, id_opcion, consultar, agregar, modificar, eliminar, ejecutar) VALUES (435, '41'::integer, 1011, 'S'::text, 'S'::text, 'S'::text, 'S'::text, 'S'::text);" calcext:value-type="string">
            <text:p>INSERT INTO public.rolopcion(id_rol_opcion, id_rol, id_opcion, consultar, agregar, modificar, eliminar, ejecutar) VALUES (435, '41'::integer, 1011, 'S'::text, 'S'::text, 'S'::text, 'S'::text, 'S'::text);</text:p>
          </table:table-cell>
        </table:table-row>
        <table:table-row table:style-name="ro2">
          <table:table-cell table:formula="of:=[.$A$335]&amp;&quot;.&quot;&amp;[.E336]" office:value-type="string" office:string-value="3.07.01.01" calcext:value-type="string">
            <text:p>3.07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36]" office:value-type="string" office:string-value="Proceso" calcext:value-type="string">
            <text:p>Proceso</text:p>
          </table:table-cell>
          <table:table-cell/>
          <table:table-cell office:value-type="float" office:value="1012" calcext:value-type="float">
            <text:p>1012</text:p>
          </table:table-cell>
          <table:table-cell office:value-type="float" office:value="436" calcext:value-type="float">
            <text:p>436</text:p>
          </table:table-cell>
          <table:table-cell table:style-name="ce3" table:formula="of:=&quot;(&quot; &amp; [.N336] &amp; &quot;,&quot; &amp; [.$R$1] &amp; &quot;, '&quot; &amp; [.L336]  &amp; &quot;', '&quot; &amp; [.I336] &amp;  &quot;', 'D', '&quot; &amp; [.J336] &amp; &quot;', '&quot; &amp; UPPER([.A336]) &amp; &quot;', 'A');&quot;" office:value-type="string" office:string-value="(1012,upper(substr(md5(trunc(random() * 9999999 + 1000000)::text), 1,6)), 'Proceso', '', 'D', '', '3.07.01.01', 'A');" calcext:value-type="string">
            <text:p>(1012,upper(substr(md5(trunc(random() * 9999999 + 1000000)::text), 1,6)), 'Proceso', '', 'D', '', '3.07.01.01', 'A'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ublic.opcion(id_opcion, codigo_opcion, descripcion, ruta, tipo, uri, jerarquia, estatus) VALUES (1012,upper(substr(md5(trunc(random() * 9999999 + 1000000)::text), 1,6)), 'Proceso', '', 'D', '', '3.07.01.01', 'A');" calcext:value-type="string">
            <text:p>INSERT INTO public.opcion(id_opcion, codigo_opcion, descripcion, ruta, tipo, uri, jerarquia, estatus) VALUES (1012,upper(substr(md5(trunc(random() * 9999999 + 1000000)::text), 1,6)), 'Proceso', '', 'D', '', '3.07.01.01', 'A');</text:p>
          </table:table-cell>
          <table:table-cell table:number-columns-repeated="2"/>
          <table:table-cell table:formula="of:==IF([.L336] &lt;&gt; &quot;&quot;;&quot;INSERT INTO public.rolopcion(id_rol_opcion, id_rol, id_opcion, consultar, agregar, modificar, eliminar, ejecutar) VALUES (&quot; &amp; [.O336] &amp; &quot;, '41'::integer, &quot; &amp; [.N336] &amp; &quot;, 'S'::text, 'S'::text, 'S'::text, 'S'::text, 'S'::text);&quot;; &quot;&quot;)" office:value-type="string" office:string-value="INSERT INTO public.rolopcion(id_rol_opcion, id_rol, id_opcion, consultar, agregar, modificar, eliminar, ejecutar) VALUES (436, '41'::integer, 1012, 'S'::text, 'S'::text, 'S'::text, 'S'::text, 'S'::text);" calcext:value-type="string">
            <text:p>INSERT INTO public.rolopcion(id_rol_opcion, id_rol, id_opcion, consultar, agregar, modificar, eliminar, ejecutar) VALUES (436, '41'::integer, 1012, 'S'::text, 'S'::text, 'S'::text, 'S'::text, 'S'::text);</text:p>
          </table:table-cell>
        </table:table-row>
        <table:table-row table:style-name="ro2">
          <table:table-cell table:formula="of:=[.$A$335]&amp;&quot;.&quot;&amp;[.E337]" office:value-type="string" office:string-value="3.07.01.02" calcext:value-type="string">
            <text:p>3.07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Variaciones</text:p>
          </table:table-cell>
          <table:table-cell table:number-columns-repeated="5"/>
          <table:table-cell table:formula="of:=[.F337]" office:value-type="string" office:string-value="Variaciones" calcext:value-type="string">
            <text:p>Variaciones</text:p>
          </table:table-cell>
          <table:table-cell/>
          <table:table-cell office:value-type="float" office:value="1013" calcext:value-type="float">
            <text:p>1013</text:p>
          </table:table-cell>
          <table:table-cell office:value-type="float" office:value="437" calcext:value-type="float">
            <text:p>437</text:p>
          </table:table-cell>
          <table:table-cell table:style-name="ce3" table:formula="of:=&quot;(&quot; &amp; [.N337] &amp; &quot;,&quot; &amp; [.$R$1] &amp; &quot;, '&quot; &amp; [.L337]  &amp; &quot;', '&quot; &amp; [.I337] &amp;  &quot;', 'D', '&quot; &amp; [.J337] &amp; &quot;', '&quot; &amp; UPPER([.A337]) &amp; &quot;', 'A');&quot;" office:value-type="string" office:string-value="(1013,upper(substr(md5(trunc(random() * 9999999 + 1000000)::text), 1,6)), 'Variaciones', '', 'D', '', '3.07.01.02', 'A');" calcext:value-type="string">
            <text:p>(1013,upper(substr(md5(trunc(random() * 9999999 + 1000000)::text), 1,6)), 'Variaciones', '', 'D', '', '3.07.01.02', 'A'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ublic.opcion(id_opcion, codigo_opcion, descripcion, ruta, tipo, uri, jerarquia, estatus) VALUES (1013,upper(substr(md5(trunc(random() * 9999999 + 1000000)::text), 1,6)), 'Variaciones', '', 'D', '', '3.07.01.02', 'A');" calcext:value-type="string">
            <text:p>INSERT INTO public.opcion(id_opcion, codigo_opcion, descripcion, ruta, tipo, uri, jerarquia, estatus) VALUES (1013,upper(substr(md5(trunc(random() * 9999999 + 1000000)::text), 1,6)), 'Variaciones', '', 'D', '', '3.07.01.02', 'A');</text:p>
          </table:table-cell>
          <table:table-cell table:number-columns-repeated="2"/>
          <table:table-cell table:formula="of:==IF([.L337] &lt;&gt; &quot;&quot;;&quot;INSERT INTO public.rolopcion(id_rol_opcion, id_rol, id_opcion, consultar, agregar, modificar, eliminar, ejecutar) VALUES (&quot; &amp; [.O337] &amp; &quot;, '41'::integer, &quot; &amp; [.N337] &amp; &quot;, 'S'::text, 'S'::text, 'S'::text, 'S'::text, 'S'::text);&quot;; &quot;&quot;)" office:value-type="string" office:string-value="INSERT INTO public.rolopcion(id_rol_opcion, id_rol, id_opcion, consultar, agregar, modificar, eliminar, ejecutar) VALUES (437, '41'::integer, 1013, 'S'::text, 'S'::text, 'S'::text, 'S'::text, 'S'::text);" calcext:value-type="string">
            <text:p>INSERT INTO public.rolopcion(id_rol_opcion, id_rol, id_opcion, consultar, agregar, modificar, eliminar, ejecutar) VALUES (437, '41'::integer, 1013, 'S'::text, 'S'::text, 'S'::text, 'S'::text, 'S'::text);</text:p>
          </table:table-cell>
        </table:table-row>
        <table:table-row table:style-name="ro2">
          <table:table-cell table:formula="of:=[.$A$335]&amp;&quot;.&quot;&amp;[.E338]" office:value-type="string" office:string-value="3.07.01.03" calcext:value-type="string">
            <text:p>3.07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38]" office:value-type="string" office:string-value="Reportes" calcext:value-type="string">
            <text:p>Reportes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438" calcext:value-type="float">
            <text:p>438</text:p>
          </table:table-cell>
          <table:table-cell table:style-name="ce3" table:formula="of:=&quot;(&quot; &amp; [.N338] &amp; &quot;,&quot; &amp; [.$R$1] &amp; &quot;, '&quot; &amp; [.L338]  &amp; &quot;', '&quot; &amp; [.I338] &amp;  &quot;', 'D', '&quot; &amp; [.J338] &amp; &quot;', '&quot; &amp; UPPER([.A338]) &amp; &quot;', 'A');&quot;" office:value-type="string" office:string-value="(1014,upper(substr(md5(trunc(random() * 9999999 + 1000000)::text), 1,6)), 'Reportes', '', 'D', '', '3.07.01.03', 'A');" calcext:value-type="string">
            <text:p>(1014,upper(substr(md5(trunc(random() * 9999999 + 1000000)::text), 1,6)), 'Reportes', '', 'D', '', '3.07.01.03', 'A'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ublic.opcion(id_opcion, codigo_opcion, descripcion, ruta, tipo, uri, jerarquia, estatus) VALUES (1014,upper(substr(md5(trunc(random() * 9999999 + 1000000)::text), 1,6)), 'Reportes', '', 'D', '', '3.07.01.03', 'A');" calcext:value-type="string">
            <text:p>INSERT INTO public.opcion(id_opcion, codigo_opcion, descripcion, ruta, tipo, uri, jerarquia, estatus) VALUES (1014,upper(substr(md5(trunc(random() * 9999999 + 1000000)::text), 1,6)), 'Reportes', '', 'D', '', '3.07.01.03', 'A');</text:p>
          </table:table-cell>
          <table:table-cell table:number-columns-repeated="2"/>
          <table:table-cell table:formula="of:==IF([.L338] &lt;&gt; &quot;&quot;;&quot;INSERT INTO public.rolopcion(id_rol_opcion, id_rol, id_opcion, consultar, agregar, modificar, eliminar, ejecutar) VALUES (&quot; &amp; [.O338] &amp; &quot;, '41'::integer, &quot; &amp; [.N338] &amp; &quot;, 'S'::text, 'S'::text, 'S'::text, 'S'::text, 'S'::text);&quot;; &quot;&quot;)" office:value-type="string" office:string-value="INSERT INTO public.rolopcion(id_rol_opcion, id_rol, id_opcion, consultar, agregar, modificar, eliminar, ejecutar) VALUES (438, '41'::integer, 1014, 'S'::text, 'S'::text, 'S'::text, 'S'::text, 'S'::text);" calcext:value-type="string">
            <text:p>INSERT INTO public.rolopcion(id_rol_opcion, id_rol, id_opcion, consultar, agregar, modificar, eliminar, ejecutar) VALUES (438, '41'::integer, 1014, 'S'::text, 'S'::text, 'S'::text, 'S'::text, 'S'::text);</text:p>
          </table:table-cell>
        </table:table-row>
        <table:table-row table:style-name="ro2">
          <table:table-cell table:formula="of:=[.$A$334]&amp;&quot;.&quot;&amp;[.D339]" office:value-type="string" office:string-value="3.07.02" calcext:value-type="string">
            <text:p>3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Definición de Nómina Especial</text:p>
          </table:table-cell>
          <table:table-cell table:number-columns-repeated="6"/>
          <table:table-cell table:formula="of:=[.E339]" office:value-type="string" office:string-value="Definición de Nómina Especial" calcext:value-type="string">
            <text:p>Definición de Nómina Especial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float" office:value="439" calcext:value-type="float">
            <text:p>439</text:p>
          </table:table-cell>
          <table:table-cell table:style-name="ce3" table:formula="of:=&quot;(&quot; &amp; [.N339] &amp; &quot;,&quot; &amp; [.$R$1] &amp; &quot;, '&quot; &amp; [.L339]  &amp; &quot;', '&quot; &amp; [.I339] &amp;  &quot;', 'D', '&quot; &amp; [.J339] &amp; &quot;', '&quot; &amp; UPPER([.A339]) &amp; &quot;', 'A');&quot;" office:value-type="string" office:string-value="(1015,upper(substr(md5(trunc(random() * 9999999 + 1000000)::text), 1,6)), 'Definición de Nómina Especial', '', 'D', '', '3.07.02', 'A');" calcext:value-type="string">
            <text:p>(1015,upper(substr(md5(trunc(random() * 9999999 + 1000000)::text), 1,6)), 'Definición de Nómina Especial', '', 'D', '', '3.07.02', 'A'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ublic.opcion(id_opcion, codigo_opcion, descripcion, ruta, tipo, uri, jerarquia, estatus) VALUES (1015,upper(substr(md5(trunc(random() * 9999999 + 1000000)::text), 1,6)), 'Definición de Nómina Especial', '', 'D', '', '3.07.02', 'A');" calcext:value-type="string">
            <text:p>INSERT INTO public.opcion(id_opcion, codigo_opcion, descripcion, ruta, tipo, uri, jerarquia, estatus) VALUES (1015,upper(substr(md5(trunc(random() * 9999999 + 1000000)::text), 1,6)), 'Definición de Nómina Especial', '', 'D', '', '3.07.02', 'A');</text:p>
          </table:table-cell>
          <table:table-cell table:number-columns-repeated="2"/>
          <table:table-cell table:formula="of:==IF([.L339] &lt;&gt; &quot;&quot;;&quot;INSERT INTO public.rolopcion(id_rol_opcion, id_rol, id_opcion, consultar, agregar, modificar, eliminar, ejecutar) VALUES (&quot; &amp; [.O339] &amp; &quot;, '41'::integer, &quot; &amp; [.N339] &amp; &quot;, 'S'::text, 'S'::text, 'S'::text, 'S'::text, 'S'::text);&quot;; &quot;&quot;)" office:value-type="string" office:string-value="INSERT INTO public.rolopcion(id_rol_opcion, id_rol, id_opcion, consultar, agregar, modificar, eliminar, ejecutar) VALUES (439, '41'::integer, 1015, 'S'::text, 'S'::text, 'S'::text, 'S'::text, 'S'::text);" calcext:value-type="string">
            <text:p>INSERT INTO public.rolopcion(id_rol_opcion, id_rol, id_opcion, consultar, agregar, modificar, eliminar, ejecutar) VALUES (439, '41'::integer, 1015, 'S'::text, 'S'::text, 'S'::text, 'S'::text, 'S'::text);</text:p>
          </table:table-cell>
        </table:table-row>
        <table:table-row table:style-name="ro2">
          <table:table-cell table:formula="of:=[.$A$334]&amp;&quot;.&quot;&amp;[.D340]" office:value-type="string" office:string-value="3.07.03" calcext:value-type="string">
            <text:p>3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nómina Especial</text:p>
          </table:table-cell>
          <table:table-cell table:number-columns-repeated="6"/>
          <table:table-cell table:formula="of:=[.E340]" office:value-type="string" office:string-value="Prenómina Especial" calcext:value-type="string">
            <text:p>Prenómina Especial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440" calcext:value-type="float">
            <text:p>440</text:p>
          </table:table-cell>
          <table:table-cell table:style-name="ce3" table:formula="of:=&quot;(&quot; &amp; [.N340] &amp; &quot;,&quot; &amp; [.$R$1] &amp; &quot;, '&quot; &amp; [.L340]  &amp; &quot;', '&quot; &amp; [.I340] &amp;  &quot;', 'D', '&quot; &amp; [.J340] &amp; &quot;', '&quot; &amp; UPPER([.A340]) &amp; &quot;', 'A');&quot;" office:value-type="string" office:string-value="(1016,upper(substr(md5(trunc(random() * 9999999 + 1000000)::text), 1,6)), 'Prenómina Especial', '', 'D', '', '3.07.03', 'A');" calcext:value-type="string">
            <text:p>(1016,upper(substr(md5(trunc(random() * 9999999 + 1000000)::text), 1,6)), 'Prenómina Especial', '', 'D', '', '3.07.03', 'A'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ublic.opcion(id_opcion, codigo_opcion, descripcion, ruta, tipo, uri, jerarquia, estatus) VALUES (1016,upper(substr(md5(trunc(random() * 9999999 + 1000000)::text), 1,6)), 'Prenómina Especial', '', 'D', '', '3.07.03', 'A');" calcext:value-type="string">
            <text:p>INSERT INTO public.opcion(id_opcion, codigo_opcion, descripcion, ruta, tipo, uri, jerarquia, estatus) VALUES (1016,upper(substr(md5(trunc(random() * 9999999 + 1000000)::text), 1,6)), 'Prenómina Especial', '', 'D', '', '3.07.03', 'A');</text:p>
          </table:table-cell>
          <table:table-cell table:number-columns-repeated="2"/>
          <table:table-cell table:formula="of:==IF([.L340] &lt;&gt; &quot;&quot;;&quot;INSERT INTO public.rolopcion(id_rol_opcion, id_rol, id_opcion, consultar, agregar, modificar, eliminar, ejecutar) VALUES (&quot; &amp; [.O340] &amp; &quot;, '41'::integer, &quot; &amp; [.N340] &amp; &quot;, 'S'::text, 'S'::text, 'S'::text, 'S'::text, 'S'::text);&quot;; &quot;&quot;)" office:value-type="string" office:string-value="INSERT INTO public.rolopcion(id_rol_opcion, id_rol, id_opcion, consultar, agregar, modificar, eliminar, ejecutar) VALUES (440, '41'::integer, 1016, 'S'::text, 'S'::text, 'S'::text, 'S'::text, 'S'::text);" calcext:value-type="string">
            <text:p>INSERT INTO public.rolopcion(id_rol_opcion, id_rol, id_opcion, consultar, agregar, modificar, eliminar, ejecutar) VALUES (440, '41'::integer, 1016, 'S'::text, 'S'::text, 'S'::text, 'S'::text, 'S'::text);</text:p>
          </table:table-cell>
        </table:table-row>
        <table:table-row table:style-name="ro2">
          <table:table-cell table:formula="of:=[.$A$340]&amp;&quot;.&quot;&amp;[.E341]" office:value-type="string" office:string-value="3.07.03.01" calcext:value-type="string">
            <text:p>3.07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1]" office:value-type="string" office:string-value="Proceso" calcext:value-type="string">
            <text:p>Proceso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441" calcext:value-type="float">
            <text:p>441</text:p>
          </table:table-cell>
          <table:table-cell table:style-name="ce3" table:formula="of:=&quot;(&quot; &amp; [.N341] &amp; &quot;,&quot; &amp; [.$R$1] &amp; &quot;, '&quot; &amp; [.L341]  &amp; &quot;', '&quot; &amp; [.I341] &amp;  &quot;', 'D', '&quot; &amp; [.J341] &amp; &quot;', '&quot; &amp; UPPER([.A341]) &amp; &quot;', 'A');&quot;" office:value-type="string" office:string-value="(1017,upper(substr(md5(trunc(random() * 9999999 + 1000000)::text), 1,6)), 'Proceso', '', 'D', '', '3.07.03.01', 'A');" calcext:value-type="string">
            <text:p>(1017,upper(substr(md5(trunc(random() * 9999999 + 1000000)::text), 1,6)), 'Proceso', '', 'D', '', '3.07.03.01', 'A'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ublic.opcion(id_opcion, codigo_opcion, descripcion, ruta, tipo, uri, jerarquia, estatus) VALUES (1017,upper(substr(md5(trunc(random() * 9999999 + 1000000)::text), 1,6)), 'Proceso', '', 'D', '', '3.07.03.01', 'A');" calcext:value-type="string">
            <text:p>INSERT INTO public.opcion(id_opcion, codigo_opcion, descripcion, ruta, tipo, uri, jerarquia, estatus) VALUES (1017,upper(substr(md5(trunc(random() * 9999999 + 1000000)::text), 1,6)), 'Proceso', '', 'D', '', '3.07.03.01', 'A');</text:p>
          </table:table-cell>
          <table:table-cell table:number-columns-repeated="2"/>
          <table:table-cell table:formula="of:==IF([.L341] &lt;&gt; &quot;&quot;;&quot;INSERT INTO public.rolopcion(id_rol_opcion, id_rol, id_opcion, consultar, agregar, modificar, eliminar, ejecutar) VALUES (&quot; &amp; [.O341] &amp; &quot;, '41'::integer, &quot; &amp; [.N341] &amp; &quot;, 'S'::text, 'S'::text, 'S'::text, 'S'::text, 'S'::text);&quot;; &quot;&quot;)" office:value-type="string" office:string-value="INSERT INTO public.rolopcion(id_rol_opcion, id_rol, id_opcion, consultar, agregar, modificar, eliminar, ejecutar) VALUES (441, '41'::integer, 1017, 'S'::text, 'S'::text, 'S'::text, 'S'::text, 'S'::text);" calcext:value-type="string">
            <text:p>INSERT INTO public.rolopcion(id_rol_opcion, id_rol, id_opcion, consultar, agregar, modificar, eliminar, ejecutar) VALUES (441, '41'::integer, 1017, 'S'::text, 'S'::text, 'S'::text, 'S'::text, 'S'::text);</text:p>
          </table:table-cell>
        </table:table-row>
        <table:table-row table:style-name="ro2">
          <table:table-cell table:formula="of:=[.$A$340]&amp;&quot;.&quot;&amp;[.E342]" office:value-type="string" office:string-value="3.07.03.02" calcext:value-type="string">
            <text:p>3.07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2]" office:value-type="string" office:string-value="Reportes" calcext:value-type="string">
            <text:p>Reportes</text:p>
          </table:table-cell>
          <table:table-cell/>
          <table:table-cell office:value-type="float" office:value="1018" calcext:value-type="float">
            <text:p>1018</text:p>
          </table:table-cell>
          <table:table-cell office:value-type="float" office:value="442" calcext:value-type="float">
            <text:p>442</text:p>
          </table:table-cell>
          <table:table-cell table:style-name="ce3" table:formula="of:=&quot;(&quot; &amp; [.N342] &amp; &quot;,&quot; &amp; [.$R$1] &amp; &quot;, '&quot; &amp; [.L342]  &amp; &quot;', '&quot; &amp; [.I342] &amp;  &quot;', 'D', '&quot; &amp; [.J342] &amp; &quot;', '&quot; &amp; UPPER([.A342]) &amp; &quot;', 'A');&quot;" office:value-type="string" office:string-value="(1018,upper(substr(md5(trunc(random() * 9999999 + 1000000)::text), 1,6)), 'Reportes', '', 'D', '', '3.07.03.02', 'A');" calcext:value-type="string">
            <text:p>(1018,upper(substr(md5(trunc(random() * 9999999 + 1000000)::text), 1,6)), 'Reportes', '', 'D', '', '3.07.03.02', 'A'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ublic.opcion(id_opcion, codigo_opcion, descripcion, ruta, tipo, uri, jerarquia, estatus) VALUES (1018,upper(substr(md5(trunc(random() * 9999999 + 1000000)::text), 1,6)), 'Reportes', '', 'D', '', '3.07.03.02', 'A');" calcext:value-type="string">
            <text:p>INSERT INTO public.opcion(id_opcion, codigo_opcion, descripcion, ruta, tipo, uri, jerarquia, estatus) VALUES (1018,upper(substr(md5(trunc(random() * 9999999 + 1000000)::text), 1,6)), 'Reportes', '', 'D', '', '3.07.03.02', 'A');</text:p>
          </table:table-cell>
          <table:table-cell table:number-columns-repeated="2"/>
          <table:table-cell table:formula="of:==IF([.L342] &lt;&gt; &quot;&quot;;&quot;INSERT INTO public.rolopcion(id_rol_opcion, id_rol, id_opcion, consultar, agregar, modificar, eliminar, ejecutar) VALUES (&quot; &amp; [.O342] &amp; &quot;, '41'::integer, &quot; &amp; [.N342] &amp; &quot;, 'S'::text, 'S'::text, 'S'::text, 'S'::text, 'S'::text);&quot;; &quot;&quot;)" office:value-type="string" office:string-value="INSERT INTO public.rolopcion(id_rol_opcion, id_rol, id_opcion, consultar, agregar, modificar, eliminar, ejecutar) VALUES (442, '41'::integer, 1018, 'S'::text, 'S'::text, 'S'::text, 'S'::text, 'S'::text);" calcext:value-type="string">
            <text:p>INSERT INTO public.rolopcion(id_rol_opcion, id_rol, id_opcion, consultar, agregar, modificar, eliminar, ejecutar) VALUES (442, '41'::integer, 1018, 'S'::text, 'S'::text, 'S'::text, 'S'::text, 'S'::text);</text:p>
          </table:table-cell>
        </table:table-row>
        <table:table-row table:style-name="ro2">
          <table:table-cell table:formula="of:=[.$A$334]&amp;&quot;.&quot;&amp;[.D343]" office:value-type="string" office:string-value="3.07.04" calcext:value-type="string">
            <text:p>3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Nómina Ordinaria</text:p>
          </table:table-cell>
          <table:table-cell table:number-columns-repeated="6"/>
          <table:table-cell table:formula="of:=[.E343]" office:value-type="string" office:string-value="Nómina Ordinaria" calcext:value-type="string">
            <text:p>Nómina Ordinaria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443" calcext:value-type="float">
            <text:p>443</text:p>
          </table:table-cell>
          <table:table-cell table:style-name="ce3" table:formula="of:=&quot;(&quot; &amp; [.N343] &amp; &quot;,&quot; &amp; [.$R$1] &amp; &quot;, '&quot; &amp; [.L343]  &amp; &quot;', '&quot; &amp; [.I343] &amp;  &quot;', 'D', '&quot; &amp; [.J343] &amp; &quot;', '&quot; &amp; UPPER([.A343]) &amp; &quot;', 'A');&quot;" office:value-type="string" office:string-value="(1019,upper(substr(md5(trunc(random() * 9999999 + 1000000)::text), 1,6)), 'Nómina Ordinaria', '', 'D', '', '3.07.04', 'A');" calcext:value-type="string">
            <text:p>(1019,upper(substr(md5(trunc(random() * 9999999 + 1000000)::text), 1,6)), 'Nómina Ordinaria', '', 'D', '', '3.07.04', 'A'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ublic.opcion(id_opcion, codigo_opcion, descripcion, ruta, tipo, uri, jerarquia, estatus) VALUES (1019,upper(substr(md5(trunc(random() * 9999999 + 1000000)::text), 1,6)), 'Nómina Ordinaria', '', 'D', '', '3.07.04', 'A');" calcext:value-type="string">
            <text:p>INSERT INTO public.opcion(id_opcion, codigo_opcion, descripcion, ruta, tipo, uri, jerarquia, estatus) VALUES (1019,upper(substr(md5(trunc(random() * 9999999 + 1000000)::text), 1,6)), 'Nómina Ordinaria', '', 'D', '', '3.07.04', 'A');</text:p>
          </table:table-cell>
          <table:table-cell table:number-columns-repeated="2"/>
          <table:table-cell table:formula="of:==IF([.L343] &lt;&gt; &quot;&quot;;&quot;INSERT INTO public.rolopcion(id_rol_opcion, id_rol, id_opcion, consultar, agregar, modificar, eliminar, ejecutar) VALUES (&quot; &amp; [.O343] &amp; &quot;, '41'::integer, &quot; &amp; [.N343] &amp; &quot;, 'S'::text, 'S'::text, 'S'::text, 'S'::text, 'S'::text);&quot;; &quot;&quot;)" office:value-type="string" office:string-value="INSERT INTO public.rolopcion(id_rol_opcion, id_rol, id_opcion, consultar, agregar, modificar, eliminar, ejecutar) VALUES (443, '41'::integer, 1019, 'S'::text, 'S'::text, 'S'::text, 'S'::text, 'S'::text);" calcext:value-type="string">
            <text:p>INSERT INTO public.rolopcion(id_rol_opcion, id_rol, id_opcion, consultar, agregar, modificar, eliminar, ejecutar) VALUES (443, '41'::integer, 1019, 'S'::text, 'S'::text, 'S'::text, 'S'::text, 'S'::text);</text:p>
          </table:table-cell>
        </table:table-row>
        <table:table-row table:style-name="ro2">
          <table:table-cell table:formula="of:=[.$A$343]&amp;&quot;.&quot;&amp;[.E344]" office:value-type="string" office:string-value="3.07.04.01" calcext:value-type="string">
            <text:p>3.07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4]" office:value-type="string" office:string-value="Proceso" calcext:value-type="string">
            <text:p>Proceso</text:p>
          </table:table-cell>
          <table:table-cell/>
          <table:table-cell office:value-type="float" office:value="1020" calcext:value-type="float">
            <text:p>1020</text:p>
          </table:table-cell>
          <table:table-cell office:value-type="float" office:value="444" calcext:value-type="float">
            <text:p>444</text:p>
          </table:table-cell>
          <table:table-cell table:style-name="ce3" table:formula="of:=&quot;(&quot; &amp; [.N344] &amp; &quot;,&quot; &amp; [.$R$1] &amp; &quot;, '&quot; &amp; [.L344]  &amp; &quot;', '&quot; &amp; [.I344] &amp;  &quot;', 'D', '&quot; &amp; [.J344] &amp; &quot;', '&quot; &amp; UPPER([.A344]) &amp; &quot;', 'A');&quot;" office:value-type="string" office:string-value="(1020,upper(substr(md5(trunc(random() * 9999999 + 1000000)::text), 1,6)), 'Proceso', '', 'D', '', '3.07.04.01', 'A');" calcext:value-type="string">
            <text:p>(1020,upper(substr(md5(trunc(random() * 9999999 + 1000000)::text), 1,6)), 'Proceso', '', 'D', '', '3.07.04.01', 'A'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ublic.opcion(id_opcion, codigo_opcion, descripcion, ruta, tipo, uri, jerarquia, estatus) VALUES (1020,upper(substr(md5(trunc(random() * 9999999 + 1000000)::text), 1,6)), 'Proceso', '', 'D', '', '3.07.04.01', 'A');" calcext:value-type="string">
            <text:p>INSERT INTO public.opcion(id_opcion, codigo_opcion, descripcion, ruta, tipo, uri, jerarquia, estatus) VALUES (1020,upper(substr(md5(trunc(random() * 9999999 + 1000000)::text), 1,6)), 'Proceso', '', 'D', '', '3.07.04.01', 'A');</text:p>
          </table:table-cell>
          <table:table-cell table:number-columns-repeated="2"/>
          <table:table-cell table:formula="of:==IF([.L344] &lt;&gt; &quot;&quot;;&quot;INSERT INTO public.rolopcion(id_rol_opcion, id_rol, id_opcion, consultar, agregar, modificar, eliminar, ejecutar) VALUES (&quot; &amp; [.O344] &amp; &quot;, '41'::integer, &quot; &amp; [.N344] &amp; &quot;, 'S'::text, 'S'::text, 'S'::text, 'S'::text, 'S'::text);&quot;; &quot;&quot;)" office:value-type="string" office:string-value="INSERT INTO public.rolopcion(id_rol_opcion, id_rol, id_opcion, consultar, agregar, modificar, eliminar, ejecutar) VALUES (444, '41'::integer, 1020, 'S'::text, 'S'::text, 'S'::text, 'S'::text, 'S'::text);" calcext:value-type="string">
            <text:p>INSERT INTO public.rolopcion(id_rol_opcion, id_rol, id_opcion, consultar, agregar, modificar, eliminar, ejecutar) VALUES (444, '41'::integer, 1020, 'S'::text, 'S'::text, 'S'::text, 'S'::text, 'S'::text);</text:p>
          </table:table-cell>
        </table:table-row>
        <table:table-row table:style-name="ro2">
          <table:table-cell table:formula="of:=[.$A$343]&amp;&quot;.&quot;&amp;[.E345]" office:value-type="string" office:string-value="3.07.04.02" calcext:value-type="string">
            <text:p>3.07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5]" office:value-type="string" office:string-value="Reportes" calcext:value-type="string">
            <text:p>Reportes</text:p>
          </table:table-cell>
          <table:table-cell/>
          <table:table-cell office:value-type="float" office:value="1021" calcext:value-type="float">
            <text:p>1021</text:p>
          </table:table-cell>
          <table:table-cell office:value-type="float" office:value="445" calcext:value-type="float">
            <text:p>445</text:p>
          </table:table-cell>
          <table:table-cell table:style-name="ce3" table:formula="of:=&quot;(&quot; &amp; [.N345] &amp; &quot;,&quot; &amp; [.$R$1] &amp; &quot;, '&quot; &amp; [.L345]  &amp; &quot;', '&quot; &amp; [.I345] &amp;  &quot;', 'D', '&quot; &amp; [.J345] &amp; &quot;', '&quot; &amp; UPPER([.A345]) &amp; &quot;', 'A');&quot;" office:value-type="string" office:string-value="(1021,upper(substr(md5(trunc(random() * 9999999 + 1000000)::text), 1,6)), 'Reportes', '', 'D', '', '3.07.04.02', 'A');" calcext:value-type="string">
            <text:p>(1021,upper(substr(md5(trunc(random() * 9999999 + 1000000)::text), 1,6)), 'Reportes', '', 'D', '', '3.07.04.02', 'A'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ublic.opcion(id_opcion, codigo_opcion, descripcion, ruta, tipo, uri, jerarquia, estatus) VALUES (1021,upper(substr(md5(trunc(random() * 9999999 + 1000000)::text), 1,6)), 'Reportes', '', 'D', '', '3.07.04.02', 'A');" calcext:value-type="string">
            <text:p>INSERT INTO public.opcion(id_opcion, codigo_opcion, descripcion, ruta, tipo, uri, jerarquia, estatus) VALUES (1021,upper(substr(md5(trunc(random() * 9999999 + 1000000)::text), 1,6)), 'Reportes', '', 'D', '', '3.07.04.02', 'A');</text:p>
          </table:table-cell>
          <table:table-cell table:number-columns-repeated="2"/>
          <table:table-cell table:formula="of:==IF([.L345] &lt;&gt; &quot;&quot;;&quot;INSERT INTO public.rolopcion(id_rol_opcion, id_rol, id_opcion, consultar, agregar, modificar, eliminar, ejecutar) VALUES (&quot; &amp; [.O345] &amp; &quot;, '41'::integer, &quot; &amp; [.N345] &amp; &quot;, 'S'::text, 'S'::text, 'S'::text, 'S'::text, 'S'::text);&quot;; &quot;&quot;)" office:value-type="string" office:string-value="INSERT INTO public.rolopcion(id_rol_opcion, id_rol, id_opcion, consultar, agregar, modificar, eliminar, ejecutar) VALUES (445, '41'::integer, 1021, 'S'::text, 'S'::text, 'S'::text, 'S'::text, 'S'::text);" calcext:value-type="string">
            <text:p>INSERT INTO public.rolopcion(id_rol_opcion, id_rol, id_opcion, consultar, agregar, modificar, eliminar, ejecutar) VALUES (445, '41'::integer, 1021, 'S'::text, 'S'::text, 'S'::text, 'S'::text, 'S'::text);</text:p>
          </table:table-cell>
        </table:table-row>
        <table:table-row table:style-name="ro2">
          <table:table-cell table:formula="of:=[.$A$334]&amp;&quot;.&quot;&amp;[.D346]" office:value-type="string" office:string-value="3.07.05" calcext:value-type="string">
            <text:p>3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ómina Especial</text:p>
          </table:table-cell>
          <table:table-cell table:number-columns-repeated="6"/>
          <table:table-cell table:formula="of:=[.E346]" office:value-type="string" office:string-value="Nómina Especial" calcext:value-type="string">
            <text:p>Nómina Especial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446" calcext:value-type="float">
            <text:p>446</text:p>
          </table:table-cell>
          <table:table-cell table:style-name="ce3" table:formula="of:=&quot;(&quot; &amp; [.N346] &amp; &quot;,&quot; &amp; [.$R$1] &amp; &quot;, '&quot; &amp; [.L346]  &amp; &quot;', '&quot; &amp; [.I346] &amp;  &quot;', 'D', '&quot; &amp; [.J346] &amp; &quot;', '&quot; &amp; UPPER([.A346]) &amp; &quot;', 'A');&quot;" office:value-type="string" office:string-value="(1022,upper(substr(md5(trunc(random() * 9999999 + 1000000)::text), 1,6)), 'Nómina Especial', '', 'D', '', '3.07.05', 'A');" calcext:value-type="string">
            <text:p>(1022,upper(substr(md5(trunc(random() * 9999999 + 1000000)::text), 1,6)), 'Nómina Especial', '', 'D', '', '3.07.05', 'A'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ublic.opcion(id_opcion, codigo_opcion, descripcion, ruta, tipo, uri, jerarquia, estatus) VALUES (1022,upper(substr(md5(trunc(random() * 9999999 + 1000000)::text), 1,6)), 'Nómina Especial', '', 'D', '', '3.07.05', 'A');" calcext:value-type="string">
            <text:p>INSERT INTO public.opcion(id_opcion, codigo_opcion, descripcion, ruta, tipo, uri, jerarquia, estatus) VALUES (1022,upper(substr(md5(trunc(random() * 9999999 + 1000000)::text), 1,6)), 'Nómina Especial', '', 'D', '', '3.07.05', 'A');</text:p>
          </table:table-cell>
          <table:table-cell table:number-columns-repeated="2"/>
          <table:table-cell table:formula="of:==IF([.L346] &lt;&gt; &quot;&quot;;&quot;INSERT INTO public.rolopcion(id_rol_opcion, id_rol, id_opcion, consultar, agregar, modificar, eliminar, ejecutar) VALUES (&quot; &amp; [.O346] &amp; &quot;, '41'::integer, &quot; &amp; [.N346] &amp; &quot;, 'S'::text, 'S'::text, 'S'::text, 'S'::text, 'S'::text);&quot;; &quot;&quot;)" office:value-type="string" office:string-value="INSERT INTO public.rolopcion(id_rol_opcion, id_rol, id_opcion, consultar, agregar, modificar, eliminar, ejecutar) VALUES (446, '41'::integer, 1022, 'S'::text, 'S'::text, 'S'::text, 'S'::text, 'S'::text);" calcext:value-type="string">
            <text:p>INSERT INTO public.rolopcion(id_rol_opcion, id_rol, id_opcion, consultar, agregar, modificar, eliminar, ejecutar) VALUES (446, '41'::integer, 1022, 'S'::text, 'S'::text, 'S'::text, 'S'::text, 'S'::text);</text:p>
          </table:table-cell>
        </table:table-row>
        <table:table-row table:style-name="ro2">
          <table:table-cell table:formula="of:=[.$A$346]&amp;&quot;.&quot;&amp;[.E347]" office:value-type="string" office:string-value="3.07.05.01" calcext:value-type="string">
            <text:p>3.07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</text:p>
          </table:table-cell>
          <table:table-cell table:number-columns-repeated="5"/>
          <table:table-cell table:formula="of:=[.F347]" office:value-type="string" office:string-value="Proceso" calcext:value-type="string">
            <text:p>Proceso</text:p>
          </table:table-cell>
          <table:table-cell/>
          <table:table-cell office:value-type="float" office:value="1023" calcext:value-type="float">
            <text:p>1023</text:p>
          </table:table-cell>
          <table:table-cell office:value-type="float" office:value="447" calcext:value-type="float">
            <text:p>447</text:p>
          </table:table-cell>
          <table:table-cell table:style-name="ce3" table:formula="of:=&quot;(&quot; &amp; [.N347] &amp; &quot;,&quot; &amp; [.$R$1] &amp; &quot;, '&quot; &amp; [.L347]  &amp; &quot;', '&quot; &amp; [.I347] &amp;  &quot;', 'D', '&quot; &amp; [.J347] &amp; &quot;', '&quot; &amp; UPPER([.A347]) &amp; &quot;', 'A');&quot;" office:value-type="string" office:string-value="(1023,upper(substr(md5(trunc(random() * 9999999 + 1000000)::text), 1,6)), 'Proceso', '', 'D', '', '3.07.05.01', 'A');" calcext:value-type="string">
            <text:p>(1023,upper(substr(md5(trunc(random() * 9999999 + 1000000)::text), 1,6)), 'Proceso', '', 'D', '', '3.07.05.01', 'A'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ublic.opcion(id_opcion, codigo_opcion, descripcion, ruta, tipo, uri, jerarquia, estatus) VALUES (1023,upper(substr(md5(trunc(random() * 9999999 + 1000000)::text), 1,6)), 'Proceso', '', 'D', '', '3.07.05.01', 'A');" calcext:value-type="string">
            <text:p>INSERT INTO public.opcion(id_opcion, codigo_opcion, descripcion, ruta, tipo, uri, jerarquia, estatus) VALUES (1023,upper(substr(md5(trunc(random() * 9999999 + 1000000)::text), 1,6)), 'Proceso', '', 'D', '', '3.07.05.01', 'A');</text:p>
          </table:table-cell>
          <table:table-cell table:number-columns-repeated="2"/>
          <table:table-cell table:formula="of:==IF([.L347] &lt;&gt; &quot;&quot;;&quot;INSERT INTO public.rolopcion(id_rol_opcion, id_rol, id_opcion, consultar, agregar, modificar, eliminar, ejecutar) VALUES (&quot; &amp; [.O347] &amp; &quot;, '41'::integer, &quot; &amp; [.N347] &amp; &quot;, 'S'::text, 'S'::text, 'S'::text, 'S'::text, 'S'::text);&quot;; &quot;&quot;)" office:value-type="string" office:string-value="INSERT INTO public.rolopcion(id_rol_opcion, id_rol, id_opcion, consultar, agregar, modificar, eliminar, ejecutar) VALUES (447, '41'::integer, 1023, 'S'::text, 'S'::text, 'S'::text, 'S'::text, 'S'::text);" calcext:value-type="string">
            <text:p>INSERT INTO public.rolopcion(id_rol_opcion, id_rol, id_opcion, consultar, agregar, modificar, eliminar, ejecutar) VALUES (447, '41'::integer, 1023, 'S'::text, 'S'::text, 'S'::text, 'S'::text, 'S'::text);</text:p>
          </table:table-cell>
        </table:table-row>
        <table:table-row table:style-name="ro2">
          <table:table-cell table:formula="of:=[.$A$346]&amp;&quot;.&quot;&amp;[.E348]" office:value-type="string" office:string-value="3.07.05.02" calcext:value-type="string">
            <text:p>3.07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348]" office:value-type="string" office:string-value="Reportes" calcext:value-type="string">
            <text:p>Reportes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48" calcext:value-type="float">
            <text:p>448</text:p>
          </table:table-cell>
          <table:table-cell table:style-name="ce3" table:formula="of:=&quot;(&quot; &amp; [.N348] &amp; &quot;,&quot; &amp; [.$R$1] &amp; &quot;, '&quot; &amp; [.L348]  &amp; &quot;', '&quot; &amp; [.I348] &amp;  &quot;', 'D', '&quot; &amp; [.J348] &amp; &quot;', '&quot; &amp; UPPER([.A348]) &amp; &quot;', 'A');&quot;" office:value-type="string" office:string-value="(1024,upper(substr(md5(trunc(random() * 9999999 + 1000000)::text), 1,6)), 'Reportes', '', 'D', '', '3.07.05.02', 'A');" calcext:value-type="string">
            <text:p>(1024,upper(substr(md5(trunc(random() * 9999999 + 1000000)::text), 1,6)), 'Reportes', '', 'D', '', '3.07.05.02', 'A'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ublic.opcion(id_opcion, codigo_opcion, descripcion, ruta, tipo, uri, jerarquia, estatus) VALUES (1024,upper(substr(md5(trunc(random() * 9999999 + 1000000)::text), 1,6)), 'Reportes', '', 'D', '', '3.07.05.02', 'A');" calcext:value-type="string">
            <text:p>INSERT INTO public.opcion(id_opcion, codigo_opcion, descripcion, ruta, tipo, uri, jerarquia, estatus) VALUES (1024,upper(substr(md5(trunc(random() * 9999999 + 1000000)::text), 1,6)), 'Reportes', '', 'D', '', '3.07.05.02', 'A');</text:p>
          </table:table-cell>
          <table:table-cell table:number-columns-repeated="2"/>
          <table:table-cell table:formula="of:==IF([.L348] &lt;&gt; &quot;&quot;;&quot;INSERT INTO public.rolopcion(id_rol_opcion, id_rol, id_opcion, consultar, agregar, modificar, eliminar, ejecutar) VALUES (&quot; &amp; [.O348] &amp; &quot;, '41'::integer, &quot; &amp; [.N348] &amp; &quot;, 'S'::text, 'S'::text, 'S'::text, 'S'::text, 'S'::text);&quot;; &quot;&quot;)" office:value-type="string" office:string-value="INSERT INTO public.rolopcion(id_rol_opcion, id_rol, id_opcion, consultar, agregar, modificar, eliminar, ejecutar) VALUES (448, '41'::integer, 1024, 'S'::text, 'S'::text, 'S'::text, 'S'::text, 'S'::text);" calcext:value-type="string">
            <text:p>INSERT INTO public.rolopcion(id_rol_opcion, id_rol, id_opcion, consultar, agregar, modificar, eliminar, ejecutar) VALUES (448, '41'::integer, 1024, 'S'::text, 'S'::text, 'S'::text, 'S'::text, 'S'::text);</text:p>
          </table:table-cell>
        </table:table-row>
        <table:table-row table:style-name="ro2">
          <table:table-cell table:formula="of:=[.$A$334]&amp;&quot;.&quot;&amp;[.D349]" office:value-type="string" office:string-value="3.07.06" calcext:value-type="string">
            <text:p>3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Generar Archivos/Disquete de Nómina</text:p>
          </table:table-cell>
          <table:table-cell table:number-columns-repeated="6"/>
          <table:table-cell table:formula="of:=[.E349]" office:value-type="string" office:string-value="Generar Archivos/Disquete de Nómina" calcext:value-type="string">
            <text:p>Generar Archivos/Disquete de Nómina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float" office:value="449" calcext:value-type="float">
            <text:p>449</text:p>
          </table:table-cell>
          <table:table-cell table:style-name="ce3" table:formula="of:=&quot;(&quot; &amp; [.N349] &amp; &quot;,&quot; &amp; [.$R$1] &amp; &quot;, '&quot; &amp; [.L349]  &amp; &quot;', '&quot; &amp; [.I349] &amp;  &quot;', 'D', '&quot; &amp; [.J349] &amp; &quot;', '&quot; &amp; UPPER([.A349]) &amp; &quot;', 'A');&quot;" office:value-type="string" office:string-value="(1025,upper(substr(md5(trunc(random() * 9999999 + 1000000)::text), 1,6)), 'Generar Archivos/Disquete de Nómina', '', 'D', '', '3.07.06', 'A');" calcext:value-type="string">
            <text:p>(1025,upper(substr(md5(trunc(random() * 9999999 + 1000000)::text), 1,6)), 'Generar Archivos/Disquete de Nómina', '', 'D', '', '3.07.06', 'A'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ublic.opcion(id_opcion, codigo_opcion, descripcion, ruta, tipo, uri, jerarquia, estatus) VALUES (1025,upper(substr(md5(trunc(random() * 9999999 + 1000000)::text), 1,6)), 'Generar Archivos/Disquete de Nómina', '', 'D', '', '3.07.06', 'A');" calcext:value-type="string">
            <text:p>INSERT INTO public.opcion(id_opcion, codigo_opcion, descripcion, ruta, tipo, uri, jerarquia, estatus) VALUES (1025,upper(substr(md5(trunc(random() * 9999999 + 1000000)::text), 1,6)), 'Generar Archivos/Disquete de Nómina', '', 'D', '', '3.07.06', 'A');</text:p>
          </table:table-cell>
          <table:table-cell table:number-columns-repeated="2"/>
          <table:table-cell table:formula="of:==IF([.L349] &lt;&gt; &quot;&quot;;&quot;INSERT INTO public.rolopcion(id_rol_opcion, id_rol, id_opcion, consultar, agregar, modificar, eliminar, ejecutar) VALUES (&quot; &amp; [.O349] &amp; &quot;, '41'::integer, &quot; &amp; [.N349] &amp; &quot;, 'S'::text, 'S'::text, 'S'::text, 'S'::text, 'S'::text);&quot;; &quot;&quot;)" office:value-type="string" office:string-value="INSERT INTO public.rolopcion(id_rol_opcion, id_rol, id_opcion, consultar, agregar, modificar, eliminar, ejecutar) VALUES (449, '41'::integer, 1025, 'S'::text, 'S'::text, 'S'::text, 'S'::text, 'S'::text);" calcext:value-type="string">
            <text:p>INSERT INTO public.rolopcion(id_rol_opcion, id_rol, id_opcion, consultar, agregar, modificar, eliminar, ejecutar) VALUES (449, '41'::integer, 1025, 'S'::text, 'S'::text, 'S'::text, 'S'::text, 'S'::text);</text:p>
          </table:table-cell>
        </table:table-row>
        <table:table-row table:style-name="ro2">
          <table:table-cell table:formula="of:=[.$A$334]&amp;&quot;.&quot;&amp;[.D350]" office:value-type="string" office:string-value="3.07.07" calcext:value-type="string">
            <text:p>3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versar Nómina</text:p>
          </table:table-cell>
          <table:table-cell table:number-columns-repeated="6"/>
          <table:table-cell table:formula="of:=[.E350]" office:value-type="string" office:string-value="Reversar Nómina" calcext:value-type="string">
            <text:p>Reversar Nómina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float" office:value="450" calcext:value-type="float">
            <text:p>450</text:p>
          </table:table-cell>
          <table:table-cell table:style-name="ce3" table:formula="of:=&quot;(&quot; &amp; [.N350] &amp; &quot;,&quot; &amp; [.$R$1] &amp; &quot;, '&quot; &amp; [.L350]  &amp; &quot;', '&quot; &amp; [.I350] &amp;  &quot;', 'D', '&quot; &amp; [.J350] &amp; &quot;', '&quot; &amp; UPPER([.A350]) &amp; &quot;', 'A');&quot;" office:value-type="string" office:string-value="(1026,upper(substr(md5(trunc(random() * 9999999 + 1000000)::text), 1,6)), 'Reversar Nómina', '', 'D', '', '3.07.07', 'A');" calcext:value-type="string">
            <text:p>(1026,upper(substr(md5(trunc(random() * 9999999 + 1000000)::text), 1,6)), 'Reversar Nómina', '', 'D', '', '3.07.07', 'A'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ublic.opcion(id_opcion, codigo_opcion, descripcion, ruta, tipo, uri, jerarquia, estatus) VALUES (1026,upper(substr(md5(trunc(random() * 9999999 + 1000000)::text), 1,6)), 'Reversar Nómina', '', 'D', '', '3.07.07', 'A');" calcext:value-type="string">
            <text:p>INSERT INTO public.opcion(id_opcion, codigo_opcion, descripcion, ruta, tipo, uri, jerarquia, estatus) VALUES (1026,upper(substr(md5(trunc(random() * 9999999 + 1000000)::text), 1,6)), 'Reversar Nómina', '', 'D', '', '3.07.07', 'A');</text:p>
          </table:table-cell>
          <table:table-cell table:number-columns-repeated="2"/>
          <table:table-cell table:formula="of:==IF([.L350] &lt;&gt; &quot;&quot;;&quot;INSERT INTO public.rolopcion(id_rol_opcion, id_rol, id_opcion, consultar, agregar, modificar, eliminar, ejecutar) VALUES (&quot; &amp; [.O350] &amp; &quot;, '41'::integer, &quot; &amp; [.N350] &amp; &quot;, 'S'::text, 'S'::text, 'S'::text, 'S'::text, 'S'::text);&quot;; &quot;&quot;)" office:value-type="string" office:string-value="INSERT INTO public.rolopcion(id_rol_opcion, id_rol, id_opcion, consultar, agregar, modificar, eliminar, ejecutar) VALUES (450, '41'::integer, 1026, 'S'::text, 'S'::text, 'S'::text, 'S'::text, 'S'::text);" calcext:value-type="string">
            <text:p>INSERT INTO public.rolopcion(id_rol_opcion, id_rol, id_opcion, consultar, agregar, modificar, eliminar, ejecutar) VALUES (450, '41'::integer, 1026, 'S'::text, 'S'::text, 'S'::text, 'S'::text, 'S'::text);</text:p>
          </table:table-cell>
        </table:table-row>
        <table:table-row table:style-name="ro2">
          <table:table-cell table:formula="of:=[.$A$334]&amp;&quot;.&quot;&amp;[.D351]" office:value-type="string" office:string-value="3.07.08" calcext:value-type="string">
            <text:p>3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Calcular Sueldos Promedios</text:p>
          </table:table-cell>
          <table:table-cell table:number-columns-repeated="6"/>
          <table:table-cell table:formula="of:=[.E351]" office:value-type="string" office:string-value="Calcular Sueldos Promedios" calcext:value-type="string">
            <text:p>Calcular Sueldos Promedios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float" office:value="451" calcext:value-type="float">
            <text:p>451</text:p>
          </table:table-cell>
          <table:table-cell table:style-name="ce3" table:formula="of:=&quot;(&quot; &amp; [.N351] &amp; &quot;,&quot; &amp; [.$R$1] &amp; &quot;, '&quot; &amp; [.L351]  &amp; &quot;', '&quot; &amp; [.I351] &amp;  &quot;', 'D', '&quot; &amp; [.J351] &amp; &quot;', '&quot; &amp; UPPER([.A351]) &amp; &quot;', 'A');&quot;" office:value-type="string" office:string-value="(1027,upper(substr(md5(trunc(random() * 9999999 + 1000000)::text), 1,6)), 'Calcular Sueldos Promedios', '', 'D', '', '3.07.08', 'A');" calcext:value-type="string">
            <text:p>(1027,upper(substr(md5(trunc(random() * 9999999 + 1000000)::text), 1,6)), 'Calcular Sueldos Promedios', '', 'D', '', '3.07.08', 'A'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ublic.opcion(id_opcion, codigo_opcion, descripcion, ruta, tipo, uri, jerarquia, estatus) VALUES (1027,upper(substr(md5(trunc(random() * 9999999 + 1000000)::text), 1,6)), 'Calcular Sueldos Promedios', '', 'D', '', '3.07.08', 'A');" calcext:value-type="string">
            <text:p>INSERT INTO public.opcion(id_opcion, codigo_opcion, descripcion, ruta, tipo, uri, jerarquia, estatus) VALUES (1027,upper(substr(md5(trunc(random() * 9999999 + 1000000)::text), 1,6)), 'Calcular Sueldos Promedios', '', 'D', '', '3.07.08', 'A');</text:p>
          </table:table-cell>
          <table:table-cell table:number-columns-repeated="2"/>
          <table:table-cell table:formula="of:==IF([.L351] &lt;&gt; &quot;&quot;;&quot;INSERT INTO public.rolopcion(id_rol_opcion, id_rol, id_opcion, consultar, agregar, modificar, eliminar, ejecutar) VALUES (&quot; &amp; [.O351] &amp; &quot;, '41'::integer, &quot; &amp; [.N351] &amp; &quot;, 'S'::text, 'S'::text, 'S'::text, 'S'::text, 'S'::text);&quot;; &quot;&quot;)" office:value-type="string" office:string-value="INSERT INTO public.rolopcion(id_rol_opcion, id_rol, id_opcion, consultar, agregar, modificar, eliminar, ejecutar) VALUES (451, '41'::integer, 1027, 'S'::text, 'S'::text, 'S'::text, 'S'::text, 'S'::text);" calcext:value-type="string">
            <text:p>INSERT INTO public.rolopcion(id_rol_opcion, id_rol, id_opcion, consultar, agregar, modificar, eliminar, ejecutar) VALUES (451, '41'::integer, 1027, 'S'::text, 'S'::text, 'S'::text, 'S'::text, 'S'::text);</text:p>
          </table:table-cell>
        </table:table-row>
        <table:table-row table:style-name="ro2">
          <table:table-cell table:formula="of:=[.$A$334]&amp;&quot;.&quot;&amp;[.D352]" office:value-type="string" office:string-value="3.07.09" calcext:value-type="string">
            <text:p>3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Nóminas Ordinarias Procesadas</text:p>
          </table:table-cell>
          <table:table-cell table:number-columns-repeated="6"/>
          <table:table-cell table:formula="of:=[.E352]" office:value-type="string" office:string-value="Nóminas Ordinarias Procesadas" calcext:value-type="string">
            <text:p>Nóminas Ordinarias Procesadas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float" office:value="452" calcext:value-type="float">
            <text:p>452</text:p>
          </table:table-cell>
          <table:table-cell table:style-name="ce3" table:formula="of:=&quot;(&quot; &amp; [.N352] &amp; &quot;,&quot; &amp; [.$R$1] &amp; &quot;, '&quot; &amp; [.L352]  &amp; &quot;', '&quot; &amp; [.I352] &amp;  &quot;', 'D', '&quot; &amp; [.J352] &amp; &quot;', '&quot; &amp; UPPER([.A352]) &amp; &quot;', 'A');&quot;" office:value-type="string" office:string-value="(1028,upper(substr(md5(trunc(random() * 9999999 + 1000000)::text), 1,6)), 'Nóminas Ordinarias Procesadas', '', 'D', '', '3.07.09', 'A');" calcext:value-type="string">
            <text:p>(1028,upper(substr(md5(trunc(random() * 9999999 + 1000000)::text), 1,6)), 'Nóminas Ordinarias Procesadas', '', 'D', '', '3.07.09', 'A'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ublic.opcion(id_opcion, codigo_opcion, descripcion, ruta, tipo, uri, jerarquia, estatus) VALUES (1028,upper(substr(md5(trunc(random() * 9999999 + 1000000)::text), 1,6)), 'Nóminas Ordinarias Procesadas', '', 'D', '', '3.07.09', 'A');" calcext:value-type="string">
            <text:p>INSERT INTO public.opcion(id_opcion, codigo_opcion, descripcion, ruta, tipo, uri, jerarquia, estatus) VALUES (1028,upper(substr(md5(trunc(random() * 9999999 + 1000000)::text), 1,6)), 'Nóminas Ordinarias Procesadas', '', 'D', '', '3.07.09', 'A');</text:p>
          </table:table-cell>
          <table:table-cell table:number-columns-repeated="2"/>
          <table:table-cell table:formula="of:==IF([.L352] &lt;&gt; &quot;&quot;;&quot;INSERT INTO public.rolopcion(id_rol_opcion, id_rol, id_opcion, consultar, agregar, modificar, eliminar, ejecutar) VALUES (&quot; &amp; [.O352] &amp; &quot;, '41'::integer, &quot; &amp; [.N352] &amp; &quot;, 'S'::text, 'S'::text, 'S'::text, 'S'::text, 'S'::text);&quot;; &quot;&quot;)" office:value-type="string" office:string-value="INSERT INTO public.rolopcion(id_rol_opcion, id_rol, id_opcion, consultar, agregar, modificar, eliminar, ejecutar) VALUES (452, '41'::integer, 1028, 'S'::text, 'S'::text, 'S'::text, 'S'::text, 'S'::text);" calcext:value-type="string">
            <text:p>INSERT INTO public.rolopcion(id_rol_opcion, id_rol, id_opcion, consultar, agregar, modificar, eliminar, ejecutar) VALUES (452, '41'::integer, 1028, 'S'::text, 'S'::text, 'S'::text, 'S'::text, 'S'::text);</text:p>
          </table:table-cell>
        </table:table-row>
        <table:table-row table:style-name="ro2">
          <table:table-cell table:formula="of:=[.$A$334]&amp;&quot;.&quot;&amp;[.D353]" office:value-type="string" office:string-value="3.07.10" calcext:value-type="string">
            <text:p>3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Nóminas Especiales Procesadas</text:p>
          </table:table-cell>
          <table:table-cell table:number-columns-repeated="6"/>
          <table:table-cell table:formula="of:=[.E353]" office:value-type="string" office:string-value="Nóminas Especiales Procesadas" calcext:value-type="string">
            <text:p>Nóminas Especiales Procesadas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float" office:value="453" calcext:value-type="float">
            <text:p>453</text:p>
          </table:table-cell>
          <table:table-cell table:style-name="ce3" table:formula="of:=&quot;(&quot; &amp; [.N353] &amp; &quot;,&quot; &amp; [.$R$1] &amp; &quot;, '&quot; &amp; [.L353]  &amp; &quot;', '&quot; &amp; [.I353] &amp;  &quot;', 'D', '&quot; &amp; [.J353] &amp; &quot;', '&quot; &amp; UPPER([.A353]) &amp; &quot;', 'A');&quot;" office:value-type="string" office:string-value="(1029,upper(substr(md5(trunc(random() * 9999999 + 1000000)::text), 1,6)), 'Nóminas Especiales Procesadas', '', 'D', '', '3.07.10', 'A');" calcext:value-type="string">
            <text:p>(1029,upper(substr(md5(trunc(random() * 9999999 + 1000000)::text), 1,6)), 'Nóminas Especiales Procesadas', '', 'D', '', '3.07.10', 'A'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ublic.opcion(id_opcion, codigo_opcion, descripcion, ruta, tipo, uri, jerarquia, estatus) VALUES (1029,upper(substr(md5(trunc(random() * 9999999 + 1000000)::text), 1,6)), 'Nóminas Especiales Procesadas', '', 'D', '', '3.07.10', 'A');" calcext:value-type="string">
            <text:p>INSERT INTO public.opcion(id_opcion, codigo_opcion, descripcion, ruta, tipo, uri, jerarquia, estatus) VALUES (1029,upper(substr(md5(trunc(random() * 9999999 + 1000000)::text), 1,6)), 'Nóminas Especiales Procesadas', '', 'D', '', '3.07.10', 'A');</text:p>
          </table:table-cell>
          <table:table-cell table:number-columns-repeated="2"/>
          <table:table-cell table:formula="of:==IF([.L353] &lt;&gt; &quot;&quot;;&quot;INSERT INTO public.rolopcion(id_rol_opcion, id_rol, id_opcion, consultar, agregar, modificar, eliminar, ejecutar) VALUES (&quot; &amp; [.O353] &amp; &quot;, '41'::integer, &quot; &amp; [.N353] &amp; &quot;, 'S'::text, 'S'::text, 'S'::text, 'S'::text, 'S'::text);&quot;; &quot;&quot;)" office:value-type="string" office:string-value="INSERT INTO public.rolopcion(id_rol_opcion, id_rol, id_opcion, consultar, agregar, modificar, eliminar, ejecutar) VALUES (453, '41'::integer, 1029, 'S'::text, 'S'::text, 'S'::text, 'S'::text, 'S'::text);" calcext:value-type="string">
            <text:p>INSERT INTO public.rolopcion(id_rol_opcion, id_rol, id_opcion, consultar, agregar, modificar, eliminar, ejecutar) VALUES (453, '41'::integer, 1029, 'S'::text, 'S'::text, 'S'::text, 'S'::text, 'S'::text);</text:p>
          </table:table-cell>
        </table:table-row>
        <table:table-row table:style-name="ro2">
          <table:table-cell table:formula="of:=[.$A$157]&amp;&quot;.&quot;&amp;[.C354]" office:value-type="string" office:string-value="3.08" calcext:value-type="string">
            <text:p>3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tenciones y Aportes</text:p>
          </table:table-cell>
          <table:table-cell table:number-columns-repeated="7"/>
          <table:table-cell table:formula="of:=[.D354]" office:value-type="string" office:string-value="Retenciones y Aportes" calcext:value-type="string">
            <text:p>Retenciones y Aportes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float" office:value="454" calcext:value-type="float">
            <text:p>454</text:p>
          </table:table-cell>
          <table:table-cell table:style-name="ce3" table:formula="of:=&quot;(&quot; &amp; [.N354] &amp; &quot;,&quot; &amp; [.$R$1] &amp; &quot;, '&quot; &amp; [.L354]  &amp; &quot;', '&quot; &amp; [.I354] &amp;  &quot;', 'D', '&quot; &amp; [.J354] &amp; &quot;', '&quot; &amp; UPPER([.A354]) &amp; &quot;', 'A');&quot;" office:value-type="string" office:string-value="(1030,upper(substr(md5(trunc(random() * 9999999 + 1000000)::text), 1,6)), 'Retenciones y Aportes', '', 'D', '', '3.08', 'A');" calcext:value-type="string">
            <text:p>(1030,upper(substr(md5(trunc(random() * 9999999 + 1000000)::text), 1,6)), 'Retenciones y Aportes', '', 'D', '', '3.08', 'A'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ublic.opcion(id_opcion, codigo_opcion, descripcion, ruta, tipo, uri, jerarquia, estatus) VALUES (1030,upper(substr(md5(trunc(random() * 9999999 + 1000000)::text), 1,6)), 'Retenciones y Aportes', '', 'D', '', '3.08', 'A');" calcext:value-type="string">
            <text:p>INSERT INTO public.opcion(id_opcion, codigo_opcion, descripcion, ruta, tipo, uri, jerarquia, estatus) VALUES (1030,upper(substr(md5(trunc(random() * 9999999 + 1000000)::text), 1,6)), 'Retenciones y Aportes', '', 'D', '', '3.08', 'A');</text:p>
          </table:table-cell>
          <table:table-cell table:number-columns-repeated="2"/>
          <table:table-cell table:formula="of:==IF([.L354] &lt;&gt; &quot;&quot;;&quot;INSERT INTO public.rolopcion(id_rol_opcion, id_rol, id_opcion, consultar, agregar, modificar, eliminar, ejecutar) VALUES (&quot; &amp; [.O354] &amp; &quot;, '41'::integer, &quot; &amp; [.N354] &amp; &quot;, 'S'::text, 'S'::text, 'S'::text, 'S'::text, 'S'::text);&quot;; &quot;&quot;)" office:value-type="string" office:string-value="INSERT INTO public.rolopcion(id_rol_opcion, id_rol, id_opcion, consultar, agregar, modificar, eliminar, ejecutar) VALUES (454, '41'::integer, 1030, 'S'::text, 'S'::text, 'S'::text, 'S'::text, 'S'::text);" calcext:value-type="string">
            <text:p>INSERT INTO public.rolopcion(id_rol_opcion, id_rol, id_opcion, consultar, agregar, modificar, eliminar, ejecutar) VALUES (454, '41'::integer, 1030, 'S'::text, 'S'::text, 'S'::text, 'S'::text, 'S'::text);</text:p>
          </table:table-cell>
        </table:table-row>
        <table:table-row table:style-name="ro2">
          <table:table-cell table:formula="of:=[.$A$354]&amp;&quot;.&quot;&amp;[.D355]" office:value-type="string" office:string-value="3.08.01" calcext:value-type="string">
            <text:p>3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s de Retenciones y Aportes Patronales</text:p>
          </table:table-cell>
          <table:table-cell table:number-columns-repeated="6"/>
          <table:table-cell table:formula="of:=[.E355]" office:value-type="string" office:string-value="Reportes de Retenciones y Aportes Patronales" calcext:value-type="string">
            <text:p>Reportes de Retenciones y Aportes Patronales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float" office:value="455" calcext:value-type="float">
            <text:p>455</text:p>
          </table:table-cell>
          <table:table-cell table:style-name="ce3" table:formula="of:=&quot;(&quot; &amp; [.N355] &amp; &quot;,&quot; &amp; [.$R$1] &amp; &quot;, '&quot; &amp; [.L355]  &amp; &quot;', '&quot; &amp; [.I355] &amp;  &quot;', 'D', '&quot; &amp; [.J355] &amp; &quot;', '&quot; &amp; UPPER([.A355]) &amp; &quot;', 'A');&quot;" office:value-type="string" office:string-value="(1031,upper(substr(md5(trunc(random() * 9999999 + 1000000)::text), 1,6)), 'Reportes de Retenciones y Aportes Patronales', '', 'D', '', '3.08.01', 'A');" calcext:value-type="string">
            <text:p>(1031,upper(substr(md5(trunc(random() * 9999999 + 1000000)::text), 1,6)), 'Reportes de Retenciones y Aportes Patronales', '', 'D', '', '3.08.01', 'A'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ublic.opcion(id_opcion, codigo_opcion, descripcion, ruta, tipo, uri, jerarquia, estatus) VALUES (1031,upper(substr(md5(trunc(random() * 9999999 + 1000000)::text), 1,6)), 'Reportes de Retenciones y Aportes Patronales', '', 'D', '', '3.08.01', 'A');" calcext:value-type="string">
            <text:p>INSERT INTO public.opcion(id_opcion, codigo_opcion, descripcion, ruta, tipo, uri, jerarquia, estatus) VALUES (1031,upper(substr(md5(trunc(random() * 9999999 + 1000000)::text), 1,6)), 'Reportes de Retenciones y Aportes Patronales', '', 'D', '', '3.08.01', 'A');</text:p>
          </table:table-cell>
          <table:table-cell table:number-columns-repeated="2"/>
          <table:table-cell table:formula="of:==IF([.L355] &lt;&gt; &quot;&quot;;&quot;INSERT INTO public.rolopcion(id_rol_opcion, id_rol, id_opcion, consultar, agregar, modificar, eliminar, ejecutar) VALUES (&quot; &amp; [.O355] &amp; &quot;, '41'::integer, &quot; &amp; [.N355] &amp; &quot;, 'S'::text, 'S'::text, 'S'::text, 'S'::text, 'S'::text);&quot;; &quot;&quot;)" office:value-type="string" office:string-value="INSERT INTO public.rolopcion(id_rol_opcion, id_rol, id_opcion, consultar, agregar, modificar, eliminar, ejecutar) VALUES (455, '41'::integer, 1031, 'S'::text, 'S'::text, 'S'::text, 'S'::text, 'S'::text);" calcext:value-type="string">
            <text:p>INSERT INTO public.rolopcion(id_rol_opcion, id_rol, id_opcion, consultar, agregar, modificar, eliminar, ejecutar) VALUES (455, '41'::integer, 1031, 'S'::text, 'S'::text, 'S'::text, 'S'::text, 'S'::text);</text:p>
          </table:table-cell>
        </table:table-row>
        <table:table-row table:style-name="ro2">
          <table:table-cell table:formula="of:=[.$A$354]&amp;&quot;.&quot;&amp;[.D356]" office:value-type="string" office:string-value="3.08.02" calcext:value-type="string">
            <text:p>3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rabajadores que no Cotizan</text:p>
          </table:table-cell>
          <table:table-cell table:number-columns-repeated="6"/>
          <table:table-cell table:formula="of:=[.E356]" office:value-type="string" office:string-value="Trabajadores que no Cotizan" calcext:value-type="string">
            <text:p>Trabajadores que no Cotizan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float" office:value="456" calcext:value-type="float">
            <text:p>456</text:p>
          </table:table-cell>
          <table:table-cell table:style-name="ce3" table:formula="of:=&quot;(&quot; &amp; [.N356] &amp; &quot;,&quot; &amp; [.$R$1] &amp; &quot;, '&quot; &amp; [.L356]  &amp; &quot;', '&quot; &amp; [.I356] &amp;  &quot;', 'D', '&quot; &amp; [.J356] &amp; &quot;', '&quot; &amp; UPPER([.A356]) &amp; &quot;', 'A');&quot;" office:value-type="string" office:string-value="(1032,upper(substr(md5(trunc(random() * 9999999 + 1000000)::text), 1,6)), 'Trabajadores que no Cotizan', '', 'D', '', '3.08.02', 'A');" calcext:value-type="string">
            <text:p>(1032,upper(substr(md5(trunc(random() * 9999999 + 1000000)::text), 1,6)), 'Trabajadores que no Cotizan', '', 'D', '', '3.08.02', 'A'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ublic.opcion(id_opcion, codigo_opcion, descripcion, ruta, tipo, uri, jerarquia, estatus) VALUES (1032,upper(substr(md5(trunc(random() * 9999999 + 1000000)::text), 1,6)), 'Trabajadores que no Cotizan', '', 'D', '', '3.08.02', 'A');" calcext:value-type="string">
            <text:p>INSERT INTO public.opcion(id_opcion, codigo_opcion, descripcion, ruta, tipo, uri, jerarquia, estatus) VALUES (1032,upper(substr(md5(trunc(random() * 9999999 + 1000000)::text), 1,6)), 'Trabajadores que no Cotizan', '', 'D', '', '3.08.02', 'A');</text:p>
          </table:table-cell>
          <table:table-cell table:number-columns-repeated="2"/>
          <table:table-cell table:formula="of:==IF([.L356] &lt;&gt; &quot;&quot;;&quot;INSERT INTO public.rolopcion(id_rol_opcion, id_rol, id_opcion, consultar, agregar, modificar, eliminar, ejecutar) VALUES (&quot; &amp; [.O356] &amp; &quot;, '41'::integer, &quot; &amp; [.N356] &amp; &quot;, 'S'::text, 'S'::text, 'S'::text, 'S'::text, 'S'::text);&quot;; &quot;&quot;)" office:value-type="string" office:string-value="INSERT INTO public.rolopcion(id_rol_opcion, id_rol, id_opcion, consultar, agregar, modificar, eliminar, ejecutar) VALUES (456, '41'::integer, 1032, 'S'::text, 'S'::text, 'S'::text, 'S'::text, 'S'::text);" calcext:value-type="string">
            <text:p>INSERT INTO public.rolopcion(id_rol_opcion, id_rol, id_opcion, consultar, agregar, modificar, eliminar, ejecutar) VALUES (456, '41'::integer, 1032, 'S'::text, 'S'::text, 'S'::text, 'S'::text, 'S'::text);</text:p>
          </table:table-cell>
        </table:table-row>
        <table:table-row table:style-name="ro2">
          <table:table-cell table:formula="of:=[.$A$354]&amp;&quot;.&quot;&amp;[.D357]" office:value-type="string" office:string-value="3.08.03" calcext:value-type="string">
            <text:p>3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 Cajas de Ahorro</text:p>
          </table:table-cell>
          <table:table-cell table:number-columns-repeated="6"/>
          <table:table-cell table:formula="of:=[.E357]" office:value-type="string" office:string-value="Reportes Cajas de Ahorro" calcext:value-type="string">
            <text:p>Reportes Cajas de Ahorro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float" office:value="457" calcext:value-type="float">
            <text:p>457</text:p>
          </table:table-cell>
          <table:table-cell table:style-name="ce3" table:formula="of:=&quot;(&quot; &amp; [.N357] &amp; &quot;,&quot; &amp; [.$R$1] &amp; &quot;, '&quot; &amp; [.L357]  &amp; &quot;', '&quot; &amp; [.I357] &amp;  &quot;', 'D', '&quot; &amp; [.J357] &amp; &quot;', '&quot; &amp; UPPER([.A357]) &amp; &quot;', 'A');&quot;" office:value-type="string" office:string-value="(1033,upper(substr(md5(trunc(random() * 9999999 + 1000000)::text), 1,6)), 'Reportes Cajas de Ahorro', '', 'D', '', '3.08.03', 'A');" calcext:value-type="string">
            <text:p>(1033,upper(substr(md5(trunc(random() * 9999999 + 1000000)::text), 1,6)), 'Reportes Cajas de Ahorro', '', 'D', '', '3.08.03', 'A'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ublic.opcion(id_opcion, codigo_opcion, descripcion, ruta, tipo, uri, jerarquia, estatus) VALUES (1033,upper(substr(md5(trunc(random() * 9999999 + 1000000)::text), 1,6)), 'Reportes Cajas de Ahorro', '', 'D', '', '3.08.03', 'A');" calcext:value-type="string">
            <text:p>INSERT INTO public.opcion(id_opcion, codigo_opcion, descripcion, ruta, tipo, uri, jerarquia, estatus) VALUES (1033,upper(substr(md5(trunc(random() * 9999999 + 1000000)::text), 1,6)), 'Reportes Cajas de Ahorro', '', 'D', '', '3.08.03', 'A');</text:p>
          </table:table-cell>
          <table:table-cell table:number-columns-repeated="2"/>
          <table:table-cell table:formula="of:==IF([.L357] &lt;&gt; &quot;&quot;;&quot;INSERT INTO public.rolopcion(id_rol_opcion, id_rol, id_opcion, consultar, agregar, modificar, eliminar, ejecutar) VALUES (&quot; &amp; [.O357] &amp; &quot;, '41'::integer, &quot; &amp; [.N357] &amp; &quot;, 'S'::text, 'S'::text, 'S'::text, 'S'::text, 'S'::text);&quot;; &quot;&quot;)" office:value-type="string" office:string-value="INSERT INTO public.rolopcion(id_rol_opcion, id_rol, id_opcion, consultar, agregar, modificar, eliminar, ejecutar) VALUES (457, '41'::integer, 1033, 'S'::text, 'S'::text, 'S'::text, 'S'::text, 'S'::text);" calcext:value-type="string">
            <text:p>INSERT INTO public.rolopcion(id_rol_opcion, id_rol, id_opcion, consultar, agregar, modificar, eliminar, ejecutar) VALUES (457, '41'::integer, 1033, 'S'::text, 'S'::text, 'S'::text, 'S'::text, 'S'::text);</text:p>
          </table:table-cell>
        </table:table-row>
        <table:table-row table:style-name="ro2">
          <table:table-cell table:formula="of:=[.$A$354]&amp;&quot;.&quot;&amp;[.D358]" office:value-type="string" office:string-value="3.08.04" calcext:value-type="string">
            <text:p>3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Generar Archivos/Disquete Retenciones y Aportes(Asociados a Banco)</text:p>
          </table:table-cell>
          <table:table-cell table:number-columns-repeated="6"/>
          <table:table-cell table:formula="of:=[.E358]" office:value-type="string" office:string-value="Generar Archivos/Disquete Retenciones y Aportes(Asociados a Banco)" calcext:value-type="string">
            <text:p>Generar Archivos/Disquete Retenciones y Aportes(Asociados a Banco)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float" office:value="458" calcext:value-type="float">
            <text:p>458</text:p>
          </table:table-cell>
          <table:table-cell table:style-name="ce3" table:formula="of:=&quot;(&quot; &amp; [.N358] &amp; &quot;,&quot; &amp; [.$R$1] &amp; &quot;, '&quot; &amp; [.L358]  &amp; &quot;', '&quot; &amp; [.I358] &amp;  &quot;', 'D', '&quot; &amp; [.J358] &amp; &quot;', '&quot; &amp; UPPER([.A358]) &amp; &quot;', 'A');&quot;" office:value-type="string" office:string-value="(1034,upper(substr(md5(trunc(random() * 9999999 + 1000000)::text), 1,6)), 'Generar Archivos/Disquete Retenciones y Aportes(Asociados a Banco)', '', 'D', '', '3.08.04', 'A');" calcext:value-type="string">
            <text:p>(1034,upper(substr(md5(trunc(random() * 9999999 + 1000000)::text), 1,6)), 'Generar Archivos/Disquete Retenciones y Aportes(Asociados a Banco)', '', 'D', '', '3.08.04', 'A'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" calcext:value-type="string">
            <text:p>INSERT INTO public.opcion(id_opcion, codigo_opcion, descripcion, ruta, tipo, uri, jerarquia, estatus) VALUES (1034,upper(substr(md5(trunc(random() * 9999999 + 1000000)::text), 1,6)), 'Generar Archivos/Disquete Retenciones y Aportes(Asociados a Banco)', '', 'D', '', '3.08.04', 'A');</text:p>
          </table:table-cell>
          <table:table-cell table:number-columns-repeated="2"/>
          <table:table-cell table:formula="of:==IF([.L358] &lt;&gt; &quot;&quot;;&quot;INSERT INTO public.rolopcion(id_rol_opcion, id_rol, id_opcion, consultar, agregar, modificar, eliminar, ejecutar) VALUES (&quot; &amp; [.O358] &amp; &quot;, '41'::integer, &quot; &amp; [.N358] &amp; &quot;, 'S'::text, 'S'::text, 'S'::text, 'S'::text, 'S'::text);&quot;; &quot;&quot;)" office:value-type="string" office:string-value="INSERT INTO public.rolopcion(id_rol_opcion, id_rol, id_opcion, consultar, agregar, modificar, eliminar, ejecutar) VALUES (458, '41'::integer, 1034, 'S'::text, 'S'::text, 'S'::text, 'S'::text, 'S'::text);" calcext:value-type="string">
            <text:p>INSERT INTO public.rolopcion(id_rol_opcion, id_rol, id_opcion, consultar, agregar, modificar, eliminar, ejecutar) VALUES (458, '41'::integer, 1034, 'S'::text, 'S'::text, 'S'::text, 'S'::text, 'S'::text);</text:p>
          </table:table-cell>
        </table:table-row>
        <table:table-row table:style-name="ro2">
          <table:table-cell table:formula="of:=[.$A$354]&amp;&quot;.&quot;&amp;[.D359]" office:value-type="string" office:string-value="3.08.05" calcext:value-type="string">
            <text:p>3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Generar Archivos/Disquete Retenciones y Aportes(No Asociados a Banco)</text:p>
          </table:table-cell>
          <table:table-cell table:number-columns-repeated="6"/>
          <table:table-cell table:formula="of:=[.E359]" office:value-type="string" office:string-value="Generar Archivos/Disquete Retenciones y Aportes(No Asociados a Banco)" calcext:value-type="string">
            <text:p>Generar Archivos/Disquete Retenciones y Aportes(No Asociados a Banco)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float" office:value="459" calcext:value-type="float">
            <text:p>459</text:p>
          </table:table-cell>
          <table:table-cell table:style-name="ce3" table:formula="of:=&quot;(&quot; &amp; [.N359] &amp; &quot;,&quot; &amp; [.$R$1] &amp; &quot;, '&quot; &amp; [.L359]  &amp; &quot;', '&quot; &amp; [.I359] &amp;  &quot;', 'D', '&quot; &amp; [.J359] &amp; &quot;', '&quot; &amp; UPPER([.A359]) &amp; &quot;', 'A');&quot;" office:value-type="string" office:string-value="(1035,upper(substr(md5(trunc(random() * 9999999 + 1000000)::text), 1,6)), 'Generar Archivos/Disquete Retenciones y Aportes(No Asociados a Banco)', '', 'D', '', '3.08.05', 'A');" calcext:value-type="string">
            <text:p>(1035,upper(substr(md5(trunc(random() * 9999999 + 1000000)::text), 1,6)), 'Generar Archivos/Disquete Retenciones y Aportes(No Asociados a Banco)', '', 'D', '', '3.08.05', 'A'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" calcext:value-type="string">
            <text:p>INSERT INTO public.opcion(id_opcion, codigo_opcion, descripcion, ruta, tipo, uri, jerarquia, estatus) VALUES (1035,upper(substr(md5(trunc(random() * 9999999 + 1000000)::text), 1,6)), 'Generar Archivos/Disquete Retenciones y Aportes(No Asociados a Banco)', '', 'D', '', '3.08.05', 'A');</text:p>
          </table:table-cell>
          <table:table-cell table:number-columns-repeated="2"/>
          <table:table-cell table:formula="of:==IF([.L359] &lt;&gt; &quot;&quot;;&quot;INSERT INTO public.rolopcion(id_rol_opcion, id_rol, id_opcion, consultar, agregar, modificar, eliminar, ejecutar) VALUES (&quot; &amp; [.O359] &amp; &quot;, '41'::integer, &quot; &amp; [.N359] &amp; &quot;, 'S'::text, 'S'::text, 'S'::text, 'S'::text, 'S'::text);&quot;; &quot;&quot;)" office:value-type="string" office:string-value="INSERT INTO public.rolopcion(id_rol_opcion, id_rol, id_opcion, consultar, agregar, modificar, eliminar, ejecutar) VALUES (459, '41'::integer, 1035, 'S'::text, 'S'::text, 'S'::text, 'S'::text, 'S'::text);" calcext:value-type="string">
            <text:p>INSERT INTO public.rolopcion(id_rol_opcion, id_rol, id_opcion, consultar, agregar, modificar, eliminar, ejecutar) VALUES (459, '41'::integer, 1035, 'S'::text, 'S'::text, 'S'::text, 'S'::text, 'S'::text);</text:p>
          </table:table-cell>
        </table:table-row>
        <table:table-row table:style-name="ro2">
          <table:table-cell table:formula="of:=[.$A$354]&amp;&quot;.&quot;&amp;[.D360]" office:value-type="string" office:string-value="3.08.06" calcext:value-type="string">
            <text:p>3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ar Aportes Patronales</text:p>
          </table:table-cell>
          <table:table-cell table:number-columns-repeated="6"/>
          <table:table-cell table:formula="of:=[.E360]" office:value-type="string" office:string-value="Recalcular Aportes Patronales" calcext:value-type="string">
            <text:p>Recalcular Aportes Patronales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460" calcext:value-type="float">
            <text:p>460</text:p>
          </table:table-cell>
          <table:table-cell table:style-name="ce3" table:formula="of:=&quot;(&quot; &amp; [.N360] &amp; &quot;,&quot; &amp; [.$R$1] &amp; &quot;, '&quot; &amp; [.L360]  &amp; &quot;', '&quot; &amp; [.I360] &amp;  &quot;', 'D', '&quot; &amp; [.J360] &amp; &quot;', '&quot; &amp; UPPER([.A360]) &amp; &quot;', 'A');&quot;" office:value-type="string" office:string-value="(1036,upper(substr(md5(trunc(random() * 9999999 + 1000000)::text), 1,6)), 'Recalcular Aportes Patronales', '', 'D', '', '3.08.06', 'A');" calcext:value-type="string">
            <text:p>(1036,upper(substr(md5(trunc(random() * 9999999 + 1000000)::text), 1,6)), 'Recalcular Aportes Patronales', '', 'D', '', '3.08.06', 'A'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ublic.opcion(id_opcion, codigo_opcion, descripcion, ruta, tipo, uri, jerarquia, estatus) VALUES (1036,upper(substr(md5(trunc(random() * 9999999 + 1000000)::text), 1,6)), 'Recalcular Aportes Patronales', '', 'D', '', '3.08.06', 'A');" calcext:value-type="string">
            <text:p>INSERT INTO public.opcion(id_opcion, codigo_opcion, descripcion, ruta, tipo, uri, jerarquia, estatus) VALUES (1036,upper(substr(md5(trunc(random() * 9999999 + 1000000)::text), 1,6)), 'Recalcular Aportes Patronales', '', 'D', '', '3.08.06', 'A');</text:p>
          </table:table-cell>
          <table:table-cell table:number-columns-repeated="2"/>
          <table:table-cell table:formula="of:==IF([.L360] &lt;&gt; &quot;&quot;;&quot;INSERT INTO public.rolopcion(id_rol_opcion, id_rol, id_opcion, consultar, agregar, modificar, eliminar, ejecutar) VALUES (&quot; &amp; [.O360] &amp; &quot;, '41'::integer, &quot; &amp; [.N360] &amp; &quot;, 'S'::text, 'S'::text, 'S'::text, 'S'::text, 'S'::text);&quot;; &quot;&quot;)" office:value-type="string" office:string-value="INSERT INTO public.rolopcion(id_rol_opcion, id_rol, id_opcion, consultar, agregar, modificar, eliminar, ejecutar) VALUES (460, '41'::integer, 1036, 'S'::text, 'S'::text, 'S'::text, 'S'::text, 'S'::text);" calcext:value-type="string">
            <text:p>INSERT INTO public.rolopcion(id_rol_opcion, id_rol, id_opcion, consultar, agregar, modificar, eliminar, ejecutar) VALUES (460, '41'::integer, 1036, 'S'::text, 'S'::text, 'S'::text, 'S'::text, 'S'::text);</text:p>
          </table:table-cell>
        </table:table-row>
        <table:table-row table:style-name="ro2">
          <table:table-cell table:formula="of:=[.$A$354]&amp;&quot;.&quot;&amp;[.D361]" office:value-type="string" office:string-value="3.08.07" calcext:value-type="string">
            <text:p>3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Retenciones ISRL</text:p>
          </table:table-cell>
          <table:table-cell table:number-columns-repeated="6"/>
          <table:table-cell table:formula="of:=[.E361]" office:value-type="string" office:string-value="Reporte de Retenciones ISRL" calcext:value-type="string">
            <text:p>Reporte de Retenciones ISRL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461" calcext:value-type="float">
            <text:p>461</text:p>
          </table:table-cell>
          <table:table-cell table:style-name="ce3" table:formula="of:=&quot;(&quot; &amp; [.N361] &amp; &quot;,&quot; &amp; [.$R$1] &amp; &quot;, '&quot; &amp; [.L361]  &amp; &quot;', '&quot; &amp; [.I361] &amp;  &quot;', 'D', '&quot; &amp; [.J361] &amp; &quot;', '&quot; &amp; UPPER([.A361]) &amp; &quot;', 'A');&quot;" office:value-type="string" office:string-value="(1037,upper(substr(md5(trunc(random() * 9999999 + 1000000)::text), 1,6)), 'Reporte de Retenciones ISRL', '', 'D', '', '3.08.07', 'A');" calcext:value-type="string">
            <text:p>(1037,upper(substr(md5(trunc(random() * 9999999 + 1000000)::text), 1,6)), 'Reporte de Retenciones ISRL', '', 'D', '', '3.08.07', 'A'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ublic.opcion(id_opcion, codigo_opcion, descripcion, ruta, tipo, uri, jerarquia, estatus) VALUES (1037,upper(substr(md5(trunc(random() * 9999999 + 1000000)::text), 1,6)), 'Reporte de Retenciones ISRL', '', 'D', '', '3.08.07', 'A');" calcext:value-type="string">
            <text:p>INSERT INTO public.opcion(id_opcion, codigo_opcion, descripcion, ruta, tipo, uri, jerarquia, estatus) VALUES (1037,upper(substr(md5(trunc(random() * 9999999 + 1000000)::text), 1,6)), 'Reporte de Retenciones ISRL', '', 'D', '', '3.08.07', 'A');</text:p>
          </table:table-cell>
          <table:table-cell table:number-columns-repeated="2"/>
          <table:table-cell table:formula="of:==IF([.L361] &lt;&gt; &quot;&quot;;&quot;INSERT INTO public.rolopcion(id_rol_opcion, id_rol, id_opcion, consultar, agregar, modificar, eliminar, ejecutar) VALUES (&quot; &amp; [.O361] &amp; &quot;, '41'::integer, &quot; &amp; [.N361] &amp; &quot;, 'S'::text, 'S'::text, 'S'::text, 'S'::text, 'S'::text);&quot;; &quot;&quot;)" office:value-type="string" office:string-value="INSERT INTO public.rolopcion(id_rol_opcion, id_rol, id_opcion, consultar, agregar, modificar, eliminar, ejecutar) VALUES (461, '41'::integer, 1037, 'S'::text, 'S'::text, 'S'::text, 'S'::text, 'S'::text);" calcext:value-type="string">
            <text:p>INSERT INTO public.rolopcion(id_rol_opcion, id_rol, id_opcion, consultar, agregar, modificar, eliminar, ejecutar) VALUES (461, '41'::integer, 1037, 'S'::text, 'S'::text, 'S'::text, 'S'::text, 'S'::text);</text:p>
          </table:table-cell>
        </table:table-row>
        <table:table-row table:style-name="ro2">
          <table:table-cell table:formula="of:=[.$A$354]&amp;&quot;.&quot;&amp;[.D362]" office:value-type="string" office:string-value="3.08.08" calcext:value-type="string">
            <text:p>3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Banavih</text:p>
          </table:table-cell>
          <table:table-cell table:number-columns-repeated="6"/>
          <table:table-cell table:formula="of:=[.E362]" office:value-type="string" office:string-value="Reporte Banavih" calcext:value-type="string">
            <text:p>Reporte Banavih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float" office:value="462" calcext:value-type="float">
            <text:p>462</text:p>
          </table:table-cell>
          <table:table-cell table:style-name="ce3" table:formula="of:=&quot;(&quot; &amp; [.N362] &amp; &quot;,&quot; &amp; [.$R$1] &amp; &quot;, '&quot; &amp; [.L362]  &amp; &quot;', '&quot; &amp; [.I362] &amp;  &quot;', 'D', '&quot; &amp; [.J362] &amp; &quot;', '&quot; &amp; UPPER([.A362]) &amp; &quot;', 'A');&quot;" office:value-type="string" office:string-value="(1038,upper(substr(md5(trunc(random() * 9999999 + 1000000)::text), 1,6)), 'Reporte Banavih', '', 'D', '', '3.08.08', 'A');" calcext:value-type="string">
            <text:p>(1038,upper(substr(md5(trunc(random() * 9999999 + 1000000)::text), 1,6)), 'Reporte Banavih', '', 'D', '', '3.08.08', 'A'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ublic.opcion(id_opcion, codigo_opcion, descripcion, ruta, tipo, uri, jerarquia, estatus) VALUES (1038,upper(substr(md5(trunc(random() * 9999999 + 1000000)::text), 1,6)), 'Reporte Banavih', '', 'D', '', '3.08.08', 'A');" calcext:value-type="string">
            <text:p>INSERT INTO public.opcion(id_opcion, codigo_opcion, descripcion, ruta, tipo, uri, jerarquia, estatus) VALUES (1038,upper(substr(md5(trunc(random() * 9999999 + 1000000)::text), 1,6)), 'Reporte Banavih', '', 'D', '', '3.08.08', 'A');</text:p>
          </table:table-cell>
          <table:table-cell table:number-columns-repeated="2"/>
          <table:table-cell table:formula="of:==IF([.L362] &lt;&gt; &quot;&quot;;&quot;INSERT INTO public.rolopcion(id_rol_opcion, id_rol, id_opcion, consultar, agregar, modificar, eliminar, ejecutar) VALUES (&quot; &amp; [.O362] &amp; &quot;, '41'::integer, &quot; &amp; [.N362] &amp; &quot;, 'S'::text, 'S'::text, 'S'::text, 'S'::text, 'S'::text);&quot;; &quot;&quot;)" office:value-type="string" office:string-value="INSERT INTO public.rolopcion(id_rol_opcion, id_rol, id_opcion, consultar, agregar, modificar, eliminar, ejecutar) VALUES (462, '41'::integer, 1038, 'S'::text, 'S'::text, 'S'::text, 'S'::text, 'S'::text);" calcext:value-type="string">
            <text:p>INSERT INTO public.rolopcion(id_rol_opcion, id_rol, id_opcion, consultar, agregar, modificar, eliminar, ejecutar) VALUES (462, '41'::integer, 1038, 'S'::text, 'S'::text, 'S'::text, 'S'::text, 'S'::text);</text:p>
          </table:table-cell>
        </table:table-row>
        <table:table-row table:style-name="ro2">
          <table:table-cell table:formula="of:=[.$A$157]&amp;&quot;.&quot;&amp;[.C363]" office:value-type="string" office:string-value="3.09" calcext:value-type="string">
            <text:p>3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Procesos de Aumento y Proyecciones</text:p>
          </table:table-cell>
          <table:table-cell table:number-columns-repeated="7"/>
          <table:table-cell table:formula="of:=[.D363]" office:value-type="string" office:string-value="Procesos de Aumento y Proyecciones" calcext:value-type="string">
            <text:p>Procesos de Aumento y Proyecciones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float" office:value="463" calcext:value-type="float">
            <text:p>463</text:p>
          </table:table-cell>
          <table:table-cell table:style-name="ce3" table:formula="of:=&quot;(&quot; &amp; [.N363] &amp; &quot;,&quot; &amp; [.$R$1] &amp; &quot;, '&quot; &amp; [.L363]  &amp; &quot;', '&quot; &amp; [.I363] &amp;  &quot;', 'D', '&quot; &amp; [.J363] &amp; &quot;', '&quot; &amp; UPPER([.A363]) &amp; &quot;', 'A');&quot;" office:value-type="string" office:string-value="(1039,upper(substr(md5(trunc(random() * 9999999 + 1000000)::text), 1,6)), 'Procesos de Aumento y Proyecciones', '', 'D', '', '3.09', 'A');" calcext:value-type="string">
            <text:p>(1039,upper(substr(md5(trunc(random() * 9999999 + 1000000)::text), 1,6)), 'Procesos de Aumento y Proyecciones', '', 'D', '', '3.09', 'A'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ublic.opcion(id_opcion, codigo_opcion, descripcion, ruta, tipo, uri, jerarquia, estatus) VALUES (1039,upper(substr(md5(trunc(random() * 9999999 + 1000000)::text), 1,6)), 'Procesos de Aumento y Proyecciones', '', 'D', '', '3.09', 'A');" calcext:value-type="string">
            <text:p>INSERT INTO public.opcion(id_opcion, codigo_opcion, descripcion, ruta, tipo, uri, jerarquia, estatus) VALUES (1039,upper(substr(md5(trunc(random() * 9999999 + 1000000)::text), 1,6)), 'Procesos de Aumento y Proyecciones', '', 'D', '', '3.09', 'A');</text:p>
          </table:table-cell>
          <table:table-cell table:number-columns-repeated="2"/>
          <table:table-cell table:formula="of:==IF([.L363] &lt;&gt; &quot;&quot;;&quot;INSERT INTO public.rolopcion(id_rol_opcion, id_rol, id_opcion, consultar, agregar, modificar, eliminar, ejecutar) VALUES (&quot; &amp; [.O363] &amp; &quot;, '41'::integer, &quot; &amp; [.N363] &amp; &quot;, 'S'::text, 'S'::text, 'S'::text, 'S'::text, 'S'::text);&quot;; &quot;&quot;)" office:value-type="string" office:string-value="INSERT INTO public.rolopcion(id_rol_opcion, id_rol, id_opcion, consultar, agregar, modificar, eliminar, ejecutar) VALUES (463, '41'::integer, 1039, 'S'::text, 'S'::text, 'S'::text, 'S'::text, 'S'::text);" calcext:value-type="string">
            <text:p>INSERT INTO public.rolopcion(id_rol_opcion, id_rol, id_opcion, consultar, agregar, modificar, eliminar, ejecutar) VALUES (463, '41'::integer, 1039, 'S'::text, 'S'::text, 'S'::text, 'S'::text, 'S'::text);</text:p>
          </table:table-cell>
        </table:table-row>
        <table:table-row table:style-name="ro2">
          <table:table-cell table:formula="of:=[.$A$363]&amp;&quot;.&quot;&amp;[.D364]" office:value-type="string" office:string-value="3.09.01" calcext:value-type="string">
            <text:p>3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Aumentos por Porcentaje</text:p>
          </table:table-cell>
          <table:table-cell table:number-columns-repeated="6"/>
          <table:table-cell table:formula="of:=[.E364]" office:value-type="string" office:string-value="Aumentos por Porcentaje" calcext:value-type="string">
            <text:p>Aumentos por Porcentaje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464" calcext:value-type="float">
            <text:p>464</text:p>
          </table:table-cell>
          <table:table-cell table:style-name="ce3" table:formula="of:=&quot;(&quot; &amp; [.N364] &amp; &quot;,&quot; &amp; [.$R$1] &amp; &quot;, '&quot; &amp; [.L364]  &amp; &quot;', '&quot; &amp; [.I364] &amp;  &quot;', 'D', '&quot; &amp; [.J364] &amp; &quot;', '&quot; &amp; UPPER([.A364]) &amp; &quot;', 'A');&quot;" office:value-type="string" office:string-value="(1040,upper(substr(md5(trunc(random() * 9999999 + 1000000)::text), 1,6)), 'Aumentos por Porcentaje', '', 'D', '', '3.09.01', 'A');" calcext:value-type="string">
            <text:p>(1040,upper(substr(md5(trunc(random() * 9999999 + 1000000)::text), 1,6)), 'Aumentos por Porcentaje', '', 'D', '', '3.09.01', 'A'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ublic.opcion(id_opcion, codigo_opcion, descripcion, ruta, tipo, uri, jerarquia, estatus) VALUES (1040,upper(substr(md5(trunc(random() * 9999999 + 1000000)::text), 1,6)), 'Aumentos por Porcentaje', '', 'D', '', '3.09.01', 'A');" calcext:value-type="string">
            <text:p>INSERT INTO public.opcion(id_opcion, codigo_opcion, descripcion, ruta, tipo, uri, jerarquia, estatus) VALUES (1040,upper(substr(md5(trunc(random() * 9999999 + 1000000)::text), 1,6)), 'Aumentos por Porcentaje', '', 'D', '', '3.09.01', 'A');</text:p>
          </table:table-cell>
          <table:table-cell table:number-columns-repeated="2"/>
          <table:table-cell table:formula="of:==IF([.L364] &lt;&gt; &quot;&quot;;&quot;INSERT INTO public.rolopcion(id_rol_opcion, id_rol, id_opcion, consultar, agregar, modificar, eliminar, ejecutar) VALUES (&quot; &amp; [.O364] &amp; &quot;, '41'::integer, &quot; &amp; [.N364] &amp; &quot;, 'S'::text, 'S'::text, 'S'::text, 'S'::text, 'S'::text);&quot;; &quot;&quot;)" office:value-type="string" office:string-value="INSERT INTO public.rolopcion(id_rol_opcion, id_rol, id_opcion, consultar, agregar, modificar, eliminar, ejecutar) VALUES (464, '41'::integer, 1040, 'S'::text, 'S'::text, 'S'::text, 'S'::text, 'S'::text);" calcext:value-type="string">
            <text:p>INSERT INTO public.rolopcion(id_rol_opcion, id_rol, id_opcion, consultar, agregar, modificar, eliminar, ejecutar) VALUES (464, '41'::integer, 1040, 'S'::text, 'S'::text, 'S'::text, 'S'::text, 'S'::text);</text:p>
          </table:table-cell>
        </table:table-row>
        <table:table-row table:style-name="ro2">
          <table:table-cell table:formula="of:=[.$A$363]&amp;&quot;.&quot;&amp;[.D365]" office:value-type="string" office:string-value="3.09.02" calcext:value-type="string">
            <text:p>3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oceso de Aumento</text:p>
          </table:table-cell>
          <table:table-cell table:number-columns-repeated="6"/>
          <table:table-cell table:formula="of:=[.E365]" office:value-type="string" office:string-value="Conceptos para Proceso de Aumento" calcext:value-type="string">
            <text:p>Conceptos para Proceso de Aumento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465" calcext:value-type="float">
            <text:p>465</text:p>
          </table:table-cell>
          <table:table-cell table:style-name="ce3" table:formula="of:=&quot;(&quot; &amp; [.N365] &amp; &quot;,&quot; &amp; [.$R$1] &amp; &quot;, '&quot; &amp; [.L365]  &amp; &quot;', '&quot; &amp; [.I365] &amp;  &quot;', 'D', '&quot; &amp; [.J365] &amp; &quot;', '&quot; &amp; UPPER([.A365]) &amp; &quot;', 'A');&quot;" office:value-type="string" office:string-value="(1041,upper(substr(md5(trunc(random() * 9999999 + 1000000)::text), 1,6)), 'Conceptos para Proceso de Aumento', '', 'D', '', '3.09.02', 'A');" calcext:value-type="string">
            <text:p>(1041,upper(substr(md5(trunc(random() * 9999999 + 1000000)::text), 1,6)), 'Conceptos para Proceso de Aumento', '', 'D', '', '3.09.02', 'A'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ublic.opcion(id_opcion, codigo_opcion, descripcion, ruta, tipo, uri, jerarquia, estatus) VALUES (1041,upper(substr(md5(trunc(random() * 9999999 + 1000000)::text), 1,6)), 'Conceptos para Proceso de Aumento', '', 'D', '', '3.09.02', 'A');" calcext:value-type="string">
            <text:p>INSERT INTO public.opcion(id_opcion, codigo_opcion, descripcion, ruta, tipo, uri, jerarquia, estatus) VALUES (1041,upper(substr(md5(trunc(random() * 9999999 + 1000000)::text), 1,6)), 'Conceptos para Proceso de Aumento', '', 'D', '', '3.09.02', 'A');</text:p>
          </table:table-cell>
          <table:table-cell table:number-columns-repeated="2"/>
          <table:table-cell table:formula="of:==IF([.L365] &lt;&gt; &quot;&quot;;&quot;INSERT INTO public.rolopcion(id_rol_opcion, id_rol, id_opcion, consultar, agregar, modificar, eliminar, ejecutar) VALUES (&quot; &amp; [.O365] &amp; &quot;, '41'::integer, &quot; &amp; [.N365] &amp; &quot;, 'S'::text, 'S'::text, 'S'::text, 'S'::text, 'S'::text);&quot;; &quot;&quot;)" office:value-type="string" office:string-value="INSERT INTO public.rolopcion(id_rol_opcion, id_rol, id_opcion, consultar, agregar, modificar, eliminar, ejecutar) VALUES (465, '41'::integer, 1041, 'S'::text, 'S'::text, 'S'::text, 'S'::text, 'S'::text);" calcext:value-type="string">
            <text:p>INSERT INTO public.rolopcion(id_rol_opcion, id_rol, id_opcion, consultar, agregar, modificar, eliminar, ejecutar) VALUES (465, '41'::integer, 1041, 'S'::text, 'S'::text, 'S'::text, 'S'::text, 'S'::text);</text:p>
          </table:table-cell>
        </table:table-row>
        <table:table-row table:style-name="ro2">
          <table:table-cell table:formula="of:=[.$A$363]&amp;&quot;.&quot;&amp;[.D366]" office:value-type="string" office:string-value="3.09.03" calcext:value-type="string">
            <text:p>3.09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Aumento por Evaluación</text:p>
          </table:table-cell>
          <table:table-cell table:number-columns-repeated="6"/>
          <table:table-cell table:formula="of:=[.E366]" office:value-type="string" office:string-value="Aumento por Evaluación" calcext:value-type="string">
            <text:p>Aumento por Evaluación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float" office:value="466" calcext:value-type="float">
            <text:p>466</text:p>
          </table:table-cell>
          <table:table-cell table:style-name="ce3" table:formula="of:=&quot;(&quot; &amp; [.N366] &amp; &quot;,&quot; &amp; [.$R$1] &amp; &quot;, '&quot; &amp; [.L366]  &amp; &quot;', '&quot; &amp; [.I366] &amp;  &quot;', 'D', '&quot; &amp; [.J366] &amp; &quot;', '&quot; &amp; UPPER([.A366]) &amp; &quot;', 'A');&quot;" office:value-type="string" office:string-value="(1042,upper(substr(md5(trunc(random() * 9999999 + 1000000)::text), 1,6)), 'Aumento por Evaluación', '', 'D', '', '3.09.03', 'A');" calcext:value-type="string">
            <text:p>(1042,upper(substr(md5(trunc(random() * 9999999 + 1000000)::text), 1,6)), 'Aumento por Evaluación', '', 'D', '', '3.09.03', 'A'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ublic.opcion(id_opcion, codigo_opcion, descripcion, ruta, tipo, uri, jerarquia, estatus) VALUES (1042,upper(substr(md5(trunc(random() * 9999999 + 1000000)::text), 1,6)), 'Aumento por Evaluación', '', 'D', '', '3.09.03', 'A');" calcext:value-type="string">
            <text:p>INSERT INTO public.opcion(id_opcion, codigo_opcion, descripcion, ruta, tipo, uri, jerarquia, estatus) VALUES (1042,upper(substr(md5(trunc(random() * 9999999 + 1000000)::text), 1,6)), 'Aumento por Evaluación', '', 'D', '', '3.09.03', 'A');</text:p>
          </table:table-cell>
          <table:table-cell table:number-columns-repeated="2"/>
          <table:table-cell table:formula="of:==IF([.L366] &lt;&gt; &quot;&quot;;&quot;INSERT INTO public.rolopcion(id_rol_opcion, id_rol, id_opcion, consultar, agregar, modificar, eliminar, ejecutar) VALUES (&quot; &amp; [.O366] &amp; &quot;, '41'::integer, &quot; &amp; [.N366] &amp; &quot;, 'S'::text, 'S'::text, 'S'::text, 'S'::text, 'S'::text);&quot;; &quot;&quot;)" office:value-type="string" office:string-value="INSERT INTO public.rolopcion(id_rol_opcion, id_rol, id_opcion, consultar, agregar, modificar, eliminar, ejecutar) VALUES (466, '41'::integer, 1042, 'S'::text, 'S'::text, 'S'::text, 'S'::text, 'S'::text);" calcext:value-type="string">
            <text:p>INSERT INTO public.rolopcion(id_rol_opcion, id_rol, id_opcion, consultar, agregar, modificar, eliminar, ejecutar) VALUES (466, '41'::integer, 1042, 'S'::text, 'S'::text, 'S'::text, 'S'::text, 'S'::text);</text:p>
          </table:table-cell>
        </table:table-row>
        <table:table-row table:style-name="ro2">
          <table:table-cell table:formula="of:=[.$A$363]&amp;&quot;.&quot;&amp;[.D367]" office:value-type="string" office:string-value="3.09.04" calcext:value-type="string">
            <text:p>3.09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Aplicar Nuevo Tabulador</text:p>
          </table:table-cell>
          <table:table-cell table:number-columns-repeated="6"/>
          <table:table-cell table:formula="of:=[.E367]" office:value-type="string" office:string-value="Aplicar Nuevo Tabulador" calcext:value-type="string">
            <text:p>Aplicar Nuevo Tabulador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float" office:value="467" calcext:value-type="float">
            <text:p>467</text:p>
          </table:table-cell>
          <table:table-cell table:style-name="ce3" table:formula="of:=&quot;(&quot; &amp; [.N367] &amp; &quot;,&quot; &amp; [.$R$1] &amp; &quot;, '&quot; &amp; [.L367]  &amp; &quot;', '&quot; &amp; [.I367] &amp;  &quot;', 'D', '&quot; &amp; [.J367] &amp; &quot;', '&quot; &amp; UPPER([.A367]) &amp; &quot;', 'A');&quot;" office:value-type="string" office:string-value="(1043,upper(substr(md5(trunc(random() * 9999999 + 1000000)::text), 1,6)), 'Aplicar Nuevo Tabulador', '', 'D', '', '3.09.04', 'A');" calcext:value-type="string">
            <text:p>(1043,upper(substr(md5(trunc(random() * 9999999 + 1000000)::text), 1,6)), 'Aplicar Nuevo Tabulador', '', 'D', '', '3.09.04', 'A'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ublic.opcion(id_opcion, codigo_opcion, descripcion, ruta, tipo, uri, jerarquia, estatus) VALUES (1043,upper(substr(md5(trunc(random() * 9999999 + 1000000)::text), 1,6)), 'Aplicar Nuevo Tabulador', '', 'D', '', '3.09.04', 'A');" calcext:value-type="string">
            <text:p>INSERT INTO public.opcion(id_opcion, codigo_opcion, descripcion, ruta, tipo, uri, jerarquia, estatus) VALUES (1043,upper(substr(md5(trunc(random() * 9999999 + 1000000)::text), 1,6)), 'Aplicar Nuevo Tabulador', '', 'D', '', '3.09.04', 'A');</text:p>
          </table:table-cell>
          <table:table-cell table:number-columns-repeated="2"/>
          <table:table-cell table:formula="of:==IF([.L367] &lt;&gt; &quot;&quot;;&quot;INSERT INTO public.rolopcion(id_rol_opcion, id_rol, id_opcion, consultar, agregar, modificar, eliminar, ejecutar) VALUES (&quot; &amp; [.O367] &amp; &quot;, '41'::integer, &quot; &amp; [.N367] &amp; &quot;, 'S'::text, 'S'::text, 'S'::text, 'S'::text, 'S'::text);&quot;; &quot;&quot;)" office:value-type="string" office:string-value="INSERT INTO public.rolopcion(id_rol_opcion, id_rol, id_opcion, consultar, agregar, modificar, eliminar, ejecutar) VALUES (467, '41'::integer, 1043, 'S'::text, 'S'::text, 'S'::text, 'S'::text, 'S'::text);" calcext:value-type="string">
            <text:p>INSERT INTO public.rolopcion(id_rol_opcion, id_rol, id_opcion, consultar, agregar, modificar, eliminar, ejecutar) VALUES (467, '41'::integer, 1043, 'S'::text, 'S'::text, 'S'::text, 'S'::text, 'S'::text);</text:p>
          </table:table-cell>
        </table:table-row>
        <table:table-row table:style-name="ro2">
          <table:table-cell table:formula="of:=[.$A$363]&amp;&quot;.&quot;&amp;[.D368]" office:value-type="string" office:string-value="3.09.05" calcext:value-type="string">
            <text:p>3.09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Calcular Retroactivos</text:p>
          </table:table-cell>
          <table:table-cell table:number-columns-repeated="6"/>
          <table:table-cell table:formula="of:=[.E368]" office:value-type="string" office:string-value="Calcular Retroactivos" calcext:value-type="string">
            <text:p>Calcular Retroactivos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468" calcext:value-type="float">
            <text:p>468</text:p>
          </table:table-cell>
          <table:table-cell table:style-name="ce3" table:formula="of:=&quot;(&quot; &amp; [.N368] &amp; &quot;,&quot; &amp; [.$R$1] &amp; &quot;, '&quot; &amp; [.L368]  &amp; &quot;', '&quot; &amp; [.I368] &amp;  &quot;', 'D', '&quot; &amp; [.J368] &amp; &quot;', '&quot; &amp; UPPER([.A368]) &amp; &quot;', 'A');&quot;" office:value-type="string" office:string-value="(1044,upper(substr(md5(trunc(random() * 9999999 + 1000000)::text), 1,6)), 'Calcular Retroactivos', '', 'D', '', '3.09.05', 'A');" calcext:value-type="string">
            <text:p>(1044,upper(substr(md5(trunc(random() * 9999999 + 1000000)::text), 1,6)), 'Calcular Retroactivos', '', 'D', '', '3.09.05', 'A'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ublic.opcion(id_opcion, codigo_opcion, descripcion, ruta, tipo, uri, jerarquia, estatus) VALUES (1044,upper(substr(md5(trunc(random() * 9999999 + 1000000)::text), 1,6)), 'Calcular Retroactivos', '', 'D', '', '3.09.05', 'A');" calcext:value-type="string">
            <text:p>INSERT INTO public.opcion(id_opcion, codigo_opcion, descripcion, ruta, tipo, uri, jerarquia, estatus) VALUES (1044,upper(substr(md5(trunc(random() * 9999999 + 1000000)::text), 1,6)), 'Calcular Retroactivos', '', 'D', '', '3.09.05', 'A');</text:p>
          </table:table-cell>
          <table:table-cell table:number-columns-repeated="2"/>
          <table:table-cell table:formula="of:==IF([.L368] &lt;&gt; &quot;&quot;;&quot;INSERT INTO public.rolopcion(id_rol_opcion, id_rol, id_opcion, consultar, agregar, modificar, eliminar, ejecutar) VALUES (&quot; &amp; [.O368] &amp; &quot;, '41'::integer, &quot; &amp; [.N368] &amp; &quot;, 'S'::text, 'S'::text, 'S'::text, 'S'::text, 'S'::text);&quot;; &quot;&quot;)" office:value-type="string" office:string-value="INSERT INTO public.rolopcion(id_rol_opcion, id_rol, id_opcion, consultar, agregar, modificar, eliminar, ejecutar) VALUES (468, '41'::integer, 1044, 'S'::text, 'S'::text, 'S'::text, 'S'::text, 'S'::text);" calcext:value-type="string">
            <text:p>INSERT INTO public.rolopcion(id_rol_opcion, id_rol, id_opcion, consultar, agregar, modificar, eliminar, ejecutar) VALUES (468, '41'::integer, 1044, 'S'::text, 'S'::text, 'S'::text, 'S'::text, 'S'::text);</text:p>
          </table:table-cell>
        </table:table-row>
        <table:table-row table:style-name="ro2">
          <table:table-cell table:formula="of:=[.$A$363]&amp;&quot;.&quot;&amp;[.D369]" office:value-type="string" office:string-value="3.09.06" calcext:value-type="string">
            <text:p>3.09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calculo de Concepto para Proyección</text:p>
          </table:table-cell>
          <table:table-cell table:number-columns-repeated="6"/>
          <table:table-cell table:formula="of:=[.E369]" office:value-type="string" office:string-value="Recalculo de Concepto para Proyección" calcext:value-type="string">
            <text:p>Recalculo de Concepto para Proyección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469" calcext:value-type="float">
            <text:p>469</text:p>
          </table:table-cell>
          <table:table-cell table:style-name="ce3" table:formula="of:=&quot;(&quot; &amp; [.N369] &amp; &quot;,&quot; &amp; [.$R$1] &amp; &quot;, '&quot; &amp; [.L369]  &amp; &quot;', '&quot; &amp; [.I369] &amp;  &quot;', 'D', '&quot; &amp; [.J369] &amp; &quot;', '&quot; &amp; UPPER([.A369]) &amp; &quot;', 'A');&quot;" office:value-type="string" office:string-value="(1045,upper(substr(md5(trunc(random() * 9999999 + 1000000)::text), 1,6)), 'Recalculo de Concepto para Proyección', '', 'D', '', '3.09.06', 'A');" calcext:value-type="string">
            <text:p>(1045,upper(substr(md5(trunc(random() * 9999999 + 1000000)::text), 1,6)), 'Recalculo de Concepto para Proyección', '', 'D', '', '3.09.06', 'A'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ublic.opcion(id_opcion, codigo_opcion, descripcion, ruta, tipo, uri, jerarquia, estatus) VALUES (1045,upper(substr(md5(trunc(random() * 9999999 + 1000000)::text), 1,6)), 'Recalculo de Concepto para Proyección', '', 'D', '', '3.09.06', 'A');" calcext:value-type="string">
            <text:p>INSERT INTO public.opcion(id_opcion, codigo_opcion, descripcion, ruta, tipo, uri, jerarquia, estatus) VALUES (1045,upper(substr(md5(trunc(random() * 9999999 + 1000000)::text), 1,6)), 'Recalculo de Concepto para Proyección', '', 'D', '', '3.09.06', 'A');</text:p>
          </table:table-cell>
          <table:table-cell table:number-columns-repeated="2"/>
          <table:table-cell table:formula="of:==IF([.L369] &lt;&gt; &quot;&quot;;&quot;INSERT INTO public.rolopcion(id_rol_opcion, id_rol, id_opcion, consultar, agregar, modificar, eliminar, ejecutar) VALUES (&quot; &amp; [.O369] &amp; &quot;, '41'::integer, &quot; &amp; [.N369] &amp; &quot;, 'S'::text, 'S'::text, 'S'::text, 'S'::text, 'S'::text);&quot;; &quot;&quot;)" office:value-type="string" office:string-value="INSERT INTO public.rolopcion(id_rol_opcion, id_rol, id_opcion, consultar, agregar, modificar, eliminar, ejecutar) VALUES (469, '41'::integer, 1045, 'S'::text, 'S'::text, 'S'::text, 'S'::text, 'S'::text);" calcext:value-type="string">
            <text:p>INSERT INTO public.rolopcion(id_rol_opcion, id_rol, id_opcion, consultar, agregar, modificar, eliminar, ejecutar) VALUES (469, '41'::integer, 1045, 'S'::text, 'S'::text, 'S'::text, 'S'::text, 'S'::text);</text:p>
          </table:table-cell>
        </table:table-row>
        <table:table-row table:style-name="ro2">
          <table:table-cell table:formula="of:=[.$A$363]&amp;&quot;.&quot;&amp;[.D370]" office:value-type="string" office:string-value="3.09.07" calcext:value-type="string">
            <text:p>3.09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70]" office:value-type="string" office:string-value="Reportes" calcext:value-type="string">
            <text:p>Reportes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float" office:value="470" calcext:value-type="float">
            <text:p>470</text:p>
          </table:table-cell>
          <table:table-cell table:style-name="ce3" table:formula="of:=&quot;(&quot; &amp; [.N370] &amp; &quot;,&quot; &amp; [.$R$1] &amp; &quot;, '&quot; &amp; [.L370]  &amp; &quot;', '&quot; &amp; [.I370] &amp;  &quot;', 'D', '&quot; &amp; [.J370] &amp; &quot;', '&quot; &amp; UPPER([.A370]) &amp; &quot;', 'A');&quot;" office:value-type="string" office:string-value="(1046,upper(substr(md5(trunc(random() * 9999999 + 1000000)::text), 1,6)), 'Reportes', '', 'D', '', '3.09.07', 'A');" calcext:value-type="string">
            <text:p>(1046,upper(substr(md5(trunc(random() * 9999999 + 1000000)::text), 1,6)), 'Reportes', '', 'D', '', '3.09.07', 'A'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ublic.opcion(id_opcion, codigo_opcion, descripcion, ruta, tipo, uri, jerarquia, estatus) VALUES (1046,upper(substr(md5(trunc(random() * 9999999 + 1000000)::text), 1,6)), 'Reportes', '', 'D', '', '3.09.07', 'A');" calcext:value-type="string">
            <text:p>INSERT INTO public.opcion(id_opcion, codigo_opcion, descripcion, ruta, tipo, uri, jerarquia, estatus) VALUES (1046,upper(substr(md5(trunc(random() * 9999999 + 1000000)::text), 1,6)), 'Reportes', '', 'D', '', '3.09.07', 'A');</text:p>
          </table:table-cell>
          <table:table-cell table:number-columns-repeated="2"/>
          <table:table-cell table:formula="of:==IF([.L370] &lt;&gt; &quot;&quot;;&quot;INSERT INTO public.rolopcion(id_rol_opcion, id_rol, id_opcion, consultar, agregar, modificar, eliminar, ejecutar) VALUES (&quot; &amp; [.O370] &amp; &quot;, '41'::integer, &quot; &amp; [.N370] &amp; &quot;, 'S'::text, 'S'::text, 'S'::text, 'S'::text, 'S'::text);&quot;; &quot;&quot;)" office:value-type="string" office:string-value="INSERT INTO public.rolopcion(id_rol_opcion, id_rol, id_opcion, consultar, agregar, modificar, eliminar, ejecutar) VALUES (470, '41'::integer, 1046, 'S'::text, 'S'::text, 'S'::text, 'S'::text, 'S'::text);" calcext:value-type="string">
            <text:p>INSERT INTO public.rolopcion(id_rol_opcion, id_rol, id_opcion, consultar, agregar, modificar, eliminar, ejecutar) VALUES (470, '41'::integer, 1046, 'S'::text, 'S'::text, 'S'::text, 'S'::text, 'S'::text);</text:p>
          </table:table-cell>
        </table:table-row>
        <table:table-row table:style-name="ro2">
          <table:table-cell table:formula="of:=[.$A$370]&amp;&quot;.&quot;&amp;[.E371]" office:value-type="string" office:string-value="3.09.07.01" calcext:value-type="string">
            <text:p>3.09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yección por Conceptos</text:p>
          </table:table-cell>
          <table:table-cell table:number-columns-repeated="5"/>
          <table:table-cell table:formula="of:=[.F371]" office:value-type="string" office:string-value="Proyección por Conceptos" calcext:value-type="string">
            <text:p>Proyección por Conceptos</text:p>
          </table:table-cell>
          <table:table-cell/>
          <table:table-cell office:value-type="float" office:value="1047" calcext:value-type="float">
            <text:p>1047</text:p>
          </table:table-cell>
          <table:table-cell office:value-type="float" office:value="471" calcext:value-type="float">
            <text:p>471</text:p>
          </table:table-cell>
          <table:table-cell table:style-name="ce3" table:formula="of:=&quot;(&quot; &amp; [.N371] &amp; &quot;,&quot; &amp; [.$R$1] &amp; &quot;, '&quot; &amp; [.L371]  &amp; &quot;', '&quot; &amp; [.I371] &amp;  &quot;', 'D', '&quot; &amp; [.J371] &amp; &quot;', '&quot; &amp; UPPER([.A371]) &amp; &quot;', 'A');&quot;" office:value-type="string" office:string-value="(1047,upper(substr(md5(trunc(random() * 9999999 + 1000000)::text), 1,6)), 'Proyección por Conceptos', '', 'D', '', '3.09.07.01', 'A');" calcext:value-type="string">
            <text:p>(1047,upper(substr(md5(trunc(random() * 9999999 + 1000000)::text), 1,6)), 'Proyección por Conceptos', '', 'D', '', '3.09.07.01', 'A'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ublic.opcion(id_opcion, codigo_opcion, descripcion, ruta, tipo, uri, jerarquia, estatus) VALUES (1047,upper(substr(md5(trunc(random() * 9999999 + 1000000)::text), 1,6)), 'Proyección por Conceptos', '', 'D', '', '3.09.07.01', 'A');" calcext:value-type="string">
            <text:p>INSERT INTO public.opcion(id_opcion, codigo_opcion, descripcion, ruta, tipo, uri, jerarquia, estatus) VALUES (1047,upper(substr(md5(trunc(random() * 9999999 + 1000000)::text), 1,6)), 'Proyección por Conceptos', '', 'D', '', '3.09.07.01', 'A');</text:p>
          </table:table-cell>
          <table:table-cell table:number-columns-repeated="2"/>
          <table:table-cell table:formula="of:==IF([.L371] &lt;&gt; &quot;&quot;;&quot;INSERT INTO public.rolopcion(id_rol_opcion, id_rol, id_opcion, consultar, agregar, modificar, eliminar, ejecutar) VALUES (&quot; &amp; [.O371] &amp; &quot;, '41'::integer, &quot; &amp; [.N371] &amp; &quot;, 'S'::text, 'S'::text, 'S'::text, 'S'::text, 'S'::text);&quot;; &quot;&quot;)" office:value-type="string" office:string-value="INSERT INTO public.rolopcion(id_rol_opcion, id_rol, id_opcion, consultar, agregar, modificar, eliminar, ejecutar) VALUES (471, '41'::integer, 1047, 'S'::text, 'S'::text, 'S'::text, 'S'::text, 'S'::text);" calcext:value-type="string">
            <text:p>INSERT INTO public.rolopcion(id_rol_opcion, id_rol, id_opcion, consultar, agregar, modificar, eliminar, ejecutar) VALUES (471, '41'::integer, 1047, 'S'::text, 'S'::text, 'S'::text, 'S'::text, 'S'::text);</text:p>
          </table:table-cell>
        </table:table-row>
        <table:table-row table:style-name="ro2">
          <table:table-cell table:formula="of:=[.$A$157]&amp;&quot;.&quot;&amp;[.C372]" office:value-type="string" office:string-value="3.10" calcext:value-type="string">
            <text:p>3.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Otros Procesos</text:p>
          </table:table-cell>
          <table:table-cell table:number-columns-repeated="7"/>
          <table:table-cell table:formula="of:=[.D372]" office:value-type="string" office:string-value="Otros Procesos" calcext:value-type="string">
            <text:p>Otros Procesos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472" calcext:value-type="float">
            <text:p>472</text:p>
          </table:table-cell>
          <table:table-cell table:style-name="ce3" table:formula="of:=&quot;(&quot; &amp; [.N372] &amp; &quot;,&quot; &amp; [.$R$1] &amp; &quot;, '&quot; &amp; [.L372]  &amp; &quot;', '&quot; &amp; [.I372] &amp;  &quot;', 'D', '&quot; &amp; [.J372] &amp; &quot;', '&quot; &amp; UPPER([.A372]) &amp; &quot;', 'A');&quot;" office:value-type="string" office:string-value="(1048,upper(substr(md5(trunc(random() * 9999999 + 1000000)::text), 1,6)), 'Otros Procesos', '', 'D', '', '3.10', 'A');" calcext:value-type="string">
            <text:p>(1048,upper(substr(md5(trunc(random() * 9999999 + 1000000)::text), 1,6)), 'Otros Procesos', '', 'D', '', '3.10', 'A'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ublic.opcion(id_opcion, codigo_opcion, descripcion, ruta, tipo, uri, jerarquia, estatus) VALUES (1048,upper(substr(md5(trunc(random() * 9999999 + 1000000)::text), 1,6)), 'Otros Procesos', '', 'D', '', '3.10', 'A');" calcext:value-type="string">
            <text:p>INSERT INTO public.opcion(id_opcion, codigo_opcion, descripcion, ruta, tipo, uri, jerarquia, estatus) VALUES (1048,upper(substr(md5(trunc(random() * 9999999 + 1000000)::text), 1,6)), 'Otros Procesos', '', 'D', '', '3.10', 'A');</text:p>
          </table:table-cell>
          <table:table-cell table:number-columns-repeated="2"/>
          <table:table-cell table:formula="of:==IF([.L372] &lt;&gt; &quot;&quot;;&quot;INSERT INTO public.rolopcion(id_rol_opcion, id_rol, id_opcion, consultar, agregar, modificar, eliminar, ejecutar) VALUES (&quot; &amp; [.O372] &amp; &quot;, '41'::integer, &quot; &amp; [.N372] &amp; &quot;, 'S'::text, 'S'::text, 'S'::text, 'S'::text, 'S'::text);&quot;; &quot;&quot;)" office:value-type="string" office:string-value="INSERT INTO public.rolopcion(id_rol_opcion, id_rol, id_opcion, consultar, agregar, modificar, eliminar, ejecutar) VALUES (472, '41'::integer, 1048, 'S'::text, 'S'::text, 'S'::text, 'S'::text, 'S'::text);" calcext:value-type="string">
            <text:p>INSERT INTO public.rolopcion(id_rol_opcion, id_rol, id_opcion, consultar, agregar, modificar, eliminar, ejecutar) VALUES (472, '41'::integer, 1048, 'S'::text, 'S'::text, 'S'::text, 'S'::text, 'S'::text);</text:p>
          </table:table-cell>
        </table:table-row>
        <table:table-row table:style-name="ro2">
          <table:table-cell table:formula="of:=[.$A$372]&amp;&quot;.&quot;&amp;[.D373]" office:value-type="string" office:string-value="3.10.01" calcext:value-type="string">
            <text:p>3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álculo Bono Fin Año</text:p>
          </table:table-cell>
          <table:table-cell table:number-columns-repeated="6"/>
          <table:table-cell table:formula="of:=[.E373]" office:value-type="string" office:string-value="Cálculo Bono Fin Año" calcext:value-type="string">
            <text:p>Cálculo Bono Fin Año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float" office:value="473" calcext:value-type="float">
            <text:p>473</text:p>
          </table:table-cell>
          <table:table-cell table:style-name="ce3" table:formula="of:=&quot;(&quot; &amp; [.N373] &amp; &quot;,&quot; &amp; [.$R$1] &amp; &quot;, '&quot; &amp; [.L373]  &amp; &quot;', '&quot; &amp; [.I373] &amp;  &quot;', 'D', '&quot; &amp; [.J373] &amp; &quot;', '&quot; &amp; UPPER([.A373]) &amp; &quot;', 'A');&quot;" office:value-type="string" office:string-value="(1049,upper(substr(md5(trunc(random() * 9999999 + 1000000)::text), 1,6)), 'Cálculo Bono Fin Año', '', 'D', '', '3.10.01', 'A');" calcext:value-type="string">
            <text:p>(1049,upper(substr(md5(trunc(random() * 9999999 + 1000000)::text), 1,6)), 'Cálculo Bono Fin Año', '', 'D', '', '3.10.01', 'A'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ublic.opcion(id_opcion, codigo_opcion, descripcion, ruta, tipo, uri, jerarquia, estatus) VALUES (1049,upper(substr(md5(trunc(random() * 9999999 + 1000000)::text), 1,6)), 'Cálculo Bono Fin Año', '', 'D', '', '3.10.01', 'A');" calcext:value-type="string">
            <text:p>INSERT INTO public.opcion(id_opcion, codigo_opcion, descripcion, ruta, tipo, uri, jerarquia, estatus) VALUES (1049,upper(substr(md5(trunc(random() * 9999999 + 1000000)::text), 1,6)), 'Cálculo Bono Fin Año', '', 'D', '', '3.10.01', 'A');</text:p>
          </table:table-cell>
          <table:table-cell table:number-columns-repeated="2"/>
          <table:table-cell table:formula="of:==IF([.L373] &lt;&gt; &quot;&quot;;&quot;INSERT INTO public.rolopcion(id_rol_opcion, id_rol, id_opcion, consultar, agregar, modificar, eliminar, ejecutar) VALUES (&quot; &amp; [.O373] &amp; &quot;, '41'::integer, &quot; &amp; [.N373] &amp; &quot;, 'S'::text, 'S'::text, 'S'::text, 'S'::text, 'S'::text);&quot;; &quot;&quot;)" office:value-type="string" office:string-value="INSERT INTO public.rolopcion(id_rol_opcion, id_rol, id_opcion, consultar, agregar, modificar, eliminar, ejecutar) VALUES (473, '41'::integer, 1049, 'S'::text, 'S'::text, 'S'::text, 'S'::text, 'S'::text);" calcext:value-type="string">
            <text:p>INSERT INTO public.rolopcion(id_rol_opcion, id_rol, id_opcion, consultar, agregar, modificar, eliminar, ejecutar) VALUES (473, '41'::integer, 1049, 'S'::text, 'S'::text, 'S'::text, 'S'::text, 'S'::text);</text:p>
          </table:table-cell>
        </table:table-row>
        <table:table-row table:style-name="ro2">
          <table:table-cell table:formula="of:=[.$A$372]&amp;&quot;.&quot;&amp;[.D374]" office:value-type="string" office:string-value="3.10.02" calcext:value-type="string">
            <text:p>3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Generar Planilla ARC</text:p>
          </table:table-cell>
          <table:table-cell table:number-columns-repeated="6"/>
          <table:table-cell table:formula="of:=[.E374]" office:value-type="string" office:string-value="Generar Planilla ARC" calcext:value-type="string">
            <text:p>Generar Planilla ARC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474" calcext:value-type="float">
            <text:p>474</text:p>
          </table:table-cell>
          <table:table-cell table:style-name="ce3" table:formula="of:=&quot;(&quot; &amp; [.N374] &amp; &quot;,&quot; &amp; [.$R$1] &amp; &quot;, '&quot; &amp; [.L374]  &amp; &quot;', '&quot; &amp; [.I374] &amp;  &quot;', 'D', '&quot; &amp; [.J374] &amp; &quot;', '&quot; &amp; UPPER([.A374]) &amp; &quot;', 'A');&quot;" office:value-type="string" office:string-value="(1050,upper(substr(md5(trunc(random() * 9999999 + 1000000)::text), 1,6)), 'Generar Planilla ARC', '', 'D', '', '3.10.02', 'A');" calcext:value-type="string">
            <text:p>(1050,upper(substr(md5(trunc(random() * 9999999 + 1000000)::text), 1,6)), 'Generar Planilla ARC', '', 'D', '', '3.10.02', 'A'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ublic.opcion(id_opcion, codigo_opcion, descripcion, ruta, tipo, uri, jerarquia, estatus) VALUES (1050,upper(substr(md5(trunc(random() * 9999999 + 1000000)::text), 1,6)), 'Generar Planilla ARC', '', 'D', '', '3.10.02', 'A');" calcext:value-type="string">
            <text:p>INSERT INTO public.opcion(id_opcion, codigo_opcion, descripcion, ruta, tipo, uri, jerarquia, estatus) VALUES (1050,upper(substr(md5(trunc(random() * 9999999 + 1000000)::text), 1,6)), 'Generar Planilla ARC', '', 'D', '', '3.10.02', 'A');</text:p>
          </table:table-cell>
          <table:table-cell table:number-columns-repeated="2"/>
          <table:table-cell table:formula="of:==IF([.L374] &lt;&gt; &quot;&quot;;&quot;INSERT INTO public.rolopcion(id_rol_opcion, id_rol, id_opcion, consultar, agregar, modificar, eliminar, ejecutar) VALUES (&quot; &amp; [.O374] &amp; &quot;, '41'::integer, &quot; &amp; [.N374] &amp; &quot;, 'S'::text, 'S'::text, 'S'::text, 'S'::text, 'S'::text);&quot;; &quot;&quot;)" office:value-type="string" office:string-value="INSERT INTO public.rolopcion(id_rol_opcion, id_rol, id_opcion, consultar, agregar, modificar, eliminar, ejecutar) VALUES (474, '41'::integer, 1050, 'S'::text, 'S'::text, 'S'::text, 'S'::text, 'S'::text);" calcext:value-type="string">
            <text:p>INSERT INTO public.rolopcion(id_rol_opcion, id_rol, id_opcion, consultar, agregar, modificar, eliminar, ejecutar) VALUES (474, '41'::integer, 1050, 'S'::text, 'S'::text, 'S'::text, 'S'::text, 'S'::text);</text:p>
          </table:table-cell>
        </table:table-row>
        <table:table-row table:style-name="ro2">
          <table:table-cell table:formula="of:=[.$A$372]&amp;&quot;.&quot;&amp;[.D375]" office:value-type="string" office:string-value="3.10.03" calcext:value-type="string">
            <text:p>3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Planilla ARC</text:p>
          </table:table-cell>
          <table:table-cell table:number-columns-repeated="6"/>
          <table:table-cell table:formula="of:=[.E375]" office:value-type="string" office:string-value="Reporte Planilla ARC" calcext:value-type="string">
            <text:p>Reporte Planilla ARC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float" office:value="475" calcext:value-type="float">
            <text:p>475</text:p>
          </table:table-cell>
          <table:table-cell table:style-name="ce3" table:formula="of:=&quot;(&quot; &amp; [.N375] &amp; &quot;,&quot; &amp; [.$R$1] &amp; &quot;, '&quot; &amp; [.L375]  &amp; &quot;', '&quot; &amp; [.I375] &amp;  &quot;', 'D', '&quot; &amp; [.J375] &amp; &quot;', '&quot; &amp; UPPER([.A375]) &amp; &quot;', 'A');&quot;" office:value-type="string" office:string-value="(1051,upper(substr(md5(trunc(random() * 9999999 + 1000000)::text), 1,6)), 'Reporte Planilla ARC', '', 'D', '', '3.10.03', 'A');" calcext:value-type="string">
            <text:p>(1051,upper(substr(md5(trunc(random() * 9999999 + 1000000)::text), 1,6)), 'Reporte Planilla ARC', '', 'D', '', '3.10.03', 'A'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ublic.opcion(id_opcion, codigo_opcion, descripcion, ruta, tipo, uri, jerarquia, estatus) VALUES (1051,upper(substr(md5(trunc(random() * 9999999 + 1000000)::text), 1,6)), 'Reporte Planilla ARC', '', 'D', '', '3.10.03', 'A');" calcext:value-type="string">
            <text:p>INSERT INTO public.opcion(id_opcion, codigo_opcion, descripcion, ruta, tipo, uri, jerarquia, estatus) VALUES (1051,upper(substr(md5(trunc(random() * 9999999 + 1000000)::text), 1,6)), 'Reporte Planilla ARC', '', 'D', '', '3.10.03', 'A');</text:p>
          </table:table-cell>
          <table:table-cell table:number-columns-repeated="2"/>
          <table:table-cell table:formula="of:==IF([.L375] &lt;&gt; &quot;&quot;;&quot;INSERT INTO public.rolopcion(id_rol_opcion, id_rol, id_opcion, consultar, agregar, modificar, eliminar, ejecutar) VALUES (&quot; &amp; [.O375] &amp; &quot;, '41'::integer, &quot; &amp; [.N375] &amp; &quot;, 'S'::text, 'S'::text, 'S'::text, 'S'::text, 'S'::text);&quot;; &quot;&quot;)" office:value-type="string" office:string-value="INSERT INTO public.rolopcion(id_rol_opcion, id_rol, id_opcion, consultar, agregar, modificar, eliminar, ejecutar) VALUES (475, '41'::integer, 1051, 'S'::text, 'S'::text, 'S'::text, 'S'::text, 'S'::text);" calcext:value-type="string">
            <text:p>INSERT INTO public.rolopcion(id_rol_opcion, id_rol, id_opcion, consultar, agregar, modificar, eliminar, ejecutar) VALUES (475, '41'::integer, 1051, 'S'::text, 'S'::text, 'S'::text, 'S'::text, 'S'::text);</text:p>
          </table:table-cell>
        </table:table-row>
        <table:table-row table:style-name="ro2">
          <table:table-cell table:formula="of:=[.$A$372]&amp;&quot;.&quot;&amp;[.D376]" office:value-type="string" office:string-value="3.10.04" calcext:value-type="string">
            <text:p>3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agos Fuera del Sistema</text:p>
          </table:table-cell>
          <table:table-cell table:number-columns-repeated="6"/>
          <table:table-cell table:formula="of:=[.E376]" office:value-type="string" office:string-value="Pagos Fuera del Sistema" calcext:value-type="string">
            <text:p>Pagos Fuera del Sistema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476" calcext:value-type="float">
            <text:p>476</text:p>
          </table:table-cell>
          <table:table-cell table:style-name="ce3" table:formula="of:=&quot;(&quot; &amp; [.N376] &amp; &quot;,&quot; &amp; [.$R$1] &amp; &quot;, '&quot; &amp; [.L376]  &amp; &quot;', '&quot; &amp; [.I376] &amp;  &quot;', 'D', '&quot; &amp; [.J376] &amp; &quot;', '&quot; &amp; UPPER([.A376]) &amp; &quot;', 'A');&quot;" office:value-type="string" office:string-value="(1052,upper(substr(md5(trunc(random() * 9999999 + 1000000)::text), 1,6)), 'Pagos Fuera del Sistema', '', 'D', '', '3.10.04', 'A');" calcext:value-type="string">
            <text:p>(1052,upper(substr(md5(trunc(random() * 9999999 + 1000000)::text), 1,6)), 'Pagos Fuera del Sistema', '', 'D', '', '3.10.04', 'A'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ublic.opcion(id_opcion, codigo_opcion, descripcion, ruta, tipo, uri, jerarquia, estatus) VALUES (1052,upper(substr(md5(trunc(random() * 9999999 + 1000000)::text), 1,6)), 'Pagos Fuera del Sistema', '', 'D', '', '3.10.04', 'A');" calcext:value-type="string">
            <text:p>INSERT INTO public.opcion(id_opcion, codigo_opcion, descripcion, ruta, tipo, uri, jerarquia, estatus) VALUES (1052,upper(substr(md5(trunc(random() * 9999999 + 1000000)::text), 1,6)), 'Pagos Fuera del Sistema', '', 'D', '', '3.10.04', 'A');</text:p>
          </table:table-cell>
          <table:table-cell table:number-columns-repeated="2"/>
          <table:table-cell table:formula="of:==IF([.L376] &lt;&gt; &quot;&quot;;&quot;INSERT INTO public.rolopcion(id_rol_opcion, id_rol, id_opcion, consultar, agregar, modificar, eliminar, ejecutar) VALUES (&quot; &amp; [.O376] &amp; &quot;, '41'::integer, &quot; &amp; [.N376] &amp; &quot;, 'S'::text, 'S'::text, 'S'::text, 'S'::text, 'S'::text);&quot;; &quot;&quot;)" office:value-type="string" office:string-value="INSERT INTO public.rolopcion(id_rol_opcion, id_rol, id_opcion, consultar, agregar, modificar, eliminar, ejecutar) VALUES (476, '41'::integer, 1052, 'S'::text, 'S'::text, 'S'::text, 'S'::text, 'S'::text);" calcext:value-type="string">
            <text:p>INSERT INTO public.rolopcion(id_rol_opcion, id_rol, id_opcion, consultar, agregar, modificar, eliminar, ejecutar) VALUES (476, '41'::integer, 1052, 'S'::text, 'S'::text, 'S'::text, 'S'::text, 'S'::text);</text:p>
          </table:table-cell>
        </table:table-row>
        <table:table-row table:style-name="ro2">
          <table:table-cell table:formula="of:=[.$A$372]&amp;&quot;.&quot;&amp;[.D377]" office:value-type="string" office:string-value="3.10.05" calcext:value-type="string">
            <text:p>3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muneración Especial Anual</text:p>
          </table:table-cell>
          <table:table-cell table:number-columns-repeated="6"/>
          <table:table-cell table:formula="of:=[.E377]" office:value-type="string" office:string-value="Remuneración Especial Anual" calcext:value-type="string">
            <text:p>Remuneración Especial Anual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477" calcext:value-type="float">
            <text:p>477</text:p>
          </table:table-cell>
          <table:table-cell table:style-name="ce3" table:formula="of:=&quot;(&quot; &amp; [.N377] &amp; &quot;,&quot; &amp; [.$R$1] &amp; &quot;, '&quot; &amp; [.L377]  &amp; &quot;', '&quot; &amp; [.I377] &amp;  &quot;', 'D', '&quot; &amp; [.J377] &amp; &quot;', '&quot; &amp; UPPER([.A377]) &amp; &quot;', 'A');&quot;" office:value-type="string" office:string-value="(1053,upper(substr(md5(trunc(random() * 9999999 + 1000000)::text), 1,6)), 'Remuneración Especial Anual', '', 'D', '', '3.10.05', 'A');" calcext:value-type="string">
            <text:p>(1053,upper(substr(md5(trunc(random() * 9999999 + 1000000)::text), 1,6)), 'Remuneración Especial Anual', '', 'D', '', '3.10.05', 'A'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ublic.opcion(id_opcion, codigo_opcion, descripcion, ruta, tipo, uri, jerarquia, estatus) VALUES (1053,upper(substr(md5(trunc(random() * 9999999 + 1000000)::text), 1,6)), 'Remuneración Especial Anual', '', 'D', '', '3.10.05', 'A');" calcext:value-type="string">
            <text:p>INSERT INTO public.opcion(id_opcion, codigo_opcion, descripcion, ruta, tipo, uri, jerarquia, estatus) VALUES (1053,upper(substr(md5(trunc(random() * 9999999 + 1000000)::text), 1,6)), 'Remuneración Especial Anual', '', 'D', '', '3.10.05', 'A');</text:p>
          </table:table-cell>
          <table:table-cell table:number-columns-repeated="2"/>
          <table:table-cell table:formula="of:==IF([.L377] &lt;&gt; &quot;&quot;;&quot;INSERT INTO public.rolopcion(id_rol_opcion, id_rol, id_opcion, consultar, agregar, modificar, eliminar, ejecutar) VALUES (&quot; &amp; [.O377] &amp; &quot;, '41'::integer, &quot; &amp; [.N377] &amp; &quot;, 'S'::text, 'S'::text, 'S'::text, 'S'::text, 'S'::text);&quot;; &quot;&quot;)" office:value-type="string" office:string-value="INSERT INTO public.rolopcion(id_rol_opcion, id_rol, id_opcion, consultar, agregar, modificar, eliminar, ejecutar) VALUES (477, '41'::integer, 1053, 'S'::text, 'S'::text, 'S'::text, 'S'::text, 'S'::text);" calcext:value-type="string">
            <text:p>INSERT INTO public.rolopcion(id_rol_opcion, id_rol, id_opcion, consultar, agregar, modificar, eliminar, ejecutar) VALUES (477, '41'::integer, 1053, 'S'::text, 'S'::text, 'S'::text, 'S'::text, 'S'::text);</text:p>
          </table:table-cell>
        </table:table-row>
        <table:table-row table:style-name="ro2">
          <table:table-cell table:formula="of:=[.$A$157]&amp;&quot;.&quot;&amp;[.C378]" office:value-type="string" office:string-value="3.11" calcext:value-type="string">
            <text:p>3.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egistro Cargos/Puestos</text:p>
          </table:table-cell>
          <table:table-cell table:number-columns-repeated="7"/>
          <table:table-cell table:formula="of:=[.D378]" office:value-type="string" office:string-value="Registro Cargos/Puestos" calcext:value-type="string">
            <text:p>Registro Cargos/Puestos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float" office:value="478" calcext:value-type="float">
            <text:p>478</text:p>
          </table:table-cell>
          <table:table-cell table:style-name="ce3" table:formula="of:=&quot;(&quot; &amp; [.N378] &amp; &quot;,&quot; &amp; [.$R$1] &amp; &quot;, '&quot; &amp; [.L378]  &amp; &quot;', '&quot; &amp; [.I378] &amp;  &quot;', 'D', '&quot; &amp; [.J378] &amp; &quot;', '&quot; &amp; UPPER([.A378]) &amp; &quot;', 'A');&quot;" office:value-type="string" office:string-value="(1054,upper(substr(md5(trunc(random() * 9999999 + 1000000)::text), 1,6)), 'Registro Cargos/Puestos', '', 'D', '', '3.11', 'A');" calcext:value-type="string">
            <text:p>(1054,upper(substr(md5(trunc(random() * 9999999 + 1000000)::text), 1,6)), 'Registro Cargos/Puestos', '', 'D', '', '3.11', 'A'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ublic.opcion(id_opcion, codigo_opcion, descripcion, ruta, tipo, uri, jerarquia, estatus) VALUES (1054,upper(substr(md5(trunc(random() * 9999999 + 1000000)::text), 1,6)), 'Registro Cargos/Puestos', '', 'D', '', '3.11', 'A');" calcext:value-type="string">
            <text:p>INSERT INTO public.opcion(id_opcion, codigo_opcion, descripcion, ruta, tipo, uri, jerarquia, estatus) VALUES (1054,upper(substr(md5(trunc(random() * 9999999 + 1000000)::text), 1,6)), 'Registro Cargos/Puestos', '', 'D', '', '3.11', 'A');</text:p>
          </table:table-cell>
          <table:table-cell table:number-columns-repeated="2"/>
          <table:table-cell table:formula="of:==IF([.L378] &lt;&gt; &quot;&quot;;&quot;INSERT INTO public.rolopcion(id_rol_opcion, id_rol, id_opcion, consultar, agregar, modificar, eliminar, ejecutar) VALUES (&quot; &amp; [.O378] &amp; &quot;, '41'::integer, &quot; &amp; [.N378] &amp; &quot;, 'S'::text, 'S'::text, 'S'::text, 'S'::text, 'S'::text);&quot;; &quot;&quot;)" office:value-type="string" office:string-value="INSERT INTO public.rolopcion(id_rol_opcion, id_rol, id_opcion, consultar, agregar, modificar, eliminar, ejecutar) VALUES (478, '41'::integer, 1054, 'S'::text, 'S'::text, 'S'::text, 'S'::text, 'S'::text);" calcext:value-type="string">
            <text:p>INSERT INTO public.rolopcion(id_rol_opcion, id_rol, id_opcion, consultar, agregar, modificar, eliminar, ejecutar) VALUES (478, '41'::integer, 1054, 'S'::text, 'S'::text, 'S'::text, 'S'::text, 'S'::text);</text:p>
          </table:table-cell>
        </table:table-row>
        <table:table-row table:style-name="ro2">
          <table:table-cell table:formula="of:=[.$A$378]&amp;&quot;.&quot;&amp;[.D379]" office:value-type="string" office:string-value="3.11.01" calcext:value-type="string">
            <text:p>3.1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Registros</text:p>
          </table:table-cell>
          <table:table-cell table:number-columns-repeated="6"/>
          <table:table-cell table:formula="of:=[.E379]" office:value-type="string" office:string-value="Definición de Registros" calcext:value-type="string">
            <text:p>Definición de Registros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479" calcext:value-type="float">
            <text:p>479</text:p>
          </table:table-cell>
          <table:table-cell table:style-name="ce3" table:formula="of:=&quot;(&quot; &amp; [.N379] &amp; &quot;,&quot; &amp; [.$R$1] &amp; &quot;, '&quot; &amp; [.L379]  &amp; &quot;', '&quot; &amp; [.I379] &amp;  &quot;', 'D', '&quot; &amp; [.J379] &amp; &quot;', '&quot; &amp; UPPER([.A379]) &amp; &quot;', 'A');&quot;" office:value-type="string" office:string-value="(1055,upper(substr(md5(trunc(random() * 9999999 + 1000000)::text), 1,6)), 'Definición de Registros', '', 'D', '', '3.11.01', 'A');" calcext:value-type="string">
            <text:p>(1055,upper(substr(md5(trunc(random() * 9999999 + 1000000)::text), 1,6)), 'Definición de Registros', '', 'D', '', '3.11.01', 'A'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ublic.opcion(id_opcion, codigo_opcion, descripcion, ruta, tipo, uri, jerarquia, estatus) VALUES (1055,upper(substr(md5(trunc(random() * 9999999 + 1000000)::text), 1,6)), 'Definición de Registros', '', 'D', '', '3.11.01', 'A');" calcext:value-type="string">
            <text:p>INSERT INTO public.opcion(id_opcion, codigo_opcion, descripcion, ruta, tipo, uri, jerarquia, estatus) VALUES (1055,upper(substr(md5(trunc(random() * 9999999 + 1000000)::text), 1,6)), 'Definición de Registros', '', 'D', '', '3.11.01', 'A');</text:p>
          </table:table-cell>
          <table:table-cell table:number-columns-repeated="2"/>
          <table:table-cell table:formula="of:==IF([.L379] &lt;&gt; &quot;&quot;;&quot;INSERT INTO public.rolopcion(id_rol_opcion, id_rol, id_opcion, consultar, agregar, modificar, eliminar, ejecutar) VALUES (&quot; &amp; [.O379] &amp; &quot;, '41'::integer, &quot; &amp; [.N379] &amp; &quot;, 'S'::text, 'S'::text, 'S'::text, 'S'::text, 'S'::text);&quot;; &quot;&quot;)" office:value-type="string" office:string-value="INSERT INTO public.rolopcion(id_rol_opcion, id_rol, id_opcion, consultar, agregar, modificar, eliminar, ejecutar) VALUES (479, '41'::integer, 1055, 'S'::text, 'S'::text, 'S'::text, 'S'::text, 'S'::text);" calcext:value-type="string">
            <text:p>INSERT INTO public.rolopcion(id_rol_opcion, id_rol, id_opcion, consultar, agregar, modificar, eliminar, ejecutar) VALUES (479, '41'::integer, 1055, 'S'::text, 'S'::text, 'S'::text, 'S'::text, 'S'::text);</text:p>
          </table:table-cell>
        </table:table-row>
        <table:table-row table:style-name="ro2">
          <table:table-cell table:formula="of:=[.$A$378]&amp;&quot;.&quot;&amp;[.D380]" office:value-type="string" office:string-value="3.11.02" calcext:value-type="string">
            <text:p>3.1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gistro por Tipo Personal</text:p>
          </table:table-cell>
          <table:table-cell table:number-columns-repeated="6"/>
          <table:table-cell table:formula="of:=[.E380]" office:value-type="string" office:string-value="Registro por Tipo Personal" calcext:value-type="string">
            <text:p>Registro por Tipo Personal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float" office:value="480" calcext:value-type="float">
            <text:p>480</text:p>
          </table:table-cell>
          <table:table-cell table:style-name="ce3" table:formula="of:=&quot;(&quot; &amp; [.N380] &amp; &quot;,&quot; &amp; [.$R$1] &amp; &quot;, '&quot; &amp; [.L380]  &amp; &quot;', '&quot; &amp; [.I380] &amp;  &quot;', 'D', '&quot; &amp; [.J380] &amp; &quot;', '&quot; &amp; UPPER([.A380]) &amp; &quot;', 'A');&quot;" office:value-type="string" office:string-value="(1056,upper(substr(md5(trunc(random() * 9999999 + 1000000)::text), 1,6)), 'Registro por Tipo Personal', '', 'D', '', '3.11.02', 'A');" calcext:value-type="string">
            <text:p>(1056,upper(substr(md5(trunc(random() * 9999999 + 1000000)::text), 1,6)), 'Registro por Tipo Personal', '', 'D', '', '3.11.02', 'A'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ublic.opcion(id_opcion, codigo_opcion, descripcion, ruta, tipo, uri, jerarquia, estatus) VALUES (1056,upper(substr(md5(trunc(random() * 9999999 + 1000000)::text), 1,6)), 'Registro por Tipo Personal', '', 'D', '', '3.11.02', 'A');" calcext:value-type="string">
            <text:p>INSERT INTO public.opcion(id_opcion, codigo_opcion, descripcion, ruta, tipo, uri, jerarquia, estatus) VALUES (1056,upper(substr(md5(trunc(random() * 9999999 + 1000000)::text), 1,6)), 'Registro por Tipo Personal', '', 'D', '', '3.11.02', 'A');</text:p>
          </table:table-cell>
          <table:table-cell table:number-columns-repeated="2"/>
          <table:table-cell table:formula="of:==IF([.L380] &lt;&gt; &quot;&quot;;&quot;INSERT INTO public.rolopcion(id_rol_opcion, id_rol, id_opcion, consultar, agregar, modificar, eliminar, ejecutar) VALUES (&quot; &amp; [.O380] &amp; &quot;, '41'::integer, &quot; &amp; [.N380] &amp; &quot;, 'S'::text, 'S'::text, 'S'::text, 'S'::text, 'S'::text);&quot;; &quot;&quot;)" office:value-type="string" office:string-value="INSERT INTO public.rolopcion(id_rol_opcion, id_rol, id_opcion, consultar, agregar, modificar, eliminar, ejecutar) VALUES (480, '41'::integer, 1056, 'S'::text, 'S'::text, 'S'::text, 'S'::text, 'S'::text);" calcext:value-type="string">
            <text:p>INSERT INTO public.rolopcion(id_rol_opcion, id_rol, id_opcion, consultar, agregar, modificar, eliminar, ejecutar) VALUES (480, '41'::integer, 1056, 'S'::text, 'S'::text, 'S'::text, 'S'::text, 'S'::text);</text:p>
          </table:table-cell>
        </table:table-row>
        <table:table-row table:style-name="ro2">
          <table:table-cell table:formula="of:=[.$A$378]&amp;&quot;.&quot;&amp;[.D381]" office:value-type="string" office:string-value="3.11.03" calcext:value-type="string">
            <text:p>3.1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onsultar/Eliminar Posición Registro</text:p>
          </table:table-cell>
          <table:table-cell table:number-columns-repeated="6"/>
          <table:table-cell table:formula="of:=[.E381]" office:value-type="string" office:string-value="Consultar/Eliminar Posición Registro" calcext:value-type="string">
            <text:p>Consultar/Eliminar Posición Registro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481" calcext:value-type="float">
            <text:p>481</text:p>
          </table:table-cell>
          <table:table-cell table:style-name="ce3" table:formula="of:=&quot;(&quot; &amp; [.N381] &amp; &quot;,&quot; &amp; [.$R$1] &amp; &quot;, '&quot; &amp; [.L381]  &amp; &quot;', '&quot; &amp; [.I381] &amp;  &quot;', 'D', '&quot; &amp; [.J381] &amp; &quot;', '&quot; &amp; UPPER([.A381]) &amp; &quot;', 'A');&quot;" office:value-type="string" office:string-value="(1057,upper(substr(md5(trunc(random() * 9999999 + 1000000)::text), 1,6)), 'Consultar/Eliminar Posición Registro', '', 'D', '', '3.11.03', 'A');" calcext:value-type="string">
            <text:p>(1057,upper(substr(md5(trunc(random() * 9999999 + 1000000)::text), 1,6)), 'Consultar/Eliminar Posición Registro', '', 'D', '', '3.11.03', 'A'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ublic.opcion(id_opcion, codigo_opcion, descripcion, ruta, tipo, uri, jerarquia, estatus) VALUES (1057,upper(substr(md5(trunc(random() * 9999999 + 1000000)::text), 1,6)), 'Consultar/Eliminar Posición Registro', '', 'D', '', '3.11.03', 'A');" calcext:value-type="string">
            <text:p>INSERT INTO public.opcion(id_opcion, codigo_opcion, descripcion, ruta, tipo, uri, jerarquia, estatus) VALUES (1057,upper(substr(md5(trunc(random() * 9999999 + 1000000)::text), 1,6)), 'Consultar/Eliminar Posición Registro', '', 'D', '', '3.11.03', 'A');</text:p>
          </table:table-cell>
          <table:table-cell table:number-columns-repeated="2"/>
          <table:table-cell table:formula="of:==IF([.L381] &lt;&gt; &quot;&quot;;&quot;INSERT INTO public.rolopcion(id_rol_opcion, id_rol, id_opcion, consultar, agregar, modificar, eliminar, ejecutar) VALUES (&quot; &amp; [.O381] &amp; &quot;, '41'::integer, &quot; &amp; [.N381] &amp; &quot;, 'S'::text, 'S'::text, 'S'::text, 'S'::text, 'S'::text);&quot;; &quot;&quot;)" office:value-type="string" office:string-value="INSERT INTO public.rolopcion(id_rol_opcion, id_rol, id_opcion, consultar, agregar, modificar, eliminar, ejecutar) VALUES (481, '41'::integer, 1057, 'S'::text, 'S'::text, 'S'::text, 'S'::text, 'S'::text);" calcext:value-type="string">
            <text:p>INSERT INTO public.rolopcion(id_rol_opcion, id_rol, id_opcion, consultar, agregar, modificar, eliminar, ejecutar) VALUES (481, '41'::integer, 1057, 'S'::text, 'S'::text, 'S'::text, 'S'::text, 'S'::text);</text:p>
          </table:table-cell>
        </table:table-row>
        <table:table-row table:style-name="ro2">
          <table:table-cell table:formula="of:=[.$A$378]&amp;&quot;.&quot;&amp;[.D382]" office:value-type="string" office:string-value="3.11.04" calcext:value-type="string">
            <text:p>3.1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Trayectoria Posición Registro</text:p>
          </table:table-cell>
          <table:table-cell table:number-columns-repeated="6"/>
          <table:table-cell table:formula="of:=[.E382]" office:value-type="string" office:string-value="Trayectoria Posición Registro" calcext:value-type="string">
            <text:p>Trayectoria Posición Registro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float" office:value="482" calcext:value-type="float">
            <text:p>482</text:p>
          </table:table-cell>
          <table:table-cell table:style-name="ce3" table:formula="of:=&quot;(&quot; &amp; [.N382] &amp; &quot;,&quot; &amp; [.$R$1] &amp; &quot;, '&quot; &amp; [.L382]  &amp; &quot;', '&quot; &amp; [.I382] &amp;  &quot;', 'D', '&quot; &amp; [.J382] &amp; &quot;', '&quot; &amp; UPPER([.A382]) &amp; &quot;', 'A');&quot;" office:value-type="string" office:string-value="(1058,upper(substr(md5(trunc(random() * 9999999 + 1000000)::text), 1,6)), 'Trayectoria Posición Registro', '', 'D', '', '3.11.04', 'A');" calcext:value-type="string">
            <text:p>(1058,upper(substr(md5(trunc(random() * 9999999 + 1000000)::text), 1,6)), 'Trayectoria Posición Registro', '', 'D', '', '3.11.04', 'A'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ublic.opcion(id_opcion, codigo_opcion, descripcion, ruta, tipo, uri, jerarquia, estatus) VALUES (1058,upper(substr(md5(trunc(random() * 9999999 + 1000000)::text), 1,6)), 'Trayectoria Posición Registro', '', 'D', '', '3.11.04', 'A');" calcext:value-type="string">
            <text:p>INSERT INTO public.opcion(id_opcion, codigo_opcion, descripcion, ruta, tipo, uri, jerarquia, estatus) VALUES (1058,upper(substr(md5(trunc(random() * 9999999 + 1000000)::text), 1,6)), 'Trayectoria Posición Registro', '', 'D', '', '3.11.04', 'A');</text:p>
          </table:table-cell>
          <table:table-cell table:number-columns-repeated="2"/>
          <table:table-cell table:formula="of:==IF([.L382] &lt;&gt; &quot;&quot;;&quot;INSERT INTO public.rolopcion(id_rol_opcion, id_rol, id_opcion, consultar, agregar, modificar, eliminar, ejecutar) VALUES (&quot; &amp; [.O382] &amp; &quot;, '41'::integer, &quot; &amp; [.N382] &amp; &quot;, 'S'::text, 'S'::text, 'S'::text, 'S'::text, 'S'::text);&quot;; &quot;&quot;)" office:value-type="string" office:string-value="INSERT INTO public.rolopcion(id_rol_opcion, id_rol, id_opcion, consultar, agregar, modificar, eliminar, ejecutar) VALUES (482, '41'::integer, 1058, 'S'::text, 'S'::text, 'S'::text, 'S'::text, 'S'::text);" calcext:value-type="string">
            <text:p>INSERT INTO public.rolopcion(id_rol_opcion, id_rol, id_opcion, consultar, agregar, modificar, eliminar, ejecutar) VALUES (482, '41'::integer, 1058, 'S'::text, 'S'::text, 'S'::text, 'S'::text, 'S'::text);</text:p>
          </table:table-cell>
        </table:table-row>
        <table:table-row table:style-name="ro2">
          <table:table-cell table:formula="of:=[.$A$378]&amp;&quot;.&quot;&amp;[.D383]" office:value-type="string" office:string-value="3.11.05" calcext:value-type="string">
            <text:p>3.1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gregar Campos/Puestos</text:p>
          </table:table-cell>
          <table:table-cell table:number-columns-repeated="6"/>
          <table:table-cell table:formula="of:=[.E383]" office:value-type="string" office:string-value="Agregar Campos/Puestos" calcext:value-type="string">
            <text:p>Agregar Campos/Puestos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float" office:value="483" calcext:value-type="float">
            <text:p>483</text:p>
          </table:table-cell>
          <table:table-cell table:style-name="ce3" table:formula="of:=&quot;(&quot; &amp; [.N383] &amp; &quot;,&quot; &amp; [.$R$1] &amp; &quot;, '&quot; &amp; [.L383]  &amp; &quot;', '&quot; &amp; [.I383] &amp;  &quot;', 'D', '&quot; &amp; [.J383] &amp; &quot;', '&quot; &amp; UPPER([.A383]) &amp; &quot;', 'A');&quot;" office:value-type="string" office:string-value="(1059,upper(substr(md5(trunc(random() * 9999999 + 1000000)::text), 1,6)), 'Agregar Campos/Puestos', '', 'D', '', '3.11.05', 'A');" calcext:value-type="string">
            <text:p>(1059,upper(substr(md5(trunc(random() * 9999999 + 1000000)::text), 1,6)), 'Agregar Campos/Puestos', '', 'D', '', '3.11.05', 'A'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ublic.opcion(id_opcion, codigo_opcion, descripcion, ruta, tipo, uri, jerarquia, estatus) VALUES (1059,upper(substr(md5(trunc(random() * 9999999 + 1000000)::text), 1,6)), 'Agregar Campos/Puestos', '', 'D', '', '3.11.05', 'A');" calcext:value-type="string">
            <text:p>INSERT INTO public.opcion(id_opcion, codigo_opcion, descripcion, ruta, tipo, uri, jerarquia, estatus) VALUES (1059,upper(substr(md5(trunc(random() * 9999999 + 1000000)::text), 1,6)), 'Agregar Campos/Puestos', '', 'D', '', '3.11.05', 'A');</text:p>
          </table:table-cell>
          <table:table-cell table:number-columns-repeated="2"/>
          <table:table-cell table:formula="of:==IF([.L383] &lt;&gt; &quot;&quot;;&quot;INSERT INTO public.rolopcion(id_rol_opcion, id_rol, id_opcion, consultar, agregar, modificar, eliminar, ejecutar) VALUES (&quot; &amp; [.O383] &amp; &quot;, '41'::integer, &quot; &amp; [.N383] &amp; &quot;, 'S'::text, 'S'::text, 'S'::text, 'S'::text, 'S'::text);&quot;; &quot;&quot;)" office:value-type="string" office:string-value="INSERT INTO public.rolopcion(id_rol_opcion, id_rol, id_opcion, consultar, agregar, modificar, eliminar, ejecutar) VALUES (483, '41'::integer, 1059, 'S'::text, 'S'::text, 'S'::text, 'S'::text, 'S'::text);" calcext:value-type="string">
            <text:p>INSERT INTO public.rolopcion(id_rol_opcion, id_rol, id_opcion, consultar, agregar, modificar, eliminar, ejecutar) VALUES (483, '41'::integer, 1059, 'S'::text, 'S'::text, 'S'::text, 'S'::text, 'S'::text);</text:p>
          </table:table-cell>
        </table:table-row>
        <table:table-row table:style-name="ro2">
          <table:table-cell table:formula="of:=[.$A$378]&amp;&quot;.&quot;&amp;[.D384]" office:value-type="string" office:string-value="3.11.06" calcext:value-type="string">
            <text:p>3.1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84]" office:value-type="string" office:string-value="Reportes" calcext:value-type="string">
            <text:p>Reportes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484" calcext:value-type="float">
            <text:p>484</text:p>
          </table:table-cell>
          <table:table-cell table:style-name="ce3" table:formula="of:=&quot;(&quot; &amp; [.N384] &amp; &quot;,&quot; &amp; [.$R$1] &amp; &quot;, '&quot; &amp; [.L384]  &amp; &quot;', '&quot; &amp; [.I384] &amp;  &quot;', 'D', '&quot; &amp; [.J384] &amp; &quot;', '&quot; &amp; UPPER([.A384]) &amp; &quot;', 'A');&quot;" office:value-type="string" office:string-value="(1060,upper(substr(md5(trunc(random() * 9999999 + 1000000)::text), 1,6)), 'Reportes', '', 'D', '', '3.11.06', 'A');" calcext:value-type="string">
            <text:p>(1060,upper(substr(md5(trunc(random() * 9999999 + 1000000)::text), 1,6)), 'Reportes', '', 'D', '', '3.11.06', 'A'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ublic.opcion(id_opcion, codigo_opcion, descripcion, ruta, tipo, uri, jerarquia, estatus) VALUES (1060,upper(substr(md5(trunc(random() * 9999999 + 1000000)::text), 1,6)), 'Reportes', '', 'D', '', '3.11.06', 'A');" calcext:value-type="string">
            <text:p>INSERT INTO public.opcion(id_opcion, codigo_opcion, descripcion, ruta, tipo, uri, jerarquia, estatus) VALUES (1060,upper(substr(md5(trunc(random() * 9999999 + 1000000)::text), 1,6)), 'Reportes', '', 'D', '', '3.11.06', 'A');</text:p>
          </table:table-cell>
          <table:table-cell table:number-columns-repeated="2"/>
          <table:table-cell table:formula="of:==IF([.L384] &lt;&gt; &quot;&quot;;&quot;INSERT INTO public.rolopcion(id_rol_opcion, id_rol, id_opcion, consultar, agregar, modificar, eliminar, ejecutar) VALUES (&quot; &amp; [.O384] &amp; &quot;, '41'::integer, &quot; &amp; [.N384] &amp; &quot;, 'S'::text, 'S'::text, 'S'::text, 'S'::text, 'S'::text);&quot;; &quot;&quot;)" office:value-type="string" office:string-value="INSERT INTO public.rolopcion(id_rol_opcion, id_rol, id_opcion, consultar, agregar, modificar, eliminar, ejecutar) VALUES (484, '41'::integer, 1060, 'S'::text, 'S'::text, 'S'::text, 'S'::text, 'S'::text);" calcext:value-type="string">
            <text:p>INSERT INTO public.rolopcion(id_rol_opcion, id_rol, id_opcion, consultar, agregar, modificar, eliminar, ejecutar) VALUES (484, '41'::integer, 1060, 'S'::text, 'S'::text, 'S'::text, 'S'::text, 'S'::text);</text:p>
          </table:table-cell>
        </table:table-row>
        <table:table-row table:style-name="ro2">
          <table:table-cell table:formula="of:=[.$A$384]&amp;&quot;.&quot;&amp;[.E385]" office:value-type="string" office:string-value="3.11.06.01" calcext:value-type="string">
            <text:p>3.11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stros Cargos/Puestos</text:p>
          </table:table-cell>
          <table:table-cell table:number-columns-repeated="5"/>
          <table:table-cell table:formula="of:=[.F385]" office:value-type="string" office:string-value="Registros Cargos/Puestos" calcext:value-type="string">
            <text:p>Registros Cargos/Puestos</text:p>
          </table:table-cell>
          <table:table-cell/>
          <table:table-cell office:value-type="float" office:value="1061" calcext:value-type="float">
            <text:p>1061</text:p>
          </table:table-cell>
          <table:table-cell office:value-type="float" office:value="485" calcext:value-type="float">
            <text:p>485</text:p>
          </table:table-cell>
          <table:table-cell table:style-name="ce3" table:formula="of:=&quot;(&quot; &amp; [.N385] &amp; &quot;,&quot; &amp; [.$R$1] &amp; &quot;, '&quot; &amp; [.L385]  &amp; &quot;', '&quot; &amp; [.I385] &amp;  &quot;', 'D', '&quot; &amp; [.J385] &amp; &quot;', '&quot; &amp; UPPER([.A385]) &amp; &quot;', 'A');&quot;" office:value-type="string" office:string-value="(1061,upper(substr(md5(trunc(random() * 9999999 + 1000000)::text), 1,6)), 'Registros Cargos/Puestos', '', 'D', '', '3.11.06.01', 'A');" calcext:value-type="string">
            <text:p>(1061,upper(substr(md5(trunc(random() * 9999999 + 1000000)::text), 1,6)), 'Registros Cargos/Puestos', '', 'D', '', '3.11.06.01', 'A'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ublic.opcion(id_opcion, codigo_opcion, descripcion, ruta, tipo, uri, jerarquia, estatus) VALUES (1061,upper(substr(md5(trunc(random() * 9999999 + 1000000)::text), 1,6)), 'Registros Cargos/Puestos', '', 'D', '', '3.11.06.01', 'A');" calcext:value-type="string">
            <text:p>INSERT INTO public.opcion(id_opcion, codigo_opcion, descripcion, ruta, tipo, uri, jerarquia, estatus) VALUES (1061,upper(substr(md5(trunc(random() * 9999999 + 1000000)::text), 1,6)), 'Registros Cargos/Puestos', '', 'D', '', '3.11.06.01', 'A');</text:p>
          </table:table-cell>
          <table:table-cell table:number-columns-repeated="2"/>
          <table:table-cell table:formula="of:==IF([.L385] &lt;&gt; &quot;&quot;;&quot;INSERT INTO public.rolopcion(id_rol_opcion, id_rol, id_opcion, consultar, agregar, modificar, eliminar, ejecutar) VALUES (&quot; &amp; [.O385] &amp; &quot;, '41'::integer, &quot; &amp; [.N385] &amp; &quot;, 'S'::text, 'S'::text, 'S'::text, 'S'::text, 'S'::text);&quot;; &quot;&quot;)" office:value-type="string" office:string-value="INSERT INTO public.rolopcion(id_rol_opcion, id_rol, id_opcion, consultar, agregar, modificar, eliminar, ejecutar) VALUES (485, '41'::integer, 1061, 'S'::text, 'S'::text, 'S'::text, 'S'::text, 'S'::text);" calcext:value-type="string">
            <text:p>INSERT INTO public.rolopcion(id_rol_opcion, id_rol, id_opcion, consultar, agregar, modificar, eliminar, ejecutar) VALUES (485, '41'::integer, 1061, 'S'::text, 'S'::text, 'S'::text, 'S'::text, 'S'::text);</text:p>
          </table:table-cell>
        </table:table-row>
        <table:table-row table:style-name="ro2">
          <table:table-cell table:formula="of:=[.$A$384]&amp;&quot;.&quot;&amp;[.E386]" office:value-type="string" office:string-value="3.11.06.02" calcext:value-type="string">
            <text:p>3.11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os Cantidad de Cargos</text:p>
          </table:table-cell>
          <table:table-cell table:number-columns-repeated="5"/>
          <table:table-cell table:formula="of:=[.F386]" office:value-type="string" office:string-value="Registros Cantidad de Cargos" calcext:value-type="string">
            <text:p>Registros Cantidad de Cargos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486" calcext:value-type="float">
            <text:p>486</text:p>
          </table:table-cell>
          <table:table-cell table:style-name="ce3" table:formula="of:=&quot;(&quot; &amp; [.N386] &amp; &quot;,&quot; &amp; [.$R$1] &amp; &quot;, '&quot; &amp; [.L386]  &amp; &quot;', '&quot; &amp; [.I386] &amp;  &quot;', 'D', '&quot; &amp; [.J386] &amp; &quot;', '&quot; &amp; UPPER([.A386]) &amp; &quot;', 'A');&quot;" office:value-type="string" office:string-value="(1062,upper(substr(md5(trunc(random() * 9999999 + 1000000)::text), 1,6)), 'Registros Cantidad de Cargos', '', 'D', '', '3.11.06.02', 'A');" calcext:value-type="string">
            <text:p>(1062,upper(substr(md5(trunc(random() * 9999999 + 1000000)::text), 1,6)), 'Registros Cantidad de Cargos', '', 'D', '', '3.11.06.02', 'A'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ublic.opcion(id_opcion, codigo_opcion, descripcion, ruta, tipo, uri, jerarquia, estatus) VALUES (1062,upper(substr(md5(trunc(random() * 9999999 + 1000000)::text), 1,6)), 'Registros Cantidad de Cargos', '', 'D', '', '3.11.06.02', 'A');" calcext:value-type="string">
            <text:p>INSERT INTO public.opcion(id_opcion, codigo_opcion, descripcion, ruta, tipo, uri, jerarquia, estatus) VALUES (1062,upper(substr(md5(trunc(random() * 9999999 + 1000000)::text), 1,6)), 'Registros Cantidad de Cargos', '', 'D', '', '3.11.06.02', 'A');</text:p>
          </table:table-cell>
          <table:table-cell table:number-columns-repeated="2"/>
          <table:table-cell table:formula="of:==IF([.L386] &lt;&gt; &quot;&quot;;&quot;INSERT INTO public.rolopcion(id_rol_opcion, id_rol, id_opcion, consultar, agregar, modificar, eliminar, ejecutar) VALUES (&quot; &amp; [.O386] &amp; &quot;, '41'::integer, &quot; &amp; [.N386] &amp; &quot;, 'S'::text, 'S'::text, 'S'::text, 'S'::text, 'S'::text);&quot;; &quot;&quot;)" office:value-type="string" office:string-value="INSERT INTO public.rolopcion(id_rol_opcion, id_rol, id_opcion, consultar, agregar, modificar, eliminar, ejecutar) VALUES (486, '41'::integer, 1062, 'S'::text, 'S'::text, 'S'::text, 'S'::text, 'S'::text);" calcext:value-type="string">
            <text:p>INSERT INTO public.rolopcion(id_rol_opcion, id_rol, id_opcion, consultar, agregar, modificar, eliminar, ejecutar) VALUES (486, '41'::integer, 1062, 'S'::text, 'S'::text, 'S'::text, 'S'::text, 'S'::text);</text:p>
          </table:table-cell>
        </table:table-row>
        <table:table-row table:style-name="ro2">
          <table:table-cell table:formula="of:=[.$A$384]&amp;&quot;.&quot;&amp;[.E387]" office:value-type="string" office:string-value="3.11.06.03" calcext:value-type="string">
            <text:p>3.11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gistros Cargos/Puestos por UEL</text:p>
          </table:table-cell>
          <table:table-cell table:number-columns-repeated="5"/>
          <table:table-cell table:formula="of:=[.F387]" office:value-type="string" office:string-value="Registros Cargos/Puestos por UEL" calcext:value-type="string">
            <text:p>Registros Cargos/Puestos por UEL</text:p>
          </table:table-cell>
          <table:table-cell/>
          <table:table-cell office:value-type="float" office:value="1063" calcext:value-type="float">
            <text:p>1063</text:p>
          </table:table-cell>
          <table:table-cell office:value-type="float" office:value="487" calcext:value-type="float">
            <text:p>487</text:p>
          </table:table-cell>
          <table:table-cell table:style-name="ce3" table:formula="of:=&quot;(&quot; &amp; [.N387] &amp; &quot;,&quot; &amp; [.$R$1] &amp; &quot;, '&quot; &amp; [.L387]  &amp; &quot;', '&quot; &amp; [.I387] &amp;  &quot;', 'D', '&quot; &amp; [.J387] &amp; &quot;', '&quot; &amp; UPPER([.A387]) &amp; &quot;', 'A');&quot;" office:value-type="string" office:string-value="(1063,upper(substr(md5(trunc(random() * 9999999 + 1000000)::text), 1,6)), 'Registros Cargos/Puestos por UEL', '', 'D', '', '3.11.06.03', 'A');" calcext:value-type="string">
            <text:p>(1063,upper(substr(md5(trunc(random() * 9999999 + 1000000)::text), 1,6)), 'Registros Cargos/Puestos por UEL', '', 'D', '', '3.11.06.03', 'A'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ublic.opcion(id_opcion, codigo_opcion, descripcion, ruta, tipo, uri, jerarquia, estatus) VALUES (1063,upper(substr(md5(trunc(random() * 9999999 + 1000000)::text), 1,6)), 'Registros Cargos/Puestos por UEL', '', 'D', '', '3.11.06.03', 'A');" calcext:value-type="string">
            <text:p>INSERT INTO public.opcion(id_opcion, codigo_opcion, descripcion, ruta, tipo, uri, jerarquia, estatus) VALUES (1063,upper(substr(md5(trunc(random() * 9999999 + 1000000)::text), 1,6)), 'Registros Cargos/Puestos por UEL', '', 'D', '', '3.11.06.03', 'A');</text:p>
          </table:table-cell>
          <table:table-cell table:number-columns-repeated="2"/>
          <table:table-cell table:formula="of:==IF([.L387] &lt;&gt; &quot;&quot;;&quot;INSERT INTO public.rolopcion(id_rol_opcion, id_rol, id_opcion, consultar, agregar, modificar, eliminar, ejecutar) VALUES (&quot; &amp; [.O387] &amp; &quot;, '41'::integer, &quot; &amp; [.N387] &amp; &quot;, 'S'::text, 'S'::text, 'S'::text, 'S'::text, 'S'::text);&quot;; &quot;&quot;)" office:value-type="string" office:string-value="INSERT INTO public.rolopcion(id_rol_opcion, id_rol, id_opcion, consultar, agregar, modificar, eliminar, ejecutar) VALUES (487, '41'::integer, 1063, 'S'::text, 'S'::text, 'S'::text, 'S'::text, 'S'::text);" calcext:value-type="string">
            <text:p>INSERT INTO public.rolopcion(id_rol_opcion, id_rol, id_opcion, consultar, agregar, modificar, eliminar, ejecutar) VALUES (487, '41'::integer, 1063, 'S'::text, 'S'::text, 'S'::text, 'S'::text, 'S'::text);</text:p>
          </table:table-cell>
        </table:table-row>
        <table:table-row table:style-name="ro2">
          <table:table-cell table:formula="of:=[.$A$157]&amp;&quot;.&quot;&amp;[.C388]" office:value-type="string" office:string-value="3.12" calcext:value-type="string">
            <text:p>3.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estaciones Mensuales de Antiguedad</text:p>
          </table:table-cell>
          <table:table-cell table:number-columns-repeated="7"/>
          <table:table-cell table:formula="of:=[.D388]" office:value-type="string" office:string-value="Prestaciones Mensuales de Antiguedad" calcext:value-type="string">
            <text:p>Prestaciones Mensuales de Antiguedad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float" office:value="488" calcext:value-type="float">
            <text:p>488</text:p>
          </table:table-cell>
          <table:table-cell table:style-name="ce3" table:formula="of:=&quot;(&quot; &amp; [.N388] &amp; &quot;,&quot; &amp; [.$R$1] &amp; &quot;, '&quot; &amp; [.L388]  &amp; &quot;', '&quot; &amp; [.I388] &amp;  &quot;', 'D', '&quot; &amp; [.J388] &amp; &quot;', '&quot; &amp; UPPER([.A388]) &amp; &quot;', 'A');&quot;" office:value-type="string" office:string-value="(1064,upper(substr(md5(trunc(random() * 9999999 + 1000000)::text), 1,6)), 'Prestaciones Mensuales de Antiguedad', '', 'D', '', '3.12', 'A');" calcext:value-type="string">
            <text:p>(1064,upper(substr(md5(trunc(random() * 9999999 + 1000000)::text), 1,6)), 'Prestaciones Mensuales de Antiguedad', '', 'D', '', '3.12', 'A'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ublic.opcion(id_opcion, codigo_opcion, descripcion, ruta, tipo, uri, jerarquia, estatus) VALUES (1064,upper(substr(md5(trunc(random() * 9999999 + 1000000)::text), 1,6)), 'Prestaciones Mensuales de Antiguedad', '', 'D', '', '3.12', 'A');" calcext:value-type="string">
            <text:p>INSERT INTO public.opcion(id_opcion, codigo_opcion, descripcion, ruta, tipo, uri, jerarquia, estatus) VALUES (1064,upper(substr(md5(trunc(random() * 9999999 + 1000000)::text), 1,6)), 'Prestaciones Mensuales de Antiguedad', '', 'D', '', '3.12', 'A');</text:p>
          </table:table-cell>
          <table:table-cell table:number-columns-repeated="2"/>
          <table:table-cell table:formula="of:==IF([.L388] &lt;&gt; &quot;&quot;;&quot;INSERT INTO public.rolopcion(id_rol_opcion, id_rol, id_opcion, consultar, agregar, modificar, eliminar, ejecutar) VALUES (&quot; &amp; [.O388] &amp; &quot;, '41'::integer, &quot; &amp; [.N388] &amp; &quot;, 'S'::text, 'S'::text, 'S'::text, 'S'::text, 'S'::text);&quot;; &quot;&quot;)" office:value-type="string" office:string-value="INSERT INTO public.rolopcion(id_rol_opcion, id_rol, id_opcion, consultar, agregar, modificar, eliminar, ejecutar) VALUES (488, '41'::integer, 1064, 'S'::text, 'S'::text, 'S'::text, 'S'::text, 'S'::text);" calcext:value-type="string">
            <text:p>INSERT INTO public.rolopcion(id_rol_opcion, id_rol, id_opcion, consultar, agregar, modificar, eliminar, ejecutar) VALUES (488, '41'::integer, 1064, 'S'::text, 'S'::text, 'S'::text, 'S'::text, 'S'::text);</text:p>
          </table:table-cell>
        </table:table-row>
        <table:table-row table:style-name="ro2">
          <table:table-cell table:formula="of:=[.$A$388]&amp;&quot;.&quot;&amp;[.D389]" office:value-type="string" office:string-value="3.12.01" calcext:value-type="string">
            <text:p>3.1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rocesos Generados Prestaciones</text:p>
          </table:table-cell>
          <table:table-cell table:number-columns-repeated="6"/>
          <table:table-cell table:formula="of:=[.E389]" office:value-type="string" office:string-value="Procesos Generados Prestaciones" calcext:value-type="string">
            <text:p>Procesos Generados Prestaciones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489" calcext:value-type="float">
            <text:p>489</text:p>
          </table:table-cell>
          <table:table-cell table:style-name="ce3" table:formula="of:=&quot;(&quot; &amp; [.N389] &amp; &quot;,&quot; &amp; [.$R$1] &amp; &quot;, '&quot; &amp; [.L389]  &amp; &quot;', '&quot; &amp; [.I389] &amp;  &quot;', 'D', '&quot; &amp; [.J389] &amp; &quot;', '&quot; &amp; UPPER([.A389]) &amp; &quot;', 'A');&quot;" office:value-type="string" office:string-value="(1065,upper(substr(md5(trunc(random() * 9999999 + 1000000)::text), 1,6)), 'Procesos Generados Prestaciones', '', 'D', '', '3.12.01', 'A');" calcext:value-type="string">
            <text:p>(1065,upper(substr(md5(trunc(random() * 9999999 + 1000000)::text), 1,6)), 'Procesos Generados Prestaciones', '', 'D', '', '3.12.01', 'A'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ublic.opcion(id_opcion, codigo_opcion, descripcion, ruta, tipo, uri, jerarquia, estatus) VALUES (1065,upper(substr(md5(trunc(random() * 9999999 + 1000000)::text), 1,6)), 'Procesos Generados Prestaciones', '', 'D', '', '3.12.01', 'A');" calcext:value-type="string">
            <text:p>INSERT INTO public.opcion(id_opcion, codigo_opcion, descripcion, ruta, tipo, uri, jerarquia, estatus) VALUES (1065,upper(substr(md5(trunc(random() * 9999999 + 1000000)::text), 1,6)), 'Procesos Generados Prestaciones', '', 'D', '', '3.12.01', 'A');</text:p>
          </table:table-cell>
          <table:table-cell table:number-columns-repeated="2"/>
          <table:table-cell table:formula="of:==IF([.L389] &lt;&gt; &quot;&quot;;&quot;INSERT INTO public.rolopcion(id_rol_opcion, id_rol, id_opcion, consultar, agregar, modificar, eliminar, ejecutar) VALUES (&quot; &amp; [.O389] &amp; &quot;, '41'::integer, &quot; &amp; [.N389] &amp; &quot;, 'S'::text, 'S'::text, 'S'::text, 'S'::text, 'S'::text);&quot;; &quot;&quot;)" office:value-type="string" office:string-value="INSERT INTO public.rolopcion(id_rol_opcion, id_rol, id_opcion, consultar, agregar, modificar, eliminar, ejecutar) VALUES (489, '41'::integer, 1065, 'S'::text, 'S'::text, 'S'::text, 'S'::text, 'S'::text);" calcext:value-type="string">
            <text:p>INSERT INTO public.rolopcion(id_rol_opcion, id_rol, id_opcion, consultar, agregar, modificar, eliminar, ejecutar) VALUES (489, '41'::integer, 1065, 'S'::text, 'S'::text, 'S'::text, 'S'::text, 'S'::text);</text:p>
          </table:table-cell>
        </table:table-row>
        <table:table-row table:style-name="ro2">
          <table:table-cell table:formula="of:=[.$A$388]&amp;&quot;.&quot;&amp;[.D390]" office:value-type="string" office:string-value="3.12.02" calcext:value-type="string">
            <text:p>3.1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para Prestaciones</text:p>
          </table:table-cell>
          <table:table-cell table:number-columns-repeated="6"/>
          <table:table-cell table:formula="of:=[.E390]" office:value-type="string" office:string-value="Conceptos para Prestaciones" calcext:value-type="string">
            <text:p>Conceptos para Prestaciones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float" office:value="490" calcext:value-type="float">
            <text:p>490</text:p>
          </table:table-cell>
          <table:table-cell table:style-name="ce3" table:formula="of:=&quot;(&quot; &amp; [.N390] &amp; &quot;,&quot; &amp; [.$R$1] &amp; &quot;, '&quot; &amp; [.L390]  &amp; &quot;', '&quot; &amp; [.I390] &amp;  &quot;', 'D', '&quot; &amp; [.J390] &amp; &quot;', '&quot; &amp; UPPER([.A390]) &amp; &quot;', 'A');&quot;" office:value-type="string" office:string-value="(1066,upper(substr(md5(trunc(random() * 9999999 + 1000000)::text), 1,6)), 'Conceptos para Prestaciones', '', 'D', '', '3.12.02', 'A');" calcext:value-type="string">
            <text:p>(1066,upper(substr(md5(trunc(random() * 9999999 + 1000000)::text), 1,6)), 'Conceptos para Prestaciones', '', 'D', '', '3.12.02', 'A'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ublic.opcion(id_opcion, codigo_opcion, descripcion, ruta, tipo, uri, jerarquia, estatus) VALUES (1066,upper(substr(md5(trunc(random() * 9999999 + 1000000)::text), 1,6)), 'Conceptos para Prestaciones', '', 'D', '', '3.12.02', 'A');" calcext:value-type="string">
            <text:p>INSERT INTO public.opcion(id_opcion, codigo_opcion, descripcion, ruta, tipo, uri, jerarquia, estatus) VALUES (1066,upper(substr(md5(trunc(random() * 9999999 + 1000000)::text), 1,6)), 'Conceptos para Prestaciones', '', 'D', '', '3.12.02', 'A');</text:p>
          </table:table-cell>
          <table:table-cell table:number-columns-repeated="2"/>
          <table:table-cell table:formula="of:==IF([.L390] &lt;&gt; &quot;&quot;;&quot;INSERT INTO public.rolopcion(id_rol_opcion, id_rol, id_opcion, consultar, agregar, modificar, eliminar, ejecutar) VALUES (&quot; &amp; [.O390] &amp; &quot;, '41'::integer, &quot; &amp; [.N390] &amp; &quot;, 'S'::text, 'S'::text, 'S'::text, 'S'::text, 'S'::text);&quot;; &quot;&quot;)" office:value-type="string" office:string-value="INSERT INTO public.rolopcion(id_rol_opcion, id_rol, id_opcion, consultar, agregar, modificar, eliminar, ejecutar) VALUES (490, '41'::integer, 1066, 'S'::text, 'S'::text, 'S'::text, 'S'::text, 'S'::text);" calcext:value-type="string">
            <text:p>INSERT INTO public.rolopcion(id_rol_opcion, id_rol, id_opcion, consultar, agregar, modificar, eliminar, ejecutar) VALUES (490, '41'::integer, 1066, 'S'::text, 'S'::text, 'S'::text, 'S'::text, 'S'::text);</text:p>
          </table:table-cell>
        </table:table-row>
        <table:table-row table:style-name="ro2">
          <table:table-cell table:formula="of:=[.$A$388]&amp;&quot;.&quot;&amp;[.D391]" office:value-type="string" office:string-value="3.12.03" calcext:value-type="string">
            <text:p>3.1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estaciones por Trabajador</text:p>
          </table:table-cell>
          <table:table-cell table:number-columns-repeated="6"/>
          <table:table-cell table:formula="of:=[.E391]" office:value-type="string" office:string-value="Prestaciones por Trabajador" calcext:value-type="string">
            <text:p>Prestaciones por Trabajador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491" calcext:value-type="float">
            <text:p>491</text:p>
          </table:table-cell>
          <table:table-cell table:style-name="ce3" table:formula="of:=&quot;(&quot; &amp; [.N391] &amp; &quot;,&quot; &amp; [.$R$1] &amp; &quot;, '&quot; &amp; [.L391]  &amp; &quot;', '&quot; &amp; [.I391] &amp;  &quot;', 'D', '&quot; &amp; [.J391] &amp; &quot;', '&quot; &amp; UPPER([.A391]) &amp; &quot;', 'A');&quot;" office:value-type="string" office:string-value="(1067,upper(substr(md5(trunc(random() * 9999999 + 1000000)::text), 1,6)), 'Prestaciones por Trabajador', '', 'D', '', '3.12.03', 'A');" calcext:value-type="string">
            <text:p>(1067,upper(substr(md5(trunc(random() * 9999999 + 1000000)::text), 1,6)), 'Prestaciones por Trabajador', '', 'D', '', '3.12.03', 'A'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ublic.opcion(id_opcion, codigo_opcion, descripcion, ruta, tipo, uri, jerarquia, estatus) VALUES (1067,upper(substr(md5(trunc(random() * 9999999 + 1000000)::text), 1,6)), 'Prestaciones por Trabajador', '', 'D', '', '3.12.03', 'A');" calcext:value-type="string">
            <text:p>INSERT INTO public.opcion(id_opcion, codigo_opcion, descripcion, ruta, tipo, uri, jerarquia, estatus) VALUES (1067,upper(substr(md5(trunc(random() * 9999999 + 1000000)::text), 1,6)), 'Prestaciones por Trabajador', '', 'D', '', '3.12.03', 'A');</text:p>
          </table:table-cell>
          <table:table-cell table:number-columns-repeated="2"/>
          <table:table-cell table:formula="of:==IF([.L391] &lt;&gt; &quot;&quot;;&quot;INSERT INTO public.rolopcion(id_rol_opcion, id_rol, id_opcion, consultar, agregar, modificar, eliminar, ejecutar) VALUES (&quot; &amp; [.O391] &amp; &quot;, '41'::integer, &quot; &amp; [.N391] &amp; &quot;, 'S'::text, 'S'::text, 'S'::text, 'S'::text, 'S'::text);&quot;; &quot;&quot;)" office:value-type="string" office:string-value="INSERT INTO public.rolopcion(id_rol_opcion, id_rol, id_opcion, consultar, agregar, modificar, eliminar, ejecutar) VALUES (491, '41'::integer, 1067, 'S'::text, 'S'::text, 'S'::text, 'S'::text, 'S'::text);" calcext:value-type="string">
            <text:p>INSERT INTO public.rolopcion(id_rol_opcion, id_rol, id_opcion, consultar, agregar, modificar, eliminar, ejecutar) VALUES (491, '41'::integer, 1067, 'S'::text, 'S'::text, 'S'::text, 'S'::text, 'S'::text);</text:p>
          </table:table-cell>
        </table:table-row>
        <table:table-row table:style-name="ro2">
          <table:table-cell table:formula="of:=[.$A$388]&amp;&quot;.&quot;&amp;[.D392]" office:value-type="string" office:string-value="3.12.04" calcext:value-type="string">
            <text:p>3.12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estaciones Formato Onapre por Trabajador</text:p>
          </table:table-cell>
          <table:table-cell table:number-columns-repeated="6"/>
          <table:table-cell table:formula="of:=[.E392]" office:value-type="string" office:string-value="Prestaciones Formato Onapre por Trabajador" calcext:value-type="string">
            <text:p>Prestaciones Formato Onapre por Trabajador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492" calcext:value-type="float">
            <text:p>492</text:p>
          </table:table-cell>
          <table:table-cell table:style-name="ce3" table:formula="of:=&quot;(&quot; &amp; [.N392] &amp; &quot;,&quot; &amp; [.$R$1] &amp; &quot;, '&quot; &amp; [.L392]  &amp; &quot;', '&quot; &amp; [.I392] &amp;  &quot;', 'D', '&quot; &amp; [.J392] &amp; &quot;', '&quot; &amp; UPPER([.A392]) &amp; &quot;', 'A');&quot;" office:value-type="string" office:string-value="(1068,upper(substr(md5(trunc(random() * 9999999 + 1000000)::text), 1,6)), 'Prestaciones Formato Onapre por Trabajador', '', 'D', '', '3.12.04', 'A');" calcext:value-type="string">
            <text:p>(1068,upper(substr(md5(trunc(random() * 9999999 + 1000000)::text), 1,6)), 'Prestaciones Formato Onapre por Trabajador', '', 'D', '', '3.12.04', 'A'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ublic.opcion(id_opcion, codigo_opcion, descripcion, ruta, tipo, uri, jerarquia, estatus) VALUES (1068,upper(substr(md5(trunc(random() * 9999999 + 1000000)::text), 1,6)), 'Prestaciones Formato Onapre por Trabajador', '', 'D', '', '3.12.04', 'A');" calcext:value-type="string">
            <text:p>INSERT INTO public.opcion(id_opcion, codigo_opcion, descripcion, ruta, tipo, uri, jerarquia, estatus) VALUES (1068,upper(substr(md5(trunc(random() * 9999999 + 1000000)::text), 1,6)), 'Prestaciones Formato Onapre por Trabajador', '', 'D', '', '3.12.04', 'A');</text:p>
          </table:table-cell>
          <table:table-cell table:number-columns-repeated="2"/>
          <table:table-cell table:formula="of:==IF([.L392] &lt;&gt; &quot;&quot;;&quot;INSERT INTO public.rolopcion(id_rol_opcion, id_rol, id_opcion, consultar, agregar, modificar, eliminar, ejecutar) VALUES (&quot; &amp; [.O392] &amp; &quot;, '41'::integer, &quot; &amp; [.N392] &amp; &quot;, 'S'::text, 'S'::text, 'S'::text, 'S'::text, 'S'::text);&quot;; &quot;&quot;)" office:value-type="string" office:string-value="INSERT INTO public.rolopcion(id_rol_opcion, id_rol, id_opcion, consultar, agregar, modificar, eliminar, ejecutar) VALUES (492, '41'::integer, 1068, 'S'::text, 'S'::text, 'S'::text, 'S'::text, 'S'::text);" calcext:value-type="string">
            <text:p>INSERT INTO public.rolopcion(id_rol_opcion, id_rol, id_opcion, consultar, agregar, modificar, eliminar, ejecutar) VALUES (492, '41'::integer, 1068, 'S'::text, 'S'::text, 'S'::text, 'S'::text, 'S'::text);</text:p>
          </table:table-cell>
        </table:table-row>
        <table:table-row table:style-name="ro2">
          <table:table-cell table:formula="of:=[.$A$388]&amp;&quot;.&quot;&amp;[.D393]" office:value-type="string" office:string-value="3.12.05" calcext:value-type="string">
            <text:p>3.12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 Mensual Prestaciones</text:p>
          </table:table-cell>
          <table:table-cell table:number-columns-repeated="6"/>
          <table:table-cell table:formula="of:=[.E393]" office:value-type="string" office:string-value="Proceso Mensual Prestaciones" calcext:value-type="string">
            <text:p>Proceso Mensual Prestaciones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493" calcext:value-type="float">
            <text:p>493</text:p>
          </table:table-cell>
          <table:table-cell table:style-name="ce3" table:formula="of:=&quot;(&quot; &amp; [.N393] &amp; &quot;,&quot; &amp; [.$R$1] &amp; &quot;, '&quot; &amp; [.L393]  &amp; &quot;', '&quot; &amp; [.I393] &amp;  &quot;', 'D', '&quot; &amp; [.J393] &amp; &quot;', '&quot; &amp; UPPER([.A393]) &amp; &quot;', 'A');&quot;" office:value-type="string" office:string-value="(1069,upper(substr(md5(trunc(random() * 9999999 + 1000000)::text), 1,6)), 'Proceso Mensual Prestaciones', '', 'D', '', '3.12.05', 'A');" calcext:value-type="string">
            <text:p>(1069,upper(substr(md5(trunc(random() * 9999999 + 1000000)::text), 1,6)), 'Proceso Mensual Prestaciones', '', 'D', '', '3.12.05', 'A'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ublic.opcion(id_opcion, codigo_opcion, descripcion, ruta, tipo, uri, jerarquia, estatus) VALUES (1069,upper(substr(md5(trunc(random() * 9999999 + 1000000)::text), 1,6)), 'Proceso Mensual Prestaciones', '', 'D', '', '3.12.05', 'A');" calcext:value-type="string">
            <text:p>INSERT INTO public.opcion(id_opcion, codigo_opcion, descripcion, ruta, tipo, uri, jerarquia, estatus) VALUES (1069,upper(substr(md5(trunc(random() * 9999999 + 1000000)::text), 1,6)), 'Proceso Mensual Prestaciones', '', 'D', '', '3.12.05', 'A');</text:p>
          </table:table-cell>
          <table:table-cell table:number-columns-repeated="2"/>
          <table:table-cell table:formula="of:==IF([.L393] &lt;&gt; &quot;&quot;;&quot;INSERT INTO public.rolopcion(id_rol_opcion, id_rol, id_opcion, consultar, agregar, modificar, eliminar, ejecutar) VALUES (&quot; &amp; [.O393] &amp; &quot;, '41'::integer, &quot; &amp; [.N393] &amp; &quot;, 'S'::text, 'S'::text, 'S'::text, 'S'::text, 'S'::text);&quot;; &quot;&quot;)" office:value-type="string" office:string-value="INSERT INTO public.rolopcion(id_rol_opcion, id_rol, id_opcion, consultar, agregar, modificar, eliminar, ejecutar) VALUES (493, '41'::integer, 1069, 'S'::text, 'S'::text, 'S'::text, 'S'::text, 'S'::text);" calcext:value-type="string">
            <text:p>INSERT INTO public.rolopcion(id_rol_opcion, id_rol, id_opcion, consultar, agregar, modificar, eliminar, ejecutar) VALUES (493, '41'::integer, 1069, 'S'::text, 'S'::text, 'S'::text, 'S'::text, 'S'::text);</text:p>
          </table:table-cell>
        </table:table-row>
        <table:table-row table:style-name="ro2">
          <table:table-cell table:formula="of:=[.$A$388]&amp;&quot;.&quot;&amp;[.D394]" office:value-type="string" office:string-value="3.12.06" calcext:value-type="string">
            <text:p>3.12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ago días Adicionales</text:p>
          </table:table-cell>
          <table:table-cell table:number-columns-repeated="6"/>
          <table:table-cell table:formula="of:=[.E394]" office:value-type="string" office:string-value="Pago días Adicionales" calcext:value-type="string">
            <text:p>Pago días Adicionales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494" calcext:value-type="float">
            <text:p>494</text:p>
          </table:table-cell>
          <table:table-cell table:style-name="ce3" table:formula="of:=&quot;(&quot; &amp; [.N394] &amp; &quot;,&quot; &amp; [.$R$1] &amp; &quot;, '&quot; &amp; [.L394]  &amp; &quot;', '&quot; &amp; [.I394] &amp;  &quot;', 'D', '&quot; &amp; [.J394] &amp; &quot;', '&quot; &amp; UPPER([.A394]) &amp; &quot;', 'A');&quot;" office:value-type="string" office:string-value="(1070,upper(substr(md5(trunc(random() * 9999999 + 1000000)::text), 1,6)), 'Pago días Adicionales', '', 'D', '', '3.12.06', 'A');" calcext:value-type="string">
            <text:p>(1070,upper(substr(md5(trunc(random() * 9999999 + 1000000)::text), 1,6)), 'Pago días Adicionales', '', 'D', '', '3.12.06', 'A'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ublic.opcion(id_opcion, codigo_opcion, descripcion, ruta, tipo, uri, jerarquia, estatus) VALUES (1070,upper(substr(md5(trunc(random() * 9999999 + 1000000)::text), 1,6)), 'Pago días Adicionales', '', 'D', '', '3.12.06', 'A');" calcext:value-type="string">
            <text:p>INSERT INTO public.opcion(id_opcion, codigo_opcion, descripcion, ruta, tipo, uri, jerarquia, estatus) VALUES (1070,upper(substr(md5(trunc(random() * 9999999 + 1000000)::text), 1,6)), 'Pago días Adicionales', '', 'D', '', '3.12.06', 'A');</text:p>
          </table:table-cell>
          <table:table-cell table:number-columns-repeated="2"/>
          <table:table-cell table:formula="of:==IF([.L394] &lt;&gt; &quot;&quot;;&quot;INSERT INTO public.rolopcion(id_rol_opcion, id_rol, id_opcion, consultar, agregar, modificar, eliminar, ejecutar) VALUES (&quot; &amp; [.O394] &amp; &quot;, '41'::integer, &quot; &amp; [.N394] &amp; &quot;, 'S'::text, 'S'::text, 'S'::text, 'S'::text, 'S'::text);&quot;; &quot;&quot;)" office:value-type="string" office:string-value="INSERT INTO public.rolopcion(id_rol_opcion, id_rol, id_opcion, consultar, agregar, modificar, eliminar, ejecutar) VALUES (494, '41'::integer, 1070, 'S'::text, 'S'::text, 'S'::text, 'S'::text, 'S'::text);" calcext:value-type="string">
            <text:p>INSERT INTO public.rolopcion(id_rol_opcion, id_rol, id_opcion, consultar, agregar, modificar, eliminar, ejecutar) VALUES (494, '41'::integer, 1070, 'S'::text, 'S'::text, 'S'::text, 'S'::text, 'S'::text);</text:p>
          </table:table-cell>
        </table:table-row>
        <table:table-row table:style-name="ro2">
          <table:table-cell table:formula="of:=[.$A$388]&amp;&quot;.&quot;&amp;[.D395]" office:value-type="string" office:string-value="3.12.07" calcext:value-type="string">
            <text:p>3.12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gistro Fideicomiso</text:p>
          </table:table-cell>
          <table:table-cell table:number-columns-repeated="6"/>
          <table:table-cell table:formula="of:=[.E395]" office:value-type="string" office:string-value="Registro Fideicomiso" calcext:value-type="string">
            <text:p>Registro Fideicomiso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float" office:value="495" calcext:value-type="float">
            <text:p>495</text:p>
          </table:table-cell>
          <table:table-cell table:style-name="ce3" table:formula="of:=&quot;(&quot; &amp; [.N395] &amp; &quot;,&quot; &amp; [.$R$1] &amp; &quot;, '&quot; &amp; [.L395]  &amp; &quot;', '&quot; &amp; [.I395] &amp;  &quot;', 'D', '&quot; &amp; [.J395] &amp; &quot;', '&quot; &amp; UPPER([.A395]) &amp; &quot;', 'A');&quot;" office:value-type="string" office:string-value="(1071,upper(substr(md5(trunc(random() * 9999999 + 1000000)::text), 1,6)), 'Registro Fideicomiso', '', 'D', '', '3.12.07', 'A');" calcext:value-type="string">
            <text:p>(1071,upper(substr(md5(trunc(random() * 9999999 + 1000000)::text), 1,6)), 'Registro Fideicomiso', '', 'D', '', '3.12.07', 'A'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ublic.opcion(id_opcion, codigo_opcion, descripcion, ruta, tipo, uri, jerarquia, estatus) VALUES (1071,upper(substr(md5(trunc(random() * 9999999 + 1000000)::text), 1,6)), 'Registro Fideicomiso', '', 'D', '', '3.12.07', 'A');" calcext:value-type="string">
            <text:p>INSERT INTO public.opcion(id_opcion, codigo_opcion, descripcion, ruta, tipo, uri, jerarquia, estatus) VALUES (1071,upper(substr(md5(trunc(random() * 9999999 + 1000000)::text), 1,6)), 'Registro Fideicomiso', '', 'D', '', '3.12.07', 'A');</text:p>
          </table:table-cell>
          <table:table-cell table:number-columns-repeated="2"/>
          <table:table-cell table:formula="of:==IF([.L395] &lt;&gt; &quot;&quot;;&quot;INSERT INTO public.rolopcion(id_rol_opcion, id_rol, id_opcion, consultar, agregar, modificar, eliminar, ejecutar) VALUES (&quot; &amp; [.O395] &amp; &quot;, '41'::integer, &quot; &amp; [.N395] &amp; &quot;, 'S'::text, 'S'::text, 'S'::text, 'S'::text, 'S'::text);&quot;; &quot;&quot;)" office:value-type="string" office:string-value="INSERT INTO public.rolopcion(id_rol_opcion, id_rol, id_opcion, consultar, agregar, modificar, eliminar, ejecutar) VALUES (495, '41'::integer, 1071, 'S'::text, 'S'::text, 'S'::text, 'S'::text, 'S'::text);" calcext:value-type="string">
            <text:p>INSERT INTO public.rolopcion(id_rol_opcion, id_rol, id_opcion, consultar, agregar, modificar, eliminar, ejecutar) VALUES (495, '41'::integer, 1071, 'S'::text, 'S'::text, 'S'::text, 'S'::text, 'S'::text);</text:p>
          </table:table-cell>
        </table:table-row>
        <table:table-row table:style-name="ro2">
          <table:table-cell table:formula="of:=[.$A$388]&amp;&quot;.&quot;&amp;[.D396]" office:value-type="string" office:string-value="3.12.08" calcext:value-type="string">
            <text:p>3.12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Fideicomiso por Trabajador</text:p>
          </table:table-cell>
          <table:table-cell table:number-columns-repeated="6"/>
          <table:table-cell table:formula="of:=[.E396]" office:value-type="string" office:string-value="Fideicomiso por Trabajador" calcext:value-type="string">
            <text:p>Fideicomiso por Trabajador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496" calcext:value-type="float">
            <text:p>496</text:p>
          </table:table-cell>
          <table:table-cell table:style-name="ce3" table:formula="of:=&quot;(&quot; &amp; [.N396] &amp; &quot;,&quot; &amp; [.$R$1] &amp; &quot;, '&quot; &amp; [.L396]  &amp; &quot;', '&quot; &amp; [.I396] &amp;  &quot;', 'D', '&quot; &amp; [.J396] &amp; &quot;', '&quot; &amp; UPPER([.A396]) &amp; &quot;', 'A');&quot;" office:value-type="string" office:string-value="(1072,upper(substr(md5(trunc(random() * 9999999 + 1000000)::text), 1,6)), 'Fideicomiso por Trabajador', '', 'D', '', '3.12.08', 'A');" calcext:value-type="string">
            <text:p>(1072,upper(substr(md5(trunc(random() * 9999999 + 1000000)::text), 1,6)), 'Fideicomiso por Trabajador', '', 'D', '', '3.12.08', 'A'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ublic.opcion(id_opcion, codigo_opcion, descripcion, ruta, tipo, uri, jerarquia, estatus) VALUES (1072,upper(substr(md5(trunc(random() * 9999999 + 1000000)::text), 1,6)), 'Fideicomiso por Trabajador', '', 'D', '', '3.12.08', 'A');" calcext:value-type="string">
            <text:p>INSERT INTO public.opcion(id_opcion, codigo_opcion, descripcion, ruta, tipo, uri, jerarquia, estatus) VALUES (1072,upper(substr(md5(trunc(random() * 9999999 + 1000000)::text), 1,6)), 'Fideicomiso por Trabajador', '', 'D', '', '3.12.08', 'A');</text:p>
          </table:table-cell>
          <table:table-cell table:number-columns-repeated="2"/>
          <table:table-cell table:formula="of:==IF([.L396] &lt;&gt; &quot;&quot;;&quot;INSERT INTO public.rolopcion(id_rol_opcion, id_rol, id_opcion, consultar, agregar, modificar, eliminar, ejecutar) VALUES (&quot; &amp; [.O396] &amp; &quot;, '41'::integer, &quot; &amp; [.N396] &amp; &quot;, 'S'::text, 'S'::text, 'S'::text, 'S'::text, 'S'::text);&quot;; &quot;&quot;)" office:value-type="string" office:string-value="INSERT INTO public.rolopcion(id_rol_opcion, id_rol, id_opcion, consultar, agregar, modificar, eliminar, ejecutar) VALUES (496, '41'::integer, 1072, 'S'::text, 'S'::text, 'S'::text, 'S'::text, 'S'::text);" calcext:value-type="string">
            <text:p>INSERT INTO public.rolopcion(id_rol_opcion, id_rol, id_opcion, consultar, agregar, modificar, eliminar, ejecutar) VALUES (496, '41'::integer, 1072, 'S'::text, 'S'::text, 'S'::text, 'S'::text, 'S'::text);</text:p>
          </table:table-cell>
        </table:table-row>
        <table:table-row table:style-name="ro2">
          <table:table-cell table:formula="of:=[.$A$388]&amp;&quot;.&quot;&amp;[.D397]" office:value-type="string" office:string-value="3.12.09" calcext:value-type="string">
            <text:p>3.12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Generar Archivos/Disquete Fideicomisos</text:p>
          </table:table-cell>
          <table:table-cell table:number-columns-repeated="6"/>
          <table:table-cell table:formula="of:=[.E397]" office:value-type="string" office:string-value="Generar Archivos/Disquete Fideicomisos" calcext:value-type="string">
            <text:p>Generar Archivos/Disquete Fideicomisos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float" office:value="497" calcext:value-type="float">
            <text:p>497</text:p>
          </table:table-cell>
          <table:table-cell table:style-name="ce3" table:formula="of:=&quot;(&quot; &amp; [.N397] &amp; &quot;,&quot; &amp; [.$R$1] &amp; &quot;, '&quot; &amp; [.L397]  &amp; &quot;', '&quot; &amp; [.I397] &amp;  &quot;', 'D', '&quot; &amp; [.J397] &amp; &quot;', '&quot; &amp; UPPER([.A397]) &amp; &quot;', 'A');&quot;" office:value-type="string" office:string-value="(1073,upper(substr(md5(trunc(random() * 9999999 + 1000000)::text), 1,6)), 'Generar Archivos/Disquete Fideicomisos', '', 'D', '', '3.12.09', 'A');" calcext:value-type="string">
            <text:p>(1073,upper(substr(md5(trunc(random() * 9999999 + 1000000)::text), 1,6)), 'Generar Archivos/Disquete Fideicomisos', '', 'D', '', '3.12.09', 'A'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ublic.opcion(id_opcion, codigo_opcion, descripcion, ruta, tipo, uri, jerarquia, estatus) VALUES (1073,upper(substr(md5(trunc(random() * 9999999 + 1000000)::text), 1,6)), 'Generar Archivos/Disquete Fideicomisos', '', 'D', '', '3.12.09', 'A');" calcext:value-type="string">
            <text:p>INSERT INTO public.opcion(id_opcion, codigo_opcion, descripcion, ruta, tipo, uri, jerarquia, estatus) VALUES (1073,upper(substr(md5(trunc(random() * 9999999 + 1000000)::text), 1,6)), 'Generar Archivos/Disquete Fideicomisos', '', 'D', '', '3.12.09', 'A');</text:p>
          </table:table-cell>
          <table:table-cell table:number-columns-repeated="2"/>
          <table:table-cell table:formula="of:==IF([.L397] &lt;&gt; &quot;&quot;;&quot;INSERT INTO public.rolopcion(id_rol_opcion, id_rol, id_opcion, consultar, agregar, modificar, eliminar, ejecutar) VALUES (&quot; &amp; [.O397] &amp; &quot;, '41'::integer, &quot; &amp; [.N397] &amp; &quot;, 'S'::text, 'S'::text, 'S'::text, 'S'::text, 'S'::text);&quot;; &quot;&quot;)" office:value-type="string" office:string-value="INSERT INTO public.rolopcion(id_rol_opcion, id_rol, id_opcion, consultar, agregar, modificar, eliminar, ejecutar) VALUES (497, '41'::integer, 1073, 'S'::text, 'S'::text, 'S'::text, 'S'::text, 'S'::text);" calcext:value-type="string">
            <text:p>INSERT INTO public.rolopcion(id_rol_opcion, id_rol, id_opcion, consultar, agregar, modificar, eliminar, ejecutar) VALUES (497, '41'::integer, 1073, 'S'::text, 'S'::text, 'S'::text, 'S'::text, 'S'::text);</text:p>
          </table:table-cell>
        </table:table-row>
        <table:table-row table:style-name="ro2">
          <table:table-cell table:formula="of:=[.$A$388]&amp;&quot;.&quot;&amp;[.D398]" office:value-type="string" office:string-value="3.12.10" calcext:value-type="string">
            <text:p>3.12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398]" office:value-type="string" office:string-value="Reportes" calcext:value-type="string">
            <text:p>Reportes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498" calcext:value-type="float">
            <text:p>498</text:p>
          </table:table-cell>
          <table:table-cell table:style-name="ce3" table:formula="of:=&quot;(&quot; &amp; [.N398] &amp; &quot;,&quot; &amp; [.$R$1] &amp; &quot;, '&quot; &amp; [.L398]  &amp; &quot;', '&quot; &amp; [.I398] &amp;  &quot;', 'D', '&quot; &amp; [.J398] &amp; &quot;', '&quot; &amp; UPPER([.A398]) &amp; &quot;', 'A');&quot;" office:value-type="string" office:string-value="(1074,upper(substr(md5(trunc(random() * 9999999 + 1000000)::text), 1,6)), 'Reportes', '', 'D', '', '3.12.10', 'A');" calcext:value-type="string">
            <text:p>(1074,upper(substr(md5(trunc(random() * 9999999 + 1000000)::text), 1,6)), 'Reportes', '', 'D', '', '3.12.10', 'A'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ublic.opcion(id_opcion, codigo_opcion, descripcion, ruta, tipo, uri, jerarquia, estatus) VALUES (1074,upper(substr(md5(trunc(random() * 9999999 + 1000000)::text), 1,6)), 'Reportes', '', 'D', '', '3.12.10', 'A');" calcext:value-type="string">
            <text:p>INSERT INTO public.opcion(id_opcion, codigo_opcion, descripcion, ruta, tipo, uri, jerarquia, estatus) VALUES (1074,upper(substr(md5(trunc(random() * 9999999 + 1000000)::text), 1,6)), 'Reportes', '', 'D', '', '3.12.10', 'A');</text:p>
          </table:table-cell>
          <table:table-cell table:number-columns-repeated="2"/>
          <table:table-cell table:formula="of:==IF([.L398] &lt;&gt; &quot;&quot;;&quot;INSERT INTO public.rolopcion(id_rol_opcion, id_rol, id_opcion, consultar, agregar, modificar, eliminar, ejecutar) VALUES (&quot; &amp; [.O398] &amp; &quot;, '41'::integer, &quot; &amp; [.N398] &amp; &quot;, 'S'::text, 'S'::text, 'S'::text, 'S'::text, 'S'::text);&quot;; &quot;&quot;)" office:value-type="string" office:string-value="INSERT INTO public.rolopcion(id_rol_opcion, id_rol, id_opcion, consultar, agregar, modificar, eliminar, ejecutar) VALUES (498, '41'::integer, 1074, 'S'::text, 'S'::text, 'S'::text, 'S'::text, 'S'::text);" calcext:value-type="string">
            <text:p>INSERT INTO public.rolopcion(id_rol_opcion, id_rol, id_opcion, consultar, agregar, modificar, eliminar, ejecutar) VALUES (498, '41'::integer, 1074, 'S'::text, 'S'::text, 'S'::text, 'S'::text, 'S'::text);</text:p>
          </table:table-cell>
        </table:table-row>
        <table:table-row table:style-name="ro2">
          <table:table-cell table:formula="of:=[.$A$398]&amp;&quot;.&quot;&amp;[.E399]" office:value-type="string" office:string-value="3.12.10.01" calcext:value-type="string">
            <text:p>3.12.10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estaciones Mensuales</text:p>
          </table:table-cell>
          <table:table-cell table:number-columns-repeated="5"/>
          <table:table-cell table:formula="of:=[.F399]" office:value-type="string" office:string-value="Prestaciones Mensuales" calcext:value-type="string">
            <text:p>Prestaciones Mensuales</text:p>
          </table:table-cell>
          <table:table-cell/>
          <table:table-cell office:value-type="float" office:value="1075" calcext:value-type="float">
            <text:p>1075</text:p>
          </table:table-cell>
          <table:table-cell office:value-type="float" office:value="499" calcext:value-type="float">
            <text:p>499</text:p>
          </table:table-cell>
          <table:table-cell table:style-name="ce3" table:formula="of:=&quot;(&quot; &amp; [.N399] &amp; &quot;,&quot; &amp; [.$R$1] &amp; &quot;, '&quot; &amp; [.L399]  &amp; &quot;', '&quot; &amp; [.I399] &amp;  &quot;', 'D', '&quot; &amp; [.J399] &amp; &quot;', '&quot; &amp; UPPER([.A399]) &amp; &quot;', 'A');&quot;" office:value-type="string" office:string-value="(1075,upper(substr(md5(trunc(random() * 9999999 + 1000000)::text), 1,6)), 'Prestaciones Mensuales', '', 'D', '', '3.12.10.01', 'A');" calcext:value-type="string">
            <text:p>(1075,upper(substr(md5(trunc(random() * 9999999 + 1000000)::text), 1,6)), 'Prestaciones Mensuales', '', 'D', '', '3.12.10.01', 'A'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ublic.opcion(id_opcion, codigo_opcion, descripcion, ruta, tipo, uri, jerarquia, estatus) VALUES (1075,upper(substr(md5(trunc(random() * 9999999 + 1000000)::text), 1,6)), 'Prestaciones Mensuales', '', 'D', '', '3.12.10.01', 'A');" calcext:value-type="string">
            <text:p>INSERT INTO public.opcion(id_opcion, codigo_opcion, descripcion, ruta, tipo, uri, jerarquia, estatus) VALUES (1075,upper(substr(md5(trunc(random() * 9999999 + 1000000)::text), 1,6)), 'Prestaciones Mensuales', '', 'D', '', '3.12.10.01', 'A');</text:p>
          </table:table-cell>
          <table:table-cell table:number-columns-repeated="2"/>
          <table:table-cell table:formula="of:==IF([.L399] &lt;&gt; &quot;&quot;;&quot;INSERT INTO public.rolopcion(id_rol_opcion, id_rol, id_opcion, consultar, agregar, modificar, eliminar, ejecutar) VALUES (&quot; &amp; [.O399] &amp; &quot;, '41'::integer, &quot; &amp; [.N399] &amp; &quot;, 'S'::text, 'S'::text, 'S'::text, 'S'::text, 'S'::text);&quot;; &quot;&quot;)" office:value-type="string" office:string-value="INSERT INTO public.rolopcion(id_rol_opcion, id_rol, id_opcion, consultar, agregar, modificar, eliminar, ejecutar) VALUES (499, '41'::integer, 1075, 'S'::text, 'S'::text, 'S'::text, 'S'::text, 'S'::text);" calcext:value-type="string">
            <text:p>INSERT INTO public.rolopcion(id_rol_opcion, id_rol, id_opcion, consultar, agregar, modificar, eliminar, ejecutar) VALUES (499, '41'::integer, 1075, 'S'::text, 'S'::text, 'S'::text, 'S'::text, 'S'::text);</text:p>
          </table:table-cell>
        </table:table-row>
        <table:table-row table:style-name="ro2">
          <table:table-cell table:formula="of:=[.$A$398]&amp;&quot;.&quot;&amp;[.E400]" office:value-type="string" office:string-value="3.12.10.02" calcext:value-type="string">
            <text:p>3.12.10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ias Adicionales</text:p>
          </table:table-cell>
          <table:table-cell table:number-columns-repeated="5"/>
          <table:table-cell table:formula="of:=[.F400]" office:value-type="string" office:string-value="Dias Adicionales" calcext:value-type="string">
            <text:p>Dias Adicionales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500" calcext:value-type="float">
            <text:p>500</text:p>
          </table:table-cell>
          <table:table-cell table:style-name="ce3" table:formula="of:=&quot;(&quot; &amp; [.N400] &amp; &quot;,&quot; &amp; [.$R$1] &amp; &quot;, '&quot; &amp; [.L400]  &amp; &quot;', '&quot; &amp; [.I400] &amp;  &quot;', 'D', '&quot; &amp; [.J400] &amp; &quot;', '&quot; &amp; UPPER([.A400]) &amp; &quot;', 'A');&quot;" office:value-type="string" office:string-value="(1076,upper(substr(md5(trunc(random() * 9999999 + 1000000)::text), 1,6)), 'Dias Adicionales', '', 'D', '', '3.12.10.02', 'A');" calcext:value-type="string">
            <text:p>(1076,upper(substr(md5(trunc(random() * 9999999 + 1000000)::text), 1,6)), 'Dias Adicionales', '', 'D', '', '3.12.10.02', 'A'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ublic.opcion(id_opcion, codigo_opcion, descripcion, ruta, tipo, uri, jerarquia, estatus) VALUES (1076,upper(substr(md5(trunc(random() * 9999999 + 1000000)::text), 1,6)), 'Dias Adicionales', '', 'D', '', '3.12.10.02', 'A');" calcext:value-type="string">
            <text:p>INSERT INTO public.opcion(id_opcion, codigo_opcion, descripcion, ruta, tipo, uri, jerarquia, estatus) VALUES (1076,upper(substr(md5(trunc(random() * 9999999 + 1000000)::text), 1,6)), 'Dias Adicionales', '', 'D', '', '3.12.10.02', 'A');</text:p>
          </table:table-cell>
          <table:table-cell table:number-columns-repeated="2"/>
          <table:table-cell table:formula="of:==IF([.L400] &lt;&gt; &quot;&quot;;&quot;INSERT INTO public.rolopcion(id_rol_opcion, id_rol, id_opcion, consultar, agregar, modificar, eliminar, ejecutar) VALUES (&quot; &amp; [.O400] &amp; &quot;, '41'::integer, &quot; &amp; [.N400] &amp; &quot;, 'S'::text, 'S'::text, 'S'::text, 'S'::text, 'S'::text);&quot;; &quot;&quot;)" office:value-type="string" office:string-value="INSERT INTO public.rolopcion(id_rol_opcion, id_rol, id_opcion, consultar, agregar, modificar, eliminar, ejecutar) VALUES (500, '41'::integer, 1076, 'S'::text, 'S'::text, 'S'::text, 'S'::text, 'S'::text);" calcext:value-type="string">
            <text:p>INSERT INTO public.rolopcion(id_rol_opcion, id_rol, id_opcion, consultar, agregar, modificar, eliminar, ejecutar) VALUES (500, '41'::integer, 1076, 'S'::text, 'S'::text, 'S'::text, 'S'::text, 'S'::text);</text:p>
          </table:table-cell>
        </table:table-row>
        <table:table-row table:style-name="ro2">
          <table:table-cell table:formula="of:=[.$A$398]&amp;&quot;.&quot;&amp;[.E401]" office:value-type="string" office:string-value="3.12.10.03" calcext:value-type="string">
            <text:p>3.12.10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bono 5 Días</text:p>
          </table:table-cell>
          <table:table-cell table:number-columns-repeated="5"/>
          <table:table-cell table:formula="of:=[.F401]" office:value-type="string" office:string-value="Abono 5 Días" calcext:value-type="string">
            <text:p>Abono 5 Días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501" calcext:value-type="float">
            <text:p>501</text:p>
          </table:table-cell>
          <table:table-cell table:style-name="ce3" table:formula="of:=&quot;(&quot; &amp; [.N401] &amp; &quot;,&quot; &amp; [.$R$1] &amp; &quot;, '&quot; &amp; [.L401]  &amp; &quot;', '&quot; &amp; [.I401] &amp;  &quot;', 'D', '&quot; &amp; [.J401] &amp; &quot;', '&quot; &amp; UPPER([.A401]) &amp; &quot;', 'A');&quot;" office:value-type="string" office:string-value="(1077,upper(substr(md5(trunc(random() * 9999999 + 1000000)::text), 1,6)), 'Abono 5 Días', '', 'D', '', '3.12.10.03', 'A');" calcext:value-type="string">
            <text:p>(1077,upper(substr(md5(trunc(random() * 9999999 + 1000000)::text), 1,6)), 'Abono 5 Días', '', 'D', '', '3.12.10.03', 'A'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ublic.opcion(id_opcion, codigo_opcion, descripcion, ruta, tipo, uri, jerarquia, estatus) VALUES (1077,upper(substr(md5(trunc(random() * 9999999 + 1000000)::text), 1,6)), 'Abono 5 Días', '', 'D', '', '3.12.10.03', 'A');" calcext:value-type="string">
            <text:p>INSERT INTO public.opcion(id_opcion, codigo_opcion, descripcion, ruta, tipo, uri, jerarquia, estatus) VALUES (1077,upper(substr(md5(trunc(random() * 9999999 + 1000000)::text), 1,6)), 'Abono 5 Días', '', 'D', '', '3.12.10.03', 'A');</text:p>
          </table:table-cell>
          <table:table-cell table:number-columns-repeated="2"/>
          <table:table-cell table:formula="of:==IF([.L401] &lt;&gt; &quot;&quot;;&quot;INSERT INTO public.rolopcion(id_rol_opcion, id_rol, id_opcion, consultar, agregar, modificar, eliminar, ejecutar) VALUES (&quot; &amp; [.O401] &amp; &quot;, '41'::integer, &quot; &amp; [.N401] &amp; &quot;, 'S'::text, 'S'::text, 'S'::text, 'S'::text, 'S'::text);&quot;; &quot;&quot;)" office:value-type="string" office:string-value="INSERT INTO public.rolopcion(id_rol_opcion, id_rol, id_opcion, consultar, agregar, modificar, eliminar, ejecutar) VALUES (501, '41'::integer, 1077, 'S'::text, 'S'::text, 'S'::text, 'S'::text, 'S'::text);" calcext:value-type="string">
            <text:p>INSERT INTO public.rolopcion(id_rol_opcion, id_rol, id_opcion, consultar, agregar, modificar, eliminar, ejecutar) VALUES (501, '41'::integer, 1077, 'S'::text, 'S'::text, 'S'::text, 'S'::text, 'S'::text);</text:p>
          </table:table-cell>
        </table:table-row>
        <table:table-row table:style-name="ro2">
          <table:table-cell table:formula="of:=[.$A$398]&amp;&quot;.&quot;&amp;[.E402]" office:value-type="string" office:string-value="3.12.10.04" calcext:value-type="string">
            <text:p>3.12.10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Estados de Cuenta General</text:p>
          </table:table-cell>
          <table:table-cell table:number-columns-repeated="5"/>
          <table:table-cell table:formula="of:=[.F402]" office:value-type="string" office:string-value="Estados de Cuenta General" calcext:value-type="string">
            <text:p>Estados de Cuenta General</text:p>
          </table:table-cell>
          <table:table-cell/>
          <table:table-cell office:value-type="float" office:value="1078" calcext:value-type="float">
            <text:p>1078</text:p>
          </table:table-cell>
          <table:table-cell office:value-type="float" office:value="502" calcext:value-type="float">
            <text:p>502</text:p>
          </table:table-cell>
          <table:table-cell table:style-name="ce3" table:formula="of:=&quot;(&quot; &amp; [.N402] &amp; &quot;,&quot; &amp; [.$R$1] &amp; &quot;, '&quot; &amp; [.L402]  &amp; &quot;', '&quot; &amp; [.I402] &amp;  &quot;', 'D', '&quot; &amp; [.J402] &amp; &quot;', '&quot; &amp; UPPER([.A402]) &amp; &quot;', 'A');&quot;" office:value-type="string" office:string-value="(1078,upper(substr(md5(trunc(random() * 9999999 + 1000000)::text), 1,6)), 'Estados de Cuenta General', '', 'D', '', '3.12.10.04', 'A');" calcext:value-type="string">
            <text:p>(1078,upper(substr(md5(trunc(random() * 9999999 + 1000000)::text), 1,6)), 'Estados de Cuenta General', '', 'D', '', '3.12.10.04', 'A'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ublic.opcion(id_opcion, codigo_opcion, descripcion, ruta, tipo, uri, jerarquia, estatus) VALUES (1078,upper(substr(md5(trunc(random() * 9999999 + 1000000)::text), 1,6)), 'Estados de Cuenta General', '', 'D', '', '3.12.10.04', 'A');" calcext:value-type="string">
            <text:p>INSERT INTO public.opcion(id_opcion, codigo_opcion, descripcion, ruta, tipo, uri, jerarquia, estatus) VALUES (1078,upper(substr(md5(trunc(random() * 9999999 + 1000000)::text), 1,6)), 'Estados de Cuenta General', '', 'D', '', '3.12.10.04', 'A');</text:p>
          </table:table-cell>
          <table:table-cell table:number-columns-repeated="2"/>
          <table:table-cell table:formula="of:==IF([.L402] &lt;&gt; &quot;&quot;;&quot;INSERT INTO public.rolopcion(id_rol_opcion, id_rol, id_opcion, consultar, agregar, modificar, eliminar, ejecutar) VALUES (&quot; &amp; [.O402] &amp; &quot;, '41'::integer, &quot; &amp; [.N402] &amp; &quot;, 'S'::text, 'S'::text, 'S'::text, 'S'::text, 'S'::text);&quot;; &quot;&quot;)" office:value-type="string" office:string-value="INSERT INTO public.rolopcion(id_rol_opcion, id_rol, id_opcion, consultar, agregar, modificar, eliminar, ejecutar) VALUES (502, '41'::integer, 1078, 'S'::text, 'S'::text, 'S'::text, 'S'::text, 'S'::text);" calcext:value-type="string">
            <text:p>INSERT INTO public.rolopcion(id_rol_opcion, id_rol, id_opcion, consultar, agregar, modificar, eliminar, ejecutar) VALUES (502, '41'::integer, 1078, 'S'::text, 'S'::text, 'S'::text, 'S'::text, 'S'::text);</text:p>
          </table:table-cell>
        </table:table-row>
        <table:table-row table:style-name="ro2">
          <table:table-cell table:formula="of:=[.$A$398]&amp;&quot;.&quot;&amp;[.E403]" office:value-type="string" office:string-value="3.12.10.05" calcext:value-type="string">
            <text:p>3.12.10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Estados de Cuenta Individual</text:p>
          </table:table-cell>
          <table:table-cell table:number-columns-repeated="5"/>
          <table:table-cell table:formula="of:=[.F403]" office:value-type="string" office:string-value="Estados de Cuenta Individual" calcext:value-type="string">
            <text:p>Estados de Cuenta Individual</text:p>
          </table:table-cell>
          <table:table-cell/>
          <table:table-cell office:value-type="float" office:value="1079" calcext:value-type="float">
            <text:p>1079</text:p>
          </table:table-cell>
          <table:table-cell office:value-type="float" office:value="503" calcext:value-type="float">
            <text:p>503</text:p>
          </table:table-cell>
          <table:table-cell table:style-name="ce3" table:formula="of:=&quot;(&quot; &amp; [.N403] &amp; &quot;,&quot; &amp; [.$R$1] &amp; &quot;, '&quot; &amp; [.L403]  &amp; &quot;', '&quot; &amp; [.I403] &amp;  &quot;', 'D', '&quot; &amp; [.J403] &amp; &quot;', '&quot; &amp; UPPER([.A403]) &amp; &quot;', 'A');&quot;" office:value-type="string" office:string-value="(1079,upper(substr(md5(trunc(random() * 9999999 + 1000000)::text), 1,6)), 'Estados de Cuenta Individual', '', 'D', '', '3.12.10.05', 'A');" calcext:value-type="string">
            <text:p>(1079,upper(substr(md5(trunc(random() * 9999999 + 1000000)::text), 1,6)), 'Estados de Cuenta Individual', '', 'D', '', '3.12.10.05', 'A'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ublic.opcion(id_opcion, codigo_opcion, descripcion, ruta, tipo, uri, jerarquia, estatus) VALUES (1079,upper(substr(md5(trunc(random() * 9999999 + 1000000)::text), 1,6)), 'Estados de Cuenta Individual', '', 'D', '', '3.12.10.05', 'A');" calcext:value-type="string">
            <text:p>INSERT INTO public.opcion(id_opcion, codigo_opcion, descripcion, ruta, tipo, uri, jerarquia, estatus) VALUES (1079,upper(substr(md5(trunc(random() * 9999999 + 1000000)::text), 1,6)), 'Estados de Cuenta Individual', '', 'D', '', '3.12.10.05', 'A');</text:p>
          </table:table-cell>
          <table:table-cell table:number-columns-repeated="2"/>
          <table:table-cell table:formula="of:==IF([.L403] &lt;&gt; &quot;&quot;;&quot;INSERT INTO public.rolopcion(id_rol_opcion, id_rol, id_opcion, consultar, agregar, modificar, eliminar, ejecutar) VALUES (&quot; &amp; [.O403] &amp; &quot;, '41'::integer, &quot; &amp; [.N403] &amp; &quot;, 'S'::text, 'S'::text, 'S'::text, 'S'::text, 'S'::text);&quot;; &quot;&quot;)" office:value-type="string" office:string-value="INSERT INTO public.rolopcion(id_rol_opcion, id_rol, id_opcion, consultar, agregar, modificar, eliminar, ejecutar) VALUES (503, '41'::integer, 1079, 'S'::text, 'S'::text, 'S'::text, 'S'::text, 'S'::text);" calcext:value-type="string">
            <text:p>INSERT INTO public.rolopcion(id_rol_opcion, id_rol, id_opcion, consultar, agregar, modificar, eliminar, ejecutar) VALUES (503, '41'::integer, 1079, 'S'::text, 'S'::text, 'S'::text, 'S'::text, 'S'::text);</text:p>
          </table:table-cell>
        </table:table-row>
        <table:table-row table:style-name="ro2">
          <table:table-cell table:formula="of:=[.$A$398]&amp;&quot;.&quot;&amp;[.E404]" office:value-type="string" office:string-value="3.12.10.06" calcext:value-type="string">
            <text:p>3.12.10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Por Categoría Presupuesto</text:p>
          </table:table-cell>
          <table:table-cell table:number-columns-repeated="5"/>
          <table:table-cell table:formula="of:=[.F404]" office:value-type="string" office:string-value="Por Categoría Presupuesto" calcext:value-type="string">
            <text:p>Por Categoría Presupuesto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504" calcext:value-type="float">
            <text:p>504</text:p>
          </table:table-cell>
          <table:table-cell table:style-name="ce3" table:formula="of:=&quot;(&quot; &amp; [.N404] &amp; &quot;,&quot; &amp; [.$R$1] &amp; &quot;, '&quot; &amp; [.L404]  &amp; &quot;', '&quot; &amp; [.I404] &amp;  &quot;', 'D', '&quot; &amp; [.J404] &amp; &quot;', '&quot; &amp; UPPER([.A404]) &amp; &quot;', 'A');&quot;" office:value-type="string" office:string-value="(1080,upper(substr(md5(trunc(random() * 9999999 + 1000000)::text), 1,6)), 'Por Categoría Presupuesto', '', 'D', '', '3.12.10.06', 'A');" calcext:value-type="string">
            <text:p>(1080,upper(substr(md5(trunc(random() * 9999999 + 1000000)::text), 1,6)), 'Por Categoría Presupuesto', '', 'D', '', '3.12.10.06', 'A'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ublic.opcion(id_opcion, codigo_opcion, descripcion, ruta, tipo, uri, jerarquia, estatus) VALUES (1080,upper(substr(md5(trunc(random() * 9999999 + 1000000)::text), 1,6)), 'Por Categoría Presupuesto', '', 'D', '', '3.12.10.06', 'A');" calcext:value-type="string">
            <text:p>INSERT INTO public.opcion(id_opcion, codigo_opcion, descripcion, ruta, tipo, uri, jerarquia, estatus) VALUES (1080,upper(substr(md5(trunc(random() * 9999999 + 1000000)::text), 1,6)), 'Por Categoría Presupuesto', '', 'D', '', '3.12.10.06', 'A');</text:p>
          </table:table-cell>
          <table:table-cell table:number-columns-repeated="2"/>
          <table:table-cell table:formula="of:==IF([.L404] &lt;&gt; &quot;&quot;;&quot;INSERT INTO public.rolopcion(id_rol_opcion, id_rol, id_opcion, consultar, agregar, modificar, eliminar, ejecutar) VALUES (&quot; &amp; [.O404] &amp; &quot;, '41'::integer, &quot; &amp; [.N404] &amp; &quot;, 'S'::text, 'S'::text, 'S'::text, 'S'::text, 'S'::text);&quot;; &quot;&quot;)" office:value-type="string" office:string-value="INSERT INTO public.rolopcion(id_rol_opcion, id_rol, id_opcion, consultar, agregar, modificar, eliminar, ejecutar) VALUES (504, '41'::integer, 1080, 'S'::text, 'S'::text, 'S'::text, 'S'::text, 'S'::text);" calcext:value-type="string">
            <text:p>INSERT INTO public.rolopcion(id_rol_opcion, id_rol, id_opcion, consultar, agregar, modificar, eliminar, ejecutar) VALUES (504, '41'::integer, 1080, 'S'::text, 'S'::text, 'S'::text, 'S'::text, 'S'::text);</text:p>
          </table:table-cell>
        </table:table-row>
        <table:table-row table:style-name="ro2">
          <table:table-cell table:formula="of:=[.$A$157]&amp;&quot;.&quot;&amp;[.C405]" office:value-type="string" office:string-value="3.13" calcext:value-type="string">
            <text:p>3.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sivos Laborales</text:p>
          </table:table-cell>
          <table:table-cell table:number-columns-repeated="7"/>
          <table:table-cell table:formula="of:=[.D405]" office:value-type="string" office:string-value="Pasivos Laborales" calcext:value-type="string">
            <text:p>Pasivos Laborales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505" calcext:value-type="float">
            <text:p>505</text:p>
          </table:table-cell>
          <table:table-cell table:style-name="ce3" table:formula="of:=&quot;(&quot; &amp; [.N405] &amp; &quot;,&quot; &amp; [.$R$1] &amp; &quot;, '&quot; &amp; [.L405]  &amp; &quot;', '&quot; &amp; [.I405] &amp;  &quot;', 'D', '&quot; &amp; [.J405] &amp; &quot;', '&quot; &amp; UPPER([.A405]) &amp; &quot;', 'A');&quot;" office:value-type="string" office:string-value="(1081,upper(substr(md5(trunc(random() * 9999999 + 1000000)::text), 1,6)), 'Pasivos Laborales', '', 'D', '', '3.13', 'A');" calcext:value-type="string">
            <text:p>(1081,upper(substr(md5(trunc(random() * 9999999 + 1000000)::text), 1,6)), 'Pasivos Laborales', '', 'D', '', '3.13', 'A'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ublic.opcion(id_opcion, codigo_opcion, descripcion, ruta, tipo, uri, jerarquia, estatus) VALUES (1081,upper(substr(md5(trunc(random() * 9999999 + 1000000)::text), 1,6)), 'Pasivos Laborales', '', 'D', '', '3.13', 'A');" calcext:value-type="string">
            <text:p>INSERT INTO public.opcion(id_opcion, codigo_opcion, descripcion, ruta, tipo, uri, jerarquia, estatus) VALUES (1081,upper(substr(md5(trunc(random() * 9999999 + 1000000)::text), 1,6)), 'Pasivos Laborales', '', 'D', '', '3.13', 'A');</text:p>
          </table:table-cell>
          <table:table-cell table:number-columns-repeated="2"/>
          <table:table-cell table:formula="of:==IF([.L405] &lt;&gt; &quot;&quot;;&quot;INSERT INTO public.rolopcion(id_rol_opcion, id_rol, id_opcion, consultar, agregar, modificar, eliminar, ejecutar) VALUES (&quot; &amp; [.O405] &amp; &quot;, '41'::integer, &quot; &amp; [.N405] &amp; &quot;, 'S'::text, 'S'::text, 'S'::text, 'S'::text, 'S'::text);&quot;; &quot;&quot;)" office:value-type="string" office:string-value="INSERT INTO public.rolopcion(id_rol_opcion, id_rol, id_opcion, consultar, agregar, modificar, eliminar, ejecutar) VALUES (505, '41'::integer, 1081, 'S'::text, 'S'::text, 'S'::text, 'S'::text, 'S'::text);" calcext:value-type="string">
            <text:p>INSERT INTO public.rolopcion(id_rol_opcion, id_rol, id_opcion, consultar, agregar, modificar, eliminar, ejecutar) VALUES (505, '41'::integer, 1081, 'S'::text, 'S'::text, 'S'::text, 'S'::text, 'S'::text);</text:p>
          </table:table-cell>
        </table:table-row>
        <table:table-row table:style-name="ro2">
          <table:table-cell table:formula="of:=[.$A$405]&amp;&quot;.&quot;&amp;[.D406]" office:value-type="string" office:string-value="3.13.01" calcext:value-type="string">
            <text:p>3.1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6"/>
          <table:table-cell table:formula="of:=[.E406]" office:value-type="string" office:string-value="Calcular el Tiempo de Servicio en APN" calcext:value-type="string">
            <text:p>Calcular el Tiempo de Servicio en APN</text:p>
          </table:table-cell>
          <table:table-cell/>
          <table:table-cell office:value-type="float" office:value="1082" calcext:value-type="float">
            <text:p>1082</text:p>
          </table:table-cell>
          <table:table-cell office:value-type="float" office:value="506" calcext:value-type="float">
            <text:p>506</text:p>
          </table:table-cell>
          <table:table-cell table:style-name="ce3" table:formula="of:=&quot;(&quot; &amp; [.N406] &amp; &quot;,&quot; &amp; [.$R$1] &amp; &quot;, '&quot; &amp; [.L406]  &amp; &quot;', '&quot; &amp; [.I406] &amp;  &quot;', 'D', '&quot; &amp; [.J406] &amp; &quot;', '&quot; &amp; UPPER([.A406]) &amp; &quot;', 'A');&quot;" office:value-type="string" office:string-value="(1082,upper(substr(md5(trunc(random() * 9999999 + 1000000)::text), 1,6)), 'Calcular el Tiempo de Servicio en APN', '', 'D', '', '3.13.01', 'A');" calcext:value-type="string">
            <text:p>(1082,upper(substr(md5(trunc(random() * 9999999 + 1000000)::text), 1,6)), 'Calcular el Tiempo de Servicio en APN', '', 'D', '', '3.13.01', 'A'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ublic.opcion(id_opcion, codigo_opcion, descripcion, ruta, tipo, uri, jerarquia, estatus) VALUES (1082,upper(substr(md5(trunc(random() * 9999999 + 1000000)::text), 1,6)), 'Calcular el Tiempo de Servicio en APN', '', 'D', '', '3.13.01', 'A');" calcext:value-type="string">
            <text:p>INSERT INTO public.opcion(id_opcion, codigo_opcion, descripcion, ruta, tipo, uri, jerarquia, estatus) VALUES (1082,upper(substr(md5(trunc(random() * 9999999 + 1000000)::text), 1,6)), 'Calcular el Tiempo de Servicio en APN', '', 'D', '', '3.13.01', 'A');</text:p>
          </table:table-cell>
          <table:table-cell table:number-columns-repeated="2"/>
          <table:table-cell table:formula="of:==IF([.L406] &lt;&gt; &quot;&quot;;&quot;INSERT INTO public.rolopcion(id_rol_opcion, id_rol, id_opcion, consultar, agregar, modificar, eliminar, ejecutar) VALUES (&quot; &amp; [.O406] &amp; &quot;, '41'::integer, &quot; &amp; [.N406] &amp; &quot;, 'S'::text, 'S'::text, 'S'::text, 'S'::text, 'S'::text);&quot;; &quot;&quot;)" office:value-type="string" office:string-value="INSERT INTO public.rolopcion(id_rol_opcion, id_rol, id_opcion, consultar, agregar, modificar, eliminar, ejecutar) VALUES (506, '41'::integer, 1082, 'S'::text, 'S'::text, 'S'::text, 'S'::text, 'S'::text);" calcext:value-type="string">
            <text:p>INSERT INTO public.rolopcion(id_rol_opcion, id_rol, id_opcion, consultar, agregar, modificar, eliminar, ejecutar) VALUES (506, '41'::integer, 1082, 'S'::text, 'S'::text, 'S'::text, 'S'::text, 'S'::text);</text:p>
          </table:table-cell>
        </table:table-row>
        <table:table-row table:style-name="ro2">
          <table:table-cell table:formula="of:=[.$A$405]&amp;&quot;.&quot;&amp;[.D407]" office:value-type="string" office:string-value="3.13.02" calcext:value-type="string">
            <text:p>3.1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Devengado Integral</text:p>
          </table:table-cell>
          <table:table-cell table:number-columns-repeated="6"/>
          <table:table-cell table:formula="of:=[.E407]" office:value-type="string" office:string-value="Histórico Devengado Integral" calcext:value-type="string">
            <text:p>Histórico Devengado Integral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507" calcext:value-type="float">
            <text:p>507</text:p>
          </table:table-cell>
          <table:table-cell table:style-name="ce3" table:formula="of:=&quot;(&quot; &amp; [.N407] &amp; &quot;,&quot; &amp; [.$R$1] &amp; &quot;, '&quot; &amp; [.L407]  &amp; &quot;', '&quot; &amp; [.I407] &amp;  &quot;', 'D', '&quot; &amp; [.J407] &amp; &quot;', '&quot; &amp; UPPER([.A407]) &amp; &quot;', 'A');&quot;" office:value-type="string" office:string-value="(1083,upper(substr(md5(trunc(random() * 9999999 + 1000000)::text), 1,6)), 'Histórico Devengado Integral', '', 'D', '', '3.13.02', 'A');" calcext:value-type="string">
            <text:p>(1083,upper(substr(md5(trunc(random() * 9999999 + 1000000)::text), 1,6)), 'Histórico Devengado Integral', '', 'D', '', '3.13.02', 'A'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ublic.opcion(id_opcion, codigo_opcion, descripcion, ruta, tipo, uri, jerarquia, estatus) VALUES (1083,upper(substr(md5(trunc(random() * 9999999 + 1000000)::text), 1,6)), 'Histórico Devengado Integral', '', 'D', '', '3.13.02', 'A');" calcext:value-type="string">
            <text:p>INSERT INTO public.opcion(id_opcion, codigo_opcion, descripcion, ruta, tipo, uri, jerarquia, estatus) VALUES (1083,upper(substr(md5(trunc(random() * 9999999 + 1000000)::text), 1,6)), 'Histórico Devengado Integral', '', 'D', '', '3.13.02', 'A');</text:p>
          </table:table-cell>
          <table:table-cell table:number-columns-repeated="2"/>
          <table:table-cell table:formula="of:==IF([.L407] &lt;&gt; &quot;&quot;;&quot;INSERT INTO public.rolopcion(id_rol_opcion, id_rol, id_opcion, consultar, agregar, modificar, eliminar, ejecutar) VALUES (&quot; &amp; [.O407] &amp; &quot;, '41'::integer, &quot; &amp; [.N407] &amp; &quot;, 'S'::text, 'S'::text, 'S'::text, 'S'::text, 'S'::text);&quot;; &quot;&quot;)" office:value-type="string" office:string-value="INSERT INTO public.rolopcion(id_rol_opcion, id_rol, id_opcion, consultar, agregar, modificar, eliminar, ejecutar) VALUES (507, '41'::integer, 1083, 'S'::text, 'S'::text, 'S'::text, 'S'::text, 'S'::text);" calcext:value-type="string">
            <text:p>INSERT INTO public.rolopcion(id_rol_opcion, id_rol, id_opcion, consultar, agregar, modificar, eliminar, ejecutar) VALUES (507, '41'::integer, 1083, 'S'::text, 'S'::text, 'S'::text, 'S'::text, 'S'::text);</text:p>
          </table:table-cell>
        </table:table-row>
        <table:table-row table:style-name="ro2">
          <table:table-cell table:formula="of:=[.$A$405]&amp;&quot;.&quot;&amp;[.D408]" office:value-type="string" office:string-value="3.13.03" calcext:value-type="string">
            <text:p>3.1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gistrar Anticipos</text:p>
          </table:table-cell>
          <table:table-cell table:number-columns-repeated="6"/>
          <table:table-cell table:formula="of:=[.E408]" office:value-type="string" office:string-value="Registrar Anticipos" calcext:value-type="string">
            <text:p>Registrar Anticipos</text:p>
          </table:table-cell>
          <table:table-cell/>
          <table:table-cell office:value-type="float" office:value="1084" calcext:value-type="float">
            <text:p>1084</text:p>
          </table:table-cell>
          <table:table-cell office:value-type="float" office:value="508" calcext:value-type="float">
            <text:p>508</text:p>
          </table:table-cell>
          <table:table-cell table:style-name="ce3" table:formula="of:=&quot;(&quot; &amp; [.N408] &amp; &quot;,&quot; &amp; [.$R$1] &amp; &quot;, '&quot; &amp; [.L408]  &amp; &quot;', '&quot; &amp; [.I408] &amp;  &quot;', 'D', '&quot; &amp; [.J408] &amp; &quot;', '&quot; &amp; UPPER([.A408]) &amp; &quot;', 'A');&quot;" office:value-type="string" office:string-value="(1084,upper(substr(md5(trunc(random() * 9999999 + 1000000)::text), 1,6)), 'Registrar Anticipos', '', 'D', '', '3.13.03', 'A');" calcext:value-type="string">
            <text:p>(1084,upper(substr(md5(trunc(random() * 9999999 + 1000000)::text), 1,6)), 'Registrar Anticipos', '', 'D', '', '3.13.03', 'A'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ublic.opcion(id_opcion, codigo_opcion, descripcion, ruta, tipo, uri, jerarquia, estatus) VALUES (1084,upper(substr(md5(trunc(random() * 9999999 + 1000000)::text), 1,6)), 'Registrar Anticipos', '', 'D', '', '3.13.03', 'A');" calcext:value-type="string">
            <text:p>INSERT INTO public.opcion(id_opcion, codigo_opcion, descripcion, ruta, tipo, uri, jerarquia, estatus) VALUES (1084,upper(substr(md5(trunc(random() * 9999999 + 1000000)::text), 1,6)), 'Registrar Anticipos', '', 'D', '', '3.13.03', 'A');</text:p>
          </table:table-cell>
          <table:table-cell table:number-columns-repeated="2"/>
          <table:table-cell table:formula="of:==IF([.L408] &lt;&gt; &quot;&quot;;&quot;INSERT INTO public.rolopcion(id_rol_opcion, id_rol, id_opcion, consultar, agregar, modificar, eliminar, ejecutar) VALUES (&quot; &amp; [.O408] &amp; &quot;, '41'::integer, &quot; &amp; [.N408] &amp; &quot;, 'S'::text, 'S'::text, 'S'::text, 'S'::text, 'S'::text);&quot;; &quot;&quot;)" office:value-type="string" office:string-value="INSERT INTO public.rolopcion(id_rol_opcion, id_rol, id_opcion, consultar, agregar, modificar, eliminar, ejecutar) VALUES (508, '41'::integer, 1084, 'S'::text, 'S'::text, 'S'::text, 'S'::text, 'S'::text);" calcext:value-type="string">
            <text:p>INSERT INTO public.rolopcion(id_rol_opcion, id_rol, id_opcion, consultar, agregar, modificar, eliminar, ejecutar) VALUES (508, '41'::integer, 1084, 'S'::text, 'S'::text, 'S'::text, 'S'::text, 'S'::text);</text:p>
          </table:table-cell>
        </table:table-row>
        <table:table-row table:style-name="ro2">
          <table:table-cell table:formula="of:=[.$A$405]&amp;&quot;.&quot;&amp;[.D409]" office:value-type="string" office:string-value="3.13.04" calcext:value-type="string">
            <text:p>3.13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gistrar Derogado</text:p>
          </table:table-cell>
          <table:table-cell table:number-columns-repeated="6"/>
          <table:table-cell table:formula="of:=[.E409]" office:value-type="string" office:string-value="Registrar Derogado" calcext:value-type="string">
            <text:p>Registrar Derogado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509" calcext:value-type="float">
            <text:p>509</text:p>
          </table:table-cell>
          <table:table-cell table:style-name="ce3" table:formula="of:=&quot;(&quot; &amp; [.N409] &amp; &quot;,&quot; &amp; [.$R$1] &amp; &quot;, '&quot; &amp; [.L409]  &amp; &quot;', '&quot; &amp; [.I409] &amp;  &quot;', 'D', '&quot; &amp; [.J409] &amp; &quot;', '&quot; &amp; UPPER([.A409]) &amp; &quot;', 'A');&quot;" office:value-type="string" office:string-value="(1085,upper(substr(md5(trunc(random() * 9999999 + 1000000)::text), 1,6)), 'Registrar Derogado', '', 'D', '', '3.13.04', 'A');" calcext:value-type="string">
            <text:p>(1085,upper(substr(md5(trunc(random() * 9999999 + 1000000)::text), 1,6)), 'Registrar Derogado', '', 'D', '', '3.13.04', 'A'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ublic.opcion(id_opcion, codigo_opcion, descripcion, ruta, tipo, uri, jerarquia, estatus) VALUES (1085,upper(substr(md5(trunc(random() * 9999999 + 1000000)::text), 1,6)), 'Registrar Derogado', '', 'D', '', '3.13.04', 'A');" calcext:value-type="string">
            <text:p>INSERT INTO public.opcion(id_opcion, codigo_opcion, descripcion, ruta, tipo, uri, jerarquia, estatus) VALUES (1085,upper(substr(md5(trunc(random() * 9999999 + 1000000)::text), 1,6)), 'Registrar Derogado', '', 'D', '', '3.13.04', 'A');</text:p>
          </table:table-cell>
          <table:table-cell table:number-columns-repeated="2"/>
          <table:table-cell table:formula="of:==IF([.L409] &lt;&gt; &quot;&quot;;&quot;INSERT INTO public.rolopcion(id_rol_opcion, id_rol, id_opcion, consultar, agregar, modificar, eliminar, ejecutar) VALUES (&quot; &amp; [.O409] &amp; &quot;, '41'::integer, &quot; &amp; [.N409] &amp; &quot;, 'S'::text, 'S'::text, 'S'::text, 'S'::text, 'S'::text);&quot;; &quot;&quot;)" office:value-type="string" office:string-value="INSERT INTO public.rolopcion(id_rol_opcion, id_rol, id_opcion, consultar, agregar, modificar, eliminar, ejecutar) VALUES (509, '41'::integer, 1085, 'S'::text, 'S'::text, 'S'::text, 'S'::text, 'S'::text);" calcext:value-type="string">
            <text:p>INSERT INTO public.rolopcion(id_rol_opcion, id_rol, id_opcion, consultar, agregar, modificar, eliminar, ejecutar) VALUES (509, '41'::integer, 1085, 'S'::text, 'S'::text, 'S'::text, 'S'::text, 'S'::text);</text:p>
          </table:table-cell>
        </table:table-row>
        <table:table-row table:style-name="ro2">
          <table:table-cell table:formula="of:=[.$A$409]&amp;&quot;.&quot;&amp;[.E410]" office:value-type="string" office:string-value="3.13.04.01" calcext:value-type="string">
            <text:p>3.13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Deuda e Intereses al 19-06-97</text:p>
          </table:table-cell>
          <table:table-cell table:number-columns-repeated="5"/>
          <table:table-cell table:formula="of:=[.F410]" office:value-type="string" office:string-value="Calcular Deuda e Intereses al 19-06-97" calcext:value-type="string">
            <text:p>Calcular Deuda e Intereses al 19-06-97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float" office:value="510" calcext:value-type="float">
            <text:p>510</text:p>
          </table:table-cell>
          <table:table-cell table:style-name="ce3" table:formula="of:=&quot;(&quot; &amp; [.N410] &amp; &quot;,&quot; &amp; [.$R$1] &amp; &quot;, '&quot; &amp; [.L410]  &amp; &quot;', '&quot; &amp; [.I410] &amp;  &quot;', 'D', '&quot; &amp; [.J410] &amp; &quot;', '&quot; &amp; UPPER([.A410]) &amp; &quot;', 'A');&quot;" office:value-type="string" office:string-value="(1086,upper(substr(md5(trunc(random() * 9999999 + 1000000)::text), 1,6)), 'Calcular Deuda e Intereses al 19-06-97', '', 'D', '', '3.13.04.01', 'A');" calcext:value-type="string">
            <text:p>(1086,upper(substr(md5(trunc(random() * 9999999 + 1000000)::text), 1,6)), 'Calcular Deuda e Intereses al 19-06-97', '', 'D', '', '3.13.04.01', 'A'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ublic.opcion(id_opcion, codigo_opcion, descripcion, ruta, tipo, uri, jerarquia, estatus) VALUES (1086,upper(substr(md5(trunc(random() * 9999999 + 1000000)::text), 1,6)), 'Calcular Deuda e Intereses al 19-06-97', '', 'D', '', '3.13.04.01', 'A');" calcext:value-type="string">
            <text:p>INSERT INTO public.opcion(id_opcion, codigo_opcion, descripcion, ruta, tipo, uri, jerarquia, estatus) VALUES (1086,upper(substr(md5(trunc(random() * 9999999 + 1000000)::text), 1,6)), 'Calcular Deuda e Intereses al 19-06-97', '', 'D', '', '3.13.04.01', 'A');</text:p>
          </table:table-cell>
          <table:table-cell table:number-columns-repeated="2"/>
          <table:table-cell table:formula="of:==IF([.L410] &lt;&gt; &quot;&quot;;&quot;INSERT INTO public.rolopcion(id_rol_opcion, id_rol, id_opcion, consultar, agregar, modificar, eliminar, ejecutar) VALUES (&quot; &amp; [.O410] &amp; &quot;, '41'::integer, &quot; &amp; [.N410] &amp; &quot;, 'S'::text, 'S'::text, 'S'::text, 'S'::text, 'S'::text);&quot;; &quot;&quot;)" office:value-type="string" office:string-value="INSERT INTO public.rolopcion(id_rol_opcion, id_rol, id_opcion, consultar, agregar, modificar, eliminar, ejecutar) VALUES (510, '41'::integer, 1086, 'S'::text, 'S'::text, 'S'::text, 'S'::text, 'S'::text);" calcext:value-type="string">
            <text:p>INSERT INTO public.rolopcion(id_rol_opcion, id_rol, id_opcion, consultar, agregar, modificar, eliminar, ejecutar) VALUES (510, '41'::integer, 1086, 'S'::text, 'S'::text, 'S'::text, 'S'::text, 'S'::text);</text:p>
          </table:table-cell>
        </table:table-row>
        <table:table-row table:style-name="ro2">
          <table:table-cell table:formula="of:=[.$A$409]&amp;&quot;.&quot;&amp;[.E411]" office:value-type="string" office:string-value="3.13.04.02" calcext:value-type="string">
            <text:p>3.13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Adicionales</text:p>
          </table:table-cell>
          <table:table-cell table:number-columns-repeated="5"/>
          <table:table-cell table:formula="of:=[.F411]" office:value-type="string" office:string-value="Calcular Intereses Adicionales" calcext:value-type="string">
            <text:p>Calcular Intereses Adicionales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float" office:value="511" calcext:value-type="float">
            <text:p>511</text:p>
          </table:table-cell>
          <table:table-cell table:style-name="ce3" table:formula="of:=&quot;(&quot; &amp; [.N411] &amp; &quot;,&quot; &amp; [.$R$1] &amp; &quot;, '&quot; &amp; [.L411]  &amp; &quot;', '&quot; &amp; [.I411] &amp;  &quot;', 'D', '&quot; &amp; [.J411] &amp; &quot;', '&quot; &amp; UPPER([.A411]) &amp; &quot;', 'A');&quot;" office:value-type="string" office:string-value="(1087,upper(substr(md5(trunc(random() * 9999999 + 1000000)::text), 1,6)), 'Calcular Intereses Adicionales', '', 'D', '', '3.13.04.02', 'A');" calcext:value-type="string">
            <text:p>(1087,upper(substr(md5(trunc(random() * 9999999 + 1000000)::text), 1,6)), 'Calcular Intereses Adicionales', '', 'D', '', '3.13.04.02', 'A'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ublic.opcion(id_opcion, codigo_opcion, descripcion, ruta, tipo, uri, jerarquia, estatus) VALUES (1087,upper(substr(md5(trunc(random() * 9999999 + 1000000)::text), 1,6)), 'Calcular Intereses Adicionales', '', 'D', '', '3.13.04.02', 'A');" calcext:value-type="string">
            <text:p>INSERT INTO public.opcion(id_opcion, codigo_opcion, descripcion, ruta, tipo, uri, jerarquia, estatus) VALUES (1087,upper(substr(md5(trunc(random() * 9999999 + 1000000)::text), 1,6)), 'Calcular Intereses Adicionales', '', 'D', '', '3.13.04.02', 'A');</text:p>
          </table:table-cell>
          <table:table-cell table:number-columns-repeated="2"/>
          <table:table-cell table:formula="of:==IF([.L411] &lt;&gt; &quot;&quot;;&quot;INSERT INTO public.rolopcion(id_rol_opcion, id_rol, id_opcion, consultar, agregar, modificar, eliminar, ejecutar) VALUES (&quot; &amp; [.O411] &amp; &quot;, '41'::integer, &quot; &amp; [.N411] &amp; &quot;, 'S'::text, 'S'::text, 'S'::text, 'S'::text, 'S'::text);&quot;; &quot;&quot;)" office:value-type="string" office:string-value="INSERT INTO public.rolopcion(id_rol_opcion, id_rol, id_opcion, consultar, agregar, modificar, eliminar, ejecutar) VALUES (511, '41'::integer, 1087, 'S'::text, 'S'::text, 'S'::text, 'S'::text, 'S'::text);" calcext:value-type="string">
            <text:p>INSERT INTO public.rolopcion(id_rol_opcion, id_rol, id_opcion, consultar, agregar, modificar, eliminar, ejecutar) VALUES (511, '41'::integer, 1087, 'S'::text, 'S'::text, 'S'::text, 'S'::text, 'S'::text);</text:p>
          </table:table-cell>
        </table:table-row>
        <table:table-row table:style-name="ro2">
          <table:table-cell table:formula="of:=[.$A$409]&amp;&quot;.&quot;&amp;[.E412]" office:value-type="string" office:string-value="3.13.04.03" calcext:value-type="string">
            <text:p>3.13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ctualización Mensual Intereses Adicionales</text:p>
          </table:table-cell>
          <table:table-cell table:number-columns-repeated="5"/>
          <table:table-cell table:formula="of:=[.F412]" office:value-type="string" office:string-value="Actualización Mensual Intereses Adicionales" calcext:value-type="string">
            <text:p>Actualización Mensual Intereses Adicionales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512" calcext:value-type="float">
            <text:p>512</text:p>
          </table:table-cell>
          <table:table-cell table:style-name="ce3" table:formula="of:=&quot;(&quot; &amp; [.N412] &amp; &quot;,&quot; &amp; [.$R$1] &amp; &quot;, '&quot; &amp; [.L412]  &amp; &quot;', '&quot; &amp; [.I412] &amp;  &quot;', 'D', '&quot; &amp; [.J412] &amp; &quot;', '&quot; &amp; UPPER([.A412]) &amp; &quot;', 'A');&quot;" office:value-type="string" office:string-value="(1088,upper(substr(md5(trunc(random() * 9999999 + 1000000)::text), 1,6)), 'Actualización Mensual Intereses Adicionales', '', 'D', '', '3.13.04.03', 'A');" calcext:value-type="string">
            <text:p>(1088,upper(substr(md5(trunc(random() * 9999999 + 1000000)::text), 1,6)), 'Actualización Mensual Intereses Adicionales', '', 'D', '', '3.13.04.03', 'A'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ublic.opcion(id_opcion, codigo_opcion, descripcion, ruta, tipo, uri, jerarquia, estatus) VALUES (1088,upper(substr(md5(trunc(random() * 9999999 + 1000000)::text), 1,6)), 'Actualización Mensual Intereses Adicionales', '', 'D', '', '3.13.04.03', 'A');" calcext:value-type="string">
            <text:p>INSERT INTO public.opcion(id_opcion, codigo_opcion, descripcion, ruta, tipo, uri, jerarquia, estatus) VALUES (1088,upper(substr(md5(trunc(random() * 9999999 + 1000000)::text), 1,6)), 'Actualización Mensual Intereses Adicionales', '', 'D', '', '3.13.04.03', 'A');</text:p>
          </table:table-cell>
          <table:table-cell table:number-columns-repeated="2"/>
          <table:table-cell table:formula="of:==IF([.L412] &lt;&gt; &quot;&quot;;&quot;INSERT INTO public.rolopcion(id_rol_opcion, id_rol, id_opcion, consultar, agregar, modificar, eliminar, ejecutar) VALUES (&quot; &amp; [.O412] &amp; &quot;, '41'::integer, &quot; &amp; [.N412] &amp; &quot;, 'S'::text, 'S'::text, 'S'::text, 'S'::text, 'S'::text);&quot;; &quot;&quot;)" office:value-type="string" office:string-value="INSERT INTO public.rolopcion(id_rol_opcion, id_rol, id_opcion, consultar, agregar, modificar, eliminar, ejecutar) VALUES (512, '41'::integer, 1088, 'S'::text, 'S'::text, 'S'::text, 'S'::text, 'S'::text);" calcext:value-type="string">
            <text:p>INSERT INTO public.rolopcion(id_rol_opcion, id_rol, id_opcion, consultar, agregar, modificar, eliminar, ejecutar) VALUES (512, '41'::integer, 1088, 'S'::text, 'S'::text, 'S'::text, 'S'::text, 'S'::text);</text:p>
          </table:table-cell>
        </table:table-row>
        <table:table-row table:style-name="ro2">
          <table:table-cell table:formula="of:=[.$A$405]&amp;&quot;.&quot;&amp;[.D413]" office:value-type="string" office:string-value="3.13.05" calcext:value-type="string">
            <text:p>3.13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Nuevo Regimen</text:p>
          </table:table-cell>
          <table:table-cell table:number-columns-repeated="6"/>
          <table:table-cell table:formula="of:=[.E413]" office:value-type="string" office:string-value="Nuevo Regimen" calcext:value-type="string">
            <text:p>Nuevo Regimen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513" calcext:value-type="float">
            <text:p>513</text:p>
          </table:table-cell>
          <table:table-cell table:style-name="ce3" table:formula="of:=&quot;(&quot; &amp; [.N413] &amp; &quot;,&quot; &amp; [.$R$1] &amp; &quot;, '&quot; &amp; [.L413]  &amp; &quot;', '&quot; &amp; [.I413] &amp;  &quot;', 'D', '&quot; &amp; [.J413] &amp; &quot;', '&quot; &amp; UPPER([.A413]) &amp; &quot;', 'A');&quot;" office:value-type="string" office:string-value="(1089,upper(substr(md5(trunc(random() * 9999999 + 1000000)::text), 1,6)), 'Nuevo Regimen', '', 'D', '', '3.13.05', 'A');" calcext:value-type="string">
            <text:p>(1089,upper(substr(md5(trunc(random() * 9999999 + 1000000)::text), 1,6)), 'Nuevo Regimen', '', 'D', '', '3.13.05', 'A'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ublic.opcion(id_opcion, codigo_opcion, descripcion, ruta, tipo, uri, jerarquia, estatus) VALUES (1089,upper(substr(md5(trunc(random() * 9999999 + 1000000)::text), 1,6)), 'Nuevo Regimen', '', 'D', '', '3.13.05', 'A');" calcext:value-type="string">
            <text:p>INSERT INTO public.opcion(id_opcion, codigo_opcion, descripcion, ruta, tipo, uri, jerarquia, estatus) VALUES (1089,upper(substr(md5(trunc(random() * 9999999 + 1000000)::text), 1,6)), 'Nuevo Regimen', '', 'D', '', '3.13.05', 'A');</text:p>
          </table:table-cell>
          <table:table-cell table:number-columns-repeated="2"/>
          <table:table-cell table:formula="of:==IF([.L413] &lt;&gt; &quot;&quot;;&quot;INSERT INTO public.rolopcion(id_rol_opcion, id_rol, id_opcion, consultar, agregar, modificar, eliminar, ejecutar) VALUES (&quot; &amp; [.O413] &amp; &quot;, '41'::integer, &quot; &amp; [.N413] &amp; &quot;, 'S'::text, 'S'::text, 'S'::text, 'S'::text, 'S'::text);&quot;; &quot;&quot;)" office:value-type="string" office:string-value="INSERT INTO public.rolopcion(id_rol_opcion, id_rol, id_opcion, consultar, agregar, modificar, eliminar, ejecutar) VALUES (513, '41'::integer, 1089, 'S'::text, 'S'::text, 'S'::text, 'S'::text, 'S'::text);" calcext:value-type="string">
            <text:p>INSERT INTO public.rolopcion(id_rol_opcion, id_rol, id_opcion, consultar, agregar, modificar, eliminar, ejecutar) VALUES (513, '41'::integer, 1089, 'S'::text, 'S'::text, 'S'::text, 'S'::text, 'S'::text);</text:p>
          </table:table-cell>
        </table:table-row>
        <table:table-row table:style-name="ro2">
          <table:table-cell table:formula="of:=[.$A$413]&amp;&quot;.&quot;&amp;[.E414]" office:value-type="string" office:string-value="3.13.05.01" calcext:value-type="string">
            <text:p>3.13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alcular Histórico Prestaciones a partir de 19-06-97</text:p>
          </table:table-cell>
          <table:table-cell table:number-columns-repeated="5"/>
          <table:table-cell table:formula="of:=[.F414]" office:value-type="string" office:string-value="Calcular Histórico Prestaciones a partir de 19-06-97" calcext:value-type="string">
            <text:p>Calcular Histórico Prestaciones a partir de 19-06-97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514" calcext:value-type="float">
            <text:p>514</text:p>
          </table:table-cell>
          <table:table-cell table:style-name="ce3" table:formula="of:=&quot;(&quot; &amp; [.N414] &amp; &quot;,&quot; &amp; [.$R$1] &amp; &quot;, '&quot; &amp; [.L414]  &amp; &quot;', '&quot; &amp; [.I414] &amp;  &quot;', 'D', '&quot; &amp; [.J414] &amp; &quot;', '&quot; &amp; UPPER([.A414]) &amp; &quot;', 'A');&quot;" office:value-type="string" office:string-value="(1090,upper(substr(md5(trunc(random() * 9999999 + 1000000)::text), 1,6)), 'Calcular Histórico Prestaciones a partir de 19-06-97', '', 'D', '', '3.13.05.01', 'A');" calcext:value-type="string">
            <text:p>(1090,upper(substr(md5(trunc(random() * 9999999 + 1000000)::text), 1,6)), 'Calcular Histórico Prestaciones a partir de 19-06-97', '', 'D', '', '3.13.05.01', 'A'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ublic.opcion(id_opcion, codigo_opcion, descripcion, ruta, tipo, uri, jerarquia, estatus) VALUES (1090,upper(substr(md5(trunc(random() * 9999999 + 1000000)::text), 1,6)), 'Calcular Histórico Prestaciones a partir de 19-06-97', '', 'D', '', '3.13.05.01', 'A');" calcext:value-type="string">
            <text:p>INSERT INTO public.opcion(id_opcion, codigo_opcion, descripcion, ruta, tipo, uri, jerarquia, estatus) VALUES (1090,upper(substr(md5(trunc(random() * 9999999 + 1000000)::text), 1,6)), 'Calcular Histórico Prestaciones a partir de 19-06-97', '', 'D', '', '3.13.05.01', 'A');</text:p>
          </table:table-cell>
          <table:table-cell table:number-columns-repeated="2"/>
          <table:table-cell table:formula="of:==IF([.L414] &lt;&gt; &quot;&quot;;&quot;INSERT INTO public.rolopcion(id_rol_opcion, id_rol, id_opcion, consultar, agregar, modificar, eliminar, ejecutar) VALUES (&quot; &amp; [.O414] &amp; &quot;, '41'::integer, &quot; &amp; [.N414] &amp; &quot;, 'S'::text, 'S'::text, 'S'::text, 'S'::text, 'S'::text);&quot;; &quot;&quot;)" office:value-type="string" office:string-value="INSERT INTO public.rolopcion(id_rol_opcion, id_rol, id_opcion, consultar, agregar, modificar, eliminar, ejecutar) VALUES (514, '41'::integer, 1090, 'S'::text, 'S'::text, 'S'::text, 'S'::text, 'S'::text);" calcext:value-type="string">
            <text:p>INSERT INTO public.rolopcion(id_rol_opcion, id_rol, id_opcion, consultar, agregar, modificar, eliminar, ejecutar) VALUES (514, '41'::integer, 1090, 'S'::text, 'S'::text, 'S'::text, 'S'::text, 'S'::text);</text:p>
          </table:table-cell>
        </table:table-row>
        <table:table-row table:style-name="ro2">
          <table:table-cell table:formula="of:=[.$A$413]&amp;&quot;.&quot;&amp;[.E415]" office:value-type="string" office:string-value="3.13.05.02" calcext:value-type="string">
            <text:p>3.13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alcular Intereses Nuevo Regimen a partir de 19-06-97</text:p>
          </table:table-cell>
          <table:table-cell table:number-columns-repeated="5"/>
          <table:table-cell table:formula="of:=[.F415]" office:value-type="string" office:string-value="Calcular Intereses Nuevo Regimen a partir de 19-06-97" calcext:value-type="string">
            <text:p>Calcular Intereses Nuevo Regimen a partir de 19-06-97</text:p>
          </table:table-cell>
          <table:table-cell/>
          <table:table-cell office:value-type="float" office:value="1091" calcext:value-type="float">
            <text:p>1091</text:p>
          </table:table-cell>
          <table:table-cell office:value-type="float" office:value="515" calcext:value-type="float">
            <text:p>515</text:p>
          </table:table-cell>
          <table:table-cell table:style-name="ce3" table:formula="of:=&quot;(&quot; &amp; [.N415] &amp; &quot;,&quot; &amp; [.$R$1] &amp; &quot;, '&quot; &amp; [.L415]  &amp; &quot;', '&quot; &amp; [.I415] &amp;  &quot;', 'D', '&quot; &amp; [.J415] &amp; &quot;', '&quot; &amp; UPPER([.A415]) &amp; &quot;', 'A');&quot;" office:value-type="string" office:string-value="(1091,upper(substr(md5(trunc(random() * 9999999 + 1000000)::text), 1,6)), 'Calcular Intereses Nuevo Regimen a partir de 19-06-97', '', 'D', '', '3.13.05.02', 'A');" calcext:value-type="string">
            <text:p>(1091,upper(substr(md5(trunc(random() * 9999999 + 1000000)::text), 1,6)), 'Calcular Intereses Nuevo Regimen a partir de 19-06-97', '', 'D', '', '3.13.05.02', 'A'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ublic.opcion(id_opcion, codigo_opcion, descripcion, ruta, tipo, uri, jerarquia, estatus) VALUES (1091,upper(substr(md5(trunc(random() * 9999999 + 1000000)::text), 1,6)), 'Calcular Intereses Nuevo Regimen a partir de 19-06-97', '', 'D', '', '3.13.05.02', 'A');" calcext:value-type="string">
            <text:p>INSERT INTO public.opcion(id_opcion, codigo_opcion, descripcion, ruta, tipo, uri, jerarquia, estatus) VALUES (1091,upper(substr(md5(trunc(random() * 9999999 + 1000000)::text), 1,6)), 'Calcular Intereses Nuevo Regimen a partir de 19-06-97', '', 'D', '', '3.13.05.02', 'A');</text:p>
          </table:table-cell>
          <table:table-cell table:number-columns-repeated="2"/>
          <table:table-cell table:formula="of:==IF([.L415] &lt;&gt; &quot;&quot;;&quot;INSERT INTO public.rolopcion(id_rol_opcion, id_rol, id_opcion, consultar, agregar, modificar, eliminar, ejecutar) VALUES (&quot; &amp; [.O415] &amp; &quot;, '41'::integer, &quot; &amp; [.N415] &amp; &quot;, 'S'::text, 'S'::text, 'S'::text, 'S'::text, 'S'::text);&quot;; &quot;&quot;)" office:value-type="string" office:string-value="INSERT INTO public.rolopcion(id_rol_opcion, id_rol, id_opcion, consultar, agregar, modificar, eliminar, ejecutar) VALUES (515, '41'::integer, 1091, 'S'::text, 'S'::text, 'S'::text, 'S'::text, 'S'::text);" calcext:value-type="string">
            <text:p>INSERT INTO public.rolopcion(id_rol_opcion, id_rol, id_opcion, consultar, agregar, modificar, eliminar, ejecutar) VALUES (515, '41'::integer, 1091, 'S'::text, 'S'::text, 'S'::text, 'S'::text, 'S'::text);</text:p>
          </table:table-cell>
        </table:table-row>
        <table:table-row table:style-name="ro2">
          <table:table-cell table:formula="of:=[.$A$405]&amp;&quot;.&quot;&amp;[.D416]" office:value-type="string" office:string-value="3.13.06" calcext:value-type="string">
            <text:p>3.13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Liquidación</text:p>
          </table:table-cell>
          <table:table-cell table:number-columns-repeated="6"/>
          <table:table-cell table:formula="of:=[.E416]" office:value-type="string" office:string-value="Liquidación" calcext:value-type="string">
            <text:p>Liquidación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516" calcext:value-type="float">
            <text:p>516</text:p>
          </table:table-cell>
          <table:table-cell table:style-name="ce3" table:formula="of:=&quot;(&quot; &amp; [.N416] &amp; &quot;,&quot; &amp; [.$R$1] &amp; &quot;, '&quot; &amp; [.L416]  &amp; &quot;', '&quot; &amp; [.I416] &amp;  &quot;', 'D', '&quot; &amp; [.J416] &amp; &quot;', '&quot; &amp; UPPER([.A416]) &amp; &quot;', 'A');&quot;" office:value-type="string" office:string-value="(1092,upper(substr(md5(trunc(random() * 9999999 + 1000000)::text), 1,6)), 'Liquidación', '', 'D', '', '3.13.06', 'A');" calcext:value-type="string">
            <text:p>(1092,upper(substr(md5(trunc(random() * 9999999 + 1000000)::text), 1,6)), 'Liquidación', '', 'D', '', '3.13.06', 'A'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ublic.opcion(id_opcion, codigo_opcion, descripcion, ruta, tipo, uri, jerarquia, estatus) VALUES (1092,upper(substr(md5(trunc(random() * 9999999 + 1000000)::text), 1,6)), 'Liquidación', '', 'D', '', '3.13.06', 'A');" calcext:value-type="string">
            <text:p>INSERT INTO public.opcion(id_opcion, codigo_opcion, descripcion, ruta, tipo, uri, jerarquia, estatus) VALUES (1092,upper(substr(md5(trunc(random() * 9999999 + 1000000)::text), 1,6)), 'Liquidación', '', 'D', '', '3.13.06', 'A');</text:p>
          </table:table-cell>
          <table:table-cell table:number-columns-repeated="2"/>
          <table:table-cell table:formula="of:==IF([.L416] &lt;&gt; &quot;&quot;;&quot;INSERT INTO public.rolopcion(id_rol_opcion, id_rol, id_opcion, consultar, agregar, modificar, eliminar, ejecutar) VALUES (&quot; &amp; [.O416] &amp; &quot;, '41'::integer, &quot; &amp; [.N416] &amp; &quot;, 'S'::text, 'S'::text, 'S'::text, 'S'::text, 'S'::text);&quot;; &quot;&quot;)" office:value-type="string" office:string-value="INSERT INTO public.rolopcion(id_rol_opcion, id_rol, id_opcion, consultar, agregar, modificar, eliminar, ejecutar) VALUES (516, '41'::integer, 1092, 'S'::text, 'S'::text, 'S'::text, 'S'::text, 'S'::text);" calcext:value-type="string">
            <text:p>INSERT INTO public.rolopcion(id_rol_opcion, id_rol, id_opcion, consultar, agregar, modificar, eliminar, ejecutar) VALUES (516, '41'::integer, 1092, 'S'::text, 'S'::text, 'S'::text, 'S'::text, 'S'::text);</text:p>
          </table:table-cell>
        </table:table-row>
        <table:table-row table:style-name="ro2">
          <table:table-cell table:formula="of:=[.$A$416]&amp;&quot;.&quot;&amp;[.E417]" office:value-type="string" office:string-value="3.13.06.01" calcext:value-type="string">
            <text:p>3.13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Liquidación de Prestaciones Sociales</text:p>
          </table:table-cell>
          <table:table-cell table:number-columns-repeated="5"/>
          <table:table-cell table:formula="of:=[.F417]" office:value-type="string" office:string-value="Liquidación de Prestaciones Sociales" calcext:value-type="string">
            <text:p>Liquidación de Prestaciones Sociales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517" calcext:value-type="float">
            <text:p>517</text:p>
          </table:table-cell>
          <table:table-cell table:style-name="ce3" table:formula="of:=&quot;(&quot; &amp; [.N417] &amp; &quot;,&quot; &amp; [.$R$1] &amp; &quot;, '&quot; &amp; [.L417]  &amp; &quot;', '&quot; &amp; [.I417] &amp;  &quot;', 'D', '&quot; &amp; [.J417] &amp; &quot;', '&quot; &amp; UPPER([.A417]) &amp; &quot;', 'A');&quot;" office:value-type="string" office:string-value="(1093,upper(substr(md5(trunc(random() * 9999999 + 1000000)::text), 1,6)), 'Liquidación de Prestaciones Sociales', '', 'D', '', '3.13.06.01', 'A');" calcext:value-type="string">
            <text:p>(1093,upper(substr(md5(trunc(random() * 9999999 + 1000000)::text), 1,6)), 'Liquidación de Prestaciones Sociales', '', 'D', '', '3.13.06.01', 'A'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ublic.opcion(id_opcion, codigo_opcion, descripcion, ruta, tipo, uri, jerarquia, estatus) VALUES (1093,upper(substr(md5(trunc(random() * 9999999 + 1000000)::text), 1,6)), 'Liquidación de Prestaciones Sociales', '', 'D', '', '3.13.06.01', 'A');" calcext:value-type="string">
            <text:p>INSERT INTO public.opcion(id_opcion, codigo_opcion, descripcion, ruta, tipo, uri, jerarquia, estatus) VALUES (1093,upper(substr(md5(trunc(random() * 9999999 + 1000000)::text), 1,6)), 'Liquidación de Prestaciones Sociales', '', 'D', '', '3.13.06.01', 'A');</text:p>
          </table:table-cell>
          <table:table-cell table:number-columns-repeated="2"/>
          <table:table-cell table:formula="of:==IF([.L417] &lt;&gt; &quot;&quot;;&quot;INSERT INTO public.rolopcion(id_rol_opcion, id_rol, id_opcion, consultar, agregar, modificar, eliminar, ejecutar) VALUES (&quot; &amp; [.O417] &amp; &quot;, '41'::integer, &quot; &amp; [.N417] &amp; &quot;, 'S'::text, 'S'::text, 'S'::text, 'S'::text, 'S'::text);&quot;; &quot;&quot;)" office:value-type="string" office:string-value="INSERT INTO public.rolopcion(id_rol_opcion, id_rol, id_opcion, consultar, agregar, modificar, eliminar, ejecutar) VALUES (517, '41'::integer, 1093, 'S'::text, 'S'::text, 'S'::text, 'S'::text, 'S'::text);" calcext:value-type="string">
            <text:p>INSERT INTO public.rolopcion(id_rol_opcion, id_rol, id_opcion, consultar, agregar, modificar, eliminar, ejecutar) VALUES (517, '41'::integer, 1093, 'S'::text, 'S'::text, 'S'::text, 'S'::text, 'S'::text);</text:p>
          </table:table-cell>
        </table:table-row>
        <table:table-row table:style-name="ro2">
          <table:table-cell table:formula="of:=[.$A$416]&amp;&quot;.&quot;&amp;[.E418]" office:value-type="string" office:string-value="3.13.06.02" calcext:value-type="string">
            <text:p>3.13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Otros Pagos Liquidación</text:p>
          </table:table-cell>
          <table:table-cell table:number-columns-repeated="5"/>
          <table:table-cell table:formula="of:=[.F418]" office:value-type="string" office:string-value="Otros Pagos Liquidación" calcext:value-type="string">
            <text:p>Otros Pagos Liquidación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518" calcext:value-type="float">
            <text:p>518</text:p>
          </table:table-cell>
          <table:table-cell table:style-name="ce3" table:formula="of:=&quot;(&quot; &amp; [.N418] &amp; &quot;,&quot; &amp; [.$R$1] &amp; &quot;, '&quot; &amp; [.L418]  &amp; &quot;', '&quot; &amp; [.I418] &amp;  &quot;', 'D', '&quot; &amp; [.J418] &amp; &quot;', '&quot; &amp; UPPER([.A418]) &amp; &quot;', 'A');&quot;" office:value-type="string" office:string-value="(1094,upper(substr(md5(trunc(random() * 9999999 + 1000000)::text), 1,6)), 'Otros Pagos Liquidación', '', 'D', '', '3.13.06.02', 'A');" calcext:value-type="string">
            <text:p>(1094,upper(substr(md5(trunc(random() * 9999999 + 1000000)::text), 1,6)), 'Otros Pagos Liquidación', '', 'D', '', '3.13.06.02', 'A'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ublic.opcion(id_opcion, codigo_opcion, descripcion, ruta, tipo, uri, jerarquia, estatus) VALUES (1094,upper(substr(md5(trunc(random() * 9999999 + 1000000)::text), 1,6)), 'Otros Pagos Liquidación', '', 'D', '', '3.13.06.02', 'A');" calcext:value-type="string">
            <text:p>INSERT INTO public.opcion(id_opcion, codigo_opcion, descripcion, ruta, tipo, uri, jerarquia, estatus) VALUES (1094,upper(substr(md5(trunc(random() * 9999999 + 1000000)::text), 1,6)), 'Otros Pagos Liquidación', '', 'D', '', '3.13.06.02', 'A');</text:p>
          </table:table-cell>
          <table:table-cell table:number-columns-repeated="2"/>
          <table:table-cell table:formula="of:==IF([.L418] &lt;&gt; &quot;&quot;;&quot;INSERT INTO public.rolopcion(id_rol_opcion, id_rol, id_opcion, consultar, agregar, modificar, eliminar, ejecutar) VALUES (&quot; &amp; [.O418] &amp; &quot;, '41'::integer, &quot; &amp; [.N418] &amp; &quot;, 'S'::text, 'S'::text, 'S'::text, 'S'::text, 'S'::text);&quot;; &quot;&quot;)" office:value-type="string" office:string-value="INSERT INTO public.rolopcion(id_rol_opcion, id_rol, id_opcion, consultar, agregar, modificar, eliminar, ejecutar) VALUES (518, '41'::integer, 1094, 'S'::text, 'S'::text, 'S'::text, 'S'::text, 'S'::text);" calcext:value-type="string">
            <text:p>INSERT INTO public.rolopcion(id_rol_opcion, id_rol, id_opcion, consultar, agregar, modificar, eliminar, ejecutar) VALUES (518, '41'::integer, 1094, 'S'::text, 'S'::text, 'S'::text, 'S'::text, 'S'::text);</text:p>
          </table:table-cell>
        </table:table-row>
        <table:table-row table:style-name="ro2">
          <table:table-cell table:formula="of:=[.$A$416]&amp;&quot;.&quot;&amp;[.E419]" office:value-type="string" office:string-value="3.13.06.03" calcext:value-type="string">
            <text:p>3.13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ormatos de Liquidación de Prestaciones Sociales</text:p>
          </table:table-cell>
          <table:table-cell table:number-columns-repeated="5"/>
          <table:table-cell table:formula="of:=[.F419]" office:value-type="string" office:string-value="Formatos de Liquidación de Prestaciones Sociales" calcext:value-type="string">
            <text:p>Formatos de Liquidación de Prestaciones Sociales</text:p>
          </table:table-cell>
          <table:table-cell/>
          <table:table-cell office:value-type="float" office:value="1095" calcext:value-type="float">
            <text:p>1095</text:p>
          </table:table-cell>
          <table:table-cell office:value-type="float" office:value="519" calcext:value-type="float">
            <text:p>519</text:p>
          </table:table-cell>
          <table:table-cell table:style-name="ce3" table:formula="of:=&quot;(&quot; &amp; [.N419] &amp; &quot;,&quot; &amp; [.$R$1] &amp; &quot;, '&quot; &amp; [.L419]  &amp; &quot;', '&quot; &amp; [.I419] &amp;  &quot;', 'D', '&quot; &amp; [.J419] &amp; &quot;', '&quot; &amp; UPPER([.A419]) &amp; &quot;', 'A');&quot;" office:value-type="string" office:string-value="(1095,upper(substr(md5(trunc(random() * 9999999 + 1000000)::text), 1,6)), 'Formatos de Liquidación de Prestaciones Sociales', '', 'D', '', '3.13.06.03', 'A');" calcext:value-type="string">
            <text:p>(1095,upper(substr(md5(trunc(random() * 9999999 + 1000000)::text), 1,6)), 'Formatos de Liquidación de Prestaciones Sociales', '', 'D', '', '3.13.06.03', 'A'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ublic.opcion(id_opcion, codigo_opcion, descripcion, ruta, tipo, uri, jerarquia, estatus) VALUES (1095,upper(substr(md5(trunc(random() * 9999999 + 1000000)::text), 1,6)), 'Formatos de Liquidación de Prestaciones Sociales', '', 'D', '', '3.13.06.03', 'A');" calcext:value-type="string">
            <text:p>INSERT INTO public.opcion(id_opcion, codigo_opcion, descripcion, ruta, tipo, uri, jerarquia, estatus) VALUES (1095,upper(substr(md5(trunc(random() * 9999999 + 1000000)::text), 1,6)), 'Formatos de Liquidación de Prestaciones Sociales', '', 'D', '', '3.13.06.03', 'A');</text:p>
          </table:table-cell>
          <table:table-cell table:number-columns-repeated="2"/>
          <table:table-cell table:formula="of:==IF([.L419] &lt;&gt; &quot;&quot;;&quot;INSERT INTO public.rolopcion(id_rol_opcion, id_rol, id_opcion, consultar, agregar, modificar, eliminar, ejecutar) VALUES (&quot; &amp; [.O419] &amp; &quot;, '41'::integer, &quot; &amp; [.N419] &amp; &quot;, 'S'::text, 'S'::text, 'S'::text, 'S'::text, 'S'::text);&quot;; &quot;&quot;)" office:value-type="string" office:string-value="INSERT INTO public.rolopcion(id_rol_opcion, id_rol, id_opcion, consultar, agregar, modificar, eliminar, ejecutar) VALUES (519, '41'::integer, 1095, 'S'::text, 'S'::text, 'S'::text, 'S'::text, 'S'::text);" calcext:value-type="string">
            <text:p>INSERT INTO public.rolopcion(id_rol_opcion, id_rol, id_opcion, consultar, agregar, modificar, eliminar, ejecutar) VALUES (519, '41'::integer, 1095, 'S'::text, 'S'::text, 'S'::text, 'S'::text, 'S'::text);</text:p>
          </table:table-cell>
        </table:table-row>
        <table:table-row table:style-name="ro2">
          <table:table-cell table:formula="of:=[.$A$405]&amp;&quot;.&quot;&amp;[.D420]" office:value-type="string" office:string-value="3.13.07" calcext:value-type="string">
            <text:p>3.13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420]" office:value-type="string" office:string-value="Reportes" calcext:value-type="string">
            <text:p>Reportes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520" calcext:value-type="float">
            <text:p>520</text:p>
          </table:table-cell>
          <table:table-cell table:style-name="ce3" table:formula="of:=&quot;(&quot; &amp; [.N420] &amp; &quot;,&quot; &amp; [.$R$1] &amp; &quot;, '&quot; &amp; [.L420]  &amp; &quot;', '&quot; &amp; [.I420] &amp;  &quot;', 'D', '&quot; &amp; [.J420] &amp; &quot;', '&quot; &amp; UPPER([.A420]) &amp; &quot;', 'A');&quot;" office:value-type="string" office:string-value="(1096,upper(substr(md5(trunc(random() * 9999999 + 1000000)::text), 1,6)), 'Reportes', '', 'D', '', '3.13.07', 'A');" calcext:value-type="string">
            <text:p>(1096,upper(substr(md5(trunc(random() * 9999999 + 1000000)::text), 1,6)), 'Reportes', '', 'D', '', '3.13.07', 'A'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ublic.opcion(id_opcion, codigo_opcion, descripcion, ruta, tipo, uri, jerarquia, estatus) VALUES (1096,upper(substr(md5(trunc(random() * 9999999 + 1000000)::text), 1,6)), 'Reportes', '', 'D', '', '3.13.07', 'A');" calcext:value-type="string">
            <text:p>INSERT INTO public.opcion(id_opcion, codigo_opcion, descripcion, ruta, tipo, uri, jerarquia, estatus) VALUES (1096,upper(substr(md5(trunc(random() * 9999999 + 1000000)::text), 1,6)), 'Reportes', '', 'D', '', '3.13.07', 'A');</text:p>
          </table:table-cell>
          <table:table-cell table:number-columns-repeated="2"/>
          <table:table-cell table:formula="of:==IF([.L420] &lt;&gt; &quot;&quot;;&quot;INSERT INTO public.rolopcion(id_rol_opcion, id_rol, id_opcion, consultar, agregar, modificar, eliminar, ejecutar) VALUES (&quot; &amp; [.O420] &amp; &quot;, '41'::integer, &quot; &amp; [.N420] &amp; &quot;, 'S'::text, 'S'::text, 'S'::text, 'S'::text, 'S'::text);&quot;; &quot;&quot;)" office:value-type="string" office:string-value="INSERT INTO public.rolopcion(id_rol_opcion, id_rol, id_opcion, consultar, agregar, modificar, eliminar, ejecutar) VALUES (520, '41'::integer, 1096, 'S'::text, 'S'::text, 'S'::text, 'S'::text, 'S'::text);" calcext:value-type="string">
            <text:p>INSERT INTO public.rolopcion(id_rol_opcion, id_rol, id_opcion, consultar, agregar, modificar, eliminar, ejecutar) VALUES (520, '41'::integer, 1096, 'S'::text, 'S'::text, 'S'::text, 'S'::text, 'S'::text);</text:p>
          </table:table-cell>
        </table:table-row>
        <table:table-row table:style-name="ro2">
          <table:table-cell table:formula="of:=[.$A$420]&amp;&quot;.&quot;&amp;[.E421]" office:value-type="string" office:string-value="3.13.07.01" calcext:value-type="string">
            <text:p>3.13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gimen Derogado</text:p>
          </table:table-cell>
          <table:table-cell table:number-columns-repeated="5"/>
          <table:table-cell table:formula="of:=[.F421]" office:value-type="string" office:string-value="Regimen Derogado" calcext:value-type="string">
            <text:p>Regimen Derogado</text:p>
          </table:table-cell>
          <table:table-cell/>
          <table:table-cell office:value-type="float" office:value="1097" calcext:value-type="float">
            <text:p>1097</text:p>
          </table:table-cell>
          <table:table-cell office:value-type="float" office:value="521" calcext:value-type="float">
            <text:p>521</text:p>
          </table:table-cell>
          <table:table-cell table:style-name="ce3" table:formula="of:=&quot;(&quot; &amp; [.N421] &amp; &quot;,&quot; &amp; [.$R$1] &amp; &quot;, '&quot; &amp; [.L421]  &amp; &quot;', '&quot; &amp; [.I421] &amp;  &quot;', 'D', '&quot; &amp; [.J421] &amp; &quot;', '&quot; &amp; UPPER([.A421]) &amp; &quot;', 'A');&quot;" office:value-type="string" office:string-value="(1097,upper(substr(md5(trunc(random() * 9999999 + 1000000)::text), 1,6)), 'Regimen Derogado', '', 'D', '', '3.13.07.01', 'A');" calcext:value-type="string">
            <text:p>(1097,upper(substr(md5(trunc(random() * 9999999 + 1000000)::text), 1,6)), 'Regimen Derogado', '', 'D', '', '3.13.07.01', 'A'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ublic.opcion(id_opcion, codigo_opcion, descripcion, ruta, tipo, uri, jerarquia, estatus) VALUES (1097,upper(substr(md5(trunc(random() * 9999999 + 1000000)::text), 1,6)), 'Regimen Derogado', '', 'D', '', '3.13.07.01', 'A');" calcext:value-type="string">
            <text:p>INSERT INTO public.opcion(id_opcion, codigo_opcion, descripcion, ruta, tipo, uri, jerarquia, estatus) VALUES (1097,upper(substr(md5(trunc(random() * 9999999 + 1000000)::text), 1,6)), 'Regimen Derogado', '', 'D', '', '3.13.07.01', 'A');</text:p>
          </table:table-cell>
          <table:table-cell table:number-columns-repeated="2"/>
          <table:table-cell table:formula="of:==IF([.L421] &lt;&gt; &quot;&quot;;&quot;INSERT INTO public.rolopcion(id_rol_opcion, id_rol, id_opcion, consultar, agregar, modificar, eliminar, ejecutar) VALUES (&quot; &amp; [.O421] &amp; &quot;, '41'::integer, &quot; &amp; [.N421] &amp; &quot;, 'S'::text, 'S'::text, 'S'::text, 'S'::text, 'S'::text);&quot;; &quot;&quot;)" office:value-type="string" office:string-value="INSERT INTO public.rolopcion(id_rol_opcion, id_rol, id_opcion, consultar, agregar, modificar, eliminar, ejecutar) VALUES (521, '41'::integer, 1097, 'S'::text, 'S'::text, 'S'::text, 'S'::text, 'S'::text);" calcext:value-type="string">
            <text:p>INSERT INTO public.rolopcion(id_rol_opcion, id_rol, id_opcion, consultar, agregar, modificar, eliminar, ejecutar) VALUES (521, '41'::integer, 1097, 'S'::text, 'S'::text, 'S'::text, 'S'::text, 'S'::text);</text:p>
          </table:table-cell>
        </table:table-row>
        <table:table-row table:style-name="ro2">
          <table:table-cell table:formula="of:=[.$A$421]&amp;&quot;.&quot;&amp;[.F422]" office:value-type="string" office:string-value="3.13.07.01.01" calcext:value-type="string">
            <text:p>3.13.07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4"/>
          <table:table-cell table:formula="of:=[.G422]" office:value-type="string" office:string-value="Deuda e Intereses por Tipo Personal" calcext:value-type="string">
            <text:p>Deuda e Intereses por Tipo Personal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522" calcext:value-type="float">
            <text:p>522</text:p>
          </table:table-cell>
          <table:table-cell table:style-name="ce3" table:formula="of:=&quot;(&quot; &amp; [.N422] &amp; &quot;,&quot; &amp; [.$R$1] &amp; &quot;, '&quot; &amp; [.L422]  &amp; &quot;', '&quot; &amp; [.I422] &amp;  &quot;', 'D', '&quot; &amp; [.J422] &amp; &quot;', '&quot; &amp; UPPER([.A422]) &amp; &quot;', 'A');&quot;" office:value-type="string" office:string-value="(1098,upper(substr(md5(trunc(random() * 9999999 + 1000000)::text), 1,6)), 'Deuda e Intereses por Tipo Personal', '', 'D', '', '3.13.07.01.01', 'A');" calcext:value-type="string">
            <text:p>(1098,upper(substr(md5(trunc(random() * 9999999 + 1000000)::text), 1,6)), 'Deuda e Intereses por Tipo Personal', '', 'D', '', '3.13.07.01.01', 'A'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ublic.opcion(id_opcion, codigo_opcion, descripcion, ruta, tipo, uri, jerarquia, estatus) VALUES (1098,upper(substr(md5(trunc(random() * 9999999 + 1000000)::text), 1,6)), 'Deuda e Intereses por Tipo Personal', '', 'D', '', '3.13.07.01.01', 'A');" calcext:value-type="string">
            <text:p>INSERT INTO public.opcion(id_opcion, codigo_opcion, descripcion, ruta, tipo, uri, jerarquia, estatus) VALUES (1098,upper(substr(md5(trunc(random() * 9999999 + 1000000)::text), 1,6)), 'Deuda e Intereses por Tipo Personal', '', 'D', '', '3.13.07.01.01', 'A');</text:p>
          </table:table-cell>
          <table:table-cell table:number-columns-repeated="2"/>
          <table:table-cell table:formula="of:==IF([.L422] &lt;&gt; &quot;&quot;;&quot;INSERT INTO public.rolopcion(id_rol_opcion, id_rol, id_opcion, consultar, agregar, modificar, eliminar, ejecutar) VALUES (&quot; &amp; [.O422] &amp; &quot;, '41'::integer, &quot; &amp; [.N422] &amp; &quot;, 'S'::text, 'S'::text, 'S'::text, 'S'::text, 'S'::text);&quot;; &quot;&quot;)" office:value-type="string" office:string-value="INSERT INTO public.rolopcion(id_rol_opcion, id_rol, id_opcion, consultar, agregar, modificar, eliminar, ejecutar) VALUES (522, '41'::integer, 1098, 'S'::text, 'S'::text, 'S'::text, 'S'::text, 'S'::text);" calcext:value-type="string">
            <text:p>INSERT INTO public.rolopcion(id_rol_opcion, id_rol, id_opcion, consultar, agregar, modificar, eliminar, ejecutar) VALUES (522, '41'::integer, 1098, 'S'::text, 'S'::text, 'S'::text, 'S'::text, 'S'::text);</text:p>
          </table:table-cell>
        </table:table-row>
        <table:table-row table:style-name="ro2">
          <table:table-cell table:formula="of:=[.$A$421]&amp;&quot;.&quot;&amp;[.F423]" office:value-type="string" office:string-value="3.13.07.01.02" calcext:value-type="string">
            <text:p>3.13.07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4"/>
          <table:table-cell table:formula="of:=[.G423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office:value-type="float" office:value="1099" calcext:value-type="float">
            <text:p>1099</text:p>
          </table:table-cell>
          <table:table-cell office:value-type="float" office:value="523" calcext:value-type="float">
            <text:p>523</text:p>
          </table:table-cell>
          <table:table-cell table:style-name="ce3" table:formula="of:=&quot;(&quot; &amp; [.N423] &amp; &quot;,&quot; &amp; [.$R$1] &amp; &quot;, '&quot; &amp; [.L423]  &amp; &quot;', '&quot; &amp; [.I423] &amp;  &quot;', 'D', '&quot; &amp; [.J423] &amp; &quot;', '&quot; &amp; UPPER([.A423]) &amp; &quot;', 'A');&quot;" office:value-type="string" office:string-value="(1099,upper(substr(md5(trunc(random() * 9999999 + 1000000)::text), 1,6)), 'Deuda/Intereses/Devengados por Trabajador', '', 'D', '', '3.13.07.01.02', 'A');" calcext:value-type="string">
            <text:p>(1099,upper(substr(md5(trunc(random() * 9999999 + 1000000)::text), 1,6)), 'Deuda/Intereses/Devengados por Trabajador', '', 'D', '', '3.13.07.01.02', 'A'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ublic.opcion(id_opcion, codigo_opcion, descripcion, ruta, tipo, uri, jerarquia, estatus) VALUES (1099,upper(substr(md5(trunc(random() * 9999999 + 1000000)::text), 1,6)), 'Deuda/Intereses/Devengados por Trabajador', '', 'D', '', '3.13.07.01.02', 'A');" calcext:value-type="string">
            <text:p>INSERT INTO public.opcion(id_opcion, codigo_opcion, descripcion, ruta, tipo, uri, jerarquia, estatus) VALUES (1099,upper(substr(md5(trunc(random() * 9999999 + 1000000)::text), 1,6)), 'Deuda/Intereses/Devengados por Trabajador', '', 'D', '', '3.13.07.01.02', 'A');</text:p>
          </table:table-cell>
          <table:table-cell table:number-columns-repeated="2"/>
          <table:table-cell table:formula="of:==IF([.L423] &lt;&gt; &quot;&quot;;&quot;INSERT INTO public.rolopcion(id_rol_opcion, id_rol, id_opcion, consultar, agregar, modificar, eliminar, ejecutar) VALUES (&quot; &amp; [.O423] &amp; &quot;, '41'::integer, &quot; &amp; [.N423] &amp; &quot;, 'S'::text, 'S'::text, 'S'::text, 'S'::text, 'S'::text);&quot;; &quot;&quot;)" office:value-type="string" office:string-value="INSERT INTO public.rolopcion(id_rol_opcion, id_rol, id_opcion, consultar, agregar, modificar, eliminar, ejecutar) VALUES (523, '41'::integer, 1099, 'S'::text, 'S'::text, 'S'::text, 'S'::text, 'S'::text);" calcext:value-type="string">
            <text:p>INSERT INTO public.rolopcion(id_rol_opcion, id_rol, id_opcion, consultar, agregar, modificar, eliminar, ejecutar) VALUES (523, '41'::integer, 1099, 'S'::text, 'S'::text, 'S'::text, 'S'::text, 'S'::text);</text:p>
          </table:table-cell>
        </table:table-row>
        <table:table-row table:style-name="ro2">
          <table:table-cell table:formula="of:=[.$A$421]&amp;&quot;.&quot;&amp;[.F424]" office:value-type="string" office:string-value="3.13.07.01.03" calcext:value-type="string">
            <text:p>3.13.07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Intereses Adicionales Mensuales</text:p>
          </table:table-cell>
          <table:table-cell table:number-columns-repeated="4"/>
          <table:table-cell table:formula="of:=[.G424]" office:value-type="string" office:string-value="Intereses Adicionales Mensuales" calcext:value-type="string">
            <text:p>Intereses Adicionales Mensuales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24" calcext:value-type="float">
            <text:p>524</text:p>
          </table:table-cell>
          <table:table-cell table:style-name="ce3" table:formula="of:=&quot;(&quot; &amp; [.N424] &amp; &quot;,&quot; &amp; [.$R$1] &amp; &quot;, '&quot; &amp; [.L424]  &amp; &quot;', '&quot; &amp; [.I424] &amp;  &quot;', 'D', '&quot; &amp; [.J424] &amp; &quot;', '&quot; &amp; UPPER([.A424]) &amp; &quot;', 'A');&quot;" office:value-type="string" office:string-value="(1100,upper(substr(md5(trunc(random() * 9999999 + 1000000)::text), 1,6)), 'Intereses Adicionales Mensuales', '', 'D', '', '3.13.07.01.03', 'A');" calcext:value-type="string">
            <text:p>(1100,upper(substr(md5(trunc(random() * 9999999 + 1000000)::text), 1,6)), 'Intereses Adicionales Mensuales', '', 'D', '', '3.13.07.01.03', 'A'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ublic.opcion(id_opcion, codigo_opcion, descripcion, ruta, tipo, uri, jerarquia, estatus) VALUES (1100,upper(substr(md5(trunc(random() * 9999999 + 1000000)::text), 1,6)), 'Intereses Adicionales Mensuales', '', 'D', '', '3.13.07.01.03', 'A');" calcext:value-type="string">
            <text:p>INSERT INTO public.opcion(id_opcion, codigo_opcion, descripcion, ruta, tipo, uri, jerarquia, estatus) VALUES (1100,upper(substr(md5(trunc(random() * 9999999 + 1000000)::text), 1,6)), 'Intereses Adicionales Mensuales', '', 'D', '', '3.13.07.01.03', 'A');</text:p>
          </table:table-cell>
          <table:table-cell table:number-columns-repeated="2"/>
          <table:table-cell table:formula="of:==IF([.L424] &lt;&gt; &quot;&quot;;&quot;INSERT INTO public.rolopcion(id_rol_opcion, id_rol, id_opcion, consultar, agregar, modificar, eliminar, ejecutar) VALUES (&quot; &amp; [.O424] &amp; &quot;, '41'::integer, &quot; &amp; [.N424] &amp; &quot;, 'S'::text, 'S'::text, 'S'::text, 'S'::text, 'S'::text);&quot;; &quot;&quot;)" office:value-type="string" office:string-value="INSERT INTO public.rolopcion(id_rol_opcion, id_rol, id_opcion, consultar, agregar, modificar, eliminar, ejecutar) VALUES (524, '41'::integer, 1100, 'S'::text, 'S'::text, 'S'::text, 'S'::text, 'S'::text);" calcext:value-type="string">
            <text:p>INSERT INTO public.rolopcion(id_rol_opcion, id_rol, id_opcion, consultar, agregar, modificar, eliminar, ejecutar) VALUES (524, '41'::integer, 1100, 'S'::text, 'S'::text, 'S'::text, 'S'::text, 'S'::text);</text:p>
          </table:table-cell>
        </table:table-row>
        <table:table-row table:style-name="ro2">
          <table:table-cell table:formula="of:=[.$A$420]&amp;&quot;.&quot;&amp;[.E425]" office:value-type="string" office:string-value="3.13.07.02" calcext:value-type="string">
            <text:p>3.13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Nuevo Regimen</text:p>
          </table:table-cell>
          <table:table-cell table:number-columns-repeated="5"/>
          <table:table-cell table:formula="of:=[.F425]" office:value-type="string" office:string-value="Nuevo Regimen" calcext:value-type="string">
            <text:p>Nuevo Regimen</text:p>
          </table:table-cell>
          <table:table-cell/>
          <table:table-cell office:value-type="float" office:value="1101" calcext:value-type="float">
            <text:p>1101</text:p>
          </table:table-cell>
          <table:table-cell office:value-type="float" office:value="525" calcext:value-type="float">
            <text:p>525</text:p>
          </table:table-cell>
          <table:table-cell table:style-name="ce3" table:formula="of:=&quot;(&quot; &amp; [.N425] &amp; &quot;,&quot; &amp; [.$R$1] &amp; &quot;, '&quot; &amp; [.L425]  &amp; &quot;', '&quot; &amp; [.I425] &amp;  &quot;', 'D', '&quot; &amp; [.J425] &amp; &quot;', '&quot; &amp; UPPER([.A425]) &amp; &quot;', 'A');&quot;" office:value-type="string" office:string-value="(1101,upper(substr(md5(trunc(random() * 9999999 + 1000000)::text), 1,6)), 'Nuevo Regimen', '', 'D', '', '3.13.07.02', 'A');" calcext:value-type="string">
            <text:p>(1101,upper(substr(md5(trunc(random() * 9999999 + 1000000)::text), 1,6)), 'Nuevo Regimen', '', 'D', '', '3.13.07.02', 'A'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ublic.opcion(id_opcion, codigo_opcion, descripcion, ruta, tipo, uri, jerarquia, estatus) VALUES (1101,upper(substr(md5(trunc(random() * 9999999 + 1000000)::text), 1,6)), 'Nuevo Regimen', '', 'D', '', '3.13.07.02', 'A');" calcext:value-type="string">
            <text:p>INSERT INTO public.opcion(id_opcion, codigo_opcion, descripcion, ruta, tipo, uri, jerarquia, estatus) VALUES (1101,upper(substr(md5(trunc(random() * 9999999 + 1000000)::text), 1,6)), 'Nuevo Regimen', '', 'D', '', '3.13.07.02', 'A');</text:p>
          </table:table-cell>
          <table:table-cell table:number-columns-repeated="2"/>
          <table:table-cell table:formula="of:==IF([.L425] &lt;&gt; &quot;&quot;;&quot;INSERT INTO public.rolopcion(id_rol_opcion, id_rol, id_opcion, consultar, agregar, modificar, eliminar, ejecutar) VALUES (&quot; &amp; [.O425] &amp; &quot;, '41'::integer, &quot; &amp; [.N425] &amp; &quot;, 'S'::text, 'S'::text, 'S'::text, 'S'::text, 'S'::text);&quot;; &quot;&quot;)" office:value-type="string" office:string-value="INSERT INTO public.rolopcion(id_rol_opcion, id_rol, id_opcion, consultar, agregar, modificar, eliminar, ejecutar) VALUES (525, '41'::integer, 1101, 'S'::text, 'S'::text, 'S'::text, 'S'::text, 'S'::text);" calcext:value-type="string">
            <text:p>INSERT INTO public.rolopcion(id_rol_opcion, id_rol, id_opcion, consultar, agregar, modificar, eliminar, ejecutar) VALUES (525, '41'::integer, 1101, 'S'::text, 'S'::text, 'S'::text, 'S'::text, 'S'::text);</text:p>
          </table:table-cell>
        </table:table-row>
        <table:table-row table:style-name="ro2">
          <table:table-cell table:formula="of:=[.$A$425]&amp;&quot;.&quot;&amp;[.F426]" office:value-type="string" office:string-value="3.13.07.02.01" calcext:value-type="string">
            <text:p>3.13.07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Deuda e Intereses por Tipo Personal</text:p>
          </table:table-cell>
          <table:table-cell table:number-columns-repeated="4"/>
          <table:table-cell table:formula="of:=[.G426]" office:value-type="string" office:string-value="Deuda e Intereses por Tipo Personal" calcext:value-type="string">
            <text:p>Deuda e Intereses por Tipo Personal</text:p>
          </table:table-cell>
          <table:table-cell/>
          <table:table-cell office:value-type="float" office:value="1102" calcext:value-type="float">
            <text:p>1102</text:p>
          </table:table-cell>
          <table:table-cell office:value-type="float" office:value="526" calcext:value-type="float">
            <text:p>526</text:p>
          </table:table-cell>
          <table:table-cell table:style-name="ce3" table:formula="of:=&quot;(&quot; &amp; [.N426] &amp; &quot;,&quot; &amp; [.$R$1] &amp; &quot;, '&quot; &amp; [.L426]  &amp; &quot;', '&quot; &amp; [.I426] &amp;  &quot;', 'D', '&quot; &amp; [.J426] &amp; &quot;', '&quot; &amp; UPPER([.A426]) &amp; &quot;', 'A');&quot;" office:value-type="string" office:string-value="(1102,upper(substr(md5(trunc(random() * 9999999 + 1000000)::text), 1,6)), 'Deuda e Intereses por Tipo Personal', '', 'D', '', '3.13.07.02.01', 'A');" calcext:value-type="string">
            <text:p>(1102,upper(substr(md5(trunc(random() * 9999999 + 1000000)::text), 1,6)), 'Deuda e Intereses por Tipo Personal', '', 'D', '', '3.13.07.02.01', 'A'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ublic.opcion(id_opcion, codigo_opcion, descripcion, ruta, tipo, uri, jerarquia, estatus) VALUES (1102,upper(substr(md5(trunc(random() * 9999999 + 1000000)::text), 1,6)), 'Deuda e Intereses por Tipo Personal', '', 'D', '', '3.13.07.02.01', 'A');" calcext:value-type="string">
            <text:p>INSERT INTO public.opcion(id_opcion, codigo_opcion, descripcion, ruta, tipo, uri, jerarquia, estatus) VALUES (1102,upper(substr(md5(trunc(random() * 9999999 + 1000000)::text), 1,6)), 'Deuda e Intereses por Tipo Personal', '', 'D', '', '3.13.07.02.01', 'A');</text:p>
          </table:table-cell>
          <table:table-cell table:number-columns-repeated="2"/>
          <table:table-cell table:formula="of:==IF([.L426] &lt;&gt; &quot;&quot;;&quot;INSERT INTO public.rolopcion(id_rol_opcion, id_rol, id_opcion, consultar, agregar, modificar, eliminar, ejecutar) VALUES (&quot; &amp; [.O426] &amp; &quot;, '41'::integer, &quot; &amp; [.N426] &amp; &quot;, 'S'::text, 'S'::text, 'S'::text, 'S'::text, 'S'::text);&quot;; &quot;&quot;)" office:value-type="string" office:string-value="INSERT INTO public.rolopcion(id_rol_opcion, id_rol, id_opcion, consultar, agregar, modificar, eliminar, ejecutar) VALUES (526, '41'::integer, 1102, 'S'::text, 'S'::text, 'S'::text, 'S'::text, 'S'::text);" calcext:value-type="string">
            <text:p>INSERT INTO public.rolopcion(id_rol_opcion, id_rol, id_opcion, consultar, agregar, modificar, eliminar, ejecutar) VALUES (526, '41'::integer, 1102, 'S'::text, 'S'::text, 'S'::text, 'S'::text, 'S'::text);</text:p>
          </table:table-cell>
        </table:table-row>
        <table:table-row table:style-name="ro2">
          <table:table-cell table:formula="of:=[.$A$425]&amp;&quot;.&quot;&amp;[.F427]" office:value-type="string" office:string-value="3.13.07.02.02" calcext:value-type="string">
            <text:p>3.13.07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Deuda/Intereses/Devengados por Trabajador</text:p>
          </table:table-cell>
          <table:table-cell table:number-columns-repeated="4"/>
          <table:table-cell table:formula="of:=[.G427]" office:value-type="string" office:string-value="Deuda/Intereses/Devengados por Trabajador" calcext:value-type="string">
            <text:p>Deuda/Intereses/Devengados por Trabajador</text:p>
          </table:table-cell>
          <table:table-cell/>
          <table:table-cell office:value-type="float" office:value="1103" calcext:value-type="float">
            <text:p>1103</text:p>
          </table:table-cell>
          <table:table-cell office:value-type="float" office:value="527" calcext:value-type="float">
            <text:p>527</text:p>
          </table:table-cell>
          <table:table-cell table:style-name="ce3" table:formula="of:=&quot;(&quot; &amp; [.N427] &amp; &quot;,&quot; &amp; [.$R$1] &amp; &quot;, '&quot; &amp; [.L427]  &amp; &quot;', '&quot; &amp; [.I427] &amp;  &quot;', 'D', '&quot; &amp; [.J427] &amp; &quot;', '&quot; &amp; UPPER([.A427]) &amp; &quot;', 'A');&quot;" office:value-type="string" office:string-value="(1103,upper(substr(md5(trunc(random() * 9999999 + 1000000)::text), 1,6)), 'Deuda/Intereses/Devengados por Trabajador', '', 'D', '', '3.13.07.02.02', 'A');" calcext:value-type="string">
            <text:p>(1103,upper(substr(md5(trunc(random() * 9999999 + 1000000)::text), 1,6)), 'Deuda/Intereses/Devengados por Trabajador', '', 'D', '', '3.13.07.02.02', 'A'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ublic.opcion(id_opcion, codigo_opcion, descripcion, ruta, tipo, uri, jerarquia, estatus) VALUES (1103,upper(substr(md5(trunc(random() * 9999999 + 1000000)::text), 1,6)), 'Deuda/Intereses/Devengados por Trabajador', '', 'D', '', '3.13.07.02.02', 'A');" calcext:value-type="string">
            <text:p>INSERT INTO public.opcion(id_opcion, codigo_opcion, descripcion, ruta, tipo, uri, jerarquia, estatus) VALUES (1103,upper(substr(md5(trunc(random() * 9999999 + 1000000)::text), 1,6)), 'Deuda/Intereses/Devengados por Trabajador', '', 'D', '', '3.13.07.02.02', 'A');</text:p>
          </table:table-cell>
          <table:table-cell table:number-columns-repeated="2"/>
          <table:table-cell table:formula="of:==IF([.L427] &lt;&gt; &quot;&quot;;&quot;INSERT INTO public.rolopcion(id_rol_opcion, id_rol, id_opcion, consultar, agregar, modificar, eliminar, ejecutar) VALUES (&quot; &amp; [.O427] &amp; &quot;, '41'::integer, &quot; &amp; [.N427] &amp; &quot;, 'S'::text, 'S'::text, 'S'::text, 'S'::text, 'S'::text);&quot;; &quot;&quot;)" office:value-type="string" office:string-value="INSERT INTO public.rolopcion(id_rol_opcion, id_rol, id_opcion, consultar, agregar, modificar, eliminar, ejecutar) VALUES (527, '41'::integer, 1103, 'S'::text, 'S'::text, 'S'::text, 'S'::text, 'S'::text);" calcext:value-type="string">
            <text:p>INSERT INTO public.rolopcion(id_rol_opcion, id_rol, id_opcion, consultar, agregar, modificar, eliminar, ejecutar) VALUES (527, '41'::integer, 1103, 'S'::text, 'S'::text, 'S'::text, 'S'::text, 'S'::text);</text:p>
          </table:table-cell>
        </table:table-row>
        <table:table-row table:style-name="ro2">
          <table:table-cell table:formula="of:=[.$A$420]&amp;&quot;.&quot;&amp;[.E428]" office:value-type="string" office:string-value="3.13.07.03" calcext:value-type="string">
            <text:p>3.13.07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Tasas BCV</text:p>
          </table:table-cell>
          <table:table-cell table:number-columns-repeated="5"/>
          <table:table-cell table:formula="of:=[.F428]" office:value-type="string" office:string-value="Tasas BCV" calcext:value-type="string">
            <text:p>Tasas BCV</text:p>
          </table:table-cell>
          <table:table-cell/>
          <table:table-cell office:value-type="float" office:value="1104" calcext:value-type="float">
            <text:p>1104</text:p>
          </table:table-cell>
          <table:table-cell office:value-type="float" office:value="528" calcext:value-type="float">
            <text:p>528</text:p>
          </table:table-cell>
          <table:table-cell table:style-name="ce3" table:formula="of:=&quot;(&quot; &amp; [.N428] &amp; &quot;,&quot; &amp; [.$R$1] &amp; &quot;, '&quot; &amp; [.L428]  &amp; &quot;', '&quot; &amp; [.I428] &amp;  &quot;', 'D', '&quot; &amp; [.J428] &amp; &quot;', '&quot; &amp; UPPER([.A428]) &amp; &quot;', 'A');&quot;" office:value-type="string" office:string-value="(1104,upper(substr(md5(trunc(random() * 9999999 + 1000000)::text), 1,6)), 'Tasas BCV', '', 'D', '', '3.13.07.03', 'A');" calcext:value-type="string">
            <text:p>(1104,upper(substr(md5(trunc(random() * 9999999 + 1000000)::text), 1,6)), 'Tasas BCV', '', 'D', '', '3.13.07.03', 'A'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ublic.opcion(id_opcion, codigo_opcion, descripcion, ruta, tipo, uri, jerarquia, estatus) VALUES (1104,upper(substr(md5(trunc(random() * 9999999 + 1000000)::text), 1,6)), 'Tasas BCV', '', 'D', '', '3.13.07.03', 'A');" calcext:value-type="string">
            <text:p>INSERT INTO public.opcion(id_opcion, codigo_opcion, descripcion, ruta, tipo, uri, jerarquia, estatus) VALUES (1104,upper(substr(md5(trunc(random() * 9999999 + 1000000)::text), 1,6)), 'Tasas BCV', '', 'D', '', '3.13.07.03', 'A');</text:p>
          </table:table-cell>
          <table:table-cell table:number-columns-repeated="2"/>
          <table:table-cell table:formula="of:==IF([.L428] &lt;&gt; &quot;&quot;;&quot;INSERT INTO public.rolopcion(id_rol_opcion, id_rol, id_opcion, consultar, agregar, modificar, eliminar, ejecutar) VALUES (&quot; &amp; [.O428] &amp; &quot;, '41'::integer, &quot; &amp; [.N428] &amp; &quot;, 'S'::text, 'S'::text, 'S'::text, 'S'::text, 'S'::text);&quot;; &quot;&quot;)" office:value-type="string" office:string-value="INSERT INTO public.rolopcion(id_rol_opcion, id_rol, id_opcion, consultar, agregar, modificar, eliminar, ejecutar) VALUES (528, '41'::integer, 1104, 'S'::text, 'S'::text, 'S'::text, 'S'::text, 'S'::text);" calcext:value-type="string">
            <text:p>INSERT INTO public.rolopcion(id_rol_opcion, id_rol, id_opcion, consultar, agregar, modificar, eliminar, ejecutar) VALUES (528, '41'::integer, 1104, 'S'::text, 'S'::text, 'S'::text, 'S'::text, 'S'::text);</text:p>
          </table:table-cell>
        </table:table-row>
        <table:table-row table:style-name="ro2">
          <table:table-cell table:formula="of:=[.$A$157]&amp;&quot;.&quot;&amp;[.C429]" office:value-type="string" office:string-value="3.14" calcext:value-type="string">
            <text:p>3.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ubilaciones y Pensiones</text:p>
          </table:table-cell>
          <table:table-cell table:number-columns-repeated="7"/>
          <table:table-cell table:formula="of:=[.D429]" office:value-type="string" office:string-value="Jubilaciones y Pensiones" calcext:value-type="string">
            <text:p>Jubilaciones y Pensiones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float" office:value="529" calcext:value-type="float">
            <text:p>529</text:p>
          </table:table-cell>
          <table:table-cell table:style-name="ce3" table:formula="of:=&quot;(&quot; &amp; [.N429] &amp; &quot;,&quot; &amp; [.$R$1] &amp; &quot;, '&quot; &amp; [.L429]  &amp; &quot;', '&quot; &amp; [.I429] &amp;  &quot;', 'D', '&quot; &amp; [.J429] &amp; &quot;', '&quot; &amp; UPPER([.A429]) &amp; &quot;', 'A');&quot;" office:value-type="string" office:string-value="(1105,upper(substr(md5(trunc(random() * 9999999 + 1000000)::text), 1,6)), 'Jubilaciones y Pensiones', '', 'D', '', '3.14', 'A');" calcext:value-type="string">
            <text:p>(1105,upper(substr(md5(trunc(random() * 9999999 + 1000000)::text), 1,6)), 'Jubilaciones y Pensiones', '', 'D', '', '3.14', 'A'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ublic.opcion(id_opcion, codigo_opcion, descripcion, ruta, tipo, uri, jerarquia, estatus) VALUES (1105,upper(substr(md5(trunc(random() * 9999999 + 1000000)::text), 1,6)), 'Jubilaciones y Pensiones', '', 'D', '', '3.14', 'A');" calcext:value-type="string">
            <text:p>INSERT INTO public.opcion(id_opcion, codigo_opcion, descripcion, ruta, tipo, uri, jerarquia, estatus) VALUES (1105,upper(substr(md5(trunc(random() * 9999999 + 1000000)::text), 1,6)), 'Jubilaciones y Pensiones', '', 'D', '', '3.14', 'A');</text:p>
          </table:table-cell>
          <table:table-cell table:number-columns-repeated="2"/>
          <table:table-cell table:formula="of:==IF([.L429] &lt;&gt; &quot;&quot;;&quot;INSERT INTO public.rolopcion(id_rol_opcion, id_rol, id_opcion, consultar, agregar, modificar, eliminar, ejecutar) VALUES (&quot; &amp; [.O429] &amp; &quot;, '41'::integer, &quot; &amp; [.N429] &amp; &quot;, 'S'::text, 'S'::text, 'S'::text, 'S'::text, 'S'::text);&quot;; &quot;&quot;)" office:value-type="string" office:string-value="INSERT INTO public.rolopcion(id_rol_opcion, id_rol, id_opcion, consultar, agregar, modificar, eliminar, ejecutar) VALUES (529, '41'::integer, 1105, 'S'::text, 'S'::text, 'S'::text, 'S'::text, 'S'::text);" calcext:value-type="string">
            <text:p>INSERT INTO public.rolopcion(id_rol_opcion, id_rol, id_opcion, consultar, agregar, modificar, eliminar, ejecutar) VALUES (529, '41'::integer, 1105, 'S'::text, 'S'::text, 'S'::text, 'S'::text, 'S'::text);</text:p>
          </table:table-cell>
        </table:table-row>
        <table:table-row table:style-name="ro2">
          <table:table-cell table:formula="of:=[.$A$429]&amp;&quot;.&quot;&amp;[.D430]" office:value-type="string" office:string-value="3.14.01" calcext:value-type="string">
            <text:p>3.1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Calcular el Tiempo de Servicio en APN</text:p>
          </table:table-cell>
          <table:table-cell table:number-columns-repeated="6"/>
          <table:table-cell table:formula="of:=[.E430]" office:value-type="string" office:string-value="Calcular el Tiempo de Servicio en APN" calcext:value-type="string">
            <text:p>Calcular el Tiempo de Servicio en APN</text:p>
          </table:table-cell>
          <table:table-cell/>
          <table:table-cell office:value-type="float" office:value="1106" calcext:value-type="float">
            <text:p>1106</text:p>
          </table:table-cell>
          <table:table-cell office:value-type="float" office:value="530" calcext:value-type="float">
            <text:p>530</text:p>
          </table:table-cell>
          <table:table-cell table:style-name="ce3" table:formula="of:=&quot;(&quot; &amp; [.N430] &amp; &quot;,&quot; &amp; [.$R$1] &amp; &quot;, '&quot; &amp; [.L430]  &amp; &quot;', '&quot; &amp; [.I430] &amp;  &quot;', 'D', '&quot; &amp; [.J430] &amp; &quot;', '&quot; &amp; UPPER([.A430]) &amp; &quot;', 'A');&quot;" office:value-type="string" office:string-value="(1106,upper(substr(md5(trunc(random() * 9999999 + 1000000)::text), 1,6)), 'Calcular el Tiempo de Servicio en APN', '', 'D', '', '3.14.01', 'A');" calcext:value-type="string">
            <text:p>(1106,upper(substr(md5(trunc(random() * 9999999 + 1000000)::text), 1,6)), 'Calcular el Tiempo de Servicio en APN', '', 'D', '', '3.14.01', 'A'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ublic.opcion(id_opcion, codigo_opcion, descripcion, ruta, tipo, uri, jerarquia, estatus) VALUES (1106,upper(substr(md5(trunc(random() * 9999999 + 1000000)::text), 1,6)), 'Calcular el Tiempo de Servicio en APN', '', 'D', '', '3.14.01', 'A');" calcext:value-type="string">
            <text:p>INSERT INTO public.opcion(id_opcion, codigo_opcion, descripcion, ruta, tipo, uri, jerarquia, estatus) VALUES (1106,upper(substr(md5(trunc(random() * 9999999 + 1000000)::text), 1,6)), 'Calcular el Tiempo de Servicio en APN', '', 'D', '', '3.14.01', 'A');</text:p>
          </table:table-cell>
          <table:table-cell table:number-columns-repeated="2"/>
          <table:table-cell table:formula="of:==IF([.L430] &lt;&gt; &quot;&quot;;&quot;INSERT INTO public.rolopcion(id_rol_opcion, id_rol, id_opcion, consultar, agregar, modificar, eliminar, ejecutar) VALUES (&quot; &amp; [.O430] &amp; &quot;, '41'::integer, &quot; &amp; [.N430] &amp; &quot;, 'S'::text, 'S'::text, 'S'::text, 'S'::text, 'S'::text);&quot;; &quot;&quot;)" office:value-type="string" office:string-value="INSERT INTO public.rolopcion(id_rol_opcion, id_rol, id_opcion, consultar, agregar, modificar, eliminar, ejecutar) VALUES (530, '41'::integer, 1106, 'S'::text, 'S'::text, 'S'::text, 'S'::text, 'S'::text);" calcext:value-type="string">
            <text:p>INSERT INTO public.rolopcion(id_rol_opcion, id_rol, id_opcion, consultar, agregar, modificar, eliminar, ejecutar) VALUES (530, '41'::integer, 1106, 'S'::text, 'S'::text, 'S'::text, 'S'::text, 'S'::text);</text:p>
          </table:table-cell>
        </table:table-row>
        <table:table-row table:style-name="ro2">
          <table:table-cell table:formula="of:=[.$A$429]&amp;&quot;.&quot;&amp;[.D431]" office:value-type="string" office:string-value="3.14.02" calcext:value-type="string">
            <text:p>3.1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Jubilación</text:p>
          </table:table-cell>
          <table:table-cell table:number-columns-repeated="6"/>
          <table:table-cell table:formula="of:=[.E431]" office:value-type="string" office:string-value="Parámetros Jubilación" calcext:value-type="string">
            <text:p>Parámetros Jubilación</text:p>
          </table:table-cell>
          <table:table-cell/>
          <table:table-cell office:value-type="float" office:value="1107" calcext:value-type="float">
            <text:p>1107</text:p>
          </table:table-cell>
          <table:table-cell office:value-type="float" office:value="531" calcext:value-type="float">
            <text:p>531</text:p>
          </table:table-cell>
          <table:table-cell table:style-name="ce3" table:formula="of:=&quot;(&quot; &amp; [.N431] &amp; &quot;,&quot; &amp; [.$R$1] &amp; &quot;, '&quot; &amp; [.L431]  &amp; &quot;', '&quot; &amp; [.I431] &amp;  &quot;', 'D', '&quot; &amp; [.J431] &amp; &quot;', '&quot; &amp; UPPER([.A431]) &amp; &quot;', 'A');&quot;" office:value-type="string" office:string-value="(1107,upper(substr(md5(trunc(random() * 9999999 + 1000000)::text), 1,6)), 'Parámetros Jubilación', '', 'D', '', '3.14.02', 'A');" calcext:value-type="string">
            <text:p>(1107,upper(substr(md5(trunc(random() * 9999999 + 1000000)::text), 1,6)), 'Parámetros Jubilación', '', 'D', '', '3.14.02', 'A'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ublic.opcion(id_opcion, codigo_opcion, descripcion, ruta, tipo, uri, jerarquia, estatus) VALUES (1107,upper(substr(md5(trunc(random() * 9999999 + 1000000)::text), 1,6)), 'Parámetros Jubilación', '', 'D', '', '3.14.02', 'A');" calcext:value-type="string">
            <text:p>INSERT INTO public.opcion(id_opcion, codigo_opcion, descripcion, ruta, tipo, uri, jerarquia, estatus) VALUES (1107,upper(substr(md5(trunc(random() * 9999999 + 1000000)::text), 1,6)), 'Parámetros Jubilación', '', 'D', '', '3.14.02', 'A');</text:p>
          </table:table-cell>
          <table:table-cell table:number-columns-repeated="2"/>
          <table:table-cell table:formula="of:==IF([.L431] &lt;&gt; &quot;&quot;;&quot;INSERT INTO public.rolopcion(id_rol_opcion, id_rol, id_opcion, consultar, agregar, modificar, eliminar, ejecutar) VALUES (&quot; &amp; [.O431] &amp; &quot;, '41'::integer, &quot; &amp; [.N431] &amp; &quot;, 'S'::text, 'S'::text, 'S'::text, 'S'::text, 'S'::text);&quot;; &quot;&quot;)" office:value-type="string" office:string-value="INSERT INTO public.rolopcion(id_rol_opcion, id_rol, id_opcion, consultar, agregar, modificar, eliminar, ejecutar) VALUES (531, '41'::integer, 1107, 'S'::text, 'S'::text, 'S'::text, 'S'::text, 'S'::text);" calcext:value-type="string">
            <text:p>INSERT INTO public.rolopcion(id_rol_opcion, id_rol, id_opcion, consultar, agregar, modificar, eliminar, ejecutar) VALUES (531, '41'::integer, 1107, 'S'::text, 'S'::text, 'S'::text, 'S'::text, 'S'::text);</text:p>
          </table:table-cell>
        </table:table-row>
        <table:table-row table:style-name="ro2">
          <table:table-cell table:formula="of:=[.$A$429]&amp;&quot;.&quot;&amp;[.D432]" office:value-type="string" office:string-value="3.14.03" calcext:value-type="string">
            <text:p>3.1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ensión Invalidez</text:p>
          </table:table-cell>
          <table:table-cell table:number-columns-repeated="6"/>
          <table:table-cell table:formula="of:=[.E432]" office:value-type="string" office:string-value="Parámetros Pensión Invalidez" calcext:value-type="string">
            <text:p>Parámetros Pensión Invalidez</text:p>
          </table:table-cell>
          <table:table-cell/>
          <table:table-cell office:value-type="float" office:value="1108" calcext:value-type="float">
            <text:p>1108</text:p>
          </table:table-cell>
          <table:table-cell office:value-type="float" office:value="532" calcext:value-type="float">
            <text:p>532</text:p>
          </table:table-cell>
          <table:table-cell table:style-name="ce3" table:formula="of:=&quot;(&quot; &amp; [.N432] &amp; &quot;,&quot; &amp; [.$R$1] &amp; &quot;, '&quot; &amp; [.L432]  &amp; &quot;', '&quot; &amp; [.I432] &amp;  &quot;', 'D', '&quot; &amp; [.J432] &amp; &quot;', '&quot; &amp; UPPER([.A432]) &amp; &quot;', 'A');&quot;" office:value-type="string" office:string-value="(1108,upper(substr(md5(trunc(random() * 9999999 + 1000000)::text), 1,6)), 'Parámetros Pensión Invalidez', '', 'D', '', '3.14.03', 'A');" calcext:value-type="string">
            <text:p>(1108,upper(substr(md5(trunc(random() * 9999999 + 1000000)::text), 1,6)), 'Parámetros Pensión Invalidez', '', 'D', '', '3.14.03', 'A'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ublic.opcion(id_opcion, codigo_opcion, descripcion, ruta, tipo, uri, jerarquia, estatus) VALUES (1108,upper(substr(md5(trunc(random() * 9999999 + 1000000)::text), 1,6)), 'Parámetros Pensión Invalidez', '', 'D', '', '3.14.03', 'A');" calcext:value-type="string">
            <text:p>INSERT INTO public.opcion(id_opcion, codigo_opcion, descripcion, ruta, tipo, uri, jerarquia, estatus) VALUES (1108,upper(substr(md5(trunc(random() * 9999999 + 1000000)::text), 1,6)), 'Parámetros Pensión Invalidez', '', 'D', '', '3.14.03', 'A');</text:p>
          </table:table-cell>
          <table:table-cell table:number-columns-repeated="2"/>
          <table:table-cell table:formula="of:==IF([.L432] &lt;&gt; &quot;&quot;;&quot;INSERT INTO public.rolopcion(id_rol_opcion, id_rol, id_opcion, consultar, agregar, modificar, eliminar, ejecutar) VALUES (&quot; &amp; [.O432] &amp; &quot;, '41'::integer, &quot; &amp; [.N432] &amp; &quot;, 'S'::text, 'S'::text, 'S'::text, 'S'::text, 'S'::text);&quot;; &quot;&quot;)" office:value-type="string" office:string-value="INSERT INTO public.rolopcion(id_rol_opcion, id_rol, id_opcion, consultar, agregar, modificar, eliminar, ejecutar) VALUES (532, '41'::integer, 1108, 'S'::text, 'S'::text, 'S'::text, 'S'::text, 'S'::text);" calcext:value-type="string">
            <text:p>INSERT INTO public.rolopcion(id_rol_opcion, id_rol, id_opcion, consultar, agregar, modificar, eliminar, ejecutar) VALUES (532, '41'::integer, 1108, 'S'::text, 'S'::text, 'S'::text, 'S'::text, 'S'::text);</text:p>
          </table:table-cell>
        </table:table-row>
        <table:table-row table:style-name="ro2">
          <table:table-cell table:formula="of:=[.$A$429]&amp;&quot;.&quot;&amp;[.D433]" office:value-type="string" office:string-value="3.14.04" calcext:value-type="string">
            <text:p>3.1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uspender a Jubilados por Fé de Vida</text:p>
          </table:table-cell>
          <table:table-cell table:number-columns-repeated="6"/>
          <table:table-cell table:formula="of:=[.E433]" office:value-type="string" office:string-value="Suspender a Jubilados por Fé de Vida" calcext:value-type="string">
            <text:p>Suspender a Jubilados por Fé de Vida</text:p>
          </table:table-cell>
          <table:table-cell/>
          <table:table-cell office:value-type="float" office:value="1109" calcext:value-type="float">
            <text:p>1109</text:p>
          </table:table-cell>
          <table:table-cell office:value-type="float" office:value="533" calcext:value-type="float">
            <text:p>533</text:p>
          </table:table-cell>
          <table:table-cell table:style-name="ce3" table:formula="of:=&quot;(&quot; &amp; [.N433] &amp; &quot;,&quot; &amp; [.$R$1] &amp; &quot;, '&quot; &amp; [.L433]  &amp; &quot;', '&quot; &amp; [.I433] &amp;  &quot;', 'D', '&quot; &amp; [.J433] &amp; &quot;', '&quot; &amp; UPPER([.A433]) &amp; &quot;', 'A');&quot;" office:value-type="string" office:string-value="(1109,upper(substr(md5(trunc(random() * 9999999 + 1000000)::text), 1,6)), 'Suspender a Jubilados por Fé de Vida', '', 'D', '', '3.14.04', 'A');" calcext:value-type="string">
            <text:p>(1109,upper(substr(md5(trunc(random() * 9999999 + 1000000)::text), 1,6)), 'Suspender a Jubilados por Fé de Vida', '', 'D', '', '3.14.04', 'A'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ublic.opcion(id_opcion, codigo_opcion, descripcion, ruta, tipo, uri, jerarquia, estatus) VALUES (1109,upper(substr(md5(trunc(random() * 9999999 + 1000000)::text), 1,6)), 'Suspender a Jubilados por Fé de Vida', '', 'D', '', '3.14.04', 'A');" calcext:value-type="string">
            <text:p>INSERT INTO public.opcion(id_opcion, codigo_opcion, descripcion, ruta, tipo, uri, jerarquia, estatus) VALUES (1109,upper(substr(md5(trunc(random() * 9999999 + 1000000)::text), 1,6)), 'Suspender a Jubilados por Fé de Vida', '', 'D', '', '3.14.04', 'A');</text:p>
          </table:table-cell>
          <table:table-cell table:number-columns-repeated="2"/>
          <table:table-cell table:formula="of:==IF([.L433] &lt;&gt; &quot;&quot;;&quot;INSERT INTO public.rolopcion(id_rol_opcion, id_rol, id_opcion, consultar, agregar, modificar, eliminar, ejecutar) VALUES (&quot; &amp; [.O433] &amp; &quot;, '41'::integer, &quot; &amp; [.N433] &amp; &quot;, 'S'::text, 'S'::text, 'S'::text, 'S'::text, 'S'::text);&quot;; &quot;&quot;)" office:value-type="string" office:string-value="INSERT INTO public.rolopcion(id_rol_opcion, id_rol, id_opcion, consultar, agregar, modificar, eliminar, ejecutar) VALUES (533, '41'::integer, 1109, 'S'::text, 'S'::text, 'S'::text, 'S'::text, 'S'::text);" calcext:value-type="string">
            <text:p>INSERT INTO public.rolopcion(id_rol_opcion, id_rol, id_opcion, consultar, agregar, modificar, eliminar, ejecutar) VALUES (533, '41'::integer, 1109, 'S'::text, 'S'::text, 'S'::text, 'S'::text, 'S'::text);</text:p>
          </table:table-cell>
        </table:table-row>
        <table:table-row table:style-name="ro2">
          <table:table-cell table:formula="of:=[.$A$429]&amp;&quot;.&quot;&amp;[.D434]" office:value-type="string" office:string-value="3.14.05" calcext:value-type="string">
            <text:p>3.1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esactivar Fé de Vida a Jubilados</text:p>
          </table:table-cell>
          <table:table-cell table:number-columns-repeated="6"/>
          <table:table-cell table:formula="of:=[.E434]" office:value-type="string" office:string-value="Desactivar Fé de Vida a Jubilados" calcext:value-type="string">
            <text:p>Desactivar Fé de Vida a Jubilados</text:p>
          </table:table-cell>
          <table:table-cell/>
          <table:table-cell office:value-type="float" office:value="1110" calcext:value-type="float">
            <text:p>1110</text:p>
          </table:table-cell>
          <table:table-cell office:value-type="float" office:value="534" calcext:value-type="float">
            <text:p>534</text:p>
          </table:table-cell>
          <table:table-cell table:style-name="ce3" table:formula="of:=&quot;(&quot; &amp; [.N434] &amp; &quot;,&quot; &amp; [.$R$1] &amp; &quot;, '&quot; &amp; [.L434]  &amp; &quot;', '&quot; &amp; [.I434] &amp;  &quot;', 'D', '&quot; &amp; [.J434] &amp; &quot;', '&quot; &amp; UPPER([.A434]) &amp; &quot;', 'A');&quot;" office:value-type="string" office:string-value="(1110,upper(substr(md5(trunc(random() * 9999999 + 1000000)::text), 1,6)), 'Desactivar Fé de Vida a Jubilados', '', 'D', '', '3.14.05', 'A');" calcext:value-type="string">
            <text:p>(1110,upper(substr(md5(trunc(random() * 9999999 + 1000000)::text), 1,6)), 'Desactivar Fé de Vida a Jubilados', '', 'D', '', '3.14.05', 'A'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ublic.opcion(id_opcion, codigo_opcion, descripcion, ruta, tipo, uri, jerarquia, estatus) VALUES (1110,upper(substr(md5(trunc(random() * 9999999 + 1000000)::text), 1,6)), 'Desactivar Fé de Vida a Jubilados', '', 'D', '', '3.14.05', 'A');" calcext:value-type="string">
            <text:p>INSERT INTO public.opcion(id_opcion, codigo_opcion, descripcion, ruta, tipo, uri, jerarquia, estatus) VALUES (1110,upper(substr(md5(trunc(random() * 9999999 + 1000000)::text), 1,6)), 'Desactivar Fé de Vida a Jubilados', '', 'D', '', '3.14.05', 'A');</text:p>
          </table:table-cell>
          <table:table-cell table:number-columns-repeated="2"/>
          <table:table-cell table:formula="of:==IF([.L434] &lt;&gt; &quot;&quot;;&quot;INSERT INTO public.rolopcion(id_rol_opcion, id_rol, id_opcion, consultar, agregar, modificar, eliminar, ejecutar) VALUES (&quot; &amp; [.O434] &amp; &quot;, '41'::integer, &quot; &amp; [.N434] &amp; &quot;, 'S'::text, 'S'::text, 'S'::text, 'S'::text, 'S'::text);&quot;; &quot;&quot;)" office:value-type="string" office:string-value="INSERT INTO public.rolopcion(id_rol_opcion, id_rol, id_opcion, consultar, agregar, modificar, eliminar, ejecutar) VALUES (534, '41'::integer, 1110, 'S'::text, 'S'::text, 'S'::text, 'S'::text, 'S'::text);" calcext:value-type="string">
            <text:p>INSERT INTO public.rolopcion(id_rol_opcion, id_rol, id_opcion, consultar, agregar, modificar, eliminar, ejecutar) VALUES (534, '41'::integer, 1110, 'S'::text, 'S'::text, 'S'::text, 'S'::text, 'S'::text);</text:p>
          </table:table-cell>
        </table:table-row>
        <table:table-row table:style-name="ro2">
          <table:table-cell table:formula="of:=[.$A$429]&amp;&quot;.&quot;&amp;[.D435]" office:value-type="string" office:string-value="3.14.06" calcext:value-type="string">
            <text:p>3.1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r Estatus y Fé de Vida</text:p>
          </table:table-cell>
          <table:table-cell table:number-columns-repeated="6"/>
          <table:table-cell table:formula="of:=[.E435]" office:value-type="string" office:string-value="Actualizar Estatus y Fé de Vida" calcext:value-type="string">
            <text:p>Actualizar Estatus y Fé de Vida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535" calcext:value-type="float">
            <text:p>535</text:p>
          </table:table-cell>
          <table:table-cell table:style-name="ce3" table:formula="of:=&quot;(&quot; &amp; [.N435] &amp; &quot;,&quot; &amp; [.$R$1] &amp; &quot;, '&quot; &amp; [.L435]  &amp; &quot;', '&quot; &amp; [.I435] &amp;  &quot;', 'D', '&quot; &amp; [.J435] &amp; &quot;', '&quot; &amp; UPPER([.A435]) &amp; &quot;', 'A');&quot;" office:value-type="string" office:string-value="(1111,upper(substr(md5(trunc(random() * 9999999 + 1000000)::text), 1,6)), 'Actualizar Estatus y Fé de Vida', '', 'D', '', '3.14.06', 'A');" calcext:value-type="string">
            <text:p>(1111,upper(substr(md5(trunc(random() * 9999999 + 1000000)::text), 1,6)), 'Actualizar Estatus y Fé de Vida', '', 'D', '', '3.14.06', 'A'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ublic.opcion(id_opcion, codigo_opcion, descripcion, ruta, tipo, uri, jerarquia, estatus) VALUES (1111,upper(substr(md5(trunc(random() * 9999999 + 1000000)::text), 1,6)), 'Actualizar Estatus y Fé de Vida', '', 'D', '', '3.14.06', 'A');" calcext:value-type="string">
            <text:p>INSERT INTO public.opcion(id_opcion, codigo_opcion, descripcion, ruta, tipo, uri, jerarquia, estatus) VALUES (1111,upper(substr(md5(trunc(random() * 9999999 + 1000000)::text), 1,6)), 'Actualizar Estatus y Fé de Vida', '', 'D', '', '3.14.06', 'A');</text:p>
          </table:table-cell>
          <table:table-cell table:number-columns-repeated="2"/>
          <table:table-cell table:formula="of:==IF([.L435] &lt;&gt; &quot;&quot;;&quot;INSERT INTO public.rolopcion(id_rol_opcion, id_rol, id_opcion, consultar, agregar, modificar, eliminar, ejecutar) VALUES (&quot; &amp; [.O435] &amp; &quot;, '41'::integer, &quot; &amp; [.N435] &amp; &quot;, 'S'::text, 'S'::text, 'S'::text, 'S'::text, 'S'::text);&quot;; &quot;&quot;)" office:value-type="string" office:string-value="INSERT INTO public.rolopcion(id_rol_opcion, id_rol, id_opcion, consultar, agregar, modificar, eliminar, ejecutar) VALUES (535, '41'::integer, 1111, 'S'::text, 'S'::text, 'S'::text, 'S'::text, 'S'::text);" calcext:value-type="string">
            <text:p>INSERT INTO public.rolopcion(id_rol_opcion, id_rol, id_opcion, consultar, agregar, modificar, eliminar, ejecutar) VALUES (535, '41'::integer, 1111, 'S'::text, 'S'::text, 'S'::text, 'S'::text, 'S'::text);</text:p>
          </table:table-cell>
        </table:table-row>
        <table:table-row table:style-name="ro2">
          <table:table-cell table:formula="of:=[.$A$429]&amp;&quot;.&quot;&amp;[.D436]" office:value-type="string" office:string-value="3.14.07" calcext:value-type="string">
            <text:p>3.14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atos Personal Jubilado</text:p>
          </table:table-cell>
          <table:table-cell table:number-columns-repeated="6"/>
          <table:table-cell table:formula="of:=[.E436]" office:value-type="string" office:string-value="Datos Personal Jubilado" calcext:value-type="string">
            <text:p>Datos Personal Jubilado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536" calcext:value-type="float">
            <text:p>536</text:p>
          </table:table-cell>
          <table:table-cell table:style-name="ce3" table:formula="of:=&quot;(&quot; &amp; [.N436] &amp; &quot;,&quot; &amp; [.$R$1] &amp; &quot;, '&quot; &amp; [.L436]  &amp; &quot;', '&quot; &amp; [.I436] &amp;  &quot;', 'D', '&quot; &amp; [.J436] &amp; &quot;', '&quot; &amp; UPPER([.A436]) &amp; &quot;', 'A');&quot;" office:value-type="string" office:string-value="(1112,upper(substr(md5(trunc(random() * 9999999 + 1000000)::text), 1,6)), 'Datos Personal Jubilado', '', 'D', '', '3.14.07', 'A');" calcext:value-type="string">
            <text:p>(1112,upper(substr(md5(trunc(random() * 9999999 + 1000000)::text), 1,6)), 'Datos Personal Jubilado', '', 'D', '', '3.14.07', 'A'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ublic.opcion(id_opcion, codigo_opcion, descripcion, ruta, tipo, uri, jerarquia, estatus) VALUES (1112,upper(substr(md5(trunc(random() * 9999999 + 1000000)::text), 1,6)), 'Datos Personal Jubilado', '', 'D', '', '3.14.07', 'A');" calcext:value-type="string">
            <text:p>INSERT INTO public.opcion(id_opcion, codigo_opcion, descripcion, ruta, tipo, uri, jerarquia, estatus) VALUES (1112,upper(substr(md5(trunc(random() * 9999999 + 1000000)::text), 1,6)), 'Datos Personal Jubilado', '', 'D', '', '3.14.07', 'A');</text:p>
          </table:table-cell>
          <table:table-cell table:number-columns-repeated="2"/>
          <table:table-cell table:formula="of:==IF([.L436] &lt;&gt; &quot;&quot;;&quot;INSERT INTO public.rolopcion(id_rol_opcion, id_rol, id_opcion, consultar, agregar, modificar, eliminar, ejecutar) VALUES (&quot; &amp; [.O436] &amp; &quot;, '41'::integer, &quot; &amp; [.N436] &amp; &quot;, 'S'::text, 'S'::text, 'S'::text, 'S'::text, 'S'::text);&quot;; &quot;&quot;)" office:value-type="string" office:string-value="INSERT INTO public.rolopcion(id_rol_opcion, id_rol, id_opcion, consultar, agregar, modificar, eliminar, ejecutar) VALUES (536, '41'::integer, 1112, 'S'::text, 'S'::text, 'S'::text, 'S'::text, 'S'::text);" calcext:value-type="string">
            <text:p>INSERT INTO public.rolopcion(id_rol_opcion, id_rol, id_opcion, consultar, agregar, modificar, eliminar, ejecutar) VALUES (536, '41'::integer, 1112, 'S'::text, 'S'::text, 'S'::text, 'S'::text, 'S'::text);</text:p>
          </table:table-cell>
        </table:table-row>
        <table:table-row table:style-name="ro2">
          <table:table-cell table:formula="of:=[.$A$429]&amp;&quot;.&quot;&amp;[.D437]" office:value-type="string" office:string-value="3.14.08" calcext:value-type="string">
            <text:p>3.14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Datos Pensionados Sobrevivientes</text:p>
          </table:table-cell>
          <table:table-cell table:number-columns-repeated="6"/>
          <table:table-cell table:formula="of:=[.E437]" office:value-type="string" office:string-value="Datos Pensionados Sobrevivientes" calcext:value-type="string">
            <text:p>Datos Pensionados Sobrevivientes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537" calcext:value-type="float">
            <text:p>537</text:p>
          </table:table-cell>
          <table:table-cell table:style-name="ce3" table:formula="of:=&quot;(&quot; &amp; [.N437] &amp; &quot;,&quot; &amp; [.$R$1] &amp; &quot;, '&quot; &amp; [.L437]  &amp; &quot;', '&quot; &amp; [.I437] &amp;  &quot;', 'D', '&quot; &amp; [.J437] &amp; &quot;', '&quot; &amp; UPPER([.A437]) &amp; &quot;', 'A');&quot;" office:value-type="string" office:string-value="(1113,upper(substr(md5(trunc(random() * 9999999 + 1000000)::text), 1,6)), 'Datos Pensionados Sobrevivientes', '', 'D', '', '3.14.08', 'A');" calcext:value-type="string">
            <text:p>(1113,upper(substr(md5(trunc(random() * 9999999 + 1000000)::text), 1,6)), 'Datos Pensionados Sobrevivientes', '', 'D', '', '3.14.08', 'A'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ublic.opcion(id_opcion, codigo_opcion, descripcion, ruta, tipo, uri, jerarquia, estatus) VALUES (1113,upper(substr(md5(trunc(random() * 9999999 + 1000000)::text), 1,6)), 'Datos Pensionados Sobrevivientes', '', 'D', '', '3.14.08', 'A');" calcext:value-type="string">
            <text:p>INSERT INTO public.opcion(id_opcion, codigo_opcion, descripcion, ruta, tipo, uri, jerarquia, estatus) VALUES (1113,upper(substr(md5(trunc(random() * 9999999 + 1000000)::text), 1,6)), 'Datos Pensionados Sobrevivientes', '', 'D', '', '3.14.08', 'A');</text:p>
          </table:table-cell>
          <table:table-cell table:number-columns-repeated="2"/>
          <table:table-cell table:formula="of:==IF([.L437] &lt;&gt; &quot;&quot;;&quot;INSERT INTO public.rolopcion(id_rol_opcion, id_rol, id_opcion, consultar, agregar, modificar, eliminar, ejecutar) VALUES (&quot; &amp; [.O437] &amp; &quot;, '41'::integer, &quot; &amp; [.N437] &amp; &quot;, 'S'::text, 'S'::text, 'S'::text, 'S'::text, 'S'::text);&quot;; &quot;&quot;)" office:value-type="string" office:string-value="INSERT INTO public.rolopcion(id_rol_opcion, id_rol, id_opcion, consultar, agregar, modificar, eliminar, ejecutar) VALUES (537, '41'::integer, 1113, 'S'::text, 'S'::text, 'S'::text, 'S'::text, 'S'::text);" calcext:value-type="string">
            <text:p>INSERT INTO public.rolopcion(id_rol_opcion, id_rol, id_opcion, consultar, agregar, modificar, eliminar, ejecutar) VALUES (537, '41'::integer, 1113, 'S'::text, 'S'::text, 'S'::text, 'S'::text, 'S'::text);</text:p>
          </table:table-cell>
        </table:table-row>
        <table:table-row table:style-name="ro2">
          <table:table-cell table:formula="of:=[.$A$157]&amp;&quot;.&quot;&amp;[.C438]" office:value-type="string" office:string-value="3.15" calcext:value-type="string">
            <text:p>3.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rmulación y Ejecución Presupuestaria</text:p>
          </table:table-cell>
          <table:table-cell table:number-columns-repeated="7"/>
          <table:table-cell table:formula="of:=[.D438]" office:value-type="string" office:string-value="Formulación y Ejecución Presupuestaria" calcext:value-type="string">
            <text:p>Formulación y Ejecución Presupuestaria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538" calcext:value-type="float">
            <text:p>538</text:p>
          </table:table-cell>
          <table:table-cell table:style-name="ce3" table:formula="of:=&quot;(&quot; &amp; [.N438] &amp; &quot;,&quot; &amp; [.$R$1] &amp; &quot;, '&quot; &amp; [.L438]  &amp; &quot;', '&quot; &amp; [.I438] &amp;  &quot;', 'D', '&quot; &amp; [.J438] &amp; &quot;', '&quot; &amp; UPPER([.A438]) &amp; &quot;', 'A');&quot;" office:value-type="string" office:string-value="(1114,upper(substr(md5(trunc(random() * 9999999 + 1000000)::text), 1,6)), 'Formulación y Ejecución Presupuestaria', '', 'D', '', '3.15', 'A');" calcext:value-type="string">
            <text:p>(1114,upper(substr(md5(trunc(random() * 9999999 + 1000000)::text), 1,6)), 'Formulación y Ejecución Presupuestaria', '', 'D', '', '3.15', 'A'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ublic.opcion(id_opcion, codigo_opcion, descripcion, ruta, tipo, uri, jerarquia, estatus) VALUES (1114,upper(substr(md5(trunc(random() * 9999999 + 1000000)::text), 1,6)), 'Formulación y Ejecución Presupuestaria', '', 'D', '', '3.15', 'A');" calcext:value-type="string">
            <text:p>INSERT INTO public.opcion(id_opcion, codigo_opcion, descripcion, ruta, tipo, uri, jerarquia, estatus) VALUES (1114,upper(substr(md5(trunc(random() * 9999999 + 1000000)::text), 1,6)), 'Formulación y Ejecución Presupuestaria', '', 'D', '', '3.15', 'A');</text:p>
          </table:table-cell>
          <table:table-cell table:number-columns-repeated="2"/>
          <table:table-cell table:formula="of:==IF([.L438] &lt;&gt; &quot;&quot;;&quot;INSERT INTO public.rolopcion(id_rol_opcion, id_rol, id_opcion, consultar, agregar, modificar, eliminar, ejecutar) VALUES (&quot; &amp; [.O438] &amp; &quot;, '41'::integer, &quot; &amp; [.N438] &amp; &quot;, 'S'::text, 'S'::text, 'S'::text, 'S'::text, 'S'::text);&quot;; &quot;&quot;)" office:value-type="string" office:string-value="INSERT INTO public.rolopcion(id_rol_opcion, id_rol, id_opcion, consultar, agregar, modificar, eliminar, ejecutar) VALUES (538, '41'::integer, 1114, 'S'::text, 'S'::text, 'S'::text, 'S'::text, 'S'::text);" calcext:value-type="string">
            <text:p>INSERT INTO public.rolopcion(id_rol_opcion, id_rol, id_opcion, consultar, agregar, modificar, eliminar, ejecutar) VALUES (538, '41'::integer, 1114, 'S'::text, 'S'::text, 'S'::text, 'S'::text, 'S'::text);</text:p>
          </table:table-cell>
        </table:table-row>
        <table:table-row table:style-name="ro2">
          <table:table-cell table:formula="of:=[.$A$438]&amp;&quot;.&quot;&amp;[.D439]" office:value-type="string" office:string-value="3.15.01" calcext:value-type="string">
            <text:p>3.1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ructura Presupuestaria</text:p>
          </table:table-cell>
          <table:table-cell table:number-columns-repeated="6"/>
          <table:table-cell table:formula="of:=[.E439]" office:value-type="string" office:string-value="Estructura Presupuestaria" calcext:value-type="string">
            <text:p>Estructura Presupuestaria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539" calcext:value-type="float">
            <text:p>539</text:p>
          </table:table-cell>
          <table:table-cell table:style-name="ce3" table:formula="of:=&quot;(&quot; &amp; [.N439] &amp; &quot;,&quot; &amp; [.$R$1] &amp; &quot;, '&quot; &amp; [.L439]  &amp; &quot;', '&quot; &amp; [.I439] &amp;  &quot;', 'D', '&quot; &amp; [.J439] &amp; &quot;', '&quot; &amp; UPPER([.A439]) &amp; &quot;', 'A');&quot;" office:value-type="string" office:string-value="(1115,upper(substr(md5(trunc(random() * 9999999 + 1000000)::text), 1,6)), 'Estructura Presupuestaria', '', 'D', '', '3.15.01', 'A');" calcext:value-type="string">
            <text:p>(1115,upper(substr(md5(trunc(random() * 9999999 + 1000000)::text), 1,6)), 'Estructura Presupuestaria', '', 'D', '', '3.15.01', 'A'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ublic.opcion(id_opcion, codigo_opcion, descripcion, ruta, tipo, uri, jerarquia, estatus) VALUES (1115,upper(substr(md5(trunc(random() * 9999999 + 1000000)::text), 1,6)), 'Estructura Presupuestaria', '', 'D', '', '3.15.01', 'A');" calcext:value-type="string">
            <text:p>INSERT INTO public.opcion(id_opcion, codigo_opcion, descripcion, ruta, tipo, uri, jerarquia, estatus) VALUES (1115,upper(substr(md5(trunc(random() * 9999999 + 1000000)::text), 1,6)), 'Estructura Presupuestaria', '', 'D', '', '3.15.01', 'A');</text:p>
          </table:table-cell>
          <table:table-cell table:number-columns-repeated="2"/>
          <table:table-cell table:formula="of:==IF([.L439] &lt;&gt; &quot;&quot;;&quot;INSERT INTO public.rolopcion(id_rol_opcion, id_rol, id_opcion, consultar, agregar, modificar, eliminar, ejecutar) VALUES (&quot; &amp; [.O439] &amp; &quot;, '41'::integer, &quot; &amp; [.N439] &amp; &quot;, 'S'::text, 'S'::text, 'S'::text, 'S'::text, 'S'::text);&quot;; &quot;&quot;)" office:value-type="string" office:string-value="INSERT INTO public.rolopcion(id_rol_opcion, id_rol, id_opcion, consultar, agregar, modificar, eliminar, ejecutar) VALUES (539, '41'::integer, 1115, 'S'::text, 'S'::text, 'S'::text, 'S'::text, 'S'::text);" calcext:value-type="string">
            <text:p>INSERT INTO public.rolopcion(id_rol_opcion, id_rol, id_opcion, consultar, agregar, modificar, eliminar, ejecutar) VALUES (539, '41'::integer, 1115, 'S'::text, 'S'::text, 'S'::text, 'S'::text, 'S'::text);</text:p>
          </table:table-cell>
        </table:table-row>
        <table:table-row table:style-name="ro2">
          <table:table-cell table:formula="of:=[.$A$439]&amp;&quot;.&quot;&amp;[.E440]" office:value-type="string" office:string-value="3.15.01.01" calcext:value-type="string">
            <text:p>3.15.01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Fuentes de Financiamiento</text:p>
          </table:table-cell>
          <table:table-cell table:number-columns-repeated="5"/>
          <table:table-cell table:formula="of:=[.F440]" office:value-type="string" office:string-value="Fuentes de Financiamiento" calcext:value-type="string">
            <text:p>Fuentes de Financiamiento</text:p>
          </table:table-cell>
          <table:table-cell/>
          <table:table-cell office:value-type="float" office:value="1116" calcext:value-type="float">
            <text:p>1116</text:p>
          </table:table-cell>
          <table:table-cell office:value-type="float" office:value="540" calcext:value-type="float">
            <text:p>540</text:p>
          </table:table-cell>
          <table:table-cell table:style-name="ce3" table:formula="of:=&quot;(&quot; &amp; [.N440] &amp; &quot;,&quot; &amp; [.$R$1] &amp; &quot;, '&quot; &amp; [.L440]  &amp; &quot;', '&quot; &amp; [.I440] &amp;  &quot;', 'D', '&quot; &amp; [.J440] &amp; &quot;', '&quot; &amp; UPPER([.A440]) &amp; &quot;', 'A');&quot;" office:value-type="string" office:string-value="(1116,upper(substr(md5(trunc(random() * 9999999 + 1000000)::text), 1,6)), 'Fuentes de Financiamiento', '', 'D', '', '3.15.01.01', 'A');" calcext:value-type="string">
            <text:p>(1116,upper(substr(md5(trunc(random() * 9999999 + 1000000)::text), 1,6)), 'Fuentes de Financiamiento', '', 'D', '', '3.15.01.01', 'A'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ublic.opcion(id_opcion, codigo_opcion, descripcion, ruta, tipo, uri, jerarquia, estatus) VALUES (1116,upper(substr(md5(trunc(random() * 9999999 + 1000000)::text), 1,6)), 'Fuentes de Financiamiento', '', 'D', '', '3.15.01.01', 'A');" calcext:value-type="string">
            <text:p>INSERT INTO public.opcion(id_opcion, codigo_opcion, descripcion, ruta, tipo, uri, jerarquia, estatus) VALUES (1116,upper(substr(md5(trunc(random() * 9999999 + 1000000)::text), 1,6)), 'Fuentes de Financiamiento', '', 'D', '', '3.15.01.01', 'A');</text:p>
          </table:table-cell>
          <table:table-cell table:number-columns-repeated="2"/>
          <table:table-cell table:formula="of:==IF([.L440] &lt;&gt; &quot;&quot;;&quot;INSERT INTO public.rolopcion(id_rol_opcion, id_rol, id_opcion, consultar, agregar, modificar, eliminar, ejecutar) VALUES (&quot; &amp; [.O440] &amp; &quot;, '41'::integer, &quot; &amp; [.N440] &amp; &quot;, 'S'::text, 'S'::text, 'S'::text, 'S'::text, 'S'::text);&quot;; &quot;&quot;)" office:value-type="string" office:string-value="INSERT INTO public.rolopcion(id_rol_opcion, id_rol, id_opcion, consultar, agregar, modificar, eliminar, ejecutar) VALUES (540, '41'::integer, 1116, 'S'::text, 'S'::text, 'S'::text, 'S'::text, 'S'::text);" calcext:value-type="string">
            <text:p>INSERT INTO public.rolopcion(id_rol_opcion, id_rol, id_opcion, consultar, agregar, modificar, eliminar, ejecutar) VALUES (540, '41'::integer, 1116, 'S'::text, 'S'::text, 'S'::text, 'S'::text, 'S'::text);</text:p>
          </table:table-cell>
        </table:table-row>
        <table:table-row table:style-name="ro2">
          <table:table-cell table:formula="of:=[.$A$439]&amp;&quot;.&quot;&amp;[.E441]" office:value-type="string" office:string-value="3.15.01.02" calcext:value-type="string">
            <text:p>3.15.01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Cuentas Presupuestarias</text:p>
          </table:table-cell>
          <table:table-cell table:number-columns-repeated="5"/>
          <table:table-cell table:formula="of:=[.F441]" office:value-type="string" office:string-value="Cuentas Presupuestarias" calcext:value-type="string">
            <text:p>Cuentas Presupuestarias</text:p>
          </table:table-cell>
          <table:table-cell/>
          <table:table-cell office:value-type="float" office:value="1117" calcext:value-type="float">
            <text:p>1117</text:p>
          </table:table-cell>
          <table:table-cell office:value-type="float" office:value="541" calcext:value-type="float">
            <text:p>541</text:p>
          </table:table-cell>
          <table:table-cell table:style-name="ce3" table:formula="of:=&quot;(&quot; &amp; [.N441] &amp; &quot;,&quot; &amp; [.$R$1] &amp; &quot;, '&quot; &amp; [.L441]  &amp; &quot;', '&quot; &amp; [.I441] &amp;  &quot;', 'D', '&quot; &amp; [.J441] &amp; &quot;', '&quot; &amp; UPPER([.A441]) &amp; &quot;', 'A');&quot;" office:value-type="string" office:string-value="(1117,upper(substr(md5(trunc(random() * 9999999 + 1000000)::text), 1,6)), 'Cuentas Presupuestarias', '', 'D', '', '3.15.01.02', 'A');" calcext:value-type="string">
            <text:p>(1117,upper(substr(md5(trunc(random() * 9999999 + 1000000)::text), 1,6)), 'Cuentas Presupuestarias', '', 'D', '', '3.15.01.02', 'A'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ublic.opcion(id_opcion, codigo_opcion, descripcion, ruta, tipo, uri, jerarquia, estatus) VALUES (1117,upper(substr(md5(trunc(random() * 9999999 + 1000000)::text), 1,6)), 'Cuentas Presupuestarias', '', 'D', '', '3.15.01.02', 'A');" calcext:value-type="string">
            <text:p>INSERT INTO public.opcion(id_opcion, codigo_opcion, descripcion, ruta, tipo, uri, jerarquia, estatus) VALUES (1117,upper(substr(md5(trunc(random() * 9999999 + 1000000)::text), 1,6)), 'Cuentas Presupuestarias', '', 'D', '', '3.15.01.02', 'A');</text:p>
          </table:table-cell>
          <table:table-cell table:number-columns-repeated="2"/>
          <table:table-cell table:formula="of:==IF([.L441] &lt;&gt; &quot;&quot;;&quot;INSERT INTO public.rolopcion(id_rol_opcion, id_rol, id_opcion, consultar, agregar, modificar, eliminar, ejecutar) VALUES (&quot; &amp; [.O441] &amp; &quot;, '41'::integer, &quot; &amp; [.N441] &amp; &quot;, 'S'::text, 'S'::text, 'S'::text, 'S'::text, 'S'::text);&quot;; &quot;&quot;)" office:value-type="string" office:string-value="INSERT INTO public.rolopcion(id_rol_opcion, id_rol, id_opcion, consultar, agregar, modificar, eliminar, ejecutar) VALUES (541, '41'::integer, 1117, 'S'::text, 'S'::text, 'S'::text, 'S'::text, 'S'::text);" calcext:value-type="string">
            <text:p>INSERT INTO public.rolopcion(id_rol_opcion, id_rol, id_opcion, consultar, agregar, modificar, eliminar, ejecutar) VALUES (541, '41'::integer, 1117, 'S'::text, 'S'::text, 'S'::text, 'S'::text, 'S'::text);</text:p>
          </table:table-cell>
        </table:table-row>
        <table:table-row table:style-name="ro2">
          <table:table-cell table:formula="of:=[.$A$439]&amp;&quot;.&quot;&amp;[.E442]" office:value-type="string" office:string-value="3.15.01.03" calcext:value-type="string">
            <text:p>3.15.01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Fuentes de Financiamiento por Partida</text:p>
          </table:table-cell>
          <table:table-cell table:number-columns-repeated="5"/>
          <table:table-cell table:formula="of:=[.F442]" office:value-type="string" office:string-value="Fuentes de Financiamiento por Partida" calcext:value-type="string">
            <text:p>Fuentes de Financiamiento por Partida</text:p>
          </table:table-cell>
          <table:table-cell/>
          <table:table-cell office:value-type="float" office:value="1118" calcext:value-type="float">
            <text:p>1118</text:p>
          </table:table-cell>
          <table:table-cell office:value-type="float" office:value="542" calcext:value-type="float">
            <text:p>542</text:p>
          </table:table-cell>
          <table:table-cell table:style-name="ce3" table:formula="of:=&quot;(&quot; &amp; [.N442] &amp; &quot;,&quot; &amp; [.$R$1] &amp; &quot;, '&quot; &amp; [.L442]  &amp; &quot;', '&quot; &amp; [.I442] &amp;  &quot;', 'D', '&quot; &amp; [.J442] &amp; &quot;', '&quot; &amp; UPPER([.A442]) &amp; &quot;', 'A');&quot;" office:value-type="string" office:string-value="(1118,upper(substr(md5(trunc(random() * 9999999 + 1000000)::text), 1,6)), 'Fuentes de Financiamiento por Partida', '', 'D', '', '3.15.01.03', 'A');" calcext:value-type="string">
            <text:p>(1118,upper(substr(md5(trunc(random() * 9999999 + 1000000)::text), 1,6)), 'Fuentes de Financiamiento por Partida', '', 'D', '', '3.15.01.03', 'A'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ublic.opcion(id_opcion, codigo_opcion, descripcion, ruta, tipo, uri, jerarquia, estatus) VALUES (1118,upper(substr(md5(trunc(random() * 9999999 + 1000000)::text), 1,6)), 'Fuentes de Financiamiento por Partida', '', 'D', '', '3.15.01.03', 'A');" calcext:value-type="string">
            <text:p>INSERT INTO public.opcion(id_opcion, codigo_opcion, descripcion, ruta, tipo, uri, jerarquia, estatus) VALUES (1118,upper(substr(md5(trunc(random() * 9999999 + 1000000)::text), 1,6)), 'Fuentes de Financiamiento por Partida', '', 'D', '', '3.15.01.03', 'A');</text:p>
          </table:table-cell>
          <table:table-cell table:number-columns-repeated="2"/>
          <table:table-cell table:formula="of:==IF([.L442] &lt;&gt; &quot;&quot;;&quot;INSERT INTO public.rolopcion(id_rol_opcion, id_rol, id_opcion, consultar, agregar, modificar, eliminar, ejecutar) VALUES (&quot; &amp; [.O442] &amp; &quot;, '41'::integer, &quot; &amp; [.N442] &amp; &quot;, 'S'::text, 'S'::text, 'S'::text, 'S'::text, 'S'::text);&quot;; &quot;&quot;)" office:value-type="string" office:string-value="INSERT INTO public.rolopcion(id_rol_opcion, id_rol, id_opcion, consultar, agregar, modificar, eliminar, ejecutar) VALUES (542, '41'::integer, 1118, 'S'::text, 'S'::text, 'S'::text, 'S'::text, 'S'::text);" calcext:value-type="string">
            <text:p>INSERT INTO public.rolopcion(id_rol_opcion, id_rol, id_opcion, consultar, agregar, modificar, eliminar, ejecutar) VALUES (542, '41'::integer, 1118, 'S'::text, 'S'::text, 'S'::text, 'S'::text, 'S'::text);</text:p>
          </table:table-cell>
        </table:table-row>
        <table:table-row table:style-name="ro2">
          <table:table-cell table:formula="of:=[.$A$439]&amp;&quot;.&quot;&amp;[.E443]" office:value-type="string" office:string-value="3.15.01.04" calcext:value-type="string">
            <text:p>3.15.01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Cuentas Contables</text:p>
          </table:table-cell>
          <table:table-cell table:number-columns-repeated="5"/>
          <table:table-cell table:formula="of:=[.F443]" office:value-type="string" office:string-value="Cuentas Contables" calcext:value-type="string">
            <text:p>Cuentas Contables</text:p>
          </table:table-cell>
          <table:table-cell/>
          <table:table-cell office:value-type="float" office:value="1119" calcext:value-type="float">
            <text:p>1119</text:p>
          </table:table-cell>
          <table:table-cell office:value-type="float" office:value="543" calcext:value-type="float">
            <text:p>543</text:p>
          </table:table-cell>
          <table:table-cell table:style-name="ce3" table:formula="of:=&quot;(&quot; &amp; [.N443] &amp; &quot;,&quot; &amp; [.$R$1] &amp; &quot;, '&quot; &amp; [.L443]  &amp; &quot;', '&quot; &amp; [.I443] &amp;  &quot;', 'D', '&quot; &amp; [.J443] &amp; &quot;', '&quot; &amp; UPPER([.A443]) &amp; &quot;', 'A');&quot;" office:value-type="string" office:string-value="(1119,upper(substr(md5(trunc(random() * 9999999 + 1000000)::text), 1,6)), 'Cuentas Contables', '', 'D', '', '3.15.01.04', 'A');" calcext:value-type="string">
            <text:p>(1119,upper(substr(md5(trunc(random() * 9999999 + 1000000)::text), 1,6)), 'Cuentas Contables', '', 'D', '', '3.15.01.04', 'A'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ublic.opcion(id_opcion, codigo_opcion, descripcion, ruta, tipo, uri, jerarquia, estatus) VALUES (1119,upper(substr(md5(trunc(random() * 9999999 + 1000000)::text), 1,6)), 'Cuentas Contables', '', 'D', '', '3.15.01.04', 'A');" calcext:value-type="string">
            <text:p>INSERT INTO public.opcion(id_opcion, codigo_opcion, descripcion, ruta, tipo, uri, jerarquia, estatus) VALUES (1119,upper(substr(md5(trunc(random() * 9999999 + 1000000)::text), 1,6)), 'Cuentas Contables', '', 'D', '', '3.15.01.04', 'A');</text:p>
          </table:table-cell>
          <table:table-cell table:number-columns-repeated="2"/>
          <table:table-cell table:formula="of:==IF([.L443] &lt;&gt; &quot;&quot;;&quot;INSERT INTO public.rolopcion(id_rol_opcion, id_rol, id_opcion, consultar, agregar, modificar, eliminar, ejecutar) VALUES (&quot; &amp; [.O443] &amp; &quot;, '41'::integer, &quot; &amp; [.N443] &amp; &quot;, 'S'::text, 'S'::text, 'S'::text, 'S'::text, 'S'::text);&quot;; &quot;&quot;)" office:value-type="string" office:string-value="INSERT INTO public.rolopcion(id_rol_opcion, id_rol, id_opcion, consultar, agregar, modificar, eliminar, ejecutar) VALUES (543, '41'::integer, 1119, 'S'::text, 'S'::text, 'S'::text, 'S'::text, 'S'::text);" calcext:value-type="string">
            <text:p>INSERT INTO public.rolopcion(id_rol_opcion, id_rol, id_opcion, consultar, agregar, modificar, eliminar, ejecutar) VALUES (543, '41'::integer, 1119, 'S'::text, 'S'::text, 'S'::text, 'S'::text, 'S'::text);</text:p>
          </table:table-cell>
        </table:table-row>
        <table:table-row table:style-name="ro2">
          <table:table-cell table:formula="of:=[.$A$439]&amp;&quot;.&quot;&amp;[.E444]" office:value-type="string" office:string-value="3.15.01.05" calcext:value-type="string">
            <text:p>3.15.01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Proyectos</text:p>
          </table:table-cell>
          <table:table-cell table:number-columns-repeated="5"/>
          <table:table-cell table:formula="of:=[.F444]" office:value-type="string" office:string-value="Proyectos" calcext:value-type="string">
            <text:p>Proyectos</text:p>
          </table:table-cell>
          <table:table-cell/>
          <table:table-cell office:value-type="float" office:value="1120" calcext:value-type="float">
            <text:p>1120</text:p>
          </table:table-cell>
          <table:table-cell office:value-type="float" office:value="544" calcext:value-type="float">
            <text:p>544</text:p>
          </table:table-cell>
          <table:table-cell table:style-name="ce3" table:formula="of:=&quot;(&quot; &amp; [.N444] &amp; &quot;,&quot; &amp; [.$R$1] &amp; &quot;, '&quot; &amp; [.L444]  &amp; &quot;', '&quot; &amp; [.I444] &amp;  &quot;', 'D', '&quot; &amp; [.J444] &amp; &quot;', '&quot; &amp; UPPER([.A444]) &amp; &quot;', 'A');&quot;" office:value-type="string" office:string-value="(1120,upper(substr(md5(trunc(random() * 9999999 + 1000000)::text), 1,6)), 'Proyectos', '', 'D', '', '3.15.01.05', 'A');" calcext:value-type="string">
            <text:p>(1120,upper(substr(md5(trunc(random() * 9999999 + 1000000)::text), 1,6)), 'Proyectos', '', 'D', '', '3.15.01.05', 'A'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ublic.opcion(id_opcion, codigo_opcion, descripcion, ruta, tipo, uri, jerarquia, estatus) VALUES (1120,upper(substr(md5(trunc(random() * 9999999 + 1000000)::text), 1,6)), 'Proyectos', '', 'D', '', '3.15.01.05', 'A');" calcext:value-type="string">
            <text:p>INSERT INTO public.opcion(id_opcion, codigo_opcion, descripcion, ruta, tipo, uri, jerarquia, estatus) VALUES (1120,upper(substr(md5(trunc(random() * 9999999 + 1000000)::text), 1,6)), 'Proyectos', '', 'D', '', '3.15.01.05', 'A');</text:p>
          </table:table-cell>
          <table:table-cell table:number-columns-repeated="2"/>
          <table:table-cell table:formula="of:==IF([.L444] &lt;&gt; &quot;&quot;;&quot;INSERT INTO public.rolopcion(id_rol_opcion, id_rol, id_opcion, consultar, agregar, modificar, eliminar, ejecutar) VALUES (&quot; &amp; [.O444] &amp; &quot;, '41'::integer, &quot; &amp; [.N444] &amp; &quot;, 'S'::text, 'S'::text, 'S'::text, 'S'::text, 'S'::text);&quot;; &quot;&quot;)" office:value-type="string" office:string-value="INSERT INTO public.rolopcion(id_rol_opcion, id_rol, id_opcion, consultar, agregar, modificar, eliminar, ejecutar) VALUES (544, '41'::integer, 1120, 'S'::text, 'S'::text, 'S'::text, 'S'::text, 'S'::text);" calcext:value-type="string">
            <text:p>INSERT INTO public.rolopcion(id_rol_opcion, id_rol, id_opcion, consultar, agregar, modificar, eliminar, ejecutar) VALUES (544, '41'::integer, 1120, 'S'::text, 'S'::text, 'S'::text, 'S'::text, 'S'::text);</text:p>
          </table:table-cell>
        </table:table-row>
        <table:table-row table:style-name="ro2">
          <table:table-cell table:formula="of:=[.$A$439]&amp;&quot;.&quot;&amp;[.E445]" office:value-type="string" office:string-value="3.15.01.06" calcext:value-type="string">
            <text:p>3.15.01.06</text:p>
          </table:table-cell>
          <table:table-cell table:number-columns-repeated="3"/>
          <table:table-cell office:value-type="string" calcext:value-type="string">
            <text:p>06</text:p>
          </table:table-cell>
          <table:table-cell office:value-type="string" calcext:value-type="string">
            <text:p>Acciones Centralizadas</text:p>
          </table:table-cell>
          <table:table-cell table:number-columns-repeated="5"/>
          <table:table-cell table:formula="of:=[.F445]" office:value-type="string" office:string-value="Acciones Centralizadas" calcext:value-type="string">
            <text:p>Acciones Centralizadas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545" calcext:value-type="float">
            <text:p>545</text:p>
          </table:table-cell>
          <table:table-cell table:style-name="ce3" table:formula="of:=&quot;(&quot; &amp; [.N445] &amp; &quot;,&quot; &amp; [.$R$1] &amp; &quot;, '&quot; &amp; [.L445]  &amp; &quot;', '&quot; &amp; [.I445] &amp;  &quot;', 'D', '&quot; &amp; [.J445] &amp; &quot;', '&quot; &amp; UPPER([.A445]) &amp; &quot;', 'A');&quot;" office:value-type="string" office:string-value="(1121,upper(substr(md5(trunc(random() * 9999999 + 1000000)::text), 1,6)), 'Acciones Centralizadas', '', 'D', '', '3.15.01.06', 'A');" calcext:value-type="string">
            <text:p>(1121,upper(substr(md5(trunc(random() * 9999999 + 1000000)::text), 1,6)), 'Acciones Centralizadas', '', 'D', '', '3.15.01.06', 'A'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ublic.opcion(id_opcion, codigo_opcion, descripcion, ruta, tipo, uri, jerarquia, estatus) VALUES (1121,upper(substr(md5(trunc(random() * 9999999 + 1000000)::text), 1,6)), 'Acciones Centralizadas', '', 'D', '', '3.15.01.06', 'A');" calcext:value-type="string">
            <text:p>INSERT INTO public.opcion(id_opcion, codigo_opcion, descripcion, ruta, tipo, uri, jerarquia, estatus) VALUES (1121,upper(substr(md5(trunc(random() * 9999999 + 1000000)::text), 1,6)), 'Acciones Centralizadas', '', 'D', '', '3.15.01.06', 'A');</text:p>
          </table:table-cell>
          <table:table-cell table:number-columns-repeated="2"/>
          <table:table-cell table:formula="of:==IF([.L445] &lt;&gt; &quot;&quot;;&quot;INSERT INTO public.rolopcion(id_rol_opcion, id_rol, id_opcion, consultar, agregar, modificar, eliminar, ejecutar) VALUES (&quot; &amp; [.O445] &amp; &quot;, '41'::integer, &quot; &amp; [.N445] &amp; &quot;, 'S'::text, 'S'::text, 'S'::text, 'S'::text, 'S'::text);&quot;; &quot;&quot;)" office:value-type="string" office:string-value="INSERT INTO public.rolopcion(id_rol_opcion, id_rol, id_opcion, consultar, agregar, modificar, eliminar, ejecutar) VALUES (545, '41'::integer, 1121, 'S'::text, 'S'::text, 'S'::text, 'S'::text, 'S'::text);" calcext:value-type="string">
            <text:p>INSERT INTO public.rolopcion(id_rol_opcion, id_rol, id_opcion, consultar, agregar, modificar, eliminar, ejecutar) VALUES (545, '41'::integer, 1121, 'S'::text, 'S'::text, 'S'::text, 'S'::text, 'S'::text);</text:p>
          </table:table-cell>
        </table:table-row>
        <table:table-row table:style-name="ro2">
          <table:table-cell table:formula="of:=[.$A$439]&amp;&quot;.&quot;&amp;[.E446]" office:value-type="string" office:string-value="3.15.01.07" calcext:value-type="string">
            <text:p>3.15.01.07</text:p>
          </table:table-cell>
          <table:table-cell table:number-columns-repeated="3"/>
          <table:table-cell office:value-type="string" calcext:value-type="string">
            <text:p>07</text:p>
          </table:table-cell>
          <table:table-cell office:value-type="string" calcext:value-type="string">
            <text:p>Acciones Específicas</text:p>
          </table:table-cell>
          <table:table-cell table:number-columns-repeated="5"/>
          <table:table-cell table:formula="of:=[.F446]" office:value-type="string" office:string-value="Acciones Específicas" calcext:value-type="string">
            <text:p>Acciones Específicas</text:p>
          </table:table-cell>
          <table:table-cell/>
          <table:table-cell office:value-type="float" office:value="1122" calcext:value-type="float">
            <text:p>1122</text:p>
          </table:table-cell>
          <table:table-cell office:value-type="float" office:value="546" calcext:value-type="float">
            <text:p>546</text:p>
          </table:table-cell>
          <table:table-cell table:style-name="ce3" table:formula="of:=&quot;(&quot; &amp; [.N446] &amp; &quot;,&quot; &amp; [.$R$1] &amp; &quot;, '&quot; &amp; [.L446]  &amp; &quot;', '&quot; &amp; [.I446] &amp;  &quot;', 'D', '&quot; &amp; [.J446] &amp; &quot;', '&quot; &amp; UPPER([.A446]) &amp; &quot;', 'A');&quot;" office:value-type="string" office:string-value="(1122,upper(substr(md5(trunc(random() * 9999999 + 1000000)::text), 1,6)), 'Acciones Específicas', '', 'D', '', '3.15.01.07', 'A');" calcext:value-type="string">
            <text:p>(1122,upper(substr(md5(trunc(random() * 9999999 + 1000000)::text), 1,6)), 'Acciones Específicas', '', 'D', '', '3.15.01.07', 'A'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ublic.opcion(id_opcion, codigo_opcion, descripcion, ruta, tipo, uri, jerarquia, estatus) VALUES (1122,upper(substr(md5(trunc(random() * 9999999 + 1000000)::text), 1,6)), 'Acciones Específicas', '', 'D', '', '3.15.01.07', 'A');" calcext:value-type="string">
            <text:p>INSERT INTO public.opcion(id_opcion, codigo_opcion, descripcion, ruta, tipo, uri, jerarquia, estatus) VALUES (1122,upper(substr(md5(trunc(random() * 9999999 + 1000000)::text), 1,6)), 'Acciones Específicas', '', 'D', '', '3.15.01.07', 'A');</text:p>
          </table:table-cell>
          <table:table-cell table:number-columns-repeated="2"/>
          <table:table-cell table:formula="of:==IF([.L446] &lt;&gt; &quot;&quot;;&quot;INSERT INTO public.rolopcion(id_rol_opcion, id_rol, id_opcion, consultar, agregar, modificar, eliminar, ejecutar) VALUES (&quot; &amp; [.O446] &amp; &quot;, '41'::integer, &quot; &amp; [.N446] &amp; &quot;, 'S'::text, 'S'::text, 'S'::text, 'S'::text, 'S'::text);&quot;; &quot;&quot;)" office:value-type="string" office:string-value="INSERT INTO public.rolopcion(id_rol_opcion, id_rol, id_opcion, consultar, agregar, modificar, eliminar, ejecutar) VALUES (546, '41'::integer, 1122, 'S'::text, 'S'::text, 'S'::text, 'S'::text, 'S'::text);" calcext:value-type="string">
            <text:p>INSERT INTO public.rolopcion(id_rol_opcion, id_rol, id_opcion, consultar, agregar, modificar, eliminar, ejecutar) VALUES (546, '41'::integer, 1122, 'S'::text, 'S'::text, 'S'::text, 'S'::text, 'S'::text);</text:p>
          </table:table-cell>
        </table:table-row>
        <table:table-row table:style-name="ro2">
          <table:table-cell table:formula="of:=[.$A$439]&amp;&quot;.&quot;&amp;[.E447]" office:value-type="string" office:string-value="3.15.01.08" calcext:value-type="string">
            <text:p>3.15.01.08</text:p>
          </table:table-cell>
          <table:table-cell table:number-columns-repeated="3"/>
          <table:table-cell office:value-type="string" calcext:value-type="string">
            <text:p>08</text:p>
          </table:table-cell>
          <table:table-cell office:value-type="string" calcext:value-type="string">
            <text:p>Acciones Específicas por Unidades Ejecutoras</text:p>
          </table:table-cell>
          <table:table-cell table:number-columns-repeated="5"/>
          <table:table-cell table:formula="of:=[.F447]" office:value-type="string" office:string-value="Acciones Específicas por Unidades Ejecutoras" calcext:value-type="string">
            <text:p>Acciones Específicas por Unidades Ejecutoras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47" calcext:value-type="float">
            <text:p>547</text:p>
          </table:table-cell>
          <table:table-cell table:style-name="ce3" table:formula="of:=&quot;(&quot; &amp; [.N447] &amp; &quot;,&quot; &amp; [.$R$1] &amp; &quot;, '&quot; &amp; [.L447]  &amp; &quot;', '&quot; &amp; [.I447] &amp;  &quot;', 'D', '&quot; &amp; [.J447] &amp; &quot;', '&quot; &amp; UPPER([.A447]) &amp; &quot;', 'A');&quot;" office:value-type="string" office:string-value="(1123,upper(substr(md5(trunc(random() * 9999999 + 1000000)::text), 1,6)), 'Acciones Específicas por Unidades Ejecutoras', '', 'D', '', '3.15.01.08', 'A');" calcext:value-type="string">
            <text:p>(1123,upper(substr(md5(trunc(random() * 9999999 + 1000000)::text), 1,6)), 'Acciones Específicas por Unidades Ejecutoras', '', 'D', '', '3.15.01.08', 'A'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ublic.opcion(id_opcion, codigo_opcion, descripcion, ruta, tipo, uri, jerarquia, estatus) VALUES (1123,upper(substr(md5(trunc(random() * 9999999 + 1000000)::text), 1,6)), 'Acciones Específicas por Unidades Ejecutoras', '', 'D', '', '3.15.01.08', 'A');" calcext:value-type="string">
            <text:p>INSERT INTO public.opcion(id_opcion, codigo_opcion, descripcion, ruta, tipo, uri, jerarquia, estatus) VALUES (1123,upper(substr(md5(trunc(random() * 9999999 + 1000000)::text), 1,6)), 'Acciones Específicas por Unidades Ejecutoras', '', 'D', '', '3.15.01.08', 'A');</text:p>
          </table:table-cell>
          <table:table-cell table:number-columns-repeated="2"/>
          <table:table-cell table:formula="of:==IF([.L447] &lt;&gt; &quot;&quot;;&quot;INSERT INTO public.rolopcion(id_rol_opcion, id_rol, id_opcion, consultar, agregar, modificar, eliminar, ejecutar) VALUES (&quot; &amp; [.O447] &amp; &quot;, '41'::integer, &quot; &amp; [.N447] &amp; &quot;, 'S'::text, 'S'::text, 'S'::text, 'S'::text, 'S'::text);&quot;; &quot;&quot;)" office:value-type="string" office:string-value="INSERT INTO public.rolopcion(id_rol_opcion, id_rol, id_opcion, consultar, agregar, modificar, eliminar, ejecutar) VALUES (547, '41'::integer, 1123, 'S'::text, 'S'::text, 'S'::text, 'S'::text, 'S'::text);" calcext:value-type="string">
            <text:p>INSERT INTO public.rolopcion(id_rol_opcion, id_rol, id_opcion, consultar, agregar, modificar, eliminar, ejecutar) VALUES (547, '41'::integer, 1123, 'S'::text, 'S'::text, 'S'::text, 'S'::text, 'S'::text);</text:p>
          </table:table-cell>
        </table:table-row>
        <table:table-row table:style-name="ro2">
          <table:table-cell table:formula="of:=[.$A$439]&amp;&quot;.&quot;&amp;[.E448]" office:value-type="string" office:string-value="3.15.01.09" calcext:value-type="string">
            <text:p>3.15.01.09</text:p>
          </table:table-cell>
          <table:table-cell table:number-columns-repeated="3"/>
          <table:table-cell office:value-type="string" calcext:value-type="string">
            <text:p>09</text:p>
          </table:table-cell>
          <table:table-cell office:value-type="string" calcext:value-type="string">
            <text:p>Asignar Fuentes de Financiamiento</text:p>
          </table:table-cell>
          <table:table-cell table:number-columns-repeated="5"/>
          <table:table-cell table:formula="of:=[.F448]" office:value-type="string" office:string-value="Asignar Fuentes de Financiamiento" calcext:value-type="string">
            <text:p>Asignar Fuentes de Financiamiento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548" calcext:value-type="float">
            <text:p>548</text:p>
          </table:table-cell>
          <table:table-cell table:style-name="ce3" table:formula="of:=&quot;(&quot; &amp; [.N448] &amp; &quot;,&quot; &amp; [.$R$1] &amp; &quot;, '&quot; &amp; [.L448]  &amp; &quot;', '&quot; &amp; [.I448] &amp;  &quot;', 'D', '&quot; &amp; [.J448] &amp; &quot;', '&quot; &amp; UPPER([.A448]) &amp; &quot;', 'A');&quot;" office:value-type="string" office:string-value="(1124,upper(substr(md5(trunc(random() * 9999999 + 1000000)::text), 1,6)), 'Asignar Fuentes de Financiamiento', '', 'D', '', '3.15.01.09', 'A');" calcext:value-type="string">
            <text:p>(1124,upper(substr(md5(trunc(random() * 9999999 + 1000000)::text), 1,6)), 'Asignar Fuentes de Financiamiento', '', 'D', '', '3.15.01.09', 'A'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ublic.opcion(id_opcion, codigo_opcion, descripcion, ruta, tipo, uri, jerarquia, estatus) VALUES (1124,upper(substr(md5(trunc(random() * 9999999 + 1000000)::text), 1,6)), 'Asignar Fuentes de Financiamiento', '', 'D', '', '3.15.01.09', 'A');" calcext:value-type="string">
            <text:p>INSERT INTO public.opcion(id_opcion, codigo_opcion, descripcion, ruta, tipo, uri, jerarquia, estatus) VALUES (1124,upper(substr(md5(trunc(random() * 9999999 + 1000000)::text), 1,6)), 'Asignar Fuentes de Financiamiento', '', 'D', '', '3.15.01.09', 'A');</text:p>
          </table:table-cell>
          <table:table-cell table:number-columns-repeated="2"/>
          <table:table-cell table:formula="of:==IF([.L448] &lt;&gt; &quot;&quot;;&quot;INSERT INTO public.rolopcion(id_rol_opcion, id_rol, id_opcion, consultar, agregar, modificar, eliminar, ejecutar) VALUES (&quot; &amp; [.O448] &amp; &quot;, '41'::integer, &quot; &amp; [.N448] &amp; &quot;, 'S'::text, 'S'::text, 'S'::text, 'S'::text, 'S'::text);&quot;; &quot;&quot;)" office:value-type="string" office:string-value="INSERT INTO public.rolopcion(id_rol_opcion, id_rol, id_opcion, consultar, agregar, modificar, eliminar, ejecutar) VALUES (548, '41'::integer, 1124, 'S'::text, 'S'::text, 'S'::text, 'S'::text, 'S'::text);" calcext:value-type="string">
            <text:p>INSERT INTO public.rolopcion(id_rol_opcion, id_rol, id_opcion, consultar, agregar, modificar, eliminar, ejecutar) VALUES (548, '41'::integer, 1124, 'S'::text, 'S'::text, 'S'::text, 'S'::text, 'S'::text);</text:p>
          </table:table-cell>
        </table:table-row>
        <table:table-row table:style-name="ro2">
          <table:table-cell table:formula="of:=[.$A$439]&amp;&quot;.&quot;&amp;[.E449]" office:value-type="string" office:string-value="3.15.01.10" calcext:value-type="string">
            <text:p>3.15.01.10</text:p>
          </table:table-cell>
          <table:table-cell table:number-columns-repeated="3"/>
          <table:table-cell office:value-type="string" calcext:value-type="string">
            <text:p>10</text:p>
          </table:table-cell>
          <table:table-cell office:value-type="string" calcext:value-type="string">
            <text:p>Relación Concepto - Cuenta Presupuestaria</text:p>
          </table:table-cell>
          <table:table-cell table:number-columns-repeated="5"/>
          <table:table-cell table:formula="of:=[.F449]" office:value-type="string" office:string-value="Relación Concepto - Cuenta Presupuestaria" calcext:value-type="string">
            <text:p>Relación Concepto - Cuenta Presupuestaria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549" calcext:value-type="float">
            <text:p>549</text:p>
          </table:table-cell>
          <table:table-cell table:style-name="ce3" table:formula="of:=&quot;(&quot; &amp; [.N449] &amp; &quot;,&quot; &amp; [.$R$1] &amp; &quot;, '&quot; &amp; [.L449]  &amp; &quot;', '&quot; &amp; [.I449] &amp;  &quot;', 'D', '&quot; &amp; [.J449] &amp; &quot;', '&quot; &amp; UPPER([.A449]) &amp; &quot;', 'A');&quot;" office:value-type="string" office:string-value="(1125,upper(substr(md5(trunc(random() * 9999999 + 1000000)::text), 1,6)), 'Relación Concepto - Cuenta Presupuestaria', '', 'D', '', '3.15.01.10', 'A');" calcext:value-type="string">
            <text:p>(1125,upper(substr(md5(trunc(random() * 9999999 + 1000000)::text), 1,6)), 'Relación Concepto - Cuenta Presupuestaria', '', 'D', '', '3.15.01.10', 'A'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ublic.opcion(id_opcion, codigo_opcion, descripcion, ruta, tipo, uri, jerarquia, estatus) VALUES (1125,upper(substr(md5(trunc(random() * 9999999 + 1000000)::text), 1,6)), 'Relación Concepto - Cuenta Presupuestaria', '', 'D', '', '3.15.01.10', 'A');" calcext:value-type="string">
            <text:p>INSERT INTO public.opcion(id_opcion, codigo_opcion, descripcion, ruta, tipo, uri, jerarquia, estatus) VALUES (1125,upper(substr(md5(trunc(random() * 9999999 + 1000000)::text), 1,6)), 'Relación Concepto - Cuenta Presupuestaria', '', 'D', '', '3.15.01.10', 'A');</text:p>
          </table:table-cell>
          <table:table-cell table:number-columns-repeated="2"/>
          <table:table-cell table:formula="of:==IF([.L449] &lt;&gt; &quot;&quot;;&quot;INSERT INTO public.rolopcion(id_rol_opcion, id_rol, id_opcion, consultar, agregar, modificar, eliminar, ejecutar) VALUES (&quot; &amp; [.O449] &amp; &quot;, '41'::integer, &quot; &amp; [.N449] &amp; &quot;, 'S'::text, 'S'::text, 'S'::text, 'S'::text, 'S'::text);&quot;; &quot;&quot;)" office:value-type="string" office:string-value="INSERT INTO public.rolopcion(id_rol_opcion, id_rol, id_opcion, consultar, agregar, modificar, eliminar, ejecutar) VALUES (549, '41'::integer, 1125, 'S'::text, 'S'::text, 'S'::text, 'S'::text, 'S'::text);" calcext:value-type="string">
            <text:p>INSERT INTO public.rolopcion(id_rol_opcion, id_rol, id_opcion, consultar, agregar, modificar, eliminar, ejecutar) VALUES (549, '41'::integer, 1125, 'S'::text, 'S'::text, 'S'::text, 'S'::text, 'S'::text);</text:p>
          </table:table-cell>
        </table:table-row>
        <table:table-row table:style-name="ro2">
          <table:table-cell table:formula="of:=[.$A$439]&amp;&quot;.&quot;&amp;[.E450]" office:value-type="string" office:string-value="3.15.01.11" calcext:value-type="string">
            <text:p>3.15.01.11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Relación Concepto - Cuenta Contable</text:p>
          </table:table-cell>
          <table:table-cell table:number-columns-repeated="5"/>
          <table:table-cell table:formula="of:=[.F450]" office:value-type="string" office:string-value="Relación Concepto - Cuenta Contable" calcext:value-type="string">
            <text:p>Relación Concepto - Cuenta Contable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550" calcext:value-type="float">
            <text:p>550</text:p>
          </table:table-cell>
          <table:table-cell table:style-name="ce3" table:formula="of:=&quot;(&quot; &amp; [.N450] &amp; &quot;,&quot; &amp; [.$R$1] &amp; &quot;, '&quot; &amp; [.L450]  &amp; &quot;', '&quot; &amp; [.I450] &amp;  &quot;', 'D', '&quot; &amp; [.J450] &amp; &quot;', '&quot; &amp; UPPER([.A450]) &amp; &quot;', 'A');&quot;" office:value-type="string" office:string-value="(1126,upper(substr(md5(trunc(random() * 9999999 + 1000000)::text), 1,6)), 'Relación Concepto - Cuenta Contable', '', 'D', '', '3.15.01.11', 'A');" calcext:value-type="string">
            <text:p>(1126,upper(substr(md5(trunc(random() * 9999999 + 1000000)::text), 1,6)), 'Relación Concepto - Cuenta Contable', '', 'D', '', '3.15.01.11', 'A'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ublic.opcion(id_opcion, codigo_opcion, descripcion, ruta, tipo, uri, jerarquia, estatus) VALUES (1126,upper(substr(md5(trunc(random() * 9999999 + 1000000)::text), 1,6)), 'Relación Concepto - Cuenta Contable', '', 'D', '', '3.15.01.11', 'A');" calcext:value-type="string">
            <text:p>INSERT INTO public.opcion(id_opcion, codigo_opcion, descripcion, ruta, tipo, uri, jerarquia, estatus) VALUES (1126,upper(substr(md5(trunc(random() * 9999999 + 1000000)::text), 1,6)), 'Relación Concepto - Cuenta Contable', '', 'D', '', '3.15.01.11', 'A');</text:p>
          </table:table-cell>
          <table:table-cell table:number-columns-repeated="2"/>
          <table:table-cell table:formula="of:==IF([.L450] &lt;&gt; &quot;&quot;;&quot;INSERT INTO public.rolopcion(id_rol_opcion, id_rol, id_opcion, consultar, agregar, modificar, eliminar, ejecutar) VALUES (&quot; &amp; [.O450] &amp; &quot;, '41'::integer, &quot; &amp; [.N450] &amp; &quot;, 'S'::text, 'S'::text, 'S'::text, 'S'::text, 'S'::text);&quot;; &quot;&quot;)" office:value-type="string" office:string-value="INSERT INTO public.rolopcion(id_rol_opcion, id_rol, id_opcion, consultar, agregar, modificar, eliminar, ejecutar) VALUES (550, '41'::integer, 1126, 'S'::text, 'S'::text, 'S'::text, 'S'::text, 'S'::text);" calcext:value-type="string">
            <text:p>INSERT INTO public.rolopcion(id_rol_opcion, id_rol, id_opcion, consultar, agregar, modificar, eliminar, ejecutar) VALUES (550, '41'::integer, 1126, 'S'::text, 'S'::text, 'S'::text, 'S'::text, 'S'::text);</text:p>
          </table:table-cell>
        </table:table-row>
        <table:table-row table:style-name="ro2">
          <table:table-cell table:formula="of:=[.$A$439]&amp;&quot;.&quot;&amp;[.E451]" office:value-type="string" office:string-value="3.15.01.12" calcext:value-type="string">
            <text:p>3.15.01.12</text:p>
          </table:table-cell>
          <table:table-cell table:number-columns-repeated="3"/>
          <table:table-cell office:value-type="string" calcext:value-type="string">
            <text:p>12</text:p>
          </table:table-cell>
          <table:table-cell office:value-type="string" calcext:value-type="string">
            <text:p>Relación Concepto - Proyecto/Acción</text:p>
          </table:table-cell>
          <table:table-cell table:number-columns-repeated="5"/>
          <table:table-cell table:formula="of:=[.F451]" office:value-type="string" office:string-value="Relación Concepto - Proyecto/Acción" calcext:value-type="string">
            <text:p>Relación Concepto - Proyecto/Acción</text:p>
          </table:table-cell>
          <table:table-cell/>
          <table:table-cell office:value-type="float" office:value="1127" calcext:value-type="float">
            <text:p>1127</text:p>
          </table:table-cell>
          <table:table-cell office:value-type="float" office:value="551" calcext:value-type="float">
            <text:p>551</text:p>
          </table:table-cell>
          <table:table-cell table:style-name="ce3" table:formula="of:=&quot;(&quot; &amp; [.N451] &amp; &quot;,&quot; &amp; [.$R$1] &amp; &quot;, '&quot; &amp; [.L451]  &amp; &quot;', '&quot; &amp; [.I451] &amp;  &quot;', 'D', '&quot; &amp; [.J451] &amp; &quot;', '&quot; &amp; UPPER([.A451]) &amp; &quot;', 'A');&quot;" office:value-type="string" office:string-value="(1127,upper(substr(md5(trunc(random() * 9999999 + 1000000)::text), 1,6)), 'Relación Concepto - Proyecto/Acción', '', 'D', '', '3.15.01.12', 'A');" calcext:value-type="string">
            <text:p>(1127,upper(substr(md5(trunc(random() * 9999999 + 1000000)::text), 1,6)), 'Relación Concepto - Proyecto/Acción', '', 'D', '', '3.15.01.12', 'A'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ublic.opcion(id_opcion, codigo_opcion, descripcion, ruta, tipo, uri, jerarquia, estatus) VALUES (1127,upper(substr(md5(trunc(random() * 9999999 + 1000000)::text), 1,6)), 'Relación Concepto - Proyecto/Acción', '', 'D', '', '3.15.01.12', 'A');" calcext:value-type="string">
            <text:p>INSERT INTO public.opcion(id_opcion, codigo_opcion, descripcion, ruta, tipo, uri, jerarquia, estatus) VALUES (1127,upper(substr(md5(trunc(random() * 9999999 + 1000000)::text), 1,6)), 'Relación Concepto - Proyecto/Acción', '', 'D', '', '3.15.01.12', 'A');</text:p>
          </table:table-cell>
          <table:table-cell table:number-columns-repeated="2"/>
          <table:table-cell table:formula="of:==IF([.L451] &lt;&gt; &quot;&quot;;&quot;INSERT INTO public.rolopcion(id_rol_opcion, id_rol, id_opcion, consultar, agregar, modificar, eliminar, ejecutar) VALUES (&quot; &amp; [.O451] &amp; &quot;, '41'::integer, &quot; &amp; [.N451] &amp; &quot;, 'S'::text, 'S'::text, 'S'::text, 'S'::text, 'S'::text);&quot;; &quot;&quot;)" office:value-type="string" office:string-value="INSERT INTO public.rolopcion(id_rol_opcion, id_rol, id_opcion, consultar, agregar, modificar, eliminar, ejecutar) VALUES (551, '41'::integer, 1127, 'S'::text, 'S'::text, 'S'::text, 'S'::text, 'S'::text);" calcext:value-type="string">
            <text:p>INSERT INTO public.rolopcion(id_rol_opcion, id_rol, id_opcion, consultar, agregar, modificar, eliminar, ejecutar) VALUES (551, '41'::integer, 1127, 'S'::text, 'S'::text, 'S'::text, 'S'::text, 'S'::text);</text:p>
          </table:table-cell>
        </table:table-row>
        <table:table-row table:style-name="ro2">
          <table:table-cell table:formula="of:=[.$A$438]&amp;&quot;.&quot;&amp;[.D452]" office:value-type="string" office:string-value="3.15.02" calcext:value-type="string">
            <text:p>3.1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mpromiso</text:p>
          </table:table-cell>
          <table:table-cell table:number-columns-repeated="6"/>
          <table:table-cell table:formula="of:=[.E452]" office:value-type="string" office:string-value="Compromiso" calcext:value-type="string">
            <text:p>Compromiso</text:p>
          </table:table-cell>
          <table:table-cell/>
          <table:table-cell office:value-type="float" office:value="1128" calcext:value-type="float">
            <text:p>1128</text:p>
          </table:table-cell>
          <table:table-cell office:value-type="float" office:value="552" calcext:value-type="float">
            <text:p>552</text:p>
          </table:table-cell>
          <table:table-cell table:style-name="ce3" table:formula="of:=&quot;(&quot; &amp; [.N452] &amp; &quot;,&quot; &amp; [.$R$1] &amp; &quot;, '&quot; &amp; [.L452]  &amp; &quot;', '&quot; &amp; [.I452] &amp;  &quot;', 'D', '&quot; &amp; [.J452] &amp; &quot;', '&quot; &amp; UPPER([.A452]) &amp; &quot;', 'A');&quot;" office:value-type="string" office:string-value="(1128,upper(substr(md5(trunc(random() * 9999999 + 1000000)::text), 1,6)), 'Compromiso', '', 'D', '', '3.15.02', 'A');" calcext:value-type="string">
            <text:p>(1128,upper(substr(md5(trunc(random() * 9999999 + 1000000)::text), 1,6)), 'Compromiso', '', 'D', '', '3.15.02', 'A'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ublic.opcion(id_opcion, codigo_opcion, descripcion, ruta, tipo, uri, jerarquia, estatus) VALUES (1128,upper(substr(md5(trunc(random() * 9999999 + 1000000)::text), 1,6)), 'Compromiso', '', 'D', '', '3.15.02', 'A');" calcext:value-type="string">
            <text:p>INSERT INTO public.opcion(id_opcion, codigo_opcion, descripcion, ruta, tipo, uri, jerarquia, estatus) VALUES (1128,upper(substr(md5(trunc(random() * 9999999 + 1000000)::text), 1,6)), 'Compromiso', '', 'D', '', '3.15.02', 'A');</text:p>
          </table:table-cell>
          <table:table-cell table:number-columns-repeated="2"/>
          <table:table-cell table:formula="of:==IF([.L452] &lt;&gt; &quot;&quot;;&quot;INSERT INTO public.rolopcion(id_rol_opcion, id_rol, id_opcion, consultar, agregar, modificar, eliminar, ejecutar) VALUES (&quot; &amp; [.O452] &amp; &quot;, '41'::integer, &quot; &amp; [.N452] &amp; &quot;, 'S'::text, 'S'::text, 'S'::text, 'S'::text, 'S'::text);&quot;; &quot;&quot;)" office:value-type="string" office:string-value="INSERT INTO public.rolopcion(id_rol_opcion, id_rol, id_opcion, consultar, agregar, modificar, eliminar, ejecutar) VALUES (552, '41'::integer, 1128, 'S'::text, 'S'::text, 'S'::text, 'S'::text, 'S'::text);" calcext:value-type="string">
            <text:p>INSERT INTO public.rolopcion(id_rol_opcion, id_rol, id_opcion, consultar, agregar, modificar, eliminar, ejecutar) VALUES (552, '41'::integer, 1128, 'S'::text, 'S'::text, 'S'::text, 'S'::text, 'S'::text);</text:p>
          </table:table-cell>
        </table:table-row>
        <table:table-row table:style-name="ro2">
          <table:table-cell table:formula="of:=[.$A$452]&amp;&quot;.&quot;&amp;[.E453]" office:value-type="string" office:string-value="3.15.02.01" calcext:value-type="string">
            <text:p>3.15.0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ompromiso Inicial</text:p>
          </table:table-cell>
          <table:table-cell table:number-columns-repeated="2"/>
          <table:table-cell office:value-type="string" calcext:value-type="string">
            <text:p>compromisoInicial.do</text:p>
          </table:table-cell>
          <table:table-cell office:value-type="string" calcext:value-type="string">
            <text:p>web/compromiso_inicial/compromiso_inicial</text:p>
          </table:table-cell>
          <table:table-cell/>
          <table:table-cell table:formula="of:=[.F453]" office:value-type="string" office:string-value="Compromiso Inicial" calcext:value-type="string">
            <text:p>Compromiso Inicial</text:p>
          </table:table-cell>
          <table:table-cell/>
          <table:table-cell office:value-type="float" office:value="1129" calcext:value-type="float">
            <text:p>1129</text:p>
          </table:table-cell>
          <table:table-cell office:value-type="float" office:value="553" calcext:value-type="float">
            <text:p>553</text:p>
          </table:table-cell>
          <table:table-cell table:style-name="ce3" table:formula="of:=&quot;(&quot; &amp; [.N453] &amp; &quot;,&quot; &amp; [.$R$1] &amp; &quot;, '&quot; &amp; [.L453]  &amp; &quot;', '&quot; &amp; [.I453] &amp;  &quot;', 'D', '&quot; &amp; [.J453] &amp; &quot;', '&quot; &amp; UPPER([.A453]) &amp; &quot;', 'A');&quot;" office:value-type="string" office:string-value="(1129,upper(substr(md5(trunc(random() * 9999999 + 1000000)::text), 1,6)), 'Compromiso Inicial', 'compromisoInicial.do', 'D', 'web/compromiso_inicial/compromiso_inicial', '3.15.02.01', 'A');" calcext:value-type="string">
            <text:p>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ublic.opcion(id_opcion, codigo_opcion, descripcion, ruta, tipo, uri, jerarquia, estatus) VALUES (1129,upper(substr(md5(trunc(random() * 9999999 + 1000000)::text), 1,6)), 'Compromiso Inicial', 'compromisoInicial.do', 'D', 'web/compromiso_inicial/compromiso_inicial', '3.15.02.01', 'A');" calcext:value-type="string">
            <text:p>INSERT INTO public.opcion(id_opcion, codigo_opcion, descripcion, ruta, tipo, uri, jerarquia, estatus) VALUES 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2"/>
          <table:table-cell table:formula="of:==IF([.L453] &lt;&gt; &quot;&quot;;&quot;INSERT INTO public.rolopcion(id_rol_opcion, id_rol, id_opcion, consultar, agregar, modificar, eliminar, ejecutar) VALUES (&quot; &amp; [.O453] &amp; &quot;, '41'::integer, &quot; &amp; [.N453] &amp; &quot;, 'S'::text, 'S'::text, 'S'::text, 'S'::text, 'S'::text);&quot;; &quot;&quot;)" office:value-type="string" office:string-value="INSERT INTO public.rolopcion(id_rol_opcion, id_rol, id_opcion, consultar, agregar, modificar, eliminar, ejecutar) VALUES (553, '41'::integer, 1129, 'S'::text, 'S'::text, 'S'::text, 'S'::text, 'S'::text);" calcext:value-type="string">
            <text:p>INSERT INTO public.rolopcion(id_rol_opcion, id_rol, id_opcion, consultar, agregar, modificar, eliminar, ejecutar) VALUES (553, '41'::integer, 1129, 'S'::text, 'S'::text, 'S'::text, 'S'::text, 'S'::text);</text:p>
          </table:table-cell>
        </table:table-row>
        <table:table-row table:style-name="ro2">
          <table:table-cell table:formula="of:=[.$A$452]&amp;&quot;.&quot;&amp;[.E454]" office:value-type="string" office:string-value="3.15.02.02" calcext:value-type="string">
            <text:p>3.15.0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ularizacion de Compromiso Inicial</text:p>
          </table:table-cell>
          <table:table-cell table:number-columns-repeated="2"/>
          <table:table-cell office:value-type="string" calcext:value-type="string">
            <text:p>regularizacionCompromiso.do</text:p>
          </table:table-cell>
          <table:table-cell office:value-type="string" calcext:value-type="string">
            <text:p>/web/regularizacion_compromiso/regularizacion_compromiso</text:p>
          </table:table-cell>
          <table:table-cell/>
          <table:table-cell table:formula="of:=[.F454]" office:value-type="string" office:string-value="Regularizacion de Compromiso Inicial" calcext:value-type="string">
            <text:p>Regularizacion de Compromiso Inicial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554" calcext:value-type="float">
            <text:p>554</text:p>
          </table:table-cell>
          <table:table-cell table:style-name="ce3" table:formula="of:=&quot;(&quot; &amp; [.N454] &amp; &quot;,&quot; &amp; [.$R$1] &amp; &quot;, '&quot; &amp; [.L454]  &amp; &quot;', '&quot; &amp; [.I454] &amp;  &quot;', 'D', '&quot; &amp; [.J454] &amp; &quot;', '&quot; &amp; UPPER([.A454]) &amp; &quot;', 'A');&quot;" office:value-type="string" office:string-value="(1130,upper(substr(md5(trunc(random() * 9999999 + 1000000)::text), 1,6)), 'Regularizacion de Compromiso Inicial', 'regularizacionCompromiso.do', 'D', '/web/regularizacion_compromiso/regularizacion_compromiso', '3.15.02.02', 'A');" calcext:value-type="string">
            <text:p>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ublic.opcion(id_opcion, codigo_opcion, descripcion, ruta, tipo, uri, jerarquia, estatus) VALUES (1130,upper(substr(md5(trunc(random() * 9999999 + 1000000)::text), 1,6)), 'Regularizacion de Compromiso Inicial', 'regularizacionCompromiso.do', 'D', '/web/regularizacion_compromiso/regularizacion_compromiso', '3.15.02.02', 'A');" calcext:value-type="string">
            <text:p>INSERT INTO public.opcion(id_opcion, codigo_opcion, descripcion, ruta, tipo, uri, jerarquia, estatus) VALUES 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2"/>
          <table:table-cell table:formula="of:==IF([.L454] &lt;&gt; &quot;&quot;;&quot;INSERT INTO public.rolopcion(id_rol_opcion, id_rol, id_opcion, consultar, agregar, modificar, eliminar, ejecutar) VALUES (&quot; &amp; [.O454] &amp; &quot;, '41'::integer, &quot; &amp; [.N454] &amp; &quot;, 'S'::text, 'S'::text, 'S'::text, 'S'::text, 'S'::text);&quot;; &quot;&quot;)" office:value-type="string" office:string-value="INSERT INTO public.rolopcion(id_rol_opcion, id_rol, id_opcion, consultar, agregar, modificar, eliminar, ejecutar) VALUES (554, '41'::integer, 1130, 'S'::text, 'S'::text, 'S'::text, 'S'::text, 'S'::text);" calcext:value-type="string">
            <text:p>INSERT INTO public.rolopcion(id_rol_opcion, id_rol, id_opcion, consultar, agregar, modificar, eliminar, ejecutar) VALUES (554, '41'::integer, 1130, 'S'::text, 'S'::text, 'S'::text, 'S'::text, 'S'::text);</text:p>
          </table:table-cell>
        </table:table-row>
        <table:table-row table:style-name="ro2">
          <table:table-cell table:formula="of:=[.$A$438]&amp;&quot;.&quot;&amp;[.D455]" office:value-type="string" office:string-value="3.15.03" calcext:value-type="string">
            <text:p>3.1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jecución Presupuestaria</text:p>
          </table:table-cell>
          <table:table-cell table:number-columns-repeated="6"/>
          <table:table-cell table:formula="of:=[.E455]" office:value-type="string" office:string-value="Ejecución Presupuestaria" calcext:value-type="string">
            <text:p>Ejecución Presupuestaria</text:p>
          </table:table-cell>
          <table:table-cell/>
          <table:table-cell office:value-type="float" office:value="1131" calcext:value-type="float">
            <text:p>1131</text:p>
          </table:table-cell>
          <table:table-cell office:value-type="float" office:value="555" calcext:value-type="float">
            <text:p>555</text:p>
          </table:table-cell>
          <table:table-cell table:style-name="ce3" table:formula="of:=&quot;(&quot; &amp; [.N455] &amp; &quot;,&quot; &amp; [.$R$1] &amp; &quot;, '&quot; &amp; [.L455]  &amp; &quot;', '&quot; &amp; [.I455] &amp;  &quot;', 'D', '&quot; &amp; [.J455] &amp; &quot;', '&quot; &amp; UPPER([.A455]) &amp; &quot;', 'A');&quot;" office:value-type="string" office:string-value="(1131,upper(substr(md5(trunc(random() * 9999999 + 1000000)::text), 1,6)), 'Ejecución Presupuestaria', '', 'D', '', '3.15.03', 'A');" calcext:value-type="string">
            <text:p>(1131,upper(substr(md5(trunc(random() * 9999999 + 1000000)::text), 1,6)), 'Ejecución Presupuestaria', '', 'D', '', '3.15.03', 'A'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ublic.opcion(id_opcion, codigo_opcion, descripcion, ruta, tipo, uri, jerarquia, estatus) VALUES (1131,upper(substr(md5(trunc(random() * 9999999 + 1000000)::text), 1,6)), 'Ejecución Presupuestaria', '', 'D', '', '3.15.03', 'A');" calcext:value-type="string">
            <text:p>INSERT INTO public.opcion(id_opcion, codigo_opcion, descripcion, ruta, tipo, uri, jerarquia, estatus) VALUES (1131,upper(substr(md5(trunc(random() * 9999999 + 1000000)::text), 1,6)), 'Ejecución Presupuestaria', '', 'D', '', '3.15.03', 'A');</text:p>
          </table:table-cell>
          <table:table-cell table:number-columns-repeated="2"/>
          <table:table-cell table:formula="of:==IF([.L455] &lt;&gt; &quot;&quot;;&quot;INSERT INTO public.rolopcion(id_rol_opcion, id_rol, id_opcion, consultar, agregar, modificar, eliminar, ejecutar) VALUES (&quot; &amp; [.O455] &amp; &quot;, '41'::integer, &quot; &amp; [.N455] &amp; &quot;, 'S'::text, 'S'::text, 'S'::text, 'S'::text, 'S'::text);&quot;; &quot;&quot;)" office:value-type="string" office:string-value="INSERT INTO public.rolopcion(id_rol_opcion, id_rol, id_opcion, consultar, agregar, modificar, eliminar, ejecutar) VALUES (555, '41'::integer, 1131, 'S'::text, 'S'::text, 'S'::text, 'S'::text, 'S'::text);" calcext:value-type="string">
            <text:p>INSERT INTO public.rolopcion(id_rol_opcion, id_rol, id_opcion, consultar, agregar, modificar, eliminar, ejecutar) VALUES (555, '41'::integer, 1131, 'S'::text, 'S'::text, 'S'::text, 'S'::text, 'S'::text);</text:p>
          </table:table-cell>
        </table:table-row>
        <table:table-row table:style-name="ro2">
          <table:table-cell table:formula="of:=[.$A$455]&amp;&quot;.&quot;&amp;[.E456]" office:value-type="string" office:string-value="3.15.03.01" calcext:value-type="string">
            <text:p>3.15.03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5"/>
          <table:table-cell table:formula="of:=[.F456]" office:value-type="string" office:string-value="Procesos" calcext:value-type="string">
            <text:p>Procesos</text:p>
          </table:table-cell>
          <table:table-cell/>
          <table:table-cell office:value-type="float" office:value="1132" calcext:value-type="float">
            <text:p>1132</text:p>
          </table:table-cell>
          <table:table-cell office:value-type="float" office:value="556" calcext:value-type="float">
            <text:p>556</text:p>
          </table:table-cell>
          <table:table-cell table:style-name="ce3" table:formula="of:=&quot;(&quot; &amp; [.N456] &amp; &quot;,&quot; &amp; [.$R$1] &amp; &quot;, '&quot; &amp; [.L456]  &amp; &quot;', '&quot; &amp; [.I456] &amp;  &quot;', 'D', '&quot; &amp; [.J456] &amp; &quot;', '&quot; &amp; UPPER([.A456]) &amp; &quot;', 'A');&quot;" office:value-type="string" office:string-value="(1132,upper(substr(md5(trunc(random() * 9999999 + 1000000)::text), 1,6)), 'Procesos', '', 'D', '', '3.15.03.01', 'A');" calcext:value-type="string">
            <text:p>(1132,upper(substr(md5(trunc(random() * 9999999 + 1000000)::text), 1,6)), 'Procesos', '', 'D', '', '3.15.03.01', 'A'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ublic.opcion(id_opcion, codigo_opcion, descripcion, ruta, tipo, uri, jerarquia, estatus) VALUES (1132,upper(substr(md5(trunc(random() * 9999999 + 1000000)::text), 1,6)), 'Procesos', '', 'D', '', '3.15.03.01', 'A');" calcext:value-type="string">
            <text:p>INSERT INTO public.opcion(id_opcion, codigo_opcion, descripcion, ruta, tipo, uri, jerarquia, estatus) VALUES (1132,upper(substr(md5(trunc(random() * 9999999 + 1000000)::text), 1,6)), 'Procesos', '', 'D', '', '3.15.03.01', 'A');</text:p>
          </table:table-cell>
          <table:table-cell table:number-columns-repeated="2"/>
          <table:table-cell table:formula="of:==IF([.L456] &lt;&gt; &quot;&quot;;&quot;INSERT INTO public.rolopcion(id_rol_opcion, id_rol, id_opcion, consultar, agregar, modificar, eliminar, ejecutar) VALUES (&quot; &amp; [.O456] &amp; &quot;, '41'::integer, &quot; &amp; [.N456] &amp; &quot;, 'S'::text, 'S'::text, 'S'::text, 'S'::text, 'S'::text);&quot;; &quot;&quot;)" office:value-type="string" office:string-value="INSERT INTO public.rolopcion(id_rol_opcion, id_rol, id_opcion, consultar, agregar, modificar, eliminar, ejecutar) VALUES (556, '41'::integer, 1132, 'S'::text, 'S'::text, 'S'::text, 'S'::text, 'S'::text);" calcext:value-type="string">
            <text:p>INSERT INTO public.rolopcion(id_rol_opcion, id_rol, id_opcion, consultar, agregar, modificar, eliminar, ejecutar) VALUES (556, '41'::integer, 1132, 'S'::text, 'S'::text, 'S'::text, 'S'::text, 'S'::text);</text:p>
          </table:table-cell>
        </table:table-row>
        <table:table-row table:style-name="ro2">
          <table:table-cell table:formula="of:=[.$A$456]&amp;&quot;.&quot;&amp;[.F457]" office:value-type="string" office:string-value="3.15.03.01.01" calcext:value-type="string">
            <text:p>3.15.03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Base Cálculo y Resumen Mensual</text:p>
          </table:table-cell>
          <table:table-cell table:number-columns-repeated="4"/>
          <table:table-cell table:formula="of:=[.G457]" office:value-type="string" office:string-value="Generar Base Cálculo y Resumen Mensual" calcext:value-type="string">
            <text:p>Generar Base Cálculo y Resumen Mensual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557" calcext:value-type="float">
            <text:p>557</text:p>
          </table:table-cell>
          <table:table-cell table:style-name="ce3" table:formula="of:=&quot;(&quot; &amp; [.N457] &amp; &quot;,&quot; &amp; [.$R$1] &amp; &quot;, '&quot; &amp; [.L457]  &amp; &quot;', '&quot; &amp; [.I457] &amp;  &quot;', 'D', '&quot; &amp; [.J457] &amp; &quot;', '&quot; &amp; UPPER([.A457]) &amp; &quot;', 'A');&quot;" office:value-type="string" office:string-value="(1133,upper(substr(md5(trunc(random() * 9999999 + 1000000)::text), 1,6)), 'Generar Base Cálculo y Resumen Mensual', '', 'D', '', '3.15.03.01.01', 'A');" calcext:value-type="string">
            <text:p>(1133,upper(substr(md5(trunc(random() * 9999999 + 1000000)::text), 1,6)), 'Generar Base Cálculo y Resumen Mensual', '', 'D', '', '3.15.03.01.01', 'A'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ublic.opcion(id_opcion, codigo_opcion, descripcion, ruta, tipo, uri, jerarquia, estatus) VALUES (1133,upper(substr(md5(trunc(random() * 9999999 + 1000000)::text), 1,6)), 'Generar Base Cálculo y Resumen Mensual', '', 'D', '', '3.15.03.01.01', 'A');" calcext:value-type="string">
            <text:p>INSERT INTO public.opcion(id_opcion, codigo_opcion, descripcion, ruta, tipo, uri, jerarquia, estatus) VALUES (1133,upper(substr(md5(trunc(random() * 9999999 + 1000000)::text), 1,6)), 'Generar Base Cálculo y Resumen Mensual', '', 'D', '', '3.15.03.01.01', 'A');</text:p>
          </table:table-cell>
          <table:table-cell table:number-columns-repeated="2"/>
          <table:table-cell table:formula="of:==IF([.L457] &lt;&gt; &quot;&quot;;&quot;INSERT INTO public.rolopcion(id_rol_opcion, id_rol, id_opcion, consultar, agregar, modificar, eliminar, ejecutar) VALUES (&quot; &amp; [.O457] &amp; &quot;, '41'::integer, &quot; &amp; [.N457] &amp; &quot;, 'S'::text, 'S'::text, 'S'::text, 'S'::text, 'S'::text);&quot;; &quot;&quot;)" office:value-type="string" office:string-value="INSERT INTO public.rolopcion(id_rol_opcion, id_rol, id_opcion, consultar, agregar, modificar, eliminar, ejecutar) VALUES (557, '41'::integer, 1133, 'S'::text, 'S'::text, 'S'::text, 'S'::text, 'S'::text);" calcext:value-type="string">
            <text:p>INSERT INTO public.rolopcion(id_rol_opcion, id_rol, id_opcion, consultar, agregar, modificar, eliminar, ejecutar) VALUES (557, '41'::integer, 1133, 'S'::text, 'S'::text, 'S'::text, 'S'::text, 'S'::text);</text:p>
          </table:table-cell>
        </table:table-row>
        <table:table-row table:style-name="ro2">
          <table:table-cell table:formula="of:=[.$A$456]&amp;&quot;.&quot;&amp;[.F458]" office:value-type="string" office:string-value="3.15.03.01.02" calcext:value-type="string">
            <text:p>3.15.03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Generar Resumen Mensual</text:p>
          </table:table-cell>
          <table:table-cell table:number-columns-repeated="4"/>
          <table:table-cell table:formula="of:=[.G458]" office:value-type="string" office:string-value="Generar Resumen Mensual" calcext:value-type="string">
            <text:p>Generar Resumen Mensual</text:p>
          </table:table-cell>
          <table:table-cell/>
          <table:table-cell office:value-type="float" office:value="1134" calcext:value-type="float">
            <text:p>1134</text:p>
          </table:table-cell>
          <table:table-cell office:value-type="float" office:value="558" calcext:value-type="float">
            <text:p>558</text:p>
          </table:table-cell>
          <table:table-cell table:style-name="ce3" table:formula="of:=&quot;(&quot; &amp; [.N458] &amp; &quot;,&quot; &amp; [.$R$1] &amp; &quot;, '&quot; &amp; [.L458]  &amp; &quot;', '&quot; &amp; [.I458] &amp;  &quot;', 'D', '&quot; &amp; [.J458] &amp; &quot;', '&quot; &amp; UPPER([.A458]) &amp; &quot;', 'A');&quot;" office:value-type="string" office:string-value="(1134,upper(substr(md5(trunc(random() * 9999999 + 1000000)::text), 1,6)), 'Generar Resumen Mensual', '', 'D', '', '3.15.03.01.02', 'A');" calcext:value-type="string">
            <text:p>(1134,upper(substr(md5(trunc(random() * 9999999 + 1000000)::text), 1,6)), 'Generar Resumen Mensual', '', 'D', '', '3.15.03.01.02', 'A'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ublic.opcion(id_opcion, codigo_opcion, descripcion, ruta, tipo, uri, jerarquia, estatus) VALUES (1134,upper(substr(md5(trunc(random() * 9999999 + 1000000)::text), 1,6)), 'Generar Resumen Mensual', '', 'D', '', '3.15.03.01.02', 'A');" calcext:value-type="string">
            <text:p>INSERT INTO public.opcion(id_opcion, codigo_opcion, descripcion, ruta, tipo, uri, jerarquia, estatus) VALUES (1134,upper(substr(md5(trunc(random() * 9999999 + 1000000)::text), 1,6)), 'Generar Resumen Mensual', '', 'D', '', '3.15.03.01.02', 'A');</text:p>
          </table:table-cell>
          <table:table-cell table:number-columns-repeated="2"/>
          <table:table-cell table:formula="of:==IF([.L458] &lt;&gt; &quot;&quot;;&quot;INSERT INTO public.rolopcion(id_rol_opcion, id_rol, id_opcion, consultar, agregar, modificar, eliminar, ejecutar) VALUES (&quot; &amp; [.O458] &amp; &quot;, '41'::integer, &quot; &amp; [.N458] &amp; &quot;, 'S'::text, 'S'::text, 'S'::text, 'S'::text, 'S'::text);&quot;; &quot;&quot;)" office:value-type="string" office:string-value="INSERT INTO public.rolopcion(id_rol_opcion, id_rol, id_opcion, consultar, agregar, modificar, eliminar, ejecutar) VALUES (558, '41'::integer, 1134, 'S'::text, 'S'::text, 'S'::text, 'S'::text, 'S'::text);" calcext:value-type="string">
            <text:p>INSERT INTO public.rolopcion(id_rol_opcion, id_rol, id_opcion, consultar, agregar, modificar, eliminar, ejecutar) VALUES (558, '41'::integer, 1134, 'S'::text, 'S'::text, 'S'::text, 'S'::text, 'S'::text);</text:p>
          </table:table-cell>
        </table:table-row>
        <table:table-row table:style-name="ro2">
          <table:table-cell table:formula="of:=[.$A$456]&amp;&quot;.&quot;&amp;[.F459]" office:value-type="string" office:string-value="3.15.03.01.03" calcext:value-type="string">
            <text:p>3.15.03.01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Generar Resumen Aportes</text:p>
          </table:table-cell>
          <table:table-cell table:number-columns-repeated="4"/>
          <table:table-cell table:formula="of:=[.G459]" office:value-type="string" office:string-value="Generar Resumen Aportes" calcext:value-type="string">
            <text:p>Generar Resumen Aporte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float" office:value="559" calcext:value-type="float">
            <text:p>559</text:p>
          </table:table-cell>
          <table:table-cell table:style-name="ce3" table:formula="of:=&quot;(&quot; &amp; [.N459] &amp; &quot;,&quot; &amp; [.$R$1] &amp; &quot;, '&quot; &amp; [.L459]  &amp; &quot;', '&quot; &amp; [.I459] &amp;  &quot;', 'D', '&quot; &amp; [.J459] &amp; &quot;', '&quot; &amp; UPPER([.A459]) &amp; &quot;', 'A');&quot;" office:value-type="string" office:string-value="(1135,upper(substr(md5(trunc(random() * 9999999 + 1000000)::text), 1,6)), 'Generar Resumen Aportes', '', 'D', '', '3.15.03.01.03', 'A');" calcext:value-type="string">
            <text:p>(1135,upper(substr(md5(trunc(random() * 9999999 + 1000000)::text), 1,6)), 'Generar Resumen Aportes', '', 'D', '', '3.15.03.01.03', 'A'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ublic.opcion(id_opcion, codigo_opcion, descripcion, ruta, tipo, uri, jerarquia, estatus) VALUES (1135,upper(substr(md5(trunc(random() * 9999999 + 1000000)::text), 1,6)), 'Generar Resumen Aportes', '', 'D', '', '3.15.03.01.03', 'A');" calcext:value-type="string">
            <text:p>INSERT INTO public.opcion(id_opcion, codigo_opcion, descripcion, ruta, tipo, uri, jerarquia, estatus) VALUES (1135,upper(substr(md5(trunc(random() * 9999999 + 1000000)::text), 1,6)), 'Generar Resumen Aportes', '', 'D', '', '3.15.03.01.03', 'A');</text:p>
          </table:table-cell>
          <table:table-cell table:number-columns-repeated="2"/>
          <table:table-cell table:formula="of:==IF([.L459] &lt;&gt; &quot;&quot;;&quot;INSERT INTO public.rolopcion(id_rol_opcion, id_rol, id_opcion, consultar, agregar, modificar, eliminar, ejecutar) VALUES (&quot; &amp; [.O459] &amp; &quot;, '41'::integer, &quot; &amp; [.N459] &amp; &quot;, 'S'::text, 'S'::text, 'S'::text, 'S'::text, 'S'::text);&quot;; &quot;&quot;)" office:value-type="string" office:string-value="INSERT INTO public.rolopcion(id_rol_opcion, id_rol, id_opcion, consultar, agregar, modificar, eliminar, ejecutar) VALUES (559, '41'::integer, 1135, 'S'::text, 'S'::text, 'S'::text, 'S'::text, 'S'::text);" calcext:value-type="string">
            <text:p>INSERT INTO public.rolopcion(id_rol_opcion, id_rol, id_opcion, consultar, agregar, modificar, eliminar, ejecutar) VALUES (559, '41'::integer, 1135, 'S'::text, 'S'::text, 'S'::text, 'S'::text, 'S'::text);</text:p>
          </table:table-cell>
        </table:table-row>
        <table:table-row table:style-name="ro2">
          <table:table-cell table:formula="of:=[.$A$456]&amp;&quot;.&quot;&amp;[.F460]" office:value-type="string" office:string-value="3.15.03.01.04" calcext:value-type="string">
            <text:p>3.15.03.01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Generar Resumen Complementario</text:p>
          </table:table-cell>
          <table:table-cell table:number-columns-repeated="4"/>
          <table:table-cell table:formula="of:=[.G460]" office:value-type="string" office:string-value="Generar Resumen Complementario" calcext:value-type="string">
            <text:p>Generar Resumen Complementario</text:p>
          </table:table-cell>
          <table:table-cell/>
          <table:table-cell office:value-type="float" office:value="1136" calcext:value-type="float">
            <text:p>1136</text:p>
          </table:table-cell>
          <table:table-cell office:value-type="float" office:value="560" calcext:value-type="float">
            <text:p>560</text:p>
          </table:table-cell>
          <table:table-cell table:style-name="ce3" table:formula="of:=&quot;(&quot; &amp; [.N460] &amp; &quot;,&quot; &amp; [.$R$1] &amp; &quot;, '&quot; &amp; [.L460]  &amp; &quot;', '&quot; &amp; [.I460] &amp;  &quot;', 'D', '&quot; &amp; [.J460] &amp; &quot;', '&quot; &amp; UPPER([.A460]) &amp; &quot;', 'A');&quot;" office:value-type="string" office:string-value="(1136,upper(substr(md5(trunc(random() * 9999999 + 1000000)::text), 1,6)), 'Generar Resumen Complementario', '', 'D', '', '3.15.03.01.04', 'A');" calcext:value-type="string">
            <text:p>(1136,upper(substr(md5(trunc(random() * 9999999 + 1000000)::text), 1,6)), 'Generar Resumen Complementario', '', 'D', '', '3.15.03.01.04', 'A'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ublic.opcion(id_opcion, codigo_opcion, descripcion, ruta, tipo, uri, jerarquia, estatus) VALUES (1136,upper(substr(md5(trunc(random() * 9999999 + 1000000)::text), 1,6)), 'Generar Resumen Complementario', '', 'D', '', '3.15.03.01.04', 'A');" calcext:value-type="string">
            <text:p>INSERT INTO public.opcion(id_opcion, codigo_opcion, descripcion, ruta, tipo, uri, jerarquia, estatus) VALUES (1136,upper(substr(md5(trunc(random() * 9999999 + 1000000)::text), 1,6)), 'Generar Resumen Complementario', '', 'D', '', '3.15.03.01.04', 'A');</text:p>
          </table:table-cell>
          <table:table-cell table:number-columns-repeated="2"/>
          <table:table-cell table:formula="of:==IF([.L460] &lt;&gt; &quot;&quot;;&quot;INSERT INTO public.rolopcion(id_rol_opcion, id_rol, id_opcion, consultar, agregar, modificar, eliminar, ejecutar) VALUES (&quot; &amp; [.O460] &amp; &quot;, '41'::integer, &quot; &amp; [.N460] &amp; &quot;, 'S'::text, 'S'::text, 'S'::text, 'S'::text, 'S'::text);&quot;; &quot;&quot;)" office:value-type="string" office:string-value="INSERT INTO public.rolopcion(id_rol_opcion, id_rol, id_opcion, consultar, agregar, modificar, eliminar, ejecutar) VALUES (560, '41'::integer, 1136, 'S'::text, 'S'::text, 'S'::text, 'S'::text, 'S'::text);" calcext:value-type="string">
            <text:p>INSERT INTO public.rolopcion(id_rol_opcion, id_rol, id_opcion, consultar, agregar, modificar, eliminar, ejecutar) VALUES (560, '41'::integer, 1136, 'S'::text, 'S'::text, 'S'::text, 'S'::text, 'S'::text);</text:p>
          </table:table-cell>
        </table:table-row>
        <table:table-row table:style-name="ro2">
          <table:table-cell table:formula="of:=[.$A$456]&amp;&quot;.&quot;&amp;[.F461]" office:value-type="string" office:string-value="3.15.03.01.05" calcext:value-type="string">
            <text:p>3.15.03.01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Generar Rendición</text:p>
          </table:table-cell>
          <table:table-cell table:number-columns-repeated="4"/>
          <table:table-cell table:formula="of:=[.G461]" office:value-type="string" office:string-value="Generar Rendición" calcext:value-type="string">
            <text:p>Generar Rendición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561" calcext:value-type="float">
            <text:p>561</text:p>
          </table:table-cell>
          <table:table-cell table:style-name="ce3" table:formula="of:=&quot;(&quot; &amp; [.N461] &amp; &quot;,&quot; &amp; [.$R$1] &amp; &quot;, '&quot; &amp; [.L461]  &amp; &quot;', '&quot; &amp; [.I461] &amp;  &quot;', 'D', '&quot; &amp; [.J461] &amp; &quot;', '&quot; &amp; UPPER([.A461]) &amp; &quot;', 'A');&quot;" office:value-type="string" office:string-value="(1137,upper(substr(md5(trunc(random() * 9999999 + 1000000)::text), 1,6)), 'Generar Rendición', '', 'D', '', '3.15.03.01.05', 'A');" calcext:value-type="string">
            <text:p>(1137,upper(substr(md5(trunc(random() * 9999999 + 1000000)::text), 1,6)), 'Generar Rendición', '', 'D', '', '3.15.03.01.05', 'A'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ublic.opcion(id_opcion, codigo_opcion, descripcion, ruta, tipo, uri, jerarquia, estatus) VALUES (1137,upper(substr(md5(trunc(random() * 9999999 + 1000000)::text), 1,6)), 'Generar Rendición', '', 'D', '', '3.15.03.01.05', 'A');" calcext:value-type="string">
            <text:p>INSERT INTO public.opcion(id_opcion, codigo_opcion, descripcion, ruta, tipo, uri, jerarquia, estatus) VALUES (1137,upper(substr(md5(trunc(random() * 9999999 + 1000000)::text), 1,6)), 'Generar Rendición', '', 'D', '', '3.15.03.01.05', 'A');</text:p>
          </table:table-cell>
          <table:table-cell table:number-columns-repeated="2"/>
          <table:table-cell table:formula="of:==IF([.L461] &lt;&gt; &quot;&quot;;&quot;INSERT INTO public.rolopcion(id_rol_opcion, id_rol, id_opcion, consultar, agregar, modificar, eliminar, ejecutar) VALUES (&quot; &amp; [.O461] &amp; &quot;, '41'::integer, &quot; &amp; [.N461] &amp; &quot;, 'S'::text, 'S'::text, 'S'::text, 'S'::text, 'S'::text);&quot;; &quot;&quot;)" office:value-type="string" office:string-value="INSERT INTO public.rolopcion(id_rol_opcion, id_rol, id_opcion, consultar, agregar, modificar, eliminar, ejecutar) VALUES (561, '41'::integer, 1137, 'S'::text, 'S'::text, 'S'::text, 'S'::text, 'S'::text);" calcext:value-type="string">
            <text:p>INSERT INTO public.rolopcion(id_rol_opcion, id_rol, id_opcion, consultar, agregar, modificar, eliminar, ejecutar) VALUES (561, '41'::integer, 1137, 'S'::text, 'S'::text, 'S'::text, 'S'::text, 'S'::text);</text:p>
          </table:table-cell>
        </table:table-row>
        <table:table-row table:style-name="ro2">
          <table:table-cell table:formula="of:=[.$A$456]&amp;&quot;.&quot;&amp;[.F462]" office:value-type="string" office:string-value="3.15.03.01.06" calcext:value-type="string">
            <text:p>3.15.03.01.06</text:p>
          </table:table-cell>
          <table:table-cell table:number-columns-repeated="4"/>
          <table:table-cell office:value-type="string" calcext:value-type="string">
            <text:p>06</text:p>
          </table:table-cell>
          <table:table-cell office:value-type="string" calcext:value-type="string">
            <text:p>Generar Rendición Aportes</text:p>
          </table:table-cell>
          <table:table-cell table:number-columns-repeated="4"/>
          <table:table-cell table:formula="of:=[.G462]" office:value-type="string" office:string-value="Generar Rendición Aportes" calcext:value-type="string">
            <text:p>Generar Rendición Aportes</text:p>
          </table:table-cell>
          <table:table-cell/>
          <table:table-cell office:value-type="float" office:value="1138" calcext:value-type="float">
            <text:p>1138</text:p>
          </table:table-cell>
          <table:table-cell office:value-type="float" office:value="562" calcext:value-type="float">
            <text:p>562</text:p>
          </table:table-cell>
          <table:table-cell table:style-name="ce3" table:formula="of:=&quot;(&quot; &amp; [.N462] &amp; &quot;,&quot; &amp; [.$R$1] &amp; &quot;, '&quot; &amp; [.L462]  &amp; &quot;', '&quot; &amp; [.I462] &amp;  &quot;', 'D', '&quot; &amp; [.J462] &amp; &quot;', '&quot; &amp; UPPER([.A462]) &amp; &quot;', 'A');&quot;" office:value-type="string" office:string-value="(1138,upper(substr(md5(trunc(random() * 9999999 + 1000000)::text), 1,6)), 'Generar Rendición Aportes', '', 'D', '', '3.15.03.01.06', 'A');" calcext:value-type="string">
            <text:p>(1138,upper(substr(md5(trunc(random() * 9999999 + 1000000)::text), 1,6)), 'Generar Rendición Aportes', '', 'D', '', '3.15.03.01.06', 'A'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ublic.opcion(id_opcion, codigo_opcion, descripcion, ruta, tipo, uri, jerarquia, estatus) VALUES (1138,upper(substr(md5(trunc(random() * 9999999 + 1000000)::text), 1,6)), 'Generar Rendición Aportes', '', 'D', '', '3.15.03.01.06', 'A');" calcext:value-type="string">
            <text:p>INSERT INTO public.opcion(id_opcion, codigo_opcion, descripcion, ruta, tipo, uri, jerarquia, estatus) VALUES (1138,upper(substr(md5(trunc(random() * 9999999 + 1000000)::text), 1,6)), 'Generar Rendición Aportes', '', 'D', '', '3.15.03.01.06', 'A');</text:p>
          </table:table-cell>
          <table:table-cell table:number-columns-repeated="2"/>
          <table:table-cell table:formula="of:==IF([.L462] &lt;&gt; &quot;&quot;;&quot;INSERT INTO public.rolopcion(id_rol_opcion, id_rol, id_opcion, consultar, agregar, modificar, eliminar, ejecutar) VALUES (&quot; &amp; [.O462] &amp; &quot;, '41'::integer, &quot; &amp; [.N462] &amp; &quot;, 'S'::text, 'S'::text, 'S'::text, 'S'::text, 'S'::text);&quot;; &quot;&quot;)" office:value-type="string" office:string-value="INSERT INTO public.rolopcion(id_rol_opcion, id_rol, id_opcion, consultar, agregar, modificar, eliminar, ejecutar) VALUES (562, '41'::integer, 1138, 'S'::text, 'S'::text, 'S'::text, 'S'::text, 'S'::text);" calcext:value-type="string">
            <text:p>INSERT INTO public.rolopcion(id_rol_opcion, id_rol, id_opcion, consultar, agregar, modificar, eliminar, ejecutar) VALUES (562, '41'::integer, 1138, 'S'::text, 'S'::text, 'S'::text, 'S'::text, 'S'::text);</text:p>
          </table:table-cell>
        </table:table-row>
        <table:table-row table:style-name="ro2">
          <table:table-cell table:formula="of:=[.$A$455]&amp;&quot;.&quot;&amp;[.E463]" office:value-type="string" office:string-value="3.15.03.02" calcext:value-type="string">
            <text:p>3.15.03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ones</text:p>
          </table:table-cell>
          <table:table-cell table:number-columns-repeated="5"/>
          <table:table-cell table:formula="of:=[.F463]" office:value-type="string" office:string-value="Actualizaciones" calcext:value-type="string">
            <text:p>Actualizaciones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563" calcext:value-type="float">
            <text:p>563</text:p>
          </table:table-cell>
          <table:table-cell table:style-name="ce3" table:formula="of:=&quot;(&quot; &amp; [.N463] &amp; &quot;,&quot; &amp; [.$R$1] &amp; &quot;, '&quot; &amp; [.L463]  &amp; &quot;', '&quot; &amp; [.I463] &amp;  &quot;', 'D', '&quot; &amp; [.J463] &amp; &quot;', '&quot; &amp; UPPER([.A463]) &amp; &quot;', 'A');&quot;" office:value-type="string" office:string-value="(1139,upper(substr(md5(trunc(random() * 9999999 + 1000000)::text), 1,6)), 'Actualizaciones', '', 'D', '', '3.15.03.02', 'A');" calcext:value-type="string">
            <text:p>(1139,upper(substr(md5(trunc(random() * 9999999 + 1000000)::text), 1,6)), 'Actualizaciones', '', 'D', '', '3.15.03.02', 'A'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ublic.opcion(id_opcion, codigo_opcion, descripcion, ruta, tipo, uri, jerarquia, estatus) VALUES (1139,upper(substr(md5(trunc(random() * 9999999 + 1000000)::text), 1,6)), 'Actualizaciones', '', 'D', '', '3.15.03.02', 'A');" calcext:value-type="string">
            <text:p>INSERT INTO public.opcion(id_opcion, codigo_opcion, descripcion, ruta, tipo, uri, jerarquia, estatus) VALUES (1139,upper(substr(md5(trunc(random() * 9999999 + 1000000)::text), 1,6)), 'Actualizaciones', '', 'D', '', '3.15.03.02', 'A');</text:p>
          </table:table-cell>
          <table:table-cell table:number-columns-repeated="2"/>
          <table:table-cell table:formula="of:==IF([.L463] &lt;&gt; &quot;&quot;;&quot;INSERT INTO public.rolopcion(id_rol_opcion, id_rol, id_opcion, consultar, agregar, modificar, eliminar, ejecutar) VALUES (&quot; &amp; [.O463] &amp; &quot;, '41'::integer, &quot; &amp; [.N463] &amp; &quot;, 'S'::text, 'S'::text, 'S'::text, 'S'::text, 'S'::text);&quot;; &quot;&quot;)" office:value-type="string" office:string-value="INSERT INTO public.rolopcion(id_rol_opcion, id_rol, id_opcion, consultar, agregar, modificar, eliminar, ejecutar) VALUES (563, '41'::integer, 1139, 'S'::text, 'S'::text, 'S'::text, 'S'::text, 'S'::text);" calcext:value-type="string">
            <text:p>INSERT INTO public.rolopcion(id_rol_opcion, id_rol, id_opcion, consultar, agregar, modificar, eliminar, ejecutar) VALUES (563, '41'::integer, 1139, 'S'::text, 'S'::text, 'S'::text, 'S'::text, 'S'::text);</text:p>
          </table:table-cell>
        </table:table-row>
        <table:table-row table:style-name="ro2">
          <table:table-cell table:formula="of:=[.$A$463]&amp;&quot;.&quot;&amp;[.F464]" office:value-type="string" office:string-value="3.15.03.02.01" calcext:value-type="string">
            <text:p>3.15.03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onceptos Base Cálculo</text:p>
          </table:table-cell>
          <table:table-cell table:number-columns-repeated="4"/>
          <table:table-cell table:formula="of:=[.G464]" office:value-type="string" office:string-value="Conceptos Base Cálculo" calcext:value-type="string">
            <text:p>Conceptos Base Cálculo</text:p>
          </table:table-cell>
          <table:table-cell/>
          <table:table-cell office:value-type="float" office:value="1140" calcext:value-type="float">
            <text:p>1140</text:p>
          </table:table-cell>
          <table:table-cell office:value-type="float" office:value="564" calcext:value-type="float">
            <text:p>564</text:p>
          </table:table-cell>
          <table:table-cell table:style-name="ce3" table:formula="of:=&quot;(&quot; &amp; [.N464] &amp; &quot;,&quot; &amp; [.$R$1] &amp; &quot;, '&quot; &amp; [.L464]  &amp; &quot;', '&quot; &amp; [.I464] &amp;  &quot;', 'D', '&quot; &amp; [.J464] &amp; &quot;', '&quot; &amp; UPPER([.A464]) &amp; &quot;', 'A');&quot;" office:value-type="string" office:string-value="(1140,upper(substr(md5(trunc(random() * 9999999 + 1000000)::text), 1,6)), 'Conceptos Base Cálculo', '', 'D', '', '3.15.03.02.01', 'A');" calcext:value-type="string">
            <text:p>(1140,upper(substr(md5(trunc(random() * 9999999 + 1000000)::text), 1,6)), 'Conceptos Base Cálculo', '', 'D', '', '3.15.03.02.01', 'A'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ublic.opcion(id_opcion, codigo_opcion, descripcion, ruta, tipo, uri, jerarquia, estatus) VALUES (1140,upper(substr(md5(trunc(random() * 9999999 + 1000000)::text), 1,6)), 'Conceptos Base Cálculo', '', 'D', '', '3.15.03.02.01', 'A');" calcext:value-type="string">
            <text:p>INSERT INTO public.opcion(id_opcion, codigo_opcion, descripcion, ruta, tipo, uri, jerarquia, estatus) VALUES (1140,upper(substr(md5(trunc(random() * 9999999 + 1000000)::text), 1,6)), 'Conceptos Base Cálculo', '', 'D', '', '3.15.03.02.01', 'A');</text:p>
          </table:table-cell>
          <table:table-cell table:number-columns-repeated="2"/>
          <table:table-cell table:formula="of:==IF([.L464] &lt;&gt; &quot;&quot;;&quot;INSERT INTO public.rolopcion(id_rol_opcion, id_rol, id_opcion, consultar, agregar, modificar, eliminar, ejecutar) VALUES (&quot; &amp; [.O464] &amp; &quot;, '41'::integer, &quot; &amp; [.N464] &amp; &quot;, 'S'::text, 'S'::text, 'S'::text, 'S'::text, 'S'::text);&quot;; &quot;&quot;)" office:value-type="string" office:string-value="INSERT INTO public.rolopcion(id_rol_opcion, id_rol, id_opcion, consultar, agregar, modificar, eliminar, ejecutar) VALUES (564, '41'::integer, 1140, 'S'::text, 'S'::text, 'S'::text, 'S'::text, 'S'::text);" calcext:value-type="string">
            <text:p>INSERT INTO public.rolopcion(id_rol_opcion, id_rol, id_opcion, consultar, agregar, modificar, eliminar, ejecutar) VALUES (564, '41'::integer, 1140, 'S'::text, 'S'::text, 'S'::text, 'S'::text, 'S'::text);</text:p>
          </table:table-cell>
        </table:table-row>
        <table:table-row table:style-name="ro2">
          <table:table-cell table:formula="of:=[.$A$463]&amp;&quot;.&quot;&amp;[.F465]" office:value-type="string" office:string-value="3.15.03.02.02" calcext:value-type="string">
            <text:p>3.15.03.02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Mensual</text:p>
          </table:table-cell>
          <table:table-cell table:number-columns-repeated="4"/>
          <table:table-cell table:formula="of:=[.G465]" office:value-type="string" office:string-value="Resumen Mensual" calcext:value-type="string">
            <text:p>Resumen Mensual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565" calcext:value-type="float">
            <text:p>565</text:p>
          </table:table-cell>
          <table:table-cell table:style-name="ce3" table:formula="of:=&quot;(&quot; &amp; [.N465] &amp; &quot;,&quot; &amp; [.$R$1] &amp; &quot;, '&quot; &amp; [.L465]  &amp; &quot;', '&quot; &amp; [.I465] &amp;  &quot;', 'D', '&quot; &amp; [.J465] &amp; &quot;', '&quot; &amp; UPPER([.A465]) &amp; &quot;', 'A');&quot;" office:value-type="string" office:string-value="(1141,upper(substr(md5(trunc(random() * 9999999 + 1000000)::text), 1,6)), 'Resumen Mensual', '', 'D', '', '3.15.03.02.02', 'A');" calcext:value-type="string">
            <text:p>(1141,upper(substr(md5(trunc(random() * 9999999 + 1000000)::text), 1,6)), 'Resumen Mensual', '', 'D', '', '3.15.03.02.02', 'A'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ublic.opcion(id_opcion, codigo_opcion, descripcion, ruta, tipo, uri, jerarquia, estatus) VALUES (1141,upper(substr(md5(trunc(random() * 9999999 + 1000000)::text), 1,6)), 'Resumen Mensual', '', 'D', '', '3.15.03.02.02', 'A');" calcext:value-type="string">
            <text:p>INSERT INTO public.opcion(id_opcion, codigo_opcion, descripcion, ruta, tipo, uri, jerarquia, estatus) VALUES (1141,upper(substr(md5(trunc(random() * 9999999 + 1000000)::text), 1,6)), 'Resumen Mensual', '', 'D', '', '3.15.03.02.02', 'A');</text:p>
          </table:table-cell>
          <table:table-cell table:number-columns-repeated="2"/>
          <table:table-cell table:formula="of:==IF([.L465] &lt;&gt; &quot;&quot;;&quot;INSERT INTO public.rolopcion(id_rol_opcion, id_rol, id_opcion, consultar, agregar, modificar, eliminar, ejecutar) VALUES (&quot; &amp; [.O465] &amp; &quot;, '41'::integer, &quot; &amp; [.N465] &amp; &quot;, 'S'::text, 'S'::text, 'S'::text, 'S'::text, 'S'::text);&quot;; &quot;&quot;)" office:value-type="string" office:string-value="INSERT INTO public.rolopcion(id_rol_opcion, id_rol, id_opcion, consultar, agregar, modificar, eliminar, ejecutar) VALUES (565, '41'::integer, 1141, 'S'::text, 'S'::text, 'S'::text, 'S'::text, 'S'::text);" calcext:value-type="string">
            <text:p>INSERT INTO public.rolopcion(id_rol_opcion, id_rol, id_opcion, consultar, agregar, modificar, eliminar, ejecutar) VALUES (565, '41'::integer, 1141, 'S'::text, 'S'::text, 'S'::text, 'S'::text, 'S'::text);</text:p>
          </table:table-cell>
        </table:table-row>
        <table:table-row table:style-name="ro2">
          <table:table-cell table:formula="of:=[.$A$455]&amp;&quot;.&quot;&amp;[.E466]" office:value-type="string" office:string-value="3.15.03.03" calcext:value-type="string">
            <text:p>3.15.03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s de Estructura Presupuestaria</text:p>
          </table:table-cell>
          <table:table-cell table:number-columns-repeated="5"/>
          <table:table-cell table:formula="of:=[.F466]" office:value-type="string" office:string-value="Reportes de Estructura Presupuestaria" calcext:value-type="string">
            <text:p>Reportes de Estructura Presupuestaria</text:p>
          </table:table-cell>
          <table:table-cell/>
          <table:table-cell office:value-type="float" office:value="1142" calcext:value-type="float">
            <text:p>1142</text:p>
          </table:table-cell>
          <table:table-cell office:value-type="float" office:value="566" calcext:value-type="float">
            <text:p>566</text:p>
          </table:table-cell>
          <table:table-cell table:style-name="ce3" table:formula="of:=&quot;(&quot; &amp; [.N466] &amp; &quot;,&quot; &amp; [.$R$1] &amp; &quot;, '&quot; &amp; [.L466]  &amp; &quot;', '&quot; &amp; [.I466] &amp;  &quot;', 'D', '&quot; &amp; [.J466] &amp; &quot;', '&quot; &amp; UPPER([.A466]) &amp; &quot;', 'A');&quot;" office:value-type="string" office:string-value="(1142,upper(substr(md5(trunc(random() * 9999999 + 1000000)::text), 1,6)), 'Reportes de Estructura Presupuestaria', '', 'D', '', '3.15.03.03', 'A');" calcext:value-type="string">
            <text:p>(1142,upper(substr(md5(trunc(random() * 9999999 + 1000000)::text), 1,6)), 'Reportes de Estructura Presupuestaria', '', 'D', '', '3.15.03.03', 'A'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ublic.opcion(id_opcion, codigo_opcion, descripcion, ruta, tipo, uri, jerarquia, estatus) VALUES (1142,upper(substr(md5(trunc(random() * 9999999 + 1000000)::text), 1,6)), 'Reportes de Estructura Presupuestaria', '', 'D', '', '3.15.03.03', 'A');" calcext:value-type="string">
            <text:p>INSERT INTO public.opcion(id_opcion, codigo_opcion, descripcion, ruta, tipo, uri, jerarquia, estatus) VALUES (1142,upper(substr(md5(trunc(random() * 9999999 + 1000000)::text), 1,6)), 'Reportes de Estructura Presupuestaria', '', 'D', '', '3.15.03.03', 'A');</text:p>
          </table:table-cell>
          <table:table-cell table:number-columns-repeated="2"/>
          <table:table-cell table:formula="of:==IF([.L466] &lt;&gt; &quot;&quot;;&quot;INSERT INTO public.rolopcion(id_rol_opcion, id_rol, id_opcion, consultar, agregar, modificar, eliminar, ejecutar) VALUES (&quot; &amp; [.O466] &amp; &quot;, '41'::integer, &quot; &amp; [.N466] &amp; &quot;, 'S'::text, 'S'::text, 'S'::text, 'S'::text, 'S'::text);&quot;; &quot;&quot;)" office:value-type="string" office:string-value="INSERT INTO public.rolopcion(id_rol_opcion, id_rol, id_opcion, consultar, agregar, modificar, eliminar, ejecutar) VALUES (566, '41'::integer, 1142, 'S'::text, 'S'::text, 'S'::text, 'S'::text, 'S'::text);" calcext:value-type="string">
            <text:p>INSERT INTO public.rolopcion(id_rol_opcion, id_rol, id_opcion, consultar, agregar, modificar, eliminar, ejecutar) VALUES (566, '41'::integer, 1142, 'S'::text, 'S'::text, 'S'::text, 'S'::text, 'S'::text);</text:p>
          </table:table-cell>
        </table:table-row>
        <table:table-row table:style-name="ro2">
          <table:table-cell table:formula="of:=[.$A$466]&amp;&quot;.&quot;&amp;[.F467]" office:value-type="string" office:string-value="3.15.03.03.01" calcext:value-type="string">
            <text:p>3.15.03.03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atálogo de Cuentas</text:p>
          </table:table-cell>
          <table:table-cell table:number-columns-repeated="4"/>
          <table:table-cell table:formula="of:=[.G467]" office:value-type="string" office:string-value="Catálogo de Cuentas" calcext:value-type="string">
            <text:p>Catálogo de Cuentas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567" calcext:value-type="float">
            <text:p>567</text:p>
          </table:table-cell>
          <table:table-cell table:style-name="ce3" table:formula="of:=&quot;(&quot; &amp; [.N467] &amp; &quot;,&quot; &amp; [.$R$1] &amp; &quot;, '&quot; &amp; [.L467]  &amp; &quot;', '&quot; &amp; [.I467] &amp;  &quot;', 'D', '&quot; &amp; [.J467] &amp; &quot;', '&quot; &amp; UPPER([.A467]) &amp; &quot;', 'A');&quot;" office:value-type="string" office:string-value="(1143,upper(substr(md5(trunc(random() * 9999999 + 1000000)::text), 1,6)), 'Catálogo de Cuentas', '', 'D', '', '3.15.03.03.01', 'A');" calcext:value-type="string">
            <text:p>(1143,upper(substr(md5(trunc(random() * 9999999 + 1000000)::text), 1,6)), 'Catálogo de Cuentas', '', 'D', '', '3.15.03.03.01', 'A'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ublic.opcion(id_opcion, codigo_opcion, descripcion, ruta, tipo, uri, jerarquia, estatus) VALUES (1143,upper(substr(md5(trunc(random() * 9999999 + 1000000)::text), 1,6)), 'Catálogo de Cuentas', '', 'D', '', '3.15.03.03.01', 'A');" calcext:value-type="string">
            <text:p>INSERT INTO public.opcion(id_opcion, codigo_opcion, descripcion, ruta, tipo, uri, jerarquia, estatus) VALUES (1143,upper(substr(md5(trunc(random() * 9999999 + 1000000)::text), 1,6)), 'Catálogo de Cuentas', '', 'D', '', '3.15.03.03.01', 'A');</text:p>
          </table:table-cell>
          <table:table-cell table:number-columns-repeated="2"/>
          <table:table-cell table:formula="of:==IF([.L467] &lt;&gt; &quot;&quot;;&quot;INSERT INTO public.rolopcion(id_rol_opcion, id_rol, id_opcion, consultar, agregar, modificar, eliminar, ejecutar) VALUES (&quot; &amp; [.O467] &amp; &quot;, '41'::integer, &quot; &amp; [.N467] &amp; &quot;, 'S'::text, 'S'::text, 'S'::text, 'S'::text, 'S'::text);&quot;; &quot;&quot;)" office:value-type="string" office:string-value="INSERT INTO public.rolopcion(id_rol_opcion, id_rol, id_opcion, consultar, agregar, modificar, eliminar, ejecutar) VALUES (567, '41'::integer, 1143, 'S'::text, 'S'::text, 'S'::text, 'S'::text, 'S'::text);" calcext:value-type="string">
            <text:p>INSERT INTO public.rolopcion(id_rol_opcion, id_rol, id_opcion, consultar, agregar, modificar, eliminar, ejecutar) VALUES (567, '41'::integer, 1143, 'S'::text, 'S'::text, 'S'::text, 'S'::text, 'S'::text);</text:p>
          </table:table-cell>
        </table:table-row>
        <table:table-row table:style-name="ro2">
          <table:table-cell table:formula="of:=[.$A$466]&amp;&quot;.&quot;&amp;[.F468]" office:value-type="string" office:string-value="3.15.03.03.02" calcext:value-type="string">
            <text:p>3.15.03.03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lación Concepto - Cuentas</text:p>
          </table:table-cell>
          <table:table-cell table:number-columns-repeated="4"/>
          <table:table-cell table:formula="of:=[.G468]" office:value-type="string" office:string-value="Relación Concepto - Cuentas" calcext:value-type="string">
            <text:p>Relación Concepto - Cuentas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568" calcext:value-type="float">
            <text:p>568</text:p>
          </table:table-cell>
          <table:table-cell table:style-name="ce3" table:formula="of:=&quot;(&quot; &amp; [.N468] &amp; &quot;,&quot; &amp; [.$R$1] &amp; &quot;, '&quot; &amp; [.L468]  &amp; &quot;', '&quot; &amp; [.I468] &amp;  &quot;', 'D', '&quot; &amp; [.J468] &amp; &quot;', '&quot; &amp; UPPER([.A468]) &amp; &quot;', 'A');&quot;" office:value-type="string" office:string-value="(1144,upper(substr(md5(trunc(random() * 9999999 + 1000000)::text), 1,6)), 'Relación Concepto - Cuentas', '', 'D', '', '3.15.03.03.02', 'A');" calcext:value-type="string">
            <text:p>(1144,upper(substr(md5(trunc(random() * 9999999 + 1000000)::text), 1,6)), 'Relación Concepto - Cuentas', '', 'D', '', '3.15.03.03.02', 'A'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ublic.opcion(id_opcion, codigo_opcion, descripcion, ruta, tipo, uri, jerarquia, estatus) VALUES (1144,upper(substr(md5(trunc(random() * 9999999 + 1000000)::text), 1,6)), 'Relación Concepto - Cuentas', '', 'D', '', '3.15.03.03.02', 'A');" calcext:value-type="string">
            <text:p>INSERT INTO public.opcion(id_opcion, codigo_opcion, descripcion, ruta, tipo, uri, jerarquia, estatus) VALUES (1144,upper(substr(md5(trunc(random() * 9999999 + 1000000)::text), 1,6)), 'Relación Concepto - Cuentas', '', 'D', '', '3.15.03.03.02', 'A');</text:p>
          </table:table-cell>
          <table:table-cell table:number-columns-repeated="2"/>
          <table:table-cell table:formula="of:==IF([.L468] &lt;&gt; &quot;&quot;;&quot;INSERT INTO public.rolopcion(id_rol_opcion, id_rol, id_opcion, consultar, agregar, modificar, eliminar, ejecutar) VALUES (&quot; &amp; [.O468] &amp; &quot;, '41'::integer, &quot; &amp; [.N468] &amp; &quot;, 'S'::text, 'S'::text, 'S'::text, 'S'::text, 'S'::text);&quot;; &quot;&quot;)" office:value-type="string" office:string-value="INSERT INTO public.rolopcion(id_rol_opcion, id_rol, id_opcion, consultar, agregar, modificar, eliminar, ejecutar) VALUES (568, '41'::integer, 1144, 'S'::text, 'S'::text, 'S'::text, 'S'::text, 'S'::text);" calcext:value-type="string">
            <text:p>INSERT INTO public.rolopcion(id_rol_opcion, id_rol, id_opcion, consultar, agregar, modificar, eliminar, ejecutar) VALUES (568, '41'::integer, 1144, 'S'::text, 'S'::text, 'S'::text, 'S'::text, 'S'::text);</text:p>
          </table:table-cell>
        </table:table-row>
        <table:table-row table:style-name="ro2">
          <table:table-cell table:formula="of:=[.$A$466]&amp;&quot;.&quot;&amp;[.F469]" office:value-type="string" office:string-value="3.15.03.03.03" calcext:value-type="string">
            <text:p>3.15.03.03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Categorías Presupuestarias</text:p>
          </table:table-cell>
          <table:table-cell table:number-columns-repeated="4"/>
          <table:table-cell table:formula="of:=[.G469]" office:value-type="string" office:string-value="Categorías Presupuestarias" calcext:value-type="string">
            <text:p>Categorías Presupuestarias</text:p>
          </table:table-cell>
          <table:table-cell/>
          <table:table-cell office:value-type="float" office:value="1145" calcext:value-type="float">
            <text:p>1145</text:p>
          </table:table-cell>
          <table:table-cell office:value-type="float" office:value="569" calcext:value-type="float">
            <text:p>569</text:p>
          </table:table-cell>
          <table:table-cell table:style-name="ce3" table:formula="of:=&quot;(&quot; &amp; [.N469] &amp; &quot;,&quot; &amp; [.$R$1] &amp; &quot;, '&quot; &amp; [.L469]  &amp; &quot;', '&quot; &amp; [.I469] &amp;  &quot;', 'D', '&quot; &amp; [.J469] &amp; &quot;', '&quot; &amp; UPPER([.A469]) &amp; &quot;', 'A');&quot;" office:value-type="string" office:string-value="(1145,upper(substr(md5(trunc(random() * 9999999 + 1000000)::text), 1,6)), 'Categorías Presupuestarias', '', 'D', '', '3.15.03.03.03', 'A');" calcext:value-type="string">
            <text:p>(1145,upper(substr(md5(trunc(random() * 9999999 + 1000000)::text), 1,6)), 'Categorías Presupuestarias', '', 'D', '', '3.15.03.03.03', 'A'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ublic.opcion(id_opcion, codigo_opcion, descripcion, ruta, tipo, uri, jerarquia, estatus) VALUES (1145,upper(substr(md5(trunc(random() * 9999999 + 1000000)::text), 1,6)), 'Categorías Presupuestarias', '', 'D', '', '3.15.03.03.03', 'A');" calcext:value-type="string">
            <text:p>INSERT INTO public.opcion(id_opcion, codigo_opcion, descripcion, ruta, tipo, uri, jerarquia, estatus) VALUES (1145,upper(substr(md5(trunc(random() * 9999999 + 1000000)::text), 1,6)), 'Categorías Presupuestarias', '', 'D', '', '3.15.03.03.03', 'A');</text:p>
          </table:table-cell>
          <table:table-cell table:number-columns-repeated="2"/>
          <table:table-cell table:formula="of:==IF([.L469] &lt;&gt; &quot;&quot;;&quot;INSERT INTO public.rolopcion(id_rol_opcion, id_rol, id_opcion, consultar, agregar, modificar, eliminar, ejecutar) VALUES (&quot; &amp; [.O469] &amp; &quot;, '41'::integer, &quot; &amp; [.N469] &amp; &quot;, 'S'::text, 'S'::text, 'S'::text, 'S'::text, 'S'::text);&quot;; &quot;&quot;)" office:value-type="string" office:string-value="INSERT INTO public.rolopcion(id_rol_opcion, id_rol, id_opcion, consultar, agregar, modificar, eliminar, ejecutar) VALUES (569, '41'::integer, 1145, 'S'::text, 'S'::text, 'S'::text, 'S'::text, 'S'::text);" calcext:value-type="string">
            <text:p>INSERT INTO public.rolopcion(id_rol_opcion, id_rol, id_opcion, consultar, agregar, modificar, eliminar, ejecutar) VALUES (569, '41'::integer, 1145, 'S'::text, 'S'::text, 'S'::text, 'S'::text, 'S'::text);</text:p>
          </table:table-cell>
        </table:table-row>
        <table:table-row table:style-name="ro2">
          <table:table-cell table:formula="of:=[.$A$466]&amp;&quot;.&quot;&amp;[.F470]" office:value-type="string" office:string-value="3.15.03.03.04" calcext:value-type="string">
            <text:p>3.15.03.03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Asignación de Proyectos/Acciones</text:p>
          </table:table-cell>
          <table:table-cell table:number-columns-repeated="4"/>
          <table:table-cell table:formula="of:=[.G470]" office:value-type="string" office:string-value="Asignación de Proyectos/Acciones" calcext:value-type="string">
            <text:p>Asignación de Proyectos/Acciones</text:p>
          </table:table-cell>
          <table:table-cell/>
          <table:table-cell office:value-type="float" office:value="1146" calcext:value-type="float">
            <text:p>1146</text:p>
          </table:table-cell>
          <table:table-cell office:value-type="float" office:value="570" calcext:value-type="float">
            <text:p>570</text:p>
          </table:table-cell>
          <table:table-cell table:style-name="ce3" table:formula="of:=&quot;(&quot; &amp; [.N470] &amp; &quot;,&quot; &amp; [.$R$1] &amp; &quot;, '&quot; &amp; [.L470]  &amp; &quot;', '&quot; &amp; [.I470] &amp;  &quot;', 'D', '&quot; &amp; [.J470] &amp; &quot;', '&quot; &amp; UPPER([.A470]) &amp; &quot;', 'A');&quot;" office:value-type="string" office:string-value="(1146,upper(substr(md5(trunc(random() * 9999999 + 1000000)::text), 1,6)), 'Asignación de Proyectos/Acciones', '', 'D', '', '3.15.03.03.04', 'A');" calcext:value-type="string">
            <text:p>(1146,upper(substr(md5(trunc(random() * 9999999 + 1000000)::text), 1,6)), 'Asignación de Proyectos/Acciones', '', 'D', '', '3.15.03.03.04', 'A'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ublic.opcion(id_opcion, codigo_opcion, descripcion, ruta, tipo, uri, jerarquia, estatus) VALUES (1146,upper(substr(md5(trunc(random() * 9999999 + 1000000)::text), 1,6)), 'Asignación de Proyectos/Acciones', '', 'D', '', '3.15.03.03.04', 'A');" calcext:value-type="string">
            <text:p>INSERT INTO public.opcion(id_opcion, codigo_opcion, descripcion, ruta, tipo, uri, jerarquia, estatus) VALUES (1146,upper(substr(md5(trunc(random() * 9999999 + 1000000)::text), 1,6)), 'Asignación de Proyectos/Acciones', '', 'D', '', '3.15.03.03.04', 'A');</text:p>
          </table:table-cell>
          <table:table-cell table:number-columns-repeated="2"/>
          <table:table-cell table:formula="of:==IF([.L470] &lt;&gt; &quot;&quot;;&quot;INSERT INTO public.rolopcion(id_rol_opcion, id_rol, id_opcion, consultar, agregar, modificar, eliminar, ejecutar) VALUES (&quot; &amp; [.O470] &amp; &quot;, '41'::integer, &quot; &amp; [.N470] &amp; &quot;, 'S'::text, 'S'::text, 'S'::text, 'S'::text, 'S'::text);&quot;; &quot;&quot;)" office:value-type="string" office:string-value="INSERT INTO public.rolopcion(id_rol_opcion, id_rol, id_opcion, consultar, agregar, modificar, eliminar, ejecutar) VALUES (570, '41'::integer, 1146, 'S'::text, 'S'::text, 'S'::text, 'S'::text, 'S'::text);" calcext:value-type="string">
            <text:p>INSERT INTO public.rolopcion(id_rol_opcion, id_rol, id_opcion, consultar, agregar, modificar, eliminar, ejecutar) VALUES (570, '41'::integer, 1146, 'S'::text, 'S'::text, 'S'::text, 'S'::text, 'S'::text);</text:p>
          </table:table-cell>
        </table:table-row>
        <table:table-row table:style-name="ro2">
          <table:table-cell table:formula="of:=[.$A$455]&amp;&quot;.&quot;&amp;[.E471]" office:value-type="string" office:string-value="3.15.03.04" calcext:value-type="string">
            <text:p>3.15.03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s de Ejecución</text:p>
          </table:table-cell>
          <table:table-cell table:number-columns-repeated="5"/>
          <table:table-cell table:formula="of:=[.F471]" office:value-type="string" office:string-value="Reportes de Ejecución" calcext:value-type="string">
            <text:p>Reportes de Ejecución</text:p>
          </table:table-cell>
          <table:table-cell/>
          <table:table-cell office:value-type="float" office:value="1147" calcext:value-type="float">
            <text:p>1147</text:p>
          </table:table-cell>
          <table:table-cell office:value-type="float" office:value="571" calcext:value-type="float">
            <text:p>571</text:p>
          </table:table-cell>
          <table:table-cell table:style-name="ce3" table:formula="of:=&quot;(&quot; &amp; [.N471] &amp; &quot;,&quot; &amp; [.$R$1] &amp; &quot;, '&quot; &amp; [.L471]  &amp; &quot;', '&quot; &amp; [.I471] &amp;  &quot;', 'D', '&quot; &amp; [.J471] &amp; &quot;', '&quot; &amp; UPPER([.A471]) &amp; &quot;', 'A');&quot;" office:value-type="string" office:string-value="(1147,upper(substr(md5(trunc(random() * 9999999 + 1000000)::text), 1,6)), 'Reportes de Ejecución', '', 'D', '', '3.15.03.04', 'A');" calcext:value-type="string">
            <text:p>(1147,upper(substr(md5(trunc(random() * 9999999 + 1000000)::text), 1,6)), 'Reportes de Ejecución', '', 'D', '', '3.15.03.04', 'A'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ublic.opcion(id_opcion, codigo_opcion, descripcion, ruta, tipo, uri, jerarquia, estatus) VALUES (1147,upper(substr(md5(trunc(random() * 9999999 + 1000000)::text), 1,6)), 'Reportes de Ejecución', '', 'D', '', '3.15.03.04', 'A');" calcext:value-type="string">
            <text:p>INSERT INTO public.opcion(id_opcion, codigo_opcion, descripcion, ruta, tipo, uri, jerarquia, estatus) VALUES (1147,upper(substr(md5(trunc(random() * 9999999 + 1000000)::text), 1,6)), 'Reportes de Ejecución', '', 'D', '', '3.15.03.04', 'A');</text:p>
          </table:table-cell>
          <table:table-cell table:number-columns-repeated="2"/>
          <table:table-cell table:formula="of:==IF([.L471] &lt;&gt; &quot;&quot;;&quot;INSERT INTO public.rolopcion(id_rol_opcion, id_rol, id_opcion, consultar, agregar, modificar, eliminar, ejecutar) VALUES (&quot; &amp; [.O471] &amp; &quot;, '41'::integer, &quot; &amp; [.N471] &amp; &quot;, 'S'::text, 'S'::text, 'S'::text, 'S'::text, 'S'::text);&quot;; &quot;&quot;)" office:value-type="string" office:string-value="INSERT INTO public.rolopcion(id_rol_opcion, id_rol, id_opcion, consultar, agregar, modificar, eliminar, ejecutar) VALUES (571, '41'::integer, 1147, 'S'::text, 'S'::text, 'S'::text, 'S'::text, 'S'::text);" calcext:value-type="string">
            <text:p>INSERT INTO public.rolopcion(id_rol_opcion, id_rol, id_opcion, consultar, agregar, modificar, eliminar, ejecutar) VALUES (571, '41'::integer, 1147, 'S'::text, 'S'::text, 'S'::text, 'S'::text, 'S'::text);</text:p>
          </table:table-cell>
        </table:table-row>
        <table:table-row table:style-name="ro2">
          <table:table-cell table:formula="of:=[.$A$471]&amp;&quot;.&quot;&amp;[.F472]" office:value-type="string" office:string-value="3.15.03.04.01" calcext:value-type="string">
            <text:p>3.15.03.04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Resumen Mensual</text:p>
          </table:table-cell>
          <table:table-cell table:number-columns-repeated="4"/>
          <table:table-cell table:formula="of:=[.G472]" office:value-type="string" office:string-value="Resumen Mensual" calcext:value-type="string">
            <text:p>Resumen Mensual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572" calcext:value-type="float">
            <text:p>572</text:p>
          </table:table-cell>
          <table:table-cell table:style-name="ce3" table:formula="of:=&quot;(&quot; &amp; [.N472] &amp; &quot;,&quot; &amp; [.$R$1] &amp; &quot;, '&quot; &amp; [.L472]  &amp; &quot;', '&quot; &amp; [.I472] &amp;  &quot;', 'D', '&quot; &amp; [.J472] &amp; &quot;', '&quot; &amp; UPPER([.A472]) &amp; &quot;', 'A');&quot;" office:value-type="string" office:string-value="(1148,upper(substr(md5(trunc(random() * 9999999 + 1000000)::text), 1,6)), 'Resumen Mensual', '', 'D', '', '3.15.03.04.01', 'A');" calcext:value-type="string">
            <text:p>(1148,upper(substr(md5(trunc(random() * 9999999 + 1000000)::text), 1,6)), 'Resumen Mensual', '', 'D', '', '3.15.03.04.01', 'A'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ublic.opcion(id_opcion, codigo_opcion, descripcion, ruta, tipo, uri, jerarquia, estatus) VALUES (1148,upper(substr(md5(trunc(random() * 9999999 + 1000000)::text), 1,6)), 'Resumen Mensual', '', 'D', '', '3.15.03.04.01', 'A');" calcext:value-type="string">
            <text:p>INSERT INTO public.opcion(id_opcion, codigo_opcion, descripcion, ruta, tipo, uri, jerarquia, estatus) VALUES (1148,upper(substr(md5(trunc(random() * 9999999 + 1000000)::text), 1,6)), 'Resumen Mensual', '', 'D', '', '3.15.03.04.01', 'A');</text:p>
          </table:table-cell>
          <table:table-cell table:number-columns-repeated="2"/>
          <table:table-cell table:formula="of:==IF([.L472] &lt;&gt; &quot;&quot;;&quot;INSERT INTO public.rolopcion(id_rol_opcion, id_rol, id_opcion, consultar, agregar, modificar, eliminar, ejecutar) VALUES (&quot; &amp; [.O472] &amp; &quot;, '41'::integer, &quot; &amp; [.N472] &amp; &quot;, 'S'::text, 'S'::text, 'S'::text, 'S'::text, 'S'::text);&quot;; &quot;&quot;)" office:value-type="string" office:string-value="INSERT INTO public.rolopcion(id_rol_opcion, id_rol, id_opcion, consultar, agregar, modificar, eliminar, ejecutar) VALUES (572, '41'::integer, 1148, 'S'::text, 'S'::text, 'S'::text, 'S'::text, 'S'::text);" calcext:value-type="string">
            <text:p>INSERT INTO public.rolopcion(id_rol_opcion, id_rol, id_opcion, consultar, agregar, modificar, eliminar, ejecutar) VALUES (572, '41'::integer, 1148, 'S'::text, 'S'::text, 'S'::text, 'S'::text, 'S'::text);</text:p>
          </table:table-cell>
        </table:table-row>
        <table:table-row table:style-name="ro2">
          <table:table-cell table:formula="of:=[.$A$471]&amp;&quot;.&quot;&amp;[.F473]" office:value-type="string" office:string-value="3.15.03.04.02" calcext:value-type="string">
            <text:p>3.15.03.04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Resumen Aportes</text:p>
          </table:table-cell>
          <table:table-cell table:number-columns-repeated="4"/>
          <table:table-cell table:formula="of:=[.G473]" office:value-type="string" office:string-value="Resumen Aportes" calcext:value-type="string">
            <text:p>Resumen Aportes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573" calcext:value-type="float">
            <text:p>573</text:p>
          </table:table-cell>
          <table:table-cell table:style-name="ce3" table:formula="of:=&quot;(&quot; &amp; [.N473] &amp; &quot;,&quot; &amp; [.$R$1] &amp; &quot;, '&quot; &amp; [.L473]  &amp; &quot;', '&quot; &amp; [.I473] &amp;  &quot;', 'D', '&quot; &amp; [.J473] &amp; &quot;', '&quot; &amp; UPPER([.A473]) &amp; &quot;', 'A');&quot;" office:value-type="string" office:string-value="(1149,upper(substr(md5(trunc(random() * 9999999 + 1000000)::text), 1,6)), 'Resumen Aportes', '', 'D', '', '3.15.03.04.02', 'A');" calcext:value-type="string">
            <text:p>(1149,upper(substr(md5(trunc(random() * 9999999 + 1000000)::text), 1,6)), 'Resumen Aportes', '', 'D', '', '3.15.03.04.02', 'A'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ublic.opcion(id_opcion, codigo_opcion, descripcion, ruta, tipo, uri, jerarquia, estatus) VALUES (1149,upper(substr(md5(trunc(random() * 9999999 + 1000000)::text), 1,6)), 'Resumen Aportes', '', 'D', '', '3.15.03.04.02', 'A');" calcext:value-type="string">
            <text:p>INSERT INTO public.opcion(id_opcion, codigo_opcion, descripcion, ruta, tipo, uri, jerarquia, estatus) VALUES (1149,upper(substr(md5(trunc(random() * 9999999 + 1000000)::text), 1,6)), 'Resumen Aportes', '', 'D', '', '3.15.03.04.02', 'A');</text:p>
          </table:table-cell>
          <table:table-cell table:number-columns-repeated="2"/>
          <table:table-cell table:formula="of:==IF([.L473] &lt;&gt; &quot;&quot;;&quot;INSERT INTO public.rolopcion(id_rol_opcion, id_rol, id_opcion, consultar, agregar, modificar, eliminar, ejecutar) VALUES (&quot; &amp; [.O473] &amp; &quot;, '41'::integer, &quot; &amp; [.N473] &amp; &quot;, 'S'::text, 'S'::text, 'S'::text, 'S'::text, 'S'::text);&quot;; &quot;&quot;)" office:value-type="string" office:string-value="INSERT INTO public.rolopcion(id_rol_opcion, id_rol, id_opcion, consultar, agregar, modificar, eliminar, ejecutar) VALUES (573, '41'::integer, 1149, 'S'::text, 'S'::text, 'S'::text, 'S'::text, 'S'::text);" calcext:value-type="string">
            <text:p>INSERT INTO public.rolopcion(id_rol_opcion, id_rol, id_opcion, consultar, agregar, modificar, eliminar, ejecutar) VALUES (573, '41'::integer, 1149, 'S'::text, 'S'::text, 'S'::text, 'S'::text, 'S'::text);</text:p>
          </table:table-cell>
        </table:table-row>
        <table:table-row table:style-name="ro2">
          <table:table-cell table:formula="of:=[.$A$471]&amp;&quot;.&quot;&amp;[.F474]" office:value-type="string" office:string-value="3.15.03.04.03" calcext:value-type="string">
            <text:p>3.15.03.04.03</text:p>
          </table:table-cell>
          <table:table-cell table:number-columns-repeated="4"/>
          <table:table-cell office:value-type="string" calcext:value-type="string">
            <text:p>03</text:p>
          </table:table-cell>
          <table:table-cell office:value-type="string" calcext:value-type="string">
            <text:p>Rendición Mensual</text:p>
          </table:table-cell>
          <table:table-cell table:number-columns-repeated="4"/>
          <table:table-cell table:formula="of:=[.G474]" office:value-type="string" office:string-value="Rendición Mensual" calcext:value-type="string">
            <text:p>Rendición Mensual</text:p>
          </table:table-cell>
          <table:table-cell/>
          <table:table-cell office:value-type="float" office:value="1150" calcext:value-type="float">
            <text:p>1150</text:p>
          </table:table-cell>
          <table:table-cell office:value-type="float" office:value="574" calcext:value-type="float">
            <text:p>574</text:p>
          </table:table-cell>
          <table:table-cell table:style-name="ce3" table:formula="of:=&quot;(&quot; &amp; [.N474] &amp; &quot;,&quot; &amp; [.$R$1] &amp; &quot;, '&quot; &amp; [.L474]  &amp; &quot;', '&quot; &amp; [.I474] &amp;  &quot;', 'D', '&quot; &amp; [.J474] &amp; &quot;', '&quot; &amp; UPPER([.A474]) &amp; &quot;', 'A');&quot;" office:value-type="string" office:string-value="(1150,upper(substr(md5(trunc(random() * 9999999 + 1000000)::text), 1,6)), 'Rendición Mensual', '', 'D', '', '3.15.03.04.03', 'A');" calcext:value-type="string">
            <text:p>(1150,upper(substr(md5(trunc(random() * 9999999 + 1000000)::text), 1,6)), 'Rendición Mensual', '', 'D', '', '3.15.03.04.03', 'A'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ublic.opcion(id_opcion, codigo_opcion, descripcion, ruta, tipo, uri, jerarquia, estatus) VALUES (1150,upper(substr(md5(trunc(random() * 9999999 + 1000000)::text), 1,6)), 'Rendición Mensual', '', 'D', '', '3.15.03.04.03', 'A');" calcext:value-type="string">
            <text:p>INSERT INTO public.opcion(id_opcion, codigo_opcion, descripcion, ruta, tipo, uri, jerarquia, estatus) VALUES (1150,upper(substr(md5(trunc(random() * 9999999 + 1000000)::text), 1,6)), 'Rendición Mensual', '', 'D', '', '3.15.03.04.03', 'A');</text:p>
          </table:table-cell>
          <table:table-cell table:number-columns-repeated="2"/>
          <table:table-cell table:formula="of:==IF([.L474] &lt;&gt; &quot;&quot;;&quot;INSERT INTO public.rolopcion(id_rol_opcion, id_rol, id_opcion, consultar, agregar, modificar, eliminar, ejecutar) VALUES (&quot; &amp; [.O474] &amp; &quot;, '41'::integer, &quot; &amp; [.N474] &amp; &quot;, 'S'::text, 'S'::text, 'S'::text, 'S'::text, 'S'::text);&quot;; &quot;&quot;)" office:value-type="string" office:string-value="INSERT INTO public.rolopcion(id_rol_opcion, id_rol, id_opcion, consultar, agregar, modificar, eliminar, ejecutar) VALUES (574, '41'::integer, 1150, 'S'::text, 'S'::text, 'S'::text, 'S'::text, 'S'::text);" calcext:value-type="string">
            <text:p>INSERT INTO public.rolopcion(id_rol_opcion, id_rol, id_opcion, consultar, agregar, modificar, eliminar, ejecutar) VALUES (574, '41'::integer, 1150, 'S'::text, 'S'::text, 'S'::text, 'S'::text, 'S'::text);</text:p>
          </table:table-cell>
        </table:table-row>
        <table:table-row table:style-name="ro2">
          <table:table-cell table:formula="of:=[.$A$471]&amp;&quot;.&quot;&amp;[.F475]" office:value-type="string" office:string-value="3.15.03.04.04" calcext:value-type="string">
            <text:p>3.15.03.04.04</text:p>
          </table:table-cell>
          <table:table-cell table:number-columns-repeated="4"/>
          <table:table-cell office:value-type="string" calcext:value-type="string">
            <text:p>04</text:p>
          </table:table-cell>
          <table:table-cell office:value-type="string" calcext:value-type="string">
            <text:p>Rendición Aportes</text:p>
          </table:table-cell>
          <table:table-cell table:number-columns-repeated="4"/>
          <table:table-cell table:formula="of:=[.G475]" office:value-type="string" office:string-value="Rendición Aportes" calcext:value-type="string">
            <text:p>Rendición Aportes</text:p>
          </table:table-cell>
          <table:table-cell/>
          <table:table-cell office:value-type="float" office:value="1151" calcext:value-type="float">
            <text:p>1151</text:p>
          </table:table-cell>
          <table:table-cell office:value-type="float" office:value="575" calcext:value-type="float">
            <text:p>575</text:p>
          </table:table-cell>
          <table:table-cell table:style-name="ce3" table:formula="of:=&quot;(&quot; &amp; [.N475] &amp; &quot;,&quot; &amp; [.$R$1] &amp; &quot;, '&quot; &amp; [.L475]  &amp; &quot;', '&quot; &amp; [.I475] &amp;  &quot;', 'D', '&quot; &amp; [.J475] &amp; &quot;', '&quot; &amp; UPPER([.A475]) &amp; &quot;', 'A');&quot;" office:value-type="string" office:string-value="(1151,upper(substr(md5(trunc(random() * 9999999 + 1000000)::text), 1,6)), 'Rendición Aportes', '', 'D', '', '3.15.03.04.04', 'A');" calcext:value-type="string">
            <text:p>(1151,upper(substr(md5(trunc(random() * 9999999 + 1000000)::text), 1,6)), 'Rendición Aportes', '', 'D', '', '3.15.03.04.04', 'A'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ublic.opcion(id_opcion, codigo_opcion, descripcion, ruta, tipo, uri, jerarquia, estatus) VALUES (1151,upper(substr(md5(trunc(random() * 9999999 + 1000000)::text), 1,6)), 'Rendición Aportes', '', 'D', '', '3.15.03.04.04', 'A');" calcext:value-type="string">
            <text:p>INSERT INTO public.opcion(id_opcion, codigo_opcion, descripcion, ruta, tipo, uri, jerarquia, estatus) VALUES (1151,upper(substr(md5(trunc(random() * 9999999 + 1000000)::text), 1,6)), 'Rendición Aportes', '', 'D', '', '3.15.03.04.04', 'A');</text:p>
          </table:table-cell>
          <table:table-cell table:number-columns-repeated="2"/>
          <table:table-cell table:formula="of:==IF([.L475] &lt;&gt; &quot;&quot;;&quot;INSERT INTO public.rolopcion(id_rol_opcion, id_rol, id_opcion, consultar, agregar, modificar, eliminar, ejecutar) VALUES (&quot; &amp; [.O475] &amp; &quot;, '41'::integer, &quot; &amp; [.N475] &amp; &quot;, 'S'::text, 'S'::text, 'S'::text, 'S'::text, 'S'::text);&quot;; &quot;&quot;)" office:value-type="string" office:string-value="INSERT INTO public.rolopcion(id_rol_opcion, id_rol, id_opcion, consultar, agregar, modificar, eliminar, ejecutar) VALUES (575, '41'::integer, 1151, 'S'::text, 'S'::text, 'S'::text, 'S'::text, 'S'::text);" calcext:value-type="string">
            <text:p>INSERT INTO public.rolopcion(id_rol_opcion, id_rol, id_opcion, consultar, agregar, modificar, eliminar, ejecutar) VALUES (575, '41'::integer, 1151, 'S'::text, 'S'::text, 'S'::text, 'S'::text, 'S'::text);</text:p>
          </table:table-cell>
        </table:table-row>
        <table:table-row table:style-name="ro2">
          <table:table-cell table:formula="of:=[.$A$471]&amp;&quot;.&quot;&amp;[.F476]" office:value-type="string" office:string-value="3.15.03.04.05" calcext:value-type="string">
            <text:p>3.15.03.04.05</text:p>
          </table:table-cell>
          <table:table-cell table:number-columns-repeated="4"/>
          <table:table-cell office:value-type="string" calcext:value-type="string">
            <text:p>05</text:p>
          </table:table-cell>
          <table:table-cell office:value-type="string" calcext:value-type="string">
            <text:p>Interface SAP</text:p>
          </table:table-cell>
          <table:table-cell table:number-columns-repeated="4"/>
          <table:table-cell table:formula="of:=[.G476]" office:value-type="string" office:string-value="Interface SAP" calcext:value-type="string">
            <text:p>Interface SAP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576" calcext:value-type="float">
            <text:p>576</text:p>
          </table:table-cell>
          <table:table-cell table:style-name="ce3" table:formula="of:=&quot;(&quot; &amp; [.N476] &amp; &quot;,&quot; &amp; [.$R$1] &amp; &quot;, '&quot; &amp; [.L476]  &amp; &quot;', '&quot; &amp; [.I476] &amp;  &quot;', 'D', '&quot; &amp; [.J476] &amp; &quot;', '&quot; &amp; UPPER([.A476]) &amp; &quot;', 'A');&quot;" office:value-type="string" office:string-value="(1152,upper(substr(md5(trunc(random() * 9999999 + 1000000)::text), 1,6)), 'Interface SAP', '', 'D', '', '3.15.03.04.05', 'A');" calcext:value-type="string">
            <text:p>(1152,upper(substr(md5(trunc(random() * 9999999 + 1000000)::text), 1,6)), 'Interface SAP', '', 'D', '', '3.15.03.04.05', 'A'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ublic.opcion(id_opcion, codigo_opcion, descripcion, ruta, tipo, uri, jerarquia, estatus) VALUES (1152,upper(substr(md5(trunc(random() * 9999999 + 1000000)::text), 1,6)), 'Interface SAP', '', 'D', '', '3.15.03.04.05', 'A');" calcext:value-type="string">
            <text:p>INSERT INTO public.opcion(id_opcion, codigo_opcion, descripcion, ruta, tipo, uri, jerarquia, estatus) VALUES (1152,upper(substr(md5(trunc(random() * 9999999 + 1000000)::text), 1,6)), 'Interface SAP', '', 'D', '', '3.15.03.04.05', 'A');</text:p>
          </table:table-cell>
          <table:table-cell table:number-columns-repeated="2"/>
          <table:table-cell table:formula="of:==IF([.L476] &lt;&gt; &quot;&quot;;&quot;INSERT INTO public.rolopcion(id_rol_opcion, id_rol, id_opcion, consultar, agregar, modificar, eliminar, ejecutar) VALUES (&quot; &amp; [.O476] &amp; &quot;, '41'::integer, &quot; &amp; [.N476] &amp; &quot;, 'S'::text, 'S'::text, 'S'::text, 'S'::text, 'S'::text);&quot;; &quot;&quot;)" office:value-type="string" office:string-value="INSERT INTO public.rolopcion(id_rol_opcion, id_rol, id_opcion, consultar, agregar, modificar, eliminar, ejecutar) VALUES (576, '41'::integer, 1152, 'S'::text, 'S'::text, 'S'::text, 'S'::text, 'S'::text);" calcext:value-type="string">
            <text:p>INSERT INTO public.rolopcion(id_rol_opcion, id_rol, id_opcion, consultar, agregar, modificar, eliminar, ejecutar) VALUES (576, '41'::integer, 1152, 'S'::text, 'S'::text, 'S'::text, 'S'::text, 'S'::text);</text:p>
          </table:table-cell>
        </table:table-row>
        <table:table-row table:style-name="ro2">
          <table:table-cell table:formula="of:=[.$A$455]&amp;&quot;.&quot;&amp;[.E477]" office:value-type="string" office:string-value="3.15.03.05" calcext:value-type="string">
            <text:p>3.15.03.05</text:p>
          </table:table-cell>
          <table:table-cell table:number-columns-repeated="3"/>
          <table:table-cell office:value-type="string" calcext:value-type="string">
            <text:p>05</text:p>
          </table:table-cell>
          <table:table-cell office:value-type="string" calcext:value-type="string">
            <text:p>Reporte de Rechazos</text:p>
          </table:table-cell>
          <table:table-cell table:number-columns-repeated="5"/>
          <table:table-cell table:formula="of:=[.F477]" office:value-type="string" office:string-value="Reporte de Rechazos" calcext:value-type="string">
            <text:p>Reporte de Rechazos</text:p>
          </table:table-cell>
          <table:table-cell/>
          <table:table-cell office:value-type="float" office:value="1153" calcext:value-type="float">
            <text:p>1153</text:p>
          </table:table-cell>
          <table:table-cell office:value-type="float" office:value="577" calcext:value-type="float">
            <text:p>577</text:p>
          </table:table-cell>
          <table:table-cell table:style-name="ce3" table:formula="of:=&quot;(&quot; &amp; [.N477] &amp; &quot;,&quot; &amp; [.$R$1] &amp; &quot;, '&quot; &amp; [.L477]  &amp; &quot;', '&quot; &amp; [.I477] &amp;  &quot;', 'D', '&quot; &amp; [.J477] &amp; &quot;', '&quot; &amp; UPPER([.A477]) &amp; &quot;', 'A');&quot;" office:value-type="string" office:string-value="(1153,upper(substr(md5(trunc(random() * 9999999 + 1000000)::text), 1,6)), 'Reporte de Rechazos', '', 'D', '', '3.15.03.05', 'A');" calcext:value-type="string">
            <text:p>(1153,upper(substr(md5(trunc(random() * 9999999 + 1000000)::text), 1,6)), 'Reporte de Rechazos', '', 'D', '', '3.15.03.05', 'A'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ublic.opcion(id_opcion, codigo_opcion, descripcion, ruta, tipo, uri, jerarquia, estatus) VALUES (1153,upper(substr(md5(trunc(random() * 9999999 + 1000000)::text), 1,6)), 'Reporte de Rechazos', '', 'D', '', '3.15.03.05', 'A');" calcext:value-type="string">
            <text:p>INSERT INTO public.opcion(id_opcion, codigo_opcion, descripcion, ruta, tipo, uri, jerarquia, estatus) VALUES (1153,upper(substr(md5(trunc(random() * 9999999 + 1000000)::text), 1,6)), 'Reporte de Rechazos', '', 'D', '', '3.15.03.05', 'A');</text:p>
          </table:table-cell>
          <table:table-cell table:number-columns-repeated="2"/>
          <table:table-cell table:formula="of:==IF([.L477] &lt;&gt; &quot;&quot;;&quot;INSERT INTO public.rolopcion(id_rol_opcion, id_rol, id_opcion, consultar, agregar, modificar, eliminar, ejecutar) VALUES (&quot; &amp; [.O477] &amp; &quot;, '41'::integer, &quot; &amp; [.N477] &amp; &quot;, 'S'::text, 'S'::text, 'S'::text, 'S'::text, 'S'::text);&quot;; &quot;&quot;)" office:value-type="string" office:string-value="INSERT INTO public.rolopcion(id_rol_opcion, id_rol, id_opcion, consultar, agregar, modificar, eliminar, ejecutar) VALUES (577, '41'::integer, 1153, 'S'::text, 'S'::text, 'S'::text, 'S'::text, 'S'::text);" calcext:value-type="string">
            <text:p>INSERT INTO public.rolopcion(id_rol_opcion, id_rol, id_opcion, consultar, agregar, modificar, eliminar, ejecutar) VALUES (577, '41'::integer, 1153, 'S'::text, 'S'::text, 'S'::text, 'S'::text, 'S'::text);</text:p>
          </table:table-cell>
        </table:table-row>
        <table:table-row table:style-name="ro2">
          <table:table-cell table:formula="of:=[.$A$477]&amp;&quot;.&quot;&amp;[.F478]" office:value-type="string" office:string-value="3.15.03.05.01" calcext:value-type="string">
            <text:p>3.15.03.05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Trabajadores - Conceptos No Asignados</text:p>
          </table:table-cell>
          <table:table-cell table:number-columns-repeated="4"/>
          <table:table-cell table:formula="of:=[.G478]" office:value-type="string" office:string-value="Trabajadores - Conceptos No Asignados" calcext:value-type="string">
            <text:p>Trabajadores - Conceptos No Asignados</text:p>
          </table:table-cell>
          <table:table-cell/>
          <table:table-cell office:value-type="float" office:value="1154" calcext:value-type="float">
            <text:p>1154</text:p>
          </table:table-cell>
          <table:table-cell office:value-type="float" office:value="578" calcext:value-type="float">
            <text:p>578</text:p>
          </table:table-cell>
          <table:table-cell table:style-name="ce3" table:formula="of:=&quot;(&quot; &amp; [.N478] &amp; &quot;,&quot; &amp; [.$R$1] &amp; &quot;, '&quot; &amp; [.L478]  &amp; &quot;', '&quot; &amp; [.I478] &amp;  &quot;', 'D', '&quot; &amp; [.J478] &amp; &quot;', '&quot; &amp; UPPER([.A478]) &amp; &quot;', 'A');&quot;" office:value-type="string" office:string-value="(1154,upper(substr(md5(trunc(random() * 9999999 + 1000000)::text), 1,6)), 'Trabajadores - Conceptos No Asignados', '', 'D', '', '3.15.03.05.01', 'A');" calcext:value-type="string">
            <text:p>(1154,upper(substr(md5(trunc(random() * 9999999 + 1000000)::text), 1,6)), 'Trabajadores - Conceptos No Asignados', '', 'D', '', '3.15.03.05.01', 'A'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ublic.opcion(id_opcion, codigo_opcion, descripcion, ruta, tipo, uri, jerarquia, estatus) VALUES (1154,upper(substr(md5(trunc(random() * 9999999 + 1000000)::text), 1,6)), 'Trabajadores - Conceptos No Asignados', '', 'D', '', '3.15.03.05.01', 'A');" calcext:value-type="string">
            <text:p>INSERT INTO public.opcion(id_opcion, codigo_opcion, descripcion, ruta, tipo, uri, jerarquia, estatus) VALUES (1154,upper(substr(md5(trunc(random() * 9999999 + 1000000)::text), 1,6)), 'Trabajadores - Conceptos No Asignados', '', 'D', '', '3.15.03.05.01', 'A');</text:p>
          </table:table-cell>
          <table:table-cell table:number-columns-repeated="2"/>
          <table:table-cell table:formula="of:==IF([.L478] &lt;&gt; &quot;&quot;;&quot;INSERT INTO public.rolopcion(id_rol_opcion, id_rol, id_opcion, consultar, agregar, modificar, eliminar, ejecutar) VALUES (&quot; &amp; [.O478] &amp; &quot;, '41'::integer, &quot; &amp; [.N478] &amp; &quot;, 'S'::text, 'S'::text, 'S'::text, 'S'::text, 'S'::text);&quot;; &quot;&quot;)" office:value-type="string" office:string-value="INSERT INTO public.rolopcion(id_rol_opcion, id_rol, id_opcion, consultar, agregar, modificar, eliminar, ejecutar) VALUES (578, '41'::integer, 1154, 'S'::text, 'S'::text, 'S'::text, 'S'::text, 'S'::text);" calcext:value-type="string">
            <text:p>INSERT INTO public.rolopcion(id_rol_opcion, id_rol, id_opcion, consultar, agregar, modificar, eliminar, ejecutar) VALUES (578, '41'::integer, 1154, 'S'::text, 'S'::text, 'S'::text, 'S'::text, 'S'::text);</text:p>
          </table:table-cell>
        </table:table-row>
        <table:table-row table:style-name="ro2">
          <table:table-cell table:formula="of:=[.$A$438]&amp;&quot;.&quot;&amp;[.D479]" office:value-type="string" office:string-value="3.15.04" calcext:value-type="string">
            <text:p>3.1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Formulación Presupuestaria</text:p>
          </table:table-cell>
          <table:table-cell table:number-columns-repeated="6"/>
          <table:table-cell table:formula="of:=[.E479]" office:value-type="string" office:string-value="Formulación Presupuestaria" calcext:value-type="string">
            <text:p>Formulación Presupuestaria</text:p>
          </table:table-cell>
          <table:table-cell/>
          <table:table-cell office:value-type="float" office:value="1155" calcext:value-type="float">
            <text:p>1155</text:p>
          </table:table-cell>
          <table:table-cell office:value-type="float" office:value="579" calcext:value-type="float">
            <text:p>579</text:p>
          </table:table-cell>
          <table:table-cell table:style-name="ce3" table:formula="of:=&quot;(&quot; &amp; [.N479] &amp; &quot;,&quot; &amp; [.$R$1] &amp; &quot;, '&quot; &amp; [.L479]  &amp; &quot;', '&quot; &amp; [.I479] &amp;  &quot;', 'D', '&quot; &amp; [.J479] &amp; &quot;', '&quot; &amp; UPPER([.A479]) &amp; &quot;', 'A');&quot;" office:value-type="string" office:string-value="(1155,upper(substr(md5(trunc(random() * 9999999 + 1000000)::text), 1,6)), 'Formulación Presupuestaria', '', 'D', '', '3.15.04', 'A');" calcext:value-type="string">
            <text:p>(1155,upper(substr(md5(trunc(random() * 9999999 + 1000000)::text), 1,6)), 'Formulación Presupuestaria', '', 'D', '', '3.15.04', 'A'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ublic.opcion(id_opcion, codigo_opcion, descripcion, ruta, tipo, uri, jerarquia, estatus) VALUES (1155,upper(substr(md5(trunc(random() * 9999999 + 1000000)::text), 1,6)), 'Formulación Presupuestaria', '', 'D', '', '3.15.04', 'A');" calcext:value-type="string">
            <text:p>INSERT INTO public.opcion(id_opcion, codigo_opcion, descripcion, ruta, tipo, uri, jerarquia, estatus) VALUES (1155,upper(substr(md5(trunc(random() * 9999999 + 1000000)::text), 1,6)), 'Formulación Presupuestaria', '', 'D', '', '3.15.04', 'A');</text:p>
          </table:table-cell>
          <table:table-cell table:number-columns-repeated="2"/>
          <table:table-cell table:formula="of:==IF([.L479] &lt;&gt; &quot;&quot;;&quot;INSERT INTO public.rolopcion(id_rol_opcion, id_rol, id_opcion, consultar, agregar, modificar, eliminar, ejecutar) VALUES (&quot; &amp; [.O479] &amp; &quot;, '41'::integer, &quot; &amp; [.N479] &amp; &quot;, 'S'::text, 'S'::text, 'S'::text, 'S'::text, 'S'::text);&quot;; &quot;&quot;)" office:value-type="string" office:string-value="INSERT INTO public.rolopcion(id_rol_opcion, id_rol, id_opcion, consultar, agregar, modificar, eliminar, ejecutar) VALUES (579, '41'::integer, 1155, 'S'::text, 'S'::text, 'S'::text, 'S'::text, 'S'::text);" calcext:value-type="string">
            <text:p>INSERT INTO public.rolopcion(id_rol_opcion, id_rol, id_opcion, consultar, agregar, modificar, eliminar, ejecutar) VALUES (579, '41'::integer, 1155, 'S'::text, 'S'::text, 'S'::text, 'S'::text, 'S'::text);</text:p>
          </table:table-cell>
        </table:table-row>
        <table:table-row table:style-name="ro4">
          <table:table-cell table:formula="of:=[.$A$479]&amp;&quot;.&quot;&amp;[.E480]" office:value-type="string" office:string-value="3.15.04.01" calcext:value-type="string">
            <text:p>3.15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Procesos</text:p>
          </table:table-cell>
          <table:table-cell table:number-columns-repeated="5"/>
          <table:table-cell table:formula="of:=[.F480]" office:value-type="string" office:string-value="Procesos" calcext:value-type="string">
            <text:p>Procesos</text:p>
          </table:table-cell>
          <table:table-cell/>
          <table:table-cell office:value-type="float" office:value="1156" calcext:value-type="float">
            <text:p>1156</text:p>
          </table:table-cell>
          <table:table-cell office:value-type="float" office:value="580" calcext:value-type="float">
            <text:p>580</text:p>
          </table:table-cell>
          <table:table-cell table:style-name="ce3" table:formula="of:=&quot;(&quot; &amp; [.N480] &amp; &quot;,&quot; &amp; [.$R$1] &amp; &quot;, '&quot; &amp; [.L480]  &amp; &quot;', '&quot; &amp; [.I480] &amp;  &quot;', 'D', '&quot; &amp; [.J480] &amp; &quot;', '&quot; &amp; UPPER([.A480]) &amp; &quot;', 'A');&quot;" office:value-type="string" office:string-value="(1156,upper(substr(md5(trunc(random() * 9999999 + 1000000)::text), 1,6)), 'Procesos', '', 'D', '', '3.15.04.01', 'A');" calcext:value-type="string">
            <text:p>(1156,upper(substr(md5(trunc(random() * 9999999 + 1000000)::text), 1,6)), 'Procesos', '', 'D', '', '3.15.04.01', 'A'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ublic.opcion(id_opcion, codigo_opcion, descripcion, ruta, tipo, uri, jerarquia, estatus) VALUES (1156,upper(substr(md5(trunc(random() * 9999999 + 1000000)::text), 1,6)), 'Procesos', '', 'D', '', '3.15.04.01', 'A');" calcext:value-type="string">
            <text:p>INSERT INTO public.opcion(id_opcion, codigo_opcion, descripcion, ruta, tipo, uri, jerarquia, estatus) VALUES (1156,upper(substr(md5(trunc(random() * 9999999 + 1000000)::text), 1,6)), 'Procesos', '', 'D', '', '3.15.04.01', 'A');</text:p>
          </table:table-cell>
          <table:table-cell table:number-columns-repeated="2"/>
          <table:table-cell table:formula="of:==IF([.L480] &lt;&gt; &quot;&quot;;&quot;INSERT INTO public.rolopcion(id_rol_opcion, id_rol, id_opcion, consultar, agregar, modificar, eliminar, ejecutar) VALUES (&quot; &amp; [.O480] &amp; &quot;, '41'::integer, &quot; &amp; [.N480] &amp; &quot;, 'S'::text, 'S'::text, 'S'::text, 'S'::text, 'S'::text);&quot;; &quot;&quot;)" office:value-type="string" office:string-value="INSERT INTO public.rolopcion(id_rol_opcion, id_rol, id_opcion, consultar, agregar, modificar, eliminar, ejecutar) VALUES (580, '41'::integer, 1156, 'S'::text, 'S'::text, 'S'::text, 'S'::text, 'S'::text);" calcext:value-type="string">
            <text:p>INSERT INTO public.rolopcion(id_rol_opcion, id_rol, id_opcion, consultar, agregar, modificar, eliminar, ejecutar) VALUES (580, '41'::integer, 1156, 'S'::text, 'S'::text, 'S'::text, 'S'::text, 'S'::text);</text:p>
          </table:table-cell>
        </table:table-row>
        <table:table-row table:style-name="ro2">
          <table:table-cell table:formula="of:=[.$A$480]&amp;&quot;.&quot;&amp;[.F481]" office:value-type="string" office:string-value="3.15.04.01.01" calcext:value-type="string">
            <text:p>3.15.04.01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Generar Cuadro ONAPRE</text:p>
          </table:table-cell>
          <table:table-cell table:number-columns-repeated="4"/>
          <table:table-cell table:formula="of:=[.G481]" office:value-type="string" office:string-value="Generar Cuadro ONAPRE" calcext:value-type="string">
            <text:p>Generar Cuadro ONAPRE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581" calcext:value-type="float">
            <text:p>581</text:p>
          </table:table-cell>
          <table:table-cell table:style-name="ce3" table:formula="of:=&quot;(&quot; &amp; [.N481] &amp; &quot;,&quot; &amp; [.$R$1] &amp; &quot;, '&quot; &amp; [.L481]  &amp; &quot;', '&quot; &amp; [.I481] &amp;  &quot;', 'D', '&quot; &amp; [.J481] &amp; &quot;', '&quot; &amp; UPPER([.A481]) &amp; &quot;', 'A');&quot;" office:value-type="string" office:string-value="(1157,upper(substr(md5(trunc(random() * 9999999 + 1000000)::text), 1,6)), 'Generar Cuadro ONAPRE', '', 'D', '', '3.15.04.01.01', 'A');" calcext:value-type="string">
            <text:p>(1157,upper(substr(md5(trunc(random() * 9999999 + 1000000)::text), 1,6)), 'Generar Cuadro ONAPRE', '', 'D', '', '3.15.04.01.01', 'A'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ublic.opcion(id_opcion, codigo_opcion, descripcion, ruta, tipo, uri, jerarquia, estatus) VALUES (1157,upper(substr(md5(trunc(random() * 9999999 + 1000000)::text), 1,6)), 'Generar Cuadro ONAPRE', '', 'D', '', '3.15.04.01.01', 'A');" calcext:value-type="string">
            <text:p>INSERT INTO public.opcion(id_opcion, codigo_opcion, descripcion, ruta, tipo, uri, jerarquia, estatus) VALUES (1157,upper(substr(md5(trunc(random() * 9999999 + 1000000)::text), 1,6)), 'Generar Cuadro ONAPRE', '', 'D', '', '3.15.04.01.01', 'A');</text:p>
          </table:table-cell>
          <table:table-cell table:number-columns-repeated="2"/>
          <table:table-cell table:formula="of:==IF([.L481] &lt;&gt; &quot;&quot;;&quot;INSERT INTO public.rolopcion(id_rol_opcion, id_rol, id_opcion, consultar, agregar, modificar, eliminar, ejecutar) VALUES (&quot; &amp; [.O481] &amp; &quot;, '41'::integer, &quot; &amp; [.N481] &amp; &quot;, 'S'::text, 'S'::text, 'S'::text, 'S'::text, 'S'::text);&quot;; &quot;&quot;)" office:value-type="string" office:string-value="INSERT INTO public.rolopcion(id_rol_opcion, id_rol, id_opcion, consultar, agregar, modificar, eliminar, ejecutar) VALUES (581, '41'::integer, 1157, 'S'::text, 'S'::text, 'S'::text, 'S'::text, 'S'::text);" calcext:value-type="string">
            <text:p>INSERT INTO public.rolopcion(id_rol_opcion, id_rol, id_opcion, consultar, agregar, modificar, eliminar, ejecutar) VALUES (581, '41'::integer, 1157, 'S'::text, 'S'::text, 'S'::text, 'S'::text, 'S'::text);</text:p>
          </table:table-cell>
        </table:table-row>
        <table:table-row table:style-name="ro2">
          <table:table-cell table:formula="of:=[.$A$480]&amp;&quot;.&quot;&amp;[.F482]" office:value-type="string" office:string-value="3.15.04.01.02" calcext:value-type="string">
            <text:p>3.15.04.01.02</text:p>
          </table:table-cell>
          <table:table-cell table:number-columns-repeated="4"/>
          <table:table-cell office:value-type="string" calcext:value-type="string">
            <text:p>02</text:p>
          </table:table-cell>
          <table:table-cell office:value-type="string" calcext:value-type="string">
            <text:p>Escala Cuadro ONAPRE</text:p>
          </table:table-cell>
          <table:table-cell table:number-columns-repeated="4"/>
          <table:table-cell table:formula="of:=[.G482]" office:value-type="string" office:string-value="Escala Cuadro ONAPRE" calcext:value-type="string">
            <text:p>Escala Cuadro ONAPRE</text:p>
          </table:table-cell>
          <table:table-cell/>
          <table:table-cell office:value-type="float" office:value="1158" calcext:value-type="float">
            <text:p>1158</text:p>
          </table:table-cell>
          <table:table-cell office:value-type="float" office:value="582" calcext:value-type="float">
            <text:p>582</text:p>
          </table:table-cell>
          <table:table-cell table:style-name="ce3" table:formula="of:=&quot;(&quot; &amp; [.N482] &amp; &quot;,&quot; &amp; [.$R$1] &amp; &quot;, '&quot; &amp; [.L482]  &amp; &quot;', '&quot; &amp; [.I482] &amp;  &quot;', 'D', '&quot; &amp; [.J482] &amp; &quot;', '&quot; &amp; UPPER([.A482]) &amp; &quot;', 'A');&quot;" office:value-type="string" office:string-value="(1158,upper(substr(md5(trunc(random() * 9999999 + 1000000)::text), 1,6)), 'Escala Cuadro ONAPRE', '', 'D', '', '3.15.04.01.02', 'A');" calcext:value-type="string">
            <text:p>(1158,upper(substr(md5(trunc(random() * 9999999 + 1000000)::text), 1,6)), 'Escala Cuadro ONAPRE', '', 'D', '', '3.15.04.01.02', 'A'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ublic.opcion(id_opcion, codigo_opcion, descripcion, ruta, tipo, uri, jerarquia, estatus) VALUES (1158,upper(substr(md5(trunc(random() * 9999999 + 1000000)::text), 1,6)), 'Escala Cuadro ONAPRE', '', 'D', '', '3.15.04.01.02', 'A');" calcext:value-type="string">
            <text:p>INSERT INTO public.opcion(id_opcion, codigo_opcion, descripcion, ruta, tipo, uri, jerarquia, estatus) VALUES (1158,upper(substr(md5(trunc(random() * 9999999 + 1000000)::text), 1,6)), 'Escala Cuadro ONAPRE', '', 'D', '', '3.15.04.01.02', 'A');</text:p>
          </table:table-cell>
          <table:table-cell table:number-columns-repeated="2"/>
          <table:table-cell table:formula="of:==IF([.L482] &lt;&gt; &quot;&quot;;&quot;INSERT INTO public.rolopcion(id_rol_opcion, id_rol, id_opcion, consultar, agregar, modificar, eliminar, ejecutar) VALUES (&quot; &amp; [.O482] &amp; &quot;, '41'::integer, &quot; &amp; [.N482] &amp; &quot;, 'S'::text, 'S'::text, 'S'::text, 'S'::text, 'S'::text);&quot;; &quot;&quot;)" office:value-type="string" office:string-value="INSERT INTO public.rolopcion(id_rol_opcion, id_rol, id_opcion, consultar, agregar, modificar, eliminar, ejecutar) VALUES (582, '41'::integer, 1158, 'S'::text, 'S'::text, 'S'::text, 'S'::text, 'S'::text);" calcext:value-type="string">
            <text:p>INSERT INTO public.rolopcion(id_rol_opcion, id_rol, id_opcion, consultar, agregar, modificar, eliminar, ejecutar) VALUES (582, '41'::integer, 1158, 'S'::text, 'S'::text, 'S'::text, 'S'::text, 'S'::text);</text:p>
          </table:table-cell>
        </table:table-row>
        <table:table-row table:style-name="ro2">
          <table:table-cell table:formula="of:=[.$A$479]&amp;&quot;.&quot;&amp;[.E483]" office:value-type="string" office:string-value="3.15.04.02" calcext:value-type="string">
            <text:p>3.15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s</text:p>
          </table:table-cell>
          <table:table-cell table:number-columns-repeated="5"/>
          <table:table-cell table:formula="of:=[.F483]" office:value-type="string" office:string-value="Reportes" calcext:value-type="string">
            <text:p>Reportes</text:p>
          </table:table-cell>
          <table:table-cell/>
          <table:table-cell office:value-type="float" office:value="1159" calcext:value-type="float">
            <text:p>1159</text:p>
          </table:table-cell>
          <table:table-cell office:value-type="float" office:value="583" calcext:value-type="float">
            <text:p>583</text:p>
          </table:table-cell>
          <table:table-cell table:style-name="ce3" table:formula="of:=&quot;(&quot; &amp; [.N483] &amp; &quot;,&quot; &amp; [.$R$1] &amp; &quot;, '&quot; &amp; [.L483]  &amp; &quot;', '&quot; &amp; [.I483] &amp;  &quot;', 'D', '&quot; &amp; [.J483] &amp; &quot;', '&quot; &amp; UPPER([.A483]) &amp; &quot;', 'A');&quot;" office:value-type="string" office:string-value="(1159,upper(substr(md5(trunc(random() * 9999999 + 1000000)::text), 1,6)), 'Reportes', '', 'D', '', '3.15.04.02', 'A');" calcext:value-type="string">
            <text:p>(1159,upper(substr(md5(trunc(random() * 9999999 + 1000000)::text), 1,6)), 'Reportes', '', 'D', '', '3.15.04.02', 'A'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ublic.opcion(id_opcion, codigo_opcion, descripcion, ruta, tipo, uri, jerarquia, estatus) VALUES (1159,upper(substr(md5(trunc(random() * 9999999 + 1000000)::text), 1,6)), 'Reportes', '', 'D', '', '3.15.04.02', 'A');" calcext:value-type="string">
            <text:p>INSERT INTO public.opcion(id_opcion, codigo_opcion, descripcion, ruta, tipo, uri, jerarquia, estatus) VALUES (1159,upper(substr(md5(trunc(random() * 9999999 + 1000000)::text), 1,6)), 'Reportes', '', 'D', '', '3.15.04.02', 'A');</text:p>
          </table:table-cell>
          <table:table-cell table:number-columns-repeated="2"/>
          <table:table-cell table:formula="of:==IF([.L483] &lt;&gt; &quot;&quot;;&quot;INSERT INTO public.rolopcion(id_rol_opcion, id_rol, id_opcion, consultar, agregar, modificar, eliminar, ejecutar) VALUES (&quot; &amp; [.O483] &amp; &quot;, '41'::integer, &quot; &amp; [.N483] &amp; &quot;, 'S'::text, 'S'::text, 'S'::text, 'S'::text, 'S'::text);&quot;; &quot;&quot;)" office:value-type="string" office:string-value="INSERT INTO public.rolopcion(id_rol_opcion, id_rol, id_opcion, consultar, agregar, modificar, eliminar, ejecutar) VALUES (583, '41'::integer, 1159, 'S'::text, 'S'::text, 'S'::text, 'S'::text, 'S'::text);" calcext:value-type="string">
            <text:p>INSERT INTO public.rolopcion(id_rol_opcion, id_rol, id_opcion, consultar, agregar, modificar, eliminar, ejecutar) VALUES (583, '41'::integer, 1159, 'S'::text, 'S'::text, 'S'::text, 'S'::text, 'S'::text);</text:p>
          </table:table-cell>
        </table:table-row>
        <table:table-row table:style-name="ro2">
          <table:table-cell table:formula="of:=[.$A$483]&amp;&quot;.&quot;&amp;[.F484]" office:value-type="string" office:string-value="3.15.04.02.01" calcext:value-type="string">
            <text:p>3.15.04.02.01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Cuadros por Tipo de Cargo</text:p>
          </table:table-cell>
          <table:table-cell table:number-columns-repeated="4"/>
          <table:table-cell table:formula="of:=[.G484]" office:value-type="string" office:string-value="Cuadros por Tipo de Cargo" calcext:value-type="string">
            <text:p>Cuadros por Tipo de Cargo</text:p>
          </table:table-cell>
          <table:table-cell/>
          <table:table-cell office:value-type="float" office:value="1160" calcext:value-type="float">
            <text:p>1160</text:p>
          </table:table-cell>
          <table:table-cell office:value-type="float" office:value="584" calcext:value-type="float">
            <text:p>584</text:p>
          </table:table-cell>
          <table:table-cell table:style-name="ce3" table:formula="of:=&quot;(&quot; &amp; [.N484] &amp; &quot;,&quot; &amp; [.$R$1] &amp; &quot;, '&quot; &amp; [.L484]  &amp; &quot;', '&quot; &amp; [.I484] &amp;  &quot;', 'D', '&quot; &amp; [.J484] &amp; &quot;', '&quot; &amp; UPPER([.A484]) &amp; &quot;', 'A');&quot;" office:value-type="string" office:string-value="(1160,upper(substr(md5(trunc(random() * 9999999 + 1000000)::text), 1,6)), 'Cuadros por Tipo de Cargo', '', 'D', '', '3.15.04.02.01', 'A');" calcext:value-type="string">
            <text:p>(1160,upper(substr(md5(trunc(random() * 9999999 + 1000000)::text), 1,6)), 'Cuadros por Tipo de Cargo', '', 'D', '', '3.15.04.02.01', 'A'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ublic.opcion(id_opcion, codigo_opcion, descripcion, ruta, tipo, uri, jerarquia, estatus) VALUES (1160,upper(substr(md5(trunc(random() * 9999999 + 1000000)::text), 1,6)), 'Cuadros por Tipo de Cargo', '', 'D', '', '3.15.04.02.01', 'A');" calcext:value-type="string">
            <text:p>INSERT INTO public.opcion(id_opcion, codigo_opcion, descripcion, ruta, tipo, uri, jerarquia, estatus) VALUES (1160,upper(substr(md5(trunc(random() * 9999999 + 1000000)::text), 1,6)), 'Cuadros por Tipo de Cargo', '', 'D', '', '3.15.04.02.01', 'A');</text:p>
          </table:table-cell>
          <table:table-cell table:number-columns-repeated="2"/>
          <table:table-cell table:formula="of:==IF([.L484] &lt;&gt; &quot;&quot;;&quot;INSERT INTO public.rolopcion(id_rol_opcion, id_rol, id_opcion, consultar, agregar, modificar, eliminar, ejecutar) VALUES (&quot; &amp; [.O484] &amp; &quot;, '41'::integer, &quot; &amp; [.N484] &amp; &quot;, 'S'::text, 'S'::text, 'S'::text, 'S'::text, 'S'::text);&quot;; &quot;&quot;)" office:value-type="string" office:string-value="INSERT INTO public.rolopcion(id_rol_opcion, id_rol, id_opcion, consultar, agregar, modificar, eliminar, ejecutar) VALUES (584, '41'::integer, 1160, 'S'::text, 'S'::text, 'S'::text, 'S'::text, 'S'::text);" calcext:value-type="string">
            <text:p>INSERT INTO public.rolopcion(id_rol_opcion, id_rol, id_opcion, consultar, agregar, modificar, eliminar, ejecutar) VALUES (584, '41'::integer, 1160, 'S'::text, 'S'::text, 'S'::text, 'S'::text, 'S'::text);</text:p>
          </table:table-cell>
        </table:table-row>
        <table:table-row table:style-name="ro2">
          <table:table-cell table:formula="of:=[.$A$438]&amp;&quot;.&quot;&amp;[.D485]" office:value-type="string" office:string-value="3.15.05" calcext:value-type="string">
            <text:p>3.1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Asignación a Proyectos/Acciones</text:p>
          </table:table-cell>
          <table:table-cell table:number-columns-repeated="6"/>
          <table:table-cell table:formula="of:=[.E485]" office:value-type="string" office:string-value="Asignación a Proyectos/Acciones" calcext:value-type="string">
            <text:p>Asignación a Proyectos/Acciones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585" calcext:value-type="float">
            <text:p>585</text:p>
          </table:table-cell>
          <table:table-cell table:style-name="ce3" table:formula="of:=&quot;(&quot; &amp; [.N485] &amp; &quot;,&quot; &amp; [.$R$1] &amp; &quot;, '&quot; &amp; [.L485]  &amp; &quot;', '&quot; &amp; [.I485] &amp;  &quot;', 'D', '&quot; &amp; [.J485] &amp; &quot;', '&quot; &amp; UPPER([.A485]) &amp; &quot;', 'A');&quot;" office:value-type="string" office:string-value="(1161,upper(substr(md5(trunc(random() * 9999999 + 1000000)::text), 1,6)), 'Asignación a Proyectos/Acciones', '', 'D', '', '3.15.05', 'A');" calcext:value-type="string">
            <text:p>(1161,upper(substr(md5(trunc(random() * 9999999 + 1000000)::text), 1,6)), 'Asignación a Proyectos/Acciones', '', 'D', '', '3.15.05', 'A'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ublic.opcion(id_opcion, codigo_opcion, descripcion, ruta, tipo, uri, jerarquia, estatus) VALUES (1161,upper(substr(md5(trunc(random() * 9999999 + 1000000)::text), 1,6)), 'Asignación a Proyectos/Acciones', '', 'D', '', '3.15.05', 'A');" calcext:value-type="string">
            <text:p>INSERT INTO public.opcion(id_opcion, codigo_opcion, descripcion, ruta, tipo, uri, jerarquia, estatus) VALUES (1161,upper(substr(md5(trunc(random() * 9999999 + 1000000)::text), 1,6)), 'Asignación a Proyectos/Acciones', '', 'D', '', '3.15.05', 'A');</text:p>
          </table:table-cell>
          <table:table-cell table:number-columns-repeated="2"/>
          <table:table-cell table:formula="of:==IF([.L485] &lt;&gt; &quot;&quot;;&quot;INSERT INTO public.rolopcion(id_rol_opcion, id_rol, id_opcion, consultar, agregar, modificar, eliminar, ejecutar) VALUES (&quot; &amp; [.O485] &amp; &quot;, '41'::integer, &quot; &amp; [.N485] &amp; &quot;, 'S'::text, 'S'::text, 'S'::text, 'S'::text, 'S'::text);&quot;; &quot;&quot;)" office:value-type="string" office:string-value="INSERT INTO public.rolopcion(id_rol_opcion, id_rol, id_opcion, consultar, agregar, modificar, eliminar, ejecutar) VALUES (585, '41'::integer, 1161, 'S'::text, 'S'::text, 'S'::text, 'S'::text, 'S'::text);" calcext:value-type="string">
            <text:p>INSERT INTO public.rolopcion(id_rol_opcion, id_rol, id_opcion, consultar, agregar, modificar, eliminar, ejecutar) VALUES (585, '41'::integer, 1161, 'S'::text, 'S'::text, 'S'::text, 'S'::text, 'S'::text);</text:p>
          </table:table-cell>
        </table:table-row>
        <table:table-row table:style-name="ro2">
          <table:table-cell table:formula="of:=[.$A$485]&amp;&quot;.&quot;&amp;[.E486]" office:value-type="string" office:string-value="3.15.05.01" calcext:value-type="string">
            <text:p>3.15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ción Masiva Trabajadores/Cargos a Proyecto/Acción</text:p>
          </table:table-cell>
          <table:table-cell table:number-columns-repeated="5"/>
          <table:table-cell table:formula="of:=[.F486]" office:value-type="string" office:string-value="Asignación Masiva Trabajadores/Cargos a Proyecto/Acción" calcext:value-type="string">
            <text:p>Asignación Masiva Trabajadores/Cargos a Proyecto/Acción</text:p>
          </table:table-cell>
          <table:table-cell/>
          <table:table-cell office:value-type="float" office:value="1162" calcext:value-type="float">
            <text:p>1162</text:p>
          </table:table-cell>
          <table:table-cell office:value-type="float" office:value="586" calcext:value-type="float">
            <text:p>586</text:p>
          </table:table-cell>
          <table:table-cell table:style-name="ce3" table:formula="of:=&quot;(&quot; &amp; [.N486] &amp; &quot;,&quot; &amp; [.$R$1] &amp; &quot;, '&quot; &amp; [.L486]  &amp; &quot;', '&quot; &amp; [.I486] &amp;  &quot;', 'D', '&quot; &amp; [.J486] &amp; &quot;', '&quot; &amp; UPPER([.A486]) &amp; &quot;', 'A');&quot;" office:value-type="string" office:string-value="(1162,upper(substr(md5(trunc(random() * 9999999 + 1000000)::text), 1,6)), 'Asignación Masiva Trabajadores/Cargos a Proyecto/Acción', '', 'D', '', '3.15.05.01', 'A');" calcext:value-type="string">
            <text:p>(1162,upper(substr(md5(trunc(random() * 9999999 + 1000000)::text), 1,6)), 'Asignación Masiva Trabajadores/Cargos a Proyecto/Acción', '', 'D', '', '3.15.05.01', 'A'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ublic.opcion(id_opcion, codigo_opcion, descripcion, ruta, tipo, uri, jerarquia, estatus) VALUES (1162,upper(substr(md5(trunc(random() * 9999999 + 1000000)::text), 1,6)), 'Asignación Masiva Trabajadores/Cargos a Proyecto/Acción', '', 'D', '', '3.15.05.01', 'A');" calcext:value-type="string">
            <text:p>INSERT INTO public.opcion(id_opcion, codigo_opcion, descripcion, ruta, tipo, uri, jerarquia, estatus) VALUES (1162,upper(substr(md5(trunc(random() * 9999999 + 1000000)::text), 1,6)), 'Asignación Masiva Trabajadores/Cargos a Proyecto/Acción', '', 'D', '', '3.15.05.01', 'A');</text:p>
          </table:table-cell>
          <table:table-cell table:number-columns-repeated="2"/>
          <table:table-cell table:formula="of:==IF([.L486] &lt;&gt; &quot;&quot;;&quot;INSERT INTO public.rolopcion(id_rol_opcion, id_rol, id_opcion, consultar, agregar, modificar, eliminar, ejecutar) VALUES (&quot; &amp; [.O486] &amp; &quot;, '41'::integer, &quot; &amp; [.N486] &amp; &quot;, 'S'::text, 'S'::text, 'S'::text, 'S'::text, 'S'::text);&quot;; &quot;&quot;)" office:value-type="string" office:string-value="INSERT INTO public.rolopcion(id_rol_opcion, id_rol, id_opcion, consultar, agregar, modificar, eliminar, ejecutar) VALUES (586, '41'::integer, 1162, 'S'::text, 'S'::text, 'S'::text, 'S'::text, 'S'::text);" calcext:value-type="string">
            <text:p>INSERT INTO public.rolopcion(id_rol_opcion, id_rol, id_opcion, consultar, agregar, modificar, eliminar, ejecutar) VALUES (586, '41'::integer, 1162, 'S'::text, 'S'::text, 'S'::text, 'S'::text, 'S'::text);</text:p>
          </table:table-cell>
        </table:table-row>
        <table:table-row table:style-name="ro2">
          <table:table-cell table:formula="of:=[.$A$485]&amp;&quot;.&quot;&amp;[.E487]" office:value-type="string" office:string-value="3.15.05.02" calcext:value-type="string">
            <text:p>3.15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r Trabajador a Proyecto/Acción</text:p>
          </table:table-cell>
          <table:table-cell table:number-columns-repeated="5"/>
          <table:table-cell table:formula="of:=[.F487]" office:value-type="string" office:string-value="Asignar Trabajador a Proyecto/Acción" calcext:value-type="string">
            <text:p>Asignar Trabajador a Proyecto/Acción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587" calcext:value-type="float">
            <text:p>587</text:p>
          </table:table-cell>
          <table:table-cell table:style-name="ce3" table:formula="of:=&quot;(&quot; &amp; [.N487] &amp; &quot;,&quot; &amp; [.$R$1] &amp; &quot;, '&quot; &amp; [.L487]  &amp; &quot;', '&quot; &amp; [.I487] &amp;  &quot;', 'D', '&quot; &amp; [.J487] &amp; &quot;', '&quot; &amp; UPPER([.A487]) &amp; &quot;', 'A');&quot;" office:value-type="string" office:string-value="(1163,upper(substr(md5(trunc(random() * 9999999 + 1000000)::text), 1,6)), 'Asignar Trabajador a Proyecto/Acción', '', 'D', '', '3.15.05.02', 'A');" calcext:value-type="string">
            <text:p>(1163,upper(substr(md5(trunc(random() * 9999999 + 1000000)::text), 1,6)), 'Asignar Trabajador a Proyecto/Acción', '', 'D', '', '3.15.05.02', 'A'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ublic.opcion(id_opcion, codigo_opcion, descripcion, ruta, tipo, uri, jerarquia, estatus) VALUES (1163,upper(substr(md5(trunc(random() * 9999999 + 1000000)::text), 1,6)), 'Asignar Trabajador a Proyecto/Acción', '', 'D', '', '3.15.05.02', 'A');" calcext:value-type="string">
            <text:p>INSERT INTO public.opcion(id_opcion, codigo_opcion, descripcion, ruta, tipo, uri, jerarquia, estatus) VALUES (1163,upper(substr(md5(trunc(random() * 9999999 + 1000000)::text), 1,6)), 'Asignar Trabajador a Proyecto/Acción', '', 'D', '', '3.15.05.02', 'A');</text:p>
          </table:table-cell>
          <table:table-cell table:number-columns-repeated="2"/>
          <table:table-cell table:formula="of:==IF([.L487] &lt;&gt; &quot;&quot;;&quot;INSERT INTO public.rolopcion(id_rol_opcion, id_rol, id_opcion, consultar, agregar, modificar, eliminar, ejecutar) VALUES (&quot; &amp; [.O487] &amp; &quot;, '41'::integer, &quot; &amp; [.N487] &amp; &quot;, 'S'::text, 'S'::text, 'S'::text, 'S'::text, 'S'::text);&quot;; &quot;&quot;)" office:value-type="string" office:string-value="INSERT INTO public.rolopcion(id_rol_opcion, id_rol, id_opcion, consultar, agregar, modificar, eliminar, ejecutar) VALUES (587, '41'::integer, 1163, 'S'::text, 'S'::text, 'S'::text, 'S'::text, 'S'::text);" calcext:value-type="string">
            <text:p>INSERT INTO public.rolopcion(id_rol_opcion, id_rol, id_opcion, consultar, agregar, modificar, eliminar, ejecutar) VALUES (587, '41'::integer, 1163, 'S'::text, 'S'::text, 'S'::text, 'S'::text, 'S'::text);</text:p>
          </table:table-cell>
        </table:table-row>
        <table:table-row table:style-name="ro2">
          <table:table-cell table:formula="of:=[.$A$485]&amp;&quot;.&quot;&amp;[.E488]" office:value-type="string" office:string-value="3.15.05.03" calcext:value-type="string">
            <text:p>3.15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Asignar Cargo a Proyecto/Acción</text:p>
          </table:table-cell>
          <table:table-cell table:number-columns-repeated="5"/>
          <table:table-cell table:formula="of:=[.F488]" office:value-type="string" office:string-value="Asignar Cargo a Proyecto/Acción" calcext:value-type="string">
            <text:p>Asignar Cargo a Proyecto/Acción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float" office:value="588" calcext:value-type="float">
            <text:p>588</text:p>
          </table:table-cell>
          <table:table-cell table:style-name="ce3" table:formula="of:=&quot;(&quot; &amp; [.N488] &amp; &quot;,&quot; &amp; [.$R$1] &amp; &quot;, '&quot; &amp; [.L488]  &amp; &quot;', '&quot; &amp; [.I488] &amp;  &quot;', 'D', '&quot; &amp; [.J488] &amp; &quot;', '&quot; &amp; UPPER([.A488]) &amp; &quot;', 'A');&quot;" office:value-type="string" office:string-value="(1164,upper(substr(md5(trunc(random() * 9999999 + 1000000)::text), 1,6)), 'Asignar Cargo a Proyecto/Acción', '', 'D', '', '3.15.05.03', 'A');" calcext:value-type="string">
            <text:p>(1164,upper(substr(md5(trunc(random() * 9999999 + 1000000)::text), 1,6)), 'Asignar Cargo a Proyecto/Acción', '', 'D', '', '3.15.05.03', 'A'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ublic.opcion(id_opcion, codigo_opcion, descripcion, ruta, tipo, uri, jerarquia, estatus) VALUES (1164,upper(substr(md5(trunc(random() * 9999999 + 1000000)::text), 1,6)), 'Asignar Cargo a Proyecto/Acción', '', 'D', '', '3.15.05.03', 'A');" calcext:value-type="string">
            <text:p>INSERT INTO public.opcion(id_opcion, codigo_opcion, descripcion, ruta, tipo, uri, jerarquia, estatus) VALUES (1164,upper(substr(md5(trunc(random() * 9999999 + 1000000)::text), 1,6)), 'Asignar Cargo a Proyecto/Acción', '', 'D', '', '3.15.05.03', 'A');</text:p>
          </table:table-cell>
          <table:table-cell table:number-columns-repeated="2"/>
          <table:table-cell table:formula="of:==IF([.L488] &lt;&gt; &quot;&quot;;&quot;INSERT INTO public.rolopcion(id_rol_opcion, id_rol, id_opcion, consultar, agregar, modificar, eliminar, ejecutar) VALUES (&quot; &amp; [.O488] &amp; &quot;, '41'::integer, &quot; &amp; [.N488] &amp; &quot;, 'S'::text, 'S'::text, 'S'::text, 'S'::text, 'S'::text);&quot;; &quot;&quot;)" office:value-type="string" office:string-value="INSERT INTO public.rolopcion(id_rol_opcion, id_rol, id_opcion, consultar, agregar, modificar, eliminar, ejecutar) VALUES (588, '41'::integer, 1164, 'S'::text, 'S'::text, 'S'::text, 'S'::text, 'S'::text);" calcext:value-type="string">
            <text:p>INSERT INTO public.rolopcion(id_rol_opcion, id_rol, id_opcion, consultar, agregar, modificar, eliminar, ejecutar) VALUES (588, '41'::integer, 1164, 'S'::text, 'S'::text, 'S'::text, 'S'::text, 'S'::text);</text:p>
          </table:table-cell>
        </table:table-row>
        <table:table-row table:style-name="ro2">
          <table:table-cell table:formula="of:=[.$A$438]&amp;&quot;.&quot;&amp;[.D489]" office:value-type="string" office:string-value="3.15.06" calcext:value-type="string">
            <text:p>3.15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unto de Decision de Expedientes</text:p>
          </table:table-cell>
          <table:table-cell table:number-columns-repeated="3"/>
          <table:table-cell office:value-type="string" calcext:value-type="string">
            <text:p>puntoDecision.do</text:p>
          </table:table-cell>
          <table:table-cell table:style-name="ce6" office:value-type="string" calcext:value-type="string">
            <text:p>web/pdd/buscar_expediente</text:p>
          </table:table-cell>
          <table:table-cell/>
          <table:table-cell table:formula="of:=[.E489]" office:value-type="string" office:string-value="Punto de Decision de Expedientes" calcext:value-type="string">
            <text:p>Punto de Decision de Expedientes</text:p>
          </table:table-cell>
          <table:table-cell/>
          <table:table-cell office:value-type="float" office:value="1165" calcext:value-type="float">
            <text:p>1165</text:p>
          </table:table-cell>
          <table:table-cell office:value-type="float" office:value="589" calcext:value-type="float">
            <text:p>589</text:p>
          </table:table-cell>
          <table:table-cell table:style-name="ce3" table:formula="of:=&quot;(&quot; &amp; [.N489] &amp; &quot;,&quot; &amp; [.$R$1] &amp; &quot;, '&quot; &amp; [.L489]  &amp; &quot;', '&quot; &amp; [.I489] &amp;  &quot;', 'D', '&quot; &amp; [.J489] &amp; &quot;', '&quot; &amp; UPPER([.A489]) &amp; &quot;', 'A');&quot;" office:value-type="string" office:string-value="(1165,upper(substr(md5(trunc(random() * 9999999 + 1000000)::text), 1,6)), 'Punto de Decision de Expedientes', 'puntoDecision.do', 'D', 'web/pdd/buscar_expediente', '3.15.06', 'A');" calcext:value-type="string">
            <text:p>(1165,upper(substr(md5(trunc(random() * 9999999 + 1000000)::text), 1,6)), 'Punto de Decision de Expedientes', 'puntoDecision.do', 'D', 'web/pdd/buscar_expediente', '3.15.06', 'A'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ublic.opcion(id_opcion, codigo_opcion, descripcion, ruta, tipo, uri, jerarquia, estatus) VALUES (1165,upper(substr(md5(trunc(random() * 9999999 + 1000000)::text), 1,6)), 'Punto de Decision de Expedientes', 'puntoDecision.do', 'D', 'web/pdd/buscar_expediente', '3.15.06', 'A');" calcext:value-type="string">
            <text:p>INSERT INTO public.opcion(id_opcion, codigo_opcion, descripcion, ruta, tipo, uri, jerarquia, estatus) VALUES (1165,upper(substr(md5(trunc(random() * 9999999 + 1000000)::text), 1,6)), 'Punto de Decision de Expedientes', 'puntoDecision.do', 'D', 'web/pdd/buscar_expediente', '3.15.06', 'A');</text:p>
          </table:table-cell>
          <table:table-cell table:number-columns-repeated="2"/>
          <table:table-cell table:formula="of:==IF([.L489] &lt;&gt; &quot;&quot;;&quot;INSERT INTO public.rolopcion(id_rol_opcion, id_rol, id_opcion, consultar, agregar, modificar, eliminar, ejecutar) VALUES (&quot; &amp; [.O489] &amp; &quot;, '41'::integer, &quot; &amp; [.N489] &amp; &quot;, 'S'::text, 'S'::text, 'S'::text, 'S'::text, 'S'::text);&quot;; &quot;&quot;)" office:value-type="string" office:string-value="INSERT INTO public.rolopcion(id_rol_opcion, id_rol, id_opcion, consultar, agregar, modificar, eliminar, ejecutar) VALUES (589, '41'::integer, 1165, 'S'::text, 'S'::text, 'S'::text, 'S'::text, 'S'::text);" calcext:value-type="string">
            <text:p>INSERT INTO public.rolopcion(id_rol_opcion, id_rol, id_opcion, consultar, agregar, modificar, eliminar, ejecutar) VALUES (589, '41'::integer, 1165, 'S'::text, 'S'::text, 'S'::text, 'S'::text, 'S'::text);</text:p>
          </table:table-cell>
        </table:table-row>
        <table:table-row table:style-name="ro2">
          <table:table-cell table:formula="of:=[.$A$157]&amp;&quot;.&quot;&amp;[.C490]" office:value-type="string" office:string-value="3.16" calcext:value-type="string">
            <text:p>3.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sultas/Reportes Historicos</text:p>
          </table:table-cell>
          <table:table-cell table:number-columns-repeated="7"/>
          <table:table-cell table:formula="of:=[.D490]" office:value-type="string" office:string-value="Consultas/Reportes Historicos" calcext:value-type="string">
            <text:p>Consultas/Reportes Historicos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590" calcext:value-type="float">
            <text:p>590</text:p>
          </table:table-cell>
          <table:table-cell table:style-name="ce3" table:formula="of:=&quot;(&quot; &amp; [.N490] &amp; &quot;,&quot; &amp; [.$R$1] &amp; &quot;, '&quot; &amp; [.L490]  &amp; &quot;', '&quot; &amp; [.I490] &amp;  &quot;', 'D', '&quot; &amp; [.J490] &amp; &quot;', '&quot; &amp; UPPER([.A490]) &amp; &quot;', 'A');&quot;" office:value-type="string" office:string-value="(1166,upper(substr(md5(trunc(random() * 9999999 + 1000000)::text), 1,6)), 'Consultas/Reportes Historicos', '', 'D', '', '3.16', 'A');" calcext:value-type="string">
            <text:p>(1166,upper(substr(md5(trunc(random() * 9999999 + 1000000)::text), 1,6)), 'Consultas/Reportes Historicos', '', 'D', '', '3.16', 'A'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ublic.opcion(id_opcion, codigo_opcion, descripcion, ruta, tipo, uri, jerarquia, estatus) VALUES (1166,upper(substr(md5(trunc(random() * 9999999 + 1000000)::text), 1,6)), 'Consultas/Reportes Historicos', '', 'D', '', '3.16', 'A');" calcext:value-type="string">
            <text:p>INSERT INTO public.opcion(id_opcion, codigo_opcion, descripcion, ruta, tipo, uri, jerarquia, estatus) VALUES (1166,upper(substr(md5(trunc(random() * 9999999 + 1000000)::text), 1,6)), 'Consultas/Reportes Historicos', '', 'D', '', '3.16', 'A');</text:p>
          </table:table-cell>
          <table:table-cell table:number-columns-repeated="2"/>
          <table:table-cell table:formula="of:==IF([.L490] &lt;&gt; &quot;&quot;;&quot;INSERT INTO public.rolopcion(id_rol_opcion, id_rol, id_opcion, consultar, agregar, modificar, eliminar, ejecutar) VALUES (&quot; &amp; [.O490] &amp; &quot;, '41'::integer, &quot; &amp; [.N490] &amp; &quot;, 'S'::text, 'S'::text, 'S'::text, 'S'::text, 'S'::text);&quot;; &quot;&quot;)" office:value-type="string" office:string-value="INSERT INTO public.rolopcion(id_rol_opcion, id_rol, id_opcion, consultar, agregar, modificar, eliminar, ejecutar) VALUES (590, '41'::integer, 1166, 'S'::text, 'S'::text, 'S'::text, 'S'::text, 'S'::text);" calcext:value-type="string">
            <text:p>INSERT INTO public.rolopcion(id_rol_opcion, id_rol, id_opcion, consultar, agregar, modificar, eliminar, ejecutar) VALUES (590, '41'::integer, 1166, 'S'::text, 'S'::text, 'S'::text, 'S'::text, 'S'::text);</text:p>
          </table:table-cell>
        </table:table-row>
        <table:table-row table:style-name="ro2">
          <table:table-cell table:formula="of:=[.$A$490]&amp;&quot;.&quot;&amp;[.D491]" office:value-type="string" office:string-value="3.16.01" calcext:value-type="string">
            <text:p>3.1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Histórico Conceptos por Trabajador</text:p>
          </table:table-cell>
          <table:table-cell table:number-columns-repeated="6"/>
          <table:table-cell table:formula="of:=[.E491]" office:value-type="string" office:string-value="Histórico Conceptos por Trabajador" calcext:value-type="string">
            <text:p>Histórico Conceptos por Trabajador</text:p>
          </table:table-cell>
          <table:table-cell/>
          <table:table-cell office:value-type="float" office:value="1167" calcext:value-type="float">
            <text:p>1167</text:p>
          </table:table-cell>
          <table:table-cell office:value-type="float" office:value="591" calcext:value-type="float">
            <text:p>591</text:p>
          </table:table-cell>
          <table:table-cell table:style-name="ce3" table:formula="of:=&quot;(&quot; &amp; [.N491] &amp; &quot;,&quot; &amp; [.$R$1] &amp; &quot;, '&quot; &amp; [.L491]  &amp; &quot;', '&quot; &amp; [.I491] &amp;  &quot;', 'D', '&quot; &amp; [.J491] &amp; &quot;', '&quot; &amp; UPPER([.A491]) &amp; &quot;', 'A');&quot;" office:value-type="string" office:string-value="(1167,upper(substr(md5(trunc(random() * 9999999 + 1000000)::text), 1,6)), 'Histórico Conceptos por Trabajador', '', 'D', '', '3.16.01', 'A');" calcext:value-type="string">
            <text:p>(1167,upper(substr(md5(trunc(random() * 9999999 + 1000000)::text), 1,6)), 'Histórico Conceptos por Trabajador', '', 'D', '', '3.16.01', 'A'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ublic.opcion(id_opcion, codigo_opcion, descripcion, ruta, tipo, uri, jerarquia, estatus) VALUES (1167,upper(substr(md5(trunc(random() * 9999999 + 1000000)::text), 1,6)), 'Histórico Conceptos por Trabajador', '', 'D', '', '3.16.01', 'A');" calcext:value-type="string">
            <text:p>INSERT INTO public.opcion(id_opcion, codigo_opcion, descripcion, ruta, tipo, uri, jerarquia, estatus) VALUES (1167,upper(substr(md5(trunc(random() * 9999999 + 1000000)::text), 1,6)), 'Histórico Conceptos por Trabajador', '', 'D', '', '3.16.01', 'A');</text:p>
          </table:table-cell>
          <table:table-cell table:number-columns-repeated="2"/>
          <table:table-cell table:formula="of:==IF([.L491] &lt;&gt; &quot;&quot;;&quot;INSERT INTO public.rolopcion(id_rol_opcion, id_rol, id_opcion, consultar, agregar, modificar, eliminar, ejecutar) VALUES (&quot; &amp; [.O491] &amp; &quot;, '41'::integer, &quot; &amp; [.N491] &amp; &quot;, 'S'::text, 'S'::text, 'S'::text, 'S'::text, 'S'::text);&quot;; &quot;&quot;)" office:value-type="string" office:string-value="INSERT INTO public.rolopcion(id_rol_opcion, id_rol, id_opcion, consultar, agregar, modificar, eliminar, ejecutar) VALUES (591, '41'::integer, 1167, 'S'::text, 'S'::text, 'S'::text, 'S'::text, 'S'::text);" calcext:value-type="string">
            <text:p>INSERT INTO public.rolopcion(id_rol_opcion, id_rol, id_opcion, consultar, agregar, modificar, eliminar, ejecutar) VALUES (591, '41'::integer, 1167, 'S'::text, 'S'::text, 'S'::text, 'S'::text, 'S'::text);</text:p>
          </table:table-cell>
        </table:table-row>
        <table:table-row table:style-name="ro2">
          <table:table-cell table:formula="of:=[.$A$490]&amp;&quot;.&quot;&amp;[.D492]" office:value-type="string" office:string-value="3.16.02" calcext:value-type="string">
            <text:p>3.1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Histórico Concepto</text:p>
          </table:table-cell>
          <table:table-cell table:number-columns-repeated="6"/>
          <table:table-cell table:formula="of:=[.E492]" office:value-type="string" office:string-value="Histórico Concepto" calcext:value-type="string">
            <text:p>Histórico Concepto</text:p>
          </table:table-cell>
          <table:table-cell/>
          <table:table-cell office:value-type="float" office:value="1168" calcext:value-type="float">
            <text:p>1168</text:p>
          </table:table-cell>
          <table:table-cell office:value-type="float" office:value="592" calcext:value-type="float">
            <text:p>592</text:p>
          </table:table-cell>
          <table:table-cell table:style-name="ce3" table:formula="of:=&quot;(&quot; &amp; [.N492] &amp; &quot;,&quot; &amp; [.$R$1] &amp; &quot;, '&quot; &amp; [.L492]  &amp; &quot;', '&quot; &amp; [.I492] &amp;  &quot;', 'D', '&quot; &amp; [.J492] &amp; &quot;', '&quot; &amp; UPPER([.A492]) &amp; &quot;', 'A');&quot;" office:value-type="string" office:string-value="(1168,upper(substr(md5(trunc(random() * 9999999 + 1000000)::text), 1,6)), 'Histórico Concepto', '', 'D', '', '3.16.02', 'A');" calcext:value-type="string">
            <text:p>(1168,upper(substr(md5(trunc(random() * 9999999 + 1000000)::text), 1,6)), 'Histórico Concepto', '', 'D', '', '3.16.02', 'A'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ublic.opcion(id_opcion, codigo_opcion, descripcion, ruta, tipo, uri, jerarquia, estatus) VALUES (1168,upper(substr(md5(trunc(random() * 9999999 + 1000000)::text), 1,6)), 'Histórico Concepto', '', 'D', '', '3.16.02', 'A');" calcext:value-type="string">
            <text:p>INSERT INTO public.opcion(id_opcion, codigo_opcion, descripcion, ruta, tipo, uri, jerarquia, estatus) VALUES (1168,upper(substr(md5(trunc(random() * 9999999 + 1000000)::text), 1,6)), 'Histórico Concepto', '', 'D', '', '3.16.02', 'A');</text:p>
          </table:table-cell>
          <table:table-cell table:number-columns-repeated="2"/>
          <table:table-cell table:formula="of:==IF([.L492] &lt;&gt; &quot;&quot;;&quot;INSERT INTO public.rolopcion(id_rol_opcion, id_rol, id_opcion, consultar, agregar, modificar, eliminar, ejecutar) VALUES (&quot; &amp; [.O492] &amp; &quot;, '41'::integer, &quot; &amp; [.N492] &amp; &quot;, 'S'::text, 'S'::text, 'S'::text, 'S'::text, 'S'::text);&quot;; &quot;&quot;)" office:value-type="string" office:string-value="INSERT INTO public.rolopcion(id_rol_opcion, id_rol, id_opcion, consultar, agregar, modificar, eliminar, ejecutar) VALUES (592, '41'::integer, 1168, 'S'::text, 'S'::text, 'S'::text, 'S'::text, 'S'::text);" calcext:value-type="string">
            <text:p>INSERT INTO public.rolopcion(id_rol_opcion, id_rol, id_opcion, consultar, agregar, modificar, eliminar, ejecutar) VALUES (592, '41'::integer, 1168, 'S'::text, 'S'::text, 'S'::text, 'S'::text, 'S'::text);</text:p>
          </table:table-cell>
        </table:table-row>
        <table:table-row table:style-name="ro2">
          <table:table-cell table:formula="of:=[.$A$490]&amp;&quot;.&quot;&amp;[.D493]" office:value-type="string" office:string-value="3.16.03" calcext:value-type="string">
            <text:p>3.1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Histórico por Grupo Nomina</text:p>
          </table:table-cell>
          <table:table-cell table:number-columns-repeated="6"/>
          <table:table-cell table:formula="of:=[.E493]" office:value-type="string" office:string-value="Histórico por Grupo Nomina" calcext:value-type="string">
            <text:p>Histórico por Grupo Nomina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593" calcext:value-type="float">
            <text:p>593</text:p>
          </table:table-cell>
          <table:table-cell table:style-name="ce3" table:formula="of:=&quot;(&quot; &amp; [.N493] &amp; &quot;,&quot; &amp; [.$R$1] &amp; &quot;, '&quot; &amp; [.L493]  &amp; &quot;', '&quot; &amp; [.I493] &amp;  &quot;', 'D', '&quot; &amp; [.J493] &amp; &quot;', '&quot; &amp; UPPER([.A493]) &amp; &quot;', 'A');&quot;" office:value-type="string" office:string-value="(1169,upper(substr(md5(trunc(random() * 9999999 + 1000000)::text), 1,6)), 'Histórico por Grupo Nomina', '', 'D', '', '3.16.03', 'A');" calcext:value-type="string">
            <text:p>(1169,upper(substr(md5(trunc(random() * 9999999 + 1000000)::text), 1,6)), 'Histórico por Grupo Nomina', '', 'D', '', '3.16.03', 'A'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ublic.opcion(id_opcion, codigo_opcion, descripcion, ruta, tipo, uri, jerarquia, estatus) VALUES (1169,upper(substr(md5(trunc(random() * 9999999 + 1000000)::text), 1,6)), 'Histórico por Grupo Nomina', '', 'D', '', '3.16.03', 'A');" calcext:value-type="string">
            <text:p>INSERT INTO public.opcion(id_opcion, codigo_opcion, descripcion, ruta, tipo, uri, jerarquia, estatus) VALUES (1169,upper(substr(md5(trunc(random() * 9999999 + 1000000)::text), 1,6)), 'Histórico por Grupo Nomina', '', 'D', '', '3.16.03', 'A');</text:p>
          </table:table-cell>
          <table:table-cell table:number-columns-repeated="2"/>
          <table:table-cell table:formula="of:==IF([.L493] &lt;&gt; &quot;&quot;;&quot;INSERT INTO public.rolopcion(id_rol_opcion, id_rol, id_opcion, consultar, agregar, modificar, eliminar, ejecutar) VALUES (&quot; &amp; [.O493] &amp; &quot;, '41'::integer, &quot; &amp; [.N493] &amp; &quot;, 'S'::text, 'S'::text, 'S'::text, 'S'::text, 'S'::text);&quot;; &quot;&quot;)" office:value-type="string" office:string-value="INSERT INTO public.rolopcion(id_rol_opcion, id_rol, id_opcion, consultar, agregar, modificar, eliminar, ejecutar) VALUES (593, '41'::integer, 1169, 'S'::text, 'S'::text, 'S'::text, 'S'::text, 'S'::text);" calcext:value-type="string">
            <text:p>INSERT INTO public.rolopcion(id_rol_opcion, id_rol, id_opcion, consultar, agregar, modificar, eliminar, ejecutar) VALUES (593, '41'::integer, 1169, 'S'::text, 'S'::text, 'S'::text, 'S'::text, 'S'::text);</text:p>
          </table:table-cell>
        </table:table-row>
        <table:table-row table:style-name="ro2">
          <table:table-cell table:formula="of:=[.$A$490]&amp;&quot;.&quot;&amp;[.D494]" office:value-type="string" office:string-value="3.16.04" calcext:value-type="string">
            <text:p>3.1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Histórico por Unidad Administradora</text:p>
          </table:table-cell>
          <table:table-cell table:number-columns-repeated="6"/>
          <table:table-cell table:formula="of:=[.E494]" office:value-type="string" office:string-value="Histórico por Unidad Administradora" calcext:value-type="string">
            <text:p>Histórico por Unidad Administradora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594" calcext:value-type="float">
            <text:p>594</text:p>
          </table:table-cell>
          <table:table-cell table:style-name="ce3" table:formula="of:=&quot;(&quot; &amp; [.N494] &amp; &quot;,&quot; &amp; [.$R$1] &amp; &quot;, '&quot; &amp; [.L494]  &amp; &quot;', '&quot; &amp; [.I494] &amp;  &quot;', 'D', '&quot; &amp; [.J494] &amp; &quot;', '&quot; &amp; UPPER([.A494]) &amp; &quot;', 'A');&quot;" office:value-type="string" office:string-value="(1170,upper(substr(md5(trunc(random() * 9999999 + 1000000)::text), 1,6)), 'Histórico por Unidad Administradora', '', 'D', '', '3.16.04', 'A');" calcext:value-type="string">
            <text:p>(1170,upper(substr(md5(trunc(random() * 9999999 + 1000000)::text), 1,6)), 'Histórico por Unidad Administradora', '', 'D', '', '3.16.04', 'A'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ublic.opcion(id_opcion, codigo_opcion, descripcion, ruta, tipo, uri, jerarquia, estatus) VALUES (1170,upper(substr(md5(trunc(random() * 9999999 + 1000000)::text), 1,6)), 'Histórico por Unidad Administradora', '', 'D', '', '3.16.04', 'A');" calcext:value-type="string">
            <text:p>INSERT INTO public.opcion(id_opcion, codigo_opcion, descripcion, ruta, tipo, uri, jerarquia, estatus) VALUES (1170,upper(substr(md5(trunc(random() * 9999999 + 1000000)::text), 1,6)), 'Histórico por Unidad Administradora', '', 'D', '', '3.16.04', 'A');</text:p>
          </table:table-cell>
          <table:table-cell table:number-columns-repeated="2"/>
          <table:table-cell table:formula="of:==IF([.L494] &lt;&gt; &quot;&quot;;&quot;INSERT INTO public.rolopcion(id_rol_opcion, id_rol, id_opcion, consultar, agregar, modificar, eliminar, ejecutar) VALUES (&quot; &amp; [.O494] &amp; &quot;, '41'::integer, &quot; &amp; [.N494] &amp; &quot;, 'S'::text, 'S'::text, 'S'::text, 'S'::text, 'S'::text);&quot;; &quot;&quot;)" office:value-type="string" office:string-value="INSERT INTO public.rolopcion(id_rol_opcion, id_rol, id_opcion, consultar, agregar, modificar, eliminar, ejecutar) VALUES (594, '41'::integer, 1170, 'S'::text, 'S'::text, 'S'::text, 'S'::text, 'S'::text);" calcext:value-type="string">
            <text:p>INSERT INTO public.rolopcion(id_rol_opcion, id_rol, id_opcion, consultar, agregar, modificar, eliminar, ejecutar) VALUES (594, '41'::integer, 1170, 'S'::text, 'S'::text, 'S'::text, 'S'::text, 'S'::text);</text:p>
          </table:table-cell>
        </table:table-row>
        <table:table-row table:style-name="ro2">
          <table:table-cell table:formula="of:=[.$A$490]&amp;&quot;.&quot;&amp;[.D495]" office:value-type="string" office:string-value="3.16.05" calcext:value-type="string">
            <text:p>3.1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Histórico por Devengados/Incidencias</text:p>
          </table:table-cell>
          <table:table-cell table:number-columns-repeated="6"/>
          <table:table-cell table:formula="of:=[.E495]" office:value-type="string" office:string-value="Histórico por Devengados/Incidencias" calcext:value-type="string">
            <text:p>Histórico por Devengados/Incidencias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float" office:value="595" calcext:value-type="float">
            <text:p>595</text:p>
          </table:table-cell>
          <table:table-cell table:style-name="ce3" table:formula="of:=&quot;(&quot; &amp; [.N495] &amp; &quot;,&quot; &amp; [.$R$1] &amp; &quot;, '&quot; &amp; [.L495]  &amp; &quot;', '&quot; &amp; [.I495] &amp;  &quot;', 'D', '&quot; &amp; [.J495] &amp; &quot;', '&quot; &amp; UPPER([.A495]) &amp; &quot;', 'A');&quot;" office:value-type="string" office:string-value="(1171,upper(substr(md5(trunc(random() * 9999999 + 1000000)::text), 1,6)), 'Histórico por Devengados/Incidencias', '', 'D', '', '3.16.05', 'A');" calcext:value-type="string">
            <text:p>(1171,upper(substr(md5(trunc(random() * 9999999 + 1000000)::text), 1,6)), 'Histórico por Devengados/Incidencias', '', 'D', '', '3.16.05', 'A'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ublic.opcion(id_opcion, codigo_opcion, descripcion, ruta, tipo, uri, jerarquia, estatus) VALUES (1171,upper(substr(md5(trunc(random() * 9999999 + 1000000)::text), 1,6)), 'Histórico por Devengados/Incidencias', '', 'D', '', '3.16.05', 'A');" calcext:value-type="string">
            <text:p>INSERT INTO public.opcion(id_opcion, codigo_opcion, descripcion, ruta, tipo, uri, jerarquia, estatus) VALUES (1171,upper(substr(md5(trunc(random() * 9999999 + 1000000)::text), 1,6)), 'Histórico por Devengados/Incidencias', '', 'D', '', '3.16.05', 'A');</text:p>
          </table:table-cell>
          <table:table-cell table:number-columns-repeated="2"/>
          <table:table-cell table:formula="of:==IF([.L495] &lt;&gt; &quot;&quot;;&quot;INSERT INTO public.rolopcion(id_rol_opcion, id_rol, id_opcion, consultar, agregar, modificar, eliminar, ejecutar) VALUES (&quot; &amp; [.O495] &amp; &quot;, '41'::integer, &quot; &amp; [.N495] &amp; &quot;, 'S'::text, 'S'::text, 'S'::text, 'S'::text, 'S'::text);&quot;; &quot;&quot;)" office:value-type="string" office:string-value="INSERT INTO public.rolopcion(id_rol_opcion, id_rol, id_opcion, consultar, agregar, modificar, eliminar, ejecutar) VALUES (595, '41'::integer, 1171, 'S'::text, 'S'::text, 'S'::text, 'S'::text, 'S'::text);" calcext:value-type="string">
            <text:p>INSERT INTO public.rolopcion(id_rol_opcion, id_rol, id_opcion, consultar, agregar, modificar, eliminar, ejecutar) VALUES (595, '41'::integer, 1171, 'S'::text, 'S'::text, 'S'::text, 'S'::text, 'S'::text);</text:p>
          </table:table-cell>
        </table:table-row>
        <table:table-row table:style-name="ro2">
          <table:table-cell table:formula="of:=[.$A$490]&amp;&quot;.&quot;&amp;[.D496]" office:value-type="string" office:string-value="3.16.06" calcext:value-type="string">
            <text:p>3.1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 de Históricos de Nóminas</text:p>
          </table:table-cell>
          <table:table-cell table:number-columns-repeated="6"/>
          <table:table-cell table:formula="of:=[.E496]" office:value-type="string" office:string-value="Reportes de Históricos de Nóminas" calcext:value-type="string">
            <text:p>Reportes de Históricos de Nóminas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596" calcext:value-type="float">
            <text:p>596</text:p>
          </table:table-cell>
          <table:table-cell table:style-name="ce3" table:formula="of:=&quot;(&quot; &amp; [.N496] &amp; &quot;,&quot; &amp; [.$R$1] &amp; &quot;, '&quot; &amp; [.L496]  &amp; &quot;', '&quot; &amp; [.I496] &amp;  &quot;', 'D', '&quot; &amp; [.J496] &amp; &quot;', '&quot; &amp; UPPER([.A496]) &amp; &quot;', 'A');&quot;" office:value-type="string" office:string-value="(1172,upper(substr(md5(trunc(random() * 9999999 + 1000000)::text), 1,6)), 'Reportes de Históricos de Nóminas', '', 'D', '', '3.16.06', 'A');" calcext:value-type="string">
            <text:p>(1172,upper(substr(md5(trunc(random() * 9999999 + 1000000)::text), 1,6)), 'Reportes de Históricos de Nóminas', '', 'D', '', '3.16.06', 'A'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ublic.opcion(id_opcion, codigo_opcion, descripcion, ruta, tipo, uri, jerarquia, estatus) VALUES (1172,upper(substr(md5(trunc(random() * 9999999 + 1000000)::text), 1,6)), 'Reportes de Históricos de Nóminas', '', 'D', '', '3.16.06', 'A');" calcext:value-type="string">
            <text:p>INSERT INTO public.opcion(id_opcion, codigo_opcion, descripcion, ruta, tipo, uri, jerarquia, estatus) VALUES (1172,upper(substr(md5(trunc(random() * 9999999 + 1000000)::text), 1,6)), 'Reportes de Históricos de Nóminas', '', 'D', '', '3.16.06', 'A');</text:p>
          </table:table-cell>
          <table:table-cell table:number-columns-repeated="2"/>
          <table:table-cell table:formula="of:==IF([.L496] &lt;&gt; &quot;&quot;;&quot;INSERT INTO public.rolopcion(id_rol_opcion, id_rol, id_opcion, consultar, agregar, modificar, eliminar, ejecutar) VALUES (&quot; &amp; [.O496] &amp; &quot;, '41'::integer, &quot; &amp; [.N496] &amp; &quot;, 'S'::text, 'S'::text, 'S'::text, 'S'::text, 'S'::text);&quot;; &quot;&quot;)" office:value-type="string" office:string-value="INSERT INTO public.rolopcion(id_rol_opcion, id_rol, id_opcion, consultar, agregar, modificar, eliminar, ejecutar) VALUES (596, '41'::integer, 1172, 'S'::text, 'S'::text, 'S'::text, 'S'::text, 'S'::text);" calcext:value-type="string">
            <text:p>INSERT INTO public.rolopcion(id_rol_opcion, id_rol, id_opcion, consultar, agregar, modificar, eliminar, ejecutar) VALUES (596, '41'::integer, 1172, 'S'::text, 'S'::text, 'S'::text, 'S'::text, 'S'::text);</text:p>
          </table:table-cell>
        </table:table-row>
        <table:table-row table:style-name="ro2">
          <table:table-cell table:formula="of:=[.$A$157]&amp;&quot;.&quot;&amp;[.C497]" office:value-type="string" office:string-value="3.17" calcext:value-type="string">
            <text:p>3.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onstancia de Trabajo</text:p>
          </table:table-cell>
          <table:table-cell table:number-columns-repeated="7"/>
          <table:table-cell table:formula="of:=[.D497]" office:value-type="string" office:string-value="Constancia de Trabajo" calcext:value-type="string">
            <text:p>Constancia de Trabajo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597" calcext:value-type="float">
            <text:p>597</text:p>
          </table:table-cell>
          <table:table-cell table:style-name="ce3" table:formula="of:=&quot;(&quot; &amp; [.N497] &amp; &quot;,&quot; &amp; [.$R$1] &amp; &quot;, '&quot; &amp; [.L497]  &amp; &quot;', '&quot; &amp; [.I497] &amp;  &quot;', 'D', '&quot; &amp; [.J497] &amp; &quot;', '&quot; &amp; UPPER([.A497]) &amp; &quot;', 'A');&quot;" office:value-type="string" office:string-value="(1173,upper(substr(md5(trunc(random() * 9999999 + 1000000)::text), 1,6)), 'Constancia de Trabajo', '', 'D', '', '3.17', 'A');" calcext:value-type="string">
            <text:p>(1173,upper(substr(md5(trunc(random() * 9999999 + 1000000)::text), 1,6)), 'Constancia de Trabajo', '', 'D', '', '3.17', 'A'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ublic.opcion(id_opcion, codigo_opcion, descripcion, ruta, tipo, uri, jerarquia, estatus) VALUES (1173,upper(substr(md5(trunc(random() * 9999999 + 1000000)::text), 1,6)), 'Constancia de Trabajo', '', 'D', '', '3.17', 'A');" calcext:value-type="string">
            <text:p>INSERT INTO public.opcion(id_opcion, codigo_opcion, descripcion, ruta, tipo, uri, jerarquia, estatus) VALUES (1173,upper(substr(md5(trunc(random() * 9999999 + 1000000)::text), 1,6)), 'Constancia de Trabajo', '', 'D', '', '3.17', 'A');</text:p>
          </table:table-cell>
          <table:table-cell table:number-columns-repeated="2"/>
          <table:table-cell table:formula="of:==IF([.L497] &lt;&gt; &quot;&quot;;&quot;INSERT INTO public.rolopcion(id_rol_opcion, id_rol, id_opcion, consultar, agregar, modificar, eliminar, ejecutar) VALUES (&quot; &amp; [.O497] &amp; &quot;, '41'::integer, &quot; &amp; [.N497] &amp; &quot;, 'S'::text, 'S'::text, 'S'::text, 'S'::text, 'S'::text);&quot;; &quot;&quot;)" office:value-type="string" office:string-value="INSERT INTO public.rolopcion(id_rol_opcion, id_rol, id_opcion, consultar, agregar, modificar, eliminar, ejecutar) VALUES (597, '41'::integer, 1173, 'S'::text, 'S'::text, 'S'::text, 'S'::text, 'S'::text);" calcext:value-type="string">
            <text:p>INSERT INTO public.rolopcion(id_rol_opcion, id_rol, id_opcion, consultar, agregar, modificar, eliminar, ejecutar) VALUES (597, '41'::integer, 1173, 'S'::text, 'S'::text, 'S'::text, 'S'::text, 'S'::text);</text:p>
          </table:table-cell>
        </table:table-row>
        <table:table-row table:style-name="ro2">
          <table:table-cell table:formula="of:=[.$A$497]&amp;&quot;.&quot;&amp;[.D498]" office:value-type="string" office:string-value="3.17.01" calcext:value-type="string">
            <text:p>3.1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Definición de Constancias</text:p>
          </table:table-cell>
          <table:table-cell table:number-columns-repeated="6"/>
          <table:table-cell table:formula="of:=[.E498]" office:value-type="string" office:string-value="Definición de Constancias" calcext:value-type="string">
            <text:p>Definición de Constancias</text:p>
          </table:table-cell>
          <table:table-cell/>
          <table:table-cell office:value-type="float" office:value="1174" calcext:value-type="float">
            <text:p>1174</text:p>
          </table:table-cell>
          <table:table-cell office:value-type="float" office:value="598" calcext:value-type="float">
            <text:p>598</text:p>
          </table:table-cell>
          <table:table-cell table:style-name="ce3" table:formula="of:=&quot;(&quot; &amp; [.N498] &amp; &quot;,&quot; &amp; [.$R$1] &amp; &quot;, '&quot; &amp; [.L498]  &amp; &quot;', '&quot; &amp; [.I498] &amp;  &quot;', 'D', '&quot; &amp; [.J498] &amp; &quot;', '&quot; &amp; UPPER([.A498]) &amp; &quot;', 'A');&quot;" office:value-type="string" office:string-value="(1174,upper(substr(md5(trunc(random() * 9999999 + 1000000)::text), 1,6)), 'Definición de Constancias', '', 'D', '', '3.17.01', 'A');" calcext:value-type="string">
            <text:p>(1174,upper(substr(md5(trunc(random() * 9999999 + 1000000)::text), 1,6)), 'Definición de Constancias', '', 'D', '', '3.17.01', 'A'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ublic.opcion(id_opcion, codigo_opcion, descripcion, ruta, tipo, uri, jerarquia, estatus) VALUES (1174,upper(substr(md5(trunc(random() * 9999999 + 1000000)::text), 1,6)), 'Definición de Constancias', '', 'D', '', '3.17.01', 'A');" calcext:value-type="string">
            <text:p>INSERT INTO public.opcion(id_opcion, codigo_opcion, descripcion, ruta, tipo, uri, jerarquia, estatus) VALUES (1174,upper(substr(md5(trunc(random() * 9999999 + 1000000)::text), 1,6)), 'Definición de Constancias', '', 'D', '', '3.17.01', 'A');</text:p>
          </table:table-cell>
          <table:table-cell table:number-columns-repeated="2"/>
          <table:table-cell table:formula="of:==IF([.L498] &lt;&gt; &quot;&quot;;&quot;INSERT INTO public.rolopcion(id_rol_opcion, id_rol, id_opcion, consultar, agregar, modificar, eliminar, ejecutar) VALUES (&quot; &amp; [.O498] &amp; &quot;, '41'::integer, &quot; &amp; [.N498] &amp; &quot;, 'S'::text, 'S'::text, 'S'::text, 'S'::text, 'S'::text);&quot;; &quot;&quot;)" office:value-type="string" office:string-value="INSERT INTO public.rolopcion(id_rol_opcion, id_rol, id_opcion, consultar, agregar, modificar, eliminar, ejecutar) VALUES (598, '41'::integer, 1174, 'S'::text, 'S'::text, 'S'::text, 'S'::text, 'S'::text);" calcext:value-type="string">
            <text:p>INSERT INTO public.rolopcion(id_rol_opcion, id_rol, id_opcion, consultar, agregar, modificar, eliminar, ejecutar) VALUES (598, '41'::integer, 1174, 'S'::text, 'S'::text, 'S'::text, 'S'::text, 'S'::text);</text:p>
          </table:table-cell>
        </table:table-row>
        <table:table-row table:style-name="ro2">
          <table:table-cell table:formula="of:=[.$A$497]&amp;&quot;.&quot;&amp;[.D499]" office:value-type="string" office:string-value="3.17.02" calcext:value-type="string">
            <text:p>3.1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nceptos de Constancias de Trabajo</text:p>
          </table:table-cell>
          <table:table-cell table:number-columns-repeated="6"/>
          <table:table-cell table:formula="of:=[.E499]" office:value-type="string" office:string-value="Conceptos de Constancias de Trabajo" calcext:value-type="string">
            <text:p>Conceptos de Constancias de Trabajo</text:p>
          </table:table-cell>
          <table:table-cell/>
          <table:table-cell office:value-type="float" office:value="1175" calcext:value-type="float">
            <text:p>1175</text:p>
          </table:table-cell>
          <table:table-cell office:value-type="float" office:value="599" calcext:value-type="float">
            <text:p>599</text:p>
          </table:table-cell>
          <table:table-cell table:style-name="ce3" table:formula="of:=&quot;(&quot; &amp; [.N499] &amp; &quot;,&quot; &amp; [.$R$1] &amp; &quot;, '&quot; &amp; [.L499]  &amp; &quot;', '&quot; &amp; [.I499] &amp;  &quot;', 'D', '&quot; &amp; [.J499] &amp; &quot;', '&quot; &amp; UPPER([.A499]) &amp; &quot;', 'A');&quot;" office:value-type="string" office:string-value="(1175,upper(substr(md5(trunc(random() * 9999999 + 1000000)::text), 1,6)), 'Conceptos de Constancias de Trabajo', '', 'D', '', '3.17.02', 'A');" calcext:value-type="string">
            <text:p>(1175,upper(substr(md5(trunc(random() * 9999999 + 1000000)::text), 1,6)), 'Conceptos de Constancias de Trabajo', '', 'D', '', '3.17.02', 'A'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ublic.opcion(id_opcion, codigo_opcion, descripcion, ruta, tipo, uri, jerarquia, estatus) VALUES (1175,upper(substr(md5(trunc(random() * 9999999 + 1000000)::text), 1,6)), 'Conceptos de Constancias de Trabajo', '', 'D', '', '3.17.02', 'A');" calcext:value-type="string">
            <text:p>INSERT INTO public.opcion(id_opcion, codigo_opcion, descripcion, ruta, tipo, uri, jerarquia, estatus) VALUES (1175,upper(substr(md5(trunc(random() * 9999999 + 1000000)::text), 1,6)), 'Conceptos de Constancias de Trabajo', '', 'D', '', '3.17.02', 'A');</text:p>
          </table:table-cell>
          <table:table-cell table:number-columns-repeated="2"/>
          <table:table-cell table:formula="of:==IF([.L499] &lt;&gt; &quot;&quot;;&quot;INSERT INTO public.rolopcion(id_rol_opcion, id_rol, id_opcion, consultar, agregar, modificar, eliminar, ejecutar) VALUES (&quot; &amp; [.O499] &amp; &quot;, '41'::integer, &quot; &amp; [.N499] &amp; &quot;, 'S'::text, 'S'::text, 'S'::text, 'S'::text, 'S'::text);&quot;; &quot;&quot;)" office:value-type="string" office:string-value="INSERT INTO public.rolopcion(id_rol_opcion, id_rol, id_opcion, consultar, agregar, modificar, eliminar, ejecutar) VALUES (599, '41'::integer, 1175, 'S'::text, 'S'::text, 'S'::text, 'S'::text, 'S'::text);" calcext:value-type="string">
            <text:p>INSERT INTO public.rolopcion(id_rol_opcion, id_rol, id_opcion, consultar, agregar, modificar, eliminar, ejecutar) VALUES (599, '41'::integer, 1175, 'S'::text, 'S'::text, 'S'::text, 'S'::text, 'S'::text);</text:p>
          </table:table-cell>
        </table:table-row>
        <table:table-row table:style-name="ro2">
          <table:table-cell table:formula="of:=[.$A$497]&amp;&quot;.&quot;&amp;[.D500]" office:value-type="string" office:string-value="3.17.03" calcext:value-type="string">
            <text:p>3.1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Emisión de Constancias</text:p>
          </table:table-cell>
          <table:table-cell table:number-columns-repeated="6"/>
          <table:table-cell table:formula="of:=[.E500]" office:value-type="string" office:string-value="Emisión de Constancias" calcext:value-type="string">
            <text:p>Emisión de Constancias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float" office:value="600" calcext:value-type="float">
            <text:p>600</text:p>
          </table:table-cell>
          <table:table-cell table:style-name="ce3" table:formula="of:=&quot;(&quot; &amp; [.N500] &amp; &quot;,&quot; &amp; [.$R$1] &amp; &quot;, '&quot; &amp; [.L500]  &amp; &quot;', '&quot; &amp; [.I500] &amp;  &quot;', 'D', '&quot; &amp; [.J500] &amp; &quot;', '&quot; &amp; UPPER([.A500]) &amp; &quot;', 'A');&quot;" office:value-type="string" office:string-value="(1176,upper(substr(md5(trunc(random() * 9999999 + 1000000)::text), 1,6)), 'Emisión de Constancias', '', 'D', '', '3.17.03', 'A');" calcext:value-type="string">
            <text:p>(1176,upper(substr(md5(trunc(random() * 9999999 + 1000000)::text), 1,6)), 'Emisión de Constancias', '', 'D', '', '3.17.03', 'A'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ublic.opcion(id_opcion, codigo_opcion, descripcion, ruta, tipo, uri, jerarquia, estatus) VALUES (1176,upper(substr(md5(trunc(random() * 9999999 + 1000000)::text), 1,6)), 'Emisión de Constancias', '', 'D', '', '3.17.03', 'A');" calcext:value-type="string">
            <text:p>INSERT INTO public.opcion(id_opcion, codigo_opcion, descripcion, ruta, tipo, uri, jerarquia, estatus) VALUES (1176,upper(substr(md5(trunc(random() * 9999999 + 1000000)::text), 1,6)), 'Emisión de Constancias', '', 'D', '', '3.17.03', 'A');</text:p>
          </table:table-cell>
          <table:table-cell table:number-columns-repeated="2"/>
          <table:table-cell table:formula="of:==IF([.L500] &lt;&gt; &quot;&quot;;&quot;INSERT INTO public.rolopcion(id_rol_opcion, id_rol, id_opcion, consultar, agregar, modificar, eliminar, ejecutar) VALUES (&quot; &amp; [.O500] &amp; &quot;, '41'::integer, &quot; &amp; [.N500] &amp; &quot;, 'S'::text, 'S'::text, 'S'::text, 'S'::text, 'S'::text);&quot;; &quot;&quot;)" office:value-type="string" office:string-value="INSERT INTO public.rolopcion(id_rol_opcion, id_rol, id_opcion, consultar, agregar, modificar, eliminar, ejecutar) VALUES (600, '41'::integer, 1176, 'S'::text, 'S'::text, 'S'::text, 'S'::text, 'S'::text);" calcext:value-type="string">
            <text:p>INSERT INTO public.rolopcion(id_rol_opcion, id_rol, id_opcion, consultar, agregar, modificar, eliminar, ejecutar) VALUES (600, '41'::integer, 1176, 'S'::text, 'S'::text, 'S'::text, 'S'::text, 'S'::text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enestar</text:p>
          </table:table-cell>
          <table:table-cell table:number-columns-repeated="8"/>
          <table:table-cell table:formula="of:=[.C501]" office:value-type="string" office:string-value="Bienestar" calcext:value-type="string">
            <text:p>Bienestar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float" office:value="601" calcext:value-type="float">
            <text:p>601</text:p>
          </table:table-cell>
          <table:table-cell table:style-name="ce3" table:formula="of:=&quot;(&quot; &amp; [.N501] &amp; &quot;,&quot; &amp; [.$R$1] &amp; &quot;, '&quot; &amp; [.L501]  &amp; &quot;', '&quot; &amp; [.I501] &amp;  &quot;', 'D', '&quot; &amp; [.J501] &amp; &quot;', '&quot; &amp; UPPER([.A501]) &amp; &quot;', 'A');&quot;" office:value-type="string" office:string-value="(1177,upper(substr(md5(trunc(random() * 9999999 + 1000000)::text), 1,6)), 'Bienestar', '', 'D', '', '4', 'A');" calcext:value-type="string">
            <text:p>(1177,upper(substr(md5(trunc(random() * 9999999 + 1000000)::text), 1,6)), 'Bienestar', '', 'D', '', '4', 'A'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ublic.opcion(id_opcion, codigo_opcion, descripcion, ruta, tipo, uri, jerarquia, estatus) VALUES (1177,upper(substr(md5(trunc(random() * 9999999 + 1000000)::text), 1,6)), 'Bienestar', '', 'D', '', '4', 'A');" calcext:value-type="string">
            <text:p>INSERT INTO public.opcion(id_opcion, codigo_opcion, descripcion, ruta, tipo, uri, jerarquia, estatus) VALUES (1177,upper(substr(md5(trunc(random() * 9999999 + 1000000)::text), 1,6)), 'Bienestar', '', 'D', '', '4', 'A');</text:p>
          </table:table-cell>
          <table:table-cell table:number-columns-repeated="2"/>
          <table:table-cell table:formula="of:==IF([.L501] &lt;&gt; &quot;&quot;;&quot;INSERT INTO public.rolopcion(id_rol_opcion, id_rol, id_opcion, consultar, agregar, modificar, eliminar, ejecutar) VALUES (&quot; &amp; [.O501] &amp; &quot;, '41'::integer, &quot; &amp; [.N501] &amp; &quot;, 'S'::text, 'S'::text, 'S'::text, 'S'::text, 'S'::text);&quot;; &quot;&quot;)" office:value-type="string" office:string-value="INSERT INTO public.rolopcion(id_rol_opcion, id_rol, id_opcion, consultar, agregar, modificar, eliminar, ejecutar) VALUES (601, '41'::integer, 1177, 'S'::text, 'S'::text, 'S'::text, 'S'::text, 'S'::text);" calcext:value-type="string">
            <text:p>INSERT INTO public.rolopcion(id_rol_opcion, id_rol, id_opcion, consultar, agregar, modificar, eliminar, ejecutar) VALUES (601, '41'::integer, 1177, 'S'::text, 'S'::text, 'S'::text, 'S'::text, 'S'::text);</text:p>
          </table:table-cell>
        </table:table-row>
        <table:table-row table:style-name="ro2">
          <table:table-cell table:formula="of:=[.$A$501]&amp;&quot;.&quot;&amp;[.C502]" office:value-type="string" office:string-value="4.01" calcext:value-type="string">
            <text:p>4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Documentación de Identificación</text:p>
          </table:table-cell>
          <table:table-cell table:number-columns-repeated="7"/>
          <table:table-cell table:formula="of:=[.D502]" office:value-type="string" office:string-value="Documentación de Identificación" calcext:value-type="string">
            <text:p>Documentación de Identificación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602" calcext:value-type="float">
            <text:p>602</text:p>
          </table:table-cell>
          <table:table-cell table:style-name="ce3" table:formula="of:=&quot;(&quot; &amp; [.N502] &amp; &quot;,&quot; &amp; [.$R$1] &amp; &quot;, '&quot; &amp; [.L502]  &amp; &quot;', '&quot; &amp; [.I502] &amp;  &quot;', 'D', '&quot; &amp; [.J502] &amp; &quot;', '&quot; &amp; UPPER([.A502]) &amp; &quot;', 'A');&quot;" office:value-type="string" office:string-value="(1178,upper(substr(md5(trunc(random() * 9999999 + 1000000)::text), 1,6)), 'Documentación de Identificación', '', 'D', '', '4.01', 'A');" calcext:value-type="string">
            <text:p>(1178,upper(substr(md5(trunc(random() * 9999999 + 1000000)::text), 1,6)), 'Documentación de Identificación', '', 'D', '', '4.01', 'A'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ublic.opcion(id_opcion, codigo_opcion, descripcion, ruta, tipo, uri, jerarquia, estatus) VALUES (1178,upper(substr(md5(trunc(random() * 9999999 + 1000000)::text), 1,6)), 'Documentación de Identificación', '', 'D', '', '4.01', 'A');" calcext:value-type="string">
            <text:p>INSERT INTO public.opcion(id_opcion, codigo_opcion, descripcion, ruta, tipo, uri, jerarquia, estatus) VALUES (1178,upper(substr(md5(trunc(random() * 9999999 + 1000000)::text), 1,6)), 'Documentación de Identificación', '', 'D', '', '4.01', 'A');</text:p>
          </table:table-cell>
          <table:table-cell table:number-columns-repeated="2"/>
          <table:table-cell table:formula="of:==IF([.L502] &lt;&gt; &quot;&quot;;&quot;INSERT INTO public.rolopcion(id_rol_opcion, id_rol, id_opcion, consultar, agregar, modificar, eliminar, ejecutar) VALUES (&quot; &amp; [.O502] &amp; &quot;, '41'::integer, &quot; &amp; [.N502] &amp; &quot;, 'S'::text, 'S'::text, 'S'::text, 'S'::text, 'S'::text);&quot;; &quot;&quot;)" office:value-type="string" office:string-value="INSERT INTO public.rolopcion(id_rol_opcion, id_rol, id_opcion, consultar, agregar, modificar, eliminar, ejecutar) VALUES (602, '41'::integer, 1178, 'S'::text, 'S'::text, 'S'::text, 'S'::text, 'S'::text);" calcext:value-type="string">
            <text:p>INSERT INTO public.rolopcion(id_rol_opcion, id_rol, id_opcion, consultar, agregar, modificar, eliminar, ejecutar) VALUES (602, '41'::integer, 1178, 'S'::text, 'S'::text, 'S'::text, 'S'::text, 'S'::text);</text:p>
          </table:table-cell>
        </table:table-row>
        <table:table-row table:style-name="ro2">
          <table:table-cell table:formula="of:=[.$A$502]&amp;&quot;.&quot;&amp;[.D503]" office:value-type="string" office:string-value="4.01.01" calcext:value-type="string">
            <text:p>4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cumentación</text:p>
          </table:table-cell>
          <table:table-cell table:number-columns-repeated="6"/>
          <table:table-cell table:formula="of:=[.E503]" office:value-type="string" office:string-value="Tipos de Documentación" calcext:value-type="string">
            <text:p>Tipos de Documentación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float" office:value="603" calcext:value-type="float">
            <text:p>603</text:p>
          </table:table-cell>
          <table:table-cell table:style-name="ce3" table:formula="of:=&quot;(&quot; &amp; [.N503] &amp; &quot;,&quot; &amp; [.$R$1] &amp; &quot;, '&quot; &amp; [.L503]  &amp; &quot;', '&quot; &amp; [.I503] &amp;  &quot;', 'D', '&quot; &amp; [.J503] &amp; &quot;', '&quot; &amp; UPPER([.A503]) &amp; &quot;', 'A');&quot;" office:value-type="string" office:string-value="(1179,upper(substr(md5(trunc(random() * 9999999 + 1000000)::text), 1,6)), 'Tipos de Documentación', '', 'D', '', '4.01.01', 'A');" calcext:value-type="string">
            <text:p>(1179,upper(substr(md5(trunc(random() * 9999999 + 1000000)::text), 1,6)), 'Tipos de Documentación', '', 'D', '', '4.01.01', 'A'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ublic.opcion(id_opcion, codigo_opcion, descripcion, ruta, tipo, uri, jerarquia, estatus) VALUES (1179,upper(substr(md5(trunc(random() * 9999999 + 1000000)::text), 1,6)), 'Tipos de Documentación', '', 'D', '', '4.01.01', 'A');" calcext:value-type="string">
            <text:p>INSERT INTO public.opcion(id_opcion, codigo_opcion, descripcion, ruta, tipo, uri, jerarquia, estatus) VALUES (1179,upper(substr(md5(trunc(random() * 9999999 + 1000000)::text), 1,6)), 'Tipos de Documentación', '', 'D', '', '4.01.01', 'A');</text:p>
          </table:table-cell>
          <table:table-cell table:number-columns-repeated="2"/>
          <table:table-cell table:formula="of:==IF([.L503] &lt;&gt; &quot;&quot;;&quot;INSERT INTO public.rolopcion(id_rol_opcion, id_rol, id_opcion, consultar, agregar, modificar, eliminar, ejecutar) VALUES (&quot; &amp; [.O503] &amp; &quot;, '41'::integer, &quot; &amp; [.N503] &amp; &quot;, 'S'::text, 'S'::text, 'S'::text, 'S'::text, 'S'::text);&quot;; &quot;&quot;)" office:value-type="string" office:string-value="INSERT INTO public.rolopcion(id_rol_opcion, id_rol, id_opcion, consultar, agregar, modificar, eliminar, ejecutar) VALUES (603, '41'::integer, 1179, 'S'::text, 'S'::text, 'S'::text, 'S'::text, 'S'::text);" calcext:value-type="string">
            <text:p>INSERT INTO public.rolopcion(id_rol_opcion, id_rol, id_opcion, consultar, agregar, modificar, eliminar, ejecutar) VALUES (603, '41'::integer, 1179, 'S'::text, 'S'::text, 'S'::text, 'S'::text, 'S'::text);</text:p>
          </table:table-cell>
        </table:table-row>
        <table:table-row table:style-name="ro2">
          <table:table-cell table:formula="of:=[.$A$502]&amp;&quot;.&quot;&amp;[.D504]" office:value-type="string" office:string-value="4.01.02" calcext:value-type="string">
            <text:p>4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lase de Documentación</text:p>
          </table:table-cell>
          <table:table-cell table:number-columns-repeated="6"/>
          <table:table-cell table:formula="of:=[.E504]" office:value-type="string" office:string-value="Clase de Documentación" calcext:value-type="string">
            <text:p>Clase de Documentación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604" calcext:value-type="float">
            <text:p>604</text:p>
          </table:table-cell>
          <table:table-cell table:style-name="ce3" table:formula="of:=&quot;(&quot; &amp; [.N504] &amp; &quot;,&quot; &amp; [.$R$1] &amp; &quot;, '&quot; &amp; [.L504]  &amp; &quot;', '&quot; &amp; [.I504] &amp;  &quot;', 'D', '&quot; &amp; [.J504] &amp; &quot;', '&quot; &amp; UPPER([.A504]) &amp; &quot;', 'A');&quot;" office:value-type="string" office:string-value="(1180,upper(substr(md5(trunc(random() * 9999999 + 1000000)::text), 1,6)), 'Clase de Documentación', '', 'D', '', '4.01.02', 'A');" calcext:value-type="string">
            <text:p>(1180,upper(substr(md5(trunc(random() * 9999999 + 1000000)::text), 1,6)), 'Clase de Documentación', '', 'D', '', '4.01.02', 'A'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ublic.opcion(id_opcion, codigo_opcion, descripcion, ruta, tipo, uri, jerarquia, estatus) VALUES (1180,upper(substr(md5(trunc(random() * 9999999 + 1000000)::text), 1,6)), 'Clase de Documentación', '', 'D', '', '4.01.02', 'A');" calcext:value-type="string">
            <text:p>INSERT INTO public.opcion(id_opcion, codigo_opcion, descripcion, ruta, tipo, uri, jerarquia, estatus) VALUES (1180,upper(substr(md5(trunc(random() * 9999999 + 1000000)::text), 1,6)), 'Clase de Documentación', '', 'D', '', '4.01.02', 'A');</text:p>
          </table:table-cell>
          <table:table-cell table:number-columns-repeated="2"/>
          <table:table-cell table:formula="of:==IF([.L504] &lt;&gt; &quot;&quot;;&quot;INSERT INTO public.rolopcion(id_rol_opcion, id_rol, id_opcion, consultar, agregar, modificar, eliminar, ejecutar) VALUES (&quot; &amp; [.O504] &amp; &quot;, '41'::integer, &quot; &amp; [.N504] &amp; &quot;, 'S'::text, 'S'::text, 'S'::text, 'S'::text, 'S'::text);&quot;; &quot;&quot;)" office:value-type="string" office:string-value="INSERT INTO public.rolopcion(id_rol_opcion, id_rol, id_opcion, consultar, agregar, modificar, eliminar, ejecutar) VALUES (604, '41'::integer, 1180, 'S'::text, 'S'::text, 'S'::text, 'S'::text, 'S'::text);" calcext:value-type="string">
            <text:p>INSERT INTO public.rolopcion(id_rol_opcion, id_rol, id_opcion, consultar, agregar, modificar, eliminar, ejecutar) VALUES (604, '41'::integer, 1180, 'S'::text, 'S'::text, 'S'::text, 'S'::text, 'S'::text);</text:p>
          </table:table-cell>
        </table:table-row>
        <table:table-row table:style-name="ro2">
          <table:table-cell table:formula="of:=[.$A$502]&amp;&quot;.&quot;&amp;[.D505]" office:value-type="string" office:string-value="4.01.03" calcext:value-type="string">
            <text:p>4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Manejo de Documentación</text:p>
          </table:table-cell>
          <table:table-cell table:number-columns-repeated="6"/>
          <table:table-cell table:formula="of:=[.E505]" office:value-type="string" office:string-value="Manejo de Documentación" calcext:value-type="string">
            <text:p>Manejo de Documentación</text:p>
          </table:table-cell>
          <table:table-cell/>
          <table:table-cell office:value-type="float" office:value="1181" calcext:value-type="float">
            <text:p>1181</text:p>
          </table:table-cell>
          <table:table-cell office:value-type="float" office:value="605" calcext:value-type="float">
            <text:p>605</text:p>
          </table:table-cell>
          <table:table-cell table:style-name="ce3" table:formula="of:=&quot;(&quot; &amp; [.N505] &amp; &quot;,&quot; &amp; [.$R$1] &amp; &quot;, '&quot; &amp; [.L505]  &amp; &quot;', '&quot; &amp; [.I505] &amp;  &quot;', 'D', '&quot; &amp; [.J505] &amp; &quot;', '&quot; &amp; UPPER([.A505]) &amp; &quot;', 'A');&quot;" office:value-type="string" office:string-value="(1181,upper(substr(md5(trunc(random() * 9999999 + 1000000)::text), 1,6)), 'Manejo de Documentación', '', 'D', '', '4.01.03', 'A');" calcext:value-type="string">
            <text:p>(1181,upper(substr(md5(trunc(random() * 9999999 + 1000000)::text), 1,6)), 'Manejo de Documentación', '', 'D', '', '4.01.03', 'A'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ublic.opcion(id_opcion, codigo_opcion, descripcion, ruta, tipo, uri, jerarquia, estatus) VALUES (1181,upper(substr(md5(trunc(random() * 9999999 + 1000000)::text), 1,6)), 'Manejo de Documentación', '', 'D', '', '4.01.03', 'A');" calcext:value-type="string">
            <text:p>INSERT INTO public.opcion(id_opcion, codigo_opcion, descripcion, ruta, tipo, uri, jerarquia, estatus) VALUES (1181,upper(substr(md5(trunc(random() * 9999999 + 1000000)::text), 1,6)), 'Manejo de Documentación', '', 'D', '', '4.01.03', 'A');</text:p>
          </table:table-cell>
          <table:table-cell table:number-columns-repeated="2"/>
          <table:table-cell table:formula="of:==IF([.L505] &lt;&gt; &quot;&quot;;&quot;INSERT INTO public.rolopcion(id_rol_opcion, id_rol, id_opcion, consultar, agregar, modificar, eliminar, ejecutar) VALUES (&quot; &amp; [.O505] &amp; &quot;, '41'::integer, &quot; &amp; [.N505] &amp; &quot;, 'S'::text, 'S'::text, 'S'::text, 'S'::text, 'S'::text);&quot;; &quot;&quot;)" office:value-type="string" office:string-value="INSERT INTO public.rolopcion(id_rol_opcion, id_rol, id_opcion, consultar, agregar, modificar, eliminar, ejecutar) VALUES (605, '41'::integer, 1181, 'S'::text, 'S'::text, 'S'::text, 'S'::text, 'S'::text);" calcext:value-type="string">
            <text:p>INSERT INTO public.rolopcion(id_rol_opcion, id_rol, id_opcion, consultar, agregar, modificar, eliminar, ejecutar) VALUES (605, '41'::integer, 1181, 'S'::text, 'S'::text, 'S'::text, 'S'::text, 'S'::text);</text:p>
          </table:table-cell>
        </table:table-row>
        <table:table-row table:style-name="ro2">
          <table:table-cell table:formula="of:=[.$A$502]&amp;&quot;.&quot;&amp;[.D506]" office:value-type="string" office:string-value="4.01.04" calcext:value-type="string">
            <text:p>4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06]" office:value-type="string" office:string-value="Reportes" calcext:value-type="string">
            <text:p>Reportes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606" calcext:value-type="float">
            <text:p>606</text:p>
          </table:table-cell>
          <table:table-cell table:style-name="ce3" table:formula="of:=&quot;(&quot; &amp; [.N506] &amp; &quot;,&quot; &amp; [.$R$1] &amp; &quot;, '&quot; &amp; [.L506]  &amp; &quot;', '&quot; &amp; [.I506] &amp;  &quot;', 'D', '&quot; &amp; [.J506] &amp; &quot;', '&quot; &amp; UPPER([.A506]) &amp; &quot;', 'A');&quot;" office:value-type="string" office:string-value="(1182,upper(substr(md5(trunc(random() * 9999999 + 1000000)::text), 1,6)), 'Reportes', '', 'D', '', '4.01.04', 'A');" calcext:value-type="string">
            <text:p>(1182,upper(substr(md5(trunc(random() * 9999999 + 1000000)::text), 1,6)), 'Reportes', '', 'D', '', '4.01.04', 'A'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ublic.opcion(id_opcion, codigo_opcion, descripcion, ruta, tipo, uri, jerarquia, estatus) VALUES (1182,upper(substr(md5(trunc(random() * 9999999 + 1000000)::text), 1,6)), 'Reportes', '', 'D', '', '4.01.04', 'A');" calcext:value-type="string">
            <text:p>INSERT INTO public.opcion(id_opcion, codigo_opcion, descripcion, ruta, tipo, uri, jerarquia, estatus) VALUES (1182,upper(substr(md5(trunc(random() * 9999999 + 1000000)::text), 1,6)), 'Reportes', '', 'D', '', '4.01.04', 'A');</text:p>
          </table:table-cell>
          <table:table-cell table:number-columns-repeated="2"/>
          <table:table-cell table:formula="of:==IF([.L506] &lt;&gt; &quot;&quot;;&quot;INSERT INTO public.rolopcion(id_rol_opcion, id_rol, id_opcion, consultar, agregar, modificar, eliminar, ejecutar) VALUES (&quot; &amp; [.O506] &amp; &quot;, '41'::integer, &quot; &amp; [.N506] &amp; &quot;, 'S'::text, 'S'::text, 'S'::text, 'S'::text, 'S'::text);&quot;; &quot;&quot;)" office:value-type="string" office:string-value="INSERT INTO public.rolopcion(id_rol_opcion, id_rol, id_opcion, consultar, agregar, modificar, eliminar, ejecutar) VALUES (606, '41'::integer, 1182, 'S'::text, 'S'::text, 'S'::text, 'S'::text, 'S'::text);" calcext:value-type="string">
            <text:p>INSERT INTO public.rolopcion(id_rol_opcion, id_rol, id_opcion, consultar, agregar, modificar, eliminar, ejecutar) VALUES (606, '41'::integer, 1182, 'S'::text, 'S'::text, 'S'::text, 'S'::text, 'S'::text);</text:p>
          </table:table-cell>
        </table:table-row>
        <table:table-row table:style-name="ro2">
          <table:table-cell table:formula="of:=[.$A$506]&amp;&quot;.&quot;&amp;[.E507]" office:value-type="string" office:string-value="4.01.04.01" calcext:value-type="string">
            <text:p>4.01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Documentación Entregada</text:p>
          </table:table-cell>
          <table:table-cell table:number-columns-repeated="5"/>
          <table:table-cell table:formula="of:=[.F507]" office:value-type="string" office:string-value="Documentación Entregada" calcext:value-type="string">
            <text:p>Documentación Entregada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607" calcext:value-type="float">
            <text:p>607</text:p>
          </table:table-cell>
          <table:table-cell table:style-name="ce3" table:formula="of:=&quot;(&quot; &amp; [.N507] &amp; &quot;,&quot; &amp; [.$R$1] &amp; &quot;, '&quot; &amp; [.L507]  &amp; &quot;', '&quot; &amp; [.I507] &amp;  &quot;', 'D', '&quot; &amp; [.J507] &amp; &quot;', '&quot; &amp; UPPER([.A507]) &amp; &quot;', 'A');&quot;" office:value-type="string" office:string-value="(1183,upper(substr(md5(trunc(random() * 9999999 + 1000000)::text), 1,6)), 'Documentación Entregada', '', 'D', '', '4.01.04.01', 'A');" calcext:value-type="string">
            <text:p>(1183,upper(substr(md5(trunc(random() * 9999999 + 1000000)::text), 1,6)), 'Documentación Entregada', '', 'D', '', '4.01.04.01', 'A'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ublic.opcion(id_opcion, codigo_opcion, descripcion, ruta, tipo, uri, jerarquia, estatus) VALUES (1183,upper(substr(md5(trunc(random() * 9999999 + 1000000)::text), 1,6)), 'Documentación Entregada', '', 'D', '', '4.01.04.01', 'A');" calcext:value-type="string">
            <text:p>INSERT INTO public.opcion(id_opcion, codigo_opcion, descripcion, ruta, tipo, uri, jerarquia, estatus) VALUES (1183,upper(substr(md5(trunc(random() * 9999999 + 1000000)::text), 1,6)), 'Documentación Entregada', '', 'D', '', '4.01.04.01', 'A');</text:p>
          </table:table-cell>
          <table:table-cell table:number-columns-repeated="2"/>
          <table:table-cell table:formula="of:==IF([.L507] &lt;&gt; &quot;&quot;;&quot;INSERT INTO public.rolopcion(id_rol_opcion, id_rol, id_opcion, consultar, agregar, modificar, eliminar, ejecutar) VALUES (&quot; &amp; [.O507] &amp; &quot;, '41'::integer, &quot; &amp; [.N507] &amp; &quot;, 'S'::text, 'S'::text, 'S'::text, 'S'::text, 'S'::text);&quot;; &quot;&quot;)" office:value-type="string" office:string-value="INSERT INTO public.rolopcion(id_rol_opcion, id_rol, id_opcion, consultar, agregar, modificar, eliminar, ejecutar) VALUES (607, '41'::integer, 1183, 'S'::text, 'S'::text, 'S'::text, 'S'::text, 'S'::text);" calcext:value-type="string">
            <text:p>INSERT INTO public.rolopcion(id_rol_opcion, id_rol, id_opcion, consultar, agregar, modificar, eliminar, ejecutar) VALUES (607, '41'::integer, 1183, 'S'::text, 'S'::text, 'S'::text, 'S'::text, 'S'::text);</text:p>
          </table:table-cell>
        </table:table-row>
        <table:table-row table:style-name="ro2">
          <table:table-cell table:formula="of:=[.$A$506]&amp;&quot;.&quot;&amp;[.E508]" office:value-type="string" office:string-value="4.01.04.02" calcext:value-type="string">
            <text:p>4.01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Documentación Retirada</text:p>
          </table:table-cell>
          <table:table-cell table:number-columns-repeated="5"/>
          <table:table-cell table:formula="of:=[.F508]" office:value-type="string" office:string-value="Documentación Retirada" calcext:value-type="string">
            <text:p>Documentación Retirada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float" office:value="608" calcext:value-type="float">
            <text:p>608</text:p>
          </table:table-cell>
          <table:table-cell table:style-name="ce3" table:formula="of:=&quot;(&quot; &amp; [.N508] &amp; &quot;,&quot; &amp; [.$R$1] &amp; &quot;, '&quot; &amp; [.L508]  &amp; &quot;', '&quot; &amp; [.I508] &amp;  &quot;', 'D', '&quot; &amp; [.J508] &amp; &quot;', '&quot; &amp; UPPER([.A508]) &amp; &quot;', 'A');&quot;" office:value-type="string" office:string-value="(1184,upper(substr(md5(trunc(random() * 9999999 + 1000000)::text), 1,6)), 'Documentación Retirada', '', 'D', '', '4.01.04.02', 'A');" calcext:value-type="string">
            <text:p>(1184,upper(substr(md5(trunc(random() * 9999999 + 1000000)::text), 1,6)), 'Documentación Retirada', '', 'D', '', '4.01.04.02', 'A'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ublic.opcion(id_opcion, codigo_opcion, descripcion, ruta, tipo, uri, jerarquia, estatus) VALUES (1184,upper(substr(md5(trunc(random() * 9999999 + 1000000)::text), 1,6)), 'Documentación Retirada', '', 'D', '', '4.01.04.02', 'A');" calcext:value-type="string">
            <text:p>INSERT INTO public.opcion(id_opcion, codigo_opcion, descripcion, ruta, tipo, uri, jerarquia, estatus) VALUES (1184,upper(substr(md5(trunc(random() * 9999999 + 1000000)::text), 1,6)), 'Documentación Retirada', '', 'D', '', '4.01.04.02', 'A');</text:p>
          </table:table-cell>
          <table:table-cell table:number-columns-repeated="2"/>
          <table:table-cell table:formula="of:==IF([.L508] &lt;&gt; &quot;&quot;;&quot;INSERT INTO public.rolopcion(id_rol_opcion, id_rol, id_opcion, consultar, agregar, modificar, eliminar, ejecutar) VALUES (&quot; &amp; [.O508] &amp; &quot;, '41'::integer, &quot; &amp; [.N508] &amp; &quot;, 'S'::text, 'S'::text, 'S'::text, 'S'::text, 'S'::text);&quot;; &quot;&quot;)" office:value-type="string" office:string-value="INSERT INTO public.rolopcion(id_rol_opcion, id_rol, id_opcion, consultar, agregar, modificar, eliminar, ejecutar) VALUES (608, '41'::integer, 1184, 'S'::text, 'S'::text, 'S'::text, 'S'::text, 'S'::text);" calcext:value-type="string">
            <text:p>INSERT INTO public.rolopcion(id_rol_opcion, id_rol, id_opcion, consultar, agregar, modificar, eliminar, ejecutar) VALUES (608, '41'::integer, 1184, 'S'::text, 'S'::text, 'S'::text, 'S'::text, 'S'::text);</text:p>
          </table:table-cell>
        </table:table-row>
        <table:table-row table:style-name="ro2">
          <table:table-cell table:formula="of:=[.$A$501]&amp;&quot;.&quot;&amp;[.C509]" office:value-type="string" office:string-value="4.02" calcext:value-type="string">
            <text:p>4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Juguetes</text:p>
          </table:table-cell>
          <table:table-cell table:number-columns-repeated="7"/>
          <table:table-cell table:formula="of:=[.D509]" office:value-type="string" office:string-value="Juguetes" calcext:value-type="string">
            <text:p>Juguetes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609" calcext:value-type="float">
            <text:p>609</text:p>
          </table:table-cell>
          <table:table-cell table:style-name="ce3" table:formula="of:=&quot;(&quot; &amp; [.N509] &amp; &quot;,&quot; &amp; [.$R$1] &amp; &quot;, '&quot; &amp; [.L509]  &amp; &quot;', '&quot; &amp; [.I509] &amp;  &quot;', 'D', '&quot; &amp; [.J509] &amp; &quot;', '&quot; &amp; UPPER([.A509]) &amp; &quot;', 'A');&quot;" office:value-type="string" office:string-value="(1185,upper(substr(md5(trunc(random() * 9999999 + 1000000)::text), 1,6)), 'Juguetes', '', 'D', '', '4.02', 'A');" calcext:value-type="string">
            <text:p>(1185,upper(substr(md5(trunc(random() * 9999999 + 1000000)::text), 1,6)), 'Juguetes', '', 'D', '', '4.02', 'A'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ublic.opcion(id_opcion, codigo_opcion, descripcion, ruta, tipo, uri, jerarquia, estatus) VALUES (1185,upper(substr(md5(trunc(random() * 9999999 + 1000000)::text), 1,6)), 'Juguetes', '', 'D', '', '4.02', 'A');" calcext:value-type="string">
            <text:p>INSERT INTO public.opcion(id_opcion, codigo_opcion, descripcion, ruta, tipo, uri, jerarquia, estatus) VALUES (1185,upper(substr(md5(trunc(random() * 9999999 + 1000000)::text), 1,6)), 'Juguetes', '', 'D', '', '4.02', 'A');</text:p>
          </table:table-cell>
          <table:table-cell table:number-columns-repeated="2"/>
          <table:table-cell table:formula="of:==IF([.L509] &lt;&gt; &quot;&quot;;&quot;INSERT INTO public.rolopcion(id_rol_opcion, id_rol, id_opcion, consultar, agregar, modificar, eliminar, ejecutar) VALUES (&quot; &amp; [.O509] &amp; &quot;, '41'::integer, &quot; &amp; [.N509] &amp; &quot;, 'S'::text, 'S'::text, 'S'::text, 'S'::text, 'S'::text);&quot;; &quot;&quot;)" office:value-type="string" office:string-value="INSERT INTO public.rolopcion(id_rol_opcion, id_rol, id_opcion, consultar, agregar, modificar, eliminar, ejecutar) VALUES (609, '41'::integer, 1185, 'S'::text, 'S'::text, 'S'::text, 'S'::text, 'S'::text);" calcext:value-type="string">
            <text:p>INSERT INTO public.rolopcion(id_rol_opcion, id_rol, id_opcion, consultar, agregar, modificar, eliminar, ejecutar) VALUES (609, '41'::integer, 1185, 'S'::text, 'S'::text, 'S'::text, 'S'::text, 'S'::text);</text:p>
          </table:table-cell>
        </table:table-row>
        <table:table-row table:style-name="ro2">
          <table:table-cell table:formula="of:=[.$A$509]&amp;&quot;.&quot;&amp;[.D510]" office:value-type="string" office:string-value="4.02.01" calcext:value-type="string">
            <text:p>4.02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10]" office:value-type="string" office:string-value="Parámetros" calcext:value-type="string">
            <text:p>Parámetros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float" office:value="610" calcext:value-type="float">
            <text:p>610</text:p>
          </table:table-cell>
          <table:table-cell table:style-name="ce3" table:formula="of:=&quot;(&quot; &amp; [.N510] &amp; &quot;,&quot; &amp; [.$R$1] &amp; &quot;, '&quot; &amp; [.L510]  &amp; &quot;', '&quot; &amp; [.I510] &amp;  &quot;', 'D', '&quot; &amp; [.J510] &amp; &quot;', '&quot; &amp; UPPER([.A510]) &amp; &quot;', 'A');&quot;" office:value-type="string" office:string-value="(1186,upper(substr(md5(trunc(random() * 9999999 + 1000000)::text), 1,6)), 'Parámetros', '', 'D', '', '4.02.01', 'A');" calcext:value-type="string">
            <text:p>(1186,upper(substr(md5(trunc(random() * 9999999 + 1000000)::text), 1,6)), 'Parámetros', '', 'D', '', '4.02.01', 'A'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ublic.opcion(id_opcion, codigo_opcion, descripcion, ruta, tipo, uri, jerarquia, estatus) VALUES (1186,upper(substr(md5(trunc(random() * 9999999 + 1000000)::text), 1,6)), 'Parámetros', '', 'D', '', '4.02.01', 'A');" calcext:value-type="string">
            <text:p>INSERT INTO public.opcion(id_opcion, codigo_opcion, descripcion, ruta, tipo, uri, jerarquia, estatus) VALUES (1186,upper(substr(md5(trunc(random() * 9999999 + 1000000)::text), 1,6)), 'Parámetros', '', 'D', '', '4.02.01', 'A');</text:p>
          </table:table-cell>
          <table:table-cell table:number-columns-repeated="2"/>
          <table:table-cell table:formula="of:==IF([.L510] &lt;&gt; &quot;&quot;;&quot;INSERT INTO public.rolopcion(id_rol_opcion, id_rol, id_opcion, consultar, agregar, modificar, eliminar, ejecutar) VALUES (&quot; &amp; [.O510] &amp; &quot;, '41'::integer, &quot; &amp; [.N510] &amp; &quot;, 'S'::text, 'S'::text, 'S'::text, 'S'::text, 'S'::text);&quot;; &quot;&quot;)" office:value-type="string" office:string-value="INSERT INTO public.rolopcion(id_rol_opcion, id_rol, id_opcion, consultar, agregar, modificar, eliminar, ejecutar) VALUES (610, '41'::integer, 1186, 'S'::text, 'S'::text, 'S'::text, 'S'::text, 'S'::text);" calcext:value-type="string">
            <text:p>INSERT INTO public.rolopcion(id_rol_opcion, id_rol, id_opcion, consultar, agregar, modificar, eliminar, ejecutar) VALUES (610, '41'::integer, 1186, 'S'::text, 'S'::text, 'S'::text, 'S'::text, 'S'::text);</text:p>
          </table:table-cell>
        </table:table-row>
        <table:table-row table:style-name="ro2">
          <table:table-cell table:formula="of:=[.$A$509]&amp;&quot;.&quot;&amp;[.D511]" office:value-type="string" office:string-value="4.02.02" calcext:value-type="string">
            <text:p>4.02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Juguetes</text:p>
          </table:table-cell>
          <table:table-cell table:number-columns-repeated="6"/>
          <table:table-cell table:formula="of:=[.E511]" office:value-type="string" office:string-value="Asignar Juguetes" calcext:value-type="string">
            <text:p>Asignar Juguetes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float" office:value="611" calcext:value-type="float">
            <text:p>611</text:p>
          </table:table-cell>
          <table:table-cell table:style-name="ce3" table:formula="of:=&quot;(&quot; &amp; [.N511] &amp; &quot;,&quot; &amp; [.$R$1] &amp; &quot;, '&quot; &amp; [.L511]  &amp; &quot;', '&quot; &amp; [.I511] &amp;  &quot;', 'D', '&quot; &amp; [.J511] &amp; &quot;', '&quot; &amp; UPPER([.A511]) &amp; &quot;', 'A');&quot;" office:value-type="string" office:string-value="(1187,upper(substr(md5(trunc(random() * 9999999 + 1000000)::text), 1,6)), 'Asignar Juguetes', '', 'D', '', '4.02.02', 'A');" calcext:value-type="string">
            <text:p>(1187,upper(substr(md5(trunc(random() * 9999999 + 1000000)::text), 1,6)), 'Asignar Juguetes', '', 'D', '', '4.02.02', 'A'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ublic.opcion(id_opcion, codigo_opcion, descripcion, ruta, tipo, uri, jerarquia, estatus) VALUES (1187,upper(substr(md5(trunc(random() * 9999999 + 1000000)::text), 1,6)), 'Asignar Juguetes', '', 'D', '', '4.02.02', 'A');" calcext:value-type="string">
            <text:p>INSERT INTO public.opcion(id_opcion, codigo_opcion, descripcion, ruta, tipo, uri, jerarquia, estatus) VALUES (1187,upper(substr(md5(trunc(random() * 9999999 + 1000000)::text), 1,6)), 'Asignar Juguetes', '', 'D', '', '4.02.02', 'A');</text:p>
          </table:table-cell>
          <table:table-cell table:number-columns-repeated="2"/>
          <table:table-cell table:formula="of:==IF([.L511] &lt;&gt; &quot;&quot;;&quot;INSERT INTO public.rolopcion(id_rol_opcion, id_rol, id_opcion, consultar, agregar, modificar, eliminar, ejecutar) VALUES (&quot; &amp; [.O511] &amp; &quot;, '41'::integer, &quot; &amp; [.N511] &amp; &quot;, 'S'::text, 'S'::text, 'S'::text, 'S'::text, 'S'::text);&quot;; &quot;&quot;)" office:value-type="string" office:string-value="INSERT INTO public.rolopcion(id_rol_opcion, id_rol, id_opcion, consultar, agregar, modificar, eliminar, ejecutar) VALUES (611, '41'::integer, 1187, 'S'::text, 'S'::text, 'S'::text, 'S'::text, 'S'::text);" calcext:value-type="string">
            <text:p>INSERT INTO public.rolopcion(id_rol_opcion, id_rol, id_opcion, consultar, agregar, modificar, eliminar, ejecutar) VALUES (611, '41'::integer, 1187, 'S'::text, 'S'::text, 'S'::text, 'S'::text, 'S'::text);</text:p>
          </table:table-cell>
        </table:table-row>
        <table:table-row table:style-name="ro2">
          <table:table-cell table:formula="of:=[.$A$509]&amp;&quot;.&quot;&amp;[.D512]" office:value-type="string" office:string-value="4.02.03" calcext:value-type="string">
            <text:p>4.02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12]" office:value-type="string" office:string-value="Reportes" calcext:value-type="string">
            <text:p>Reportes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float" office:value="612" calcext:value-type="float">
            <text:p>612</text:p>
          </table:table-cell>
          <table:table-cell table:style-name="ce3" table:formula="of:=&quot;(&quot; &amp; [.N512] &amp; &quot;,&quot; &amp; [.$R$1] &amp; &quot;, '&quot; &amp; [.L512]  &amp; &quot;', '&quot; &amp; [.I512] &amp;  &quot;', 'D', '&quot; &amp; [.J512] &amp; &quot;', '&quot; &amp; UPPER([.A512]) &amp; &quot;', 'A');&quot;" office:value-type="string" office:string-value="(1188,upper(substr(md5(trunc(random() * 9999999 + 1000000)::text), 1,6)), 'Reportes', '', 'D', '', '4.02.03', 'A');" calcext:value-type="string">
            <text:p>(1188,upper(substr(md5(trunc(random() * 9999999 + 1000000)::text), 1,6)), 'Reportes', '', 'D', '', '4.02.03', 'A'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ublic.opcion(id_opcion, codigo_opcion, descripcion, ruta, tipo, uri, jerarquia, estatus) VALUES (1188,upper(substr(md5(trunc(random() * 9999999 + 1000000)::text), 1,6)), 'Reportes', '', 'D', '', '4.02.03', 'A');" calcext:value-type="string">
            <text:p>INSERT INTO public.opcion(id_opcion, codigo_opcion, descripcion, ruta, tipo, uri, jerarquia, estatus) VALUES (1188,upper(substr(md5(trunc(random() * 9999999 + 1000000)::text), 1,6)), 'Reportes', '', 'D', '', '4.02.03', 'A');</text:p>
          </table:table-cell>
          <table:table-cell table:number-columns-repeated="2"/>
          <table:table-cell table:formula="of:==IF([.L512] &lt;&gt; &quot;&quot;;&quot;INSERT INTO public.rolopcion(id_rol_opcion, id_rol, id_opcion, consultar, agregar, modificar, eliminar, ejecutar) VALUES (&quot; &amp; [.O512] &amp; &quot;, '41'::integer, &quot; &amp; [.N512] &amp; &quot;, 'S'::text, 'S'::text, 'S'::text, 'S'::text, 'S'::text);&quot;; &quot;&quot;)" office:value-type="string" office:string-value="INSERT INTO public.rolopcion(id_rol_opcion, id_rol, id_opcion, consultar, agregar, modificar, eliminar, ejecutar) VALUES (612, '41'::integer, 1188, 'S'::text, 'S'::text, 'S'::text, 'S'::text, 'S'::text);" calcext:value-type="string">
            <text:p>INSERT INTO public.rolopcion(id_rol_opcion, id_rol, id_opcion, consultar, agregar, modificar, eliminar, ejecutar) VALUES (612, '41'::integer, 1188, 'S'::text, 'S'::text, 'S'::text, 'S'::text, 'S'::text);</text:p>
          </table:table-cell>
        </table:table-row>
        <table:table-row table:style-name="ro2">
          <table:table-cell table:formula="of:=[.$A$501]&amp;&quot;.&quot;&amp;[.C513]" office:value-type="string" office:string-value="4.03" calcext:value-type="string">
            <text:p>4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Útiles Escolares</text:p>
          </table:table-cell>
          <table:table-cell table:number-columns-repeated="7"/>
          <table:table-cell table:formula="of:=[.D513]" office:value-type="string" office:string-value="Útiles Escolares" calcext:value-type="string">
            <text:p>Útiles Escolares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float" office:value="613" calcext:value-type="float">
            <text:p>613</text:p>
          </table:table-cell>
          <table:table-cell table:style-name="ce3" table:formula="of:=&quot;(&quot; &amp; [.N513] &amp; &quot;,&quot; &amp; [.$R$1] &amp; &quot;, '&quot; &amp; [.L513]  &amp; &quot;', '&quot; &amp; [.I513] &amp;  &quot;', 'D', '&quot; &amp; [.J513] &amp; &quot;', '&quot; &amp; UPPER([.A513]) &amp; &quot;', 'A');&quot;" office:value-type="string" office:string-value="(1189,upper(substr(md5(trunc(random() * 9999999 + 1000000)::text), 1,6)), 'Útiles Escolares', '', 'D', '', '4.03', 'A');" calcext:value-type="string">
            <text:p>(1189,upper(substr(md5(trunc(random() * 9999999 + 1000000)::text), 1,6)), 'Útiles Escolares', '', 'D', '', '4.03', 'A'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ublic.opcion(id_opcion, codigo_opcion, descripcion, ruta, tipo, uri, jerarquia, estatus) VALUES (1189,upper(substr(md5(trunc(random() * 9999999 + 1000000)::text), 1,6)), 'Útiles Escolares', '', 'D', '', '4.03', 'A');" calcext:value-type="string">
            <text:p>INSERT INTO public.opcion(id_opcion, codigo_opcion, descripcion, ruta, tipo, uri, jerarquia, estatus) VALUES (1189,upper(substr(md5(trunc(random() * 9999999 + 1000000)::text), 1,6)), 'Útiles Escolares', '', 'D', '', '4.03', 'A');</text:p>
          </table:table-cell>
          <table:table-cell table:number-columns-repeated="2"/>
          <table:table-cell table:formula="of:==IF([.L513] &lt;&gt; &quot;&quot;;&quot;INSERT INTO public.rolopcion(id_rol_opcion, id_rol, id_opcion, consultar, agregar, modificar, eliminar, ejecutar) VALUES (&quot; &amp; [.O513] &amp; &quot;, '41'::integer, &quot; &amp; [.N513] &amp; &quot;, 'S'::text, 'S'::text, 'S'::text, 'S'::text, 'S'::text);&quot;; &quot;&quot;)" office:value-type="string" office:string-value="INSERT INTO public.rolopcion(id_rol_opcion, id_rol, id_opcion, consultar, agregar, modificar, eliminar, ejecutar) VALUES (613, '41'::integer, 1189, 'S'::text, 'S'::text, 'S'::text, 'S'::text, 'S'::text);" calcext:value-type="string">
            <text:p>INSERT INTO public.rolopcion(id_rol_opcion, id_rol, id_opcion, consultar, agregar, modificar, eliminar, ejecutar) VALUES (613, '41'::integer, 1189, 'S'::text, 'S'::text, 'S'::text, 'S'::text, 'S'::text);</text:p>
          </table:table-cell>
        </table:table-row>
        <table:table-row table:style-name="ro2">
          <table:table-cell table:formula="of:=[.$A$513]&amp;&quot;.&quot;&amp;[.D514]" office:value-type="string" office:string-value="4.03.01" calcext:value-type="string">
            <text:p>4.03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14]" office:value-type="string" office:string-value="Parámetros" calcext:value-type="string">
            <text:p>Parámetros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614" calcext:value-type="float">
            <text:p>614</text:p>
          </table:table-cell>
          <table:table-cell table:style-name="ce3" table:formula="of:=&quot;(&quot; &amp; [.N514] &amp; &quot;,&quot; &amp; [.$R$1] &amp; &quot;, '&quot; &amp; [.L514]  &amp; &quot;', '&quot; &amp; [.I514] &amp;  &quot;', 'D', '&quot; &amp; [.J514] &amp; &quot;', '&quot; &amp; UPPER([.A514]) &amp; &quot;', 'A');&quot;" office:value-type="string" office:string-value="(1190,upper(substr(md5(trunc(random() * 9999999 + 1000000)::text), 1,6)), 'Parámetros', '', 'D', '', '4.03.01', 'A');" calcext:value-type="string">
            <text:p>(1190,upper(substr(md5(trunc(random() * 9999999 + 1000000)::text), 1,6)), 'Parámetros', '', 'D', '', '4.03.01', 'A'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ublic.opcion(id_opcion, codigo_opcion, descripcion, ruta, tipo, uri, jerarquia, estatus) VALUES (1190,upper(substr(md5(trunc(random() * 9999999 + 1000000)::text), 1,6)), 'Parámetros', '', 'D', '', '4.03.01', 'A');" calcext:value-type="string">
            <text:p>INSERT INTO public.opcion(id_opcion, codigo_opcion, descripcion, ruta, tipo, uri, jerarquia, estatus) VALUES (1190,upper(substr(md5(trunc(random() * 9999999 + 1000000)::text), 1,6)), 'Parámetros', '', 'D', '', '4.03.01', 'A');</text:p>
          </table:table-cell>
          <table:table-cell table:number-columns-repeated="2"/>
          <table:table-cell table:formula="of:==IF([.L514] &lt;&gt; &quot;&quot;;&quot;INSERT INTO public.rolopcion(id_rol_opcion, id_rol, id_opcion, consultar, agregar, modificar, eliminar, ejecutar) VALUES (&quot; &amp; [.O514] &amp; &quot;, '41'::integer, &quot; &amp; [.N514] &amp; &quot;, 'S'::text, 'S'::text, 'S'::text, 'S'::text, 'S'::text);&quot;; &quot;&quot;)" office:value-type="string" office:string-value="INSERT INTO public.rolopcion(id_rol_opcion, id_rol, id_opcion, consultar, agregar, modificar, eliminar, ejecutar) VALUES (614, '41'::integer, 1190, 'S'::text, 'S'::text, 'S'::text, 'S'::text, 'S'::text);" calcext:value-type="string">
            <text:p>INSERT INTO public.rolopcion(id_rol_opcion, id_rol, id_opcion, consultar, agregar, modificar, eliminar, ejecutar) VALUES (614, '41'::integer, 1190, 'S'::text, 'S'::text, 'S'::text, 'S'::text, 'S'::text);</text:p>
          </table:table-cell>
        </table:table-row>
        <table:table-row table:style-name="ro2">
          <table:table-cell table:formula="of:=[.$A$513]&amp;&quot;.&quot;&amp;[.D515]" office:value-type="string" office:string-value="4.03.02" calcext:value-type="string">
            <text:p>4.03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Asignar Útiles</text:p>
          </table:table-cell>
          <table:table-cell table:number-columns-repeated="6"/>
          <table:table-cell table:formula="of:=[.E515]" office:value-type="string" office:string-value="Asignar Útiles" calcext:value-type="string">
            <text:p>Asignar Útiles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float" office:value="615" calcext:value-type="float">
            <text:p>615</text:p>
          </table:table-cell>
          <table:table-cell table:style-name="ce3" table:formula="of:=&quot;(&quot; &amp; [.N515] &amp; &quot;,&quot; &amp; [.$R$1] &amp; &quot;, '&quot; &amp; [.L515]  &amp; &quot;', '&quot; &amp; [.I515] &amp;  &quot;', 'D', '&quot; &amp; [.J515] &amp; &quot;', '&quot; &amp; UPPER([.A515]) &amp; &quot;', 'A');&quot;" office:value-type="string" office:string-value="(1191,upper(substr(md5(trunc(random() * 9999999 + 1000000)::text), 1,6)), 'Asignar Útiles', '', 'D', '', '4.03.02', 'A');" calcext:value-type="string">
            <text:p>(1191,upper(substr(md5(trunc(random() * 9999999 + 1000000)::text), 1,6)), 'Asignar Útiles', '', 'D', '', '4.03.02', 'A'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ublic.opcion(id_opcion, codigo_opcion, descripcion, ruta, tipo, uri, jerarquia, estatus) VALUES (1191,upper(substr(md5(trunc(random() * 9999999 + 1000000)::text), 1,6)), 'Asignar Útiles', '', 'D', '', '4.03.02', 'A');" calcext:value-type="string">
            <text:p>INSERT INTO public.opcion(id_opcion, codigo_opcion, descripcion, ruta, tipo, uri, jerarquia, estatus) VALUES (1191,upper(substr(md5(trunc(random() * 9999999 + 1000000)::text), 1,6)), 'Asignar Útiles', '', 'D', '', '4.03.02', 'A');</text:p>
          </table:table-cell>
          <table:table-cell table:number-columns-repeated="2"/>
          <table:table-cell table:formula="of:==IF([.L515] &lt;&gt; &quot;&quot;;&quot;INSERT INTO public.rolopcion(id_rol_opcion, id_rol, id_opcion, consultar, agregar, modificar, eliminar, ejecutar) VALUES (&quot; &amp; [.O515] &amp; &quot;, '41'::integer, &quot; &amp; [.N515] &amp; &quot;, 'S'::text, 'S'::text, 'S'::text, 'S'::text, 'S'::text);&quot;; &quot;&quot;)" office:value-type="string" office:string-value="INSERT INTO public.rolopcion(id_rol_opcion, id_rol, id_opcion, consultar, agregar, modificar, eliminar, ejecutar) VALUES (615, '41'::integer, 1191, 'S'::text, 'S'::text, 'S'::text, 'S'::text, 'S'::text);" calcext:value-type="string">
            <text:p>INSERT INTO public.rolopcion(id_rol_opcion, id_rol, id_opcion, consultar, agregar, modificar, eliminar, ejecutar) VALUES (615, '41'::integer, 1191, 'S'::text, 'S'::text, 'S'::text, 'S'::text, 'S'::text);</text:p>
          </table:table-cell>
        </table:table-row>
        <table:table-row table:style-name="ro2">
          <table:table-cell table:formula="of:=[.$A$513]&amp;&quot;.&quot;&amp;[.D516]" office:value-type="string" office:string-value="4.03.03" calcext:value-type="string">
            <text:p>4.03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16]" office:value-type="string" office:string-value="Reportes" calcext:value-type="string">
            <text:p>Reportes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float" office:value="616" calcext:value-type="float">
            <text:p>616</text:p>
          </table:table-cell>
          <table:table-cell table:style-name="ce3" table:formula="of:=&quot;(&quot; &amp; [.N516] &amp; &quot;,&quot; &amp; [.$R$1] &amp; &quot;, '&quot; &amp; [.L516]  &amp; &quot;', '&quot; &amp; [.I516] &amp;  &quot;', 'D', '&quot; &amp; [.J516] &amp; &quot;', '&quot; &amp; UPPER([.A516]) &amp; &quot;', 'A');&quot;" office:value-type="string" office:string-value="(1192,upper(substr(md5(trunc(random() * 9999999 + 1000000)::text), 1,6)), 'Reportes', '', 'D', '', '4.03.03', 'A');" calcext:value-type="string">
            <text:p>(1192,upper(substr(md5(trunc(random() * 9999999 + 1000000)::text), 1,6)), 'Reportes', '', 'D', '', '4.03.03', 'A'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ublic.opcion(id_opcion, codigo_opcion, descripcion, ruta, tipo, uri, jerarquia, estatus) VALUES (1192,upper(substr(md5(trunc(random() * 9999999 + 1000000)::text), 1,6)), 'Reportes', '', 'D', '', '4.03.03', 'A');" calcext:value-type="string">
            <text:p>INSERT INTO public.opcion(id_opcion, codigo_opcion, descripcion, ruta, tipo, uri, jerarquia, estatus) VALUES (1192,upper(substr(md5(trunc(random() * 9999999 + 1000000)::text), 1,6)), 'Reportes', '', 'D', '', '4.03.03', 'A');</text:p>
          </table:table-cell>
          <table:table-cell table:number-columns-repeated="2"/>
          <table:table-cell table:formula="of:==IF([.L516] &lt;&gt; &quot;&quot;;&quot;INSERT INTO public.rolopcion(id_rol_opcion, id_rol, id_opcion, consultar, agregar, modificar, eliminar, ejecutar) VALUES (&quot; &amp; [.O516] &amp; &quot;, '41'::integer, &quot; &amp; [.N516] &amp; &quot;, 'S'::text, 'S'::text, 'S'::text, 'S'::text, 'S'::text);&quot;; &quot;&quot;)" office:value-type="string" office:string-value="INSERT INTO public.rolopcion(id_rol_opcion, id_rol, id_opcion, consultar, agregar, modificar, eliminar, ejecutar) VALUES (616, '41'::integer, 1192, 'S'::text, 'S'::text, 'S'::text, 'S'::text, 'S'::text);" calcext:value-type="string">
            <text:p>INSERT INTO public.rolopcion(id_rol_opcion, id_rol, id_opcion, consultar, agregar, modificar, eliminar, ejecutar) VALUES (616, '41'::integer, 1192, 'S'::text, 'S'::text, 'S'::text, 'S'::text, 'S'::text);</text:p>
          </table:table-cell>
        </table:table-row>
        <table:table-row table:style-name="ro2">
          <table:table-cell table:formula="of:=[.$A$501]&amp;&quot;.&quot;&amp;[.C517]" office:value-type="string" office:string-value="4.04" calcext:value-type="string">
            <text:p>4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Becas a Familiares</text:p>
          </table:table-cell>
          <table:table-cell table:number-columns-repeated="7"/>
          <table:table-cell table:formula="of:=[.D517]" office:value-type="string" office:string-value="Becas a Familiares" calcext:value-type="string">
            <text:p>Becas a Familiares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float" office:value="617" calcext:value-type="float">
            <text:p>617</text:p>
          </table:table-cell>
          <table:table-cell table:style-name="ce3" table:formula="of:=&quot;(&quot; &amp; [.N517] &amp; &quot;,&quot; &amp; [.$R$1] &amp; &quot;, '&quot; &amp; [.L517]  &amp; &quot;', '&quot; &amp; [.I517] &amp;  &quot;', 'D', '&quot; &amp; [.J517] &amp; &quot;', '&quot; &amp; UPPER([.A517]) &amp; &quot;', 'A');&quot;" office:value-type="string" office:string-value="(1193,upper(substr(md5(trunc(random() * 9999999 + 1000000)::text), 1,6)), 'Becas a Familiares', '', 'D', '', '4.04', 'A');" calcext:value-type="string">
            <text:p>(1193,upper(substr(md5(trunc(random() * 9999999 + 1000000)::text), 1,6)), 'Becas a Familiares', '', 'D', '', '4.04', 'A'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ublic.opcion(id_opcion, codigo_opcion, descripcion, ruta, tipo, uri, jerarquia, estatus) VALUES (1193,upper(substr(md5(trunc(random() * 9999999 + 1000000)::text), 1,6)), 'Becas a Familiares', '', 'D', '', '4.04', 'A');" calcext:value-type="string">
            <text:p>INSERT INTO public.opcion(id_opcion, codigo_opcion, descripcion, ruta, tipo, uri, jerarquia, estatus) VALUES (1193,upper(substr(md5(trunc(random() * 9999999 + 1000000)::text), 1,6)), 'Becas a Familiares', '', 'D', '', '4.04', 'A');</text:p>
          </table:table-cell>
          <table:table-cell table:number-columns-repeated="2"/>
          <table:table-cell table:formula="of:==IF([.L517] &lt;&gt; &quot;&quot;;&quot;INSERT INTO public.rolopcion(id_rol_opcion, id_rol, id_opcion, consultar, agregar, modificar, eliminar, ejecutar) VALUES (&quot; &amp; [.O517] &amp; &quot;, '41'::integer, &quot; &amp; [.N517] &amp; &quot;, 'S'::text, 'S'::text, 'S'::text, 'S'::text, 'S'::text);&quot;; &quot;&quot;)" office:value-type="string" office:string-value="INSERT INTO public.rolopcion(id_rol_opcion, id_rol, id_opcion, consultar, agregar, modificar, eliminar, ejecutar) VALUES (617, '41'::integer, 1193, 'S'::text, 'S'::text, 'S'::text, 'S'::text, 'S'::text);" calcext:value-type="string">
            <text:p>INSERT INTO public.rolopcion(id_rol_opcion, id_rol, id_opcion, consultar, agregar, modificar, eliminar, ejecutar) VALUES (617, '41'::integer, 1193, 'S'::text, 'S'::text, 'S'::text, 'S'::text, 'S'::text);</text:p>
          </table:table-cell>
        </table:table-row>
        <table:table-row table:style-name="ro2">
          <table:table-cell table:formula="of:=[.$A$517]&amp;&quot;.&quot;&amp;[.D518]" office:value-type="string" office:string-value="4.04.01" calcext:value-type="string">
            <text:p>4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Niveles Educativos</text:p>
          </table:table-cell>
          <table:table-cell table:number-columns-repeated="6"/>
          <table:table-cell table:formula="of:=[.E518]" office:value-type="string" office:string-value="Niveles Educativos" calcext:value-type="string">
            <text:p>Niveles Educativos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float" office:value="618" calcext:value-type="float">
            <text:p>618</text:p>
          </table:table-cell>
          <table:table-cell table:style-name="ce3" table:formula="of:=&quot;(&quot; &amp; [.N518] &amp; &quot;,&quot; &amp; [.$R$1] &amp; &quot;, '&quot; &amp; [.L518]  &amp; &quot;', '&quot; &amp; [.I518] &amp;  &quot;', 'D', '&quot; &amp; [.J518] &amp; &quot;', '&quot; &amp; UPPER([.A518]) &amp; &quot;', 'A');&quot;" office:value-type="string" office:string-value="(1194,upper(substr(md5(trunc(random() * 9999999 + 1000000)::text), 1,6)), 'Niveles Educativos', '', 'D', '', '4.04.01', 'A');" calcext:value-type="string">
            <text:p>(1194,upper(substr(md5(trunc(random() * 9999999 + 1000000)::text), 1,6)), 'Niveles Educativos', '', 'D', '', '4.04.01', 'A'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ublic.opcion(id_opcion, codigo_opcion, descripcion, ruta, tipo, uri, jerarquia, estatus) VALUES (1194,upper(substr(md5(trunc(random() * 9999999 + 1000000)::text), 1,6)), 'Niveles Educativos', '', 'D', '', '4.04.01', 'A');" calcext:value-type="string">
            <text:p>INSERT INTO public.opcion(id_opcion, codigo_opcion, descripcion, ruta, tipo, uri, jerarquia, estatus) VALUES (1194,upper(substr(md5(trunc(random() * 9999999 + 1000000)::text), 1,6)), 'Niveles Educativos', '', 'D', '', '4.04.01', 'A');</text:p>
          </table:table-cell>
          <table:table-cell table:number-columns-repeated="2"/>
          <table:table-cell table:formula="of:==IF([.L518] &lt;&gt; &quot;&quot;;&quot;INSERT INTO public.rolopcion(id_rol_opcion, id_rol, id_opcion, consultar, agregar, modificar, eliminar, ejecutar) VALUES (&quot; &amp; [.O518] &amp; &quot;, '41'::integer, &quot; &amp; [.N518] &amp; &quot;, 'S'::text, 'S'::text, 'S'::text, 'S'::text, 'S'::text);&quot;; &quot;&quot;)" office:value-type="string" office:string-value="INSERT INTO public.rolopcion(id_rol_opcion, id_rol, id_opcion, consultar, agregar, modificar, eliminar, ejecutar) VALUES (618, '41'::integer, 1194, 'S'::text, 'S'::text, 'S'::text, 'S'::text, 'S'::text);" calcext:value-type="string">
            <text:p>INSERT INTO public.rolopcion(id_rol_opcion, id_rol, id_opcion, consultar, agregar, modificar, eliminar, ejecutar) VALUES (618, '41'::integer, 1194, 'S'::text, 'S'::text, 'S'::text, 'S'::text, 'S'::text);</text:p>
          </table:table-cell>
        </table:table-row>
        <table:table-row table:style-name="ro2">
          <table:table-cell table:formula="of:=[.$A$517]&amp;&quot;.&quot;&amp;[.D519]" office:value-type="string" office:string-value="4.04.02" calcext:value-type="string">
            <text:p>4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Generales</text:p>
          </table:table-cell>
          <table:table-cell table:number-columns-repeated="6"/>
          <table:table-cell table:formula="of:=[.E519]" office:value-type="string" office:string-value="Parámetros Generales" calcext:value-type="string">
            <text:p>Parámetros Generales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float" office:value="619" calcext:value-type="float">
            <text:p>619</text:p>
          </table:table-cell>
          <table:table-cell table:style-name="ce3" table:formula="of:=&quot;(&quot; &amp; [.N519] &amp; &quot;,&quot; &amp; [.$R$1] &amp; &quot;, '&quot; &amp; [.L519]  &amp; &quot;', '&quot; &amp; [.I519] &amp;  &quot;', 'D', '&quot; &amp; [.J519] &amp; &quot;', '&quot; &amp; UPPER([.A519]) &amp; &quot;', 'A');&quot;" office:value-type="string" office:string-value="(1195,upper(substr(md5(trunc(random() * 9999999 + 1000000)::text), 1,6)), 'Parámetros Generales', '', 'D', '', '4.04.02', 'A');" calcext:value-type="string">
            <text:p>(1195,upper(substr(md5(trunc(random() * 9999999 + 1000000)::text), 1,6)), 'Parámetros Generales', '', 'D', '', '4.04.02', 'A'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ublic.opcion(id_opcion, codigo_opcion, descripcion, ruta, tipo, uri, jerarquia, estatus) VALUES (1195,upper(substr(md5(trunc(random() * 9999999 + 1000000)::text), 1,6)), 'Parámetros Generales', '', 'D', '', '4.04.02', 'A');" calcext:value-type="string">
            <text:p>INSERT INTO public.opcion(id_opcion, codigo_opcion, descripcion, ruta, tipo, uri, jerarquia, estatus) VALUES (1195,upper(substr(md5(trunc(random() * 9999999 + 1000000)::text), 1,6)), 'Parámetros Generales', '', 'D', '', '4.04.02', 'A');</text:p>
          </table:table-cell>
          <table:table-cell table:number-columns-repeated="2"/>
          <table:table-cell table:formula="of:==IF([.L519] &lt;&gt; &quot;&quot;;&quot;INSERT INTO public.rolopcion(id_rol_opcion, id_rol, id_opcion, consultar, agregar, modificar, eliminar, ejecutar) VALUES (&quot; &amp; [.O519] &amp; &quot;, '41'::integer, &quot; &amp; [.N519] &amp; &quot;, 'S'::text, 'S'::text, 'S'::text, 'S'::text, 'S'::text);&quot;; &quot;&quot;)" office:value-type="string" office:string-value="INSERT INTO public.rolopcion(id_rol_opcion, id_rol, id_opcion, consultar, agregar, modificar, eliminar, ejecutar) VALUES (619, '41'::integer, 1195, 'S'::text, 'S'::text, 'S'::text, 'S'::text, 'S'::text);" calcext:value-type="string">
            <text:p>INSERT INTO public.rolopcion(id_rol_opcion, id_rol, id_opcion, consultar, agregar, modificar, eliminar, ejecutar) VALUES (619, '41'::integer, 1195, 'S'::text, 'S'::text, 'S'::text, 'S'::text, 'S'::text);</text:p>
          </table:table-cell>
        </table:table-row>
        <table:table-row table:style-name="ro2">
          <table:table-cell table:formula="of:=[.$A$517]&amp;&quot;.&quot;&amp;[.D520]" office:value-type="string" office:string-value="4.04.03" calcext:value-type="string">
            <text:p>4.04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arámetros por Nivel</text:p>
          </table:table-cell>
          <table:table-cell table:number-columns-repeated="6"/>
          <table:table-cell table:formula="of:=[.E520]" office:value-type="string" office:string-value="Parámetros por Nivel" calcext:value-type="string">
            <text:p>Parámetros por Nivel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620" calcext:value-type="float">
            <text:p>620</text:p>
          </table:table-cell>
          <table:table-cell table:style-name="ce3" table:formula="of:=&quot;(&quot; &amp; [.N520] &amp; &quot;,&quot; &amp; [.$R$1] &amp; &quot;, '&quot; &amp; [.L520]  &amp; &quot;', '&quot; &amp; [.I520] &amp;  &quot;', 'D', '&quot; &amp; [.J520] &amp; &quot;', '&quot; &amp; UPPER([.A520]) &amp; &quot;', 'A');&quot;" office:value-type="string" office:string-value="(1196,upper(substr(md5(trunc(random() * 9999999 + 1000000)::text), 1,6)), 'Parámetros por Nivel', '', 'D', '', '4.04.03', 'A');" calcext:value-type="string">
            <text:p>(1196,upper(substr(md5(trunc(random() * 9999999 + 1000000)::text), 1,6)), 'Parámetros por Nivel', '', 'D', '', '4.04.03', 'A'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ublic.opcion(id_opcion, codigo_opcion, descripcion, ruta, tipo, uri, jerarquia, estatus) VALUES (1196,upper(substr(md5(trunc(random() * 9999999 + 1000000)::text), 1,6)), 'Parámetros por Nivel', '', 'D', '', '4.04.03', 'A');" calcext:value-type="string">
            <text:p>INSERT INTO public.opcion(id_opcion, codigo_opcion, descripcion, ruta, tipo, uri, jerarquia, estatus) VALUES (1196,upper(substr(md5(trunc(random() * 9999999 + 1000000)::text), 1,6)), 'Parámetros por Nivel', '', 'D', '', '4.04.03', 'A');</text:p>
          </table:table-cell>
          <table:table-cell table:number-columns-repeated="2"/>
          <table:table-cell table:formula="of:==IF([.L520] &lt;&gt; &quot;&quot;;&quot;INSERT INTO public.rolopcion(id_rol_opcion, id_rol, id_opcion, consultar, agregar, modificar, eliminar, ejecutar) VALUES (&quot; &amp; [.O520] &amp; &quot;, '41'::integer, &quot; &amp; [.N520] &amp; &quot;, 'S'::text, 'S'::text, 'S'::text, 'S'::text, 'S'::text);&quot;; &quot;&quot;)" office:value-type="string" office:string-value="INSERT INTO public.rolopcion(id_rol_opcion, id_rol, id_opcion, consultar, agregar, modificar, eliminar, ejecutar) VALUES (620, '41'::integer, 1196, 'S'::text, 'S'::text, 'S'::text, 'S'::text, 'S'::text);" calcext:value-type="string">
            <text:p>INSERT INTO public.rolopcion(id_rol_opcion, id_rol, id_opcion, consultar, agregar, modificar, eliminar, ejecutar) VALUES (620, '41'::integer, 1196, 'S'::text, 'S'::text, 'S'::text, 'S'::text, 'S'::text);</text:p>
          </table:table-cell>
        </table:table-row>
        <table:table-row table:style-name="ro2">
          <table:table-cell table:formula="of:=[.$A$517]&amp;&quot;.&quot;&amp;[.D521]" office:value-type="string" office:string-value="4.04.04" calcext:value-type="string">
            <text:p>4.04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Solicitudes de Beca</text:p>
          </table:table-cell>
          <table:table-cell table:number-columns-repeated="6"/>
          <table:table-cell table:formula="of:=[.E521]" office:value-type="string" office:string-value="Solicitudes de Beca" calcext:value-type="string">
            <text:p>Solicitudes de Beca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621" calcext:value-type="float">
            <text:p>621</text:p>
          </table:table-cell>
          <table:table-cell table:style-name="ce3" table:formula="of:=&quot;(&quot; &amp; [.N521] &amp; &quot;,&quot; &amp; [.$R$1] &amp; &quot;, '&quot; &amp; [.L521]  &amp; &quot;', '&quot; &amp; [.I521] &amp;  &quot;', 'D', '&quot; &amp; [.J521] &amp; &quot;', '&quot; &amp; UPPER([.A521]) &amp; &quot;', 'A');&quot;" office:value-type="string" office:string-value="(1197,upper(substr(md5(trunc(random() * 9999999 + 1000000)::text), 1,6)), 'Solicitudes de Beca', '', 'D', '', '4.04.04', 'A');" calcext:value-type="string">
            <text:p>(1197,upper(substr(md5(trunc(random() * 9999999 + 1000000)::text), 1,6)), 'Solicitudes de Beca', '', 'D', '', '4.04.04', 'A'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ublic.opcion(id_opcion, codigo_opcion, descripcion, ruta, tipo, uri, jerarquia, estatus) VALUES (1197,upper(substr(md5(trunc(random() * 9999999 + 1000000)::text), 1,6)), 'Solicitudes de Beca', '', 'D', '', '4.04.04', 'A');" calcext:value-type="string">
            <text:p>INSERT INTO public.opcion(id_opcion, codigo_opcion, descripcion, ruta, tipo, uri, jerarquia, estatus) VALUES (1197,upper(substr(md5(trunc(random() * 9999999 + 1000000)::text), 1,6)), 'Solicitudes de Beca', '', 'D', '', '4.04.04', 'A');</text:p>
          </table:table-cell>
          <table:table-cell table:number-columns-repeated="2"/>
          <table:table-cell table:formula="of:==IF([.L521] &lt;&gt; &quot;&quot;;&quot;INSERT INTO public.rolopcion(id_rol_opcion, id_rol, id_opcion, consultar, agregar, modificar, eliminar, ejecutar) VALUES (&quot; &amp; [.O521] &amp; &quot;, '41'::integer, &quot; &amp; [.N521] &amp; &quot;, 'S'::text, 'S'::text, 'S'::text, 'S'::text, 'S'::text);&quot;; &quot;&quot;)" office:value-type="string" office:string-value="INSERT INTO public.rolopcion(id_rol_opcion, id_rol, id_opcion, consultar, agregar, modificar, eliminar, ejecutar) VALUES (621, '41'::integer, 1197, 'S'::text, 'S'::text, 'S'::text, 'S'::text, 'S'::text);" calcext:value-type="string">
            <text:p>INSERT INTO public.rolopcion(id_rol_opcion, id_rol, id_opcion, consultar, agregar, modificar, eliminar, ejecutar) VALUES (621, '41'::integer, 1197, 'S'::text, 'S'::text, 'S'::text, 'S'::text, 'S'::text);</text:p>
          </table:table-cell>
        </table:table-row>
        <table:table-row table:style-name="ro2">
          <table:table-cell table:formula="of:=[.$A$517]&amp;&quot;.&quot;&amp;[.D522]" office:value-type="string" office:string-value="4.04.05" calcext:value-type="string">
            <text:p>4.04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22]" office:value-type="string" office:string-value="Procesos" calcext:value-type="string">
            <text:p>Procesos</text:p>
          </table:table-cell>
          <table:table-cell/>
          <table:table-cell office:value-type="float" office:value="1198" calcext:value-type="float">
            <text:p>1198</text:p>
          </table:table-cell>
          <table:table-cell office:value-type="float" office:value="622" calcext:value-type="float">
            <text:p>622</text:p>
          </table:table-cell>
          <table:table-cell table:style-name="ce3" table:formula="of:=&quot;(&quot; &amp; [.N522] &amp; &quot;,&quot; &amp; [.$R$1] &amp; &quot;, '&quot; &amp; [.L522]  &amp; &quot;', '&quot; &amp; [.I522] &amp;  &quot;', 'D', '&quot; &amp; [.J522] &amp; &quot;', '&quot; &amp; UPPER([.A522]) &amp; &quot;', 'A');&quot;" office:value-type="string" office:string-value="(1198,upper(substr(md5(trunc(random() * 9999999 + 1000000)::text), 1,6)), 'Procesos', '', 'D', '', '4.04.05', 'A');" calcext:value-type="string">
            <text:p>(1198,upper(substr(md5(trunc(random() * 9999999 + 1000000)::text), 1,6)), 'Procesos', '', 'D', '', '4.04.05', 'A'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ublic.opcion(id_opcion, codigo_opcion, descripcion, ruta, tipo, uri, jerarquia, estatus) VALUES (1198,upper(substr(md5(trunc(random() * 9999999 + 1000000)::text), 1,6)), 'Procesos', '', 'D', '', '4.04.05', 'A');" calcext:value-type="string">
            <text:p>INSERT INTO public.opcion(id_opcion, codigo_opcion, descripcion, ruta, tipo, uri, jerarquia, estatus) VALUES (1198,upper(substr(md5(trunc(random() * 9999999 + 1000000)::text), 1,6)), 'Procesos', '', 'D', '', '4.04.05', 'A');</text:p>
          </table:table-cell>
          <table:table-cell table:number-columns-repeated="2"/>
          <table:table-cell table:formula="of:==IF([.L522] &lt;&gt; &quot;&quot;;&quot;INSERT INTO public.rolopcion(id_rol_opcion, id_rol, id_opcion, consultar, agregar, modificar, eliminar, ejecutar) VALUES (&quot; &amp; [.O522] &amp; &quot;, '41'::integer, &quot; &amp; [.N522] &amp; &quot;, 'S'::text, 'S'::text, 'S'::text, 'S'::text, 'S'::text);&quot;; &quot;&quot;)" office:value-type="string" office:string-value="INSERT INTO public.rolopcion(id_rol_opcion, id_rol, id_opcion, consultar, agregar, modificar, eliminar, ejecutar) VALUES (622, '41'::integer, 1198, 'S'::text, 'S'::text, 'S'::text, 'S'::text, 'S'::text);" calcext:value-type="string">
            <text:p>INSERT INTO public.rolopcion(id_rol_opcion, id_rol, id_opcion, consultar, agregar, modificar, eliminar, ejecutar) VALUES (622, '41'::integer, 1198, 'S'::text, 'S'::text, 'S'::text, 'S'::text, 'S'::text);</text:p>
          </table:table-cell>
        </table:table-row>
        <table:table-row table:style-name="ro2">
          <table:table-cell table:formula="of:=[.$A$522]&amp;&quot;.&quot;&amp;[.E523]" office:value-type="string" office:string-value="4.04.05.01" calcext:value-type="string">
            <text:p>4.04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probar Solicitudes</text:p>
          </table:table-cell>
          <table:table-cell table:number-columns-repeated="5"/>
          <table:table-cell table:formula="of:=[.F523]" office:value-type="string" office:string-value="Aprobar Solicitudes" calcext:value-type="string">
            <text:p>Aprobar Solicitudes</text:p>
          </table:table-cell>
          <table:table-cell/>
          <table:table-cell office:value-type="float" office:value="1199" calcext:value-type="float">
            <text:p>1199</text:p>
          </table:table-cell>
          <table:table-cell office:value-type="float" office:value="623" calcext:value-type="float">
            <text:p>623</text:p>
          </table:table-cell>
          <table:table-cell table:style-name="ce3" table:formula="of:=&quot;(&quot; &amp; [.N523] &amp; &quot;,&quot; &amp; [.$R$1] &amp; &quot;, '&quot; &amp; [.L523]  &amp; &quot;', '&quot; &amp; [.I523] &amp;  &quot;', 'D', '&quot; &amp; [.J523] &amp; &quot;', '&quot; &amp; UPPER([.A523]) &amp; &quot;', 'A');&quot;" office:value-type="string" office:string-value="(1199,upper(substr(md5(trunc(random() * 9999999 + 1000000)::text), 1,6)), 'Aprobar Solicitudes', '', 'D', '', '4.04.05.01', 'A');" calcext:value-type="string">
            <text:p>(1199,upper(substr(md5(trunc(random() * 9999999 + 1000000)::text), 1,6)), 'Aprobar Solicitudes', '', 'D', '', '4.04.05.01', 'A'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ublic.opcion(id_opcion, codigo_opcion, descripcion, ruta, tipo, uri, jerarquia, estatus) VALUES (1199,upper(substr(md5(trunc(random() * 9999999 + 1000000)::text), 1,6)), 'Aprobar Solicitudes', '', 'D', '', '4.04.05.01', 'A');" calcext:value-type="string">
            <text:p>INSERT INTO public.opcion(id_opcion, codigo_opcion, descripcion, ruta, tipo, uri, jerarquia, estatus) VALUES (1199,upper(substr(md5(trunc(random() * 9999999 + 1000000)::text), 1,6)), 'Aprobar Solicitudes', '', 'D', '', '4.04.05.01', 'A');</text:p>
          </table:table-cell>
          <table:table-cell table:number-columns-repeated="2"/>
          <table:table-cell table:formula="of:==IF([.L523] &lt;&gt; &quot;&quot;;&quot;INSERT INTO public.rolopcion(id_rol_opcion, id_rol, id_opcion, consultar, agregar, modificar, eliminar, ejecutar) VALUES (&quot; &amp; [.O523] &amp; &quot;, '41'::integer, &quot; &amp; [.N523] &amp; &quot;, 'S'::text, 'S'::text, 'S'::text, 'S'::text, 'S'::text);&quot;; &quot;&quot;)" office:value-type="string" office:string-value="INSERT INTO public.rolopcion(id_rol_opcion, id_rol, id_opcion, consultar, agregar, modificar, eliminar, ejecutar) VALUES (623, '41'::integer, 1199, 'S'::text, 'S'::text, 'S'::text, 'S'::text, 'S'::text);" calcext:value-type="string">
            <text:p>INSERT INTO public.rolopcion(id_rol_opcion, id_rol, id_opcion, consultar, agregar, modificar, eliminar, ejecutar) VALUES (623, '41'::integer, 1199, 'S'::text, 'S'::text, 'S'::text, 'S'::text, 'S'::text);</text:p>
          </table:table-cell>
        </table:table-row>
        <table:table-row table:style-name="ro2">
          <table:table-cell table:formula="of:=[.$A$522]&amp;&quot;.&quot;&amp;[.E524]" office:value-type="string" office:string-value="4.04.05.02" calcext:value-type="string">
            <text:p>4.04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Generar Pagos</text:p>
          </table:table-cell>
          <table:table-cell table:number-columns-repeated="5"/>
          <table:table-cell table:formula="of:=[.F524]" office:value-type="string" office:string-value="Generar Pagos" calcext:value-type="string">
            <text:p>Generar Pagos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624" calcext:value-type="float">
            <text:p>624</text:p>
          </table:table-cell>
          <table:table-cell table:style-name="ce3" table:formula="of:=&quot;(&quot; &amp; [.N524] &amp; &quot;,&quot; &amp; [.$R$1] &amp; &quot;, '&quot; &amp; [.L524]  &amp; &quot;', '&quot; &amp; [.I524] &amp;  &quot;', 'D', '&quot; &amp; [.J524] &amp; &quot;', '&quot; &amp; UPPER([.A524]) &amp; &quot;', 'A');&quot;" office:value-type="string" office:string-value="(1200,upper(substr(md5(trunc(random() * 9999999 + 1000000)::text), 1,6)), 'Generar Pagos', '', 'D', '', '4.04.05.02', 'A');" calcext:value-type="string">
            <text:p>(1200,upper(substr(md5(trunc(random() * 9999999 + 1000000)::text), 1,6)), 'Generar Pagos', '', 'D', '', '4.04.05.02', 'A'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ublic.opcion(id_opcion, codigo_opcion, descripcion, ruta, tipo, uri, jerarquia, estatus) VALUES (1200,upper(substr(md5(trunc(random() * 9999999 + 1000000)::text), 1,6)), 'Generar Pagos', '', 'D', '', '4.04.05.02', 'A');" calcext:value-type="string">
            <text:p>INSERT INTO public.opcion(id_opcion, codigo_opcion, descripcion, ruta, tipo, uri, jerarquia, estatus) VALUES (1200,upper(substr(md5(trunc(random() * 9999999 + 1000000)::text), 1,6)), 'Generar Pagos', '', 'D', '', '4.04.05.02', 'A');</text:p>
          </table:table-cell>
          <table:table-cell table:number-columns-repeated="2"/>
          <table:table-cell table:formula="of:==IF([.L524] &lt;&gt; &quot;&quot;;&quot;INSERT INTO public.rolopcion(id_rol_opcion, id_rol, id_opcion, consultar, agregar, modificar, eliminar, ejecutar) VALUES (&quot; &amp; [.O524] &amp; &quot;, '41'::integer, &quot; &amp; [.N524] &amp; &quot;, 'S'::text, 'S'::text, 'S'::text, 'S'::text, 'S'::text);&quot;; &quot;&quot;)" office:value-type="string" office:string-value="INSERT INTO public.rolopcion(id_rol_opcion, id_rol, id_opcion, consultar, agregar, modificar, eliminar, ejecutar) VALUES (624, '41'::integer, 1200, 'S'::text, 'S'::text, 'S'::text, 'S'::text, 'S'::text);" calcext:value-type="string">
            <text:p>INSERT INTO public.rolopcion(id_rol_opcion, id_rol, id_opcion, consultar, agregar, modificar, eliminar, ejecutar) VALUES (624, '41'::integer, 1200, 'S'::text, 'S'::text, 'S'::text, 'S'::text, 'S'::text);</text:p>
          </table:table-cell>
        </table:table-row>
        <table:table-row table:style-name="ro2">
          <table:table-cell table:formula="of:=[.$A$522]&amp;&quot;.&quot;&amp;[.E525]" office:value-type="string" office:string-value="4.04.05.03" calcext:value-type="string">
            <text:p>4.04.05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Nuevo Año Escolar</text:p>
          </table:table-cell>
          <table:table-cell table:number-columns-repeated="5"/>
          <table:table-cell table:formula="of:=[.F525]" office:value-type="string" office:string-value="Nuevo Año Escolar" calcext:value-type="string">
            <text:p>Nuevo Año Escolar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625" calcext:value-type="float">
            <text:p>625</text:p>
          </table:table-cell>
          <table:table-cell table:style-name="ce3" table:formula="of:=&quot;(&quot; &amp; [.N525] &amp; &quot;,&quot; &amp; [.$R$1] &amp; &quot;, '&quot; &amp; [.L525]  &amp; &quot;', '&quot; &amp; [.I525] &amp;  &quot;', 'D', '&quot; &amp; [.J525] &amp; &quot;', '&quot; &amp; UPPER([.A525]) &amp; &quot;', 'A');&quot;" office:value-type="string" office:string-value="(1201,upper(substr(md5(trunc(random() * 9999999 + 1000000)::text), 1,6)), 'Nuevo Año Escolar', '', 'D', '', '4.04.05.03', 'A');" calcext:value-type="string">
            <text:p>(1201,upper(substr(md5(trunc(random() * 9999999 + 1000000)::text), 1,6)), 'Nuevo Año Escolar', '', 'D', '', '4.04.05.03', 'A'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ublic.opcion(id_opcion, codigo_opcion, descripcion, ruta, tipo, uri, jerarquia, estatus) VALUES (1201,upper(substr(md5(trunc(random() * 9999999 + 1000000)::text), 1,6)), 'Nuevo Año Escolar', '', 'D', '', '4.04.05.03', 'A');" calcext:value-type="string">
            <text:p>INSERT INTO public.opcion(id_opcion, codigo_opcion, descripcion, ruta, tipo, uri, jerarquia, estatus) VALUES (1201,upper(substr(md5(trunc(random() * 9999999 + 1000000)::text), 1,6)), 'Nuevo Año Escolar', '', 'D', '', '4.04.05.03', 'A');</text:p>
          </table:table-cell>
          <table:table-cell table:number-columns-repeated="2"/>
          <table:table-cell table:formula="of:==IF([.L525] &lt;&gt; &quot;&quot;;&quot;INSERT INTO public.rolopcion(id_rol_opcion, id_rol, id_opcion, consultar, agregar, modificar, eliminar, ejecutar) VALUES (&quot; &amp; [.O525] &amp; &quot;, '41'::integer, &quot; &amp; [.N525] &amp; &quot;, 'S'::text, 'S'::text, 'S'::text, 'S'::text, 'S'::text);&quot;; &quot;&quot;)" office:value-type="string" office:string-value="INSERT INTO public.rolopcion(id_rol_opcion, id_rol, id_opcion, consultar, agregar, modificar, eliminar, ejecutar) VALUES (625, '41'::integer, 1201, 'S'::text, 'S'::text, 'S'::text, 'S'::text, 'S'::text);" calcext:value-type="string">
            <text:p>INSERT INTO public.rolopcion(id_rol_opcion, id_rol, id_opcion, consultar, agregar, modificar, eliminar, ejecutar) VALUES (625, '41'::integer, 1201, 'S'::text, 'S'::text, 'S'::text, 'S'::text, 'S'::text);</text:p>
          </table:table-cell>
        </table:table-row>
        <table:table-row table:style-name="ro2">
          <table:table-cell table:formula="of:=[.$A$517]&amp;&quot;.&quot;&amp;[.D526]" office:value-type="string" office:string-value="4.04.06" calcext:value-type="string">
            <text:p>4.04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26]" office:value-type="string" office:string-value="Reportes" calcext:value-type="string">
            <text:p>Reportes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626" calcext:value-type="float">
            <text:p>626</text:p>
          </table:table-cell>
          <table:table-cell table:style-name="ce3" table:formula="of:=&quot;(&quot; &amp; [.N526] &amp; &quot;,&quot; &amp; [.$R$1] &amp; &quot;, '&quot; &amp; [.L526]  &amp; &quot;', '&quot; &amp; [.I526] &amp;  &quot;', 'D', '&quot; &amp; [.J526] &amp; &quot;', '&quot; &amp; UPPER([.A526]) &amp; &quot;', 'A');&quot;" office:value-type="string" office:string-value="(1202,upper(substr(md5(trunc(random() * 9999999 + 1000000)::text), 1,6)), 'Reportes', '', 'D', '', '4.04.06', 'A');" calcext:value-type="string">
            <text:p>(1202,upper(substr(md5(trunc(random() * 9999999 + 1000000)::text), 1,6)), 'Reportes', '', 'D', '', '4.04.06', 'A'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ublic.opcion(id_opcion, codigo_opcion, descripcion, ruta, tipo, uri, jerarquia, estatus) VALUES (1202,upper(substr(md5(trunc(random() * 9999999 + 1000000)::text), 1,6)), 'Reportes', '', 'D', '', '4.04.06', 'A');" calcext:value-type="string">
            <text:p>INSERT INTO public.opcion(id_opcion, codigo_opcion, descripcion, ruta, tipo, uri, jerarquia, estatus) VALUES (1202,upper(substr(md5(trunc(random() * 9999999 + 1000000)::text), 1,6)), 'Reportes', '', 'D', '', '4.04.06', 'A');</text:p>
          </table:table-cell>
          <table:table-cell table:number-columns-repeated="2"/>
          <table:table-cell table:formula="of:==IF([.L526] &lt;&gt; &quot;&quot;;&quot;INSERT INTO public.rolopcion(id_rol_opcion, id_rol, id_opcion, consultar, agregar, modificar, eliminar, ejecutar) VALUES (&quot; &amp; [.O526] &amp; &quot;, '41'::integer, &quot; &amp; [.N526] &amp; &quot;, 'S'::text, 'S'::text, 'S'::text, 'S'::text, 'S'::text);&quot;; &quot;&quot;)" office:value-type="string" office:string-value="INSERT INTO public.rolopcion(id_rol_opcion, id_rol, id_opcion, consultar, agregar, modificar, eliminar, ejecutar) VALUES (626, '41'::integer, 1202, 'S'::text, 'S'::text, 'S'::text, 'S'::text, 'S'::text);" calcext:value-type="string">
            <text:p>INSERT INTO public.rolopcion(id_rol_opcion, id_rol, id_opcion, consultar, agregar, modificar, eliminar, ejecutar) VALUES (626, '41'::integer, 1202, 'S'::text, 'S'::text, 'S'::text, 'S'::text, 'S'::text);</text:p>
          </table:table-cell>
        </table:table-row>
        <table:table-row table:style-name="ro2">
          <table:table-cell table:formula="of:=[.$A$526]&amp;&quot;.&quot;&amp;[.E527]" office:value-type="string" office:string-value="4.04.06.01" calcext:value-type="string">
            <text:p>4.04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Solicitudes de Becas</text:p>
          </table:table-cell>
          <table:table-cell table:number-columns-repeated="5"/>
          <table:table-cell table:formula="of:=[.F527]" office:value-type="string" office:string-value="Reporte Solicitudes de Becas" calcext:value-type="string">
            <text:p>Reporte Solicitudes de Becas</text:p>
          </table:table-cell>
          <table:table-cell/>
          <table:table-cell office:value-type="float" office:value="1203" calcext:value-type="float">
            <text:p>1203</text:p>
          </table:table-cell>
          <table:table-cell office:value-type="float" office:value="627" calcext:value-type="float">
            <text:p>627</text:p>
          </table:table-cell>
          <table:table-cell table:style-name="ce3" table:formula="of:=&quot;(&quot; &amp; [.N527] &amp; &quot;,&quot; &amp; [.$R$1] &amp; &quot;, '&quot; &amp; [.L527]  &amp; &quot;', '&quot; &amp; [.I527] &amp;  &quot;', 'D', '&quot; &amp; [.J527] &amp; &quot;', '&quot; &amp; UPPER([.A527]) &amp; &quot;', 'A');&quot;" office:value-type="string" office:string-value="(1203,upper(substr(md5(trunc(random() * 9999999 + 1000000)::text), 1,6)), 'Reporte Solicitudes de Becas', '', 'D', '', '4.04.06.01', 'A');" calcext:value-type="string">
            <text:p>(1203,upper(substr(md5(trunc(random() * 9999999 + 1000000)::text), 1,6)), 'Reporte Solicitudes de Becas', '', 'D', '', '4.04.06.01', 'A'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ublic.opcion(id_opcion, codigo_opcion, descripcion, ruta, tipo, uri, jerarquia, estatus) VALUES (1203,upper(substr(md5(trunc(random() * 9999999 + 1000000)::text), 1,6)), 'Reporte Solicitudes de Becas', '', 'D', '', '4.04.06.01', 'A');" calcext:value-type="string">
            <text:p>INSERT INTO public.opcion(id_opcion, codigo_opcion, descripcion, ruta, tipo, uri, jerarquia, estatus) VALUES (1203,upper(substr(md5(trunc(random() * 9999999 + 1000000)::text), 1,6)), 'Reporte Solicitudes de Becas', '', 'D', '', '4.04.06.01', 'A');</text:p>
          </table:table-cell>
          <table:table-cell table:number-columns-repeated="2"/>
          <table:table-cell table:formula="of:==IF([.L527] &lt;&gt; &quot;&quot;;&quot;INSERT INTO public.rolopcion(id_rol_opcion, id_rol, id_opcion, consultar, agregar, modificar, eliminar, ejecutar) VALUES (&quot; &amp; [.O527] &amp; &quot;, '41'::integer, &quot; &amp; [.N527] &amp; &quot;, 'S'::text, 'S'::text, 'S'::text, 'S'::text, 'S'::text);&quot;; &quot;&quot;)" office:value-type="string" office:string-value="INSERT INTO public.rolopcion(id_rol_opcion, id_rol, id_opcion, consultar, agregar, modificar, eliminar, ejecutar) VALUES (627, '41'::integer, 1203, 'S'::text, 'S'::text, 'S'::text, 'S'::text, 'S'::text);" calcext:value-type="string">
            <text:p>INSERT INTO public.rolopcion(id_rol_opcion, id_rol, id_opcion, consultar, agregar, modificar, eliminar, ejecutar) VALUES (627, '41'::integer, 1203, 'S'::text, 'S'::text, 'S'::text, 'S'::text, 'S'::text);</text:p>
          </table:table-cell>
        </table:table-row>
        <table:table-row table:style-name="ro2">
          <table:table-cell table:formula="of:=[.$A$526]&amp;&quot;.&quot;&amp;[.E528]" office:value-type="string" office:string-value="4.04.06.02" calcext:value-type="string">
            <text:p>4.04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Becas Aprobadas</text:p>
          </table:table-cell>
          <table:table-cell table:number-columns-repeated="5"/>
          <table:table-cell table:formula="of:=[.F528]" office:value-type="string" office:string-value="Reporte Becas Aprobadas" calcext:value-type="string">
            <text:p>Reporte Becas Aprobadas</text:p>
          </table:table-cell>
          <table:table-cell/>
          <table:table-cell office:value-type="float" office:value="1204" calcext:value-type="float">
            <text:p>1204</text:p>
          </table:table-cell>
          <table:table-cell office:value-type="float" office:value="628" calcext:value-type="float">
            <text:p>628</text:p>
          </table:table-cell>
          <table:table-cell table:style-name="ce3" table:formula="of:=&quot;(&quot; &amp; [.N528] &amp; &quot;,&quot; &amp; [.$R$1] &amp; &quot;, '&quot; &amp; [.L528]  &amp; &quot;', '&quot; &amp; [.I528] &amp;  &quot;', 'D', '&quot; &amp; [.J528] &amp; &quot;', '&quot; &amp; UPPER([.A528]) &amp; &quot;', 'A');&quot;" office:value-type="string" office:string-value="(1204,upper(substr(md5(trunc(random() * 9999999 + 1000000)::text), 1,6)), 'Reporte Becas Aprobadas', '', 'D', '', '4.04.06.02', 'A');" calcext:value-type="string">
            <text:p>(1204,upper(substr(md5(trunc(random() * 9999999 + 1000000)::text), 1,6)), 'Reporte Becas Aprobadas', '', 'D', '', '4.04.06.02', 'A'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ublic.opcion(id_opcion, codigo_opcion, descripcion, ruta, tipo, uri, jerarquia, estatus) VALUES (1204,upper(substr(md5(trunc(random() * 9999999 + 1000000)::text), 1,6)), 'Reporte Becas Aprobadas', '', 'D', '', '4.04.06.02', 'A');" calcext:value-type="string">
            <text:p>INSERT INTO public.opcion(id_opcion, codigo_opcion, descripcion, ruta, tipo, uri, jerarquia, estatus) VALUES (1204,upper(substr(md5(trunc(random() * 9999999 + 1000000)::text), 1,6)), 'Reporte Becas Aprobadas', '', 'D', '', '4.04.06.02', 'A');</text:p>
          </table:table-cell>
          <table:table-cell table:number-columns-repeated="2"/>
          <table:table-cell table:formula="of:==IF([.L528] &lt;&gt; &quot;&quot;;&quot;INSERT INTO public.rolopcion(id_rol_opcion, id_rol, id_opcion, consultar, agregar, modificar, eliminar, ejecutar) VALUES (&quot; &amp; [.O528] &amp; &quot;, '41'::integer, &quot; &amp; [.N528] &amp; &quot;, 'S'::text, 'S'::text, 'S'::text, 'S'::text, 'S'::text);&quot;; &quot;&quot;)" office:value-type="string" office:string-value="INSERT INTO public.rolopcion(id_rol_opcion, id_rol, id_opcion, consultar, agregar, modificar, eliminar, ejecutar) VALUES (628, '41'::integer, 1204, 'S'::text, 'S'::text, 'S'::text, 'S'::text, 'S'::text);" calcext:value-type="string">
            <text:p>INSERT INTO public.rolopcion(id_rol_opcion, id_rol, id_opcion, consultar, agregar, modificar, eliminar, ejecutar) VALUES (628, '41'::integer, 1204, 'S'::text, 'S'::text, 'S'::text, 'S'::text, 'S'::text);</text:p>
          </table:table-cell>
        </table:table-row>
        <table:table-row table:style-name="ro2">
          <table:table-cell table:formula="of:=[.$A$526]&amp;&quot;.&quot;&amp;[.E529]" office:value-type="string" office:string-value="4.04.06.03" calcext:value-type="string">
            <text:p>4.04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Becas Rechazadas</text:p>
          </table:table-cell>
          <table:table-cell table:number-columns-repeated="5"/>
          <table:table-cell table:formula="of:=[.F529]" office:value-type="string" office:string-value="Reporte Becas Rechazadas" calcext:value-type="string">
            <text:p>Reporte Becas Rechazadas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float" office:value="629" calcext:value-type="float">
            <text:p>629</text:p>
          </table:table-cell>
          <table:table-cell table:style-name="ce3" table:formula="of:=&quot;(&quot; &amp; [.N529] &amp; &quot;,&quot; &amp; [.$R$1] &amp; &quot;, '&quot; &amp; [.L529]  &amp; &quot;', '&quot; &amp; [.I529] &amp;  &quot;', 'D', '&quot; &amp; [.J529] &amp; &quot;', '&quot; &amp; UPPER([.A529]) &amp; &quot;', 'A');&quot;" office:value-type="string" office:string-value="(1205,upper(substr(md5(trunc(random() * 9999999 + 1000000)::text), 1,6)), 'Reporte Becas Rechazadas', '', 'D', '', '4.04.06.03', 'A');" calcext:value-type="string">
            <text:p>(1205,upper(substr(md5(trunc(random() * 9999999 + 1000000)::text), 1,6)), 'Reporte Becas Rechazadas', '', 'D', '', '4.04.06.03', 'A'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ublic.opcion(id_opcion, codigo_opcion, descripcion, ruta, tipo, uri, jerarquia, estatus) VALUES (1205,upper(substr(md5(trunc(random() * 9999999 + 1000000)::text), 1,6)), 'Reporte Becas Rechazadas', '', 'D', '', '4.04.06.03', 'A');" calcext:value-type="string">
            <text:p>INSERT INTO public.opcion(id_opcion, codigo_opcion, descripcion, ruta, tipo, uri, jerarquia, estatus) VALUES (1205,upper(substr(md5(trunc(random() * 9999999 + 1000000)::text), 1,6)), 'Reporte Becas Rechazadas', '', 'D', '', '4.04.06.03', 'A');</text:p>
          </table:table-cell>
          <table:table-cell table:number-columns-repeated="2"/>
          <table:table-cell table:formula="of:==IF([.L529] &lt;&gt; &quot;&quot;;&quot;INSERT INTO public.rolopcion(id_rol_opcion, id_rol, id_opcion, consultar, agregar, modificar, eliminar, ejecutar) VALUES (&quot; &amp; [.O529] &amp; &quot;, '41'::integer, &quot; &amp; [.N529] &amp; &quot;, 'S'::text, 'S'::text, 'S'::text, 'S'::text, 'S'::text);&quot;; &quot;&quot;)" office:value-type="string" office:string-value="INSERT INTO public.rolopcion(id_rol_opcion, id_rol, id_opcion, consultar, agregar, modificar, eliminar, ejecutar) VALUES (629, '41'::integer, 1205, 'S'::text, 'S'::text, 'S'::text, 'S'::text, 'S'::text);" calcext:value-type="string">
            <text:p>INSERT INTO public.rolopcion(id_rol_opcion, id_rol, id_opcion, consultar, agregar, modificar, eliminar, ejecutar) VALUES (629, '41'::integer, 1205, 'S'::text, 'S'::text, 'S'::text, 'S'::text, 'S'::text);</text:p>
          </table:table-cell>
        </table:table-row>
        <table:table-row table:style-name="ro2">
          <table:table-cell table:formula="of:=[.$A$526]&amp;&quot;.&quot;&amp;[.E530]" office:value-type="string" office:string-value="4.04.06.04" calcext:value-type="string">
            <text:p>4.04.06.04</text:p>
          </table:table-cell>
          <table:table-cell table:number-columns-repeated="3"/>
          <table:table-cell office:value-type="string" calcext:value-type="string">
            <text:p>04</text:p>
          </table:table-cell>
          <table:table-cell office:value-type="string" calcext:value-type="string">
            <text:p>Reporte Becas por Nivel</text:p>
          </table:table-cell>
          <table:table-cell table:number-columns-repeated="5"/>
          <table:table-cell table:formula="of:=[.F530]" office:value-type="string" office:string-value="Reporte Becas por Nivel" calcext:value-type="string">
            <text:p>Reporte Becas por Nivel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float" office:value="630" calcext:value-type="float">
            <text:p>630</text:p>
          </table:table-cell>
          <table:table-cell table:style-name="ce3" table:formula="of:=&quot;(&quot; &amp; [.N530] &amp; &quot;,&quot; &amp; [.$R$1] &amp; &quot;, '&quot; &amp; [.L530]  &amp; &quot;', '&quot; &amp; [.I530] &amp;  &quot;', 'D', '&quot; &amp; [.J530] &amp; &quot;', '&quot; &amp; UPPER([.A530]) &amp; &quot;', 'A');&quot;" office:value-type="string" office:string-value="(1206,upper(substr(md5(trunc(random() * 9999999 + 1000000)::text), 1,6)), 'Reporte Becas por Nivel', '', 'D', '', '4.04.06.04', 'A');" calcext:value-type="string">
            <text:p>(1206,upper(substr(md5(trunc(random() * 9999999 + 1000000)::text), 1,6)), 'Reporte Becas por Nivel', '', 'D', '', '4.04.06.04', 'A'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ublic.opcion(id_opcion, codigo_opcion, descripcion, ruta, tipo, uri, jerarquia, estatus) VALUES (1206,upper(substr(md5(trunc(random() * 9999999 + 1000000)::text), 1,6)), 'Reporte Becas por Nivel', '', 'D', '', '4.04.06.04', 'A');" calcext:value-type="string">
            <text:p>INSERT INTO public.opcion(id_opcion, codigo_opcion, descripcion, ruta, tipo, uri, jerarquia, estatus) VALUES (1206,upper(substr(md5(trunc(random() * 9999999 + 1000000)::text), 1,6)), 'Reporte Becas por Nivel', '', 'D', '', '4.04.06.04', 'A');</text:p>
          </table:table-cell>
          <table:table-cell table:number-columns-repeated="2"/>
          <table:table-cell table:formula="of:==IF([.L530] &lt;&gt; &quot;&quot;;&quot;INSERT INTO public.rolopcion(id_rol_opcion, id_rol, id_opcion, consultar, agregar, modificar, eliminar, ejecutar) VALUES (&quot; &amp; [.O530] &amp; &quot;, '41'::integer, &quot; &amp; [.N530] &amp; &quot;, 'S'::text, 'S'::text, 'S'::text, 'S'::text, 'S'::text);&quot;; &quot;&quot;)" office:value-type="string" office:string-value="INSERT INTO public.rolopcion(id_rol_opcion, id_rol, id_opcion, consultar, agregar, modificar, eliminar, ejecutar) VALUES (630, '41'::integer, 1206, 'S'::text, 'S'::text, 'S'::text, 'S'::text, 'S'::text);" calcext:value-type="string">
            <text:p>INSERT INTO public.rolopcion(id_rol_opcion, id_rol, id_opcion, consultar, agregar, modificar, eliminar, ejecutar) VALUES (630, '41'::integer, 1206, 'S'::text, 'S'::text, 'S'::text, 'S'::text, 'S'::text);</text:p>
          </table:table-cell>
        </table:table-row>
        <table:table-row table:style-name="ro2">
          <table:table-cell table:formula="of:=[.$A$501]&amp;&quot;.&quot;&amp;[.C531]" office:value-type="string" office:string-value="4.05" calcext:value-type="string">
            <text:p>4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Centro Educación Inicial</text:p>
          </table:table-cell>
          <table:table-cell table:number-columns-repeated="7"/>
          <table:table-cell table:formula="of:=[.D531]" office:value-type="string" office:string-value="Centro Educación Inicial" calcext:value-type="string">
            <text:p>Centro Educación Inicial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631" calcext:value-type="float">
            <text:p>631</text:p>
          </table:table-cell>
          <table:table-cell table:style-name="ce3" table:formula="of:=&quot;(&quot; &amp; [.N531] &amp; &quot;,&quot; &amp; [.$R$1] &amp; &quot;, '&quot; &amp; [.L531]  &amp; &quot;', '&quot; &amp; [.I531] &amp;  &quot;', 'D', '&quot; &amp; [.J531] &amp; &quot;', '&quot; &amp; UPPER([.A531]) &amp; &quot;', 'A');&quot;" office:value-type="string" office:string-value="(1207,upper(substr(md5(trunc(random() * 9999999 + 1000000)::text), 1,6)), 'Centro Educación Inicial', '', 'D', '', '4.05', 'A');" calcext:value-type="string">
            <text:p>(1207,upper(substr(md5(trunc(random() * 9999999 + 1000000)::text), 1,6)), 'Centro Educación Inicial', '', 'D', '', '4.05', 'A'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ublic.opcion(id_opcion, codigo_opcion, descripcion, ruta, tipo, uri, jerarquia, estatus) VALUES (1207,upper(substr(md5(trunc(random() * 9999999 + 1000000)::text), 1,6)), 'Centro Educación Inicial', '', 'D', '', '4.05', 'A');" calcext:value-type="string">
            <text:p>INSERT INTO public.opcion(id_opcion, codigo_opcion, descripcion, ruta, tipo, uri, jerarquia, estatus) VALUES (1207,upper(substr(md5(trunc(random() * 9999999 + 1000000)::text), 1,6)), 'Centro Educación Inicial', '', 'D', '', '4.05', 'A');</text:p>
          </table:table-cell>
          <table:table-cell table:number-columns-repeated="2"/>
          <table:table-cell table:formula="of:==IF([.L531] &lt;&gt; &quot;&quot;;&quot;INSERT INTO public.rolopcion(id_rol_opcion, id_rol, id_opcion, consultar, agregar, modificar, eliminar, ejecutar) VALUES (&quot; &amp; [.O531] &amp; &quot;, '41'::integer, &quot; &amp; [.N531] &amp; &quot;, 'S'::text, 'S'::text, 'S'::text, 'S'::text, 'S'::text);&quot;; &quot;&quot;)" office:value-type="string" office:string-value="INSERT INTO public.rolopcion(id_rol_opcion, id_rol, id_opcion, consultar, agregar, modificar, eliminar, ejecutar) VALUES (631, '41'::integer, 1207, 'S'::text, 'S'::text, 'S'::text, 'S'::text, 'S'::text);" calcext:value-type="string">
            <text:p>INSERT INTO public.rolopcion(id_rol_opcion, id_rol, id_opcion, consultar, agregar, modificar, eliminar, ejecutar) VALUES (631, '41'::integer, 1207, 'S'::text, 'S'::text, 'S'::text, 'S'::text, 'S'::text);</text:p>
          </table:table-cell>
        </table:table-row>
        <table:table-row table:style-name="ro2">
          <table:table-cell table:formula="of:=[.$A$531]&amp;&quot;.&quot;&amp;[.D532]" office:value-type="string" office:string-value="4.05.01" calcext:value-type="string">
            <text:p>4.05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Parámetros</text:p>
          </table:table-cell>
          <table:table-cell table:number-columns-repeated="6"/>
          <table:table-cell table:formula="of:=[.E532]" office:value-type="string" office:string-value="Parámetros" calcext:value-type="string">
            <text:p>Parámetros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632" calcext:value-type="float">
            <text:p>632</text:p>
          </table:table-cell>
          <table:table-cell table:style-name="ce3" table:formula="of:=&quot;(&quot; &amp; [.N532] &amp; &quot;,&quot; &amp; [.$R$1] &amp; &quot;, '&quot; &amp; [.L532]  &amp; &quot;', '&quot; &amp; [.I532] &amp;  &quot;', 'D', '&quot; &amp; [.J532] &amp; &quot;', '&quot; &amp; UPPER([.A532]) &amp; &quot;', 'A');&quot;" office:value-type="string" office:string-value="(1208,upper(substr(md5(trunc(random() * 9999999 + 1000000)::text), 1,6)), 'Parámetros', '', 'D', '', '4.05.01', 'A');" calcext:value-type="string">
            <text:p>(1208,upper(substr(md5(trunc(random() * 9999999 + 1000000)::text), 1,6)), 'Parámetros', '', 'D', '', '4.05.01', 'A'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ublic.opcion(id_opcion, codigo_opcion, descripcion, ruta, tipo, uri, jerarquia, estatus) VALUES (1208,upper(substr(md5(trunc(random() * 9999999 + 1000000)::text), 1,6)), 'Parámetros', '', 'D', '', '4.05.01', 'A');" calcext:value-type="string">
            <text:p>INSERT INTO public.opcion(id_opcion, codigo_opcion, descripcion, ruta, tipo, uri, jerarquia, estatus) VALUES (1208,upper(substr(md5(trunc(random() * 9999999 + 1000000)::text), 1,6)), 'Parámetros', '', 'D', '', '4.05.01', 'A');</text:p>
          </table:table-cell>
          <table:table-cell table:number-columns-repeated="2"/>
          <table:table-cell table:formula="of:==IF([.L532] &lt;&gt; &quot;&quot;;&quot;INSERT INTO public.rolopcion(id_rol_opcion, id_rol, id_opcion, consultar, agregar, modificar, eliminar, ejecutar) VALUES (&quot; &amp; [.O532] &amp; &quot;, '41'::integer, &quot; &amp; [.N532] &amp; &quot;, 'S'::text, 'S'::text, 'S'::text, 'S'::text, 'S'::text);&quot;; &quot;&quot;)" office:value-type="string" office:string-value="INSERT INTO public.rolopcion(id_rol_opcion, id_rol, id_opcion, consultar, agregar, modificar, eliminar, ejecutar) VALUES (632, '41'::integer, 1208, 'S'::text, 'S'::text, 'S'::text, 'S'::text, 'S'::text);" calcext:value-type="string">
            <text:p>INSERT INTO public.rolopcion(id_rol_opcion, id_rol, id_opcion, consultar, agregar, modificar, eliminar, ejecutar) VALUES (632, '41'::integer, 1208, 'S'::text, 'S'::text, 'S'::text, 'S'::text, 'S'::text);</text:p>
          </table:table-cell>
        </table:table-row>
        <table:table-row table:style-name="ro2">
          <table:table-cell table:formula="of:=[.$A$531]&amp;&quot;.&quot;&amp;[.D533]" office:value-type="string" office:string-value="4.05.02" calcext:value-type="string">
            <text:p>4.05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entro Educación Inicial</text:p>
          </table:table-cell>
          <table:table-cell table:number-columns-repeated="6"/>
          <table:table-cell table:formula="of:=[.E533]" office:value-type="string" office:string-value="Centro Educación Inicial" calcext:value-type="string">
            <text:p>Centro Educación Inicial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float" office:value="633" calcext:value-type="float">
            <text:p>633</text:p>
          </table:table-cell>
          <table:table-cell table:style-name="ce3" table:formula="of:=&quot;(&quot; &amp; [.N533] &amp; &quot;,&quot; &amp; [.$R$1] &amp; &quot;, '&quot; &amp; [.L533]  &amp; &quot;', '&quot; &amp; [.I533] &amp;  &quot;', 'D', '&quot; &amp; [.J533] &amp; &quot;', '&quot; &amp; UPPER([.A533]) &amp; &quot;', 'A');&quot;" office:value-type="string" office:string-value="(1209,upper(substr(md5(trunc(random() * 9999999 + 1000000)::text), 1,6)), 'Centro Educación Inicial', '', 'D', '', '4.05.02', 'A');" calcext:value-type="string">
            <text:p>(1209,upper(substr(md5(trunc(random() * 9999999 + 1000000)::text), 1,6)), 'Centro Educación Inicial', '', 'D', '', '4.05.02', 'A'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ublic.opcion(id_opcion, codigo_opcion, descripcion, ruta, tipo, uri, jerarquia, estatus) VALUES (1209,upper(substr(md5(trunc(random() * 9999999 + 1000000)::text), 1,6)), 'Centro Educación Inicial', '', 'D', '', '4.05.02', 'A');" calcext:value-type="string">
            <text:p>INSERT INTO public.opcion(id_opcion, codigo_opcion, descripcion, ruta, tipo, uri, jerarquia, estatus) VALUES (1209,upper(substr(md5(trunc(random() * 9999999 + 1000000)::text), 1,6)), 'Centro Educación Inicial', '', 'D', '', '4.05.02', 'A');</text:p>
          </table:table-cell>
          <table:table-cell table:number-columns-repeated="2"/>
          <table:table-cell table:formula="of:==IF([.L533] &lt;&gt; &quot;&quot;;&quot;INSERT INTO public.rolopcion(id_rol_opcion, id_rol, id_opcion, consultar, agregar, modificar, eliminar, ejecutar) VALUES (&quot; &amp; [.O533] &amp; &quot;, '41'::integer, &quot; &amp; [.N533] &amp; &quot;, 'S'::text, 'S'::text, 'S'::text, 'S'::text, 'S'::text);&quot;; &quot;&quot;)" office:value-type="string" office:string-value="INSERT INTO public.rolopcion(id_rol_opcion, id_rol, id_opcion, consultar, agregar, modificar, eliminar, ejecutar) VALUES (633, '41'::integer, 1209, 'S'::text, 'S'::text, 'S'::text, 'S'::text, 'S'::text);" calcext:value-type="string">
            <text:p>INSERT INTO public.rolopcion(id_rol_opcion, id_rol, id_opcion, consultar, agregar, modificar, eliminar, ejecutar) VALUES (633, '41'::integer, 1209, 'S'::text, 'S'::text, 'S'::text, 'S'::text, 'S'::text);</text:p>
          </table:table-cell>
        </table:table-row>
        <table:table-row table:style-name="ro2">
          <table:table-cell table:formula="of:=[.$A$531]&amp;&quot;.&quot;&amp;[.D534]" office:value-type="string" office:string-value="4.05.03" calcext:value-type="string">
            <text:p>4.05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Centro Educación Inicial por Trabajador</text:p>
          </table:table-cell>
          <table:table-cell table:number-columns-repeated="6"/>
          <table:table-cell table:formula="of:=[.E534]" office:value-type="string" office:string-value="Centro Educación Inicial por Trabajador" calcext:value-type="string">
            <text:p>Centro Educación Inicial por Trabajador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634" calcext:value-type="float">
            <text:p>634</text:p>
          </table:table-cell>
          <table:table-cell table:style-name="ce3" table:formula="of:=&quot;(&quot; &amp; [.N534] &amp; &quot;,&quot; &amp; [.$R$1] &amp; &quot;, '&quot; &amp; [.L534]  &amp; &quot;', '&quot; &amp; [.I534] &amp;  &quot;', 'D', '&quot; &amp; [.J534] &amp; &quot;', '&quot; &amp; UPPER([.A534]) &amp; &quot;', 'A');&quot;" office:value-type="string" office:string-value="(1210,upper(substr(md5(trunc(random() * 9999999 + 1000000)::text), 1,6)), 'Centro Educación Inicial por Trabajador', '', 'D', '', '4.05.03', 'A');" calcext:value-type="string">
            <text:p>(1210,upper(substr(md5(trunc(random() * 9999999 + 1000000)::text), 1,6)), 'Centro Educación Inicial por Trabajador', '', 'D', '', '4.05.03', 'A'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ublic.opcion(id_opcion, codigo_opcion, descripcion, ruta, tipo, uri, jerarquia, estatus) VALUES (1210,upper(substr(md5(trunc(random() * 9999999 + 1000000)::text), 1,6)), 'Centro Educación Inicial por Trabajador', '', 'D', '', '4.05.03', 'A');" calcext:value-type="string">
            <text:p>INSERT INTO public.opcion(id_opcion, codigo_opcion, descripcion, ruta, tipo, uri, jerarquia, estatus) VALUES (1210,upper(substr(md5(trunc(random() * 9999999 + 1000000)::text), 1,6)), 'Centro Educación Inicial por Trabajador', '', 'D', '', '4.05.03', 'A');</text:p>
          </table:table-cell>
          <table:table-cell table:number-columns-repeated="2"/>
          <table:table-cell table:formula="of:==IF([.L534] &lt;&gt; &quot;&quot;;&quot;INSERT INTO public.rolopcion(id_rol_opcion, id_rol, id_opcion, consultar, agregar, modificar, eliminar, ejecutar) VALUES (&quot; &amp; [.O534] &amp; &quot;, '41'::integer, &quot; &amp; [.N534] &amp; &quot;, 'S'::text, 'S'::text, 'S'::text, 'S'::text, 'S'::text);&quot;; &quot;&quot;)" office:value-type="string" office:string-value="INSERT INTO public.rolopcion(id_rol_opcion, id_rol, id_opcion, consultar, agregar, modificar, eliminar, ejecutar) VALUES (634, '41'::integer, 1210, 'S'::text, 'S'::text, 'S'::text, 'S'::text, 'S'::text);" calcext:value-type="string">
            <text:p>INSERT INTO public.rolopcion(id_rol_opcion, id_rol, id_opcion, consultar, agregar, modificar, eliminar, ejecutar) VALUES (634, '41'::integer, 1210, 'S'::text, 'S'::text, 'S'::text, 'S'::text, 'S'::text);</text:p>
          </table:table-cell>
        </table:table-row>
        <table:table-row table:style-name="ro2">
          <table:table-cell table:formula="of:=[.$A$531]&amp;&quot;.&quot;&amp;[.D535]" office:value-type="string" office:string-value="4.05.04" calcext:value-type="string">
            <text:p>4.05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 Generar Pagos</text:p>
          </table:table-cell>
          <table:table-cell table:number-columns-repeated="6"/>
          <table:table-cell table:formula="of:=[.E535]" office:value-type="string" office:string-value="Proceso Generar Pagos" calcext:value-type="string">
            <text:p>Proceso Generar Pagos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635" calcext:value-type="float">
            <text:p>635</text:p>
          </table:table-cell>
          <table:table-cell table:style-name="ce3" table:formula="of:=&quot;(&quot; &amp; [.N535] &amp; &quot;,&quot; &amp; [.$R$1] &amp; &quot;, '&quot; &amp; [.L535]  &amp; &quot;', '&quot; &amp; [.I535] &amp;  &quot;', 'D', '&quot; &amp; [.J535] &amp; &quot;', '&quot; &amp; UPPER([.A535]) &amp; &quot;', 'A');&quot;" office:value-type="string" office:string-value="(1211,upper(substr(md5(trunc(random() * 9999999 + 1000000)::text), 1,6)), 'Proceso Generar Pagos', '', 'D', '', '4.05.04', 'A');" calcext:value-type="string">
            <text:p>(1211,upper(substr(md5(trunc(random() * 9999999 + 1000000)::text), 1,6)), 'Proceso Generar Pagos', '', 'D', '', '4.05.04', 'A'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ublic.opcion(id_opcion, codigo_opcion, descripcion, ruta, tipo, uri, jerarquia, estatus) VALUES (1211,upper(substr(md5(trunc(random() * 9999999 + 1000000)::text), 1,6)), 'Proceso Generar Pagos', '', 'D', '', '4.05.04', 'A');" calcext:value-type="string">
            <text:p>INSERT INTO public.opcion(id_opcion, codigo_opcion, descripcion, ruta, tipo, uri, jerarquia, estatus) VALUES (1211,upper(substr(md5(trunc(random() * 9999999 + 1000000)::text), 1,6)), 'Proceso Generar Pagos', '', 'D', '', '4.05.04', 'A');</text:p>
          </table:table-cell>
          <table:table-cell table:number-columns-repeated="2"/>
          <table:table-cell table:formula="of:==IF([.L535] &lt;&gt; &quot;&quot;;&quot;INSERT INTO public.rolopcion(id_rol_opcion, id_rol, id_opcion, consultar, agregar, modificar, eliminar, ejecutar) VALUES (&quot; &amp; [.O535] &amp; &quot;, '41'::integer, &quot; &amp; [.N535] &amp; &quot;, 'S'::text, 'S'::text, 'S'::text, 'S'::text, 'S'::text);&quot;; &quot;&quot;)" office:value-type="string" office:string-value="INSERT INTO public.rolopcion(id_rol_opcion, id_rol, id_opcion, consultar, agregar, modificar, eliminar, ejecutar) VALUES (635, '41'::integer, 1211, 'S'::text, 'S'::text, 'S'::text, 'S'::text, 'S'::text);" calcext:value-type="string">
            <text:p>INSERT INTO public.rolopcion(id_rol_opcion, id_rol, id_opcion, consultar, agregar, modificar, eliminar, ejecutar) VALUES (635, '41'::integer, 1211, 'S'::text, 'S'::text, 'S'::text, 'S'::text, 'S'::text);</text:p>
          </table:table-cell>
        </table:table-row>
        <table:table-row table:style-name="ro2">
          <table:table-cell table:formula="of:=[.$A$531]&amp;&quot;.&quot;&amp;[.D536]" office:value-type="string" office:string-value="4.05.05" calcext:value-type="string">
            <text:p>4.05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Centro Educación Inicial</text:p>
          </table:table-cell>
          <table:table-cell table:number-columns-repeated="6"/>
          <table:table-cell table:formula="of:=[.E536]" office:value-type="string" office:string-value="Reporte Centro Educación Inicial" calcext:value-type="string">
            <text:p>Reporte Centro Educación Inicial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636" calcext:value-type="float">
            <text:p>636</text:p>
          </table:table-cell>
          <table:table-cell table:style-name="ce3" table:formula="of:=&quot;(&quot; &amp; [.N536] &amp; &quot;,&quot; &amp; [.$R$1] &amp; &quot;, '&quot; &amp; [.L536]  &amp; &quot;', '&quot; &amp; [.I536] &amp;  &quot;', 'D', '&quot; &amp; [.J536] &amp; &quot;', '&quot; &amp; UPPER([.A536]) &amp; &quot;', 'A');&quot;" office:value-type="string" office:string-value="(1212,upper(substr(md5(trunc(random() * 9999999 + 1000000)::text), 1,6)), 'Reporte Centro Educación Inicial', '', 'D', '', '4.05.05', 'A');" calcext:value-type="string">
            <text:p>(1212,upper(substr(md5(trunc(random() * 9999999 + 1000000)::text), 1,6)), 'Reporte Centro Educación Inicial', '', 'D', '', '4.05.05', 'A'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ublic.opcion(id_opcion, codigo_opcion, descripcion, ruta, tipo, uri, jerarquia, estatus) VALUES (1212,upper(substr(md5(trunc(random() * 9999999 + 1000000)::text), 1,6)), 'Reporte Centro Educación Inicial', '', 'D', '', '4.05.05', 'A');" calcext:value-type="string">
            <text:p>INSERT INTO public.opcion(id_opcion, codigo_opcion, descripcion, ruta, tipo, uri, jerarquia, estatus) VALUES (1212,upper(substr(md5(trunc(random() * 9999999 + 1000000)::text), 1,6)), 'Reporte Centro Educación Inicial', '', 'D', '', '4.05.05', 'A');</text:p>
          </table:table-cell>
          <table:table-cell table:number-columns-repeated="2"/>
          <table:table-cell table:formula="of:==IF([.L536] &lt;&gt; &quot;&quot;;&quot;INSERT INTO public.rolopcion(id_rol_opcion, id_rol, id_opcion, consultar, agregar, modificar, eliminar, ejecutar) VALUES (&quot; &amp; [.O536] &amp; &quot;, '41'::integer, &quot; &amp; [.N536] &amp; &quot;, 'S'::text, 'S'::text, 'S'::text, 'S'::text, 'S'::text);&quot;; &quot;&quot;)" office:value-type="string" office:string-value="INSERT INTO public.rolopcion(id_rol_opcion, id_rol, id_opcion, consultar, agregar, modificar, eliminar, ejecutar) VALUES (636, '41'::integer, 1212, 'S'::text, 'S'::text, 'S'::text, 'S'::text, 'S'::text);" calcext:value-type="string">
            <text:p>INSERT INTO public.rolopcion(id_rol_opcion, id_rol, id_opcion, consultar, agregar, modificar, eliminar, ejecutar) VALUES (636, '41'::integer, 1212, 'S'::text, 'S'::text, 'S'::text, 'S'::text, 'S'::text);</text:p>
          </table:table-cell>
        </table:table-row>
        <table:table-row table:style-name="ro2">
          <table:table-cell table:formula="of:=[.$A$501]&amp;&quot;.&quot;&amp;[.C537]" office:value-type="string" office:string-value="4.06" calcext:value-type="string">
            <text:p>4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Dotaciones</text:p>
          </table:table-cell>
          <table:table-cell table:number-columns-repeated="7"/>
          <table:table-cell table:formula="of:=[.D537]" office:value-type="string" office:string-value="Dotaciones" calcext:value-type="string">
            <text:p>Dotaciones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float" office:value="637" calcext:value-type="float">
            <text:p>637</text:p>
          </table:table-cell>
          <table:table-cell table:style-name="ce3" table:formula="of:=&quot;(&quot; &amp; [.N537] &amp; &quot;,&quot; &amp; [.$R$1] &amp; &quot;, '&quot; &amp; [.L537]  &amp; &quot;', '&quot; &amp; [.I537] &amp;  &quot;', 'D', '&quot; &amp; [.J537] &amp; &quot;', '&quot; &amp; UPPER([.A537]) &amp; &quot;', 'A');&quot;" office:value-type="string" office:string-value="(1213,upper(substr(md5(trunc(random() * 9999999 + 1000000)::text), 1,6)), 'Dotaciones', '', 'D', '', '4.06', 'A');" calcext:value-type="string">
            <text:p>(1213,upper(substr(md5(trunc(random() * 9999999 + 1000000)::text), 1,6)), 'Dotaciones', '', 'D', '', '4.06', 'A'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ublic.opcion(id_opcion, codigo_opcion, descripcion, ruta, tipo, uri, jerarquia, estatus) VALUES (1213,upper(substr(md5(trunc(random() * 9999999 + 1000000)::text), 1,6)), 'Dotaciones', '', 'D', '', '4.06', 'A');" calcext:value-type="string">
            <text:p>INSERT INTO public.opcion(id_opcion, codigo_opcion, descripcion, ruta, tipo, uri, jerarquia, estatus) VALUES (1213,upper(substr(md5(trunc(random() * 9999999 + 1000000)::text), 1,6)), 'Dotaciones', '', 'D', '', '4.06', 'A');</text:p>
          </table:table-cell>
          <table:table-cell table:number-columns-repeated="2"/>
          <table:table-cell table:formula="of:==IF([.L537] &lt;&gt; &quot;&quot;;&quot;INSERT INTO public.rolopcion(id_rol_opcion, id_rol, id_opcion, consultar, agregar, modificar, eliminar, ejecutar) VALUES (&quot; &amp; [.O537] &amp; &quot;, '41'::integer, &quot; &amp; [.N537] &amp; &quot;, 'S'::text, 'S'::text, 'S'::text, 'S'::text, 'S'::text);&quot;; &quot;&quot;)" office:value-type="string" office:string-value="INSERT INTO public.rolopcion(id_rol_opcion, id_rol, id_opcion, consultar, agregar, modificar, eliminar, ejecutar) VALUES (637, '41'::integer, 1213, 'S'::text, 'S'::text, 'S'::text, 'S'::text, 'S'::text);" calcext:value-type="string">
            <text:p>INSERT INTO public.rolopcion(id_rol_opcion, id_rol, id_opcion, consultar, agregar, modificar, eliminar, ejecutar) VALUES (637, '41'::integer, 1213, 'S'::text, 'S'::text, 'S'::text, 'S'::text, 'S'::text);</text:p>
          </table:table-cell>
        </table:table-row>
        <table:table-row table:style-name="ro2">
          <table:table-cell table:formula="of:=[.$A$537]&amp;&quot;.&quot;&amp;[.D538]" office:value-type="string" office:string-value="4.06.01" calcext:value-type="string">
            <text:p>4.06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ipos de Dotación</text:p>
          </table:table-cell>
          <table:table-cell table:number-columns-repeated="6"/>
          <table:table-cell table:formula="of:=[.E538]" office:value-type="string" office:string-value="Tipos de Dotación" calcext:value-type="string">
            <text:p>Tipos de Dotación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float" office:value="638" calcext:value-type="float">
            <text:p>638</text:p>
          </table:table-cell>
          <table:table-cell table:style-name="ce3" table:formula="of:=&quot;(&quot; &amp; [.N538] &amp; &quot;,&quot; &amp; [.$R$1] &amp; &quot;, '&quot; &amp; [.L538]  &amp; &quot;', '&quot; &amp; [.I538] &amp;  &quot;', 'D', '&quot; &amp; [.J538] &amp; &quot;', '&quot; &amp; UPPER([.A538]) &amp; &quot;', 'A');&quot;" office:value-type="string" office:string-value="(1214,upper(substr(md5(trunc(random() * 9999999 + 1000000)::text), 1,6)), 'Tipos de Dotación', '', 'D', '', '4.06.01', 'A');" calcext:value-type="string">
            <text:p>(1214,upper(substr(md5(trunc(random() * 9999999 + 1000000)::text), 1,6)), 'Tipos de Dotación', '', 'D', '', '4.06.01', 'A'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ublic.opcion(id_opcion, codigo_opcion, descripcion, ruta, tipo, uri, jerarquia, estatus) VALUES (1214,upper(substr(md5(trunc(random() * 9999999 + 1000000)::text), 1,6)), 'Tipos de Dotación', '', 'D', '', '4.06.01', 'A');" calcext:value-type="string">
            <text:p>INSERT INTO public.opcion(id_opcion, codigo_opcion, descripcion, ruta, tipo, uri, jerarquia, estatus) VALUES (1214,upper(substr(md5(trunc(random() * 9999999 + 1000000)::text), 1,6)), 'Tipos de Dotación', '', 'D', '', '4.06.01', 'A');</text:p>
          </table:table-cell>
          <table:table-cell table:number-columns-repeated="2"/>
          <table:table-cell table:formula="of:==IF([.L538] &lt;&gt; &quot;&quot;;&quot;INSERT INTO public.rolopcion(id_rol_opcion, id_rol, id_opcion, consultar, agregar, modificar, eliminar, ejecutar) VALUES (&quot; &amp; [.O538] &amp; &quot;, '41'::integer, &quot; &amp; [.N538] &amp; &quot;, 'S'::text, 'S'::text, 'S'::text, 'S'::text, 'S'::text);&quot;; &quot;&quot;)" office:value-type="string" office:string-value="INSERT INTO public.rolopcion(id_rol_opcion, id_rol, id_opcion, consultar, agregar, modificar, eliminar, ejecutar) VALUES (638, '41'::integer, 1214, 'S'::text, 'S'::text, 'S'::text, 'S'::text, 'S'::text);" calcext:value-type="string">
            <text:p>INSERT INTO public.rolopcion(id_rol_opcion, id_rol, id_opcion, consultar, agregar, modificar, eliminar, ejecutar) VALUES (638, '41'::integer, 1214, 'S'::text, 'S'::text, 'S'::text, 'S'::text, 'S'::text);</text:p>
          </table:table-cell>
        </table:table-row>
        <table:table-row table:style-name="ro2">
          <table:table-cell table:formula="of:=[.$A$537]&amp;&quot;.&quot;&amp;[.D539]" office:value-type="string" office:string-value="4.06.02" calcext:value-type="string">
            <text:p>4.06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Sub-tipos de Dotación</text:p>
          </table:table-cell>
          <table:table-cell table:number-columns-repeated="6"/>
          <table:table-cell table:formula="of:=[.E539]" office:value-type="string" office:string-value="Sub-tipos de Dotación" calcext:value-type="string">
            <text:p>Sub-tipos de Dotación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float" office:value="639" calcext:value-type="float">
            <text:p>639</text:p>
          </table:table-cell>
          <table:table-cell table:style-name="ce3" table:formula="of:=&quot;(&quot; &amp; [.N539] &amp; &quot;,&quot; &amp; [.$R$1] &amp; &quot;, '&quot; &amp; [.L539]  &amp; &quot;', '&quot; &amp; [.I539] &amp;  &quot;', 'D', '&quot; &amp; [.J539] &amp; &quot;', '&quot; &amp; UPPER([.A539]) &amp; &quot;', 'A');&quot;" office:value-type="string" office:string-value="(1215,upper(substr(md5(trunc(random() * 9999999 + 1000000)::text), 1,6)), 'Sub-tipos de Dotación', '', 'D', '', '4.06.02', 'A');" calcext:value-type="string">
            <text:p>(1215,upper(substr(md5(trunc(random() * 9999999 + 1000000)::text), 1,6)), 'Sub-tipos de Dotación', '', 'D', '', '4.06.02', 'A'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ublic.opcion(id_opcion, codigo_opcion, descripcion, ruta, tipo, uri, jerarquia, estatus) VALUES (1215,upper(substr(md5(trunc(random() * 9999999 + 1000000)::text), 1,6)), 'Sub-tipos de Dotación', '', 'D', '', '4.06.02', 'A');" calcext:value-type="string">
            <text:p>INSERT INTO public.opcion(id_opcion, codigo_opcion, descripcion, ruta, tipo, uri, jerarquia, estatus) VALUES (1215,upper(substr(md5(trunc(random() * 9999999 + 1000000)::text), 1,6)), 'Sub-tipos de Dotación', '', 'D', '', '4.06.02', 'A');</text:p>
          </table:table-cell>
          <table:table-cell table:number-columns-repeated="2"/>
          <table:table-cell table:formula="of:==IF([.L539] &lt;&gt; &quot;&quot;;&quot;INSERT INTO public.rolopcion(id_rol_opcion, id_rol, id_opcion, consultar, agregar, modificar, eliminar, ejecutar) VALUES (&quot; &amp; [.O539] &amp; &quot;, '41'::integer, &quot; &amp; [.N539] &amp; &quot;, 'S'::text, 'S'::text, 'S'::text, 'S'::text, 'S'::text);&quot;; &quot;&quot;)" office:value-type="string" office:string-value="INSERT INTO public.rolopcion(id_rol_opcion, id_rol, id_opcion, consultar, agregar, modificar, eliminar, ejecutar) VALUES (639, '41'::integer, 1215, 'S'::text, 'S'::text, 'S'::text, 'S'::text, 'S'::text);" calcext:value-type="string">
            <text:p>INSERT INTO public.rolopcion(id_rol_opcion, id_rol, id_opcion, consultar, agregar, modificar, eliminar, ejecutar) VALUES (639, '41'::integer, 1215, 'S'::text, 'S'::text, 'S'::text, 'S'::text, 'S'::text);</text:p>
          </table:table-cell>
        </table:table-row>
        <table:table-row table:style-name="ro2">
          <table:table-cell table:formula="of:=[.$A$537]&amp;&quot;.&quot;&amp;[.D540]" office:value-type="string" office:string-value="4.06.03" calcext:value-type="string">
            <text:p>4.06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Dotación por Cargo</text:p>
          </table:table-cell>
          <table:table-cell table:number-columns-repeated="6"/>
          <table:table-cell table:formula="of:=[.E540]" office:value-type="string" office:string-value="Dotación por Cargo" calcext:value-type="string">
            <text:p>Dotación por Cargo</text:p>
          </table:table-cell>
          <table:table-cell/>
          <table:table-cell office:value-type="float" office:value="1216" calcext:value-type="float">
            <text:p>1216</text:p>
          </table:table-cell>
          <table:table-cell office:value-type="float" office:value="640" calcext:value-type="float">
            <text:p>640</text:p>
          </table:table-cell>
          <table:table-cell table:style-name="ce3" table:formula="of:=&quot;(&quot; &amp; [.N540] &amp; &quot;,&quot; &amp; [.$R$1] &amp; &quot;, '&quot; &amp; [.L540]  &amp; &quot;', '&quot; &amp; [.I540] &amp;  &quot;', 'D', '&quot; &amp; [.J540] &amp; &quot;', '&quot; &amp; UPPER([.A540]) &amp; &quot;', 'A');&quot;" office:value-type="string" office:string-value="(1216,upper(substr(md5(trunc(random() * 9999999 + 1000000)::text), 1,6)), 'Dotación por Cargo', '', 'D', '', '4.06.03', 'A');" calcext:value-type="string">
            <text:p>(1216,upper(substr(md5(trunc(random() * 9999999 + 1000000)::text), 1,6)), 'Dotación por Cargo', '', 'D', '', '4.06.03', 'A'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ublic.opcion(id_opcion, codigo_opcion, descripcion, ruta, tipo, uri, jerarquia, estatus) VALUES (1216,upper(substr(md5(trunc(random() * 9999999 + 1000000)::text), 1,6)), 'Dotación por Cargo', '', 'D', '', '4.06.03', 'A');" calcext:value-type="string">
            <text:p>INSERT INTO public.opcion(id_opcion, codigo_opcion, descripcion, ruta, tipo, uri, jerarquia, estatus) VALUES (1216,upper(substr(md5(trunc(random() * 9999999 + 1000000)::text), 1,6)), 'Dotación por Cargo', '', 'D', '', '4.06.03', 'A');</text:p>
          </table:table-cell>
          <table:table-cell table:number-columns-repeated="2"/>
          <table:table-cell table:formula="of:==IF([.L540] &lt;&gt; &quot;&quot;;&quot;INSERT INTO public.rolopcion(id_rol_opcion, id_rol, id_opcion, consultar, agregar, modificar, eliminar, ejecutar) VALUES (&quot; &amp; [.O540] &amp; &quot;, '41'::integer, &quot; &amp; [.N540] &amp; &quot;, 'S'::text, 'S'::text, 'S'::text, 'S'::text, 'S'::text);&quot;; &quot;&quot;)" office:value-type="string" office:string-value="INSERT INTO public.rolopcion(id_rol_opcion, id_rol, id_opcion, consultar, agregar, modificar, eliminar, ejecutar) VALUES (640, '41'::integer, 1216, 'S'::text, 'S'::text, 'S'::text, 'S'::text, 'S'::text);" calcext:value-type="string">
            <text:p>INSERT INTO public.rolopcion(id_rol_opcion, id_rol, id_opcion, consultar, agregar, modificar, eliminar, ejecutar) VALUES (640, '41'::integer, 1216, 'S'::text, 'S'::text, 'S'::text, 'S'::text, 'S'::text);</text:p>
          </table:table-cell>
        </table:table-row>
        <table:table-row table:style-name="ro2">
          <table:table-cell table:formula="of:=[.$A$537]&amp;&quot;.&quot;&amp;[.D541]" office:value-type="string" office:string-value="4.06.04" calcext:value-type="string">
            <text:p>4.06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41]" office:value-type="string" office:string-value="Procesos" calcext:value-type="string">
            <text:p>Procesos</text:p>
          </table:table-cell>
          <table:table-cell/>
          <table:table-cell office:value-type="float" office:value="1217" calcext:value-type="float">
            <text:p>1217</text:p>
          </table:table-cell>
          <table:table-cell office:value-type="float" office:value="641" calcext:value-type="float">
            <text:p>641</text:p>
          </table:table-cell>
          <table:table-cell table:style-name="ce3" table:formula="of:=&quot;(&quot; &amp; [.N541] &amp; &quot;,&quot; &amp; [.$R$1] &amp; &quot;, '&quot; &amp; [.L541]  &amp; &quot;', '&quot; &amp; [.I541] &amp;  &quot;', 'D', '&quot; &amp; [.J541] &amp; &quot;', '&quot; &amp; UPPER([.A541]) &amp; &quot;', 'A');&quot;" office:value-type="string" office:string-value="(1217,upper(substr(md5(trunc(random() * 9999999 + 1000000)::text), 1,6)), 'Procesos', '', 'D', '', '4.06.04', 'A');" calcext:value-type="string">
            <text:p>(1217,upper(substr(md5(trunc(random() * 9999999 + 1000000)::text), 1,6)), 'Procesos', '', 'D', '', '4.06.04', 'A'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ublic.opcion(id_opcion, codigo_opcion, descripcion, ruta, tipo, uri, jerarquia, estatus) VALUES (1217,upper(substr(md5(trunc(random() * 9999999 + 1000000)::text), 1,6)), 'Procesos', '', 'D', '', '4.06.04', 'A');" calcext:value-type="string">
            <text:p>INSERT INTO public.opcion(id_opcion, codigo_opcion, descripcion, ruta, tipo, uri, jerarquia, estatus) VALUES (1217,upper(substr(md5(trunc(random() * 9999999 + 1000000)::text), 1,6)), 'Procesos', '', 'D', '', '4.06.04', 'A');</text:p>
          </table:table-cell>
          <table:table-cell table:number-columns-repeated="2"/>
          <table:table-cell table:formula="of:==IF([.L541] &lt;&gt; &quot;&quot;;&quot;INSERT INTO public.rolopcion(id_rol_opcion, id_rol, id_opcion, consultar, agregar, modificar, eliminar, ejecutar) VALUES (&quot; &amp; [.O541] &amp; &quot;, '41'::integer, &quot; &amp; [.N541] &amp; &quot;, 'S'::text, 'S'::text, 'S'::text, 'S'::text, 'S'::text);&quot;; &quot;&quot;)" office:value-type="string" office:string-value="INSERT INTO public.rolopcion(id_rol_opcion, id_rol, id_opcion, consultar, agregar, modificar, eliminar, ejecutar) VALUES (641, '41'::integer, 1217, 'S'::text, 'S'::text, 'S'::text, 'S'::text, 'S'::text);" calcext:value-type="string">
            <text:p>INSERT INTO public.rolopcion(id_rol_opcion, id_rol, id_opcion, consultar, agregar, modificar, eliminar, ejecutar) VALUES (641, '41'::integer, 1217, 'S'::text, 'S'::text, 'S'::text, 'S'::text, 'S'::text);</text:p>
          </table:table-cell>
        </table:table-row>
        <table:table-row table:style-name="ro2">
          <table:table-cell table:formula="of:=[.$A$541]&amp;&quot;.&quot;&amp;[.E542]" office:value-type="string" office:string-value="4.06.04.01" calcext:value-type="string">
            <text:p>4.06.04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Asignar Dotaciones</text:p>
          </table:table-cell>
          <table:table-cell table:number-columns-repeated="5"/>
          <table:table-cell table:formula="of:=[.F542]" office:value-type="string" office:string-value="Asignar Dotaciones" calcext:value-type="string">
            <text:p>Asignar Dotaciones</text:p>
          </table:table-cell>
          <table:table-cell/>
          <table:table-cell office:value-type="float" office:value="1218" calcext:value-type="float">
            <text:p>1218</text:p>
          </table:table-cell>
          <table:table-cell office:value-type="float" office:value="642" calcext:value-type="float">
            <text:p>642</text:p>
          </table:table-cell>
          <table:table-cell table:style-name="ce3" table:formula="of:=&quot;(&quot; &amp; [.N542] &amp; &quot;,&quot; &amp; [.$R$1] &amp; &quot;, '&quot; &amp; [.L542]  &amp; &quot;', '&quot; &amp; [.I542] &amp;  &quot;', 'D', '&quot; &amp; [.J542] &amp; &quot;', '&quot; &amp; UPPER([.A542]) &amp; &quot;', 'A');&quot;" office:value-type="string" office:string-value="(1218,upper(substr(md5(trunc(random() * 9999999 + 1000000)::text), 1,6)), 'Asignar Dotaciones', '', 'D', '', '4.06.04.01', 'A');" calcext:value-type="string">
            <text:p>(1218,upper(substr(md5(trunc(random() * 9999999 + 1000000)::text), 1,6)), 'Asignar Dotaciones', '', 'D', '', '4.06.04.01', 'A'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ublic.opcion(id_opcion, codigo_opcion, descripcion, ruta, tipo, uri, jerarquia, estatus) VALUES (1218,upper(substr(md5(trunc(random() * 9999999 + 1000000)::text), 1,6)), 'Asignar Dotaciones', '', 'D', '', '4.06.04.01', 'A');" calcext:value-type="string">
            <text:p>INSERT INTO public.opcion(id_opcion, codigo_opcion, descripcion, ruta, tipo, uri, jerarquia, estatus) VALUES (1218,upper(substr(md5(trunc(random() * 9999999 + 1000000)::text), 1,6)), 'Asignar Dotaciones', '', 'D', '', '4.06.04.01', 'A');</text:p>
          </table:table-cell>
          <table:table-cell table:number-columns-repeated="2"/>
          <table:table-cell table:formula="of:==IF([.L542] &lt;&gt; &quot;&quot;;&quot;INSERT INTO public.rolopcion(id_rol_opcion, id_rol, id_opcion, consultar, agregar, modificar, eliminar, ejecutar) VALUES (&quot; &amp; [.O542] &amp; &quot;, '41'::integer, &quot; &amp; [.N542] &amp; &quot;, 'S'::text, 'S'::text, 'S'::text, 'S'::text, 'S'::text);&quot;; &quot;&quot;)" office:value-type="string" office:string-value="INSERT INTO public.rolopcion(id_rol_opcion, id_rol, id_opcion, consultar, agregar, modificar, eliminar, ejecutar) VALUES (642, '41'::integer, 1218, 'S'::text, 'S'::text, 'S'::text, 'S'::text, 'S'::text);" calcext:value-type="string">
            <text:p>INSERT INTO public.rolopcion(id_rol_opcion, id_rol, id_opcion, consultar, agregar, modificar, eliminar, ejecutar) VALUES (642, '41'::integer, 1218, 'S'::text, 'S'::text, 'S'::text, 'S'::text, 'S'::text);</text:p>
          </table:table-cell>
        </table:table-row>
        <table:table-row table:style-name="ro2">
          <table:table-cell table:formula="of:=[.$A$541]&amp;&quot;.&quot;&amp;[.E543]" office:value-type="string" office:string-value="4.06.04.02" calcext:value-type="string">
            <text:p>4.06.04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ctualización de Tallas</text:p>
          </table:table-cell>
          <table:table-cell table:number-columns-repeated="5"/>
          <table:table-cell table:formula="of:=[.F543]" office:value-type="string" office:string-value="Actualización de Tallas" calcext:value-type="string">
            <text:p>Actualización de Tallas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643" calcext:value-type="float">
            <text:p>643</text:p>
          </table:table-cell>
          <table:table-cell table:style-name="ce3" table:formula="of:=&quot;(&quot; &amp; [.N543] &amp; &quot;,&quot; &amp; [.$R$1] &amp; &quot;, '&quot; &amp; [.L543]  &amp; &quot;', '&quot; &amp; [.I543] &amp;  &quot;', 'D', '&quot; &amp; [.J543] &amp; &quot;', '&quot; &amp; UPPER([.A543]) &amp; &quot;', 'A');&quot;" office:value-type="string" office:string-value="(1219,upper(substr(md5(trunc(random() * 9999999 + 1000000)::text), 1,6)), 'Actualización de Tallas', '', 'D', '', '4.06.04.02', 'A');" calcext:value-type="string">
            <text:p>(1219,upper(substr(md5(trunc(random() * 9999999 + 1000000)::text), 1,6)), 'Actualización de Tallas', '', 'D', '', '4.06.04.02', 'A'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ublic.opcion(id_opcion, codigo_opcion, descripcion, ruta, tipo, uri, jerarquia, estatus) VALUES (1219,upper(substr(md5(trunc(random() * 9999999 + 1000000)::text), 1,6)), 'Actualización de Tallas', '', 'D', '', '4.06.04.02', 'A');" calcext:value-type="string">
            <text:p>INSERT INTO public.opcion(id_opcion, codigo_opcion, descripcion, ruta, tipo, uri, jerarquia, estatus) VALUES (1219,upper(substr(md5(trunc(random() * 9999999 + 1000000)::text), 1,6)), 'Actualización de Tallas', '', 'D', '', '4.06.04.02', 'A');</text:p>
          </table:table-cell>
          <table:table-cell table:number-columns-repeated="2"/>
          <table:table-cell table:formula="of:==IF([.L543] &lt;&gt; &quot;&quot;;&quot;INSERT INTO public.rolopcion(id_rol_opcion, id_rol, id_opcion, consultar, agregar, modificar, eliminar, ejecutar) VALUES (&quot; &amp; [.O543] &amp; &quot;, '41'::integer, &quot; &amp; [.N543] &amp; &quot;, 'S'::text, 'S'::text, 'S'::text, 'S'::text, 'S'::text);&quot;; &quot;&quot;)" office:value-type="string" office:string-value="INSERT INTO public.rolopcion(id_rol_opcion, id_rol, id_opcion, consultar, agregar, modificar, eliminar, ejecutar) VALUES (643, '41'::integer, 1219, 'S'::text, 'S'::text, 'S'::text, 'S'::text, 'S'::text);" calcext:value-type="string">
            <text:p>INSERT INTO public.rolopcion(id_rol_opcion, id_rol, id_opcion, consultar, agregar, modificar, eliminar, ejecutar) VALUES (643, '41'::integer, 1219, 'S'::text, 'S'::text, 'S'::text, 'S'::text, 'S'::text);</text:p>
          </table:table-cell>
        </table:table-row>
        <table:table-row table:style-name="ro2">
          <table:table-cell table:formula="of:=[.$A$541]&amp;&quot;.&quot;&amp;[.E544]" office:value-type="string" office:string-value="4.06.04.03" calcext:value-type="string">
            <text:p>4.06.04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Entregar/Eliminar Dotaciones</text:p>
          </table:table-cell>
          <table:table-cell table:number-columns-repeated="5"/>
          <table:table-cell table:formula="of:=[.F544]" office:value-type="string" office:string-value="Entregar/Eliminar Dotaciones" calcext:value-type="string">
            <text:p>Entregar/Eliminar Dotaciones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644" calcext:value-type="float">
            <text:p>644</text:p>
          </table:table-cell>
          <table:table-cell table:style-name="ce3" table:formula="of:=&quot;(&quot; &amp; [.N544] &amp; &quot;,&quot; &amp; [.$R$1] &amp; &quot;, '&quot; &amp; [.L544]  &amp; &quot;', '&quot; &amp; [.I544] &amp;  &quot;', 'D', '&quot; &amp; [.J544] &amp; &quot;', '&quot; &amp; UPPER([.A544]) &amp; &quot;', 'A');&quot;" office:value-type="string" office:string-value="(1220,upper(substr(md5(trunc(random() * 9999999 + 1000000)::text), 1,6)), 'Entregar/Eliminar Dotaciones', '', 'D', '', '4.06.04.03', 'A');" calcext:value-type="string">
            <text:p>(1220,upper(substr(md5(trunc(random() * 9999999 + 1000000)::text), 1,6)), 'Entregar/Eliminar Dotaciones', '', 'D', '', '4.06.04.03', 'A'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ublic.opcion(id_opcion, codigo_opcion, descripcion, ruta, tipo, uri, jerarquia, estatus) VALUES (1220,upper(substr(md5(trunc(random() * 9999999 + 1000000)::text), 1,6)), 'Entregar/Eliminar Dotaciones', '', 'D', '', '4.06.04.03', 'A');" calcext:value-type="string">
            <text:p>INSERT INTO public.opcion(id_opcion, codigo_opcion, descripcion, ruta, tipo, uri, jerarquia, estatus) VALUES (1220,upper(substr(md5(trunc(random() * 9999999 + 1000000)::text), 1,6)), 'Entregar/Eliminar Dotaciones', '', 'D', '', '4.06.04.03', 'A');</text:p>
          </table:table-cell>
          <table:table-cell table:number-columns-repeated="2"/>
          <table:table-cell table:formula="of:==IF([.L544] &lt;&gt; &quot;&quot;;&quot;INSERT INTO public.rolopcion(id_rol_opcion, id_rol, id_opcion, consultar, agregar, modificar, eliminar, ejecutar) VALUES (&quot; &amp; [.O544] &amp; &quot;, '41'::integer, &quot; &amp; [.N544] &amp; &quot;, 'S'::text, 'S'::text, 'S'::text, 'S'::text, 'S'::text);&quot;; &quot;&quot;)" office:value-type="string" office:string-value="INSERT INTO public.rolopcion(id_rol_opcion, id_rol, id_opcion, consultar, agregar, modificar, eliminar, ejecutar) VALUES (644, '41'::integer, 1220, 'S'::text, 'S'::text, 'S'::text, 'S'::text, 'S'::text);" calcext:value-type="string">
            <text:p>INSERT INTO public.rolopcion(id_rol_opcion, id_rol, id_opcion, consultar, agregar, modificar, eliminar, ejecutar) VALUES (644, '41'::integer, 1220, 'S'::text, 'S'::text, 'S'::text, 'S'::text, 'S'::text);</text:p>
          </table:table-cell>
        </table:table-row>
        <table:table-row table:style-name="ro2">
          <table:table-cell table:formula="of:=[.$A$537]&amp;&quot;.&quot;&amp;[.D545]" office:value-type="string" office:string-value="4.06.05" calcext:value-type="string">
            <text:p>4.06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Dotaciones Asignadas a Trabajadores</text:p>
          </table:table-cell>
          <table:table-cell table:number-columns-repeated="6"/>
          <table:table-cell table:formula="of:=[.E545]" office:value-type="string" office:string-value="Dotaciones Asignadas a Trabajadores" calcext:value-type="string">
            <text:p>Dotaciones Asignadas a Trabajadores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float" office:value="645" calcext:value-type="float">
            <text:p>645</text:p>
          </table:table-cell>
          <table:table-cell table:style-name="ce3" table:formula="of:=&quot;(&quot; &amp; [.N545] &amp; &quot;,&quot; &amp; [.$R$1] &amp; &quot;, '&quot; &amp; [.L545]  &amp; &quot;', '&quot; &amp; [.I545] &amp;  &quot;', 'D', '&quot; &amp; [.J545] &amp; &quot;', '&quot; &amp; UPPER([.A545]) &amp; &quot;', 'A');&quot;" office:value-type="string" office:string-value="(1221,upper(substr(md5(trunc(random() * 9999999 + 1000000)::text), 1,6)), 'Dotaciones Asignadas a Trabajadores', '', 'D', '', '4.06.05', 'A');" calcext:value-type="string">
            <text:p>(1221,upper(substr(md5(trunc(random() * 9999999 + 1000000)::text), 1,6)), 'Dotaciones Asignadas a Trabajadores', '', 'D', '', '4.06.05', 'A'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ublic.opcion(id_opcion, codigo_opcion, descripcion, ruta, tipo, uri, jerarquia, estatus) VALUES (1221,upper(substr(md5(trunc(random() * 9999999 + 1000000)::text), 1,6)), 'Dotaciones Asignadas a Trabajadores', '', 'D', '', '4.06.05', 'A');" calcext:value-type="string">
            <text:p>INSERT INTO public.opcion(id_opcion, codigo_opcion, descripcion, ruta, tipo, uri, jerarquia, estatus) VALUES (1221,upper(substr(md5(trunc(random() * 9999999 + 1000000)::text), 1,6)), 'Dotaciones Asignadas a Trabajadores', '', 'D', '', '4.06.05', 'A');</text:p>
          </table:table-cell>
          <table:table-cell table:number-columns-repeated="2"/>
          <table:table-cell table:formula="of:==IF([.L545] &lt;&gt; &quot;&quot;;&quot;INSERT INTO public.rolopcion(id_rol_opcion, id_rol, id_opcion, consultar, agregar, modificar, eliminar, ejecutar) VALUES (&quot; &amp; [.O545] &amp; &quot;, '41'::integer, &quot; &amp; [.N545] &amp; &quot;, 'S'::text, 'S'::text, 'S'::text, 'S'::text, 'S'::text);&quot;; &quot;&quot;)" office:value-type="string" office:string-value="INSERT INTO public.rolopcion(id_rol_opcion, id_rol, id_opcion, consultar, agregar, modificar, eliminar, ejecutar) VALUES (645, '41'::integer, 1221, 'S'::text, 'S'::text, 'S'::text, 'S'::text, 'S'::text);" calcext:value-type="string">
            <text:p>INSERT INTO public.rolopcion(id_rol_opcion, id_rol, id_opcion, consultar, agregar, modificar, eliminar, ejecutar) VALUES (645, '41'::integer, 1221, 'S'::text, 'S'::text, 'S'::text, 'S'::text, 'S'::text);</text:p>
          </table:table-cell>
        </table:table-row>
        <table:table-row table:style-name="ro2">
          <table:table-cell table:formula="of:=[.$A$537]&amp;&quot;.&quot;&amp;[.D546]" office:value-type="string" office:string-value="4.06.06" calcext:value-type="string">
            <text:p>4.06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Dotaciones Entregadas a Tabajadores</text:p>
          </table:table-cell>
          <table:table-cell table:number-columns-repeated="6"/>
          <table:table-cell table:formula="of:=[.E546]" office:value-type="string" office:string-value="Dotaciones Entregadas a Tabajadores" calcext:value-type="string">
            <text:p>Dotaciones Entregadas a Tabajadores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float" office:value="646" calcext:value-type="float">
            <text:p>646</text:p>
          </table:table-cell>
          <table:table-cell table:style-name="ce3" table:formula="of:=&quot;(&quot; &amp; [.N546] &amp; &quot;,&quot; &amp; [.$R$1] &amp; &quot;, '&quot; &amp; [.L546]  &amp; &quot;', '&quot; &amp; [.I546] &amp;  &quot;', 'D', '&quot; &amp; [.J546] &amp; &quot;', '&quot; &amp; UPPER([.A546]) &amp; &quot;', 'A');&quot;" office:value-type="string" office:string-value="(1222,upper(substr(md5(trunc(random() * 9999999 + 1000000)::text), 1,6)), 'Dotaciones Entregadas a Tabajadores', '', 'D', '', '4.06.06', 'A');" calcext:value-type="string">
            <text:p>(1222,upper(substr(md5(trunc(random() * 9999999 + 1000000)::text), 1,6)), 'Dotaciones Entregadas a Tabajadores', '', 'D', '', '4.06.06', 'A'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ublic.opcion(id_opcion, codigo_opcion, descripcion, ruta, tipo, uri, jerarquia, estatus) VALUES (1222,upper(substr(md5(trunc(random() * 9999999 + 1000000)::text), 1,6)), 'Dotaciones Entregadas a Tabajadores', '', 'D', '', '4.06.06', 'A');" calcext:value-type="string">
            <text:p>INSERT INTO public.opcion(id_opcion, codigo_opcion, descripcion, ruta, tipo, uri, jerarquia, estatus) VALUES (1222,upper(substr(md5(trunc(random() * 9999999 + 1000000)::text), 1,6)), 'Dotaciones Entregadas a Tabajadores', '', 'D', '', '4.06.06', 'A');</text:p>
          </table:table-cell>
          <table:table-cell table:number-columns-repeated="2"/>
          <table:table-cell table:formula="of:==IF([.L546] &lt;&gt; &quot;&quot;;&quot;INSERT INTO public.rolopcion(id_rol_opcion, id_rol, id_opcion, consultar, agregar, modificar, eliminar, ejecutar) VALUES (&quot; &amp; [.O546] &amp; &quot;, '41'::integer, &quot; &amp; [.N546] &amp; &quot;, 'S'::text, 'S'::text, 'S'::text, 'S'::text, 'S'::text);&quot;; &quot;&quot;)" office:value-type="string" office:string-value="INSERT INTO public.rolopcion(id_rol_opcion, id_rol, id_opcion, consultar, agregar, modificar, eliminar, ejecutar) VALUES (646, '41'::integer, 1222, 'S'::text, 'S'::text, 'S'::text, 'S'::text, 'S'::text);" calcext:value-type="string">
            <text:p>INSERT INTO public.rolopcion(id_rol_opcion, id_rol, id_opcion, consultar, agregar, modificar, eliminar, ejecutar) VALUES (646, '41'::integer, 1222, 'S'::text, 'S'::text, 'S'::text, 'S'::text, 'S'::text);</text:p>
          </table:table-cell>
        </table:table-row>
        <table:table-row table:style-name="ro2">
          <table:table-cell table:formula="of:=[.$A$537]&amp;&quot;.&quot;&amp;[.D547]" office:value-type="string" office:string-value="4.06.07" calcext:value-type="string">
            <text:p>4.06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de Dotaciones</text:p>
          </table:table-cell>
          <table:table-cell table:number-columns-repeated="6"/>
          <table:table-cell table:formula="of:=[.E547]" office:value-type="string" office:string-value="Reporte de Dotaciones" calcext:value-type="string">
            <text:p>Reporte de Dotaciones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float" office:value="647" calcext:value-type="float">
            <text:p>647</text:p>
          </table:table-cell>
          <table:table-cell table:style-name="ce3" table:formula="of:=&quot;(&quot; &amp; [.N547] &amp; &quot;,&quot; &amp; [.$R$1] &amp; &quot;, '&quot; &amp; [.L547]  &amp; &quot;', '&quot; &amp; [.I547] &amp;  &quot;', 'D', '&quot; &amp; [.J547] &amp; &quot;', '&quot; &amp; UPPER([.A547]) &amp; &quot;', 'A');&quot;" office:value-type="string" office:string-value="(1223,upper(substr(md5(trunc(random() * 9999999 + 1000000)::text), 1,6)), 'Reporte de Dotaciones', '', 'D', '', '4.06.07', 'A');" calcext:value-type="string">
            <text:p>(1223,upper(substr(md5(trunc(random() * 9999999 + 1000000)::text), 1,6)), 'Reporte de Dotaciones', '', 'D', '', '4.06.07', 'A'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ublic.opcion(id_opcion, codigo_opcion, descripcion, ruta, tipo, uri, jerarquia, estatus) VALUES (1223,upper(substr(md5(trunc(random() * 9999999 + 1000000)::text), 1,6)), 'Reporte de Dotaciones', '', 'D', '', '4.06.07', 'A');" calcext:value-type="string">
            <text:p>INSERT INTO public.opcion(id_opcion, codigo_opcion, descripcion, ruta, tipo, uri, jerarquia, estatus) VALUES (1223,upper(substr(md5(trunc(random() * 9999999 + 1000000)::text), 1,6)), 'Reporte de Dotaciones', '', 'D', '', '4.06.07', 'A');</text:p>
          </table:table-cell>
          <table:table-cell table:number-columns-repeated="2"/>
          <table:table-cell table:formula="of:==IF([.L547] &lt;&gt; &quot;&quot;;&quot;INSERT INTO public.rolopcion(id_rol_opcion, id_rol, id_opcion, consultar, agregar, modificar, eliminar, ejecutar) VALUES (&quot; &amp; [.O547] &amp; &quot;, '41'::integer, &quot; &amp; [.N547] &amp; &quot;, 'S'::text, 'S'::text, 'S'::text, 'S'::text, 'S'::text);&quot;; &quot;&quot;)" office:value-type="string" office:string-value="INSERT INTO public.rolopcion(id_rol_opcion, id_rol, id_opcion, consultar, agregar, modificar, eliminar, ejecutar) VALUES (647, '41'::integer, 1223, 'S'::text, 'S'::text, 'S'::text, 'S'::text, 'S'::text);" calcext:value-type="string">
            <text:p>INSERT INTO public.rolopcion(id_rol_opcion, id_rol, id_opcion, consultar, agregar, modificar, eliminar, ejecutar) VALUES (647, '41'::integer, 1223, 'S'::text, 'S'::text, 'S'::text, 'S'::text, 'S'::text);</text:p>
          </table:table-cell>
        </table:table-row>
        <table:table-row table:style-name="ro2">
          <table:table-cell table:formula="of:=[.$A$501]&amp;&quot;.&quot;&amp;[.C548]" office:value-type="string" office:string-value="4.07" calcext:value-type="string">
            <text:p>4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Polizas de Seguro</text:p>
          </table:table-cell>
          <table:table-cell table:number-columns-repeated="7"/>
          <table:table-cell table:formula="of:=[.D548]" office:value-type="string" office:string-value="Polizas de Seguro" calcext:value-type="string">
            <text:p>Polizas de Seguro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648" calcext:value-type="float">
            <text:p>648</text:p>
          </table:table-cell>
          <table:table-cell table:style-name="ce3" table:formula="of:=&quot;(&quot; &amp; [.N548] &amp; &quot;,&quot; &amp; [.$R$1] &amp; &quot;, '&quot; &amp; [.L548]  &amp; &quot;', '&quot; &amp; [.I548] &amp;  &quot;', 'D', '&quot; &amp; [.J548] &amp; &quot;', '&quot; &amp; UPPER([.A548]) &amp; &quot;', 'A');&quot;" office:value-type="string" office:string-value="(1224,upper(substr(md5(trunc(random() * 9999999 + 1000000)::text), 1,6)), 'Polizas de Seguro', '', 'D', '', '4.07', 'A');" calcext:value-type="string">
            <text:p>(1224,upper(substr(md5(trunc(random() * 9999999 + 1000000)::text), 1,6)), 'Polizas de Seguro', '', 'D', '', '4.07', 'A'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ublic.opcion(id_opcion, codigo_opcion, descripcion, ruta, tipo, uri, jerarquia, estatus) VALUES (1224,upper(substr(md5(trunc(random() * 9999999 + 1000000)::text), 1,6)), 'Polizas de Seguro', '', 'D', '', '4.07', 'A');" calcext:value-type="string">
            <text:p>INSERT INTO public.opcion(id_opcion, codigo_opcion, descripcion, ruta, tipo, uri, jerarquia, estatus) VALUES (1224,upper(substr(md5(trunc(random() * 9999999 + 1000000)::text), 1,6)), 'Polizas de Seguro', '', 'D', '', '4.07', 'A');</text:p>
          </table:table-cell>
          <table:table-cell table:number-columns-repeated="2"/>
          <table:table-cell table:formula="of:==IF([.L548] &lt;&gt; &quot;&quot;;&quot;INSERT INTO public.rolopcion(id_rol_opcion, id_rol, id_opcion, consultar, agregar, modificar, eliminar, ejecutar) VALUES (&quot; &amp; [.O548] &amp; &quot;, '41'::integer, &quot; &amp; [.N548] &amp; &quot;, 'S'::text, 'S'::text, 'S'::text, 'S'::text, 'S'::text);&quot;; &quot;&quot;)" office:value-type="string" office:string-value="INSERT INTO public.rolopcion(id_rol_opcion, id_rol, id_opcion, consultar, agregar, modificar, eliminar, ejecutar) VALUES (648, '41'::integer, 1224, 'S'::text, 'S'::text, 'S'::text, 'S'::text, 'S'::text);" calcext:value-type="string">
            <text:p>INSERT INTO public.rolopcion(id_rol_opcion, id_rol, id_opcion, consultar, agregar, modificar, eliminar, ejecutar) VALUES (648, '41'::integer, 1224, 'S'::text, 'S'::text, 'S'::text, 'S'::text, 'S'::text);</text:p>
          </table:table-cell>
        </table:table-row>
        <table:table-row table:style-name="ro2">
          <table:table-cell table:formula="of:=[.$A$548]&amp;&quot;.&quot;&amp;[.D549]" office:value-type="string" office:string-value="4.07.01" calcext:value-type="string">
            <text:p>4.07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Establecimiento de Salud</text:p>
          </table:table-cell>
          <table:table-cell table:number-columns-repeated="6"/>
          <table:table-cell table:formula="of:=[.E549]" office:value-type="string" office:string-value="Establecimiento de Salud" calcext:value-type="string">
            <text:p>Establecimiento de Salud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float" office:value="649" calcext:value-type="float">
            <text:p>649</text:p>
          </table:table-cell>
          <table:table-cell table:style-name="ce3" table:formula="of:=&quot;(&quot; &amp; [.N549] &amp; &quot;,&quot; &amp; [.$R$1] &amp; &quot;, '&quot; &amp; [.L549]  &amp; &quot;', '&quot; &amp; [.I549] &amp;  &quot;', 'D', '&quot; &amp; [.J549] &amp; &quot;', '&quot; &amp; UPPER([.A549]) &amp; &quot;', 'A');&quot;" office:value-type="string" office:string-value="(1225,upper(substr(md5(trunc(random() * 9999999 + 1000000)::text), 1,6)), 'Establecimiento de Salud', '', 'D', '', '4.07.01', 'A');" calcext:value-type="string">
            <text:p>(1225,upper(substr(md5(trunc(random() * 9999999 + 1000000)::text), 1,6)), 'Establecimiento de Salud', '', 'D', '', '4.07.01', 'A'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ublic.opcion(id_opcion, codigo_opcion, descripcion, ruta, tipo, uri, jerarquia, estatus) VALUES (1225,upper(substr(md5(trunc(random() * 9999999 + 1000000)::text), 1,6)), 'Establecimiento de Salud', '', 'D', '', '4.07.01', 'A');" calcext:value-type="string">
            <text:p>INSERT INTO public.opcion(id_opcion, codigo_opcion, descripcion, ruta, tipo, uri, jerarquia, estatus) VALUES (1225,upper(substr(md5(trunc(random() * 9999999 + 1000000)::text), 1,6)), 'Establecimiento de Salud', '', 'D', '', '4.07.01', 'A');</text:p>
          </table:table-cell>
          <table:table-cell table:number-columns-repeated="2"/>
          <table:table-cell table:formula="of:==IF([.L549] &lt;&gt; &quot;&quot;;&quot;INSERT INTO public.rolopcion(id_rol_opcion, id_rol, id_opcion, consultar, agregar, modificar, eliminar, ejecutar) VALUES (&quot; &amp; [.O549] &amp; &quot;, '41'::integer, &quot; &amp; [.N549] &amp; &quot;, 'S'::text, 'S'::text, 'S'::text, 'S'::text, 'S'::text);&quot;; &quot;&quot;)" office:value-type="string" office:string-value="INSERT INTO public.rolopcion(id_rol_opcion, id_rol, id_opcion, consultar, agregar, modificar, eliminar, ejecutar) VALUES (649, '41'::integer, 1225, 'S'::text, 'S'::text, 'S'::text, 'S'::text, 'S'::text);" calcext:value-type="string">
            <text:p>INSERT INTO public.rolopcion(id_rol_opcion, id_rol, id_opcion, consultar, agregar, modificar, eliminar, ejecutar) VALUES (649, '41'::integer, 1225, 'S'::text, 'S'::text, 'S'::text, 'S'::text, 'S'::text);</text:p>
          </table:table-cell>
        </table:table-row>
        <table:table-row table:style-name="ro2">
          <table:table-cell table:formula="of:=[.$A$548]&amp;&quot;.&quot;&amp;[.D550]" office:value-type="string" office:string-value="4.07.02" calcext:value-type="string">
            <text:p>4.07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Tipos de Siniestro</text:p>
          </table:table-cell>
          <table:table-cell table:number-columns-repeated="6"/>
          <table:table-cell table:formula="of:=[.E550]" office:value-type="string" office:string-value="Tipos de Siniestro" calcext:value-type="string">
            <text:p>Tipos de Siniestro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float" office:value="650" calcext:value-type="float">
            <text:p>650</text:p>
          </table:table-cell>
          <table:table-cell table:style-name="ce3" table:formula="of:=&quot;(&quot; &amp; [.N550] &amp; &quot;,&quot; &amp; [.$R$1] &amp; &quot;, '&quot; &amp; [.L550]  &amp; &quot;', '&quot; &amp; [.I550] &amp;  &quot;', 'D', '&quot; &amp; [.J550] &amp; &quot;', '&quot; &amp; UPPER([.A550]) &amp; &quot;', 'A');&quot;" office:value-type="string" office:string-value="(1226,upper(substr(md5(trunc(random() * 9999999 + 1000000)::text), 1,6)), 'Tipos de Siniestro', '', 'D', '', '4.07.02', 'A');" calcext:value-type="string">
            <text:p>(1226,upper(substr(md5(trunc(random() * 9999999 + 1000000)::text), 1,6)), 'Tipos de Siniestro', '', 'D', '', '4.07.02', 'A'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ublic.opcion(id_opcion, codigo_opcion, descripcion, ruta, tipo, uri, jerarquia, estatus) VALUES (1226,upper(substr(md5(trunc(random() * 9999999 + 1000000)::text), 1,6)), 'Tipos de Siniestro', '', 'D', '', '4.07.02', 'A');" calcext:value-type="string">
            <text:p>INSERT INTO public.opcion(id_opcion, codigo_opcion, descripcion, ruta, tipo, uri, jerarquia, estatus) VALUES (1226,upper(substr(md5(trunc(random() * 9999999 + 1000000)::text), 1,6)), 'Tipos de Siniestro', '', 'D', '', '4.07.02', 'A');</text:p>
          </table:table-cell>
          <table:table-cell table:number-columns-repeated="2"/>
          <table:table-cell table:formula="of:==IF([.L550] &lt;&gt; &quot;&quot;;&quot;INSERT INTO public.rolopcion(id_rol_opcion, id_rol, id_opcion, consultar, agregar, modificar, eliminar, ejecutar) VALUES (&quot; &amp; [.O550] &amp; &quot;, '41'::integer, &quot; &amp; [.N550] &amp; &quot;, 'S'::text, 'S'::text, 'S'::text, 'S'::text, 'S'::text);&quot;; &quot;&quot;)" office:value-type="string" office:string-value="INSERT INTO public.rolopcion(id_rol_opcion, id_rol, id_opcion, consultar, agregar, modificar, eliminar, ejecutar) VALUES (650, '41'::integer, 1226, 'S'::text, 'S'::text, 'S'::text, 'S'::text, 'S'::text);" calcext:value-type="string">
            <text:p>INSERT INTO public.rolopcion(id_rol_opcion, id_rol, id_opcion, consultar, agregar, modificar, eliminar, ejecutar) VALUES (650, '41'::integer, 1226, 'S'::text, 'S'::text, 'S'::text, 'S'::text, 'S'::text);</text:p>
          </table:table-cell>
        </table:table-row>
        <table:table-row table:style-name="ro2">
          <table:table-cell table:formula="of:=[.$A$548]&amp;&quot;.&quot;&amp;[.D551]" office:value-type="string" office:string-value="4.07.03" calcext:value-type="string">
            <text:p>4.07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ólizas de Seguros</text:p>
          </table:table-cell>
          <table:table-cell table:number-columns-repeated="6"/>
          <table:table-cell table:formula="of:=[.E551]" office:value-type="string" office:string-value="Pólizas de Seguros" calcext:value-type="string">
            <text:p>Pólizas de Seguros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651" calcext:value-type="float">
            <text:p>651</text:p>
          </table:table-cell>
          <table:table-cell table:style-name="ce3" table:formula="of:=&quot;(&quot; &amp; [.N551] &amp; &quot;,&quot; &amp; [.$R$1] &amp; &quot;, '&quot; &amp; [.L551]  &amp; &quot;', '&quot; &amp; [.I551] &amp;  &quot;', 'D', '&quot; &amp; [.J551] &amp; &quot;', '&quot; &amp; UPPER([.A551]) &amp; &quot;', 'A');&quot;" office:value-type="string" office:string-value="(1227,upper(substr(md5(trunc(random() * 9999999 + 1000000)::text), 1,6)), 'Pólizas de Seguros', '', 'D', '', '4.07.03', 'A');" calcext:value-type="string">
            <text:p>(1227,upper(substr(md5(trunc(random() * 9999999 + 1000000)::text), 1,6)), 'Pólizas de Seguros', '', 'D', '', '4.07.03', 'A'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ublic.opcion(id_opcion, codigo_opcion, descripcion, ruta, tipo, uri, jerarquia, estatus) VALUES (1227,upper(substr(md5(trunc(random() * 9999999 + 1000000)::text), 1,6)), 'Pólizas de Seguros', '', 'D', '', '4.07.03', 'A');" calcext:value-type="string">
            <text:p>INSERT INTO public.opcion(id_opcion, codigo_opcion, descripcion, ruta, tipo, uri, jerarquia, estatus) VALUES (1227,upper(substr(md5(trunc(random() * 9999999 + 1000000)::text), 1,6)), 'Pólizas de Seguros', '', 'D', '', '4.07.03', 'A');</text:p>
          </table:table-cell>
          <table:table-cell table:number-columns-repeated="2"/>
          <table:table-cell table:formula="of:==IF([.L551] &lt;&gt; &quot;&quot;;&quot;INSERT INTO public.rolopcion(id_rol_opcion, id_rol, id_opcion, consultar, agregar, modificar, eliminar, ejecutar) VALUES (&quot; &amp; [.O551] &amp; &quot;, '41'::integer, &quot; &amp; [.N551] &amp; &quot;, 'S'::text, 'S'::text, 'S'::text, 'S'::text, 'S'::text);&quot;; &quot;&quot;)" office:value-type="string" office:string-value="INSERT INTO public.rolopcion(id_rol_opcion, id_rol, id_opcion, consultar, agregar, modificar, eliminar, ejecutar) VALUES (651, '41'::integer, 1227, 'S'::text, 'S'::text, 'S'::text, 'S'::text, 'S'::text);" calcext:value-type="string">
            <text:p>INSERT INTO public.rolopcion(id_rol_opcion, id_rol, id_opcion, consultar, agregar, modificar, eliminar, ejecutar) VALUES (651, '41'::integer, 1227, 'S'::text, 'S'::text, 'S'::text, 'S'::text, 'S'::text);</text:p>
          </table:table-cell>
        </table:table-row>
        <table:table-row table:style-name="ro2">
          <table:table-cell table:formula="of:=[.$A$548]&amp;&quot;.&quot;&amp;[.D552]" office:value-type="string" office:string-value="4.07.04" calcext:value-type="string">
            <text:p>4.07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Planes de Pólizas</text:p>
          </table:table-cell>
          <table:table-cell table:number-columns-repeated="6"/>
          <table:table-cell table:formula="of:=[.E552]" office:value-type="string" office:string-value="Planes de Pólizas" calcext:value-type="string">
            <text:p>Planes de Pólizas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float" office:value="652" calcext:value-type="float">
            <text:p>652</text:p>
          </table:table-cell>
          <table:table-cell table:style-name="ce3" table:formula="of:=&quot;(&quot; &amp; [.N552] &amp; &quot;,&quot; &amp; [.$R$1] &amp; &quot;, '&quot; &amp; [.L552]  &amp; &quot;', '&quot; &amp; [.I552] &amp;  &quot;', 'D', '&quot; &amp; [.J552] &amp; &quot;', '&quot; &amp; UPPER([.A552]) &amp; &quot;', 'A');&quot;" office:value-type="string" office:string-value="(1228,upper(substr(md5(trunc(random() * 9999999 + 1000000)::text), 1,6)), 'Planes de Pólizas', '', 'D', '', '4.07.04', 'A');" calcext:value-type="string">
            <text:p>(1228,upper(substr(md5(trunc(random() * 9999999 + 1000000)::text), 1,6)), 'Planes de Pólizas', '', 'D', '', '4.07.04', 'A'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ublic.opcion(id_opcion, codigo_opcion, descripcion, ruta, tipo, uri, jerarquia, estatus) VALUES (1228,upper(substr(md5(trunc(random() * 9999999 + 1000000)::text), 1,6)), 'Planes de Pólizas', '', 'D', '', '4.07.04', 'A');" calcext:value-type="string">
            <text:p>INSERT INTO public.opcion(id_opcion, codigo_opcion, descripcion, ruta, tipo, uri, jerarquia, estatus) VALUES (1228,upper(substr(md5(trunc(random() * 9999999 + 1000000)::text), 1,6)), 'Planes de Pólizas', '', 'D', '', '4.07.04', 'A');</text:p>
          </table:table-cell>
          <table:table-cell table:number-columns-repeated="2"/>
          <table:table-cell table:formula="of:==IF([.L552] &lt;&gt; &quot;&quot;;&quot;INSERT INTO public.rolopcion(id_rol_opcion, id_rol, id_opcion, consultar, agregar, modificar, eliminar, ejecutar) VALUES (&quot; &amp; [.O552] &amp; &quot;, '41'::integer, &quot; &amp; [.N552] &amp; &quot;, 'S'::text, 'S'::text, 'S'::text, 'S'::text, 'S'::text);&quot;; &quot;&quot;)" office:value-type="string" office:string-value="INSERT INTO public.rolopcion(id_rol_opcion, id_rol, id_opcion, consultar, agregar, modificar, eliminar, ejecutar) VALUES (652, '41'::integer, 1228, 'S'::text, 'S'::text, 'S'::text, 'S'::text, 'S'::text);" calcext:value-type="string">
            <text:p>INSERT INTO public.rolopcion(id_rol_opcion, id_rol, id_opcion, consultar, agregar, modificar, eliminar, ejecutar) VALUES (652, '41'::integer, 1228, 'S'::text, 'S'::text, 'S'::text, 'S'::text, 'S'::text);</text:p>
          </table:table-cell>
        </table:table-row>
        <table:table-row table:style-name="ro2">
          <table:table-cell table:formula="of:=[.$A$548]&amp;&quot;.&quot;&amp;[.D553]" office:value-type="string" office:string-value="4.07.05" calcext:value-type="string">
            <text:p>4.07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imas por Planes</text:p>
          </table:table-cell>
          <table:table-cell table:number-columns-repeated="6"/>
          <table:table-cell table:formula="of:=[.E553]" office:value-type="string" office:string-value="Primas por Planes" calcext:value-type="string">
            <text:p>Primas por Planes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float" office:value="653" calcext:value-type="float">
            <text:p>653</text:p>
          </table:table-cell>
          <table:table-cell table:style-name="ce3" table:formula="of:=&quot;(&quot; &amp; [.N553] &amp; &quot;,&quot; &amp; [.$R$1] &amp; &quot;, '&quot; &amp; [.L553]  &amp; &quot;', '&quot; &amp; [.I553] &amp;  &quot;', 'D', '&quot; &amp; [.J553] &amp; &quot;', '&quot; &amp; UPPER([.A553]) &amp; &quot;', 'A');&quot;" office:value-type="string" office:string-value="(1229,upper(substr(md5(trunc(random() * 9999999 + 1000000)::text), 1,6)), 'Primas por Planes', '', 'D', '', '4.07.05', 'A');" calcext:value-type="string">
            <text:p>(1229,upper(substr(md5(trunc(random() * 9999999 + 1000000)::text), 1,6)), 'Primas por Planes', '', 'D', '', '4.07.05', 'A'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ublic.opcion(id_opcion, codigo_opcion, descripcion, ruta, tipo, uri, jerarquia, estatus) VALUES (1229,upper(substr(md5(trunc(random() * 9999999 + 1000000)::text), 1,6)), 'Primas por Planes', '', 'D', '', '4.07.05', 'A');" calcext:value-type="string">
            <text:p>INSERT INTO public.opcion(id_opcion, codigo_opcion, descripcion, ruta, tipo, uri, jerarquia, estatus) VALUES (1229,upper(substr(md5(trunc(random() * 9999999 + 1000000)::text), 1,6)), 'Primas por Planes', '', 'D', '', '4.07.05', 'A');</text:p>
          </table:table-cell>
          <table:table-cell table:number-columns-repeated="2"/>
          <table:table-cell table:formula="of:==IF([.L553] &lt;&gt; &quot;&quot;;&quot;INSERT INTO public.rolopcion(id_rol_opcion, id_rol, id_opcion, consultar, agregar, modificar, eliminar, ejecutar) VALUES (&quot; &amp; [.O553] &amp; &quot;, '41'::integer, &quot; &amp; [.N553] &amp; &quot;, 'S'::text, 'S'::text, 'S'::text, 'S'::text, 'S'::text);&quot;; &quot;&quot;)" office:value-type="string" office:string-value="INSERT INTO public.rolopcion(id_rol_opcion, id_rol, id_opcion, consultar, agregar, modificar, eliminar, ejecutar) VALUES (653, '41'::integer, 1229, 'S'::text, 'S'::text, 'S'::text, 'S'::text, 'S'::text);" calcext:value-type="string">
            <text:p>INSERT INTO public.rolopcion(id_rol_opcion, id_rol, id_opcion, consultar, agregar, modificar, eliminar, ejecutar) VALUES (653, '41'::integer, 1229, 'S'::text, 'S'::text, 'S'::text, 'S'::text, 'S'::text);</text:p>
          </table:table-cell>
        </table:table-row>
        <table:table-row table:style-name="ro2">
          <table:table-cell table:formula="of:=[.$A$548]&amp;&quot;.&quot;&amp;[.D554]" office:value-type="string" office:string-value="4.07.06" calcext:value-type="string">
            <text:p>4.07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Primas por Cargo</text:p>
          </table:table-cell>
          <table:table-cell table:number-columns-repeated="6"/>
          <table:table-cell table:formula="of:=[.E554]" office:value-type="string" office:string-value="Primas por Cargo" calcext:value-type="string">
            <text:p>Primas por Cargo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654" calcext:value-type="float">
            <text:p>654</text:p>
          </table:table-cell>
          <table:table-cell table:style-name="ce3" table:formula="of:=&quot;(&quot; &amp; [.N554] &amp; &quot;,&quot; &amp; [.$R$1] &amp; &quot;, '&quot; &amp; [.L554]  &amp; &quot;', '&quot; &amp; [.I554] &amp;  &quot;', 'D', '&quot; &amp; [.J554] &amp; &quot;', '&quot; &amp; UPPER([.A554]) &amp; &quot;', 'A');&quot;" office:value-type="string" office:string-value="(1230,upper(substr(md5(trunc(random() * 9999999 + 1000000)::text), 1,6)), 'Primas por Cargo', '', 'D', '', '4.07.06', 'A');" calcext:value-type="string">
            <text:p>(1230,upper(substr(md5(trunc(random() * 9999999 + 1000000)::text), 1,6)), 'Primas por Cargo', '', 'D', '', '4.07.06', 'A'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ublic.opcion(id_opcion, codigo_opcion, descripcion, ruta, tipo, uri, jerarquia, estatus) VALUES (1230,upper(substr(md5(trunc(random() * 9999999 + 1000000)::text), 1,6)), 'Primas por Cargo', '', 'D', '', '4.07.06', 'A');" calcext:value-type="string">
            <text:p>INSERT INTO public.opcion(id_opcion, codigo_opcion, descripcion, ruta, tipo, uri, jerarquia, estatus) VALUES (1230,upper(substr(md5(trunc(random() * 9999999 + 1000000)::text), 1,6)), 'Primas por Cargo', '', 'D', '', '4.07.06', 'A');</text:p>
          </table:table-cell>
          <table:table-cell table:number-columns-repeated="2"/>
          <table:table-cell table:formula="of:==IF([.L554] &lt;&gt; &quot;&quot;;&quot;INSERT INTO public.rolopcion(id_rol_opcion, id_rol, id_opcion, consultar, agregar, modificar, eliminar, ejecutar) VALUES (&quot; &amp; [.O554] &amp; &quot;, '41'::integer, &quot; &amp; [.N554] &amp; &quot;, 'S'::text, 'S'::text, 'S'::text, 'S'::text, 'S'::text);&quot;; &quot;&quot;)" office:value-type="string" office:string-value="INSERT INTO public.rolopcion(id_rol_opcion, id_rol, id_opcion, consultar, agregar, modificar, eliminar, ejecutar) VALUES (654, '41'::integer, 1230, 'S'::text, 'S'::text, 'S'::text, 'S'::text, 'S'::text);" calcext:value-type="string">
            <text:p>INSERT INTO public.rolopcion(id_rol_opcion, id_rol, id_opcion, consultar, agregar, modificar, eliminar, ejecutar) VALUES (654, '41'::integer, 1230, 'S'::text, 'S'::text, 'S'::text, 'S'::text, 'S'::text);</text:p>
          </table:table-cell>
        </table:table-row>
        <table:table-row table:style-name="ro2">
          <table:table-cell table:formula="of:=[.$A$548]&amp;&quot;.&quot;&amp;[.D555]" office:value-type="string" office:string-value="4.07.07" calcext:value-type="string">
            <text:p>4.07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Excepciones</text:p>
          </table:table-cell>
          <table:table-cell table:number-columns-repeated="6"/>
          <table:table-cell table:formula="of:=[.E555]" office:value-type="string" office:string-value="Excepciones" calcext:value-type="string">
            <text:p>Excepciones</text:p>
          </table:table-cell>
          <table:table-cell/>
          <table:table-cell office:value-type="float" office:value="1231" calcext:value-type="float">
            <text:p>1231</text:p>
          </table:table-cell>
          <table:table-cell office:value-type="float" office:value="655" calcext:value-type="float">
            <text:p>655</text:p>
          </table:table-cell>
          <table:table-cell table:style-name="ce3" table:formula="of:=&quot;(&quot; &amp; [.N555] &amp; &quot;,&quot; &amp; [.$R$1] &amp; &quot;, '&quot; &amp; [.L555]  &amp; &quot;', '&quot; &amp; [.I555] &amp;  &quot;', 'D', '&quot; &amp; [.J555] &amp; &quot;', '&quot; &amp; UPPER([.A555]) &amp; &quot;', 'A');&quot;" office:value-type="string" office:string-value="(1231,upper(substr(md5(trunc(random() * 9999999 + 1000000)::text), 1,6)), 'Excepciones', '', 'D', '', '4.07.07', 'A');" calcext:value-type="string">
            <text:p>(1231,upper(substr(md5(trunc(random() * 9999999 + 1000000)::text), 1,6)), 'Excepciones', '', 'D', '', '4.07.07', 'A'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ublic.opcion(id_opcion, codigo_opcion, descripcion, ruta, tipo, uri, jerarquia, estatus) VALUES (1231,upper(substr(md5(trunc(random() * 9999999 + 1000000)::text), 1,6)), 'Excepciones', '', 'D', '', '4.07.07', 'A');" calcext:value-type="string">
            <text:p>INSERT INTO public.opcion(id_opcion, codigo_opcion, descripcion, ruta, tipo, uri, jerarquia, estatus) VALUES (1231,upper(substr(md5(trunc(random() * 9999999 + 1000000)::text), 1,6)), 'Excepciones', '', 'D', '', '4.07.07', 'A');</text:p>
          </table:table-cell>
          <table:table-cell table:number-columns-repeated="2"/>
          <table:table-cell table:formula="of:==IF([.L555] &lt;&gt; &quot;&quot;;&quot;INSERT INTO public.rolopcion(id_rol_opcion, id_rol, id_opcion, consultar, agregar, modificar, eliminar, ejecutar) VALUES (&quot; &amp; [.O555] &amp; &quot;, '41'::integer, &quot; &amp; [.N555] &amp; &quot;, 'S'::text, 'S'::text, 'S'::text, 'S'::text, 'S'::text);&quot;; &quot;&quot;)" office:value-type="string" office:string-value="INSERT INTO public.rolopcion(id_rol_opcion, id_rol, id_opcion, consultar, agregar, modificar, eliminar, ejecutar) VALUES (655, '41'::integer, 1231, 'S'::text, 'S'::text, 'S'::text, 'S'::text, 'S'::text);" calcext:value-type="string">
            <text:p>INSERT INTO public.rolopcion(id_rol_opcion, id_rol, id_opcion, consultar, agregar, modificar, eliminar, ejecutar) VALUES (655, '41'::integer, 1231, 'S'::text, 'S'::text, 'S'::text, 'S'::text, 'S'::text);</text:p>
          </table:table-cell>
        </table:table-row>
        <table:table-row table:style-name="ro2">
          <table:table-cell table:formula="of:=[.$A$555]&amp;&quot;.&quot;&amp;[.E556]" office:value-type="string" office:string-value="4.07.07.01" calcext:value-type="string">
            <text:p>4.07.07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 de Titulares</text:p>
          </table:table-cell>
          <table:table-cell table:number-columns-repeated="5"/>
          <table:table-cell table:formula="of:=[.F556]" office:value-type="string" office:string-value="Excepciones de Titulares" calcext:value-type="string">
            <text:p>Excepciones de Titulares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table:style-name="ce3" table:formula="of:=&quot;(&quot; &amp; [.N556] &amp; &quot;,&quot; &amp; [.$R$1] &amp; &quot;, '&quot; &amp; [.L556]  &amp; &quot;', '&quot; &amp; [.I556] &amp;  &quot;', 'D', '&quot; &amp; [.J556] &amp; &quot;', '&quot; &amp; UPPER([.A556]) &amp; &quot;', 'A');&quot;" office:value-type="string" office:string-value="(1232,upper(substr(md5(trunc(random() * 9999999 + 1000000)::text), 1,6)), 'Excepciones de Titulares', '', 'D', '', '4.07.07.01', 'A');" calcext:value-type="string">
            <text:p>(1232,upper(substr(md5(trunc(random() * 9999999 + 1000000)::text), 1,6)), 'Excepciones de Titulares', '', 'D', '', '4.07.07.01', 'A'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ublic.opcion(id_opcion, codigo_opcion, descripcion, ruta, tipo, uri, jerarquia, estatus) VALUES (1232,upper(substr(md5(trunc(random() * 9999999 + 1000000)::text), 1,6)), 'Excepciones de Titulares', '', 'D', '', '4.07.07.01', 'A');" calcext:value-type="string">
            <text:p>INSERT INTO public.opcion(id_opcion, codigo_opcion, descripcion, ruta, tipo, uri, jerarquia, estatus) VALUES (1232,upper(substr(md5(trunc(random() * 9999999 + 1000000)::text), 1,6)), 'Excepciones de Titulares', '', 'D', '', '4.07.07.01', 'A');</text:p>
          </table:table-cell>
          <table:table-cell table:number-columns-repeated="2"/>
          <table:table-cell table:formula="of:==IF([.L556] &lt;&gt; &quot;&quot;;&quot;INSERT INTO public.rolopcion(id_rol_opcion, id_rol, id_opcion, consultar, agregar, modificar, eliminar, ejecutar) VALUES (&quot; &amp; [.O556] &amp; &quot;, '41'::integer, &quot; &amp; [.N556] &amp; &quot;, 'S'::text, 'S'::text, 'S'::text, 'S'::text, 'S'::text);&quot;; &quot;&quot;)" office:value-type="string" office:string-value="INSERT INTO public.rolopcion(id_rol_opcion, id_rol, id_opcion, consultar, agregar, modificar, eliminar, ejecutar) VALUES (656, '41'::integer, 1232, 'S'::text, 'S'::text, 'S'::text, 'S'::text, 'S'::text);" calcext:value-type="string">
            <text:p>INSERT INTO public.rolopcion(id_rol_opcion, id_rol, id_opcion, consultar, agregar, modificar, eliminar, ejecutar) VALUES (656, '41'::integer, 1232, 'S'::text, 'S'::text, 'S'::text, 'S'::text, 'S'::text);</text:p>
          </table:table-cell>
        </table:table-row>
        <table:table-row table:style-name="ro2">
          <table:table-cell table:formula="of:=[.$A$555]&amp;&quot;.&quot;&amp;[.E557]" office:value-type="string" office:string-value="4.07.07.02" calcext:value-type="string">
            <text:p>4.07.07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Excepciones de Beneficiarios</text:p>
          </table:table-cell>
          <table:table-cell table:number-columns-repeated="5"/>
          <table:table-cell table:formula="of:=[.F557]" office:value-type="string" office:string-value="Excepciones de Beneficiarios" calcext:value-type="string">
            <text:p>Excepciones de Beneficiarios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657" calcext:value-type="float">
            <text:p>657</text:p>
          </table:table-cell>
          <table:table-cell table:style-name="ce3" table:formula="of:=&quot;(&quot; &amp; [.N557] &amp; &quot;,&quot; &amp; [.$R$1] &amp; &quot;, '&quot; &amp; [.L557]  &amp; &quot;', '&quot; &amp; [.I557] &amp;  &quot;', 'D', '&quot; &amp; [.J557] &amp; &quot;', '&quot; &amp; UPPER([.A557]) &amp; &quot;', 'A');&quot;" office:value-type="string" office:string-value="(1233,upper(substr(md5(trunc(random() * 9999999 + 1000000)::text), 1,6)), 'Excepciones de Beneficiarios', '', 'D', '', '4.07.07.02', 'A');" calcext:value-type="string">
            <text:p>(1233,upper(substr(md5(trunc(random() * 9999999 + 1000000)::text), 1,6)), 'Excepciones de Beneficiarios', '', 'D', '', '4.07.07.02', 'A'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ublic.opcion(id_opcion, codigo_opcion, descripcion, ruta, tipo, uri, jerarquia, estatus) VALUES (1233,upper(substr(md5(trunc(random() * 9999999 + 1000000)::text), 1,6)), 'Excepciones de Beneficiarios', '', 'D', '', '4.07.07.02', 'A');" calcext:value-type="string">
            <text:p>INSERT INTO public.opcion(id_opcion, codigo_opcion, descripcion, ruta, tipo, uri, jerarquia, estatus) VALUES (1233,upper(substr(md5(trunc(random() * 9999999 + 1000000)::text), 1,6)), 'Excepciones de Beneficiarios', '', 'D', '', '4.07.07.02', 'A');</text:p>
          </table:table-cell>
          <table:table-cell table:number-columns-repeated="2"/>
          <table:table-cell table:formula="of:==IF([.L557] &lt;&gt; &quot;&quot;;&quot;INSERT INTO public.rolopcion(id_rol_opcion, id_rol, id_opcion, consultar, agregar, modificar, eliminar, ejecutar) VALUES (&quot; &amp; [.O557] &amp; &quot;, '41'::integer, &quot; &amp; [.N557] &amp; &quot;, 'S'::text, 'S'::text, 'S'::text, 'S'::text, 'S'::text);&quot;; &quot;&quot;)" office:value-type="string" office:string-value="INSERT INTO public.rolopcion(id_rol_opcion, id_rol, id_opcion, consultar, agregar, modificar, eliminar, ejecutar) VALUES (657, '41'::integer, 1233, 'S'::text, 'S'::text, 'S'::text, 'S'::text, 'S'::text);" calcext:value-type="string">
            <text:p>INSERT INTO public.rolopcion(id_rol_opcion, id_rol, id_opcion, consultar, agregar, modificar, eliminar, ejecutar) VALUES (657, '41'::integer, 1233, 'S'::text, 'S'::text, 'S'::text, 'S'::text, 'S'::text);</text:p>
          </table:table-cell>
        </table:table-row>
        <table:table-row table:style-name="ro2">
          <table:table-cell table:formula="of:=[.$A$548]&amp;&quot;.&quot;&amp;[.D558]" office:value-type="string" office:string-value="4.07.08" calcext:value-type="string">
            <text:p>4.07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58]" office:value-type="string" office:string-value="Procesos" calcext:value-type="string">
            <text:p>Procesos</text:p>
          </table:table-cell>
          <table:table-cell/>
          <table:table-cell office:value-type="float" office:value="1234" calcext:value-type="float">
            <text:p>1234</text:p>
          </table:table-cell>
          <table:table-cell office:value-type="float" office:value="658" calcext:value-type="float">
            <text:p>658</text:p>
          </table:table-cell>
          <table:table-cell table:style-name="ce3" table:formula="of:=&quot;(&quot; &amp; [.N558] &amp; &quot;,&quot; &amp; [.$R$1] &amp; &quot;, '&quot; &amp; [.L558]  &amp; &quot;', '&quot; &amp; [.I558] &amp;  &quot;', 'D', '&quot; &amp; [.J558] &amp; &quot;', '&quot; &amp; UPPER([.A558]) &amp; &quot;', 'A');&quot;" office:value-type="string" office:string-value="(1234,upper(substr(md5(trunc(random() * 9999999 + 1000000)::text), 1,6)), 'Procesos', '', 'D', '', '4.07.08', 'A');" calcext:value-type="string">
            <text:p>(1234,upper(substr(md5(trunc(random() * 9999999 + 1000000)::text), 1,6)), 'Procesos', '', 'D', '', '4.07.08', 'A'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ublic.opcion(id_opcion, codigo_opcion, descripcion, ruta, tipo, uri, jerarquia, estatus) VALUES (1234,upper(substr(md5(trunc(random() * 9999999 + 1000000)::text), 1,6)), 'Procesos', '', 'D', '', '4.07.08', 'A');" calcext:value-type="string">
            <text:p>INSERT INTO public.opcion(id_opcion, codigo_opcion, descripcion, ruta, tipo, uri, jerarquia, estatus) VALUES (1234,upper(substr(md5(trunc(random() * 9999999 + 1000000)::text), 1,6)), 'Procesos', '', 'D', '', '4.07.08', 'A');</text:p>
          </table:table-cell>
          <table:table-cell table:number-columns-repeated="2"/>
          <table:table-cell table:formula="of:==IF([.L558] &lt;&gt; &quot;&quot;;&quot;INSERT INTO public.rolopcion(id_rol_opcion, id_rol, id_opcion, consultar, agregar, modificar, eliminar, ejecutar) VALUES (&quot; &amp; [.O558] &amp; &quot;, '41'::integer, &quot; &amp; [.N558] &amp; &quot;, 'S'::text, 'S'::text, 'S'::text, 'S'::text, 'S'::text);&quot;; &quot;&quot;)" office:value-type="string" office:string-value="INSERT INTO public.rolopcion(id_rol_opcion, id_rol, id_opcion, consultar, agregar, modificar, eliminar, ejecutar) VALUES (658, '41'::integer, 1234, 'S'::text, 'S'::text, 'S'::text, 'S'::text, 'S'::text);" calcext:value-type="string">
            <text:p>INSERT INTO public.rolopcion(id_rol_opcion, id_rol, id_opcion, consultar, agregar, modificar, eliminar, ejecutar) VALUES (658, '41'::integer, 1234, 'S'::text, 'S'::text, 'S'::text, 'S'::text, 'S'::text);</text:p>
          </table:table-cell>
        </table:table-row>
        <table:table-row table:style-name="ro2">
          <table:table-cell table:formula="of:=[.$A$558]&amp;&quot;.&quot;&amp;[.E559]" office:value-type="string" office:string-value="4.07.08.01" calcext:value-type="string">
            <text:p>4.07.08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Generar Titulares/Beneficiarios</text:p>
          </table:table-cell>
          <table:table-cell table:number-columns-repeated="5"/>
          <table:table-cell table:formula="of:=[.F559]" office:value-type="string" office:string-value="Generar Titulares/Beneficiarios" calcext:value-type="string">
            <text:p>Generar Titulares/Beneficiarios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659" calcext:value-type="float">
            <text:p>659</text:p>
          </table:table-cell>
          <table:table-cell table:style-name="ce3" table:formula="of:=&quot;(&quot; &amp; [.N559] &amp; &quot;,&quot; &amp; [.$R$1] &amp; &quot;, '&quot; &amp; [.L559]  &amp; &quot;', '&quot; &amp; [.I559] &amp;  &quot;', 'D', '&quot; &amp; [.J559] &amp; &quot;', '&quot; &amp; UPPER([.A559]) &amp; &quot;', 'A');&quot;" office:value-type="string" office:string-value="(1235,upper(substr(md5(trunc(random() * 9999999 + 1000000)::text), 1,6)), 'Generar Titulares/Beneficiarios', '', 'D', '', '4.07.08.01', 'A');" calcext:value-type="string">
            <text:p>(1235,upper(substr(md5(trunc(random() * 9999999 + 1000000)::text), 1,6)), 'Generar Titulares/Beneficiarios', '', 'D', '', '4.07.08.01', 'A'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ublic.opcion(id_opcion, codigo_opcion, descripcion, ruta, tipo, uri, jerarquia, estatus) VALUES (1235,upper(substr(md5(trunc(random() * 9999999 + 1000000)::text), 1,6)), 'Generar Titulares/Beneficiarios', '', 'D', '', '4.07.08.01', 'A');" calcext:value-type="string">
            <text:p>INSERT INTO public.opcion(id_opcion, codigo_opcion, descripcion, ruta, tipo, uri, jerarquia, estatus) VALUES (1235,upper(substr(md5(trunc(random() * 9999999 + 1000000)::text), 1,6)), 'Generar Titulares/Beneficiarios', '', 'D', '', '4.07.08.01', 'A');</text:p>
          </table:table-cell>
          <table:table-cell table:number-columns-repeated="2"/>
          <table:table-cell table:formula="of:==IF([.L559] &lt;&gt; &quot;&quot;;&quot;INSERT INTO public.rolopcion(id_rol_opcion, id_rol, id_opcion, consultar, agregar, modificar, eliminar, ejecutar) VALUES (&quot; &amp; [.O559] &amp; &quot;, '41'::integer, &quot; &amp; [.N559] &amp; &quot;, 'S'::text, 'S'::text, 'S'::text, 'S'::text, 'S'::text);&quot;; &quot;&quot;)" office:value-type="string" office:string-value="INSERT INTO public.rolopcion(id_rol_opcion, id_rol, id_opcion, consultar, agregar, modificar, eliminar, ejecutar) VALUES (659, '41'::integer, 1235, 'S'::text, 'S'::text, 'S'::text, 'S'::text, 'S'::text);" calcext:value-type="string">
            <text:p>INSERT INTO public.rolopcion(id_rol_opcion, id_rol, id_opcion, consultar, agregar, modificar, eliminar, ejecutar) VALUES (659, '41'::integer, 1235, 'S'::text, 'S'::text, 'S'::text, 'S'::text, 'S'::text);</text:p>
          </table:table-cell>
        </table:table-row>
        <table:table-row table:style-name="ro2">
          <table:table-cell table:formula="of:=[.$A$558]&amp;&quot;.&quot;&amp;[.E560]" office:value-type="string" office:string-value="4.07.08.02" calcext:value-type="string">
            <text:p>4.07.08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gistrar Préstamos por Financiamiento</text:p>
          </table:table-cell>
          <table:table-cell table:number-columns-repeated="5"/>
          <table:table-cell table:formula="of:=[.F560]" office:value-type="string" office:string-value="Registrar Préstamos por Financiamiento" calcext:value-type="string">
            <text:p>Registrar Préstamos por Financiamiento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660" calcext:value-type="float">
            <text:p>660</text:p>
          </table:table-cell>
          <table:table-cell table:style-name="ce3" table:formula="of:=&quot;(&quot; &amp; [.N560] &amp; &quot;,&quot; &amp; [.$R$1] &amp; &quot;, '&quot; &amp; [.L560]  &amp; &quot;', '&quot; &amp; [.I560] &amp;  &quot;', 'D', '&quot; &amp; [.J560] &amp; &quot;', '&quot; &amp; UPPER([.A560]) &amp; &quot;', 'A');&quot;" office:value-type="string" office:string-value="(1236,upper(substr(md5(trunc(random() * 9999999 + 1000000)::text), 1,6)), 'Registrar Préstamos por Financiamiento', '', 'D', '', '4.07.08.02', 'A');" calcext:value-type="string">
            <text:p>(1236,upper(substr(md5(trunc(random() * 9999999 + 1000000)::text), 1,6)), 'Registrar Préstamos por Financiamiento', '', 'D', '', '4.07.08.02', 'A'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ublic.opcion(id_opcion, codigo_opcion, descripcion, ruta, tipo, uri, jerarquia, estatus) VALUES (1236,upper(substr(md5(trunc(random() * 9999999 + 1000000)::text), 1,6)), 'Registrar Préstamos por Financiamiento', '', 'D', '', '4.07.08.02', 'A');" calcext:value-type="string">
            <text:p>INSERT INTO public.opcion(id_opcion, codigo_opcion, descripcion, ruta, tipo, uri, jerarquia, estatus) VALUES (1236,upper(substr(md5(trunc(random() * 9999999 + 1000000)::text), 1,6)), 'Registrar Préstamos por Financiamiento', '', 'D', '', '4.07.08.02', 'A');</text:p>
          </table:table-cell>
          <table:table-cell table:number-columns-repeated="2"/>
          <table:table-cell table:formula="of:==IF([.L560] &lt;&gt; &quot;&quot;;&quot;INSERT INTO public.rolopcion(id_rol_opcion, id_rol, id_opcion, consultar, agregar, modificar, eliminar, ejecutar) VALUES (&quot; &amp; [.O560] &amp; &quot;, '41'::integer, &quot; &amp; [.N560] &amp; &quot;, 'S'::text, 'S'::text, 'S'::text, 'S'::text, 'S'::text);&quot;; &quot;&quot;)" office:value-type="string" office:string-value="INSERT INTO public.rolopcion(id_rol_opcion, id_rol, id_opcion, consultar, agregar, modificar, eliminar, ejecutar) VALUES (660, '41'::integer, 1236, 'S'::text, 'S'::text, 'S'::text, 'S'::text, 'S'::text);" calcext:value-type="string">
            <text:p>INSERT INTO public.rolopcion(id_rol_opcion, id_rol, id_opcion, consultar, agregar, modificar, eliminar, ejecutar) VALUES (660, '41'::integer, 1236, 'S'::text, 'S'::text, 'S'::text, 'S'::text, 'S'::text);</text:p>
          </table:table-cell>
        </table:table-row>
        <table:table-row table:style-name="ro2">
          <table:table-cell table:formula="of:=[.$A$558]&amp;&quot;.&quot;&amp;[.E561]" office:value-type="string" office:string-value="4.07.08.03" calcext:value-type="string">
            <text:p>4.07.08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Suspender Beneficiarios por Edad</text:p>
          </table:table-cell>
          <table:table-cell table:number-columns-repeated="5"/>
          <table:table-cell table:formula="of:=[.F561]" office:value-type="string" office:string-value="Suspender Beneficiarios por Edad" calcext:value-type="string">
            <text:p>Suspender Beneficiarios por Edad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661" calcext:value-type="float">
            <text:p>661</text:p>
          </table:table-cell>
          <table:table-cell table:style-name="ce3" table:formula="of:=&quot;(&quot; &amp; [.N561] &amp; &quot;,&quot; &amp; [.$R$1] &amp; &quot;, '&quot; &amp; [.L561]  &amp; &quot;', '&quot; &amp; [.I561] &amp;  &quot;', 'D', '&quot; &amp; [.J561] &amp; &quot;', '&quot; &amp; UPPER([.A561]) &amp; &quot;', 'A');&quot;" office:value-type="string" office:string-value="(1237,upper(substr(md5(trunc(random() * 9999999 + 1000000)::text), 1,6)), 'Suspender Beneficiarios por Edad', '', 'D', '', '4.07.08.03', 'A');" calcext:value-type="string">
            <text:p>(1237,upper(substr(md5(trunc(random() * 9999999 + 1000000)::text), 1,6)), 'Suspender Beneficiarios por Edad', '', 'D', '', '4.07.08.03', 'A'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ublic.opcion(id_opcion, codigo_opcion, descripcion, ruta, tipo, uri, jerarquia, estatus) VALUES (1237,upper(substr(md5(trunc(random() * 9999999 + 1000000)::text), 1,6)), 'Suspender Beneficiarios por Edad', '', 'D', '', '4.07.08.03', 'A');" calcext:value-type="string">
            <text:p>INSERT INTO public.opcion(id_opcion, codigo_opcion, descripcion, ruta, tipo, uri, jerarquia, estatus) VALUES (1237,upper(substr(md5(trunc(random() * 9999999 + 1000000)::text), 1,6)), 'Suspender Beneficiarios por Edad', '', 'D', '', '4.07.08.03', 'A');</text:p>
          </table:table-cell>
          <table:table-cell table:number-columns-repeated="2"/>
          <table:table-cell table:formula="of:==IF([.L561] &lt;&gt; &quot;&quot;;&quot;INSERT INTO public.rolopcion(id_rol_opcion, id_rol, id_opcion, consultar, agregar, modificar, eliminar, ejecutar) VALUES (&quot; &amp; [.O561] &amp; &quot;, '41'::integer, &quot; &amp; [.N561] &amp; &quot;, 'S'::text, 'S'::text, 'S'::text, 'S'::text, 'S'::text);&quot;; &quot;&quot;)" office:value-type="string" office:string-value="INSERT INTO public.rolopcion(id_rol_opcion, id_rol, id_opcion, consultar, agregar, modificar, eliminar, ejecutar) VALUES (661, '41'::integer, 1237, 'S'::text, 'S'::text, 'S'::text, 'S'::text, 'S'::text);" calcext:value-type="string">
            <text:p>INSERT INTO public.rolopcion(id_rol_opcion, id_rol, id_opcion, consultar, agregar, modificar, eliminar, ejecutar) VALUES (661, '41'::integer, 1237, 'S'::text, 'S'::text, 'S'::text, 'S'::text, 'S'::text);</text:p>
          </table:table-cell>
        </table:table-row>
        <table:table-row table:style-name="ro2">
          <table:table-cell table:formula="of:=[.$A$548]&amp;&quot;.&quot;&amp;[.D562]" office:value-type="string" office:string-value="4.07.09" calcext:value-type="string">
            <text:p>4.07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Titulares</text:p>
          </table:table-cell>
          <table:table-cell table:number-columns-repeated="6"/>
          <table:table-cell table:formula="of:=[.E562]" office:value-type="string" office:string-value="Titulares" calcext:value-type="string">
            <text:p>Titulares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float" office:value="662" calcext:value-type="float">
            <text:p>662</text:p>
          </table:table-cell>
          <table:table-cell table:style-name="ce3" table:formula="of:=&quot;(&quot; &amp; [.N562] &amp; &quot;,&quot; &amp; [.$R$1] &amp; &quot;, '&quot; &amp; [.L562]  &amp; &quot;', '&quot; &amp; [.I562] &amp;  &quot;', 'D', '&quot; &amp; [.J562] &amp; &quot;', '&quot; &amp; UPPER([.A562]) &amp; &quot;', 'A');&quot;" office:value-type="string" office:string-value="(1238,upper(substr(md5(trunc(random() * 9999999 + 1000000)::text), 1,6)), 'Titulares', '', 'D', '', '4.07.09', 'A');" calcext:value-type="string">
            <text:p>(1238,upper(substr(md5(trunc(random() * 9999999 + 1000000)::text), 1,6)), 'Titulares', '', 'D', '', '4.07.09', 'A'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ublic.opcion(id_opcion, codigo_opcion, descripcion, ruta, tipo, uri, jerarquia, estatus) VALUES (1238,upper(substr(md5(trunc(random() * 9999999 + 1000000)::text), 1,6)), 'Titulares', '', 'D', '', '4.07.09', 'A');" calcext:value-type="string">
            <text:p>INSERT INTO public.opcion(id_opcion, codigo_opcion, descripcion, ruta, tipo, uri, jerarquia, estatus) VALUES (1238,upper(substr(md5(trunc(random() * 9999999 + 1000000)::text), 1,6)), 'Titulares', '', 'D', '', '4.07.09', 'A');</text:p>
          </table:table-cell>
          <table:table-cell table:number-columns-repeated="2"/>
          <table:table-cell table:formula="of:==IF([.L562] &lt;&gt; &quot;&quot;;&quot;INSERT INTO public.rolopcion(id_rol_opcion, id_rol, id_opcion, consultar, agregar, modificar, eliminar, ejecutar) VALUES (&quot; &amp; [.O562] &amp; &quot;, '41'::integer, &quot; &amp; [.N562] &amp; &quot;, 'S'::text, 'S'::text, 'S'::text, 'S'::text, 'S'::text);&quot;; &quot;&quot;)" office:value-type="string" office:string-value="INSERT INTO public.rolopcion(id_rol_opcion, id_rol, id_opcion, consultar, agregar, modificar, eliminar, ejecutar) VALUES (662, '41'::integer, 1238, 'S'::text, 'S'::text, 'S'::text, 'S'::text, 'S'::text);" calcext:value-type="string">
            <text:p>INSERT INTO public.rolopcion(id_rol_opcion, id_rol, id_opcion, consultar, agregar, modificar, eliminar, ejecutar) VALUES (662, '41'::integer, 1238, 'S'::text, 'S'::text, 'S'::text, 'S'::text, 'S'::text);</text:p>
          </table:table-cell>
        </table:table-row>
        <table:table-row table:style-name="ro2">
          <table:table-cell table:formula="of:=[.$A$548]&amp;&quot;.&quot;&amp;[.D563]" office:value-type="string" office:string-value="4.07.10" calcext:value-type="string">
            <text:p>4.07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Beneficiarios</text:p>
          </table:table-cell>
          <table:table-cell table:number-columns-repeated="6"/>
          <table:table-cell table:formula="of:=[.E563]" office:value-type="string" office:string-value="Beneficiarios" calcext:value-type="string">
            <text:p>Beneficiarios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663" calcext:value-type="float">
            <text:p>663</text:p>
          </table:table-cell>
          <table:table-cell table:style-name="ce3" table:formula="of:=&quot;(&quot; &amp; [.N563] &amp; &quot;,&quot; &amp; [.$R$1] &amp; &quot;, '&quot; &amp; [.L563]  &amp; &quot;', '&quot; &amp; [.I563] &amp;  &quot;', 'D', '&quot; &amp; [.J563] &amp; &quot;', '&quot; &amp; UPPER([.A563]) &amp; &quot;', 'A');&quot;" office:value-type="string" office:string-value="(1239,upper(substr(md5(trunc(random() * 9999999 + 1000000)::text), 1,6)), 'Beneficiarios', '', 'D', '', '4.07.10', 'A');" calcext:value-type="string">
            <text:p>(1239,upper(substr(md5(trunc(random() * 9999999 + 1000000)::text), 1,6)), 'Beneficiarios', '', 'D', '', '4.07.10', 'A'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ublic.opcion(id_opcion, codigo_opcion, descripcion, ruta, tipo, uri, jerarquia, estatus) VALUES (1239,upper(substr(md5(trunc(random() * 9999999 + 1000000)::text), 1,6)), 'Beneficiarios', '', 'D', '', '4.07.10', 'A');" calcext:value-type="string">
            <text:p>INSERT INTO public.opcion(id_opcion, codigo_opcion, descripcion, ruta, tipo, uri, jerarquia, estatus) VALUES (1239,upper(substr(md5(trunc(random() * 9999999 + 1000000)::text), 1,6)), 'Beneficiarios', '', 'D', '', '4.07.10', 'A');</text:p>
          </table:table-cell>
          <table:table-cell table:number-columns-repeated="2"/>
          <table:table-cell table:formula="of:==IF([.L563] &lt;&gt; &quot;&quot;;&quot;INSERT INTO public.rolopcion(id_rol_opcion, id_rol, id_opcion, consultar, agregar, modificar, eliminar, ejecutar) VALUES (&quot; &amp; [.O563] &amp; &quot;, '41'::integer, &quot; &amp; [.N563] &amp; &quot;, 'S'::text, 'S'::text, 'S'::text, 'S'::text, 'S'::text);&quot;; &quot;&quot;)" office:value-type="string" office:string-value="INSERT INTO public.rolopcion(id_rol_opcion, id_rol, id_opcion, consultar, agregar, modificar, eliminar, ejecutar) VALUES (663, '41'::integer, 1239, 'S'::text, 'S'::text, 'S'::text, 'S'::text, 'S'::text);" calcext:value-type="string">
            <text:p>INSERT INTO public.rolopcion(id_rol_opcion, id_rol, id_opcion, consultar, agregar, modificar, eliminar, ejecutar) VALUES (663, '41'::integer, 1239, 'S'::text, 'S'::text, 'S'::text, 'S'::text, 'S'::text);</text:p>
          </table:table-cell>
        </table:table-row>
        <table:table-row table:style-name="ro2">
          <table:table-cell table:formula="of:=[.$A$548]&amp;&quot;.&quot;&amp;[.D564]" office:value-type="string" office:string-value="4.07.11" calcext:value-type="string">
            <text:p>4.07.11</text:p>
          </table:table-cell>
          <table:table-cell table:number-columns-repeated="2"/>
          <table:table-cell office:value-type="string" calcext:value-type="string">
            <text:p>11</text:p>
          </table:table-cell>
          <table:table-cell office:value-type="string" calcext:value-type="string">
            <text:p>Siniestros</text:p>
          </table:table-cell>
          <table:table-cell table:number-columns-repeated="6"/>
          <table:table-cell table:formula="of:=[.E564]" office:value-type="string" office:string-value="Siniestros" calcext:value-type="string">
            <text:p>Siniestros</text:p>
          </table:table-cell>
          <table:table-cell/>
          <table:table-cell office:value-type="float" office:value="1240" calcext:value-type="float">
            <text:p>1240</text:p>
          </table:table-cell>
          <table:table-cell office:value-type="float" office:value="664" calcext:value-type="float">
            <text:p>664</text:p>
          </table:table-cell>
          <table:table-cell table:style-name="ce3" table:formula="of:=&quot;(&quot; &amp; [.N564] &amp; &quot;,&quot; &amp; [.$R$1] &amp; &quot;, '&quot; &amp; [.L564]  &amp; &quot;', '&quot; &amp; [.I564] &amp;  &quot;', 'D', '&quot; &amp; [.J564] &amp; &quot;', '&quot; &amp; UPPER([.A564]) &amp; &quot;', 'A');&quot;" office:value-type="string" office:string-value="(1240,upper(substr(md5(trunc(random() * 9999999 + 1000000)::text), 1,6)), 'Siniestros', '', 'D', '', '4.07.11', 'A');" calcext:value-type="string">
            <text:p>(1240,upper(substr(md5(trunc(random() * 9999999 + 1000000)::text), 1,6)), 'Siniestros', '', 'D', '', '4.07.11', 'A'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ublic.opcion(id_opcion, codigo_opcion, descripcion, ruta, tipo, uri, jerarquia, estatus) VALUES (1240,upper(substr(md5(trunc(random() * 9999999 + 1000000)::text), 1,6)), 'Siniestros', '', 'D', '', '4.07.11', 'A');" calcext:value-type="string">
            <text:p>INSERT INTO public.opcion(id_opcion, codigo_opcion, descripcion, ruta, tipo, uri, jerarquia, estatus) VALUES (1240,upper(substr(md5(trunc(random() * 9999999 + 1000000)::text), 1,6)), 'Siniestros', '', 'D', '', '4.07.11', 'A');</text:p>
          </table:table-cell>
          <table:table-cell table:number-columns-repeated="2"/>
          <table:table-cell table:formula="of:==IF([.L564] &lt;&gt; &quot;&quot;;&quot;INSERT INTO public.rolopcion(id_rol_opcion, id_rol, id_opcion, consultar, agregar, modificar, eliminar, ejecutar) VALUES (&quot; &amp; [.O564] &amp; &quot;, '41'::integer, &quot; &amp; [.N564] &amp; &quot;, 'S'::text, 'S'::text, 'S'::text, 'S'::text, 'S'::text);&quot;; &quot;&quot;)" office:value-type="string" office:string-value="INSERT INTO public.rolopcion(id_rol_opcion, id_rol, id_opcion, consultar, agregar, modificar, eliminar, ejecutar) VALUES (664, '41'::integer, 1240, 'S'::text, 'S'::text, 'S'::text, 'S'::text, 'S'::text);" calcext:value-type="string">
            <text:p>INSERT INTO public.rolopcion(id_rol_opcion, id_rol, id_opcion, consultar, agregar, modificar, eliminar, ejecutar) VALUES (664, '41'::integer, 1240, 'S'::text, 'S'::text, 'S'::text, 'S'::text, 'S'::text);</text:p>
          </table:table-cell>
        </table:table-row>
        <table:table-row table:style-name="ro2">
          <table:table-cell table:formula="of:=[.$A$548]&amp;&quot;.&quot;&amp;[.D565]" office:value-type="string" office:string-value="4.07.12" calcext:value-type="string">
            <text:p>4.07.12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Reportes</text:p>
          </table:table-cell>
          <table:table-cell table:number-columns-repeated="6"/>
          <table:table-cell table:formula="of:=[.E565]" office:value-type="string" office:string-value="Reportes" calcext:value-type="string">
            <text:p>Reportes</text:p>
          </table:table-cell>
          <table:table-cell/>
          <table:table-cell office:value-type="float" office:value="1241" calcext:value-type="float">
            <text:p>1241</text:p>
          </table:table-cell>
          <table:table-cell office:value-type="float" office:value="665" calcext:value-type="float">
            <text:p>665</text:p>
          </table:table-cell>
          <table:table-cell table:style-name="ce3" table:formula="of:=&quot;(&quot; &amp; [.N565] &amp; &quot;,&quot; &amp; [.$R$1] &amp; &quot;, '&quot; &amp; [.L565]  &amp; &quot;', '&quot; &amp; [.I565] &amp;  &quot;', 'D', '&quot; &amp; [.J565] &amp; &quot;', '&quot; &amp; UPPER([.A565]) &amp; &quot;', 'A');&quot;" office:value-type="string" office:string-value="(1241,upper(substr(md5(trunc(random() * 9999999 + 1000000)::text), 1,6)), 'Reportes', '', 'D', '', '4.07.12', 'A');" calcext:value-type="string">
            <text:p>(1241,upper(substr(md5(trunc(random() * 9999999 + 1000000)::text), 1,6)), 'Reportes', '', 'D', '', '4.07.12', 'A'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ublic.opcion(id_opcion, codigo_opcion, descripcion, ruta, tipo, uri, jerarquia, estatus) VALUES (1241,upper(substr(md5(trunc(random() * 9999999 + 1000000)::text), 1,6)), 'Reportes', '', 'D', '', '4.07.12', 'A');" calcext:value-type="string">
            <text:p>INSERT INTO public.opcion(id_opcion, codigo_opcion, descripcion, ruta, tipo, uri, jerarquia, estatus) VALUES (1241,upper(substr(md5(trunc(random() * 9999999 + 1000000)::text), 1,6)), 'Reportes', '', 'D', '', '4.07.12', 'A');</text:p>
          </table:table-cell>
          <table:table-cell table:number-columns-repeated="2"/>
          <table:table-cell table:formula="of:==IF([.L565] &lt;&gt; &quot;&quot;;&quot;INSERT INTO public.rolopcion(id_rol_opcion, id_rol, id_opcion, consultar, agregar, modificar, eliminar, ejecutar) VALUES (&quot; &amp; [.O565] &amp; &quot;, '41'::integer, &quot; &amp; [.N565] &amp; &quot;, 'S'::text, 'S'::text, 'S'::text, 'S'::text, 'S'::text);&quot;; &quot;&quot;)" office:value-type="string" office:string-value="INSERT INTO public.rolopcion(id_rol_opcion, id_rol, id_opcion, consultar, agregar, modificar, eliminar, ejecutar) VALUES (665, '41'::integer, 1241, 'S'::text, 'S'::text, 'S'::text, 'S'::text, 'S'::text);" calcext:value-type="string">
            <text:p>INSERT INTO public.rolopcion(id_rol_opcion, id_rol, id_opcion, consultar, agregar, modificar, eliminar, ejecutar) VALUES (665, '41'::integer, 1241, 'S'::text, 'S'::text, 'S'::text, 'S'::text, 'S'::text);</text:p>
          </table:table-cell>
        </table:table-row>
        <table:table-row table:style-name="ro2">
          <table:table-cell table:formula="of:=[.$A$565]&amp;&quot;.&quot;&amp;[.E566]" office:value-type="string" office:string-value="4.07.12.01" calcext:value-type="string">
            <text:p>4.07.12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Reporte Beneficiarios/Titulares</text:p>
          </table:table-cell>
          <table:table-cell table:number-columns-repeated="5"/>
          <table:table-cell table:formula="of:=[.F566]" office:value-type="string" office:string-value="Reporte Beneficiarios/Titulares" calcext:value-type="string">
            <text:p>Reporte Beneficiarios/Titulares</text:p>
          </table:table-cell>
          <table:table-cell/>
          <table:table-cell office:value-type="float" office:value="1242" calcext:value-type="float">
            <text:p>1242</text:p>
          </table:table-cell>
          <table:table-cell office:value-type="float" office:value="666" calcext:value-type="float">
            <text:p>666</text:p>
          </table:table-cell>
          <table:table-cell table:style-name="ce3" table:formula="of:=&quot;(&quot; &amp; [.N566] &amp; &quot;,&quot; &amp; [.$R$1] &amp; &quot;, '&quot; &amp; [.L566]  &amp; &quot;', '&quot; &amp; [.I566] &amp;  &quot;', 'D', '&quot; &amp; [.J566] &amp; &quot;', '&quot; &amp; UPPER([.A566]) &amp; &quot;', 'A');&quot;" office:value-type="string" office:string-value="(1242,upper(substr(md5(trunc(random() * 9999999 + 1000000)::text), 1,6)), 'Reporte Beneficiarios/Titulares', '', 'D', '', '4.07.12.01', 'A');" calcext:value-type="string">
            <text:p>(1242,upper(substr(md5(trunc(random() * 9999999 + 1000000)::text), 1,6)), 'Reporte Beneficiarios/Titulares', '', 'D', '', '4.07.12.01', 'A'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ublic.opcion(id_opcion, codigo_opcion, descripcion, ruta, tipo, uri, jerarquia, estatus) VALUES (1242,upper(substr(md5(trunc(random() * 9999999 + 1000000)::text), 1,6)), 'Reporte Beneficiarios/Titulares', '', 'D', '', '4.07.12.01', 'A');" calcext:value-type="string">
            <text:p>INSERT INTO public.opcion(id_opcion, codigo_opcion, descripcion, ruta, tipo, uri, jerarquia, estatus) VALUES (1242,upper(substr(md5(trunc(random() * 9999999 + 1000000)::text), 1,6)), 'Reporte Beneficiarios/Titulares', '', 'D', '', '4.07.12.01', 'A');</text:p>
          </table:table-cell>
          <table:table-cell table:number-columns-repeated="2"/>
          <table:table-cell table:formula="of:==IF([.L566] &lt;&gt; &quot;&quot;;&quot;INSERT INTO public.rolopcion(id_rol_opcion, id_rol, id_opcion, consultar, agregar, modificar, eliminar, ejecutar) VALUES (&quot; &amp; [.O566] &amp; &quot;, '41'::integer, &quot; &amp; [.N566] &amp; &quot;, 'S'::text, 'S'::text, 'S'::text, 'S'::text, 'S'::text);&quot;; &quot;&quot;)" office:value-type="string" office:string-value="INSERT INTO public.rolopcion(id_rol_opcion, id_rol, id_opcion, consultar, agregar, modificar, eliminar, ejecutar) VALUES (666, '41'::integer, 1242, 'S'::text, 'S'::text, 'S'::text, 'S'::text, 'S'::text);" calcext:value-type="string">
            <text:p>INSERT INTO public.rolopcion(id_rol_opcion, id_rol, id_opcion, consultar, agregar, modificar, eliminar, ejecutar) VALUES (666, '41'::integer, 1242, 'S'::text, 'S'::text, 'S'::text, 'S'::text, 'S'::text);</text:p>
          </table:table-cell>
        </table:table-row>
        <table:table-row table:style-name="ro2">
          <table:table-cell table:formula="of:=[.$A$565]&amp;&quot;.&quot;&amp;[.E567]" office:value-type="string" office:string-value="4.07.12.02" calcext:value-type="string">
            <text:p>4.07.12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porte Costos</text:p>
          </table:table-cell>
          <table:table-cell table:number-columns-repeated="5"/>
          <table:table-cell table:formula="of:=[.F567]" office:value-type="string" office:string-value="Reporte Costos" calcext:value-type="string">
            <text:p>Reporte Costos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float" office:value="667" calcext:value-type="float">
            <text:p>667</text:p>
          </table:table-cell>
          <table:table-cell table:style-name="ce3" table:formula="of:=&quot;(&quot; &amp; [.N567] &amp; &quot;,&quot; &amp; [.$R$1] &amp; &quot;, '&quot; &amp; [.L567]  &amp; &quot;', '&quot; &amp; [.I567] &amp;  &quot;', 'D', '&quot; &amp; [.J567] &amp; &quot;', '&quot; &amp; UPPER([.A567]) &amp; &quot;', 'A');&quot;" office:value-type="string" office:string-value="(1243,upper(substr(md5(trunc(random() * 9999999 + 1000000)::text), 1,6)), 'Reporte Costos', '', 'D', '', '4.07.12.02', 'A');" calcext:value-type="string">
            <text:p>(1243,upper(substr(md5(trunc(random() * 9999999 + 1000000)::text), 1,6)), 'Reporte Costos', '', 'D', '', '4.07.12.02', 'A'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ublic.opcion(id_opcion, codigo_opcion, descripcion, ruta, tipo, uri, jerarquia, estatus) VALUES (1243,upper(substr(md5(trunc(random() * 9999999 + 1000000)::text), 1,6)), 'Reporte Costos', '', 'D', '', '4.07.12.02', 'A');" calcext:value-type="string">
            <text:p>INSERT INTO public.opcion(id_opcion, codigo_opcion, descripcion, ruta, tipo, uri, jerarquia, estatus) VALUES (1243,upper(substr(md5(trunc(random() * 9999999 + 1000000)::text), 1,6)), 'Reporte Costos', '', 'D', '', '4.07.12.02', 'A');</text:p>
          </table:table-cell>
          <table:table-cell table:number-columns-repeated="2"/>
          <table:table-cell table:formula="of:==IF([.L567] &lt;&gt; &quot;&quot;;&quot;INSERT INTO public.rolopcion(id_rol_opcion, id_rol, id_opcion, consultar, agregar, modificar, eliminar, ejecutar) VALUES (&quot; &amp; [.O567] &amp; &quot;, '41'::integer, &quot; &amp; [.N567] &amp; &quot;, 'S'::text, 'S'::text, 'S'::text, 'S'::text, 'S'::text);&quot;; &quot;&quot;)" office:value-type="string" office:string-value="INSERT INTO public.rolopcion(id_rol_opcion, id_rol, id_opcion, consultar, agregar, modificar, eliminar, ejecutar) VALUES (667, '41'::integer, 1243, 'S'::text, 'S'::text, 'S'::text, 'S'::text, 'S'::text);" calcext:value-type="string">
            <text:p>INSERT INTO public.rolopcion(id_rol_opcion, id_rol, id_opcion, consultar, agregar, modificar, eliminar, ejecutar) VALUES (667, '41'::integer, 1243, 'S'::text, 'S'::text, 'S'::text, 'S'::text, 'S'::text);</text:p>
          </table:table-cell>
        </table:table-row>
        <table:table-row table:style-name="ro2">
          <table:table-cell table:formula="of:=[.$A$565]&amp;&quot;.&quot;&amp;[.E568]" office:value-type="string" office:string-value="4.07.12.03" calcext:value-type="string">
            <text:p>4.07.12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Reporte Siniestros</text:p>
          </table:table-cell>
          <table:table-cell table:number-columns-repeated="5"/>
          <table:table-cell table:formula="of:=[.F568]" office:value-type="string" office:string-value="Reporte Siniestros" calcext:value-type="string">
            <text:p>Reporte Siniestros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float" office:value="668" calcext:value-type="float">
            <text:p>668</text:p>
          </table:table-cell>
          <table:table-cell table:style-name="ce3" table:formula="of:=&quot;(&quot; &amp; [.N568] &amp; &quot;,&quot; &amp; [.$R$1] &amp; &quot;, '&quot; &amp; [.L568]  &amp; &quot;', '&quot; &amp; [.I568] &amp;  &quot;', 'D', '&quot; &amp; [.J568] &amp; &quot;', '&quot; &amp; UPPER([.A568]) &amp; &quot;', 'A');&quot;" office:value-type="string" office:string-value="(1244,upper(substr(md5(trunc(random() * 9999999 + 1000000)::text), 1,6)), 'Reporte Siniestros', '', 'D', '', '4.07.12.03', 'A');" calcext:value-type="string">
            <text:p>(1244,upper(substr(md5(trunc(random() * 9999999 + 1000000)::text), 1,6)), 'Reporte Siniestros', '', 'D', '', '4.07.12.03', 'A'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ublic.opcion(id_opcion, codigo_opcion, descripcion, ruta, tipo, uri, jerarquia, estatus) VALUES (1244,upper(substr(md5(trunc(random() * 9999999 + 1000000)::text), 1,6)), 'Reporte Siniestros', '', 'D', '', '4.07.12.03', 'A');" calcext:value-type="string">
            <text:p>INSERT INTO public.opcion(id_opcion, codigo_opcion, descripcion, ruta, tipo, uri, jerarquia, estatus) VALUES (1244,upper(substr(md5(trunc(random() * 9999999 + 1000000)::text), 1,6)), 'Reporte Siniestros', '', 'D', '', '4.07.12.03', 'A');</text:p>
          </table:table-cell>
          <table:table-cell table:number-columns-repeated="2"/>
          <table:table-cell table:formula="of:==IF([.L568] &lt;&gt; &quot;&quot;;&quot;INSERT INTO public.rolopcion(id_rol_opcion, id_rol, id_opcion, consultar, agregar, modificar, eliminar, ejecutar) VALUES (&quot; &amp; [.O568] &amp; &quot;, '41'::integer, &quot; &amp; [.N568] &amp; &quot;, 'S'::text, 'S'::text, 'S'::text, 'S'::text, 'S'::text);&quot;; &quot;&quot;)" office:value-type="string" office:string-value="INSERT INTO public.rolopcion(id_rol_opcion, id_rol, id_opcion, consultar, agregar, modificar, eliminar, ejecutar) VALUES (668, '41'::integer, 1244, 'S'::text, 'S'::text, 'S'::text, 'S'::text, 'S'::text);" calcext:value-type="string">
            <text:p>INSERT INTO public.rolopcion(id_rol_opcion, id_rol, id_opcion, consultar, agregar, modificar, eliminar, ejecutar) VALUES (668, '41'::integer, 1244, 'S'::text, 'S'::text, 'S'::text, 'S'::text, 'S'::text);</text:p>
          </table:table-cell>
        </table:table-row>
        <table:table-row table:style-name="ro2">
          <table:table-cell table:formula="of:=[.$A$501]&amp;&quot;.&quot;&amp;[.C569]" office:value-type="string" office:string-value="4.08" calcext:value-type="string">
            <text:p>4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Tickets</text:p>
          </table:table-cell>
          <table:table-cell table:number-columns-repeated="7"/>
          <table:table-cell table:formula="of:=[.D569]" office:value-type="string" office:string-value="Tickets" calcext:value-type="string">
            <text:p>Tickets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float" office:value="669" calcext:value-type="float">
            <text:p>669</text:p>
          </table:table-cell>
          <table:table-cell table:style-name="ce3" table:formula="of:=&quot;(&quot; &amp; [.N569] &amp; &quot;,&quot; &amp; [.$R$1] &amp; &quot;, '&quot; &amp; [.L569]  &amp; &quot;', '&quot; &amp; [.I569] &amp;  &quot;', 'D', '&quot; &amp; [.J569] &amp; &quot;', '&quot; &amp; UPPER([.A569]) &amp; &quot;', 'A');&quot;" office:value-type="string" office:string-value="(1245,upper(substr(md5(trunc(random() * 9999999 + 1000000)::text), 1,6)), 'Tickets', '', 'D', '', '4.08', 'A');" calcext:value-type="string">
            <text:p>(1245,upper(substr(md5(trunc(random() * 9999999 + 1000000)::text), 1,6)), 'Tickets', '', 'D', '', '4.08', 'A'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ublic.opcion(id_opcion, codigo_opcion, descripcion, ruta, tipo, uri, jerarquia, estatus) VALUES (1245,upper(substr(md5(trunc(random() * 9999999 + 1000000)::text), 1,6)), 'Tickets', '', 'D', '', '4.08', 'A');" calcext:value-type="string">
            <text:p>INSERT INTO public.opcion(id_opcion, codigo_opcion, descripcion, ruta, tipo, uri, jerarquia, estatus) VALUES (1245,upper(substr(md5(trunc(random() * 9999999 + 1000000)::text), 1,6)), 'Tickets', '', 'D', '', '4.08', 'A');</text:p>
          </table:table-cell>
          <table:table-cell table:number-columns-repeated="2"/>
          <table:table-cell table:formula="of:==IF([.L569] &lt;&gt; &quot;&quot;;&quot;INSERT INTO public.rolopcion(id_rol_opcion, id_rol, id_opcion, consultar, agregar, modificar, eliminar, ejecutar) VALUES (&quot; &amp; [.O569] &amp; &quot;, '41'::integer, &quot; &amp; [.N569] &amp; &quot;, 'S'::text, 'S'::text, 'S'::text, 'S'::text, 'S'::text);&quot;; &quot;&quot;)" office:value-type="string" office:string-value="INSERT INTO public.rolopcion(id_rol_opcion, id_rol, id_opcion, consultar, agregar, modificar, eliminar, ejecutar) VALUES (669, '41'::integer, 1245, 'S'::text, 'S'::text, 'S'::text, 'S'::text, 'S'::text);" calcext:value-type="string">
            <text:p>INSERT INTO public.rolopcion(id_rol_opcion, id_rol, id_opcion, consultar, agregar, modificar, eliminar, ejecutar) VALUES (669, '41'::integer, 1245, 'S'::text, 'S'::text, 'S'::text, 'S'::text, 'S'::text);</text:p>
          </table:table-cell>
        </table:table-row>
        <table:table-row table:style-name="ro2">
          <table:table-cell table:formula="of:=[.$A$569]&amp;&quot;.&quot;&amp;[.D570]" office:value-type="string" office:string-value="4.08.01" calcext:value-type="string">
            <text:p>4.08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Grupos de Tickets</text:p>
          </table:table-cell>
          <table:table-cell table:number-columns-repeated="6"/>
          <table:table-cell table:formula="of:=[.E570]" office:value-type="string" office:string-value="Grupos de Tickets" calcext:value-type="string">
            <text:p>Grupos de Tickets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670" calcext:value-type="float">
            <text:p>670</text:p>
          </table:table-cell>
          <table:table-cell table:style-name="ce3" table:formula="of:=&quot;(&quot; &amp; [.N570] &amp; &quot;,&quot; &amp; [.$R$1] &amp; &quot;, '&quot; &amp; [.L570]  &amp; &quot;', '&quot; &amp; [.I570] &amp;  &quot;', 'D', '&quot; &amp; [.J570] &amp; &quot;', '&quot; &amp; UPPER([.A570]) &amp; &quot;', 'A');&quot;" office:value-type="string" office:string-value="(1246,upper(substr(md5(trunc(random() * 9999999 + 1000000)::text), 1,6)), 'Grupos de Tickets', '', 'D', '', '4.08.01', 'A');" calcext:value-type="string">
            <text:p>(1246,upper(substr(md5(trunc(random() * 9999999 + 1000000)::text), 1,6)), 'Grupos de Tickets', '', 'D', '', '4.08.01', 'A'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ublic.opcion(id_opcion, codigo_opcion, descripcion, ruta, tipo, uri, jerarquia, estatus) VALUES (1246,upper(substr(md5(trunc(random() * 9999999 + 1000000)::text), 1,6)), 'Grupos de Tickets', '', 'D', '', '4.08.01', 'A');" calcext:value-type="string">
            <text:p>INSERT INTO public.opcion(id_opcion, codigo_opcion, descripcion, ruta, tipo, uri, jerarquia, estatus) VALUES (1246,upper(substr(md5(trunc(random() * 9999999 + 1000000)::text), 1,6)), 'Grupos de Tickets', '', 'D', '', '4.08.01', 'A');</text:p>
          </table:table-cell>
          <table:table-cell table:number-columns-repeated="2"/>
          <table:table-cell table:formula="of:==IF([.L570] &lt;&gt; &quot;&quot;;&quot;INSERT INTO public.rolopcion(id_rol_opcion, id_rol, id_opcion, consultar, agregar, modificar, eliminar, ejecutar) VALUES (&quot; &amp; [.O570] &amp; &quot;, '41'::integer, &quot; &amp; [.N570] &amp; &quot;, 'S'::text, 'S'::text, 'S'::text, 'S'::text, 'S'::text);&quot;; &quot;&quot;)" office:value-type="string" office:string-value="INSERT INTO public.rolopcion(id_rol_opcion, id_rol, id_opcion, consultar, agregar, modificar, eliminar, ejecutar) VALUES (670, '41'::integer, 1246, 'S'::text, 'S'::text, 'S'::text, 'S'::text, 'S'::text);" calcext:value-type="string">
            <text:p>INSERT INTO public.rolopcion(id_rol_opcion, id_rol, id_opcion, consultar, agregar, modificar, eliminar, ejecutar) VALUES (670, '41'::integer, 1246, 'S'::text, 'S'::text, 'S'::text, 'S'::text, 'S'::text);</text:p>
          </table:table-cell>
        </table:table-row>
        <table:table-row table:style-name="ro2">
          <table:table-cell table:formula="of:=[.$A$569]&amp;&quot;.&quot;&amp;[.D571]" office:value-type="string" office:string-value="4.08.02" calcext:value-type="string">
            <text:p>4.08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Parámetros de Tickets</text:p>
          </table:table-cell>
          <table:table-cell table:number-columns-repeated="6"/>
          <table:table-cell table:formula="of:=[.E571]" office:value-type="string" office:string-value="Parámetros de Tickets" calcext:value-type="string">
            <text:p>Parámetros de Tickets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671" calcext:value-type="float">
            <text:p>671</text:p>
          </table:table-cell>
          <table:table-cell table:style-name="ce3" table:formula="of:=&quot;(&quot; &amp; [.N571] &amp; &quot;,&quot; &amp; [.$R$1] &amp; &quot;, '&quot; &amp; [.L571]  &amp; &quot;', '&quot; &amp; [.I571] &amp;  &quot;', 'D', '&quot; &amp; [.J571] &amp; &quot;', '&quot; &amp; UPPER([.A571]) &amp; &quot;', 'A');&quot;" office:value-type="string" office:string-value="(1247,upper(substr(md5(trunc(random() * 9999999 + 1000000)::text), 1,6)), 'Parámetros de Tickets', '', 'D', '', '4.08.02', 'A');" calcext:value-type="string">
            <text:p>(1247,upper(substr(md5(trunc(random() * 9999999 + 1000000)::text), 1,6)), 'Parámetros de Tickets', '', 'D', '', '4.08.02', 'A'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ublic.opcion(id_opcion, codigo_opcion, descripcion, ruta, tipo, uri, jerarquia, estatus) VALUES (1247,upper(substr(md5(trunc(random() * 9999999 + 1000000)::text), 1,6)), 'Parámetros de Tickets', '', 'D', '', '4.08.02', 'A');" calcext:value-type="string">
            <text:p>INSERT INTO public.opcion(id_opcion, codigo_opcion, descripcion, ruta, tipo, uri, jerarquia, estatus) VALUES (1247,upper(substr(md5(trunc(random() * 9999999 + 1000000)::text), 1,6)), 'Parámetros de Tickets', '', 'D', '', '4.08.02', 'A');</text:p>
          </table:table-cell>
          <table:table-cell table:number-columns-repeated="2"/>
          <table:table-cell table:formula="of:==IF([.L571] &lt;&gt; &quot;&quot;;&quot;INSERT INTO public.rolopcion(id_rol_opcion, id_rol, id_opcion, consultar, agregar, modificar, eliminar, ejecutar) VALUES (&quot; &amp; [.O571] &amp; &quot;, '41'::integer, &quot; &amp; [.N571] &amp; &quot;, 'S'::text, 'S'::text, 'S'::text, 'S'::text, 'S'::text);&quot;; &quot;&quot;)" office:value-type="string" office:string-value="INSERT INTO public.rolopcion(id_rol_opcion, id_rol, id_opcion, consultar, agregar, modificar, eliminar, ejecutar) VALUES (671, '41'::integer, 1247, 'S'::text, 'S'::text, 'S'::text, 'S'::text, 'S'::text);" calcext:value-type="string">
            <text:p>INSERT INTO public.rolopcion(id_rol_opcion, id_rol, id_opcion, consultar, agregar, modificar, eliminar, ejecutar) VALUES (671, '41'::integer, 1247, 'S'::text, 'S'::text, 'S'::text, 'S'::text, 'S'::text);</text:p>
          </table:table-cell>
        </table:table-row>
        <table:table-row table:style-name="ro2">
          <table:table-cell table:formula="of:=[.$A$569]&amp;&quot;.&quot;&amp;[.D572]" office:value-type="string" office:string-value="4.08.03" calcext:value-type="string">
            <text:p>4.08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Proveedores de Tickets</text:p>
          </table:table-cell>
          <table:table-cell table:number-columns-repeated="6"/>
          <table:table-cell table:formula="of:=[.E572]" office:value-type="string" office:string-value="Proveedores de Tickets" calcext:value-type="string">
            <text:p>Proveedores de Tickets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672" calcext:value-type="float">
            <text:p>672</text:p>
          </table:table-cell>
          <table:table-cell table:style-name="ce3" table:formula="of:=&quot;(&quot; &amp; [.N572] &amp; &quot;,&quot; &amp; [.$R$1] &amp; &quot;, '&quot; &amp; [.L572]  &amp; &quot;', '&quot; &amp; [.I572] &amp;  &quot;', 'D', '&quot; &amp; [.J572] &amp; &quot;', '&quot; &amp; UPPER([.A572]) &amp; &quot;', 'A');&quot;" office:value-type="string" office:string-value="(1248,upper(substr(md5(trunc(random() * 9999999 + 1000000)::text), 1,6)), 'Proveedores de Tickets', '', 'D', '', '4.08.03', 'A');" calcext:value-type="string">
            <text:p>(1248,upper(substr(md5(trunc(random() * 9999999 + 1000000)::text), 1,6)), 'Proveedores de Tickets', '', 'D', '', '4.08.03', 'A'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ublic.opcion(id_opcion, codigo_opcion, descripcion, ruta, tipo, uri, jerarquia, estatus) VALUES (1248,upper(substr(md5(trunc(random() * 9999999 + 1000000)::text), 1,6)), 'Proveedores de Tickets', '', 'D', '', '4.08.03', 'A');" calcext:value-type="string">
            <text:p>INSERT INTO public.opcion(id_opcion, codigo_opcion, descripcion, ruta, tipo, uri, jerarquia, estatus) VALUES (1248,upper(substr(md5(trunc(random() * 9999999 + 1000000)::text), 1,6)), 'Proveedores de Tickets', '', 'D', '', '4.08.03', 'A');</text:p>
          </table:table-cell>
          <table:table-cell table:number-columns-repeated="2"/>
          <table:table-cell table:formula="of:==IF([.L572] &lt;&gt; &quot;&quot;;&quot;INSERT INTO public.rolopcion(id_rol_opcion, id_rol, id_opcion, consultar, agregar, modificar, eliminar, ejecutar) VALUES (&quot; &amp; [.O572] &amp; &quot;, '41'::integer, &quot; &amp; [.N572] &amp; &quot;, 'S'::text, 'S'::text, 'S'::text, 'S'::text, 'S'::text);&quot;; &quot;&quot;)" office:value-type="string" office:string-value="INSERT INTO public.rolopcion(id_rol_opcion, id_rol, id_opcion, consultar, agregar, modificar, eliminar, ejecutar) VALUES (672, '41'::integer, 1248, 'S'::text, 'S'::text, 'S'::text, 'S'::text, 'S'::text);" calcext:value-type="string">
            <text:p>INSERT INTO public.rolopcion(id_rol_opcion, id_rol, id_opcion, consultar, agregar, modificar, eliminar, ejecutar) VALUES (672, '41'::integer, 1248, 'S'::text, 'S'::text, 'S'::text, 'S'::text, 'S'::text);</text:p>
          </table:table-cell>
        </table:table-row>
        <table:table-row table:style-name="ro2">
          <table:table-cell table:formula="of:=[.$A$569]&amp;&quot;.&quot;&amp;[.D573]" office:value-type="string" office:string-value="4.08.04" calcext:value-type="string">
            <text:p>4.08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Denominaciones de Tickets</text:p>
          </table:table-cell>
          <table:table-cell table:number-columns-repeated="6"/>
          <table:table-cell table:formula="of:=[.E573]" office:value-type="string" office:string-value="Denominaciones de Tickets" calcext:value-type="string">
            <text:p>Denominaciones de Tickets</text:p>
          </table:table-cell>
          <table:table-cell/>
          <table:table-cell office:value-type="float" office:value="1249" calcext:value-type="float">
            <text:p>1249</text:p>
          </table:table-cell>
          <table:table-cell office:value-type="float" office:value="673" calcext:value-type="float">
            <text:p>673</text:p>
          </table:table-cell>
          <table:table-cell table:style-name="ce3" table:formula="of:=&quot;(&quot; &amp; [.N573] &amp; &quot;,&quot; &amp; [.$R$1] &amp; &quot;, '&quot; &amp; [.L573]  &amp; &quot;', '&quot; &amp; [.I573] &amp;  &quot;', 'D', '&quot; &amp; [.J573] &amp; &quot;', '&quot; &amp; UPPER([.A573]) &amp; &quot;', 'A');&quot;" office:value-type="string" office:string-value="(1249,upper(substr(md5(trunc(random() * 9999999 + 1000000)::text), 1,6)), 'Denominaciones de Tickets', '', 'D', '', '4.08.04', 'A');" calcext:value-type="string">
            <text:p>(1249,upper(substr(md5(trunc(random() * 9999999 + 1000000)::text), 1,6)), 'Denominaciones de Tickets', '', 'D', '', '4.08.04', 'A'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ublic.opcion(id_opcion, codigo_opcion, descripcion, ruta, tipo, uri, jerarquia, estatus) VALUES (1249,upper(substr(md5(trunc(random() * 9999999 + 1000000)::text), 1,6)), 'Denominaciones de Tickets', '', 'D', '', '4.08.04', 'A');" calcext:value-type="string">
            <text:p>INSERT INTO public.opcion(id_opcion, codigo_opcion, descripcion, ruta, tipo, uri, jerarquia, estatus) VALUES (1249,upper(substr(md5(trunc(random() * 9999999 + 1000000)::text), 1,6)), 'Denominaciones de Tickets', '', 'D', '', '4.08.04', 'A');</text:p>
          </table:table-cell>
          <table:table-cell table:number-columns-repeated="2"/>
          <table:table-cell table:formula="of:==IF([.L573] &lt;&gt; &quot;&quot;;&quot;INSERT INTO public.rolopcion(id_rol_opcion, id_rol, id_opcion, consultar, agregar, modificar, eliminar, ejecutar) VALUES (&quot; &amp; [.O573] &amp; &quot;, '41'::integer, &quot; &amp; [.N573] &amp; &quot;, 'S'::text, 'S'::text, 'S'::text, 'S'::text, 'S'::text);&quot;; &quot;&quot;)" office:value-type="string" office:string-value="INSERT INTO public.rolopcion(id_rol_opcion, id_rol, id_opcion, consultar, agregar, modificar, eliminar, ejecutar) VALUES (673, '41'::integer, 1249, 'S'::text, 'S'::text, 'S'::text, 'S'::text, 'S'::text);" calcext:value-type="string">
            <text:p>INSERT INTO public.rolopcion(id_rol_opcion, id_rol, id_opcion, consultar, agregar, modificar, eliminar, ejecutar) VALUES (673, '41'::integer, 1249, 'S'::text, 'S'::text, 'S'::text, 'S'::text, 'S'::text);</text:p>
          </table:table-cell>
        </table:table-row>
        <table:table-row table:style-name="ro2">
          <table:table-cell table:formula="of:=[.$A$569]&amp;&quot;.&quot;&amp;[.D574]" office:value-type="string" office:string-value="4.08.05" calcext:value-type="string">
            <text:p>4.08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Procesos</text:p>
          </table:table-cell>
          <table:table-cell table:number-columns-repeated="6"/>
          <table:table-cell table:formula="of:=[.E574]" office:value-type="string" office:string-value="Procesos" calcext:value-type="string">
            <text:p>Procesos</text:p>
          </table:table-cell>
          <table:table-cell/>
          <table:table-cell office:value-type="float" office:value="1250" calcext:value-type="float">
            <text:p>1250</text:p>
          </table:table-cell>
          <table:table-cell office:value-type="float" office:value="674" calcext:value-type="float">
            <text:p>674</text:p>
          </table:table-cell>
          <table:table-cell table:style-name="ce3" table:formula="of:=&quot;(&quot; &amp; [.N574] &amp; &quot;,&quot; &amp; [.$R$1] &amp; &quot;, '&quot; &amp; [.L574]  &amp; &quot;', '&quot; &amp; [.I574] &amp;  &quot;', 'D', '&quot; &amp; [.J574] &amp; &quot;', '&quot; &amp; UPPER([.A574]) &amp; &quot;', 'A');&quot;" office:value-type="string" office:string-value="(1250,upper(substr(md5(trunc(random() * 9999999 + 1000000)::text), 1,6)), 'Procesos', '', 'D', '', '4.08.05', 'A');" calcext:value-type="string">
            <text:p>(1250,upper(substr(md5(trunc(random() * 9999999 + 1000000)::text), 1,6)), 'Procesos', '', 'D', '', '4.08.05', 'A'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ublic.opcion(id_opcion, codigo_opcion, descripcion, ruta, tipo, uri, jerarquia, estatus) VALUES (1250,upper(substr(md5(trunc(random() * 9999999 + 1000000)::text), 1,6)), 'Procesos', '', 'D', '', '4.08.05', 'A');" calcext:value-type="string">
            <text:p>INSERT INTO public.opcion(id_opcion, codigo_opcion, descripcion, ruta, tipo, uri, jerarquia, estatus) VALUES (1250,upper(substr(md5(trunc(random() * 9999999 + 1000000)::text), 1,6)), 'Procesos', '', 'D', '', '4.08.05', 'A');</text:p>
          </table:table-cell>
          <table:table-cell table:number-columns-repeated="2"/>
          <table:table-cell table:formula="of:==IF([.L574] &lt;&gt; &quot;&quot;;&quot;INSERT INTO public.rolopcion(id_rol_opcion, id_rol, id_opcion, consultar, agregar, modificar, eliminar, ejecutar) VALUES (&quot; &amp; [.O574] &amp; &quot;, '41'::integer, &quot; &amp; [.N574] &amp; &quot;, 'S'::text, 'S'::text, 'S'::text, 'S'::text, 'S'::text);&quot;; &quot;&quot;)" office:value-type="string" office:string-value="INSERT INTO public.rolopcion(id_rol_opcion, id_rol, id_opcion, consultar, agregar, modificar, eliminar, ejecutar) VALUES (674, '41'::integer, 1250, 'S'::text, 'S'::text, 'S'::text, 'S'::text, 'S'::text);" calcext:value-type="string">
            <text:p>INSERT INTO public.rolopcion(id_rol_opcion, id_rol, id_opcion, consultar, agregar, modificar, eliminar, ejecutar) VALUES (674, '41'::integer, 1250, 'S'::text, 'S'::text, 'S'::text, 'S'::text, 'S'::text);</text:p>
          </table:table-cell>
        </table:table-row>
        <table:table-row table:style-name="ro2">
          <table:table-cell table:formula="of:=[.$A$574]&amp;&quot;.&quot;&amp;[.E575]" office:value-type="string" office:string-value="4.08.05.01" calcext:value-type="string">
            <text:p>4.08.05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Cerrar Registro de Ausencias</text:p>
          </table:table-cell>
          <table:table-cell table:number-columns-repeated="5"/>
          <table:table-cell table:formula="of:=[.F575]" office:value-type="string" office:string-value="Cerrar Registro de Ausencias" calcext:value-type="string">
            <text:p>Cerrar Registro de Ausencias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float" office:value="675" calcext:value-type="float">
            <text:p>675</text:p>
          </table:table-cell>
          <table:table-cell table:style-name="ce3" table:formula="of:=&quot;(&quot; &amp; [.N575] &amp; &quot;,&quot; &amp; [.$R$1] &amp; &quot;, '&quot; &amp; [.L575]  &amp; &quot;', '&quot; &amp; [.I575] &amp;  &quot;', 'D', '&quot; &amp; [.J575] &amp; &quot;', '&quot; &amp; UPPER([.A575]) &amp; &quot;', 'A');&quot;" office:value-type="string" office:string-value="(1251,upper(substr(md5(trunc(random() * 9999999 + 1000000)::text), 1,6)), 'Cerrar Registro de Ausencias', '', 'D', '', '4.08.05.01', 'A');" calcext:value-type="string">
            <text:p>(1251,upper(substr(md5(trunc(random() * 9999999 + 1000000)::text), 1,6)), 'Cerrar Registro de Ausencias', '', 'D', '', '4.08.05.01', 'A'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ublic.opcion(id_opcion, codigo_opcion, descripcion, ruta, tipo, uri, jerarquia, estatus) VALUES (1251,upper(substr(md5(trunc(random() * 9999999 + 1000000)::text), 1,6)), 'Cerrar Registro de Ausencias', '', 'D', '', '4.08.05.01', 'A');" calcext:value-type="string">
            <text:p>INSERT INTO public.opcion(id_opcion, codigo_opcion, descripcion, ruta, tipo, uri, jerarquia, estatus) VALUES (1251,upper(substr(md5(trunc(random() * 9999999 + 1000000)::text), 1,6)), 'Cerrar Registro de Ausencias', '', 'D', '', '4.08.05.01', 'A');</text:p>
          </table:table-cell>
          <table:table-cell table:number-columns-repeated="2"/>
          <table:table-cell table:formula="of:==IF([.L575] &lt;&gt; &quot;&quot;;&quot;INSERT INTO public.rolopcion(id_rol_opcion, id_rol, id_opcion, consultar, agregar, modificar, eliminar, ejecutar) VALUES (&quot; &amp; [.O575] &amp; &quot;, '41'::integer, &quot; &amp; [.N575] &amp; &quot;, 'S'::text, 'S'::text, 'S'::text, 'S'::text, 'S'::text);&quot;; &quot;&quot;)" office:value-type="string" office:string-value="INSERT INTO public.rolopcion(id_rol_opcion, id_rol, id_opcion, consultar, agregar, modificar, eliminar, ejecutar) VALUES (675, '41'::integer, 1251, 'S'::text, 'S'::text, 'S'::text, 'S'::text, 'S'::text);" calcext:value-type="string">
            <text:p>INSERT INTO public.rolopcion(id_rol_opcion, id_rol, id_opcion, consultar, agregar, modificar, eliminar, ejecutar) VALUES (675, '41'::integer, 1251, 'S'::text, 'S'::text, 'S'::text, 'S'::text, 'S'::text);</text:p>
          </table:table-cell>
        </table:table-row>
        <table:table-row table:style-name="ro2">
          <table:table-cell table:formula="of:=[.$A$574]&amp;&quot;.&quot;&amp;[.E576]" office:value-type="string" office:string-value="4.08.05.02" calcext:value-type="string">
            <text:p>4.08.05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Asignación de Tickets</text:p>
          </table:table-cell>
          <table:table-cell table:number-columns-repeated="5"/>
          <table:table-cell table:formula="of:=[.F576]" office:value-type="string" office:string-value="Asignación de Tickets" calcext:value-type="string">
            <text:p>Asignación de Tickets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676" calcext:value-type="float">
            <text:p>676</text:p>
          </table:table-cell>
          <table:table-cell table:style-name="ce3" table:formula="of:=&quot;(&quot; &amp; [.N576] &amp; &quot;,&quot; &amp; [.$R$1] &amp; &quot;, '&quot; &amp; [.L576]  &amp; &quot;', '&quot; &amp; [.I576] &amp;  &quot;', 'D', '&quot; &amp; [.J576] &amp; &quot;', '&quot; &amp; UPPER([.A576]) &amp; &quot;', 'A');&quot;" office:value-type="string" office:string-value="(1252,upper(substr(md5(trunc(random() * 9999999 + 1000000)::text), 1,6)), 'Asignación de Tickets', '', 'D', '', '4.08.05.02', 'A');" calcext:value-type="string">
            <text:p>(1252,upper(substr(md5(trunc(random() * 9999999 + 1000000)::text), 1,6)), 'Asignación de Tickets', '', 'D', '', '4.08.05.02', 'A'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ublic.opcion(id_opcion, codigo_opcion, descripcion, ruta, tipo, uri, jerarquia, estatus) VALUES (1252,upper(substr(md5(trunc(random() * 9999999 + 1000000)::text), 1,6)), 'Asignación de Tickets', '', 'D', '', '4.08.05.02', 'A');" calcext:value-type="string">
            <text:p>INSERT INTO public.opcion(id_opcion, codigo_opcion, descripcion, ruta, tipo, uri, jerarquia, estatus) VALUES (1252,upper(substr(md5(trunc(random() * 9999999 + 1000000)::text), 1,6)), 'Asignación de Tickets', '', 'D', '', '4.08.05.02', 'A');</text:p>
          </table:table-cell>
          <table:table-cell table:number-columns-repeated="2"/>
          <table:table-cell table:formula="of:==IF([.L576] &lt;&gt; &quot;&quot;;&quot;INSERT INTO public.rolopcion(id_rol_opcion, id_rol, id_opcion, consultar, agregar, modificar, eliminar, ejecutar) VALUES (&quot; &amp; [.O576] &amp; &quot;, '41'::integer, &quot; &amp; [.N576] &amp; &quot;, 'S'::text, 'S'::text, 'S'::text, 'S'::text, 'S'::text);&quot;; &quot;&quot;)" office:value-type="string" office:string-value="INSERT INTO public.rolopcion(id_rol_opcion, id_rol, id_opcion, consultar, agregar, modificar, eliminar, ejecutar) VALUES (676, '41'::integer, 1252, 'S'::text, 'S'::text, 'S'::text, 'S'::text, 'S'::text);" calcext:value-type="string">
            <text:p>INSERT INTO public.rolopcion(id_rol_opcion, id_rol, id_opcion, consultar, agregar, modificar, eliminar, ejecutar) VALUES (676, '41'::integer, 1252, 'S'::text, 'S'::text, 'S'::text, 'S'::text, 'S'::text);</text:p>
          </table:table-cell>
        </table:table-row>
        <table:table-row table:style-name="ro2">
          <table:table-cell table:formula="of:=[.$A$569]&amp;&quot;.&quot;&amp;[.D577]" office:value-type="string" office:string-value="4.08.06" calcext:value-type="string">
            <text:p>4.08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Actualizaciones</text:p>
          </table:table-cell>
          <table:table-cell table:number-columns-repeated="6"/>
          <table:table-cell table:formula="of:=[.E577]" office:value-type="string" office:string-value="Actualizaciones" calcext:value-type="string">
            <text:p>Actualizaciones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float" office:value="677" calcext:value-type="float">
            <text:p>677</text:p>
          </table:table-cell>
          <table:table-cell table:style-name="ce3" table:formula="of:=&quot;(&quot; &amp; [.N577] &amp; &quot;,&quot; &amp; [.$R$1] &amp; &quot;, '&quot; &amp; [.L577]  &amp; &quot;', '&quot; &amp; [.I577] &amp;  &quot;', 'D', '&quot; &amp; [.J577] &amp; &quot;', '&quot; &amp; UPPER([.A577]) &amp; &quot;', 'A');&quot;" office:value-type="string" office:string-value="(1253,upper(substr(md5(trunc(random() * 9999999 + 1000000)::text), 1,6)), 'Actualizaciones', '', 'D', '', '4.08.06', 'A');" calcext:value-type="string">
            <text:p>(1253,upper(substr(md5(trunc(random() * 9999999 + 1000000)::text), 1,6)), 'Actualizaciones', '', 'D', '', '4.08.06', 'A'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ublic.opcion(id_opcion, codigo_opcion, descripcion, ruta, tipo, uri, jerarquia, estatus) VALUES (1253,upper(substr(md5(trunc(random() * 9999999 + 1000000)::text), 1,6)), 'Actualizaciones', '', 'D', '', '4.08.06', 'A');" calcext:value-type="string">
            <text:p>INSERT INTO public.opcion(id_opcion, codigo_opcion, descripcion, ruta, tipo, uri, jerarquia, estatus) VALUES (1253,upper(substr(md5(trunc(random() * 9999999 + 1000000)::text), 1,6)), 'Actualizaciones', '', 'D', '', '4.08.06', 'A');</text:p>
          </table:table-cell>
          <table:table-cell table:number-columns-repeated="2"/>
          <table:table-cell table:formula="of:==IF([.L577] &lt;&gt; &quot;&quot;;&quot;INSERT INTO public.rolopcion(id_rol_opcion, id_rol, id_opcion, consultar, agregar, modificar, eliminar, ejecutar) VALUES (&quot; &amp; [.O577] &amp; &quot;, '41'::integer, &quot; &amp; [.N577] &amp; &quot;, 'S'::text, 'S'::text, 'S'::text, 'S'::text, 'S'::text);&quot;; &quot;&quot;)" office:value-type="string" office:string-value="INSERT INTO public.rolopcion(id_rol_opcion, id_rol, id_opcion, consultar, agregar, modificar, eliminar, ejecutar) VALUES (677, '41'::integer, 1253, 'S'::text, 'S'::text, 'S'::text, 'S'::text, 'S'::text);" calcext:value-type="string">
            <text:p>INSERT INTO public.rolopcion(id_rol_opcion, id_rol, id_opcion, consultar, agregar, modificar, eliminar, ejecutar) VALUES (677, '41'::integer, 1253, 'S'::text, 'S'::text, 'S'::text, 'S'::text, 'S'::text);</text:p>
          </table:table-cell>
        </table:table-row>
        <table:table-row table:style-name="ro2">
          <table:table-cell table:formula="of:=[.$A$577]&amp;&quot;.&quot;&amp;[.E578]" office:value-type="string" office:string-value="4.08.06.01" calcext:value-type="string">
            <text:p>4.08.06.01</text:p>
          </table:table-cell>
          <table:table-cell table:number-columns-repeated="3"/>
          <table:table-cell office:value-type="string" calcext:value-type="string">
            <text:p>01</text:p>
          </table:table-cell>
          <table:table-cell office:value-type="string" calcext:value-type="string">
            <text:p>Excepciones</text:p>
          </table:table-cell>
          <table:table-cell table:number-columns-repeated="5"/>
          <table:table-cell table:formula="of:=[.F578]" office:value-type="string" office:string-value="Excepciones" calcext:value-type="string">
            <text:p>Excepciones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678" calcext:value-type="float">
            <text:p>678</text:p>
          </table:table-cell>
          <table:table-cell table:style-name="ce3" table:formula="of:=&quot;(&quot; &amp; [.N578] &amp; &quot;,&quot; &amp; [.$R$1] &amp; &quot;, '&quot; &amp; [.L578]  &amp; &quot;', '&quot; &amp; [.I578] &amp;  &quot;', 'D', '&quot; &amp; [.J578] &amp; &quot;', '&quot; &amp; UPPER([.A578]) &amp; &quot;', 'A');&quot;" office:value-type="string" office:string-value="(1254,upper(substr(md5(trunc(random() * 9999999 + 1000000)::text), 1,6)), 'Excepciones', '', 'D', '', '4.08.06.01', 'A');" calcext:value-type="string">
            <text:p>(1254,upper(substr(md5(trunc(random() * 9999999 + 1000000)::text), 1,6)), 'Excepciones', '', 'D', '', '4.08.06.01', 'A'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ublic.opcion(id_opcion, codigo_opcion, descripcion, ruta, tipo, uri, jerarquia, estatus) VALUES (1254,upper(substr(md5(trunc(random() * 9999999 + 1000000)::text), 1,6)), 'Excepciones', '', 'D', '', '4.08.06.01', 'A');" calcext:value-type="string">
            <text:p>INSERT INTO public.opcion(id_opcion, codigo_opcion, descripcion, ruta, tipo, uri, jerarquia, estatus) VALUES (1254,upper(substr(md5(trunc(random() * 9999999 + 1000000)::text), 1,6)), 'Excepciones', '', 'D', '', '4.08.06.01', 'A');</text:p>
          </table:table-cell>
          <table:table-cell table:number-columns-repeated="2"/>
          <table:table-cell table:formula="of:==IF([.L578] &lt;&gt; &quot;&quot;;&quot;INSERT INTO public.rolopcion(id_rol_opcion, id_rol, id_opcion, consultar, agregar, modificar, eliminar, ejecutar) VALUES (&quot; &amp; [.O578] &amp; &quot;, '41'::integer, &quot; &amp; [.N578] &amp; &quot;, 'S'::text, 'S'::text, 'S'::text, 'S'::text, 'S'::text);&quot;; &quot;&quot;)" office:value-type="string" office:string-value="INSERT INTO public.rolopcion(id_rol_opcion, id_rol, id_opcion, consultar, agregar, modificar, eliminar, ejecutar) VALUES (678, '41'::integer, 1254, 'S'::text, 'S'::text, 'S'::text, 'S'::text, 'S'::text);" calcext:value-type="string">
            <text:p>INSERT INTO public.rolopcion(id_rol_opcion, id_rol, id_opcion, consultar, agregar, modificar, eliminar, ejecutar) VALUES (678, '41'::integer, 1254, 'S'::text, 'S'::text, 'S'::text, 'S'::text, 'S'::text);</text:p>
          </table:table-cell>
        </table:table-row>
        <table:table-row table:style-name="ro2">
          <table:table-cell table:formula="of:=[.$A$577]&amp;&quot;.&quot;&amp;[.E579]" office:value-type="string" office:string-value="4.08.06.02" calcext:value-type="string">
            <text:p>4.08.06.02</text:p>
          </table:table-cell>
          <table:table-cell table:number-columns-repeated="3"/>
          <table:table-cell office:value-type="string" calcext:value-type="string">
            <text:p>02</text:p>
          </table:table-cell>
          <table:table-cell office:value-type="string" calcext:value-type="string">
            <text:p>Retroactivos</text:p>
          </table:table-cell>
          <table:table-cell table:number-columns-repeated="5"/>
          <table:table-cell table:formula="of:=[.F579]" office:value-type="string" office:string-value="Retroactivos" calcext:value-type="string">
            <text:p>Retroactivos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679" calcext:value-type="float">
            <text:p>679</text:p>
          </table:table-cell>
          <table:table-cell table:style-name="ce3" table:formula="of:=&quot;(&quot; &amp; [.N579] &amp; &quot;,&quot; &amp; [.$R$1] &amp; &quot;, '&quot; &amp; [.L579]  &amp; &quot;', '&quot; &amp; [.I579] &amp;  &quot;', 'D', '&quot; &amp; [.J579] &amp; &quot;', '&quot; &amp; UPPER([.A579]) &amp; &quot;', 'A');&quot;" office:value-type="string" office:string-value="(1255,upper(substr(md5(trunc(random() * 9999999 + 1000000)::text), 1,6)), 'Retroactivos', '', 'D', '', '4.08.06.02', 'A');" calcext:value-type="string">
            <text:p>(1255,upper(substr(md5(trunc(random() * 9999999 + 1000000)::text), 1,6)), 'Retroactivos', '', 'D', '', '4.08.06.02', 'A'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ublic.opcion(id_opcion, codigo_opcion, descripcion, ruta, tipo, uri, jerarquia, estatus) VALUES (1255,upper(substr(md5(trunc(random() * 9999999 + 1000000)::text), 1,6)), 'Retroactivos', '', 'D', '', '4.08.06.02', 'A');" calcext:value-type="string">
            <text:p>INSERT INTO public.opcion(id_opcion, codigo_opcion, descripcion, ruta, tipo, uri, jerarquia, estatus) VALUES (1255,upper(substr(md5(trunc(random() * 9999999 + 1000000)::text), 1,6)), 'Retroactivos', '', 'D', '', '4.08.06.02', 'A');</text:p>
          </table:table-cell>
          <table:table-cell table:number-columns-repeated="2"/>
          <table:table-cell table:formula="of:==IF([.L579] &lt;&gt; &quot;&quot;;&quot;INSERT INTO public.rolopcion(id_rol_opcion, id_rol, id_opcion, consultar, agregar, modificar, eliminar, ejecutar) VALUES (&quot; &amp; [.O579] &amp; &quot;, '41'::integer, &quot; &amp; [.N579] &amp; &quot;, 'S'::text, 'S'::text, 'S'::text, 'S'::text, 'S'::text);&quot;; &quot;&quot;)" office:value-type="string" office:string-value="INSERT INTO public.rolopcion(id_rol_opcion, id_rol, id_opcion, consultar, agregar, modificar, eliminar, ejecutar) VALUES (679, '41'::integer, 1255, 'S'::text, 'S'::text, 'S'::text, 'S'::text, 'S'::text);" calcext:value-type="string">
            <text:p>INSERT INTO public.rolopcion(id_rol_opcion, id_rol, id_opcion, consultar, agregar, modificar, eliminar, ejecutar) VALUES (679, '41'::integer, 1255, 'S'::text, 'S'::text, 'S'::text, 'S'::text, 'S'::text);</text:p>
          </table:table-cell>
        </table:table-row>
        <table:table-row table:style-name="ro2">
          <table:table-cell table:formula="of:=[.$A$577]&amp;&quot;.&quot;&amp;[.E580]" office:value-type="string" office:string-value="4.08.06.03" calcext:value-type="string">
            <text:p>4.08.06.03</text:p>
          </table:table-cell>
          <table:table-cell table:number-columns-repeated="3"/>
          <table:table-cell office:value-type="string" calcext:value-type="string">
            <text:p>03</text:p>
          </table:table-cell>
          <table:table-cell office:value-type="string" calcext:value-type="string">
            <text:p>Descuentos</text:p>
          </table:table-cell>
          <table:table-cell table:number-columns-repeated="5"/>
          <table:table-cell table:formula="of:=[.F580]" office:value-type="string" office:string-value="Descuentos" calcext:value-type="string">
            <text:p>Descuentos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float" office:value="680" calcext:value-type="float">
            <text:p>680</text:p>
          </table:table-cell>
          <table:table-cell table:style-name="ce3" table:formula="of:=&quot;(&quot; &amp; [.N580] &amp; &quot;,&quot; &amp; [.$R$1] &amp; &quot;, '&quot; &amp; [.L580]  &amp; &quot;', '&quot; &amp; [.I580] &amp;  &quot;', 'D', '&quot; &amp; [.J580] &amp; &quot;', '&quot; &amp; UPPER([.A580]) &amp; &quot;', 'A');&quot;" office:value-type="string" office:string-value="(1256,upper(substr(md5(trunc(random() * 9999999 + 1000000)::text), 1,6)), 'Descuentos', '', 'D', '', '4.08.06.03', 'A');" calcext:value-type="string">
            <text:p>(1256,upper(substr(md5(trunc(random() * 9999999 + 1000000)::text), 1,6)), 'Descuentos', '', 'D', '', '4.08.06.03', 'A'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ublic.opcion(id_opcion, codigo_opcion, descripcion, ruta, tipo, uri, jerarquia, estatus) VALUES (1256,upper(substr(md5(trunc(random() * 9999999 + 1000000)::text), 1,6)), 'Descuentos', '', 'D', '', '4.08.06.03', 'A');" calcext:value-type="string">
            <text:p>INSERT INTO public.opcion(id_opcion, codigo_opcion, descripcion, ruta, tipo, uri, jerarquia, estatus) VALUES (1256,upper(substr(md5(trunc(random() * 9999999 + 1000000)::text), 1,6)), 'Descuentos', '', 'D', '', '4.08.06.03', 'A');</text:p>
          </table:table-cell>
          <table:table-cell table:number-columns-repeated="2"/>
          <table:table-cell table:formula="of:==IF([.L580] &lt;&gt; &quot;&quot;;&quot;INSERT INTO public.rolopcion(id_rol_opcion, id_rol, id_opcion, consultar, agregar, modificar, eliminar, ejecutar) VALUES (&quot; &amp; [.O580] &amp; &quot;, '41'::integer, &quot; &amp; [.N580] &amp; &quot;, 'S'::text, 'S'::text, 'S'::text, 'S'::text, 'S'::text);&quot;; &quot;&quot;)" office:value-type="string" office:string-value="INSERT INTO public.rolopcion(id_rol_opcion, id_rol, id_opcion, consultar, agregar, modificar, eliminar, ejecutar) VALUES (680, '41'::integer, 1256, 'S'::text, 'S'::text, 'S'::text, 'S'::text, 'S'::text);" calcext:value-type="string">
            <text:p>INSERT INTO public.rolopcion(id_rol_opcion, id_rol, id_opcion, consultar, agregar, modificar, eliminar, ejecutar) VALUES (680, '41'::integer, 1256, 'S'::text, 'S'::text, 'S'::text, 'S'::text, 'S'::text);</text:p>
          </table:table-cell>
        </table:table-row>
        <table:table-row table:style-name="ro2">
          <table:table-cell table:formula="of:=[.$A$569]&amp;&quot;.&quot;&amp;[.D581]" office:value-type="string" office:string-value="4.08.07" calcext:value-type="string">
            <text:p>4.08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Disquete de Cesta Tickets</text:p>
          </table:table-cell>
          <table:table-cell table:number-columns-repeated="6"/>
          <table:table-cell table:formula="of:=[.E581]" office:value-type="string" office:string-value="Disquete de Cesta Tickets" calcext:value-type="string">
            <text:p>Disquete de Cesta Tickets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float" office:value="681" calcext:value-type="float">
            <text:p>681</text:p>
          </table:table-cell>
          <table:table-cell table:style-name="ce3" table:formula="of:=&quot;(&quot; &amp; [.N581] &amp; &quot;,&quot; &amp; [.$R$1] &amp; &quot;, '&quot; &amp; [.L581]  &amp; &quot;', '&quot; &amp; [.I581] &amp;  &quot;', 'D', '&quot; &amp; [.J581] &amp; &quot;', '&quot; &amp; UPPER([.A581]) &amp; &quot;', 'A');&quot;" office:value-type="string" office:string-value="(1257,upper(substr(md5(trunc(random() * 9999999 + 1000000)::text), 1,6)), 'Disquete de Cesta Tickets', '', 'D', '', '4.08.07', 'A');" calcext:value-type="string">
            <text:p>(1257,upper(substr(md5(trunc(random() * 9999999 + 1000000)::text), 1,6)), 'Disquete de Cesta Tickets', '', 'D', '', '4.08.07', 'A'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ublic.opcion(id_opcion, codigo_opcion, descripcion, ruta, tipo, uri, jerarquia, estatus) VALUES (1257,upper(substr(md5(trunc(random() * 9999999 + 1000000)::text), 1,6)), 'Disquete de Cesta Tickets', '', 'D', '', '4.08.07', 'A');" calcext:value-type="string">
            <text:p>INSERT INTO public.opcion(id_opcion, codigo_opcion, descripcion, ruta, tipo, uri, jerarquia, estatus) VALUES (1257,upper(substr(md5(trunc(random() * 9999999 + 1000000)::text), 1,6)), 'Disquete de Cesta Tickets', '', 'D', '', '4.08.07', 'A');</text:p>
          </table:table-cell>
          <table:table-cell table:number-columns-repeated="2"/>
          <table:table-cell table:formula="of:==IF([.L581] &lt;&gt; &quot;&quot;;&quot;INSERT INTO public.rolopcion(id_rol_opcion, id_rol, id_opcion, consultar, agregar, modificar, eliminar, ejecutar) VALUES (&quot; &amp; [.O581] &amp; &quot;, '41'::integer, &quot; &amp; [.N581] &amp; &quot;, 'S'::text, 'S'::text, 'S'::text, 'S'::text, 'S'::text);&quot;; &quot;&quot;)" office:value-type="string" office:string-value="INSERT INTO public.rolopcion(id_rol_opcion, id_rol, id_opcion, consultar, agregar, modificar, eliminar, ejecutar) VALUES (681, '41'::integer, 1257, 'S'::text, 'S'::text, 'S'::text, 'S'::text, 'S'::text);" calcext:value-type="string">
            <text:p>INSERT INTO public.rolopcion(id_rol_opcion, id_rol, id_opcion, consultar, agregar, modificar, eliminar, ejecutar) VALUES (681, '41'::integer, 1257, 'S'::text, 'S'::text, 'S'::text, 'S'::text, 'S'::text);</text:p>
          </table:table-cell>
        </table:table-row>
        <table:table-row table:style-name="ro2">
          <table:table-cell table:formula="of:=[.$A$569]&amp;&quot;.&quot;&amp;[.D582]" office:value-type="string" office:string-value="4.08.08" calcext:value-type="string">
            <text:p>4.08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Históricos de Tickets</text:p>
          </table:table-cell>
          <table:table-cell table:number-columns-repeated="6"/>
          <table:table-cell table:formula="of:=[.E582]" office:value-type="string" office:string-value="Históricos de Tickets" calcext:value-type="string">
            <text:p>Históricos de Tickets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float" office:value="682" calcext:value-type="float">
            <text:p>682</text:p>
          </table:table-cell>
          <table:table-cell table:style-name="ce3" table:formula="of:=&quot;(&quot; &amp; [.N582] &amp; &quot;,&quot; &amp; [.$R$1] &amp; &quot;, '&quot; &amp; [.L582]  &amp; &quot;', '&quot; &amp; [.I582] &amp;  &quot;', 'D', '&quot; &amp; [.J582] &amp; &quot;', '&quot; &amp; UPPER([.A582]) &amp; &quot;', 'A');&quot;" office:value-type="string" office:string-value="(1258,upper(substr(md5(trunc(random() * 9999999 + 1000000)::text), 1,6)), 'Históricos de Tickets', '', 'D', '', '4.08.08', 'A');" calcext:value-type="string">
            <text:p>(1258,upper(substr(md5(trunc(random() * 9999999 + 1000000)::text), 1,6)), 'Históricos de Tickets', '', 'D', '', '4.08.08', 'A'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ublic.opcion(id_opcion, codigo_opcion, descripcion, ruta, tipo, uri, jerarquia, estatus) VALUES (1258,upper(substr(md5(trunc(random() * 9999999 + 1000000)::text), 1,6)), 'Históricos de Tickets', '', 'D', '', '4.08.08', 'A');" calcext:value-type="string">
            <text:p>INSERT INTO public.opcion(id_opcion, codigo_opcion, descripcion, ruta, tipo, uri, jerarquia, estatus) VALUES (1258,upper(substr(md5(trunc(random() * 9999999 + 1000000)::text), 1,6)), 'Históricos de Tickets', '', 'D', '', '4.08.08', 'A');</text:p>
          </table:table-cell>
          <table:table-cell table:number-columns-repeated="2"/>
          <table:table-cell table:formula="of:==IF([.L582] &lt;&gt; &quot;&quot;;&quot;INSERT INTO public.rolopcion(id_rol_opcion, id_rol, id_opcion, consultar, agregar, modificar, eliminar, ejecutar) VALUES (&quot; &amp; [.O582] &amp; &quot;, '41'::integer, &quot; &amp; [.N582] &amp; &quot;, 'S'::text, 'S'::text, 'S'::text, 'S'::text, 'S'::text);&quot;; &quot;&quot;)" office:value-type="string" office:string-value="INSERT INTO public.rolopcion(id_rol_opcion, id_rol, id_opcion, consultar, agregar, modificar, eliminar, ejecutar) VALUES (682, '41'::integer, 1258, 'S'::text, 'S'::text, 'S'::text, 'S'::text, 'S'::text);" calcext:value-type="string">
            <text:p>INSERT INTO public.rolopcion(id_rol_opcion, id_rol, id_opcion, consultar, agregar, modificar, eliminar, ejecutar) VALUES (682, '41'::integer, 1258, 'S'::text, 'S'::text, 'S'::text, 'S'::text, 'S'::text);</text:p>
          </table:table-cell>
        </table:table-row>
        <table:table-row table:style-name="ro2">
          <table:table-cell table:formula="of:=[.$A$569]&amp;&quot;.&quot;&amp;[.D583]" office:value-type="string" office:string-value="4.08.09" calcext:value-type="string">
            <text:p>4.08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Procesos Generados Tickets</text:p>
          </table:table-cell>
          <table:table-cell table:number-columns-repeated="6"/>
          <table:table-cell table:formula="of:=[.E583]" office:value-type="string" office:string-value="Procesos Generados Tickets" calcext:value-type="string">
            <text:p>Procesos Generados Tickets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float" office:value="683" calcext:value-type="float">
            <text:p>683</text:p>
          </table:table-cell>
          <table:table-cell table:style-name="ce3" table:formula="of:=&quot;(&quot; &amp; [.N583] &amp; &quot;,&quot; &amp; [.$R$1] &amp; &quot;, '&quot; &amp; [.L583]  &amp; &quot;', '&quot; &amp; [.I583] &amp;  &quot;', 'D', '&quot; &amp; [.J583] &amp; &quot;', '&quot; &amp; UPPER([.A583]) &amp; &quot;', 'A');&quot;" office:value-type="string" office:string-value="(1259,upper(substr(md5(trunc(random() * 9999999 + 1000000)::text), 1,6)), 'Procesos Generados Tickets', '', 'D', '', '4.08.09', 'A');" calcext:value-type="string">
            <text:p>(1259,upper(substr(md5(trunc(random() * 9999999 + 1000000)::text), 1,6)), 'Procesos Generados Tickets', '', 'D', '', '4.08.09', 'A'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ublic.opcion(id_opcion, codigo_opcion, descripcion, ruta, tipo, uri, jerarquia, estatus) VALUES (1259,upper(substr(md5(trunc(random() * 9999999 + 1000000)::text), 1,6)), 'Procesos Generados Tickets', '', 'D', '', '4.08.09', 'A');" calcext:value-type="string">
            <text:p>INSERT INTO public.opcion(id_opcion, codigo_opcion, descripcion, ruta, tipo, uri, jerarquia, estatus) VALUES (1259,upper(substr(md5(trunc(random() * 9999999 + 1000000)::text), 1,6)), 'Procesos Generados Tickets', '', 'D', '', '4.08.09', 'A');</text:p>
          </table:table-cell>
          <table:table-cell table:number-columns-repeated="2"/>
          <table:table-cell table:formula="of:==IF([.L583] &lt;&gt; &quot;&quot;;&quot;INSERT INTO public.rolopcion(id_rol_opcion, id_rol, id_opcion, consultar, agregar, modificar, eliminar, ejecutar) VALUES (&quot; &amp; [.O583] &amp; &quot;, '41'::integer, &quot; &amp; [.N583] &amp; &quot;, 'S'::text, 'S'::text, 'S'::text, 'S'::text, 'S'::text);&quot;; &quot;&quot;)" office:value-type="string" office:string-value="INSERT INTO public.rolopcion(id_rol_opcion, id_rol, id_opcion, consultar, agregar, modificar, eliminar, ejecutar) VALUES (683, '41'::integer, 1259, 'S'::text, 'S'::text, 'S'::text, 'S'::text, 'S'::text);" calcext:value-type="string">
            <text:p>INSERT INTO public.rolopcion(id_rol_opcion, id_rol, id_opcion, consultar, agregar, modificar, eliminar, ejecutar) VALUES (683, '41'::integer, 1259, 'S'::text, 'S'::text, 'S'::text, 'S'::text, 'S'::text);</text:p>
          </table:table-cell>
        </table:table-row>
        <table:table-row table:style-name="ro2">
          <table:table-cell table:formula="of:=[.$A$569]&amp;&quot;.&quot;&amp;[.D584]" office:value-type="string" office:string-value="4.08.10" calcext:value-type="string">
            <text:p>4.08.10</text:p>
          </table:table-cell>
          <table:table-cell table:number-columns-repeated="2"/>
          <table:table-cell office:value-type="string" calcext:value-type="string">
            <text:p>10</text:p>
          </table:table-cell>
          <table:table-cell office:value-type="string" calcext:value-type="string">
            <text:p>Reporte Históricos Tickets</text:p>
          </table:table-cell>
          <table:table-cell table:number-columns-repeated="6"/>
          <table:table-cell table:formula="of:=[.E584]" office:value-type="string" office:string-value="Reporte Históricos Tickets" calcext:value-type="string">
            <text:p>Reporte Históricos Tickets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float" office:value="684" calcext:value-type="float">
            <text:p>684</text:p>
          </table:table-cell>
          <table:table-cell table:style-name="ce3" table:formula="of:=&quot;(&quot; &amp; [.N584] &amp; &quot;,&quot; &amp; [.$R$1] &amp; &quot;, '&quot; &amp; [.L584]  &amp; &quot;', '&quot; &amp; [.I584] &amp;  &quot;', 'D', '&quot; &amp; [.J584] &amp; &quot;', '&quot; &amp; UPPER([.A584]) &amp; &quot;', 'A');&quot;" office:value-type="string" office:string-value="(1260,upper(substr(md5(trunc(random() * 9999999 + 1000000)::text), 1,6)), 'Reporte Históricos Tickets', '', 'D', '', '4.08.10', 'A');" calcext:value-type="string">
            <text:p>(1260,upper(substr(md5(trunc(random() * 9999999 + 1000000)::text), 1,6)), 'Reporte Históricos Tickets', '', 'D', '', '4.08.10', 'A'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ublic.opcion(id_opcion, codigo_opcion, descripcion, ruta, tipo, uri, jerarquia, estatus) VALUES (1260,upper(substr(md5(trunc(random() * 9999999 + 1000000)::text), 1,6)), 'Reporte Históricos Tickets', '', 'D', '', '4.08.10', 'A');" calcext:value-type="string">
            <text:p>INSERT INTO public.opcion(id_opcion, codigo_opcion, descripcion, ruta, tipo, uri, jerarquia, estatus) VALUES (1260,upper(substr(md5(trunc(random() * 9999999 + 1000000)::text), 1,6)), 'Reporte Históricos Tickets', '', 'D', '', '4.08.10', 'A');</text:p>
          </table:table-cell>
          <table:table-cell table:number-columns-repeated="2"/>
          <table:table-cell table:formula="of:==IF([.L584] &lt;&gt; &quot;&quot;;&quot;INSERT INTO public.rolopcion(id_rol_opcion, id_rol, id_opcion, consultar, agregar, modificar, eliminar, ejecutar) VALUES (&quot; &amp; [.O584] &amp; &quot;, '41'::integer, &quot; &amp; [.N584] &amp; &quot;, 'S'::text, 'S'::text, 'S'::text, 'S'::text, 'S'::text);&quot;; &quot;&quot;)" office:value-type="string" office:string-value="INSERT INTO public.rolopcion(id_rol_opcion, id_rol, id_opcion, consultar, agregar, modificar, eliminar, ejecutar) VALUES (684, '41'::integer, 1260, 'S'::text, 'S'::text, 'S'::text, 'S'::text, 'S'::text);" calcext:value-type="string">
            <text:p>INSERT INTO public.rolopcion(id_rol_opcion, id_rol, id_opcion, consultar, agregar, modificar, eliminar, ejecutar) VALUES (684, '41'::integer, 1260, 'S'::text, 'S'::text, 'S'::text, 'S'::text, 'S'::text);</text:p>
          </table:table-cell>
        </table:table-row>
        <table:table-row table:style-name="ro2">
          <table:table-cell table:formula="of:=[.$A$501]&amp;&quot;.&quot;&amp;[.C585]" office:value-type="string" office:string-value="4.09" calcext:value-type="string">
            <text:p>4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585]" office:value-type="string" office:string-value="Reportes" calcext:value-type="string">
            <text:p>Reportes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float" office:value="685" calcext:value-type="float">
            <text:p>685</text:p>
          </table:table-cell>
          <table:table-cell table:style-name="ce3" table:formula="of:=&quot;(&quot; &amp; [.N585] &amp; &quot;,&quot; &amp; [.$R$1] &amp; &quot;, '&quot; &amp; [.L585]  &amp; &quot;', '&quot; &amp; [.I585] &amp;  &quot;', 'D', '&quot; &amp; [.J585] &amp; &quot;', '&quot; &amp; UPPER([.A585]) &amp; &quot;', 'A');&quot;" office:value-type="string" office:string-value="(1261,upper(substr(md5(trunc(random() * 9999999 + 1000000)::text), 1,6)), 'Reportes', '', 'D', '', '4.09', 'A');" calcext:value-type="string">
            <text:p>(1261,upper(substr(md5(trunc(random() * 9999999 + 1000000)::text), 1,6)), 'Reportes', '', 'D', '', '4.09', 'A'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ublic.opcion(id_opcion, codigo_opcion, descripcion, ruta, tipo, uri, jerarquia, estatus) VALUES (1261,upper(substr(md5(trunc(random() * 9999999 + 1000000)::text), 1,6)), 'Reportes', '', 'D', '', '4.09', 'A');" calcext:value-type="string">
            <text:p>INSERT INTO public.opcion(id_opcion, codigo_opcion, descripcion, ruta, tipo, uri, jerarquia, estatus) VALUES (1261,upper(substr(md5(trunc(random() * 9999999 + 1000000)::text), 1,6)), 'Reportes', '', 'D', '', '4.09', 'A');</text:p>
          </table:table-cell>
          <table:table-cell table:number-columns-repeated="2"/>
          <table:table-cell table:formula="of:==IF([.L585] &lt;&gt; &quot;&quot;;&quot;INSERT INTO public.rolopcion(id_rol_opcion, id_rol, id_opcion, consultar, agregar, modificar, eliminar, ejecutar) VALUES (&quot; &amp; [.O585] &amp; &quot;, '41'::integer, &quot; &amp; [.N585] &amp; &quot;, 'S'::text, 'S'::text, 'S'::text, 'S'::text, 'S'::text);&quot;; &quot;&quot;)" office:value-type="string" office:string-value="INSERT INTO public.rolopcion(id_rol_opcion, id_rol, id_opcion, consultar, agregar, modificar, eliminar, ejecutar) VALUES (685, '41'::integer, 1261, 'S'::text, 'S'::text, 'S'::text, 'S'::text, 'S'::text);" calcext:value-type="string">
            <text:p>INSERT INTO public.rolopcion(id_rol_opcion, id_rol, id_opcion, consultar, agregar, modificar, eliminar, ejecutar) VALUES (685, '41'::integer, 1261, 'S'::text, 'S'::text, 'S'::text, 'S'::text, 'S'::text);</text:p>
          </table:table-cell>
        </table:table-row>
        <table:table-row table:style-name="ro2">
          <table:table-cell table:formula="of:=[.$A$585]&amp;&quot;.&quot;&amp;[.D586]" office:value-type="string" office:string-value="4.09.01" calcext:value-type="string">
            <text:p>4.09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amiliares</text:p>
          </table:table-cell>
          <table:table-cell table:number-columns-repeated="6"/>
          <table:table-cell table:formula="of:=[.E586]" office:value-type="string" office:string-value="Reporte Familiares" calcext:value-type="string">
            <text:p>Reporte Familiares</text:p>
          </table:table-cell>
          <table:table-cell/>
          <table:table-cell office:value-type="float" office:value="1262" calcext:value-type="float">
            <text:p>1262</text:p>
          </table:table-cell>
          <table:table-cell office:value-type="float" office:value="686" calcext:value-type="float">
            <text:p>686</text:p>
          </table:table-cell>
          <table:table-cell table:style-name="ce3" table:formula="of:=&quot;(&quot; &amp; [.N586] &amp; &quot;,&quot; &amp; [.$R$1] &amp; &quot;, '&quot; &amp; [.L586]  &amp; &quot;', '&quot; &amp; [.I586] &amp;  &quot;', 'D', '&quot; &amp; [.J586] &amp; &quot;', '&quot; &amp; UPPER([.A586]) &amp; &quot;', 'A');&quot;" office:value-type="string" office:string-value="(1262,upper(substr(md5(trunc(random() * 9999999 + 1000000)::text), 1,6)), 'Reporte Familiares', '', 'D', '', '4.09.01', 'A');" calcext:value-type="string">
            <text:p>(1262,upper(substr(md5(trunc(random() * 9999999 + 1000000)::text), 1,6)), 'Reporte Familiares', '', 'D', '', '4.09.01', 'A'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ublic.opcion(id_opcion, codigo_opcion, descripcion, ruta, tipo, uri, jerarquia, estatus) VALUES (1262,upper(substr(md5(trunc(random() * 9999999 + 1000000)::text), 1,6)), 'Reporte Familiares', '', 'D', '', '4.09.01', 'A');" calcext:value-type="string">
            <text:p>INSERT INTO public.opcion(id_opcion, codigo_opcion, descripcion, ruta, tipo, uri, jerarquia, estatus) VALUES (1262,upper(substr(md5(trunc(random() * 9999999 + 1000000)::text), 1,6)), 'Reporte Familiares', '', 'D', '', '4.09.01', 'A');</text:p>
          </table:table-cell>
          <table:table-cell table:number-columns-repeated="2"/>
          <table:table-cell table:formula="of:==IF([.L586] &lt;&gt; &quot;&quot;;&quot;INSERT INTO public.rolopcion(id_rol_opcion, id_rol, id_opcion, consultar, agregar, modificar, eliminar, ejecutar) VALUES (&quot; &amp; [.O586] &amp; &quot;, '41'::integer, &quot; &amp; [.N586] &amp; &quot;, 'S'::text, 'S'::text, 'S'::text, 'S'::text, 'S'::text);&quot;; &quot;&quot;)" office:value-type="string" office:string-value="INSERT INTO public.rolopcion(id_rol_opcion, id_rol, id_opcion, consultar, agregar, modificar, eliminar, ejecutar) VALUES (686, '41'::integer, 1262, 'S'::text, 'S'::text, 'S'::text, 'S'::text, 'S'::text);" calcext:value-type="string">
            <text:p>INSERT INTO public.rolopcion(id_rol_opcion, id_rol, id_opcion, consultar, agregar, modificar, eliminar, ejecutar) VALUES (686, '41'::integer, 1262, 'S'::text, 'S'::text, 'S'::text, 'S'::text, 'S'::text);</text:p>
          </table:table-cell>
        </table:table-row>
        <table:table-row table:style-name="ro2">
          <table:table-cell table:formula="of:=[.$A$585]&amp;&quot;.&quot;&amp;[.D587]" office:value-type="string" office:string-value="4.09.02" calcext:value-type="string">
            <text:p>4.09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Madres y Padres Trabajadores</text:p>
          </table:table-cell>
          <table:table-cell table:number-columns-repeated="6"/>
          <table:table-cell table:formula="of:=[.E587]" office:value-type="string" office:string-value="Reporte Madres y Padres Trabajadores" calcext:value-type="string">
            <text:p>Reporte Madres y Padres Trabajadores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float" office:value="687" calcext:value-type="float">
            <text:p>687</text:p>
          </table:table-cell>
          <table:table-cell table:style-name="ce3" table:formula="of:=&quot;(&quot; &amp; [.N587] &amp; &quot;,&quot; &amp; [.$R$1] &amp; &quot;, '&quot; &amp; [.L587]  &amp; &quot;', '&quot; &amp; [.I587] &amp;  &quot;', 'D', '&quot; &amp; [.J587] &amp; &quot;', '&quot; &amp; UPPER([.A587]) &amp; &quot;', 'A');&quot;" office:value-type="string" office:string-value="(1263,upper(substr(md5(trunc(random() * 9999999 + 1000000)::text), 1,6)), 'Reporte Madres y Padres Trabajadores', '', 'D', '', '4.09.02', 'A');" calcext:value-type="string">
            <text:p>(1263,upper(substr(md5(trunc(random() * 9999999 + 1000000)::text), 1,6)), 'Reporte Madres y Padres Trabajadores', '', 'D', '', '4.09.02', 'A'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ublic.opcion(id_opcion, codigo_opcion, descripcion, ruta, tipo, uri, jerarquia, estatus) VALUES (1263,upper(substr(md5(trunc(random() * 9999999 + 1000000)::text), 1,6)), 'Reporte Madres y Padres Trabajadores', '', 'D', '', '4.09.02', 'A');" calcext:value-type="string">
            <text:p>INSERT INTO public.opcion(id_opcion, codigo_opcion, descripcion, ruta, tipo, uri, jerarquia, estatus) VALUES (1263,upper(substr(md5(trunc(random() * 9999999 + 1000000)::text), 1,6)), 'Reporte Madres y Padres Trabajadores', '', 'D', '', '4.09.02', 'A');</text:p>
          </table:table-cell>
          <table:table-cell table:number-columns-repeated="2"/>
          <table:table-cell table:formula="of:==IF([.L587] &lt;&gt; &quot;&quot;;&quot;INSERT INTO public.rolopcion(id_rol_opcion, id_rol, id_opcion, consultar, agregar, modificar, eliminar, ejecutar) VALUES (&quot; &amp; [.O587] &amp; &quot;, '41'::integer, &quot; &amp; [.N587] &amp; &quot;, 'S'::text, 'S'::text, 'S'::text, 'S'::text, 'S'::text);&quot;; &quot;&quot;)" office:value-type="string" office:string-value="INSERT INTO public.rolopcion(id_rol_opcion, id_rol, id_opcion, consultar, agregar, modificar, eliminar, ejecutar) VALUES (687, '41'::integer, 1263, 'S'::text, 'S'::text, 'S'::text, 'S'::text, 'S'::text);" calcext:value-type="string">
            <text:p>INSERT INTO public.rolopcion(id_rol_opcion, id_rol, id_opcion, consultar, agregar, modificar, eliminar, ejecutar) VALUES (687, '41'::integer, 1263, 'S'::text, 'S'::text, 'S'::text, 'S'::text, 'S'::text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portes</text:p>
          </table:table-cell>
          <table:table-cell table:number-columns-repeated="8"/>
          <table:table-cell table:formula="of:=[.C588]" office:value-type="string" office:string-value="Reportes" calcext:value-type="string">
            <text:p>Reportes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float" office:value="688" calcext:value-type="float">
            <text:p>688</text:p>
          </table:table-cell>
          <table:table-cell table:style-name="ce3" table:formula="of:=&quot;(&quot; &amp; [.N588] &amp; &quot;,&quot; &amp; [.$R$1] &amp; &quot;, '&quot; &amp; [.L588]  &amp; &quot;', '&quot; &amp; [.I588] &amp;  &quot;', 'D', '&quot; &amp; [.J588] &amp; &quot;', '&quot; &amp; UPPER([.A588]) &amp; &quot;', 'A');&quot;" office:value-type="string" office:string-value="(1264,upper(substr(md5(trunc(random() * 9999999 + 1000000)::text), 1,6)), 'Reportes', '', 'D', '', '5', 'A');" calcext:value-type="string">
            <text:p>(1264,upper(substr(md5(trunc(random() * 9999999 + 1000000)::text), 1,6)), 'Reportes', '', 'D', '', '5', 'A'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ublic.opcion(id_opcion, codigo_opcion, descripcion, ruta, tipo, uri, jerarquia, estatus) VALUES (1264,upper(substr(md5(trunc(random() * 9999999 + 1000000)::text), 1,6)), 'Reportes', '', 'D', '', '5', 'A');" calcext:value-type="string">
            <text:p>INSERT INTO public.opcion(id_opcion, codigo_opcion, descripcion, ruta, tipo, uri, jerarquia, estatus) VALUES (1264,upper(substr(md5(trunc(random() * 9999999 + 1000000)::text), 1,6)), 'Reportes', '', 'D', '', '5', 'A');</text:p>
          </table:table-cell>
          <table:table-cell table:number-columns-repeated="2"/>
          <table:table-cell table:formula="of:==IF([.L588] &lt;&gt; &quot;&quot;;&quot;INSERT INTO public.rolopcion(id_rol_opcion, id_rol, id_opcion, consultar, agregar, modificar, eliminar, ejecutar) VALUES (&quot; &amp; [.O588] &amp; &quot;, '41'::integer, &quot; &amp; [.N588] &amp; &quot;, 'S'::text, 'S'::text, 'S'::text, 'S'::text, 'S'::text);&quot;; &quot;&quot;)" office:value-type="string" office:string-value="INSERT INTO public.rolopcion(id_rol_opcion, id_rol, id_opcion, consultar, agregar, modificar, eliminar, ejecutar) VALUES (688, '41'::integer, 1264, 'S'::text, 'S'::text, 'S'::text, 'S'::text, 'S'::text);" calcext:value-type="string">
            <text:p>INSERT INTO public.rolopcion(id_rol_opcion, id_rol, id_opcion, consultar, agregar, modificar, eliminar, ejecutar) VALUES (688, '41'::integer, 1264, 'S'::text, 'S'::text, 'S'::text, 'S'::text, 'S'::text);</text:p>
          </table:table-cell>
        </table:table-row>
        <table:table-row table:style-name="ro2">
          <table:table-cell table:formula="of:=[.$A$588]&amp;&quot;.&quot;&amp;[.C589]" office:value-type="string" office:string-value="5.01" calcext:value-type="string">
            <text:p>5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Reporte Trabajadores por Tipo de Personal</text:p>
          </table:table-cell>
          <table:table-cell table:number-columns-repeated="7"/>
          <table:table-cell table:formula="of:=[.D589]" office:value-type="string" office:string-value="Reporte Trabajadores por Tipo de Personal" calcext:value-type="string">
            <text:p>Reporte Trabajadores por Tipo de Personal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689" calcext:value-type="float">
            <text:p>689</text:p>
          </table:table-cell>
          <table:table-cell table:style-name="ce3" table:formula="of:=&quot;(&quot; &amp; [.N589] &amp; &quot;,&quot; &amp; [.$R$1] &amp; &quot;, '&quot; &amp; [.L589]  &amp; &quot;', '&quot; &amp; [.I589] &amp;  &quot;', 'D', '&quot; &amp; [.J589] &amp; &quot;', '&quot; &amp; UPPER([.A589]) &amp; &quot;', 'A');&quot;" office:value-type="string" office:string-value="(1265,upper(substr(md5(trunc(random() * 9999999 + 1000000)::text), 1,6)), 'Reporte Trabajadores por Tipo de Personal', '', 'D', '', '5.01', 'A');" calcext:value-type="string">
            <text:p>(1265,upper(substr(md5(trunc(random() * 9999999 + 1000000)::text), 1,6)), 'Reporte Trabajadores por Tipo de Personal', '', 'D', '', '5.01', 'A'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ublic.opcion(id_opcion, codigo_opcion, descripcion, ruta, tipo, uri, jerarquia, estatus) VALUES (1265,upper(substr(md5(trunc(random() * 9999999 + 1000000)::text), 1,6)), 'Reporte Trabajadores por Tipo de Personal', '', 'D', '', '5.01', 'A');" calcext:value-type="string">
            <text:p>INSERT INTO public.opcion(id_opcion, codigo_opcion, descripcion, ruta, tipo, uri, jerarquia, estatus) VALUES (1265,upper(substr(md5(trunc(random() * 9999999 + 1000000)::text), 1,6)), 'Reporte Trabajadores por Tipo de Personal', '', 'D', '', '5.01', 'A');</text:p>
          </table:table-cell>
          <table:table-cell table:number-columns-repeated="2"/>
          <table:table-cell table:formula="of:==IF([.L589] &lt;&gt; &quot;&quot;;&quot;INSERT INTO public.rolopcion(id_rol_opcion, id_rol, id_opcion, consultar, agregar, modificar, eliminar, ejecutar) VALUES (&quot; &amp; [.O589] &amp; &quot;, '41'::integer, &quot; &amp; [.N589] &amp; &quot;, 'S'::text, 'S'::text, 'S'::text, 'S'::text, 'S'::text);&quot;; &quot;&quot;)" office:value-type="string" office:string-value="INSERT INTO public.rolopcion(id_rol_opcion, id_rol, id_opcion, consultar, agregar, modificar, eliminar, ejecutar) VALUES (689, '41'::integer, 1265, 'S'::text, 'S'::text, 'S'::text, 'S'::text, 'S'::text);" calcext:value-type="string">
            <text:p>INSERT INTO public.rolopcion(id_rol_opcion, id_rol, id_opcion, consultar, agregar, modificar, eliminar, ejecutar) VALUES (689, '41'::integer, 1265, 'S'::text, 'S'::text, 'S'::text, 'S'::text, 'S'::text);</text:p>
          </table:table-cell>
        </table:table-row>
        <table:table-row table:style-name="ro2">
          <table:table-cell table:formula="of:=[.$A$588]&amp;&quot;.&quot;&amp;[.C590]" office:value-type="string" office:string-value="5.02" calcext:value-type="string">
            <text:p>5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 Trabajadores por Región</text:p>
          </table:table-cell>
          <table:table-cell table:number-columns-repeated="7"/>
          <table:table-cell table:formula="of:=[.D590]" office:value-type="string" office:string-value="Reporte Trabajadores por Región" calcext:value-type="string">
            <text:p>Reporte Trabajadores por Región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float" office:value="690" calcext:value-type="float">
            <text:p>690</text:p>
          </table:table-cell>
          <table:table-cell table:style-name="ce3" table:formula="of:=&quot;(&quot; &amp; [.N590] &amp; &quot;,&quot; &amp; [.$R$1] &amp; &quot;, '&quot; &amp; [.L590]  &amp; &quot;', '&quot; &amp; [.I590] &amp;  &quot;', 'D', '&quot; &amp; [.J590] &amp; &quot;', '&quot; &amp; UPPER([.A590]) &amp; &quot;', 'A');&quot;" office:value-type="string" office:string-value="(1266,upper(substr(md5(trunc(random() * 9999999 + 1000000)::text), 1,6)), 'Reporte Trabajadores por Región', '', 'D', '', '5.02', 'A');" calcext:value-type="string">
            <text:p>(1266,upper(substr(md5(trunc(random() * 9999999 + 1000000)::text), 1,6)), 'Reporte Trabajadores por Región', '', 'D', '', '5.02', 'A'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ublic.opcion(id_opcion, codigo_opcion, descripcion, ruta, tipo, uri, jerarquia, estatus) VALUES (1266,upper(substr(md5(trunc(random() * 9999999 + 1000000)::text), 1,6)), 'Reporte Trabajadores por Región', '', 'D', '', '5.02', 'A');" calcext:value-type="string">
            <text:p>INSERT INTO public.opcion(id_opcion, codigo_opcion, descripcion, ruta, tipo, uri, jerarquia, estatus) VALUES (1266,upper(substr(md5(trunc(random() * 9999999 + 1000000)::text), 1,6)), 'Reporte Trabajadores por Región', '', 'D', '', '5.02', 'A');</text:p>
          </table:table-cell>
          <table:table-cell table:number-columns-repeated="2"/>
          <table:table-cell table:formula="of:==IF([.L590] &lt;&gt; &quot;&quot;;&quot;INSERT INTO public.rolopcion(id_rol_opcion, id_rol, id_opcion, consultar, agregar, modificar, eliminar, ejecutar) VALUES (&quot; &amp; [.O590] &amp; &quot;, '41'::integer, &quot; &amp; [.N590] &amp; &quot;, 'S'::text, 'S'::text, 'S'::text, 'S'::text, 'S'::text);&quot;; &quot;&quot;)" office:value-type="string" office:string-value="INSERT INTO public.rolopcion(id_rol_opcion, id_rol, id_opcion, consultar, agregar, modificar, eliminar, ejecutar) VALUES (690, '41'::integer, 1266, 'S'::text, 'S'::text, 'S'::text, 'S'::text, 'S'::text);" calcext:value-type="string">
            <text:p>INSERT INTO public.rolopcion(id_rol_opcion, id_rol, id_opcion, consultar, agregar, modificar, eliminar, ejecutar) VALUES (690, '41'::integer, 1266, 'S'::text, 'S'::text, 'S'::text, 'S'::text, 'S'::text);</text:p>
          </table:table-cell>
        </table:table-row>
        <table:table-row table:style-name="ro2">
          <table:table-cell table:formula="of:=[.$A$588]&amp;&quot;.&quot;&amp;[.C591]" office:value-type="string" office:string-value="5.03" calcext:value-type="string">
            <text:p>5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Trabajadores por Sede</text:p>
          </table:table-cell>
          <table:table-cell table:number-columns-repeated="7"/>
          <table:table-cell table:formula="of:=[.D591]" office:value-type="string" office:string-value="Reporte Trabajadores por Sede" calcext:value-type="string">
            <text:p>Reporte Trabajadores por Sede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float" office:value="691" calcext:value-type="float">
            <text:p>691</text:p>
          </table:table-cell>
          <table:table-cell table:style-name="ce3" table:formula="of:=&quot;(&quot; &amp; [.N591] &amp; &quot;,&quot; &amp; [.$R$1] &amp; &quot;, '&quot; &amp; [.L591]  &amp; &quot;', '&quot; &amp; [.I591] &amp;  &quot;', 'D', '&quot; &amp; [.J591] &amp; &quot;', '&quot; &amp; UPPER([.A591]) &amp; &quot;', 'A');&quot;" office:value-type="string" office:string-value="(1267,upper(substr(md5(trunc(random() * 9999999 + 1000000)::text), 1,6)), 'Reporte Trabajadores por Sede', '', 'D', '', '5.03', 'A');" calcext:value-type="string">
            <text:p>(1267,upper(substr(md5(trunc(random() * 9999999 + 1000000)::text), 1,6)), 'Reporte Trabajadores por Sede', '', 'D', '', '5.03', 'A'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ublic.opcion(id_opcion, codigo_opcion, descripcion, ruta, tipo, uri, jerarquia, estatus) VALUES (1267,upper(substr(md5(trunc(random() * 9999999 + 1000000)::text), 1,6)), 'Reporte Trabajadores por Sede', '', 'D', '', '5.03', 'A');" calcext:value-type="string">
            <text:p>INSERT INTO public.opcion(id_opcion, codigo_opcion, descripcion, ruta, tipo, uri, jerarquia, estatus) VALUES (1267,upper(substr(md5(trunc(random() * 9999999 + 1000000)::text), 1,6)), 'Reporte Trabajadores por Sede', '', 'D', '', '5.03', 'A');</text:p>
          </table:table-cell>
          <table:table-cell table:number-columns-repeated="2"/>
          <table:table-cell table:formula="of:==IF([.L591] &lt;&gt; &quot;&quot;;&quot;INSERT INTO public.rolopcion(id_rol_opcion, id_rol, id_opcion, consultar, agregar, modificar, eliminar, ejecutar) VALUES (&quot; &amp; [.O591] &amp; &quot;, '41'::integer, &quot; &amp; [.N591] &amp; &quot;, 'S'::text, 'S'::text, 'S'::text, 'S'::text, 'S'::text);&quot;; &quot;&quot;)" office:value-type="string" office:string-value="INSERT INTO public.rolopcion(id_rol_opcion, id_rol, id_opcion, consultar, agregar, modificar, eliminar, ejecutar) VALUES (691, '41'::integer, 1267, 'S'::text, 'S'::text, 'S'::text, 'S'::text, 'S'::text);" calcext:value-type="string">
            <text:p>INSERT INTO public.rolopcion(id_rol_opcion, id_rol, id_opcion, consultar, agregar, modificar, eliminar, ejecutar) VALUES (691, '41'::integer, 1267, 'S'::text, 'S'::text, 'S'::text, 'S'::text, 'S'::text);</text:p>
          </table:table-cell>
        </table:table-row>
        <table:table-row table:style-name="ro2">
          <table:table-cell table:formula="of:=[.$A$588]&amp;&quot;.&quot;&amp;[.C592]" office:value-type="string" office:string-value="5.04" calcext:value-type="string">
            <text:p>5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 Trabajadores por Unidad Ejecutora</text:p>
          </table:table-cell>
          <table:table-cell table:number-columns-repeated="7"/>
          <table:table-cell table:formula="of:=[.D592]" office:value-type="string" office:string-value="Reporte Trabajadores por Unidad Ejecutora" calcext:value-type="string">
            <text:p>Reporte Trabajadores por Unidad Ejecutora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692" calcext:value-type="float">
            <text:p>692</text:p>
          </table:table-cell>
          <table:table-cell table:style-name="ce3" table:formula="of:=&quot;(&quot; &amp; [.N592] &amp; &quot;,&quot; &amp; [.$R$1] &amp; &quot;, '&quot; &amp; [.L592]  &amp; &quot;', '&quot; &amp; [.I592] &amp;  &quot;', 'D', '&quot; &amp; [.J592] &amp; &quot;', '&quot; &amp; UPPER([.A592]) &amp; &quot;', 'A');&quot;" office:value-type="string" office:string-value="(1268,upper(substr(md5(trunc(random() * 9999999 + 1000000)::text), 1,6)), 'Reporte Trabajadores por Unidad Ejecutora', '', 'D', '', '5.04', 'A');" calcext:value-type="string">
            <text:p>(1268,upper(substr(md5(trunc(random() * 9999999 + 1000000)::text), 1,6)), 'Reporte Trabajadores por Unidad Ejecutora', '', 'D', '', '5.04', 'A'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ublic.opcion(id_opcion, codigo_opcion, descripcion, ruta, tipo, uri, jerarquia, estatus) VALUES (1268,upper(substr(md5(trunc(random() * 9999999 + 1000000)::text), 1,6)), 'Reporte Trabajadores por Unidad Ejecutora', '', 'D', '', '5.04', 'A');" calcext:value-type="string">
            <text:p>INSERT INTO public.opcion(id_opcion, codigo_opcion, descripcion, ruta, tipo, uri, jerarquia, estatus) VALUES (1268,upper(substr(md5(trunc(random() * 9999999 + 1000000)::text), 1,6)), 'Reporte Trabajadores por Unidad Ejecutora', '', 'D', '', '5.04', 'A');</text:p>
          </table:table-cell>
          <table:table-cell table:number-columns-repeated="2"/>
          <table:table-cell table:formula="of:==IF([.L592] &lt;&gt; &quot;&quot;;&quot;INSERT INTO public.rolopcion(id_rol_opcion, id_rol, id_opcion, consultar, agregar, modificar, eliminar, ejecutar) VALUES (&quot; &amp; [.O592] &amp; &quot;, '41'::integer, &quot; &amp; [.N592] &amp; &quot;, 'S'::text, 'S'::text, 'S'::text, 'S'::text, 'S'::text);&quot;; &quot;&quot;)" office:value-type="string" office:string-value="INSERT INTO public.rolopcion(id_rol_opcion, id_rol, id_opcion, consultar, agregar, modificar, eliminar, ejecutar) VALUES (692, '41'::integer, 1268, 'S'::text, 'S'::text, 'S'::text, 'S'::text, 'S'::text);" calcext:value-type="string">
            <text:p>INSERT INTO public.rolopcion(id_rol_opcion, id_rol, id_opcion, consultar, agregar, modificar, eliminar, ejecutar) VALUES (692, '41'::integer, 1268, 'S'::text, 'S'::text, 'S'::text, 'S'::text, 'S'::text);</text:p>
          </table:table-cell>
        </table:table-row>
        <table:table-row table:style-name="ro2">
          <table:table-cell table:formula="of:=[.$A$588]&amp;&quot;.&quot;&amp;[.C593]" office:value-type="string" office:string-value="5.05" calcext:value-type="string">
            <text:p>5.05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Reporte Trabajadores por Unidad Funcional</text:p>
          </table:table-cell>
          <table:table-cell table:number-columns-repeated="7"/>
          <table:table-cell table:formula="of:=[.D593]" office:value-type="string" office:string-value="Reporte Trabajadores por Unidad Funcional" calcext:value-type="string">
            <text:p>Reporte Trabajadores por Unidad Funcional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693" calcext:value-type="float">
            <text:p>693</text:p>
          </table:table-cell>
          <table:table-cell table:style-name="ce3" table:formula="of:=&quot;(&quot; &amp; [.N593] &amp; &quot;,&quot; &amp; [.$R$1] &amp; &quot;, '&quot; &amp; [.L593]  &amp; &quot;', '&quot; &amp; [.I593] &amp;  &quot;', 'D', '&quot; &amp; [.J593] &amp; &quot;', '&quot; &amp; UPPER([.A593]) &amp; &quot;', 'A');&quot;" office:value-type="string" office:string-value="(1269,upper(substr(md5(trunc(random() * 9999999 + 1000000)::text), 1,6)), 'Reporte Trabajadores por Unidad Funcional', '', 'D', '', '5.05', 'A');" calcext:value-type="string">
            <text:p>(1269,upper(substr(md5(trunc(random() * 9999999 + 1000000)::text), 1,6)), 'Reporte Trabajadores por Unidad Funcional', '', 'D', '', '5.05', 'A'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ublic.opcion(id_opcion, codigo_opcion, descripcion, ruta, tipo, uri, jerarquia, estatus) VALUES (1269,upper(substr(md5(trunc(random() * 9999999 + 1000000)::text), 1,6)), 'Reporte Trabajadores por Unidad Funcional', '', 'D', '', '5.05', 'A');" calcext:value-type="string">
            <text:p>INSERT INTO public.opcion(id_opcion, codigo_opcion, descripcion, ruta, tipo, uri, jerarquia, estatus) VALUES (1269,upper(substr(md5(trunc(random() * 9999999 + 1000000)::text), 1,6)), 'Reporte Trabajadores por Unidad Funcional', '', 'D', '', '5.05', 'A');</text:p>
          </table:table-cell>
          <table:table-cell table:number-columns-repeated="2"/>
          <table:table-cell table:formula="of:==IF([.L593] &lt;&gt; &quot;&quot;;&quot;INSERT INTO public.rolopcion(id_rol_opcion, id_rol, id_opcion, consultar, agregar, modificar, eliminar, ejecutar) VALUES (&quot; &amp; [.O593] &amp; &quot;, '41'::integer, &quot; &amp; [.N593] &amp; &quot;, 'S'::text, 'S'::text, 'S'::text, 'S'::text, 'S'::text);&quot;; &quot;&quot;)" office:value-type="string" office:string-value="INSERT INTO public.rolopcion(id_rol_opcion, id_rol, id_opcion, consultar, agregar, modificar, eliminar, ejecutar) VALUES (693, '41'::integer, 1269, 'S'::text, 'S'::text, 'S'::text, 'S'::text, 'S'::text);" calcext:value-type="string">
            <text:p>INSERT INTO public.rolopcion(id_rol_opcion, id_rol, id_opcion, consultar, agregar, modificar, eliminar, ejecutar) VALUES (693, '41'::integer, 1269, 'S'::text, 'S'::text, 'S'::text, 'S'::text, 'S'::text);</text:p>
          </table:table-cell>
        </table:table-row>
        <table:table-row table:style-name="ro2">
          <table:table-cell table:formula="of:=[.$A$588]&amp;&quot;.&quot;&amp;[.C594]" office:value-type="string" office:string-value="5.06" calcext:value-type="string">
            <text:p>5.06</text:p>
          </table:table-cell>
          <table:table-cell/>
          <table:table-cell office:value-type="string" calcext:value-type="string">
            <text:p>06</text:p>
          </table:table-cell>
          <table:table-cell office:value-type="string" calcext:value-type="string">
            <text:p>Reporte Trabajadores por Dependencia</text:p>
          </table:table-cell>
          <table:table-cell table:number-columns-repeated="7"/>
          <table:table-cell table:formula="of:=[.D594]" office:value-type="string" office:string-value="Reporte Trabajadores por Dependencia" calcext:value-type="string">
            <text:p>Reporte Trabajadores por Dependencia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694" calcext:value-type="float">
            <text:p>694</text:p>
          </table:table-cell>
          <table:table-cell table:style-name="ce3" table:formula="of:=&quot;(&quot; &amp; [.N594] &amp; &quot;,&quot; &amp; [.$R$1] &amp; &quot;, '&quot; &amp; [.L594]  &amp; &quot;', '&quot; &amp; [.I594] &amp;  &quot;', 'D', '&quot; &amp; [.J594] &amp; &quot;', '&quot; &amp; UPPER([.A594]) &amp; &quot;', 'A');&quot;" office:value-type="string" office:string-value="(1270,upper(substr(md5(trunc(random() * 9999999 + 1000000)::text), 1,6)), 'Reporte Trabajadores por Dependencia', '', 'D', '', '5.06', 'A');" calcext:value-type="string">
            <text:p>(1270,upper(substr(md5(trunc(random() * 9999999 + 1000000)::text), 1,6)), 'Reporte Trabajadores por Dependencia', '', 'D', '', '5.06', 'A'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ublic.opcion(id_opcion, codigo_opcion, descripcion, ruta, tipo, uri, jerarquia, estatus) VALUES (1270,upper(substr(md5(trunc(random() * 9999999 + 1000000)::text), 1,6)), 'Reporte Trabajadores por Dependencia', '', 'D', '', '5.06', 'A');" calcext:value-type="string">
            <text:p>INSERT INTO public.opcion(id_opcion, codigo_opcion, descripcion, ruta, tipo, uri, jerarquia, estatus) VALUES (1270,upper(substr(md5(trunc(random() * 9999999 + 1000000)::text), 1,6)), 'Reporte Trabajadores por Dependencia', '', 'D', '', '5.06', 'A');</text:p>
          </table:table-cell>
          <table:table-cell table:number-columns-repeated="2"/>
          <table:table-cell table:formula="of:==IF([.L594] &lt;&gt; &quot;&quot;;&quot;INSERT INTO public.rolopcion(id_rol_opcion, id_rol, id_opcion, consultar, agregar, modificar, eliminar, ejecutar) VALUES (&quot; &amp; [.O594] &amp; &quot;, '41'::integer, &quot; &amp; [.N594] &amp; &quot;, 'S'::text, 'S'::text, 'S'::text, 'S'::text, 'S'::text);&quot;; &quot;&quot;)" office:value-type="string" office:string-value="INSERT INTO public.rolopcion(id_rol_opcion, id_rol, id_opcion, consultar, agregar, modificar, eliminar, ejecutar) VALUES (694, '41'::integer, 1270, 'S'::text, 'S'::text, 'S'::text, 'S'::text, 'S'::text);" calcext:value-type="string">
            <text:p>INSERT INTO public.rolopcion(id_rol_opcion, id_rol, id_opcion, consultar, agregar, modificar, eliminar, ejecutar) VALUES (694, '41'::integer, 1270, 'S'::text, 'S'::text, 'S'::text, 'S'::text, 'S'::text);</text:p>
          </table:table-cell>
        </table:table-row>
        <table:table-row table:style-name="ro2">
          <table:table-cell table:formula="of:=[.$A$588]&amp;&quot;.&quot;&amp;[.C595]" office:value-type="string" office:string-value="5.07" calcext:value-type="string">
            <text:p>5.07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Reporte Trabajadores por Situación</text:p>
          </table:table-cell>
          <table:table-cell table:number-columns-repeated="7"/>
          <table:table-cell table:formula="of:=[.D595]" office:value-type="string" office:string-value="Reporte Trabajadores por Situación" calcext:value-type="string">
            <text:p>Reporte Trabajadores por Situación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695" calcext:value-type="float">
            <text:p>695</text:p>
          </table:table-cell>
          <table:table-cell table:style-name="ce3" table:formula="of:=&quot;(&quot; &amp; [.N595] &amp; &quot;,&quot; &amp; [.$R$1] &amp; &quot;, '&quot; &amp; [.L595]  &amp; &quot;', '&quot; &amp; [.I595] &amp;  &quot;', 'D', '&quot; &amp; [.J595] &amp; &quot;', '&quot; &amp; UPPER([.A595]) &amp; &quot;', 'A');&quot;" office:value-type="string" office:string-value="(1271,upper(substr(md5(trunc(random() * 9999999 + 1000000)::text), 1,6)), 'Reporte Trabajadores por Situación', '', 'D', '', '5.07', 'A');" calcext:value-type="string">
            <text:p>(1271,upper(substr(md5(trunc(random() * 9999999 + 1000000)::text), 1,6)), 'Reporte Trabajadores por Situación', '', 'D', '', '5.07', 'A'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ublic.opcion(id_opcion, codigo_opcion, descripcion, ruta, tipo, uri, jerarquia, estatus) VALUES (1271,upper(substr(md5(trunc(random() * 9999999 + 1000000)::text), 1,6)), 'Reporte Trabajadores por Situación', '', 'D', '', '5.07', 'A');" calcext:value-type="string">
            <text:p>INSERT INTO public.opcion(id_opcion, codigo_opcion, descripcion, ruta, tipo, uri, jerarquia, estatus) VALUES (1271,upper(substr(md5(trunc(random() * 9999999 + 1000000)::text), 1,6)), 'Reporte Trabajadores por Situación', '', 'D', '', '5.07', 'A');</text:p>
          </table:table-cell>
          <table:table-cell table:number-columns-repeated="2"/>
          <table:table-cell table:formula="of:==IF([.L595] &lt;&gt; &quot;&quot;;&quot;INSERT INTO public.rolopcion(id_rol_opcion, id_rol, id_opcion, consultar, agregar, modificar, eliminar, ejecutar) VALUES (&quot; &amp; [.O595] &amp; &quot;, '41'::integer, &quot; &amp; [.N595] &amp; &quot;, 'S'::text, 'S'::text, 'S'::text, 'S'::text, 'S'::text);&quot;; &quot;&quot;)" office:value-type="string" office:string-value="INSERT INTO public.rolopcion(id_rol_opcion, id_rol, id_opcion, consultar, agregar, modificar, eliminar, ejecutar) VALUES (695, '41'::integer, 1271, 'S'::text, 'S'::text, 'S'::text, 'S'::text, 'S'::text);" calcext:value-type="string">
            <text:p>INSERT INTO public.rolopcion(id_rol_opcion, id_rol, id_opcion, consultar, agregar, modificar, eliminar, ejecutar) VALUES (695, '41'::integer, 1271, 'S'::text, 'S'::text, 'S'::text, 'S'::text, 'S'::text);</text:p>
          </table:table-cell>
        </table:table-row>
        <table:table-row table:style-name="ro2">
          <table:table-cell table:formula="of:=[.$A$588]&amp;&quot;.&quot;&amp;[.C596]" office:value-type="string" office:string-value="5.08" calcext:value-type="string">
            <text:p>5.08</text:p>
          </table:table-cell>
          <table:table-cell/>
          <table:table-cell office:value-type="string" calcext:value-type="string">
            <text:p>08</text:p>
          </table:table-cell>
          <table:table-cell office:value-type="string" calcext:value-type="string">
            <text:p>Reporte Ingresos</text:p>
          </table:table-cell>
          <table:table-cell table:number-columns-repeated="7"/>
          <table:table-cell table:formula="of:=[.D596]" office:value-type="string" office:string-value="Reporte Ingresos" calcext:value-type="string">
            <text:p>Reporte Ingresos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float" office:value="696" calcext:value-type="float">
            <text:p>696</text:p>
          </table:table-cell>
          <table:table-cell table:style-name="ce3" table:formula="of:=&quot;(&quot; &amp; [.N596] &amp; &quot;,&quot; &amp; [.$R$1] &amp; &quot;, '&quot; &amp; [.L596]  &amp; &quot;', '&quot; &amp; [.I596] &amp;  &quot;', 'D', '&quot; &amp; [.J596] &amp; &quot;', '&quot; &amp; UPPER([.A596]) &amp; &quot;', 'A');&quot;" office:value-type="string" office:string-value="(1272,upper(substr(md5(trunc(random() * 9999999 + 1000000)::text), 1,6)), 'Reporte Ingresos', '', 'D', '', '5.08', 'A');" calcext:value-type="string">
            <text:p>(1272,upper(substr(md5(trunc(random() * 9999999 + 1000000)::text), 1,6)), 'Reporte Ingresos', '', 'D', '', '5.08', 'A'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ublic.opcion(id_opcion, codigo_opcion, descripcion, ruta, tipo, uri, jerarquia, estatus) VALUES (1272,upper(substr(md5(trunc(random() * 9999999 + 1000000)::text), 1,6)), 'Reporte Ingresos', '', 'D', '', '5.08', 'A');" calcext:value-type="string">
            <text:p>INSERT INTO public.opcion(id_opcion, codigo_opcion, descripcion, ruta, tipo, uri, jerarquia, estatus) VALUES (1272,upper(substr(md5(trunc(random() * 9999999 + 1000000)::text), 1,6)), 'Reporte Ingresos', '', 'D', '', '5.08', 'A');</text:p>
          </table:table-cell>
          <table:table-cell table:number-columns-repeated="2"/>
          <table:table-cell table:formula="of:==IF([.L596] &lt;&gt; &quot;&quot;;&quot;INSERT INTO public.rolopcion(id_rol_opcion, id_rol, id_opcion, consultar, agregar, modificar, eliminar, ejecutar) VALUES (&quot; &amp; [.O596] &amp; &quot;, '41'::integer, &quot; &amp; [.N596] &amp; &quot;, 'S'::text, 'S'::text, 'S'::text, 'S'::text, 'S'::text);&quot;; &quot;&quot;)" office:value-type="string" office:string-value="INSERT INTO public.rolopcion(id_rol_opcion, id_rol, id_opcion, consultar, agregar, modificar, eliminar, ejecutar) VALUES (696, '41'::integer, 1272, 'S'::text, 'S'::text, 'S'::text, 'S'::text, 'S'::text);" calcext:value-type="string">
            <text:p>INSERT INTO public.rolopcion(id_rol_opcion, id_rol, id_opcion, consultar, agregar, modificar, eliminar, ejecutar) VALUES (696, '41'::integer, 1272, 'S'::text, 'S'::text, 'S'::text, 'S'::text, 'S'::text);</text:p>
          </table:table-cell>
        </table:table-row>
        <table:table-row table:style-name="ro2">
          <table:table-cell table:formula="of:=[.$A$588]&amp;&quot;.&quot;&amp;[.C597]" office:value-type="string" office:string-value="5.09" calcext:value-type="string">
            <text:p>5.09</text:p>
          </table:table-cell>
          <table:table-cell/>
          <table:table-cell office:value-type="string" calcext:value-type="string">
            <text:p>09</text:p>
          </table:table-cell>
          <table:table-cell office:value-type="string" calcext:value-type="string">
            <text:p>Reporte Egresos</text:p>
          </table:table-cell>
          <table:table-cell table:number-columns-repeated="7"/>
          <table:table-cell table:formula="of:=[.D597]" office:value-type="string" office:string-value="Reporte Egresos" calcext:value-type="string">
            <text:p>Reporte Egresos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697" calcext:value-type="float">
            <text:p>697</text:p>
          </table:table-cell>
          <table:table-cell table:style-name="ce3" table:formula="of:=&quot;(&quot; &amp; [.N597] &amp; &quot;,&quot; &amp; [.$R$1] &amp; &quot;, '&quot; &amp; [.L597]  &amp; &quot;', '&quot; &amp; [.I597] &amp;  &quot;', 'D', '&quot; &amp; [.J597] &amp; &quot;', '&quot; &amp; UPPER([.A597]) &amp; &quot;', 'A');&quot;" office:value-type="string" office:string-value="(1273,upper(substr(md5(trunc(random() * 9999999 + 1000000)::text), 1,6)), 'Reporte Egresos', '', 'D', '', '5.09', 'A');" calcext:value-type="string">
            <text:p>(1273,upper(substr(md5(trunc(random() * 9999999 + 1000000)::text), 1,6)), 'Reporte Egresos', '', 'D', '', '5.09', 'A'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ublic.opcion(id_opcion, codigo_opcion, descripcion, ruta, tipo, uri, jerarquia, estatus) VALUES (1273,upper(substr(md5(trunc(random() * 9999999 + 1000000)::text), 1,6)), 'Reporte Egresos', '', 'D', '', '5.09', 'A');" calcext:value-type="string">
            <text:p>INSERT INTO public.opcion(id_opcion, codigo_opcion, descripcion, ruta, tipo, uri, jerarquia, estatus) VALUES (1273,upper(substr(md5(trunc(random() * 9999999 + 1000000)::text), 1,6)), 'Reporte Egresos', '', 'D', '', '5.09', 'A');</text:p>
          </table:table-cell>
          <table:table-cell table:number-columns-repeated="2"/>
          <table:table-cell table:formula="of:==IF([.L597] &lt;&gt; &quot;&quot;;&quot;INSERT INTO public.rolopcion(id_rol_opcion, id_rol, id_opcion, consultar, agregar, modificar, eliminar, ejecutar) VALUES (&quot; &amp; [.O597] &amp; &quot;, '41'::integer, &quot; &amp; [.N597] &amp; &quot;, 'S'::text, 'S'::text, 'S'::text, 'S'::text, 'S'::text);&quot;; &quot;&quot;)" office:value-type="string" office:string-value="INSERT INTO public.rolopcion(id_rol_opcion, id_rol, id_opcion, consultar, agregar, modificar, eliminar, ejecutar) VALUES (697, '41'::integer, 1273, 'S'::text, 'S'::text, 'S'::text, 'S'::text, 'S'::text);" calcext:value-type="string">
            <text:p>INSERT INTO public.rolopcion(id_rol_opcion, id_rol, id_opcion, consultar, agregar, modificar, eliminar, ejecutar) VALUES (697, '41'::integer, 1273, 'S'::text, 'S'::text, 'S'::text, 'S'::text, 'S'::text);</text:p>
          </table:table-cell>
        </table:table-row>
        <table:table-row table:style-name="ro2">
          <table:table-cell table:formula="of:=[.$A$588]&amp;&quot;.&quot;&amp;[.C598]" office:value-type="string" office:string-value="5.10" calcext:value-type="string">
            <text:p>5.10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Fechas</text:p>
          </table:table-cell>
          <table:table-cell table:number-columns-repeated="7"/>
          <table:table-cell table:formula="of:=[.D598]" office:value-type="string" office:string-value="Fechas" calcext:value-type="string">
            <text:p>Fechas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float" office:value="698" calcext:value-type="float">
            <text:p>698</text:p>
          </table:table-cell>
          <table:table-cell table:style-name="ce3" table:formula="of:=&quot;(&quot; &amp; [.N598] &amp; &quot;,&quot; &amp; [.$R$1] &amp; &quot;, '&quot; &amp; [.L598]  &amp; &quot;', '&quot; &amp; [.I598] &amp;  &quot;', 'D', '&quot; &amp; [.J598] &amp; &quot;', '&quot; &amp; UPPER([.A598]) &amp; &quot;', 'A');&quot;" office:value-type="string" office:string-value="(1274,upper(substr(md5(trunc(random() * 9999999 + 1000000)::text), 1,6)), 'Fechas', '', 'D', '', '5.10', 'A');" calcext:value-type="string">
            <text:p>(1274,upper(substr(md5(trunc(random() * 9999999 + 1000000)::text), 1,6)), 'Fechas', '', 'D', '', '5.10', 'A'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ublic.opcion(id_opcion, codigo_opcion, descripcion, ruta, tipo, uri, jerarquia, estatus) VALUES (1274,upper(substr(md5(trunc(random() * 9999999 + 1000000)::text), 1,6)), 'Fechas', '', 'D', '', '5.10', 'A');" calcext:value-type="string">
            <text:p>INSERT INTO public.opcion(id_opcion, codigo_opcion, descripcion, ruta, tipo, uri, jerarquia, estatus) VALUES (1274,upper(substr(md5(trunc(random() * 9999999 + 1000000)::text), 1,6)), 'Fechas', '', 'D', '', '5.10', 'A');</text:p>
          </table:table-cell>
          <table:table-cell table:number-columns-repeated="2"/>
          <table:table-cell table:formula="of:==IF([.L598] &lt;&gt; &quot;&quot;;&quot;INSERT INTO public.rolopcion(id_rol_opcion, id_rol, id_opcion, consultar, agregar, modificar, eliminar, ejecutar) VALUES (&quot; &amp; [.O598] &amp; &quot;, '41'::integer, &quot; &amp; [.N598] &amp; &quot;, 'S'::text, 'S'::text, 'S'::text, 'S'::text, 'S'::text);&quot;; &quot;&quot;)" office:value-type="string" office:string-value="INSERT INTO public.rolopcion(id_rol_opcion, id_rol, id_opcion, consultar, agregar, modificar, eliminar, ejecutar) VALUES (698, '41'::integer, 1274, 'S'::text, 'S'::text, 'S'::text, 'S'::text, 'S'::text);" calcext:value-type="string">
            <text:p>INSERT INTO public.rolopcion(id_rol_opcion, id_rol, id_opcion, consultar, agregar, modificar, eliminar, ejecutar) VALUES (698, '41'::integer, 1274, 'S'::text, 'S'::text, 'S'::text, 'S'::text, 'S'::text);</text:p>
          </table:table-cell>
        </table:table-row>
        <table:table-row table:style-name="ro2">
          <table:table-cell table:formula="of:=[.$A$598]&amp;&quot;.&quot;&amp;[.D599]" office:value-type="string" office:string-value="5.10.01" calcext:value-type="string">
            <text:p>5.10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Reporte Fechas por Región</text:p>
          </table:table-cell>
          <table:table-cell table:number-columns-repeated="6"/>
          <table:table-cell table:formula="of:=[.E599]" office:value-type="string" office:string-value="Reporte Fechas por Región" calcext:value-type="string">
            <text:p>Reporte Fechas por Región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float" office:value="699" calcext:value-type="float">
            <text:p>699</text:p>
          </table:table-cell>
          <table:table-cell table:style-name="ce3" table:formula="of:=&quot;(&quot; &amp; [.N599] &amp; &quot;,&quot; &amp; [.$R$1] &amp; &quot;, '&quot; &amp; [.L599]  &amp; &quot;', '&quot; &amp; [.I599] &amp;  &quot;', 'D', '&quot; &amp; [.J599] &amp; &quot;', '&quot; &amp; UPPER([.A599]) &amp; &quot;', 'A');&quot;" office:value-type="string" office:string-value="(1275,upper(substr(md5(trunc(random() * 9999999 + 1000000)::text), 1,6)), 'Reporte Fechas por Región', '', 'D', '', '5.10.01', 'A');" calcext:value-type="string">
            <text:p>(1275,upper(substr(md5(trunc(random() * 9999999 + 1000000)::text), 1,6)), 'Reporte Fechas por Región', '', 'D', '', '5.10.01', 'A'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ublic.opcion(id_opcion, codigo_opcion, descripcion, ruta, tipo, uri, jerarquia, estatus) VALUES (1275,upper(substr(md5(trunc(random() * 9999999 + 1000000)::text), 1,6)), 'Reporte Fechas por Región', '', 'D', '', '5.10.01', 'A');" calcext:value-type="string">
            <text:p>INSERT INTO public.opcion(id_opcion, codigo_opcion, descripcion, ruta, tipo, uri, jerarquia, estatus) VALUES (1275,upper(substr(md5(trunc(random() * 9999999 + 1000000)::text), 1,6)), 'Reporte Fechas por Región', '', 'D', '', '5.10.01', 'A');</text:p>
          </table:table-cell>
          <table:table-cell table:number-columns-repeated="2"/>
          <table:table-cell table:formula="of:==IF([.L599] &lt;&gt; &quot;&quot;;&quot;INSERT INTO public.rolopcion(id_rol_opcion, id_rol, id_opcion, consultar, agregar, modificar, eliminar, ejecutar) VALUES (&quot; &amp; [.O599] &amp; &quot;, '41'::integer, &quot; &amp; [.N599] &amp; &quot;, 'S'::text, 'S'::text, 'S'::text, 'S'::text, 'S'::text);&quot;; &quot;&quot;)" office:value-type="string" office:string-value="INSERT INTO public.rolopcion(id_rol_opcion, id_rol, id_opcion, consultar, agregar, modificar, eliminar, ejecutar) VALUES (699, '41'::integer, 1275, 'S'::text, 'S'::text, 'S'::text, 'S'::text, 'S'::text);" calcext:value-type="string">
            <text:p>INSERT INTO public.rolopcion(id_rol_opcion, id_rol, id_opcion, consultar, agregar, modificar, eliminar, ejecutar) VALUES (699, '41'::integer, 1275, 'S'::text, 'S'::text, 'S'::text, 'S'::text, 'S'::text);</text:p>
          </table:table-cell>
        </table:table-row>
        <table:table-row table:style-name="ro2">
          <table:table-cell table:formula="of:=[.$A$598]&amp;&quot;.&quot;&amp;[.D600]" office:value-type="string" office:string-value="5.10.02" calcext:value-type="string">
            <text:p>5.10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Reporte Fechas por Sede</text:p>
          </table:table-cell>
          <table:table-cell table:number-columns-repeated="6"/>
          <table:table-cell table:formula="of:=[.E600]" office:value-type="string" office:string-value="Reporte Fechas por Sede" calcext:value-type="string">
            <text:p>Reporte Fechas por Sede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float" office:value="700" calcext:value-type="float">
            <text:p>700</text:p>
          </table:table-cell>
          <table:table-cell table:style-name="ce3" table:formula="of:=&quot;(&quot; &amp; [.N600] &amp; &quot;,&quot; &amp; [.$R$1] &amp; &quot;, '&quot; &amp; [.L600]  &amp; &quot;', '&quot; &amp; [.I600] &amp;  &quot;', 'D', '&quot; &amp; [.J600] &amp; &quot;', '&quot; &amp; UPPER([.A600]) &amp; &quot;', 'A');&quot;" office:value-type="string" office:string-value="(1276,upper(substr(md5(trunc(random() * 9999999 + 1000000)::text), 1,6)), 'Reporte Fechas por Sede', '', 'D', '', '5.10.02', 'A');" calcext:value-type="string">
            <text:p>(1276,upper(substr(md5(trunc(random() * 9999999 + 1000000)::text), 1,6)), 'Reporte Fechas por Sede', '', 'D', '', '5.10.02', 'A'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ublic.opcion(id_opcion, codigo_opcion, descripcion, ruta, tipo, uri, jerarquia, estatus) VALUES (1276,upper(substr(md5(trunc(random() * 9999999 + 1000000)::text), 1,6)), 'Reporte Fechas por Sede', '', 'D', '', '5.10.02', 'A');" calcext:value-type="string">
            <text:p>INSERT INTO public.opcion(id_opcion, codigo_opcion, descripcion, ruta, tipo, uri, jerarquia, estatus) VALUES (1276,upper(substr(md5(trunc(random() * 9999999 + 1000000)::text), 1,6)), 'Reporte Fechas por Sede', '', 'D', '', '5.10.02', 'A');</text:p>
          </table:table-cell>
          <table:table-cell table:number-columns-repeated="2"/>
          <table:table-cell table:formula="of:==IF([.L600] &lt;&gt; &quot;&quot;;&quot;INSERT INTO public.rolopcion(id_rol_opcion, id_rol, id_opcion, consultar, agregar, modificar, eliminar, ejecutar) VALUES (&quot; &amp; [.O600] &amp; &quot;, '41'::integer, &quot; &amp; [.N600] &amp; &quot;, 'S'::text, 'S'::text, 'S'::text, 'S'::text, 'S'::text);&quot;; &quot;&quot;)" office:value-type="string" office:string-value="INSERT INTO public.rolopcion(id_rol_opcion, id_rol, id_opcion, consultar, agregar, modificar, eliminar, ejecutar) VALUES (700, '41'::integer, 1276, 'S'::text, 'S'::text, 'S'::text, 'S'::text, 'S'::text);" calcext:value-type="string">
            <text:p>INSERT INTO public.rolopcion(id_rol_opcion, id_rol, id_opcion, consultar, agregar, modificar, eliminar, ejecutar) VALUES (700, '41'::integer, 1276, 'S'::text, 'S'::text, 'S'::text, 'S'::text, 'S'::text);</text:p>
          </table:table-cell>
        </table:table-row>
        <table:table-row table:style-name="ro2">
          <table:table-cell table:formula="of:=[.$A$598]&amp;&quot;.&quot;&amp;[.D601]" office:value-type="string" office:string-value="5.10.03" calcext:value-type="string">
            <text:p>5.10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Reporte Fechas por Unidad Funcional</text:p>
          </table:table-cell>
          <table:table-cell table:number-columns-repeated="6"/>
          <table:table-cell table:formula="of:=[.E601]" office:value-type="string" office:string-value="Reporte Fechas por Unidad Funcional" calcext:value-type="string">
            <text:p>Reporte Fechas por Unidad Funcional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float" office:value="701" calcext:value-type="float">
            <text:p>701</text:p>
          </table:table-cell>
          <table:table-cell table:style-name="ce3" table:formula="of:=&quot;(&quot; &amp; [.N601] &amp; &quot;,&quot; &amp; [.$R$1] &amp; &quot;, '&quot; &amp; [.L601]  &amp; &quot;', '&quot; &amp; [.I601] &amp;  &quot;', 'D', '&quot; &amp; [.J601] &amp; &quot;', '&quot; &amp; UPPER([.A601]) &amp; &quot;', 'A');&quot;" office:value-type="string" office:string-value="(1277,upper(substr(md5(trunc(random() * 9999999 + 1000000)::text), 1,6)), 'Reporte Fechas por Unidad Funcional', '', 'D', '', '5.10.03', 'A');" calcext:value-type="string">
            <text:p>(1277,upper(substr(md5(trunc(random() * 9999999 + 1000000)::text), 1,6)), 'Reporte Fechas por Unidad Funcional', '', 'D', '', '5.10.03', 'A'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ublic.opcion(id_opcion, codigo_opcion, descripcion, ruta, tipo, uri, jerarquia, estatus) VALUES (1277,upper(substr(md5(trunc(random() * 9999999 + 1000000)::text), 1,6)), 'Reporte Fechas por Unidad Funcional', '', 'D', '', '5.10.03', 'A');" calcext:value-type="string">
            <text:p>INSERT INTO public.opcion(id_opcion, codigo_opcion, descripcion, ruta, tipo, uri, jerarquia, estatus) VALUES (1277,upper(substr(md5(trunc(random() * 9999999 + 1000000)::text), 1,6)), 'Reporte Fechas por Unidad Funcional', '', 'D', '', '5.10.03', 'A');</text:p>
          </table:table-cell>
          <table:table-cell table:number-columns-repeated="2"/>
          <table:table-cell table:formula="of:==IF([.L601] &lt;&gt; &quot;&quot;;&quot;INSERT INTO public.rolopcion(id_rol_opcion, id_rol, id_opcion, consultar, agregar, modificar, eliminar, ejecutar) VALUES (&quot; &amp; [.O601] &amp; &quot;, '41'::integer, &quot; &amp; [.N601] &amp; &quot;, 'S'::text, 'S'::text, 'S'::text, 'S'::text, 'S'::text);&quot;; &quot;&quot;)" office:value-type="string" office:string-value="INSERT INTO public.rolopcion(id_rol_opcion, id_rol, id_opcion, consultar, agregar, modificar, eliminar, ejecutar) VALUES (701, '41'::integer, 1277, 'S'::text, 'S'::text, 'S'::text, 'S'::text, 'S'::text);" calcext:value-type="string">
            <text:p>INSERT INTO public.rolopcion(id_rol_opcion, id_rol, id_opcion, consultar, agregar, modificar, eliminar, ejecutar) VALUES (701, '41'::integer, 1277, 'S'::text, 'S'::text, 'S'::text, 'S'::text, 'S'::text);</text:p>
          </table:table-cell>
        </table:table-row>
        <table:table-row table:style-name="ro2">
          <table:table-cell table:formula="of:=[.$A$598]&amp;&quot;.&quot;&amp;[.D602]" office:value-type="string" office:string-value="5.10.04" calcext:value-type="string">
            <text:p>5.10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Reporte Fechas por Dependenciqa</text:p>
          </table:table-cell>
          <table:table-cell table:number-columns-repeated="6"/>
          <table:table-cell table:formula="of:=[.E602]" office:value-type="string" office:string-value="Reporte Fechas por Dependenciqa" calcext:value-type="string">
            <text:p>Reporte Fechas por Dependenciqa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float" office:value="702" calcext:value-type="float">
            <text:p>702</text:p>
          </table:table-cell>
          <table:table-cell table:style-name="ce3" table:formula="of:=&quot;(&quot; &amp; [.N602] &amp; &quot;,&quot; &amp; [.$R$1] &amp; &quot;, '&quot; &amp; [.L602]  &amp; &quot;', '&quot; &amp; [.I602] &amp;  &quot;', 'D', '&quot; &amp; [.J602] &amp; &quot;', '&quot; &amp; UPPER([.A602]) &amp; &quot;', 'A');&quot;" office:value-type="string" office:string-value="(1278,upper(substr(md5(trunc(random() * 9999999 + 1000000)::text), 1,6)), 'Reporte Fechas por Dependenciqa', '', 'D', '', '5.10.04', 'A');" calcext:value-type="string">
            <text:p>(1278,upper(substr(md5(trunc(random() * 9999999 + 1000000)::text), 1,6)), 'Reporte Fechas por Dependenciqa', '', 'D', '', '5.10.04', 'A'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ublic.opcion(id_opcion, codigo_opcion, descripcion, ruta, tipo, uri, jerarquia, estatus) VALUES (1278,upper(substr(md5(trunc(random() * 9999999 + 1000000)::text), 1,6)), 'Reporte Fechas por Dependenciqa', '', 'D', '', '5.10.04', 'A');" calcext:value-type="string">
            <text:p>INSERT INTO public.opcion(id_opcion, codigo_opcion, descripcion, ruta, tipo, uri, jerarquia, estatus) VALUES (1278,upper(substr(md5(trunc(random() * 9999999 + 1000000)::text), 1,6)), 'Reporte Fechas por Dependenciqa', '', 'D', '', '5.10.04', 'A');</text:p>
          </table:table-cell>
          <table:table-cell table:number-columns-repeated="2"/>
          <table:table-cell table:formula="of:==IF([.L602] &lt;&gt; &quot;&quot;;&quot;INSERT INTO public.rolopcion(id_rol_opcion, id_rol, id_opcion, consultar, agregar, modificar, eliminar, ejecutar) VALUES (&quot; &amp; [.O602] &amp; &quot;, '41'::integer, &quot; &amp; [.N602] &amp; &quot;, 'S'::text, 'S'::text, 'S'::text, 'S'::text, 'S'::text);&quot;; &quot;&quot;)" office:value-type="string" office:string-value="INSERT INTO public.rolopcion(id_rol_opcion, id_rol, id_opcion, consultar, agregar, modificar, eliminar, ejecutar) VALUES (702, '41'::integer, 1278, 'S'::text, 'S'::text, 'S'::text, 'S'::text, 'S'::text);" calcext:value-type="string">
            <text:p>INSERT INTO public.rolopcion(id_rol_opcion, id_rol, id_opcion, consultar, agregar, modificar, eliminar, ejecutar) VALUES (702, '41'::integer, 1278, 'S'::text, 'S'::text, 'S'::text, 'S'::text, 'S'::text);</text:p>
          </table:table-cell>
        </table:table-row>
        <table:table-row table:style-name="ro2">
          <table:table-cell table:formula="of:=[.$A$598]&amp;&quot;.&quot;&amp;[.D603]" office:value-type="string" office:string-value="5.10.05" calcext:value-type="string">
            <text:p>5.10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eporte Edad y Tiempo Servicio/Tipo Personal</text:p>
          </table:table-cell>
          <table:table-cell table:number-columns-repeated="6"/>
          <table:table-cell table:formula="of:=[.E603]" office:value-type="string" office:string-value="Reporte Edad y Tiempo Servicio/Tipo Personal" calcext:value-type="string">
            <text:p>Reporte Edad y Tiempo Servicio/Tipo Personal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float" office:value="703" calcext:value-type="float">
            <text:p>703</text:p>
          </table:table-cell>
          <table:table-cell table:style-name="ce3" table:formula="of:=&quot;(&quot; &amp; [.N603] &amp; &quot;,&quot; &amp; [.$R$1] &amp; &quot;, '&quot; &amp; [.L603]  &amp; &quot;', '&quot; &amp; [.I603] &amp;  &quot;', 'D', '&quot; &amp; [.J603] &amp; &quot;', '&quot; &amp; UPPER([.A603]) &amp; &quot;', 'A');&quot;" office:value-type="string" office:string-value="(1279,upper(substr(md5(trunc(random() * 9999999 + 1000000)::text), 1,6)), 'Reporte Edad y Tiempo Servicio/Tipo Personal', '', 'D', '', '5.10.05', 'A');" calcext:value-type="string">
            <text:p>(1279,upper(substr(md5(trunc(random() * 9999999 + 1000000)::text), 1,6)), 'Reporte Edad y Tiempo Servicio/Tipo Personal', '', 'D', '', '5.10.05', 'A'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ublic.opcion(id_opcion, codigo_opcion, descripcion, ruta, tipo, uri, jerarquia, estatus) VALUES (1279,upper(substr(md5(trunc(random() * 9999999 + 1000000)::text), 1,6)), 'Reporte Edad y Tiempo Servicio/Tipo Personal', '', 'D', '', '5.10.05', 'A');" calcext:value-type="string">
            <text:p>INSERT INTO public.opcion(id_opcion, codigo_opcion, descripcion, ruta, tipo, uri, jerarquia, estatus) VALUES (1279,upper(substr(md5(trunc(random() * 9999999 + 1000000)::text), 1,6)), 'Reporte Edad y Tiempo Servicio/Tipo Personal', '', 'D', '', '5.10.05', 'A');</text:p>
          </table:table-cell>
          <table:table-cell table:number-columns-repeated="2"/>
          <table:table-cell table:formula="of:==IF([.L603] &lt;&gt; &quot;&quot;;&quot;INSERT INTO public.rolopcion(id_rol_opcion, id_rol, id_opcion, consultar, agregar, modificar, eliminar, ejecutar) VALUES (&quot; &amp; [.O603] &amp; &quot;, '41'::integer, &quot; &amp; [.N603] &amp; &quot;, 'S'::text, 'S'::text, 'S'::text, 'S'::text, 'S'::text);&quot;; &quot;&quot;)" office:value-type="string" office:string-value="INSERT INTO public.rolopcion(id_rol_opcion, id_rol, id_opcion, consultar, agregar, modificar, eliminar, ejecutar) VALUES (703, '41'::integer, 1279, 'S'::text, 'S'::text, 'S'::text, 'S'::text, 'S'::text);" calcext:value-type="string">
            <text:p>INSERT INTO public.rolopcion(id_rol_opcion, id_rol, id_opcion, consultar, agregar, modificar, eliminar, ejecutar) VALUES (703, '41'::integer, 1279, 'S'::text, 'S'::text, 'S'::text, 'S'::text, 'S'::text);</text:p>
          </table:table-cell>
        </table:table-row>
        <table:table-row table:style-name="ro2">
          <table:table-cell table:formula="of:=[.$A$598]&amp;&quot;.&quot;&amp;[.D604]" office:value-type="string" office:string-value="5.10.06" calcext:value-type="string">
            <text:p>5.10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Reporte Edad y Tiempo Servicio/Región</text:p>
          </table:table-cell>
          <table:table-cell table:number-columns-repeated="6"/>
          <table:table-cell table:formula="of:=[.E604]" office:value-type="string" office:string-value="Reporte Edad y Tiempo Servicio/Región" calcext:value-type="string">
            <text:p>Reporte Edad y Tiempo Servicio/Región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704" calcext:value-type="float">
            <text:p>704</text:p>
          </table:table-cell>
          <table:table-cell table:style-name="ce3" table:formula="of:=&quot;(&quot; &amp; [.N604] &amp; &quot;,&quot; &amp; [.$R$1] &amp; &quot;, '&quot; &amp; [.L604]  &amp; &quot;', '&quot; &amp; [.I604] &amp;  &quot;', 'D', '&quot; &amp; [.J604] &amp; &quot;', '&quot; &amp; UPPER([.A604]) &amp; &quot;', 'A');&quot;" office:value-type="string" office:string-value="(1280,upper(substr(md5(trunc(random() * 9999999 + 1000000)::text), 1,6)), 'Reporte Edad y Tiempo Servicio/Región', '', 'D', '', '5.10.06', 'A');" calcext:value-type="string">
            <text:p>(1280,upper(substr(md5(trunc(random() * 9999999 + 1000000)::text), 1,6)), 'Reporte Edad y Tiempo Servicio/Región', '', 'D', '', '5.10.06', 'A'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ublic.opcion(id_opcion, codigo_opcion, descripcion, ruta, tipo, uri, jerarquia, estatus) VALUES (1280,upper(substr(md5(trunc(random() * 9999999 + 1000000)::text), 1,6)), 'Reporte Edad y Tiempo Servicio/Región', '', 'D', '', '5.10.06', 'A');" calcext:value-type="string">
            <text:p>INSERT INTO public.opcion(id_opcion, codigo_opcion, descripcion, ruta, tipo, uri, jerarquia, estatus) VALUES (1280,upper(substr(md5(trunc(random() * 9999999 + 1000000)::text), 1,6)), 'Reporte Edad y Tiempo Servicio/Región', '', 'D', '', '5.10.06', 'A');</text:p>
          </table:table-cell>
          <table:table-cell table:number-columns-repeated="2"/>
          <table:table-cell table:formula="of:==IF([.L604] &lt;&gt; &quot;&quot;;&quot;INSERT INTO public.rolopcion(id_rol_opcion, id_rol, id_opcion, consultar, agregar, modificar, eliminar, ejecutar) VALUES (&quot; &amp; [.O604] &amp; &quot;, '41'::integer, &quot; &amp; [.N604] &amp; &quot;, 'S'::text, 'S'::text, 'S'::text, 'S'::text, 'S'::text);&quot;; &quot;&quot;)" office:value-type="string" office:string-value="INSERT INTO public.rolopcion(id_rol_opcion, id_rol, id_opcion, consultar, agregar, modificar, eliminar, ejecutar) VALUES (704, '41'::integer, 1280, 'S'::text, 'S'::text, 'S'::text, 'S'::text, 'S'::text);" calcext:value-type="string">
            <text:p>INSERT INTO public.rolopcion(id_rol_opcion, id_rol, id_opcion, consultar, agregar, modificar, eliminar, ejecutar) VALUES (704, '41'::integer, 1280, 'S'::text, 'S'::text, 'S'::text, 'S'::text, 'S'::text);</text:p>
          </table:table-cell>
        </table:table-row>
        <table:table-row table:style-name="ro2">
          <table:table-cell table:formula="of:=[.$A$598]&amp;&quot;.&quot;&amp;[.D605]" office:value-type="string" office:string-value="5.10.07" calcext:value-type="string">
            <text:p>5.10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Reporte Edad y Tiempo Servicio/UEL</text:p>
          </table:table-cell>
          <table:table-cell table:number-columns-repeated="6"/>
          <table:table-cell table:formula="of:=[.E605]" office:value-type="string" office:string-value="Reporte Edad y Tiempo Servicio/UEL" calcext:value-type="string">
            <text:p>Reporte Edad y Tiempo Servicio/UEL</text:p>
          </table:table-cell>
          <table:table-cell/>
          <table:table-cell office:value-type="float" office:value="1281" calcext:value-type="float">
            <text:p>1281</text:p>
          </table:table-cell>
          <table:table-cell office:value-type="float" office:value="705" calcext:value-type="float">
            <text:p>705</text:p>
          </table:table-cell>
          <table:table-cell table:style-name="ce3" table:formula="of:=&quot;(&quot; &amp; [.N605] &amp; &quot;,&quot; &amp; [.$R$1] &amp; &quot;, '&quot; &amp; [.L605]  &amp; &quot;', '&quot; &amp; [.I605] &amp;  &quot;', 'D', '&quot; &amp; [.J605] &amp; &quot;', '&quot; &amp; UPPER([.A605]) &amp; &quot;', 'A');&quot;" office:value-type="string" office:string-value="(1281,upper(substr(md5(trunc(random() * 9999999 + 1000000)::text), 1,6)), 'Reporte Edad y Tiempo Servicio/UEL', '', 'D', '', '5.10.07', 'A');" calcext:value-type="string">
            <text:p>(1281,upper(substr(md5(trunc(random() * 9999999 + 1000000)::text), 1,6)), 'Reporte Edad y Tiempo Servicio/UEL', '', 'D', '', '5.10.07', 'A'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ublic.opcion(id_opcion, codigo_opcion, descripcion, ruta, tipo, uri, jerarquia, estatus) VALUES (1281,upper(substr(md5(trunc(random() * 9999999 + 1000000)::text), 1,6)), 'Reporte Edad y Tiempo Servicio/UEL', '', 'D', '', '5.10.07', 'A');" calcext:value-type="string">
            <text:p>INSERT INTO public.opcion(id_opcion, codigo_opcion, descripcion, ruta, tipo, uri, jerarquia, estatus) VALUES (1281,upper(substr(md5(trunc(random() * 9999999 + 1000000)::text), 1,6)), 'Reporte Edad y Tiempo Servicio/UEL', '', 'D', '', '5.10.07', 'A');</text:p>
          </table:table-cell>
          <table:table-cell table:number-columns-repeated="2"/>
          <table:table-cell table:formula="of:==IF([.L605] &lt;&gt; &quot;&quot;;&quot;INSERT INTO public.rolopcion(id_rol_opcion, id_rol, id_opcion, consultar, agregar, modificar, eliminar, ejecutar) VALUES (&quot; &amp; [.O605] &amp; &quot;, '41'::integer, &quot; &amp; [.N605] &amp; &quot;, 'S'::text, 'S'::text, 'S'::text, 'S'::text, 'S'::text);&quot;; &quot;&quot;)" office:value-type="string" office:string-value="INSERT INTO public.rolopcion(id_rol_opcion, id_rol, id_opcion, consultar, agregar, modificar, eliminar, ejecutar) VALUES (705, '41'::integer, 1281, 'S'::text, 'S'::text, 'S'::text, 'S'::text, 'S'::text);" calcext:value-type="string">
            <text:p>INSERT INTO public.rolopcion(id_rol_opcion, id_rol, id_opcion, consultar, agregar, modificar, eliminar, ejecutar) VALUES (705, '41'::integer, 1281, 'S'::text, 'S'::text, 'S'::text, 'S'::text, 'S'::text);</text:p>
          </table:table-cell>
        </table:table-row>
        <table:table-row table:style-name="ro2">
          <table:table-cell table:formula="of:=[.$A$598]&amp;&quot;.&quot;&amp;[.D606]" office:value-type="string" office:string-value="5.10.08" calcext:value-type="string">
            <text:p>5.10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Reporte Edad y Tiempo Servicio/Dependencia</text:p>
          </table:table-cell>
          <table:table-cell table:number-columns-repeated="6"/>
          <table:table-cell table:formula="of:=[.E606]" office:value-type="string" office:string-value="Reporte Edad y Tiempo Servicio/Dependencia" calcext:value-type="string">
            <text:p>Reporte Edad y Tiempo Servicio/Dependencia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706" calcext:value-type="float">
            <text:p>706</text:p>
          </table:table-cell>
          <table:table-cell table:style-name="ce3" table:formula="of:=&quot;(&quot; &amp; [.N606] &amp; &quot;,&quot; &amp; [.$R$1] &amp; &quot;, '&quot; &amp; [.L606]  &amp; &quot;', '&quot; &amp; [.I606] &amp;  &quot;', 'D', '&quot; &amp; [.J606] &amp; &quot;', '&quot; &amp; UPPER([.A606]) &amp; &quot;', 'A');&quot;" office:value-type="string" office:string-value="(1282,upper(substr(md5(trunc(random() * 9999999 + 1000000)::text), 1,6)), 'Reporte Edad y Tiempo Servicio/Dependencia', '', 'D', '', '5.10.08', 'A');" calcext:value-type="string">
            <text:p>(1282,upper(substr(md5(trunc(random() * 9999999 + 1000000)::text), 1,6)), 'Reporte Edad y Tiempo Servicio/Dependencia', '', 'D', '', '5.10.08', 'A'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ublic.opcion(id_opcion, codigo_opcion, descripcion, ruta, tipo, uri, jerarquia, estatus) VALUES (1282,upper(substr(md5(trunc(random() * 9999999 + 1000000)::text), 1,6)), 'Reporte Edad y Tiempo Servicio/Dependencia', '', 'D', '', '5.10.08', 'A');" calcext:value-type="string">
            <text:p>INSERT INTO public.opcion(id_opcion, codigo_opcion, descripcion, ruta, tipo, uri, jerarquia, estatus) VALUES (1282,upper(substr(md5(trunc(random() * 9999999 + 1000000)::text), 1,6)), 'Reporte Edad y Tiempo Servicio/Dependencia', '', 'D', '', '5.10.08', 'A');</text:p>
          </table:table-cell>
          <table:table-cell table:number-columns-repeated="2"/>
          <table:table-cell table:formula="of:==IF([.L606] &lt;&gt; &quot;&quot;;&quot;INSERT INTO public.rolopcion(id_rol_opcion, id_rol, id_opcion, consultar, agregar, modificar, eliminar, ejecutar) VALUES (&quot; &amp; [.O606] &amp; &quot;, '41'::integer, &quot; &amp; [.N606] &amp; &quot;, 'S'::text, 'S'::text, 'S'::text, 'S'::text, 'S'::text);&quot;; &quot;&quot;)" office:value-type="string" office:string-value="INSERT INTO public.rolopcion(id_rol_opcion, id_rol, id_opcion, consultar, agregar, modificar, eliminar, ejecutar) VALUES (706, '41'::integer, 1282, 'S'::text, 'S'::text, 'S'::text, 'S'::text, 'S'::text);" calcext:value-type="string">
            <text:p>INSERT INTO public.rolopcion(id_rol_opcion, id_rol, id_opcion, consultar, agregar, modificar, eliminar, ejecutar) VALUES (706, '41'::integer, 1282, 'S'::text, 'S'::text, 'S'::text, 'S'::text, 'S'::text)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dicadores</text:p>
          </table:table-cell>
          <table:table-cell table:number-columns-repeated="8"/>
          <table:table-cell table:formula="of:=[.C607]" office:value-type="string" office:string-value="Indicadores" calcext:value-type="string">
            <text:p>Indicadores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float" office:value="707" calcext:value-type="float">
            <text:p>707</text:p>
          </table:table-cell>
          <table:table-cell table:style-name="ce3" table:formula="of:=&quot;(&quot; &amp; [.N607] &amp; &quot;,&quot; &amp; [.$R$1] &amp; &quot;, '&quot; &amp; [.L607]  &amp; &quot;', '&quot; &amp; [.I607] &amp;  &quot;', 'D', '&quot; &amp; [.J607] &amp; &quot;', '&quot; &amp; UPPER([.A607]) &amp; &quot;', 'A');&quot;" office:value-type="string" office:string-value="(1283,upper(substr(md5(trunc(random() * 9999999 + 1000000)::text), 1,6)), 'Indicadores', '', 'D', '', '6', 'A');" calcext:value-type="string">
            <text:p>(1283,upper(substr(md5(trunc(random() * 9999999 + 1000000)::text), 1,6)), 'Indicadores', '', 'D', '', '6', 'A'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ublic.opcion(id_opcion, codigo_opcion, descripcion, ruta, tipo, uri, jerarquia, estatus) VALUES (1283,upper(substr(md5(trunc(random() * 9999999 + 1000000)::text), 1,6)), 'Indicadores', '', 'D', '', '6', 'A');" calcext:value-type="string">
            <text:p>INSERT INTO public.opcion(id_opcion, codigo_opcion, descripcion, ruta, tipo, uri, jerarquia, estatus) VALUES (1283,upper(substr(md5(trunc(random() * 9999999 + 1000000)::text), 1,6)), 'Indicadores', '', 'D', '', '6', 'A');</text:p>
          </table:table-cell>
          <table:table-cell table:number-columns-repeated="2"/>
          <table:table-cell table:formula="of:==IF([.L607] &lt;&gt; &quot;&quot;;&quot;INSERT INTO public.rolopcion(id_rol_opcion, id_rol, id_opcion, consultar, agregar, modificar, eliminar, ejecutar) VALUES (&quot; &amp; [.O607] &amp; &quot;, '41'::integer, &quot; &amp; [.N607] &amp; &quot;, 'S'::text, 'S'::text, 'S'::text, 'S'::text, 'S'::text);&quot;; &quot;&quot;)" office:value-type="string" office:string-value="INSERT INTO public.rolopcion(id_rol_opcion, id_rol, id_opcion, consultar, agregar, modificar, eliminar, ejecutar) VALUES (707, '41'::integer, 1283, 'S'::text, 'S'::text, 'S'::text, 'S'::text, 'S'::text);" calcext:value-type="string">
            <text:p>INSERT INTO public.rolopcion(id_rol_opcion, id_rol, id_opcion, consultar, agregar, modificar, eliminar, ejecutar) VALUES (707, '41'::integer, 1283, 'S'::text, 'S'::text, 'S'::text, 'S'::text, 'S'::text);</text:p>
          </table:table-cell>
        </table:table-row>
        <table:table-row table:style-name="ro2">
          <table:table-cell table:formula="of:=[.$A$607]&amp;&quot;.&quot;&amp;[.C608]" office:value-type="string" office:string-value="6.01" calcext:value-type="string">
            <text:p>6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7"/>
          <table:table-cell table:formula="of:=[.D608]" office:value-type="string" office:string-value="Trabajadores por Tipo Personal" calcext:value-type="string">
            <text:p>Trabajadores por Tipo Personal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float" office:value="708" calcext:value-type="float">
            <text:p>708</text:p>
          </table:table-cell>
          <table:table-cell table:style-name="ce3" table:formula="of:=&quot;(&quot; &amp; [.N608] &amp; &quot;,&quot; &amp; [.$R$1] &amp; &quot;, '&quot; &amp; [.L608]  &amp; &quot;', '&quot; &amp; [.I608] &amp;  &quot;', 'D', '&quot; &amp; [.J608] &amp; &quot;', '&quot; &amp; UPPER([.A608]) &amp; &quot;', 'A');&quot;" office:value-type="string" office:string-value="(1284,upper(substr(md5(trunc(random() * 9999999 + 1000000)::text), 1,6)), 'Trabajadores por Tipo Personal', '', 'D', '', '6.01', 'A');" calcext:value-type="string">
            <text:p>(1284,upper(substr(md5(trunc(random() * 9999999 + 1000000)::text), 1,6)), 'Trabajadores por Tipo Personal', '', 'D', '', '6.01', 'A'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ublic.opcion(id_opcion, codigo_opcion, descripcion, ruta, tipo, uri, jerarquia, estatus) VALUES (1284,upper(substr(md5(trunc(random() * 9999999 + 1000000)::text), 1,6)), 'Trabajadores por Tipo Personal', '', 'D', '', '6.01', 'A');" calcext:value-type="string">
            <text:p>INSERT INTO public.opcion(id_opcion, codigo_opcion, descripcion, ruta, tipo, uri, jerarquia, estatus) VALUES (1284,upper(substr(md5(trunc(random() * 9999999 + 1000000)::text), 1,6)), 'Trabajadores por Tipo Personal', '', 'D', '', '6.01', 'A');</text:p>
          </table:table-cell>
          <table:table-cell table:number-columns-repeated="2"/>
          <table:table-cell table:formula="of:==IF([.L608] &lt;&gt; &quot;&quot;;&quot;INSERT INTO public.rolopcion(id_rol_opcion, id_rol, id_opcion, consultar, agregar, modificar, eliminar, ejecutar) VALUES (&quot; &amp; [.O608] &amp; &quot;, '41'::integer, &quot; &amp; [.N608] &amp; &quot;, 'S'::text, 'S'::text, 'S'::text, 'S'::text, 'S'::text);&quot;; &quot;&quot;)" office:value-type="string" office:string-value="INSERT INTO public.rolopcion(id_rol_opcion, id_rol, id_opcion, consultar, agregar, modificar, eliminar, ejecutar) VALUES (708, '41'::integer, 1284, 'S'::text, 'S'::text, 'S'::text, 'S'::text, 'S'::text);" calcext:value-type="string">
            <text:p>INSERT INTO public.rolopcion(id_rol_opcion, id_rol, id_opcion, consultar, agregar, modificar, eliminar, ejecutar) VALUES (708, '41'::integer, 1284, 'S'::text, 'S'::text, 'S'::text, 'S'::text, 'S'::text);</text:p>
          </table:table-cell>
        </table:table-row>
        <table:table-row table:style-name="ro2">
          <table:table-cell table:formula="of:=[.$A$607]&amp;&quot;.&quot;&amp;[.C609]" office:value-type="string" office:string-value="6.02" calcext:value-type="string">
            <text:p>6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Costo de Nómina</text:p>
          </table:table-cell>
          <table:table-cell table:number-columns-repeated="7"/>
          <table:table-cell table:formula="of:=[.D609]" office:value-type="string" office:string-value="Costo de Nómina" calcext:value-type="string">
            <text:p>Costo de Nómina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709" calcext:value-type="float">
            <text:p>709</text:p>
          </table:table-cell>
          <table:table-cell table:style-name="ce3" table:formula="of:=&quot;(&quot; &amp; [.N609] &amp; &quot;,&quot; &amp; [.$R$1] &amp; &quot;, '&quot; &amp; [.L609]  &amp; &quot;', '&quot; &amp; [.I609] &amp;  &quot;', 'D', '&quot; &amp; [.J609] &amp; &quot;', '&quot; &amp; UPPER([.A609]) &amp; &quot;', 'A');&quot;" office:value-type="string" office:string-value="(1285,upper(substr(md5(trunc(random() * 9999999 + 1000000)::text), 1,6)), 'Costo de Nómina', '', 'D', '', '6.02', 'A');" calcext:value-type="string">
            <text:p>(1285,upper(substr(md5(trunc(random() * 9999999 + 1000000)::text), 1,6)), 'Costo de Nómina', '', 'D', '', '6.02', 'A'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ublic.opcion(id_opcion, codigo_opcion, descripcion, ruta, tipo, uri, jerarquia, estatus) VALUES (1285,upper(substr(md5(trunc(random() * 9999999 + 1000000)::text), 1,6)), 'Costo de Nómina', '', 'D', '', '6.02', 'A');" calcext:value-type="string">
            <text:p>INSERT INTO public.opcion(id_opcion, codigo_opcion, descripcion, ruta, tipo, uri, jerarquia, estatus) VALUES (1285,upper(substr(md5(trunc(random() * 9999999 + 1000000)::text), 1,6)), 'Costo de Nómina', '', 'D', '', '6.02', 'A');</text:p>
          </table:table-cell>
          <table:table-cell table:number-columns-repeated="2"/>
          <table:table-cell table:formula="of:==IF([.L609] &lt;&gt; &quot;&quot;;&quot;INSERT INTO public.rolopcion(id_rol_opcion, id_rol, id_opcion, consultar, agregar, modificar, eliminar, ejecutar) VALUES (&quot; &amp; [.O609] &amp; &quot;, '41'::integer, &quot; &amp; [.N609] &amp; &quot;, 'S'::text, 'S'::text, 'S'::text, 'S'::text, 'S'::text);&quot;; &quot;&quot;)" office:value-type="string" office:string-value="INSERT INTO public.rolopcion(id_rol_opcion, id_rol, id_opcion, consultar, agregar, modificar, eliminar, ejecutar) VALUES (709, '41'::integer, 1285, 'S'::text, 'S'::text, 'S'::text, 'S'::text, 'S'::text);" calcext:value-type="string">
            <text:p>INSERT INTO public.rolopcion(id_rol_opcion, id_rol, id_opcion, consultar, agregar, modificar, eliminar, ejecutar) VALUES (709, '41'::integer, 1285, 'S'::text, 'S'::text, 'S'::text, 'S'::text, 'S'::text);</text:p>
          </table:table-cell>
        </table:table-row>
        <table:table-row table:style-name="ro2">
          <table:table-cell table:formula="of:=[.$A$607]&amp;&quot;.&quot;&amp;[.C610]" office:value-type="string" office:string-value="6.03" calcext:value-type="string">
            <text:p>6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Gráficos</text:p>
          </table:table-cell>
          <table:table-cell table:number-columns-repeated="7"/>
          <table:table-cell table:formula="of:=[.D610]" office:value-type="string" office:string-value="Gráficos" calcext:value-type="string">
            <text:p>Gráficos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710" calcext:value-type="float">
            <text:p>710</text:p>
          </table:table-cell>
          <table:table-cell table:style-name="ce3" table:formula="of:=&quot;(&quot; &amp; [.N610] &amp; &quot;,&quot; &amp; [.$R$1] &amp; &quot;, '&quot; &amp; [.L610]  &amp; &quot;', '&quot; &amp; [.I610] &amp;  &quot;', 'D', '&quot; &amp; [.J610] &amp; &quot;', '&quot; &amp; UPPER([.A610]) &amp; &quot;', 'A');&quot;" office:value-type="string" office:string-value="(1286,upper(substr(md5(trunc(random() * 9999999 + 1000000)::text), 1,6)), 'Gráficos', '', 'D', '', '6.03', 'A');" calcext:value-type="string">
            <text:p>(1286,upper(substr(md5(trunc(random() * 9999999 + 1000000)::text), 1,6)), 'Gráficos', '', 'D', '', '6.03', 'A'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ublic.opcion(id_opcion, codigo_opcion, descripcion, ruta, tipo, uri, jerarquia, estatus) VALUES (1286,upper(substr(md5(trunc(random() * 9999999 + 1000000)::text), 1,6)), 'Gráficos', '', 'D', '', '6.03', 'A');" calcext:value-type="string">
            <text:p>INSERT INTO public.opcion(id_opcion, codigo_opcion, descripcion, ruta, tipo, uri, jerarquia, estatus) VALUES (1286,upper(substr(md5(trunc(random() * 9999999 + 1000000)::text), 1,6)), 'Gráficos', '', 'D', '', '6.03', 'A');</text:p>
          </table:table-cell>
          <table:table-cell table:number-columns-repeated="2"/>
          <table:table-cell table:formula="of:==IF([.L610] &lt;&gt; &quot;&quot;;&quot;INSERT INTO public.rolopcion(id_rol_opcion, id_rol, id_opcion, consultar, agregar, modificar, eliminar, ejecutar) VALUES (&quot; &amp; [.O610] &amp; &quot;, '41'::integer, &quot; &amp; [.N610] &amp; &quot;, 'S'::text, 'S'::text, 'S'::text, 'S'::text, 'S'::text);&quot;; &quot;&quot;)" office:value-type="string" office:string-value="INSERT INTO public.rolopcion(id_rol_opcion, id_rol, id_opcion, consultar, agregar, modificar, eliminar, ejecutar) VALUES (710, '41'::integer, 1286, 'S'::text, 'S'::text, 'S'::text, 'S'::text, 'S'::text);" calcext:value-type="string">
            <text:p>INSERT INTO public.rolopcion(id_rol_opcion, id_rol, id_opcion, consultar, agregar, modificar, eliminar, ejecutar) VALUES (710, '41'::integer, 1286, 'S'::text, 'S'::text, 'S'::text, 'S'::text, 'S'::text);</text:p>
          </table:table-cell>
        </table:table-row>
        <table:table-row table:style-name="ro2">
          <table:table-cell table:formula="of:=[.$A$607]&amp;&quot;.&quot;&amp;[.C611]" office:value-type="string" office:string-value="6.04" calcext:value-type="string">
            <text:p>6.04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Reportes</text:p>
          </table:table-cell>
          <table:table-cell table:number-columns-repeated="7"/>
          <table:table-cell table:formula="of:=[.D611]" office:value-type="string" office:string-value="Reportes" calcext:value-type="string">
            <text:p>Reportes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711" calcext:value-type="float">
            <text:p>711</text:p>
          </table:table-cell>
          <table:table-cell table:style-name="ce3" table:formula="of:=&quot;(&quot; &amp; [.N611] &amp; &quot;,&quot; &amp; [.$R$1] &amp; &quot;, '&quot; &amp; [.L611]  &amp; &quot;', '&quot; &amp; [.I611] &amp;  &quot;', 'D', '&quot; &amp; [.J611] &amp; &quot;', '&quot; &amp; UPPER([.A611]) &amp; &quot;', 'A');&quot;" office:value-type="string" office:string-value="(1287,upper(substr(md5(trunc(random() * 9999999 + 1000000)::text), 1,6)), 'Reportes', '', 'D', '', '6.04', 'A');" calcext:value-type="string">
            <text:p>(1287,upper(substr(md5(trunc(random() * 9999999 + 1000000)::text), 1,6)), 'Reportes', '', 'D', '', '6.04', 'A'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ublic.opcion(id_opcion, codigo_opcion, descripcion, ruta, tipo, uri, jerarquia, estatus) VALUES (1287,upper(substr(md5(trunc(random() * 9999999 + 1000000)::text), 1,6)), 'Reportes', '', 'D', '', '6.04', 'A');" calcext:value-type="string">
            <text:p>INSERT INTO public.opcion(id_opcion, codigo_opcion, descripcion, ruta, tipo, uri, jerarquia, estatus) VALUES (1287,upper(substr(md5(trunc(random() * 9999999 + 1000000)::text), 1,6)), 'Reportes', '', 'D', '', '6.04', 'A');</text:p>
          </table:table-cell>
          <table:table-cell table:number-columns-repeated="2"/>
          <table:table-cell table:formula="of:==IF([.L611] &lt;&gt; &quot;&quot;;&quot;INSERT INTO public.rolopcion(id_rol_opcion, id_rol, id_opcion, consultar, agregar, modificar, eliminar, ejecutar) VALUES (&quot; &amp; [.O611] &amp; &quot;, '41'::integer, &quot; &amp; [.N611] &amp; &quot;, 'S'::text, 'S'::text, 'S'::text, 'S'::text, 'S'::text);&quot;; &quot;&quot;)" office:value-type="string" office:string-value="INSERT INTO public.rolopcion(id_rol_opcion, id_rol, id_opcion, consultar, agregar, modificar, eliminar, ejecutar) VALUES (711, '41'::integer, 1287, 'S'::text, 'S'::text, 'S'::text, 'S'::text, 'S'::text);" calcext:value-type="string">
            <text:p>INSERT INTO public.rolopcion(id_rol_opcion, id_rol, id_opcion, consultar, agregar, modificar, eliminar, ejecutar) VALUES (711, '41'::integer, 1287, 'S'::text, 'S'::text, 'S'::text, 'S'::text, 'S'::text);</text:p>
          </table:table-cell>
        </table:table-row>
        <table:table-row table:style-name="ro2">
          <table:table-cell table:formula="of:=[.$A$611]&amp;&quot;.&quot;&amp;[.D612]" office:value-type="string" office:string-value="6.04.01" calcext:value-type="string">
            <text:p>6.04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Trabajadores por Tipo Personal</text:p>
          </table:table-cell>
          <table:table-cell table:number-columns-repeated="6"/>
          <table:table-cell table:formula="of:=[.E612]" office:value-type="string" office:string-value="Trabajadores por Tipo Personal" calcext:value-type="string">
            <text:p>Trabajadores por Tipo Personal</text:p>
          </table:table-cell>
          <table:table-cell/>
          <table:table-cell office:value-type="float" office:value="1288" calcext:value-type="float">
            <text:p>1288</text:p>
          </table:table-cell>
          <table:table-cell office:value-type="float" office:value="712" calcext:value-type="float">
            <text:p>712</text:p>
          </table:table-cell>
          <table:table-cell table:style-name="ce3" table:formula="of:=&quot;(&quot; &amp; [.N612] &amp; &quot;,&quot; &amp; [.$R$1] &amp; &quot;, '&quot; &amp; [.L612]  &amp; &quot;', '&quot; &amp; [.I612] &amp;  &quot;', 'D', '&quot; &amp; [.J612] &amp; &quot;', '&quot; &amp; UPPER([.A612]) &amp; &quot;', 'A');&quot;" office:value-type="string" office:string-value="(1288,upper(substr(md5(trunc(random() * 9999999 + 1000000)::text), 1,6)), 'Trabajadores por Tipo Personal', '', 'D', '', '6.04.01', 'A');" calcext:value-type="string">
            <text:p>(1288,upper(substr(md5(trunc(random() * 9999999 + 1000000)::text), 1,6)), 'Trabajadores por Tipo Personal', '', 'D', '', '6.04.01', 'A'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ublic.opcion(id_opcion, codigo_opcion, descripcion, ruta, tipo, uri, jerarquia, estatus) VALUES (1288,upper(substr(md5(trunc(random() * 9999999 + 1000000)::text), 1,6)), 'Trabajadores por Tipo Personal', '', 'D', '', '6.04.01', 'A');" calcext:value-type="string">
            <text:p>INSERT INTO public.opcion(id_opcion, codigo_opcion, descripcion, ruta, tipo, uri, jerarquia, estatus) VALUES (1288,upper(substr(md5(trunc(random() * 9999999 + 1000000)::text), 1,6)), 'Trabajadores por Tipo Personal', '', 'D', '', '6.04.01', 'A');</text:p>
          </table:table-cell>
          <table:table-cell table:number-columns-repeated="2"/>
          <table:table-cell table:formula="of:==IF([.L612] &lt;&gt; &quot;&quot;;&quot;INSERT INTO public.rolopcion(id_rol_opcion, id_rol, id_opcion, consultar, agregar, modificar, eliminar, ejecutar) VALUES (&quot; &amp; [.O612] &amp; &quot;, '41'::integer, &quot; &amp; [.N612] &amp; &quot;, 'S'::text, 'S'::text, 'S'::text, 'S'::text, 'S'::text);&quot;; &quot;&quot;)" office:value-type="string" office:string-value="INSERT INTO public.rolopcion(id_rol_opcion, id_rol, id_opcion, consultar, agregar, modificar, eliminar, ejecutar) VALUES (712, '41'::integer, 1288, 'S'::text, 'S'::text, 'S'::text, 'S'::text, 'S'::text);" calcext:value-type="string">
            <text:p>INSERT INTO public.rolopcion(id_rol_opcion, id_rol, id_opcion, consultar, agregar, modificar, eliminar, ejecutar) VALUES (712, '41'::integer, 1288, 'S'::text, 'S'::text, 'S'::text, 'S'::text, 'S'::text);</text:p>
          </table:table-cell>
        </table:table-row>
        <table:table-row table:style-name="ro2">
          <table:table-cell table:formula="of:=[.$A$611]&amp;&quot;.&quot;&amp;[.D613]" office:value-type="string" office:string-value="6.04.02" calcext:value-type="string">
            <text:p>6.04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Costos Nómina por Tipo Personal</text:p>
          </table:table-cell>
          <table:table-cell table:number-columns-repeated="6"/>
          <table:table-cell table:formula="of:=[.E613]" office:value-type="string" office:string-value="Costos Nómina por Tipo Personal" calcext:value-type="string">
            <text:p>Costos Nómina por Tipo Personal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float" office:value="713" calcext:value-type="float">
            <text:p>713</text:p>
          </table:table-cell>
          <table:table-cell table:style-name="ce3" table:formula="of:=&quot;(&quot; &amp; [.N613] &amp; &quot;,&quot; &amp; [.$R$1] &amp; &quot;, '&quot; &amp; [.L613]  &amp; &quot;', '&quot; &amp; [.I613] &amp;  &quot;', 'D', '&quot; &amp; [.J613] &amp; &quot;', '&quot; &amp; UPPER([.A613]) &amp; &quot;', 'A');&quot;" office:value-type="string" office:string-value="(1289,upper(substr(md5(trunc(random() * 9999999 + 1000000)::text), 1,6)), 'Costos Nómina por Tipo Personal', '', 'D', '', '6.04.02', 'A');" calcext:value-type="string">
            <text:p>(1289,upper(substr(md5(trunc(random() * 9999999 + 1000000)::text), 1,6)), 'Costos Nómina por Tipo Personal', '', 'D', '', '6.04.02', 'A'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ublic.opcion(id_opcion, codigo_opcion, descripcion, ruta, tipo, uri, jerarquia, estatus) VALUES (1289,upper(substr(md5(trunc(random() * 9999999 + 1000000)::text), 1,6)), 'Costos Nómina por Tipo Personal', '', 'D', '', '6.04.02', 'A');" calcext:value-type="string">
            <text:p>INSERT INTO public.opcion(id_opcion, codigo_opcion, descripcion, ruta, tipo, uri, jerarquia, estatus) VALUES (1289,upper(substr(md5(trunc(random() * 9999999 + 1000000)::text), 1,6)), 'Costos Nómina por Tipo Personal', '', 'D', '', '6.04.02', 'A');</text:p>
          </table:table-cell>
          <table:table-cell table:number-columns-repeated="2"/>
          <table:table-cell table:formula="of:==IF([.L613] &lt;&gt; &quot;&quot;;&quot;INSERT INTO public.rolopcion(id_rol_opcion, id_rol, id_opcion, consultar, agregar, modificar, eliminar, ejecutar) VALUES (&quot; &amp; [.O613] &amp; &quot;, '41'::integer, &quot; &amp; [.N613] &amp; &quot;, 'S'::text, 'S'::text, 'S'::text, 'S'::text, 'S'::text);&quot;; &quot;&quot;)" office:value-type="string" office:string-value="INSERT INTO public.rolopcion(id_rol_opcion, id_rol, id_opcion, consultar, agregar, modificar, eliminar, ejecutar) VALUES (713, '41'::integer, 1289, 'S'::text, 'S'::text, 'S'::text, 'S'::text, 'S'::text);" calcext:value-type="string">
            <text:p>INSERT INTO public.rolopcion(id_rol_opcion, id_rol, id_opcion, consultar, agregar, modificar, eliminar, ejecutar) VALUES (713, '41'::integer, 1289, 'S'::text, 'S'::text, 'S'::text, 'S'::text, 'S'::text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stema</text:p>
          </table:table-cell>
          <table:table-cell table:number-columns-repeated="8"/>
          <table:table-cell table:formula="of:=[.C614]" office:value-type="string" office:string-value="Sistema" calcext:value-type="string">
            <text:p>Sistema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float" office:value="714" calcext:value-type="float">
            <text:p>714</text:p>
          </table:table-cell>
          <table:table-cell table:style-name="ce3" table:formula="of:=&quot;(&quot; &amp; [.N614] &amp; &quot;,&quot; &amp; [.$R$1] &amp; &quot;, '&quot; &amp; [.L614]  &amp; &quot;', '&quot; &amp; [.I614] &amp;  &quot;', 'D', '&quot; &amp; [.J614] &amp; &quot;', '&quot; &amp; UPPER([.A614]) &amp; &quot;', 'A');&quot;" office:value-type="string" office:string-value="(1290,upper(substr(md5(trunc(random() * 9999999 + 1000000)::text), 1,6)), 'Sistema', '', 'D', '', '7', 'A');" calcext:value-type="string">
            <text:p>(1290,upper(substr(md5(trunc(random() * 9999999 + 1000000)::text), 1,6)), 'Sistema', '', 'D', '', '7', 'A'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ublic.opcion(id_opcion, codigo_opcion, descripcion, ruta, tipo, uri, jerarquia, estatus) VALUES (1290,upper(substr(md5(trunc(random() * 9999999 + 1000000)::text), 1,6)), 'Sistema', '', 'D', '', '7', 'A');" calcext:value-type="string">
            <text:p>INSERT INTO public.opcion(id_opcion, codigo_opcion, descripcion, ruta, tipo, uri, jerarquia, estatus) VALUES (1290,upper(substr(md5(trunc(random() * 9999999 + 1000000)::text), 1,6)), 'Sistema', '', 'D', '', '7', 'A');</text:p>
          </table:table-cell>
          <table:table-cell table:number-columns-repeated="2"/>
          <table:table-cell table:formula="of:==IF([.L614] &lt;&gt; &quot;&quot;;&quot;INSERT INTO public.rolopcion(id_rol_opcion, id_rol, id_opcion, consultar, agregar, modificar, eliminar, ejecutar) VALUES (&quot; &amp; [.O614] &amp; &quot;, '41'::integer, &quot; &amp; [.N614] &amp; &quot;, 'S'::text, 'S'::text, 'S'::text, 'S'::text, 'S'::text);&quot;; &quot;&quot;)" office:value-type="string" office:string-value="INSERT INTO public.rolopcion(id_rol_opcion, id_rol, id_opcion, consultar, agregar, modificar, eliminar, ejecutar) VALUES (714, '41'::integer, 1290, 'S'::text, 'S'::text, 'S'::text, 'S'::text, 'S'::text);" calcext:value-type="string">
            <text:p>INSERT INTO public.rolopcion(id_rol_opcion, id_rol, id_opcion, consultar, agregar, modificar, eliminar, ejecutar) VALUES (714, '41'::integer, 1290, 'S'::text, 'S'::text, 'S'::text, 'S'::text, 'S'::text);</text:p>
          </table:table-cell>
        </table:table-row>
        <table:table-row table:style-name="ro2">
          <table:table-cell table:formula="of:=[.$A$614]&amp;&quot;.&quot;&amp;[.C615]" office:value-type="string" office:string-value="7.01" calcext:value-type="string">
            <text:p>7.0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7"/>
          <table:table-cell table:formula="of:=[.D615]" office:value-type="string" office:string-value="Usuarios" calcext:value-type="string">
            <text:p>Usuarios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float" office:value="715" calcext:value-type="float">
            <text:p>715</text:p>
          </table:table-cell>
          <table:table-cell table:style-name="ce3" table:formula="of:=&quot;(&quot; &amp; [.N615] &amp; &quot;,&quot; &amp; [.$R$1] &amp; &quot;, '&quot; &amp; [.L615]  &amp; &quot;', '&quot; &amp; [.I615] &amp;  &quot;', 'D', '&quot; &amp; [.J615] &amp; &quot;', '&quot; &amp; UPPER([.A615]) &amp; &quot;', 'A');&quot;" office:value-type="string" office:string-value="(1291,upper(substr(md5(trunc(random() * 9999999 + 1000000)::text), 1,6)), 'Usuarios', '', 'D', '', '7.01', 'A');" calcext:value-type="string">
            <text:p>(1291,upper(substr(md5(trunc(random() * 9999999 + 1000000)::text), 1,6)), 'Usuarios', '', 'D', '', '7.01', 'A'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ublic.opcion(id_opcion, codigo_opcion, descripcion, ruta, tipo, uri, jerarquia, estatus) VALUES (1291,upper(substr(md5(trunc(random() * 9999999 + 1000000)::text), 1,6)), 'Usuarios', '', 'D', '', '7.01', 'A');" calcext:value-type="string">
            <text:p>INSERT INTO public.opcion(id_opcion, codigo_opcion, descripcion, ruta, tipo, uri, jerarquia, estatus) VALUES (1291,upper(substr(md5(trunc(random() * 9999999 + 1000000)::text), 1,6)), 'Usuarios', '', 'D', '', '7.01', 'A');</text:p>
          </table:table-cell>
          <table:table-cell table:number-columns-repeated="2"/>
          <table:table-cell table:formula="of:==IF([.L615] &lt;&gt; &quot;&quot;;&quot;INSERT INTO public.rolopcion(id_rol_opcion, id_rol, id_opcion, consultar, agregar, modificar, eliminar, ejecutar) VALUES (&quot; &amp; [.O615] &amp; &quot;, '41'::integer, &quot; &amp; [.N615] &amp; &quot;, 'S'::text, 'S'::text, 'S'::text, 'S'::text, 'S'::text);&quot;; &quot;&quot;)" office:value-type="string" office:string-value="INSERT INTO public.rolopcion(id_rol_opcion, id_rol, id_opcion, consultar, agregar, modificar, eliminar, ejecutar) VALUES (715, '41'::integer, 1291, 'S'::text, 'S'::text, 'S'::text, 'S'::text, 'S'::text);" calcext:value-type="string">
            <text:p>INSERT INTO public.rolopcion(id_rol_opcion, id_rol, id_opcion, consultar, agregar, modificar, eliminar, ejecutar) VALUES (715, '41'::integer, 1291, 'S'::text, 'S'::text, 'S'::text, 'S'::text, 'S'::text);</text:p>
          </table:table-cell>
        </table:table-row>
        <table:table-row table:style-name="ro2">
          <table:table-cell table:formula="of:=[.$A$615]&amp;&quot;.&quot;&amp;[.D616]" office:value-type="string" office:string-value="7.01.01" calcext:value-type="string">
            <text:p>7.01.01</text:p>
          </table:table-cell>
          <table:table-cell table:number-columns-repeated="2"/>
          <table:table-cell office:value-type="string" calcext:value-type="string">
            <text:p>01</text:p>
          </table:table-cell>
          <table:table-cell office:value-type="string" calcext:value-type="string">
            <text:p>Usuarios</text:p>
          </table:table-cell>
          <table:table-cell table:number-columns-repeated="3"/>
          <table:table-cell office:value-type="string" calcext:value-type="string">
            <text:p>sigefirrhh/sistema/Usuario</text:p>
          </table:table-cell>
          <table:table-cell table:formula="of:=[.I616]" office:value-type="string" office:string-value="sigefirrhh/sistema/Usuario" calcext:value-type="string">
            <text:p>sigefirrhh/sistema/Usuario</text:p>
          </table:table-cell>
          <table:table-cell/>
          <table:table-cell table:formula="of:=[.E616]" office:value-type="string" office:string-value="Usuarios" calcext:value-type="string">
            <text:p>Usuarios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716" calcext:value-type="float">
            <text:p>716</text:p>
          </table:table-cell>
          <table:table-cell table:style-name="ce3" table:formula="of:=&quot;(&quot; &amp; [.N616] &amp; &quot;,&quot; &amp; [.$R$1] &amp; &quot;, '&quot; &amp; [.L616]  &amp; &quot;', '&quot; &amp; [.I616] &amp;  &quot;', 'D', '&quot; &amp; [.J616] &amp; &quot;', '&quot; &amp; UPPER([.A616]) &amp; &quot;', 'A');&quot;" office:value-type="string" office:string-value="(1292,upper(substr(md5(trunc(random() * 9999999 + 1000000)::text), 1,6)), 'Usuarios', 'sigefirrhh/sistema/Usuario', 'D', 'sigefirrhh/sistema/Usuario', '7.01.01', 'A');" calcext:value-type="string">
            <text:p>(1292,upper(substr(md5(trunc(random() * 9999999 + 1000000)::text), 1,6)), 'Usuarios', 'sigefirrhh/sistema/Usuario', 'D', 'sigefirrhh/sistema/Usuario', '7.01.01', 'A'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ublic.opcion(id_opcion, codigo_opcion, descripcion, ruta, tipo, uri, jerarquia, estatus) VALUES (1292,upper(substr(md5(trunc(random() * 9999999 + 1000000)::text), 1,6)), 'Usuarios', 'sigefirrhh/sistema/Usuario', 'D', 'sigefirrhh/sistema/Usuario', '7.01.01', 'A');" calcext:value-type="string">
            <text:p>INSERT INTO public.opcion(id_opcion, codigo_opcion, descripcion, ruta, tipo, uri, jerarquia, estatus) VALUES (1292,upper(substr(md5(trunc(random() * 9999999 + 1000000)::text), 1,6)), 'Usuarios', 'sigefirrhh/sistema/Usuario', 'D', 'sigefirrhh/sistema/Usuario', '7.01.01', 'A');</text:p>
          </table:table-cell>
          <table:table-cell table:number-columns-repeated="2"/>
          <table:table-cell table:formula="of:==IF([.L616] &lt;&gt; &quot;&quot;;&quot;INSERT INTO public.rolopcion(id_rol_opcion, id_rol, id_opcion, consultar, agregar, modificar, eliminar, ejecutar) VALUES (&quot; &amp; [.O616] &amp; &quot;, '41'::integer, &quot; &amp; [.N616] &amp; &quot;, 'S'::text, 'S'::text, 'S'::text, 'S'::text, 'S'::text);&quot;; &quot;&quot;)" office:value-type="string" office:string-value="INSERT INTO public.rolopcion(id_rol_opcion, id_rol, id_opcion, consultar, agregar, modificar, eliminar, ejecutar) VALUES (716, '41'::integer, 1292, 'S'::text, 'S'::text, 'S'::text, 'S'::text, 'S'::text);" calcext:value-type="string">
            <text:p>INSERT INTO public.rolopcion(id_rol_opcion, id_rol, id_opcion, consultar, agregar, modificar, eliminar, ejecutar) VALUES (716, '41'::integer, 1292, 'S'::text, 'S'::text, 'S'::text, 'S'::text, 'S'::text);</text:p>
          </table:table-cell>
        </table:table-row>
        <table:table-row table:style-name="ro2">
          <table:table-cell table:formula="of:=[.$A$615]&amp;&quot;.&quot;&amp;[.D617]" office:value-type="string" office:string-value="7.01.02" calcext:value-type="string">
            <text:p>7.01.02</text:p>
          </table:table-cell>
          <table:table-cell table:number-columns-repeated="2"/>
          <table:table-cell office:value-type="string" calcext:value-type="string">
            <text:p>02</text:p>
          </table:table-cell>
          <table:table-cell office:value-type="string" calcext:value-type="string">
            <text:p>Usuarios por Organismo</text:p>
          </table:table-cell>
          <table:table-cell table:number-columns-repeated="3"/>
          <table:table-cell office:value-type="string" calcext:value-type="string">
            <text:p>sigefirrhh/sistema/UsuarioOrganismo</text:p>
          </table:table-cell>
          <table:table-cell table:formula="of:=[.I617]" office:value-type="string" office:string-value="sigefirrhh/sistema/UsuarioOrganismo" calcext:value-type="string">
            <text:p>sigefirrhh/sistema/UsuarioOrganismo</text:p>
          </table:table-cell>
          <table:table-cell/>
          <table:table-cell table:formula="of:=[.E617]" office:value-type="string" office:string-value="Usuarios por Organismo" calcext:value-type="string">
            <text:p>Usuarios por Organismo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717" calcext:value-type="float">
            <text:p>717</text:p>
          </table:table-cell>
          <table:table-cell table:style-name="ce3" table:formula="of:=&quot;(&quot; &amp; [.N617] &amp; &quot;,&quot; &amp; [.$R$1] &amp; &quot;, '&quot; &amp; [.L617]  &amp; &quot;', '&quot; &amp; [.I617] &amp;  &quot;', 'D', '&quot; &amp; [.J617] &amp; &quot;', '&quot; &amp; UPPER([.A617]) &amp; &quot;', 'A');&quot;" office:value-type="string" office:string-value="(1293,upper(substr(md5(trunc(random() * 9999999 + 1000000)::text), 1,6)), 'Usuarios por Organismo', 'sigefirrhh/sistema/UsuarioOrganismo', 'D', 'sigefirrhh/sistema/UsuarioOrganismo', '7.01.02', 'A');" calcext:value-type="string">
            <text:p>(1293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ublic.opcion(id_opcion, codigo_opcion, descripcion, ruta, tipo, uri, jerarquia, estatus) VALUES (1293,upper(substr(md5(trunc(random() * 9999999 + 1000000)::text), 1,6)), 'Usuarios por Organismo', 'sigefirrhh/sistema/UsuarioOrganismo', 'D', 'sigefirrhh/sistema/UsuarioOrganismo', '7.01.02', 'A');" calcext:value-type="string">
            <text:p>INSERT INTO public.opcion(id_opcion, codigo_opcion, descripcion, ruta, tipo, uri, jerarquia, estatus) VALUES (1293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2"/>
          <table:table-cell table:formula="of:==IF([.L617] &lt;&gt; &quot;&quot;;&quot;INSERT INTO public.rolopcion(id_rol_opcion, id_rol, id_opcion, consultar, agregar, modificar, eliminar, ejecutar) VALUES (&quot; &amp; [.O617] &amp; &quot;, '41'::integer, &quot; &amp; [.N617] &amp; &quot;, 'S'::text, 'S'::text, 'S'::text, 'S'::text, 'S'::text);&quot;; &quot;&quot;)" office:value-type="string" office:string-value="INSERT INTO public.rolopcion(id_rol_opcion, id_rol, id_opcion, consultar, agregar, modificar, eliminar, ejecutar) VALUES (717, '41'::integer, 1293, 'S'::text, 'S'::text, 'S'::text, 'S'::text, 'S'::text);" calcext:value-type="string">
            <text:p>INSERT INTO public.rolopcion(id_rol_opcion, id_rol, id_opcion, consultar, agregar, modificar, eliminar, ejecutar) VALUES (717, '41'::integer, 1293, 'S'::text, 'S'::text, 'S'::text, 'S'::text, 'S'::text);</text:p>
          </table:table-cell>
        </table:table-row>
        <table:table-row table:style-name="ro2">
          <table:table-cell table:formula="of:=[.$A$615]&amp;&quot;.&quot;&amp;[.D618]" office:value-type="string" office:string-value="7.01.03" calcext:value-type="string">
            <text:p>7.01.03</text:p>
          </table:table-cell>
          <table:table-cell table:number-columns-repeated="2"/>
          <table:table-cell office:value-type="string" calcext:value-type="string">
            <text:p>03</text:p>
          </table:table-cell>
          <table:table-cell office:value-type="string" calcext:value-type="string">
            <text:p>Usuarios por Tipo de Personal</text:p>
          </table:table-cell>
          <table:table-cell table:number-columns-repeated="3"/>
          <table:table-cell office:value-type="string" calcext:value-type="string">
            <text:p>sigefirrhh/sistema/UsuarioTipoPersonal</text:p>
          </table:table-cell>
          <table:table-cell table:formula="of:=[.I618]" office:value-type="string" office:string-value="sigefirrhh/sistema/UsuarioTipoPersonal" calcext:value-type="string">
            <text:p>sigefirrhh/sistema/UsuarioTipoPersonal</text:p>
          </table:table-cell>
          <table:table-cell/>
          <table:table-cell table:formula="of:=[.E618]" office:value-type="string" office:string-value="Usuarios por Tipo de Personal" calcext:value-type="string">
            <text:p>Usuarios por Tipo de Personal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float" office:value="718" calcext:value-type="float">
            <text:p>718</text:p>
          </table:table-cell>
          <table:table-cell table:style-name="ce3" table:formula="of:=&quot;(&quot; &amp; [.N618] &amp; &quot;,&quot; &amp; [.$R$1] &amp; &quot;, '&quot; &amp; [.L618]  &amp; &quot;', '&quot; &amp; [.I618] &amp;  &quot;', 'D', '&quot; &amp; [.J618] &amp; &quot;', '&quot; &amp; UPPER([.A618]) &amp; &quot;', 'A');&quot;" office:value-type="string" office:string-value="(1294,upper(substr(md5(trunc(random() * 9999999 + 1000000)::text), 1,6)), 'Usuarios por Tipo de Personal', 'sigefirrhh/sistema/UsuarioTipoPersonal', 'D', 'sigefirrhh/sistema/UsuarioTipoPersonal', '7.01.03', 'A');" calcext:value-type="string">
            <text:p>(1294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ublic.opcion(id_opcion, codigo_opcion, descripcion, ruta, tipo, uri, jerarquia, estatus) VALUES (1294,upper(substr(md5(trunc(random() * 9999999 + 1000000)::text), 1,6)), 'Usuarios por Tipo de Personal', 'sigefirrhh/sistema/UsuarioTipoPersonal', 'D', 'sigefirrhh/sistema/UsuarioTipoPersonal', '7.01.03', 'A');" calcext:value-type="string">
            <text:p>INSERT INTO public.opcion(id_opcion, codigo_opcion, descripcion, ruta, tipo, uri, jerarquia, estatus) VALUES (1294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2"/>
          <table:table-cell table:formula="of:==IF([.L618] &lt;&gt; &quot;&quot;;&quot;INSERT INTO public.rolopcion(id_rol_opcion, id_rol, id_opcion, consultar, agregar, modificar, eliminar, ejecutar) VALUES (&quot; &amp; [.O618] &amp; &quot;, '41'::integer, &quot; &amp; [.N618] &amp; &quot;, 'S'::text, 'S'::text, 'S'::text, 'S'::text, 'S'::text);&quot;; &quot;&quot;)" office:value-type="string" office:string-value="INSERT INTO public.rolopcion(id_rol_opcion, id_rol, id_opcion, consultar, agregar, modificar, eliminar, ejecutar) VALUES (718, '41'::integer, 1294, 'S'::text, 'S'::text, 'S'::text, 'S'::text, 'S'::text);" calcext:value-type="string">
            <text:p>INSERT INTO public.rolopcion(id_rol_opcion, id_rol, id_opcion, consultar, agregar, modificar, eliminar, ejecutar) VALUES (718, '41'::integer, 1294, 'S'::text, 'S'::text, 'S'::text, 'S'::text, 'S'::text);</text:p>
          </table:table-cell>
        </table:table-row>
        <table:table-row table:style-name="ro2">
          <table:table-cell table:formula="of:=[.$A$615]&amp;&quot;.&quot;&amp;[.D619]" office:value-type="string" office:string-value="7.01.04" calcext:value-type="string">
            <text:p>7.01.04</text:p>
          </table:table-cell>
          <table:table-cell table:number-columns-repeated="2"/>
          <table:table-cell office:value-type="string" calcext:value-type="string">
            <text:p>04</text:p>
          </table:table-cell>
          <table:table-cell office:value-type="string" calcext:value-type="string">
            <text:p>Usuarios por Unidad Funcional</text:p>
          </table:table-cell>
          <table:table-cell table:number-columns-repeated="3"/>
          <table:table-cell office:value-type="string" calcext:value-type="string">
            <text:p>sigefirrhh/sistema/UsuarioUnidadFuncional</text:p>
          </table:table-cell>
          <table:table-cell table:formula="of:=[.I619]" office:value-type="string" office:string-value="sigefirrhh/sistema/UsuarioUnidadFuncional" calcext:value-type="string">
            <text:p>sigefirrhh/sistema/UsuarioUnidadFuncional</text:p>
          </table:table-cell>
          <table:table-cell/>
          <table:table-cell table:formula="of:=[.E619]" office:value-type="string" office:string-value="Usuarios por Unidad Funcional" calcext:value-type="string">
            <text:p>Usuarios por Unidad Funcional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719" calcext:value-type="float">
            <text:p>719</text:p>
          </table:table-cell>
          <table:table-cell table:style-name="ce3" table:formula="of:=&quot;(&quot; &amp; [.N619] &amp; &quot;,&quot; &amp; [.$R$1] &amp; &quot;, '&quot; &amp; [.L619]  &amp; &quot;', '&quot; &amp; [.I619] &amp;  &quot;', 'D', '&quot; &amp; [.J619] &amp; &quot;', '&quot; &amp; UPPER([.A619]) &amp; &quot;', 'A');&quot;" office:value-type="string" office:string-value="(1295,upper(substr(md5(trunc(random() * 9999999 + 1000000)::text), 1,6)), 'Usuarios por Unidad Funcional', 'sigefirrhh/sistema/UsuarioUnidadFuncional', 'D', 'sigefirrhh/sistema/UsuarioUnidadFuncional', '7.01.04', 'A');" calcext:value-type="string">
            <text:p>(1295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ublic.opcion(id_opcion, codigo_opcion, descripcion, ruta, tipo, uri, jerarquia, estatus) VALUES (1295,upper(substr(md5(trunc(random() * 9999999 + 1000000)::text), 1,6)), 'Usuarios por Unidad Funcional', 'sigefirrhh/sistema/UsuarioUnidadFuncional', 'D', 'sigefirrhh/sistema/UsuarioUnidadFuncional', '7.01.04', 'A');" calcext:value-type="string">
            <text:p>INSERT INTO public.opcion(id_opcion, codigo_opcion, descripcion, ruta, tipo, uri, jerarquia, estatus) VALUES (1295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2"/>
          <table:table-cell table:formula="of:==IF([.L619] &lt;&gt; &quot;&quot;;&quot;INSERT INTO public.rolopcion(id_rol_opcion, id_rol, id_opcion, consultar, agregar, modificar, eliminar, ejecutar) VALUES (&quot; &amp; [.O619] &amp; &quot;, '41'::integer, &quot; &amp; [.N619] &amp; &quot;, 'S'::text, 'S'::text, 'S'::text, 'S'::text, 'S'::text);&quot;; &quot;&quot;)" office:value-type="string" office:string-value="INSERT INTO public.rolopcion(id_rol_opcion, id_rol, id_opcion, consultar, agregar, modificar, eliminar, ejecutar) VALUES (719, '41'::integer, 1295, 'S'::text, 'S'::text, 'S'::text, 'S'::text, 'S'::text);" calcext:value-type="string">
            <text:p>INSERT INTO public.rolopcion(id_rol_opcion, id_rol, id_opcion, consultar, agregar, modificar, eliminar, ejecutar) VALUES (719, '41'::integer, 1295, 'S'::text, 'S'::text, 'S'::text, 'S'::text, 'S'::text);</text:p>
          </table:table-cell>
        </table:table-row>
        <table:table-row table:style-name="ro2">
          <table:table-cell table:formula="of:=[.$A$615]&amp;&quot;.&quot;&amp;[.D620]" office:value-type="string" office:string-value="7.01.05" calcext:value-type="string">
            <text:p>7.01.05</text:p>
          </table:table-cell>
          <table:table-cell table:number-columns-repeated="2"/>
          <table:table-cell office:value-type="string" calcext:value-type="string">
            <text:p>05</text:p>
          </table:table-cell>
          <table:table-cell office:value-type="string" calcext:value-type="string">
            <text:p>Roles</text:p>
          </table:table-cell>
          <table:table-cell table:number-columns-repeated="3"/>
          <table:table-cell office:value-type="string" calcext:value-type="string">
            <text:p>sigefirrhh/sistema/Rol</text:p>
          </table:table-cell>
          <table:table-cell table:formula="of:=[.I620]" office:value-type="string" office:string-value="sigefirrhh/sistema/Rol" calcext:value-type="string">
            <text:p>sigefirrhh/sistema/Rol</text:p>
          </table:table-cell>
          <table:table-cell/>
          <table:table-cell table:formula="of:=[.E620]" office:value-type="string" office:string-value="Roles" calcext:value-type="string">
            <text:p>Roles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float" office:value="720" calcext:value-type="float">
            <text:p>720</text:p>
          </table:table-cell>
          <table:table-cell table:style-name="ce3" table:formula="of:=&quot;(&quot; &amp; [.N620] &amp; &quot;,&quot; &amp; [.$R$1] &amp; &quot;, '&quot; &amp; [.L620]  &amp; &quot;', '&quot; &amp; [.I620] &amp;  &quot;', 'D', '&quot; &amp; [.J620] &amp; &quot;', '&quot; &amp; UPPER([.A620]) &amp; &quot;', 'A');&quot;" office:value-type="string" office:string-value="(1296,upper(substr(md5(trunc(random() * 9999999 + 1000000)::text), 1,6)), 'Roles', 'sigefirrhh/sistema/Rol', 'D', 'sigefirrhh/sistema/Rol', '7.01.05', 'A');" calcext:value-type="string">
            <text:p>(1296,upper(substr(md5(trunc(random() * 9999999 + 1000000)::text), 1,6)), 'Roles', 'sigefirrhh/sistema/Rol', 'D', 'sigefirrhh/sistema/Rol', '7.01.05', 'A'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ublic.opcion(id_opcion, codigo_opcion, descripcion, ruta, tipo, uri, jerarquia, estatus) VALUES (1296,upper(substr(md5(trunc(random() * 9999999 + 1000000)::text), 1,6)), 'Roles', 'sigefirrhh/sistema/Rol', 'D', 'sigefirrhh/sistema/Rol', '7.01.05', 'A');" calcext:value-type="string">
            <text:p>INSERT INTO public.opcion(id_opcion, codigo_opcion, descripcion, ruta, tipo, uri, jerarquia, estatus) VALUES (1296,upper(substr(md5(trunc(random() * 9999999 + 1000000)::text), 1,6)), 'Roles', 'sigefirrhh/sistema/Rol', 'D', 'sigefirrhh/sistema/Rol', '7.01.05', 'A');</text:p>
          </table:table-cell>
          <table:table-cell table:number-columns-repeated="2"/>
          <table:table-cell table:formula="of:==IF([.L620] &lt;&gt; &quot;&quot;;&quot;INSERT INTO public.rolopcion(id_rol_opcion, id_rol, id_opcion, consultar, agregar, modificar, eliminar, ejecutar) VALUES (&quot; &amp; [.O620] &amp; &quot;, '41'::integer, &quot; &amp; [.N620] &amp; &quot;, 'S'::text, 'S'::text, 'S'::text, 'S'::text, 'S'::text);&quot;; &quot;&quot;)" office:value-type="string" office:string-value="INSERT INTO public.rolopcion(id_rol_opcion, id_rol, id_opcion, consultar, agregar, modificar, eliminar, ejecutar) VALUES (720, '41'::integer, 1296, 'S'::text, 'S'::text, 'S'::text, 'S'::text, 'S'::text);" calcext:value-type="string">
            <text:p>INSERT INTO public.rolopcion(id_rol_opcion, id_rol, id_opcion, consultar, agregar, modificar, eliminar, ejecutar) VALUES (720, '41'::integer, 1296, 'S'::text, 'S'::text, 'S'::text, 'S'::text, 'S'::text);</text:p>
          </table:table-cell>
        </table:table-row>
        <table:table-row table:style-name="ro2">
          <table:table-cell table:formula="of:=[.$A$615]&amp;&quot;.&quot;&amp;[.D621]" office:value-type="string" office:string-value="7.01.06" calcext:value-type="string">
            <text:p>7.01.06</text:p>
          </table:table-cell>
          <table:table-cell table:number-columns-repeated="2"/>
          <table:table-cell office:value-type="string" calcext:value-type="string">
            <text:p>06</text:p>
          </table:table-cell>
          <table:table-cell office:value-type="string" calcext:value-type="string">
            <text:p>Opciones</text:p>
          </table:table-cell>
          <table:table-cell table:number-columns-repeated="3"/>
          <table:table-cell office:value-type="string" calcext:value-type="string">
            <text:p>sigefirrhh/sistema/Opcion</text:p>
          </table:table-cell>
          <table:table-cell table:formula="of:=[.I621]" office:value-type="string" office:string-value="sigefirrhh/sistema/Opcion" calcext:value-type="string">
            <text:p>sigefirrhh/sistema/Opcion</text:p>
          </table:table-cell>
          <table:table-cell/>
          <table:table-cell table:formula="of:=[.E621]" office:value-type="string" office:string-value="Opciones" calcext:value-type="string">
            <text:p>Opciones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float" office:value="721" calcext:value-type="float">
            <text:p>721</text:p>
          </table:table-cell>
          <table:table-cell table:style-name="ce3" table:formula="of:=&quot;(&quot; &amp; [.N621] &amp; &quot;,&quot; &amp; [.$R$1] &amp; &quot;, '&quot; &amp; [.L621]  &amp; &quot;', '&quot; &amp; [.I621] &amp;  &quot;', 'D', '&quot; &amp; [.J621] &amp; &quot;', '&quot; &amp; UPPER([.A621]) &amp; &quot;', 'A');&quot;" office:value-type="string" office:string-value="(1297,upper(substr(md5(trunc(random() * 9999999 + 1000000)::text), 1,6)), 'Opciones', 'sigefirrhh/sistema/Opcion', 'D', 'sigefirrhh/sistema/Opcion', '7.01.06', 'A');" calcext:value-type="string">
            <text:p>(1297,upper(substr(md5(trunc(random() * 9999999 + 1000000)::text), 1,6)), 'Opciones', 'sigefirrhh/sistema/Opcion', 'D', 'sigefirrhh/sistema/Opcion', '7.01.06', 'A'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ublic.opcion(id_opcion, codigo_opcion, descripcion, ruta, tipo, uri, jerarquia, estatus) VALUES (1297,upper(substr(md5(trunc(random() * 9999999 + 1000000)::text), 1,6)), 'Opciones', 'sigefirrhh/sistema/Opcion', 'D', 'sigefirrhh/sistema/Opcion', '7.01.06', 'A');" calcext:value-type="string">
            <text:p>INSERT INTO public.opcion(id_opcion, codigo_opcion, descripcion, ruta, tipo, uri, jerarquia, estatus) VALUES (1297,upper(substr(md5(trunc(random() * 9999999 + 1000000)::text), 1,6)), 'Opciones', 'sigefirrhh/sistema/Opcion', 'D', 'sigefirrhh/sistema/Opcion', '7.01.06', 'A');</text:p>
          </table:table-cell>
          <table:table-cell table:number-columns-repeated="2"/>
          <table:table-cell table:formula="of:==IF([.L621] &lt;&gt; &quot;&quot;;&quot;INSERT INTO public.rolopcion(id_rol_opcion, id_rol, id_opcion, consultar, agregar, modificar, eliminar, ejecutar) VALUES (&quot; &amp; [.O621] &amp; &quot;, '41'::integer, &quot; &amp; [.N621] &amp; &quot;, 'S'::text, 'S'::text, 'S'::text, 'S'::text, 'S'::text);&quot;; &quot;&quot;)" office:value-type="string" office:string-value="INSERT INTO public.rolopcion(id_rol_opcion, id_rol, id_opcion, consultar, agregar, modificar, eliminar, ejecutar) VALUES (721, '41'::integer, 1297, 'S'::text, 'S'::text, 'S'::text, 'S'::text, 'S'::text);" calcext:value-type="string">
            <text:p>INSERT INTO public.rolopcion(id_rol_opcion, id_rol, id_opcion, consultar, agregar, modificar, eliminar, ejecutar) VALUES (721, '41'::integer, 1297, 'S'::text, 'S'::text, 'S'::text, 'S'::text, 'S'::text);</text:p>
          </table:table-cell>
        </table:table-row>
        <table:table-row table:style-name="ro2">
          <table:table-cell table:formula="of:=[.$A$615]&amp;&quot;.&quot;&amp;[.D622]" office:value-type="string" office:string-value="7.01.07" calcext:value-type="string">
            <text:p>7.01.07</text:p>
          </table:table-cell>
          <table:table-cell table:number-columns-repeated="2"/>
          <table:table-cell office:value-type="string" calcext:value-type="string">
            <text:p>07</text:p>
          </table:table-cell>
          <table:table-cell office:value-type="string" calcext:value-type="string">
            <text:p>Asignar Opciones a Roles</text:p>
          </table:table-cell>
          <table:table-cell table:number-columns-repeated="3"/>
          <table:table-cell office:value-type="string" calcext:value-type="string">
            <text:p>sigefirrhh/sistema/RolOpcion</text:p>
          </table:table-cell>
          <table:table-cell table:formula="of:=[.I622]" office:value-type="string" office:string-value="sigefirrhh/sistema/RolOpcion" calcext:value-type="string">
            <text:p>sigefirrhh/sistema/RolOpcion</text:p>
          </table:table-cell>
          <table:table-cell/>
          <table:table-cell table:formula="of:=[.E622]" office:value-type="string" office:string-value="Asignar Opciones a Roles" calcext:value-type="string">
            <text:p>Asignar Opciones a Roles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float" office:value="722" calcext:value-type="float">
            <text:p>722</text:p>
          </table:table-cell>
          <table:table-cell table:style-name="ce3" table:formula="of:=&quot;(&quot; &amp; [.N622] &amp; &quot;,&quot; &amp; [.$R$1] &amp; &quot;, '&quot; &amp; [.L622]  &amp; &quot;', '&quot; &amp; [.I622] &amp;  &quot;', 'D', '&quot; &amp; [.J622] &amp; &quot;', '&quot; &amp; UPPER([.A622]) &amp; &quot;', 'A');&quot;" office:value-type="string" office:string-value="(1298,upper(substr(md5(trunc(random() * 9999999 + 1000000)::text), 1,6)), 'Asignar Opciones a Roles', 'sigefirrhh/sistema/RolOpcion', 'D', 'sigefirrhh/sistema/RolOpcion', '7.01.07', 'A');" calcext:value-type="string">
            <text:p>(1298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ublic.opcion(id_opcion, codigo_opcion, descripcion, ruta, tipo, uri, jerarquia, estatus) VALUES (1298,upper(substr(md5(trunc(random() * 9999999 + 1000000)::text), 1,6)), 'Asignar Opciones a Roles', 'sigefirrhh/sistema/RolOpcion', 'D', 'sigefirrhh/sistema/RolOpcion', '7.01.07', 'A');" calcext:value-type="string">
            <text:p>INSERT INTO public.opcion(id_opcion, codigo_opcion, descripcion, ruta, tipo, uri, jerarquia, estatus) VALUES (1298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2"/>
          <table:table-cell table:formula="of:==IF([.L622] &lt;&gt; &quot;&quot;;&quot;INSERT INTO public.rolopcion(id_rol_opcion, id_rol, id_opcion, consultar, agregar, modificar, eliminar, ejecutar) VALUES (&quot; &amp; [.O622] &amp; &quot;, '41'::integer, &quot; &amp; [.N622] &amp; &quot;, 'S'::text, 'S'::text, 'S'::text, 'S'::text, 'S'::text);&quot;; &quot;&quot;)" office:value-type="string" office:string-value="INSERT INTO public.rolopcion(id_rol_opcion, id_rol, id_opcion, consultar, agregar, modificar, eliminar, ejecutar) VALUES (722, '41'::integer, 1298, 'S'::text, 'S'::text, 'S'::text, 'S'::text, 'S'::text);" calcext:value-type="string">
            <text:p>INSERT INTO public.rolopcion(id_rol_opcion, id_rol, id_opcion, consultar, agregar, modificar, eliminar, ejecutar) VALUES (722, '41'::integer, 1298, 'S'::text, 'S'::text, 'S'::text, 'S'::text, 'S'::text);</text:p>
          </table:table-cell>
        </table:table-row>
        <table:table-row table:style-name="ro2">
          <table:table-cell table:formula="of:=[.$A$615]&amp;&quot;.&quot;&amp;[.D623]" office:value-type="string" office:string-value="7.01.08" calcext:value-type="string">
            <text:p>7.01.08</text:p>
          </table:table-cell>
          <table:table-cell table:number-columns-repeated="2"/>
          <table:table-cell office:value-type="string" calcext:value-type="string">
            <text:p>08</text:p>
          </table:table-cell>
          <table:table-cell office:value-type="string" calcext:value-type="string">
            <text:p>Asignar Roles a Usuarios</text:p>
          </table:table-cell>
          <table:table-cell table:number-columns-repeated="3"/>
          <table:table-cell office:value-type="string" calcext:value-type="string">
            <text:p>sigefirrhh/sistema/UsuarioRol</text:p>
          </table:table-cell>
          <table:table-cell table:formula="of:=[.I623]" office:value-type="string" office:string-value="sigefirrhh/sistema/UsuarioRol" calcext:value-type="string">
            <text:p>sigefirrhh/sistema/UsuarioRol</text:p>
          </table:table-cell>
          <table:table-cell/>
          <table:table-cell table:formula="of:=[.E623]" office:value-type="string" office:string-value="Asignar Roles a Usuarios" calcext:value-type="string">
            <text:p>Asignar Roles a Usuarios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float" office:value="723" calcext:value-type="float">
            <text:p>723</text:p>
          </table:table-cell>
          <table:table-cell table:style-name="ce3" table:formula="of:=&quot;(&quot; &amp; [.N623] &amp; &quot;,&quot; &amp; [.$R$1] &amp; &quot;, '&quot; &amp; [.L623]  &amp; &quot;', '&quot; &amp; [.I623] &amp;  &quot;', 'D', '&quot; &amp; [.J623] &amp; &quot;', '&quot; &amp; UPPER([.A623]) &amp; &quot;', 'A');&quot;" office:value-type="string" office:string-value="(1299,upper(substr(md5(trunc(random() * 9999999 + 1000000)::text), 1,6)), 'Asignar Roles a Usuarios', 'sigefirrhh/sistema/UsuarioRol', 'D', 'sigefirrhh/sistema/UsuarioRol', '7.01.08', 'A');" calcext:value-type="string">
            <text:p>(1299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ublic.opcion(id_opcion, codigo_opcion, descripcion, ruta, tipo, uri, jerarquia, estatus) VALUES (1299,upper(substr(md5(trunc(random() * 9999999 + 1000000)::text), 1,6)), 'Asignar Roles a Usuarios', 'sigefirrhh/sistema/UsuarioRol', 'D', 'sigefirrhh/sistema/UsuarioRol', '7.01.08', 'A');" calcext:value-type="string">
            <text:p>INSERT INTO public.opcion(id_opcion, codigo_opcion, descripcion, ruta, tipo, uri, jerarquia, estatus) VALUES (1299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2"/>
          <table:table-cell table:formula="of:==IF([.L623] &lt;&gt; &quot;&quot;;&quot;INSERT INTO public.rolopcion(id_rol_opcion, id_rol, id_opcion, consultar, agregar, modificar, eliminar, ejecutar) VALUES (&quot; &amp; [.O623] &amp; &quot;, '41'::integer, &quot; &amp; [.N623] &amp; &quot;, 'S'::text, 'S'::text, 'S'::text, 'S'::text, 'S'::text);&quot;; &quot;&quot;)" office:value-type="string" office:string-value="INSERT INTO public.rolopcion(id_rol_opcion, id_rol, id_opcion, consultar, agregar, modificar, eliminar, ejecutar) VALUES (723, '41'::integer, 1299, 'S'::text, 'S'::text, 'S'::text, 'S'::text, 'S'::text);" calcext:value-type="string">
            <text:p>INSERT INTO public.rolopcion(id_rol_opcion, id_rol, id_opcion, consultar, agregar, modificar, eliminar, ejecutar) VALUES (723, '41'::integer, 1299, 'S'::text, 'S'::text, 'S'::text, 'S'::text, 'S'::text);</text:p>
          </table:table-cell>
        </table:table-row>
        <table:table-row table:style-name="ro2">
          <table:table-cell table:formula="of:=[.$A$615]&amp;&quot;.&quot;&amp;[.D624]" office:value-type="string" office:string-value="7.01.09" calcext:value-type="string">
            <text:p>7.01.09</text:p>
          </table:table-cell>
          <table:table-cell table:number-columns-repeated="2"/>
          <table:table-cell office:value-type="string" calcext:value-type="string">
            <text:p>09</text:p>
          </table:table-cell>
          <table:table-cell office:value-type="string" calcext:value-type="string">
            <text:p>Cambiar Contraseña</text:p>
          </table:table-cell>
          <table:table-cell table:number-columns-repeated="3"/>
          <table:table-cell office:value-type="string" calcext:value-type="string">
            <text:p>sigefirrhh/login/ChangePassword</text:p>
          </table:table-cell>
          <table:table-cell table:formula="of:=[.I624]" office:value-type="string" office:string-value="sigefirrhh/login/ChangePassword" calcext:value-type="string">
            <text:p>sigefirrhh/login/ChangePassword</text:p>
          </table:table-cell>
          <table:table-cell/>
          <table:table-cell table:formula="of:=[.E624]" office:value-type="string" office:string-value="Cambiar Contraseña" calcext:value-type="string">
            <text:p>Cambiar Contraseña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724" calcext:value-type="float">
            <text:p>724</text:p>
          </table:table-cell>
          <table:table-cell table:style-name="ce3" table:formula="of:=&quot;(&quot; &amp; [.N624] &amp; &quot;,&quot; &amp; [.$R$1] &amp; &quot;, '&quot; &amp; [.L624]  &amp; &quot;', '&quot; &amp; [.I624] &amp;  &quot;', 'D', '&quot; &amp; [.J624] &amp; &quot;', '&quot; &amp; UPPER([.A624]) &amp; &quot;', 'A');&quot;" office:value-type="string" office:string-value="(1300,upper(substr(md5(trunc(random() * 9999999 + 1000000)::text), 1,6)), 'Cambiar Contraseña', 'sigefirrhh/login/ChangePassword', 'D', 'sigefirrhh/login/ChangePassword', '7.01.09', 'A');" calcext:value-type="string">
            <text:p>(1300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ublic.opcion(id_opcion, codigo_opcion, descripcion, ruta, tipo, uri, jerarquia, estatus) VALUES (1300,upper(substr(md5(trunc(random() * 9999999 + 1000000)::text), 1,6)), 'Cambiar Contraseña', 'sigefirrhh/login/ChangePassword', 'D', 'sigefirrhh/login/ChangePassword', '7.01.09', 'A');" calcext:value-type="string">
            <text:p>INSERT INTO public.opcion(id_opcion, codigo_opcion, descripcion, ruta, tipo, uri, jerarquia, estatus) VALUES (1300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2"/>
          <table:table-cell table:formula="of:==IF([.L624] &lt;&gt; &quot;&quot;;&quot;INSERT INTO public.rolopcion(id_rol_opcion, id_rol, id_opcion, consultar, agregar, modificar, eliminar, ejecutar) VALUES (&quot; &amp; [.O624] &amp; &quot;, '41'::integer, &quot; &amp; [.N624] &amp; &quot;, 'S'::text, 'S'::text, 'S'::text, 'S'::text, 'S'::text);&quot;; &quot;&quot;)" office:value-type="string" office:string-value="INSERT INTO public.rolopcion(id_rol_opcion, id_rol, id_opcion, consultar, agregar, modificar, eliminar, ejecutar) VALUES (724, '41'::integer, 1300, 'S'::text, 'S'::text, 'S'::text, 'S'::text, 'S'::text);" calcext:value-type="string">
            <text:p>INSERT INTO public.rolopcion(id_rol_opcion, id_rol, id_opcion, consultar, agregar, modificar, eliminar, ejecutar) VALUES (724, '41'::integer, 1300, 'S'::text, 'S'::text, 'S'::text, 'S'::text, 'S'::text);</text:p>
          </table:table-cell>
        </table:table-row>
        <table:table-row table:style-name="ro2">
          <table:table-cell table:formula="of:=[.$A$614]&amp;&quot;.&quot;&amp;[.C625]" office:value-type="string" office:string-value="7.02" calcext:value-type="string">
            <text:p>7.02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Reportes IDs</text:p>
          </table:table-cell>
          <table:table-cell table:number-columns-repeated="4"/>
          <table:table-cell office:value-type="string" calcext:value-type="string">
            <text:p>sigefirrhh/sistema/ReportAdministracionId</text:p>
          </table:table-cell>
          <table:table-cell table:formula="of:=[.I625]" office:value-type="string" office:string-value="sigefirrhh/sistema/ReportAdministracionId" calcext:value-type="string">
            <text:p>sigefirrhh/sistema/ReportAdministracionId</text:p>
          </table:table-cell>
          <table:table-cell/>
          <table:table-cell table:formula="of:=[.D625]" office:value-type="string" office:string-value="Reportes IDs" calcext:value-type="string">
            <text:p>Reportes IDs</text:p>
          </table:table-cell>
          <table:table-cell/>
          <table:table-cell office:value-type="float" office:value="1301" calcext:value-type="float">
            <text:p>1301</text:p>
          </table:table-cell>
          <table:table-cell office:value-type="float" office:value="725" calcext:value-type="float">
            <text:p>725</text:p>
          </table:table-cell>
          <table:table-cell table:style-name="ce3" table:formula="of:=&quot;(&quot; &amp; [.N625] &amp; &quot;,&quot; &amp; [.$R$1] &amp; &quot;, '&quot; &amp; [.L625]  &amp; &quot;', '&quot; &amp; [.I625] &amp;  &quot;', 'D', '&quot; &amp; [.J625] &amp; &quot;', '&quot; &amp; UPPER([.A625]) &amp; &quot;', 'A');&quot;" office:value-type="string" office:string-value="(1301,upper(substr(md5(trunc(random() * 9999999 + 1000000)::text), 1,6)), 'Reportes IDs', 'sigefirrhh/sistema/ReportAdministracionId', 'D', 'sigefirrhh/sistema/ReportAdministracionId', '7.02', 'A');" calcext:value-type="string">
            <text:p>(1301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4"/>
          <table:table-cell table:formula="of:=IF([.L625] &lt;&gt; &quot;&quot;;[.$P$1] &amp;  [.P625]; &quot;&quot;)" office:value-type="string" office:string-value="INSERT INTO public.opcion(id_opcion, codigo_opcion, descripcion, ruta, tipo, uri, jerarquia, estatus) VALUES (1301,upper(substr(md5(trunc(random() * 9999999 + 1000000)::text), 1,6)), 'Reportes IDs', 'sigefirrhh/sistema/ReportAdministracionId', 'D', 'sigefirrhh/sistema/ReportAdministracionId', '7.02', 'A');" calcext:value-type="string">
            <text:p>INSERT INTO public.opcion(id_opcion, codigo_opcion, descripcion, ruta, tipo, uri, jerarquia, estatus) VALUES (1301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2"/>
          <table:table-cell table:formula="of:==IF([.L625] &lt;&gt; &quot;&quot;;&quot;INSERT INTO public.rolopcion(id_rol_opcion, id_rol, id_opcion, consultar, agregar, modificar, eliminar, ejecutar) VALUES (&quot; &amp; [.O625] &amp; &quot;, '41'::integer, &quot; &amp; [.N625] &amp; &quot;, 'S'::text, 'S'::text, 'S'::text, 'S'::text, 'S'::text);&quot;; &quot;&quot;)" office:value-type="string" office:string-value="INSERT INTO public.rolopcion(id_rol_opcion, id_rol, id_opcion, consultar, agregar, modificar, eliminar, ejecutar) VALUES (725, '41'::integer, 1301, 'S'::text, 'S'::text, 'S'::text, 'S'::text, 'S'::text);" calcext:value-type="string">
            <text:p>INSERT INTO public.rolopcion(id_rol_opcion, id_rol, id_opcion, consultar, agregar, modificar, eliminar, ejecutar) VALUES (725, '41'::integer, 1301, 'S'::text, 'S'::text, 'S'::text, 'S'::text, 'S'::text);</text:p>
          </table:table-cell>
        </table:table-row>
        <table:table-row table:style-name="ro2">
          <table:table-cell table:formula="of:=[.$A$614]&amp;&quot;.&quot;&amp;[.C626]" office:value-type="string" office:string-value="7.03" calcext:value-type="string">
            <text:p>7.03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Reporte de Auditoría</text:p>
          </table:table-cell>
          <table:table-cell table:number-columns-repeated="4"/>
          <table:table-cell office:value-type="string" calcext:value-type="string">
            <text:p>sigefirrhh/sistema/ReportAuditoria</text:p>
          </table:table-cell>
          <table:table-cell table:formula="of:=[.I626]" office:value-type="string" office:string-value="sigefirrhh/sistema/ReportAuditoria" calcext:value-type="string">
            <text:p>sigefirrhh/sistema/ReportAuditoria</text:p>
          </table:table-cell>
          <table:table-cell/>
          <table:table-cell table:formula="of:=[.D626]" office:value-type="string" office:string-value="Reporte de Auditoría" calcext:value-type="string">
            <text:p>Reporte de Auditoría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726" calcext:value-type="float">
            <text:p>726</text:p>
          </table:table-cell>
          <table:table-cell table:style-name="ce3" table:formula="of:=&quot;(&quot; &amp; [.N626] &amp; &quot;,&quot; &amp; [.$R$1] &amp; &quot;, '&quot; &amp; [.L626]  &amp; &quot;', '&quot; &amp; [.I626] &amp;  &quot;', 'D', '&quot; &amp; [.J626] &amp; &quot;', '&quot; &amp; UPPER([.A626]) &amp; &quot;', 'A');&quot;" office:value-type="string" office:string-value="(1302,upper(substr(md5(trunc(random() * 9999999 + 1000000)::text), 1,6)), 'Reporte de Auditoría', 'sigefirrhh/sistema/ReportAuditoria', 'D', 'sigefirrhh/sistema/ReportAuditoria', '7.03', 'A');" calcext:value-type="string">
            <text:p>(1302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4"/>
          <table:table-cell table:formula="of:=IF([.L626] &lt;&gt; &quot;&quot;;[.$P$1] &amp;  [.P626]; &quot;&quot;)" office:value-type="string" office:string-value="INSERT INTO public.opcion(id_opcion, codigo_opcion, descripcion, ruta, tipo, uri, jerarquia, estatus) VALUES (1302,upper(substr(md5(trunc(random() * 9999999 + 1000000)::text), 1,6)), 'Reporte de Auditoría', 'sigefirrhh/sistema/ReportAuditoria', 'D', 'sigefirrhh/sistema/ReportAuditoria', '7.03', 'A');" calcext:value-type="string">
            <text:p>INSERT INTO public.opcion(id_opcion, codigo_opcion, descripcion, ruta, tipo, uri, jerarquia, estatus) VALUES (1302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2"/>
          <table:table-cell table:formula="of:==IF([.L626] &lt;&gt; &quot;&quot;;&quot;INSERT INTO public.rolopcion(id_rol_opcion, id_rol, id_opcion, consultar, agregar, modificar, eliminar, ejecutar) VALUES (&quot; &amp; [.O626] &amp; &quot;, '41'::integer, &quot; &amp; [.N626] &amp; &quot;, 'S'::text, 'S'::text, 'S'::text, 'S'::text, 'S'::text);&quot;; &quot;&quot;)" office:value-type="string" office:string-value="INSERT INTO public.rolopcion(id_rol_opcion, id_rol, id_opcion, consultar, agregar, modificar, eliminar, ejecutar) VALUES (726, '41'::integer, 1302, 'S'::text, 'S'::text, 'S'::text, 'S'::text, 'S'::text);" calcext:value-type="string">
            <text:p>INSERT INTO public.rolopcion(id_rol_opcion, id_rol, id_opcion, consultar, agregar, modificar, eliminar, ejecutar) VALUES (726, '41'::integer, 1302, 'S'::text, 'S'::text, 'S'::text, 'S'::text, 'S'::text);</text:p>
          </table:table-cell>
        </table:table-row>
        <table:table-row table:style-name="ro2" table:number-rows-repeated="1047949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12" table:default-cell-style-name="Default"/>
        <table:table-column table:style-name="co12" table:default-cell-style-name="ce8"/>
        <table:table-column table:style-name="co12" table:number-columns-repeated="2" table:default-cell-style-name="Default"/>
        <table:table-column table:style-name="co13" table:default-cell-style-name="ce8"/>
        <table:table-row table:style-name="ro2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integer-digits="2"/>
    </number:number-style>
    <number:number-style style:name="N110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23:05:23.103413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5H1M58S</meta:editing-duration>
    <meta:editing-cycles>31</meta:editing-cycles>
    <meta:generator>LibreOffice/4.2.8.2$Linux_X86_64 LibreOffice_project/420m0$Build-2</meta:generator>
    <dc:date>2015-06-16T23:38:45.743717224</dc:date>
    <meta:document-statistic meta:table-count="3" meta:cell-count="8538" meta:object-count="0"/>
  </office:meta>
</office:document-meta>
</file>